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nivers" svg:font-family="Univers, 'MS Mincho'"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ab-stops>
          <style:tab-stop style:position="1.27cm"/>
        </style:tab-stops>
      </style:paragraph-properties>
    </style:style>
    <style:style style:name="P3" style:family="paragraph" style:parent-style-name="Standard" style:list-style-name="WW8Num26">
      <style:paragraph-properties fo:line-height="150%" fo:text-align="justify" style:justify-single-word="false">
        <style:tab-stops>
          <style:tab-stop style:position="1.27cm"/>
        </style:tab-stops>
      </style:paragraph-properties>
    </style:style>
    <style:style style:name="P4" style:family="paragraph" style:parent-style-name="Standard" style:list-style-name="WW8Num26">
      <style:paragraph-properties fo:line-height="150%" fo:text-align="justify" style:justify-single-word="false">
        <style:tab-stops>
          <style:tab-stop style:position="1.27cm"/>
        </style:tab-stops>
      </style:paragraph-properties>
    </style:style>
    <style:style style:name="P5" style:family="paragraph" style:parent-style-name="Standard" style:list-style-name="WW8Num26">
      <style:paragraph-properties fo:line-height="150%" fo:text-align="justify" style:justify-single-word="false">
        <style:tab-stops>
          <style:tab-stop style:position="1.27cm"/>
        </style:tab-stops>
      </style:paragraph-properties>
    </style:style>
    <style:style style:name="P6" style:family="paragraph" style:parent-style-name="Standard" style:list-style-name="WW8Num26">
      <style:paragraph-properties fo:line-height="150%" fo:text-align="justify" style:justify-single-word="false">
        <style:tab-stops>
          <style:tab-stop style:position="1.27cm"/>
        </style:tab-stops>
      </style:paragraph-properties>
    </style:style>
    <style:style style:name="P7" style:family="paragraph" style:parent-style-name="Standard" style:list-style-name="WW8Num95">
      <style:paragraph-properties fo:line-height="150%" fo:text-align="justify" style:justify-single-word="false">
        <style:tab-stops>
          <style:tab-stop style:position="1.27cm"/>
        </style:tab-stops>
      </style:paragraph-properties>
    </style:style>
    <style:style style:name="P8" style:family="paragraph" style:parent-style-name="Standard" style:list-style-name="WW8Num92">
      <style:paragraph-properties fo:line-height="150%" fo:text-align="justify" style:justify-single-word="false">
        <style:tab-stops>
          <style:tab-stop style:position="1.27cm"/>
        </style:tab-stops>
      </style:paragraph-properties>
    </style:style>
    <style:style style:name="P9" style:family="paragraph" style:parent-style-name="Standard" style:list-style-name="WW8Num43">
      <style:paragraph-properties fo:line-height="150%" fo:text-align="justify" style:justify-single-word="false">
        <style:tab-stops>
          <style:tab-stop style:position="1.27cm"/>
        </style:tab-stops>
      </style:paragraph-properties>
    </style:style>
    <style:style style:name="P10" style:family="paragraph" style:parent-style-name="Standard" style:list-style-name="WW8Num73">
      <style:paragraph-properties fo:line-height="150%" fo:text-align="justify" style:justify-single-word="false">
        <style:tab-stops>
          <style:tab-stop style:position="1.27cm"/>
        </style:tab-stops>
      </style:paragraph-properties>
    </style:style>
    <style:style style:name="P11" style:family="paragraph" style:parent-style-name="Standard">
      <style:paragraph-properties fo:line-height="150%" fo:text-align="justify" style:justify-single-word="false">
        <style:tab-stops>
          <style:tab-stop style:position="0cm"/>
        </style:tab-stops>
      </style:paragraph-properties>
    </style:style>
    <style:style style:name="P12" style:family="paragraph" style:parent-style-name="Standard">
      <style:paragraph-properties fo:line-height="150%" fo:text-align="justify" style:justify-single-word="false">
        <style:tab-stops>
          <style:tab-stop style:position="2.858cm"/>
        </style:tab-stops>
      </style:paragraph-properties>
    </style:style>
    <style:style style:name="P13" style:family="paragraph" style:parent-style-name="Standard" style:list-style-name="WW8Num1">
      <style:paragraph-properties fo:line-height="150%" fo:text-align="justify" style:justify-single-word="false">
        <style:tab-stops>
          <style:tab-stop style:position="2.858cm"/>
        </style:tab-stops>
      </style:paragraph-properties>
    </style:style>
    <style:style style:name="P14" style:family="paragraph" style:parent-style-name="Standard" style:list-style-name="WW8Num1">
      <style:paragraph-properties fo:line-height="150%" fo:text-align="justify" style:justify-single-word="false">
        <style:tab-stops>
          <style:tab-stop style:position="2.858cm"/>
        </style:tab-stops>
      </style:paragraph-properties>
    </style:style>
    <style:style style:name="P15" style:family="paragraph" style:parent-style-name="Standard" style:list-style-name="WW8Num1">
      <style:paragraph-properties fo:line-height="150%" fo:text-align="justify" style:justify-single-word="false">
        <style:tab-stops>
          <style:tab-stop style:position="2.858cm"/>
        </style:tab-stops>
      </style:paragraph-properties>
    </style:style>
    <style:style style:name="P16" style:family="paragraph" style:parent-style-name="Standard">
      <style:paragraph-properties fo:line-height="150%" fo:text-align="justify" style:justify-single-word="false">
        <style:tab-stops>
          <style:tab-stop style:position="4.445cm"/>
        </style:tab-stops>
      </style:paragraph-properties>
    </style:style>
    <style:style style:name="P17" style:family="paragraph" style:parent-style-name="Standard">
      <style:paragraph-properties fo:line-height="150%" fo:text-align="justify" style:justify-single-word="false">
        <style:tab-stops>
          <style:tab-stop style:position="7.62cm"/>
        </style:tab-stops>
      </style:paragraph-properties>
    </style:style>
    <style:style style:name="P18" style:family="paragraph" style:parent-style-name="Standard">
      <style:paragraph-properties fo:line-height="150%" fo:text-align="justify" style:justify-single-word="false">
        <style:tab-stops>
          <style:tab-stop style:position="1.905cm"/>
          <style:tab-stop style:position="4.445cm"/>
        </style:tab-stops>
      </style:paragraph-properties>
    </style:style>
    <style:style style:name="P19" style:family="paragraph" style:parent-style-name="Standard">
      <style:paragraph-properties fo:line-height="150%" fo:text-align="justify" style:justify-single-word="false">
        <style:tab-stops>
          <style:tab-stop style:position="2.54cm"/>
        </style:tab-stops>
      </style:paragraph-properties>
    </style:style>
    <style:style style:name="P20" style:family="paragraph" style:parent-style-name="Standard">
      <style:paragraph-properties fo:line-height="150%" fo:text-align="justify" style:justify-single-word="false">
        <style:tab-stops>
          <style:tab-stop style:position="1.905cm"/>
        </style:tab-stops>
      </style:paragraph-properties>
    </style:style>
    <style:style style:name="P21" style:family="paragraph" style:parent-style-name="Standard">
      <style:paragraph-properties fo:line-height="150%" fo:text-align="justify" style:justify-single-word="false">
        <style:tab-stops>
          <style:tab-stop style:position="1.905cm"/>
          <style:tab-stop style:position="2.858cm"/>
        </style:tab-stops>
      </style:paragraph-properties>
    </style:style>
    <style:style style:name="P22" style:family="paragraph" style:parent-style-name="Standard">
      <style:paragraph-properties fo:line-height="150%" fo:text-align="justify" style:justify-single-word="false">
        <style:tab-stops>
          <style:tab-stop style:position="2.223cm"/>
        </style:tab-stops>
      </style:paragraph-properties>
    </style:style>
    <style:style style:name="P23" style:family="paragraph" style:parent-style-name="Standard">
      <style:paragraph-properties fo:line-height="150%" fo:text-align="justify" style:justify-single-word="false">
        <style:tab-stops>
          <style:tab-stop style:position="1.588cm"/>
        </style:tab-stops>
      </style:paragraph-properties>
    </style:style>
    <style:style style:name="P24" style:family="paragraph" style:parent-style-name="Standard">
      <style:paragraph-properties fo:line-height="150%" fo:text-align="justify" style:justify-single-word="false">
        <style:tab-stops>
          <style:tab-stop style:position="5.398cm"/>
        </style:tab-stops>
      </style:paragraph-properties>
    </style:style>
    <style:style style:name="P25" style:family="paragraph" style:parent-style-name="Standard">
      <style:paragraph-properties fo:line-height="150%" fo:text-align="justify" style:justify-single-word="false">
        <style:tab-stops>
          <style:tab-stop style:position="1.905cm"/>
          <style:tab-stop style:position="5.398cm"/>
        </style:tab-stops>
      </style:paragraph-properties>
    </style:style>
    <style:style style:name="P26" style:family="paragraph" style:parent-style-name="Standard">
      <style:paragraph-properties fo:line-height="150%" fo:text-align="justify" style:justify-single-word="false">
        <style:tab-stops>
          <style:tab-stop style:position="3.493cm"/>
        </style:tab-stops>
      </style:paragraph-properties>
    </style:style>
    <style:style style:name="P27" style:family="paragraph" style:parent-style-name="Standard">
      <style:paragraph-properties fo:line-height="150%" fo:text-align="justify" style:justify-single-word="false">
        <style:tab-stops>
          <style:tab-stop style:position="7.938cm"/>
        </style:tab-stops>
      </style:paragraph-properties>
    </style:style>
    <style:style style:name="P28" style:family="paragraph" style:parent-style-name="Standard">
      <style:paragraph-properties fo:line-height="150%"/>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P29" style:family="paragraph" style:parent-style-name="Standard">
      <style:paragraph-properties fo:line-height="150%" fo:text-align="justify" style:justify-single-word="false"/>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P30" style:family="paragraph" style:parent-style-name="Standard">
      <style:paragraph-properties fo:text-align="justify" style:justify-single-word="false"/>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P31" style:family="paragraph" style:parent-style-name="Standard">
      <style:paragraph-properties fo:line-height="150%"/>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 style:family="paragraph" style:parent-style-name="Standard">
      <style:paragraph-properties fo:line-height="150%" fo:text-align="justify" style:justify-single-word="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 style:family="paragraph" style:parent-style-name="Standard">
      <style:paragraph-properties fo:line-height="150%" fo:text-align="justify" style:justify-single-word="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4" style:family="paragraph" style:parent-style-name="Standard">
      <style:paragraph-properties fo:line-height="150%" fo:text-align="justify" style:justify-single-word="false">
        <style:tab-stops>
          <style:tab-stop style:position="5.0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5" style:family="paragraph" style:parent-style-name="Standard">
      <style:paragraph-properties fo:line-height="150%" fo:text-align="justify" style:justify-single-word="false">
        <style:tab-stops>
          <style:tab-stop style:position="0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6" style:family="paragraph" style:parent-style-name="Standard">
      <style:paragraph-properties fo:line-height="150%" fo:text-align="justify" style:justify-single-word="false">
        <style:tab-stops>
          <style:tab-stop style:position="2.85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7" style:family="paragraph" style:parent-style-name="Standard">
      <style:paragraph-properties fo:line-height="150%" fo:text-align="justify" style:justify-single-word="false">
        <style:tab-stops>
          <style:tab-stop style:position="4.445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8" style:family="paragraph" style:parent-style-name="Standard">
      <style:paragraph-properties fo:line-height="150%" fo:text-align="justify" style:justify-single-word="false">
        <style:tab-stops>
          <style:tab-stop style:position="5.715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9" style:family="paragraph" style:parent-style-name="Standard">
      <style:paragraph-properties fo:line-height="150%" fo:text-align="justify" style:justify-single-word="false">
        <style:tab-stops>
          <style:tab-stop style:position="1.905cm"/>
          <style:tab-stop style:position="4.445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0" style:family="paragraph" style:parent-style-name="Standard">
      <style:paragraph-properties fo:line-height="150%" fo:text-align="justify" style:justify-single-word="false">
        <style:tab-stops>
          <style:tab-stop style:position="2.5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1" style:family="paragraph" style:parent-style-name="Standard">
      <style:paragraph-properties fo:line-height="150%" fo:text-align="justify" style:justify-single-word="false">
        <style:tab-stops>
          <style:tab-stop style:position="1.905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2" style:family="paragraph" style:parent-style-name="Standard">
      <style:paragraph-properties fo:line-height="150%" fo:text-align="justify" style:justify-single-word="false">
        <style:tab-stops>
          <style:tab-stop style:position="2.22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3" style:family="paragraph" style:parent-style-name="Standard">
      <style:paragraph-properties fo:line-height="150%" fo:text-align="justify" style:justify-single-word="false">
        <style:tab-stops>
          <style:tab-stop style:position="5.39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4" style:family="paragraph" style:parent-style-name="Standard">
      <style:paragraph-properties fo:line-height="150%" fo:text-align="justify" style:justify-single-word="false">
        <style:tab-stops>
          <style:tab-stop style:position="1.58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5" style:family="paragraph" style:parent-style-name="Standard">
      <style:paragraph-properties fo:line-height="150%" fo:text-align="justify" style:justify-single-word="false">
        <style:tab-stops>
          <style:tab-stop style:position="1.905cm"/>
          <style:tab-stop style:position="5.39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6" style:family="paragraph" style:parent-style-name="Standard">
      <style:paragraph-properties fo:line-height="150%" fo:text-align="justify" style:justify-single-word="false">
        <style:tab-stops>
          <style:tab-stop style:position="3.49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7" style:family="paragraph" style:parent-style-name="Standard">
      <style:paragraph-properties fo:text-align="justify" style:justify-single-word="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8" style:family="paragraph" style:parent-style-name="Standard" style:list-style-name="WW8Num17">
      <style:paragraph-properties fo:text-align="justify" style:justify-single-word="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49" style:family="paragraph" style:parent-style-name="Standard" style:list-style-name="WW8Num27">
      <style:paragraph-properties fo:text-align="justify" style:justify-single-word="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50" style:family="paragraph" style:parent-style-name="Standard">
      <style:paragraph-properties fo:text-align="justify" style:justify-single-word="false">
        <style:tab-stops>
          <style:tab-stop style:position="0.635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51" style:family="paragraph" style:parent-style-name="Standard">
      <style:paragraph-properties fo:text-align="justify" style:justify-single-word="false">
        <style:tab-stops>
          <style:tab-stop style:position="3.49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52" style:family="paragraph" style:parent-style-name="Standard">
      <style:paragraph-properties fo:line-height="150%" fo:text-align="justify" style:justify-single-word="false"/>
      <style:text-properties style:use-window-font-color="true" fo:font-size="12pt" fo:language="de" fo:country="DE" style:font-name-asian="Times New Roman" style:font-size-asian="12pt" style:font-name-complex="Times New Roman"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4" style:family="paragraph" style:parent-style-name="Standard" style:list-style-name="WW8Num49">
      <style:paragraph-properties fo:line-height="150%" fo:text-align="justify" style:justify-single-word="false">
        <style:tab-stops>
          <style:tab-stop style:position="1.27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5" style:family="paragraph" style:parent-style-name="Standard" style:list-style-name="WW8Num49">
      <style:paragraph-properties fo:line-height="150%" fo:text-align="justify" style:justify-single-word="false">
        <style:tab-stops>
          <style:tab-stop style:position="1.27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6" style:family="paragraph" style:parent-style-name="Standard" style:list-style-name="WW8Num49">
      <style:paragraph-properties fo:line-height="150%" fo:text-align="justify" style:justify-single-word="false">
        <style:tab-stops>
          <style:tab-stop style:position="1.27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7" style:family="paragraph" style:parent-style-name="Standard" style:list-style-name="WW8Num49">
      <style:paragraph-properties fo:line-height="150%" fo:text-align="justify" style:justify-single-word="false">
        <style:tab-stops>
          <style:tab-stop style:position="1.27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8" style:family="paragraph" style:parent-style-name="Standard">
      <style:paragraph-properties fo:line-height="150%" fo:text-align="justify" style:justify-single-word="false">
        <style:tab-stops>
          <style:tab-stop style:position="0.953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59" style:family="paragraph" style:parent-style-name="Standard">
      <style:paragraph-properties fo:text-align="justify" style:justify-single-word="false"/>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60" style:family="paragraph" style:parent-style-name="Standard">
      <style:paragraph-properties fo:line-height="150%" fo:text-align="justify" style:justify-single-word="false"/>
      <style:text-properties style:use-window-font-color="true" fo:font-size="12pt" fo:language="de" fo:country="DE" fo:font-style="italic" style:text-underline-style="solid" style:text-underline-width="auto" style:text-underline-color="font-color" style:font-name-asian="Times New Roman" style:font-size-asian="12pt" style:font-style-asian="italic" style:font-name-complex="Times New Roman" style:font-size-complex="12pt" style:language-complex="ar" style:country-complex="SA" style:font-style-complex="italic"/>
    </style:style>
    <style:style style:name="P61" style:family="paragraph" style:parent-style-name="Standard">
      <style:paragraph-properties fo:text-align="justify" style:justify-single-word="false"/>
      <style:text-properties style:use-window-font-color="true" fo:font-size="12pt" fo:language="de" fo:country="DE" fo:font-style="italic" style:text-underline-style="solid" style:text-underline-width="auto" style:text-underline-color="font-color" style:font-name-asian="Times New Roman" style:font-size-asian="12pt" style:font-style-asian="italic" style:font-name-complex="Times New Roman" style:font-size-complex="12pt" style:language-complex="ar" style:country-complex="SA" style:font-style-complex="italic"/>
    </style:style>
    <style:style style:name="P62" style:family="paragraph" style:parent-style-name="Standard">
      <style:paragraph-properties fo:line-height="150%" fo:text-align="justify" style:justify-single-word="false"/>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3" style:family="paragraph" style:parent-style-name="Standard" style:list-style-name="WW8Num13">
      <style:paragraph-properties fo:line-height="150%" fo:text-align="justify" style:justify-single-word="false">
        <style:tab-stops>
          <style:tab-stop style:position="1.27cm"/>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4" style:family="paragraph" style:parent-style-name="Standard" style:list-style-name="WW8Num84">
      <style:paragraph-properties fo:line-height="150%" fo:text-align="justify" style:justify-single-word="false">
        <style:tab-stops>
          <style:tab-stop style:position="1.27cm"/>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5" style:family="paragraph" style:parent-style-name="Standard" style:list-style-name="WW8Num89">
      <style:paragraph-properties fo:line-height="150%" fo:text-align="justify" style:justify-single-word="false">
        <style:tab-stops>
          <style:tab-stop style:position="1.27cm"/>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6" style:family="paragraph" style:parent-style-name="Standard" style:list-style-name="WW8Num52">
      <style:paragraph-properties fo:line-height="150%" fo:text-align="justify" style:justify-single-word="false">
        <style:tab-stops>
          <style:tab-stop style:position="1.27cm"/>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7" style:family="paragraph" style:parent-style-name="Standard">
      <style:paragraph-properties fo:line-height="150%" fo:text-align="justify" style:justify-single-word="false">
        <style:tab-stops>
          <style:tab-stop style:position="6.964cm"/>
        </style:tab-stops>
      </style:paragraph-properties>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P68" style:family="paragraph" style:parent-style-name="Standard">
      <style:paragraph-properties fo:line-height="150%" fo:text-align="justify"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69" style:family="paragraph" style:parent-style-name="Standard">
      <style:paragraph-properties fo:text-align="justify" style:justify-single-word="false"/>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P70" style:family="paragraph" style:parent-style-name="Standard">
      <style:paragraph-properties fo:text-align="center" style:justify-single-word="false"/>
      <style:text-properties style:use-window-font-color="true" fo:font-size="16pt" fo:language="de" fo:country="DE" fo:font-weight="bold" style:font-name-asian="Times New Roman" style:font-size-asian="16pt" style:font-weight-asian="bold" style:font-name-complex="Times New Roman" style:font-size-complex="16pt" style:language-complex="ar" style:country-complex="SA" style:font-weight-complex="bold"/>
    </style:style>
    <style:style style:name="P71" style:family="paragraph" style:parent-style-name="Standard">
      <style:paragraph-properties fo:text-align="justify" style:justify-single-word="false"/>
    </style:style>
    <style:style style:name="P72" style:family="paragraph" style:parent-style-name="Standard" style:list-style-name="WW8Num62">
      <style:paragraph-properties fo:margin-left="-0.635cm" fo:margin-right="0cm" fo:line-height="150%" fo:text-align="justify" style:justify-single-word="false" fo:text-indent="0cm" style:auto-text-indent="false">
        <style:tab-stops>
          <style:tab-stop style:position="1.905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73" style:family="paragraph" style:parent-style-name="Standard" style:list-style-name="WW8Num62">
      <style:paragraph-properties fo:margin-left="-0.635cm" fo:margin-right="0cm" fo:line-height="150%" fo:text-align="justify" style:justify-single-word="false" fo:text-indent="0cm" style:auto-text-indent="false">
        <style:tab-stops>
          <style:tab-stop style:position="1.905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74" style:family="paragraph" style:parent-style-name="Standard" style:list-style-name="WW8Num69">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5" style:family="paragraph" style:parent-style-name="Standard" style:list-style-name="WW8Num99">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6" style:family="paragraph" style:parent-style-name="Standard" style:list-style-name="WW8Num99">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7"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8"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9"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0"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1"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2"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3"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4"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5"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6"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7"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8"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89"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0"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1" style:family="paragraph" style:parent-style-name="Standard" style:list-style-name="WW8Num75">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2"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3"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4"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5"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6"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7"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8"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99"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0"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1"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2"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3"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4"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5"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6"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7"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8"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09"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0"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1"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2"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3"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4"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5"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6"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7"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8"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19"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0"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1"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2"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3"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4"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5"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6"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7"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8"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29"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0"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3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3" style:family="paragraph" style:parent-style-name="Standard" style:list-style-name="WW8Num66">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4" style:family="paragraph" style:parent-style-name="Standard" style:list-style-name="WW8Num66">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4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0" style:family="paragraph" style:parent-style-name="Standard" style:list-style-name="WW8Num48">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5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6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7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8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19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4"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7"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8"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09"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0"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1"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 style:position="2.22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2"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 style:position="2.22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3"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 style:position="2.22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4" style:family="paragraph" style:parent-style-name="Standard" style:list-style-name="WW8Num17">
      <style:paragraph-properties fo:margin-left="-0.635cm" fo:margin-right="0cm" fo:text-align="justify" style:justify-single-word="false" fo:text-indent="0cm" style:auto-text-indent="false">
        <style:tab-stops>
          <style:tab-stop style:position="1.27cm"/>
        </style:tab-stops>
      </style:paragraph-properties>
    </style:style>
    <style:style style:name="P215"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style>
    <style:style style:name="P216" style:family="paragraph" style:parent-style-name="Standard" style:list-style-name="WW8Num27">
      <style:paragraph-properties fo:margin-left="-0.635cm" fo:margin-right="0cm" fo:text-align="justify" style:justify-single-word="false" fo:text-indent="0cm" style:auto-text-indent="false">
        <style:tab-stops>
          <style:tab-stop style:position="1.27cm"/>
        </style:tab-stops>
      </style:paragraph-properties>
    </style:style>
    <style:style style:name="P217" style:family="paragraph" style:parent-style-name="Standard">
      <style:paragraph-properties fo:margin-left="0.635cm" fo:margin-right="0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8" style:family="paragraph" style:parent-style-name="Standard">
      <style:paragraph-properties fo:margin-left="0.635cm" fo:margin-right="0cm"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19" style:family="paragraph" style:parent-style-name="Standard">
      <style:paragraph-properties fo:margin-left="0.635cm" fo:margin-right="0cm" fo:line-height="150%" fo:text-align="justify" style:justify-single-word="false" fo:text-indent="-0.635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20" style:family="paragraph" style:parent-style-name="Standard">
      <style:paragraph-properties fo:margin-left="0.635cm" fo:margin-right="0cm" fo:line-height="150%" fo:text-align="justify" style:justify-single-word="false" fo:text-indent="-0.635cm" style:auto-text-indent="false">
        <style:tab-stops>
          <style:tab-stop style:position="0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21"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2"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3"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4"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5"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6"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7"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8"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29"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0"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1"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2"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3"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4"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5"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6"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7"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8"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39"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0"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1"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2"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3"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4"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5"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6"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7"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8" style:family="paragraph" style:parent-style-name="Standard" style:list-style-name="WW8Num97">
      <style:paragraph-properties fo:margin-left="-4.445cm" fo:margin-right="0cm" fo:line-height="150%" fo:text-align="justify" style:justify-single-word="false" fo:text-indent="0cm" style:auto-text-indent="false">
        <style:tab-stops>
          <style:tab-stop style:position="5.08cm"/>
          <style:tab-stop style:position="5.398cm"/>
        </style:tab-stops>
      </style:paragraph-properties>
    </style:style>
    <style:style style:name="P249" style:family="paragraph" style:parent-style-name="Standard">
      <style:paragraph-properties fo:margin-left="1.588cm" fo:margin-right="0cm" fo:line-height="150%" fo:text-align="justify" style:justify-single-word="false" fo:text-indent="0cm" style:auto-text-indent="false"/>
    </style:style>
    <style:style style:name="P250" style:family="paragraph" style:parent-style-name="Standard">
      <style:paragraph-properties fo:margin-left="1.588cm" fo:margin-right="0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51" style:family="paragraph" style:parent-style-name="Standard">
      <style:paragraph-properties fo:margin-left="1.588cm" fo:margin-right="1.08cm" fo:line-height="150%" fo:text-indent="0cm" style:auto-text-indent="false">
        <style:tab-stops>
          <style:tab-stop style:position="2.858cm"/>
        </style:tab-stops>
      </style:paragraph-properties>
    </style:style>
    <style:style style:name="P252" style:family="paragraph" style:parent-style-name="Standard">
      <style:paragraph-properties fo:margin-left="1.588cm" fo:margin-right="1.08cm" fo:line-height="150%" fo:text-align="justify" style:justify-single-word="false" fo:text-indent="0cm" style:auto-text-indent="false">
        <style:tab-stops>
          <style:tab-stop style:position="0cm"/>
        </style:tab-stops>
      </style:paragraph-properties>
    </style:style>
    <style:style style:name="P253" style:family="paragraph" style:parent-style-name="Standard">
      <style:paragraph-properties fo:margin-left="1.588cm" fo:margin-right="0.762cm" fo:line-height="150%" fo:text-align="justify" style:justify-single-word="false" fo:text-indent="0cm" style:auto-text-indent="false">
        <style:tab-stops>
          <style:tab-stop style:position="2.858cm"/>
        </style:tab-stops>
      </style:paragraph-properties>
    </style:style>
    <style:style style:name="P254" style:family="paragraph" style:parent-style-name="Standard">
      <style:paragraph-properties fo:margin-left="1.27cm" fo:margin-right="0cm" fo:line-height="150%" fo:text-align="justify" style:justify-single-word="false" fo:text-indent="0cm" style:auto-text-indent="false"/>
    </style:style>
    <style:style style:name="P255" style:family="paragraph" style:parent-style-name="Standard">
      <style:paragraph-properties fo:margin-left="1.27cm" fo:margin-right="0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56" style:family="paragraph" style:parent-style-name="Standard">
      <style:paragraph-properties fo:margin-left="1.27cm" fo:margin-right="0cm"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57" style:family="paragraph" style:parent-style-name="Standard">
      <style:paragraph-properties fo:margin-left="0.953cm" fo:margin-right="0cm" fo:line-height="150%" fo:text-align="justify" style:justify-single-word="false" fo:text-indent="-0.953cm" style:auto-text-indent="false"/>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P258" style:family="paragraph" style:parent-style-name="Standard">
      <style:paragraph-properties fo:margin-left="0.953cm" fo:margin-right="0cm" fo:line-height="150%" fo:text-align="justify" style:justify-single-word="false" fo:text-indent="-0.953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font-weight-complex="bold"/>
    </style:style>
    <style:style style:name="P259" style:family="paragraph" style:parent-style-name="Standard">
      <style:paragraph-properties fo:margin-left="0.953cm" fo:margin-right="1.08cm" fo:line-height="150%" fo:text-align="justify" style:justify-single-word="false" fo:text-indent="0cm" style:auto-text-indent="false"/>
    </style:style>
    <style:style style:name="P260" style:family="paragraph" style:parent-style-name="Standard">
      <style:paragraph-properties fo:margin-left="0.953cm" fo:margin-right="1.08cm" fo:line-height="150%" fo:text-align="justify" style:justify-single-word="false" fo:text-indent="0cm" style:auto-text-indent="false">
        <style:tab-stops>
          <style:tab-stop style:position="0cm"/>
        </style:tab-stops>
      </style:paragraph-properties>
    </style:style>
    <style:style style:name="P261" style:family="paragraph" style:parent-style-name="Standard">
      <style:paragraph-properties fo:margin-left="0.953cm" fo:margin-right="1.08cm" fo:line-height="150%" fo:text-align="justify" style:justify-single-word="false" fo:text-indent="0cm" style:auto-text-indent="false">
        <style:tab-stops>
          <style:tab-stop style:position="0.953cm"/>
          <style:tab-stop style:position="4.445cm"/>
        </style:tab-stops>
      </style:paragraph-properties>
    </style:style>
    <style:style style:name="P262" style:family="paragraph" style:parent-style-name="Standard">
      <style:paragraph-properties fo:margin-left="0.953cm" fo:margin-right="0.762cm" fo:line-height="150%" fo:text-align="justify" style:justify-single-word="false" fo:text-indent="0cm" style:auto-text-indent="false"/>
    </style:style>
    <style:style style:name="P263" style:family="paragraph" style:parent-style-name="Standard">
      <style:paragraph-properties fo:margin-left="0.953cm" fo:margin-right="0.762cm" fo:line-height="150%" fo:text-align="justify" style:justify-single-word="false" fo:text-indent="0cm" style:auto-text-indent="false">
        <style:tab-stops>
          <style:tab-stop style:position="14.288cm"/>
        </style:tab-stops>
      </style:paragraph-properties>
    </style:style>
    <style:style style:name="P264" style:family="paragraph" style:parent-style-name="Standard">
      <style:paragraph-properties fo:margin-left="0.106cm" fo:margin-right="0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65"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66"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67"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68"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69"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70"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71"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72"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73" style:family="paragraph" style:parent-style-name="Standard" style:list-style-name="WW8Num61">
      <style:paragraph-properties fo:margin-left="-0.365cm" fo:margin-right="0cm" fo:line-height="150%" fo:text-align="justify" style:justify-single-word="false" fo:text-indent="0cm" style:auto-text-indent="false">
        <style:tab-stops>
          <style:tab-stop style:position="1cm"/>
          <style:tab-stop style:position="1.953cm"/>
        </style:tab-stops>
      </style:paragraph-properties>
    </style:style>
    <style:style style:name="P274" style:family="paragraph" style:parent-style-name="Standard">
      <style:paragraph-properties fo:margin-left="1.588cm" fo:margin-right="0cm" fo:line-height="150%" fo:text-align="justify" style:justify-single-word="false" fo:text-indent="-0.635cm" style:auto-text-indent="false">
        <style:tab-stops>
          <style:tab-stop style:position="0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75" style:family="paragraph" style:parent-style-name="Standard" style:list-style-name="WW8Num41">
      <style:paragraph-properties fo:margin-left="2.117cm" fo:margin-right="0cm" fo:line-height="150%" fo:text-align="justify" style:justify-single-word="false" fo:text-indent="0cm" style:auto-text-indent="false">
        <style:tab-stops>
          <style:tab-stop style:position="0.741cm"/>
        </style:tab-stops>
      </style:paragraph-properties>
    </style:style>
    <style:style style:name="P276" style:family="paragraph" style:parent-style-name="Standard" style:list-style-name="WW8Num41">
      <style:paragraph-properties fo:margin-left="2.117cm" fo:margin-right="0cm" fo:line-height="150%" fo:text-align="justify" style:justify-single-word="false" fo:text-indent="0cm" style:auto-text-indent="false">
        <style:tab-stops>
          <style:tab-stop style:position="0.741cm"/>
        </style:tab-stops>
      </style:paragraph-properties>
    </style:style>
    <style:style style:name="P277" style:family="paragraph" style:parent-style-name="Standard" style:list-style-name="WW8Num41">
      <style:paragraph-properties fo:margin-left="2.117cm" fo:margin-right="0cm" fo:line-height="150%" fo:text-align="justify" style:justify-single-word="false" fo:text-indent="0cm" style:auto-text-indent="false">
        <style:tab-stops>
          <style:tab-stop style:position="0.741cm"/>
        </style:tab-stops>
      </style:paragraph-properties>
    </style:style>
    <style:style style:name="P278" style:family="paragraph" style:parent-style-name="Standard" style:list-style-name="WW8Num41">
      <style:paragraph-properties fo:margin-left="2.117cm" fo:margin-right="0cm" fo:line-height="150%" fo:text-align="justify" style:justify-single-word="false" fo:text-indent="0cm" style:auto-text-indent="false">
        <style:tab-stops>
          <style:tab-stop style:position="0.741cm"/>
        </style:tab-stops>
      </style:paragraph-properties>
    </style:style>
    <style:style style:name="P279" style:family="paragraph" style:parent-style-name="Standard">
      <style:paragraph-properties fo:margin-left="0cm" fo:margin-right="0.127cm" fo:line-height="150%" fo:text-align="justify" style:justify-single-word="false" fo:text-indent="0cm" style:auto-text-indent="false"/>
    </style:style>
    <style:style style:name="P280" style:family="paragraph" style:parent-style-name="Standard">
      <style:paragraph-properties fo:margin-left="1.27cm" fo:margin-right="1.08cm" fo:line-height="150%" fo:text-align="justify" style:justify-single-word="false" fo:text-indent="0cm" style:auto-text-indent="false">
        <style:tab-stops>
          <style:tab-stop style:position="0cm"/>
        </style:tab-stops>
      </style:paragraph-properties>
    </style:style>
    <style:style style:name="P281" style:family="paragraph" style:parent-style-name="Standard">
      <style:paragraph-properties fo:margin-left="1.27cm" fo:margin-right="1.076cm" fo:line-height="150%" fo:text-align="justify" style:justify-single-word="false" fo:text-indent="0cm" style:auto-text-indent="false"/>
    </style:style>
    <style:style style:name="P282" style:family="paragraph" style:parent-style-name="Standard">
      <style:paragraph-properties fo:margin-left="1.27cm" fo:margin-right="1.397cm" fo:line-height="150%" fo:text-align="justify" style:justify-single-word="false" fo:text-indent="0cm" style:auto-text-indent="false"/>
    </style:style>
    <style:style style:name="P283" style:family="paragraph" style:parent-style-name="Standard" style:list-style-name="WW8Num34">
      <style:paragraph-properties fo:margin-left="0cm" fo:margin-right="1.08cm" fo:line-height="150%" fo:text-align="justify" style:justify-single-word="false" fo:text-indent="0cm" style:auto-text-indent="false">
        <style:tab-stops>
          <style:tab-stop style:position="1.27cm"/>
        </style:tab-stops>
      </style:paragraph-properties>
    </style:style>
    <style:style style:name="P284" style:family="paragraph" style:parent-style-name="Standard" style:list-style-name="WW8Num34">
      <style:paragraph-properties fo:margin-left="0cm" fo:margin-right="1.08cm" fo:line-height="150%" fo:text-align="justify" style:justify-single-word="false" fo:text-indent="0cm" style:auto-text-indent="false">
        <style:tab-stops>
          <style:tab-stop style:position="1.27cm"/>
        </style:tab-stops>
      </style:paragraph-properties>
    </style:style>
    <style:style style:name="P285" style:family="paragraph" style:parent-style-name="Standard" style:list-style-name="WW8Num34">
      <style:paragraph-properties fo:margin-left="0cm" fo:margin-right="1.08cm" fo:line-height="150%" fo:text-align="justify" style:justify-single-word="false" fo:text-indent="0cm" style:auto-text-indent="false">
        <style:tab-stops>
          <style:tab-stop style:position="1.27cm"/>
        </style:tab-stops>
      </style:paragraph-properties>
    </style:style>
    <style:style style:name="P286" style:family="paragraph" style:parent-style-name="Standard" style:list-style-name="WW8Num96">
      <style:paragraph-properties fo:margin-left="0cm" fo:margin-right="1.08cm" fo:line-height="150%" fo:text-align="justify" style:justify-single-word="false" fo:text-indent="0cm" style:auto-text-indent="false">
        <style:tab-stops>
          <style:tab-stop style:position="1.27cm"/>
        </style:tab-stops>
      </style:paragraph-properties>
    </style:style>
    <style:style style:name="P287" style:family="paragraph" style:parent-style-name="Standard" style:list-style-name="WW8Num34">
      <style:paragraph-properties fo:margin-left="0cm" fo:margin-right="1.08cm" fo:line-height="150%" fo:text-align="justify" style:justify-single-word="false" fo:text-indent="0cm" style:auto-text-indent="false">
        <style:tab-stops>
          <style:tab-stop style:position="1.27cm"/>
          <style:tab-stop style:position="1.905cm"/>
        </style:tab-stops>
      </style:paragraph-properties>
    </style:style>
    <style:style style:name="P288" style:family="paragraph" style:parent-style-name="Standard" style:list-style-name="WW8Num100">
      <style:paragraph-properties fo:margin-left="0cm" fo:margin-right="1.08cm" fo:line-height="150%"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89" style:family="paragraph" style:parent-style-name="Standard" style:list-style-name="WW8Num12">
      <style:paragraph-properties fo:margin-left="0cm" fo:margin-right="1.08cm" fo:line-height="150%"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90" style:family="paragraph" style:parent-style-name="Standard" style:list-style-name="WW8Num37">
      <style:paragraph-properties fo:margin-left="0cm" fo:margin-right="1.08cm" fo:line-height="150%"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font-style-complex="italic"/>
    </style:style>
    <style:style style:name="P291" style:family="paragraph" style:parent-style-name="Standard" style:list-style-name="WW8Num37">
      <style:paragraph-properties fo:margin-left="0cm" fo:margin-right="1.08cm" fo:line-height="150%" fo:text-align="justify" style:justify-single-word="false" fo:text-indent="0cm" style:auto-text-indent="false">
        <style:tab-stops>
          <style:tab-stop style:position="1.27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font-style-complex="italic"/>
    </style:style>
    <style:style style:name="P292" style:family="paragraph" style:parent-style-name="Standard">
      <style:paragraph-properties fo:margin-left="0.635cm" fo:margin-right="1.08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font-style-complex="italic"/>
    </style:style>
    <style:style style:name="P293" style:family="paragraph" style:parent-style-name="Standard">
      <style:paragraph-properties fo:margin-left="1.27cm" fo:margin-right="1.08cm" fo:line-height="150%" fo:text-align="justify" style:justify-single-word="false" fo:text-indent="-0.635cm" style:auto-text-indent="false">
        <style:tab-stops>
          <style:tab-stop style:position="0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94" style:family="paragraph" style:parent-style-name="Standard">
      <style:paragraph-properties fo:margin-left="0.63cm" fo:margin-right="0cm" fo:line-height="150%"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95" style:family="paragraph" style:parent-style-name="Standard" style:list-style-name="WW8Num94">
      <style:paragraph-properties fo:margin-left="-1.27cm" fo:margin-right="1.08cm" fo:line-height="150%" fo:text-align="justify" style:justify-single-word="false" fo:text-indent="0cm" style:auto-text-indent="false">
        <style:tab-stops>
          <style:tab-stop style:position="2.54cm"/>
        </style:tab-stops>
      </style:paragraph-properties>
    </style:style>
    <style:style style:name="P296" style:family="paragraph" style:parent-style-name="Standard">
      <style:paragraph-properties fo:margin-left="1.27cm" fo:margin-right="0cm" fo:text-align="justify" style:justify-single-word="false" fo:text-indent="-1.27cm" style:auto-text-indent="false"/>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297" style:family="paragraph" style:parent-style-name="Standard">
      <style:paragraph-properties fo:margin-left="1.27cm" fo:margin-right="0cm" fo:text-align="justify" style:justify-single-word="false" fo:text-indent="-1.27cm" style:auto-text-indent="false">
        <style:tab-stops>
          <style:tab-stop style:position="0cm"/>
        </style:tab-stops>
      </style:paragraph-properties>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298" style:family="paragraph" style:parent-style-name="Standard">
      <style:paragraph-properties fo:margin-left="1.27cm" fo:margin-right="0cm" fo:text-align="justify" style:justify-single-word="false" fo:text-indent="-1.27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299" style:family="paragraph" style:parent-style-name="Standard">
      <style:paragraph-properties fo:margin-left="1.27cm" fo:margin-right="0cm" fo:text-align="justify" style:justify-single-word="false" fo:text-indent="-1.27cm" style:auto-text-indent="false">
        <style:tab-stops>
          <style:tab-stop style:position="0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0" style:family="paragraph" style:parent-style-name="Standard">
      <style:paragraph-properties fo:margin-left="1.27cm" fo:margin-right="0cm" fo:text-align="justify" style:justify-single-word="false" fo:text-indent="-1.27cm" style:auto-text-indent="false"/>
    </style:style>
    <style:style style:name="P301" style:family="paragraph" style:parent-style-name="Standard">
      <style:paragraph-properties fo:margin-left="1.27cm" fo:margin-right="0cm" fo:text-align="justify" style:justify-single-word="false" fo:text-indent="-1.27cm" style:auto-text-indent="false">
        <style:tab-stops>
          <style:tab-stop style:position="0cm"/>
        </style:tab-stops>
      </style:paragraph-properties>
    </style:style>
    <style:style style:name="P302" style:family="paragraph" style:parent-style-name="Standard">
      <style:paragraph-properties fo:margin-left="1.27cm" fo:margin-right="0cm" fo:text-align="justify" style:justify-single-word="false" fo:text-indent="-1.27cm" style:auto-text-indent="false">
        <style:tab-stops>
          <style:tab-stop style:position="-0.635cm"/>
        </style:tab-stops>
      </style:paragraph-properties>
    </style:style>
    <style:style style:name="P303" style:family="paragraph" style:parent-style-name="Standard" style:list-style-name="WW8Num19">
      <style:paragraph-properties fo:margin-left="-1.588cm" fo:margin-right="0cm" fo:text-align="justify" style:justify-single-word="false" fo:text-indent="0cm" style:auto-text-indent="false">
        <style:tab-stops>
          <style:tab-stop style:position="2.223cm"/>
          <style:tab-stop style:position="2.85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4" style:family="paragraph" style:parent-style-name="Standard" style:list-style-name="WW8Num19">
      <style:paragraph-properties fo:margin-left="-1.588cm" fo:margin-right="0cm" fo:text-align="justify" style:justify-single-word="false" fo:text-indent="0cm" style:auto-text-indent="false">
        <style:tab-stops>
          <style:tab-stop style:position="2.223cm"/>
          <style:tab-stop style:position="2.85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5" style:family="paragraph" style:parent-style-name="Standard" style:list-style-name="WW8Num19">
      <style:paragraph-properties fo:margin-left="-1.588cm" fo:margin-right="0cm" fo:text-align="justify" style:justify-single-word="false" fo:text-indent="0cm" style:auto-text-indent="false">
        <style:tab-stops>
          <style:tab-stop style:position="2.223cm"/>
          <style:tab-stop style:position="2.858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6"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7"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8"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09"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0"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1"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2"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3"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4"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5"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6"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7"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8"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19"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0"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1"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2"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3"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4"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5"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6"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7"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8"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29"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0"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1"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2"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3"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4"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5"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6"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7"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8" style:family="paragraph" style:parent-style-name="Standard" style:list-style-name="WW8Num87">
      <style:paragraph-properties fo:margin-left="-1.164cm" fo:margin-right="0cm" fo:text-align="justify" style:justify-single-word="false" fo:text-indent="0cm" style:auto-text-indent="false">
        <style:tab-stops>
          <style:tab-stop style:position="1.799cm"/>
          <style:tab-stop style:position="2.434cm"/>
          <style:tab-stop style:position="4.022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39" style:family="paragraph" style:parent-style-name="Standard" style:list-style-name="WW8Num87">
      <style:paragraph-properties fo:margin-left="-0.529cm" fo:margin-right="0cm" fo:text-align="justify" style:justify-single-word="false" fo:text-indent="0cm" style:auto-text-indent="false">
        <style:tab-stops>
          <style:tab-stop style:position="1.799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40" style:family="paragraph" style:parent-style-name="Standard">
      <style:paragraph-properties fo:margin-left="1.164cm" fo:margin-right="0cm" fo:text-align="justify" style:justify-single-word="false" fo:text-indent="0cm" style:auto-text-indent="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41" style:family="paragraph" style:parent-style-name="Standard" style:list-style-name="WW8Num82">
      <style:paragraph-properties fo:margin-left="-3.493cm" fo:margin-right="0cm" fo:text-align="justify" style:justify-single-word="false" fo:text-indent="0cm" style:auto-text-indent="false">
        <style:tab-stops>
          <style:tab-stop style:position="4.128cm"/>
          <style:tab-stop style:position="4.76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42" style:family="paragraph" style:parent-style-name="Standard" style:list-style-name="WW8Num82">
      <style:paragraph-properties fo:margin-left="-3.493cm" fo:margin-right="0cm" fo:text-align="justify" style:justify-single-word="false" fo:text-indent="0cm" style:auto-text-indent="false">
        <style:tab-stops>
          <style:tab-stop style:position="4.128cm"/>
          <style:tab-stop style:position="4.763cm"/>
        </style:tab-stops>
      </style:paragraph-properties>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343" style:family="paragraph" style:parent-style-name="Standard" style:master-page-name="First_20_Page">
      <style:paragraph-properties fo:line-height="150%"/>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P344" style:family="paragraph" style:parent-style-name="Standard">
      <style:paragraph-properties fo:line-height="150%" fo:text-align="center" style:justify-single-word="false" style:text-autospace="none" style:writing-mode="lr-tb"/>
      <style:text-properties fo:font-size="16pt" fo:language="en" fo:country="US" fo:font-weight="bold" style:language-asian="en" style:country-asian="US" style:font-size-complex="16pt" style:font-weight-complex="bold"/>
    </style:style>
    <style:style style:name="P345" style:family="paragraph" style:parent-style-name="Standard">
      <style:paragraph-properties style:text-autospace="none" style:writing-mode="lr-tb"/>
      <style:text-properties fo:font-size="12pt" fo:language="en" fo:country="US" style:language-asian="en" style:country-asian="US" style:font-size-complex="12pt"/>
    </style:style>
    <style:style style:name="P346" style:family="paragraph" style:parent-style-name="Standard">
      <style:paragraph-properties style:text-autospace="none" style:writing-mode="lr-tb"/>
      <style:text-properties fo:font-size="12pt" fo:language="en" fo:country="US" style:language-asian="en" style:country-asian="US" style:font-size-complex="12pt"/>
    </style:style>
    <style:style style:name="P347" style:family="paragraph" style:parent-style-name="Standard">
      <style:paragraph-properties style:text-autospace="none" style:writing-mode="lr-tb"/>
      <style:text-properties fo:font-size="12pt" fo:language="en" fo:country="US" style:language-asian="en" style:country-asian="US" style:font-size-complex="12pt"/>
    </style:style>
    <style:style style:name="P348" style:family="paragraph" style:parent-style-name="Standard">
      <style:paragraph-properties style:text-autospace="none" style:writing-mode="lr-tb"/>
      <style:text-properties fo:font-size="12pt" fo:language="en" fo:country="US" style:language-asian="en" style:country-asian="US" style:font-size-complex="12pt"/>
    </style:style>
    <style:style style:name="P349"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0"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1"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2"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3"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4"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5" style:family="paragraph" style:parent-style-name="Standard">
      <style:paragraph-properties fo:line-height="150%" fo:text-align="justify" style:justify-single-word="false" style:text-autospace="none" style:writing-mode="lr-tb"/>
      <style:text-properties fo:font-size="12pt" fo:language="en" fo:country="US" style:language-asian="en" style:country-asian="US" style:font-size-complex="12pt" style:font-weight-complex="bold"/>
    </style:style>
    <style:style style:name="P356" style:family="paragraph" style:parent-style-name="Standard">
      <style:paragraph-properties style:text-autospace="none" style:writing-mode="lr-tb"/>
      <style:text-properties fo:font-size="12pt" fo:language="en" fo:country="US" style:language-asian="en" style:country-asian="US" style:font-size-complex="12pt"/>
    </style:style>
    <style:style style:name="P357" style:family="paragraph" style:parent-style-name="Standard">
      <style:paragraph-properties style:text-autospace="none" style:writing-mode="lr-tb"/>
      <style:text-properties fo:font-size="12pt" fo:language="en" fo:country="US" style:language-asian="en" style:country-asian="US" style:font-size-complex="12pt"/>
    </style:style>
    <style:style style:name="P358"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s>
      </style:paragraph-properties>
      <style:text-properties fo:font-size="12pt" fo:language="en" fo:country="US" style:language-asian="en" style:country-asian="US" style:font-size-complex="12pt"/>
    </style:style>
    <style:style style:name="P359"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0"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1"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2"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3"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4"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5"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6"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7"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8" style:family="paragraph" style:parent-style-name="Standard">
      <style:paragraph-properties style:text-autospace="none" style:writing-mode="lr-tb"/>
      <style:text-properties fo:font-size="12pt" fo:language="en" fo:country="US" style:language-asian="en" style:country-asian="US" style:font-size-complex="12pt"/>
    </style:style>
    <style:style style:name="P369"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0"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1"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2"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3"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4"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5"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6"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7"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8" style:family="paragraph" style:parent-style-name="Standard">
      <style:paragraph-properties style:text-autospace="none" style:writing-mode="lr-tb"/>
      <style:text-properties fo:font-size="12pt" fo:language="en" fo:country="US" style:language-asian="en" style:country-asian="US" style:font-size-complex="12pt"/>
    </style:style>
    <style:style style:name="P379" style:family="paragraph" style:parent-style-name="Standard">
      <style:paragraph-properties style:text-autospace="none" style:writing-mode="lr-tb"/>
      <style:text-properties fo:font-size="12pt" fo:language="en" fo:country="US" style:language-asian="en" style:country-asian="US" style:font-size-complex="12pt"/>
    </style:style>
    <style:style style:name="P380" style:family="paragraph" style:parent-style-name="Standard">
      <style:paragraph-properties style:text-autospace="none" style:writing-mode="lr-tb"/>
      <style:text-properties fo:font-size="12pt" fo:language="en" fo:country="US" style:language-asian="en" style:country-asian="US" style:font-size-complex="12pt"/>
    </style:style>
    <style:style style:name="P381" style:family="paragraph" style:parent-style-name="Standard">
      <style:paragraph-properties style:text-autospace="none" style:writing-mode="lr-tb"/>
      <style:text-properties fo:font-size="12pt" fo:language="en" fo:country="US" style:language-asian="en" style:country-asian="US" style:font-size-complex="12pt"/>
    </style:style>
    <style:style style:name="P382" style:family="paragraph" style:parent-style-name="Standard">
      <style:paragraph-properties style:text-autospace="none" style:writing-mode="lr-tb"/>
      <style:text-properties fo:font-size="12pt" fo:language="en" fo:country="US" style:language-asian="en" style:country-asian="US" style:font-size-complex="12pt"/>
    </style:style>
    <style:style style:name="P38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384" style:family="paragraph" style:parent-style-name="Standard">
      <style:paragraph-properties fo:line-height="150%" fo:text-align="justify"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85" style:family="paragraph" style:parent-style-name="Standard">
      <style:paragraph-properties fo:line-height="150%" fo:text-align="justify"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86" style:family="paragraph" style:parent-style-name="Standard">
      <style:paragraph-properties fo:line-height="150%" fo:text-align="justify"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87" style:family="paragraph" style:parent-style-name="Standard">
      <style:paragraph-properties fo:line-height="150%" fo:text-align="justify"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88" style:family="paragraph" style:parent-style-name="Standard">
      <style:paragraph-properties fo:line-height="150%" fo:text-align="justify" style:justify-single-word="false" style:text-autospace="none" style:writing-mode="lr-tb"/>
      <style:text-properties style:font-name="Times New Roman" fo:font-size="12pt" fo:language="en" fo:country="US" fo:font-style="normal" fo:font-weight="normal" style:language-asian="en" style:country-asian="US" style:font-size-complex="12pt"/>
    </style:style>
    <style:style style:name="P389"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0"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1"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2"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3"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4"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5"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6"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7"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 style:position="6.588cm"/>
        </style:tab-stops>
      </style:paragraph-properties>
      <style:text-properties style:font-name="Times New Roman" fo:font-size="12pt" fo:language="en" fo:country="US" fo:font-style="normal" fo:font-weight="normal" style:language-asian="en" style:country-asian="US" style:font-size-complex="12pt"/>
    </style:style>
    <style:style style:name="P398" style:family="paragraph" style:parent-style-name="Standard">
      <style:paragraph-properties fo:line-height="150%" fo:text-align="justify" style:justify-single-word="false" style:text-autospace="none" style:writing-mode="lr-tb">
        <style:tab-stops>
          <style:tab-stop style:position="0cm" style:leader-style="dotted" style:leader-text="."/>
          <style:tab-stop style:position="4.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399" style:family="paragraph" style:parent-style-name="Standard">
      <style:paragraph-properties fo:line-height="150%" fo:text-align="justify" style:justify-single-word="false" style:text-autospace="none" style:writing-mode="lr-tb">
        <style:tab-stops>
          <style:tab-stop style:position="4.001cm"/>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400" style:family="paragraph" style:parent-style-name="Standard">
      <style:paragraph-properties fo:line-height="150%" fo:text-align="justify" style:justify-single-word="false" style:text-autospace="none" style:writing-mode="lr-tb">
        <style:tab-stops>
          <style:tab-stop style:position="4.001cm"/>
          <style:tab-stop style:position="5.001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40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0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1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2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3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4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5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6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7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8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49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0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1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2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3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4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5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6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7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8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59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0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1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2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3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4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5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6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1"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2"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3"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4"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5"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6"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7"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8"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79"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80" style:family="paragraph" style:parent-style-name="Standard">
      <style:paragraph-properties style:text-autospace="none" style:writing-mode="lr-tb"/>
      <style:text-properties style:font-name="Times New Roman" fo:font-size="12pt" fo:language="en" fo:country="US" fo:font-style="normal" fo:font-weight="normal" style:language-asian="en" style:country-asian="US" style:font-size-complex="12pt"/>
    </style:style>
    <style:style style:name="P681" style:family="paragraph" style:parent-style-name="Standard">
      <style:paragraph-properties style:text-autospace="none" style:writing-mode="lr-tb"/>
      <style:text-properties style:font-name="Times New Roman" fo:font-size="12pt" fo:language="en" fo:country="US" fo:font-style="normal" fo:font-weight="normal"/>
    </style:style>
    <style:style style:name="P682" style:family="paragraph" style:parent-style-name="Standard">
      <style:paragraph-properties fo:line-height="150%" fo:text-align="justify" style:justify-single-word="false" style:text-autospace="none" style:writing-mode="lr-tb"/>
      <style:text-properties style:font-name="Times New Roman" fo:font-size="12pt" fo:language="en" fo:country="US" fo:font-weight="normal" style:language-asian="en" style:country-asian="US" style:font-size-complex="12pt"/>
    </style:style>
    <style:style style:name="P683" style:family="paragraph" style:parent-style-name="Standard">
      <style:paragraph-properties fo:line-height="150%" fo:text-align="justify" style:justify-single-word="false" style:text-autospace="none" style:writing-mode="lr-tb">
        <style:tab-stops>
          <style:tab-stop style:position="4.001cm" style:leader-style="dotted" style:leader-text="."/>
          <style:tab-stop style:position="5.001cm" style:leader-style="dotted" style:leader-text="."/>
        </style:tab-stops>
      </style:paragraph-properties>
      <style:text-properties style:font-name="Times New Roman" fo:font-size="12pt" fo:language="en" fo:country="GB" fo:font-style="normal" fo:font-weight="normal" style:language-asian="en" style:country-asian="US" style:font-size-complex="12pt"/>
    </style:style>
    <style:style style:name="P684" style:family="paragraph" style:parent-style-name="Standard">
      <style:paragraph-properties fo:margin-left="6.35cm" fo:margin-right="0cm" fo:line-height="150%" fo:text-align="justify" style:justify-single-word="false" fo:text-indent="0cm" style:auto-text-indent="false" style:text-autospace="none" style:writing-mode="lr-tb"/>
      <style:text-properties fo:font-size="12pt" fo:language="en" fo:country="US" style:language-asian="en" style:country-asian="US" style:font-size-complex="12pt"/>
    </style:style>
    <style:style style:name="P685" style:family="paragraph" style:parent-style-name="Standard">
      <style:paragraph-properties fo:margin-left="5.08cm" fo:margin-right="0cm" fo:line-height="150%" fo:text-align="justify" style:justify-single-word="false" fo:text-indent="-5.08cm" style:auto-text-indent="false" style:text-autospace="none" style:writing-mode="lr-tb">
        <style:tab-stops>
          <style:tab-stop style:position="-1.08cm" style:leader-style="dotted" style:leader-text="."/>
          <style:tab-stop style:position="-0.079cm" style:leader-style="dotted" style:leader-text="."/>
          <style:tab-stop style:position="0cm"/>
        </style:tab-stops>
      </style:paragraph-properties>
      <style:text-properties style:font-name="Times New Roman" fo:font-size="12pt" fo:language="en" fo:country="US" fo:font-style="normal" fo:font-weight="normal" style:language-asian="en" style:country-asian="US" style:font-size-complex="12pt"/>
    </style:style>
    <style:style style:name="P686" style:family="paragraph" style:parent-style-name="Standard">
      <style:paragraph-properties fo:margin-left="5.08cm" fo:margin-right="0cm" fo:line-height="150%" fo:text-align="justify" style:justify-single-word="false" fo:text-indent="-5.08cm" style:auto-text-indent="false" style:text-autospace="none" style:writing-mode="lr-tb">
        <style:tab-stops>
          <style:tab-stop style:position="-1.08cm" style:leader-style="dotted" style:leader-text="."/>
          <style:tab-stop style:position="-0.079cm" style:leader-style="dotted" style:leader-text="."/>
          <style:tab-stop style:position="0cm"/>
        </style:tab-stops>
      </style:paragraph-properties>
      <style:text-properties style:font-name="Times New Roman" fo:font-size="12pt" fo:language="en" fo:country="US" fo:font-style="normal" fo:font-weight="normal" style:language-asian="en" style:country-asian="US" style:font-size-complex="12pt"/>
    </style:style>
    <style:style style:name="P687" style:family="paragraph" style:parent-style-name="Standard">
      <style:paragraph-properties fo:margin-left="4.128cm" fo:margin-right="0cm" fo:line-height="150%" fo:text-align="justify" style:justify-single-word="false" fo:text-indent="-4.128cm" style:auto-text-indent="false" style:text-autospace="none" style:writing-mode="lr-tb">
        <style:tab-stops>
          <style:tab-stop style:position="-0.127cm"/>
          <style:tab-stop style:position="0cm"/>
          <style:tab-stop style:position="0.873cm" style:leader-style="dotted" style:leader-text="."/>
        </style:tab-stops>
      </style:paragraph-properties>
      <style:text-properties style:font-name="Times New Roman" fo:font-size="12pt" fo:language="en" fo:country="US" fo:font-style="normal" fo:font-weight="normal" style:language-asian="en" style:country-asian="US" style:font-size-complex="12pt"/>
    </style:style>
    <style:style style:name="P688" style:family="paragraph" style:parent-style-name="Heading_20_1" style:master-page-name="Convert_20_1"/>
    <style:style style:name="P689" style:family="paragraph" style:parent-style-name="Heading_20_1" style:master-page-name="Convert_20_2"/>
    <style:style style:name="P690" style:family="paragraph" style:parent-style-name="Heading_20_1" style:master-page-name="Convert_20_3"/>
    <style:style style:name="P691" style:family="paragraph" style:parent-style-name="Heading_20_1" style:master-page-name="Convert_20_4"/>
    <style:style style:name="P692" style:family="paragraph" style:parent-style-name="Heading_20_1" style:master-page-name="Convert_20_5"/>
    <style:style style:name="P693" style:family="paragraph" style:parent-style-name="Heading_20_1" style:master-page-name="Convert_20_6"/>
    <style:style style:name="P694" style:family="paragraph" style:parent-style-name="Heading_20_1" style:master-page-name="Convert_20_7"/>
    <style:style style:name="P695" style:family="paragraph" style:parent-style-name="Heading_20_1" style:master-page-name="Convert_20_8"/>
    <style:style style:name="P696" style:family="paragraph" style:parent-style-name="Heading_20_1" style:master-page-name="Convert_20_9"/>
    <style:style style:name="P697" style:family="paragraph" style:parent-style-name="Heading_20_6">
      <style:paragraph-properties fo:margin-left="0cm" fo:margin-right="0cm" fo:text-indent="0cm" style:auto-text-indent="false"/>
    </style:style>
    <style:style style:name="P698" style:family="paragraph" style:parent-style-name="Header">
      <style:paragraph-properties fo:text-align="end" style:justify-single-word="false"/>
    </style:style>
    <style:style style:name="P699" style:family="paragraph" style:parent-style-name="Header">
      <style:paragraph-properties fo:margin-left="0cm" fo:margin-right="0.123cm" fo:text-align="end" style:justify-single-word="false" fo:text-indent="0cm" style:auto-text-indent="false" fo:padding-left="0cm" fo:padding-right="0cm" fo:padding-top="0cm" fo:padding-bottom="0.035cm" fo:border-left="none" fo:border-right="none" fo:border-top="none" fo:border-bottom="0.018cm solid #000000"/>
    </style:style>
    <style:style style:name="P700" style:family="paragraph" style:parent-style-name="Footnote">
      <style:paragraph-properties fo:text-align="justify" style:justify-single-word="false"/>
    </style:style>
    <style:style style:name="P701" style:family="paragraph" style:parent-style-name="Footnote">
      <style:paragraph-properties fo:text-align="justify" style:justify-single-word="false">
        <style:tab-stops>
          <style:tab-stop style:position="14.155cm"/>
        </style:tab-stops>
      </style:paragraph-properties>
    </style:style>
    <style:style style:name="P702" style:family="paragraph" style:parent-style-name="Footnote">
      <style:paragraph-properties fo:text-align="justify" style:justify-single-word="false">
        <style:tab-stops>
          <style:tab-stop style:position="8.573cm"/>
        </style:tab-stops>
      </style:paragraph-properties>
    </style:style>
    <style:style style:name="P703" style:family="paragraph" style:parent-style-name="Footnote">
      <style:paragraph-properties fo:text-align="justify" style:justify-single-word="false">
        <style:tab-stops>
          <style:tab-stop style:position="0cm"/>
        </style:tab-stops>
      </style:paragraph-properties>
    </style:style>
    <style:style style:name="P704" style:family="paragraph" style:parent-style-name="Footnote">
      <style:paragraph-properties fo:text-align="justify" style:justify-single-word="false">
        <style:tab-stops>
          <style:tab-stop style:position="0.953cm"/>
        </style:tab-stops>
      </style:paragraph-properties>
    </style:style>
    <style:style style:name="P705" style:family="paragraph" style:parent-style-name="Footnote">
      <style:paragraph-properties fo:text-align="justify" style:justify-single-word="false">
        <style:tab-stops>
          <style:tab-stop style:position="4.128cm"/>
        </style:tab-stops>
      </style:paragraph-properties>
    </style:style>
    <style:style style:name="P706" style:family="paragraph" style:parent-style-name="Footnote">
      <style:paragraph-properties fo:text-align="justify" style:justify-single-word="false">
        <style:tab-stops>
          <style:tab-stop style:position="3.493cm"/>
        </style:tab-stops>
      </style:paragraph-properties>
    </style:style>
    <style:style style:name="P707" style:family="paragraph" style:parent-style-name="Footnote">
      <style:paragraph-properties fo:text-align="justify" style:justify-single-word="false">
        <style:tab-stops>
          <style:tab-stop style:position="10.478cm"/>
        </style:tab-stops>
      </style:paragraph-properties>
    </style:style>
    <style:style style:name="P708" style:family="paragraph" style:parent-style-name="Footnote">
      <style:paragraph-properties fo:text-align="justify" style:justify-single-word="false">
        <style:tab-stops>
          <style:tab-stop style:position="7.303cm"/>
        </style:tab-stops>
      </style:paragraph-properties>
    </style:style>
    <style:style style:name="P709" style:family="paragraph" style:parent-style-name="Footnote">
      <style:paragraph-properties fo:text-align="justify" style:justify-single-word="false">
        <style:tab-stops>
          <style:tab-stop style:position="1.905cm"/>
        </style:tab-stops>
      </style:paragraph-properties>
    </style:style>
    <style:style style:name="P710" style:family="paragraph" style:parent-style-name="Footnote">
      <style:paragraph-properties fo:text-align="justify" style:justify-single-word="false">
        <style:tab-stops>
          <style:tab-stop style:position="8.89cm"/>
        </style:tab-stops>
      </style:paragraph-properties>
    </style:style>
    <style:style style:name="P711" style:family="paragraph" style:parent-style-name="Footnote">
      <style:paragraph-properties fo:text-align="justify" style:justify-single-word="false">
        <style:tab-stops>
          <style:tab-stop style:position="7.938cm"/>
        </style:tab-stops>
      </style:paragraph-properties>
    </style:style>
    <style:style style:name="P712" style:family="paragraph" style:parent-style-name="Footnote" style:list-style-name="WW8Num27">
      <style:paragraph-properties fo:text-align="justify" style:justify-single-word="false">
        <style:tab-stops>
          <style:tab-stop style:position="1.27cm"/>
        </style:tab-stops>
      </style:paragraph-properties>
    </style:style>
    <style:style style:name="P713" style:family="paragraph" style:parent-style-name="Footnote">
      <style:paragraph-properties fo:text-align="justify" style:justify-single-word="false"/>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P714" style:family="paragraph" style:parent-style-name="Footnote">
      <style:paragraph-properties fo:margin-left="0cm" fo:margin-right="0.127cm" fo:text-align="justify" style:justify-single-word="false" fo:text-indent="0cm" style:auto-text-indent="false"/>
    </style:style>
    <style:style style:name="P715" style:family="paragraph" style:parent-style-name="Footnote">
      <style:paragraph-properties fo:margin-left="1.27cm" fo:margin-right="0cm" fo:text-indent="-1.27cm" style:auto-text-indent="false"/>
    </style:style>
    <style:style style:name="P716" style:family="paragraph" style:parent-style-name="Footnote">
      <style:paragraph-properties fo:margin-left="1.27cm" fo:margin-right="0cm" fo:text-align="justify" style:justify-single-word="false" fo:text-indent="-1.27cm" style:auto-text-indent="false"/>
    </style:style>
    <style:style style:name="P717" style:family="paragraph" style:parent-style-name="Footnote">
      <style:paragraph-properties fo:margin-left="1.27cm" fo:margin-right="0cm" fo:text-align="justify" style:justify-single-word="false" fo:text-indent="-1.27cm" style:auto-text-indent="false"/>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P718" style:family="paragraph" style:parent-style-name="Index_20_2">
      <style:paragraph-properties>
        <style:tab-stops>
          <style:tab-stop style:position="15.997cm" style:type="right" style:leader-style="dotted" style:leader-text="."/>
        </style:tab-stops>
      </style:paragraph-properties>
    </style:style>
    <style:style style:name="P719" style:family="paragraph" style:parent-style-name="Index_20_1">
      <style:paragraph-properties>
        <style:tab-stops>
          <style:tab-stop style:position="16.42cm" style:type="right" style:leader-style="dotted" style:leader-text="."/>
        </style:tab-stops>
      </style:paragraph-properties>
    </style:style>
    <style:style style:name="P720" style:family="paragraph" style:parent-style-name="Index_20_Separator">
      <style:paragraph-properties>
        <style:tab-stops/>
      </style:paragraph-properties>
    </style:style>
    <style:style style:name="T1" style:family="text">
      <style:text-properties fo:language="de" fo:country="DE"/>
    </style:style>
    <style:style style:name="T2" style:family="text">
      <style:text-properties style:use-window-font-color="true" fo:font-size="12pt" fo:language="de" fo:country="DE" style:font-name-asian="Times New Roman" style:font-size-asian="12pt" style:font-name-complex="Times New Roman" style:font-size-complex="12pt" style:language-complex="ar" style:country-complex="SA"/>
    </style:style>
    <style:style style:name="T3" style:family="text">
      <style:text-properties style:use-window-font-color="true" fo:font-size="12pt" fo:language="de" fo:country="DE" style:font-name-asian="Times New Roman" style:font-size-asian="12pt" style:font-name-complex="Times New Roman" style:font-size-complex="12pt" style:language-complex="ar" style:country-complex="SA" style:font-style-complex="italic"/>
    </style:style>
    <style:style style:name="T4" style:family="text">
      <style:text-properties style:use-window-font-color="true" fo:font-size="12pt" fo:language="de" fo:country="DE" style:font-name-asian="Times New Roman" style:font-size-asian="12pt" style:font-name-complex="Times New Roman" style:font-size-complex="12pt" style:language-complex="ar" style:country-complex="SA" style:font-weight-complex="bold"/>
    </style:style>
    <style:style style:name="T5" style:family="text">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style>
    <style:style style:name="T6" style:family="text">
      <style:text-properties style:use-window-font-color="true" fo:font-size="12pt" fo:language="de" fo:country="DE" fo:font-style="italic" style:font-name-asian="Times New Roman" style:font-size-asian="12pt" style:font-style-asian="italic" style:font-name-complex="Times New Roman" style:font-size-complex="12pt" style:language-complex="ar" style:country-complex="SA" style:font-style-complex="italic"/>
    </style:style>
    <style:style style:name="T7" style:family="text">
      <style:text-properties style:use-window-font-color="true" fo:font-size="12pt" fo:language="de" fo:country="DE" fo:font-style="italic" style:text-underline-style="solid" style:text-underline-width="auto" style:text-underline-color="font-color" style:font-name-asian="Times New Roman" style:font-size-asian="12pt" style:font-style-asian="italic" style:font-name-complex="Times New Roman" style:font-size-complex="12pt" style:language-complex="ar" style:country-complex="SA" style:font-style-complex="italic"/>
    </style:style>
    <style:style style:name="T8" style:family="text">
      <style:text-properties style:use-window-font-color="true"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9" style:family="text">
      <style:text-properties style:use-window-font-color="true" fo:font-size="12pt" fo:language="de" fo:country="DE" fo:font-weight="bold" style:font-name-asian="Times New Roman"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fo:font-size="12pt" fo:language="de" fo:country="DE"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1" style:family="text">
      <style:text-properties style:use-window-font-color="true" fo:font-size="12pt" fo:language="en" fo:country="GB" fo:font-style="italic" style:font-name-asian="Times New Roman" style:font-size-asian="12pt" style:font-style-asian="italic" style:font-name-complex="Times New Roman" style:font-size-complex="12pt" style:language-complex="ar" style:country-complex="SA" style:font-style-complex="italic"/>
    </style:style>
    <style:style style:name="T12" style:family="text">
      <style:text-properties style:use-window-font-color="true" fo:font-size="12pt" fo:language="en" fo:country="GB" style:font-name-asian="Times New Roman" style:font-size-asian="12pt" style:font-name-complex="Times New Roman" style:font-size-complex="12pt" style:language-complex="ar" style:country-complex="SA"/>
    </style:style>
    <style:style style:name="T13" style:family="text">
      <style:text-properties style:use-window-font-color="true" fo:font-size="10pt" fo:language="de" fo:country="DE" style:font-name-asian="Times New Roman" style:font-size-asian="10pt" style:font-name-complex="Times New Roman" style:font-size-complex="10pt" style:language-complex="ar" style:country-complex="SA"/>
    </style:style>
    <style:style style:name="T14" style:family="text">
      <style:text-properties style:use-window-font-color="true" fo:font-size="10pt" fo:language="de" fo:country="DE" fo:font-style="italic" style:font-name-asian="Times New Roman" style:font-size-asian="10pt" style:font-style-asian="italic" style:font-name-complex="Times New Roman" style:font-size-complex="10pt" style:language-complex="ar" style:country-complex="SA"/>
    </style:style>
    <style:style style:name="T15" style:family="text">
      <style:text-properties style:use-window-font-color="true" fo:font-size="10pt" fo:language="de" fo:country="DE" fo:font-style="italic" style:font-name-asian="Times New Roman" style:font-size-asian="10pt" style:font-style-asian="italic" style:font-name-complex="Times New Roman" style:font-size-complex="10pt" style:language-complex="ar" style:country-complex="SA" style:font-style-complex="italic"/>
    </style:style>
    <style:style style:name="T16" style:family="text">
      <style:text-properties style:use-window-font-color="true" fo:font-size="10pt" fo:language="de" fo:country="DE" fo:font-weight="bold" style:font-name-asian="Times New Roman" style:font-size-asian="10pt" style:font-weight-asian="bold" style:font-name-complex="Times New Roman" style:font-size-complex="10pt" style:language-complex="ar" style:country-complex="SA" style:font-weight-complex="bold"/>
    </style:style>
    <style:style style:name="T17" style:family="text">
      <style:text-properties style:use-window-font-color="true" fo:font-size="10pt" fo:language="en" fo:country="GB" style:font-name-asian="Times New Roman" style:font-size-asian="10pt" style:font-name-complex="Times New Roman" style:font-size-complex="10pt" style:language-complex="ar" style:country-complex="SA"/>
    </style:style>
    <style:style style:name="T18" style:family="text">
      <style:text-properties style:use-window-font-color="true" fo:font-size="10pt" fo:language="en" fo:country="GB" fo:font-style="italic" style:font-name-asian="Times New Roman" style:font-size-asian="10pt" style:font-style-asian="italic" style:font-name-complex="Times New Roman" style:font-size-complex="10pt" style:language-complex="ar" style:country-complex="SA" style:font-style-complex="italic"/>
    </style:style>
    <style:style style:name="T19" style:family="text">
      <style:text-properties style:use-window-font-color="true" fo:font-size="10pt" fo:language="fr" fo:country="FR" style:font-name-asian="Times New Roman" style:font-size-asian="10pt" style:font-name-complex="Times New Roman" style:font-size-complex="10pt" style:language-complex="ar" style:country-complex="SA"/>
    </style:style>
    <style:style style:name="T20" style:family="text">
      <style:text-properties style:use-window-font-color="true" fo:font-size="10pt" fo:language="it" fo:country="IT" style:font-name-asian="Times New Roman" style:font-size-asian="10pt" style:font-name-complex="Times New Roman" style:font-size-complex="10pt" style:language-complex="ar" style:country-complex="SA"/>
    </style:style>
    <style:style style:name="T21" style:family="text">
      <style:text-properties style:use-window-font-color="true" style:text-position="super 58%" fo:font-size="12pt" fo:language="de" fo:country="DE" style:font-name-asian="Times New Roman" style:font-size-asian="12pt" style:font-name-complex="Times New Roman" style:font-size-complex="12pt" style:language-complex="ar" style:country-complex="SA"/>
    </style:style>
    <style:style style:name="T22" style:family="text">
      <style:text-properties style:use-window-font-color="true" fo:font-size="11pt" fo:language="de" fo:country="DE" style:font-name-asian="Times New Roman" style:font-size-asian="11pt" style:font-name-complex="Times New Roman" style:font-size-complex="11pt" style:language-complex="ar" style:country-complex="SA"/>
    </style:style>
    <style:style style:name="T23" style:family="text">
      <style:text-properties fo:font-style="italic"/>
    </style:style>
    <style:style style:name="T24" style:family="text">
      <style:text-properties fo:font-style="italic" style:font-style-asian="italic"/>
    </style:style>
    <style:style style:name="T25" style:family="text">
      <style:text-properties fo:font-style="italic" style:font-style-asian="italic" style:font-style-complex="italic"/>
    </style:style>
    <style:style style:name="T26" style:family="text">
      <style:text-properties style:font-name="Times New Roman" fo:font-size="12pt" fo:language="en" fo:country="US" fo:font-style="normal" fo:font-weight="normal"/>
    </style:style>
    <style:style style:name="T27" style:family="text">
      <style:text-properties fo:language="en" fo:country="GB"/>
    </style:style>
    <style:style style:name="T28" style:family="text">
      <style:text-properties fo:color="#292526" fo:font-size="12pt" fo:language="de" fo:country="DE" style:font-name-asian="Univers" style:font-size-asian="12pt" style:font-name-complex="Times New Roman" style:font-size-complex="12pt" style:language-complex="ar" style:country-complex="SA"/>
    </style:style>
    <style:style style:name="T29" style:family="text">
      <style:text-properties fo:color="#000000" fo:font-size="10pt" fo:language="en" fo:country="GB" style:font-name-asian="Times New Roman" style:font-size-asian="10pt" style:font-name-complex="Times New Roman" style:font-size-complex="10pt" style:language-complex="ar" style:country-complex="SA"/>
    </style:style>
    <style:style style:name="T30" style:family="text">
      <style:text-properties fo:font-style="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3"/>
      <text:p text:style-name="P684">„<text:span text:style-name="T26">Das Schicksal entschied sich mit der Farbe der Marke. Wer Gelb bekam, wurde entlassen. Rot hieß Behandlung. Blau hieß sterben. Mehrmals schon hatte er – als Fotograf, nicht als Patient – Männer mit blauen Marken Talzani anbetteln und weinen sehen. Geld und Häuser und Frauen hatten sie ihm angeboten, doch der Arzt ließ sich nicht bestechen.“</text:span></text:p>
      <text:p text:style-name="P345"/>
      <text:p text:style-name="P383">(Scott Anderson: „Triage“, Roman, Berlin 1999, S. 11) </text:p>
      <text:p text:style-name="P344"/>
      <text:p text:style-name="P345"/>
      <text:h text:style-name="Heading_20_1" text:outline-level="1">Vorwort</text:h>
      <text:p text:style-name="P349"/>
      <text:p text:style-name="P345"/>
      <text:p text:style-name="P345"/>
      <text:p text:style-name="P384">Die vorliegende Arbeit wurde im Wintersemester 2006/2007 von der Juristischen Fakultät <text:s/>der Universität Leipzig als Dissertation angenommen. Sie befindet sich inhaltlich auf dem Stand der Einreichung im Herbst 2005. Später veröffentlichte Rechtsprechung und Literatur konnte nur noch ausnahmsweise (so etwa das Urteil des Bundesverfassungsgerichts vom 15.02.2006 zu § 14 Abs. 3 Luftsicherheitsgesetz) eingearbeitet werden.</text:p>
      <text:p text:style-name="P349"/>
      <text:p text:style-name="P384">Mein ganz besonderer Dank gilt meinem Doktorvater, Herrn Prof. Dr. Bernd-Rüdiger Kern, der schon zu Beginn meines Studiums an der Universität Leipzig mein Interesse am Arzt- und Medizinrecht geweckt hat. Er hat mich zur der Arbeit angeregt und mich durch seinen fachlichen Rat nachhaltig unterstützt. </text:p>
      <text:p text:style-name="P349"/>
      <text:p text:style-name="P384">Für die Erstellung des Zweitgutachtens möchte ich Herrn Prof. Dr. Christoph Enders und für die Erstellung des Drittgutachtens Herrn Prof. Dr. Winfried Kluth herzlich danken.</text:p>
      <text:p text:style-name="P349"/>
      <text:p text:style-name="P384">Die Hanns-Seidel-Stiftung e.V. hat diese Arbeit mit einem Begabtenstipendium aus Mitteln des Bundesministeriums für Bildung und Forschung (BMBF) finanziell und ideell unterstützt, wofür ich mich ebenfalls hiermit bedanken möchte. </text:p>
      <text:p text:style-name="P349"/>
      <text:p text:style-name="P384">Meinen Eltern möchte ich ausdrücklich für ihre Ermutigung danken, die sie mir zum Beginn dieser Arbeit gaben und für ihren Rückhalt, den sie mir während der Fertigstellung gewährten. Nicht zuletzt möchte ich meiner Ehefrau Franziska ganz besonders herzlich danken. Ohne ihre Geduld und ihr Verständnis wäre diese Arbeit nicht möglich gewesen. <text:s/></text:p>
      <text:p text:style-name="P349"/>
      <text:p text:style-name="P345"/>
      <text:p text:style-name="P345"/>
      <text:p text:style-name="P682"><text:span text:style-name="T30">Leipzig, im Winter 2007/2008<text:tab/><text:tab/><text:tab/><text:tab/><text:tab/><text:tab/><text:tab/><text:tab/></text:span><text:span text:style-name="T23">Alexander Brech <text:s text:c="2"/></text:span></text:p>
      <text:p text:style-name="P349"/>
      <text:h text:style-name="Heading_20_1" text:outline-level="1">Abkürzungsverzeichnis</text:h>
      <text:p text:style-name="P358"/>
      <text:p text:style-name="P389">a.A. <text:tab/>andere(r) Ansicht</text:p>
      <text:p text:style-name="P397">abgedr. <text:tab/>abgedruckt<text:tab/></text:p>
      <text:p text:style-name="P389">abl. <text:tab/>ablehnend</text:p>
      <text:p text:style-name="P383">ABlEG <text:tab/>Amtsblatt der Europäischen Gemeinschaften</text:p>
      <text:p text:style-name="P383">Abs. <text:tab/>Absatz</text:p>
      <text:p text:style-name="P383">abw. <text:tab/>abweichend</text:p>
      <text:p text:style-name="P383">AcP <text:tab/>Archiv für civilistische Praxis (Zeitschrift)</text:p>
      <text:p text:style-name="P383">a.D. <text:tab/>außer Dienst</text:p>
      <text:p text:style-name="P383">a.E. <text:tab/>am Ende</text:p>
      <text:p text:style-name="P383">AEMR <text:s/><text:tab/>Allgemeine Erklärung der Menschenrechte der Vereinten Nationen</text:p>
      <text:p text:style-name="P383">a.F. <text:tab/>alte Fassung</text:p>
      <text:p text:style-name="P383">AGG<text:tab/>Allgemeines Gleichbehandlungsgesetz</text:p>
      <text:p text:style-name="P383">ähnl. <text:tab/>ähnlich(e)</text:p>
      <text:p text:style-name="P383">AK <text:tab/>Alternativkommentar</text:p>
      <text:p text:style-name="P383">allg. <text:tab/>allgemein</text:p>
      <text:p text:style-name="P383">Alt. <text:tab/>Alternative</text:p>
      <text:p text:style-name="P383">Anaesthesist <text:tab/>Der Anaesthesist (Zeitschrift) </text:p>
      <text:p text:style-name="P383">Anh. <text:tab/>Anhang</text:p>
      <text:p text:style-name="P383">Anm. <text:tab/>Anmerkung</text:p>
      <text:p text:style-name="P383">AöR <text:tab/>Archiv des öffentlichen Rechts (Zeitschrift)</text:p>
      <text:p text:style-name="P383">ArGe <text:tab/>Arbeitsgemeinschaft</text:p>
      <text:p text:style-name="P383">Art. <text:tab/>Artikel</text:p>
      <text:p text:style-name="P383">Ärzte-ZV <text:tab/>Zulassungsverordnung für Vertragsärzte</text:p>
      <text:p text:style-name="P383">ArztR <text:tab/>Arztrecht (Zeitschrift)</text:p>
      <text:p text:style-name="P383">AT <text:tab/>Allgemeiner Teil</text:p>
      <text:p text:style-name="P383">Aufl. <text:tab/>Auflage</text:p>
      <text:p text:style-name="P345"/>
      <text:p text:style-name="P383">BAG <text:tab/>Bundesarbeitsgericht</text:p>
      <text:p text:style-name="P383">BAGE <text:tab/>Entscheidungen des Bundesarbeitsgerichts</text:p>
      <text:p text:style-name="P383">BÄK <text:tab/>Bundesärztekammer</text:p>
      <text:p text:style-name="P383">BÄO <text:tab/>Bundesärzteordnung</text:p>
      <text:p text:style-name="P383">BAT <text:tab/>Bundesangestelltentarifvertrag</text:p>
      <text:p text:style-name="P383">BayÄBl <text:tab/>Bayerisches Ärzteblatt (Zeitschrift)</text:p>
      <text:p text:style-name="P383">BayOLG <text:tab/>Bayerisches Oberlandesgericht</text:p>
      <text:p text:style-name="P383">BayVBl <text:tab/>Bayerische Verwaltungsblätter</text:p>
      <text:p text:style-name="P383">BBG <text:tab/>Bundesbeamtengesetz</text:p>
      <text:p text:style-name="P383">Bd. <text:tab/>Band</text:p>
      <text:p text:style-name="P383">bearb. <text:tab/>bearbeitet</text:p>
      <text:p text:style-name="P383">betr. <text:tab/>betreffend</text:p>
      <text:p text:style-name="P383">BGB <text:tab/>Bürgerliches Gesetzbuch</text:p>
      <text:p text:style-name="P383">BGBl. I, II <text:tab/>Bundesgesetzblatt Teil I, II</text:p>
      <text:p text:style-name="P383">BGH <text:tab/>Bundesgerichtshof</text:p>
      <text:p text:style-name="P398">BGHSt <text:tab/>Entscheidungen des Bundesgerichtshofes in Strafsachen</text:p>
      <text:p text:style-name="P685">BGHZ <text:tab/>Entscheidungen des Bundesgerichtshofes in Zivilsachen</text:p>
      <text:p text:style-name="P383">BK <text:tab/>Bonner Kommentar</text:p>
      <text:p text:style-name="P389">BMG <text:tab/>Bundesminister(ium) für Gesundheit </text:p>
      <text:p text:style-name="P383">BMI <text:tab/>Bundesminister(ium) des Innern</text:p>
      <text:p text:style-name="P383">BMJ <text:tab/>Bundesminister(ium) der Justiz</text:p>
      <text:p text:style-name="P383">BMV-Ä <text:tab/>Bundesmantelvertrag-Ärzte </text:p>
      <text:p text:style-name="P685">BPflV <text:tab/>Bundespflegesatzverordnung</text:p>
      <text:p text:style-name="P383">BRD <text:tab/>Bundesrepublik Deutschland</text:p>
      <text:p text:style-name="P383">BRRG <text:tab/>Beamtenrechtsrahmengesetz</text:p>
      <text:p text:style-name="P383">BSG <text:tab/>Bundessozialgericht</text:p>
      <text:p text:style-name="P383">BSGE <text:tab/>Entscheidungen des Bundessozialgerichts</text:p>
      <text:p text:style-name="P383">BSHG <text:tab/>Bundessozialhilfegesetz</text:p>
      <text:p text:style-name="P383">BT <text:tab/>Besonderer Teil; Bundestag</text:p>
      <text:p text:style-name="P383">BT-Dr. <text:tab/>Bundestagsdrucksache</text:p>
      <text:p text:style-name="P383">BtMG <text:tab/>Gesetz über den Verkehr mit Betäubungsmitteln</text:p>
      <text:p text:style-name="P383">BT-PlPr.<text:tab/>Bundestagsplenarprotokoll</text:p>
      <text:p text:style-name="P383">BVerfG <text:tab/>Bundesverfassungsgericht</text:p>
      <text:p text:style-name="P383">BVerfGE <text:tab/>Entscheidungen des Bundesverfassungsgerichts</text:p>
      <text:p text:style-name="P383">BVerwG <text:tab/>Bundesverwaltungsgericht</text:p>
      <text:p text:style-name="P383">BVerwGE <text:tab/>Entscheidungen des Bundesverwaltungsgerichts</text:p>
      <text:p text:style-name="P383">BW <text:tab/>Baden-Württemberg</text:p>
      <text:p text:style-name="P383">bzw. <text:tab/>beziehungsweise</text:p>
      <text:p text:style-name="P345"/>
      <text:p text:style-name="P383">ca. <text:tab/>circa</text:p>
      <text:p text:style-name="P383">Chirurg <text:tab/>Der Chirurg (Zeitschrift)</text:p>
      <text:p text:style-name="P345"/>
      <text:p text:style-name="P389">d. <text:tab/>der; die; das; des</text:p>
      <text:p text:style-name="P383">DÄBl. - A,B,C <text:tab/>Deutsches Ärzteblatt - Ausgabe A, B, C (Zeitschrift)</text:p>
      <text:p text:style-name="P383">DB <text:tab/>Der Betrieb (Zeitschrift) </text:p>
      <text:p text:style-name="P383">DDM <text:tab/>Der Deutsche Militärarzt (Zeitschrift)</text:p>
      <text:p text:style-name="P383">ders. <text:tab/>derselbe</text:p>
      <text:p text:style-name="P383">DGKM <text:tab/>Deutsche Gesellschaft für Katastrophenmedizin</text:p>
      <text:p text:style-name="P383">DGU<text:tab/>Deutsche Gesellschaft für Unfallchirurgie</text:p>
      <text:p text:style-name="P383">d.h. <text:tab/>das heißt</text:p>
      <text:p text:style-name="P383">dies. <text:tab/>dieselbe(n)</text:p>
      <text:p text:style-name="P383">diff. <text:tab/>differenzierend</text:p>
      <text:p text:style-name="P383">DJT <text:tab/>Deutscher Juristentag</text:p>
      <text:p text:style-name="P383">DMW <text:tab/>Deutsche Medizinische Wochenschrift (Zeitschrift)</text:p>
      <text:p text:style-name="P383">Dok. <text:tab/>Dokument</text:p>
      <text:p text:style-name="P383">DÖV <text:tab/>Die öffentliche Verwaltung (Zeitschrift)</text:p>
      <text:p text:style-name="P383">DRG <text:tab/>Diagnosis Related Groups (Fallpauschalen)</text:p>
      <text:p text:style-name="P383">DRK <text:tab/>Deutsches Rotes Kreuz</text:p>
      <text:p text:style-name="P383">dt. <text:tab/>deutsch(e)</text:p>
      <text:p text:style-name="P383">DVBl. <text:tab/>Deutsches Verwaltungsblatt (Zeitschrift)</text:p>
      <text:p text:style-name="P345"/>
      <text:p text:style-name="P383">ebenf. <text:tab/>ebenfalls</text:p>
      <text:p text:style-name="P383">EG <text:tab/>Europäische Gemeinschaft(en)</text:p>
      <text:p text:style-name="P383">EGV <text:tab/>Vertrag zur Gründung der Europäischen Gemeinschaften</text:p>
      <text:p text:style-name="P383">EGMR <text:tab/>Europäischer Gerichtshof für Menschenrechte</text:p>
      <text:p text:style-name="P383">Einf. <text:tab/>Einführung </text:p>
      <text:p text:style-name="P383">EKD <text:tab/>Evangelische Kirche Deutschlands</text:p>
      <text:p text:style-name="P383">EKV-Ä <text:tab/>Ersatzkassenvertrag-Ärzte</text:p>
      <text:p text:style-name="P383">EMRK <text:tab/>Europäische Menschenrechtskonvention</text:p>
      <text:p text:style-name="P383">entspr. <text:tab/>entsprechend</text:p>
      <text:p text:style-name="P383">Erg-lfg. <text:tab/>Ergänzungslieferung</text:p>
      <text:p text:style-name="P383">Erl. <text:tab/>Erläuterungen</text:p>
      <text:p text:style-name="P383">ErsK <text:tab/>Die Ersatzkasse (Zeitschrift)</text:p>
      <text:p text:style-name="P383">etc. <text:tab/>etcetera</text:p>
      <text:p text:style-name="P383">EthikMed <text:tab/>Ethik in der Medizin (Zeitschrift)</text:p>
      <text:p text:style-name="P383">EU <text:tab/>Europäische Union</text:p>
      <text:p text:style-name="P383">EuGH <text:tab/>Gerichtshof der Europäischen Gemeinschaft</text:p>
      <text:p text:style-name="P383">EuGRZ <text:tab/>Europäische Grundrechts-Zeitschrift</text:p>
      <text:p text:style-name="P383">e.V. <text:tab/>eingetragener Verein</text:p>
      <text:p text:style-name="P345"/>
      <text:p text:style-name="P383">f. <text:tab/>folgende Seite oder folgender Paragraf </text:p>
      <text:p text:style-name="P383">FAZ <text:tab/>Frankfurter Allgemeine Zeitung</text:p>
      <text:p text:style-name="P383">ff. <text:tab/>folgende Seiten oder Paragrafen</text:p>
      <text:p text:style-name="P383">FG <text:tab/>Festgabe</text:p>
      <text:p text:style-name="P383">Fn. <text:tab/>Fußnote</text:p>
      <text:p text:style-name="P383">Frhr. <text:tab/>Freiherr</text:p>
      <text:p text:style-name="P383">FS <text:tab/>Festschrift</text:p>
      <text:p text:style-name="P345"/>
      <text:p text:style-name="P383">G. <text:tab/>Gesetz</text:p>
      <text:p text:style-name="P383">GA <text:tab/>Goltdammer´s Archiv für Strafrecht (Zeitschrift)</text:p>
      <text:p text:style-name="P383">G-BA<text:tab/>Gemeinsamer Bundesausschuss</text:p>
      <text:p text:style-name="P383">GBl. <text:tab/>Gesetzblatt</text:p>
      <text:p text:style-name="P383">gem. <text:tab/>gemäß</text:p>
      <text:p text:style-name="P383">GesR <text:tab/>Gesundheitsrecht (Zeitschrift)</text:p>
      <text:p text:style-name="P383">GG <text:tab/>Grundgesetz für die Bundesrepublik Deutschland</text:p>
      <text:p text:style-name="P383">ggf. <text:tab/>gegebenenfalls</text:p>
      <text:p text:style-name="P383">GKV <text:tab/>Gesetzliche Krankenversicherung</text:p>
      <text:p text:style-name="P383">grdlg. <text:tab/>grundlegend</text:p>
      <text:p text:style-name="P383">GVBl. <text:tab/>Gesetz- und Verordnungsblatt </text:p>
      <text:p text:style-name="P345"/>
      <text:p text:style-name="P383">Hb. <text:tab/>Halbband</text:p>
      <text:p text:style-name="P383">HbVerfR <text:tab/>Handbuch des Verfassungsrechts</text:p>
      <text:p text:style-name="P383">Hdb. <text:tab/>Handbuch</text:p>
      <text:p text:style-name="P383">Hk <text:tab/>Handkommentar</text:p>
      <text:p text:style-name="P383">h.L. <text:tab/>herrschende Lehre</text:p>
      <text:p text:style-name="P383">h.M. <text:tab/>herrschende Meinung</text:p>
      <text:p text:style-name="P383">HRDG <text:tab/>Hessisches Rettungsdienstgesetz</text:p>
      <text:p text:style-name="P383">Hrsg., hrsg. <text:tab/>Herausgeber, herausgegeben</text:p>
      <text:p text:style-name="P383">HS <text:tab/>Halbsatz</text:p>
      <text:p text:style-name="P383">HStR <text:tab/>Handbuch des Staatsrechts</text:p>
      <text:p text:style-name="P345"/>
      <text:p text:style-name="P383">i.d.F. <text:tab/>in der Fassung</text:p>
      <text:p text:style-name="P383">i.d.R. <text:tab/>in der Regel</text:p>
      <text:p text:style-name="P383">i.d.S. <text:tab/>in diesem Sinne</text:p>
      <text:p text:style-name="P383">i.E. <text:tab/>im Ergebnis</text:p>
      <text:p text:style-name="P383">i.e.S. <text:tab/>im engeren Sinne</text:p>
      <text:p text:style-name="P383">insbes. <text:tab/>insbesondere</text:p>
      <text:p text:style-name="P383">IQWiG<text:tab/>Institut für Qualität und Wirtschaftlichkeit im Gesundheitswesen</text:p>
      <text:p text:style-name="P383">i.R.d. <text:tab/>im Rahmen der</text:p>
      <text:p text:style-name="P383">i.S.d. <text:tab/>im Sinne des/der</text:p>
      <text:p text:style-name="P383">i.S.v. <text:tab/>im Sinne von</text:p>
      <text:p text:style-name="P383">i.Ü. <text:tab/>im Übrigen</text:p>
      <text:p text:style-name="P383">i.V.m. <text:tab/>in Verbindung mit</text:p>
      <text:p text:style-name="P383">i.w.S. <text:tab/>im weiteren Sinne </text:p>
      <text:p text:style-name="P345"/>
      <text:p text:style-name="P383">JA <text:tab/>Juristische Arbeitsblätter (Zeitschrift)</text:p>
      <text:p text:style-name="P383">Jb. <text:tab/>Jahrbuch</text:p>
      <text:p text:style-name="P383">jew. <text:tab/>jeweils</text:p>
      <text:p text:style-name="P383">Jg. <text:tab/>Jahrgang</text:p>
      <text:p text:style-name="P383">JR <text:tab/>Juristische Rundschau (Zeitschrift)</text:p>
      <text:p text:style-name="P383">Jura <text:tab/>Juristische Ausbildung (Zeitschrift)</text:p>
      <text:p text:style-name="P383">JuS <text:tab/>Juristische Schulung (Zeitschrift)</text:p>
      <text:p text:style-name="P383">JW <text:tab/>Juristische Wochenschrift (Zeitschrift)</text:p>
      <text:p text:style-name="P383">JZ <text:tab/>Juristen-Zeitung</text:p>
      <text:p text:style-name="P345"/>
      <text:p text:style-name="P383">Kap. <text:s/><text:tab/>Kapitel</text:p>
      <text:p text:style-name="P383">KatSG <text:tab/>Katastrophenschutzgesetz</text:p>
      <text:p text:style-name="P383">KatSG-SA <text:tab/>Katastrophenschutzgesetz Sachsen-Anhalt</text:p>
      <text:p text:style-name="P383">KatSG-SH <text:tab/>Katastrophenschutzgesetz Schleswig-Holstein</text:p>
      <text:p text:style-name="P383">KG <text:tab/>Kammergericht</text:p>
      <text:p text:style-name="P383">KJ <text:tab/>Kritische Justiz (Zeitschrift)</text:p>
      <text:p text:style-name="P383">KHG <text:tab/>Krankenhausfinanzierungsgesetz</text:p>
      <text:p text:style-name="P383">KK <text:tab/>Kasseler Kommentar</text:p>
      <text:p text:style-name="P383">Komm. <text:tab/>Kommentar</text:p>
      <text:p text:style-name="P383">krit. <text:tab/>kritisch</text:p>
      <text:p text:style-name="P345"/>
      <text:p text:style-name="P383">LÄK <text:tab/>Landesärztekammer</text:p>
      <text:p text:style-name="P383">Langenbecks Arch. </text:p>
      <text:p text:style-name="P383">Chir. <text:tab/>Langenbecks Archiv für Chirurgie (Zeitschrift)</text:p>
      <text:p text:style-name="P383">Lfg. <text:tab/>Lieferung</text:p>
      <text:p text:style-name="P383">LG <text:tab/>Landgericht</text:p>
      <text:p text:style-name="P383">LK <text:tab/>Leipziger Kommentar</text:p>
      <text:p text:style-name="P383">LKHG BW <text:tab/>Landeskrankenhausgesetz Baden-Württemberg</text:p>
      <text:p text:style-name="P383">LKG Rh-Pf <text:tab/>Landeskrankenhausgesetz Rheinland-Pfalz</text:p>
      <text:p text:style-name="P383">LM <text:tab/>Lindenmaier-Möhring (Nachschlagewerk des Bundesgerichtshofs)</text:p>
      <text:p text:style-name="P383">LNA <text:tab/>Leitender Notarzt</text:p>
      <text:p text:style-name="P383">LuftSiG <text:tab/>Luftsicherheitsgesetz</text:p>
      <text:p text:style-name="P345"/>
      <text:p text:style-name="P383">m. Anm. <text:tab/>mit Anmerkung</text:p>
      <text:p text:style-name="P383">MANV <text:tab/>Massenanfall von Verletzten und Erkrankten</text:p>
      <text:p text:style-name="P383">MB/KK <text:tab/>Musterbedingungen für die Krankheitskosten- und Krankenhaustage-</text:p>
      <text:p text:style-name="P399"><text:tab/>geldversicherung</text:p>
      <text:p text:style-name="P389">MBO-Ä <text:tab/>Musterberufsordnung für die deutschen Ärztinnen und Ärzte</text:p>
      <text:p text:style-name="P383">MBV-Ä <text:tab/>Bundesmantelvertrag für Ärzte</text:p>
      <text:p text:style-name="P383">MDR <text:tab/>Monatsschrift für Deutsches Recht (Zeitschrift)</text:p>
      <text:p text:style-name="P383">medizin. <text:tab/>medizinisch(en)</text:p>
      <text:p text:style-name="P383">Med.Klin. <text:tab/>Medizinische Klinik (Zeitschrift)</text:p>
      <text:p text:style-name="P383">MedR<text:tab/>Medizinrecht (Zeitschrift)</text:p>
      <text:p text:style-name="P383">Mio. <text:tab/>Million(en)</text:p>
      <text:p text:style-name="P383">mind. <text:tab/>mindestens</text:p>
      <text:p text:style-name="P383">MK <text:tab/>Münchner Kommentar</text:p>
      <text:p text:style-name="P383">MMG <text:tab/>Medizin, Mensch, Gesellschaft (Zeitschrift)</text:p>
      <text:p text:style-name="P383">MMW <text:tab/>Münchner Medizinische Wochenschrift (Zeitschrift)</text:p>
      <text:p text:style-name="P383">Mrd. <text:tab/>Milliarde(n)</text:p>
      <text:p text:style-name="P383">m.w.Bsp. <text:tab/>mit weiteren Beispielen</text:p>
      <text:p text:style-name="P383">m.w.N. <text:tab/>mit weiteren Nachweisen</text:p>
      <text:p text:style-name="P345"/>
      <text:p text:style-name="P383">nachst. <text:tab/>nachstehend</text:p>
      <text:p text:style-name="P383">NC <text:tab/>Numerus clausus</text:p>
      <text:p text:style-name="P383">Nds. <text:tab/>Niedersachsen; niedersächsische</text:p>
      <text:p text:style-name="P383">n.F. <text:tab/>neue Fassung</text:p>
      <text:p text:style-name="P383">NK <text:tab/>Nomos Kommentar</text:p>
      <text:p text:style-name="P383">NJ <text:tab/>Neue Justiz (Zeitschrift)</text:p>
      <text:p text:style-name="P383">NJW <text:tab/>Neue Juristische Wochenschrift (Zeitschrift)</text:p>
      <text:p text:style-name="P383">NJW-RR <text:tab/>Neue Juristische Wochenschrift - Rechtsprechungsreport (Zeitschrift)</text:p>
      <text:p text:style-name="P383">Nr. <text:tab/>Nummer(n)</text:p>
      <text:p text:style-name="P383">NKatSG <text:tab/>Niedersächsisches Katastrophenschutzgesetz</text:p>
      <text:p text:style-name="P383">NStZ <text:tab/>Neue Zeitschrift für Strafrecht</text:p>
      <text:p text:style-name="P383">NVwZ <text:tab/>Neue Zeitschrift für Verwaltungsrecht</text:p>
      <text:p text:style-name="P383">NVwZ-RR <text:tab/>Neue Zeitschrift für Verwaltungsrecht – Rechtsprechungsreport</text:p>
      <text:p text:style-name="P383">NW <text:tab/>Nordrhein-Westfahlen</text:p>
      <text:p text:style-name="P383">NZA <text:tab/>Neue Zeitschrift für Arbeits- und Sozialrecht</text:p>
      <text:p text:style-name="P383">NZS <text:tab/>Neue Zeitschrift für Sozialrecht</text:p>
      <text:p text:style-name="P383">NZWehrR <text:tab/>Neue Zeitschrift für Wehrrecht</text:p>
      <text:p text:style-name="P383">NZZ <text:tab/>Neue Zürcher Zeitung</text:p>
      <text:p text:style-name="P345"><text:s/></text:p>
      <text:p text:style-name="P681">od. <text:tab/>oder</text:p>
      <text:p text:style-name="P383">öffentl. <text:tab/>öffentlich</text:p>
      <text:p text:style-name="P383">OGHSt <text:tab/>Entscheidungen des Obersten Gerichtshofes für die Britische Zone in</text:p>
      <text:p text:style-name="P399"><text:tab/>Strafsachen</text:p>
      <text:p text:style-name="P389">OLG <text:tab/>Oberlandesgericht</text:p>
      <text:p text:style-name="P383">OVG <text:tab/>Oberverwaltungsgericht</text:p>
      <text:p text:style-name="P345"/>
      <text:p text:style-name="P383">PKV <text:tab/>Private Krankenversicherung</text:p>
      <text:p text:style-name="P345"/>
      <text:p text:style-name="P683">QUALYs <text:tab/>quality adjusted life years (qualitätskorrigierte Lebensjahre)</text:p>
      <text:p text:style-name="P345"/>
      <text:p text:style-name="P389">RÄO <text:tab/>Reichsärzteordnung</text:p>
      <text:p text:style-name="P383">RdM <text:tab/>Recht der Medizin (Zeitschrift, Österreich)</text:p>
      <text:p text:style-name="P383">Red. <text:tab/>Redakteur; Redaktion</text:p>
      <text:p text:style-name="P383">RDG <text:tab/>Gesetz über den Rettungsdienst</text:p>
      <text:p text:style-name="P383">RG <text:tab/>Reichsgericht</text:p>
      <text:p text:style-name="P383">RGBl. <text:tab/>Reichsgesetzblatt</text:p>
      <text:p text:style-name="P383">RGRK <text:tab/>Reichsgerichtsrätekommentar</text:p>
      <text:p text:style-name="P383">RGSt <text:tab/>Entscheidungen des Reichsgerichts in Strafsachen</text:p>
      <text:p text:style-name="P383">Rn. <text:tab/>Randnummer(n)</text:p>
      <text:p text:style-name="P383">RPG <text:tab/>Recht und Politik im Gesundheitswesen (Zeitschrift)</text:p>
      <text:p text:style-name="P383">Rspr. <text:tab/>Rechtsprechung </text:p>
      <text:p text:style-name="P345"/>
      <text:p text:style-name="P383">s. <text:tab/>siehe</text:p>
      <text:p text:style-name="P383">S. <text:tab/>Seite</text:p>
      <text:p text:style-name="P383">s.a. <text:tab/>siehe auch</text:p>
      <text:p text:style-name="P383">SächsAbl. <text:tab/>Sächsisches Amtsblatt</text:p>
      <text:p text:style-name="P383">SächsBRKG<text:tab/>Sächsisches Gesetz über den Brandschutz, Rettungsdienst und Katas-</text:p>
      <text:p text:style-name="P687"><text:tab/>trophenschutz</text:p>
      <text:p text:style-name="P389">SächsGVBl. <text:tab/>Sächsisches Gesetz- und Verordnungsblatt</text:p>
      <text:p text:style-name="P383">SächsKHG <text:tab/>Sächsisches Krankenhausgesetz</text:p>
      <text:p text:style-name="P383">SächsLRettDP <text:tab/>Sächsischer Landesrettungsdienstplan</text:p>
      <text:p text:style-name="P383">SächsPolG <text:tab/>Sächsisches Polizeigesetz</text:p>
      <text:p text:style-name="P383">SächsRettDG <text:tab/>Sächsisches Rettungsdienstgesetz</text:p>
      <text:p text:style-name="P383">SGb <text:tab/>Die Sozialgerichtsbarkeit (Zeitschrift)</text:p>
      <text:p text:style-name="P383">SGB <text:tab/>Sozialgesetzbuch</text:p>
      <text:p text:style-name="P383">SK <text:tab/>Systematischer Kommentar</text:p>
      <text:p text:style-name="P383">Slg. <text:tab/>Sammlung</text:p>
      <text:p text:style-name="P383">s.o. <text:tab/>siehe oben</text:p>
      <text:p text:style-name="P383">sog. <text:tab/>sogenannt(en)</text:p>
      <text:p text:style-name="P383">SozR <text:tab/>Sozialrecht<text:tab/></text:p>
      <text:p text:style-name="P383">Sp. <text:tab/>Spalte(n)</text:p>
      <text:p text:style-name="P383">Staat <text:tab/>Der Staat (Zeitschrift)</text:p>
      <text:p text:style-name="P383">StaatsR <text:tab/>Staatsrecht</text:p>
      <text:p text:style-name="P383">StrafR <text:tab/>Strafrecht </text:p>
      <text:p text:style-name="P383">st. Rspr. <text:tab/>ständige Rechtsprechung</text:p>
      <text:p text:style-name="P383">StGB <text:tab/>Strafgesetzbuch</text:p>
      <text:p text:style-name="P383">str. <text:tab/>streitig</text:p>
      <text:p text:style-name="P383">s.u. <text:tab/>siehe unten</text:p>
      <text:p text:style-name="P383">Supp. <text:tab/>Supplement</text:p>
      <text:p text:style-name="P345"/>
      <text:p text:style-name="P383">TPG <text:tab/>Transplantationsgesetz</text:p>
      <text:p text:style-name="P383">teilw. <text:tab/>teilweise</text:p>
      <text:p text:style-name="P345"/>
      <text:p text:style-name="P383">u. <text:tab/>und</text:p>
      <text:p text:style-name="P383">u.a. <text:tab/>und andere; unter anderem</text:p>
      <text:p text:style-name="P383">UN <text:tab/>United Nations (Vereinte Nationen) </text:p>
      <text:p text:style-name="P383">Urt. <text:tab/>Urteil</text:p>
      <text:p text:style-name="P383">usw. <text:tab/>und so weiter</text:p>
      <text:p text:style-name="P383">u.U. <text:tab/>unter Umständen</text:p>
      <text:p text:style-name="P345"/>
      <text:p text:style-name="P383">v. <text:tab/>von; vom</text:p>
      <text:p text:style-name="P383">VA <text:tab/>Verwaltungsakt</text:p>
      <text:p text:style-name="P383">v.a. <text:tab/>vor allem</text:p>
      <text:p text:style-name="P383">Verh. <text:tab/>Verhandlung(en)</text:p>
      <text:p text:style-name="P383">VersR <text:tab/>Versicherungsrecht (Zeitschrift)</text:p>
      <text:p text:style-name="P383">Verwaltung <text:tab/>Die Verwaltung (Zeitschrift)</text:p>
      <text:p text:style-name="P383">VerwArch <text:tab/>Verwaltungsarchiv (Zeitschrift)</text:p>
      <text:p text:style-name="P383">VerwR <text:tab/>Verwaltungsrecht</text:p>
      <text:p text:style-name="P383">VGH <text:tab/>Verwaltungsgerichtshof</text:p>
      <text:p text:style-name="P383">vgl. <text:tab/>vergleiche</text:p>
      <text:p text:style-name="P383">VO <text:tab/>Verordnung(en)</text:p>
      <text:p text:style-name="P383">Vorb. <text:tab/>Vorbemerkung(en)</text:p>
      <text:p text:style-name="P383">vorst. <text:tab/>vorstehend</text:p>
      <text:p text:style-name="P383">VV <text:tab/>Verwaltungsvorschrift(en)</text:p>
      <text:p text:style-name="P383">VVDStRL <text:tab/>Veröffentlichungen der Vereinigung der Deutschen Staatsrechtslehrer</text:p>
      <text:p text:style-name="P383">VwGO <text:tab/>Verwaltungsgerichtsordnung</text:p>
      <text:p text:style-name="P345"/>
      <text:p text:style-name="P383">WHO <text:tab/>World Health Organisation (Weltgesundheitsorganisation)</text:p>
      <text:p text:style-name="P345"/>
      <text:p text:style-name="P383">ZaeF(Q) <text:tab/>Zeitschrift für ärztliche Fortbildung (und Qualitätssicherung)</text:p>
      <text:p text:style-name="P383">z.B. <text:tab/>zum Beispiel</text:p>
      <text:p text:style-name="P383">ZfG <text:tab/>Zeitschrift für Gesundheitswissenschaften</text:p>
      <text:p text:style-name="P383">ZfS <text:tab/>Zentralblatt für Sozialversicherung, Sozialhilfe und Versorgung</text:p>
      <text:p text:style-name="P383">ZfRSoz <text:tab/>Zeitschrift für Rechtssoziologie</text:p>
      <text:p text:style-name="P383">ZfSH/SGB <text:tab/>Zeitschrift für Sozialhilfe und Sozialgesetzbuch</text:p>
      <text:p text:style-name="P383">Ziff. <text:tab/>Ziffer</text:p>
      <text:p text:style-name="P383">zit. <text:tab/>zitiert</text:p>
      <text:p text:style-name="P383">ZPO <text:tab/>Zivilprozessordnung</text:p>
      <text:p text:style-name="P383">ZRP <text:tab/>Zeitschrift für Rechtspolitik</text:p>
      <text:p text:style-name="P383">ZRph <text:tab/>Zeitschrift für Rechtsphilosophie</text:p>
      <text:p text:style-name="P383">ZSG <text:tab/>Zivilschutzgesetz</text:p>
      <text:p text:style-name="P383">ZStW <text:tab/>Zeitschrift für die gesamte Strafrechtswissenschaft</text:p>
      <text:p text:style-name="P383">z.T. <text:tab/>zum Teil</text:p>
      <text:p text:style-name="P383">zust. <text:tab/>zustimmend</text:p>
      <text:p text:style-name="P383">zutr. <text:tab/>zutreffend</text:p>
      <text:p text:style-name="P383">zw. <text:tab/>zwischen</text:p>
      <text:p text:style-name="P345"/>
      <text:p text:style-name="P28"/>
      <text:p text:style-name="P28"/>
      <text:h text:style-name="Heading_20_1" text:outline-level="1">EINFÜHRUNG</text:h>
      <text:p text:style-name="P32"/>
      <text:p text:style-name="P32">Gegenstand der vorliegenden Arbeit ist die Frage nach den Maßstäben einer rechtmäßigen Patientenauswahl bei einer akuten Knappheit personeller und/oder sachlicher Mittel, bei der nicht alle Hilfebedürftigen gerettet werden können (Situation der Triage). Als Beitrag zur erforderlichen interdisziplinären Diskussion sucht die Arbeit, insbesondere vor dem Hintergrund der Triage in der Katastrophenmedizin, aus der Perspektive der Rechtswissenschaft eine normative Antwort zur gerechten Verteilung knapper medizinischer Ressourcen. Dabei soll der rechtliche Handlungsrahmen herausgearbeitet werden, der der triagierenden Person – regelmäßig einem Arzt – bei der Durchführung der Patientenauswahl bzw. dem Gesetzgeber hinsichtlich deren Regelung zur Verfügung steht.</text:p>
      <text:p text:style-name="P32"/>
      <text:p text:style-name="P1"><text:span text:style-name="T2">Das Problem der Patientenauswahl kann sich für einen Arzt nicht nur in einer klassischen Katastrophensituation wie z.B. einem Terroranschlag stellen, sondern bereits nach einem größeren Verkehrsunfall auf einer abgelegenen Landstraße (etwa ein Zusammenprall von mehreren Fahrzeugen in einer schnellen Kurve mit wenigen Toten und Verletzten). Widrige Witterungsbedingungen können den schnellen Einsatz von weiteren Rettungsmitteln verhindern, sodass der Arzt gezwungen ist </text:span><text:span text:style-name="T6">ad hoc</text:span><text:span text:style-name="T2"> zu entscheiden, welchen verletzten Patienten er zuerst behandelt. Seine Entscheidung für den einen Patienten kann unter Umständen den Tod für andere Patienten bedeuten. Hat er ein uneingeschränktes Wahlrecht bei der Reihenfolge der Behandlung? Nach welchen Auswahlkriterien darf bzw. muss er dabei vorgehen? Welche Auswahlkriterien sind „gerecht“? Ist es etwa gerechtfertigt, die dreifache Mutter im Alter von Mitte 30 vor einem etwa gleich alten kinderlosen Single zu behandeln und darf dieser wiederum vor einem älteren Witwer Anfang 70 behandelt werden? Kann er den Unfallverursacher hintenanstellen? Darf der Arzt die größere Erfolgsaussicht einer Behandlung berücksichtigen? Muss der Arzt die Summe der Lebensverlängerungen maximieren? Muss er versuchen, so viele Menschenleben wie möglich zu retten oder darf er allein nach der akuten Dringlichkeit der Behandlung vorgehen, obwohl in der Zeit der Rettung des zunächst am dringlichsten erscheinenden Patienten – etwa während der Reanimationsbemühungen – drei andere Patienten, deren Rettung durch weniger Aufwand mit ziemlicher Sicherheit möglich wäre, nunmehr ebenfalls zu sterben drohen? Oder muss er nach einem Zufallsprinzip vorgehen, indem er jeweils denjenigen Hilfebedürftigen behandelt, der ihm zuerst zu Gesicht kommt oder indem er nach Ortung aller Verletzten eine Art Losverfahren durchführt? Inwieweit hat der Arzt einen Ermessens- bzw. Handlungsspielraum, den das Recht akzeptieren muss? Diese und weitere Fragen werden dem Arzt in einer solchen tragischen Situation, in der es höchstwahrscheinlich unmöglich ist, jedem der Bedürftigen die lebensrettende Hilfe zukommen zu lassen, durch den Kopf gehen. Der Arzt steht dabei unter einer enormen physischen und psychischen Belastung.</text:span></text:p>
      <text:p text:style-name="P32"/>
      <text:p text:style-name="P1"><text:span text:style-name="T2">Die Problematik der Triage stellt sich vor allem vor dem Hintergrund der ständig zunehmenden Zahl von Katastrophen. Unter ihnen dominieren solche Schadensereignisse, deren Entwicklung und Ausbruch direkt oder indirekt dem Handeln des Menschen anzulasten sind. Sie führen uns immer wieder die menschliche Verwundbarkeit vor Augen und zeigen, dass trotz hoher Technisierung und Etablierung von Rettungswesen und Katastrophenhilfe diese teilweise vor nahezu unüberwindliche Aufgaben gestellt werden. Der Präsident der Deutschen Gesellschaft für Katastrophenmedizin </text:span><text:span text:style-name="T6">Friedhelm Bartels</text:span><text:span text:style-name="T2"> geht von einer guten organisatorischen Vorbereitung auf Schadensereignisse in Deutschland aus, die weit unter 1000 Verletzten oder Erkrankten liegen. Probleme entstünden aber bei der Rettung und Erstversorgung sowie bei der klinischen Weiterversorgung im Rahmen von Schadensereignissen mit mehreren tausend Verletzten oder Erkrankten, die vielleicht eine Teilzerstörung von Infrastrukturen, u.a. der Gefahrenabwehr selbst, beinhalten. Ganz sicher würde in Deutschland ein „erfolgreicher“ Terroranschlag mit B- oder C-Kampfstoffen gravierende Probleme bereiten.</text:span><text:span text:style-name="T2"><text:note text:id="ftn1" text:note-class="footnote"><text:note-citation>1</text:note-citation><text:note-body><text:p text:style-name="P700"><text:span text:style-name="T13"><text:s/>Vgl. </text:span><text:span text:style-name="T15">Bartels</text:span><text:span text:style-name="T13">, Katastrophenmedizin: „Eine neue Situation erfordert ein schnelles Umdenken.“, Rettungsdienst 2002, 3, S. 34 ff. (34). Nach einem Bericht der FAZ, Nr. 67, v. 19.03.2004, S. 4, geht der Katastrophenschutzbeauftragte des DRK Frankfurt a.M. </text:span><text:span text:style-name="T15">Joachim Kreuzer</text:span><text:span text:style-name="T13">, von einer kritischen Lage aus, wenn es bei einem Unglück oder Anschlag mehr als 500 Verletzte gäbe, denn dann könnte die Zahl der Rettungsfahrzeuge, Krankenhausbetten und das zur Verfügung stehende Sanitätsmaterial möglicherweise nicht mehr ausreichen. In den Krankenhäusern der Stadt Frankfurt a.M. stehen für Ausnahmesituationen 300 Betten bereit. </text:span><text:span text:style-name="T15">Geier</text:span><text:span text:style-name="T13">, Für eine neue Strategie zum Schutz der Bevölkerung, in: Bundesverwaltungsamt (Hrsg.), Neue Strategie zum Schutz der Bevölkerung in Deutschland, 2003, S. 7 ff. (28), geht in seiner Studie von Maßzahlen aus, die je nach Region und Planungsvorgaben zwischen 50 und 300 Verletzten schwanken.</text:span></text:p></text:note-body></text:note></text:span><text:span text:style-name="T2"> Zudem ist zu berücksichtigen, dass deutsche Hilfsorganisationen, Polizeikräfte und Krisenreaktionseinheiten der Bundeswehr zunehmend im infrastrukturell unterentwickelten Ausland tätig werden (z.B. Afghanistan, Somalia, Naher Osten). Auch dort können sie mit einem Massenanfall von Hilfebedürftigen konfrontiert werden, wobei hier schon bei einer wesentlich geringeren Anzahl von Verletzten- und/oder Erkrankten Fragen der gerechten Verteilung knapper medizinischer Mittel auf die Helfer zukommen können.</text:span><text:span text:style-name="T2"><text:note text:id="ftn2" text:note-class="footnote"><text:note-citation>2</text:note-citation><text:note-body><text:p text:style-name="P700"><text:span text:style-name="T13"><text:s/>Vgl. </text:span><text:span text:style-name="T15">Fritz/Enders/Sahlmann</text:span><text:span text:style-name="T13">, Triage im Rettungsdienst - Kasuistik eines Massenanfalls, Wehrmedizinische Monatsschrift 1996, S. 162 ff.; </text:span><text:span text:style-name="T15">Marschang/Riedel</text:span><text:span text:style-name="T13">, Die Rwanda-Krise, Grundlagen der Gesundheitsversorgung, MMW 1998, S. 206 ff.</text:span></text:p></text:note-body></text:note></text:span></text:p>
      <text:p text:style-name="P32"/>
      <text:p text:style-name="P1"><text:span text:style-name="T2">In Gesellschaften sind Gefahren und Risiken für eine Vielzahl von Menschen nahezu überall präsent und nicht vollständig vermeidbar. Die Aufgabe besteht darin, soweit wie nur möglich derartige Gefahren und Risiken im Ansatz zu erkennen, ihnen vorzubeugen und sie in ihren Auswirkungen gering zu halten.</text:span><text:span text:style-name="T2"><text:note text:id="ftn3" text:note-class="footnote"><text:note-citation>3</text:note-citation><text:note-body><text:p text:style-name="P700"><text:span text:style-name="T13"><text:s/>Vgl. </text:span><text:span text:style-name="T15">Schutzkommission beim BMI</text:span><text:span text:style-name="T13">, „Zweiter Gefahrenbericht“, 2001, S. 7 ff. (51).</text:span></text:p></text:note-body></text:note></text:span><text:span text:style-name="T2"> Die fachgerechte Rettung der Opfer stellt dabei hohe Anforderungen an die behandelnden Ärzte. Denn unter hohem psychischem Druck müssen weitreichende Entscheidungen kurzfristig getroffen werden. Die Tatsache, dass bei nahezu allen Katastrophen die Zahl der verletzten, vergifteten oder erkrankten Menschen die der getöteten Menschen um ein Mehr- bis Vielfaches übersteigt, lässt keinen Zweifel daran, dass eine organisierte und gut vorbereitete Hilfeleistung von enormer Bedeutung ist.</text:span><text:span text:style-name="T2"><text:note text:id="ftn4" text:note-class="footnote"><text:note-citation>4</text:note-citation><text:note-body><text:p text:style-name="P700"><text:span text:style-name="T13"><text:s/>Vgl. </text:span><text:span text:style-name="T15">Rebentisch</text:span><text:span text:style-name="T13">, Hdb. der medizinischen Katastrophenhilfe, 2. Aufl., 1991, S. 39.</text:span></text:p></text:note-body></text:note></text:span><text:span text:style-name="T2"> Im Rahmen dessen stellt die rechtliche Absicherung der vor Ort Handelnden einen wichtigen Beitrag zu einer wirksamen Katastrophenhilfe im Ernstfall dar. Aufgabe der Arbeit soll es daher v.a. sein, den verantwortlich Handelnden für die Situation der Patientenauswahl präventiv einen rechtlich gesicherten Verhaltensrahmen mit auf den Weg zu geben. Erst in zweiter Hinsicht sollen die repressiven Folgen eines fehlerhaften Vorgehens bei der Patientenauswahl beleuchtet werden, insbesondere mögliche Strafen, Schadensersatz- und Schmerzensgeldansprüche gegen den Triagearzt. Deren praktische Durchsetzung wird dem betroffenen Patienten schon angesichts der regelmäßig widrigen Handlungsbedingungen bei der Patientenauswahl vor Ort und der immensen Beweisführungsprobleme vor Gericht ohnehin nur in den seltensten Fällen gelingen.</text:span></text:p>
      <text:p text:style-name="P32"/>
      <text:p text:style-name="P1"><text:span text:style-name="T2">Das weitgehend flächendeckende Netz des Notarzt- und Rettungsdienstes ist zwar eine gute Ausgangsbasis für die medizinische Katastrophenhilfe in Deutschland. Es muss sich aber auch jeder andere Arzt darüber bewusst sein, dass er schon aufgrund der allgemeinen Hilfeleistungspflicht im Rahmen des § 323c StGB bei räumlicher Nähe zum Schadensgeschehen zu Hilfe eilen oder in seiner Praxis Verletzten helfen muss oder von der Katastrophenschutzbehörde zur katastrophenmedizinischen Hilfeleistung herangezogen werden kann.</text:span><text:span text:style-name="T2"><text:note text:id="ftn5" text:note-class="footnote"><text:note-citation>5</text:note-citation><text:note-body><text:p text:style-name="P700"><text:span text:style-name="T13"><text:s/>Vgl. z.B. § 54 Abs. 1 SächsBRKG (SächsGVBl. 2004, S. 245 ff.).</text:span></text:p></text:note-body></text:note></text:span><text:span text:style-name="T2"> Während sog. „Kunstfehlerprozesse“ im ärztlichen Praxis- und Klinikalltag nichts Neues sind, ist die prozessuale Aufarbeitung von Rettungsdienst- oder Katastrophenhilfeeinsätzen eine Erscheinung der jüngeren Vergangenheit, z.B. nach dem ICE-Unglück von Eschede im Juni 1998 oder dem Gletscherbahnunglück von Kaprun im November 2000. Die Zahl der Schadensersatz- und Schmerzensgeldprozesse infolge von Rettungsdienst- und Katastrophenhilfeeinsätzen steigt, nicht zuletzt wegen der die Klagebereitschaft der Bürger erhöhenden Rechtsschutzversicherungen, ständig an. Zunehmende Professionalisierungsbestrebungen im Rettungswesen und in der Katastrophenhilfe, sowie die damit einhergehenden gestiegenen Anforderungen an das medizinische Fachpersonal, aber auch die schwindende Bereitschaft der Menschen einen Verlust als schicksalhaft zu akzeptieren, ziehen immer öfter eine juristische Würdigung des Einsatzgeschehens nach sich. Die Suche nach dem Schuldigen im Anschluss an das Ereignis macht auch vor den medizinischen Einsatzkräften nicht mehr halt. Dem stehen nicht nur die Katastrophenmediziner mit einer verstärkten rechtlichen Unsicherheit gegenüber. Obwohl die Katastrophenmedizin eine Vielzahl unterschiedlicher rechtlicher Aspekte und Fragestellungen aufwirft, die einer sorgfältigen juristischen Beurteilung bedürfen, stellt sie sich aus juristischer Sicht praktisch als </text:span><text:span text:style-name="T6">terra incognita</text:span><text:span text:style-name="T2"> dar.</text:span><text:span text:style-name="T2"><text:note text:id="ftn6" text:note-class="footnote"><text:note-citation>6</text:note-citation><text:note-body><text:p text:style-name="P700"><text:span text:style-name="T13"><text:s/>So auch </text:span><text:span text:style-name="T15">Schulte</text:span><text:span text:style-name="T13">, Rechtsgrundlagen, in: Crespin/Neff (Hrsg.), Hdb. der Sichtung, 2000, S. 40 ff. (40).</text:span></text:p></text:note-body></text:note></text:span></text:p>
      <text:p text:style-name="P32"/>
      <text:p text:style-name="P1"><text:span text:style-name="T2">Selbst zu der in der Debatte um die Katastrophenmedizin dominierenden Problematik der Triage, also der Auswahl der Patienten bei nicht hinreichenden medizinischen Ressourcen zur Rettung aller Patienten, hat es bisher keine tiefgründige juristische Auseinandersetzung gegeben. Gesetzliche Grundlagen, sei es auch nur auf der Ebene von Rechtsverordnungen oder Verwaltungsvorschriften, gibt es kaum. Einschlägige Rechtsprechung existiert nicht. </text:span><text:span text:style-name="T6">Wolfram Geier</text:span><text:span text:style-name="T2"> fordert in einer Studie, die eine wesentliche Grundlage für die Entscheidungsfindung von Bund und Ländern für die Beschlussfassung der „Neuen Strategie zum Schutz der Bevölkerung in Deutschland“ war, ausdrücklich die Klärung der „Verbindlichkeit medizinischer Behandlungsalgorithmen beim Massenanfall sowie Sichtungskategorien / Triagestufen“.</text:span><text:span text:style-name="T2"><text:note text:id="ftn7" text:note-class="footnote"><text:note-citation>7</text:note-citation><text:note-body><text:p text:style-name="P700"><text:span text:style-name="T13"><text:s/>Vgl. </text:span><text:span text:style-name="T15">Geier</text:span><text:span text:style-name="T13">, Für eine neue Strategie zum Schutz der Bevölkerung, in: Bundesverwaltungsamt (Hrsg.), Neue Strategie zum Schutz der Bevölkerung in Deutschland, 2003, S. 7 ff. (47).</text:span></text:p></text:note-body></text:note></text:span><text:span text:style-name="T2"> Die nur in geringem Maße vorhandenen rechtlichen Ausführungen, oftmals im Rahmen medizinischer Fachliteratur, erschöpfen sich in der Regel in kurzen Aufsätzen oder Kapiteln.</text:span><text:span text:style-name="T2"><text:note text:id="ftn8" text:note-class="footnote"><text:note-citation>8</text:note-citation><text:note-body><text:p text:style-name="P700"><text:span text:style-name="T13"><text:s/>s. etwa </text:span><text:span text:style-name="T15">Lippert/Weissauer</text:span><text:span text:style-name="T13">, Das Rettungswesen, Organisation, Medizin, Recht, 1984 Rn. 408 ff.</text:span></text:p></text:note-body></text:note></text:span><text:span text:style-name="T2"> In den führenden Werken des Arzt- und Medizinrechts kommen die Begriffe „Katastrophenmedizin“ oder gar „Triage“ zum Teil nicht einmal im Register vor.</text:span><text:span text:style-name="T2"><text:note text:id="ftn9" text:note-class="footnote"><text:note-citation>9</text:note-citation><text:note-body><text:p text:style-name="P700"><text:span text:style-name="T13"><text:s/>Nur wenige Zeilen in </text:span><text:span text:style-name="T15">Laufs</text:span><text:span text:style-name="T13">, Arztrecht, 5. Aufl., 1993 Rn. 159, 494; bei </text:span><text:span text:style-name="T15">Deutsch/Spickhoff</text:span><text:span text:style-name="T13">, Medizinrecht, 5. Aufl., 2003 Rn. 489 und bei </text:span><text:span text:style-name="T15">Bender</text:span><text:span text:style-name="T13">, Katastrophenschutz (2840), in: Rieger (Hrsg.), Lexikon des Arztrechts, 2. Aufl., Stand 08/2005 Rn. 16 f. Nichts dagegen in </text:span><text:span text:style-name="T15">Giesen</text:span><text:span text:style-name="T13">, Arzthaftungsrecht, 4. Aufl., 1995 und in </text:span><text:span text:style-name="T15">Laufs/Uhlen-bruck</text:span><text:span text:style-name="T13"> (Hrsg.), Hdb. des Arztrechts, 3. Aufl., 2002, dem Standardwerk des dt. Arzt- und Medizinrechts.</text:span></text:p></text:note-body></text:note></text:span><text:span text:style-name="T2"> Soweit in den wenigen juristischen Publikationen etwas tiefer auf die von den Katastrophenmedizinern vorgeschlagene Triage eingegangen wird, wird deren konsequente Anwendung überwiegend als verfassungswidrig und gar als strafbar angesehen.</text:span><text:span text:style-name="T2"><text:note text:id="ftn10" text:note-class="footnote"><text:note-citation>10</text:note-citation><text:note-body><text:p text:style-name="P700"><text:span text:style-name="T13"><text:s/>Vgl. </text:span><text:span text:style-name="T15">Hofferbert</text:span><text:span text:style-name="T13">, Rechtliche Aspekte, in: Mayer (Hrsg.), Katastrophenmedizin, 1987, S. 137 ff. (152 f.); </text:span><text:span text:style-name="T15">Dönicke</text:span><text:span text:style-name="T13">, Strafrechtliche Aspekte der Katastrophenmedizin, 1987, S. 187; </text:span><text:span text:style-name="T15">Kautzky/Illhardt/Künschner</text:span><text:span text:style-name="T13">, Selektion, in: Eser/v. Lutterotti/Sporken (Hrsg.), Lexikon - Medizin, Ethik, Recht, 1989, Sp. 1039 ff.; </text:span><text:span text:style-name="T15">Künschner</text:span><text:span text:style-name="T13">, Wirtschaftlicher Behandlungsverzicht und Patientenauswahl, 1992, S. 342; </text:span><text:span text:style-name="T15">Oelert</text:span><text:span text:style-name="T13">, Allokation von Organen, 2002, S. 129 f.; </text:span><text:span text:style-name="T15">Ufer</text:span><text:span text:style-name="T13">, Recht, in: Crespin/Peter (Hrsg.), Hdb. für Organisatorische Leiter, 2002, S. 73 ff. (85); a.A. ohne nähere Begründung </text:span><text:span text:style-name="T15">Lippert/Weissauer</text:span><text:span text:style-name="T13">, Das Rettungswesen, Organisation, Medizin, Recht, 1984 Rn. 411.</text:span></text:p></text:note-body></text:note></text:span><text:span text:style-name="T2"> Eine zuverlässige juristische Beratung sowohl der Rettungskräfte, als auch des Normgebers ist für dieses zentrale Problem ohne Weiteres gar nicht möglich. Daher soll in dieser Arbeit v.a. untersucht werden, ob der Hauptkritikpunkt der Katastrophenmedizin, die von ihr vorgeschlagene Triage, an sich überhaupt rechtlich zulässig ist, wenn ja in welchem abstrakt-generellen Rahmen die Triage stattfinden darf und ob nicht sogar eine Rechtspflicht zur Durchführung einer bestimmten Triage besteht. Oder gilt insoweit etwa doch der alte Rechtssatz, den </text:span><text:span text:style-name="T6">Immanuel Kant</text:span><text:span text:style-name="T2"> (1724-1804) den „Sinnspruch des Notrechts“</text:span><text:span text:style-name="T2"><text:note text:id="ftn11" text:note-class="footnote"><text:note-citation>11</text:note-citation><text:note-body><text:p text:style-name="P700"><text:span text:style-name="T13"><text:s/></text:span><text:span text:style-name="T15">Kant</text:span><text:span text:style-name="T13">, Die Metaphysik der Sitten (1797), Weischedel (Hrsg.), Bd. VIII, 3. Aufl., 1979, S. 343.</text:span></text:p></text:note-body></text:note></text:span><text:span text:style-name="T2"> nannte: </text:span><text:span text:style-name="T6">necessitas non habet legem</text:span><text:span text:style-name="T2">, also „Not kennt kein Gebot“?</text:span></text:p>
      <text:p text:style-name="P32"/>
      <text:p text:style-name="P1"><text:span text:style-name="T2">Dabei müssen in dieser Arbeit auch folgende Fragestellungen angesprochen werden: Inwieweit lässt sich die Problematik dieser Arbeit in die gegenwärtig heftige Diskussion um Rationierungs- und Verteilungsfragen in der gewöhnlichen Alltagsmedizin einordnen? Können die Grundsätze der Triage, die für die Katastrophenmedizin gelten, auch auf diesen Bereich übertragen werden?</text:span><text:span text:style-name="T2"><text:note text:id="ftn12" text:note-class="footnote"><text:note-citation>12</text:note-citation><text:note-body><text:p text:style-name="P700"><text:span text:style-name="T13"><text:s/>Das Aufkommen dieser Frage betont z.B. </text:span><text:span text:style-name="T15">Weissauer</text:span><text:span text:style-name="T13">, Rationalisierung, in: Oberender (Hrsg.), Rationalisierung und Rationierung im Gesundheitswesen, 1996, S. 75 ff. (79).</text:span></text:p></text:note-body></text:note></text:span><text:span text:style-name="T2"> Die (verdeckte) Rationierung von medizinischen Leistungen ist im deutschen Gesundheitswesen mittlerweile ein Faktum geworden. Ihre eminente rechtliche Bedeutung erhält die Frage der Patientenauswahl aufgrund der existenziellen Situation, in der sich die auf die Behandlung wartenden Patienten befinden. In einer Vielzahl von Fällen geht es in letzter Konsequenz bei der Gewährung oder Nicht-Gewährung medizinischer Ressourcen um die Verteilung von Leben. Im Bereich der Transplantationsmedizin und durch den enormen Fortschritt in der lebensrettenden Intensivmedizin sind Patientenauswahlentscheidungen längst keine seltenen Ausnahmen mehr. Mögen unsere Krankenhäuser auch technisch für alle Notfälle gerüstet sein, so verfügen sie doch oftmals nicht über die erforderlichen personellen Kapazitäten, um das technische Gerät zu bedienen. Begriffe wie „Pflegenotstand“ und „Ärztemangel“ sind in Deutschland schon seit geraumer Zeit in nahezu alltäglichem Gebrauch.</text:span><text:span text:style-name="T2"><text:note text:id="ftn13" text:note-class="footnote"><text:note-citation>13</text:note-citation><text:note-body><text:p text:style-name="P71"><text:span text:style-name="T13"><text:s/>Vgl. </text:span><text:span text:style-name="T15">Rössler</text:span><text:span text:style-name="T13">, Moral und Ethik, Intensivmedizin u. Notfallmedizin 1991, S. 141 ff. (142); </text:span><text:span text:style-name="T15">Zinganell</text:span><text:span text:style-name="T13">, Kostendämpfung u. ärztlicher Standard, MedR 1993, S. 342 ff.; </text:span><text:span text:style-name="T15">V.H. Schmidt</text:span><text:span text:style-name="T13">, Politik der Organverteilung, 1996, S. 12.</text:span></text:p></text:note-body></text:note></text:span><text:span text:style-name="T2"> Angesichts der Fortschritte in der modernen Medizin stellte der deutsche Theologe und Philosoph </text:span><text:span text:style-name="T6">Helmut Thielicke</text:span><text:span text:style-name="T2"> schon 1968 die Frage: „Wer darf leben?“.</text:span><text:span text:style-name="T2"><text:note text:id="ftn14" text:note-class="footnote"><text:note-citation>14</text:note-citation><text:note-body><text:p text:style-name="P700"><text:span text:style-name="T13"><text:s/></text:span><text:span text:style-name="T15">Thielicke</text:span><text:span text:style-name="T13">, Wer darf leben? - Der Arzt als Richter, 1968, S. 50 ff.</text:span></text:p></text:note-body></text:note></text:span><text:span text:style-name="T2"> In Anbetracht der zunehmenden Patientenauswahlsituationen in der Medizin fragte 1970 der amerikanische Ethiker </text:span><text:span text:style-name="T6">James Childress</text:span><text:span text:style-name="T2">: „Who Shall Live When Not All Can Live?“.</text:span><text:span text:style-name="T2"><text:note text:id="ftn15" text:note-class="footnote"><text:note-citation>15</text:note-citation><text:note-body><text:p text:style-name="P700"><text:span text:style-name="T17"><text:s/></text:span><text:span text:style-name="T18">Childress</text:span><text:span text:style-name="T17">, Who Shall Live When Not All Can Live?, Soundings 53 (1970), S. 339 ff.</text:span></text:p></text:note-body></text:note></text:span><text:span text:style-name="T2"> Die Verteilungsentscheidungen sind wegen ihrer ausgesprochen harten Konsequenzen in jedem Fall „schmerzlich“ und irgendwie immer falsch, da sie Opportunitätskosten verursachen. </text:span><text:span text:style-name="T6">Guido Calabresi</text:span><text:span text:style-name="T2"> und </text:span><text:span text:style-name="T6">Phillip Bobbitt</text:span><text:span text:style-name="T2"> haben daher 1978 für derartige Allokationsprobleme den Ausdruck „Tragic Choices“ geprägt.</text:span><text:span text:style-name="T2"><text:note text:id="ftn16" text:note-class="footnote"><text:note-citation>16</text:note-citation><text:note-body><text:p text:style-name="P700"><text:span text:style-name="T17"><text:s/></text:span><text:span text:style-name="T18">Calabresi/Bobitt</text:span><text:span text:style-name="T17">, Tragic Choices, The conflicts society confronts in the allocation of tragically scarce resources, 1978.</text:span></text:p></text:note-body></text:note></text:span><text:span text:style-name="T2"> Bereits 1983 sprach </text:span><text:span text:style-name="T6">Walter von Wartburg</text:span><text:span text:style-name="T2"> von der beginnenden „Sozialen Triage“ im Gesundheitswesen.</text:span><text:span text:style-name="T2"><text:note text:id="ftn17" text:note-class="footnote"><text:note-citation>17</text:note-citation><text:note-body><text:p text:style-name="P700"><text:span text:style-name="T13"><text:s/></text:span><text:span text:style-name="T15">V. Wartburg</text:span><text:span text:style-name="T13">, Gleichheit und Gerechtigkeit im Gesundheitswesen, Beihefte der Zeitschrift für Schweizerisches Recht, Heft 2, 1983, S. 16.</text:span></text:p></text:note-body></text:note></text:span><text:span text:style-name="T2"> </text:span><text:span text:style-name="T6">Paul Sporken</text:span><text:span text:style-name="T2"> stellte 1989 fest, dass die Mediziner in Zukunft „mehr und mehr zu einer Auswahl oder Selektierung von Patienten gezwungen“ sein werden.</text:span><text:span text:style-name="T2"><text:note text:id="ftn18" text:note-class="footnote"><text:note-citation>18</text:note-citation><text:note-body><text:p text:style-name="P700"><text:span text:style-name="T13"><text:s/></text:span><text:span text:style-name="T15">Sporken</text:span><text:span text:style-name="T13">, Medizinische Ethik, in: Eser/v. Lutterotti/Sporken (Hrsg.) Lexikon - Medizin, Ethik, Recht, 1989, Sp. 711 ff. (719).</text:span></text:p></text:note-body></text:note></text:span><text:span text:style-name="T2"> 1996 wies der Soziologe </text:span><text:span text:style-name="T6">Volker H. Schmidt</text:span><text:span text:style-name="T2"> in einem bemerkenswerten Aufsatz auf die „Veralltäglichung der Triage“ in Deutschland hin.</text:span><text:span text:style-name="T2"><text:note text:id="ftn19" text:note-class="footnote"><text:note-citation>19</text:note-citation><text:note-body><text:p text:style-name="P700"><text:span text:style-name="T13"><text:s/></text:span><text:span text:style-name="T15">V.H. Schmidt</text:span><text:span text:style-name="T13">, Veralltäglichung der Triage, Zeitschrift für Soziologie, 1996, S. 419 ff. (419).</text:span></text:p></text:note-body></text:note></text:span><text:span text:style-name="T2"> Noch deutlicher wurde zuletzt der Philosoph </text:span><text:span text:style-name="T6">Wolfgang Kersting</text:span><text:span text:style-name="T2">: „Das Triageproblem, das aus Feldlazaretten aller Kriege und aus der Katastrophenmedizin bekannt ist, ist struktureller Bestandteil eines wohlfahrtsstaatlichen Versorgungssystems in einer Gesellschaft mit wachsendem medizinischen Wissen und sich unaufhörlich ausweitender Medizintechnologie.“</text:span><text:span text:style-name="T2"><text:note text:id="ftn20" text:note-class="footnote"><text:note-citation>20</text:note-citation><text:note-body><text:p text:style-name="P700"><text:span text:style-name="T13"><text:s/></text:span><text:span text:style-name="T15">Kersting</text:span><text:span text:style-name="T13">, Egalitäre Grundversorgung und Rationierungsethik, in: Gutmann/Schmidt, V.H. (Hrsg.), Rationierung und Allokation im Gesundheitswesen, 2002, S. 41 ff. (66).</text:span></text:p></text:note-body></text:note></text:span></text:p>
      <text:p text:style-name="P32"/>
      <text:p text:style-name="P32">Die „gerechte“ Verteilung der knappen medizinischen Ressourcen in der Situation der Triage stellt kein rein medizinisches, gesundheitsökonomisches oder juristisches, sondern ein gesamtgesellschaftliches Problem dar. Deshalb sollen nach einer Darstellung der Katastrophenmedizin und der von ihr vorgeschlagene Triage (§ 2), sowie der Einordnung der Triage in die Rationierungsdebatte im Gesundheitswesen allgemein (§ 3) zunächst die verschiedenen ethischen Aspekte ärztlichen Handelns und die philosophischen Gerechtigkeitsansätze im Bezug auf die Verteilung knapper medizinischer Ressourcen beleuchtet werden (§ 4). Danach wird festgestellt werden, inwieweit das einfache deutsche Gesetzesrecht, insbesondere das Sozialrecht, welches auch das gesetzliche Krankenversicherungsrecht umfasst, bereits spezielle Antworten auf Verteilungsfragen bei medizinischer Knappheit gibt (§ 5). Daran anschließend wird nach Vorgaben bzw. Anhaltspunkten in internationalen Quellen gesucht (§ 6). Ausführlich dargestellt werden daraufhin die Aussagen des deutschen Verfassungsrechts, welches Wertentscheidungen für alle Bereiche des deutschen Rechts enthält. An dessen Vorgaben müssen sich die möglichen Verteilungskriterien messen lassen. Außerdem muss offengelegt werden, inwieweit darüber hinaus das öffentliche Recht die Triage hinreichend regelt und dem beim Massenanfall Hilfebedürftigen tätigen Arzt zur Seite steht (§ 7). Schließlich kommen dem Strafrecht und dem Zivilrecht besondere ressourcenverteilende Funktionen zu, da sie beide in ihren Rechtsfolgenormen ärztliches Fehlverhalten mit Strafe bzw. Schadensersatz- und Schmerzensgeldansprüchen sanktionieren (§ 8).</text:p>
      <text:p text:style-name="P32"/>
      <text:p text:style-name="P32">Angesichts der Komplexität der einzelnen Problemkreise und der geringen Bandbreite mit der sich die Rechtswissenschaft dieser Thematik bislang angenommen hat, können und sollen in dieser Arbeit zwar keine erschöpfende und abschließend verbindliche rechtliche Ergebnisse dargelegt, jedoch zumindest wesentliche Problempunkte in ihren Dimensionen und konkrete Ansätze zu ihrer Lösung aufgezeigt werden.</text:p>
      <text:h text:style-name="P688" text:outline-level="1">KATASTROPHENMEDIZIN UND TRIAGE</text:h>
      <text:p text:style-name="P32"/>
      <text:p text:style-name="P32">Zunächst soll die eingangs aufgestellte Behauptung, dass Katastrophen bzw. große Schadensereignisse ständig zunehmen, untermauert werden. Voraussetzung für eine tiefgründige rechtliche Auseinandersetzung mit der Triage ist die sich daran anschließende systematische Ordnung der allgemein verwendeten und für die medizinische Praxis maßgeblichen Schadensbegriffe sowie eine gewisse Vertrautheit mit den medizinischen Verfahren bei akuten Schadensereignissen. Hiernach soll die historische Entwicklung der Triage und die gegenwärtig von der Katastrophenmedizin vorgeschlagene praktische Durchführung der Triage dargestellt werden. Dabei wird keine gesonderte Betrachtung der unterschiedlichen Verletzungsmuster erfolgen, etwa nach chirurgischen Verletzungen, Strahlenschäden, Vergiftungen, Infektionen. Die rechtlichen Grundsätze des Handelns zur Bewältigung von Großschadenslagen werden in jedem Falle gleich sein. Darauf folgend soll ein kurzer Überblick über die erbitterten Diskussionen um die Anerkennung der Triage in den 80er Jahren in Deutschland gegeben werden. Eine Untersuchung der ambivalenten Verwendung des Begriffes Triage in der Gegenwart wird dieses Kapitel abschließen.</text:p>
      <text:p text:style-name="P32"/>
      <text:p text:style-name="P32"/>
      <text:h text:style-name="Heading_20_2" text:outline-level="2">Katastrophen und andere Schadensereignisse</text:h>
      <text:p text:style-name="P29"/>
      <text:h text:style-name="Heading_20_3" text:outline-level="3">Steigende Tendenz</text:h>
      <text:h text:style-name="Heading_20_4" text:outline-level="4">Naturkatastrophen</text:h>
      <text:p text:style-name="P1"><text:span text:style-name="T2">Von 1950 bis 2000 ist die jährliche Zahl der Naturkatastrophen weltweit kontinuierlich um mehr als das Vierfache gestiegen. In den 50er Jahren wurden 20, in den 90ern 84 große Naturkatastrophen mit insgesamt zehntausenden Toten gezählt.</text:span><text:span text:style-name="T2"><text:note text:id="ftn21" text:note-class="footnote"><text:note-citation>1</text:note-citation><text:note-body><text:p text:style-name="P700"><text:span text:style-name="T13"><text:s/>s. dazu insbes. die ausführlichen und ständig aktualisierten Statistiken der Münchner Rückversicherungs-Gesellschaft, www.munichre.com und der Schweizer Rückversicherungs-Gesellschaft, www.swissre.com.</text:span></text:p></text:note-body></text:note></text:span><text:span text:style-name="T2"> Gründe für die Zunahme der Katastrophen</text:span><text:alphabetical-index-mark text:string-value="- Naturkatastrophen" text:key1="Katastrophen"/><text:span text:style-name="T2"> liegen v.a. in dem schnellen Anwachsen der Weltbevölkerung und der damit einhergehenden Ausdehnung von Wohn- und Industriegebieten, dem sich mit immer höherer Geschwindigkeit entwickelnden technischen Fortschritt und dessen Ausnutzung in allen Lebensbereichen. Die zumindest zum Teil von Menschen verursachten Klimaveränderungen lassen vielfältige Folgen, wie etwa Überschwemmungen, Starkregen, Orkane, Tornados, Hangrutschungen und extreme Hitze erwarten, auf die sich zunehmend eingestellt werden muss.</text:span><text:span text:style-name="T2"><text:note text:id="ftn22" text:note-class="footnote"><text:note-citation>2</text:note-citation><text:note-body><text:p text:style-name="P700"><text:span text:style-name="T13"><text:s/>Vgl. </text:span><text:span text:style-name="T15">Schutzkommission beim BMI</text:span><text:span text:style-name="T13">, „Zweiter Gefahrenbericht“, 2001, S. 7 ff. (61).</text:span></text:p></text:note-body></text:note></text:span><text:span text:style-name="T2"> </text:span><text:span text:style-name="T28">Forschungsergebnisse von Klimawissenschaftlern belegen, dass bereits geringe Temperaturänderungen außerordentlich große Wirkungen bei den entsprechenden Extremwerten entfalten. Es ist zu befürchten, dass Extremereignisse, die auf die Klimaänderung zurückgeführt werden können, immer gravierendere Folgen haben werden. </text:span><text:span text:style-name="T2">Erinnert sei hier nur an die Jahrhundertflut in Mitteldeutschland im August 2002 mit ihren 21 Todesopfern, zahlreichen Verletzten und den Massenevakuierungen (allein in Sachsen wurden ca. 45.000 Menschen evakuiert), an die Hitzewelle und Waldbrände in Südeuropa im Sommer 2003, welche ca. 20.000 Menschen das Leben kosteten, an die verheerende Tsunami-Flutwelle in Südostasien im Dezember 2004 mit seinen ca. 300.000 Toten oder an das Erdbeben im Norden Pakistans im Oktober 2005 mit einer Opferzahl von ca. 80.000 Menschen. Gefahren für das menschliche Leben entstehen dabei nicht nur unmittelbar durch das Schadensereignis selbst, sondern oftmals auch erst infolge der zerstörten Infrastruktur (Wasser-, Lebensmittel-, Energieversorgung, unpassierbare Zugangsstraßen, Unzugänglichkeit von Gebäuden etc.) und durch den Ausbruch von Seuchen.</text:span></text:p>
      <text:p text:style-name="P32"/>
      <text:p text:style-name="P1"><text:span text:style-name="T2">Im Übrigen bergen natürliche Gefährdungen durch biologische Erreger, z.B. Influenzaepidemien, ein weiteres erhebliches Risikopotenzial für eine Vielzahl von Menschenleben, welches sich aufgrund der Globalisierung noch verstärkt.</text:span><text:span text:style-name="T2"><text:note text:id="ftn23" text:note-class="footnote"><text:note-citation>3</text:note-citation><text:note-body><text:p text:style-name="P700"><text:span text:style-name="T13"><text:s/>Ausführlich zu den Gefahren biologischer Erreger etwa </text:span><text:span text:style-name="T15">Fock</text:span><text:span text:style-name="T13">, Außergewöhnliche biologische Gefahren, in: Bundesamt für Bevölkerungsschutz und Katastrophenhilfe (Hrsg.), Biologische Gefahren, 2004, S. 17 ff.</text:span></text:p></text:note-body></text:note></text:span><text:span text:style-name="T2"> So stürzte 1918/19 die Spanische Grippe die Welt in eine große Pandemie mit ca. 40-50 Millionen Toten. Entsprechende Befürchtungen werden seit Anfang 2004 mit der weltweit rasanten Ausbreitung des Geflügelpest-Virus „H5N1“ wach. Noch handelt es sich bei der Vogelgrippe um eine klassische Tierseuche, die nur selten beim Menschen zum Tode führt. Jedoch kann schon morgen eine geringe genetische Mutation des Virus zu einer globalen Pandemie führen, in deren Folge viele Millionen Menschen erkranken und sterben könnten.</text:span><text:span text:style-name="T2"><text:note text:id="ftn24" text:note-class="footnote"><text:note-citation>4</text:note-citation><text:note-body><text:p text:style-name="P700"><text:span text:style-name="T13"><text:s/>Der </text:span><text:span text:style-name="T15">WHO-Generaldirektor Jong Wook Lee</text:span><text:span text:style-name="T13"> geht von Folgendem aus: „Wir wissen nicht wann es geschehen wird. Wir wissen aber, dass es passieren wird. […] Alle Hinweise sind klar, dass es auch eine Grippe-Pandemie geben wird.“, vgl. dazu etwa die Berichterstattung in: Leipziger Volkszeitung, v. 08.11.2005, S. 1.</text:span></text:p></text:note-body></text:note></text:span></text:p>
      <text:p text:style-name="P32"/>
      <text:p text:style-name="P32">Keineswegs zu vernachlässigen sind zudem stetige aus dem Weltraum drohende Gefahren. So verfehlte im Juni 2002 und im März 2004 jeweils ein Asteroid („2002 MN“ und „2004 FH“) nur knapp die Erde. Ein Aufprall eines solchen Asteroiden auf die Erde entspräche den Zerstörungen durch mehrere Hiroshimabomben.</text:p>
      <text:p text:style-name="P32"/>
      <text:list text:style-name="WW8Num62">
        <text:list-item>
          <text:p text:style-name="P72">Technische Katastrophen</text:p>
        </text:list-item>
      </text:list>
      <text:p text:style-name="P1"><text:span text:style-name="T2">Technische Katastrophen</text:span><text:alphabetical-index-mark text:string-value="- Technische Katastrophen" text:key1="Katastrophen"/><text:span text:style-name="T2"> ereignen sich ebenfalls vermehrt. Sie bedrohen insbesondere Industriestaaten mit ihrer zumeist in Ballungsräumen lebenden Bevölkerung sowie ihren hochsensiblen technischen Anlagen. Erinnert sei hier z.B. an die Explosion einer Düngemittelfabrik in Toulouse im September 2001 mit ca. 30 Toten und 4.500 Verletzten. Die chemische Industrie und v.a. ihre unvermeidlichen Gefahrguttransporte bergen alltägliche Risiken für die menschliche Gesundheit. Der technische Fortschritt und die zunehmende weltweite Mobilität bergen erhebliche Gefahren in sich. Allein in Deutschland stieg von 1990 bis 1998 der Luftverkehr um 58 Prozent. Die sichere Koordination der in der Luft befindlichen Flugzeuge wird immer komplexer und damit auch risikoreicher. Hingewiesen sei in diesem Zusammenhang etwa auf den Flugzeugzusammenstoß über dem Bodensee im Juli 2002, bei dem sich große brennende Wrackteile auf einen Radius von ca. 30 km verteilten. Die Einwohner der naheliegenden Stadt Überlingen entgingen dabei selbst nur knapp einer Katastrophe. Als Beispiele für technische von Menschen verursachte Katastrophen seien hier außerdem das Flugschauunglück von Ramstein im August 1988, das ICE-Unglück von Eschede im Juni 1998, </text:span><text:span text:style-name="Strong_20_Emphasis"><text:span text:style-name="T8">da</text:span></text:span><text:span text:style-name="T2">s Gletscherbahnunglück von Kaprun im November 2000 oder der verheerende Hotelbrand in Paris im April 2005 genannt.</text:span></text:p>
      <text:p text:style-name="P32"/>
      <text:p text:style-name="P1"><text:span text:style-name="T2">Von 1970 bis 2000 hat sich der Fahrzeugbestand in Deutschland mehr als verdoppelt. Allein für den Güterverkehr in Deutschland erwartet die Bundesregierung ein Wachstum von rund 64 Prozent von 2001 bis 2015.</text:span><text:span text:style-name="T2"><text:note text:id="ftn25" text:note-class="footnote"><text:note-citation>5</text:note-citation><text:note-body><text:p text:style-name="P700"><text:span text:style-name="T13"><text:s/>Vgl. </text:span><text:span text:style-name="T15">Schutzkommission beim BMI</text:span><text:span text:style-name="T13">, „Zweiter Gefahrenbericht“, 2001, S. 59 f.</text:span></text:p></text:note-body></text:note></text:span><text:span text:style-name="T2"> Beispielhaft für zunehmend große Straßenverkehrskatastrophen in den letzten Jahren sei hier etwa an das Flammeninferno im </text:span><text:span text:style-name="Strong_20_Emphasis"><text:span text:style-name="T8">Montblanctunnel in Frankreich</text:span></text:span><text:span text:style-name="T2"> im März 1999 erinnert oder an die Massenkarambolage von ca. 250 Autos im dichten Nebel auf einer Autobahn in Norditalien im März 2002. Ein mit Wasserstoff beladener Laster hatte dabei Feuer gefangen, wodurch in den Flammen weitere Menschen starben. Die Feuerwehr konnte die Explosion der Wasserstoffflaschen gerade noch verhindern. Auch Reisebusunglücke ereignen sich vermehrt. Diesbezüglich sei etwa das Busunglück am Plattensee im Mai 2003 angeführt, als ein Zug mit einem auf einem Bahnübergang befindlichen voll besetzten Bus zusammenstieß.</text:span></text:p>
      <text:p text:style-name="P32"/>
      <text:list text:style-name="WW8Num62" text:continue-numbering="true">
        <text:list-item>
          <text:p text:style-name="P72">Terroranschläge</text:p>
        </text:list-item>
      </text:list>
      <text:p text:style-name="P1"><text:span text:style-name="T2">Neben Naturkatastrophen und technische Katastrophen</text:span><text:alphabetical-index-mark text:string-value="- Terroranschläge" text:key1="Katastrophen"/><text:span text:style-name="T2"> rücken aber v.a. weltweit ohne jede Warnung durchgeführte Terroranschläge durch internationale Terrororganisationen und organisierte Kriminalität in die Gegenwart.</text:span><text:span text:style-name="T2"><text:note text:id="ftn26" text:note-class="footnote"><text:note-citation>6</text:note-citation><text:note-body><text:p text:style-name="P700"><text:span text:style-name="T13"><text:s/>Vgl. a.a. O. S. 7 ff.</text:span></text:p></text:note-body></text:note></text:span><text:span text:style-name="T2"> Die Gefährdungen sind kaum kalkulierbar. Es muss mit dem fanatischen Einsatz von Selbstmordattentätern als fahrenden oder fliegenden Bomben gerechnet werden. Aufgrund der Anschläge des islamistischen Terrornetzwerkes Al Qaida vom 11. September 2001 auf das World Trade Center in New York und das Pentagon, sowie infolge der Anthrax-Fälle in den USA musste die Gefahrenlage weltweit neu eingeschätzt werden. Die Terroristische Bedrohung realisierte sich im Jahre 2002 etwa in den Anschlägen auf die Synagoge in Djerba und auf das Touristenzentrum in Bali. Als Nachahmer des 11. September 2001 hielt im Jahr 2003 ein psychisch gestörter Pilot eines Kleinflugzeuges über 2 Stunden die Bürger Frankfurt am Mains in Atem, da er damit drohte, sein Flugzeug in dem dicht besiedelten Gebiet der Innenstadt in ein Hochhaus abstürzen zu lassen. Erst in letzter Minute, kurz vor Ausgehen des Treibstoffes, konnte er von seinem Vorhaben abgebracht werden.</text:span><text:span text:style-name="T2"><text:note text:id="ftn27" text:note-class="footnote"><text:note-citation>7</text:note-citation><text:note-body><text:p text:style-name="P700"><text:span text:style-name="T13"><text:s/>Vgl. Süddeutsche Zeitung, http://www.sueddeutsche.de/aktuell/sz/getArticleSZ.php?artikel=artikel2973.php.</text:span></text:p></text:note-body></text:note></text:span><text:span text:style-name="T2"> Im selben Jahr konnte eine zündfähige in einem Koffer abgestellte Bombe im Dresdner Hauptbahnhof gerade noch rechtzeitig durch die Polizei gesprengt werden. Spätestens mit der Anschlagsserie auf die Madrider Vorortzüge im Jahre 2004 und mit den U-Bahn-Anschlägen in London ein Jahr später ist die Terrorbedrohung für jeden offensichtlich in der Europäischen Union angekommen.</text:span></text:p>
      <text:p text:style-name="P32"/>
      <text:p text:style-name="P1"><text:span text:style-name="T2">Die Welt ist zu Beginn des 21. Jahrhunderts damit entgegen der Hoffnung vieler Menschen nicht sicherer, sondern unsicherer geworden. Mit dem Ende des Kalten Krieges und der Auflösung der bipolaren Weltordnung war in den 90er Jahren eine gewisse sicherheitspolitische „Sprachlosigkeit“ eingetreten und in dessen Schatten ein Abbauprogramm in der Sicherheitspolitik (z.B. der Sirenen) durchgeführt worden. In der Zwischenzeit haben mit Waffengewalt ausgetragene ethnische Konflikte, politischer Extremismus und religiöser Fundamentalismus erheblich an Bedeutung gewonnen.</text:span><text:span text:style-name="T2"><text:note text:id="ftn28" text:note-class="footnote"><text:note-citation>8</text:note-citation><text:note-body><text:p text:style-name="Footnote"><text:s/>Vgl. <text:span text:style-name="T25">Bundesverwaltungsamt (Hrsg.),</text:span> Neue Strategie zum Schutz der Bevölkerung in Deutschland, 2003, S. 5.</text:p></text:note-body></text:note></text:span><text:span text:style-name="T2"> Es besteht ein gewaltiges Bedrohungspotenzial durch die Proliferation von Massenvernichtungsmitteln in gewaltbereiten Diktaturen und in den Händen terroristischer Organisationen. Die Gefährdung Deutschlands liegt dabei besonders in der Dichte seiner Besiedlung. Wenn Mitglieder fanatisierter Gruppen in präzise geplanten und koordiniert durchgeführten Selbstmoder-Attentaten die Maximierung des Schadens anstreben, sind Anschläge auf Atomkraftwerke, Hochhäuser, Messe- und Marktplätze, Flughäfen, den Bahnverkehr, die Sprengung von Talsperren, Anschläge auf voll besetzte Sportstadien oder auf Großveranstaltungen mit großer symbolträchtiger Bedeutung für Deutschland, Europa oder die Welt (wie z.B. der geplante Bombenanschlag auf den Straßburger Weihnachtsmarkt für Dezember 2000 gezeigt hat), und selbst die Freisetzung von radioaktiven, biologischen oder chemischen Gefahrenstoffen in Luft und (Trink-)Wasser nicht mehr undenkbar. Größere Menschenansammlungen sind potenzielle Gefahrenpunkte geworden. Zudem haben die bisherigen Terroranschläge deutlich gemacht, dass sie nahezu gleichzeitig an mehreren Orten erfolgen können, was die Einsatzkräfte zusätzlich vor große Probleme stellt.</text:span><text:span text:style-name="T2"><text:note text:id="ftn29" text:note-class="footnote"><text:note-citation>9</text:note-citation><text:note-body><text:p text:style-name="P700"><text:span text:style-name="T13"><text:s/>Zu den sich bei Großübungen zeigenden Grenzen siehe etwa </text:span><text:span text:style-name="T15">Leitner</text:span><text:span text:style-name="T13">, Bewältigung von zwei Großschadensfällen gleichzeitig?, Im Einsatz 2004, S. 74 ff.; </text:span><text:span text:style-name="T15">ders.</text:span><text:span text:style-name="T13">, „Joint Emergency Response Exercise 2004“ am Flughafen München, Im Einsatz 2004, S. 118 ff. („zwei Notlandungen fast zeitgleich […] Ärztemangel“); </text:span><text:span text:style-name="T15">Peter</text:span><text:span text:style-name="T13">, Terroranschläge in Madrid im März 2004 – Welche Lehren sind zu ziehen?, Im Einsatz 2004, S. 303 ff. („Die Kräftekonzentration bei einer Anschlagsserie auf die erste Schadensstelle wäre nicht richtig“); </text:span><text:span text:style-name="T15">Meyer</text:span><text:span text:style-name="T13">, Große Katastrophenschutzübung im Fußballstadion (Leipzig), Im Einsatz 2005, S. 194 ff.</text:span></text:p></text:note-body></text:note></text:span><text:span text:style-name="T2"> Bei allen genannten Szenarien ist außerdem in unserer „panikbereiten Gesellschaft“ grundsätzlich mit einer begleitenden Panik und entsprechenden Massenphänomenen zu rechnen.</text:span><text:span text:style-name="T2"><text:note text:id="ftn30" text:note-class="footnote"><text:note-citation>10</text:note-citation><text:note-body><text:p text:style-name="P700"><text:span text:style-name="T13"><text:s/>Vgl. dazu ausführlich </text:span><text:span text:style-name="T15">Bochnik</text:span><text:span text:style-name="T13">: Panikreaktion Einzelner und Panik als Massenphänomen, in: Hempelmann/Adams/Sefrin (Hrsg.), Notfallmedizin, 1999, S. 604 ff.</text:span></text:p></text:note-body></text:note></text:span></text:p>
      <text:p text:style-name="P32"/>
      <text:p text:style-name="P1"><text:span text:style-name="T2">Chemische und biologische Kampfstoffe können in apparativ einfach ausgestatteten, kleinen Laboratorien zu relativ geringen Kosten neu produziert und abgefüllt werden. Diese können dann in verdeckter Weise zum Einsatz gebracht werden. Beispiele hierfür sind etwa die drei Anschläge mit dem Nervengift Sarin in Japan 1994/1995, welche zu vielen Toten und zu tausenden Exponierten führten</text:span><text:span text:style-name="T2"><text:note text:id="ftn31" text:note-class="footnote"><text:note-citation>11</text:note-citation><text:note-body><text:p text:style-name="P700"><text:span text:style-name="T13"><text:s/>Vgl. </text:span><text:span text:style-name="T15">Schutzkommission beim BMI</text:span><text:span text:style-name="T13">, „Zweiter Gefahrenbericht“, 2001, S. 7 ff. (22); </text:span><text:span text:style-name="T15">Fock</text:span><text:span text:style-name="T13">, Außergewöhnliche biologische Gefahren, in: Bundesamt für Bevölkerungsschutz und Katastrophenhilfe (Hrsg.), Biologische Gefahren, 2004, S. 17 ff.; </text:span><text:span text:style-name="T15">Kehe/Szinicz</text:span><text:span text:style-name="T13">, Chemische Gefahren, in: Bundesamt für Bevölkerungsschutz und Katastrophenhilfe (Hrsg.), Biologische Gefahren, 2004, S. 45 ff.</text:span></text:p></text:note-body></text:note></text:span><text:span text:style-name="T2">. Bei einem größeren terroristischen Anschlag mit biologischen Agentien bestehen in Deutschland nur rudimentär medikamentöse Behandlungsmöglichkeiten. Quarantäneeinrichtungen sind ebenfalls nur in Ansätzen vorhanden und dann nicht zur Betreuung einer größeren Anzahl von Patienten geeignet.</text:span><text:span text:style-name="T2"><text:note text:id="ftn32" text:note-class="footnote"><text:note-citation>12</text:note-citation><text:note-body><text:p text:style-name="P700"><text:span text:style-name="T13"><text:s/>Vgl. </text:span><text:span text:style-name="T15">Schutzkommission beim BMI</text:span><text:span text:style-name="T13">, „Zweiter Gefahrenbericht“, 2001, S. 7 ff. (16).</text:span></text:p></text:note-body></text:note></text:span></text:p>
      <text:p text:style-name="P32"/>
      <text:p text:style-name="P1"><text:span text:style-name="T2">Die Bundesregierung hat im Jahre 2002 angesichts der Gefahr eines Anschlages mit Pocken-Viren beschlossen, für jeden Bürger Deutschlands einen entsprechenden Gegenimpfstoff bereitzuhalten. In einem Dreiphasenmodell soll in einer ersten Phase zunächst potenziell besonders gefährdetes Hilfspersonal; bei einem außerhalb Deutschland auftretenden Pockenfall in einer zweiten Phase, das gesamte medizinische Personal, sowie die zur Aufrechterhaltung der öffentlichen Verwaltung benötigten Personen; bei Auftritt eines Pockenfalles in Deutschland in der dritten Phase innerhalb von 5 Tagen die gesamte Bevölkerung von über 80 Millionen Menschen geimpft werden. Besondere Problempunkte sind hierbei insbesondere die Reihenfolge der Impfung (z.B. Vorschlag nach Anfangsbuchstaben des Nachnamens</text:span><text:span text:style-name="T2"><text:note text:id="ftn33" text:note-class="footnote"><text:note-citation>13</text:note-citation><text:note-body><text:p text:style-name="P700"><text:span text:style-name="T13"><text:s/>So der Ltd. Med. Dir. </text:span><text:span text:style-name="T15">Sigurd Peters</text:span><text:span text:style-name="T13"> von der Senatsverwaltung für Gesundheit und Soziales Berlin, i. R. seines Vortrages: Einsatzkonzepte einer Großstadt für den Fall einer B- u. C-Waffenbedrohung, auf dem Internationen Kongress der Dt. Gesellschaft für Katastrophenmedizin in Berlin am 17. - 18.05. 2003 (nicht veröffentlicht).</text:span></text:p></text:note-body></text:note></text:span><text:span text:style-name="T2">), sowie die Fragen der Haftungserleichterung für die impfenden Ärzte aufgrund der erheblichen Risiken (bis zur Letalität) und möglichen Nebenwirkungen einer Pockenimpfung (so bekommen z.B. ca. 50 % aller Erstimpflinge Fieber)</text:span><text:span text:style-name="T2"><text:note text:id="ftn34" text:note-class="footnote"><text:note-citation>14</text:note-citation><text:note-body><text:p text:style-name="P700"><text:span text:style-name="T13"><text:s/>So </text:span><text:span text:style-name="T15">Hans-Christoph Huber</text:span><text:span text:style-name="T13">, Bayrisches Staatsministerium für Gesundheit, Ernährung und Verbraucherschutz, i. R. seines Vortrages: Die Problematik der Pockenschutzimpfung, auf dem Internationen Kongress der Dt. Gesellschaft für Katastrophenmedizin in Berlin am 17. - 18.05.2003 (nicht veröffentlicht).</text:span></text:p></text:note-body></text:note></text:span><text:span text:style-name="T2">. Ähnliche Fragen stellen sich beispielsweise infolge der begrenzten Produktionskapazitäten im Falle der Entwicklung eines Impfstoffs gegen den Gefügelpest-Virus „H5N1“.</text:span><text:span text:style-name="T2"><text:note text:id="ftn35" text:note-class="footnote"><text:note-citation>15</text:note-citation><text:note-body><text:p text:style-name="P700"><text:span text:style-name="T13"><text:s/>Vgl. dazu das Interview mit dem Direktor des Globalen Influenza-Programms der WHO in Genf Herrn </text:span><text:span text:style-name="T15">Klaus Stöhr</text:span><text:span text:style-name="T13">, „Die Frage ist: Wer wird geimpft?“, in: Die WELT, v. 09.02.2004, S. 27.</text:span></text:p></text:note-body></text:note></text:span></text:p>
      <text:p text:style-name="P32"/>
      <text:p text:style-name="P1"><text:span text:style-name="T2">Die deutsche Bundesregierung und das Bundesamt für Verfassungsschutz warnen regelmäßig vor den Gefahren von Terroranschlägen. Die Terroristen nehmen immer mehr „weiche Ziele“, wie Kirchen, Bürogebäude und Diskotheken ins Visier. So ging das Bundeskriminalamt vom 11. September 2001 bis zum Februar 2004 rund 25.600 Spuren nach.</text:span><text:span text:style-name="T2"><text:note text:id="ftn36" text:note-class="footnote"><text:note-citation>16</text:note-citation><text:note-body><text:p text:style-name="P700"><text:span text:style-name="T13"><text:s/>Vgl. die Berichterstattung vom 7. Europäischen Polizeikongress in Bonn-Bad Godesberg am 16.02.2004 in: Die WELT, v. 17.02.2004, S. 1, 4 sowie in der Süddeutschen Zeitung v. 17.02.2004, Nr. 39, S. 7.</text:span></text:p></text:note-body></text:note></text:span><text:span text:style-name="T2"> Im Jahre 2004 existierten in Deutschland 24 aktive islamistische Organisationen, mit ca. 31.800 Mitgliedern. Deutschland gilt laut Angaben des Bundesamtes für Verfassungsschutz als „Teil eines weltweiten Gefahrenraumes“.</text:span><text:span text:style-name="T2"><text:note text:id="ftn37" text:note-class="footnote"><text:note-citation>17</text:note-citation><text:note-body><text:p text:style-name="Footnote"><text:s/>Vgl. dazu die Berichterstattung in: Leipziger Volkszeitung, v. 09./10.07.2005, S. 3.</text:p></text:note-body></text:note></text:span><text:span text:style-name="T2"> Die Polizei konnte ermitteln, dass Islamisten z.B. im Jahr 2002 Terroranschläge mittels Handgranaten bzw. Autobomben auf eine von Juden besuchte Diskothek und eine von einer Jüdin geführten Diskothek in Düsseldorf sowie auf das Jüdische Museum in Berlin planten. Seit den Madrider Bombenanschlägen im März 2004 spricht die Bundesregierung von einer „neuen Qualität des Terrors in Europa“.</text:span><text:span text:style-name="T2"><text:note text:id="ftn38" text:note-class="footnote"><text:note-citation>18</text:note-citation><text:note-body><text:p text:style-name="P700"><text:span text:style-name="T13"><text:s/>Vgl. die Berichterstattung in: FAZ, Nr. 63, v. 15.03.2004, S. 1.</text:span></text:p></text:note-body></text:note></text:span><text:span text:style-name="T2"> Der Bundesinnenminister verglich den Terrorismus von heute mit den „epochalen Bedrohungen“ des 20. Jahrhunderts, Nationalsozialismus und Kommunismus. Wie damals müssten die Demokratien sich heute darauf einstellen, der Gefahr über „lange Zeit“ widerstehen zu müssen.</text:span><text:span text:style-name="T2"><text:note text:id="ftn39" text:note-class="footnote"><text:note-citation>19</text:note-citation><text:note-body><text:p text:style-name="P700"><text:span text:style-name="T13"><text:s/>Vgl. das Interview in: Frankfurter Allgemeine Sonntagszeitung, v. 21.03.2004, S. 1, 7.</text:span></text:p></text:note-body></text:note></text:span><text:span text:style-name="T2"> Der Präsident der Bundesakademie für Sicherheitspolitik in Berlin </text:span><text:span text:style-name="T6">Hans Frank</text:span><text:span text:style-name="T2"> sieht in dem „Krieg gegen den Terrorismus“ gar ein „Jahrhundertprogramm“.</text:span><text:span text:style-name="T2"><text:note text:id="ftn40" text:note-class="footnote"><text:note-citation>20</text:note-citation><text:note-body><text:p text:style-name="P700"><text:span text:style-name="T13"><text:s/>Vgl. das Interview in: Die WELT, v. 18.03.2004, S. 16.</text:span></text:p></text:note-body></text:note></text:span></text:p>
      <text:p text:style-name="P32"/>
      <text:p text:style-name="P1"><text:span text:style-name="T2">Die nächsten Terroranschläge stehen möglicherweise schon kurz bevor und können in Fortführung der gezeigten Absichten zu großen Zahlen an Opfern führen. Der Militärsprecher der Al Qaida für Europa </text:span><text:span text:style-name="T6">Abu Duham Al Afgani</text:span><text:span text:style-name="T2"> droht mit weiteren Anschlägen: „Ihr liebt das Leben, wir lieben den Tod […] Wenn ihr Eure Ungerechtigkeit nicht aufgebt, wird noch mehr Blut fließen, und diese Attacken sind kaum etwas verglichen mit dem, was noch passieren wird bei dem, was ihr Terrorismus nennt“.</text:span><text:span text:style-name="T2"><text:note text:id="ftn41" text:note-class="footnote"><text:note-citation>21</text:note-citation><text:note-body><text:p text:style-name="P700"><text:span text:style-name="T13"><text:s/>Vgl. die Berichterstattung in: Die WELT, v. 15.03.2004, S. 1, 3.</text:span></text:p></text:note-body></text:note></text:span><text:span text:style-name="T2"> Angesichts der Tatsache, dass die Vorbereitung solcher Terrorakte von einigen Staaten geduldet oder sogar gefördert wird, kann für die Zukunft selbst der Einsatz eines nuklearen Sprengsatzes nicht ausgeschlossen werden.</text:span><text:span text:style-name="T2"><text:note text:id="ftn42" text:note-class="footnote"><text:note-citation>22</text:note-citation><text:note-body><text:p text:style-name="P700"><text:span text:style-name="T13"><text:s/>Vgl. </text:span><text:span text:style-name="T15">Schutzkommission beim BMI</text:span><text:span text:style-name="T13">, „Zweiter Gefahrenbericht“, 2001, S. 7 ff. (14).</text:span></text:p></text:note-body></text:note></text:span></text:p>
      <text:p text:style-name="P29"/>
      <text:h text:style-name="Heading_20_3" text:outline-level="3">Systematische Ordnung der Schadensbegriffe</text:h>
      <text:p text:style-name="P1"><text:span text:style-name="T2">Um die rechtlichen Aspekte der Katastrophenmedizin genau betrachten zu können, ist eine systematische Ordnung der in diesem Bereich kursierenden Schadensbegriffe</text:span><text:alphabetical-index-mark text:string-value="Schadensbegriffe"/><text:span text:style-name="T2"> erforderlich.</text:span></text:p>
      <text:p text:style-name="P32"/>
      <text:h text:style-name="Heading_20_4" text:outline-level="4">Allgemeine Schadensereignisse</text:h>
      <text:p text:style-name="P2"><text:span text:style-name="T2">Hinsichtlich des Auftretens allgemeiner Schadensereignisse wird gängigerweise zwischen Katastrophen</text:span><text:alphabetical-index-mark text:string-value="Katastrophen"/><text:span text:style-name="T2"> sowie unterhalb der Katastrophenschwelle liegenden Unfällen und Großschadensereignissen differenziert.</text:span></text:p>
      <text:p text:style-name="P33"/>
      <text:h text:style-name="Heading_20_5" text:outline-level="5">Katastrophen</text:h>
      <text:h text:style-name="Heading_20_6" text:outline-level="6">Definitionen</text:h>
      <text:p text:style-name="P1"><text:span text:style-name="T2">Eine einzige allgemeingültige Definition der Katastrophe existiert nicht. Das Wort „Katastrophe“ als solches entstammt dem Griechischen und bedeutet im eigentlichen Wortsinn eine „Umkehrung“ oder „Wendung“, wobei es als Veränderung zum Schlimmen in den allgemeinen Sprachgebrauch eingegangen ist.</text:span><text:span text:style-name="T2"><text:note text:id="ftn43" text:note-class="footnote"><text:note-citation>23</text:note-citation><text:note-body><text:p text:style-name="P700"><text:span text:style-name="T13"><text:s/>Vgl. </text:span><text:span text:style-name="T15">Meyer</text:span><text:span text:style-name="T13"> (Hrsg.), Enzyklopädisches Lexikon, Bd. 13, 9. Aufl., 1975, S. 532; </text:span><text:span text:style-name="T15">Versen</text:span><text:span text:style-name="T13">, Katastrophenschutzplanung, Langenbecks Arch. Chir. 1979, S. 199 ff. (200); </text:span><text:span text:style-name="T15">Rebentisch</text:span><text:span text:style-name="T13">, Hdb. der medizinischen Katastrophenhilfe, 2. Aufl., 1991, S. 35; </text:span><text:span text:style-name="T15">Brockhaus</text:span><text:span text:style-name="T13"> (Hrsg.), Die Enzyklopädie, Bd. 11, 20. Aufl., 1996, S. 571; </text:span><text:span text:style-name="T15">Domres/Manger/-Steiner</text:span><text:span text:style-name="T13">, Organisation der Katastrophenmedizin, in: Lipp/Domres (Hrsg.), Lehrbuch für präklinische Notfallmedizin, Bd. 4, 2000, S. 297 ff. (299).</text:span></text:p></text:note-body></text:note></text:span></text:p>
      <text:p text:style-name="P32"/>
      <text:p text:style-name="P1"><text:span text:style-name="T2">In den Katastrophenschutzgesetzen der Länder wird die Katastrophe im Rechtssinne regelmäßig als ein Geschehen definiert, welches das Leben, die Gesundheit, die Versorgung zahlreicher Menschen mit lebensnotwendigen Gütern und Leistungen, die Umwelt oder erhebliche Sachwerte in so außergewöhnlichem Maße gefährdet oder schädigt, dass Hilfe und Schutz wirksam nur gewährt werden können, wenn die zuständigen Behörden und Dienststellen, Organisationen und eingesetzten Kräfte unter der einheitlichen Leitung einer Katastrophenschutzbehörde zusammenwirken.</text:span><text:span text:style-name="T2"><text:note text:id="ftn44" text:note-class="footnote"><text:note-citation>24</text:note-citation><text:note-body><text:p text:style-name="P700"><text:span text:style-name="T13"><text:s/>So z.B. § 2 Abs. 3 Satz 2 SächsBRKG (SächsGVBl. 2004, S. 245 ff.).</text:span></text:p></text:note-body></text:note></text:span></text:p>
      <text:p text:style-name="P32"/>
      <text:p text:style-name="P1"><text:span text:style-name="T2">Kennzeichnend für eine Katastrophe ist dementsprechend nach der Definition, die in der Katastrophenmedizin bezogen auf ihr die medizinische Hilfe verwendet wird, dass das Schadensereignis insbesondere das Leben und die Gesundheit zahlreicher Menschen gefährdet, dass es mit den örtlich oder regional verfügbaren regulären Kräften und Mitteln allein nicht zu bewältigen ist und aufgrund dessen zusätzliche Hilfe von außen notwendig wird.</text:span><text:span text:style-name="T2"><text:note text:id="ftn45" text:note-class="footnote"><text:note-citation>25</text:note-citation><text:note-body><text:p text:style-name="P700"><text:span text:style-name="T13"><text:s/>Vgl. </text:span><text:span text:style-name="T15">Lanz</text:span><text:span text:style-name="T13">, Katastrophen und Katastrophenhilfe, in: ders./Rossetti (Hrsg), Katastrophenmedizin, 1980, S. 1 ff. (6); </text:span><text:span text:style-name="T15">Ahnefeld</text:span><text:span text:style-name="T13">, Grundsätzliche Fragen, in: Bezirksärztekammer Südwürttemberg (Hrsg.), Katastrophenmedizin, 1981, S. 15 ff. (17); </text:span><text:span text:style-name="T15">Kirchhoff/Linde</text:span><text:span text:style-name="T13">, Definition der Katastrophe, in: Kirchhoff (Hrsg.), Triage im Katastrophenfall, 1984, S. 9 f. (9); </text:span><text:span text:style-name="T15">Rebentisch</text:span><text:span text:style-name="T13">, Hdb. der medizinischen Katastrophenhilfe, 2. Aufl., 1991, S. 12.</text:span></text:p></text:note-body></text:note></text:span><text:span text:style-name="T2"> Als Orientierungshilfe gelten in der Katastrophenmedizin ebenfalls die Definitionen der DIN 13050 „Begriffe im Rettungswesen“. Demgemäß ist eine Katastrophe ein Schadensereignis mit einer Zerstörung der örtlichen Infrastruktur, welches mit den Mitteln und Einsatzstrukturen des Rettungsdienstes allein nicht bewältigt werden kann.</text:span><text:span text:style-name="T2"><text:note text:id="ftn46" text:note-class="footnote"><text:note-citation>26</text:note-citation><text:note-body><text:p text:style-name="P700"><text:span text:style-name="T13"><text:s/>Vgl. DIN 13050 - </text:span><text:span text:style-name="T15">Deutsches Institut für Normung e.V</text:span><text:span text:style-name="T13">. (Hrsg.), Rettungsdienst - Normen, 2. Aufl., 2000, S. 55; </text:span><text:span text:style-name="T15">Weidringer</text:span><text:span text:style-name="T13">, Aspekte zur Katastrophenmedizin, in: BMI (Hrsg.), Katastrophenmedizin - Leitfaden, 2. Aufl., 2002, S. 25 ff. (26).</text:span></text:p></text:note-body></text:note></text:span></text:p>
      <text:p text:style-name="P32"/>
      <text:h text:style-name="Heading_20_6" text:outline-level="6">Katastrophenarten</text:h>
      <text:p text:style-name="P1"><text:span text:style-name="T2">Ausgehend von den verschiedenen Ursachen kann in Anlehnung an den Katastrophenkatalog von </text:span><text:span text:style-name="T6">Rolf Lanz</text:span><text:span text:style-name="T2"> eine grobe Einteilung der Katastrophenarten in Naturkatastrophen (Erdbeben, Hochwasser, Sturmflut, Feuersbrünste, Orkane, Bergstürze, Lawinenabgänge etc.), durch den Menschen verursachte („man-made“) Katastrophen (Kriege mit konventionellen, nuklearen, mikrobiologischen und chemischen Waffen, terroristische Anschläge, Zivilisationskatastrophen verursacht durch (Massen-)Verkehrsmittel, Industrie oder Großbrände) und Umwelt- oder Sekundärkatastrophen (Hungersnöte, Seuchen, Emissionskatastrophen, Wasservergiftung) erfolgen.</text:span><text:span text:style-name="T2"><text:note text:id="ftn47" text:note-class="footnote"><text:note-citation>27</text:note-citation><text:note-body><text:p text:style-name="P700"><text:span text:style-name="T13"><text:s/>Vgl. </text:span><text:span text:style-name="T15">Lanz</text:span><text:span text:style-name="T13">, Katastrophen und Katastrophenhilfe, in: ders./Rossetti (Hrsg.), Katastrophenmedizin, 1980, S. 1 ff. (3); </text:span><text:span text:style-name="T15">Ahnefeld</text:span><text:span text:style-name="T13">, Grundsätzliche Fragen, in: Bezirksärztekammer Südwürttemberg (Hrsg.), Katastrophenmedizin, 1981, S. 15 ff. (18); </text:span><text:span text:style-name="T15">Kirchhoff</text:span><text:span text:style-name="T13">, Katastrophenarten, in: ders. (Hrsg.), Triage im Katastrophenfall, 1984, S. 11 ff.</text:span></text:p></text:note-body></text:note></text:span><text:span text:style-name="T2"> Aus einsatztaktischen Gründen werden zudem abgeschlossene Katastrophen, z.B. Bahnunfälle, und nicht abgeschlossene Katastrophen, z.B. Brände, unterschieden.</text:span><text:span text:style-name="T2"><text:note text:id="ftn48" text:note-class="footnote"><text:note-citation>28</text:note-citation><text:note-body><text:p text:style-name="P700"><text:span text:style-name="T13"><text:s/>Vgl. </text:span><text:span text:style-name="T15">Bittger/Hellwig/Paschen/Weiß/Domres/Runggaldier</text:span><text:span text:style-name="T13">, Massenanfall von Verletzten, in: Kühn/Luxem/ Runggaldier (Hrsg.), Rettungsdienst, 2. Aufl., 2001, S. 735 ff. (750).</text:span></text:p></text:note-body></text:note></text:span><text:span text:style-name="T2"> Zwischen den so einordbaren Katastrophenarten gibt es jedoch fließende Übergänge. So macht menschliches Fehlverhalten Naturkatastrophen oft erst möglich (z.B. durch die Besiedlung von meer- oder flussnahen Gebieten oder die schadstoffbedingte Erwärmung der Atmosphäre). Zutreffenderweise gilt daher der Satz: „Jede Katastrophe ist anders.“, wie es die Internationale Liga der Rot-Kreuz-Gesellschaften bereits 1956 feststellte.</text:span><text:span text:style-name="T2"><text:note text:id="ftn49" text:note-class="footnote"><text:note-citation>29</text:note-citation><text:note-body><text:p text:style-name="P700"><text:span text:style-name="T13"><text:s/>Zit. bei </text:span><text:span text:style-name="T15">Rebentisch</text:span><text:span text:style-name="T13">, Hdb. der medizinischen Katastrophenhilfe, 2. Aufl., 1991, S. 47.</text:span></text:p></text:note-body></text:note></text:span></text:p>
      <text:p text:style-name="P32"/>
      <text:h text:style-name="Heading_20_6" text:outline-level="6">Streitige Einordnung des Krieges</text:h>
      <text:p text:style-name="P1"><text:span text:style-name="T2">Umstritten ist, ob der Krieg, wie es </text:span><text:span text:style-name="T6">Rolf Lanz</text:span><text:span text:style-name="T2"> vorschlägt, tatsächlich unter den Katastrophenbegriff zu fassen ist. Im 2. Weltkrieg starben 29 Millionen Zivilisten und 26 Millionen Soldaten. Bei einem Krieg mit modernen Massenvernichtungsmitteln, werden die Verluste der Zivilbevölkerung ohne gewaltige Anstrengungen zu ihrem Schutz um ein Vielfaches höher sein als diejenigen der Armeen.</text:span><text:span text:style-name="T2"><text:note text:id="ftn50" text:note-class="footnote"><text:note-citation>30</text:note-citation><text:note-body><text:p text:style-name="P700"><text:span text:style-name="T13"><text:s/>Vgl. </text:span><text:span text:style-name="T15">Lanz</text:span><text:span text:style-name="T13">, Katastrophen und Katastrophenhilfe, in: ders./Rossetti (Hrsg.), Katastrophenmedizin, 1980, S. 1 ff. (2); </text:span><text:span text:style-name="T15">Kirchhoff</text:span><text:span text:style-name="T13">, Katastrophenarten, in: ders. (Hrsg.), Triage im Katastrophenfall, 1984, S. 13.</text:span></text:p></text:note-body></text:note></text:span><text:span text:style-name="T2"> Während der Krieg zum Teil als größte denkbare oder schlimmste Katastrophe</text:span><text:span text:style-name="T2"><text:note text:id="ftn51" text:note-class="footnote"><text:note-citation>31</text:note-citation><text:note-body><text:p text:style-name="P700"><text:span text:style-name="T13"><text:s/>Vgl. </text:span><text:span text:style-name="T15">Stordeur</text:span><text:span text:style-name="T13">, Einführung, in: Bayerische LÄK (Hrsg.), Katastrophenmedizin, 1982, S. 6 ff. (6); </text:span><text:span text:style-name="T15">Hell</text:span><text:span text:style-name="T13">, Die Bedeutung der Triage, in: Bayerische LÄK (Hrsg.), Katastrophenmedizin 1981, 1982, S. 81 ff. (84); </text:span><text:span text:style-name="T15">Böckle</text:span><text:span text:style-name="T13">, Ethik ärztlichen Handelns in der Katastrophe, BayÄBl 1983, S. 690 ff. (690); </text:span><text:span text:style-name="T15">Dönicke</text:span><text:span text:style-name="T13">, Strafrechtliche Aspekte der Katastrophenmedizin, 1987, S. 3; </text:span><text:span text:style-name="T15">Marx</text:span><text:span text:style-name="T13">, Ausbildung, Einsatz und Qualifikation von Ärzten im Katastrophen-schutz, 1993, S. 13 f.; </text:span><text:span text:style-name="T15">Bender</text:span><text:span text:style-name="T13">, Katastrophenschutz (2840), in: Rieger (Hrsg.), Lexikon des Arztrechts, 2. Aufl., Stand 08/2005 Rn. 1; </text:span><text:span text:style-name="T15">Holle/Pohl-Meuthen</text:span><text:span text:style-name="T13">, Rettungsdienst im Großschadensfall, 2002, S. 18.</text:span></text:p></text:note-body></text:note></text:span><text:span text:style-name="T2"> und sogar als das Paradigma der möglichen Katastrophen</text:span><text:alphabetical-index-mark text:string-value="- Krieg" text:key1="Katastrophen"/><text:span text:style-name="T2"> für die Katastrophenmedizin angesehen wird</text:span><text:span text:style-name="T2"><text:note text:id="ftn52" text:note-class="footnote"><text:note-citation>32</text:note-citation><text:note-body><text:p text:style-name="P700"><text:span text:style-name="T13"><text:s/>Vgl. </text:span><text:span text:style-name="T15">Lanz</text:span><text:span text:style-name="T13">, Katastrophenmedizin nach Einsatz von Massenvernichtungsmitteln, in: ders./Rossetti (Hrsg.), Katastrophenmedizin, 1980, S. 215 ff. (215).</text:span></text:p></text:note-body></text:note></text:span><text:span text:style-name="T2">, behandelt ihn die Gegenauffassung als eigenständige Kategorie</text:span><text:span text:style-name="T2"><text:note text:id="ftn53" text:note-class="footnote"><text:note-citation>33</text:note-citation><text:note-body><text:p text:style-name="P700"><text:span text:style-name="T13"><text:s/>Vgl. </text:span><text:span text:style-name="T15">Versen</text:span><text:span text:style-name="T13">, Rechtgrundlagen der Katastrophenhilfe, Unfallheilkunde 1976, S. 450 ff. (452); </text:span><text:span text:style-name="T15">Pfeiffer</text:span><text:span text:style-name="T13">, Triage in Militär und „Katastrophenmedizin“, in: Tübinger Ärzteinitiative gegen den Krieg (Hrsg.), Unser Eid auf das Leben verpflichtet zum Widerstand, 1984, S. 129 ff. (132); </text:span><text:span text:style-name="T15">Kohlsdorf</text:span><text:span text:style-name="T13">, Pflicht, Macht und Gewissen, in: Mayer (Hrsg.), Katastrophenmedizin, 1987, S. 3 ff. (3); </text:span><text:span text:style-name="T15">Goltermann</text:span><text:span text:style-name="T13">, Triage als zentrales Merkmal, in: Mayer (Hrsg.), Katastrophenmedizin, 1987, S. 8 ff. (15); </text:span><text:span text:style-name="T15">Rebentisch</text:span><text:span text:style-name="T13">, Hdb. der medizin. Katastrophenhilfe, 2. Aufl., 1991, S. 52.</text:span></text:p></text:note-body></text:note></text:span><text:span text:style-name="T2">. Dafür werden die Sonderbedingungen der Entstehung eines Krieges von Menschenhand („Krieg als letztes Mittel der Politik“), dessen in der Regel unbestimmte Dauer, fehlende örtliche Begrenzung, fehlende Hilfe von außen und die Gefahr einer Verharmlosung des Krieges als normale Katastrophe vorgebracht. Unterstützt wird diese Kategorisierung scheinbar durch die Aufgabenverteilung im Grundgesetz, wonach nur die Verteidigung einschließlich des Schutzes der Zivilbevölkerung dem Bund zukommt</text:span><text:span text:style-name="T2"><text:note text:id="ftn54" text:note-class="footnote"><text:note-citation>34</text:note-citation><text:note-body><text:p text:style-name="Footnote"><text:span text:style-name="T27"><text:s/>Vgl. Art. 73 Nr. 1 i.V.m. Art. 115a GG.</text:span></text:p></text:note-body></text:note></text:span><text:span text:style-name="T2"> und für die Katastrophen im Frieden mangels ausdrücklicher Aufgabenzuweisung durch das Grundgesetz die Länder zuständig bleiben</text:span><text:span text:style-name="T2"><text:note text:id="ftn55" text:note-class="footnote"><text:note-citation>35</text:note-citation><text:note-body><text:p text:style-name="Footnote"><text:s/>Vgl. Art. 30, 70 Abs. 1, 35 Abs. 2 Satz 2, Abs. 3 GG.</text:p></text:note-body></text:note></text:span><text:span text:style-name="T2">. Jedoch führt der Bundesgesetzgeber selbst diese klare Trennung im Zivilschutzgesetz nicht weiter durch, denn im Verteidigungsfall greift er für den Schutz der Zivilbevölkerung wieder auf die von den Ländern für die Katastrophenhilfe geschaffenen Einrichtungen, Organisationen und Behörden zurück.</text:span><text:span text:style-name="T2"><text:note text:id="ftn56" text:note-class="footnote"><text:note-citation>36</text:note-citation><text:note-body><text:p text:style-name="P700"><text:span text:style-name="T13"><text:s/>Vgl. nur §§ 2 Abs. 1, 6 Abs. 2, 11 Abs. 1, 14, 15 Abs. 1 ZSG. Darauf hinweisend auch </text:span><text:span text:style-name="T15">Versen</text:span><text:span text:style-name="T13">, Katastrophen-schutzplanung, Langenbecks Arch. Chir. 1979, S. 199 ff. (200 f.); </text:span><text:span text:style-name="T15">Narr</text:span><text:span text:style-name="T13">, Gesetzliche Grundlagen, in: Bezirksärztekammer Südwürttemberg (Hrsg.), Katastrophenmedizin, 1981, S. 7 ff. (8); </text:span><text:span text:style-name="T15">Uhlenbrock</text:span><text:span text:style-name="T13">, Katastro-phenmedizin u. Ethikdiskussion, in: ders. (Hrsg.), Mobilmachung für d. Heimatfront, 1983, S. 125 ff. (126 f.).</text:span></text:p></text:note-body></text:note></text:span><text:span text:style-name="T2"> Der Bund bedient sich insoweit gemäß § 2 Abs. 1 Satz 1 ZSG i.V.m. Art. 85 GG der Länder im Rahmen der Bundesauftragsverwaltung und trägt gemäß Art. 104a Abs. 2 GG die sich aus der Durchführung dieser Aufgaben durch die Länder ergebenden Ausgaben.</text:span></text:p>
      <text:p text:style-name="P32"/>
      <text:p text:style-name="P32">Letztlich kann die Differenzierung zwischen Krieg und Katastrophe jedenfalls für die vorliegende Problematik nicht überzeugen. Zunächst werden auch Katastrophen im Frieden vielfach von Menschen verursacht, etwa technische Katastrophen. Zudem sei daran erinnert, dass jede Vorbereitung und Durchführung eines Angriffskrieges in Deutschland gemäß Art. 26 Abs. 1 Satz 1 GG verfassungswidrig ist, sodass der „Krieg als letztes Mittel der Politik“ für Deutschland insoweit ausscheidet. Im Übrigen ist eine Beteiligung Deutschlands an einem Krieg nur bei Eintritt des NATO-Bündnisfalls infolge eines Angriffs auf ein NATO-Mitgliedsland bzw. im Rahmen einer legitimierenden Entscheidung des UN-Sicherheitsrates gemäß Art. 24 Abs. 2 GG zur Sicherung des Friedens in der Welt zulässig. Von unbestimmter Dauer, einer kaum möglichen örtlichen Begrenzung und von zunächst fehlender Hilfe von außen können zudem sowohl eine Katastrophe im Frieden als auch ein Krieg geprägt sein, sie müssen es aber nicht. Bei richtiger Definition des Begriffes der Katastrophe im o.g. rechtlichen und medizinischen Sinne besteht außerdem nicht die Gefahr der Verharmlosung von Kriegsauswirkungen.</text:p>
      <text:p text:style-name="P32"/>
      <text:p text:style-name="P1"><text:span text:style-name="T2">In Zeiten zunehmender terroristischer Anschläge von In- und Ausländern wird die Abgrenzung von Friedens- und Kriegssituation, und damit zwischen innerer und äußerer Sicherheit, immer schwieriger bzw. unmöglich. Die sog. „asymmetrische Kriegsführung“, d.h. der Einsatz modernster massiver Gewaltmittel von einer weithin überlegenen Streitmacht gegen eine fanatisch motivierte, todesverachtende, versteckt, partisanenhaft und mit Guerilla-Taktik operierende, meist staatenlose international agierende Organisation, die v.a. die leicht verletzbare Zivilbevölkerung angreift, prägt die gegenwärtigen und zukünftigen Konflikte. Für die medizinische und rechtliche Bewältigung von Friedens- und Kriegskatastrophen sind denn auch in erster Linie die identischen Folgen des Schadensereignisses für die betroffenen verletzten Menschen entscheidend, nicht deren Ursachen. Dies entspricht auch der Intention der Bundesländer in ihren Gesetzen zum Katastrophenschutz. Denn die Ursachen, welche die Katastrophe ausgelöst haben, werden in der Definition der Katastrophe nicht erwähnt. Danach darf und kann es für die Hilfeleistung ersichtlich keine Rolle spielen, ob die Katastrophe auf Naturereignisse zurückzuführen ist oder auf menschlichem Handeln beruht, gleich ob es dabei um einen schweren Verkehrsunfall, einen Terroranschlag oder einen Krieg geht.</text:span><text:span text:style-name="T2"><text:note text:id="ftn57" text:note-class="footnote"><text:note-citation>37</text:note-citation><text:note-body><text:p text:style-name="P71"><text:span text:style-name="T13"><text:s/>Vgl. </text:span><text:span text:style-name="T15">Weissauer,</text:span><text:span text:style-name="T13"> Rechtliche Stellung des Arztes, in: Heberer/Peter/Ungeheuer (Hrsg.), Katastrophenmedizin, 1984, 2. Tagung der DGKM e.V., S. 83 ff. (83).</text:span></text:p></text:note-body></text:note></text:span><text:span text:style-name="T2"> Für den verletzten Menschen spielt es schließlich auch keine Rolle, ob er durch abstürzende Teile eines Kriegsflugzeuges oder eines Passagierflugzeuges seine Verletzung erhalten hat. Die Rahmenbedingungen zur Rettung des Menschen sind weitestgehend gleich, sodass im Folgenden insoweit auch der Krieg als größtmögliche Katastrophe angesehen wird.</text:span></text:p>
      <text:p text:style-name="P32"/>
      <text:h text:style-name="Heading_20_5" text:outline-level="5"><text:span text:style-name="T6">Unfälle und Großschadensereignisse</text:span><text:alphabetical-index-mark text:string-value="Großschadensereignisse"/></text:h>
      <text:p text:style-name="P1"><text:span text:style-name="T2">Unterhalb der Katastrophenschwelle wird allgemein unterschieden zwischen dem alltäglichen Unfall und dem über den normalen Feuerwehr- und Rettungsdiensteinsatz hinausgehenden Großschadensereignis (z.B. das ICE-Unglück von Eschede im Juni 1998).</text:span><text:span text:style-name="T2"><text:note text:id="ftn58" text:note-class="footnote"><text:note-citation>38</text:note-citation><text:note-body><text:p text:style-name="P700"><text:span text:style-name="T13"><text:s/>Definiert auch in DIN 13050 - </text:span><text:span text:style-name="T15">Deutsches Institut für Normung e.V.</text:span><text:span text:style-name="T13"> (Hrsg.), Rettungsdienst - Normen, 2. Aufl., 2000, S. 55, 60.</text:span></text:p></text:note-body></text:note></text:span><text:span text:style-name="T2"> Beide können, letzteres nur durch den umfassenden Einsatz von örtlich oder (über-)regional frühzeitig verfügbaren Kräften und Mitteln, in angemessener Zeit beherrscht und überwunden werden.</text:span><text:span text:style-name="T2"><text:note text:id="ftn59" text:note-class="footnote"><text:note-citation>39</text:note-citation><text:note-body><text:p text:style-name="P700"><text:span text:style-name="T13"><text:s/>Vgl. </text:span><text:span text:style-name="T15">Rebentisch</text:span><text:span text:style-name="T13">, Hdb. der medizinischen Katastrophenhilfe, 2. Aufl., 1991, S. 12, 51; </text:span><text:span text:style-name="T15">Domres/Manger/Steiner</text:span><text:span text:style-name="T13">, Organisation der Katastrophenmedizin, in: Lipp/Domres (Hrsg.), Lehrbuch für präklinische Notfallmedizin, Bd. 4, 2000, S. 297 ff. (299).</text:span></text:p></text:note-body></text:note></text:span><text:span text:style-name="T2"> Größere Schadensereignisse mit Versorgungserfordernissen unterhalb der Katastrophenschwelle, aber oberhalb der regulären Vorhaltung durch den Rettungsdienst, werden zum Teil auch als „Großschadensfall im Rettungsdienst“</text:span><text:span text:style-name="T2"><text:note text:id="ftn60" text:note-class="footnote"><text:note-citation>40</text:note-citation><text:note-body><text:p text:style-name="P700"><text:span text:style-name="T13"><text:s/>Vgl. </text:span><text:span text:style-name="T15">Thierbach/Adams</text:span><text:span text:style-name="T13">, Der Großschaden, in: Hempelmann/Adams/Sefrin (Hrsg.), Notfallmedizin, 1999, S. 576 ff. (576); DIN 13050 - </text:span><text:span text:style-name="T15">Deutsches Institut für Normung e.V.</text:span><text:span text:style-name="T13"> (Hrsg.), Rettungsdienst - Normen, 2. Aufl., 2000, S. 49; </text:span><text:span text:style-name="T15">Weidringer</text:span><text:span text:style-name="T13">, Aspekte zur Katastrophenmedizin, in: BMI (Hrsg.), Katastrophenmedizin - Leitfaden, 2. Aufl., 2002, S. 25 ff. (27).</text:span></text:p></text:note-body></text:note></text:span><text:span text:style-name="T2"> oder als „Massenanfall von Verletzten und Erkrankten (MANV)“</text:span><text:span text:style-name="T2"><text:note text:id="ftn61" text:note-class="footnote"><text:note-citation>41</text:note-citation><text:note-body><text:p text:style-name="P700"><text:span text:style-name="T13"><text:s/>Vgl. </text:span><text:span text:style-name="T15">Sefrin</text:span><text:span text:style-name="T13">, Notfallmedizin heute, in: ders. (Hrsg.), Notfalltherapie, 6. Aufl., 1999, S. 39 ff. (48); DIN 13050 - </text:span><text:span text:style-name="T15">Deutsches Institut für Normung e.V.</text:span><text:span text:style-name="T13"> (Hrsg.), Rettungsdienst - Normen, 2. Aufl., 2000, S. 56; </text:span><text:span text:style-name="T15">Mitschke/Peter</text:span><text:span text:style-name="T13"> (Hrsg.), Hdb. für Schnelleinsatzgruppen, 2001, S. 25, 29, 91 ff.; </text:span><text:span text:style-name="T15">Gorgaß/Ahnefeld/Rossi/Lippert</text:span><text:span text:style-name="T13">, Rettungsassistent und Rettungssanitäter, 6. Aufl., 2001, S. 446. Für die Bewältigung von Schadensereignisse außerhalb eigentlicher kriegerischer Auseinandersetzungen, in deren Folge die medizinische Versorgung von ca. 200 bis zu 1.000 Verletzten notwendig wird, wird zudem versucht den Begriff „Ü-MANV“ zu etablieren. Vgl. zu letzteren etwa: </text:span><text:span text:style-name="T15">Adams/Mahlke/Lange/Flemming</text:span><text:span text:style-name="T13">, Überörtliche Hilfe beim Massenanfall von Verletzten (Ü-MANV), in: Anästhesiologie &amp; Intensivmedizin, 2005, S. 215 ff. und </text:span><text:span text:style-name="T15">Peter</text:span><text:span text:style-name="T13">, Der überörtliche Einsatz beim Massenanfall Verletzter und Erkrankter, Im Einsatz 2005, S. 266 ff.</text:span></text:p></text:note-body></text:note></text:span><text:span text:style-name="T2"> bezeichnet.</text:span><text:span text:style-name="T2"><text:note text:id="ftn62" text:note-class="footnote"><text:note-citation>42</text:note-citation><text:note-body><text:p text:style-name="P700"><text:span text:style-name="T13"><text:s/>Ausführlich zu den einzelnen Definition des Großschadensfalls in den Bundesländern und der unterschiedlichen, den Rechtsvergleich erschwerende und die reibungslose organisationsübergreifende Gefahrenabwehr gefährdende, Terminologie: </text:span><text:span text:style-name="T15">Holle/Pohl-Meuthen</text:span><text:span text:style-name="T13">, Rettungsdienst im Großschadensfall, 2002, S. 19 ff.</text:span></text:p></text:note-body></text:note></text:span></text:p>
      <text:p text:style-name="P32"/>
      <text:p text:style-name="P1"><text:span text:style-name="T2">Bei der systematischen Ordnung der Schadensbegriffe wird deutlich, dass die Abgrenzung von Unfall, Großschadensereignis und Katastrophe nicht mit numerischen Größen möglich ist. Sie ist abhängig von den örtlichen und regionalen Gegebenheiten, den Witterungsbedingungen, der Infrastruktur, v.a. der medizinischen Ressourcen und dem Ausmaß der Zerstörung des wirtschaftlichen und sozialen Gefüges.</text:span><text:span text:style-name="T2"><text:note text:id="ftn63" text:note-class="footnote"><text:note-citation>43</text:note-citation><text:note-body><text:p text:style-name="P700"><text:span text:style-name="T13"><text:s/>Vgl. </text:span><text:span text:style-name="T15">Lanz</text:span><text:span text:style-name="T13">, Katastrophen und Katastrophenhilfe, in: ders./Rossetti (Hrsg.), Katastrophenmedizin, 1980, S. 1 ff. (6 f.); </text:span><text:span text:style-name="T15">Stordeur</text:span><text:span text:style-name="T13">, Einführung, in: Bayerische LÄK (Hrsg.), Katastrophenmedizin, 1982, S. 6 ff. (6 f.); </text:span><text:span text:style-name="T15">Domres/-Manger/Steiner</text:span><text:span text:style-name="T13">, Organisation der Katastrophenmedizin, in: Lipp/Domres (Hrsg.), Lehrbuch für präklinische Notfallmedizin, Bd. 4, 2000, S. 297 ff. (300); </text:span><text:span text:style-name="T15">Sefrin/Knuth/Stratmann</text:span><text:span text:style-name="T13"> (Hrsg.), Hdb. des LNA, Stand 09/2005, II-25.1, Abschlussbericht der Arbeitsgruppe „Massenanfall von Verletzten und Erkrankten“ des Ausschuss „Rettungswesen“, S. 1 ff. (4).</text:span></text:p></text:note-body></text:note></text:span><text:span text:style-name="T2"> Soweit in Gesetzen der Bundesländer zum Katastrophenschutz der Katastrophenfall durch den zuständigen Hauptverwaltungsbeamten festgestellt wird, ist zumindest insoweit eine klare formell-rechtliche Einordnung möglich.</text:span><text:span text:style-name="T2"><text:note text:id="ftn64" text:note-class="footnote"><text:note-citation>44</text:note-citation><text:note-body><text:p text:style-name="P700"><text:span text:style-name="T13"><text:s/>So z.B. in § 47 Abs. 1 SächsBRKG (SächsGVBl. 2004, S. 245 ff.).</text:span></text:p></text:note-body></text:note></text:span><text:span text:style-name="T2"> Eine dem Schadensereignis entsprechende medizinische Versorgung muss aber unabhängig davon, ob der Katastrophenfall amtlich festgestellt ist oder nicht, unverzüglich beginnen.</text:span><text:span text:style-name="T2"><text:note text:id="ftn65" text:note-class="footnote"><text:note-citation>45</text:note-citation><text:note-body><text:p text:style-name="P71"><text:span text:style-name="T2"><text:s/></text:span><text:span text:style-name="T13">Vgl. </text:span><text:span text:style-name="T15">Sefrin</text:span><text:span text:style-name="T13">, Zusammenarbeit der Rettungsdienste, in: Heberer/Peter/Ungeheuer (Hrsg.), Katastrophenmedizin, 2. Tagung der DGKM e.V., 1984, S. 147 ff. (147).</text:span></text:p></text:note-body></text:note></text:span><text:span text:style-name="T2"> Einige Bundesländer verzichten mittlerweile auf die Ausrufung des Katastrophenfalls</text:span><text:span text:style-name="T2"><text:note text:id="ftn66" text:note-class="footnote"><text:note-citation>46</text:note-citation><text:note-body><text:p text:style-name="P700"><text:span text:style-name="T13"><text:s/>So etwa Rheinland-Pfalz, Nordrhein-Westfahlen und Thüringen.</text:span></text:p></text:note-body></text:note></text:span><text:span text:style-name="T2">, um auf diese Weise einen nahtlosen Übergang zwischen den verschiedenen Abwehrmaßnahmen bei einem Großschadensereignis und einer Katastrophe sicherzustellen.</text:span><text:span text:style-name="T2"><text:note text:id="ftn67" text:note-class="footnote"><text:note-citation>47</text:note-citation><text:note-body><text:p text:style-name="P700"><text:span text:style-name="T13"><text:s/>Vgl. </text:span><text:span text:style-name="T15">Hennes</text:span><text:span text:style-name="T13">, Aufgaben und Struktur des Katastrophenschutzes, in: Hempelmann/Adams/Sefrin (Hrsg.), Notfallmedizin 1999, S. 586 ff. (588).</text:span></text:p></text:note-body></text:note></text:span></text:p>
      <text:p text:style-name="P29"/>
      <text:h text:style-name="Heading_20_4" text:outline-level="4">Akute Schadensereignisse in der Medizin</text:h>
      <text:p text:style-name="P32">Unabhängig vom Vorliegen eines bestimmten allgemeinen Schadensereignisses im o.g. Sinne wird in der Medizin zwischen zwei verschiedenen akuten medizinischen Schadensereignissen unterschieden, dem Notfall und dem Massenanfall Hilfebedürftiger.</text:p>
      <text:p text:style-name="P32"/>
      <text:h text:style-name="Heading_20_5" text:outline-level="5">Notfall</text:h>
      <text:p text:style-name="P1"><text:span text:style-name="T2">Als Notfall</text:span><text:alphabetical-index-mark text:string-value="Notfall"/><text:span text:style-name="T2"> wird in der Medizin eine unvermittelt aus voller Gesundheit heraus oder durch akute Verschlechterung eines vorbestehenden Krankheitszustandes entstehende schwere körperliche oder geistige Gefährdung eines einzelnen Menschen bezeichnet, deren Lebensbedrohlichkeit sofortige fachgerechte maximale Hilfeleistung erfordert.</text:span><text:span text:style-name="T2"><text:note text:id="ftn68" text:note-class="footnote"><text:note-citation>48</text:note-citation><text:note-body><text:p text:style-name="P700"><text:span text:style-name="T13"><text:s/>s. nur </text:span><text:span text:style-name="T15">Rebentisch</text:span><text:span text:style-name="T13">, Hdb. der medizinischen Katastrophenhilfe, 2. Aufl., 1991, S. 18.</text:span></text:p></text:note-body></text:note></text:span></text:p>
      <text:p text:style-name="P32"/>
      <text:h text:style-name="Heading_20_5" text:outline-level="5">Massenanfall Hilfebedürftiger</text:h>
      <text:p text:style-name="P1"><text:span text:style-name="T2">In Abgrenzung hierzu wird als ein Massenanfall Hilfebedürftiger</text:span><text:alphabetical-index-mark text:string-value="Massenanfall Hilfebedürftiger"/><text:span text:style-name="T2"> ein gleichzeitiges oder nahezu gleichzeitiges Notfallgeschehen bei einer Mehr- oder Vielzahl von Menschen definiert, bei dem die verfügbaren Kräfte und Mittel qualitativ und quantitativ nicht ausreichen, jedem Betroffenen initial umfassende notfallmedizinische Behandlung zuteil werden zu lassen.</text:span><text:span text:style-name="T2"><text:note text:id="ftn69" text:note-class="footnote"><text:note-citation>49</text:note-citation><text:note-body><text:p text:style-name="P700"><text:span text:style-name="T13"><text:s/>Vgl. </text:span><text:span text:style-name="T15">Lanz</text:span><text:span text:style-name="T13">, Richtlinien für den Behandlungszwang, in: Ungeheuer (Hrsg.), Katastrophenmedizin – Probleme des Massenanfalls Kranker und Verletzter, 1986, S. 13 ff. (18); </text:span><text:span text:style-name="T15">Rebentisch</text:span><text:span text:style-name="T13">, Hdb. der medizinischen Katastrophenhilfe, 2. Aufl., 1991, S. 19; </text:span><text:span text:style-name="T15">Thierbach (Hrsg.)</text:span><text:span text:style-name="T13">, Lexikon der Notfallmedizin, 2002, zu Massenanfall von Verletzten, S. 288 f.; ebenso definiert unter der Bezeichnung „Massenunfall“ von </text:span><text:span text:style-name="T15">Röding</text:span><text:span text:style-name="T13">, Der Massenunfall, 4. Aufl., 1990, S. 13.</text:span></text:p></text:note-body></text:note></text:span><text:span text:style-name="T2"> Das Missverhältnis zwischen Behandlungsbedarf und Hilfemöglichkeit zwingt den Arzt und seine Helfer, solange keine zusätzlichen Kräfte und Mittel zur Verfügung stehen und der Zustrom Hilfebedürftiger anhält, die Hilfeleistung auf das zur Abwendung von Tod und Dauerschäden Notwendigste zu beschränken, Behandlungspriorität zu beachten und dazu das Sichtungsverfahren anzuwenden.</text:span><text:span text:style-name="T2"><text:note text:id="ftn70" text:note-class="footnote"><text:note-citation>50</text:note-citation><text:note-body><text:p text:style-name="P700"><text:span text:style-name="T13"><text:s/>Vgl. </text:span><text:span text:style-name="T15">Rebentisch</text:span><text:span text:style-name="T13">, Hdb. der medizinischen Katastrophenhilfe, 2. Aufl., 1991, S. 19.</text:span></text:p></text:note-body></text:note></text:span></text:p>
      <text:p text:style-name="P32"/>
      <text:p text:style-name="P1"><text:span text:style-name="T2">Damit wird erkennbar, dass ein Massenanfall Hilfebedürftiger bei allen o.g. allgemeinen Schadensereignissen vorliegen kann. So kann bereits unter schlechten Witterungsbedingungen ein nächtlicher Unfall mit mehreren Verletzten in einer ländlichen Gegend den gut vorbereiteten Arzt bei der Hilfeleistung ebenso überfordern wie ein Lawinen- oder Schiffsunglück eine wohlorganisierte Hilfsmannschaft.</text:span><text:span text:style-name="T2"><text:note text:id="ftn71" text:note-class="footnote"><text:note-citation>51</text:note-citation><text:note-body><text:p text:style-name="P700"><text:span text:style-name="T13"><text:s/>Vgl. </text:span><text:span text:style-name="T15">Scheidler/Wolf</text:span><text:span text:style-name="T13">, Notfallmedizin - Organisation und Praxis, 2. Aufl., 1981, S. 73.</text:span></text:p></text:note-body></text:note></text:span><text:span text:style-name="T2"> Wenn aber im Zusammenhang mit Terroranschlägen, Natur- oder technischen Katastrophen viele Menschen überraschend betroffen werden, droht um so häufiger und eindrucksvoller ein Massenanfall Hilfebedürftiger. Er kann in der Ausbruchsphase einer Katastrophe, aber ebenso gut im weiteren Verlauf des Geschehens eintreten. Er kann unmittelbare vorübergehende Folge des Schadens sein, aber auch erst durch Mängel und Fehler bei der Hilfeleistung verursacht werden.</text:span><text:span text:style-name="T2"><text:note text:id="ftn72" text:note-class="footnote"><text:note-citation>52</text:note-citation><text:note-body><text:p text:style-name="P700"><text:span text:style-name="T13"><text:s/>Vgl. </text:span><text:span text:style-name="T15">Rebentisch</text:span><text:span text:style-name="T13">, Hdb. der medizinischen Katastrophenhilfe, 2. Aufl., 1991, S. 445 f.</text:span></text:p></text:note-body></text:note></text:span></text:p>
      <text:p text:style-name="P32"/>
      <text:p text:style-name="P1"><text:span text:style-name="T2">Andererseits müssen Katastrophen im Gesetzessinne nicht immer einen Massenanfall Hilfebedürftiger beinhalten. Viele Katastrophen, z.B. Flugzeugabstürze, Überschwemmungen, Flächenbrände, führen nicht zu einem akuten Massenbedarf an medizinischer Hilfe. Dagegen können sie umfangreiche Hilfeleistungen auf anderen Gebieten, z.B. der Wasserversorgung, Ernährung, Bekleidung, Unterbringung, erforderlich machen.</text:span><text:span text:style-name="T2"><text:note text:id="ftn73" text:note-class="footnote"><text:note-citation>53</text:note-citation><text:note-body><text:p text:style-name="P700"><text:span text:style-name="T13"><text:s/>Vgl. </text:span><text:span text:style-name="T15">Röding</text:span><text:span text:style-name="T13">, Der Massenunfall, 4. Aufl., 1990, S. 14; </text:span><text:span text:style-name="T15">Rebentisch</text:span><text:span text:style-name="T13">, Hdb. der medizinischen Katastrophenhilfe, 2. Aufl., 1991, S. 445.</text:span></text:p></text:note-body></text:note></text:span><text:span text:style-name="T2"> Im Gegensatz zum Eindruck in der Öffentlichkeit, kann aus medizinischer Sicht eine Katastrophe von relativ geringer Bedeutung sein, wenn sie lediglich Sachschäden verursacht, nur ein Schwerverletzter überlebt hat oder alle Betroffenen Menschen sofort getötet wurden, da dann keine Behandlungsmöglichkeiten für die Medizin bestehen. Eintritt und Größe einer medizinischen Katastrophe bemessen sich nicht entscheidend nach der Zahl der Toten, sondern nach der Anzahl der Schwerverletzten, die zu versorgen und geordnet abzutransportieren sind</text:span><text:span text:style-name="T2"><text:note text:id="ftn74" text:note-class="footnote"><text:note-citation>54</text:note-citation><text:note-body><text:p text:style-name="P700"><text:span text:style-name="T13"><text:s/>Vgl. </text:span><text:span text:style-name="T15">Eberle</text:span><text:span text:style-name="T13">, Richtlinien für Notfallhilfe, in: Lanz, R./Rossetti, M. (Hrsg.), Katastrophenmedizin, 1980, S. 29 ff. (29); </text:span><text:span text:style-name="T15">Rebentisch</text:span><text:span text:style-name="T13">, Hdb. der medizinischen Katastrophenhilfe, 2. Aufl., 1991, S. 141.</text:span></text:p></text:note-body></text:note></text:span><text:span text:style-name="T2">, und v.a. nach dem Umfang des Missverhältnisses von Behandlungsbedarf und Behandlungsmöglichkeiten.</text:span><text:span text:style-name="T2"><text:note text:id="ftn75" text:note-class="footnote"><text:note-citation>55</text:note-citation><text:note-body><text:p text:style-name="P700"><text:span text:style-name="T13"><text:s/>Vgl. </text:span><text:span text:style-name="T15">Sefrin/Knuth/Stratmann</text:span><text:span text:style-name="T13"> (Hrsg.), Hdb. für den LNA, Stand 09/2005, IV - 6.2. Festlegung der Rettungspriorität in der Primärphase, S. 1.</text:span></text:p></text:note-body></text:note></text:span></text:p>
      <text:p text:style-name="P32"/>
      <text:p text:style-name="P1"><text:span text:style-name="T2">Obwohl der Begriff Massenanfall aus dem militärischen Sprachgebrauch stammt – abgeleitet von der angloamerikanischen „mass casualty situation“</text:span><text:span text:style-name="T2"><text:note text:id="ftn76" text:note-class="footnote"><text:note-citation>56</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28); </text:span><text:span text:style-name="T15">Rebentisch</text:span><text:span text:style-name="T13">, Hdb. der medizinischen Katastro-phenhilfe, 2. Aufl., 1991, S. 445; </text:span><text:span text:style-name="T15">Schultze</text:span><text:span text:style-name="T13">, Sichtung, in: Korff/Beck/Mikat (Hrsg.), Lexikon der Bioethik, 1998, Bd. 3, S. 349 ff. (349).</text:span></text:p></text:note-body></text:note></text:span><text:span text:style-name="T2"> – wird dadurch im heutigen Sprachgebrauch nicht die Ursache, etwa der Einsatz von Massenvernichtungswaffen, sondern die Situation beschrieben.</text:span><text:span text:style-name="T2"><text:note text:id="ftn77" text:note-class="footnote"><text:note-citation>57</text:note-citation><text:note-body><text:p text:style-name="P700"><text:span text:style-name="T13"><text:s/>Vgl. </text:span><text:span text:style-name="T15">Sefrin</text:span><text:span text:style-name="T13">, Notfallmedizin heute, in: ders. (Hrsg.), Notfalltherapie, 6. Aufl., 1999, S. 39 ff. (48).</text:span></text:p></text:note-body></text:note></text:span><text:span text:style-name="T2"> Die Bezeichnung als Massenanfall Hilfebedürftiger darf auch nicht verwechselt werden mit der in der rettungsdienstlichen Literatur gelegentlich verwendeten Bezeichnung eines sog. Massenanfalls Verletzter und Erkrankter (MANV), die für ein Großschadensereignis im o.g. Sinne steht. Die Einordnung eines MANV neben eine Katastrophe erscheint unglücklich, da gerade bei Katastrophen dem Wortsinn nach, sowie nach dem traditionellen Begriffsverständnis, mit einem „Massenanfall Hilfebedürftiger“ zu rechnen ist.</text:span></text:p>
      <text:p text:style-name="P32"/>
      <text:p text:style-name="P34"/>
      <text:h text:style-name="Heading_20_2" text:outline-level="2">Medizinische Verfahren bei akuten Schadensereignissen</text:h>
      <text:p text:style-name="P32"/>
      <text:p text:style-name="P1"><text:span text:style-name="T2">Anknüpfend an die Differenzierung zwischen Notfall und Massenanfall Hilfebedürftiger wird in der medizinischen Literatur bei akuten Schadensereignissen zwischen der Anwendung der Grundsätze der Notfall- und der Katastrophenmedizin – teilweise wird auch das Begriffspaar Individual- und Massenmedizin verwendet</text:span><text:span text:style-name="T2"><text:note text:id="ftn78" text:note-class="footnote"><text:note-citation>58</text:note-citation><text:note-body><text:p text:style-name="P700"><text:span text:style-name="T13"><text:s/></text:span><text:span text:style-name="T15">Stordeur</text:span><text:span text:style-name="T13">, Einführung, in: Bayerische LÄK (Hrsg.), Katastrophenmedizin, 1982, S. 6 ff. (8 f.).</text:span></text:p></text:note-body></text:note></text:span><text:span text:style-name="T2"> – unterschieden. Beide medizinische Verfahren arbeiten zwar, insbesondere im Rettungsdienst, mit ähnlichen Methoden, die Zielsetzungen sind jedoch unterschiedlich.</text:span></text:p>
      <text:p text:style-name="P32"/>
      <text:h text:style-name="Heading_20_3" text:outline-level="3">Notfallmedizin</text:h>
      <text:p text:style-name="P1"><text:span text:style-name="T2">Als Notfallmedizin</text:span><text:alphabetical-index-mark text:string-value="Notfallmedizin"/><text:span text:style-name="T2"> wird das medizinische Verfahren bezeichnet, in dem die Gesamtheit der interdisziplinären und medizinisch-organisatorischen Erkenntnisse und Fähigkeiten, die der unmittelbaren Hilfeleistung für plötzlich vom Tod oder von schwerer Gesundheitsbeschädigung bedrohte Menschen dienen und durch deren Anwendung die bestmöglichen Voraussetzungen für die definitive wiederherstellende Behandlung geschaffen werden. In der Notfallmedizin steht das umfassende Wohl des einzelnen Patienten im Sinne einer Maximalversorgung im Mittelpunkt der Tätigkeit.</text:span><text:span text:style-name="T2"><text:note text:id="ftn79" text:note-class="footnote"><text:note-citation>59</text:note-citation><text:note-body><text:p text:style-name="P700"><text:span text:style-name="T13"><text:s/>Vgl. </text:span><text:span text:style-name="T15">Röding</text:span><text:span text:style-name="T13">, Der Massenunfall, 4. Aufl., 1990, S. 14; </text:span><text:span text:style-name="T15">Rebentisch</text:span><text:span text:style-name="T13">, Hdb. der medizinischen Katastrophenhilfe, 2. Aufl., 1991, S. 19; </text:span><text:span text:style-name="T15">Sefrin</text:span><text:span text:style-name="T13">, Einleitung, in: ders. (Hrsg.), Notfalltherapie, 6. Aufl., 1999, S. 1 ff. (5).</text:span></text:p></text:note-body></text:note></text:span></text:p>
      <text:p text:style-name="P32"/>
      <text:h text:style-name="Heading_20_3" text:outline-level="3">Katastrophenmedizin</text:h>
      <text:p text:style-name="P1"><text:span text:style-name="T2">Die Katastrophenmedizin</text:span><text:alphabetical-index-mark text:string-value="Katastrophenmedizin"/><text:span text:style-name="T2"> umfasst demgegenüber die Gesamtheit der in Zusammenarbeit mit den Behörden vorzubereitenden und durchzuführenden Maßnahmen der medizinischen Vorsorge, Hilfe und Rehabilitation in außergewöhnlichen Situationen, die mit einem Massenanfall Hilfebedürftiger verbunden sind.</text:span><text:span text:style-name="T2"><text:note text:id="ftn80" text:note-class="footnote"><text:note-citation>60</text:note-citation><text:note-body><text:p text:style-name="P700"><text:span text:style-name="T13"><text:s/>Vgl. </text:span><text:span text:style-name="T15">Groeschel</text:span><text:span text:style-name="T13">, Katastrophenmedizin, Zivilverteidigung, II. Quartal, 1984, S. 23 ff. (23); </text:span><text:span text:style-name="T15">Lanz</text:span><text:span text:style-name="T13"> (Hrsg.), Medizin u. Management bei Katastrophen und Massenunfällen, 1992, S. 11 ff. (11); </text:span><text:span text:style-name="T15">Gunn/Domres/Steiner</text:span><text:span text:style-name="T13">, Dictionary of Disaster Medicine, 1996, zu Disaster medicine, S. 57; </text:span><text:span text:style-name="T15">Domres/Manger/Steiner</text:span><text:span text:style-name="T13">, Organisation der Katastrophenmedizin, in: Lipp/Domres (Hrsg.), Lehrbuch für präklinische Notfallmedizin, Bd. 4, 2000, S. 297 ff. (302).</text:span></text:p></text:note-body></text:note></text:span><text:span text:style-name="T2"> Sie bezieht nicht nur (Kinder-)Ärzte, sondern z.B. auch Zahnärzte, Apotheker, Psychiater, Tierärzte, Physiker, Chemiker, Toxikologen, Strahlenbiologen, Epidemiologen und den Blutspendedienst sowie die Ernährungshygiene, Infektiologie und Sozialmedizin mit ein.</text:span><text:span text:style-name="T2"><text:note text:id="ftn81" text:note-class="footnote"><text:note-citation>61</text:note-citation><text:note-body><text:p text:style-name="P700"><text:span text:style-name="T13"><text:s/>Vgl. </text:span><text:span text:style-name="T15">Groeschel</text:span><text:span text:style-name="T13">, Katastrophenmedizin, Zivilverteidigung, II. Quartal, 1984, S. 23 ff. (24); </text:span><text:span text:style-name="T15">Rebentisch</text:span><text:span text:style-name="T13">, Hdb. der medizinischen Katastrophenhilfe, 2. Aufl., 1991, S. 20.</text:span></text:p></text:note-body></text:note></text:span><text:span text:style-name="T2"> Im Rahmen des katastrophenmedizinischen Vorgehens steht nicht der einzelne Patient, sondern die betroffene Patientengruppe im Mittelpunkt der Tätigkeit.</text:span><text:span text:style-name="T2"><text:note text:id="ftn82" text:note-class="footnote"><text:note-citation>62</text:note-citation><text:note-body><text:p text:style-name="P700"><text:span text:style-name="T13"><text:s/>Vgl. </text:span><text:span text:style-name="T15">Luxem</text:span><text:span text:style-name="T13">, Polytrauma - Gedanken zur Rettungskette und Triage, Rettungsdienst 1993, S. 527 ff. (532); </text:span><text:span text:style-name="T15">Bittger/Hellwig/Paschen/Weiß/Domres/Runggaldier</text:span><text:span text:style-name="T13">, Massenanfall von Verletzten, in: Kühn/Luxem/Runggaldier (Hrsg.), Rettungsdienst, 2. Aufl., 2001, S. 735 ff. (750).</text:span></text:p></text:note-body></text:note></text:span><text:span text:style-name="T2"> </text:span><text:span text:style-name="T6">Kirchhoff</text:span><text:span text:style-name="T2"> verwendete insoweit den Begriff der „Kollektivprognose“ als ärztlicher Entscheidungsgrundlage für den Umfang der Individualbehandlung.</text:span><text:span text:style-name="T2"><text:note text:id="ftn83" text:note-class="footnote"><text:note-citation>63</text:note-citation><text:note-body><text:p text:style-name="P700"><text:span text:style-name="T13"><text:s/>Vgl. </text:span><text:span text:style-name="T15">Kirchhoff</text:span><text:span text:style-name="T13">, Katastrophenarten, in: ders. (Hrsg.), Triage im Katastrophenfall, 1984, S. 11 ff. (16).</text:span></text:p></text:note-body></text:note></text:span><text:span text:style-name="T2"> Infolge der mannigfaltigen Ursachen, denen Katastrophen entspringen können und den entsprechend unterschiedlichen Gesundheitsschäden, hat sich die Katastrophenmedizin als Querschnittsdisziplin ihren fachlichen Inhalt aus allen Gebieten der Heilkunde entwickelt</text:span><text:span text:style-name="T2"><text:note text:id="ftn84" text:note-class="footnote"><text:note-citation>64</text:note-citation><text:note-body><text:p text:style-name="P700"><text:span text:style-name="T13"><text:s/>Vgl. </text:span><text:span text:style-name="T15">Rebentisch</text:span><text:span text:style-name="T13">, Aufgaben und Besonderheiten der Katastrophenmedizin im Frieden und Verteidigungsfall, in: Bayerische LÄK (Hrsg.) Katastrophenmedizin, 1982, S. 20 ff. (24); </text:span><text:span text:style-name="T15">Kirchhoff</text:span><text:span text:style-name="T13">, Vorwort, in: ders. (Hrsg.), Triage im Katastrophenfall, 1984, S. 8; </text:span><text:span text:style-name="T15">Lanz</text:span><text:span text:style-name="T13"> (Hrsg.), Medizin und Management bei Katastrophen und Massenunfällen, 1992, S. 15 ff. (15).</text:span></text:p></text:note-body></text:note></text:span><text:span text:style-name="T2">, in erster Linie aber aus der Kriegschirurgie und der Wehrmedizin.</text:span><text:span text:style-name="T2"><text:note text:id="ftn85" text:note-class="footnote"><text:note-citation>65</text:note-citation><text:note-body><text:p text:style-name="P700"><text:span text:style-name="T13"><text:s/>Vgl. </text:span><text:span text:style-name="T15">Rossetti</text:span><text:span text:style-name="T13">, Besonderheiten und Schwerpunkte der ärztlichen Tätigkeit, in: Lanz/Rossetti (Hrsg.), Katastrophenmedizin, 1980, S. 23 ff. (23); </text:span><text:span text:style-name="T15">Schultze</text:span><text:span text:style-name="T13">, Probleme der Sichtung und des Transportes beim Massenanfall, Wehrmedizinische Monatsschrift 1984, S. 160 ff. </text:span><text:span text:style-name="T17">(161).</text:span></text:p></text:note-body></text:note></text:span><text:span text:style-name="T2"> Der Begriff Katastrophenmedizin, im Englischen als disaster medicine oder catastrophe medicine</text:span><text:span text:style-name="T2"><text:note text:id="ftn86" text:note-class="footnote"><text:note-citation>66</text:note-citation><text:note-body><text:p text:style-name="P700"><text:span text:style-name="T17"><text:s/>Vgl. </text:span><text:span text:style-name="T18">Gunn/Domres/Steiner</text:span><text:span text:style-name="T17">, Dictionary of Disaster Medicine, 1996, zu Catastrophe, S. 32, zu Disaster medicine, S. 57; </text:span><text:span text:style-name="T18">Ryan/Mahoney/Greaves/Bowyer</text:span><text:span text:style-name="T17">, Conflict and Catastrophe Medicine, 2002.</text:span></text:p></text:note-body></text:note></text:span><text:span text:style-name="T2">, hat mittlerweile in allen Weltsprachen Eingang gefunden und zählt zum offiziellen Wortschatz aller internationalen und nationalen Institutionen (z.B. World Association for Emergency und Disaster Medicine – WAEDEM, mit Sitz in Genf).</text:span><text:span text:style-name="T2"><text:note text:id="ftn87" text:note-class="footnote"><text:note-citation>67</text:note-citation><text:note-body><text:p text:style-name="P700"><text:span text:style-name="T13"><text:s/>Vgl. </text:span><text:span text:style-name="T15">Rebentisch</text:span><text:span text:style-name="T13">, Hdb. der medizinischen Katastrophenhilfe, 2. Aufl., 1991, S. 95, 116.</text:span></text:p></text:note-body></text:note></text:span><text:span text:style-name="T2"> In der Bundesrepublik Deutschland verfolgt die im Jahre 1980 gegründete Deutsche Gesellschaft für Katastrophenmedizin</text:span><text:alphabetical-index-mark text:string-value="Deutsche Gesellschaft für Katastrophenmedizin"/><text:span text:style-name="T2"> (DGKM) e.V. als freie, nationale und wissenschaftliche Vereinigung die Förderung sämtlicher wissenschaftlicher und praktischer Belange der Katastrophenmedizin.</text:span><text:span text:style-name="T2"><text:note text:id="ftn88" text:note-class="footnote"><text:note-citation>68</text:note-citation><text:note-body><text:p text:style-name="P700"><text:span text:style-name="T19"><text:s/>Vgl. http://www.dgkm.org.</text:span></text:p></text:note-body></text:note></text:span></text:p>
      <text:p text:style-name="P32"/>
      <text:p text:style-name="P1"><text:span text:style-name="T2">Die Anwendung der katastrophenmedizinischen Grundsätze, und dabei insbesondere die im Folgenden ausführlich zu behandelnde Triage, erfolgt unabhängig von der Feststellung des gesetzlichen Katastrophenfalles durch den Hauptverwaltungsbeamten, sondern wird allein durch das auffallende Missverhältnis von Behandlungsbedürftigkeiten und Behandlungsmöglichkeiten ausgelöst. Katastrophenmedizin kommt also nicht nur in Form der gezielten Vorbereitung in Form des Katastrophenschutzes und in Form der Katastrophenhilfe zum Einsatz, sondern kann auch im Rahmen des Rettungsdienstes oder etwa bei einem zufälligen Vorbeikommen eines Arztes an einer einsamen Unfallstelle mit wenigen Schwerverletzten maßgeblich werden.</text:span><text:span text:style-name="T2"><text:note text:id="ftn89" text:note-class="footnote"><text:note-citation>69</text:note-citation><text:note-body><text:p text:style-name="P700"><text:span text:style-name="T13"><text:s/>Vgl. </text:span><text:span text:style-name="T15">Rebentisch</text:span><text:span text:style-name="T13">, Aufgaben und Besonderheiten, in: Bayerische LÄK (Hrsg.), Katastrophenmedizin, 1982, S. 20 ff. (24); </text:span><text:span text:style-name="T15">Gurn</text:span><text:span text:style-name="T13">, Katastrophenmedizin, in: Ärztekammer Niedersachsen (Hrsg.), Wegweiser - Medizinische Katastrophenhilfe, 1982, S. 21 ff. (23); </text:span><text:span text:style-name="T15">Sefrin/Weidringer/Weiss</text:span><text:span text:style-name="T13">, Sichtungskategorien bei Großschadensereignissen und Katastrophen, Im Einsatz 4/2002, S. 42 ff. (44 f.).</text:span></text:p></text:note-body></text:note></text:span></text:p>
      <text:p text:style-name="P32"/>
      <text:p text:style-name="P1"><text:span text:style-name="T2">Die Wehrmedizin</text:span><text:alphabetical-index-mark text:string-value="Wehrmedizin"/><text:span text:style-name="T2"> ist keineswegs identisch mit der Katastrophenmedizin. Die Lebensbedingungen der Soldaten bestimmen den Charakter der Wehrmedizin. Sie übernimmt die ärztliche Versorgung und Betreuung der Soldaten im Frieden und Verteidigungsfall, kann sich unter moderner Waffenwirkung aber auch auf die Versorgung der mitbetroffenen Zivilbevölkerung erstrecken. In gewissem Umfang bestimmt dabei im Kriegsfall auch die militärtaktische Lage das Wirken des Arztes.</text:span><text:span text:style-name="T2"><text:note text:id="ftn90" text:note-class="footnote"><text:note-citation>70</text:note-citation><text:note-body><text:p text:style-name="P700"><text:span text:style-name="T13"><text:s/>Vgl. </text:span><text:span text:style-name="T15">Rebentisch</text:span><text:span text:style-name="T13"> (Hrsg.), Wehrmedizin - Ein kurzes Hdb mit Beiträgen zur Katastrophenmedizin, 1980, S. 1, 6.</text:span></text:p></text:note-body></text:note></text:span><text:span text:style-name="T2"> Die Wehrmedizin übernimmt notgedrungen die Regeln der Katastrophenmedizin, wenn die Verhältnisse des Massenanfalls Hilfebedürftiger dies erfordern. Im Übrigen erfasst sie als Querschnittsdisziplin alle Aufgaben der Medizin und Zahnmedizin, einschließlich der Pharmazie, zusätzliche Aufgaben der Arbeitsmedizin (z.B. der Luftfahrtmedizin, der U-Bootmedizin, des Lärmschutzes), der Musterung, wie der allgemeinen und speziellen Hygiene.</text:span><text:span text:style-name="T2"><text:note text:id="ftn91" text:note-class="footnote"><text:note-citation>71</text:note-citation><text:note-body><text:p text:style-name="P700"><text:span text:style-name="T13"><text:s/>s. auch </text:span><text:span text:style-name="T15">Groeschel</text:span><text:span text:style-name="T13">, Katastrophenmedizin, Zivilverteidigung, II. Quartal, 1984, S. 23 ff. (23); </text:span><text:span text:style-name="T15">Röding</text:span><text:span text:style-name="T13">, Der Massenunfall, 4. Aufl., 1990, S. 14 f.</text:span></text:p></text:note-body></text:note></text:span></text:p>
      <text:p text:style-name="P32"/>
      <text:h text:style-name="Heading_20_2" text:outline-level="2">Triage</text:h>
      <text:p text:style-name="P62"/>
      <text:p text:style-name="P1"><text:span text:style-name="T2">Nach einer kurzen Darstellung der historischen Entwicklung der Triage</text:span><text:alphabetical-index-mark text:string-value="Triage"/><text:span text:style-name="T2">, soll daran anknüpfend die sich in der heutigen Katastrophenmedizin etablierte Praxis der Patientenauswahl und die ihr zugeschriebene Bedeutung aufgezeigt werden. Anschließend werden Überschneidungen der „Triage“ mit der Notfallmedizin, die heftige Diskussion um ihre Anerkennung in den 80er Jahren sowie die heutige Verwendung des Begriffes dargestellt.</text:span></text:p>
      <text:p text:style-name="P62"/>
      <text:h text:style-name="Heading_20_3" text:outline-level="3">Herkunft und historische Entwicklung</text:h>
      <text:p text:style-name="P11"><text:span text:style-name="T2">Der Begriff Triage</text:span><text:alphabetical-index-mark text:string-value="- historische Entwicklung" text:key1="Triage"/><text:span text:style-name="T2"> stammt ab vom französischen Verb „trier“, welches mit auslesen, auswählen oder sortieren übersetzt wird.</text:span><text:span text:style-name="T2"><text:note text:id="ftn92" text:note-class="footnote"><text:note-citation>72</text:note-citation><text:note-body><text:p text:style-name="P700"><text:span text:style-name="T13"><text:s/>Vgl. </text:span><text:span text:style-name="T15">Gunn/Domres/Steiner</text:span><text:span text:style-name="T13">, Dictionary of Disaster Medicine, 1996, zu Triage, S. 171; PONS, Großwörterbuch Französisch, 1996, S. 780.</text:span></text:p></text:note-body></text:note></text:span><text:span text:style-name="T2"> Im 14. Jahrhundert erfolgte die erste Verwendung des Begriffs im Zusammenhang mit dem Sortieren bestimmter Waren nach Qualität und Preis, etwa von Getreidekörnern, Wolle, später auch Kaffeebohnen sowie für das Fällen bestimmter Bäume durch die Holzfäller.</text:span><text:span text:style-name="T2"><text:note text:id="ftn93" text:note-class="footnote"><text:note-citation>73</text:note-citation><text:note-body><text:p text:style-name="P700"><text:span text:style-name="T13"><text:s/>Vgl. </text:span><text:span text:style-name="T15">Goltermann</text:span><text:span text:style-name="T13">, Triage als zentrales Merkmal, in: Mayer (Hrsg.), Katastrophenmedizin, 1987, S. 8 ff. (17); </text:span><text:span text:style-name="T15">Lang</text:span><text:span text:style-name="T13">, Oktoberfest-Triage-Evaluationsstudie 1998, 2002, S. 10 jew. m.w.N.</text:span></text:p></text:note-body></text:note></text:span></text:p>
      <text:p text:style-name="P35"/>
      <text:p text:style-name="P11"><text:span text:style-name="T2">Mit Beginn der napoleonischen Eroberungszüge bekam das Wort eine medizinische Bedeutung. </text:span><text:span text:style-name="T6">Jean Dominique Larrey</text:span><text:span text:style-name="T2"> (1766-1842), ein führender Feldchirurg Napoleons, versuchte, wo er nur konnte, mit seinen „ambulances volantes“, also„fliegenden Ambulanzen“, den Verwundeten auf dem Schlachtfeld Hilfe zu bringen und bestand darauf, dass regelmäßig „Triagen“ durchgeführt wurden, damit Schwerstverwundete ohne Ansehen des militärischen Ranges zuerst behandelt und Leichtverletzte alsbald wieder in das Schlachtfeld zurückgeschickt werden konnten.</text:span><text:span text:style-name="T2"><text:note text:id="ftn94" text:note-class="footnote"><text:note-citation>74</text:note-citation><text:note-body><text:p text:style-name="P700"><text:span text:style-name="T13"><text:s/>Vgl. </text:span><text:span text:style-name="T15">Lanz</text:span><text:span text:style-name="T13"> (Hrsg.), Medizin und Management bei Katastrophen und Massenunfällen, 1992, S. 15 ff. (18 f.); </text:span><text:span text:style-name="T15">Schultze</text:span><text:span text:style-name="T13">, Katastrophenmedizin, in: Korff/Beck/Mikat (Hrsg.), Lexikon der Bioethik, 1998, Bd. 2, S. 342 ff. (343); </text:span><text:span text:style-name="T15">Lang</text:span><text:span text:style-name="T13">, Oktoberfest-Triage-Evaluationsstudie 1998, 2002, S. 10; </text:span><text:span text:style-name="T15">Rebentisch</text:span><text:span text:style-name="T13">, Geschichte der Sichtung, in: Crespin/Neff (Hrsg.), Hdb. der Sichtung, 2000, S. 31 ff. (32).</text:span></text:p></text:note-body></text:note></text:span><text:span text:style-name="T2"> Das medizinische Verfahren der Triage selbst, so wie es auch heute noch weitgehend praktiziert wird, wurde wohl systematisch erstmals durch den russischen Anatomen und Chirurgen </text:span><text:span text:style-name="T6">Nikolai Iwanowitsch Pirogow</text:span><text:span text:style-name="T2"> (1810-1881) im Rahmen seines Prinzips der „Krankenzerstreuung“ aufgrund seiner 1847 im Kaukasischen und 1853 bis 1856 im Krimkrieg gesammelten Erfahrungen entwickelt und angewendet. Zur Verbesserung der Überlebenschancen setzte er den planmäßigen Verwundetenrückschub mit besonderen Sortierungsstationen durch. In der Erkenntnis, dass eine gut geordnete sanitätsdienstliche Organisation zunächst wichtiger ist als die ärztliche Behandlung, wies er alle Ärzte an, die Wunden der Soldaten zuverlässig zu inspizieren, die Wunden danach zu sortieren und sich auf die unaufschiebbare Hilfeleistung zu konzentrieren. Nach den günstigen Erfahrungen der Russen im Krimkrieg setzte die preußische Armee das Pirogow´sche Prinzip erstmals im Deutsch-Österreichischen Krieg 1866 ein. Erste Erkenntnisse bezüglich der Behandlungsauswahl beim Massenanfall von Verletzten und deren Abtransport sammelte dort der Kriegschirurg </text:span><text:span text:style-name="T6">Ernst von Bergmann (1836-1907)</text:span><text:span text:style-name="T2">. Über die Problematik der Sichtung und der Notwendigkeit der Organisation des Verwundeten-Transportnetzes hielt er Vorlesungen an den Universitäten Würzburg und Berlin. Im 1. Weltkrieg wurden das Prinzip auch von den Gegnern Deutschlands angewandt.</text:span><text:span text:style-name="T2"><text:note text:id="ftn95" text:note-class="footnote"><text:note-citation>75</text:note-citation><text:note-body><text:p text:style-name="P700"><text:span text:style-name="T13"><text:s/>Vgl. dazu </text:span><text:span text:style-name="T15">Bleker</text:span><text:span text:style-name="T13">, Vom „Sortierungsgeschäft im Großen“ zur „Triage“, in: dies./Schmiedebach (Hrsg.), Medizin und Krieg, 1987, S. 211 ff. (214 f.); </text:span><text:span text:style-name="T15">Goltermann</text:span><text:span text:style-name="T13">, Triage als zentrales Merkmal, in: Mayer (Hrsg.), Katastrophenmedizin, 1987, S. 8 ff. (43); </text:span><text:span text:style-name="T15">Lanz</text:span><text:span text:style-name="T13"> (Hrsg.), Medizin und Management bei Katastrophen, 1992, S. 15 ff. (19 f.) u. </text:span><text:span text:style-name="T15">Rebentisch</text:span><text:span text:style-name="T13">, Geschichte d. Sichtung, in: Crespin/Neff (Hrsg.), Hdb. der Sichtung, 2000, S. 31 ff. (33 ff.) </text:span></text:p></text:note-body></text:note></text:span></text:p>
      <text:p text:style-name="P35"/>
      <text:p text:style-name="P11"><text:span text:style-name="T2">Während der Zeit des 1. Weltkrieges findet sich der Begriff der Triage flächendeckend im medizinischen Gebrauch, sowohl im französischen als auch im englischen Sprachraum. In der Geschichte der Medizin der USA taucht das Wort dabei sowohl als Substantiv („the personal conducting a triage“) wie auch als Adjektiv („the triage station“) auf. In den USA wurden dafür ältere und erfahrene Sanitätsoffiziere („triage officer“) zu „triageteams“ zusammengestellt.</text:span><text:span text:style-name="T2"><text:note text:id="ftn96" text:note-class="footnote"><text:note-citation>76</text:note-citation><text:note-body><text:p text:style-name="P700"><text:span text:style-name="T13"><text:s/>Vgl. </text:span><text:span text:style-name="T15">Goltermann</text:span><text:span text:style-name="T13">, Triage als zentrales Merkmal, in: Mayer (Hrsg.), Katastrophenmedizin, 1987, S. 8 ff. (17 f.). </text:span></text:p></text:note-body></text:note></text:span><text:span text:style-name="T2"> Die Franzosen machten aus der „Triage“ eine förmliche Wissenschaft und schufen durch eine inhaltlich abgestufte und wiederholte Triage einen Sicherheitsfilter, dem nicht der geringste Körperschaden entgehen sollte. Sie bildeten spezielle „Triage-Equipen“ mit 3 Ärzten, einem Hilfsarzt, 4 Wärtern und 3 Entkleidern.</text:span><text:span text:style-name="T2"><text:note text:id="ftn97" text:note-class="footnote"><text:note-citation>77</text:note-citation><text:note-body><text:p text:style-name="P700"><text:span text:style-name="T13"><text:s/>Vgl. </text:span><text:span text:style-name="T15">Rebentisch</text:span><text:span text:style-name="T13">, Geschichte der Sichtung, in: Crespin/Neff (Hrsg.), Hdb. der Sichtung, 2000, S. 31 ff. (37); </text:span><text:span text:style-name="T15">Sefrin/Knuth/Stratmann</text:span><text:span text:style-name="T13"> (Hrsg.), Hdb. für LNA, Stand 09/2005, III 19.1, S. 2.</text:span></text:p></text:note-body></text:note></text:span><text:span text:style-name="T2"> Von den Engländern wird heute neben dem Begriff der Triage („triage officer“)</text:span><text:span text:style-name="T2"><text:note text:id="ftn98" text:note-class="footnote"><text:note-citation>78</text:note-citation><text:note-body><text:p text:style-name="P700"><text:span text:style-name="T13"><text:s/>Vgl. </text:span><text:span text:style-name="T15">Mackenrodt</text:span><text:span text:style-name="T13">, Bewältigung von Großschadenereignissen im Königreich Großbritannien, in: Crespin/Neff (Hrsg.), Hdb. der Sichtung, 2000, S. 511 ff. </text:span><text:span text:style-name="T17">(515 f.); </text:span><text:span text:style-name="T18">Ryan/Mahoney/Greaves/Bowyer</text:span><text:span text:style-name="T17">, Conflict and Catastrophe Medicine, 2002, S. 301.</text:span></text:p></text:note-body></text:note></text:span><text:span text:style-name="T2"> gelegentlich auch der Begriff „Sorting“ verwendet</text:span><text:span text:style-name="T2"><text:note text:id="ftn99" text:note-class="footnote"><text:note-citation>79</text:note-citation><text:note-body><text:p text:style-name="P700"><text:span text:style-name="T13"><text:s/>Vgl. </text:span><text:span text:style-name="T15">Rebentisch</text:span><text:span text:style-name="T13">, Hdb. der medizinischen Katastrophenhilfe, 2. Aufl., 1991, S. 451.</text:span></text:p></text:note-body></text:note></text:span><text:span text:style-name="T2">, im russischsprachigen Raum steht der Vorgang hinter dem Begriff „Sortirofka“</text:span><text:span text:style-name="T2"><text:note text:id="ftn100" text:note-class="footnote"><text:note-citation>80</text:note-citation><text:note-body><text:p text:style-name="P700"><text:span text:style-name="T13"><text:s/>Vgl. </text:span><text:span text:style-name="T15">Röding</text:span><text:span text:style-name="T13">, Der Massenunfall, 4. Aufl., 1990, S. 74.</text:span></text:p></text:note-body></text:note></text:span><text:span text:style-name="T2">. In der Schweiz einigte man sich bereits frühzeitig auf den Gebrauch des Begriffes Triage.</text:span><text:span text:style-name="T2"><text:note text:id="ftn101" text:note-class="footnote"><text:note-citation>81</text:note-citation><text:note-body><text:p text:style-name="P700"><text:span text:style-name="T13"><text:s/>Vgl. </text:span><text:span text:style-name="T15">Lanz</text:span><text:span text:style-name="T13">, Richtlinien für den Behandlungszwang, in: Ungeheuer (Hrsg.), Katastrophenmedizin - Probleme des Massenanfalls Kranker und Verletzter, 1986, S. 13 ff. (16).</text:span></text:p></text:note-body></text:note></text:span><text:span text:style-name="T2"> Wegen der auf diesem Gebiet führenden Franzosen tauchte der Begriff Triage in Deutschland etwa im Jahre 1936 innerhalb der Bezeichnung „Triage chirurgical“ in der Kriegschirurgie auf.</text:span><text:span text:style-name="T2"><text:note text:id="ftn102" text:note-class="footnote"><text:note-citation>82</text:note-citation><text:note-body><text:p text:style-name="P700"><text:span text:style-name="T13"><text:s/>Vgl. </text:span><text:span text:style-name="T15">Franz</text:span><text:span text:style-name="T13">, Die Wechselbeziehungen zwischen Kriegschirurgie und Sanitätsorganisation, DDM 1936, S. 1 ff. (11); </text:span><text:span text:style-name="T15">Appelt</text:span><text:span text:style-name="T13">, Zur Entwicklung der Kriegschirurgie, 1995, S. 23.</text:span></text:p></text:note-body></text:note></text:span><text:span text:style-name="T2"> Frühzeitig wurde aber auch der Begriff „Sortierung“</text:span><text:span text:style-name="T2"><text:note text:id="ftn103" text:note-class="footnote"><text:note-citation>83</text:note-citation><text:note-body><text:p text:style-name="P700"><text:span text:style-name="T13"><text:s/>Vgl. </text:span><text:span text:style-name="T15">Blagodatskij/Barinstein</text:span><text:span text:style-name="T13">, Zur Frage der Sortierung der Verletzten, DDM 1936, S. 349; </text:span><text:span text:style-name="T15">Bleker</text:span><text:span text:style-name="T13">, Vom Sortierungsgeschäft im Großen zur Triage, in: dies./Schmiedebach (Hrsg.), Medizin u. Krieg, 1987, S. 211 ff. (216).</text:span></text:p></text:note-body></text:note></text:span><text:span text:style-name="T2"> und der auch heute noch in Deutschland weitverbreitete Begriff der „Sichtung“</text:span><text:span text:style-name="T2"><text:note text:id="ftn104" text:note-class="footnote"><text:note-citation>84</text:note-citation><text:note-body><text:p text:style-name="P700"><text:span text:style-name="T13"><text:s/>Vgl. </text:span><text:span text:style-name="T15">Wachsmuth</text:span><text:span text:style-name="T13">, Erste Sichtung und Verteilung der Verwundeten, DDM 1939, S. 441 ff.</text:span></text:p></text:note-body></text:note></text:span><text:span text:style-name="T2"> verwendet. Das Wort Sichtung</text:span><text:alphabetical-index-mark text:string-value="Sichtung"/><text:span text:style-name="T2"> wurde wohl von dem berühmten deutschen Chirurgen </text:span><text:span text:style-name="T6">Bernhard von Langenbeck</text:span><text:span text:style-name="T2"> (1810-1887) geprägt.</text:span><text:span text:style-name="T2"><text:note text:id="ftn105" text:note-class="footnote"><text:note-citation>85</text:note-citation><text:note-body><text:p text:style-name="P700"><text:span text:style-name="T13"><text:s/>Darauf hinweisend </text:span><text:span text:style-name="T15">Schultze</text:span><text:span text:style-name="T13">, Probleme der Sichtung und des Transportes beim Massenanfall, Wehrmedi-nische Monatsschrift 1984, S. 160 ff. (161).</text:span></text:p></text:note-body></text:note></text:span><text:span text:style-name="T2"> Während des 2. Weltkrieges entstanden in Deutschland im Rahmen der „Richtlinien für die Versorgung Verwundeter in den vorderen Sanitätseinrichtungen“ ausführliche Bestimmungen über die „Sichtung und die Verteilung der Verwundeten“. Aus sanitätsdienstlicher Sicht war es selbstverständlich, dass die 1956 aufgestellte Bundeswehr die für alle NATO-Staaten geltenden und in früheren deutschen Streitkräften bewährten Verfahren der Sichtung und planmäßigen Verteilung einer Vielzahl Verwundeter wieder zum Grundsatz erhob.</text:span><text:span text:style-name="T2"><text:note text:id="ftn106" text:note-class="footnote"><text:note-citation>86</text:note-citation><text:note-body><text:p text:style-name="P700"><text:span text:style-name="T13"><text:s/>Vgl. </text:span><text:span text:style-name="T15">Rebentisch</text:span><text:span text:style-name="T13">, Geschichte der Sichtung, in: Crespin/Neff (Hrsg.), Hdb. der Sichtung, 2000, S. 31 ff. (38 f.).</text:span></text:p></text:note-body></text:note></text:span><text:span text:style-name="T2"> In der DDR wurde das Verfahren als „medizinische Einstufung</text:span><text:alphabetical-index-mark text:string-value="Medizinische Einstufung"/><text:span text:style-name="T2">“ bezeichnet.</text:span><text:span text:style-name="T2"><text:note text:id="ftn107" text:note-class="footnote"><text:note-citation>87</text:note-citation><text:note-body><text:p text:style-name="P700"><text:span text:style-name="T13"><text:s/>Vgl. </text:span><text:span text:style-name="T15">Gestewitz/Steiner</text:span><text:span text:style-name="T13"> (Hrsg.), Militärmedizin, 4. Aufl., 1989, S. 69; </text:span><text:span text:style-name="T15">Röding</text:span><text:span text:style-name="T13">, Der Massenunfall, 4. Aufl., 1990, S. 74.</text:span></text:p></text:note-body></text:note></text:span></text:p>
      <text:p text:style-name="P35"/>
      <text:p text:style-name="P11"><text:span text:style-name="T2">Die während des 2. Weltkrieges an der Front und während des Bombenkrieges gegen die Zivilbevölkerung gesammelten Erfahrungen mit Massenanfällen von Hilfebedürftigen, ferner die Bedrohung durch atomare, biologische und chemische Waffen sowie die stetig zunehmende Zahl der Natur- und technischen Katastrophen boten hinreichenden Anlass, die Grundsätze der Triage den jeweiligen Möglichkeiten im Kriege und im Frieden anzupassen.</text:span><text:span text:style-name="T2"><text:note text:id="ftn108" text:note-class="footnote"><text:note-citation>88</text:note-citation><text:note-body><text:p text:style-name="P700"><text:span text:style-name="T13"><text:s/>Vgl. </text:span><text:span text:style-name="T15">Rebentisch</text:span><text:span text:style-name="T13">, Geschichte der Sichtung, in: Crespin/Neff (Hrsg.), Hdb der Sichtung, S. 31 ff. (39 f.).</text:span></text:p></text:note-body></text:note></text:span><text:span text:style-name="T2"> Vorbild staatlicher Vorsorge wurde dabei in Europa besonders die Schweiz und Schweden. Hier wurde das neue Fach Katastrophenmedizin rasch Bestandteil der Ausbildung im Medizinstudium und zentrales Element ärztlicher Fortbildung. In beiden Ländern, wie auch in der DDR, fand die Bündelung aller vorhandenen zivilen und militärischen Ressourcen ihr Hauptergebnis in der Schaffung eines einheitlichen koordinierten Sanitätsdienstes.</text:span><text:span text:style-name="T2"><text:note text:id="ftn109" text:note-class="footnote"><text:note-citation>89</text:note-citation><text:note-body><text:p text:style-name="P700"><text:span text:style-name="T13"><text:s/>Vgl. </text:span><text:span text:style-name="T15">Schultze</text:span><text:span text:style-name="T13">, Katastrophenmedizin, in: Korff/Beck/Mikat (Hrsg.), Lexikon der Bioethik, 1998, Bd. 2, S. 344.</text:span></text:p></text:note-body></text:note></text:span></text:p>
      <text:p text:style-name="P220"/>
      <text:h text:style-name="Heading_20_3" text:outline-level="3">Vorschlag der Katastrophenmedizin</text:h>
      <text:h text:style-name="Heading_20_4" text:outline-level="4">Definition</text:h>
      <text:p text:style-name="P1"><text:span text:style-name="T2">Im von </text:span><text:span text:style-name="T6">Ernst Rebentisch</text:span><text:span text:style-name="T2"> verfassten deutschen Standardwerk der Katastrophenmedizin wird die Triage</text:span><text:alphabetical-index-mark text:string-value="- Definition" text:key1="Triage"/><text:span text:style-name="T2"> definiert als das zur Bewältigung und nur für die Dauer eines Massenanfalls Hilfebedürftiger erforderliche ärztliche Beurteilungs- und Entscheidungsverfahren zur Feststellung der notwendigen Behandlung bzw. des Abtransportes jedes einzelnen Patienten und Berücksichtigung gleicher oder ähnlicher Erfordernisse bei allen anderen ebenfalls der Hilfe bedürfenden Menschen.</text:span><text:span text:style-name="T2"><text:note text:id="ftn110" text:note-class="footnote"><text:note-citation>90</text:note-citation><text:note-body><text:p text:style-name="P700"><text:span text:style-name="T13"><text:s/>Vgl. </text:span><text:span text:style-name="T15">Rebentisch</text:span><text:span text:style-name="T13">, Hdb. der medizinischen Katastrophenhilfe, 2. Aufl., 1991, S. 26.</text:span></text:p></text:note-body></text:note></text:span><text:span text:style-name="T2"> Der zum Großteil synonym für die Triage verwendete Begriff Sichtung ist nach DIN 13050 als die ärztliche Beurteilung und Entscheidung über die Priorität der Versorgung der Patienten hinsichtlich Art und Umfang der Behandlung sowie Zeitpunkt, Art und Ziel des Transportes definiert.</text:span><text:span text:style-name="T2"><text:note text:id="ftn111" text:note-class="footnote"><text:note-citation>91</text:note-citation><text:note-body><text:p text:style-name="P71"><text:span text:style-name="T13"><text:s/>DIN 13050 - </text:span><text:span text:style-name="T15">Deutsches Institut für Normung</text:span><text:span text:style-name="T13"> e.V. (Hrsg.), Rettungsdienst - Normen, 2. Aufl., 2000, S. 51, 59.</text:span></text:p></text:note-body></text:note></text:span></text:p>
      <text:p text:style-name="P36"/>
      <text:h text:style-name="Heading_20_4" text:outline-level="4">Maximierungsziel</text:h>
      <text:p text:style-name="P12"><text:span text:style-name="T2">Nach Auffassung der Katastrophenmediziner wird der Erfolg der medizinischen Hilfe nicht an der Zahl großer Operationen, sondern an den schließlich Überlebenden gemessen.</text:span><text:span text:style-name="T2"><text:note text:id="ftn112" text:note-class="footnote"><text:note-citation>92</text:note-citation><text:note-body><text:p text:style-name="P700"><text:span text:style-name="T13"><text:s/>Vgl. </text:span><text:span text:style-name="T15">Lanz</text:span><text:span text:style-name="T13">, Grundsätze für die ärztliche Versorgung, Unfallchirurgie 1979, S. 93 ff. (93); </text:span><text:span text:style-name="T15">Eberle</text:span><text:span text:style-name="T13">, Richtlinien für Notfallhilfe, in: Lanz/Rossetti (Hrsg.), Katastrophenmedizin, 1980, S. 29 ff. (29); </text:span><text:span text:style-name="T15">Schultze</text:span><text:span text:style-name="T13">, Sichtung, in: Korff/Beck/Mikat (Hrsg.), Lexikon der Bioethik, 1998, Bd. 3, S. 349 ff. (351).</text:span></text:p></text:note-body></text:note></text:span><text:span text:style-name="T2"> Anders ausgedrückt wird der Erfolg des Bemühens einerseits am Überleben der zuerst Behandelten und andererseits daran festgemacht, bei wie vielen Patienten sich in der Zwischenzeit der Zustand irreversibel verschlechtert hat. Mithin ist es das ausdrückliche Ziel der Triage, unter Zeitdruck und, meist mit ungenügenden Mitteln, die bestmögliche Hilfe für die größtmögliche Zahl Betroffener zur rechten Zeit am richtigen Ort zu leisten, damit möglichst viele Betroffene überleben.</text:span><text:span text:style-name="T2"><text:note text:id="ftn113" text:note-class="footnote"><text:note-citation>93</text:note-citation><text:note-body><text:p text:style-name="P700"><text:span text:style-name="T13"><text:s/>Vgl. </text:span><text:span text:style-name="T15">Lanz</text:span><text:span text:style-name="T13"> (Hrsg.), Medizin und Management bei Katastrophen und Massenunfällen, 1992, S. 11 ff. (11); </text:span><text:span text:style-name="T15">Rebentisch</text:span><text:span text:style-name="T13">, Ethik und Recht, in: BMI (Hrsg.), Katastrophenmedizin - Leitfaden, 2. Aufl., 2002, S. 13 ff. (15).</text:span></text:p></text:note-body></text:note></text:span><text:span text:style-name="T2"> Diese Maximierungsformel</text:span><text:alphabetical-index-mark text:string-value="Maximierungsformel"/><text:span text:style-name="T2"> geht im Kern zurück auf die Richtlinie des amerikanischen Militärmediziner </text:span><text:span text:style-name="T6">Bowers</text:span><text:span text:style-name="T2">: „Das Bestmögliche für die größte Zahl, zur rechten Zeit, am richtigen Ort“.</text:span><text:span text:style-name="T2"><text:note text:id="ftn114" text:note-class="footnote"><text:note-citation>94</text:note-citation><text:note-body><text:p text:style-name="P700"><text:span text:style-name="T13"><text:s/>Vgl. </text:span><text:span text:style-name="T15">Lanz</text:span><text:span text:style-name="T13"> (Hrsg.), Medizin und Management bei Katastrophen und Massenunfällen, 1992, S. 15 ff. (25); </text:span><text:span text:style-name="T15">Hansak</text:span><text:span text:style-name="T13">, Triage im Rettungsdienst, SEG 1998, S. 64 ff. (64).</text:span></text:p></text:note-body></text:note></text:span><text:span text:style-name="T2"> Es wird nach dem Grundsatz behandelt: Leben retten, Überleben sichern und bestmögliche Wiederherstellungschancen wahren, ohne zum Nachteil anderer Hilfebedürftiger Zeit durch aufschiebbare Behandlungsmaßnahmen zu verlieren.</text:span><text:span text:style-name="T2"><text:note text:id="ftn115" text:note-class="footnote"><text:note-citation>95</text:note-citation><text:note-body><text:p text:style-name="P700"><text:span text:style-name="T13"><text:s/>Vgl. </text:span><text:span text:style-name="T15">Rebentisch</text:span><text:span text:style-name="T13">, Hdb. der medizinischen Katastrophenhilfe, 2. Aufl., 1991, S. 261.</text:span></text:p></text:note-body></text:note></text:span><text:span text:style-name="T2"> Die Triage erfordert Festlegung von Prioritäten zugunsten der voraussichtlich „Rettbaren“.</text:span><text:span text:style-name="T2"><text:note text:id="ftn116" text:note-class="footnote"><text:note-citation>96</text:note-citation><text:note-body><text:p text:style-name="P700"><text:span text:style-name="T13"><text:s/>Vgl. </text:span><text:span text:style-name="T15">Rossetti</text:span><text:span text:style-name="T13">, Besonderheiten und Schwerpunkte der ärztlichen Tätigkeit, in: Lanz/Rossetti (Hrsg.), Katastrophenmedizin, 1980, S. 23 ff. (25).</text:span></text:p></text:note-body></text:note></text:span></text:p>
      <text:p text:style-name="P36"/>
      <text:h text:style-name="Heading_20_4" text:outline-level="4">Praxis</text:h>
      <text:h text:style-name="Heading_20_5" text:outline-level="5">Einteilung in vier Triagegruppen</text:h>
      <text:p text:style-name="P12"><text:span text:style-name="T2">Um einen optimalen Einsatz der aktuell verfügbaren Kräfte und des Materials zu erreichen, erfolgt im meistpraktizierten Verfahren der Triage</text:span><text:alphabetical-index-mark text:string-value="- Gruppen" text:key1="Triage"/><text:span text:style-name="T2"> seit den Anfängen in Übereinstimmung mit den Richtlinien anderer europäischer und außereuropäischer Länder (z.B. auch NATO-Standard</text:span><text:span text:style-name="T2"><text:note text:id="ftn117" text:note-class="footnote"><text:note-citation>97</text:note-citation><text:note-body><text:p text:style-name="P700"><text:span text:style-name="T13"><text:s/>Vgl. </text:span><text:span text:style-name="T15">Kirchhoff</text:span><text:span text:style-name="T13">, Katastrophenhilfe, in: ders. (Hrsg.), Triage im Katastrophenfall, 1984, S. 18 ff. (24); </text:span><text:span text:style-name="T15">Rebentisch</text:span><text:span text:style-name="T13">, Geschichte der Sichtung, in: Crespin/Neff (Hrsg.), Hdb. der Sichtung, 2000, S. 31 ff. (39).</text:span></text:p></text:note-body></text:note></text:span><text:span text:style-name="T2">, früher auch im Warschauer Pakt</text:span><text:span text:style-name="T2"><text:note text:id="ftn118" text:note-class="footnote"><text:note-citation>98</text:note-citation><text:note-body><text:p text:style-name="P700"><text:span text:style-name="T13"><text:s/>Vgl. </text:span><text:span text:style-name="T15">Schultze</text:span><text:span text:style-name="T13">, Sichtung, in: Korff/Beck/Mikat (Hrsg.), Lexikon der Bioethik, 1998, Bd. 3, S. 349 ff. (350).</text:span></text:p></text:note-body></text:note></text:span><text:span text:style-name="T2">) eine Einordnung der Patienten in vier Stufen unter dem medizinischen Aspekt der „Dringlichkeit“. In einer von der Schutzkommission beim Bundesminister des Innern einberufenen Konsensuskonferenz an der Akademie für Notfallplanung und Zivilschutz am 15. März 2002 einigten sich die anwesenden Notärzte, Repräsentanten verschiedener Organisationen und Institutionen (auch aus einigen anderen Ländern Europas) ebenfalls auf die Anwendung von vier „Dringlichkeitsstufen“ bei Großschadensereignissen und Katastrophen.</text:span><text:span text:style-name="T2"><text:note text:id="ftn119" text:note-class="footnote"><text:note-citation>99</text:note-citation><text:note-body><text:p text:style-name="P700"><text:span text:style-name="T13"><text:s/>Vgl. </text:span><text:span text:style-name="T15">Sefrin/Weidringer/Weiss</text:span><text:span text:style-name="T13">, Sichtungskategorien bei Großschadensereignissen und Katastrophen, Im Einsatz 4/2002, S. 42 ff. (45); </text:span><text:span text:style-name="T15">Weidringer</text:span><text:span text:style-name="T13">, Aspekte zur Katastrophenmedizin, in: BMI (Hrsg.), Katastrophenmedizin - Leitfaden, 2. Aufl., 2002, S. 25 ff. (27); </text:span><text:span text:style-name="T15">Habers</text:span><text:span text:style-name="T13">, Einsatzmanagement, Sichtung und Patientendokumentation beim MANV, Intensiv- und Notfallbehandlung 2004, S. 62 ff. (70).</text:span></text:p></text:note-body></text:note></text:span><text:span text:style-name="T2"> Die zu bildenden Triagegruppen umfassen danach in der Katastrophenmedizin im Wesentlichen folgenden Inhalt:</text:span></text:p>
      <text:p text:style-name="P32"/>
      <text:list text:style-name="WW8Num13">
        <text:list-item>
          <text:p text:style-name="P63">Triagegruppe I (T I):</text:p>
        </text:list-item>
      </text:list>
      <text:p text:style-name="P249"><text:span text:style-name="T6">akute, vitale Bedrohung</text:span><text:span text:style-name="T2"> (z.B. respiratorischer Insuffizienz) – Behandlungspriorität am Ort bzgl. lebensrettender Sofortmaßnahmen (z.B. Freimachen und Freihalten der Atemwege, Blutstillung, Schockbekämpfung) zur Herstellung der Transportfähigkeit für eine rasche definitive Behandlungsdurchführung (Nichtbehandlung würde noch während des Transportes zum Tode führen);</text:span></text:p>
      <text:p text:style-name="P217"/>
      <text:list text:style-name="WW8Num84">
        <text:list-item>
          <text:p text:style-name="P64">Triagegruppe II (T II):</text:p>
        </text:list-item>
      </text:list>
      <text:p text:style-name="P249"><text:span text:style-name="T6">schwer verletzt/erkrankt </text:span><text:span text:style-name="T2">– aufgeschobene Behandlung, da Versorgung vor Ort nicht möglich oder ungünstige Erfolgsaussichten; dringende Behandlung im Krankenhaus erforderlich (z.B. Verdacht auf intraabdominelle Blutung, Schädel-Hirn-Traumata, Verbrennungsverletzungen, offene Frakturen) – Transportpriorität;</text:span></text:p>
      <text:p text:style-name="P217"/>
      <text:list text:style-name="WW8Num89">
        <text:list-item>
          <text:p text:style-name="P65">Triagegruppe III (T III):</text:p>
        </text:list-item>
      </text:list>
      <text:p text:style-name="P249"><text:span text:style-name="T6">leichte bis mittelschwere Verletzung oder Erkrankung</text:span><text:span text:style-name="T2"> ohne akute Lebensbedrohung; Wartefälle bzw. Behandlung durch Hilfspersonal oder im Rahmen der Selbst- oder Nachbarhilfe </text:span><text:span text:style-name="T6">(</text:span><text:span text:style-name="T2">z.B. geschlossene Unterarmfraktur, leichte Verbrennungsverletzungen) – Spättransport;</text:span></text:p>
      <text:p text:style-name="P217"/>
      <text:list text:style-name="WW8Num52">
        <text:list-item>
          <text:p text:style-name="P66">Triagegruppe IV (T IV):</text:p>
        </text:list-item>
      </text:list>
      <text:p text:style-name="P249"><text:span text:style-name="T2">sog. </text:span><text:span text:style-name="T6">„Hoffnungslose Patienten“</text:span><text:span text:style-name="T2"> („Hoffnungslose</text:span><text:alphabetical-index-mark text:string-value="Hoffnungslose"/><text:span text:style-name="T2">ngruppe“) die unter den momentanen Verhältnissen nicht ohne Gefährdung anderer Patienten mit besserer Überlebenschance zu versorgen sind (Behandlung zu zeitraubend und schwierig, zugleich aber nur eingeschränkt aussichtsreich – z.B. Kreislaufstillstand bei Polytrauma) – abwartende betreuende Behandlung, insbesondere palliative Maßnahmen (Basistherapie).</text:span><text:span text:style-name="T2"><text:note text:id="ftn120" text:note-class="footnote"><text:note-citation>100</text:note-citation><text:note-body><text:p text:style-name="P700"><text:span text:style-name="T13"><text:s/>Vgl. zur Triagegruppeneinteilung auch: </text:span><text:span text:style-name="T15">Wachsmuth/Rebentisch/Wedel</text:span><text:span text:style-name="T13">, Kriegschirurgie, in: Rebentisch (Hrsg.), Wehrmedizin - Ein kurzes Hdb. mit Beiträgen zur Katastrophenmedizin, 1980, S. 309 ff (336); </text:span><text:span text:style-name="T15">Tscherne/Oestern/Suren</text:span><text:span text:style-name="T13">, Diagnostik und Klassifizierung, in: Heberer/Peter/Ungeheuer (Hrsg.), Katastrophenmedizin, 2. Tagung der DGKM e.V., 1984, S. 99 ff. (107 ff.); </text:span><text:span text:style-name="T15">Rebentisch</text:span><text:span text:style-name="T13">, Hdb. der medizinischen Katastrophenhilfe, 2. Aufl., 1991, S. 27 f., 459 ff.; </text:span><text:span text:style-name="T15">Thierbach</text:span><text:span text:style-name="T13"> (Hrsg.), Lexikon der Notfallmedizin, 2002, zu Triage, S. 445 f.; </text:span><text:span text:style-name="T15">Sefrin/Knuth/Stratmann</text:span><text:span text:style-name="T13"> (Hrsg.), Hdb. für LNA, Stand 09/2005, III 19.1, S. 6 f.</text:span></text:p></text:note-body></text:note></text:span></text:p>
      <text:p text:style-name="P31"/>
      <text:p text:style-name="P1"><text:span text:style-name="T2">Verstorbene sind in keine der genannten Kategorien einzustufen. Sie sind deutlich als solche zu kennzeichnen, um unnötige und zeitraubende Mehrfachtriagen oder gar Reanimationsversuche zu vermeiden.</text:span><text:span text:style-name="T2"><text:note text:id="ftn121" text:note-class="footnote"><text:note-citation>101</text:note-citation><text:note-body><text:p text:style-name="P700"><text:span text:style-name="T13"><text:s/>Vgl. </text:span><text:span text:style-name="T15">Suren</text:span><text:span text:style-name="T13">, Triage u. lebensrettende Sofortmaßnahmen, Unfallheilkunde 1984, S. 247 ff. (249); </text:span><text:span text:style-name="T15">Weidringer</text:span><text:span text:style-name="T13">, Aspekte Katastrophenmedizin, in: BMI (Hrsg.), Katastrophenmedizin - Leitfaden, 2. Aufl., 2002, S. 25 ff. (27).</text:span></text:p></text:note-body></text:note></text:span><text:span text:style-name="T2"> Hinsichtlich der Kennzeichnung der Triagegruppen findet meist das sog. „Ampel-Schema“ Anwendung: T I = Rot, T II = Gelb, T III = Grün, T IV = Grau, Blau oder Schwarz.</text:span><text:span text:style-name="T2"><text:note text:id="ftn122" text:note-class="footnote"><text:note-citation>102</text:note-citation><text:note-body><text:p text:style-name="P700"><text:span text:style-name="T13"><text:s/>Vgl. </text:span><text:span text:style-name="T15">Sefrin/Weidringer/Weiss</text:span><text:span text:style-name="T13">, Sichtungskategorien bei Großschadensereignissen u. Katastrophen, Im Einsatz 4/2002, S. 42 ff. (45); </text:span><text:span text:style-name="T15">Weidringer</text:span><text:span text:style-name="T13">, Aspekte zur Katastrophenmedizin, in: BMI (Hrsg.), Katastrophenmedizin - Leitfaden, 2. Aufl., 2002, S. 25 ff. (27); </text:span><text:span text:style-name="T15">Thierbach (Hrsg.)</text:span><text:span text:style-name="T13">, Lexikon d. Notfallmedizin, 2002, zu Triage, S. 445 f.</text:span></text:p></text:note-body></text:note></text:span><text:span text:style-name="T2"> Zur Dokumentation des Triageergebnisses und zur Registrierung von Personen in einem Schadensgebiet gibt es in Deutschland verschiedene Verletzten-Anhänge-Karten bzw. Registratursysteme. In einem ersten nur orientierenden Triagedurchgang kann vom verantwortlichen Arzt eine Dokumentation des Sichtungsergebnisses auch mittels eines dem „Ampel-Schema“ entsprechenden farbigen Armbandes erfolgen.</text:span><text:span text:style-name="T2"><text:note text:id="ftn123" text:note-class="footnote"><text:note-citation>103</text:note-citation><text:note-body><text:p text:style-name="P700"><text:span text:style-name="T13"><text:s/>Vgl. </text:span><text:span text:style-name="T15">Weidringer</text:span><text:span text:style-name="T13">, Aspekte zur Katastrophenmedizin, in: BMI (Hrsg.), Katastrophenmedizin - Leitfaden, 2. Aufl., 2002, S. 25 ff. (28); </text:span><text:span text:style-name="T15">Sefrin/Knuth/Stratmann</text:span><text:span text:style-name="T13"> (Hrsg.), Hdb. für LNA, Stand 09/2005, III 19.1., S. 6 ff.</text:span></text:p></text:note-body></text:note></text:span></text:p>
      <text:p text:style-name="P32"/>
      <text:p text:style-name="P12"><text:span text:style-name="T2">Innerhalb der Triagegruppen erfolgt die Festlegung der Dringlichkeitsreihenfolge der Patienten zur Durchführung von Behandlungsmaßnahmen bzw. zum Abtransport. Sie ergibt sich aus der Bedeutsamkeit und Entwicklung der Gesamtschädigung des Einzelnen im Vergleich zu der der anderen Hilfebedürftigen. Die Dringlichkeitsreihenfolge ist ständiger Anpassung an Veränderungen unterworfen, die insbesondere durch das Hinzukommen neuer und vordringlich einzureihender Patienten verursacht werden können.</text:span><text:span text:style-name="T2"><text:note text:id="ftn124" text:note-class="footnote"><text:note-citation>104</text:note-citation><text:note-body><text:p text:style-name="P700"><text:span text:style-name="T13"><text:s/>Vgl. </text:span><text:span text:style-name="T15">Peter/Weidringer</text:span><text:span text:style-name="T13">, Vielzahl von Verletzten und Erkrankten, in: Lipp/Domres (Hrsg.), Lehrbuch für präklinische Notfallmedizin, Bd. 4, 2000, S. 271 ff. (291).</text:span></text:p></text:note-body></text:note></text:span><text:span text:style-name="T2"> Dass die zunächst vorgenommene Reihefolge einem ständigen Wechsel unterworfen ist, ergibt sich nach Ansicht der Katastrophenmedizin aber auch aus der mit dem Abtransportvorgang verbundenen Problematik. Dabei geht es in erster Linie um die sinnvolle und möglichst umfassende Ausnutzung der verfügbaren, meistens zu knappen Transportmittel (Vermeidung des Anfahrens mehrerer Zielorte; nicht zu viele gleichartige oder höchst dringliche Patienten in ein Krankenhaus damit der eine dieser, der andere jener diagnostischen oder therapeutischen Maßnahme zur selben Zeit unterzogen werden kann).</text:span><text:span text:style-name="T2"><text:note text:id="ftn125" text:note-class="footnote"><text:note-citation>105</text:note-citation><text:note-body><text:p text:style-name="P700"><text:span text:style-name="T13"><text:s/>Vgl. </text:span><text:span text:style-name="T15">Rebentisch</text:span><text:span text:style-name="T13">, Hdb. der medizinischen Katastrophenhilfe, 2. Aufl., 1991, S. 28, 460 f.</text:span></text:p></text:note-body></text:note></text:span></text:p>
      <text:p text:style-name="P32"/>
      <text:h text:style-name="Heading_20_5" text:outline-level="5">Verfahren</text:h>
      <text:p text:style-name="P1"><text:span text:style-name="T2">Die Triage</text:span><text:alphabetical-index-mark text:string-value="- Verfahren" text:key1="Triage"/><text:span text:style-name="T2"> muss nach Auffassung der Katastrophenmediziner ein kontinuierlicher sich wiederholender Prozess sein, der sich nach den durch die Schädigungsdynamik bedingten Veränderungen und den jeweils zur Verfügung stehenden Möglichkeiten richtet.</text:span><text:span text:style-name="T2"><text:note text:id="ftn126" text:note-class="footnote"><text:note-citation>106</text:note-citation><text:note-body><text:p text:style-name="P700"><text:span text:style-name="T13"><text:s/>Vgl. </text:span><text:span text:style-name="T15">Kirchhoff</text:span><text:span text:style-name="T13">, Katastrophenhilfe, in: ders. (Hrsg.), Triage im Katastrophenfall, 1984, S. 18 ff. (22); </text:span><text:span text:style-name="T15">Sefrin</text:span><text:span text:style-name="T13">, Notfallmedizin heute, in: ders. (Hrsg.), Notfalltherapie, 6. Aufl., 1999, S. 39 ff. (50 f.).</text:span></text:p></text:note-body></text:note></text:span><text:span text:style-name="T2"> Er muss auf jeder neuen Versorgungsstufe des Sanitätsdienstes erneut überprüft werden.</text:span><text:span text:style-name="T2"><text:note text:id="ftn127" text:note-class="footnote"><text:note-citation>107</text:note-citation><text:note-body><text:p text:style-name="P700"><text:span text:style-name="T13"><text:s/>Vgl. </text:span><text:span text:style-name="T15">Eberle</text:span><text:span text:style-name="T13">, Richtlinien für Notfallhilfe, in: Lanz/Rossetti (Hrsg.), Katastrophenmedizin, 1980, S. 29 ff. (30).</text:span></text:p></text:note-body></text:note></text:span><text:span text:style-name="T2"> Einzelne Katastrophenmediziner halten die einmal getroffene Triageentscheidung allerdings in der Praxis für absolut bindend und meist endgültig</text:span><text:span text:style-name="T2"><text:note text:id="ftn128" text:note-class="footnote"><text:note-citation>108</text:note-citation><text:note-body><text:p text:style-name="P700"><text:span text:style-name="T13"><text:s/>Vgl. </text:span><text:span text:style-name="T15">Stehle/Borst</text:span><text:span text:style-name="T13">, Organisatorische Aspekte, Notfallmedizin 1983, S. 1377 ff. (1379, 1380 f.).</text:span></text:p></text:note-body></text:note></text:span><text:span text:style-name="T2">.</text:span></text:p>
      <text:p text:style-name="P32"/>
      <text:p text:style-name="P1"><text:span text:style-name="T2">Die Angaben der Katastrophenmediziner hinsichtlich des Zeitaufwandes für die Beurteilung eines Patienten fallen unterschiedlich aus. Als grobe Faustregel gilt, dass ein routinierter Mediziner für die Triage eines sitzenden oder gehfähigen Patienten eine Minute, für einen liegenden Patienten drei Minuten benötigt.</text:span><text:span text:style-name="T2"><text:note text:id="ftn129" text:note-class="footnote"><text:note-citation>109</text:note-citation><text:note-body><text:p text:style-name="P700"><text:span text:style-name="T13"><text:s/>Vgl. </text:span><text:span text:style-name="T15">Eberle</text:span><text:span text:style-name="T13">, Richtlinien für Notfallhilfe, in: Lanz/Rossetti (Hrsg.), Katastrophenmedizin, 1980, S. 29 ff. (30); </text:span><text:span text:style-name="T15">Schultze</text:span><text:span text:style-name="T13">, Sichtung, in: Korff/Beck/Mikat (Hrsg.), Lexikon der Bioethik, 1998, Bd. 3, S. 349 ff. (349).</text:span></text:p></text:note-body></text:note></text:span><text:span text:style-name="T2"> Teilweise wird auch vertreten, dass, um innerhalb kurzer Zeit einen Überblick über alle Betroffenen zu gewinnen, die Triage pro Patient nicht mehr als zwei Minuten dauern kann.</text:span><text:span text:style-name="T2"><text:note text:id="ftn130" text:note-class="footnote"><text:note-citation>110</text:note-citation><text:note-body><text:p text:style-name="P700"><text:span text:style-name="T13"><text:s/>Vgl. </text:span><text:span text:style-name="T15">Thierbach/Adams</text:span><text:span text:style-name="T13">, Der Großschaden, in: Hempelmann/Adams/Sefrin (Hrsg.), Notfallmedizin, 1999, S. 576 ff. (580); </text:span><text:span text:style-name="T15">Sefrin/Knuth/Stratmann</text:span><text:span text:style-name="T13"> (Hrsg.), Hdb. des LNA, Stand 09/2005, IV – 6.1. Sichtung beim Massenanfall, S. 2; </text:span><text:span text:style-name="T15">Adams/Mahlke/Lange/Flemming</text:span><text:span text:style-name="T13">, Überörtliche Hilfe beim Massenanfall von Verletzten (Ü-MANV), in: Anästhesiologie &amp; Intensivmedizin, 2005, S. 215 ff. (221).</text:span></text:p></text:note-body></text:note></text:span><text:span text:style-name="T2"> Legt man klinische Maßstäbe zugrunde, bei denen in der Verletztenerstversorgung erfahrene und durch tägliches Training routinierte „Traumaleader“ eine Erstuntersuchung des Verletzten in optimaler klinischer Umgebung vornehmen, wird nach den Erfahrungen des ICE-Unglücks von Eschede davon ausgegangen, dass eine orientierende Untersuchung im Minimum drei eher aber fünf Minuten in Anspruch nimmt.</text:span><text:span text:style-name="T2"><text:note text:id="ftn131" text:note-class="footnote"><text:note-citation>111</text:note-citation><text:note-body><text:p text:style-name="P700"><text:span text:style-name="T13"><text:s/>Vgl. </text:span><text:span text:style-name="T15">Pohlemann/Gänsslen/Tscherne</text:span><text:span text:style-name="T13">, Konzepte in der „Katastrophenmedizin“ nach Eschede, Notfall &amp; Rettungsmedizin 1999, S. 343 ff. (346).</text:span></text:p></text:note-body></text:note></text:span><text:span text:style-name="T2"> Wird die Triage konsequent und zügig angewendet, so dauert sie bei einer biologisch-chemischen Katastrophe jedoch kaum mehr als sechzig Sekunden pro Patient.</text:span><text:span text:style-name="T2"><text:note text:id="ftn132" text:note-class="footnote"><text:note-citation>112</text:note-citation><text:note-body><text:p text:style-name="P700"><text:span text:style-name="T13"><text:s/>Vgl. </text:span><text:span text:style-name="T15">Fürnsinn</text:span><text:span text:style-name="T13">, Der biologisch-chemische Katastrophenfall, 2001, S. 147.</text:span></text:p></text:note-body></text:note></text:span><text:span text:style-name="T2"> In der Regel sollen Inspektion, Palpation und Auskultation genügen, um die Triageentscheidung zu fällen. Die Untersuchung konzentriert sich auf Bewusstseinslage, Aussehen, Atmung, Kreislauf und erkennbare Funktionsstörungen des Patienten.</text:span><text:span text:style-name="T2"><text:note text:id="ftn133" text:note-class="footnote"><text:note-citation>113</text:note-citation><text:note-body><text:p text:style-name="P700"><text:span text:style-name="T13"><text:s/>Vgl. </text:span><text:span text:style-name="T15">Eberle</text:span><text:span text:style-name="T13">, Richtlinien für Notfallhilfe, in: Lanz/Rossetti (Hrsg.), Katastrophenmedizin, 1980, S. 29 ff. (30); </text:span><text:span text:style-name="T15">Röding</text:span><text:span text:style-name="T13">, Der Massenunfall, 4. Aufl., 1990, S. 75; </text:span><text:span text:style-name="T15">Rebentisch</text:span><text:span text:style-name="T13">, Hdb. der medizinischen Katastrophenhilfe, 2. Aufl., 1991, S. 457.</text:span></text:p></text:note-body></text:note></text:span><text:span text:style-name="T2"> Letztlich ist ausschlaggebend, wie sich das Missverhältnis von Behandlungsbedürftigkeit und Behandlungsmöglichkeiten bei dem jeweiligen Schadensereignis aktuell darstellt. Je geringer das Missverhältnis ist, um so näher an der Praxis der Notfallmedizin können die Triageuntersuchungen ablaufen.</text:span><text:span text:style-name="T2"><text:note text:id="ftn134" text:note-class="footnote"><text:note-citation>114</text:note-citation><text:note-body><text:p text:style-name="P700"><text:span text:style-name="T13"><text:s/>Vgl. </text:span><text:span text:style-name="T15">Sefrin/Knuth/Stratmann</text:span><text:span text:style-name="T13"> (Hrsg.), Hdb. des LNA, Stand 09/2005, IV - 6.1., Sichtung Massenanfall, S. 1.</text:span></text:p></text:note-body></text:note></text:span></text:p>
      <text:p text:style-name="P32"/>
      <text:p text:style-name="P1"><text:span text:style-name="T2">In einer Triage-Evaluationsstudie zum Münchner Oktoberfest 1998, während dessen Verlauf <text:s text:c="2"/>1.976 Notfallpatienten triagiert wurden, ist eine deutliche Tendenz zur „Übertriagierung“ festgestellt worden, d.h. Patienten wurden als stärker verletzt eingestuft, als sie es tatsächlich waren. Eine zu harmlose Einschätzung wurde hingegen nur in 3 % der Fälle angenommen.</text:span><text:span text:style-name="T2"><text:note text:id="ftn135" text:note-class="footnote"><text:note-citation>115</text:note-citation><text:note-body><text:p text:style-name="P71"><text:span text:style-name="T13"><text:s/>Vgl. </text:span><text:span text:style-name="T15">Lang</text:span><text:span text:style-name="T13">, Oktoberfest-Triage-Evaluationsstudie 1998, 2002, S. 68 f. Eine Tendenz zur „Übertriage“ stellen auch fest: </text:span><text:span text:style-name="T15">Beck, A./Bayeff-Fillof, M./Kanz, K.-G./Sauerland, S./ArGe Notfallmedizin der DGU</text:span><text:span text:style-name="T13">, Algorithmus für den Masseanfall von Verletzten an der Unfallstelle, Ein systematisches Review, in: Notfall &amp; Rettungsmedizin, 2005, S. 466 ff. m.w.N.</text:span></text:p><text:p text:style-name="P47"/></text:note-body></text:note></text:span><text:span text:style-name="T2"> Dies entspricht der allgemeinen Erfahrung, dass die Schwere einer Verletzung präklinisch </text:span><text:span text:style-name="T6">prima vista</text:span><text:span text:style-name="T2"> häufig gravierender beurteilt wird, als sie sich nach der klinischen Diagnostik darstellt.</text:span><text:span text:style-name="T2"><text:note text:id="ftn136" text:note-class="footnote"><text:note-citation>116</text:note-citation><text:note-body><text:p text:style-name="P71"><text:span text:style-name="T13"><text:s/>Vgl. </text:span><text:span text:style-name="T15">Sefrin/Sellner</text:span><text:span text:style-name="T13">, Die Bedeutung verschiedener Ausgangsfaktoren, Der Notarzt 1991, S. 133 ff. (133); </text:span><text:span text:style-name="T15">Betz/Eisenmenger</text:span><text:span text:style-name="T13">, Juristische und ethische Probleme bei der Erstversorgung, Der Notarzt 1996, S. 55 ff. (58).</text:span></text:p></text:note-body></text:note></text:span><text:span text:style-name="T2"> Außerdem wurde in der Studie festgestellt, dass der benötigte Zeitaufwand für die Triageuntersuchung im Median 30 Sekunden betrug, und dass 93 % aller Patienten bereits nach jeweils 1 Minute hinreichend beurteilt werden konnten.</text:span><text:span text:style-name="T2"><text:note text:id="ftn137" text:note-class="footnote"><text:note-citation>117</text:note-citation><text:note-body><text:p text:style-name="P700"><text:span text:style-name="T13"><text:s/>Vgl. </text:span><text:span text:style-name="T15">Lang</text:span><text:span text:style-name="T13">, Oktoberfest-Triage-Evaluationsstudie 1998, 2002, S. 81.</text:span></text:p></text:note-body></text:note></text:span><text:span text:style-name="T2"> Dies lag mithin deutlich unter den teilweise in der katastrophenmedizinischen Literatur empfohlenen Richtwerten.</text:span></text:p>
      <text:p text:style-name="P32"/>
      <text:p text:style-name="P1"><text:span text:style-name="T2">Die ärztliche Gewohnheit, zuerst den Schwerstverletzten zu versorgen, soll nach Ansicht der Katastrophenmediziner jedenfalls aufgegeben werden.</text:span><text:span text:style-name="T2"><text:note text:id="ftn138" text:note-class="footnote"><text:note-citation>118</text:note-citation><text:note-body><text:p text:style-name="P700"><text:span text:style-name="T13"><text:s/>Vgl. </text:span><text:span text:style-name="T15">Lanz</text:span><text:span text:style-name="T13">, Grundsätze für die ärztliche Versorgung von Verletzten unter Katastrophenbedingungen, Unfallchirurgie 1979, S. 93 ff. (93).</text:span></text:p></text:note-body></text:note></text:span><text:span text:style-name="T2"> Therapeutische Maßnahmen dürfen den zeitlichen Ablauf der Triage nicht wesentlich erhöhen. Am Katastrophenort sind Bagatellfälle, personal- und zeitaufwendige Beatmungen oder gar „frustrane“</text:span><text:span text:style-name="T2"><text:note text:id="ftn139" text:note-class="footnote"><text:note-citation>119</text:note-citation><text:note-body><text:p text:style-name="P700"><text:span text:style-name="T13"><text:s/>Vgl. </text:span><text:span text:style-name="T15">Stratmann</text:span><text:span text:style-name="T13">, Vernünftiges Handeln beim Massenanfall, Der Notarzt 1994, 10, Sonderheft, S. 16 ff. (16). </text:span></text:p></text:note-body></text:note></text:span><text:span text:style-name="T2"> Reanimationsversuche einzelner Katastrophenopfer im Interesse der Vielzahl bedrohter, jedoch lebender Verletzter zurückzustellen, da deren Überlebenschancen durch gezielte Therapiemaßnahmen entscheidend zu verbessern sind.</text:span><text:span text:style-name="T2"><text:note text:id="ftn140" text:note-class="footnote"><text:note-citation>120</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6); </text:span><text:span text:style-name="T15">Kirchhoff</text:span><text:span text:style-name="T13">, Katastrophenhilfe, in: ders. (Hrsg.), Triage im Katastrophenfall, 1984, S. 18 ff. (28); </text:span><text:span text:style-name="T15">Suren</text:span><text:span text:style-name="T13">, Triage und lebensrettende Sofortmaßnahmen, Unfallheilkunde 1984, S. 247 ff. (248); </text:span><text:span text:style-name="T15">Tscherne/Oestern/Suren</text:span><text:span text:style-name="T13">, Diagnostik und Klassifizierung, in: Heberer/Peter/ Ungeheuer (Hrsg.), Katastrophenmedizin, 2. Tagung der DGKM e.V., 1984, S. 99 ff. (108); </text:span><text:span text:style-name="T15">Heyde/Bley/Gahr</text:span><text:span text:style-name="T13">, Der Massenanfall, in: Burghardt (Hrsg.), LNA in Sachsen, 1994, S. 85 ff. (88); </text:span><text:span text:style-name="T15">Storch</text:span><text:span text:style-name="T13">, Ethische Probleme in der Notfallmedizin, in: Riha (Hrsg.), Ethische Probleme im ärztlichen Alltag, 2000, S. 38 ff. (40); </text:span><text:span text:style-name="T15">Sefrin</text:span><text:span text:style-name="T13">, Lebensrettende Sofortmaßnahmen, in: BMI (Hrsg.), Katastrophenmedizin - Leitfaden, 2. Aufl., 2002, S. 45 ff. (56).</text:span></text:p></text:note-body></text:note></text:span><text:span text:style-name="T2"> Sofortige Behandlung beim Massenanfall dient ausschließlich der Lebensrettung durch kurzfristige und ohne großen Aufwand durchzuführende Eingriffe. Mit Rücksicht auf die mit mehr Aussicht am Leben zu erhaltenden Verwundeten muss der Triagearzt gegebenenfalls auch Schwerstverletzte, die unter Regelbedingungen nach intensiver Reanimation und Schockbekämpfung vielleicht noch in einen operationsfähigen Zustand versetzt werden und erfolgreich operiert werden könnten, zunächst hintanstellen.</text:span><text:span text:style-name="T2"><text:note text:id="ftn141" text:note-class="footnote"><text:note-citation>121</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0).</text:span></text:p></text:note-body></text:note></text:span><text:span text:style-name="T2"> Auch für die unter den Bedingungen des Massenanfalls sog. „hoffnungslosen Patienten“ soll jedoch eine Betreuung und palliative Maßnahmen sichergestellt werden.</text:span><text:span text:style-name="T2"><text:note text:id="ftn142" text:note-class="footnote"><text:note-citation>122</text:note-citation><text:note-body><text:p text:style-name="P700"><text:span text:style-name="T13"><text:s/>Vgl. </text:span><text:span text:style-name="T15">Linde/Kirchhoff</text:span><text:span text:style-name="T13">, Grundlagen, in: Kirchhoff/Linde (Hrsg.), Katastrophenfall - Strategie ärztlichen Handelns, 1980, S. 83 ff. (87); </text:span><text:span text:style-name="T15">Thierbach/Adams</text:span><text:span text:style-name="T13">, Der Großschaden, in: Hempelmann/Adams/Sefrin (Hrsg.), Notfallmedizin, 1999, S. 576 ff. (580); </text:span><text:span text:style-name="T15">Adams/Mahlke/Lange/Flemming</text:span><text:span text:style-name="T13">, Überörtliche Hilfe beim Massenanfall von Verletzten (Ü-MANV), in: Anästhesiologie &amp; Intensivmedizin, 2005, S. 215 ff. (220).</text:span></text:p></text:note-body></text:note></text:span><text:span text:style-name="T2"> Sie sind unter ständige Beobachtung zu halten, um auf jede mögliche Besserung des Zustandes mit förderlichen ärztlichen Maßnahmen reagieren zu können.</text:span><text:span text:style-name="T2"><text:note text:id="ftn143" text:note-class="footnote"><text:note-citation>123</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6); </text:span><text:span text:style-name="T15">Eberle</text:span><text:span text:style-name="T13">, Richtlinien für Notfallhilfe, in: Lanz/Rossetti (Hrsg.), Katastrophenmedizin, 1980, S. 29 ff. (30, 33); </text:span><text:span text:style-name="T15">Rebentisch</text:span><text:span text:style-name="T13">, Geschichte der Sichtung, in: Crespin/Neff (Hrsg.), Hdb. der Sichtung, 2000, S. 31 ff. (39).</text:span></text:p></text:note-body></text:note></text:span><text:span text:style-name="T2"> Je größer das Schadensereignis und je schlechter die medizinische Infrastruktur ist, desto länger besteht die Notwendigkeit der Triage.</text:span><text:span text:style-name="T2"><text:note text:id="ftn144" text:note-class="footnote"><text:note-citation>124</text:note-citation><text:note-body><text:p text:style-name="P700"><text:span text:style-name="T13"><text:s/>Vgl. </text:span><text:span text:style-name="T15">Domres/Manger/Steiner</text:span><text:span text:style-name="T13">, Organisation der Katastrophenmedizin, in: Lipp/Domres (Hrsg.), Lehrbuch für präklinische Notfallmedizin, Bd. 4, 2000, S. 297 ff. (304).</text:span></text:p></text:note-body></text:note></text:span><text:span text:style-name="T2"> Ziel bleibt jedoch immer die möglichst frühe Rückkehr zur individuellen Notfallmedizin.</text:span><text:span text:style-name="T2"><text:note text:id="ftn145" text:note-class="footnote"><text:note-citation>125</text:note-citation><text:note-body><text:p text:style-name="P700"><text:span text:style-name="T13"><text:s/>Vgl. </text:span><text:span text:style-name="T15">Rebentisch</text:span><text:span text:style-name="T13">, Hdb. der medizinischen Katastrophenhilfe, 2. Aufl., 1991, S. 452; </text:span><text:span text:style-name="T15">Thierbach/Adams</text:span><text:span text:style-name="T13">, Der Großschaden, in: Hempelmann/Adams/Sefrin (Hrsg.), Notfallmedizin, 1999, S. 576 ff. (579); </text:span><text:span text:style-name="T15">Peter/Weidringer</text:span><text:span text:style-name="T13">, Vielzahl von Verletzten und Erkrankten, in: Lipp/Domres (Hrsg.), Lehrbuch für präklinische Notfallmedizin, Bd. 4, 2000, S. 271 ff. (271).</text:span></text:p></text:note-body></text:note></text:span></text:p>
      <text:p text:style-name="P36"/>
      <text:p text:style-name="P1"><text:span text:style-name="T2">Folgende Bedingungen beeinflussen nach Auffassung der Katastrophenmediziner das Ergebnis der Triage-Entscheidung und damit auch den relativen Begriff der „Hoffnungslosen“ erheblich: Art der Verletzung/Krankheit, Allgemein- und Ernährungszustand, Nebenerkrankungen und Risikofaktoren, Prognose (Alter des Patienten), Anzahl der Patienten im Verhältnis zu den Behandlungsmöglichkeiten (Anzahl und Qualifikation der Ärzte und Hilfspersonal, Räumlichkeiten, Materialreserven, Medikamente usw.), Zahl der Schwerverletzten zur Gesamtzahl Verletzter, Nachschub und Transportmöglichkeiten (Verlegung in benachbarte Krankenhäuser), Wetter und Klima (Hitzeschäden, Unterkühlung) und die Entwicklung der Katastrophenlage (Erwartete Hilfe von außen, Wiederherstellung der Transportwege, Beendigung der Bedrohung durch Krieg, Überschwemmung, Lawinen u.a.).</text:span><text:span text:style-name="T2"><text:note text:id="ftn146" text:note-class="footnote"><text:note-citation>126</text:note-citation><text:note-body><text:p text:style-name="P700"><text:span text:style-name="T13"><text:s/>Vgl. </text:span><text:span text:style-name="T15">Hell</text:span><text:span text:style-name="T13">, Die Bedeutung der Triage, in: Bayerische LÄK (Hrsg.), Katastrophenmedizin 1981, 1982, S. 81 ff. (84); </text:span><text:span text:style-name="T15">Röding</text:span><text:span text:style-name="T13">, Der Massenunfall, 4. Aufl., 1990, S. 74.</text:span></text:p></text:note-body></text:note></text:span><text:span text:style-name="T2"> Im Übrigen spielt der Zeitfaktor eine entscheidende Rolle, da die Triageentscheidungen notwendigerweise um so härter ausfallen, je prekärer sich die Katastrophensituation gestaltet und je schneller die Entscheidungen getroffen werden müssen.</text:span><text:span text:style-name="T2"><text:note text:id="ftn147" text:note-class="footnote"><text:note-citation>127</text:note-citation><text:note-body><text:p text:style-name="P700"><text:span text:style-name="T13"><text:s/>Vgl. </text:span><text:span text:style-name="T15">Eberle</text:span><text:span text:style-name="T13">, Richtlinien für Notfallhilfe, in: Lanz/Rossetti (Hrsg.), Katastrophenmedizin, 1980, S. 29 ff. (29).</text:span></text:p></text:note-body></text:note></text:span></text:p>
      <text:p text:style-name="P32"/>
      <text:h text:style-name="Heading_20_4" text:outline-level="4">Bedeutung</text:h>
      <text:p text:style-name="P1"><text:span text:style-name="T2">Der strikten Anwendung der Triage</text:span><text:alphabetical-index-mark text:string-value="- Bedeutung" text:key1="Triage"/><text:span text:style-name="T2">, noch vor der eigentlichen medizinischen Behandlung, wird im Rahmen der Katastrophenmedizin zentrale Bedeutung zugemessen.</text:span><text:span text:style-name="T2"><text:note text:id="ftn148" text:note-class="footnote"><text:note-citation>128</text:note-citation><text:note-body><text:p text:style-name="P700"><text:span text:style-name="T13"><text:s/>Vgl. </text:span><text:span text:style-name="T15">Lanz</text:span><text:span text:style-name="T13">, Katastrophenmedizin, in: ders./Rossetti (Hrsg.), Katastrophenmedizin, 1980, S. 215 ff. (215); </text:span><text:span text:style-name="T15">Heberer</text:span><text:span text:style-name="T13">, Einführung, in: Heberer/Peter/Ungeheuer (Hrsg.), Katastrophenmedizin, 2. Tagung der DGKM e.V., 1984, S. 1 f.; </text:span><text:span text:style-name="T15">Rebentisch</text:span><text:span text:style-name="T13">, Hdb. der medizinischen Katastrophenhilfe, 2. Aufl., 1991, S. 451; </text:span><text:span text:style-name="T15">Schultze</text:span><text:span text:style-name="T13">, Sichtung, in: Korff/Beck/Mikat (Hrsg.), Lexikon der Bioethik, 1998, Bd. 3, S. 349 ff. (349).</text:span></text:p></text:note-body></text:note></text:span><text:span text:style-name="T2"> Die Triage ist grundsätzlich immer dann durchzuführen, wenn die Zahl der Opfer die Zahl der Helfer übersteigt.</text:span><text:span text:style-name="T2"><text:note text:id="ftn149" text:note-class="footnote"><text:note-citation>129</text:note-citation><text:note-body><text:p text:style-name="P700"><text:span text:style-name="T13"><text:s/>Vgl. </text:span><text:span text:style-name="T15">Kirchhoff</text:span><text:span text:style-name="T13">, Katastrophenhilfe, in: ders. (Hrsg.), Triage im Katastrophenfall, 1984, S. 18 ff. (21).</text:span></text:p></text:note-body></text:note></text:span><text:span text:style-name="T2"> Sie muss immer dort angewendet werden, wo eine Überzahl behandlungsbedürftiger Menschen dem Arzt die subtile Diagnostik und Therapie am Einzelnen verwehrt und er gezwungen ist, sich innerhalb kurzer Zeit auf einfache Weise ein Bild von der Art und dem Umfang des Gesundheitsschadens zu machen, um die notwendigen Entscheidungen zur Rettung von Leben und Gesundheit des Einzelnen zu treffen und diese zugleich unter Beachtung der Belange vieler anderer Hilfebedürftiger in geordnete Bahnen zu lenken. Sie bietet die beste und einzige Gewähr dafür, dass bei allen Betroffenen innerhalb kurzer Zeit Art, Schwere und Behandlungsdringlichkeit der Gesundheitsschäden erfasst und bewertet werden.</text:span><text:span text:style-name="T2"><text:note text:id="ftn150" text:note-class="footnote"><text:note-citation>130</text:note-citation><text:note-body><text:p text:style-name="P700"><text:span text:style-name="T13"><text:s/>Vgl. </text:span><text:span text:style-name="T15">Rebentisch</text:span><text:span text:style-name="T13">, Hdb. der medizinischen Katastrophenhilfe, 2. Aufl., 1991, S. 451.</text:span></text:p></text:note-body></text:note></text:span><text:span text:style-name="T2"> Die Triage verbessert die Überlebenschance des Einzelnen, weil es dem Handeln nachgeordneter Ärzte und Helfer eindeutige Richtlinien erteilt und Voraussetzungen für zeitgerechtes und dem Zustand des Verletzten gemäßes Vorgehen schafft.</text:span><text:span text:style-name="T2"><text:note text:id="ftn151" text:note-class="footnote"><text:note-citation>131</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2).</text:span></text:p></text:note-body></text:note></text:span><text:span text:style-name="T2"> Sie ist die vordringlichste Aufgabe des zuerst am Einsatzort eintreffenden Arztes bzw. ärztlichen Einsatzleiters. Bergung der Opfer, Erste Hilfe oder lebensrettende Sofortmaßnahmen sind zunächst im Interesse einer funktionsfähigen Rettungskette zurückzustellen oder von vorhandenen Hilfskräften zu übernehmen. Erst nach Eintreffen mehrerer Ärzte können neben der Triage auch lebensrettende Eingriffe erfolgen.</text:span><text:span text:style-name="T2"><text:note text:id="ftn152" text:note-class="footnote"><text:note-citation>132</text:note-citation><text:note-body><text:p text:style-name="P700"><text:span text:style-name="T13"><text:s/>Vgl. </text:span><text:span text:style-name="T15">Suren</text:span><text:span text:style-name="T13">, Triage und lebensrettende Sofortmaßnahmen, Unfallheilkunde 1984, S. 247 ff. (248).</text:span></text:p></text:note-body></text:note></text:span><text:span text:style-name="T2"> Eine regelgerechte Notfallmedizin ist unter den Bedingungen des Massenanfalls unmöglich, da diese Individualmedizin einen zu hohen personellen und apparativen Aufwand erfordert. Der massive Andrang Hilfebedürftiger zwingt zur Abkehr von dem konventionellen Grundsatz, jedem Verwundeten so bald und so umfassend wie möglich zu helfen.</text:span><text:span text:style-name="T2"><text:note text:id="ftn153" text:note-class="footnote"><text:note-citation>133</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6).</text:span></text:p></text:note-body></text:note></text:span></text:p>
      <text:p text:style-name="P32"/>
      <text:p text:style-name="P1"><text:span text:style-name="T2">Der Einsatzbericht von </text:span><text:span text:style-name="T6">Fritz/Enders/Sahlmann</text:span><text:span text:style-name="T2"> von 1996 hinsichtlich eines Massenanfalls von Verwundeten während des Einsatzes UNOSOM II in Somalia (Verkehrsunfall mit 25 verunfallten Somalen, 19 Tote, 3 Mittelschwerverletzte, 3 Leichtverletzte), während dessen Verlauf auch die Einordnung von Patienten in die Gruppe der „Hoffnungslosen“ erforderlich war, zeige nach Auffassung der Autoren exemplarisch die Wichtigkeit der Triage.</text:span><text:span text:style-name="T2"><text:note text:id="ftn154" text:note-class="footnote"><text:note-citation>134</text:note-citation><text:note-body><text:p text:style-name="P700"><text:span text:style-name="T13"><text:s/>Vgl. </text:span><text:span text:style-name="T15">Fritz/Enders/Sahlmann</text:span><text:span text:style-name="T13">, Triage im Rettungsdienst - Kasuistik eines Massenanfalls, Wehrmedizinische Monatsschrift 1996, S. 162 ff. (164).</text:span></text:p></text:note-body></text:note></text:span></text:p>
      <text:p text:style-name="P32"/>
      <text:h text:style-name="Heading_20_3" text:outline-level="3"><text:span text:style-name="T10">„</text:span><text:span text:style-name="T10">Triage“ in der Notfallmedizin</text:span></text:h>
      <text:p text:style-name="P1"><text:span text:style-name="T2">Eine „Triage</text:span><text:alphabetical-index-mark text:string-value="- in der Notfallmedizin" text:key1="Triage"/><text:span text:style-name="T2">“ findet in der Notfallmedizin insofern alltäglich statt, als es Aufgabe des Arztes ist, sich über den Verletzungsgrad zu informieren, um die ärztliche Hilfe auch tatsächlich dem Hilfebedürftigsten zukommen zu lassen.</text:span><text:span text:style-name="T2"><text:note text:id="ftn155" text:note-class="footnote"><text:note-citation>135</text:note-citation><text:note-body><text:p text:style-name="P700"><text:span text:style-name="T13"><text:s/>Vgl. </text:span><text:span text:style-name="T15">Uhlenbrock</text:span><text:span text:style-name="T13">, Katastrophenmedizin und Ethikdiskussion, in: ders. (Hrsg.), Mobilmachung für die Heimatfront, 1983, S. 125 ff. (132); </text:span><text:span text:style-name="T14">Mackway-Jones/Marsden/Windle</text:span><text:span text:style-name="T13"> (Hrsg.), Ersteinschätzung in der Notfaufnahme, Das Manchester-Triage-System, 2006, S. 17 f.</text:span></text:p></text:note-body></text:note></text:span><text:span text:style-name="T2"> Wenn das Missverhältnis von Behandlungsbedarf und Behandlungsmöglichkeiten noch derart bewältigbar ist, dass alle Patienten durch große Organisationsanstrengungen gerettet werden können, wie es v.a. bei einem Großschadenereignis, also einem Schadensfall unterhalb der Katastrophenschwelle (auch sog. Großschadensfall im Rettungsdienst oder sog. MANV), der Fall sein kann, wird vielfach auf die Einordnung von Patienten in eine „Hoffnungslosengruppe“ verzichtet oder man fast unter T IV nur die Toten.</text:span><text:span text:style-name="T2"><text:note text:id="ftn156" text:note-class="footnote"><text:note-citation>136</text:note-citation><text:note-body><text:p text:style-name="P700"><text:span text:style-name="T13"><text:s/>Vgl. </text:span><text:span text:style-name="T15">Mitschke/Peter</text:span><text:span text:style-name="T13"> (Hrsg.), Hdb. für Schnelleinsatzgruppen , 2001, S. 93 ff.; </text:span><text:span text:style-name="T15">Crespin/Peter</text:span><text:span text:style-name="T13"> (Hrsg.), Hdb. für Organisatorische Leiter, 2002, S. 105; </text:span><text:span text:style-name="T15">Sefrin/Knuth/Stratmann</text:span><text:span text:style-name="T13"> (Hrsg.), Hdb. des LNA, Stand 09/2005, II-25.1, Abschlussbericht „Massenanfall von Verletzten und Erkrankten“, Ausschuss „Rettungswesen“, S. 1 ff. (9).</text:span></text:p></text:note-body></text:note></text:span><text:span text:style-name="T2"> Die Großschadensereignisse der letzten Jahre in Deutschland (z.B. das ICE-Unglück von Eschede 1998</text:span><text:span text:style-name="T2"><text:note text:id="ftn157" text:note-class="footnote"><text:note-citation>137</text:note-citation><text:note-body><text:p text:style-name="P71"><text:span text:style-name="T13"><text:s/>Vgl. </text:span><text:span text:style-name="T15">Quirini</text:span><text:span text:style-name="T13">, Sichtung und Bergung, in: Hüls/Oestern (Hrsg.), Die ICE-Katastrophe von Eschede, 1999, S. 30 ff. (31); </text:span><text:span text:style-name="T15">Hüls/Oestern</text:span><text:span text:style-name="T13">, Die ICE-Katastrophe von Eschede, Notfall &amp; Rettungsmedizin 1999, S. 327 ff. (330).</text:span></text:p></text:note-body></text:note></text:span><text:span text:style-name="T2">) konnten nach kurzer Zeit i.d.R. mit diesem, auch „notfallmedizinischen Sichtung“</text:span><text:span text:style-name="T2"><text:note text:id="ftn158" text:note-class="footnote"><text:note-citation>138</text:note-citation><text:note-body><text:p text:style-name="P700"><text:span text:style-name="T13"><text:s/>Vgl. </text:span><text:span text:style-name="T15">Ufer</text:span><text:span text:style-name="T13">, Recht, in: Crespin/Peter (Hrsg.), Hdb. für Organisatorische Leiter, 2002, S. 73 ff. (84 f.).</text:span></text:p></text:note-body></text:note></text:span><text:span text:style-name="T2"> genannten, Verfahren bewältigt werden.</text:span><text:span text:style-name="T2"><text:note text:id="ftn159" text:note-class="footnote"><text:note-citation>139</text:note-citation><text:note-body><text:p text:style-name="P700"><text:span text:style-name="T13"><text:s/>Vgl. </text:span><text:span text:style-name="T15">Uhlenbrock</text:span><text:span text:style-name="T13">, Katastrophenmedizin und Ethikdiskussion, in: ders. (Hrsg.), Mobilmachung für die Heimatfront, 1983, S. 125 ff. (136 ff.).</text:span></text:p></text:note-body></text:note></text:span><text:span text:style-name="T2"> Hierbei findet dann jedoch keine Patientenauswahl in dem Sinne statt, dass der Arzt zur Entscheidung darüber gezwungen wird, wer leben darf, wenn nicht alle leben können. Deshalb entbehrt dieses Verfahren, welches selbst bei den Gegnern der Katastrophenmedizin zum Großteil als selbstverständlich erachtet wird</text:span><text:span text:style-name="T2"><text:note text:id="ftn160" text:note-class="footnote"><text:note-citation>140</text:note-citation><text:note-body><text:p text:style-name="P700"><text:span text:style-name="T13"><text:s/>Vgl. </text:span><text:span text:style-name="T15">Kohlsdorf</text:span><text:span text:style-name="T13">, Pflicht, Macht und Gewissen, in: Mayer (Hrsg.), Katastrophenmedizin, 1987, S. 3 ff. (5); </text:span><text:span text:style-name="T15">Goltermann</text:span><text:span text:style-name="T13">, Triage als zentrales Merkmal, in: Mayer (Hrsg.), Katastrophenmedizin, 1987, S. 8 ff. (36, 53).</text:span></text:p></text:note-body></text:note></text:span><text:span text:style-name="T2">, eines wesentlichen Teils der hier zu untersuchenden rechtlichen Problematik.</text:span></text:p>
      <text:p text:style-name="P32"/>
      <text:p text:style-name="P1"><text:span text:style-name="T2">Allerdings soll diesbezüglich noch angemerkt werden, dass das Missverhältnis von Hilfebedürftigen und Behandlungsmöglichkeiten bei derartigen Großschadensereignissen zwar relativ rasch ausgeglichen werden kann, sodass Abstriche in der Qualität der Notfallversorgung nur für relativ kurze Zeit erforderlich werden. So waren z.B. bei dem ICE-Unglück von Eschede innerhalb von zwei Stunden etwa 40 Notärzte vor Ort, die Behandlung der Verletzten erfolgte dann annähernd individualmedizinisch, d.h. eine Triage im o.g. Sinne war nicht erforderlich.</text:span><text:span text:style-name="T2"><text:note text:id="ftn161" text:note-class="footnote"><text:note-citation>141</text:note-citation><text:note-body><text:p text:style-name="P700"><text:span text:style-name="T13"><text:s/>Vgl. </text:span><text:span text:style-name="T15">Hüls/Oestern</text:span><text:span text:style-name="T13">, Die ICE-Katastrophe von Eschede, Notfall &amp; Rettungsmedizin 1999, S. 327 ff. (330).</text:span></text:p></text:note-body></text:note></text:span><text:span text:style-name="T2"> Es muss aber davon ausgegangen werden, dass die überwiegende Zahl der regional aber auch überregional alarmierten Hilfskräfte </text:span><text:span text:style-name="T6">de facto</text:span><text:span text:style-name="T2"> erst ca. 60 bis 90 Minuten nach dem Unfall hinreichende Hilfskräfte eintraf, sodass erst ab diesem Zeitpunkt von katastrophenmedizinischem zu individualmedizinischem Handeln gewechselt werden konnte.</text:span><text:span text:style-name="T2"><text:note text:id="ftn162" text:note-class="footnote"><text:note-citation>142</text:note-citation><text:note-body><text:p text:style-name="P700"><text:span text:style-name="T13"><text:s/>Vgl. </text:span><text:span text:style-name="T15">Lang</text:span><text:span text:style-name="T13">, Oktoberfest-Triage-Evaluationsstudie 1998, 2002, S. 8; </text:span><text:span text:style-name="T15">Pohlemann/Gänsslen/Tscherne</text:span><text:span text:style-name="T13">, Konzepte in der „Katastrophenmedizin“ nach Eschede, Notfall &amp; Rettungsmedizin 1999, S. 343 ff. (345).</text:span></text:p></text:note-body></text:note></text:span><text:span text:style-name="T2"> Gerade die in dieser Initialphase getroffenen Entscheidungen sind aber meist maßgeblich für das Überleben der zu versorgenden Unfallopfer („Golden Hour“).</text:span><text:span text:style-name="T2"><text:note text:id="ftn163" text:note-class="footnote"><text:note-citation>143</text:note-citation><text:note-body><text:p text:style-name="P700"><text:span text:style-name="T13"><text:s/>Vgl. </text:span><text:span text:style-name="T15">Lang</text:span><text:span text:style-name="T13">, Oktoberfest-Triage-Evaluationsstudie 1998, 2002, S. 8.</text:span></text:p></text:note-body></text:note></text:span><text:span text:style-name="T2"> Zudem darf der schnelle und reibungslose Ablauf etwa in Eschede, nicht darüber hinweg täuschen, dass durch die herrschenden Witterungsbedingungen und die günstigen zeitlichen (mitten in der Arbeitszeit) und räumlichen Verhältnisse (gute infrastrukturelle Erreichbarkeit) keine Verschärfung der Einsatzlage eintrat. Im Gegenteil, in Eschede konnte sich schwerpunktmäßig auf die Luftrettung gestützt werden und die Hilfskräfte wurden durch die beispielhafte Mithilfe der Bevölkerung entlastet.</text:span><text:span text:style-name="T2"><text:note text:id="ftn164" text:note-class="footnote"><text:note-citation>144</text:note-citation><text:note-body><text:p text:style-name="P71"><text:span text:style-name="T13"><text:s/>Vgl. </text:span><text:span text:style-name="T15">Langhorst</text:span><text:span text:style-name="T13">, Eschede - Verletztensammelstellen, Notfall &amp; Rettungsmedizin 1999, S. 353 ff. (358); </text:span><text:span text:style-name="T15">Quirini</text:span><text:span text:style-name="T13">, Medizin im Katastrophenfall, in: Riha (Hrsg.), Ethische Probleme im ärztlichen Alltag, 2000, S. 46 ff. (51).</text:span></text:p></text:note-body></text:note></text:span></text:p>
      <text:p text:style-name="P32"/>
      <text:p text:style-name="P1"><text:span text:style-name="T2">Heute sind sich weitgehend alle einig, dass auch in Friedenszeiten in Deutschland, wenn aus örtlichen oder personellen Gegebenheiten der erwartete schnelle Anstieg der verfügbaren Rettungseinheiten ausbleibt, ein Schadensereignis vorstellbar ist, das zu einem solchen Massenanfall an Hilfebedürftigen führt, dass sich die Anwendung katastrophenmedizinischer Prinzipien zwangsläufig ergibt.</text:span><text:span text:style-name="T2"><text:note text:id="ftn165" text:note-class="footnote"><text:note-citation>145</text:note-citation><text:note-body><text:p text:style-name="P700"><text:span text:style-name="T13"><text:s/>Vgl. </text:span><text:span text:style-name="T15">Uhlenbrock</text:span><text:span text:style-name="T13">, Katastrophenmedizin und Ethikdiskussion, in: ders. (Hrsg.), Mobilmachung für die Heimatfront, 1983, S. 125 ff. (137); </text:span><text:span text:style-name="T15">Pohlemann/Gänsslen/Tscherne</text:span><text:span text:style-name="T13">, Konzepte in der „Katastrophenmedizin“ nach Eschede, Notfall &amp; Rettungsmedizin 1999, S. 343 ff. (346).</text:span></text:p></text:note-body></text:note></text:span></text:p>
      <text:p text:style-name="P32"/>
      <text:h text:style-name="Heading_20_3" text:outline-level="3">Ethische und politische Diskussion um die Anerkennung</text:h>
      <text:p text:style-name="P16"><text:span text:style-name="T2">V.a. in den 80er Jahren fand in der Bundesrepublik Deutschland eine heftige Diskussion zwischen Befürwortern und Gegnern der Katastrophenmedizin statt, wobei die Triage</text:span><text:alphabetical-index-mark text:string-value="- ethische und politische Diskussion" text:key1="Triage"/><text:span text:style-name="T2"> als „Kernstück“ der Katastrophenmedizin und als maßgeblicher Stein des Anstoßes angesehen wurde.</text:span><text:span text:style-name="T2"><text:note text:id="ftn166" text:note-class="footnote"><text:note-citation>146</text:note-citation><text:note-body><text:p text:style-name="P700"><text:span text:style-name="T13"><text:s/>s. etwa </text:span><text:span text:style-name="T15">Pfeiffer</text:span><text:span text:style-name="T13">, Triage in Militär- und „Katastrophenmedizin“, in: Tübinger Ärzteinitiative gegen den Krieg (Hrsg.), Unser Eid auf das Leben verpflichtet zum Widerstand, 1984, S. 129 ff. (133); </text:span><text:span text:style-name="T15">Kohlsdorf</text:span><text:span text:style-name="T13">, Pflicht, Macht und Gewissen, in: Mayer (Hrsg.), Katastrophenmedizin, 1987, S. 3 ff. (4); </text:span><text:span text:style-name="T15">Goltermann</text:span><text:span text:style-name="T13">, Triage als zentrales Merkmal, in: Mayer (Hrsg.), Katastrophenmedizin, 1987, S. 8 ff. (16 f.).</text:span></text:p></text:note-body></text:note></text:span><text:span text:style-name="T2"> Diese Auseinandersetzung soll hier, bevor die ethischen und rechtlichen Aspekte der Patientenauswahl im Einzelnen untersucht werden, kurz umrissen werden:</text:span></text:p>
      <text:p text:style-name="P37"/>
      <text:p text:style-name="P16"><text:span text:style-name="T2">Anlass der Debatte war der erste Entwurf der Bundesregierung für ein Gesundheitssicherstellungsgesetz im Jahre 1980, der etwa zeitgleich mit dem NATO-Nachrüstungsbeschluss vom 12.12.1979 zusammenfiel. Der Untertitel hieß: „Gesetz zur Anpassung des Gesundheitswesens an den Verteidigungsfall“. Dieser Gesetzentwurf sah in § 10 Abs. 2 eine Pflichtfortbildung in Katastrophenmedizin für Ärzte, Zahnärzte, Tierärzte und Apotheker vor. 1981 trat in Rheinland-Pfalz ein Brand- und Katastrophenschutzgesetz in Kraft, das in § 24 alle Angehörigen der Heil- und Hilfsberufe verpflichtete, sich im Rahmen der allgemeinen Hilfe und des Katastrophenschutzes fortzubilden, an Einsätzen, Übungen, Lehrgängen und sonstigen Veranstaltungen teilzunehmen und den dort ergangenen Weisungen nachzukommen.</text:span><text:span text:style-name="T2"><text:note text:id="ftn167" text:note-class="footnote"><text:note-citation>147</text:note-citation><text:note-body><text:p text:style-name="P71"><text:span text:style-name="T13"><text:s/>Vgl. hierzu </text:span><text:span text:style-name="T15">Weissauer</text:span><text:span text:style-name="T13">, Rechtliche Stellung des Arztes, in: Heberer/Peter/Ungeheuer (Hrsg.), Katastrophenmedizin, 2. Tagung der DGKM e.V., 1984, S. 83 ff. (84); </text:span><text:span text:style-name="T15">Kohlsdorf</text:span><text:span text:style-name="T13">, Pflicht, Macht und Gewissen, in: Mayer (Hrsg.), Katastrophenmedizin, 1987, S. 3 ff. (3); </text:span><text:span text:style-name="T15">Goltermann</text:span><text:span text:style-name="T13">, Triage als zentrales Merkmal, in: Mayer (Hrsg.), Katastrophenmedizin, 1987, S. 8 ff. (10).</text:span></text:p></text:note-body></text:note></text:span></text:p>
      <text:p text:style-name="P37"/>
      <text:p text:style-name="P16"><text:span text:style-name="T2">Der Begriff Triage geriet zum Reizwort in den Diskussionen um die Bewertung von Vorbereitungen auf Katastrophen- und Kriegssituationen.</text:span><text:span text:style-name="T2"><text:note text:id="ftn168" text:note-class="footnote"><text:note-citation>148</text:note-citation><text:note-body><text:p text:style-name="P700"><text:span text:style-name="T13"><text:s/>Vgl. </text:span><text:span text:style-name="T15">Suren</text:span><text:span text:style-name="T13">, Triage und lebensrettende Sofortmaßnahmen, Unfallheilkunde 1984, S. 247 ff. (247).</text:span></text:p></text:note-body></text:note></text:span><text:span text:style-name="T2"> Zentraler Kritikpunkt war dabei der zumindest der vorläufige Ausschluss der Kategorie „hoffnungsloser Fälle“ von Patienten zugunsten der Behandlung von weniger schwer Verletzten und die von der kriegsmedizinischen Triage geforderte Prioritätensetzung nach Kriterien militärischer Wiederverwendbarkeit, wie sie in der am 16.02.1983 außer Kraft gesetzten Zentralen Dienstvorschrift (ZDv) 49/50 „Die dringliche Kriegschirurgie“ der Bundeswehr ihren Ausdruck fand:</text:span></text:p>
      <text:p text:style-name="P37"/>
      <text:p text:style-name="P251"><text:span text:style-name="T2">„</text:span><text:span text:style-name="T2">Ziel der Kriegsmedizin</text:span><text:alphabetical-index-mark text:string-value="Kriegsmedizin"/><text:span text:style-name="T2"> ist die Behandlung möglichst vieler Verwundeter mit guten Überlebenschancen und zu erwartender Dienstfähigkeit“.</text:span><text:span text:style-name="T2"><text:note text:id="ftn169" text:note-class="footnote"><text:note-citation>149</text:note-citation><text:note-body><text:p text:style-name="P700"><text:span text:style-name="T13"><text:s/>Zit. nach </text:span><text:span text:style-name="T15">Dönicke</text:span><text:span text:style-name="T13">, Strafrechtliche Aspekte der Katastrophenmedizin, 1987, S. 105. Zur ZDv 49/50 siehe auch </text:span><text:span text:style-name="T15">Burman</text:span><text:span text:style-name="T13">, „Die dringliche Kriegschirurgie“, DÄBl. 1984, C-897 ff. sowie </text:span><text:span text:style-name="T15">Bleker</text:span><text:span text:style-name="T13">, Vom „Sortierungsgeschäft im Großen“ zur „Triage“, in: dies./Schmiedebach (Hrsg.), Medizin und Krieg, 1987, S. 211 ff. (224 ff.).</text:span></text:p></text:note-body></text:note></text:span></text:p>
      <text:p text:style-name="P37"/>
      <text:p text:style-name="P16"><text:span text:style-name="T2">Die Zurücknahme der ZDv 49/50, in welcher inhaltlich Regelungen des NATO-Handbuches „Emergency War Surgery“ übernommen wurden, ist von den Gegnern der Triage lediglich als taktisches Vorgehen angesehen worden, um kriegsdienstverweigernden Ärzten formal eine Argumentationsbasis zu nehmen, praktisch werde jedoch weiter nach militärischer Wiederverwendbarkeit triagiert.</text:span><text:span text:style-name="T2"><text:note text:id="ftn170" text:note-class="footnote"><text:note-citation>150</text:note-citation><text:note-body><text:p text:style-name="P71"><text:span text:style-name="T13"><text:s/>Vgl. </text:span><text:span text:style-name="T15">Pfeiffer</text:span><text:span text:style-name="T13">, Triage in Militär und „Katastrophenmedizin“, in: Tübinger Ärzteinitiative gegen den Krieg (Hrsg.), Unser Eid auf das Leben verpflichtet zum Widerstand, 1984, S. 129 ff. (129); </text:span><text:span text:style-name="T15">Goltermann</text:span><text:span text:style-name="T13">, Triage als zentrales Merkmal, in: Mayer (Hrsg.), Katastrophenmedizin, 1987, S. 8 ff. (47).</text:span></text:p></text:note-body></text:note></text:span><text:span text:style-name="T2"> Als klassisches Beispiel für eine Triage nach Kriterien militärischer Wiedereinsatzfähigkeit gilt dabei die Verteilung von Penicillin an amerikanische Soldaten während des 2. Weltkrieges. Im Afrikafeldzug hatten amerikanische Kommandeure das damals äußerst knappe Penicillin anstatt an Kriegsverwundete, die sich in einem kritischen Zustand befanden, vorrangig an die Soldaten verteilen lassen, die sich Geschlechtskrankheiten zugezogen hatten. Der Grund war die rasche Heilbarkeit und damit schnellere Verfügbarkeit dieser Patienten für den erneuten Fronteinsatz.</text:span><text:span text:style-name="T2"><text:note text:id="ftn171" text:note-class="footnote"><text:note-citation>151</text:note-citation><text:note-body><text:p text:style-name="P700"><text:span text:style-name="T17"><text:s/>Vgl. </text:span><text:span text:style-name="T18">Winslow</text:span><text:span text:style-name="T17">, Triage and Justice, 1982, S. 7 f.</text:span></text:p></text:note-body></text:note></text:span></text:p>
      <text:p text:style-name="P37"/>
      <text:p text:style-name="P16"><text:span text:style-name="T2">Die Katastrophenmedizin wurde von ihren Gegners oft lediglich als Synonym für „Kriegstriage“</text:span><text:span text:style-name="T2"><text:note text:id="ftn172" text:note-class="footnote"><text:note-citation>152</text:note-citation><text:note-body><text:p text:style-name="P700"><text:span text:style-name="T13"><text:s/></text:span><text:span text:style-name="T15">Jogschies</text:span><text:span text:style-name="T13">, betrifft: Ärzte gegen den Atomkrieg, 1986, S. 87 ff.</text:span></text:p></text:note-body></text:note></text:span><text:span text:style-name="T2">, als „getarnte Weiterentwicklung der Kriegsmedizin“</text:span><text:span text:style-name="T2"><text:note text:id="ftn173" text:note-class="footnote"><text:note-citation>153</text:note-citation><text:note-body><text:p text:style-name="P700"><text:span text:style-name="T13"><text:s/></text:span><text:span text:style-name="T15">Goltermann</text:span><text:span text:style-name="T13">, Triage als zentrales Merkmal, in: Mayer (Hrsg.), Katastrophenmedizin, 1987, S. 8 ff. (46).</text:span></text:p></text:note-body></text:note></text:span><text:span text:style-name="T2">, als „Militarisierung des Gesundheitswesens“</text:span><text:span text:style-name="T2"><text:note text:id="ftn174" text:note-class="footnote"><text:note-citation>154</text:note-citation><text:note-body><text:p text:style-name="P700"><text:span text:style-name="T13"><text:s/>Vgl. </text:span><text:span text:style-name="T15">Pfeiffer</text:span><text:span text:style-name="T13">, Triage in Militär und „Katastrophenmedizin“, in: Tübinger Ärzteinitiative gegen den Krieg (Hrsg.), Unser Eid auf das Leben verpflichtet zum Widerstand, 1984, S. 129 ff. (132); Tübinger Aufruf zur ärztlichen Kriegsdienstverweigerung, in: </text:span><text:span text:style-name="T15">Tübinger Ärzteinitiative gegen den Krieg</text:span><text:span text:style-name="T13"> (Hrsg.), Unser Eid auf das Leben verpflichtet zum Widerstand, 1984, S. 363; </text:span><text:span text:style-name="T15">Kohlsdorf</text:span><text:span text:style-name="T13">, Pflicht, Macht und Gewissen, in: Meyer (Hrsg.), Katastrophenmedizin, 1987, S. 3 ff. (6); </text:span><text:span text:style-name="T15">Hofferbert</text:span><text:span text:style-name="T13">, Rechtliche Aspekte, in: Mayer (Hrsg.), Katastrophenmedizin, 1987, S. 137 ff. (151).</text:span></text:p></text:note-body></text:note></text:span><text:span text:style-name="T2"> sowie als gezielte Desinformations- und Verharmlosungspolitik betrachtet. Die Vereinigung „Internationale Ärzte zur Verhütung eines Atomkrieges (IPPNW)“ sah in der Ausbildung der Ärzte in Katastrophenmedizin sogar die „Vorbereitung eines Atomkrieges“, da jeder, der Katastrophenmedizin betreibt, einen Atomkrieg wahrscheinlicher mache, indem er ihn als grundsätzlich führbar akzeptiere und damit bagatellisiere.</text:span><text:span text:style-name="T2"><text:note text:id="ftn175" text:note-class="footnote"><text:note-citation>155</text:note-citation><text:note-body><text:p text:style-name="P700"><text:span text:style-name="T13"><text:s/>Vgl. </text:span><text:span text:style-name="T15">Jogschies</text:span><text:span text:style-name="T13">, betrifft: Ärzte gegen den Atomkrieg, 1986, S. 10 ff.; Der Präsidenten der LÄK Baden-Württemberg </text:span><text:span text:style-name="T15">Franz-Josef Große-Ruyken</text:span><text:span text:style-name="T13"> hielt dem auf dem 35. Therapiekongress in Karlsruhe entgegen: „Wenn es stimmen würde, dass Katastrophenmedizin Kriegsvorbereitung sei, dann müsste die Gründung des Roten Kreuzes einer der größten Irrtümer der Geschichte sein“ (unveröffentlicht).</text:span></text:p></text:note-body></text:note></text:span><text:span text:style-name="T2"> Der Katastrophenmediziner wird durch die Triage zum „Agenten des Todes“.</text:span><text:span text:style-name="T2"><text:note text:id="ftn176" text:note-class="footnote"><text:note-citation>156</text:note-citation><text:note-body><text:p text:style-name="P700"><text:span text:style-name="T13"><text:s/></text:span><text:span text:style-name="T15">Kohlsdorf</text:span><text:span text:style-name="T13">, Pflicht, Macht und Gewissen, in: Meyer (Hrsg.), Katastrophenmedizin, 1987, S. 3 ff. (7).</text:span></text:p></text:note-body></text:note></text:span><text:span text:style-name="T2"> Stellenweise wurde der Vorwurf erhoben, die Triage ist mit der „Euthanasie“</text:span><text:span text:style-name="T2"><text:note text:id="ftn177" text:note-class="footnote"><text:note-citation>157</text:note-citation><text:note-body><text:p text:style-name="P700"><text:span text:style-name="T13"><text:s/></text:span><text:span text:style-name="T15">Kater</text:span><text:span text:style-name="T13">, Bericht zum 3. Medizinischen Kongress zur Verhinderung eines Atomkrieges, Zivilverteidigung, II. Quartal 1983, S. 37 f. (38).</text:span></text:p></text:note-body></text:note></text:span><text:span text:style-name="T2">, in Anspielung auf die „Vernichtung lebensunwerten Lebens“ in der NS-Zeit</text:span><text:span text:style-name="T2"><text:note text:id="ftn178" text:note-class="footnote"><text:note-citation>158</text:note-citation><text:note-body><text:p text:style-name="P700"><text:span text:style-name="T13"><text:s/>So </text:span><text:span text:style-name="T15">Weber</text:span><text:span text:style-name="T13"> in einem Referat auf dem 2. Medizin. Kongress in West-Berlin, zit. von Uhlenbrock, Katastrophenmedizin und Ethikdiskussion, in: ders. (Hrsg.), Mobilmachung für die Heimatfront, 1983, S. 125 ff. (135).</text:span></text:p></text:note-body></text:note></text:span><text:span text:style-name="T2"> und mit der „Selektion“ in den nationalsozialistischen Konzentrationslagern vergleichbar</text:span><text:span text:style-name="T2"><text:note text:id="ftn179" text:note-class="footnote"><text:note-citation>159</text:note-citation><text:note-body><text:p text:style-name="P700"><text:span text:style-name="T13"><text:s/>Vgl. </text:span><text:span text:style-name="T15">Jogschies</text:span><text:span text:style-name="T13">, betrifft: Ärzte gegen den Atomkrieg, 1986, S. 96.</text:span></text:p></text:note-body></text:note></text:span><text:span text:style-name="T2">. Selbst von den eher gemäßigten Gegnern der Katastrophenmedizin wurde die Propagierung des größtmöglichen Nutzens für möglichst Viele, welche zur Aufrechnung vieler Geretteter gegen den Einzelnen nicht mehr Behandelten führe, als ethisch unhaltbar angesehen.</text:span><text:span text:style-name="T2"><text:note text:id="ftn180" text:note-class="footnote"><text:note-citation>160</text:note-citation><text:note-body><text:p text:style-name="P700"><text:span text:style-name="T13"><text:s/>Vgl. </text:span><text:span text:style-name="T15">Graf-Baumann</text:span><text:span text:style-name="T13">, Katastrophenmedizin, in: Eser/v. Lutterotti/Sporken (Hrsg.), Lexikon - Medizin, Ethik, Recht, 1989, Sp. 589 ff.</text:span></text:p></text:note-body></text:note></text:span></text:p>
      <text:p text:style-name="P37"/>
      <text:p text:style-name="P16"><text:span text:style-name="T2">Von der führenden Ärzteschaft wurde sie demgegenüber als „ethisch bitter“, aber doch einwandfrei und notwendig erachtet.</text:span><text:span text:style-name="T2"><text:note text:id="ftn181" text:note-class="footnote"><text:note-citation>161</text:note-citation><text:note-body><text:p text:style-name="P700"><text:span text:style-name="T13"><text:s/>Vgl. </text:span><text:span text:style-name="T15">Rossetti</text:span><text:span text:style-name="T13">, Besonderheiten und Schwerpunkte der ärztlichen Tätigkeit, in: Lanz/Rossetti (Hrsg.), Katastrophenmedizin, 1980, S. 23 ff. (25).</text:span></text:p></text:note-body></text:note></text:span><text:span text:style-name="T2"> Grausamer und schlimmer als Triage ist keine Triage.</text:span><text:span text:style-name="T2"><text:note text:id="ftn182" text:note-class="footnote"><text:note-citation>162</text:note-citation><text:note-body><text:p text:style-name="P700"><text:span text:style-name="T13"><text:s/></text:span><text:span text:style-name="T15">Lanz</text:span><text:span text:style-name="T13">, Katastrophenmedizin nach Einsatz von Massenvernichtungsmitteln, in: ders./Rossetti (Hrsg.), Katastrophenmedizin, 1980, S. 215 ff. (216); </text:span><text:span text:style-name="T15">Frei</text:span><text:span text:style-name="T13">, Erlebte Kriegschirurgie, Unfallchirurgie 1984, S. 262 ff. (268).</text:span></text:p></text:note-body></text:note></text:span></text:p>
      <text:p text:style-name="P16"><text:span text:style-name="T2">Ohne Triage wird durch Chaos, Zufall und Regellosigkeit die auch unter schwierigsten Verhältnissen noch immer mögliche ärztliche Hilfe wirkungslos und die Prognose vieler Katastrophenopfer massiv verschlechtert.</text:span><text:span text:style-name="T2"><text:note text:id="ftn183" text:note-class="footnote"><text:note-citation>163</text:note-citation><text:note-body><text:p text:style-name="P700"><text:span text:style-name="T13"><text:s/>Vgl. </text:span><text:span text:style-name="T15">Lanz</text:span><text:span text:style-name="T13">, Richtlinien für den Behandlungszwang, in: Ungeheuer (Hrsg.), Katastrophenmedizin – Probleme des Massenanfalls Kranker und Verletzter, 1986, S. 13 ff. (17).</text:span></text:p></text:note-body></text:note></text:span></text:p>
      <text:p text:style-name="P37"/>
      <text:p text:style-name="P16"><text:span text:style-name="T2">Der Moraltheologe </text:span><text:span text:style-name="T6">F. Böckle</text:span><text:span text:style-name="T2"> sprach von einer „schmerzlichen Pflicht“ zur Triage zugunsten des „individuellen Wohls für möglichst viele“.</text:span><text:span text:style-name="T2"><text:note text:id="ftn184" text:note-class="footnote"><text:note-citation>164</text:note-citation><text:note-body><text:p text:style-name="P700"><text:span text:style-name="T13"><text:s/>Vgl. </text:span><text:span text:style-name="T15">Böckle</text:span><text:span text:style-name="T13">, Ethik ärztlichen Handelns in der Katastrophe, BayÄBl 1983, S. 690 ff. (694).</text:span></text:p></text:note-body></text:note></text:span><text:span text:style-name="T2"> Sein Kollege </text:span><text:span text:style-name="T6">Johannes Gründel</text:span><text:span text:style-name="T2"> sieht den Verzicht auf die Triage als „Flucht vor der Verantwortung“ und führt dazu aus: „In der Ausübung der Triage zeigt sich am eindrucksvollsten, welche Verantwortung auch über Leben und Tod der Arzt besitzt und inwieweit der Kranke auf Gedeih und Verderb auf den Arzt angewiesen bleibt“.</text:span><text:span text:style-name="T2"><text:note text:id="ftn185" text:note-class="footnote"><text:note-citation>165</text:note-citation><text:note-body><text:p text:style-name="P700"><text:span text:style-name="T13"><text:s/>Vgl. </text:span><text:span text:style-name="T15">Gründel</text:span><text:span text:style-name="T13">, Ethik ärztlichen Handelns bei Katastrophen, in: Heberer/Peter/Ungeheuer (Hrsg.), Katastrophenmedizin, 2. Tagung der DGKM e.V., 1984, S. 89 ff. (95); </text:span><text:span text:style-name="T15">ders.</text:span><text:span text:style-name="T13">, Der Behandlungsanspruch des Patienten aus ethischer Sicht, in: ArGe Rechtsanwälte im Medizinrecht e.V. (Hrsg.), Medizinische Notwendigkeit und Ethik - Gesundheitschancen in Zeiten der Ressourcenknappheit, 1999, S. 81 ff. (89).</text:span></text:p></text:note-body></text:note></text:span><text:span text:style-name="T2"> </text:span><text:span text:style-name="T6">Papst</text:span><text:span text:style-name="T2"> </text:span><text:span text:style-name="T6">Johannes Paul II.</text:span><text:span text:style-name="T2"> offenbarte in einer Ansprache an die Teilnehmer des Weltkongresses für Katastrophenmedizin am 28. Mai 1983 seine eindeutige Unterstützung der Katastrophenmedizin und wies dabei auf die Notwendigkeit der Koordinierung, der klugen und pragmatischen Anwendung der Hilfsmittel und den klaren Blick für Prioritätensetzungen hin.</text:span><text:span text:style-name="T2"><text:note text:id="ftn186" text:note-class="footnote"><text:note-citation>166</text:note-citation><text:note-body><text:p text:style-name="P700"><text:span text:style-name="T13"><text:s/>Vgl. </text:span><text:span text:style-name="T15">Rebentisch</text:span><text:span text:style-name="T13">, Hdb der medizinischen Katastrophenhilfe, 2. Aufl., 1991, S. 116.</text:span></text:p></text:note-body></text:note></text:span><text:span text:style-name="T2"> Er formulierte:</text:span></text:p>
      <text:p text:style-name="P37"/>
      <text:p text:style-name="P253"><text:span text:style-name="T2">„</text:span><text:span text:style-name="T2">Die Katastrophenmedizin […] muss alle Möglichkeiten einer Zusammenarbeit aufgreifen. Solche Zusammenarbeit hat sich, wie die Tatsachen es zeigen, als sehr wertvoll erwiesen. Wissenschaft und Gewissen, materielle Hilfsmittel und geistige Ressourcen sind unwiderrufliche Voraussetzungen einer wirksamen Katastrophenmedizin, welche den Schutz der inneren Wahrheit des menschlichen Daseins bewahrt. In der Hoffnung, verehrte Herren, dass dieser moderne Zweig der Medizin eine wachsende Anerkennung gleichsam als Ausdruck eines immer edleren Fortschrittes des menschlichen Wesens findet, rufe ich auf Sie und Ihre Bemühungen den beständigen Beistand Gottes herab und segne Sie von Herzen“.</text:span><text:span text:style-name="T2"><text:note text:id="ftn187" text:note-class="footnote"><text:note-citation>167</text:note-citation><text:note-body><text:p text:style-name="P700"><text:span text:style-name="T13"><text:s/>Abgedruckt bei </text:span><text:span text:style-name="T15">Gastgeber</text:span><text:span text:style-name="T13">, Ethische Probleme des Arztes unter den außergewöhnlichen Bedingungen der Massenmedizin, Arzt und Christ 1983, S. 154 ff. (156).</text:span></text:p></text:note-body></text:note></text:span></text:p>
      <text:p text:style-name="P37"/>
      <text:p text:style-name="P16"><text:span text:style-name="T2">Im Jahre 1986 bekannte sich die Vertretung der Ärzte auf dem 89. Deutsche Ärztetag zur Unvermeidbarkeit der Sichtung als vorübergehende Maßnahme bei einem Massenanfall.</text:span><text:span text:style-name="T2"><text:note text:id="ftn188" text:note-class="footnote"><text:note-citation>168</text:note-citation><text:note-body><text:p text:style-name="P700"><text:span text:style-name="T13"><text:s/>Vgl. </text:span><text:span text:style-name="T15">Rebentisch</text:span><text:span text:style-name="T13">, Hdb. der medizinischen Katastrophenhilfe, 2. Aufl., 1991, S. 452 m.w.N.</text:span></text:p></text:note-body></text:note></text:span><text:span text:style-name="T2"> In einer Deklaration zur ärztlichen Ethik im Katastrophenfall führte der </text:span><text:span text:style-name="T6">Weltärztebund</text:span><text:alphabetical-index-mark text:string-value="Weltärztebund"/><text:span text:style-name="T6"> WMA</text:span><text:span text:style-name="T2"> (World Medical Association) im September 1994 auf seiner 46. Generalversammlung in Stockholm zur Katastrophenmedizin und v.a. zur Notwendigkeit der Triage aus:</text:span></text:p>
      <text:p text:style-name="P37"/>
      <text:p text:style-name="P253"><text:span text:style-name="T2">„</text:span><text:span text:style-name="T2">Es ist unethisch, wenn ein Arzt darauf besteht, das Leben von hoffnungslosen Fällen unter allen Umständen zu erhalten und dabei knappe Ressourcen verschwendet, die anderswo benötigt werden. […] Er sollte versuchen, eine Reihenfolge der Prioritäten für die Behandlung aufzustellen, die die Rettung der größtmöglichen Zahl von Schwerverletzten, die eine Chance zu genesen haben, und die Begrenzung der Morbidität auf ein Minimum ermöglicht bei Hinnahme der umständebedingten Grenzen“.</text:span><text:span text:style-name="T2"><text:note text:id="ftn189" text:note-class="footnote"><text:note-citation>169</text:note-citation><text:note-body><text:p text:style-name="P700"><text:span text:style-name="T13"><text:s/>Erklärung des Weltärztebundes zur Ärztlichen Ethik im Katastrophenfall, in: </text:span><text:span text:style-name="T15">Weltärztebund</text:span><text:span text:style-name="T13"> (Hrsg.), Hdb. der Deklarationen, 1999, 17.Z.</text:span></text:p></text:note-body></text:note></text:span></text:p>
      <text:p text:style-name="P37"/>
      <text:p text:style-name="P16"><text:span text:style-name="T2">Die Ärzteschaft der Bundesrepublik Deutschland ist seit 1951 Mitglied des Weltärztebundes.</text:span><text:span text:style-name="T2"><text:note text:id="ftn190" text:note-class="footnote"><text:note-citation>170</text:note-citation><text:note-body><text:p text:style-name="P700"><text:span text:style-name="T13"><text:s/>Vgl. </text:span><text:span text:style-name="T15">Jung</text:span><text:span text:style-name="T13">, Recht auf Gesundheit, 1982, S. 82 m.w.N.</text:span></text:p></text:note-body></text:note></text:span><text:span text:style-name="T2"> Seine Deklarationen enthalten jedoch lediglich ethische Selbstverpflichtungsregeln der Ärzteschaft. Weder in den ärztlichen Berufsordnungen noch in den Kammergesetzen der Länder finden sich ausdrückliche Verweisungen auf die internationalen Deklarationen, die deren Regeln zum Inhalt unmittelbar verbindlichen Standesrechts machen würden. Rechtliche Bedeutung erlangt die Deklaration zur Katastrophenmedizin daher allenfalls als Kriterium bei der Rechtsauslegung bzw. mittelbar über die Generalklauseln ärztlicher Berufsausübung, wie: „Der Arzt übt seinen Beruf nach seinem Gewissen, den Geboten der ärztlichen Ethik und der Menschlichkeit aus“ (§ 2 Abs. 1 MBO-Ä 1997/2000</text:span><text:span text:style-name="T2"><text:note text:id="ftn191" text:note-class="footnote"><text:note-citation>171</text:note-citation><text:note-body><text:p text:style-name="P700"><text:span text:style-name="T13"><text:s/>Abgedruckt etwa in: </text:span><text:span text:style-name="T15">Laufs/Uhlenbruck</text:span><text:span text:style-name="T13"> (Hrsg.), Hdb. des Arztrechts, 3. Aufl., 2002, S. 39 ff. Die MBO-Ä gewinnt als Satzungsrecht dann Rechtsverbindlichkeit, wenn die Vertreterversammlungen der einzelnen LÄKn sie auf der Grundlage der Kammer- und Heilberufsgesetze der Länder beschlossen und deren Aufsichtsbehörden das jeweils Verabschiedete genehmigt haben - vgl. dazu </text:span><text:span text:style-name="T15">Laufs</text:span><text:span text:style-name="T13">, Zur neuen Berufsordnung</text:span><text:span text:style-name="T15">, </text:span><text:span text:style-name="T13">NJW 1997, S. 3071 f.;</text:span><text:span text:style-name="T15"> Taupitz</text:span><text:span text:style-name="T13">, Die Standesordnungen der freien Berufe, 1991, S. 750 ff. sowie </text:span><text:span text:style-name="T15">Lippert</text:span><text:span text:style-name="T13">, in: Ratzel/Lippert, Komm. zur MBO-Ä, 3. Aufl., 2002, § 1 Rn. 3 ff.</text:span></text:p></text:note-body></text:note></text:span><text:span text:style-name="T2">).</text:span><text:span text:style-name="T2"><text:note text:id="ftn192" text:note-class="footnote"><text:note-citation>172</text:note-citation><text:note-body><text:p text:style-name="P700"><text:span text:style-name="T13"><text:s/>Zur fehlenden unmittelbaren Verpflichtungskraft der Deklarationen des Weltärztebundes auch </text:span><text:span text:style-name="T15">Taupitz</text:span><text:span text:style-name="T13">, Vereinbarungen zur Bioethik, in: Honnefelder/Taupitz/Winter, Das Übereinkommen über Menschenrechte und Biomedizin des Europarates, 1999, S. 17 ff. (18 f.); </text:span><text:span text:style-name="T15">Lippert</text:span><text:span text:style-name="T13">, in: Ratzel/Lippert, Komm. zur MBO-Ä, 3. Aufl., 2002, § 1 Rn. 6 („Rechtsnormcharakter erhalten sie erst durch Aufnahme in die Berufsordnung der jeweiligen LÄK.“) sowie </text:span><text:span text:style-name="T15">Hollenbach</text:span><text:span text:style-name="T13">, Grundrechtsschutz im Arzt-Patienten-Verhältnis, 2003, S. 56.</text:span></text:p></text:note-body></text:note></text:span></text:p>
      <text:p text:style-name="P32"/>
      <text:p text:style-name="P1"><text:span text:style-name="T2">Gelegentlich wird gegenwärtig noch die Umstellung von der Notfall- zur Katastrophenmedizin und dabei insbesondere die Durchführung der Triage beargwöhnt. So wird z.B. die Position vertreten, dass es Aufgabe des Arztes ist, sich ganz dem zuerst angetroffenen Patienten zu widmen und jede Reihung der Patienten nach dem Schädigungsgrad zu unterlassen.</text:span><text:span text:style-name="T2"><text:note text:id="ftn193" text:note-class="footnote"><text:note-citation>173</text:note-citation><text:note-body><text:p text:style-name="P700"><text:span text:style-name="T13"><text:s/>Darauf hinweisend </text:span><text:span text:style-name="T15">Adam</text:span><text:span text:style-name="T13">, Ethische Aspekte, in: Hempelmann/Adams/Sefrin (Hrsg.), Notfallmedizin, 1999, S. 15 ff. (17); </text:span><text:span text:style-name="T15">Peter/Weidringer</text:span><text:span text:style-name="T13">, Vielzahl von Verletzten und Erkrankten, in: Lipp/Domres (Hrsg.), Lehrbuch für präklinische Notfallmedizin, Bd. 4, 2000, S. 271 ff. (284) und </text:span><text:span text:style-name="T15">Mitschke/Peter</text:span><text:span text:style-name="T13"> (Hrsg.), Hdb. für Schnelleinsatzgruppen, 2001, S. 92 ff.</text:span></text:p></text:note-body></text:note></text:span><text:span text:style-name="T2"> Insgesamt scheint jedoch heute die Katastrophenmedizin und dabei insbesondere auch die der praktizierten Triage zugrundeliegende Maximierungsregel in der deutschen Gesellschaft weitgehend akzeptiert zu sein.</text:span><text:span text:style-name="T2"><text:note text:id="ftn194" text:note-class="footnote"><text:note-citation>174</text:note-citation><text:note-body><text:p text:style-name="P700"><text:span text:style-name="T13"><text:s/>Vgl. </text:span><text:span text:style-name="T15">Kuhlmann</text:span><text:span text:style-name="T13">, Zwischen zwei Mahlsteinen, in: Feuerstein/Kuhlmann (Hrsg.), Rationierung, 1998, S. 11 ff. (66); </text:span><text:span text:style-name="T15">Storch</text:span><text:span text:style-name="T13">, Ethische Probleme in der Notfallmedizin, in: Riha (Hrsg.), Ethische Probleme im ärztlichen Alltag, 2000, S. 38 ff. (38); </text:span><text:span text:style-name="T15">W. Lübbe</text:span><text:span text:style-name="T13">, Veralltäglichung der Triage?, EthikMed 2001, S. 148 ff. (158).</text:span></text:p></text:note-body></text:note></text:span></text:p>
      <text:p text:style-name="P32"/>
      <text:p text:style-name="P32">Neben der ethischen Diskussion schwächte in der Vergangenheit die immer wieder in Frage gestellte rechtliche Zulässigkeit der konsequenten Durchführung der Triage die notwendigen medizinischen und organisatorischen Vorkehrungen für den Massenanfall Hilfebedürftiger. </text:p>
      <text:p text:style-name="P32"/>
      <text:p text:style-name="P1"><text:span text:style-name="T2">So wurde und wird die von der Katastrophenmedizin vorgeschlagene Triage in den wenigen und in der Regel recht kurzen rechtswissenschaftlichen Äußerungen regelmäßig wegen der Anwendung der sog. „Hoffnungslosenkategorie“ und damit der Maximierungsformel für verfassungswidrig gehalten und die Teilnahme an einer derartigen Triage sogar für strafbar angesehen.</text:span><text:span text:style-name="T2"><text:note text:id="ftn195" text:note-class="footnote"><text:note-citation>175</text:note-citation><text:note-body><text:p text:style-name="P700"><text:span text:style-name="T13"><text:s/>Vgl. </text:span><text:span text:style-name="T15">Hofferbert</text:span><text:span text:style-name="T13">, Rechtliche Aspekte, in: Mayer (Hrsg.), Katastrophenmedizin, 1987, S. 137 ff. (152 f.); </text:span><text:span text:style-name="T15">Dönicke</text:span><text:span text:style-name="T13">, Strafrechtliche Aspekte der Katastrophenmedizin, 1987, S. 187; </text:span><text:span text:style-name="T15">Kautzky/Illhardt/Künschner</text:span><text:span text:style-name="T13">, Selektion, in: Eser/v. Lutterotti/Sporken (Hrsg.), Lexikon - Medizin, Ethik, Recht, 1989, Sp. 1039 ff.; </text:span><text:span text:style-name="T15">Künschner</text:span><text:span text:style-name="T13">, Wirtschaftlicher Behandlungsverzicht und Patientenauswahl, 1992, S. 342; </text:span><text:span text:style-name="T15">Oelert</text:span><text:span text:style-name="T13">, Allokation von Organen, 2002, S. 129 f.; </text:span><text:span text:style-name="T15">Ufer</text:span><text:span text:style-name="T13">, Recht, in: Crespin/Peter (Hrsg.), Hdb. für Organisatorische Leiter, 2002, S. 73 ff. (85); a.A. ohne nähere Begründung </text:span><text:span text:style-name="T15">Lippert/Weissauer</text:span><text:span text:style-name="T13">, Das Rettungswesen, Organisation, Medizin, Recht, 1984 Rn. 411.</text:span></text:p></text:note-body></text:note></text:span><text:span text:style-name="T2"> Die Untersuchung der Frage, ob diese rechtlichen Zweifel berechtigt sind, wird in den folgenden Kapiteln als ein Hauptgegenstand dieser Arbeit erörtert werden.</text:span></text:p>
      <text:p text:style-name="P35"/>
      <text:p text:style-name="P11"><text:span text:style-name="T2">Teilweise wird empfohlen, das Problem der Vernachlässigung der Patienten der „Hoffnungslosenkategorie“ semantisch durch einfache Benennung dieser Patienten als „klinische Tote“</text:span><text:span text:style-name="T2"><text:note text:id="ftn196" text:note-class="footnote"><text:note-citation>176</text:note-citation><text:note-body><text:p text:style-name="P700"><text:span text:style-name="T13"><text:s/>Medizinisch definiert in </text:span><text:span text:style-name="T15">Roche</text:span><text:span text:style-name="T13"> (Hrsg.), Lexikon Medizin, 4. Aufl., 1998, unter Tod, S. 1666, als Herz- und Atemstillstand, mit grundsätzlicher Möglichkeit zur Wiederbelebung innerhalb der ersten 3 Minuten.</text:span></text:p></text:note-body></text:note></text:span><text:span text:style-name="T2"> zu lösen.</text:span><text:span text:style-name="T2"><text:note text:id="ftn197" text:note-class="footnote"><text:note-citation>177</text:note-citation><text:note-body><text:p text:style-name="P700"><text:span text:style-name="T13"><text:s/>In diese Richtung gehend etwa </text:span><text:span text:style-name="T15">Storch</text:span><text:span text:style-name="T13">, Ethische Probleme in der Notfallmedizin, in: Riha (Hrsg.), Ethische Probleme im ärztlichen Alltag, 2000, S. 38 ff. (40).</text:span></text:p></text:note-body></text:note></text:span><text:span text:style-name="T2"> Es wird sogar versucht, auf direktem Wege den Todesbegriff im Sinne einer zeitlichen Vorverlegung umzudefinieren.</text:span><text:span text:style-name="T2"><text:note text:id="ftn198" text:note-class="footnote"><text:note-citation>178</text:note-citation><text:note-body><text:p text:style-name="P700"><text:span text:style-name="T13"><text:s/>Hinweise auf ähnl. Überlegungen in der Sterbehilfedebatte bei </text:span><text:span text:style-name="T15">Eser</text:span><text:span text:style-name="T13">, Lebenserhaltungspflicht und Behandlungsabbruch, in: Auer/Menzel/Eser (Hrsg.), Zwischen Heilauftrag und Sterbehilfe, 1977, S. 75 ff. (</text:span><text:span text:style-name="T15">120); Künschner</text:span><text:span text:style-name="T13">, Wirtschaftlicher Behandlungsverzicht und Patientenauswahl, 1992, S. 127 f.</text:span></text:p></text:note-body></text:note></text:span><text:span text:style-name="T2"> Es ist offensichtlich, dass dies nur vergebliche Versuche sind, das ethische Gewissen zu beruhigen. Diese Versuche stellen keinen wirklichen gangbaren Lösungsweg dar, die Triagegruppe der „Hoffnungslosen“ normativ zu fundieren. Denn der Todeszeitpunkt steht mit dem zentralen Hirntod</text:span><text:span text:style-name="T2"><text:note text:id="ftn199" text:note-class="footnote"><text:note-citation>179</text:note-citation><text:note-body><text:p text:style-name="P700"><text:span text:style-name="T13"><text:s/>Medizinisch definiert in </text:span><text:span text:style-name="T15">Pschyrembel</text:span><text:span text:style-name="T13"> (Hrsg.), Klinisches Wörterbuch, 259. Aufl., 2002, 701, als irreversibler Ausfall aller Hirnfunktionen bei eventuell noch aufrechterhaltener Kreislauffunktion und Atmung.</text:span></text:p></text:note-body></text:note></text:span><text:span text:style-name="T2"> als dem vollständigen und irreversiblen Erlöschen des Zentrums personalen, geistigen Seins („Individualtod“) wertrational und biologisch umfassend begründet fest und tritt tatsächlich auch im Katastrophenfall nicht früher ein.</text:span><text:span text:style-name="T2"><text:note text:id="ftn200" text:note-class="footnote"><text:note-citation>180</text:note-citation><text:note-body><text:p text:style-name="P700"><text:span text:style-name="T13"><text:s/>Vgl. Schönke/Schröder-</text:span><text:span text:style-name="T15">Eser</text:span><text:span text:style-name="T13">, StGB, 26. Aufl., 2001, Vorb. §§ 211 ff. Rn. 17 ff.</text:span></text:p></text:note-body></text:note></text:span><text:span text:style-name="T2"> Rechtlich gesehen kommen wir an der Unterscheidung zwischen den bereits infolge des Hirntodes „toten“ und den noch „lebenden“ Menschen nicht vorbei. Und allein um die „lebenden“ Menschen geht es hier.</text:span></text:p>
      <text:p text:style-name="P35"/>
      <text:h text:style-name="Heading_20_3" text:outline-level="3">Heutige Verwendung des Begriffes „Triage“</text:h>
      <text:h text:style-name="Heading_20_4" text:outline-level="4">Zurückdrängung zugunsten des Begriffes „Sichtung“</text:h>
      <text:p text:style-name="P1"><text:span text:style-name="T2">Der Gebrauch des Begriffes Triage</text:span><text:alphabetical-index-mark text:string-value="- Verwendung des Begriffes" text:key1="Triage"/><text:span text:style-name="T2"> tendiert gegenwärtig in zwei gegensätzliche Richtungen. Einerseits wird nach den emotionsgeladenen Debatten in den 80er Jahren („Kriegstriage“) in der katastrophen- und notfallmedizinischen Literatur gegenüber dem Wort Triage zunehmend der neutralere und weniger anstößige Begriff Sichtung</text:span><text:alphabetical-index-mark text:string-value="Sichtung"/><text:span text:style-name="T2"> verwendet.</text:span><text:span text:style-name="T2"><text:note text:id="ftn201" text:note-class="footnote"><text:note-citation>181</text:note-citation><text:note-body><text:p text:style-name="P700"><text:span text:style-name="T13"><text:s/>Etwa von </text:span><text:span text:style-name="T15">Rebentisch</text:span><text:span text:style-name="T13">, Hdb. der medizinischen Katastrophenhilfe, 2. Aufl., 1991, S. 451 und </text:span><text:span text:style-name="T15">Schultze</text:span><text:span text:style-name="T13">, Sichtung, in: Korff/Beck/Mikat (Hrsg.), Lexikon der Bioethik, 1998, Bd. 3, S. 349 ff. (349); </text:span><text:span text:style-name="T15">Adams/Mahlke/Lange/Flemming</text:span><text:span text:style-name="T13">, Überörtliche Hilfe beim Massenanfall von Verletzten (Ü-MANV), in: Anästhesiologie &amp; Intensivmedizin, 2005, S. 215 ff. (217).</text:span></text:p></text:note-body></text:note></text:span></text:p>
      <text:p text:style-name="P32"/>
      <text:p text:style-name="P1"><text:span text:style-name="T2">Dies führt jedoch zu einer Verkürzung und Bagatellisierung des tatsächlichen Geschehensablaufes. Denn das katastrophenmedizinische Vorgehen bei einem Massenanfall Hilfebedürftiger ist bei genauer Betrachtung durch das Aufeinanderfolgen von zwei Schritten gekennzeichnet.</text:span><text:span text:style-name="T2"><text:note text:id="ftn202" text:note-class="footnote"><text:note-citation>182</text:note-citation><text:note-body><text:p text:style-name="P700"><text:span text:style-name="T13"><text:s/>So auch </text:span><text:span text:style-name="T15">Künschner</text:span><text:span text:style-name="T13">, Wirtschaftlicher Behandlungsverzicht und Patientenauswahl, 1992, S. 338.</text:span></text:p></text:note-body></text:note></text:span><text:span text:style-name="T2"> Zunächst erfolgt die medizinische Indikationsstellung des einzelnen Patienten hinsichtlich seiner individuellen Schädigungen. Für diesen Vorgang lässt sich seinem Wortsinne nach relativ unproblematisch der Begriff Sichtung verwenden. Ihr Ergebnis ist jedoch erst die Grundlage für die Entscheidung über das weitere ärztliche Verfahren. Im Rahmen dieses sich anschließenden notwendigen Verfahrens erfolgt erst die eigentlich ethisch und rechtlich problematische Einordnung des Patienten in eine bestimmte Behandlungskategorie unter Berücksichtigung der Mangellage. Dabei wird das Ergebnis der individuellen Untersuchung in Relation zu der Situation der vielen anderen Hilfebedürftigen gesetzt.</text:span><text:span text:style-name="T2"><text:note text:id="ftn203" text:note-class="footnote"><text:note-citation>183</text:note-citation><text:note-body><text:p text:style-name="P700"><text:span text:style-name="T13"><text:s/>Vgl. </text:span><text:span text:style-name="T15">Wachsmuth/Rebentisch/Wedel</text:span><text:span text:style-name="T13">, Kriegschirurgie, in: Rebentisch (Hrsg.), Wehrmedizin - Ein kurzes Hdb. mit Beiträgen zur Katastrophenmedizin, 1980, S. 309 ff (332); </text:span><text:span text:style-name="T15">Rebentisch</text:span><text:span text:style-name="T13">, Hdb. der medizinischen Katastrophenhilfe, 2. Aufl., 1991, S. 452; </text:span><text:span text:style-name="T15">Schultze</text:span><text:span text:style-name="T13">, Sichtung, in: Korff/Beck/Mikat (Hrsg.), Lexikon der Bioethik, 1998, Bd. 3, S. 349 ff. (349).</text:span></text:p></text:note-body></text:note></text:span><text:span text:style-name="T2"> Diesen zweiten Schritt, bei dem der Schwerpunkt der Diskussionen liegt, lässt der Begriff Sichtung aber völlig unberücksichtigt. Somit stellt die Verwendung des Begriffes Sichtung letztlich einen Euphemismus dar.</text:span><text:span text:style-name="T2"><text:note text:id="ftn204" text:note-class="footnote"><text:note-citation>184</text:note-citation><text:note-body><text:p text:style-name="P700"><text:span text:style-name="T13"><text:s/>Ebenso </text:span><text:span text:style-name="T15">Nagy</text:span><text:span text:style-name="T13">, Die Triage - Unkonventionelle Gedanken zur Patientensortierung im Katastrophenfall, Zivilverteidigung, I. Quartal 1984, S. 14 ff. (14).</text:span></text:p></text:note-body></text:note></text:span><text:span text:style-name="T2"> Der zweite wesentliche Aspekt des katastrophenmedizinischen Vorgehens lässt sich wohl am besten mit dem ebenfalls bereits frühzeitig im kriegschirurgischen Sprachgebrauch</text:span><text:span text:style-name="T2"><text:note text:id="ftn205" text:note-class="footnote"><text:note-citation>185</text:note-citation><text:note-body><text:p text:style-name="P700"><text:span text:style-name="T13"><text:s/></text:span><text:span text:style-name="T15">Blagodatskij/Barinstein</text:span><text:span text:style-name="T13">, Zur Frage der Sortierung der Verletzten und des Umfanges der Arbeit der Etappen bei der Evakuierung eines Heeresbezirkes, DDM 1936, S. 349.</text:span></text:p></text:note-body></text:note></text:span><text:span text:style-name="T2"> und auch heute noch gelegentlich in der Katastrophenmedizin verwendeten Begriff der Sortierung beschreiben</text:span><text:span text:style-name="T2"><text:note text:id="ftn206" text:note-class="footnote"><text:note-citation>186</text:note-citation><text:note-body><text:p text:style-name="P71"><text:span text:style-name="T13"><text:s/></text:span><text:span text:style-name="T15">Lütje</text:span><text:span text:style-name="T13">, Versorgung und Betreuung Unfallverletzter unter Katastrophenbedingungen, in: Ärztekammer Niedersachsen (Hrsg.), Wegweiser - Medizinische Katastrophenhilfe, 1982, S. 31 ff. (34).</text:span></text:p></text:note-body></text:note></text:span><text:span text:style-name="T2">, dessen französischsprachige Übersetzung in der Folge jedoch wiederum zur Triage führt</text:span><text:span text:style-name="T2"><text:note text:id="ftn207" text:note-class="footnote"><text:note-citation>187</text:note-citation><text:note-body><text:p text:style-name="P700"><text:span text:style-name="T13"><text:s/>So i.E. auch </text:span><text:span text:style-name="T15">Ganzoni</text:span><text:span text:style-name="T13">, Triage, in: BÄK-Südwürttemberg (Hrsg.), Katastrophenmedizin, 1981, S. 29 ff. (29).</text:span></text:p></text:note-body></text:note></text:span><text:span text:style-name="T2">. Selbst die in der DDR verwendete Bezeichnung als „medizinische Einstufung</text:span><text:alphabetical-index-mark text:string-value="Medizinische Einstufung"/><text:span text:style-name="T2">“ erscheint insoweit jedenfalls besser geeignet, als die Verwendung des Begriffes Sichtung.</text:span><text:span text:style-name="T2"><text:note text:id="ftn208" text:note-class="footnote"><text:note-citation>188</text:note-citation><text:note-body><text:p text:style-name="P700"><text:span text:style-name="T13"><text:s/>Für die Verwendung der Bezeichnung „medizinische Einstufung“: </text:span><text:span text:style-name="T15">Letzel</text:span><text:span text:style-name="T13">, Triage - ein wunder Punkt, Wehrmedizinische Monatsschrift, 1991, S. 171 ff. (176 f.).</text:span></text:p></text:note-body></text:note></text:span><text:span text:style-name="T2"> Auch der gelegentliche Gebrauch des Begriffes „Sichtungsverfahren“</text:span><text:span text:style-name="T2"><text:note text:id="ftn209" text:note-class="footnote"><text:note-citation>189</text:note-citation><text:note-body><text:p text:style-name="P700"><text:span text:style-name="T13"><text:s/></text:span><text:span text:style-name="T15">Rebentisch</text:span><text:span text:style-name="T13">, Hdb. der medizinischen Katastrophenhilfe, 2. Aufl., 1991, S. 451 f.</text:span></text:p></text:note-body></text:note></text:span><text:span text:style-name="T2"> erweckt den Eindruck, sich durch die Verwendung eines neutralen unbefangenen Begriffes, der Diskussion über die eigentlich problematische Einteilungssituation entziehen zu wollen.</text:span></text:p>
      <text:p text:style-name="P35"/>
      <text:p text:style-name="P11"><text:span text:style-name="T2">Die Bezeichnung des Gesamtvorgehens unter dem Begriff Triage bringt aber nicht nur den besonders kritischen und dramatischen Teil des Verfahrens genauer zum Ausdruck. Der Begriff ist auch historisch begründet, da er insoweit auf die Vorreiterstellung der französischen Kriegschirurgen zu Beginn des 20. Jahrhunderts hinweist. Wohl v.a. deshalb hat sich die Verwendung des Wortes Triage international als feststehender Begriff in der Katastrophenmedizin durchgesetzt (neben Frankreich z.B. USA, England, Schweiz</text:span><text:span text:style-name="T2"><text:note text:id="ftn210" text:note-class="footnote"><text:note-citation>190</text:note-citation><text:note-body><text:p text:style-name="P700"><text:span text:style-name="T13"><text:s/>Vgl. </text:span><text:span text:style-name="T15">Lanz</text:span><text:span text:style-name="T13">, Grundsätze für die ärztliche Versorgung von Verletzten, Unfallchirurgie 1979, S. 93 ff. (93).</text:span></text:p></text:note-body></text:note></text:span><text:span text:style-name="T2">). Demgegenüber findet der Begriff Sichtung in Deutschland durchaus auch in anderen Zusammenhängen als der Medizin Anwendung (z.B. im Zusammenhang mit Bauzustandsgutachten hinsichtlich eines sanierungsbedürftigen Gebäudes) und ist damit ziemlich beliebig einsetzbar. Schließlich spricht aufgrund der zunehmenden grenzüberschreitenden Katastrophenhilfeeinsätze auch die Notwendigkeit einer international einheitlichen Terminologie im Katastrophenmanagement und der Organisation der Katastrophenmedizin, z.B. im Interesse einer schnellen und eindeutigen Kommunikation zwischen Personen, Teams und beteiligten Organisationen und Institutionen in den einzelnen Phasen der Katastrophenhilfe, für den weiteren Gebrauch des Begriffes Triage im deutschen Sprachraum.</text:span></text:p>
      <text:p text:style-name="P35"/>
      <text:h text:style-name="Heading_20_4" text:outline-level="4">Renaissance im Alltag</text:h>
      <text:p text:style-name="P11"><text:span text:style-name="T2">Andererseits erfolgt seit geraumer Zeit außerhalb der Notfall- und Katastrophenmedizin eine Ausdehnung des Begriffes Triage auf ähnliche alltägliche Auswahlsituationen.</text:span><text:span text:style-name="T2"><text:note text:id="ftn211" text:note-class="footnote"><text:note-citation>191</text:note-citation><text:note-body><text:p text:style-name="P700"><text:span text:style-name="T13"><text:s/>Vgl. hierzu auch </text:span><text:span text:style-name="T15">Künschner</text:span><text:span text:style-name="T13">, Wirtschaftlicher Behandlungsverzicht und Patientenauswahl, 1992, S. 10 f.; </text:span><text:span text:style-name="T15">Schott</text:span><text:span text:style-name="T13">, Patientenauswahl und Organallokation, 2001, S. 16 f. Fn. 66.</text:span></text:p></text:note-body></text:note></text:span><text:span text:style-name="T2"> So wies </text:span><text:span text:style-name="T6">Walter P. von Wartburg</text:span><text:span text:style-name="T2"> bereits 1983 im Hinblick auf zunehmende Rationierungstendenzen auf die beginnende „soziale Triage“ im Gesundheitswesen hin.</text:span><text:span text:style-name="T2"><text:note text:id="ftn212" text:note-class="footnote"><text:note-citation>192</text:note-citation><text:note-body><text:p text:style-name="P700"><text:span text:style-name="T13"><text:s/></text:span><text:span text:style-name="T15">V. Wartburg</text:span><text:span text:style-name="T13">, Gleichheit und Gerechtigkeit im Gesundheitswesen, Beihefte der Zeitschrift für Schweizerisches Recht, 2, 1983, S. 16, 49.</text:span></text:p></text:note-body></text:note></text:span><text:span text:style-name="T2"> Die Situation, in der sich das öffentliche Gesundheitswesen aufgrund der „Kostenexplosion“ befindet, bezeichnet </text:span><text:span text:style-name="T6">Hans-Martin Sass</text:span><text:span text:style-name="T2"> 1988 als „ökonomische Triage“.</text:span><text:span text:style-name="T2"><text:note text:id="ftn213" text:note-class="footnote"><text:note-citation>193</text:note-citation><text:note-body><text:p text:style-name="P700"><text:span text:style-name="T13"><text:s/></text:span><text:span text:style-name="T15">Sass</text:span><text:span text:style-name="T13"> (Hrsg.), Ethik und öffentliches Gesundheitswesen, 1988, S. 1 ff. (1).</text:span></text:p></text:note-body></text:note></text:span><text:span text:style-name="T2"> </text:span><text:span text:style-name="T6">Dietrich Rössler</text:span><text:span text:style-name="T2"> spricht 1991 von der „Triage auf der Intensivstation“.</text:span><text:span text:style-name="T2"><text:note text:id="ftn214" text:note-class="footnote"><text:note-citation>194</text:note-citation><text:note-body><text:p text:style-name="P71"><text:span text:style-name="T13"><text:s/></text:span><text:span text:style-name="T15">Rössler</text:span><text:span text:style-name="T13">, Moral und Ethik, Intensivmedizin und Notfallmedizin 1991, S. 141 ff. (142).</text:span></text:p></text:note-body></text:note></text:span><text:span text:style-name="T2"> Der </text:span><text:span text:style-name="T6">Sachverständigenrat</text:span><text:span text:style-name="T2"> </text:span><text:span text:style-name="T6">für die Konzertierte Aktion im Gesundheitsweisen</text:span><text:span text:style-name="T2"> deutete im selben Jahr allgemein auf „Triagen und Rationierungen“ hin, Dilemmaentscheidungen, die dem Arzt nicht erspart werden könnten.</text:span><text:span text:style-name="T2"><text:note text:id="ftn215" text:note-class="footnote"><text:note-citation>195</text:note-citation><text:note-body><text:p text:style-name="P700"><text:span text:style-name="T13"><text:s/>Vgl. </text:span><text:span text:style-name="T15">Sachverständigenrat</text:span><text:span text:style-name="T13"> </text:span><text:span text:style-name="T15">für die Konzertierte Aktion im Gesundheitswesen</text:span><text:span text:style-name="T13">, Jahresgutachten 1991, S. 207.</text:span></text:p></text:note-body></text:note></text:span><text:span text:style-name="T2"> </text:span><text:span text:style-name="T6">Bettina Schöne-Seifert</text:span><text:span text:style-name="T2"> warnte 1992 davor, im medizinischen Alltag Ärzte persönliche Allokationsentscheidungen gegenüber konkreten Patienten treffen zu lassen, und damit „Triagefälle“ absichtlich zur Regel zu machen, um so das Problem systematischer Rationierung zu umgehen.</text:span><text:span text:style-name="T2"><text:note text:id="ftn216" text:note-class="footnote"><text:note-citation>196</text:note-citation><text:note-body><text:p text:style-name="P700"><text:span text:style-name="T13"><text:s/>Vgl. </text:span><text:span text:style-name="T15">Schöne-Seifert</text:span><text:span text:style-name="T13">, Was sind „gerechte“ Verteilungskriterien?, in: Mohr/Schubert (Hrsg.), Ethik der Gesundheitsökonomie, 1992, S. 34 ff. (44).</text:span></text:p></text:note-body></text:note></text:span><text:span text:style-name="T2"> </text:span><text:span text:style-name="T6">Adolf Laufs</text:span><text:span text:style-name="T2"> formulierte 1993: „Im Zeichen weiter fortschreitender Medizintechnik und knapper werdender Ressourcen droht die Triage nicht die Ausnahme zu bleiben, sondern vielmehr den Alltag zu bestimmen“.</text:span><text:span text:style-name="T2"><text:note text:id="ftn217" text:note-class="footnote"><text:note-citation>197</text:note-citation><text:note-body><text:p text:style-name="P700"><text:span text:style-name="T13"><text:s/></text:span><text:span text:style-name="T15">Laufs</text:span><text:span text:style-name="T13">, Standards, Kostendruck und Haftpflichtrecht, in: Nagel/Fuchs (Hrsg.), Soziale Gerechtigkeit im Gesundheitswesen, 1993, S. 290 ff. (290).</text:span></text:p></text:note-body></text:note></text:span><text:span text:style-name="T2"> </text:span><text:span text:style-name="T6">Wilhelm Uhlenbruck</text:span><text:span text:style-name="T2"> hielt 1995 die Notwendigkeit von „Triageentscheidungen“ künftig in den Krankenhäusern nicht mehr für ausgeschlossen.</text:span><text:span text:style-name="T2"><text:note text:id="ftn218" text:note-class="footnote"><text:note-citation>198</text:note-citation><text:note-body><text:p text:style-name="P71"><text:span text:style-name="T13"><text:s/></text:span><text:span text:style-name="T15">Uhlenbruck</text:span><text:span text:style-name="T13">, Rechtliche Grenzen einer Rationierung in der Medizin, MedR 1995, 427 ff. (434).</text:span></text:p></text:note-body></text:note></text:span><text:span text:style-name="T2"> </text:span><text:span text:style-name="T6">Rixen</text:span><text:span text:style-name="T2"> spricht im Rahmen des Gesetzgebungsverfahrens zum Transplantationsgesetz in seiner sachverständigen Stellungnahme von einer „transplantationsspezifischen Triage“ bei der Organverteilung.</text:span><text:span text:style-name="T2"><text:note text:id="ftn219" text:note-class="footnote"><text:note-citation>199</text:note-citation><text:note-body><text:p text:style-name="P700"><text:span text:style-name="T13"><text:s/></text:span><text:span text:style-name="T15">Rixen</text:span><text:span text:style-name="T13">, Ausschussdrucksache 603/13, S. 2 ff. (9).</text:span></text:p></text:note-body></text:note></text:span><text:span text:style-name="T2"> </text:span><text:span text:style-name="T6">Volker H. Schmidt</text:span><text:span text:style-name="T2"> schrieb schließlich 1996 einen bemerkenswerten Aufsatz zur „Veralltäglichung der Triage“. Seine These lautet, dass die Notwendigkeit der Empfängerauswahl, „die bislang als ein auf extreme Randsituationen beschränktes Randphänomen galt, in Zukunft vermehrt zu einem Bestandteil des medizinischen ‚Normalbetriebs’ werden dürfte“.</text:span><text:span text:style-name="T2"><text:note text:id="ftn220" text:note-class="footnote"><text:note-citation>200</text:note-citation><text:note-body><text:p text:style-name="P71"><text:span text:style-name="T13"><text:s/></text:span><text:span text:style-name="T15">V.H. Schmidt</text:span><text:span text:style-name="T13">, Veralltäglichung der Triage, Zeitschrift für Soziologie 1996, S. 419 ff. (419); in diese Richtung tendierend nahezu alle Beiträge in: </text:span><text:span text:style-name="T15">Nagel/Fuchs</text:span><text:span text:style-name="T13"> (Hrsg.), Soziale Gerechtigkeit im Gesundheitswesen, 1993.</text:span></text:p></text:note-body></text:note></text:span><text:span text:style-name="T2"> </text:span><text:span text:style-name="T6">Thomas Gutmann und Walter Land</text:span><text:span text:style-name="T2"> sprechen daran anknüpfend von der „Ubiquität von Triage-Situationen in unserer Gesellschaft“.</text:span><text:span text:style-name="T2"><text:note text:id="ftn221" text:note-class="footnote"><text:note-citation>201</text:note-citation><text:note-body><text:p text:style-name="P700"><text:span text:style-name="T13"><text:s/></text:span><text:span text:style-name="T15">Gutmann/Land</text:span><text:span text:style-name="T13">, Ethische und rechtliche Fragen der Organverteilung, in: Schmidt, U./Albert (Hrsg.), Praxis der Nierentransplantation (IV), 1997, S. 92 ff. (121).</text:span></text:p></text:note-body></text:note></text:span><text:span text:style-name="T2"> </text:span><text:span text:style-name="T6">Martin Nettesheim</text:span><text:span text:style-name="T2"> stellte zuletzt in Bezug auf die tatsächliche Rationierungssituation im deutschen Gesundheitswesen fest: „Triage-situationen im Krankenhaus sind ebenso unvermeidlich wie solche am Unfallort“.</text:span><text:span text:style-name="T2"><text:note text:id="ftn222" text:note-class="footnote"><text:note-citation>202</text:note-citation><text:note-body><text:p text:style-name="P700"><text:span text:style-name="T13"><text:s/></text:span><text:span text:style-name="T15">Nettesheim</text:span><text:span text:style-name="T13">, Rationierung in der Gesundheitsversorgung, VerwArch 2002, S. 315 ff. (319).</text:span></text:p></text:note-body></text:note></text:span><text:span text:style-name="T2"> In den angelsächsischen Medien wird schon seit geraumer Zeit von „triage by age“ (Alter als Zulassungs- bzw. Allokationskriterium), „triage by delay“ (Tod auf der Warteliste) oder „triage by money“ (Umgehung von Wartelisten über Privatkliniken) berichtet.</text:span><text:span text:style-name="T2"><text:note text:id="ftn223" text:note-class="footnote"><text:note-citation>203</text:note-citation><text:note-body><text:p text:style-name="P700"><text:span text:style-name="T13"><text:s/>Vgl. </text:span><text:span text:style-name="T15">Künschner</text:span><text:span text:style-name="T13">, Wirtschaftlicher Behandlungsverzicht und Patientenauswahl, 1992, S. 10 m.w.N. </text:span></text:p></text:note-body></text:note></text:span><text:span text:style-name="T2"> An anderer Stelle wird schließlich von einer „Triage des Hausarztes zur ambulanten und stationären Behandlung“ schon ebenso gesprochen, wie von einer „Triage von 59 Betrunkenen am Rosenmontag“</text:span><text:span text:style-name="T2"><text:note text:id="ftn224" text:note-class="footnote"><text:note-citation>204</text:note-citation><text:note-body><text:p text:style-name="P700"><text:span text:style-name="T13"><text:s/>Vgl. </text:span><text:span text:style-name="T15">Goltermann</text:span><text:span text:style-name="T13">, Triage als zentrales Merkmal, in: Mayer (Hrsg.), Katastrophenmedizin, 1987, S. 8 ff. </text:span><text:span text:style-name="T17">(18).</text:span></text:p></text:note-body></text:note></text:span><text:span text:style-name="T2">, von einer „monetären Triage“ betreffend der Altersgrenze für Kassenärzte</text:span><text:span text:style-name="T2"><text:note text:id="ftn225" text:note-class="footnote"><text:note-citation>205</text:note-citation><text:note-body><text:p text:style-name="P700"><text:span text:style-name="T17"><text:s/></text:span><text:span text:style-name="T18">Rühle</text:span><text:span text:style-name="T17">, Altersgrenze - The century of the aged?, DÄBl. 1990, S. C-57.</text:span></text:p></text:note-body></text:note></text:span><text:span text:style-name="T2"> oder, ganz allgemein, von einer „Triage von Werten“</text:span><text:span text:style-name="T2"><text:note text:id="ftn226" text:note-class="footnote"><text:note-citation>206</text:note-citation><text:note-body><text:p text:style-name="P700"><text:span text:style-name="T13"><text:s/></text:span><text:span text:style-name="T15">Sass</text:span><text:span text:style-name="T13"> (Hrsg.), Ethik und öffentliches Gesundheitswesen, 1988, S. 1 ff. (6).</text:span></text:p></text:note-body></text:note></text:span><text:span text:style-name="T2">.</text:span></text:p>
      <text:p text:style-name="P35"/>
      <text:p text:style-name="P11"><text:span text:style-name="T2">Der zunehmend inflationäre Einsatz des Begriffes Triage muss hier kritisiert werden. Um den Begriff der Triage nicht vollkommen konturenlos werden zu lassen, sollte er allein im Zusammenhang mit einem Massenanfall Hilfebedürftiger in der Medizin verwendet werden: Auf eine Situation, in der akut versorgungsbedürftige Verletzte oder Kranke auf unzureichende Kapazitäten stoßen aufgrund dessen nicht alle Patienten gerettet werden können, sodass eine Auswahl zwischen ihnen getroffen werden muss.</text:span><text:span text:style-name="T2"><text:note text:id="ftn227" text:note-class="footnote"><text:note-citation>207</text:note-citation><text:note-body><text:p text:style-name="P700"><text:span text:style-name="T13"><text:s/>Ähnl. </text:span><text:span text:style-name="T15">V.H. Schmidt</text:span><text:span text:style-name="T13">, Veralltäglichung der Triage, Zeitschrift für Soziologie 1996, S. 419 ff. (419).</text:span></text:p></text:note-body></text:note></text:span><text:span text:style-name="T2"> Nur dort gehört der Triagebegriff nach seiner historisch im internationalen Sprachraum gewachsenen Bedeutung hin. Es wäre verfehlt, ähnliche Konstellationen in denen es nicht um die tragische absolut unausweichliche Entscheidung geht: „Wer soll leben, wenn nicht alle leben können?“ mit der Verwendung des Wortes Triage zusätzlich zu dramatisieren, etwa um besondere Aufmerksamkeit zu erzielen. Damit einhergehend würde die eigentliche Dilemmakonstellation der Triage bagatellisiert.</text:span></text:p>
      <text:p text:style-name="P35"/>
      <text:p text:style-name="P11"><text:span text:style-name="T2">Die Definition der Triagesituation umfasst dann allerdings auch alltagsmedizinische Knappheiten, wie z.B. die Knappheit an Spenderorganen, wo der Bedarf auch durch noch so großen Mitteleinsatz nicht vollständig gedeckt werden kann oder die Konkurrenz mehrerer Patienten um ein einziges lebensrettendes Intensivbett</text:span><text:span text:style-name="T2"><text:note text:id="ftn228" text:note-class="footnote"><text:note-citation>208</text:note-citation><text:note-body><text:p text:style-name="P700"><text:span text:style-name="T13"><text:s/>Ebenso </text:span><text:span text:style-name="T15">Jonas</text:span><text:span text:style-name="T13">, Technik, Medizin und Ethik, 1987, S. 159: „Beim Stichwort Triage darf ich auch an die menschlich quälenden Prioritätsentscheidungen erinnern, die etwa bei Knappheit von Nierendialysemaschinen darauf hinauslaufen, wer leben und wer sterben soll.“; </text:span><text:span text:style-name="T15">Schöne-Seifert</text:span><text:span text:style-name="T13">, Verantwortungsprobleme in der medizinischen Mikroallokation, in: Sass (Hrsg.), Ethik und öffentliches Gesundheitswesen, 1988, S. 135 ff. (140).</text:span></text:p></text:note-body></text:note></text:span><text:span text:style-name="T2">, um geschultes Personal, um eine Operationskapazität bzw. um andere neue überlebensnotwenige Technologien oder Medikamente, bei denen der für eine umfassende Versorgung aller erforderliche (Mehr-)Aufwand als zu groß erachtet wurde. Die Triage betrifft somit letzten Endes die gesamte Problematik der gerechten Verteilung knapper lebensrettender Mittel im Gesundheitswesen an akut behandlungsbedürftige Patienten. Die Gemeinsamkeit mit der allgemeinen Allokationsproblematik im Gesundheitswesen liegt darin, dass in all diesen Fällen Ressourcen unter Restriktionen verteilt werden müssen. Die Knappheit von Gütern in der Entscheidungssituation muss als unabänderlich angenommen werden muss und kann höchstens längerfristig aufgehoben werden. Daraus resultiert, dass nicht alle von der Ressourcenverteilung Betroffenen mit einem lebensnotwendigen Ausmaß an Ressourcen ausgestattet werden können. Es ist die „innere Logik des Entscheidungskonflikts“, die die klassische Triage bei einer Katastrophe mit den tagtäglichen Entscheidungsproblemen in den Krankenhäusern verbindet.</text:span><text:span text:style-name="T2"><text:note text:id="ftn229" text:note-class="footnote"><text:note-citation>209</text:note-citation><text:note-body><text:p text:style-name="P700"><text:span text:style-name="T13"><text:s/>Vgl. </text:span><text:span text:style-name="T15">Andreae/Theurl</text:span><text:span text:style-name="T13">, Probleme der Zuteilung von Ressourcen in Ausnahmesituationen, Das Beispiel Gesundheitswesen, in: Ökonomische Grenzen der Medizin, 1990, S. 5 ff (6) m.w.N.</text:span></text:p></text:note-body></text:note></text:span><text:span text:style-name="T2"> Der Wirtschaftswissenschaftler </text:span><text:span text:style-name="T6">Gérard</text:span><text:span text:style-name="T2"> </text:span><text:span text:style-name="T6">Gäfgen</text:span><text:span text:style-name="T2"> sprach insoweit 1985 vom „tragischen Dilemmata der Wahl zwischen eigentlich als unverzichtbar angesehenen Werten“ und wählte insoweit den Ausdruck der „nicht-kompromißfähigen“ Entscheidungen.</text:span><text:span text:style-name="T2"><text:note text:id="ftn230" text:note-class="footnote"><text:note-citation>210</text:note-citation><text:note-body><text:p text:style-name="P71"><text:span text:style-name="T13"><text:s/></text:span><text:span text:style-name="T15">Gäfgen</text:span><text:span text:style-name="T13">, Die ethische Problematik von Allokationsentscheidungen, in: Enderle (Hrsg.), Ethik und Wirtschaftswissenschaften, 1985, S. 249 ff. (250, 260).</text:span></text:p></text:note-body></text:note></text:span></text:p>
      <text:p text:style-name="P35"/>
      <text:p text:style-name="P11"><text:span text:style-name="T2">Da es sich um lebensrettende Maßnahmen handelt, stellt die Übertragung des Begriffes Triage auf den medizinischen Alltagsbereich keine „Verharmlosung des Frontlazaretts zur Intensivstation oder eine Hochstilisierung von Engpässen im Krankenhaus zum dauernden Notstand unter kriegsähnlichen Bedingungen“ dar</text:span><text:span text:style-name="T2"><text:note text:id="ftn231" text:note-class="footnote"><text:note-citation>211</text:note-citation><text:note-body><text:p text:style-name="P700"><text:span text:style-name="T13"><text:s/>So aber </text:span><text:span text:style-name="T15">Künschner</text:span><text:span text:style-name="T13">, Wirtschaftlicher Behandlungsverzicht und Patientenauswahl, 1992, S. 12 (relativierend jedoch </text:span><text:span text:style-name="T15">ders.</text:span><text:span text:style-name="T13">, ZaeF 1993, S. 559 ff. (563), wo er den Massenunfall auf der Autobahn als den klassischen Fall der „Triage-Situation“ bezeichnet); ähnl. </text:span><text:span text:style-name="T15">Schürch</text:span><text:span text:style-name="T13">, Rationierung in der Medizin als Straftat, 2000, S. 47; </text:span><text:span text:style-name="T15">Schott</text:span><text:span text:style-name="T13">, Patientenauswahl und Organallokation, 2001, S. 16 f.</text:span></text:p></text:note-body></text:note></text:span><text:span text:style-name="T2">. Denn was kann für den Helfenden und erst recht für den Hilfebedürftigen tragischer und dramatischer sein, als die vom Mediziner zwangsläufig zu fällende Entscheidung zwischen Leben und Tod, egal ob sie in einer Kriegssituation auf dem Felde, nach einem schweren Verkehrsunfall auf der Straße oder im Frieden im wohlorganisierten Krankenhaus fallen muss. Die Entscheidung selbst und deren Konsequenzen bleiben dieselben. Ähnliche Entscheidungssituationen sind auch die sog. „lifeboat-decisions“, welche die alte Frage betreffen, wer nach einer Schiffskatastrophe einen Platz im Rettungsboot er- bzw. behalten darf.</text:span><text:span text:style-name="T2"><text:note text:id="ftn232" text:note-class="footnote"><text:note-citation>212</text:note-citation><text:note-body><text:p text:style-name="P700"><text:span text:style-name="T13"><text:s/>Vgl. </text:span><text:span text:style-name="T15">Schöne-Seifert</text:span><text:span text:style-name="T13">, Verantwortungsprobleme in der medizinischen Mikroallokation, in: Sass (Hrsg.), Ethik und öffentliches Gesundheitswesen, 1988, S. 135 ff. (140); </text:span><text:span text:style-name="T15">Andrea/Theurl</text:span><text:span text:style-name="T13">, Probleme der Zuteilung von Ressourcen in Ausnahmesituationen, in: Ökonomische Grenzen der Medizin, 1990, S. 5 ff (6); </text:span><text:span text:style-name="T15">Feuerstein</text:span><text:span text:style-name="T13">, Das Transplantationssystem, 1995, S. 236; </text:span><text:span text:style-name="T15">Krämer</text:span><text:span text:style-name="T13">, Die Ethik der Gleichbehandlung, EthikMed 1996, S. 94 ff. (96).</text:span></text:p></text:note-body></text:note></text:span><text:span text:style-name="T2"> Immer geht es um die Frage nach der gerechten Verteilung von lebensrettenden Gütern und dabei insbesondere um das Problem welche Verteilungskriterien Anwendung finden dürfen bzw. müssen.</text:span></text:p>
      <text:p text:style-name="P35"/>
      <text:p text:style-name="P11"><text:span text:style-name="T2">Ausgehend von dieser Prämisse würde es dann akzeptabel erscheinen, zwischen der (katastrophenmedizinischen) Triage, bei der aufgrund des offensichtlichen Missverhältnisses von Behandlungsbedarf und Behandlungsmöglichkeiten voraussichtlich nicht alle Patienten gerettet werden können, und der aus normativer Sicht wesentlich unproblematischeren (notfallmedizinischen) „Sichtung“ zu differenzieren. Bei letzterer geht es dann wegen des gerade noch hinreichenden Vorhandenseins von Zeit, medizinischen Personals bzw. Mitteln nicht um Situationen, in denen der Arzt zwangsläufig Entscheidungen treffen muss, bei denen er zum Richter über Leben und Tod wird</text:span><text:span text:style-name="T2"><text:note text:id="ftn233" text:note-class="footnote"><text:note-citation>213</text:note-citation><text:note-body><text:p text:style-name="P700"><text:span text:style-name="T13"><text:s/>Vgl. </text:span><text:span text:style-name="T15">Linde/Kirchhoff</text:span><text:span text:style-name="T13">, Grundlagen, in: Kirchhoff/Linde (Hrsg.), Katastrophenfall - Strategie ärztlichen Handelns, 1980, S. 83 ff. (88).</text:span></text:p></text:note-body></text:note></text:span><text:span text:style-name="T2">, sondern es handelt sich um Organisationsfragen dergestalt, wie jeder Patient am sichersten und schnellsten gerettet werden kann. Es ist also keine Patientengruppe der „Hoffnungslosen“ erforderlich. Die Arbeit beschränkt sich jedoch ausschließlich auf die (katastrophenmedizinische) Triage.</text:span></text:p>
      <text:h text:style-name="P689" text:outline-level="1">EINORDNUNG IN DIE RATIONIERUNGSDEBATTE IM GESUNDHEITS-WESEN</text:h>
      <text:p text:style-name="P220"/>
      <text:p text:style-name="P35">Ausgehend von der Feststellung, dass die Triage all jene Konstellationen in der Medizin umfasst, in der akut versorgungsbedürftige Patienten auf unzureichende lebensrettende Kapazitäten stoßen und infolgedessen eine Auswahl zwischen den Patienten getroffen werden muss, soll im Folgenden dargestellt werden, wie sich die Triage in die gegenwärtig zum Teil heftig geführte Debatte um die Rationierungswirklichkeit im medizinischen Alltag einordnen lässt.</text:p>
      <text:p text:style-name="P35"/>
      <text:p text:style-name="P35"/>
      <text:h text:style-name="Heading_20_2" text:outline-level="2"><text:span text:style-name="T9">„</text:span><text:span text:style-name="T9">Unersättlichkeit“</text:span></text:h>
      <text:p text:style-name="P32"/>
      <text:p text:style-name="P1"><text:span text:style-name="T2">Das Gesundheitswesen</text:span><text:alphabetical-index-mark text:string-value="Gesundheitswesen"/><text:span text:style-name="T2"> beinhaltet alle Güter und Dienstleistungen zur Vermeidung, Behebung und Minderung von Krankheit sowie von Krankheitsfolgen medizinischer und wirtschaftlicher Art.</text:span><text:span text:style-name="T2"><text:note text:id="ftn234" text:note-class="footnote"><text:note-citation>1</text:note-citation><text:note-body><text:p text:style-name="P700"><text:span text:style-name="T13"><text:s/>Vgl. </text:span><text:span text:style-name="T15">Göttsching</text:span><text:span text:style-name="T13">, Gesundheitswesen, in: Staatslexikon, 7. Aufl., 1986, Bd. 2, S. 1011 ff.</text:span></text:p></text:note-body></text:note></text:span><text:span text:style-name="T2"> Die Entwicklung des modernen Gesundheitswesens brachte die Erfahrung mit sich, dass die finanziellen, sachlichen und personellen Mittel, die für medizinische Belange zur Verfügung stehen, begrenzt sind. Die Möglichkeiten der Mittel sowie das Bedürfnis der Menschen nach solchen Mitteln sind jedoch potenziell unbegrenzt.</text:span><text:span text:style-name="T2"><text:note text:id="ftn235" text:note-class="footnote"><text:note-citation>2</text:note-citation><text:note-body><text:p text:style-name="P700"><text:span text:style-name="T13"><text:s/>Vgl. </text:span><text:span text:style-name="T15">Illhardt/Piechowiak</text:span><text:span text:style-name="T13">, Mittelverteilung, in: Kahlke/Reiter-Theil (Hrsg.), Ethik in der Medizin, 1995, S. 126.</text:span></text:p></text:note-body></text:note></text:span><text:span text:style-name="T2"> Das Gesundheitswesen gilt insoweit als „unersättlich“</text:span><text:span text:style-name="T2"><text:note text:id="ftn236" text:note-class="footnote"><text:note-citation>3</text:note-citation><text:note-body><text:p text:style-name="P700"><text:span text:style-name="T13"><text:s/>Vgl. </text:span><text:span text:style-name="T15">Fuchs</text:span><text:span text:style-name="T13">, Kostendämpfung und ärztlicher Standard, MedR 1993, S. 323 ff. (324); ebenso </text:span><text:span text:style-name="T15">V.H. Schmidt</text:span><text:span text:style-name="T13">, Politik der Organverteilung, 1996, S. 12.</text:span></text:p></text:note-body></text:note></text:span><text:span text:style-name="T2">. Es ist zu einem der teuersten Sektoren der Volkswirtschaft geworden. Die steigenden Gesundheitsausgaben werden bereits seit Mitte der 70er Jahre von dem Ausdruck der „Kostenexplosion“ begleitet.</text:span><text:span text:style-name="T2"><text:note text:id="ftn237" text:note-class="footnote"><text:note-citation>4</text:note-citation><text:note-body><text:p text:style-name="P700"><text:span text:style-name="T13"><text:s/>s. </text:span><text:span text:style-name="T15">Seewald</text:span><text:span text:style-name="T13">, Zum Verfassungsrecht auf Gesundheit, 1981, S. 2 ff.; </text:span><text:span text:style-name="T15">Jung</text:span><text:span text:style-name="T13">, Das Recht auf Gesundheit, 1982, S. 107; </text:span><text:span text:style-name="T15">Künschner</text:span><text:span text:style-name="T13">, Wirtschaftlicher Behandlungsverzicht und Patientenauswahl, 1992, S. 48; </text:span><text:span text:style-name="T15">Uhlenbruck</text:span><text:span text:style-name="T13">, Rechtliche Grenzen einer Rationierung, MedR 1995, S. 427 ff. (427); </text:span><text:span text:style-name="T15">Krämer</text:span><text:span text:style-name="T13">, Medizin muss rationiert werden, MedR 1996, S. 1 ff. (2); </text:span><text:span text:style-name="T15">Heim</text:span><text:span text:style-name="T13">, Von der aristokratischen zur rationierten Medizin, NZZ, Nr. 54 v. 6./7.03.1999, S. 99; </text:span><text:span text:style-name="T15">Laufs</text:span><text:span text:style-name="T13">, in: Laufs/Uhlenbruck (Hrsg.), Hdb. des Arztrechts, 3. Aufl, 2002, § 2 Rn. 4.</text:span></text:p></text:note-body></text:note></text:span><text:span text:style-name="T2"> Zur Veranschaulichung dazu nur folgende empirische Daten: Der Anteil der Ausgaben für Gesundheit am Bruttosozialprodukt (ohne Einkommensleistungen) vergrößerte sich im Zeitraum von 1970 bis 2001 von 6,5 % auf 10,9 %.</text:span><text:span text:style-name="T2"><text:note text:id="ftn238" text:note-class="footnote"><text:note-citation>5</text:note-citation><text:note-body><text:p text:style-name="P700"><text:span text:style-name="T13"><text:s/>Vgl. </text:span><text:span text:style-name="T15">BMG</text:span><text:span text:style-name="T13"> (Hrsg.), Daten des Gesundheitswesens, 1999, S. 388; http://www. statistik-bund.de.</text:span></text:p></text:note-body></text:note></text:span><text:span text:style-name="T2"> Die durchschnittlichen Beitragssätze in der Gesetzlichen Krankenversicherung, bei der etwa 90 % der Bevölkerung versichert sind, stiegen von 8,2 % im Jahre 1970 auf 14 % im Jahre 2002.</text:span><text:span text:style-name="T2"><text:note text:id="ftn239" text:note-class="footnote"><text:note-citation>6</text:note-citation><text:note-body><text:p text:style-name="P701"><text:span text:style-name="T13"><text:s/>Vgl. </text:span><text:span text:style-name="T15">BMG</text:span><text:span text:style-name="T13"> (Hrsg.), Daten des Gesundheitswesens, 1999, S. 349, 420; http:// www.bmgs-bund.de.</text:span></text:p></text:note-body></text:note></text:span></text:p>
      <text:p text:style-name="P32"/>
      <text:p text:style-name="P1"><text:span text:style-name="T2">Die Ursachen hierfür liegen v.a. in der demografischen Entwicklung, sowie im medizinischen Fortschritt und seiner vermehrt technisch ausgerichteten Spitzenmedizin. Der Wirtschaftswissenschaftler </text:span><text:span text:style-name="T6">Walter Krämer</text:span><text:span text:style-name="T2"> sprach insoweit bereits 1989 von der „Fortschrittsfalle der modernen Medizin“.</text:span><text:span text:style-name="T2"><text:note text:id="ftn240" text:note-class="footnote"><text:note-citation>7</text:note-citation><text:note-body><text:p text:style-name="P700"><text:span text:style-name="T15"><text:s/>Krämer</text:span><text:span text:style-name="T13">, Medizin muss rationiert werden, MedR 1996, S. 1 ff. (3).</text:span></text:p></text:note-body></text:note></text:span><text:span text:style-name="T2"> Neue kostspielige Techniken, sog. Zusatztechnologien, ermöglichen zwar eine Verlängerung des Lebens, schaffen aber als sog. Halfway-Technologies gleichzeitig Bedarf nach weiterer medizinischer Behandlung und damit finanziellen Mitteln. Das Dilemma der sich vergrößernden Schere zwischen dem medizinisch Möglichen an Krankenbehandlung und dem ökonomisch Tragbaren aus dem Etat der Beitragszahler in die GKV wird sich infolgedessen in Zukunft immer mehr verschärfen.</text:span><text:span text:style-name="T2"><text:note text:id="ftn241" text:note-class="footnote"><text:note-citation>8</text:note-citation><text:note-body><text:p text:style-name="P700"><text:span text:style-name="T13"><text:s/>Vgl. </text:span><text:span text:style-name="T15">Ebsen</text:span><text:span text:style-name="T13">, Ressourcenknappheit, in: ArGe Rechtsanwälte im Medizinrecht (Hrsg.), Die Budgetierung im Gesundheitswesen, 1997, S. 109 ff. (S. 111).</text:span></text:p></text:note-body></text:note></text:span><text:span text:style-name="T2"> Es gibt sogar Schätzungen, wonach es heute ohne weiteres möglich wäre, das gesamte Bruttosozialprodukt eines Industrielandes sinnvoll für Gesundheitsleistungen auszugeben.</text:span><text:span text:style-name="T2"><text:note text:id="ftn242" text:note-class="footnote"><text:note-citation>9</text:note-citation><text:note-body><text:p text:style-name="P700"><text:span text:style-name="T13"><text:s/>Vgl. </text:span><text:span text:style-name="T15">Krämer</text:span><text:span text:style-name="T13">, Die Ethik der Gleichbehandlung, EthikMed 1996, S. 94 ff. (95); </text:span><text:span text:style-name="T15">Taupitz</text:span><text:span text:style-name="T13">, Gesundheitsversorgung bei Ressourcenknappheit, in: Nagel/Fuchs (Hrsg.), Rationalisierung und Rationierung, 1998, S. 86 ff. (89).</text:span></text:p></text:note-body></text:note></text:span><text:span text:style-name="T2"> Die Medizin ist zum Opfer ihres eigenen Erfolges geworden.</text:span><text:span text:style-name="T2"><text:note text:id="ftn243" text:note-class="footnote"><text:note-citation>10</text:note-citation><text:note-body><text:p text:style-name="P700"><text:span text:style-name="T13"><text:s/>Vgl. </text:span><text:span text:style-name="T15">Höffe</text:span><text:span text:style-name="T13">, Aus philosophischer Sicht. Medizin in Zeiten knapper Ressourcen, DÄBl. 1998, A-202 ff. (202).</text:span></text:p></text:note-body></text:note></text:span><text:span text:style-name="T2"> Weitere Gründe für die „Unersättlichkeit“ des Gesundheitswesens sind die Verringerung der Anzahl der Beitragszahler in die Krankenversicherungen aufgrund der konstant hohen Arbeitslosigkeit in Deutschland, die Ausweitung des Krankheitsbegriffes, der Anstieg chronischer Zivilisationsschäden, der überproportionale Finanzaufwand bei der Entwicklung und Zulassung neuartiger Therapien, die Verteuerung der Dienstleistungen, die zunehmende Erwartungshaltung von Patienten und Angehörigen hinsichtlich der Versicherungsleistungen sowie systembedingte Steuerungsmängel infolge der bewussten Ausschaltung des Marktes, die ein unwirtschaftliches Verhalten von Leistungsanbietern und Leistungsempfängern im Gesundheitswesen befördert (z.B. tendenziell höhere Leistungsnachfrage der Versicherten aufgrund fehlender Möglichkeiten der Rückerstattung von Beiträgen).</text:span><text:span text:style-name="T2"><text:note text:id="ftn244" text:note-class="footnote"><text:note-citation>11</text:note-citation><text:note-body><text:p text:style-name="P700"><text:span text:style-name="T13"><text:s/>Vgl. </text:span><text:span text:style-name="T15">Künschner</text:span><text:span text:style-name="T13">, Wirtschaftlicher Behandlungsverzicht und Patientenauswahl, 1992, S. 48 ff.; </text:span><text:span text:style-name="T15">Uhlenbruck</text:span><text:span text:style-name="T13">, Rechtliche Grenzen einer Rationierung, MedR 1995, S. 427 ff. (427); </text:span><text:span text:style-name="T15">Kuhlmann</text:span><text:span text:style-name="T13">, Zwischen zwei Mahlsteinen, in: Feuerstein/Kuhlmann (Hrsg.), Rationierung im Gesundheitswesen, 1998, S. 11 ff. (52 f.); </text:span><text:span text:style-name="T15">Conradi</text:span><text:span text:style-name="T13">, Verknappung medizinischer Ressourcen und Arzthaftung, 2000, S. 84 ff.; </text:span><text:span text:style-name="T15">Herb</text:span><text:span text:style-name="T13">, Verteilungsgerechtigkeit in der Medizin, 2002, S. 22 ff.; </text:span><text:span text:style-name="T15">Laufs</text:span><text:span text:style-name="T13">, in: Laufs/Uhlenbruck (Hrsg.), Hdb. des Arztrechts, 3. Aufl, 2002, § 2 Rn. 5; </text:span><text:span text:style-name="T15">Isensee</text:span><text:span text:style-name="T13">, Verwaltung des Mangels im Gesundheitswesen, in: Söllner u.a. (Hrsg.), Gedächtnisschrift für Meinhard Heinze, 2005, S. 417 ff. (418).</text:span></text:p></text:note-body></text:note></text:span></text:p>
      <text:p text:style-name="P32"/>
      <text:p text:style-name="P32"/>
      <text:p text:style-name="P32"/>
      <text:p text:style-name="P32"/>
      <text:h text:style-name="Heading_20_2" text:outline-level="2">Rationierungswirklichkeit in Deutschland</text:h>
      <text:p text:style-name="P32"/>
      <text:h text:style-name="Heading_20_3" text:outline-level="3">Rationalisierung</text:h>
      <text:p text:style-name="P1"><text:span text:style-name="T2">Der Begriff der „Rationalisierung</text:span><text:alphabetical-index-mark text:string-value="Rationalisierung"/><text:span text:style-name="T2">“ umfasst gemeinhin all jene Maßnahmen im deutschen Gesundheitswesen, die eine reine Effizienzsteigerung anstreben, es also mit Hilfe von Qualitätskontrollen, Wettbewerbssteigerungen etc. dahin bringen wollen, dass ein gegebenes Versorgungsniveau mit geringerem finanziellen Aufwand als bisher aufrechtzuerhalten ist.</text:span><text:span text:style-name="T2"><text:note text:id="ftn245" text:note-class="footnote"><text:note-citation>12</text:note-citation><text:note-body><text:p text:style-name="P700"><text:span text:style-name="T13"><text:s/>Vgl. </text:span><text:span text:style-name="T15">Schöne-Seifert</text:span><text:span text:style-name="T13">, Was sind „gerechte“ Verteilungskriterien?, in: Mohr/Schubert (Hrsg.), Ethik der Gesundheitsökonomie, 1992, S. 34 ff. (34 f.); </text:span><text:span text:style-name="T15">Künschner</text:span><text:span text:style-name="T13">, Wirtschaftlicher Behandlungsverzicht und Patientenauswahl, 1992, S. 77; </text:span><text:span text:style-name="T15">Schürch</text:span><text:span text:style-name="T13">, Rationierung in der Medizin als Straftat, 2000, S. 38; </text:span><text:span text:style-name="T15">B.-R. Kern</text:span><text:span text:style-name="T13">, Das Spannungsverhältnis zwischen Haftungsrecht und Kassenarztrecht, MedR 2004, S. 300 ff. (302).</text:span></text:p></text:note-body></text:note></text:span><text:span text:style-name="T2"> Einigkeit besteht darüber, dass sämtliche Möglichkeiten der Rationalisierung ausgeschöpft werden müssen, bevor Rationierung legitim wird.</text:span><text:span text:style-name="T2"><text:note text:id="ftn246" text:note-class="footnote"><text:note-citation>13</text:note-citation><text:note-body><text:p text:style-name="P700"><text:span text:style-name="T13"><text:s/>Vgl. </text:span><text:span text:style-name="T15">Uhlenbruck</text:span><text:span text:style-name="T13">, Rechtliche Grenzen einer Rationierung, MedR 1995, S. 427 ff. (429); </text:span><text:span text:style-name="T15">Obermann</text:span><text:span text:style-name="T13">, Rationierung in der Medizin aus ökonomischer Sicht, Med.Klin. 1999, S. 110 ff. (112); </text:span><text:span text:style-name="T15">Schürch</text:span><text:span text:style-name="T13">, Rationierung in der Medizin als Straftat, 2000, S. 39; </text:span><text:span text:style-name="T15">Kersting</text:span><text:span text:style-name="T13">, Egalitäre Grundversorgung und Rationierungsethik, in: Gutmann/Schmidt, V.H. (Hrsg.), Rationierung und Allokation im Gesundheitswesen, 2002, S. 41 ff. (57).</text:span></text:p></text:note-body></text:note></text:span></text:p>
      <text:p text:style-name="P32"/>
      <text:h text:style-name="Heading_20_3" text:outline-level="3">Rationierung</text:h>
      <text:h text:style-name="Heading_20_4" text:outline-level="4">Definition</text:h>
      <text:p text:style-name="P1"><text:span text:style-name="T2">Von einer „Rationierung</text:span><text:alphabetical-index-mark text:string-value="- Definition" text:key1="Rationierung"/><text:span text:style-name="T2">“ wird immer dann gesprochen, wenn aus Gründen der Knappheit eine vom Patienten eigentlich gewünschte an sich notwendige wirksame (indizierte) medizinische Maßnahme vorenthalten wird.</text:span><text:span text:style-name="T2"><text:note text:id="ftn247" text:note-class="footnote"><text:note-citation>14</text:note-citation><text:note-body><text:p text:style-name="P700"><text:span text:style-name="T13"><text:s/>Vgl. </text:span><text:span text:style-name="T15">Fuchs</text:span><text:span text:style-name="T13">, Kostendämpfung und ärztlicher Standard, MedR 1993, S. 323 ff. (324); </text:span><text:span text:style-name="T15">Schott</text:span><text:span text:style-name="T13">, Patientenauswahl und Organallokation, 2001, S. 52 f.</text:span></text:p></text:note-body></text:note></text:span><text:span text:style-name="T2"> Als medizinischen Maßnahmen sind alle zur Erhaltung oder Förderung der Gesundheit geeigneten Maßnahmen zu verstehen.</text:span><text:span text:style-name="T2"><text:note text:id="ftn248" text:note-class="footnote"><text:note-citation>15</text:note-citation><text:note-body><text:p text:style-name="P700"><text:span text:style-name="T13"><text:s/>Vgl. </text:span><text:span text:style-name="T15">Höfling</text:span><text:span text:style-name="T13">, Rationierung von Gesundheitsleistungen, in: Feuerstein/Kuhlmann (Hrsg.), Rationierung im Gesundheitswesen, 1998, S. 143 ff. (144); </text:span><text:span text:style-name="T15">Schott</text:span><text:span text:style-name="T13">, Patientenauswahl und Organallokation, 2001, S. 21.</text:span></text:p></text:note-body></text:note></text:span><text:span text:style-name="T2"> Neben der Diagnose von Krankheiten sowie der Therapie und Pflege von Kranken sind auch sämtliche Präventionsleistungen erfasst. Nicht erforderlich ist, dass mit der Maßnahme eine Lebensverlängerung beabsichtigt wird. Auch schmerzlindernde, aber lebensverkürzende Maßnahmen stellen eine medizinische Leistung dar.</text:span><text:span text:style-name="T2"><text:note text:id="ftn249" text:note-class="footnote"><text:note-citation>16</text:note-citation><text:note-body><text:p text:style-name="P700"><text:span text:style-name="T13"><text:s/>Vgl. </text:span><text:span text:style-name="T15">Schott</text:span><text:span text:style-name="T13">, Patientenauswahl und Organallokation, 2001, S. 21.</text:span></text:p></text:note-body></text:note></text:span></text:p>
      <text:p text:style-name="P32"/>
      <text:p text:style-name="P1"><text:span text:style-name="T2">Es ist unerheblich, ob die Vorenthaltung bewusst oder unbewusst geschieht und ob sich die Knappheit der Mittel als naturgegeben oder als administrativ erweist.</text:span><text:span text:style-name="T2"><text:note text:id="ftn250" text:note-class="footnote"><text:note-citation>17</text:note-citation><text:note-body><text:p text:style-name="P700"><text:span text:style-name="T13"><text:s/>Vgl. </text:span><text:span text:style-name="T15">Schöne-Seifert</text:span><text:span text:style-name="T13">, Was sind „gerechte“ Verteilungskriterien?, in: Mohr/Schubert (Hrsg.), Ethik der Gesundheitsökonomie, 1992, S. 34 ff. (35); </text:span><text:span text:style-name="T15">Schürch</text:span><text:span text:style-name="T13">, Rationierung in der Medizin als Straftat, 2000, S. 37; </text:span><text:span text:style-name="T15">Herb</text:span><text:span text:style-name="T13">, Verteilungsgerechtigkeit in der Medizin, 2002, S. 52 f.</text:span></text:p></text:note-body></text:note></text:span><text:span text:style-name="T2"> Eine Begrenzung des Rationierungsbegriffs auf die Vorenthaltung aus finanziellen Gründen ist zu eng, da auch andersartige Grenzen der Verfügbarkeit bestehen, die eine Zuteilung knapper medizinischer Ressourcen erforderlich machen. Dies können etwa die Aufkommensknappheit bei Spenderorganen, das nur knappe Vorhandensein von neu entwickelten medizinischen Leistungen oder eben die Situation des Massenanfalls Hilfebedürftiger in der Katastrophenmedizin darstellen.</text:span></text:p>
      <text:p text:style-name="P32"/>
      <text:p text:style-name="P1"><text:span text:style-name="T2">Die Unterscheidung zwischen notwendigen</text:span><text:span text:style-name="T2"><text:note text:id="ftn251" text:note-class="footnote"><text:note-citation>18</text:note-citation><text:note-body><text:p text:style-name="P700"><text:span text:style-name="T13"><text:s/>Gesetzestextliche Aufnahme des Begriffes in §§ 11 ff, 27 ff SGB V.</text:span></text:p></text:note-body></text:note></text:span><text:span text:style-name="T2"> und nicht-notwendigen Leistungen, die aber trotzdem geeignet wären, den Gesundheitszustand des Betroffenen zu verbessern bzw. eine Verschlechterung zu verhindern oder zu verzögern (zweckmäßige medizinische Leistungen), lässt dabei weite Interpretationsspielräume offen. Dies führt dann auch immer wieder dazu, dass orientiert an den tatsächlichen Gegebenheiten und aus einem Interesse an wirtschaftlichen Therapiebegrenzungen im Rahmen einer entsprechend engen Auslegung der Notwendigkeit das Vorhandensein von Rationierungen von vornherein bestritten wird.</text:span><text:span text:style-name="T2"><text:note text:id="ftn252" text:note-class="footnote"><text:note-citation>19</text:note-citation><text:note-body><text:p text:style-name="P700"><text:span text:style-name="T13"><text:s/>Dies anmerkend auch </text:span><text:span text:style-name="T15">Schmidt, V.H./Gutmann</text:span><text:span text:style-name="T13">, Einleitung, in: Gutmann/Schmidt, V.H. (Hrsg.), Rationierung und Allokation im Gesundheitswesen, 2002, S. 7 ff. (9 f.) m.w.N.</text:span></text:p></text:note-body></text:note></text:span></text:p>
      <text:p text:style-name="P32"/>
      <text:p text:style-name="P1"><text:span text:style-name="T2">Zu Recht wird auch darauf hingewiesen, dass eine klare Unterscheidbarkeit zwischen Rationierung und Rationalisierung schon deshalb oft gar nicht möglich ist, da in vielen Fällen gar nicht objektiv festgestellt werden kann, ob auf eine nutzbringende bzw. insoweit notwendige gesundheitliche Leistung verzichtet wird.</text:span><text:span text:style-name="T2"><text:note text:id="ftn253" text:note-class="footnote"><text:note-citation>20</text:note-citation><text:note-body><text:p text:style-name="P700"><text:span text:style-name="T13"><text:s/>Vgl. </text:span><text:span text:style-name="T15">Vosteen</text:span><text:span text:style-name="T13">, Rationierung im Gesundheitswesen und Patientenschutz, 2001, S. 28.</text:span></text:p></text:note-body></text:note></text:span><text:span text:style-name="T2"> Dies liegt an der semantischen Offenheit des Nutzenbegriffs</text:span><text:alphabetical-index-mark text:string-value="Nutzen"/><text:span text:style-name="T2">. Schon bei </text:span><text:span text:style-name="T6">Aristoteles</text:span><text:span text:style-name="T2"> (384 - 322 v. Chr.) findet sich, dass nie etwas schlechthin nützlich ist. Nützlich ist etwas immer nur im Hinblick auf bestimmte Interessen, Werte und Zielstellungen, über die man sich klar werden muss.</text:span><text:span text:style-name="T2"><text:note text:id="ftn254" text:note-class="footnote"><text:note-citation>21</text:note-citation><text:note-body><text:p text:style-name="P700"><text:span text:style-name="T13"><text:s/>Vgl. </text:span><text:span text:style-name="T15">Aristoteles</text:span><text:span text:style-name="T13">, Nikomachische Ethik, hrsg. von Bien, 4. Aufl., 1985, 1. Buch, 1. Kap., S. 1 f., 1094a, 1-27; </text:span><text:span text:style-name="T15">Kersting</text:span><text:span text:style-name="T13">, Gerechtigkeit und Medizin, 1995, S. 56; </text:span><text:span text:style-name="T15">Lachmann/Meuter</text:span><text:span text:style-name="T13">, Medizinische Gerechtigkeit, 1997, S. 107.</text:span></text:p></text:note-body></text:note></text:span><text:span text:style-name="T2"> Die Feststellung des gesundheitlichen Nutzens obliegt in erster Linie dem medizinischen Sachverständigen im Rahmen der von ihm zu stellenden medizinische Indikation. Diese beinhaltet eine Aussage darüber, welche Handlung diagnostischer oder therapeutischer Natur nach dem medizinischen Standard angezeigt ist.</text:span><text:span text:style-name="T2"><text:note text:id="ftn255" text:note-class="footnote"><text:note-citation>22</text:note-citation><text:note-body><text:p text:style-name="P700"><text:span text:style-name="T13"><text:s/>Vgl. </text:span><text:span text:style-name="T15">Anschütz</text:span><text:span text:style-name="T13">, Indikation, in: Eser/v. Lutterotti/Sporken (Hrsg.), Lexikon - Medizin, Ethik, Recht, 1989, Sp. 537 ff.; </text:span><text:span text:style-name="T15">Schott</text:span><text:span text:style-name="T13">, Patientenauswahl und Organallokation, 2001, S. 22.</text:span></text:p></text:note-body></text:note></text:span><text:span text:style-name="T2"> Diese Indikation kann jedoch nicht in jedem Fall mit naturwissenschaftlich-technischer Präzision gestellt werden. Bei der Herausbildung des medizinischen Standards und noch mehr bei der Indikationsstellung selbst ist die Bewertung von Nutzen für den Patienten maßgebend, welche vielfach mit subjektiven Inhalten gefüllt ist, in der Prognose von Patienten zu Patienten variieren kann, und letztlich v.a. eine ethische und politische Frage darstellt.</text:span><text:span text:style-name="T2"><text:note text:id="ftn256" text:note-class="footnote"><text:note-citation>23</text:note-citation><text:note-body><text:p text:style-name="P700"><text:span text:style-name="T13"><text:s/>Vgl. </text:span><text:span text:style-name="T15">Schürch</text:span><text:span text:style-name="T13">, Rationierung in der Medizin als Straftat, 2000, S. 44, 87; ähnl. </text:span><text:span text:style-name="T15">Schott</text:span><text:span text:style-name="T13">, Patientenauswahl und Organallokation, 2001, S. 22 f.</text:span></text:p></text:note-body></text:note></text:span><text:span text:style-name="T2"> Die durch die Regeln der ärztlichen Kunst (</text:span><text:span text:style-name="T6">lex artis</text:span><text:span text:style-name="T2">) vermittelten und rechtlich geforderten Behandlungsstandards widerspiegeln bei Risikoentscheidungen (z.B. hinsichtlich des Unterlassens einer Diagnosemöglichkeit) und Entscheidungen mit unsicherem bzw. marginalem Nutzen oftmals Faktoren eines ökonomisch sinnvollen Ressourceneinsatzes (Kosten-Nutzen- oder Kosten-Effektivitäts-Abwägungen) und enthalten insoweit einen wirtschaftlichen Behandlungsverzicht und damit eine Rationierungsentscheidung.</text:span><text:span text:style-name="T2"><text:note text:id="ftn257" text:note-class="footnote"><text:note-citation>24</text:note-citation><text:note-body><text:p text:style-name="P700"><text:span text:style-name="T13"><text:s/>Vgl. </text:span><text:span text:style-name="T15">Künschner</text:span><text:span text:style-name="T13">, Wirtschaftlicher Behandlungsverzicht und Patientenauswahl, 1992, S. 247; </text:span><text:span text:style-name="T15">Schmidt</text:span><text:span text:style-name="T13">,</text:span><text:span text:style-name="T15"> V.H./ Gutmann</text:span><text:span text:style-name="T13">, Einleitung, in: Gutmann/Schmidt, V.H. (Hrsg.), Rationierung und Allokation, 2002, S. 7 ff. (10).</text:span></text:p></text:note-body></text:note></text:span><text:span text:style-name="T2"> </text:span><text:span text:style-name="T6">Ingwer Ebsen</text:span><text:span text:style-name="T2"> hält den Grenzbereich ab welchem wegen erfolgter Ausschöpfung aller Wirtschaftlichkeitsreserven Leistungen dem Patienten in Form von Rationierungen vorenthalten werden, gar schlechterdings für nicht definierbar.</text:span><text:span text:style-name="T2"><text:note text:id="ftn258" text:note-class="footnote"><text:note-citation>25</text:note-citation><text:note-body><text:p text:style-name="P700"><text:span text:style-name="T13"><text:s/>Vgl. </text:span><text:span text:style-name="T15">Ebsen</text:span><text:span text:style-name="T13">, Ressourcenknappheit, in: ArGe Rechtsanwälte im Medizinrecht (Hrsg.), Die Budgetierung im Gesundheitswesen, 1997, S. 109 ff. (112).</text:span></text:p></text:note-body></text:note></text:span></text:p>
      <text:p text:style-name="P32"/>
      <text:h text:style-name="Heading_20_4" text:outline-level="4">Rationierungsalltag</text:h>
      <text:p text:style-name="P1"><text:span text:style-name="T6">Walter P. von Wartburg</text:span><text:span text:style-name="T2"> schrieb bereits 1983, dass in vielen Krankheitsfällen weitaus mehr machbar als zahlbar ist.</text:span><text:span text:style-name="T2"><text:note text:id="ftn259" text:note-class="footnote"><text:note-citation>26</text:note-citation><text:note-body><text:p text:style-name="P700"><text:span text:style-name="T13"><text:s/>Vgl. </text:span><text:span text:style-name="T15">v. Wartburg</text:span><text:span text:style-name="T13">, Gleichheit und Gerechtigkeit im Gesundheitswesen, Beihefte der Zeitschrift für Schweizerisches Recht, Heft 2, 1983, S. 16, 18.</text:span></text:p></text:note-body></text:note></text:span><text:span text:style-name="T2"> 1985 stellte der Anästhesist </text:span><text:span text:style-name="T6">Hans Wolfgang Opderbecke</text:span><text:span text:style-name="T2"> unter Darstellung der Kosten eines Behandlungstages auf der Intensivstation und unter Bezugnahme auf eine von amerikanischen Autoren entwickelte „Kosten-Nutzen-Relation“ fest, dass im Gesundheitswesen, wie in anderen Bereichen des öffentlichen Lebens auch, eine Kostenbegrenzung erfolgen muss.</text:span><text:span text:style-name="T2"><text:note text:id="ftn260" text:note-class="footnote"><text:note-citation>27</text:note-citation><text:note-body><text:p text:style-name="P700"><text:span text:style-name="T13"><text:s/>Vgl. </text:span><text:span text:style-name="T15">Opderbecke</text:span><text:span text:style-name="T13">, Grenzen der Intensivmedizin, MedR 1985, S. 23 ff. (28).</text:span></text:p></text:note-body></text:note></text:span><text:span text:style-name="T2"> Der </text:span><text:span text:style-name="T6">Sachverständigenrat für die Konzertierte Aktion im Gesundheitswesen</text:span><text:span text:style-name="T2"> konstatierte schon 1991 in seinem Jahresgutachten, dass immer häufiger der einzelne Arzt in ein Entscheidungsdilemma hineingestellt ist: „Eine Allokation von Ressourcen für einen Patienten auf Kosten eines anderen wird mit dem weiteren Fortschritt und dem Auftreten von Kapazitätsengpässen immer häufiger erfolgen müssen“.</text:span><text:span text:style-name="T2"><text:note text:id="ftn261" text:note-class="footnote"><text:note-citation>28</text:note-citation><text:note-body><text:p text:style-name="P700"><text:span text:style-name="T13"><text:s/>Vgl. </text:span><text:span text:style-name="T15">Sachverständigenrat für die Konzertierte Aktion im Gesundheitswesen</text:span><text:span text:style-name="T13">, Jahresgutachten 1991, S. 208.</text:span></text:p></text:note-body></text:note></text:span><text:span text:style-name="T2"> Der Mediziner </text:span><text:span text:style-name="T6">Christoph Fuchs</text:span><text:span text:style-name="T2"> kommt 1993 zu dem Schluss, dass Rationierung</text:span><text:alphabetical-index-mark text:string-value="- Alltag" text:key1="Rationierung"/><text:span text:style-name="T2"> in einzelnen Bereichen des Gesundheitswesens „versteckt“ bereits praktiziert wird und verlangt, soweit eine Rationierung im Gesundheitswesen nicht vermeidbar ist, klare juristische Vorgaben hinsichtlich des rechtlichen Rahmens, in dem eine solche Rationierung nur stattfinden kann.</text:span><text:span text:style-name="T2"><text:note text:id="ftn262" text:note-class="footnote"><text:note-citation>29</text:note-citation><text:note-body><text:p text:style-name="P700"><text:span text:style-name="T13"><text:s/>Vgl. </text:span><text:span text:style-name="T15">Fuchs</text:span><text:span text:style-name="T13">, Kostendämpfung und ärztlicher Standard, MedR 1993, S. 323 ff. (324, 327).</text:span></text:p></text:note-body></text:note></text:span><text:span text:style-name="T2"> Nach einer – nicht repräsentativen – Leserumfrage des Deutschen Ärzteblatts im Jahre 1998 antworteten auf die Frage, ob eine Rationierung von Gesundheitsleistungen bereits heute stattfinde, von 457 Teilnehmern 73,1 % mit „Ja“.</text:span><text:span text:style-name="T2"><text:note text:id="ftn263" text:note-class="footnote"><text:note-citation>30</text:note-citation><text:note-body><text:p text:style-name="P700"><text:span text:style-name="T13"><text:s/>Vgl. </text:span><text:span text:style-name="T15">Kern, A./Beske/Lescow</text:span><text:span text:style-name="T13">, Leistungseinschränkung oder Rationierung, DÄBl. 1999, A-113 ff.</text:span></text:p></text:note-body></text:note></text:span><text:span text:style-name="T2"> Dem Sozialwissenschaftler </text:span><text:span text:style-name="T6">Volker H. Schmidt</text:span><text:span text:style-name="T2"> zufolge bildet die Rationierung in der Transplantationsmedizin lediglich die „Spitze des Eisbergs“ der alltäglichen Rationierungswirklichkeit in Deutschland. Er verweist dazu auf umfangreiche empirische Untersuchungen.</text:span><text:span text:style-name="T2"><text:note text:id="ftn264" text:note-class="footnote"><text:note-citation>31</text:note-citation><text:note-body><text:p text:style-name="P700"><text:span text:style-name="T13"><text:s/>Vgl. </text:span><text:span text:style-name="T15">V.H. Schmidt</text:span><text:span text:style-name="T13">, Ist die Verteilung knapper medizinischer Gesundheitsgüter ein medizinisches Problem?, in: Lachmann/Meuter (Hrsg.), Zur Gerechtigkeit der Organverteilung, 1997, S. 49 ff. (52).</text:span></text:p></text:note-body></text:note></text:span><text:span text:style-name="T2"> Es stellt sich demnach heute nicht mehr die Frage, ob im deutschen Gesundheitswesen (verdeckt) rationiert wird, sondern wie.</text:span><text:span text:style-name="T2"><text:note text:id="ftn265" text:note-class="footnote"><text:note-citation>32</text:note-citation><text:note-body><text:p text:style-name="P700"><text:span text:style-name="T13"><text:s/>Vgl. </text:span><text:span text:style-name="T15">Fuchs</text:span><text:span text:style-name="T13">, Kostendämpfung und ärztlicher Standard, MedR 1993, S. 323 ff. (324); </text:span><text:span text:style-name="T15">Kliemt</text:span><text:span text:style-name="T13">, Gerechtigkeitskriterien in der Transplantationsmedizin, in: Nagel/Fuchs (Hrsg.), Soziale Gerechtigkeit im Gesundheitswesen, 1993, S. 262 ff. (264); </text:span><text:span text:style-name="T15">Kersting</text:span><text:span text:style-name="T13">, Gerechtigkeit und Medizin, 1995, S. 60; </text:span><text:span text:style-name="T15">V.H. Schmidt</text:span><text:span text:style-name="T13">, Politik der Organverteilung, 1996, S. 13; </text:span><text:span text:style-name="T15">Ebsen</text:span><text:span text:style-name="T13">, Ressourcenknappheit, in: ArGe Rechtsanwälte im Medizinrecht (Hrsg.), Die Budgetierung im Gesundheitswesen, 1997, S. 109 ff. (112 f.); </text:span><text:span text:style-name="T15">Obermann</text:span><text:span text:style-name="T13">, Rationierung in der Medizin aus ökonomischer Sicht, Med.Klin. 1999, S. 110 ff. (110); nahezu alle Autoren in </text:span><text:span text:style-name="T15">Gutmann/Schmidt, V.H.</text:span><text:span text:style-name="T13"> (Hrsg.), Rationierung und Allokation im Gesundheitswesen, 2002; </text:span><text:span text:style-name="T15">Leititis</text:span><text:span text:style-name="T13">, Ethik in der Medizin - Ressourcenethik, Ärzteblatt Sachsen 2003, S. 88 ff. (89); </text:span><text:span text:style-name="T15">Horvath</text:span><text:span text:style-name="T13">, Mikroallokation in der Regelversorgung eines Krankenhauses, in: Dietrich/Imhoff/Kliemt (Hrsg.), Mikroallokation medizinischer Ressourcen, 2003, S. 29 ff. (34); </text:span><text:span text:style-name="T15">v.Maydell,</text:span><text:span text:style-name="T13"> Rationierung in unterschiedlichen Gesundheitssystemen, ArztR 2005, S. 88 ff. (88); </text:span><text:span text:style-name="T15">Kopetsch</text:span><text:span text:style-name="T13">, Überlegungen zur einer selbstbestimmten Rationierung, RPG 2005, S. 51 ff. (54).</text:span></text:p></text:note-body></text:note></text:span></text:p>
      <text:p text:style-name="P32"/>
      <text:p text:style-name="P1"><text:span text:style-name="T2">Im Vordergrund der Rationierungsdebatte im deutschen Gesundheitswesen stand bisher insbesondere die Frage nach der gerechten Verteilung der natürlich begrenzten Zahl der Spenderorgane bzw. der Auswahl des begünstigten Patienten. Hier wurde das Missverhältnis von Organbedarf und Organangebot in der Öffentlichkeit besonders augenscheinlich. Die Organknappheit in der Transplantationsmedizin hat der eigentlichen Thematik „Gerechtes Verteilen von Gesundheitsgütern“ in Deutschland wichtige Starthilfe geleistet.</text:span><text:span text:style-name="T2"><text:note text:id="ftn266" text:note-class="footnote"><text:note-citation>33</text:note-citation><text:note-body><text:p text:style-name="P700"><text:span text:style-name="T13"><text:s/>Vgl. </text:span><text:span text:style-name="T15">Schürch</text:span><text:span text:style-name="T13">, Rationierung in der Medizin als Straftat, 2000, S. 94 f.</text:span></text:p></text:note-body></text:note></text:span><text:span text:style-name="T2"> Aus Mangel an Spenderorganen sterben in Deutschland jährlich Hunderte von Patienten.</text:span><text:span text:style-name="T2"><text:note text:id="ftn267" text:note-class="footnote"><text:note-citation>34</text:note-citation><text:note-body><text:p text:style-name="P700"><text:span text:style-name="T13"><text:s/>Vgl. </text:span><text:span text:style-name="T15">Hohmann</text:span><text:span text:style-name="T13">, Das Transplantationswesen, 2003, S. 33; </text:span><text:span text:style-name="T15">V.H. Schmidt</text:span><text:span text:style-name="T13">, Die Organverteilung nach dem TPG, in: Gutmann et. al. (Hrsg.), Grundlagen einer gerechten Organverteilung, 2003, S. 9 ff. (10 ff.); </text:span><text:span text:style-name="T15">Deutsche Stiftung Organtransplantation</text:span><text:span text:style-name="T13"> (Hrsg.), Organspende und Transplantation in Deutschland 1999, 5. Bericht, 2000 - http://www.dso.de sowie die Daten der </text:span><text:span text:style-name="T15">Stiftung Eurotransplant</text:span><text:span text:style-name="T13"> unter http://www. transplant.org.</text:span></text:p></text:note-body></text:note></text:span><text:span text:style-name="T2"> Nur in diesem Bereich der Medizin, in dem die Ressourcenknappheit nicht bestritten werden konnte, findet bisher die Verteilung nach ex ante festgelegten Kriterien statt.</text:span></text:p>
      <text:p text:style-name="P32"/>
      <text:p text:style-name="P1"><text:span text:style-name="T2">Der Mangel an Spenderorganen ist jedoch nur ein Beispiel und Vorbote von vielen Bereichen im Gesundheitswesen, in denen der medizinische Fortschritt nicht mehr allen Patienten zugänglich gemacht werden kann. Auch die Entscheidung eines Krankenhauses für den stationären Einsatz eines nur zweitbesten suboptimalen Antibiotikums, weil das Budget für das Beste nicht reicht oder die Verweigerung einer aktuell erforderlichen Leitung durch eine zeitliche Verzögerung der Leistungserbringung, die Einsparung von Pflegepersonal, die vorzeitige Entlassung von Patienten, um Behandlungskosten zu sparen</text:span><text:span text:style-name="T2"><text:note text:id="ftn268" text:note-class="footnote"><text:note-citation>35</text:note-citation><text:note-body><text:p text:style-name="P700"><text:span text:style-name="T13"><text:s/>Durch die Einführung der sog. Indikationsbezogenen Fallpauschalen (DRG) und die qualitätssichernden Vorgaben des neunten Abschnitts des 4. Kapitels des SGB V wird dieser Prozess noch weiter vorangetrieben. Gelegentlich macht das Wort von der „blutigen Entlassung“ die Runde. Vgl. </text:span><text:span text:style-name="T15">Gerdelmann</text:span><text:span text:style-name="T13">, Auswirkungen der DRGs, chefarzt aktuell 2001, S. 73 ff. (74); </text:span><text:span text:style-name="T15">B.-R. Kern</text:span><text:span text:style-name="T13">, Das Spannungsverhältnis zwischen Haftungsrecht und Kassenarztrecht, MedR 2004, S. 300 ff. (303) m.w.N.</text:span></text:p></text:note-body></text:note></text:span><text:span text:style-name="T2"> oder weil noch gefährdetere Patienten aufgenommen werden müssen und auch die demokratisch zustande gekommenen Entscheidungen einer Gesellschaft allein aus Kostengründen bestimmte therapeutische Maßnahmen nicht anzubieten, sind, wenn durch die Vorenthaltung Leiden verlängert, Heilungschancen verringert, die Gesundheit des Patienten zusätzlich geschädigt oder ernsthaft gefährdet wird, Formen der Rationierung.</text:span><text:span text:style-name="T2"><text:note text:id="ftn269" text:note-class="footnote"><text:note-citation>36</text:note-citation><text:note-body><text:p text:style-name="P700"><text:span text:style-name="T13"><text:s/>Vgl. </text:span><text:span text:style-name="T15">Schöne-Seifert</text:span><text:span text:style-name="T13">, Was sind „gerechte“ Verteilungskriterien?, in: Mohr/Schubert (Hrsg.), Ethik der Gesundheitsökonomie, 1992, S. 34 ff. (35); </text:span><text:span text:style-name="T15">Fuchs</text:span><text:span text:style-name="T13">, Kostendämpfung und ärztlicher Standard, MedR 1993, S. 323 ff. (324); </text:span><text:span text:style-name="T15">Vosteen</text:span><text:span text:style-name="T13">, Rationierung im Gesundheitswesen und Patientenschutz, 2001, S. 105.</text:span></text:p></text:note-body></text:note></text:span></text:p>
      <text:p text:style-name="P32"/>
      <text:p text:style-name="P1"><text:span text:style-name="T2">Zum Teil wird von „Notärzten als Geisterfahrern in den Städten“ berichtet, die mit Schwerverletzten von einzelnen Kliniken zur Schonung des Stationsbudgets mit der unzutreffenden Behauptung abgewiesen werden, die Intensivstation sei überfüllt.</text:span><text:span text:style-name="T2"><text:note text:id="ftn270" text:note-class="footnote"><text:note-citation>37</text:note-citation><text:note-body><text:p text:style-name="P700"><text:span text:style-name="T13"><text:s/>Vgl. </text:span><text:span text:style-name="T15">Pichlmayr</text:span><text:span text:style-name="T13">, Verteilungsgerechtigkeit aus juristischer Sicht - Diskussion, in: Nagel/Fuchs (Hrsg.), Soziale Gerechtigkeit im Gesundheitswesen, 1993, S. 299; von ähnlichen Praktiken im Bereich der kostenintensiven Schwerverletztenversorgung berichtet </text:span><text:span text:style-name="T15">Kuhlmann</text:span><text:span text:style-name="T13">, Zwischen zwei Mahlsteinen, in: Feuerstein/Kuhlmann (Hrsg.), Rationierung im Gesundheitswesen, 1998, S. 11 ff. (32, 36 f.).</text:span></text:p></text:note-body></text:note></text:span><text:span text:style-name="T2"> Knappe Behandlungskapazitäten zwingen, oftmals nur vorübergehend (z.B. bei der Einführung neuer Medikamente oder Behandlungsgeräte), zu Patientenauswahlentscheidungen. V.a. die knappe Personalbesetzung, insbesondere im Pflege- und Intensivbereich, führt immer öfter zu negativen Konsequenzen für die Patientenversorgung.</text:span><text:span text:style-name="T2"><text:note text:id="ftn271" text:note-class="footnote"><text:note-citation>38</text:note-citation><text:note-body><text:p text:style-name="P700"><text:span text:style-name="T13"><text:s/>Vgl. </text:span><text:span text:style-name="T15">Zinganell</text:span><text:span text:style-name="T13">, Kostendämpfung und ärztlicher Standard, MedR 1993, S. 342 ff.; </text:span><text:span text:style-name="T15">Kuhlmann</text:span><text:span text:style-name="T13">, Zwischen zwei Mahlsteinen, in: Feuerstein/Kuhlmann (Hrsg.), Rationierung im Gesundheitswesen, 1998, S. 11 ff. (20, 22, 41). </text:span></text:p></text:note-body></text:note></text:span><text:span text:style-name="T2"> So wird davon berichtet, dass 30 % der vorhandenen Intensivbetten eines Krankenhauses wegen Fehlens entsprechenden Fachpersonals nicht belegt werden könnten. Ferner müssten Operationstermine regelmäßig verschoben werden.</text:span><text:span text:style-name="T2"><text:note text:id="ftn272" text:note-class="footnote"><text:note-citation>39</text:note-citation><text:note-body><text:p text:style-name="P700"><text:span text:style-name="T13"><text:s/>So </text:span><text:span text:style-name="T15">Friedrich-Wilhem Schildberg</text:span><text:span text:style-name="T13"> auf dem Chirurgenkongress 1996 in Berlin, zit. nach Zylka-Menhorn, Finanzielle Zwänge werden das ärztliche Handeln beeinflussen, DÄBl. 1996, A-1087 f. (1088).</text:span></text:p></text:note-body></text:note></text:span><text:span text:style-name="T2"> Für die Durchführung lebenswichtiger Herzoperationen gibt es Wartelisten. Nicht alle Wartenden überstehen die Wartezeit.</text:span><text:span text:style-name="T2"><text:note text:id="ftn273" text:note-class="footnote"><text:note-citation>40</text:note-citation><text:note-body><text:p text:style-name="P700"><text:span text:style-name="T13"><text:s/>Weitere Beispiele der Rationierungspraxis im dt. Gesundheitswesen in der Studie von </text:span><text:span text:style-name="T15">Kuhlmann</text:span><text:span text:style-name="T13">, Zwischen zwei Mahlsteinen, in: Feuerstein/Kuhlmann (Hrsg.), Rationierung im Gesundheitswesen, 1998, S. 11 ff.</text:span></text:p></text:note-body></text:note></text:span><text:span text:style-name="T2"> Es muss also bereits heute laufend in deutschen Krankenhäusern entschieden werden, wer leben soll, wenn nicht alle leben können.</text:span><text:span text:style-name="T2"><text:note text:id="ftn274" text:note-class="footnote"><text:note-citation>41</text:note-citation><text:note-body><text:p text:style-name="P700"><text:span text:style-name="T13"><text:s/>Vgl. dazu auch </text:span><text:span text:style-name="T15">V.H. Schmidt</text:span><text:span text:style-name="T13">, Politik der Organverteilung, 1996, S. 11 f.</text:span></text:p></text:note-body></text:note></text:span></text:p>
      <text:p text:style-name="P32"/>
      <text:p text:style-name="P1"><text:span text:style-name="T2">Der Gesundheitsökonom </text:span><text:span text:style-name="T6">Hartmut Kliemt</text:span><text:span text:style-name="T2"> geht davon aus, dass wir letzten Endes in nicht allzu ferner Zukunft „Standards für die staatliche Gesundheitsversorgung so festlegen werden müssen, dass eine viel bessere Behandlung als die standardgemäße auf dem freien Markt erhältlich ist. Zahlungsbereitschaft und -fähigkeit wird für die Überlebensaussichten von Individuen eine Rolle spielen und sich etwa in der nächsten Generation statistisch niederschlagen.“ Die „Vorenthaltung auch essenzieller Versorgung durch das Festlegen von Standards“ sei das „schwierigste und langfristig gesehen wichtigste Problem“.</text:span><text:span text:style-name="T2"><text:note text:id="ftn275" text:note-class="footnote"><text:note-citation>42</text:note-citation><text:note-body><text:p text:style-name="P700"><text:span text:style-name="T13"><text:s/>Vgl. </text:span><text:span text:style-name="T15">Kliemt</text:span><text:span text:style-name="T13">, Standardisierung von Gesundheitsversorgung als nichtmedizinische Aufgabe, in: Dietrich/Imhoff/ Kliemt (Hrsg.), Mikroallokation medizinischer Ressourcen, 2003, S. 54 ff. (57). Ausführlich zur Diskussion und Konzeptionierung einer gesetzlichen Grundversorgung und freiwilligen Zusatzversorgung siehe </text:span><text:span text:style-name="T15">Wambach</text:span><text:span text:style-name="T13">, Elemente einer Basisversicherung, in: Wille (Hrsg.), Rationierung im Gesundheitswesen, 2003, S. 21 ff.</text:span></text:p></text:note-body></text:note></text:span></text:p>
      <text:p text:style-name="P32"/>
      <text:h text:style-name="Heading_20_4" text:outline-level="4">Ebenen</text:h>
      <text:p text:style-name="P1"><text:span text:style-name="T2">Im Gesundheitswesen befassen sich eine Reihe von Instanzen mit der Bereitstellung und Verteilung von medizinischen Leistungen. Infolgedessen ist die Rationierung</text:span><text:alphabetical-index-mark text:string-value="- Ebenen" text:key1="Rationierung"/><text:span text:style-name="T2"> in unserer Gesellschaft grundsätzlich auch kein zentraler Vorgang, sondern geschieht an vielen Stellen des Gesundheitssystems in verschiedenen Formen und auf mehreren, jedoch strukturell voneinander abhängigen Ebenen. Der amerikanische Bioethiker </text:span><text:span text:style-name="T6">H. Tristam Engelhardt</text:span><text:span text:style-name="T2"> hat insoweit in seinem – für die Rationierungsdiskussion im Gesundheitswesen mittlerweile schon klassischen – ethisch-systematischen Stufenmodell vier Allokationsebenen entwickelt:</text:span></text:p>
      <text:p text:style-name="P32"/>
      <text:list text:style-name="WW8Num49">
        <text:list-item>
          <text:p text:style-name="P54">Obere Ebene der Makroallokation (Stufe 1):</text:p>
        </text:list-item>
      </text:list>
      <text:p text:style-name="P255">trifft Entscheidung darüber, welcher Anteil am Bruttosozialprodukt für das Gesundheitswesen aufgewendet werden soll (z.B. Einführung eines sog. Globalbudgets für das Gesundheitswesen);</text:p>
      <text:p text:style-name="P32"/>
      <text:list text:style-name="WW8Num49">
        <text:list-item>
          <text:p text:style-name="P54">Untere Ebene der Makroallokation (Stufe 2):</text:p>
        </text:list-item>
      </text:list>
      <text:p text:style-name="P255">fällt die Entscheidungen über die konkrete Ausstattung der verschiedenen Zweige innerhalb des Gesundheitssystems (z.B. für Forschung, kurative Medizin, Rehabilitation, medizinischen Katastrophenschutz und -hilfe, Festlegung eines Arzneimittelbudgets);</text:p>
      <text:p text:style-name="P32"/>
      <text:list text:style-name="WW8Num49">
        <text:list-item>
          <text:p text:style-name="P54">Obere Ebene der Mikroallokation (Stufe 3):</text:p>
        </text:list-item>
      </text:list>
      <text:p text:style-name="P255">legt Kriterien fest, nach denen bestimmte Patientengruppen medizinische Leistungen erhalten (z.B. nach regionalen Kriterien, Altersgruppen, sozialen Gesichtspunkten, medizinische Indikation, Krankheitsarten; durch Kauf von konkreter Anzahl medizinischer Apparate für verschiedene Abteilungen einer stationären Einrichtung);</text:p>
      <text:p text:style-name="P32"/>
      <text:list text:style-name="WW8Num49">
        <text:list-item>
          <text:p text:style-name="P54">Untere Ebene der Mikroallokation (Stufe 4):</text:p>
        </text:list-item>
      </text:list>
      <text:p text:style-name="P254"><text:span text:style-name="T2">individuelle ärztliche Verteilungsentscheidung vor Ort, welcher Patient unter Berücksichtigung der Vorgaben insbesondere der Stufe 3, z.B. nach einer Katastrophe, eine spezifische Therapieleistung erhält.</text:span><text:span text:style-name="T2"><text:note text:id="ftn276" text:note-class="footnote"><text:note-citation>43</text:note-citation><text:note-body><text:p text:style-name="P700"><text:span text:style-name="T13"><text:s/>Vgl. </text:span><text:span text:style-name="T15">H.T. Engelhardt</text:span><text:span text:style-name="T13">, Zielkonflikte im nationalen Gesundheitswesen, in: Sass (Hrsg.), Ethik und öffentliches Gesundheitswesen, 1988, S. 35 ff. (41 f.). Verwendet z.B. auch von </text:span><text:span text:style-name="T15">Schöne-Seifert</text:span><text:span text:style-name="T13">, Verantwortungsprobleme in der medizin. Mikroallokation, in: Sass (Hrsg.), Ethik und öffentliches Gesundheitswesen, 1988, S. 135 ff. (138); </text:span><text:span text:style-name="T15">Fuchs</text:span><text:span text:style-name="T13">, Kostendämpfung und ärztl. Standard, MedR 1993, S. 323 ff. (324); </text:span><text:span text:style-name="T15">Uhlenbruck</text:span><text:span text:style-name="T13">, Rechtliche Grenzen einer Rationierung, in: MedR 1995, S. 427 ff. (430); </text:span><text:span text:style-name="T15">Taupitz</text:span><text:span text:style-name="T13">, Gesundheitsversorgung bei Ressourcenknappheit, in: Nagel/Fuchs (Hrsg.), Rationalisierung und Rationierung, 1998, S. 86 ff. (96); </text:span><text:span text:style-name="T15">Marckmann/Siebert</text:span><text:span text:style-name="T13">, Kosteneffektivität als Allokationskriterium, ZMedEthik 2002, S. 171 ff. (179 f.). Siehe aber auch </text:span><text:span text:style-name="T15">Lachmann/ Meuter/Schwemmer</text:span><text:span text:style-name="T13">, Allokationsprobleme in der Transplantationsmedizin, in: Ach/Quante (Hrsg.), Hirntod und Organverpflanzung, 1999, S. 247 ff. (250), die in Kritik an der analytischen Schwäche des Engelhardt-Modell, die Komplexität der Allokationsprozesse angemessen zu erfassen, ihr „Kontextmodell“ entwickelt haben.</text:span></text:p></text:note-body></text:note></text:span></text:p>
      <text:p text:style-name="P32"/>
      <text:p text:style-name="P32">Die Rationierung bei einem konkreten Patienten stellt sich im Ergebnis regelmäßig als Resultat der Entscheidungen aller vier Allokationsebenen dar. Der Spielraum, der für Allokationsentscheidungen auf der Mikroebene bleibt, wird weitgehend auf der Makroebene bestimmt (z.B. durch die Ausstattung der medizinischen Katastrophenhilfe). Hinzu kommt aber auch, dass bestimmte medizinische Ressourcen (z.B. Organe) „von Natur aus knapp“ sind, sodass die Knappheit nicht allein durch finanzielle Aufstockungen vonseiten der Makroebene beseitigt werden kann.</text:p>
      <text:p text:style-name="P32"/>
      <text:p text:style-name="P1"><text:span text:style-name="T2">Die individuelle Einstellung zu den Gesundheitsleistungen und damit zu den von der Entscheidung betroffenen Patienten unterscheidet sich auf den jeweiligen Ebenen erheblich. Die gesellschaftliche Zahlungsbereitschaft ist auf der unteren Mikroebene deutlich höher als auf der Makroebene. Auf der Makroallokationsebene</text:span><text:alphabetical-index-mark text:string-value="Makroallokationsebene"/><text:span text:style-name="T2"> steht das Leben in einem statistischen Sinne bzw. die Reduktion von Mortalitäts- und Morbiditätsrisiken im Vordergrund. Die Entscheidungen fallen „indirekt-anonym“ in einem institutionellen Rahmen. Auf der Mikroallokationsebene</text:span><text:alphabetical-index-mark text:string-value="Mikroallokationsebene"/><text:span text:style-name="T2">, insbesondere auf der unteren Stufe, geht es hingegen nicht mehr um Risikoreduktion im Allgemeinen, sondern „direkt-persönlich“ um konkrete Hilfe im Einzelfall an identifizierbaren „bekannten“ Personen.</text:span><text:span text:style-name="T2"><text:note text:id="ftn277" text:note-class="footnote"><text:note-citation>44</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54 ff.); </text:span><text:span text:style-name="T15">Andreae/Theurl</text:span><text:span text:style-name="T13">, Probleme der Zuteilung von Ressourcen in Ausnahmesituationen, Das Beispiel Gesundheitswesen, in: Ökonomische Grenzen der Medizin, 1990, S. 5 ff (17 f.); </text:span><text:span text:style-name="T15">Schöne/Seifert</text:span><text:span text:style-name="T13">, Was sind „gerechte“ Verteilungskriterien?, in: Mohr/Schubert (Hrsg.), Ethik der Gesundheitsökonomie, 1992, S. 34 ff. (44).</text:span></text:p></text:note-body></text:note></text:span><text:span text:style-name="T2"> Infolgedessen kann die Kollision von Interessen des Individuums und der Gemeinschaft auf den verschiedenen Ebenen zu durchaus unterschiedlichen Kompromissen und Lösungen führen.</text:span><text:span text:style-name="T2"><text:note text:id="ftn278" text:note-class="footnote"><text:note-citation>45</text:note-citation><text:note-body><text:p text:style-name="P700"><text:span text:style-name="T13"><text:s/>Vgl. </text:span><text:span text:style-name="T15">Künschner</text:span><text:span text:style-name="T13">, Wirtschaftlicher Behandlungsverzicht und Patientenauswahl, 1992, S. 382; </text:span><text:span text:style-name="T15">Krämer</text:span><text:span text:style-name="T13">, Medizin muss rationiert werden, MedR 1996, S. 1 ff. (4): „Statistische versus individuelle Menschenleben“.</text:span></text:p></text:note-body></text:note></text:span><text:span text:style-name="T2"> Dementsprechend verläuft auch die Rationierungsdiskussion so lange recht undramatisch, wie sie sich mit Fragen der Makroallokation befasst. Auf der Mikroallokationsebene hingegen ist die Knappheit „am Krankenbett angekommen“. Sie wird für Ärzte und Patienten unmittelbar spürbar und lässt sich für Dritte mit dem Schicksal konkreter Individuen verknüpfen.</text:span><text:span text:style-name="T2"><text:note text:id="ftn279" text:note-class="footnote"><text:note-citation>46</text:note-citation><text:note-body><text:p text:style-name="P700"><text:span text:style-name="T13"><text:s/>Vgl. </text:span><text:span text:style-name="T15">Ribhegge</text:span><text:span text:style-name="T13">, Rationierung und kollektive Entscheidungen, in: Joerden (Hrsg.), Der Mensch und seine Behandlung in der Medizin, 1999, S. 115 ff. (121); </text:span><text:span text:style-name="T15">Dietrich/Imhoff/Kliemt</text:span><text:span text:style-name="T13">, Einleitende Bemerkungen, in: dies. (Hrsg.), Mikroallokation medizinischer Ressourcen, 2003, S. 1 ff. (2, 4).</text:span></text:p></text:note-body></text:note></text:span><text:span text:style-name="T2"> Vorsorgeleistungen, die eine große Anzahl von Lebensjahren zu retten vermögen, werden unterlassen, zugleich aber spektakuläre Maßnahmen der Hochleistungsmedizin unter großen Kosten bereitgestellt.</text:span><text:span text:style-name="T2"><text:note text:id="ftn280" text:note-class="footnote"><text:note-citation>47</text:note-citation><text:note-body><text:p text:style-name="P700"><text:span text:style-name="T13"><text:s/>Vgl. </text:span><text:span text:style-name="T15">Schöne-Seifert</text:span><text:span text:style-name="T13">, Verantwortungsprobleme in der medizinischen Mikroallokation, in: Sass (Hrsg.), Ethik und öffentliches Gesundheitswesen, 1988, S. 135 ff. (141); </text:span><text:span text:style-name="T15">Kliemt</text:span><text:span text:style-name="T13">, Gesundheitsversorgung bei Ressourcenknappheit, in: Nagel/Fuchs, (Hrsg.), Rationalisierung und Rationierung, 1998, S. 109 ff. (113).</text:span></text:p></text:note-body></text:note></text:span><text:span text:style-name="T2"> Dementsprechend erzeugt auch das medial aufbereitete Kleinkind, das beim Spielen in den Brunnenschacht gefallen ist, mehr Anteilnahme und damit mehr Zahlungsbereitschaft, als das diffuse Wissen um das Schicksal von Millionen von Kindern in den Slums der Dritten Welt, die unsere emotionalen Kapazitäten offenbar überfordern.</text:span><text:span text:style-name="T2"><text:note text:id="ftn281" text:note-class="footnote"><text:note-citation>48</text:note-citation><text:note-body><text:p text:style-name="P700"><text:span text:style-name="T13"><text:s/>Vgl. </text:span><text:span text:style-name="T15">Andreae/Theurl</text:span><text:span text:style-name="T13">, Probleme der Zuteilung von Ressourcen in Ausnahmesituationen, Das Beispiel Gesundheitswesen, in: Ökonomische Grenzen der Medizin, 1990, S. 5 ff (18).</text:span></text:p></text:note-body></text:note></text:span></text:p>
      <text:p text:style-name="P32"/>
      <text:p text:style-name="P1"><text:span text:style-name="T2">Insgesamt besteht im Gesundheitswesen die Tendenz, Verteilungsentscheidungen bei knappen medizinischen Ressourcen oberhalb der unteren Mikroallokationsebene zu umgehen und allumfassend auf den konkret behandelnden Arzt „abzuwälzen“.</text:span><text:span text:style-name="T2"><text:note text:id="ftn282" text:note-class="footnote"><text:note-citation>49</text:note-citation><text:note-body><text:p text:style-name="P700"><text:span text:style-name="T13"><text:s/>Darauf hinweisend etwa auch </text:span><text:span text:style-name="T15">Schürch</text:span><text:span text:style-name="T13">, Rationierung in der Medizin als Straftat, 2000, S. 251.</text:span></text:p></text:note-body></text:note></text:span><text:span text:style-name="T2"> Zutreffenderweise wird demgegenüber die Forderung erhoben, dass die Rationierungsentscheidungen, insbesondere die Festlegungen hinsichtlich der anzuwendenden Allokationskriterien, als institutionelle Angelegenheit unter Übernahme der Verantwortlichkeit für die entsprechenden Folgen, auf möglichst hoher Ebene getroffen werden sollten und sie nicht dem einzelnen Arzt aufzubürden.</text:span><text:span text:style-name="T2"><text:note text:id="ftn283" text:note-class="footnote"><text:note-citation>50</text:note-citation><text:note-body><text:p text:style-name="P700"><text:span text:style-name="T13"><text:s/>Vgl. </text:span><text:span text:style-name="T15">Fuchs</text:span><text:span text:style-name="T13">, Kostendämpfung und ärztlicher Standard, MedR 1993, S. 323 ff. (325 f.); </text:span><text:span text:style-name="T15">Künschner</text:span><text:span text:style-name="T13">, Wirtschaftlicher Behandlungsverzicht und Patientenauswahl, ZaeF 1993, S. 559 ff. (565); </text:span><text:span text:style-name="T15">Luf</text:span><text:span text:style-name="T13">, Verteilungsgerechtigkeit in der modernen Medizin, RdM 1997, S. 99 ff. (101); </text:span><text:span text:style-name="T15">Taupitz</text:span><text:span text:style-name="T13">, Gesundheitsversorgung bei Ressourcenknappheit, in: Nagel/Fuchs, (Hrsg.), Rationalisierung und Rationierung im deutschen Gesundheitswesen, 1998, S. 86 ff. (96 f); </text:span><text:span text:style-name="T15">Schreiber</text:span><text:span text:style-name="T13">, Individueller Behandlungsanspruch unter dem Kostenaspekt, ZaeFQ 2000, S. 846 ff. (850).</text:span></text:p></text:note-body></text:note></text:span><text:span text:style-name="T2"> Andernfalls würde die ethische Integrität des Vertrauensverhältnisses zwischen Arzt und Patient erheblichen Schaden nehmen.</text:span><text:span text:style-name="T2"><text:note text:id="ftn284" text:note-class="footnote"><text:note-citation>51</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28).</text:span></text:p></text:note-body></text:note></text:span><text:span text:style-name="T2"> Die Verteilung von knappen medizinischen Ressourcen nach einem weitgehend zentralisierten Verfahren reduziert die Entscheidungsspielräume des behandelnden Arztes vor Ort in einem erheblichen Maß. Der Patient hat ein erhöhtes Vertrauen zur Auswahlentscheidung des Arztes, wenn dieser insoweit nicht nach seinem subjektiven Gerechtigkeitsempfinden handelt, sondern von einer höheren Instanz in Form von bindenden Regeln vorgegebene Verteilungsgrundsätze lediglich umsetzen muss.</text:span><text:span text:style-name="T2"><text:note text:id="ftn285" text:note-class="footnote"><text:note-citation>52</text:note-citation><text:note-body><text:p text:style-name="P700"><text:span text:style-name="T13"><text:s/>So auch </text:span><text:span text:style-name="T15">Kliemt</text:span><text:span text:style-name="T13">, Gerechtigkeitskriterien in der Transplantationsmedizin, in: Nagel/Fuchs (Hrsg.), Soziale Gerechtigkeit im Gesundheitswesen, 1993, S. 262 ff. (266; 311).</text:span></text:p></text:note-body></text:note></text:span></text:p>
      <text:p text:style-name="P32"/>
      <text:p text:style-name="P1"><text:span text:style-name="T2">Allerdings ist die Forderung, Rationierungsentscheidungen möglichst „weit oben“ in der Abfolge der Ebenen zu treffen, auch nicht immer hilfreich. Die Rationierung manifestiert sich letztlich immer erst auf der Stufe der Vorenthaltung der medizinischen Leistung gegenüber dem konkreten Patienten. Infolgedessen muss über die Rationierung immer auch auf der Mikroebene entschieden werden.</text:span><text:span text:style-name="T2"><text:note text:id="ftn286" text:note-class="footnote"><text:note-citation>53</text:note-citation><text:note-body><text:p text:style-name="P700"><text:span text:style-name="T13"><text:s/>Vgl. </text:span><text:span text:style-name="T15">Schott</text:span><text:span text:style-name="T13">, Patientenauswahl und Organallokation, 2001, S. 46 f. Fn. 199.</text:span></text:p></text:note-body></text:note></text:span><text:span text:style-name="T2"> Die Entscheidungen auf der Makroebene verfügen nicht über die notwendige Präzision, um diese Feinverteilung bereits vorwegzunehmen und bis auf die unterste Ebene durchzuregeln. So kann nur der Arzt vor Ort die Dringlichkeit einer Behandlung bei einem Patienten prognostizieren. Schlussendlich kann und muss die Verteilungsentscheidung als solche letztlich im Einzelfall vom behandelnden Arzt selbst </text:span><text:span text:style-name="T6">hic et nunc</text:span><text:span text:style-name="T2"> vor Ort getroffen werden und er hat dafür auch immer die Letztverantwortung zu tragen.</text:span><text:span text:style-name="T2"><text:note text:id="ftn287" text:note-class="footnote"><text:note-citation>54</text:note-citation><text:note-body><text:p text:style-name="P71"><text:span text:style-name="T13"><text:s/>Vgl. </text:span><text:span text:style-name="T15">Schwemmer</text:span><text:span text:style-name="T13">, Ethische Probleme in der Transplantationsmedizin, in: Beckmann (Hrsg.), Fragen und Probleme einer medizinischen Ethik, 1996, S. 355 ff. (379); </text:span><text:span text:style-name="T15">Lachmann</text:span><text:span text:style-name="T13">, Die Vergabe von Organen, in: ders./Meuter (Hrsg.), Zur Gerechtigkeit der Organverteilung, 1997, S. 121 ff. (132); </text:span><text:span text:style-name="T15">Taupitz</text:span><text:span text:style-name="T13">, Gesundheitsversorgung bei Ressourcenknappheit, in: Nagel/Fuchs, (Hrsg.), Rationalisierung und Rationierung im deutschen Gesundheitswesen, 1998, S. 86 ff. (97).</text:span></text:p></text:note-body></text:note></text:span><text:span text:style-name="T2"> Die persönliche Verantwortung für eine rechtmäßige Patientenauswahl kann dem Arzt – insbesondere auch bei fehlender institutioneller Bereitschaft zur Bereitstellung von „abgesegneten“ Verteilungskriterien und eines allgemeinen Verfahrens – nicht abgenommen werden. Selbst wenn solche Vorgaben dem Arzt von der Makroebene zur Verfügung gestellt werden, verbleiben ihm die persönliche rechtliche Verantwortung für die korrekte Anwendung dieser Auswahlkriterien und die Beachtung der bereitgestellten Verfahrensregeln.</text:span></text:p>
      <text:p text:style-name="P32"/>
      <text:p text:style-name="P1"><text:span text:style-name="T2">Der Philosoph </text:span><text:span text:style-name="T6">Günther Patzig</text:span><text:span text:style-name="T2"> sieht denn auch die ethischen Probleme in erster Linie auf der unteren Mikroallokationsebene. Die Gerechtigkeitskomponente falle hier am stärksten ins Gewicht. Er begründet dies damit, dass die Makroallokation alle Mitglieder in der Gesellschaft in gleicher Weise betreffe, während „die Gefahr der Ungleichbehandlung oder gar Willkürentscheidung dort am größten“ ist, „wo es um die individuellen Interessen einer Einzelperson, des konkreten Patienten“ geht.</text:span><text:span text:style-name="T2"><text:note text:id="ftn288" text:note-class="footnote"><text:note-citation>55</text:note-citation><text:note-body><text:p text:style-name="P700"><text:span text:style-name="T13"><text:s/>Vgl. </text:span><text:span text:style-name="T15">Patzig</text:span><text:span text:style-name="T13">, Medizinische Verteilungsentscheidungen, in: Nagel /Fuchs (Hrsg.), Soziale Gerechtigkeit im Gesundheitswesen, 1993, S. 210 ff. (212); ähnl. bereits </text:span><text:span text:style-name="T15">Schöne-Seifert</text:span><text:span text:style-name="T13">, Verantwortungsprobleme in der medizinischen Mikroallokation, in: Sass (Hrsg.), Ethik und öffentliches Gesundheitswesen, 1988, S. 135 ff. (135), die in der Mikroallokation „das Kernproblem der Verteilungsentscheidungen in der Medizin“ sieht.</text:span></text:p></text:note-body></text:note></text:span><text:span text:style-name="T2"> Auch der Sozialwissenschaftler </text:span><text:span text:style-name="T6">Günter Feuerstein</text:span><text:span text:style-name="T2"> ist der Auffassung, dass sich die „ethischen Dilemmata der Rationierung medizinischer Ressourcen v.a. auf der Ebene der Mikroallokation lebenswichtiger Behandlungsverfahren (äußern)“.</text:span><text:span text:style-name="T2"><text:note text:id="ftn289" text:note-class="footnote"><text:note-citation>56</text:note-citation><text:note-body><text:p text:style-name="P700"><text:span text:style-name="T13"><text:s/>Vgl. </text:span><text:span text:style-name="T15">Feuerstein</text:span><text:span text:style-name="T13">, Symbolische Gerechtigkeit, in: ders./Kuhlmann (Hrsg.), Rationierung im Gesundheitswesen, 1998, S. 193 ff. (198).</text:span></text:p></text:note-body></text:note></text:span><text:span text:style-name="T2"> Die ethische und rechtliche Beurteilung der Triage soll sich deshalb in dieser Arbeit auf die Mikroallokationsstufe der unteren Ebene, also auf die konkreten Handlungen des Katastrophenmediziners im Einsatz, konzentrieren. Insbesondere die Heranziehung zur straf- und zivilrechtlichen Verantwortung wird sich im Regelfall allenfalls auf dieser Ebene ergeben, sodass die Verteilungsentscheidungen auf der Makroebene in der vorliegenden Arbeit nur am Rande betrachtet werden sollen.</text:span><text:span text:style-name="T2"><text:note text:id="ftn290" text:note-class="footnote"><text:note-citation>57</text:note-citation><text:note-body><text:p text:style-name="P700"><text:span text:style-name="T13"><text:s/>Auch der Jurist </text:span><text:span text:style-name="T15">v. Maydell</text:span><text:span text:style-name="T13"> sieht besondere Probleme juristischer Art im Rahmen der Rationierung v.a. auf der Mikroebene, vgl. Rationierung in unterschiedlichen Gesundheitssystemen, in: ArztR 2005, S. 88 ff. (90).</text:span></text:p></text:note-body></text:note></text:span></text:p>
      <text:p text:style-name="P32"/>
      <text:h text:style-name="Heading_20_4" text:outline-level="4">Formen</text:h>
      <text:p text:style-name="P32">In der Debatte um die gerechte Verteilung von knappen Gesundheitsgütern wird regelmäßig zwischen verschiedenen Rationierungsformen unterschieden:</text:p>
      <text:p text:style-name="P32"/>
      <text:h text:style-name="Heading_20_5" text:outline-level="5">Weich und Hart</text:h>
      <text:p text:style-name="P1"><text:span text:style-name="T2">Zum einen wird zwischen weicher und harter Rationierung</text:span><text:alphabetical-index-mark text:string-value="- Formen" text:key1="Rationierung"/><text:span text:style-name="T2"> differenziert. Letztere schließt, im Gegensatz zur ersteren, ein Ausweichen auf den freien privaten Gesundheitsmarkt zur Beschaffung weiterer Gesundheitsgüter, über das Maß der Zuteilung vom Staat hinaus aus.</text:span><text:span text:style-name="T2"><text:note text:id="ftn291" text:note-class="footnote"><text:note-citation>58</text:note-citation><text:note-body><text:p text:style-name="P700"><text:span text:style-name="T13"><text:s/>Vgl. </text:span><text:span text:style-name="T15">Schürch</text:span><text:span text:style-name="T13">, Rationierung in der Medizin als Straftat, 2000, S. 51 ff.; </text:span><text:span text:style-name="T15">Nettesheim</text:span><text:span text:style-name="T13">, Rationierung in der Gesundheitsversorgung, VerwArch 2002, S. 315 ff. (319).</text:span></text:p></text:note-body></text:note></text:span><text:span text:style-name="T2"> So ist es etwa im Fall der Triage im Katastrophenfall oder im Bereich der Organtransplantation, da gemäß §§ 17 - 20 TPG</text:span><text:span text:style-name="T2"><text:note text:id="ftn292" text:note-class="footnote"><text:note-citation>59</text:note-citation><text:note-body><text:p text:style-name="P700"><text:span text:style-name="T13"><text:s/>BGBl. I 1997, S. 2631 ff.</text:span></text:p></text:note-body></text:note></text:span><text:span text:style-name="T2"> i.V.m. § 134 BGB der Organhandel legal nicht möglich ist. Von einer weichen Rationierung kann auch gesprochen werden, wenn die entsprechenden medizinischen Leistungen zwar nicht von der Gesetzlichen Krankenversicherung abgedeckt, aber durch eine private Zusatzversicherung bezahlt werden.</text:span><text:span text:style-name="T2"><text:note text:id="ftn293" text:note-class="footnote"><text:note-citation>60</text:note-citation><text:note-body><text:p text:style-name="P700"><text:span text:style-name="T13"><text:s/>Vgl. </text:span><text:span text:style-name="T15">Fuchs</text:span><text:span text:style-name="T13">, Was heißt hier Rationierung?, in: Nagel/Fuchs, (Hrsg.), Rationalisierung und Rationierung im deutschen Gesundheitswesen, 1998, S. 42 ff. (44); </text:span><text:span text:style-name="T15">Herb</text:span><text:span text:style-name="T13">, Verteilungsgerechtigkeit in der Medizin, 2002, S. 56; </text:span><text:span text:style-name="T15">Breyer/Schultheiss</text:span><text:span text:style-name="T13">, Altersbezogene Rationierung von Gesundheitsleistungen?, in: Wille (Hrsg.), Rationierung im Gesundheitswesen und ihre Alternativen, 2003, S. 169 ff. (173).</text:span></text:p></text:note-body></text:note></text:span></text:p>
      <text:p text:style-name="P32"/>
      <text:h text:style-name="Heading_20_5" text:outline-level="5">Direkt und Indirekt</text:h>
      <text:p text:style-name="P1"><text:span text:style-name="T2">Zum anderen wird zwischen direkter und indirekter Rationierung unterschieden. Orientiert an den Ebenen der Rationierung, liegt erstere auf der Mikroallokationsebene II vor, also wenn der Arzt über die Behandlung eines konkreten, identifizierbaren Menschenlebens entscheiden muss. Oberhalb dieser Ebene erfolgt hingegen eine indirekte Rationierung. Dort wird eine Entscheidung über die Behandlung und gegebenenfalls Rettung von statistischen Menschen gefällt. Eine solche indirekte Rationierung liegt etwa auch dann vor, wenn der Gesetzgeber bei der Festlegung des Leistungskatalogs im Rahmen der gesetzlichen Krankenversicherung bestimmte Therapieformen von der Erstattung ausschließt.</text:span><text:span text:style-name="T2"><text:note text:id="ftn294" text:note-class="footnote"><text:note-citation>61</text:note-citation><text:note-body><text:p text:style-name="P700"><text:span text:style-name="T13"><text:s/>Vgl. </text:span><text:span text:style-name="T15">Oberender</text:span><text:span text:style-name="T13">, Medizin zw. Rationalisierung und Rationierung, in: ders. (Hrsg.), Rationalisierung u. Rationierung im Gesundheitswesen, 1996, S. 9 ff. (13 f.); </text:span><text:span text:style-name="T15">Herb</text:span><text:span text:style-name="T13">, Verteilungsgerechtigkeit in d. Medizin, 2002, S. 56 f.</text:span></text:p></text:note-body></text:note></text:span></text:p>
      <text:p text:style-name="P32"/>
      <text:h text:style-name="Heading_20_5" text:outline-level="5">Verdeckt und Offen</text:h>
      <text:p text:style-name="P1"><text:span text:style-name="T2">Des Weiteren wird differenziert zwischen verdeckter und offener Rationierung. Erstere ist im Gegensatz zur zweiten gegeben, wenn keine Transparenz über die Verteilungskriterien besteht bzw. die Rationierung als solche nicht deklariert wird, sondern verschleiert erfolgt.</text:span><text:span text:style-name="T2"><text:note text:id="ftn295" text:note-class="footnote"><text:note-citation>62</text:note-citation><text:note-body><text:p text:style-name="P700"><text:span text:style-name="T13"><text:s/>Vgl. </text:span><text:span text:style-name="T15">Fuchs</text:span><text:span text:style-name="T13">, Was heißt hier Rationierung?, in: Nagel/Fuchs, (Hrsg.), Rationalisierung und Rationierung, 1998, S. 42 ff. (44); </text:span><text:span text:style-name="T15">Herb</text:span><text:span text:style-name="T13">, Verteilungsgerechtigkeit in der Medizin, 2002, S. 57 f.</text:span></text:p></text:note-body></text:note></text:span><text:span text:style-name="T2"> Rationierungsentscheidungen und damit regelmäßig verbundene existenzielle Patientenauswahlentscheidungen werden in der Regel nicht offen als solche deklariert, sondern verbergen sich hinter anderen Zugangshindernissen zu einer medizinischen Behandlung. Eine verdeckte Rationierung stellt z.B. die personelle Unterbesetzung von Krankenstationen dar.</text:span></text:p>
      <text:p text:style-name="P32"/>
      <text:p text:style-name="P1"><text:span text:style-name="T2">Auch hinter dem Deckmantel des medizinischen Standards bzw. der Indikation verstecken sich oftmals existenzielle Patientenauswahlentscheidungen.</text:span><text:span text:style-name="T2"><text:note text:id="ftn296" text:note-class="footnote"><text:note-citation>63</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2); </text:span><text:span text:style-name="T15">Kautzky/Illhardt/Künschner</text:span><text:span text:style-name="T13">, Selektion, in: Eser/v. Lutterotti/ Sporken (Hrsg.), Lexikon - Medizin, Ethik, Recht, 1989, Sp. 1043; </text:span><text:span text:style-name="T15">Künschner</text:span><text:span text:style-name="T13">, Wirtschaftlicher Behandlungsverzicht und Patientenauswahl, 1992, S. 66 ff., 187, 314 m.w.N.; </text:span><text:span text:style-name="T15">V.H. Schmidt</text:span><text:span text:style-name="T13">, Ist die Verteilung knapper medizinischer Gesundheitsgüter ein medizinisches Problem?, in: Lachmann/Meuter (Hrsg.), Zur Gerechtigkeit der Organverteilung, 1997, S. 49 ff. (52).</text:span></text:p></text:note-body></text:note></text:span><text:span text:style-name="T2"> Der medizinische Standard entwickelt sich unbemerkt hinter den formlosen Verfahrenschemata der Praxis, basiert auf persönlicher Intuition und besteht in den Zielen und Ergebnissen „üblicher“ Versorgung in einem bestimmten Subsystem. Letztlich bedeutet die Wahl eines jeden anderen Standards als der (technischen) Machbarkeit, dass eine Rationierung stattfindet, dass gewisse Krankheitsrisiken, -wahrscheinlichkeiten und -grade akzeptiert werden - meist ohne viel Reflexion als Bestandteil „guter“ medizinischer Versorgung.</text:span><text:span text:style-name="T2"><text:note text:id="ftn297" text:note-class="footnote"><text:note-citation>64</text:note-citation><text:note-body><text:p text:style-name="P700"><text:span text:style-name="T13"><text:s/>Vgl. </text:span><text:span text:style-name="T15">Schöne-Seifert</text:span><text:span text:style-name="T13">, Verantwortungsprobleme in der medizin. Mikroallokation, in: Sass (Hrsg.), Ethik und öffentliches Gesundheitswesen, 1988, S. 135 ff. (142); </text:span><text:span text:style-name="T15">Kersting</text:span><text:span text:style-name="T13">, Egalitäre Grundversorgung und Rationierungsethik, in: Gutmann/Schmidt, V.H. (Hrsg.), Rationierung u. Allokation im Gesundheitswesen, 2002, S. 41 ff. (64).</text:span></text:p></text:note-body></text:note></text:span><text:span text:style-name="T2"> So kommt es im klinischen Alltag oft zu medizinischen Grenzüberschreitungen, bei denen in medizinische Entscheidungen nichtmedizinische Faktoren bzw. Wertvorstellungen mit einfließen. Bekanntestes Beispiel ist die in Großbritannien gängige Praxis, Dialysepatienten ab einem Alter oberhalb von etwa 60 Jahren abzulehnen, obwohl medizinische Gründe dafür in vielen Fällen nicht auszumachen sind.</text:span><text:span text:style-name="T2"><text:note text:id="ftn298" text:note-class="footnote"><text:note-citation>65</text:note-citation><text:note-body><text:p text:style-name="P700"><text:span text:style-name="T13"><text:s/>Vgl. </text:span><text:span text:style-name="T15">Fuchs</text:span><text:span text:style-name="T13">, Kostendämpfung und ärztlicher Standard, MedR 1993, S. 323 ff. (324); </text:span><text:span text:style-name="T15">Künschner</text:span><text:span text:style-name="T13">, Wirtschaftlicher Behandlungsverzicht und Patientenauswahl, ZaeF 1993, S. 559 ff. (564); </text:span><text:span text:style-name="T15">Feuerstein</text:span><text:span text:style-name="T13">, Das Transplantationssystem, 1995, S. 240 jew. m.w.N.</text:span></text:p></text:note-body></text:note></text:span><text:span text:style-name="T2"> Die Begründung, eine medizinische Maßnahme sei bei dem, beispielsweise „zu alten“, Patienten nicht indiziert, lässt sich mit viel größerer Akzeptanz vermitteln (sog. „barmherzige Lüge“</text:span><text:span text:style-name="Footnote_20_Symbol"><text:span text:style-name="T2"> </text:span></text:span><text:span text:style-name="T2"><text:note text:id="ftn299" text:note-class="footnote"><text:note-citation>66</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2).</text:span></text:p></text:note-body></text:note></text:span><text:span text:style-name="T2">) als die der Wirklichkeit näher kommende Begründung, die Behandlung sei zwar medizinisch möglich, aber der Patient müsse wegen der vorrangigen Behandlung eines anderen, beispielsweise jüngeren Patienten leider zurückstehen und sterben.</text:span></text:p>
      <text:p text:style-name="P32"/>
      <text:p text:style-name="P1"><text:span text:style-name="T2">Besonders problematisch sind sog. psychosoziale Indikationsmerkmale, im Rahmen derer geistige und seelische Eigenschaften (emotionale Stabilität, Intellekt, Charakter, Mindestmaß an Einsicht und Disziplin, sog. Compliance) zu Verteilungskriterien (etwa in der Transplantationsmedizin) werden können. So fließen oftmals sozialmoralische Urteile in die Formulierung der medizinischen Indikation ein, welche damit leicht zu einem Diskriminierungsinstrument hinsichtlich Personen werden kann, deren Lebensweise nicht den als „normal“ geltenden Standards entspricht.</text:span><text:span text:style-name="T2"><text:note text:id="ftn300" text:note-class="footnote"><text:note-citation>67</text:note-citation><text:note-body><text:p text:style-name="P700"><text:span text:style-name="T13"><text:s/>Vgl. </text:span><text:span text:style-name="T15">V.H. Schmidt</text:span><text:span text:style-name="T13">, Ist die Verteilung knapper medizinischer Gesundheitsgüter ein medizinisches Problem?, in: Lachmann/Meuter (Hrsg.), Zur Gerechtigkeit der Organverteilung, 1997, S. 49 ff. (57 f.).</text:span></text:p></text:note-body></text:note></text:span></text:p>
      <text:p text:style-name="P32"/>
      <text:p text:style-name="P1"><text:span text:style-name="T2">Auch wenn der Indikationsbegriff nicht um eine derartige sozialmoralische Komponente erweitert wird, so wird von vielen Ärzten doch bereits bei der Indikationsstellung die „große Zahl von Wartenden“ berücksichtigt.</text:span><text:span text:style-name="T2"><text:note text:id="ftn301" text:note-class="footnote"><text:note-citation>68</text:note-citation><text:note-body><text:p text:style-name="P700"><text:span text:style-name="T13"><text:s/>Vgl. </text:span><text:span text:style-name="T15">V.H. Schmidt</text:span><text:span text:style-name="T13">, Politik der Organverteilung, 1996, S. 55 f.</text:span></text:p></text:note-body></text:note></text:span><text:span text:style-name="T2"> Alltägliche ärztliche Indikationsentscheidungen tragen so unter dem Deckmantel vermeintlicher technisch-wissenschaftlicher Objektivität – insbesondere hinter unbestimmten Rechtsbegriffen, wie medizinische Notwendigkeit, Behandlungsbedürftigkeit etc. – allokativen Charakter.</text:span><text:span text:style-name="T2"><text:note text:id="ftn302" text:note-class="footnote"><text:note-citation>69</text:note-citation><text:note-body><text:p text:style-name="P700"><text:span text:style-name="T13"><text:s/>Vgl. </text:span><text:span text:style-name="T15">Künschner</text:span><text:span text:style-name="T13">, Wirtschaftlicher Behandlungsverzicht und Patientenauswahl, 1992, S. 186 f., 384; </text:span><text:span text:style-name="T15">Uhlenbruck</text:span><text:span text:style-name="T13">, Rechtliche Grenzen einer Rationierung, in: MedR 1995, S. 427 ff. (431).</text:span></text:p></text:note-body></text:note></text:span><text:span text:style-name="T2"> Die zum Teil propagierte (scheinbar) fehlende rechtspraktische Relevanz von existenziellen Konfliktsituationen vom Typus der Triage im Gesundheitswesen</text:span><text:span text:style-name="T2"><text:note text:id="ftn303" text:note-class="footnote"><text:note-citation>70</text:note-citation><text:note-body><text:p text:style-name="P700"><text:span text:style-name="T13"><text:s/>I.d.S. etwa </text:span><text:span text:style-name="T15">Kuhlendahl</text:span><text:span text:style-name="T13">, Ärztlicher Entscheidungsspielraum, FS Bockelmann, 1979, S. 465 ff. (465), zur Alltagsmedizin auf der Intensivstation: „wirklichkeitsfremd“; </text:span><text:span text:style-name="T15">Uhlenbrock</text:span><text:span text:style-name="T13">, Katastrophenmedizin und Ethikdiskussion, in: ders. (Hrsg.), Mobilmachung für die Heimatfront, 1983, S. 125 ff. (137 ff.): „nach dem 2. Weltkrieg in Europa keine Katastrophe, welche die Anwendung katastrophenmedizinischer Maßnahmen der Massenmedizin notwendig gemacht hätte“; ähnl. </text:span><text:span text:style-name="T15">Goltermann</text:span><text:span text:style-name="T13">, Triage als zentrales Merkmal, in: Mayer (Hrsg.), Katas-trophenmedizin, 1987, S. 8 ff. (17).</text:span></text:p></text:note-body></text:note></text:span><text:span text:style-name="T2"> ist daher nicht auf das Fehlen solcher Konfliktsituationen, sondern weitgehend darauf zurückzuführen, dass die Kollision der Behandlungspflichten durch entsprechende Definition von „medizinischen“ Behandlungsstandards und Indikationsstellungen (unter Berücksichtigung von Behandlungsinteressen Dritter) schon im Vorfeld weitgehend vermieden wird.</text:span><text:span text:style-name="T2"><text:note text:id="ftn304" text:note-class="footnote"><text:note-citation>71</text:note-citation><text:note-body><text:p text:style-name="P700"><text:span text:style-name="T13"><text:s/>So auch </text:span><text:span text:style-name="T15">Künschner</text:span><text:span text:style-name="T13">, Wirtschaftlicher Behandlungsverzicht und Patientenauswahl, 1992, S. 311 ff.; </text:span><text:span text:style-name="T15">B.-R. Kern</text:span><text:span text:style-name="T13">, Das Spannungsverhältnis zwischen Haftungsrecht und Kassenarztrecht, MedR 2004, S. 300 ff. (303), spricht für den Bereich der GKV von einer „sich jeden Kontrolle entziehenden Fremdbestimmung des ärztlichen Standards unter stark wirtschaftlich bestimmten Vorgaben“; es handle sich mittlerweile „nicht mehr um einen medizi-nischen Standard, sondern um einen überwiegend fremdbestimmten medizinisch-wirtschaftlichen Standard“.</text:span></text:p></text:note-body></text:note></text:span></text:p>
      <text:p text:style-name="P32"/>
      <text:h text:style-name="Heading_20_5" text:outline-level="5">Implizit und Explizit</text:h>
      <text:p text:style-name="P1"><text:span text:style-name="T2">Eng mit der Abgrenzung von offener/verdeckter Rationierung und oft synonym verwendet</text:span><text:span text:style-name="T2"><text:note text:id="ftn305" text:note-class="footnote"><text:note-citation>72</text:note-citation><text:note-body><text:p text:style-name="P700"><text:span text:style-name="T13"><text:s/>Etwa von </text:span><text:span text:style-name="T15">Schmidt, V.H./Gutmann</text:span><text:span text:style-name="T13">, Einleitung, in: Gutmann/Schmidt, V.H. (Hrsg.), Rationierung und Allokation im Gesundheitswesen, 2002, S. 7 ff. (24.); </text:span><text:span text:style-name="T15">Schürch</text:span><text:span text:style-name="T13">, Rationierung in der Medizin als Straftat, 2000, S. 51 f. </text:span></text:p></text:note-body></text:note></text:span><text:span text:style-name="T2"> ist die Differenzierung zwischen impliziter und expliziter Rationierung. Als eine implizite Rationierung wird eine vom System (z.B. durch Kapazitätsplanung im Bereich des Rettungswesens oder hinsichtlich der Behandlung von Schwerstverbrennungen; durch die Bildung medizinischer Standards) oder der Natur (z.B. bei Organknappheit) angelegte Notwendigkeit der Mittelzuteilung bezeichnet. Von einer expliziten Rationierung wird demgegenüber bei einer bewussten Nichtgewährung von medizinischen Leistungen an bestimmte Patienten nach festgelegten Regeln gesprochen.</text:span><text:span text:style-name="T2"><text:note text:id="ftn306" text:note-class="footnote"><text:note-citation>73</text:note-citation><text:note-body><text:p text:style-name="P700"><text:span text:style-name="T13"><text:s/>Vgl. </text:span><text:span text:style-name="T15">Fuchs</text:span><text:span text:style-name="T13">, Was heißt hier Rationierung?, in: Nagel/Fuchs, (Hrsg.), Rationalisierung und Rationierung im deutschen Gesundheitswesen, 1998, S. 42 ff. (45); </text:span><text:span text:style-name="T15">Obermann</text:span><text:span text:style-name="T13">, Rationierung in der Medizin aus ökonomischer Sicht, Med.Klin. 1999, S. 110 ff. (113); </text:span><text:span text:style-name="T15">Breyer/Schultheiss</text:span><text:span text:style-name="T13">, Altersbezogene Rationierung von Gesundheitsleistungen?, in: Wille (Hrsg.), Rationierung im Gesundheitswesen und ihre Alternativen, 2003, S. 169 ff. (174).</text:span></text:p></text:note-body></text:note></text:span></text:p>
      <text:p text:style-name="P32"/>
      <text:h text:style-name="Heading_20_5" text:outline-level="5">Einordnung der Triage</text:h>
      <text:p text:style-name="P1"><text:span text:style-name="T2">Eine klare Trennung zwischen den Formen der Rationierung</text:span><text:alphabetical-index-mark text:string-value="- Einordnung der Triage" text:key1="Rationierung"/><text:span text:style-name="T2"> ist nicht immer möglich, zumal hinsichtlich der Verteilung eines bestimmten medizinischen Gutes (z.B. Organe) selbstverständlich verschiedenen Formen der Rationierung parallel vorliegen können. So handelt es sich bei der vorgeschlagenen Triage in der Katastrophenmedizin um eine harte Rationierung, da ein „Zukauf“ von medizinischen Leistungen auf dem Markt in der Kürze der zur Verfügung stehenden Zeit und wegen des geringen Angebots nicht möglich ist. Die Rationierung geschieht in der Regel offen, da der Mangel an Ressourcen den Patienten aufgrund der offensichtlichen Knappheitslage bekannt sein wird. Soweit das Versorgungsdefizit dem Patienten nicht bewusst ist, liegt eine verdeckte Rationierung vor. Die Mittelzuteilung erfolgt direkt, da sie im Einzelfall vom Arzt auf der unteren Mikroallokationsebene vorgenommen wird, sie geschieht aber auch indirekt, da die Behandlungskapazitäten für den Katastrophenfall oberhalb dieser Ebene festgelegt werden. Es handelt sich insofern zudem um eine implizite Rationierung, da die Knappheit zum Teil vom System sowie von der Natur vorgegeben ist. Es liegt aber ebenso eine explizite Rationierung vor, da die sog. „Hoffnungslosen“ von der rettendenden Behandlung zunächst bewusst ausgeschlossen werden.</text:span></text:p>
      <text:p text:style-name="P32"/>
      <text:p text:style-name="P1"><text:span text:style-name="T2">Die Fragen der gerechten Verteilung knapper medizinischer Leistungen stellen sich jedoch letztlich unabhängig davon, welche Form der Rationierungssituation man schon oder noch nicht für gegeben hält. Allein das partielle Vorliegen einer Rationierungssituation löst die Problematik der richtigen Verteilung für den Verantwortlichen aus.</text:span><text:span text:style-name="T2"><text:note text:id="ftn307" text:note-class="footnote"><text:note-citation>74</text:note-citation><text:note-body><text:p text:style-name="P700"><text:span text:style-name="T13"><text:s/>Darauf hinweisend auch </text:span><text:span text:style-name="T15">Herb</text:span><text:span text:style-name="T13">, Verteilungsgerechtigkeit in der Medizin, 2002, S. 63.</text:span></text:p></text:note-body></text:note></text:span></text:p>
      <text:p text:style-name="P32"/>
      <text:h text:style-name="Heading_20_4" text:outline-level="4">Notwendigkeit von offenen und expliziten Entscheidungen</text:h>
      <text:p text:style-name="P1"><text:span text:style-name="T2">In der Rationierungsdebatte wird zu Recht und als Voraussetzung einer hohen Akzeptanz immer wieder die Notwendigkeit von transparenten und expliziten Verteilungsentscheidungen betont.</text:span><text:span text:style-name="T2"><text:note text:id="ftn308" text:note-class="footnote"><text:note-citation>75</text:note-citation><text:note-body><text:p text:style-name="P700"><text:span text:style-name="T13"><text:s/>Vgl. </text:span><text:span text:style-name="T15">Schöne-Seifert</text:span><text:span text:style-name="T13">, Verantwortungsprobleme in der medizinischen Mikroallokation, in: Sass (Hrsg.), Ethik und öffentliches Gesundheitswesen, 1988, S. 135 ff. (148 f.); </text:span><text:span text:style-name="T15">Künschner</text:span><text:span text:style-name="T13">, Wirtschaftlicher Behandlungsverzicht und Patientenauswahl, ZaeF 1993, S. 559 ff. (564); </text:span><text:span text:style-name="T15">Illhardt/Piechowiak</text:span><text:span text:style-name="T13">, Mittelverteilung, in: Kahlke/Reiter-Theil (Hrsg.), Ethik in der Medizin, 1995, S. 126 ff. (128); </text:span><text:span text:style-name="T15">Nettesheim</text:span><text:span text:style-name="T13">, Rationierung in der Gesundheitsversorgung, VerwArch 2002, S. 315 ff. (348); </text:span><text:span text:style-name="T15">B.-R. Kern</text:span><text:span text:style-name="T13">, Haftungsrechtliche Aspekte bei Abweichung von medizinischen Qualitätsstandards und qualitätssichernden Vorgaben in der gesetzlichen Krankenversicherung, GesR 2002, S. 5 ff. (9); </text:span><text:span text:style-name="T15">ders</text:span><text:span text:style-name="T13">., Das Spannungsverhältnis zwischen Haftungsrecht u. Kassenarztrecht, MedR 2004, S. 300 ff. (302); </text:span><text:span text:style-name="T15">Kopetsch</text:span><text:span text:style-name="T13">, Überlegungen zur einer selbstbestimmten Rationierung, RPG 2005, S. 51 ff. (52 f.).</text:span></text:p></text:note-body></text:note></text:span><text:span text:style-name="T2"> In der Praxis wird die transparente und explizite Wahl von Verteilungskriterien jedoch weitgehend vermieden, um allen betroffenen Parteien die sozialen Kosten fundamentaler Wertkonflikte zu ersparen.</text:span><text:span text:style-name="T2"><text:note text:id="ftn309" text:note-class="footnote"><text:note-citation>76</text:note-citation><text:note-body><text:p text:style-name="P700"><text:span text:style-name="T13"><text:s/>Vgl. </text:span><text:span text:style-name="T15">Schöne-Seifert</text:span><text:span text:style-name="T13">, Verantwortungsprobleme in der medizinischen Mikroallokation, in: Sass (Hrsg.), Ethik und öffentliches Gesundheitswesen, 1988, S. 135 ff. (143).</text:span></text:p></text:note-body></text:note></text:span><text:span text:style-name="T2"> Die derzeitige weitgehende Verschleierung der angewandten Allokationskriterien durch sog. „barmherzige Lügen“ (insbes. durch Wegdefinierung von Behandlungsbedarf, Vorschieben von „medizinischen“ Ausschlussgründen) ist nicht funktionslos. Sie dient der Aufrechterhaltung fundamentaler gesellschaftlicher Wertvorstellungen, wie der Unersetzlichkeit und Unabwägbarkeit des einzelnen menschlichen Lebens</text:span><text:span text:style-name="T2"><text:note text:id="ftn310" text:note-class="footnote"><text:note-citation>77</text:note-citation><text:note-body><text:p text:style-name="P700"><text:span text:style-name="T13"><text:s/>s. dazu näher unter § 7 C IV 2.</text:span></text:p></text:note-body></text:note></text:span><text:span text:style-name="T2"> sowie der uneingeschränkten Aufrechterhaltung des traditionellen Arztbildes als „Anwalt des Patienten“. Sie hat damit wesentliche Auswirkungen auf die Arzt-Patienten-Beziehung, deren Grundpfeiler ein intaktes Vertrauensverhältnis darstellt.</text:span><text:span text:style-name="T2"><text:note text:id="ftn311" text:note-class="footnote"><text:note-citation>78</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2); ebenso </text:span><text:span text:style-name="T15">Andreae/Theurl</text:span><text:span text:style-name="T13">, Probleme der Zuteilung von Ressourcen in Ausnahmesituationen, Das Beispiel Gesundheitswesen, in: Ökonom. Grenzen der Medizin, 1990, S. 5 ff (32). </text:span></text:p></text:note-body></text:note></text:span><text:span text:style-name="T2"> Zudem ist für einen Patienten das Wissen nicht mangels medizinischer Möglichkeiten sondern allein aufgrund knapper Ressourcen sterben zu müssen, oftmals schwer zu ertragen, weshalb die Betroffenen keineswegs immer auf eine umfassende Aufklärung dringen.</text:span><text:span text:style-name="T2"><text:note text:id="ftn312" text:note-class="footnote"><text:note-citation>79</text:note-citation><text:note-body><text:p text:style-name="P700"><text:span text:style-name="T13"><text:s/>Vgl. </text:span><text:span text:style-name="T15">Kracht/Tapp</text:span><text:span text:style-name="T13">, Allokationsprobleme aus der Sicht der Patienten, in: Lachmann/Meuter (Hrsg.), Zur Gerechtigkeit der Organverteilung, 1997, S. 39 ff. (42), die als Sprecher eine Selbsthilfegruppe von Organtransplantierten ein „Recht auf Nichtwissen“ fordern.</text:span></text:p></text:note-body></text:note></text:span><text:span text:style-name="T2"> Der implizite Charakter der Rationierung erlaubt es eher, die Fiktion aufrechtzuerhalten, der Tod sei schicksalhaft und nicht das Ergebnis spezifischer Rationierungsentscheidungen.</text:span><text:span text:style-name="T2"><text:note text:id="ftn313" text:note-class="footnote"><text:note-citation>80</text:note-citation><text:note-body><text:p text:style-name="P700"><text:span text:style-name="T13"><text:s/>Vgl. </text:span><text:span text:style-name="T15">Breyer/Schultheiss</text:span><text:span text:style-name="T13">, „Alter“ als Kriterium, in: Gutmann/Schmidt, V.H. (Hrsg.), Rationierung und Allokation im Gesundheitswesen, 2002, S. 121 ff. (129) m.w.N.</text:span></text:p></text:note-body></text:note></text:span></text:p>
      <text:p text:style-name="P32"/>
      <text:p text:style-name="P1"><text:span text:style-name="T2">Im Rahmen einer verdeckten Rationierung leiden aber v.a. die sozial Schwachen (Alte, Behinderte, Schwerkranke etc.).</text:span><text:span text:style-name="T2"><text:note text:id="ftn314" text:note-class="footnote"><text:note-citation>81</text:note-citation><text:note-body><text:p text:style-name="P700"><text:span text:style-name="T13"><text:s/>Vgl. </text:span><text:span text:style-name="T15">Leist</text:span><text:span text:style-name="T13">, Rationierung in der Praxis, in: Dietrich/Imhoff/Kliemt (Hrsg.), Mikroallokation medizinischer Ressourcen, 2003, S. 25 ff. (28).</text:span></text:p></text:note-body></text:note></text:span><text:span text:style-name="T2"> In einer demokratischen dem menschenrechtlichen Egalitarismus verpflichteten Gesellschaft wie der Bundesrepublik Deutschland muss eine offene explizite Rationierungsregelung einer verschleierten impliziten vorgezogen werden, da eine in diesem Rahmen stattfindende freie Diskussion aller zu mehr Kontrolle, Nachvollziehbarkeit und Zustimmung führen würde.</text:span><text:span text:style-name="T2"><text:note text:id="ftn315" text:note-class="footnote"><text:note-citation>82</text:note-citation><text:note-body><text:p text:style-name="P700"><text:span text:style-name="T13"><text:s/>Vgl. </text:span><text:span text:style-name="T15">Obermann</text:span><text:span text:style-name="T13">, Rationierung in der Medizin aus ökonomischer Sicht, Med.Klin. 1999, S. 110 ff. (113); </text:span><text:span text:style-name="T15">Kersting</text:span><text:span text:style-name="T13">, Egalitäre Grundversorgung und Rationierungsethik, in: Gutmann/Schmidt, V.H. (Hrsg.), Rationierung und Allokation im Gesundheitswesen, 2002, S. 41 ff. (68 f.); </text:span><text:span text:style-name="T15">Birnbacher</text:span><text:span text:style-name="T13">, Allokation und Rationierung, in: Gutmann/Schmidt, V.H. (Hrsg.), Rationierung und Allokation im Gesundheitswesen, 2002, S. 91 ff. (108); </text:span><text:span text:style-name="T15">Gutmann</text:span><text:span text:style-name="T13">, Gleichheit vor der Rationierung, in: ders./Schmidt, V.H. (Hrsg.), Rationierung und Allokation im Gesundheitswesen, 2002, S. 179 ff. (181). Näher zum verfassungsrechtlichen Erfordernis einer insoweitigen gesetzlichen Regelung durch den demokratisch legitimierten Gesetzgeber nach der „Wesentlichkeitsrechtsprechung“ des BVerfGs siehe unter § 7 D.</text:span></text:p></text:note-body></text:note></text:span><text:span text:style-name="T2"> Dies gilt nicht nur für die behandelnden Ärzte, die sich im Rahmen gesellschaftlich akzeptierter transparenter Kriterien und damit in Rechtssicherheit wissen. Insbesondere für den negativ von der Auswahl betroffenen Patienten ist die Entscheidung über seine Vernachlässigung viel eher nachvollziehbar und akzeptierbar, wenn die Auswahlentscheidung im Rahmen eines vorher von der objektiven Rechtsordnung bzw. dem Gesetzgeber aufgestellten grundrechtskonformen Verfahren einschließlich der Berücksichtigung entsprechender Auswahlkriterien gefallen ist.</text:span><text:span text:style-name="T2"><text:note text:id="ftn316" text:note-class="footnote"><text:note-citation>83</text:note-citation><text:note-body><text:p text:style-name="P700"><text:span text:style-name="T13"><text:s/>Vgl. </text:span><text:span text:style-name="T15">Fuchs</text:span><text:span text:style-name="T13">, Was heißt hier Rationierung?, in: Nagel/Fuchs (Hrsg.), Rationalisierung und Rationierung im deutschen Gesundheitswesen, 1998, S. 42 ff. (44); </text:span><text:span text:style-name="T15">Scheid</text:span><text:span text:style-name="T13">, Grund und Grenzfragen der Pflichtenkollision, 2000, S. 47; </text:span><text:span text:style-name="T15">Conrads</text:span><text:span text:style-name="T13">, Rechtliche Grundsätze der Organallokation, 2000, S. 199, 228.</text:span></text:p></text:note-body></text:note></text:span><text:span text:style-name="T2"> </text:span><text:span text:style-name="T6">Bettina Schöne-Seifert </text:span><text:span text:style-name="T2">formulierte bereits 1988: „Es ist eine – unglückliche – Sache, mit 80 Jahren etwa kein künstliches Hüftgelenk mehr implantiert zu bekommen, wissend, dass es allen anderen genauso ginge; aber es ist eine andere – nämlich unfaire – Sache, wenn einem diese Behandlung aufgrund inkonsistenter Rationierung durch Ärzte oder Kostenträger verweigert wird, die hinter medizinischen Indikationsnormen ihre moralischen Intuitionen, Idiosynkrasien, Ignoranz oder finanzielle Interessen verbergen können“.</text:span><text:span text:style-name="T2"><text:note text:id="ftn317" text:note-class="footnote"><text:note-citation>84</text:note-citation><text:note-body><text:p text:style-name="P700"><text:span text:style-name="T13"><text:s/></text:span><text:span text:style-name="T15">Schöne-Seifert</text:span><text:span text:style-name="T13">, Verantwortungsprobleme in der medizinischen Mikroallokation, in: Sass (Hrsg.), Ethik und öffentliches Gesundheitswesen, 1988, S. 135 ff. (148 f.).</text:span></text:p></text:note-body></text:note></text:span><text:span text:style-name="T2"> Außerdem kann dann, zumindest für Teilbereiche der medizinischen Versorgung in denen eine weiche Rationierung möglich ist, jeder im Zweifel selbst Vorsorge treffen und sich privat gegen drohende Behandlungsausschlüsse absichern.</text:span><text:span text:style-name="T2"><text:note text:id="ftn318" text:note-class="footnote"><text:note-citation>85</text:note-citation><text:note-body><text:p text:style-name="P700"><text:span text:style-name="T13"><text:s/>Vgl. </text:span><text:span text:style-name="T15">Schmidt, V.H./Gutmann</text:span><text:span text:style-name="T13">, Einleitung, in: Gutmann/Schmidt, V.H. (Hrsg.), Rationierung und Allokation im Gesundheitswesen, 2002, S. 7 ff. (24).</text:span></text:p></text:note-body></text:note></text:span><text:span text:style-name="T2"> Die positiven Effekte einer Verschleierung sind zudem nur gegeben, wenn in der Öffentlichkeit bzw. beim Patienten die Vermutung besteht, dass die angewandten Auswahlkriterien fair, d.h. insbesondere diskriminierungsfrei sind. Besteht diese Vermutung nicht, dann kann sich die Verschleierung in einen grundsätzlichen Vertrauensverlust niederschlagen.</text:span><text:span text:style-name="T2"><text:note text:id="ftn319" text:note-class="footnote"><text:note-citation>86</text:note-citation><text:note-body><text:p text:style-name="P700"><text:span text:style-name="T13"><text:s/>Vgl. </text:span><text:span text:style-name="T15">Andreae/Theurl</text:span><text:span text:style-name="T13">, Probleme der Zuteilung von Ressourcen in Ausnahmesituationen, Das Beispiel Gesundheitswesen, in: Ökonomische Grenzen der Medizin, 1990, S. 5 ff (32); </text:span><text:span text:style-name="T15">Kopetsch</text:span><text:span text:style-name="T13">, Überlegungen zur einer selbstbestimmten Rationierung, RPG 2005, S. 51 ff. (52).</text:span></text:p></text:note-body></text:note></text:span><text:span text:style-name="T2"> Dann wäre die Arzt-Patienten-Beziehung erst recht und tatsächlich in einem hohen Maß beschädigt.</text:span></text:p>
      <text:p text:style-name="P32"/>
      <text:p text:style-name="P1"><text:span text:style-name="T2">Bemerkenswert ist, dass das Ansprechen der Tatsache der Rationierung selbst, in der deutschen Öffentlichkeit mehr Aufsehen erregt, als das bisherige Fehlen von verbindlichen Kriterien für die Verteilung der knapper medizinischen Güter. Die Rationierung von Gesundheitsleistungen ist in Deutschland immer noch weithin tabu.</text:span><text:span text:style-name="T2"><text:note text:id="ftn320" text:note-class="footnote"><text:note-citation>87</text:note-citation><text:note-body><text:p text:style-name="P700"><text:span text:style-name="T13"><text:s/>Darauf hinweisend etwa </text:span><text:span text:style-name="T15">Isensee</text:span><text:span text:style-name="T13">, Verwaltung des Mangels im Gesundheitswesen, in: Söllner u.a. (Hrsg.), Gedächtnisschrift für Meinhard Heinze, 2005, S. 417 ff. (417) m.w.N.</text:span></text:p></text:note-body></text:note></text:span><text:span text:style-name="T2"> Dies ist nicht verwunderlich. Denn mit dem Begriff Rationierung taucht in der Medizin ein Ausdruck auf, dessen Bedeutungsfeld ungute Assoziationen existenziellen Mangels, etwa zu Kriegs- oder Hungerszeiten, auslöst.</text:span><text:span text:style-name="T2"><text:note text:id="ftn321" text:note-class="footnote"><text:note-citation>88</text:note-citation><text:note-body><text:p text:style-name="Footnote"><text:s/>Vgl. <text:span text:style-name="T25">Heim</text:span>, Von der aristokratischen zur rationierten Medizin, NZZ, Nr. 54 v. 6./7.03.1999, S. 99.</text:p></text:note-body></text:note></text:span><text:span text:style-name="T2"> Der Überbringer der schlechten Botschaft läuft Gefahr, für deren Inhalt und damit die Notwendigkeit der Rationierung verantwortlich gemacht und soweit er Politiker ist, spätestens bei der nächsten Wahl „abgestraft“ zu werden.</text:span><text:span text:style-name="T2"><text:note text:id="ftn322" text:note-class="footnote"><text:note-citation>89</text:note-citation><text:note-body><text:p text:style-name="P700"><text:span text:style-name="T13"><text:s/>So auch </text:span><text:span text:style-name="T15">Dietrich/Imhoff/Kliemt</text:span><text:span text:style-name="T13">, Einleitende Bemerkungen, in: dies. (Hrsg.), Mikroallokation medizinischer Ressourcen, 2003, S. 1 ff. (1).</text:span></text:p></text:note-body></text:note></text:span><text:span text:style-name="T2"> Hauptkritikpunkte an der heutigen Prioritätensetzung im Gesundheitswesen sollten aber gerade sein, dass die Entscheidungen über die Mittelverteilung teilweise undemokratisch und willkürlich fallen.</text:span><text:span text:style-name="T2"><text:note text:id="ftn323" text:note-class="footnote"><text:note-citation>90</text:note-citation><text:note-body><text:p text:style-name="P700"><text:span text:style-name="T13"><text:s/>Vgl. </text:span><text:span text:style-name="T15">Schürch</text:span><text:span text:style-name="T13">, Rationierung in der Medizin als Straftat, 2000, S. 216.</text:span></text:p></text:note-body></text:note></text:span><text:span text:style-name="T2"> Die Entscheidungen finden außerdem ohne die nötige öffentliche Präsenz für die Patienten oder gar für die Öffentlichkeit statt und der Gesetzgeber hat es bislang versäumt, verfahrensmäßige Rahmenbedingungen zu kodifizieren, die dazu geeignet sind, die Interessen der betroffenen Patienten, aber auch die Interessen der von der Haftung bedrohten Ärzte, im Rahmen dieser Entscheidungsfindung zu wahren.</text:span><text:span text:style-name="T2"><text:note text:id="ftn324" text:note-class="footnote"><text:note-citation>91</text:note-citation><text:note-body><text:p text:style-name="P700"><text:span text:style-name="T13"><text:s/>Vgl. </text:span><text:span text:style-name="T15">Vosteen</text:span><text:span text:style-name="T13">, Rationierung im Gesundheitswesen und Patientenschutz, 2001, S. 106.</text:span></text:p></text:note-body></text:note></text:span><text:span text:style-name="T2"> So aber entlädt sich der Rationierungsdruck „in den dunklen Ecken der fehlenden Aufmerksamkeit und der Unfähigkeit oder Unwilligkeit, sich zu wehren. Das ist dann weder effizient noch gerecht“.</text:span><text:span text:style-name="T2"><text:note text:id="ftn325" text:note-class="footnote"><text:note-citation>92</text:note-citation><text:note-body><text:p text:style-name="P700"><text:span text:style-name="T13"><text:s/></text:span><text:span text:style-name="T15">W. Lübbe</text:span><text:span text:style-name="T13">, Veralltäglichung der Triage?, EthikMed 2001, S. 148 ff. (159).</text:span></text:p></text:note-body></text:note></text:span></text:p>
      <text:p text:style-name="P32"/>
      <text:h text:style-name="Heading_20_4" text:outline-level="4">Notwendigkeit streng individueller Indikationsstellung</text:h>
      <text:p text:style-name="P1"><text:span text:style-name="T2">Besondere Gefahren sind mit der medizinischen Indikationsstellung</text:span><text:alphabetical-index-mark text:string-value="Indikationsstellung"/><text:span text:style-name="T2"> hinsichtlich der Prognostizierung eines möglichen medizinischen Behandlungserfolges verbunden. Wer den Mangel generell schon bei der Indikationsstellung berücksichtigt, täuscht nicht nur die betreffenden Patienten, er muss auch zwangsläufig zu einer falschen, die wahren Verhältnisse verharmlosenden Bedarfsschätzung kommen.</text:span><text:span text:style-name="T2"><text:note text:id="ftn326" text:note-class="footnote"><text:note-citation>93</text:note-citation><text:note-body><text:p text:style-name="P700"><text:span text:style-name="T13"><text:s/>Vgl. </text:span><text:span text:style-name="T15">V.H. Schmidt</text:span><text:span text:style-name="T13">, Neues zur Organverteilung: Das Transplantationsgesetz und die Folgen, Zeitschrift für Gesundheitswissenschaften 2002, S. 252 ff. (267).</text:span></text:p></text:note-body></text:note></text:span><text:span text:style-name="T2"> Jede auf eine interpersonelle Abwägung gründende Indikation hätte eine beschönigende Verengung des Rationierungsbegriffs zur Folge, da die Ablehnung einer entsprechenden Behandlungsmaßnahme gar nicht mehr als Rationierungsmaßnahme transparent gemacht wird. Es besteht die Gefahr, dass Anstrengungen, den tatsächlichen Bedarf zu decken, zunehmend unterbleiben.</text:span></text:p>
      <text:p text:style-name="P32"/>
      <text:p text:style-name="P1"><text:span text:style-name="T2">Daher muss bei der Indikationsstellung immer von einer streng individualistischen Betrachtung ausgegangen werden.</text:span><text:span text:style-name="T2"><text:note text:id="ftn327" text:note-class="footnote"><text:note-citation>94</text:note-citation><text:note-body><text:p text:style-name="P700"><text:span text:style-name="T13"><text:s/>So auch </text:span><text:span text:style-name="T15">Künschner</text:span><text:span text:style-name="T13">, Wirtschaftlicher Behandlungsverzicht und Patientenauswahl, ZaeF 1993, S. 559 ff. (562); </text:span><text:span text:style-name="T15">Ach</text:span><text:span text:style-name="T13">, Von Natur aus knapp, ZMedEthik 1997, S. 31 ff. (46, 49 Fn. 20); </text:span><text:span text:style-name="T15">Schott</text:span><text:span text:style-name="T13">, Patientenauswahl und Organallokation, 2001, S. 23.</text:span></text:p></text:note-body></text:note></text:span><text:span text:style-name="T2"> D.h. es kann hierbei nur auf den gesundheitlichen Nutzen und das individuelle Wohl für den konkret zu behandelnden Patienten i.S. einer der nach den aktuellen Kenntnissen der medizinischen Wissenschaft maximal für ihn möglichen medizinischen Hilfe ankommen. Der Begriff der medizinischen Indikation droht völlig aufzuweichen, wenn bei Ressourcenknappheit von vornherein bereits an dieser Stelle die Interessen Dritter berücksichtigt werden. Die individuelle Indikation muss der eigentlichen Verteilungsentscheidung, die im Rahmen der tatsächlichen Patientenauswahl bzw. im Rahmen der Bildung eines normativen medizinischen Behandlungsstandards erfolgt und welche nicht allein auf medizinischen Kenntnissen beruht, sondern weitere Faktoren (z.B. wirtschaftliche Gesichtspunkte) mit einschließt, vorausgehen.</text:span><text:span text:style-name="T2"><text:note text:id="ftn328" text:note-class="footnote"><text:note-citation>95</text:note-citation><text:note-body><text:p text:style-name="P700"><text:span text:style-name="T13"><text:s/>Vgl. </text:span><text:span text:style-name="T15">Künschner</text:span><text:span text:style-name="T13">, Wirtschaftlicher Behandlungsverzicht und Patientenauswahl, ZaeF 1993, S. 559 ff. (562); </text:span><text:span text:style-name="T15">Schürch</text:span><text:span text:style-name="T13">, Rationierung in der Medizin als Straftat, 2000, S. 96.</text:span></text:p></text:note-body></text:note></text:span><text:span text:style-name="T2"> Sie dient zunächst lediglich der medizinischen Eignungsbestimmung des Patienten für die betreffende medizinische Behandlung.</text:span></text:p>
      <text:p text:style-name="P32"/>
      <text:p text:style-name="P1"><text:span text:style-name="T2">Eine streng individualistische Indikation muss auch deswegen erfolgen, weil jeder Patient Anspruch darauf hat zu wissen, welche Behandlung medizinisch, d.h. ohne die Berücksichtigung nichtmedizinischer Gesichtspunkte, bei ihm angezeigt ist und aus welchen Gründen auf deren Durchführung verzichtet wird.</text:span><text:span text:style-name="T2"><text:note text:id="ftn329" text:note-class="footnote"><text:note-citation>96</text:note-citation><text:note-body><text:p text:style-name="P700"><text:span text:style-name="T13"><text:s/>Vgl. </text:span><text:span text:style-name="T15">Schott</text:span><text:span text:style-name="T13">, Patientenauswahl und Organallokation, 2001, S. 23 f.</text:span></text:p></text:note-body></text:note></text:span><text:span text:style-name="T2"> Nur so können versteckte Diskriminierungen unter dem Deckmantel der medizinischen Indikation vermieden werden.</text:span><text:span text:style-name="T2"><text:note text:id="ftn330" text:note-class="footnote"><text:note-citation>97</text:note-citation><text:note-body><text:p text:style-name="P700"><text:span text:style-name="T13"><text:s/>Vgl. </text:span><text:span text:style-name="T15">Künschner</text:span><text:span text:style-name="T13">, Wirtschaftlicher Behandlungsverzicht und Patientenauswahl, ZaeF 1993, S. 559 ff. (565).</text:span></text:p></text:note-body></text:note></text:span><text:span text:style-name="T2"> Die Wahrung des verfassungsrechtlich geschützten Selbstbestimmungsrechtes des Patienten aus Art. 1 Abs. 1, 2 Abs. 1 und Abs. 2 Satz 1 GG</text:span><text:span text:style-name="T2"><text:note text:id="ftn331" text:note-class="footnote"><text:note-citation>98</text:note-citation><text:note-body><text:p text:style-name="P700"><text:span text:style-name="T13"><text:s/>Vgl. </text:span><text:span text:style-name="T15">Laufs</text:span><text:span text:style-name="T13">, in: ders./Uhlenbruck (Hrsg.), Hdb. des Arztrechts, 3. Aufl, 2002, § 61 Rn. 14.</text:span></text:p></text:note-body></text:note></text:span><text:span text:style-name="T2"> fordert dies jedenfalls dann, wenn alternative oder zusätzlich in Betracht kommende Behandlungsverfahren mit deutlich besseren Heilungschancen bzw. signifikant geringeren Risiken oder Belastungen in absehbarer Zeit zur Verfügung stehen. Denn nur so kann der Patient selbst entscheiden, ob er mit der suboptimalen Behandlung auskommen will oder die Behandlung aufschieben bzw. ggf. anderweitig oder unter eigener Kostenübernahme vornehmen lassen möchte.</text:span><text:span text:style-name="T2"><text:note text:id="ftn332" text:note-class="footnote"><text:note-citation>99</text:note-citation><text:note-body><text:p text:style-name="P700"><text:span text:style-name="T13"><text:s/>Vgl. BGH, NJW 1988, 763 (764); VersR 2002, 120 f.; OLG Düsseldorf NJW 1997, 2457 f. </text:span><text:span text:style-name="T15">Künschner</text:span><text:span text:style-name="T13">, Wirtschaftlicher Behandlungsverzicht und Patientenauswahl, 1992, S. 240 ff.; </text:span><text:span text:style-name="T15">Laufs</text:span><text:span text:style-name="T13">, Rechtsansprüche des Patienten auf Teilhabe am medizinischen Fortschritt, in: Herfarth/Buhr (Hrsg.), Möglichkeiten und Grenzen der Medizin, 1994, S. 62 ff. (64); </text:span><text:span text:style-name="T15">Rumler-Detzel</text:span><text:span text:style-name="T13">, Budgetierung - Rationalisierung - Rationierung, VersR 1998, S. 547 ff. (549); </text:span><text:span text:style-name="T15">Voß</text:span><text:span text:style-name="T13">, Kostendruck und Ressourcenknappheit im Arzthaftungsrecht, 1999, S. 177, 188 f.; </text:span><text:span text:style-name="T15">Herb</text:span><text:span text:style-name="T13">, Verteilungsgerechtigkeit in der Medizin, 2002, S. 245 f.; </text:span><text:span text:style-name="T15">Schilling/Erlinger</text:span><text:span text:style-name="T13">, Die Aufklärung über Behandlungsalternativen, MedR 2003, S. 331 ff.;</text:span><text:span text:style-name="T15"> Schmidt-Aßmann,</text:span><text:span text:style-name="T13"> Verfassungsfragen der Gesundheitsreform, NJW 2004, S. 1689 ff. (1691 f.); </text:span><text:span text:style-name="T15">Jansen</text:span><text:span text:style-name="T13">, Behandlungsfehler (750), in: Rieger (Hrsg.), Lexikon des Arztrechts, 2. Aufl., Stand 08/2005 Rn. 18. Ein verfassungsrechtliches Gebot zur offenen Rationierung unter Aufklärung des Betroffenen sieht auch </text:span><text:span text:style-name="T15">Nettesheim</text:span><text:span text:style-name="T13">, Rationierung in der Gesundheitsversorgung, VerwArch 2002, S. 315 ff. (348).</text:span></text:p></text:note-body></text:note></text:span></text:p>
      <text:p text:style-name="P32"/>
      <text:p text:style-name="P32"/>
      <text:h text:style-name="Heading_20_2" text:outline-level="2">Arten der Mittelknappheit</text:h>
      <text:p text:style-name="P32"/>
      <text:p text:style-name="P35">Hinsichtlich der Allokation knapper medizinischer Ressourcen und der damit zwangsläufig verbundenen Patientenauswahl wird in der Literatur regelmäßig zwischen zwei grundlegenden Fallkonstellationen unterschieden:</text:p>
      <text:p text:style-name="P35"/>
      <text:h text:style-name="Heading_20_3" text:outline-level="3">Virtuelle Mittelknappheit</text:h>
      <text:p text:style-name="P11"><text:span text:style-name="T2">Die eine Fallkonstellation ist die virtuelle Knappheit von medizinischen Ressourcen. Diese umfasst den in der Regel wirtschaftlich motiviertem Behandlungsverzicht gegenüber einem konkreten Patienten, obwohl in diesem Moment noch kein anderer aktueller Patient die Ressource für sich beansprucht. Diese sog. virtuelle Mittelknappheit</text:span><text:alphabetical-index-mark text:string-value="- virtuelle" text:key1="Mittelknappheit"/><text:span text:style-name="T2"><text:note text:id="ftn333" text:note-class="footnote"><text:note-citation>100</text:note-citation><text:note-body><text:p text:style-name="P700"><text:span text:style-name="T13"><text:s/>Vgl. </text:span><text:span text:style-name="T15">Schürch</text:span><text:span text:style-name="T13">, Rationierung in der Medizin und Sterbehilfe, in: Orsi/Seelmann/Smid/Steinvorth (Hrsg.), Medizin - Recht - Ethik, Rechtsphilosophische Hefte, Bd. VIII, 1998, S. 55 ff. (68 ff.), von der auch, um eine weitere Begriffsverwirrung zu vermeiden, die Terminologie hier übernommen werden soll; ebenso </text:span><text:span text:style-name="T15">Herb</text:span><text:span text:style-name="T13">, Die Verteilungsgerechtigkeit in der Medizin, 2002, S. 184 ff.</text:span></text:p></text:note-body></text:note></text:span><text:span text:style-name="T2"> spielt insbesondere in der Diskussion um die Sterbehilfe eine wichtige Rolle oder bezüglich des Verzichts auf kostenintensive Leistungen in der Intensivmedizin. In Kollision zu dem Interesse des konkreten hilfebedürftigen Patienten steht hier nicht nur das Interesse des unbestimmten zukünftigen Patienten, sondern v.a. auch das Interesse an der Funktionsfähigkeit des Gesundheitswesens und der Aufrechterhaltung der medizinischen Grundversorgung insgesamt.</text:span></text:p>
      <text:p text:style-name="P35"/>
      <text:h text:style-name="Heading_20_3" text:outline-level="3">Akute Mittelknappheit</text:h>
      <text:p text:style-name="P11"><text:span text:style-name="T2">Im Unterschied dazu umfasst die zweite Fallkonstellation die Konkurrenz von mindestens zwei konkreten Patienten um die nur begrenzt vorhandene medizinische Ressource. Hier stehen sich primär die Lebens- und Gesundheitsinteressen der individuellen aktuellen Hilfebedürftigen gegenüber (sog. akute Mittelknappheit</text:span><text:alphabetical-index-mark text:string-value="- akute" text:key1="Mittelknappheit"/><text:span text:style-name="T2">). Dies ist die Grundkonstellation für die Patientenauswahl etwa in der Transplantationsmedizin.</text:span></text:p>
      <text:p text:style-name="P35"/>
      <text:p text:style-name="P11"><text:span text:style-name="T2">Es kann sich bei der hier erfolgenden groben Differenzierung hinsichtlich der Formen der Mittelknappheit nur um ein die Komplexität der Realität vereinfachendes Modell handeln, an dem die für die rechtliche Bewertung der Patientenauswahl beim Massenanfall Hilfebedürftiger entscheidenden Grundaussagen ausgeführt werden sollen. Es ließen sich auch noch weitere Unterdifferenzierungen hinsichtlich der Formen der Mittelknappheit vornehmen, so etwa im Rahmen der akuten Mittelknappheit zwischen „akuter Ressourcenknappheit“ (z.B. Triage in der Katastrophenmedizin), und „chronischer Ressourcenknappheit“ (z.B. Patientenauswahl in der Organtransplantation).</text:span><text:span text:style-name="T2"><text:note text:id="ftn334" text:note-class="footnote"><text:note-citation>101</text:note-citation><text:note-body><text:p text:style-name="P700"><text:span text:style-name="T13"><text:s/>So aber etwa </text:span><text:span text:style-name="T15">Künschner</text:span><text:span text:style-name="T13">, Wirtschaftlicher Behandlungsverzicht und Patientenauswahl, 1992, S. 6 ff., 13; </text:span><text:span text:style-name="T15">Voß</text:span><text:span text:style-name="T13">, Kostendruck und Ressourcenknappheit im Arzthaftungsrecht, 1999, S. 179 f.; </text:span><text:span text:style-name="T15">Schott</text:span><text:span text:style-name="T13">, Patientenauswahl und Organallokation, 2001, S. 45 f.</text:span></text:p></text:note-body></text:note></text:span><text:span text:style-name="T2"> Letztlich hängt jedoch die Bewertung der rechtmäßigen Anforderungen an die Patientenauswahl als solche kaum davon ab, ob sich die Patienten zusätzlich noch auf einer „Warteliste“ befinden, bzw. dass dem Arzt für die Patientenauswahl noch vermehrt Zeit bleibt (so in der beschriebenen Situation der chronischen Ressourcenknappheit im Gegensatz zur akuten Ressourcenknappheit).</text:span><text:span text:style-name="T2"><text:note text:id="ftn335" text:note-class="footnote"><text:note-citation>102</text:note-citation><text:note-body><text:p text:style-name="P700"><text:span text:style-name="T13"><text:s/>Schon angesichts der „chronischen“ Überbelastung der Ärzte in der alltäglichen Praxis, erscheint das Argument der dort fehlenden </text:span><text:span text:style-name="T15">ad hoc</text:span><text:span text:style-name="T13">-Entscheidung zweifelhaft. Im Übrigen wird auch in der Katastrophenmedizin eine Triageliste und damit letztlich eine Art „Warteliste“ geführt.</text:span></text:p></text:note-body></text:note></text:span><text:span text:style-name="T2"> Entscheidend ist v.a., dass in der jeweiligen Behandlungssituation nicht allen akut behandlungsbedürftigen individuell bestimmbaren Patienten die notwendige Hilfe gewährt werden kann. Im Übrigen sind schon zwischen der virtuellen und der akuten Mittelknappheit die Grenzen fließend. In der Praxis wird bereits diesbezüglich oftmals eine klare Unterscheidung kaum möglich sein bzw. es können auch beide Grundkonstellationen gleichzeitig vorliegen. So wird ein behandelnder Arzt bei seiner Verteilungsentscheidung regelmäßig neben den unmittelbar um eine Ressource konkurrierenden Patienten auch an potenzielle Patienten denken, wenn solche erfahrungsgemäß in absehbarer Zeit ebenfalls die knappe Ressource beanspruchen werden.</text:span></text:p>
      <text:p text:style-name="P35"/>
      <text:p text:style-name="P35">Die vorliegende Arbeit widmet sich der Patientenauswahl beim Massenanfall Hilfebedürftiger, insbesondere in der Katastrophenmedizin (Triage). Die typische Grundkonstellation ist hier die akute Mittelknappheit. Die weiteren Ausführungen in dieser Arbeit werden sich demzufolge auch vorwiegend auf diese Form der Mittelknappheit beziehen und konzentrieren.</text:p>
      <text:p text:style-name="P32"/>
      <text:p text:style-name="P32"/>
      <text:h text:style-name="Heading_20_2" text:outline-level="2">Triage versus Patientenauswahl im medizinischen Alltag</text:h>
      <text:p text:style-name="P32"/>
      <text:p text:style-name="P1"><text:span text:style-name="T2">Die in der Katastrophenmedizin angewandte Triage, als klassische Rationierungssituation infolge akuter Mittelknappheit, bei der die Ärzte in der Vergangenheit schon immer mit Verteilungssituationen konfrontiert wurden (bei Kriegen, Epidemien etc.), wurde in der Rationierungsdiskussion bisher entweder überhaupt nicht oder wegen seines (angeblichen) Ausnahmecharakters als wenig instruktiv und nicht weiterführend nur kurz angesprochen. Immer wieder wird argumentiert, Prinzipien und Verfahren der Triage in der Katastrophenmedizin lassen sich nicht, zumindest nicht unbesehen, auf Verteilungsfragen in der gewöhnlichen Medizin übertragen. Die Anwendung der Triage-Prinzipien auf die gesamte Medizin kommt einer unzulässigen Verengung der Sichtweise gleich. Die Vorgehensweise bei der Triage ist durch besonderen Voraussetzungen bestimmt (plötzliche, unvorhersehbare Knappheit; große Zeitnot; mangelnde, d.h. erst zu erstellende Organisation und Koordination der Hilfe; Unplanbarkeit im weitesten Sinne). Die Legitimation der Triage beruht maßgeblich auf ihren Ausnahmecharakter und ihrer Abgrenzung vom medizinischen Normalbetrieb als Dauersachverhalt. Bei der Bewältigung dieses Dauersachverhalts, etwa der Organknappheit, akzeptiert die Gesellschaft nicht ohne weiteres, insbesondere nicht ohne entsprechenden Diskurs hierüber und nicht auf Dauer, die kategorische Vorrangstellung des utilitaristischen Kriteriums der Maximierung der Überlebendenzahl.</text:span><text:span text:style-name="T2"><text:note text:id="ftn336" text:note-class="footnote"><text:note-citation>103</text:note-citation><text:note-body><text:p text:style-name="P700"><text:span text:style-name="T13"><text:s/>Vgl. etwa </text:span><text:span text:style-name="T15">Illhardt/Piechowiak</text:span><text:span text:style-name="T13">, Mittelverteilung, in: Kahlke/Reiter-Theil (Hrsg.), Ethik in der Medizin, 1995, S. 126 ff. (128); </text:span><text:span text:style-name="T15">Schürch</text:span><text:span text:style-name="T13">, Rationierung in der Medizin als Straftat, 2000, S. 47; </text:span><text:span text:style-name="T15">Conrads</text:span><text:span text:style-name="T13">, Rechtliche Grundsätze der Organallokation, 2000, S. 121 f.; </text:span><text:span text:style-name="T15">Schott</text:span><text:span text:style-name="T13">, Patientenauswahl und Organallokation, 2001, S. 17.</text:span></text:p></text:note-body></text:note></text:span></text:p>
      <text:p text:style-name="P32"/>
      <text:p text:style-name="P1"><text:span text:style-name="T6">Hans-Ludwig Schreiber</text:span><text:span text:style-name="T2"> hält die in § 12 Abs. 3 Transplantationsgesetz (TPG)</text:span><text:span text:style-name="T2"><text:note text:id="ftn337" text:note-class="footnote"><text:note-citation>104</text:note-citation><text:note-body><text:p text:style-name="P700"><text:span text:style-name="T13"><text:s/>BGBl I 1997, S. 2631 ff.</text:span></text:p></text:note-body></text:note></text:span><text:span text:style-name="T2"> genannten Kriterien der Dringlichkeit und Erfolgsaussicht als allgemeine Grundsätze für die Verteilung knapper Mittel im medizinischen Alltag nicht für anwendbar. Sie könnten nur als übergangsweise anwendbare Regeln bei konkreten Notsituationen gelten.</text:span><text:span text:style-name="T2"><text:note text:id="ftn338" text:note-class="footnote"><text:note-citation>105</text:note-citation><text:note-body><text:p text:style-name="P700"><text:span text:style-name="T13"><text:s/>Vgl. </text:span><text:span text:style-name="T15">Schreiber</text:span><text:span text:style-name="T13">, Individueller Behandlungsanspruch und seine Grenzen, ZaeFQ 2000, S. 846 ff. (850).</text:span></text:p></text:note-body></text:note></text:span><text:span text:style-name="T2"> </text:span><text:span text:style-name="T6">Rolf Lachmann </text:span><text:span text:style-name="T2">und </text:span><text:span text:style-name="T6">Norbert Meuter</text:span><text:span text:style-name="T2"> halten Triagesituationen nicht auf das Problem der Allokation von Organen übertragbar, weil diese den Arzt nicht bereits durch ein individuelles Arzt-Patienten-Verhältnis moralisch gebunden hätten. Es gehe bei den Triagesituationen (zu der sie jedoch auch fehlende Betten auf einer Intensivstation zählen) im Gegensatz zur Organallokation um die Frage, wen der Arzt zu seinem Patienten machen kann, soll und muss.</text:span><text:span text:style-name="T2"><text:note text:id="ftn339" text:note-class="footnote"><text:note-citation>106</text:note-citation><text:note-body><text:p text:style-name="P700"><text:span text:style-name="T13"><text:s/>Vgl. </text:span><text:span text:style-name="T15">Lachmann/Meuter</text:span><text:span text:style-name="T13">, Medizinische Gerechtigkeit, 1997, S. 97 f.</text:span></text:p></text:note-body></text:note></text:span></text:p>
      <text:p text:style-name="P32"/>
      <text:p text:style-name="P1"><text:span text:style-name="T2">Letzterem ist zunächst entgegenzuhalten, dass auch in den „klassischen“ Triagesituationen bereits durch die Triage als solche ein für die Arzt-Patienten-Beziehung moralisches relevantes Vertrauen in die ordnungsgemäße Weiterbehandlung begründet wird. Denn die Triage selbst stellt schon einen Teil der medizinischen Behandlung dar, da bereits im Rahmen der Triage die medizinische Diagnose- bzw. Indikationsstellung sowie die bestimmte Festlegung der weiteren Behandlungsschritte durch den konkreten Arzt gegenüber dem individuellen Patienten stattfindet und damit der Patient auf eine baldige Fortsetzung der Behandlung hofft und vertraut.</text:span><text:span text:style-name="T2"><text:note text:id="ftn340" text:note-class="footnote"><text:note-citation>107</text:note-citation><text:note-body><text:p text:style-name="P700"><text:span text:style-name="T13"><text:s/>Dementsprechend wird auch i.R.d. gesetzlichen Krankenversicherung gemäß § 27 Abs. 1 Satz 1 SGB V bereits das „Erkennen“ einer Krankheit als Behandlungsziel aufgeführt.</text:span></text:p></text:note-body></text:note></text:span></text:p>
      <text:p text:style-name="P32"/>
      <text:p text:style-name="P32">Im Übrigen darf die Bedeutung des Arzt-Patienten-Verhältnisses für die rechtmäßige Patientenauswahl nicht überschätzt werden. Zwar ist sie nicht zu vernachlässigen, etwa hinsichtlich der Frage, auf welcher Allokationsebene die Festlegung der Verteilungskriterien erfolgen sollte. Jedoch spielt das Arzt-Patienten-Verhältnis für die übrigen Grundprobleme der rechtmäßigen Patientenauswahl nur eine untergeordnete Rolle. Tatsächlich stellen sich bei allen Triagesituationen, unabhängig davon, ob die Patientenauswahl durch einen Arzt oder einen beliebigen Dritten vorgenommen werden muss, und bei denselben Folgen, nämlich den Tod für die nicht zur Behandlung ausgewählten Personen, dieselben Grundsatzfragen: Nach welchen Kriterien sind knappe lebensrettende medizinische Ressourcen zu verteilen, wenn sie nicht für alle Bedürftigen ausreichen? Wer soll sterben, wenn nicht alle leben können? Diese Fragen stellen sich auch bei der Organallokation (z.B. Herz, Leber). Es liegt eine offene und direkt-persönliche Rationierungssituation auf der unteren Mikroallokationsebene vor, in der der Arzt zur Leben verteilenden Instanz wird. Die Problematik der Triage in der Katastrophenmedizin spiegelt allerdings noch deutlicher als bei der Organallokation die Dramatik von Verteilungsentscheidungen in der Medizin wieder. Die Verteilungsfragen stellen sich weitgehend unabhängig von gesundheits-, sozial- und finanzpolitischen Rahmenüberlegungen, da in erster Linie nicht das Geld, sondern die unmittelbaren medizinischen Ressourcen knapp sind. Die Möglichkeit auf eine suboptimale Behandlungseinrichtung auszuweichen besteht nicht mehr.</text:p>
      <text:p text:style-name="P32"/>
      <text:p text:style-name="P1"><text:span text:style-name="T2">Bemerkenswert ist insoweit eine nahe an die Triagepraxis in der Katastrophenmedizin heranreichende Regelung des nordamerikanischen „National Institutes of Health“ aus dem Jahre 1983, welche in Bezug auf lebensrettende intensivmedizinische Maßnahmen eine Einteilung der Patienten in vier Kategorien vorschlägt. Höchste Priorität bei der Aufnahme auf die Intensivstation besitzen danach solche Patienten, die ohne Behandlung nur sehr geringe oder keine, mit Behandlung jedoch eine hohe Überlebens- und Erfolgsprognose besitzen. In die zweite Kategorie werden diejenigen eingeordnet, deren Prognose ohne Behandlung ebenfalls sehr gering, mit Behandlung aber nur unsicher ist. Demgegenüber besitzen solche Patienten eine noch geringere Priorität, deren Zustand noch nicht dringlich ist, aber in Zukunft wahrscheinlich werden wird. In die vierte Kategorie fallen diejenigen, für die eine Behandlung voraussichtlich wirkungs- bzw. nutzlos sein würde.</text:span><text:span text:style-name="T2"><text:note text:id="ftn341" text:note-class="footnote"><text:note-citation>108</text:note-citation><text:note-body><text:p text:style-name="P700"><text:span text:style-name="T13"><text:s/>Dargestellt bei </text:span><text:span text:style-name="T15">Lachmann/Meuter</text:span><text:span text:style-name="T13">, Medizinische Gerechtigkeit, 1997, S. 189 m.w.N., die diese Regelung auch für den Bereich der Transplantationsmedizin zur Bewältigung des Zielkonfliktes zwischen Dringlichkeit und Erfolgsaussicht zur Richtungsorientierung für sinnvoll halten, obwohl sie an anderer Stelle (S. 97 f.) die Triageartigkeit der Organallokation ablehnen.</text:span></text:p></text:note-body></text:note></text:span></text:p>
      <text:p text:style-name="P32"/>
      <text:p text:style-name="P1"><text:span text:style-name="T2">Auch um Hilfestellungen für die Beurteilung der alltäglichen Allokationsprobleme zu geben, erscheint es daher sinnvoll und notwendig rechtlich auf den auffälligsten Fall der Allokationsentscheidungen, der Triage in der Katastrophenmedizin, die insoweit durchaus als „Ursprungsfall“ bezeichnet werden kann, zurückzugehen. Anhand der Triage wird deutlich sichtbar, dass Verteilungsentscheidungen in der Medizin immer zugleich auch Entscheidungen darüber sind, welcher Patient nicht an den vorhandenen Ressourcen partizipiert. Medizinische Verteilungsentscheidungen und die Problematik der Patientenauswahl sind untrennbar miteinander verknüpft. Die einzelnen Patienten konkurrieren unmittelbar um die begrenzten Behandlungsressourcen. Die Klarheit und Unverschleiertheit der Knappheit und Lebensbedrohlichkeit in der Katastrophenmedizin gibt den Blick auf die tatsächlich relevanten Kriterien und die gebotene Verhaltensweise für Verteilungsentscheidungen im medizinischen Alltag frei.</text:span><text:span text:style-name="T2"><text:note text:id="ftn342" text:note-class="footnote"><text:note-citation>109</text:note-citation><text:note-body><text:p text:style-name="P700"><text:span text:style-name="T13"><text:s/>Auch </text:span><text:span text:style-name="T15">Laufs</text:span><text:span text:style-name="T13">, Verteilungsgerechtigkeit aus juristischer Sicht, in: Nagel/Fuchs (Hrsg.), Soziale Gerechtigkeit im Gesundheitswesen, 1993, S. 299, orientiert sich zur Beantwortung der Organallokationsfrage stark an den Grundsätzen der rechtfertigenden Pflichtenkollision bzw. der Triage.</text:span></text:p></text:note-body></text:note></text:span><text:span text:style-name="T2"> </text:span></text:p>
      <text:h text:style-name="P690" text:outline-level="1">EIN PROBLEM DER VERTEILUNGSGERECHTIGKEIT</text:h>
      <text:p text:style-name="P38"/>
      <text:p text:style-name="P11"><text:span text:style-name="T2">Im Folgenden soll aufgezeigt werden, inwieweit die Gesundheitsökonomie und die Medizin aus sich heraus in der Lage sind, Antworten für die mit der Rationierung zwangsläufig verbundene Frage der richtigen Patientenauswahl zu geben. Bevor eine eingehende rechtliche Beurteilung der Triage erfolgt, sollen das Verhältnis von ärztlicher Standesethik, Recht und Ermessen beleuchtet, eine Reihe großer philosophischen Gerechtigkeitstheorien bei der Suche nach hinreichenden normativen Antworten für eine gerechte Verteilung knapper lebensrettender Ressourcen in der Medizin sondiert sowie die grundsätzliche Herangehensweise der Jurisprudenz zum Erreichen von Verteilungsgerechtigkeit</text:span><text:alphabetical-index-mark text:string-value="Verteilungsgerechtigkeit"/><text:span text:style-name="T2"> dargestellt werden.</text:span></text:p>
      <text:p text:style-name="P38"/>
      <text:p text:style-name="P38"/>
      <text:h text:style-name="Heading_20_2" text:outline-level="2">Hilflosigkeit der Gesundheitsökonomie</text:h>
      <text:p text:style-name="P32"/>
      <text:p text:style-name="P1"><text:span text:style-name="T2">Als Lehre von der bestmöglichen Verwendung knapper Ressourcen</text:span><text:span text:style-name="T2"><text:note text:id="ftn343" text:note-class="footnote"><text:note-citation>1</text:note-citation><text:note-body><text:p text:style-name="P700"><text:span text:style-name="T13"><text:s/>Vgl. </text:span><text:span text:style-name="T15">Frey</text:span><text:span text:style-name="T13">, Wirtschaft, Staat und Wohlfahrt, 10. Aufl., 1997, S. 20.</text:span></text:p></text:note-body></text:note></text:span><text:span text:style-name="T2"> scheint die Ökonomie – im Besonderen die Gesundheitsökonomie</text:span><text:alphabetical-index-mark text:string-value="Gesundheitsökonomie"/><text:span text:style-name="T2"> als Lehre der knappen Gesundheitsgüter</text:span><text:span text:style-name="T2"><text:note text:id="ftn344" text:note-class="footnote"><text:note-citation>2</text:note-citation><text:note-body><text:p text:style-name="P700"><text:span text:style-name="T13"><text:s/>Vgl. </text:span><text:span text:style-name="T15">Herder-Dornreich</text:span><text:span text:style-name="T13">, Ökonomische Theorien des Gesundheitswesens, 1994, S. 15 ff.</text:span></text:p></text:note-body></text:note></text:span><text:span text:style-name="T2"> – zur Lösung des Problems der Patientenauswahl bei knappen medizinischen Ressourcen besonders qualifiziert. Knappheit bezeichnet danach den Umstand: aufgrund nur begrenzt verfügbarer Ressourcen können nicht alle angestrebten Ziele verwirklicht werden. Nach ökonomischem Verständnis leben wir in einer Welt des Mangels. Alles ist knapp und nichts ist im Überfluss vorhanden, weshalb die Auflösung der aus der Knappheit resultierenden Zielkonflikte mittels Rationierung nicht nur in der klassischen Situation der Triage, sondern immer und in allen Lebensbereichen, also auch im Alltag des Gesundheitswesens, stattfindet.</text:span><text:span text:style-name="T2"><text:note text:id="ftn345" text:note-class="footnote"><text:note-citation>3</text:note-citation><text:note-body><text:p text:style-name="P700"><text:span text:style-name="T13"><text:s/>Vgl. </text:span><text:span text:style-name="T15">Suchanek</text:span><text:span text:style-name="T13">, Knappheit, in: Enderle u.a. (Hrsg.), Lexikon der Wirtschaftsethik, 1993, Sp. 518 ff. (518);</text:span><text:span text:style-name="T15"> v. d. Schulenburg/Schöffski</text:span><text:span text:style-name="T13">, Kosten-Nutzen-Analysen, in: Nagel/Fuchs (Hrsg.), Soziale Gerechtigkeit im Gesundheitswesen, 1993, S. 168 ff. (169); </text:span><text:span text:style-name="T15">Kersting</text:span><text:span text:style-name="T13">, Gerechtigkeit und Medizin, 1995, S. 20; </text:span><text:span text:style-name="T15">Uhlenbruck</text:span><text:span text:style-name="T13">, Rechtliche Grenzen einer Rationierung, MedR 1995, S. 427 ff. (428); </text:span><text:span text:style-name="T15">Obermann</text:span><text:span text:style-name="T13">, Rationierung in der Medizin aus ökonomischer Sicht, Med.Klin., 1999, S. 110 ff. (114); </text:span><text:span text:style-name="T15">Voßkuhle</text:span><text:span text:style-name="T13">, „Wer zuerst kommt, mahlt zuerst!“, Verwaltung 1999, S. 21 ff. (23).</text:span></text:p></text:note-body></text:note></text:span></text:p>
      <text:p text:style-name="P32"/>
      <text:p text:style-name="P1"><text:span text:style-name="T2">Die Wirtschaftswissenschaft kann aber nur Aussagen darüber machen, wie Güter wirtschaftlicher Rationalität folgend optimal alloziert werden können. Aufgabe und Ziel der Gesundheitsökonomie ist die Maximierung eines individuellen oder kollektiven Nutzensaldos. Demgemäß stellt sie Instrumente zur Berechnung von Gesundheitsleistungen und deren Nutzen zur Verfügung, insbesondere über sog. Kosten-Nutzen- bzw. Nutzwert-Analysen. So können die Gesundheitsökonomen aus der Veränderung der Lebensqualität und der Lebensdauer eine Kennzahl bilden, der sie die Kosten, die für die Erreichung dieser Veränderung notwendig sind, gegenüberstellen.</text:span><text:span text:style-name="T2"><text:note text:id="ftn346" text:note-class="footnote"><text:note-citation>4</text:note-citation><text:note-body><text:p text:style-name="P700"><text:span text:style-name="T13"><text:s/>Vgl. </text:span><text:span text:style-name="T15">v. d. Schulenburg/Schöffski</text:span><text:span text:style-name="T13">, Kosten-Nutzen-Analysen, in: Nagel/Fuchs (Hrsg.), Soziale Gerechtigkeit im Gesundheitswesen, 1993, S. 168 ff. (169, 172).</text:span></text:p></text:note-body></text:note></text:span><text:span text:style-name="T2"> Dagegen kann sie nicht die Frage beantworten, ob Gesundheitsgüter bei der Patientenauswahl überhaupt optimal verteilt bzw. unter welcher Zielsetzung dies erfolgen soll.</text:span><text:span text:style-name="T2"><text:note text:id="ftn347" text:note-class="footnote"><text:note-citation>5</text:note-citation><text:note-body><text:p text:style-name="P700"><text:span text:style-name="T13"><text:s/>Vgl. </text:span><text:span text:style-name="T15">Frey</text:span><text:span text:style-name="T13">, Wirtschaft, Staat und Wohlfahrt, 10. Aufl., 1997, S. 20.</text:span></text:p></text:note-body></text:note></text:span><text:span text:style-name="T2"> Ein optimaler Nutzen als solcher ist eben kein notwendiges Merkmal einer gerechten Verteilung.</text:span><text:span text:style-name="T2"><text:note text:id="ftn348" text:note-class="footnote"><text:note-citation>6</text:note-citation><text:note-body><text:p text:style-name="P700"><text:span text:style-name="T13"><text:s/>Vgl. </text:span><text:span text:style-name="T15">Pieper</text:span><text:span text:style-name="T13">, Einführung in die Ethik, 4. Aufl., 2000, S. 68 ff.</text:span></text:p></text:note-body></text:note></text:span></text:p>
      <text:p text:style-name="P32"/>
      <text:p text:style-name="P1"><text:span text:style-name="T2">Erst wenn durch die Gesellschaft nach den nicht-ökonomischen Maßstäben der Ethik und des Rechts darüber entschieden wurde, dass gewisse Nutzenüberlegungen bei der Verteilung medizinischer Güter eine Rolle spielen sollen, kann die Gesundheitsökonomie dazu Aussagen machen, wie auch ökonomisch sinnvoll „rationiert“ werden kann. Dann bietet sie die geeigneten instrumentellen Entscheidungshilfen um die Verteilung zu steuern. Ökonomische Analysen als solche können die Wert- und Prioritätenentscheidungen der Gesellschaft nicht ersetzen und damit die Frage der gerechten Patientenauswahl nicht beantworten.</text:span><text:span text:style-name="T2"><text:note text:id="ftn349" text:note-class="footnote"><text:note-citation>7</text:note-citation><text:note-body><text:p text:style-name="P700"><text:span text:style-name="T13"><text:s/>Vgl. </text:span><text:span text:style-name="T15">Arnold</text:span><text:span text:style-name="T13">, Warum stellt sich das Thema, in Mohr/Schubert (Hrsg.), Ethik in der Gesundheitsökonomie, 1992, S. 1 ff. (6); </text:span><text:span text:style-name="T15">D. Hart</text:span><text:span text:style-name="T13">, Rechtliche Grenzen der „Ökonomisierung“, MedR 1996, S. 60 ff. (61); </text:span><text:span text:style-name="T15">Schott</text:span><text:span text:style-name="T13">, Patientenauswahl und Organallokation, 2001, S. 62 f.</text:span></text:p></text:note-body></text:note></text:span><text:span text:style-name="T2"> Ethik und Recht müssen zunächst bestimmen, in welchem Ausmaß die Ökonomie bei der Bewältigung der Ressourcenknappheit in der Medizin Hilfestellung oder Vorgaben liefern kann bzw. darf. In Bezug auf das Recht stellte </text:span><text:span text:style-name="T6">Jochen Taupitz</text:span><text:span text:style-name="T2"> insoweit treffend fest: „Die Ökonomie […] steht nicht über dem Recht, sondern erhält ihren Wirkungsbereich im Recht erst kraft autonomer Entscheidung des Rechts“.</text:span><text:span text:style-name="T2"><text:note text:id="ftn350" text:note-class="footnote"><text:note-citation>8</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88).</text:span></text:p></text:note-body></text:note></text:span></text:p>
      <text:p text:style-name="P32"/>
      <text:p text:style-name="P1"><text:span text:style-name="T2">Hinsichtlich eines möglicherweise für die Patientenauswahl in Betracht kommenden Nutzenkriteriums des Mindestgrades von qualitativ guter Lebenszeit nach der Behandlung muss der Gesundheitsökonomie zunächst etwa normativ vorgegeben werden, ob und wie der gesamte körperlich-seelische Befindlichkeitsbereich zwischen den Extremen der Mortalität und der gesundheitlichen Wiederherstellung nutzentheoretisch ausgemessen werden darf</text:span><text:span text:style-name="T2"><text:note text:id="ftn351" text:note-class="footnote"><text:note-citation>9</text:note-citation><text:note-body><text:p text:style-name="P700"><text:span text:style-name="T13"><text:s/>Vgl. </text:span><text:span text:style-name="T15">Kersting</text:span><text:span text:style-name="T13">, Egalitäre Grundversorgung und Rationierungsethik, in: Gutmann/Schmidt, V.H. (Hrsg.), Rationierung und Allokation im Gesundheitswesen, 2002, S. 41 ff. (63, 65).</text:span></text:p></text:note-body></text:note></text:span><text:span text:style-name="T2"> bzw. ob und wie hoch der Wert eines Lebensjahres angesetzt werden soll</text:span><text:span text:style-name="T2"><text:note text:id="ftn352" text:note-class="footnote"><text:note-citation>10</text:note-citation><text:note-body><text:p text:style-name="P700"><text:span text:style-name="T13"><text:s/>Vgl. </text:span><text:span text:style-name="T15">v. d. Schulenburg/Schöffski</text:span><text:span text:style-name="T13">, Kosten-Nutzen-Analysen, in: Nagel/Fuchs (Hrsg.), Soziale Gerechtigkeit im Gesundheitswesen, 1993, S. 168 ff. (178).</text:span></text:p></text:note-body></text:note></text:span><text:span text:style-name="T2">. Mangels entsprechender normativer Vorgaben liegt die primäre Aufgabe der Gesundheitsökonomie bis dato v.a. in der Erreichung des Ziels einer sparsamen effizienten Gesundheitsversorgung durch „Rationalisierung“, d.h. dem Streben nach gleicher Wirkung mit immer geringeren Kosten.</text:span><text:span text:style-name="T2"><text:note text:id="ftn353" text:note-class="footnote"><text:note-citation>11</text:note-citation><text:note-body><text:p text:style-name="P700"><text:span text:style-name="T13"><text:s/>Vgl. </text:span><text:span text:style-name="T15">Künschner</text:span><text:span text:style-name="T13">, Wirtschaftlicher Behandlungsverzicht und Patientenauswahl, 1992, S. 101 f.</text:span></text:p></text:note-body></text:note></text:span><text:span text:style-name="T2"> Über die normative Grundorientierung der Zulässigkeit und Notwendigkeit der Rationalisierung ist sich die Gesellschaft einig, sodass die Gesundheitsökonomie in der Lage ist, dieses Ziel mit ihren Mitteln zu optimieren.</text:span></text:p>
      <text:p text:style-name="P32"/>
      <text:p text:style-name="P32"/>
      <text:h text:style-name="Heading_20_2" text:outline-level="2">Hilflosigkeit der Medizin</text:h>
      <text:p text:style-name="P32"/>
      <text:p text:style-name="P1"><text:span text:style-name="T2">Bei der Patientenauswahl geht es um „Leben und Tod“. Damit könnte für die Lösung dieses Problemkreises die Medizin prädestiniert sein. Zwar ist die Medizin kein wert- oder moralfreier Raum, weshalb ihr auch eine eigene Standesethik zu eigen ist.</text:span><text:span text:style-name="T2"><text:note text:id="ftn354" text:note-class="footnote"><text:note-citation>12</text:note-citation><text:note-body><text:p text:style-name="P700"><text:span text:style-name="T13"><text:s/>s. dazu näher unter § 4 C III.</text:span></text:p></text:note-body></text:note></text:span><text:span text:style-name="T2"> Die Medizin als „Wissenschaft vom gesunden und kranken Menschen, von den Ursachen, Wirkungen und der Vorbeugung und Heilung der Krankheiten“</text:span><text:span text:style-name="T2"><text:note text:id="ftn355" text:note-class="footnote"><text:note-citation>13</text:note-citation><text:note-body><text:p text:style-name="P700"><text:span text:style-name="T13"><text:s/></text:span><text:span text:style-name="T15">Pschyrembel</text:span><text:span text:style-name="T13"> (Hrsg.), Klinisches Wörterbuch, 259. Aufl., 2002, S. 1039.</text:span></text:p></text:note-body></text:note></text:span><text:span text:style-name="T2"> ist jedoch in ihrem Kern ein deskriptiv-faktisches Fach. Ihr Programm besteht in erster Linie darin, aus experimentell geprüften und theoretisch gesicherten Kenntnissen über die Funktionsweise des Organismus Anweisungen für ärztliches Handeln abzuleiten.</text:span><text:span text:style-name="T2"><text:note text:id="ftn356" text:note-class="footnote"><text:note-citation>14</text:note-citation><text:note-body><text:p text:style-name="P700"><text:span text:style-name="T13"><text:s/>Vgl. </text:span><text:span text:style-name="T15">Labisch/Paul</text:span><text:span text:style-name="T13">, Medizin, in: Korff/Beck/Mikat (Hrsg), Lexikon Bioethik, 1998, Bd. 2, S. 630 ff. (631 f.).</text:span></text:p></text:note-body></text:note></text:span><text:span text:style-name="T2"> Sie trägt als solche die ethische und rechtliche Lösung ihrer Folgeprobleme, die Dimension des Sollens, nicht in sich.</text:span><text:span text:style-name="T2"><text:note text:id="ftn357" text:note-class="footnote"><text:note-citation>15</text:note-citation><text:note-body><text:p text:style-name="P700"><text:span text:style-name="T13"><text:s/>Vgl. </text:span><text:span text:style-name="T15">Laber</text:span><text:span text:style-name="T13">, Der Schutz des Lebens im StrafR, 1997, S. 4; </text:span><text:span text:style-name="T15">Gutmann/Fateh-Moghadam</text:span><text:span text:style-name="T13">, Rechtsfragen der Organverteilung, NJW 2002, S. 3365 ff (3366).</text:span></text:p></text:note-body></text:note></text:span><text:span text:style-name="T2"> Indem sich die Medizin den Naturwissenschaften als Bezugsdisziplin verschrieb, zeichnet sie sich gerade dadurch aus, dass sie Wertentscheidungen und Sinngebung aus ihrem methodischen Repertoire entfernt hat.</text:span><text:span text:style-name="T2"><text:note text:id="ftn358" text:note-class="footnote"><text:note-citation>16</text:note-citation><text:note-body><text:p text:style-name="P700"><text:span text:style-name="T13"><text:s/>Vgl. </text:span><text:span text:style-name="T15">Wiesing</text:span><text:span text:style-name="T13">, Werden Spenderorgane nach medizin. od. ethischen Kriterien verteilt?, in: Ach/Quante (Hrsg.), Hirntod und Organverpflanzung, 2. Aufl., 1999, S. 227 ff. (243); </text:span><text:span text:style-name="T15">Heim</text:span><text:span text:style-name="T13">, Von der aristokratischen zur rationierten Medizin, NZZ, Nr. 54 v. 6./7.03.1999, S. 99: „Triumph des naturwissenschaftlichen Welt- und Denkbildes“.</text:span></text:p></text:note-body></text:note></text:span><text:span text:style-name="T2"> Naturwissenschaftliche Erkenntnisse beschreiben das „Sein“. Aus der „Natur allein“ ergibt sich insoweit jedoch nichts.</text:span><text:span text:style-name="T2"><text:note text:id="ftn359" text:note-class="footnote"><text:note-citation>17</text:note-citation><text:note-body><text:p text:style-name="P700"><text:span text:style-name="T13"><text:s/>Vgl. </text:span><text:span text:style-name="T15">Leisner</text:span><text:span text:style-name="T13">, Das Lebensrecht, in: Nds. Landeszentrale für Politische Bildung (Hrsg.), Das Recht auf Leben, 1976, S. 9 ff. (21); </text:span><text:span text:style-name="T15">Laber</text:span><text:span text:style-name="T13">, Der Schutz des Lebens im StrafR, 1997, S. 4 f.</text:span></text:p></text:note-body></text:note></text:span><text:span text:style-name="T2"> Infolgedessen lassen sich etwa Fragen des Zeitpunktes des Todes oder des Behandlungsabbruchs, aber auch Fragen des Ob der Durchführung des Schwangerschaftsabbruchs oder der Humanklonierung nicht medizinisch beantworten.</text:span></text:p>
      <text:p text:style-name="P32"/>
      <text:p text:style-name="P1"><text:span text:style-name="T2">Eine Antwort auf die Frage zu geben, wie knappe medizinische Ressourcen zu verteilen sind, bedeutet darüber zu entscheiden, welche individuellen Interessen an Gesundheit hintangestellt werden sollen, welches Leiden nicht gemindert, welche Krankheit nicht geheilt werden soll, „Soll“ – nicht „Kann“.</text:span><text:span text:style-name="T2"><text:note text:id="ftn360" text:note-class="footnote"><text:note-citation>18</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95).</text:span></text:p></text:note-body></text:note></text:span><text:span text:style-name="T2"> </text:span><text:span text:style-name="T6">Niklas Luhmann</text:span><text:span text:style-name="T2"> erkannte bereits 1983, dass es keine medizinischen Gründe dafür gibt, eine Heilung oder eine Verlängerung des Lebens, die möglich ist, nicht zu versuchen.</text:span><text:span text:style-name="T2"><text:note text:id="ftn361" text:note-class="footnote"><text:note-citation>19</text:note-citation><text:note-body><text:p text:style-name="P700"><text:span text:style-name="T13"><text:s/>Vgl. </text:span><text:span text:style-name="T15">Luhmann</text:span><text:span text:style-name="T13">, Medizin und Gesellschaftstheorie, MMG 1983, S. 168 ff. (170); nachdrücklich </text:span><text:span text:style-name="T15">V.H. Schmidt</text:span><text:span text:style-name="T13">, Politik der Organverteilung, 1996, S. 77.</text:span></text:p></text:note-body></text:note></text:span><text:span text:style-name="T2"> Medizinisch lässt sich sagen, ob eine Krankheit mit einem Gesundheitsertrag behandelbar ist oder nicht. Ist sie es nicht, so hat die medizinische Maßnahme zu unterbleiben. Hat sie allerdings einen Nutzen, so kann man sie nicht aus medizinischer Sicht für unnötig erklären. Von der Medizin kann und darf man mithin keine Antwort auf die Frage verlangen, welches Leben nicht verlängert oder welches Leiden nicht gemildert werden soll.</text:span></text:p>
      <text:p text:style-name="P32"/>
      <text:p text:style-name="P1"><text:span text:style-name="T2">Die Medizin als Naturwissenschaft kann mit ihren eigenen „Bordmitteln“ nicht interpersonell „gerecht“ verteilen.</text:span><text:span text:style-name="T2"><text:note text:id="ftn362" text:note-class="footnote"><text:note-citation>20</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102).</text:span></text:p></text:note-body></text:note></text:span><text:span text:style-name="T2"> Wer sagt, die Verteilung knapper medizinischer Ressourcen erfolge nach „medizinischen Kriterien</text:span><text:alphabetical-index-mark text:string-value="Medizinische Kriterien"/><text:span text:style-name="T2">“, so suggeriert diese Ausdrucksweise eine Aura von Wertfreiheit, wissenschaftlicher Sachlichkeit, Exaktheit und Faktizität („Seins-Entscheidung“), die bei genauem Hinsehen nicht vorliegt. Alle denkbaren Allokationskriterien sind keine medizinisch-wissenschaftlichen Kriterien, sondern es liegen ihnen im Kern Wertentscheidungen („Soll-Entscheidungen“) zugrunde.</text:span><text:span text:style-name="T2"><text:note text:id="ftn363" text:note-class="footnote"><text:note-citation>21</text:note-citation><text:note-body><text:p text:style-name="P702"><text:span text:style-name="T13"><text:s/>Vgl. </text:span><text:span text:style-name="T15">Lachmann/Meuter</text:span><text:span text:style-name="T13">, Medizinische Gerechtigkeit, 1997, S. 164 ff.; </text:span><text:span text:style-name="T15">Birnbacher/Liening</text:span><text:span text:style-name="T13">, Probleme mit medizinischen Leitlinien bei knappen Ressourcen, in: Nagel/Fuchs (Hrsg.), Leitlinien und Standards, 1997, S. 190 ff. (190); </text:span><text:span text:style-name="T15">Laufs</text:span><text:span text:style-name="T13">, Arzt und Recht, NJW 1998, S. 1750 ff. (1754); </text:span><text:span text:style-name="T15">Wiesing</text:span><text:span text:style-name="T13">, Werden Spenderorgane nach medizinischen oder ethischen Kriterien verteilt?, in: Ach/Quante (Hrsg.), Hirntod und Organverpflanzung, 2. Aufl., 1999, S. 227 ff. (227 f., 239 f.); </text:span><text:span text:style-name="T15">Ach/Anderheiden/Quante</text:span><text:span text:style-name="T13">, Ethik der Organtransplantation, 2000, S. 182.</text:span></text:p></text:note-body></text:note></text:span><text:span text:style-name="T2"> Was auf den ersten Blick als rein medizinischer Sachzwang erscheint, erweist sich bei näherem Zusehen als normativ präjudiziert.</text:span><text:span text:style-name="T2"><text:note text:id="ftn364" text:note-class="footnote"><text:note-citation>22</text:note-citation><text:note-body><text:p text:style-name="P700"><text:span text:style-name="T13"><text:s/>Vgl. </text:span><text:span text:style-name="T15">Eser</text:span><text:span text:style-name="T13">, Der Arzt im Spannungsfeld von Recht und Ethik, in: Marquard/Seidler/Staudinger (Hrsg.), Ethische Probleme des ärztlichen Alltags, 1988, S. 78 ff. (95); </text:span><text:span text:style-name="T15">Uhlenbruck</text:span><text:span text:style-name="T13">, Rechtliche Grenzen einer Rationierung, MedR 1995, S. 427 ff. (434).</text:span></text:p></text:note-body></text:note></text:span><text:span text:style-name="T2"> Die Medizin kann angeben, wann eine Behandlung bei einem Patienten „dringlich“ ist, wenn man ihr vorgibt, was daraus aus normativen Gründen zu verstehen sein soll. Auch kann sie Prognosen über die „Erfolgsaussicht“ einer Behandlung abgegeben, wenn man sich normativ darüber einig geworden ist, worin dieser Erfolg bestehen soll. Die Frage, ob der Patient, der unmittelbar vom Tode bedroht ist, aber bereits zu krank ist um noch langfristige Erfolgsaussichten zu haben, dem weniger dringlichen Patienten mit besserer Erfolgsprognose vorgezogen werden soll, kann nicht mit Mitteln der Medizin beantwortet werden.</text:span><text:span text:style-name="T2"><text:note text:id="ftn365" text:note-class="footnote"><text:note-citation>23</text:note-citation><text:note-body><text:p text:style-name="P700"><text:span text:style-name="T13"><text:s/>Vgl. </text:span><text:span text:style-name="T15">Gutmann/Fateh-Moghadam</text:span><text:span text:style-name="T13">, Rechtsfragen der Organverteilung, NJW 2002, S. 3365 ff. (3366 f.).</text:span></text:p></text:note-body></text:note></text:span><text:span text:style-name="T2"> Insofern hat der Arzt dem nichtmedizinischen Mitbürger zwar faktisch größere Problemnähe und höheres Fachwissen hinsichtlich der medizinisch-sachlichen Aspekte</text:span><text:span text:style-name="T2"><text:note text:id="ftn366" text:note-class="footnote"><text:note-citation>24</text:note-citation><text:note-body><text:p text:style-name="P700"><text:span text:style-name="T13"><text:s/>s. auch </text:span><text:span text:style-name="T15">Amelung</text:span><text:span text:style-name="T13"> (Hrsg.), Ethisches Denken in der Medizin, 1992, S. 21, der ebenfalls auf das Erfordernis der klaren Trennung von ethischen u. medizinisch-sachlichen Aspekten eines medizinethischen Problems hinweist.</text:span></text:p></text:note-body></text:note></text:span><text:span text:style-name="T2"> des Verteilungsproblems voraus. Er hat jedoch, obwohl es um „Leben und Tod“ geht, in Bezug auf die ethische Dimension des Verteilungsproblems kein politisch-normatives Vorrecht zur Festlegung der Allokationskriterien.</text:span><text:span text:style-name="T2"><text:note text:id="ftn367" text:note-class="footnote"><text:note-citation>25</text:note-citation><text:note-body><text:p text:style-name="P700"><text:span text:style-name="T13"><text:s/>Vgl. </text:span><text:span text:style-name="T15">Harris</text:span><text:span text:style-name="T13">, Der Wert des Lebens, 1995, S. 96; </text:span><text:span text:style-name="T15">V.H. Schmidt</text:span><text:span text:style-name="T13">, Ist die Verteilung knapper medizinischer Gesundheitsgüter ein medizinisches Problem?, in: Lachmann/Meuter (Hrsg.), Zur Gerechtigkeit der Organverteilung, 1997, S. 49 ff. (66).</text:span></text:p></text:note-body></text:note></text:span><text:span text:style-name="T2"> Die Frage nach den „gerechten“ Kriterien der Patientenauswahl ist so komplex, dass eine Antwort, wenn überhaupt, nur auf dem Weg der Kooperation der i.e.S. normativen mit den empirischen Disziplinen gefunden werden kann.</text:span></text:p>
      <text:p text:style-name="P32"/>
      <text:p text:style-name="P1"><text:span text:style-name="T2">Bei der Suche nach den gerechten Verteilungskriterien stehen v.a. Fragen der Ethik und des Rechts im Vordergrund.</text:span><text:span text:style-name="T2"><text:note text:id="ftn368" text:note-class="footnote"><text:note-citation>26</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102).</text:span></text:p></text:note-body></text:note></text:span><text:span text:style-name="T2"> Nur unter Berücksichtigung ethischer Grundsätze können mehr oder weniger annehmbare Resultate zustande kommen.</text:span><text:span text:style-name="T2"><text:note text:id="ftn369" text:note-class="footnote"><text:note-citation>27</text:note-citation><text:note-body><text:p text:style-name="P700"><text:span text:style-name="T13"><text:s/>Vgl. </text:span><text:span text:style-name="T15">Schürch</text:span><text:span text:style-name="T13">, Rationierung in der Medizin als Straftat, 2000, S. 90.</text:span></text:p></text:note-body></text:note></text:span><text:span text:style-name="T2"> Erst wenn die Grundentscheidungen durch Ethik und Recht ergangen sind, sind im Übrigen alle Maßnahmen der Anwendung der so ermittelten Patientenauswahlkriterien, also alle Maßnahmen, die insoweit der Rettung und Hilfe zu Schaden gekommener Menschen dienen, medizinischer Art und bedürfen sachverständige ärztliche Entscheidungskompetenz. Um die getroffenen Wertentscheidungen möglichst exakt und nachvollziehbar umzusetzen, ist medizinisches Wissen also keineswegs überflüssig, sondern im Gegenteil zwingend notwendig. Der Modus der Verteilung selbst beruht allerdings auf (außermedizinischen) Wertentscheidungen.</text:span><text:span text:style-name="T2"><text:note text:id="ftn370" text:note-class="footnote"><text:note-citation>28</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95); </text:span><text:span text:style-name="T15">Wiesing</text:span><text:span text:style-name="T13">, Werden Spenderorgane nach medizinischen oder ethischen Kriterien verteilt?, in: Ach/Quante (Hrsg.), Hirntod und Organverpflanzung, 2. Aufl., 1999, S. 227 ff. (239); Erläuterungen des </text:span><text:span text:style-name="T15">Schweizer Bundesrates</text:span><text:span text:style-name="T13"> zu seinem Entwurf eines TPG, abgedruckt in: Brudermüller/Seelmann (Hrsg.), Organtransplantation, 2000, S. 311.</text:span></text:p></text:note-body></text:note></text:span></text:p>
      <text:p text:style-name="P32"/>
      <text:p text:style-name="P32"/>
      <text:h text:style-name="Heading_20_3" text:outline-level="3">Ethik, Recht und ärztliches Ermessen</text:h>
      <text:p text:style-name="P32"/>
      <text:h text:style-name="Heading_20_3" text:outline-level="3">Ethik und Recht</text:h>
      <text:p text:style-name="P32">Ausgehend von der Feststellung, dass die richtige Triage ein Problem der Verteilungsgerechtigkeit ist, welches nur gesamtgesellschaftlich und interdisziplinär durch normative Wertung gelöst werden kann, soll im Folgenden zunächst das Verhältnis von Ethik und Recht, den für die erforderlichen Grundentscheidungen maßgeblichen Institutionen, aufgezeigt werden.</text:p>
      <text:p text:style-name="P32"/>
      <text:p text:style-name="P1"><text:span text:style-name="T2">Die terminologische Verwendung des Begriffs Ethik</text:span><text:alphabetical-index-mark text:string-value="Ethik"/><text:span text:style-name="T2"> (von griechisch Ethos: Sitte, Gewohnheit) ist nicht einheitlich. Zum Teil wird die Ethik gleichbedeutend mit Moralphilosophie gebracht, als der Teil der Philosophie, der sich mit moralischen Phänomenen und Werten beschäftigt. Nach </text:span><text:span text:style-name="T6">Hans Georg von Manz</text:span><text:span text:style-name="T2"> ist Ethik die systematische Reflexion auf „das Gute“ als Voraussetzung und Ziel des Handelns und dient somit als die Legitimation für die Festlegung von Handlungsprinzipien und Entscheidungen.</text:span><text:span text:style-name="T2"><text:note text:id="ftn371" text:note-class="footnote"><text:note-citation>29</text:note-citation><text:note-body><text:p text:style-name="P700"><text:span text:style-name="T13"><text:s/>Vgl. </text:span><text:span text:style-name="T15">v. Manz</text:span><text:span text:style-name="T13">, Traditionelle Typen d. Ethik, in: Amelung (Hrsg.), Ethisches Denken in d. Medizin, 1992, S. 70.</text:span></text:p></text:note-body></text:note></text:span><text:span text:style-name="T2"> Der allgemeine Sprachgebrauch verwendet die Begriffe „Ethik“ und „Moral“ meist synonym. In der wissenschaftlichen Diskussion hat sich eine terminologische Festlegung weitgehend durchgesetzt, nach der die „Moral“ den Bereich der sittlichen Phänomene, die „Ethik“ hingegen die Theorie der Moral, Wissenschaft vom moralischen Handeln bzw. die philosophische Reflexion auf Moral bezeichnet.</text:span><text:span text:style-name="T2"><text:note text:id="ftn372" text:note-class="footnote"><text:note-citation>30</text:note-citation><text:note-body><text:p text:style-name="P700"><text:span text:style-name="T13"><text:s/>Vgl. </text:span><text:span text:style-name="T15">Schöne-Seifert</text:span><text:span text:style-name="T13">, Was sind „gerechte“ Verteilungskriterien?, in: Mohr/Schubert (Hrsg.), Ethik der Gesundheitsökonomie, 1992, S. 34 ff. (34); </text:span><text:span text:style-name="T15">Patzig/Schöne-Seifert</text:span><text:span text:style-name="T13">, Theoretische Grundlagen und Systematik, in: Kahlke/Reiter-Theil (Hrsg.), Ethik in der Medizin, 1995, S. 1 ff. (1); ausführlich zudem </text:span><text:span text:style-name="T15">Pieper</text:span><text:span text:style-name="T13">, Einführung in die Ethik, 4. Aufl., 2000, S. 17, 27 ff.</text:span></text:p></text:note-body></text:note></text:span><text:span text:style-name="T2"> Die Ethik wird dabei eingeteilt in die deskriptive oder empirische Ethik, die sich damit begnügt, die vielfältigen Ausprägungen der Moralität zu beschreiben, die Metaethik, die sich mit der sprachlichen Form, der Methode und der Funktion der Ethik befasst sowie der normativen Ethik, die als Ethik im landläufigen Sinne auf die Entwicklung, Entfaltung und Begründung allgemein verbindlicher moralischer Aussagen abzielt.</text:span><text:span text:style-name="T2"><text:note text:id="ftn373" text:note-class="footnote"><text:note-citation>31</text:note-citation><text:note-body><text:p text:style-name="P700"><text:span text:style-name="T13"><text:s/>Vgl. </text:span><text:span text:style-name="T15">Schöne-Seifert</text:span><text:span text:style-name="T13">, Was sind „gerechte“ Verteilungskriterien?, in: Mohr/Schubert (Hrsg.), Ethik der Gesundheitsökonomie, 1992, S. 34 ff. (34).</text:span></text:p></text:note-body></text:note></text:span><text:span text:style-name="T2"> Im Folgenden sollen die Erörterungen auf die normative Ethik im Bereich der Verteilung knapper medizinischer Ressourcen beschränkt bleiben. Der ethische Diskurs kann zeigen, welche Werte und welche daraus abgeleiteten Prinzipien einer gerechten Verteilung zugrunde gelegt werden können und daraufhin Präferenzen für gewisse Verteilungskriterien entwickeln und begründen.</text:span><text:span text:style-name="T2"><text:note text:id="ftn374" text:note-class="footnote"><text:note-citation>32</text:note-citation><text:note-body><text:p text:style-name="P700"><text:span text:style-name="T13"><text:s/>Vgl. </text:span><text:span text:style-name="T15">Bondolfi</text:span><text:span text:style-name="T13">, Die moralischen Prinzipien ethischen Handelns, in: ders./Müller (Hrsg.), Medizinische Ethik im ärztlichen Alltag, 1999, S. 83 ff. (113 ff.).</text:span></text:p></text:note-body></text:note></text:span></text:p>
      <text:p text:style-name="P62"/>
      <text:p text:style-name="P1"><text:span text:style-name="T2">Eine der ältesten und schwierigsten Fragen der Rechtsphilosophie überhaupt ist: „Was ist Recht</text:span><text:alphabetical-index-mark text:string-value="Recht"/><text:span text:style-name="T2">?“.</text:span><text:span text:style-name="T2"><text:note text:id="ftn375" text:note-class="footnote"><text:note-citation>33</text:note-citation><text:note-body><text:p text:style-name="P700"><text:span text:style-name="T13"><text:s/>s. dazu ausführlich etwa </text:span><text:span text:style-name="T15">Rüthers</text:span><text:span text:style-name="T13">, Rechtstheorie, 1999, S. 34 ff. m.w.N.</text:span></text:p></text:note-body></text:note></text:span><text:span text:style-name="T2"> Die Rechtswissenschaft hat trotz aller Bemühungen bisher keinen allgemein akzeptierten, eindeutigen Rechtsbegriff zustande gebracht. Hier sei nur die berühmt gewordene Begriffsbestimmung des römischen Juristen </text:span><text:span text:style-name="T6">Celsus</text:span><text:span text:style-name="T2"> (1./2. Jhd.) aufgeführt, die auch in den Digesten des Kaisers Justinian (483-565) als Teil des </text:span><text:span text:style-name="T6">Corpus Juris Civilis</text:span><text:span text:style-name="T2"> übernommen wurde: </text:span><text:span text:style-name="T6">Jus est ars boni et aequi</text:span><text:span text:style-name="T2"><text:note text:id="ftn376" text:note-class="footnote"><text:note-citation>34</text:note-citation><text:note-body><text:p text:style-name="P700"><text:span text:style-name="T13"><text:s/>Zit. u.a. von </text:span><text:span text:style-name="T15">Seelmann</text:span><text:span text:style-name="T13">, Rechtsphilosophie, 2. Aufl., 2001, S. 30 m.w.N.</text:span></text:p></text:note-body></text:note></text:span><text:span text:style-name="T2">. Recht ist demnach also die Kunst, ein gutes und gerechtes Ergebnis zu finden.</text:span></text:p>
      <text:p text:style-name="P32"/>
      <text:p text:style-name="P1"><text:span text:style-name="T2">Das Verhältnis von Ethik</text:span><text:alphabetical-index-mark text:string-value="- Verhältnis zum Recht" text:key1="Ethik"/><text:span text:style-name="T2"> und Recht</text:span><text:alphabetical-index-mark text:string-value="- Verhältnis zur Ethik" text:key1="Recht"/><text:span text:style-name="T2"> ist komplex. Beiden gemeinsam ist ihr normativer Gehalt. Sowohl die Ethik als auch das Recht befassen sich mit dem Verhalten der Menschen zueinander, sie suchen nach Regeln für sozial richtiges Verhalten, sie müssen die menschlichen Grundwerte sicherstellen und sich darum bemühen, diese in konkrete für die alltägliche Praxis brauchbare Normen umzusetzen.</text:span><text:span text:style-name="T2"><text:note text:id="ftn377" text:note-class="footnote"><text:note-citation>35</text:note-citation><text:note-body><text:p text:style-name="P700"><text:span text:style-name="T13"><text:s/>Vgl.</text:span><text:span text:style-name="T15"> Schreiber</text:span><text:span text:style-name="T13">, Recht und Ethik, in: Doerr/Jacobs/Laufs (Hrsg.), Recht und Ethik in der Medizin, 1982, S. 15 ff. (16); </text:span><text:span text:style-name="T15">Sporken</text:span><text:span text:style-name="T13">, Medizinische Ethik, in: Eser/v. Lutterotti/Sporken (Hrsg.) Lexikon - Medizin, Ethik, Recht, 1989, Sp. 711 ff. (720); </text:span><text:span text:style-name="T15">Pieper</text:span><text:span text:style-name="T13">, Einführung in die Ethik, 4. Aufl., 2000, S. 136; </text:span><text:span text:style-name="T15">Pawlowski</text:span><text:span text:style-name="T13">, Zu den Grundlagen der Bioethik: Verfassungsrecht oder Moral?, ZRph 2002, S. 71 ff. (82).</text:span></text:p></text:note-body></text:note></text:span><text:span text:style-name="T2"> Die enge Verbindung von Ethik und Recht zeigt z.B. die Menschenrechtskonvention zur Biomedizin, die auch heute noch vielfach als „Bioethik-Konvention“ bezeichnet wird, obwohl es bei ihr von Anfang an um eine Vereinbarung über rechtliche Regelungen ging.</text:span><text:span text:style-name="T2"><text:note text:id="ftn378" text:note-class="footnote"><text:note-citation>36</text:note-citation><text:note-body><text:p text:style-name="P700"><text:span text:style-name="T13"><text:s/>Abdruck der dt. Übersetzung - verbindlich ist nur der Wortlaut in englischer und französischer Sprache - auf http://www.bmj.bund.de/images/11558.pdf sowie in </text:span><text:span text:style-name="T15">Junghanns</text:span><text:span text:style-name="T13">, Verteilungsgerechtigkeit in der Transplantationsmedizin, 2001, S. 36.</text:span></text:p></text:note-body></text:note></text:span><text:span text:style-name="T2"> Ethik und Recht sind jedoch keineswegs identisch. Ethische Normen sind primär positiv auf Hochziele ausgerichtet und wollen in Freiheit innerlich angenommen werden. Sie gründen wesentlich auf den Appell an die Verantwortung des Einzelnen und auf seiner Freiheit („Du sollst“). Die im Gegensatz zum Recht regelmäßig ungeschriebenen ethischen Normen betreffen primär die innere Haltung, die Absichten und Verantwortlichkeit des Menschen. Die Ethik verlangt vom Menschen als Ethos ein „Maximum“.</text:span><text:span text:style-name="T2"><text:note text:id="ftn379" text:note-class="footnote"><text:note-citation>37</text:note-citation><text:note-body><text:p text:style-name="P700"><text:span text:style-name="T13"><text:s/>Vgl. </text:span><text:span text:style-name="T15">Gründel</text:span><text:span text:style-name="T13">, Der Behandlungsanspruch des Patienten aus ethischer Sicht, in: ArGe Rechtsanwälte im Medizinrecht (Hrsg.), Medizinische Notwendigkeit und Ethik, 1999, S. 81 ff. (86).</text:span></text:p></text:note-body></text:note></text:span><text:span text:style-name="T2"> Die ethische Norm trägt bei ihrer Verletzung ihre Sanktion gleichsam in sich selbst („Gewissensbisse“)</text:span><text:span text:style-name="T2"><text:note text:id="ftn380" text:note-class="footnote"><text:note-citation>38</text:note-citation><text:note-body><text:p text:style-name="P700"><text:span text:style-name="T13"><text:s/>Vgl. </text:span><text:span text:style-name="T15">Eser</text:span><text:span text:style-name="T13">, Der Arzt im Spannungsfeld von Recht und Ethik, in: Marquard/Seidler/Staudinger (Hrsg.), Ethische Probleme des ärztlichen Alltags, S. 78 ff. (78, 97).</text:span></text:p></text:note-body></text:note></text:span><text:span text:style-name="T2"> bzw. die Sanktion drückt sich (lediglich) in Tadel, Verachtung und Missbilligung aus</text:span><text:span text:style-name="T2"><text:note text:id="ftn381" text:note-class="footnote"><text:note-citation>39</text:note-citation><text:note-body><text:p text:style-name="P700"><text:span text:style-name="T13"><text:s/>Vgl. </text:span><text:span text:style-name="T15">Pieper</text:span><text:span text:style-name="T13">, Einführung in die Ethik, 4. Aufl., 2000, S. 64.</text:span></text:p></text:note-body></text:note></text:span><text:span text:style-name="T2">.</text:span></text:p>
      <text:p text:style-name="P32"/>
      <text:p text:style-name="P1"><text:span text:style-name="T2">Demgegenüber wollen rechtliche Normen in erster Linie Unrecht abwehren und ein bestimmtes Verhalten und notfalls auch durch harte Sanktionen (Bußgeld, Freiheitsstrafe etc.) erzwingen („Du musst“). Verstöße gegen rechtliche Normen sind regelmäßig einklagbar. Ein Wesenselement des Rechts besteht darin, dass es gesellschaftliche Ordnung herzustellen und durchzusetzen sucht.</text:span><text:span text:style-name="T2"><text:note text:id="ftn382" text:note-class="footnote"><text:note-citation>40</text:note-citation><text:note-body><text:p text:style-name="P700"><text:span text:style-name="T13"><text:s/>Vgl. </text:span><text:span text:style-name="T15">Zippelius</text:span><text:span text:style-name="T13">, Das Wesen des Rechts, 5. Aufl., 1997, S. 31 ff.</text:span></text:p></text:note-body></text:note></text:span><text:span text:style-name="T2"> In Bezug auf das Recht dient Ethik v.a. dazu, geltendes Recht auf seine Übereinstimmung mit Moralvorstellungen hin zu überprüfen. Das Recht ist manchmal eine Bestätigung und Verstärkung ethischer Auffassungen.</text:span><text:span text:style-name="T2"><text:note text:id="ftn383" text:note-class="footnote"><text:note-citation>41</text:note-citation><text:note-body><text:p text:style-name="P700"><text:span text:style-name="T13"><text:s/>Vgl. </text:span><text:span text:style-name="T15">Sporken</text:span><text:span text:style-name="T13">, Medizinische Ethik, in: Eser/v. Lutterotti/Sporken (Hrsg.) Lexikon - Medizin, Ethik, Recht, 1989, Sp. 711 ff. (719 f.).</text:span></text:p></text:note-body></text:note></text:span><text:span text:style-name="T2"> Die rechtliche und ethische Beurteilung ein und desselben Sachverhaltes können jedoch auch miteinander in Konflikt geraten. Jemand kann rechtlich völlig korrekt und dennoch unmoralisch handeln.</text:span><text:span text:style-name="T2"><text:note text:id="ftn384" text:note-class="footnote"><text:note-citation>42</text:note-citation><text:note-body><text:p text:style-name="P700"><text:span text:style-name="T13"><text:s/>Vgl. </text:span><text:span text:style-name="T15">Pieper</text:span><text:span text:style-name="T13">, Einführung in die Ethik, 4. Aufl., 2000, S. 137; </text:span><text:span text:style-name="T15">Kant</text:span><text:span text:style-name="T13"> nennt die bloße Übereinstimmung einer Handlung mit dem Gesetz ohne Rücksicht auf die Triebfeder „Legalität“ = Gesetzesmäßigkeit, „diejenige aber, in welcher die Idee der Pflicht aus dem Gesetze zugleich die Triebfeder ist, die </text:span><text:span text:style-name="T15">Moralität</text:span><text:span text:style-name="T13"> (Sittlichkeit) derselben.“, Die Metaphysik d. Sitten (1797), in: Weischedel (Hrsg.), Werkausgabe Bd. VIII, 3. Aufl., 1979, S. 324.</text:span></text:p></text:note-body></text:note></text:span><text:span text:style-name="T2"> Das Recht begnügt sich dann damit, dass das Verhalten der Bürger äußerlich seinen Normen entspricht, dass es respektiert wird. Ein Befolgen aus innerer Zustimmung wird nicht verlangt.</text:span><text:span text:style-name="T2"><text:note text:id="ftn385" text:note-class="footnote"><text:note-citation>43</text:note-citation><text:note-body><text:p text:style-name="P700"><text:span text:style-name="T13"><text:s/>Vgl. </text:span><text:span text:style-name="T15">Schreiber</text:span><text:span text:style-name="T13">, Recht und Ethik, in: Doerr/Jacobs/Laufs (Hrsg.), Recht und Ethik in der Medizin, 1982, S. 15 ff. (19); </text:span><text:span text:style-name="T15">Pieper</text:span><text:span text:style-name="T13">, Einführung in die Ethik, 4. Aufl., 2000, S. 66.</text:span></text:p></text:note-body></text:note></text:span><text:span text:style-name="T2"> Dann sieht sich das Recht als Gegensatz – wenn nicht gar als Bedrohung – der Ethik charakterisiert, indem es „ethisch richtiges“ Verhalten behindert (z.B. hinsichtlich Regelungen zum Schwangerschaftsabbruch oder zur Sterbehilfe). In Extremfällen kann sich der Einzelne sogar aus ethischen Gründen zum Rechtsbruch verpflichtet sehen. Er muss dann allerdings grundsätzlich die Folgen seines rechtswidrigen Handelns tragen.</text:span></text:p>
      <text:p text:style-name="P32"/>
      <text:p text:style-name="P1"><text:span text:style-name="T2">Das Recht und Ethik nicht deckungsgleich sind, zeigt sich u.a. darin, dass das Recht auch Sachverhalte ohne eigene ethische Bedeutung umfasst (z.B. Ausbildungs- und Organisationsfragen). Außerdem kann Recht (z.B. ein Gesetz) zu einem bestimmten Zeitpunkt in Kraft treten bzw. wieder aufgehoben werden, welches bei ethischen Werturteilen undenkbar ist. Auf der anderen Seite sind viele ethisch bedeutsame Verhaltensaspekte rechtlicher Beurteilung und Steuerung gar nicht oder nur unter ethisch nicht akzeptablen Bedingungen zugänglich. So etwa die Geduld und Einfühlsamkeit des Arztes im Umgang mit Patienten oder die Loyalität gegenüber Kollegen.</text:span><text:span text:style-name="T2"><text:note text:id="ftn386" text:note-class="footnote"><text:note-citation>44</text:note-citation><text:note-body><text:p text:style-name="P700"><text:span text:style-name="T13"><text:s/>Vgl. </text:span><text:span text:style-name="T15">Patzig/Schöne-Seifert</text:span><text:span text:style-name="T13">, Theoretische Grundlagen und Systematik, in: Kahlke/Reiter-Theil (Hrsg.), Ethik in der Medizin, 1995, S. 1 ff. (2).</text:span></text:p></text:note-body></text:note></text:span><text:span text:style-name="T2"> Es ist Aufgabe der Ethik, Ärzte und Pflegende für solche Tugenden zu sensibilisieren. Das Recht umfasst insofern also nur einen Ausschnitt aus dem Sittlichen. Nicht alles, was juristisch nicht verboten ist, kann als ethisch vertretbar angesehen werden.</text:span><text:span text:style-name="T2"><text:note text:id="ftn387" text:note-class="footnote"><text:note-citation>45</text:note-citation><text:note-body><text:p text:style-name="P700"><text:span text:style-name="T13"><text:s/>Vgl. </text:span><text:span text:style-name="T15">Schreiber</text:span><text:span text:style-name="T13">, Recht und Ethik, in: Doerr/Jacobs/Laufs (Hrsg.), Recht und Ethik in der Medizin, 1982, S. 15 ff. (19); </text:span><text:span text:style-name="T15">D. Engelhard.</text:span><text:span text:style-name="T13">, Zur Systematik und Geschichte, in: ders. (Hrsg.), Ethik im Alltag der Medizin, 2. Aufl., 1997, S. 1 ff. (2).</text:span></text:p></text:note-body></text:note></text:span></text:p>
      <text:p text:style-name="P32"/>
      <text:p text:style-name="P17"><text:span text:style-name="T2">Recht und Ethik bleiben aufeinander angewiesen.</text:span><text:span text:style-name="T2"><text:note text:id="ftn388" text:note-class="footnote"><text:note-citation>46</text:note-citation><text:note-body><text:p text:style-name="P700"><text:span text:style-name="T13"><text:s/>Vgl. </text:span><text:span text:style-name="T15">Laufs</text:span><text:span text:style-name="T13">, Entwicklung des Arztrechts 1987/88, NJW 1988, S. 1499 ff. (1500); ebenso </text:span><text:span text:style-name="T15">Francke</text:span><text:span text:style-name="T13">, Ärztliche Berufsfreiheit und Patientenrechte, 1994, S. 64; </text:span><text:span text:style-name="T15">Conrads</text:span><text:span text:style-name="T13">, Rechtliche Aspekte der Organallokation, in: Meuter/Lachmann (Hrsg.), Zur Gerechtigkeit der Organverteilung, 1997, S. 69 ff. (71 f).</text:span></text:p></text:note-body></text:note></text:span><text:span text:style-name="T2"> Ethische Normen bedürfen in fundamentalen Wertentscheidungen der Verstärkung durch das Recht, wenn sie durchsetzbare Verbindlichkeit erlangen wollen. Nur das Recht hat die notwendige Gestaltungskraft. Es ist der erforderliche Transporteur ethischer Einsichten und Prioritätensetzungen.</text:span><text:span text:style-name="T2"><text:note text:id="ftn389" text:note-class="footnote"><text:note-citation>47</text:note-citation><text:note-body><text:p text:style-name="P700"><text:span text:style-name="T13"><text:s/>Vgl. </text:span><text:span text:style-name="T15">Bondolfi</text:span><text:span text:style-name="T13">, Die moralischen Prinzipien ethischen Handelns, in: ders./Müller (Hrsg.), Medizinische Ethik im ärztlichen Alltag, 1999, S. 83 ff. (115).</text:span></text:p></text:note-body></text:note></text:span><text:span text:style-name="T2"> Für seine positive Wirksamkeit bedarf das Recht seinerseits aber auch einer ethischen Basis, wenn es mehr sein will als nur eine formale Zwangsordnung. Ethische Überlegungen fließen in den Rechtssetzungs- und den Rechtsanwendungsprozess ein. Sie helfen faire und gerechte Lösungen zu finden und zu verwirklichen.</text:span><text:span text:style-name="T2"><text:note text:id="ftn390" text:note-class="footnote"><text:note-citation>48</text:note-citation><text:note-body><text:p text:style-name="P700"><text:span text:style-name="T13"><text:s/>Vgl. </text:span><text:span text:style-name="T15">Schreiber</text:span><text:span text:style-name="T13">, Recht und Ethik, in: Doerr/Jacobs/Laufs (Hrsg.), Recht und Ethik in der Medizin, 1982, S. 15 ff. (20); </text:span><text:span text:style-name="T15">Seelmann</text:span><text:span text:style-name="T13">, Rechtsphilosophie, 2. Aufl., 2001, S. 85 f.; </text:span><text:span text:style-name="T15">Katzenmeier</text:span><text:span text:style-name="T13">, Arzthaftung, 2002, S. 69; </text:span><text:span text:style-name="T15">Kirchhof</text:span><text:span text:style-name="T13">, Medizin zwischen Ethik, Recht und Vorbehalt des Möglichen, in: Kern/Wadle/Schroeder/Katzenmeier (Hrsg), FS Laufs, 2006, S. 931 ff. (933).</text:span></text:p></text:note-body></text:note></text:span><text:span text:style-name="T2"> Das Recht bezieht sich auf ein „ethisches Minimum“</text:span><text:span text:style-name="T2"><text:note text:id="ftn391" text:note-class="footnote"><text:note-citation>49</text:note-citation><text:note-body><text:p text:style-name="P700"><text:span text:style-name="T13"><text:s/></text:span><text:span text:style-name="T15">Jellinek</text:span><text:span text:style-name="T13">, Die sozialethische Bedeutung von Recht, Unrecht und Strafe, 1878, S. 42; ebenso etwa </text:span><text:span text:style-name="T15">Heinze</text:span><text:span text:style-name="T13">, Allokationsprobleme in der Transplantationsmedizin aus zivilrechtlicher Sicht, in: Lachmann/Meuter (Hrsg.), Zur Gerechtigkeit der Organverteilung, 1997, S. 83 ff. (87).</text:span></text:p></text:note-body></text:note></text:span><text:span text:style-name="T2"> im Sinne einer Beachtung elementarer Normen als Voraussetzung für ein friedvolles Zusammenleben. Ohne ein im Recht fixiertes für alle verbindliches ethisches Minimum würde sich die staatliche Ordnung nicht halten können.</text:span><text:span text:style-name="T2"><text:note text:id="ftn392" text:note-class="footnote"><text:note-citation>50</text:note-citation><text:note-body><text:p text:style-name="P700"><text:span text:style-name="T13"><text:s/>Vgl. </text:span><text:span text:style-name="T15">Schreiber</text:span><text:span text:style-name="T13">, Recht und Ethik, in: Doerr/Jacobs/Laufs (Hrsg.), Recht und Ethik in der Medizin, 1982, S. 17.</text:span></text:p></text:note-body></text:note></text:span><text:span text:style-name="T2"> Die im (Verfassungs-)Recht normierten Grundwertentscheidungen bilden, wie es </text:span><text:span text:style-name="T6">Josef Isensee</text:span><text:span text:style-name="T2"> einmal treffend formulierte, „den gemeinsamen sozialethischen Nenner der pluralistischen Gesellschaft“. Der notwendige Konsens, der einer Entartung des Pluralismus zur Anarchie vorbeugt, bezieht sich dabei „auf die Grundwerte als solche, nicht aber auch auf ihre unterschiedlichen im einzelnen streitigen Ableitungen und ihre philosophischen, theologischen oder juristischen Geltungsgründe“.</text:span><text:span text:style-name="T2"><text:note text:id="ftn393" text:note-class="footnote"><text:note-citation>51</text:note-citation><text:note-body><text:p text:style-name="P700"><text:span text:style-name="T13"><text:s/>Vgl. </text:span><text:span text:style-name="T15">Isensee</text:span><text:span text:style-name="T13">, Verfassungsgarantie ethischer Grundwerte und gesellschaftlicher Konsens, NJW 1977, S. 545 ff. (545); nachdrücklich </text:span><text:span text:style-name="T15">Laufs</text:span><text:span text:style-name="T13">, Rechtsfragen, in: Hiersche/Hirsch/Graf-Baumann (Hrsg.), Rechtliche Fragen der Organtransplantation, Berlin 1990, 57 ff. (59); ähnl. </text:span><text:span text:style-name="T15">Dt. BT</text:span><text:span text:style-name="T13">, Enquete Kommission, Recht und Ethik in der modernen Medizin, Schlussbericht, 2002, S. 60.</text:span></text:p></text:note-body></text:note></text:span><text:span text:style-name="T2"> Die Einhaltung des vom Recht geforderten „ethischen Minimums“ wird dann allerdings auch mit besonderer Verbindlichkeit durch das Gewaltmonopol des Staates im Sinne eines „ethisches Maximum, nämlich an Kraft, an Wirksamkeit, an Resultaten“</text:span><text:span text:style-name="T2"><text:note text:id="ftn394" text:note-class="footnote"><text:note-citation>52</text:note-citation><text:note-body><text:p text:style-name="P700"><text:span text:style-name="T13"><text:s/></text:span><text:span text:style-name="T15">Schmoller</text:span><text:span text:style-name="T13">, Grundriß der Allgemeinen Volkswirtschaftslehre, 1. Teil, 1900, S. 57.</text:span></text:p></text:note-body></text:note></text:span><text:span text:style-name="T2"> verfolgt.</text:span><text:span text:style-name="T2"><text:note text:id="ftn395" text:note-class="footnote"><text:note-citation>53</text:note-citation><text:note-body><text:p text:style-name="P700"><text:span text:style-name="T13"><text:s/>Vgl. </text:span><text:span text:style-name="T15">Kaufmann</text:span><text:span text:style-name="T13">, Strafrechtspraxis und sittliche Normen, JuS 1978, S. 361 ff. (364); </text:span><text:span text:style-name="T15">v. Engelhardt</text:span><text:span text:style-name="T13">, Zur Systematik und Geschichte, in: ders. (Hrsg.), Ethik im Alltag der Medizin, 2. Aufl., 1997, S. 1 ff. (2).</text:span></text:p></text:note-body></text:note></text:span><text:span text:style-name="T2"> </text:span><text:span text:style-name="T6">Hans Ryffel</text:span><text:span text:style-name="T2"> sprach insoweit vom Recht als der „wirklich-maßgeblichen“ Ordnung des Richtigen.</text:span><text:span text:style-name="T2"><text:note text:id="ftn396" text:note-class="footnote"><text:note-citation>54</text:note-citation><text:note-body><text:p text:style-name="P700"><text:span text:style-name="T13"><text:s/></text:span><text:span text:style-name="T15">Ryffel</text:span><text:span text:style-name="T13">, Grundprobleme der Rechts- und Staatsphilosophie, 1969, S. 343 f.</text:span></text:p></text:note-body></text:note></text:span><text:span text:style-name="T2"> Die im ethischen Diskurs gefundenen Antworten, etwa auf die Fragen der Patientenauswahl bei knappen medizinischen Ressourcen, bedürfen somit der Ausrichtung am Recht.</text:span></text:p>
      <text:p text:style-name="P67"/>
      <text:h text:style-name="Heading_20_3" text:outline-level="3">Ärztliche Standesethik, Recht und Ermessen</text:h>
      <text:h text:style-name="Heading_20_4" text:outline-level="4">Hineinwirken der ärztlichen Standesethik in das Recht</text:h>
      <text:p text:style-name="P1"><text:span text:style-name="T2">Das ärztliche Standesrecht</text:span><text:alphabetical-index-mark text:string-value="Standesrecht"/><text:span text:style-name="T2"> im weiteren Sinne bezeichnet den Inbegriff der Normen, unter denen der Arzt und seine Berufstätigkeit stehen. Dazu zählen auch die durch die Gerichte berufsspezifisch ausgeprägten Regeln des allgemeinen Rechts.</text:span><text:span text:style-name="T2"><text:note text:id="ftn397" text:note-class="footnote"><text:note-citation>55</text:note-citation><text:note-body><text:p text:style-name="P700"><text:span text:style-name="T13"><text:s/>Vgl. </text:span><text:span text:style-name="T15">Laufs</text:span><text:span text:style-name="T13">, Standesrecht, in: Eser/v. Lutterotti/Sporken (Hrsg.) Lexikon - Medizin, Ethik, Recht, 1989, Sp. 1071 ff. (1071).</text:span></text:p></text:note-body></text:note></text:span><text:span text:style-name="T2"> § 3 Abs. 1 Satz 1 MBO-Ä verlangt, dass der Arzt seine Aufgabe nach seinem Gewissen, den Geboten der ärztlichen Ethik</text:span><text:alphabetical-index-mark text:string-value="- ärztliche Standesethik" text:key1="Ethik"/><text:span text:style-name="T2"> und der Menschlichkeit ausübt. Das Recht nimmt so, hier über das Satzungsrecht der einzelnen Landesärztekammern, arztethische Grundsätze in sich auf und gibt dem Gewissen des Arztes Raum. Das BVerwG sieht den Arzt „in den entscheidenden Augenblicken seiner Tätigkeit […] in einer unvertretbaren Einsamkeit, in der er – gestützt auf sein fachliches Können – allein auf sein Gewissen gestellt ist“. Daher bildet die Freiheit der Gewissensentscheidung als ein Kernstück der ärztlichen Ethik „eine Beschränkung der berufsständischen Rechtssetzungsbefugnis“.</text:span><text:span text:style-name="T2"><text:note text:id="ftn398" text:note-class="footnote"><text:note-citation>56</text:note-citation><text:note-body><text:p text:style-name="P700"><text:span text:style-name="T13"><text:s/>BVerwGE 27, 303 (305).</text:span></text:p></text:note-body></text:note></text:span></text:p>
      <text:p text:style-name="P32"/>
      <text:p text:style-name="P1"><text:span text:style-name="T2">Fragen ärztlicher Verantwortung können oft nicht unter Berufung auf konkrete, für die spezielle Situation geltende, Einzelnormen beantwortet werden, sondern nur in schwieriger Abwägung allgemeiner Rechtsgrundsätze und Prinzipien, deren Inhalt und Tragweite sich regelmäßig erst im Blick auf die Sätze der Ethik erschließen.</text:span><text:span text:style-name="T2"><text:note text:id="ftn399" text:note-class="footnote"><text:note-citation>57</text:note-citation><text:note-body><text:p text:style-name="P700"><text:span text:style-name="T13"><text:s/>Vgl. </text:span><text:span text:style-name="T15">Schreiber</text:span><text:span text:style-name="T13">, Recht und Ethik, in: Doerr/Jacobs/Laufs (Hrsg.), Recht und Ethik in der Medizin, 1982, S. 15 ff. (21); </text:span><text:span text:style-name="T15">Laufs</text:span><text:span text:style-name="T13">, Arztrecht, 5. Aufl., 1993 Rn. 12; </text:span><text:span text:style-name="T15">Katzenmeier</text:span><text:span text:style-name="T13">, Arzthaftung, 2002, S. 70.</text:span></text:p></text:note-body></text:note></text:span><text:span text:style-name="T2"> Das Recht anerkennt das Berufsethos als komplementären Ordnungsfaktor und setzt es voraus. Die relativ immobile erst ab einer bestimmten Schwellenhöhe eingreifende. Rechtsordnung könnte die Ordnungsaufgaben des Berufsethos nicht vollständig selbst erfüllen.</text:span><text:span text:style-name="T2"><text:note text:id="ftn400" text:note-class="footnote"><text:note-citation>58</text:note-citation><text:note-body><text:p text:style-name="P700"><text:span text:style-name="T13"><text:s/>Vgl. </text:span><text:span text:style-name="T15">Taupitz</text:span><text:span text:style-name="T13">, Die Standesordnungen der freien Berufe, 1991, S. 546; </text:span><text:span text:style-name="T15">Laufs</text:span><text:span text:style-name="T13">, in: Laufs/Uhlenbruck (Hrsg.), Hdb. des Arztrechts, 3. Aufl., 2002, S. 29.</text:span></text:p></text:note-body></text:note></text:span><text:span text:style-name="T2"> „Die Standesethik“, so das BVerfG unter Berufung auf den Altmeister des Arztrechts </text:span><text:span text:style-name="T6">Eberhardt Schmidt</text:span><text:span text:style-name="T2">, „steht nicht isoliert neben dem Recht. Sie wirkt allenthalben und ständig in die rechtlichen Beziehungen des Arztes zum Patienten hinein. Was die Standesethik vom Arzte fordert, übernimmt das Recht weithin zugleich als rechtliche Pflicht. Weit mehr als sonst in den sozialen Beziehungen des Menschen fließt im ärztlichen Berufsbereich das Ethische mit dem Rechtlichen zusammen“.</text:span><text:span text:style-name="T2"><text:note text:id="ftn401" text:note-class="footnote"><text:note-citation>59</text:note-citation><text:note-body><text:p text:style-name="P700"><text:span text:style-name="T13"><text:s/>BVerfGE, 52, 131 (169 f.); nach </text:span><text:span text:style-name="T15">E. Schmidt</text:span><text:span text:style-name="T13">, Der Arzt im StrafR, in: Ponsoldt, Lehrbuch der gerichtlichen Medizin, 2. Aufl., 1957, S. 1 ff. (2).</text:span></text:p></text:note-body></text:note></text:span><text:span text:style-name="T2"> In ähnlichem Sinne hat der BGH 1958 geurteilt, „dass das Verhältnis zwischen Arzt und Patient ein starkes Vertrauen voraussetzt, dass es in starkem Maße in der menschlichen Beziehung wurzelt, in die der Arzt zu dem Kranken tritt und dass es daher weit mehr als eine juristische Vertragsbeziehung ist“.</text:span><text:span text:style-name="T2"><text:note text:id="ftn402" text:note-class="footnote"><text:note-citation>60</text:note-citation><text:note-body><text:p text:style-name="P700"><text:span text:style-name="T13"><text:s/>BGHZ 29, 46 (53); nach </text:span><text:span text:style-name="T15">E. Schmidt</text:span><text:span text:style-name="T13">, Der Arzt im StrafR, in: Ponsoldt, Lehrbuch der gerichtlichen Medizin, 2. Aufl., 1957, S. 1 ff. (2).</text:span></text:p></text:note-body></text:note></text:span></text:p>
      <text:p text:style-name="P62"/>
      <text:p text:style-name="P18"><text:span text:style-name="T2">Ethische Maßstäbe als solche, die aus den sittlichen Anforderungen an die ärztliche Tätigkeit folgen, gewinnen insbesondere dort eigenständige Bedeutung, wo rechtliche Maßstäbe keine Orientierung (mehr) geben. Die Grenzen der Ethik ergeben sich ihrerseits jedoch daraus, dass in einer pluralistischen Gesellschaft über Fragen des ärztlichen Berufs kaum noch Konsens zu erzielen ist. Deshalb wird versucht, mit kollegial-prozeduralen Lösungswegen in Form von Ethikkommissionen Auswege zu finden, die jedoch Verantwortung und Gewissensentscheidung des einzelnen Arztes im konkreten Behandlungsfalle bestehen lassen.</text:span><text:span text:style-name="T2"><text:note text:id="ftn403" text:note-class="footnote"><text:note-citation>61</text:note-citation><text:note-body><text:p text:style-name="P700"><text:span text:style-name="T13"><text:s/>Vgl. </text:span><text:span text:style-name="T15">Francke</text:span><text:span text:style-name="T13">, Ärztliche Berufsfreiheit und Patientenrechte, 1994, S. 65 f.</text:span></text:p></text:note-body></text:note></text:span></text:p>
      <text:p text:style-name="P39"/>
      <text:h text:style-name="Heading_20_4" text:outline-level="4">Primat verfassungsrechtlicher Grundentscheidungen</text:h>
      <text:p text:style-name="P18"><text:span text:style-name="T2">Die Ethik</text:span><text:alphabetical-index-mark text:string-value="- Verhältnis zum Verfassungsrecht " text:key1="Ethik"/><text:span text:style-name="T2"> kann eigenständige Geltung zudem nur insoweit beanspruchen, als rechtliche Bindung nicht besteht. Es ist Aufgabe des Rechts, die elementaren Werte des Gemeinschaftslebens, die für ein sozialverträgliches Zusammenleben unverzichtbar sind, zu schützen und zu bewahren. Die Verfassung bestimmt aufgrund rechtlicher Wertung Maßstäbe, die der Gesetzgeber durch Verfahrensgestaltungen und Konkretisierungen ergänzt. Standesethik und von der Ärztlichen Profession erarbeitete Regelungen geben insoweit zwar wertvolle Anhaltspunkte zur Erkenntnis gesellschaftlicher und professioneller Normen, stellen aber selbst keine hinreichend legitimierenden Maßstäbe dar.</text:span><text:span text:style-name="T2"><text:note text:id="ftn404" text:note-class="footnote"><text:note-citation>62</text:note-citation><text:note-body><text:p text:style-name="P700"><text:span text:style-name="T13"><text:s/>Vgl. </text:span><text:span text:style-name="T15">Lorenz</text:span><text:span text:style-name="T13">, Recht auf Leben und körperliche Unversehrtheit, in: Isensee/Kirchhof (Hrsg.), HStR VI, 2. Aufl., 2001, § 128 Rn. 47 ff. m.w.N.</text:span></text:p></text:note-body></text:note></text:span><text:span text:style-name="T2"> In einem Rechtsstaat hat sich die Medizin, wie jeder andere Lebensbereich auch, einer Außenkontrolle durch nicht-ärztliche Instanzen zu unterwerfen.</text:span><text:span text:style-name="T2"><text:note text:id="ftn405" text:note-class="footnote"><text:note-citation>63</text:note-citation><text:note-body><text:p text:style-name="P700"><text:span text:style-name="T13"><text:s/>Vgl. </text:span><text:span text:style-name="T15">Laufs</text:span><text:span text:style-name="T13">, Arztrecht, 5. Aufl., 1993 Rn. 21; </text:span><text:span text:style-name="T15">Katzenmeier</text:span><text:span text:style-name="T13">, Arzthaftung, 2002, S. 33 m.w.N.</text:span></text:p></text:note-body></text:note></text:span><text:span text:style-name="T2"> Auch Ethikkommissionen können materielle Maßstäbe nicht ersetzen, wo sie verfassungsrechtlich geboten sind.</text:span><text:span text:style-name="T2"><text:note text:id="ftn406" text:note-class="footnote"><text:note-citation>64</text:note-citation><text:note-body><text:p text:style-name="P700"><text:span text:style-name="T13"><text:s/>Vgl. </text:span><text:span text:style-name="T15">Francke</text:span><text:span text:style-name="T13">, Ärztliche Berufsfreiheit und Patientenrechte, 1994, S. 155 f.</text:span></text:p></text:note-body></text:note></text:span></text:p>
      <text:p text:style-name="P39"/>
      <text:p text:style-name="P18"><text:span text:style-name="T2">Verfassungsrechtlich ist es geboten, den in Art. 1 Abs. 1 und Art. 2 Abs. 2 GG verankerten Schutz der Menschenwürde, der Selbstbestimmung, des Lebens und der körperliche Unversehrtheit gerade in wertungs- und konkretisierungsbedürftigen Zonen durch Recht und nach Maßgabe hinreichend konkreter Leitlinien der gesetzgebenden Gewalt zu bewirken. Es muss eine genaue Darstellung der Gründe und Grenzen der möglichen Auslegungs- und Entscheidungsalternativen stattfinden.</text:span><text:span text:style-name="T2"><text:note text:id="ftn407" text:note-class="footnote"><text:note-citation>65</text:note-citation><text:note-body><text:p text:style-name="P700"><text:span text:style-name="T13"><text:s/>Vgl. </text:span><text:span text:style-name="T15">Zippelius</text:span><text:span text:style-name="T13">, Forum - An den Grenzen des Rechts auf Leben, JuS 1983, S. 659 ff. (663); </text:span><text:span text:style-name="T15">Eser</text:span><text:span text:style-name="T13">, Freiheit zum Sterben - Kein Recht auf Tötung, JZ 1986, S. 786 ff. (789, 794).</text:span></text:p></text:note-body></text:note></text:span><text:span text:style-name="T2"> Die Wertungsaufgaben, die in den existenziellen Grenzsituationen von Leben und Tod anstehen, obliegen dem Primat des nicht ausschließlich autonom gesetzten Rechts. Die Rechtsordnung darf menschliches Leben nicht frei geben. Sie muss die Letztverantwortung für dessen Schutz in der Hand behalten, sei es auch nur dadurch, dass sie ärztliches Verhalten auf bestimmte Grundsätze verpflichtet und deren Beachtung überwacht.</text:span><text:span text:style-name="T2"><text:note text:id="ftn408" text:note-class="footnote"><text:note-citation>66</text:note-citation><text:note-body><text:p text:style-name="P700"><text:span text:style-name="T13"><text:s/>Vgl. </text:span><text:span text:style-name="T15">Dürig</text:span><text:span text:style-name="T13">, in: Maunz/Dürig (Hrsg.), Komm., GG, 1958, Art. 2 Abs. 2 GG Rn. 12; </text:span><text:span text:style-name="T15">Leisner</text:span><text:span text:style-name="T13">, Das Lebensrecht, in: Nds. Landeszentrale für Politische Bildung (Hrsg.), Das Recht auf Leben, 1976, S. 9 ff. (21. 25 f.); </text:span><text:span text:style-name="T15">Eser</text:span><text:span text:style-name="T13">, Lebenserhaltungspflicht und Behandlungsabbruch, in: Auer/Menzel/Eser (Hrsg.), Zwischen Heilauftrag und Sterbehilfe, 1977, S. 75 ff. (78); </text:span><text:span text:style-name="T15">Laber</text:span><text:span text:style-name="T13">, Der Schutz des Lebens im StrafR, 1997, S. 135;</text:span><text:span text:style-name="T15"> Hollenbach</text:span><text:span text:style-name="T13">, Grundrechtsschutz im Arzt-Patienten-Verhältnis, 2003, S. 129 ff.</text:span></text:p></text:note-body></text:note></text:span><text:span text:style-name="T2"> Das Recht darf sich nicht hinter abstrakten und/oder absoluten Prinzipien verstecken. Auch noch so schwer fallende Entscheidungen dürfen nicht weltanschaulich tabuisiert werden. Sie dürfen kein Hinderungsgrund für das Recht sein, seiner klarstellenden Bedeutung in Grenzfragen der menschlichen Existenz gerecht zu werden. Die Rechtsordnung muss gerade im Bereich der Abwägung von Menschenleben, also auch hinsichtlich des Problems der Patientenauswahl bei einem Massenanfall Hilfebedürftiger, Stellung beziehen und den Weg für eine Entscheidung bereiten. Es darf in der Medizin kein rechtsfreier Raum entstehen, wenn es um die Auswahl derart überragend wichtiger Güter geht.</text:span><text:span text:style-name="T2"><text:note text:id="ftn409" text:note-class="footnote"><text:note-citation>67</text:note-citation><text:note-body><text:p text:style-name="P700"><text:span text:style-name="T13"><text:s/>Vgl. </text:span><text:span text:style-name="T15">Hanack</text:span><text:span text:style-name="T13">, Rechtsprobleme bei Organtransplantationen, Studium Generale 1970, S. 428 ff. (440 f.), der zu den sich abzeichnenden Problemen der Patientenauswahl ausführt: „Mögen sich die Fragen derzeit in der Praxis vielleicht noch einigermaßen regulieren: dass sie juristisch gelöst werden müssen, wenn sie in schärferer Weise akut werden, erscheint mir unbestreitbar, weil die Rechtsordnung hier nicht den Kopf in den Sand stecken kann. Die Gemeinschaft muss diese Entscheidung vorbereiten, wozu bislang im Grunde noch alle Ansätze fehlen.“; ebenso </text:span><text:span text:style-name="T15">Scheid</text:span><text:span text:style-name="T13">, Grund und Grenzfragen der Pflichtenkollision, 2000, S. 52 f. Näher zur Figur des „rechtfreien Raumes“ siehe unter § 8 A II 1 a bb.</text:span></text:p></text:note-body></text:note></text:span></text:p>
      <text:p text:style-name="P39"/>
      <text:p text:style-name="P18"><text:span text:style-name="T2">Als „Inbegriff der Bedingungen, unter denen die Willkür des einen mit der Willkür des anderen nach einem allgemeinen Gesetz der Freiheit zusammen vereinigt werden kann“</text:span><text:span text:style-name="T2"><text:note text:id="ftn410" text:note-class="footnote"><text:note-citation>68</text:note-citation><text:note-body><text:p text:style-name="P700"><text:span text:style-name="T13"><text:s/>Definition des Rechts von </text:span><text:span text:style-name="T15">Kant</text:span><text:span text:style-name="T13">, Die Metaphysik der Sitten (1797), in: Weischedel (Hrsg.), Werkausgabe Bd. VIII, 3. Aufl., 1979, Einleitung zur Rechtslehre § B S. 337.</text:span></text:p></text:note-body></text:note></text:span><text:span text:style-name="T2">, hat das Recht</text:span><text:alphabetical-index-mark text:string-value="- Aufgaben und Funktionen" text:key1="Recht"/><text:span text:style-name="T2"> die primäre Aufgabe, die Freiheit der Individuen zu gewährleisten und zugleich sozialvertraglich zu begrenzen (friedens- und ordnungsstiftende Funktion)</text:span><text:span text:style-name="T2"><text:note text:id="ftn411" text:note-class="footnote"><text:note-citation>69</text:note-citation><text:note-body><text:p text:style-name="P700"><text:span text:style-name="T13"><text:s/>Vgl. </text:span><text:span text:style-name="T15">Katzenmeier</text:span><text:span text:style-name="T13">, Arzthaftung, 2002, S. 34.</text:span></text:p></text:note-body></text:note></text:span><text:span text:style-name="T2">. Im Einzelnen sind es folgende innerlich miteinander zusammenhängende Funktionen des Rechts, die für ärztliches Handeln bedeutsam sind: die bereits erwähnte Notwendigkeit des Schutzes der Rechtsgüter der Patienten (Menschenwürde, Leib und Leben, Selbstbestimmung; Art. 1, 2 GG), das Erfordernis der Abwehr von Missbräuchen einzelner Ärzte, die Richtlinienfunktion des Rechts für die Praxis und die vertrauensstabilisierende Funktion rechtlicher Vorgaben für das Arzt-Patienten-Verhältnis.</text:span><text:span text:style-name="T2"><text:note text:id="ftn412" text:note-class="footnote"><text:note-citation>70</text:note-citation><text:note-body><text:p text:style-name="P700"><text:span text:style-name="T13"><text:s/>Vgl. dazu ausführlich </text:span><text:span text:style-name="T15">Eser</text:span><text:span text:style-name="T13">, Der Arzt im Spannungsfeld von Recht und Ethik, in: Marquard/Seidler/Stau-dinger (Hrsg.), Ethische Probleme des ärztlichen Alltags, 1988, S. 78 ff. (98 ff.); </text:span><text:span text:style-name="T15">Scheid</text:span><text:span text:style-name="T13">, Grund und Grenzfragen der Pflichtenkollision, 2000, S. 50 ff.; </text:span><text:span text:style-name="T15">Katzenmeier</text:span><text:span text:style-name="T13">, Arzthaftung, 2002, S. 33 ff.</text:span></text:p></text:note-body></text:note></text:span><text:span text:style-name="T2"> Es geht keinesfalls um die Verdrängung, geschweige Ersetzung, individual- und/oder standesethischer Verantwortung, sondern lediglich um deren zusätzliche Absicherung durch die rechtliche Normierung.</text:span><text:span text:style-name="T2"><text:note text:id="ftn413" text:note-class="footnote"><text:note-citation>71</text:note-citation><text:note-body><text:p text:style-name="P700"><text:span text:style-name="T13"><text:s/>Vgl. </text:span><text:span text:style-name="T15">Eser</text:span><text:span text:style-name="T13">, Der Arzt im Spannungsfeld von Recht und Ethik, in: Marquard/Seidler/Staudinger (Hrsg.), Ethische Probleme des ärztlichen Alltags, 1988, S. 78 ff. (96).</text:span></text:p></text:note-body></text:note></text:span><text:span text:style-name="T2"> Bekommt der Arzt konkrete Entscheidungsrichtlinien an die Hand, an denen er sich orientieren kann, wird es ihm leichter fallen, gerade in schwierigen Situationen der Patientenauswahl (z.B. bei einem Verschulden der Notlage durch das Opfer), schnell Entscheidungen zu fällen und diese vor seinem Gewissen zu verantworten. Es ist in seinem Interesse, wenn er Klarheit über die Grenzen seiner rechtlichen Pflichten und Befugnisse hat, und wenn er weiß, dass er bei seiner Entscheidung im Einklang mit seinen Kollegen, mit der Rechtsordnung und der gesamten Gesellschaft steht.</text:span><text:span text:style-name="T2"><text:note text:id="ftn414" text:note-class="footnote"><text:note-citation>72</text:note-citation><text:note-body><text:p text:style-name="P700"><text:span text:style-name="T13"><text:s/>Vgl. </text:span><text:span text:style-name="T15">Eser</text:span><text:span text:style-name="T13">, Lebenserhaltungspflicht und Behandlungsabbruch, in: Auer/Menzel/Eser (Hrsg.), Zwischen Heilauftrag und Sterbehilfe, 1977, S. 75 ff. (79 f.).</text:span></text:p></text:note-body></text:note></text:span><text:span text:style-name="T2"> Der Arzt sollte die seinen Auftrag stützende Funktion des Rechts erkennen, zumal es oft nur aufnimmt und festhält, was bereits Berufseid und Standesethik fordern.</text:span><text:span text:style-name="T2"><text:note text:id="ftn415" text:note-class="footnote"><text:note-citation>73</text:note-citation><text:note-body><text:p text:style-name="P700"><text:span text:style-name="T13"><text:s/>Vgl. </text:span><text:span text:style-name="T15">Laufs</text:span><text:span text:style-name="T13">, Standesregeln und Berufsrecht der Ärzte, FS Weissauer, 1986, S. 88 ff. (92).</text:span></text:p></text:note-body></text:note></text:span><text:span text:style-name="T2"> Solange der Patient seinerseits weiß, dass er genauso behandelt wird wie jeder andere Patient, weil der Arzt durch das Recht gebunden ist, kann er den Entscheidungen des Arztes vertrauen.</text:span></text:p>
      <text:p text:style-name="P32"/>
      <text:h text:style-name="Heading_20_4" text:outline-level="4">Triage und ärztliches Ermessen</text:h>
      <text:p text:style-name="P1"><text:span text:style-name="T2">Bezüglich der bei der Patientenauswahl anstehenden Entscheidung über Leben und Tod ist ein mehr an Herrschaft über ein elementares Grundrecht Dritter nicht denkbar. Hier ist ein „Moralversagen“ von Ärzten bei der Verteilung von medizinischen Leistungen am wenigsten hinnehmbar. Für den konkret handelnden Arzt bedeutet dies, dass er trotz der möglicherweise schwierigen Abwägungsprobleme durch rechtliche Maßstäbe in der Weise gebunden bleibt, als ihm im Grundsatz Entscheidungsfreiheit bzw. Ermessen</text:span><text:alphabetical-index-mark text:string-value="Ermessen"/><text:span text:style-name="T2"> nicht zukommt.</text:span><text:span text:style-name="T2"><text:note text:id="ftn416" text:note-class="footnote"><text:note-citation>74</text:note-citation><text:note-body><text:p text:style-name="P700"><text:span text:style-name="T13"><text:s/>Vgl. </text:span><text:span text:style-name="T15">Künschner</text:span><text:span text:style-name="T13">, Wirtschaftlicher Behandlungsverzicht und Patientenauswahl, 1992, S. 192.</text:span></text:p></text:note-body></text:note></text:span><text:span text:style-name="T2"> Die geforderte rechtliche Bindung ärztlichen Handelns bedeutet jedoch weder, dass der Richter anstelle des Arztes entscheiden kann, noch folgt daraus der Ausschluss jeglichen ärztlichen Ermessens im Wege einer starren Kasuistik. Es geht um nicht mehr und nicht weniger, als den Ausschluss des sog. „Handlungsermessens“ in dem Sinne, dass sich der Arzt die Kriterien für das Ob und Wie seiner Patientenauswahl nahezu „selbstherrlich“ nach eigenem Gewissen setzen und dieses Handeln im Wesentlichen nur auf sachwidrige Willkür überprüft werden könnte. Eine ganz andere – von dem generellen Legitimationserfordernis zu unterscheidende – Frage ist, wie und durch wen im konkreten Fall das Vorliegen eines bestimmten Auswahlkriteriums festzustellen ist. Hinsichtlich dieses Subsumtionsprozesses ist ein „Beurteilungsspielraum</text:span><text:alphabetical-index-mark text:string-value="Beurteilungsspielraum"/><text:span text:style-name="T2">“ für den Arzt unverzichtbar.</text:span><text:span text:style-name="T2"><text:note text:id="ftn417" text:note-class="footnote"><text:note-citation>75</text:note-citation><text:note-body><text:p text:style-name="P700"><text:span text:style-name="T13"><text:s/>Vgl. </text:span><text:span text:style-name="T15">Eser</text:span><text:span text:style-name="T13">, Lebenserhaltungspflicht und Behandlungsabbruch, in: Auer/Menzel/Eser (Hrsg.), Zwischen Heilauftrag und Sterbehilfe, 1977, S. 75 ff. (78, 82); </text:span><text:span text:style-name="T15">ders.</text:span><text:span text:style-name="T13">, Der Arzt im Spannungsfeld von Recht und Ethik, in: Marquard/Seidler/Staudinger (Hrsg.), Ethische Probleme des ärztlichen Alltags, 1988, S. 78 ff. (86 f.).</text:span></text:p></text:note-body></text:note></text:span><text:span text:style-name="T2"> Dies ist z.B. dort gegeben, wo der Arzt den Gesundheitszustand eines Patienten festzustellen oder eine medizinische Prognose über den Krankheitsverlauf zu treffen hat. Diese tatsächliche Feststellung liegt in der spezifischen Sachkompetenz des Arztes. Allerdings ist auch diese Prognose nicht völlig von rechtlicher Bindung freigestellt. Sie unterliegt aber wie manche andere Prognoseentscheidungen auch nur einer eingeschränkten gerichtlichen Kontrolle, etwa auf kunstregelwidrige Feststellungsmethoden.</text:span><text:span text:style-name="T2"><text:note text:id="ftn418" text:note-class="footnote"><text:note-citation>76</text:note-citation><text:note-body><text:p text:style-name="P700"><text:span text:style-name="T13"><text:s/>Vgl. </text:span><text:span text:style-name="T15">Eser</text:span><text:span text:style-name="T13">, Lebenserhaltungspflicht und Behandlungsabbruch, in: Auer/Menzel/Eser (Hrsg.), Zwischen Heilauftrag und Sterbehilfe, 1977, S. 75 ff. (82); </text:span><text:span text:style-name="T15">Francke</text:span><text:span text:style-name="T13">, Ärztliche Berufsfreiheit und Patientenrechte, 1994, S. 155 f. Näher zu der (v.a. für staatliches Verwaltungshandeln - z.B. für die Bewertung von Prüfungsleistungen - entwickelten) Unterscheidung zwischen Handlungs- und Beurteilungsermessen und der daraus folgenden differenzierten Ermessenskontrolle etwa:</text:span><text:span text:style-name="T15"> Maurer</text:span><text:span text:style-name="T13">, Allg. VerwR, 14. Aufl., 2002, § 7 Rn. 41.</text:span></text:p></text:note-body></text:note></text:span></text:p>
      <text:p text:style-name="P62"/>
      <text:h text:style-name="Heading_20_3" text:outline-level="3">Lösungsansätze in der traditionellen ärztlichen Standesethik und im Standesrecht</text:h>
      <text:p text:style-name="P19"><text:span text:style-name="T2">Auch wenn sich die Patientenauswahl nicht als medizinisches, sondern als normatives Problem darstellt, so ist „die Medizin“ doch generell kein wert- oder moralfreier Raum. Möglicherweise lassen sich daher bereits aus der traditionellen ärztlichen Standesethik</text:span><text:alphabetical-index-mark text:string-value="- hippokratischer Eid" text:key1="Standesethik"/><text:alphabetical-index-mark text:string-value="Standesethik"/><text:span text:style-name="T2"> heraus hinreichende Lösungsansätze für die Verteilung knapper medizinischer Ressourcen finden. Das medizinische Standesrecht, welches in die rechtliche Beziehung zwischen Arzt und Patient hineinwirkt, spiegelt in erster Linie die traditionelle ärztliche Standesethik wieder.</text:span></text:p>
      <text:p text:style-name="P32"/>
      <text:h text:style-name="Heading_20_4" text:outline-level="4">Hippokratischer Eid</text:h>
      <text:p text:style-name="P19"><text:span text:style-name="T2">Das ärztliche Ethos ist inhaltlich im Kern durch den hippokratischen Eid</text:span><text:span text:style-name="T2"><text:note text:id="ftn419" text:note-class="footnote"><text:note-citation>77</text:note-citation><text:note-body><text:p text:style-name="P700"><text:span text:style-name="T13"><text:s/>Abgedruckt etwa in </text:span><text:span text:style-name="T15">Laufs/Uhlenbruck</text:span><text:span text:style-name="T13"> (Hrsg.), Hdb. des Arztrechts, 3. Aufl., 2002, S. 30 f.</text:span></text:p></text:note-body></text:note></text:span><text:span text:style-name="T2"> bestimmt, der für alle Ärzte verbindliche Pflichten enthält, die in grundsätzlicher Weise den ethischen Anspruch bei der Begegnung von Not und Hilfe beschreiben.</text:span><text:span text:style-name="T2"><text:note text:id="ftn420" text:note-class="footnote"><text:note-citation>78</text:note-citation><text:note-body><text:p text:style-name="P71"><text:span text:style-name="T13"><text:s/>Vgl. </text:span><text:span text:style-name="T15">Ulsenheimer</text:span><text:span text:style-name="T13">, Ärztliches Standesrecht, in: Korff/Beck/Mikat (Hrsg.), Lexikon der Bioethik, 1998, Bd. 1, S. 256 ff. (256).</text:span></text:p></text:note-body></text:note></text:span><text:span text:style-name="T2"> Über Jahrhunderte galt der Eid des Hippokrates als Botschaft zeitlos gültiger Gesinnung und ärztlicher Ethik bei Juden, Christen, Muslimen und Atheisten, bei den Ärzten der Renaissance, des Barocks und der Aufklärung.</text:span><text:span text:style-name="T2"><text:note text:id="ftn421" text:note-class="footnote"><text:note-citation>79</text:note-citation><text:note-body><text:p text:style-name="P700"><text:span text:style-name="T13"><text:s/>Vgl. </text:span><text:span text:style-name="T15">Laufs</text:span><text:span text:style-name="T13">, in: ders./Uhlenbruck (Hrsg.), Hdb. des Arztrechts, 3. Aufl., 2002, S. 31.</text:span></text:p></text:note-body></text:note></text:span><text:span text:style-name="T2"> Den Geist des hippokratischen Eides bestimmen auch die Deklarationen des Weltärztebundes etwa von Genf (1948, sog. Genfer Gelöbnis) und von Helsinki (1964) sowie die jeweiligen Berufsordnungen.</text:span><text:span text:style-name="T2"><text:note text:id="ftn422" text:note-class="footnote"><text:note-citation>80</text:note-citation><text:note-body><text:p text:style-name="P700"><text:span text:style-name="T13"><text:s/>Vgl. </text:span><text:span text:style-name="T15">Lachmann/Meuter</text:span><text:span text:style-name="T13">, Medizinische Gerechtigkeit, 1997, S. 90; </text:span><text:span text:style-name="T15">Laufs</text:span><text:span text:style-name="T13">, in: ders./Uhlenbruck (Hrsg.), Hdb. des Arztrechts, 3. Aufl., 2002, S. 24 ff. (32 f.) jew. m.w.N.</text:span></text:p></text:note-body></text:note></text:span></text:p>
      <text:p text:style-name="P40"/>
      <text:p text:style-name="P32">Der hippokratische Eid, wie auch die standesethischen Verlautbarungen, etwa die MBO-Ä, enthalten keine ausdrücklichen Ausführungen zum Problem der Triage bzw. allgemein zur Patientenauswahl bei knappen medizinischen Ressourcen. Dies ist angesichts der Tatsache, dass Ärzte schon immer mit Verteilungssituationen in Kriegen, Naturkatastrophen, bei Epidemien etc. konfrontiert wurden, ziemlich erstaunlich.</text:p>
      <text:p text:style-name="P32"/>
      <text:p text:style-name="P32">Im Zentrum der „hippokratisch-caritativen“ Tradition stehen v.a. vier grundlegende vom Arzt zu befolgende Maxime:</text:p>
      <text:p text:style-name="P32"/>
      <text:list text:style-name="WW8Num26">
        <text:list-item>
          <text:p text:style-name="P3"><text:span text:style-name="T6">„</text:span><text:span text:style-name="T6">primum non nocere“: </text:span><text:span text:style-name="T2">„In erster Linie nicht schaden“,</text:span></text:p>
        </text:list-item>
        <text:list-item>
          <text:p text:style-name="P3"><text:span text:style-name="T2">„</text:span><text:span text:style-name="T6">primum utilis esse“:</text:span><text:span text:style-name="T2"> „In erster Linie nützen“,</text:span></text:p>
        </text:list-item>
        <text:list-item>
          <text:p text:style-name="P3"><text:span text:style-name="T6">„</text:span><text:span text:style-name="T6">salus aegroti suprema lex“: </text:span><text:span text:style-name="T2">„Das Wohl des Kranken ist oberstes Gebot“ und</text:span></text:p>
        </text:list-item>
        <text:list-item>
          <text:p text:style-name="P3"><text:span text:style-name="T6">„</text:span><text:span text:style-name="T6">voluntas aegroti suprema lex“: </text:span><text:span text:style-name="T2">„Der Wille das Kranken ist oberstes Gebot“.</text:span><text:span text:style-name="T2"><text:note text:id="ftn423" text:note-class="footnote"><text:note-citation>81</text:note-citation><text:note-body><text:p text:style-name="P700"><text:span text:style-name="T13"><text:s/>Vgl. dazu ausführlich </text:span><text:span text:style-name="T15">Koslowski</text:span><text:span text:style-name="T13"> Hrsg.), Maximen in der Medizin, 1992.</text:span></text:p></text:note-body></text:note></text:span></text:p>
        </text:list-item>
      </text:list>
      <text:p text:style-name="P32"/>
      <text:p text:style-name="P1"><text:span text:style-name="T2">Insbesondere aus der dritten Regel wird allgemein gefolgert, dass der Hippokratische Eid auf das individuelle Wohl und Heil des einzelnen Patienten ausgerichtet ist. Für ihn fordert er eine maximale Behandlung.</text:span><text:span text:style-name="T2"><text:note text:id="ftn424" text:note-class="footnote"><text:note-citation>82</text:note-citation><text:note-body><text:p text:style-name="P700"><text:span text:style-name="T13"><text:s/>So etwa </text:span><text:span text:style-name="T15">Luf</text:span><text:span text:style-name="T13">, Verteilungsgerechtigkeit im Bereich der modernen Medizin, RdM 1997, S. 99 ff. (101); </text:span><text:span text:style-name="T15">Katzenmeier</text:span><text:span text:style-name="T13">, Arzthaftung, 2002, S. 288 f.</text:span></text:p></text:note-body></text:note></text:span><text:span text:style-name="T2"> Probleme der Verteilung knapper Ressourcen unter verschiedenen Patienten sprengten in der Folge den Rahmen der einzelnen Arzt-Patienten-Beziehung und würden so von der traditionellen ärztlichen Ethik nicht beantwortet. Der hippokratische Eid gebe unverzichtbare Leitlinien für die Interaktion mit einem schon in der Behandlung befindlichen Patienten. Für die bei der Verteilung knapper medizinischer Ressourcen zu fällenden Entscheidung, welcher Patient eine solche Behandlung überhaupt bzw. in welchem Umfang erhalten soll, leisteten die Maxime jedoch keine Hilfestellung.</text:span><text:span text:style-name="T2"><text:note text:id="ftn425" text:note-class="footnote"><text:note-citation>83</text:note-citation><text:note-body><text:p text:style-name="P700"><text:span text:style-name="T13"><text:s/>Vgl. </text:span><text:span text:style-name="T15">V.H. Schmidt</text:span><text:span text:style-name="T13">, Politik der Organverteilung, 1996, S. 14; </text:span><text:span text:style-name="T15">Lachmann/Meuter</text:span><text:span text:style-name="T13">, Medizinische Gerechtigkeit, 1997, S. 96; </text:span><text:span text:style-name="T15">Gutmann/Land</text:span><text:span text:style-name="T13">, Ethische und rechtliche Fragen der Organverteilung, in: Schmidt, U./Albert (Hrsg.), Praxis der Nierentransplantation (IV), 1997, S. 92 ff. (95); </text:span><text:span text:style-name="T15">Schott</text:span><text:span text:style-name="T13">, Patientenauswahl und Organallokation, 2001, S. 156; </text:span><text:span text:style-name="T15">Herb</text:span><text:span text:style-name="T13">, Die Verteilungsgerechtigkeit in der Medizin, 2002, S. 160 f.</text:span></text:p></text:note-body></text:note></text:span></text:p>
      <text:p text:style-name="P32"/>
      <text:p text:style-name="P32"/>
      <text:h text:style-name="Heading_20_4" text:outline-level="4">Ärztliche Berufsordnung</text:h>
      <text:h text:style-name="Heading_20_5" text:outline-level="5">Maxime „Leben zu erhalten…“</text:h>
      <text:p text:style-name="P1"><text:span text:style-name="T2">Bei genauerer Untersuchung des der MBO-Ä vorangestellten Genfer Gelöbnisses und der in § 1 der MBO-Ä verwendeten Formulierungen lassen sich aber durchaus auch Anhaltspunkte für vom individuellen Arzt-Patienten-Verhältnis losgelöste Handlungsmaxime erkennen. So soll nach Satz 3 des Gelöbnisses</text:span><text:span text:style-name="T2"><text:note text:id="ftn426" text:note-class="footnote"><text:note-citation>84</text:note-citation><text:note-body><text:p text:style-name="P700"><text:span text:style-name="T13"><text:s/>Vgl. auch Veröffentlichung des Genfer Gelöbnisses durch die </text:span><text:span text:style-name="T15">BÄK</text:span><text:span text:style-name="T13">, DÄBl. 1997, S. A-2354.</text:span></text:p></text:note-body></text:note></text:span><text:span text:style-name="T2"> die „Erhaltung und die Wiederherstellung der Gesundheit meiner Patienten“ – im hippokratischen Eid heißt es „zum Nutzen der Kranken“</text:span><text:span text:style-name="T2"><text:note text:id="ftn427" text:note-class="footnote"><text:note-citation>85</text:note-citation><text:note-body><text:p text:style-name="P700"><text:span text:style-name="T13"><text:s/>s. die Übersetzung des Hippokratischen Eides in: </text:span><text:span text:style-name="T15">Kollesch/Nickel</text:span><text:span text:style-name="T13"> (Hrsg.), Antike Heilkunst, Ausgewählte Texte aus den medizinischen Schriften der Griechen und Römer, 1994, S. 54.</text:span></text:p></text:note-body></text:note></text:span><text:span text:style-name="T2"> – „oberstes Gebot“ sein. Nach § 1 Abs. 2 MBO-Ä ist es die Aufgabe des Arztes „Leben zu erhalten, […] Sterbenden Beistand zu leisten“. Aus diesen Grundaussagen zum Auftrag des Arztes könnte gefolgert werden, dass der Arzt nach der traditionellen ärztlichen Berufsethik und dem Standesrecht</text:span><text:alphabetical-index-mark text:string-value="- ärztliche Berufsordnung" text:key1="Standesrecht"/><text:span text:style-name="T2"> bei seiner Behandlung eines Patienten, auch die Interessen anderer Patienten oder Kranker zu berücksichtigen hat. Die in der Katastrophenmedizin verwandte Maximierungsformel im Sinne der Pflicht zur größtmöglichen Überlebensrate, kann hier möglicherweise ihre Grundlage in der ärztlichen Ethik finden.</text:span><text:span text:style-name="T2"><text:note text:id="ftn428" text:note-class="footnote"><text:note-citation>86</text:note-citation><text:note-body><text:p text:style-name="P700"><text:span text:style-name="T13"><text:s/>So </text:span><text:span text:style-name="T15">Böckle</text:span><text:span text:style-name="T13">, Ethik ärztlichen Handelns in der Katastrophe, BayÄBl 1983, S. 690 ff. (694).</text:span></text:p></text:note-body></text:note></text:span></text:p>
      <text:p text:style-name="P32"/>
      <text:h text:style-name="Heading_20_5" text:outline-level="5">Berücksichtigung von Drittinteressen</text:h>
      <text:p text:style-name="P1"><text:span text:style-name="T2">Unterstützt wird dies durch die Formulierung des § 1 Abs. 1 MBO-Ä, wonach der Arzt der Gesundheit des einzelnen Menschen „und der Bevölkerung“ dient. Kollektive Patienten- und Gemeinschaftsinteressen müssen vom Arzt also grundsätzlich ebenfalls berücksichtigt werden. Er trägt sowohl Verantwortung gegenüber dem einzelnen Patienten als auch gegenüber der Gesamtheit des Volkes. Die besondere Bedeutung dieser letztgenannten Verantwortlichkeit hob jüngst der Richter des Bundesverfassungsgerichts </text:span><text:span text:style-name="T6">Steiner</text:span><text:span text:style-name="T2"> hervor: „Der Arzt ist, bei allem Respekt vor den anderen Heil- und Gesundheitsberufen, der wichtigste Garant für die Volksgesundheit. Damit steht er an erster Stelle bei der Erfüllung einer Aufgabe, die das Grundgesetz als Verfassungsauftrag ausgestaltet hat“.</text:span><text:span text:style-name="T2"><text:note text:id="ftn429" text:note-class="footnote"><text:note-citation>87</text:note-citation><text:note-body><text:p text:style-name="P700"><text:span text:style-name="T13"><text:s/></text:span><text:span text:style-name="T15">Steiner</text:span><text:span text:style-name="T13">, Das Bundesverfassungsgericht und die Volksgesundheit, MedR 2003, S. 1 ff. (6 f.); nachdrücklich </text:span><text:span text:style-name="T15">Spickhoff</text:span><text:span text:style-name="T13">, Die Entwicklung des Arztrechts 2002/2003, NJW 2003, S. 1701 ff. (1701).</text:span></text:p></text:note-body></text:note></text:span><text:span text:style-name="T2"> Die Formulierung der doppelten, individuellen und sozialen Verantwortlichkeit geht auf § 1 Abs. 1 Reichsärzteordnung (RÄO) vom 13.12.1935</text:span><text:span text:style-name="T2"><text:note text:id="ftn430" text:note-class="footnote"><text:note-citation>88</text:note-citation><text:note-body><text:p text:style-name="P700"><text:span text:style-name="T13"><text:s/>RGBl. I, S. 1433 ff.</text:span></text:p></text:note-body></text:note></text:span><text:span text:style-name="T2"> zurück, in der die Bindung des Arztberufes an die öffentliche Gesundheitspflege erstmals zur verbindlichen Norm erhoben wurde. Die soziale Gebundenheit und Verantwortlichkeit des Arztberufs soll der Überzeugung der Ärzteschaft und der Ansicht der Öffentlichkeit entsprechen und lässt sich auf den Aufbruch der Medizin in die soziale Verantwortung seit dem 18. Jahrhundert zurückbeziehen.</text:span><text:span text:style-name="T2"><text:note text:id="ftn431" text:note-class="footnote"><text:note-citation>89</text:note-citation><text:note-body><text:p text:style-name="P700"><text:span text:style-name="T13"><text:s/>Vgl. </text:span><text:span text:style-name="T15">Künschner</text:span><text:span text:style-name="T13">, Wirtschaftlicher Behandlungsverzicht und Patientenauswahl, 1992, S. 301 m.w.N. § 1 Abs. 1 RÄO und damit § 1 Abs. 1 MBO-Ä enthalten nach allg. Ansicht kein nationalsozialistisches Gedankengut.</text:span></text:p></text:note-body></text:note></text:span></text:p>
      <text:p text:style-name="P32"/>
      <text:p text:style-name="P1"><text:span text:style-name="T2">§ 1 Abs. 1 MBO-Ä bedeutet für den Arzt stets zu bedenken, dass die Mittel, die einem Patienten zugedacht werden, für alle anderen nicht mehr zur Verfügung stehen.</text:span><text:span text:style-name="T2"><text:note text:id="ftn432" text:note-class="footnote"><text:note-citation>90</text:note-citation><text:note-body><text:p text:style-name="P700"><text:span text:style-name="T13"><text:s/>Vgl. </text:span><text:span text:style-name="T15">Herb</text:span><text:span text:style-name="T13">, Verteilungsgerechtigkeit in der Medizin, 2002, S. 50.</text:span></text:p></text:note-body></text:note></text:span><text:span text:style-name="T2"> Jede seiner Verteilungsentscheidungen steht in einem Spannungsverhältnis von divergierenden Individual- und Gruppeninteressen.</text:span><text:span text:style-name="T2"><text:note text:id="ftn433" text:note-class="footnote"><text:note-citation>91</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97).</text:span></text:p></text:note-body></text:note></text:span><text:span text:style-name="T2"> Es sind zwei grundlegend unterschiedliche Verpflichtungen, ob der Arzt zuerst den Nutzen seines einzelnen Patienten mehren oder vorrangig das durchschnittliche Gesundheitsniveau der Bevölkerung optimieren soll.</text:span><text:span text:style-name="T2"><text:note text:id="ftn434" text:note-class="footnote"><text:note-citation>92</text:note-citation><text:note-body><text:p text:style-name="P700"><text:span text:style-name="T13"><text:s/>Vgl. </text:span><text:span text:style-name="T15">Wiesing</text:span><text:span text:style-name="T13">, Werden Spenderorgane nach medizinischen oder ethischen Kriterien verteilt?, in: Ach/Quante (Hrsg.), Hirntod und Organverpflanzung, 2. Aufl., 1999, S. 227 ff. (232 f.).</text:span></text:p></text:note-body></text:note></text:span><text:span text:style-name="T2"> § 1 Abs. 1 MBO-Ä zeigt das Dilemma auf, in der sich die deutschen Ärzte befinden. Einerseits sind sie verpflichtet, ihrem Patienten alles anzubieten und angedeihen zu lassen, was der Wiederherstellung, Erhaltung und Verbesserung der Gesundheit des Patienten im weitesten Sinne dienen könnte. Andererseits fordert man sie immer dringlicher auf, die sozialen Konsequenzen ihren Ressourcenverwendungsentscheidungen zu verantworten.</text:span><text:span text:style-name="T2"><text:note text:id="ftn435" text:note-class="footnote"><text:note-citation>93</text:note-citation><text:note-body><text:p text:style-name="P700"><text:span text:style-name="T13"><text:s/>Vgl. </text:span><text:span text:style-name="T15">Herb</text:span><text:span text:style-name="T13">, Verteilungsgerechtigkeit in der Medizin, 2002, S. 50.</text:span></text:p></text:note-body></text:note></text:span></text:p>
      <text:p text:style-name="P32"/>
      <text:p text:style-name="P1"><text:span text:style-name="T2">Im „Gesundheitspolitischen Programm der deutschen Ärzteschaft“ von 1994 erscheint eine Präferenzregel: „Im Konflikt zwischen Patienten- und Gemeinschaftsinteresse muss der Arzt die Interessen des Patienten wahren […]“.</text:span><text:span text:style-name="T2"><text:note text:id="ftn436" text:note-class="footnote"><text:note-citation>94</text:note-citation><text:note-body><text:p text:style-name="P700"><text:span text:style-name="T13"><text:s/>Vgl. </text:span><text:span text:style-name="T15">BÄK</text:span><text:span text:style-name="T13">, Gesundheitspolitisches Programm der deutschen Ärzteschaft, Beschluss des 97. Ärztetages vom 11. bis 14. Mai 1994, DÄBl. 1994, Heft 24, Suppl., S. 3; ebenso </text:span><text:span text:style-name="T15">Vilmar</text:span><text:span text:style-name="T13">, Ärztliche Entscheidung im Spannungsfeld zwischen medizinischen Möglichkeiten, Kostendruck und Humanität, ZaeFQ 2000, S. 870 ff. (871).</text:span></text:p></text:note-body></text:note></text:span><text:span text:style-name="T2"> Diese im Grundsatz richtige Präferenzregel</text:span><text:span text:style-name="T2"><text:note text:id="ftn437" text:note-class="footnote"><text:note-citation>95</text:note-citation><text:note-body><text:p text:style-name="P700"><text:span text:style-name="T13"><text:s/>So etwa auch </text:span><text:span text:style-name="T15">Laufs</text:span><text:span text:style-name="T13">, Der ärztliche Heilauftrag aus juristischer Sicht, 1989, S. 47; </text:span><text:span text:style-name="T15">ders.</text:span><text:span text:style-name="T13">, Rechtsansprüche des Patienten auf Teilhabe am medizinischen Fortschritt, in: Herfarth /Buhr (Hrsg.), Möglichkeiten und Grenzen der Medizin, 1994, S. 62 ff. (67, 69).</text:span></text:p></text:note-body></text:note></text:span><text:span text:style-name="T2"> muss v.a. vor dem Hintergrund gesehen werden, dass die Ausweitung des ärztlichen Verantwortungsbereiches auf das Gemeinwohl mit erheblichen Gefahren verbunden ist. Dies hat ein abschreckendes Beispiel aus der Geschichte der Medizin in der Zeit des Nationalsozialismus gezeigt, in der das Argument der Heilung des „Volkskörpers“ schließlich zur „medizinischen“ Rechtfertigung des Einsatzes von Ärzten bei der Selektion von Menschen an den Rampen von Auschwitz verwendet wurde.</text:span><text:span text:style-name="T2"><text:note text:id="ftn438" text:note-class="footnote"><text:note-citation>96</text:note-citation><text:note-body><text:p text:style-name="P700"><text:span text:style-name="T13"><text:s/>Vgl. </text:span><text:span text:style-name="T15">Toellner</text:span><text:span text:style-name="T13">, Ärzte im Dritten Reich, DÄBl. 1989, C-1427 ff. (1432); </text:span><text:span text:style-name="T15">Wiesing</text:span><text:span text:style-name="T13">, Die Integrität der Arztrolle, in: Brudermüller (Hrsg.), Angewandte Ethik und Medizin, 1999, S. 185 ff. (190 f.).</text:span></text:p></text:note-body></text:note></text:span><text:span text:style-name="T2"> Die für das Arzt-Patienten-Verhältnis immens wichtige Vertrauensgrundlage, welche als „conditio sine qua non“ die Basis für die moralische Integrität des Arztberufes darstellt, wird zerstört, wenn dem Arzt generell als eine Art „gatekeeper“, „Pförtner des Gesundheitswesens“, „Ressourcenzuteiler“ etc.</text:span><text:span text:style-name="T2"><text:note text:id="ftn439" text:note-class="footnote"><text:note-citation>97</text:note-citation><text:note-body><text:p text:style-name="P700"><text:span text:style-name="T13"><text:s/>Vgl. </text:span><text:span text:style-name="T15">Luf</text:span><text:span text:style-name="T13">, Verteilungsgerechtigkeit im Bereich der modernen Medizin, RdM 1997, S. 99 ff. (101) m.w.N.</text:span></text:p></text:note-body></text:note></text:span><text:span text:style-name="T2"> die Verantwortung für Rationierungen in der Medizin und den damit verbundenen Verteilungsentscheidungen zugeschrieben wird.</text:span><text:span text:style-name="T2"><text:note text:id="ftn440" text:note-class="footnote"><text:note-citation>98</text:note-citation><text:note-body><text:p text:style-name="P700"><text:span text:style-name="T13"><text:s/>Vgl. </text:span><text:span text:style-name="T15">Lachmann/Meuter</text:span><text:span text:style-name="T13">, Medizinische Gerechtigkeit, 1997, S. 94 f.; </text:span><text:span text:style-name="T15">Wiesing</text:span><text:span text:style-name="T13">, Die Integrität der Arztrolle, in: Brudermüller (Hrsg.), Angewandte Ethik und Medizin, 1999, S. 185 ff. (194).</text:span></text:p></text:note-body></text:note></text:span><text:span text:style-name="T2"> Vor dem Hintergrund der traditionellen ärztlichen Standesethik wird erneut deutlich, dass die nichtmedizinischen Entscheidungen über die maßgeblichen Verteilungskriterien grundsätzlich vorgelagert auf der institutionellen Makroallokationsebene auf Grundlage einer breiten gesellschaftlichen interdisziplinären Diskussion und demokratischer Legitimation durch das Primat der Politik getroffen werden müssen. Der Arzt käme sonst in die fatale Rolle einer verteilenden Instanz, welches einen Paradigmenwechsel bedeuten würde, der mit dem ärztlichen Heilauftrag kaum vereinbar wäre.</text:span><text:span text:style-name="T2"><text:note text:id="ftn441" text:note-class="footnote"><text:note-citation>99</text:note-citation><text:note-body><text:p text:style-name="P700"><text:span text:style-name="T13"><text:s/>Vgl. </text:span><text:span text:style-name="T15">Laufs</text:span><text:span text:style-name="T13">, Standards, Kostendruck und Haftpflichtrecht, in: Nagel/Fuchs (Hrsg.), Soziale Gerechtigkeit im Gesundheitswesen, 1993, S. 290 ff. (290, 297).</text:span></text:p></text:note-body></text:note></text:span><text:span text:style-name="T2"> Als Verteiler knapper medizinischer Ressourcen, gar als Gesundheitspolitiker wäre die Rolle des Arztes in ihren Fundamenten erschüttert und die Vertrauensbasis der Arzt-Patient-Beziehung würde zerstört.</text:span><text:span text:style-name="T2"><text:note text:id="ftn442" text:note-class="footnote"><text:note-citation>100</text:note-citation><text:note-body><text:p text:style-name="P700"><text:span text:style-name="T13"><text:s/>Vgl. </text:span><text:span text:style-name="T15">v. Wartburg</text:span><text:span text:style-name="T13">, Gleichheit und Gerechtigkeit im Gesundheitswesen, Beihefte der Zeitschrift für Schweizerisches Recht, Heft 2, 1983, S. 58 f.; </text:span><text:span text:style-name="T15">Ach/Anderheiden/Quante</text:span><text:span text:style-name="T13">, Ethik der Organtransplantation, 2000, S. 187; ähnl. </text:span><text:span text:style-name="T15">Katzenmeier</text:span><text:span text:style-name="T13">, Arzthaftung, 2002, S. 288.</text:span></text:p></text:note-body></text:note></text:span><text:span text:style-name="T2"> Die Arzt-Patienten-Beziehung ist gekennzeichnet durch eine außerordentliche Machtstellung des Arztes gegenüber seinem Patienten. Dies hat seine Ursachen im überlegenen Wissen und der Fertigkeiten des Arztes, seiner unter Umständen existenziellen Bedeutung für den Patienten: dem Umstand, dass der Arzt die Folgen seines Handelns nicht selbst erleiden muss sowie der Kenntnis des Arztes von persönlichsten Sachverhalten des Patienten.</text:span></text:p>
      <text:p text:style-name="P32"/>
      <text:p text:style-name="P1"><text:span text:style-name="T2">Ärzte haben es nicht nur mit einer „Krankheit“, sondern mit einem „kranken Menschen“ zu tun.</text:span><text:span text:style-name="T2"><text:note text:id="ftn443" text:note-class="footnote"><text:note-citation>101</text:note-citation><text:note-body><text:p text:style-name="P700"><text:span text:style-name="T13"><text:s/>Vgl. </text:span><text:span text:style-name="T15">Lachmann/Meuter</text:span><text:span text:style-name="T13">, Medizinische Gerechtigkeit, 1997, S. 92, 94.</text:span></text:p></text:note-body></text:note></text:span><text:span text:style-name="T2"> Der Patient kann sich nur dann vertrauensvoll an den „seinen“ Arzt wenden, wenn er davon ausgehen kann, dass es primäre Aufgabe des Arztes ist und bleibt, Anwalt des Wohls und des Willens des individuellen Patienten zu sein. Begrenzungen müssen, wo sie unabwendbar sind, möglichst von außen – durch andere Instanzen – gesetzt werden.</text:span><text:span text:style-name="T2"><text:note text:id="ftn444" text:note-class="footnote"><text:note-citation>102</text:note-citation><text:note-body><text:p text:style-name="P700"><text:span text:style-name="T13"><text:s/>Vgl. </text:span><text:span text:style-name="T15">Birnbacher</text:span><text:span text:style-name="T13">, Allokation und Rationierung, in: Gutmann/Schmidt, V.H. (Hrsg.), Rationierung und Allokation im Gesundheitswesen, 2002, S. 91 ff. (96) m.w.N.</text:span></text:p></text:note-body></text:note></text:span><text:span text:style-name="T2"> Insofern muss der Ermessenspielraum des Arztes bei der Anwendung der zuvor festgelegten Auswahlregelungen auch so gering wie möglich sein. Andernfalls wäre der Patient dazu gezwungen um die Gunst des Arztes zu buhlen, ihn durch Zuwendungen oder anderweitiges Verhalten zu bewegen, ihm und nicht dem anderen Patienten die gewünschte medizinische Leistung zukommen zu lassen.</text:span><text:span text:style-name="T2"><text:note text:id="ftn445" text:note-class="footnote"><text:note-citation>103</text:note-citation><text:note-body><text:p text:style-name="P700"><text:span text:style-name="T13"><text:s/>Vgl. </text:span><text:span text:style-name="T15">Wiesing</text:span><text:span text:style-name="T13">, Werden Spenderorgane nach medizinischen oder ethischen Kriterien verteilt?, in: Ach/ Quante (Hrsg.), Hirntod und Organverpflanzung, 2. Aufl., 1999, S. 227 ff. (244 f.).</text:span></text:p></text:note-body></text:note></text:span></text:p>
      <text:p text:style-name="P32"/>
      <text:p text:style-name="P1"><text:span text:style-name="T2">Dennoch kann dem traditionellen hippokratischen Bild von der maximalen „individualbetreuenden“ Medizin heute nicht mehr unter allen Umständen entsprochen werden. Die Veränderungen im Gesundheitswesen relativieren die Bedeutung der Vertrauensbeziehung zwischen Arzt und Patient.</text:span><text:span text:style-name="T2"><text:note text:id="ftn446" text:note-class="footnote"><text:note-citation>104</text:note-citation><text:note-body><text:p text:style-name="P700"><text:span text:style-name="T13"><text:s/>Vgl. </text:span><text:span text:style-name="T15">Schürch</text:span><text:span text:style-name="T13">, Rationierung in der Medizin als Straftat, 2000, S. 114 f.</text:span></text:p></text:note-body></text:note></text:span><text:span text:style-name="T2"> Die ärztliche Spezialisierung, Arbeitsteilung, Institutionalisierung und die Einführung neuer Technologien (z.B. Diagnose durch elektronische Hilfsmittel) tragen zu einer zunehmenden Anonymisierung und Depersonalisierung der Medizin bei. Arzt und Patient stehen sich in einer „verrechtlichten“ Medizin zunehmend in einem „normalen“ Dienstvertragsverhältnis und in einer steigenden Zahl von Gerichtsprozessen gegenüber. Abläufe in Krankenhäusern und Arztpraxen werden nach betriebswirtschaftlichen Grundsätzen geregelt und nicht in erster Linie nach den Bedürfnissen des Patienten. Der Kranke wird oftmals nur noch auf das Mess- und Zählbare reduziert. Die Zeit des Arztes ist knapp und er ist selten allein. Oft wird das Schwestern- und Pflegepersonal zum kompetenten Ansprechpartner. Das öffentliche Interesse an einem funktionierenden „bezahlbaren“ Gesundheitswesen als Teil des Staatshaushaltes, der alle betrifft und nicht mehr nur die Arzt-Patient-Beziehung, prägt verstärkt die ärztliche Praxis. In der Folge findet eine Zurückdrängung der vertrauensgeprägten individuellen Arzt-Patienten-Beziehung und eine zunehmende Verschiebung der Gewichte auf das Gemeininteresse statt.</text:span><text:span text:style-name="T2"><text:note text:id="ftn447" text:note-class="footnote"><text:note-citation>105</text:note-citation><text:note-body><text:p text:style-name="P700"><text:span text:style-name="T13"><text:s/>Vgl. </text:span><text:span text:style-name="T15">Laufs</text:span><text:span text:style-name="T13">, Der ärztliche Heilauftrag aus juristischer Sicht, 1989, S. 22.</text:span></text:p></text:note-body></text:note></text:span><text:span text:style-name="T2"> </text:span><text:span text:style-name="T6">Adolf Laufs</text:span><text:span text:style-name="T2"> beschreibt den „Wandel des hippokratischen Verständnisses“ insoweit wie folgt: „Nicht primär auf die individuelle Person bezogene Denkweisen und Methoden dringen auch in den Raum ein, den herkömmlich das Leitbild der personalen Kommunikation zwischen Arzt und Patient prägt“.</text:span><text:span text:style-name="T2"><text:note text:id="ftn448" text:note-class="footnote"><text:note-citation>106</text:note-citation><text:note-body><text:p text:style-name="P700"><text:span text:style-name="T13"><text:s/></text:span><text:span text:style-name="T15">Laufs</text:span><text:span text:style-name="T13">, Die Entwicklung des Arztrechts 1988/89, NJW 1989, S. 1521 ff. (1522 f.); zu den Ursachen des Wandels ausführlich </text:span><text:span text:style-name="T15">Wolff</text:span><text:span text:style-name="T13">, Arzt und Patient, in: Sass (Hrsg.), Medizin und Ethik, 1999, S. 185 ff.</text:span></text:p></text:note-body></text:note></text:span><text:span text:style-name="T2"> Im Hinblick auf die Begrenztheit der Mittel führte er 1986 aus: „Darum wird der Arzt in Zukunft bei seiner Indikationsstellung mehr noch als bisher nicht nur den möglichen Nutzen für den individuellen Kranken, sondern auch die Konsequenzen für die Gesellschaft in ihrer Gesamtheit zu bedenken haben“.</text:span><text:span text:style-name="T2"><text:note text:id="ftn449" text:note-class="footnote"><text:note-citation>107</text:note-citation><text:note-body><text:p text:style-name="P700"><text:span text:style-name="T13"><text:s/></text:span><text:span text:style-name="T15">Laufs</text:span><text:span text:style-name="T13">, Arzt und Recht im Wandel der Zeit, MedR 1986, S. 163 ff. (167).</text:span></text:p></text:note-body></text:note></text:span><text:span text:style-name="T2"> </text:span><text:span text:style-name="T6">Hans Jonas</text:span><text:span text:style-name="T2"> äußert sich zum Arzt-Patienten-Verhältnis und zur sozialen Verantwortung des Arztes als Steuerungsinstrument der volkswirtschaftlichen Ressourcen im Gesundheitswesen folgendermaßen: „Denn natürlich war unser anfängliches Bild vom Singulärverhältnis zwischen Arzt und Patient, so als ob sie allein auf der Welt wären, eine Fiktion, die nur die therapeutisch primäre, aber nicht die ganze Pflichtbeziehung des Arztes ausdrückt. […] Denn immer ist der Arzt auch Beauftragter der Gesellschaft und Diener der öffentlichen Gesundheit. […] Eine Notstandsethik, die immer verschieden ist von der normalen, kann auch für den Arzt aktuell werden. […] Der Gesichtspunkt distributiver Gerechtigkeit – bis zum Extrem der Triage – […] überhöht die ärztliche Einzelverantwortung gegen den Patienten mit einer breiteren, recht unpersönlichen, die wohl nur im Konsens der Berufsgemeinschaft oder von einer übergeordneten Schiedsbehörde getragen werden kann“.</text:span><text:span text:style-name="T2"><text:note text:id="ftn450" text:note-class="footnote"><text:note-citation>108</text:note-citation><text:note-body><text:p text:style-name="P700"><text:span text:style-name="T13"><text:s/></text:span><text:span text:style-name="T15">Jonas</text:span><text:span text:style-name="T13">, Technik, Medizin und Ethik, 1987, S. 154 ff.</text:span></text:p></text:note-body></text:note></text:span></text:p>
      <text:p text:style-name="P32"/>
      <text:h text:style-name="Heading_20_5" text:outline-level="5">Diskriminierungsverbote</text:h>
      <text:p text:style-name="P1"><text:span text:style-name="T2">Darüber hinaus wird durch den Ausschluss der Gründe Religiosität, Nationalität Rasse, Parteizugehörigkeit und sozialer Stellung in Satz 3 des der MBO-Ä vorangestellten Gelöbnisses, ein Gleichbehandlungsgrundsatz formuliert, der Anhaltspunkte für ärztliche Verteilungsentscheidungen gibt. Konkretisiert werden solche generellen Verhaltenspflichten etwa durch die Deklaration des Weltärztebundes über die „Unabhängigkeit und berufliche Freiheit des Arztes“, wonach sich Ärzte der Anwendung staatlicher und gesellschaftlicher Prioritäten bei der Gewährung ärztlicher Hilfe widersetzen und auch gegenüber Kostendämpfungsansprüchen die Bedürfnisse der Patienten an erster Stelle sehen sollen.</text:span><text:span text:style-name="T2"><text:note text:id="ftn451" text:note-class="footnote"><text:note-citation>109</text:note-citation><text:note-body><text:p text:style-name="P700"><text:span text:style-name="T13"><text:s/>Angenommen auf der 38. Generalvollversammlung des Weltärztebundes 1986 in Rancho-Mirage, mitgeteilt von </text:span><text:span text:style-name="T15">Burkart</text:span><text:span text:style-name="T13">, Weltärztebund, Aufgabe der Ärzte ist Schutz der Patienteninteressen, DÄBl. 1986, C-3165 f. (3166); siehe auch </text:span><text:span text:style-name="T15">Künschner</text:span><text:span text:style-name="T13">, Wirtschaftlicher Behandlungsverzicht und Patientenauswahl, 1992, S. 302.</text:span></text:p></text:note-body></text:note></text:span><text:span text:style-name="T2"> Auf das Bekenntnis des Weltärztebundes zur Anwendung der Triage in der Katastrophenmedizin wird an dieser Stelle nochmals ausdrücklich hingewiesen.</text:span><text:span text:style-name="T2"><text:note text:id="ftn452" text:note-class="footnote"><text:note-citation>110</text:note-citation><text:note-body><text:p text:style-name="P700"><text:span text:style-name="T13"><text:s/>s. dazu oben unter § 2 C IV.</text:span></text:p></text:note-body></text:note></text:span></text:p>
      <text:p text:style-name="P32"/>
      <text:p text:style-name="P1"><text:span text:style-name="T2">Im Ergebnis ist die primäre Rolle des Arztes als Anwalt des Patienten (und nicht der Öffentlichkeit)</text:span><text:span text:style-name="T2"><text:note text:id="ftn453" text:note-class="footnote"><text:note-citation>111</text:note-citation><text:note-body><text:p text:style-name="P700"><text:span text:style-name="T13"><text:s/>Vgl. </text:span><text:span text:style-name="T15">Sporken</text:span><text:span text:style-name="T13">, Ethische Aspekte therapeutischer Grenzsituationen, Chirurg 1988, S. 577 (581).</text:span></text:p></text:note-body></text:note></text:span><text:span text:style-name="T2"> in seiner Substanz nicht gefährdet, wenn der Arzt zum Zwecke von Rationalisierungsmaßnahmen Sparsamkeits- und Wirtschaftlichkeitserwägungen berücksichtigen soll, infolgedessen der Patient allenfalls Unannehmlichkeiten, jedoch keine Schädigungen erleidet</text:span><text:span text:style-name="T2"><text:note text:id="ftn454" text:note-class="footnote"><text:note-citation>112</text:note-citation><text:note-body><text:p text:style-name="P700"><text:span text:style-name="T13"><text:s/>Vgl. </text:span><text:span text:style-name="T15">Wiesing</text:span><text:span text:style-name="T13">, Die Integrität der Arztrolle, in: Brudermüller (Hrsg.), Angewandte Ethik und Medizin, 1999, S. 185 ff. (194); </text:span><text:span text:style-name="T15">Fuchs</text:span><text:span text:style-name="T13">, Kostendämpfung und ärztlicher Standard, MedR 1993, S. 323 ff. (325).</text:span></text:p></text:note-body></text:note></text:span><text:span text:style-name="T2">, aber auch dann nicht, wenn er in der Situation der akuten Mittelknappheit im Sinne der Maximierungsformel der Katastrophenmedizin eine möglichst hohe Zahl von Überlebenden anstrebt und so im Sinne der einzelnen überlebenden Patienten und „der Bevölkerung“ als der Gesamtheit der Individuen handelt. Insofern hat die Verfügbarkeit von Ressourcen der tradierten Arztrolle von der uneingeschränkten Patienteninteressenvertretung schon immer Grenzen gesetzt.</text:span><text:span text:style-name="T2"><text:note text:id="ftn455" text:note-class="footnote"><text:note-citation>113</text:note-citation><text:note-body><text:p text:style-name="P700"><text:span text:style-name="T13"><text:s/>Vgl. </text:span><text:span text:style-name="T15">Schöne-Seifert</text:span><text:span text:style-name="T13">, Verantwortungsprobleme in der medizinischen Mikroallokation, in: Sass (Hrsg.), Ethik und öffentliches Gesundheitswesen, 1988, S. 135 ff. (148).</text:span></text:p></text:note-body></text:note></text:span></text:p>
      <text:p text:style-name="P32"/>
      <text:p text:style-name="P32">Da sich in traditionellen ärztlichen Standesethik und dem daraus folgenden Standesrecht zwar Ansätze, aber letztlich keine überzeugenden Lösungen für die „richtige“ Patientenauswahl finden lassen, ist eine Erweiterung der Untersuchung des Verteilungsproblems, bei der die Dimensionen der Verteilungsgerechtigkeit reflektiert werden, erforderlich.</text:p>
      <text:p text:style-name="P32"/>
      <text:p text:style-name="P32"/>
      <text:h text:style-name="Heading_20_2" text:outline-level="2">Philosophische Überlegungen zur Verteilungsgerechtigkeit</text:h>
      <text:p text:style-name="P32"/>
      <text:h text:style-name="Heading_20_3" text:outline-level="3">Güterspezifische Verteilungsgerechtigkeit</text:h>
      <text:h text:style-name="Heading_20_4" text:outline-level="4">Gerechtigkeit als unbedingte sittliche Forderung</text:h>
      <text:p text:style-name="P1"><text:span text:style-name="T2">Die Verteilung knapper lebensrettender Ressourcen</text:span><text:alphabetical-index-mark text:string-value="Verteilungsgerechtigkeit"/><text:span text:style-name="T2">, und damit die Patientenauswahl, soll „gerecht“ sein.</text:span><text:span text:style-name="T2"><text:note text:id="ftn456" text:note-class="footnote"><text:note-citation>114</text:note-citation><text:note-body><text:p text:style-name="P700"><text:span text:style-name="T13"><text:s/>Vgl. nur </text:span><text:span text:style-name="T15">Ach</text:span><text:span text:style-name="T13">, Von Natur aus knapp, ZMedEthik 1997, S. 31 ff. (38): „Wir wollen nicht nur ein Organverteilungsverfahren das funktioniert, wir wollen eines, das auch gerecht ist“.</text:span></text:p></text:note-body></text:note></text:span><text:span text:style-name="T2"> Seit alters her wird die Gerechtigkeit</text:span><text:alphabetical-index-mark text:string-value="Gerechtigkeitskonzeptionen"/><text:span text:style-name="T2"> gepriesen, feierlich geschworen und jeder ehrliche und unehrliche Streiter beruft sich auf sie.</text:span><text:span text:style-name="T2"><text:note text:id="ftn457" text:note-class="footnote"><text:note-citation>115</text:note-citation><text:note-body><text:p text:style-name="P700"><text:span text:style-name="T13"><text:s/>Vgl. dazu ausführlich </text:span><text:span text:style-name="T15">Engisch</text:span><text:span text:style-name="T13">, Auf der Suche nach Gerechtigkeit, 1971, S. 147 ff.</text:span></text:p></text:note-body></text:note></text:span><text:span text:style-name="T2"> Nach </text:span><text:span text:style-name="T6">Aristoteles</text:span><text:span text:style-name="T2"> ist Gerechtigkeit „die vorzüglichste unter den Tugenden, für eine Tugend so wunderbar schön, dass nicht Abend-, nicht Morgenstern gleich ihr erglänzt“.</text:span><text:span text:style-name="T2"><text:note text:id="ftn458" text:note-class="footnote"><text:note-citation>116</text:note-citation><text:note-body><text:p text:style-name="P700"><text:span text:style-name="T13"><text:s/></text:span><text:span text:style-name="T15">Aristoteles</text:span><text:span text:style-name="T13">, Nikomachische Ethik, hrsg. von Bien, 4. Aufl., 1985, 5. Buch, 3. Kap., S. 103, 1129b, 28.</text:span></text:p></text:note-body></text:note></text:span><text:span text:style-name="T2"> </text:span><text:span text:style-name="T6">John Rawls</text:span><text:span text:style-name="T2"> hält die Gerechtigkeit für die „erste Tugend sozialer Institutionen“; „noch so gut funktionierende und wohlabgestimmte Gesetze und Institutionen [müssen] abgeändert oder abgeschafft werden, wenn sie ungerecht sind“.</text:span><text:span text:style-name="T2"><text:note text:id="ftn459" text:note-class="footnote"><text:note-citation>117</text:note-citation><text:note-body><text:p text:style-name="P700"><text:span text:style-name="T13"><text:s/></text:span><text:span text:style-name="T15">Rawls</text:span><text:span text:style-name="T13">, Eine Theorie der Gerechtigkeit, 1975, S. 19.</text:span></text:p></text:note-body></text:note></text:span><text:span text:style-name="T2"> Laut </text:span><text:span text:style-name="T6">Otfried Höffe</text:span><text:span text:style-name="T2"> ist gerecht zu sein der höchste Anspruch, der für eine politisch-soziale Ordnung erhoben wird. Gerechtigkeit bezeichnet eine unbedingte sittliche Forderung.</text:span><text:span text:style-name="T2"><text:note text:id="ftn460" text:note-class="footnote"><text:note-citation>118</text:note-citation><text:note-body><text:p text:style-name="P700"><text:span text:style-name="T13"><text:s/>Vgl. </text:span><text:span text:style-name="T15">Höffe</text:span><text:span text:style-name="T13">, Rawls Theorie der politisch sozialen Gerechtigkeit, in: ders. (Hrsg.), John Rawls, Gerechtigkeit als Fairneß, 1977, S. 1 ff. (16).</text:span></text:p></text:note-body></text:note></text:span><text:span text:style-name="T2"> Nach </text:span><text:span text:style-name="T6">Bernd Rüthers</text:span><text:span text:style-name="T2"> ist die „Sehnsucht nach Gerechtigkeit“ gar ein „menschlicher Urtrieb“.</text:span><text:span text:style-name="T2"><text:note text:id="ftn461" text:note-class="footnote"><text:note-citation>119</text:note-citation><text:note-body><text:p text:style-name="P700"><text:span text:style-name="T13"><text:s/></text:span><text:span text:style-name="T15">Rüthers</text:span><text:span text:style-name="T13">, Rechtstheorie, 1999, S. 2.</text:span></text:p></text:note-body></text:note></text:span><text:span text:style-name="T2"> Mit der Entscheidung des Art. 20 Abs. 1 GG, das die Bundesrepublik Deutschland ein Rechtsstaat ist, hat das Grundgesetz den Staat rechtlich an die Idee der materielle Gerechtigkeit gebunden. Der Rechtstaat ist, wie </text:span><text:span text:style-name="T6">Ulrich Scheuner</text:span><text:span text:style-name="T2"> es einmal formulierte, „in einem materialen Sinne verstanden […] ein […] Gemeinwesen, dessen vom Volk ausgehende Rechtsordnung alles Staatshandeln an […] das Streben nach einer gerechten und gleichmäßigen Gestaltung der menschlichen Beziehung bindet“.</text:span><text:span text:style-name="T2"><text:note text:id="ftn462" text:note-class="footnote"><text:note-citation>120</text:note-citation><text:note-body><text:p text:style-name="P700"><text:span text:style-name="T13"><text:s/></text:span><text:span text:style-name="T15">Scheuner</text:span><text:span text:style-name="T13">, Die neuere Entwicklung des Rechtstaats, FS DJT, II. Band, 1960, S. 229 ff. (250).</text:span></text:p></text:note-body></text:note></text:span><text:span text:style-name="T2"> Infolgedessen muss sich der Staat von Rechts wegen, wie es das BVerfG in seiner NC-Rechtsprechung einmal ausdrückte, „in steter Orientierung am Gerechtigkeitsgedanken um eine auch für den Benachteiligten zumutbare Auswahl bemühen“.</text:span><text:span text:style-name="T2"><text:note text:id="ftn463" text:note-class="footnote"><text:note-citation>121</text:note-citation><text:note-body><text:p text:style-name="P700"><text:span text:style-name="T13"><text:s/>BVerfGE 33, 303 (345). Zu den offensichtlichen Parallelen der NC-Auswahl mit der Patientenauswahl s.u. unter § 7 D II 1. So auch </text:span><text:span text:style-name="T15">Höfling</text:span><text:span text:style-name="T13">, Rationierung von Gesundheitsleistungen, in: Feuerstein/Kuhlmann (Hrsg.), Rationierung, 1998, S. 143 ff. (152); </text:span><text:span text:style-name="T15">Schoor</text:span><text:span text:style-name="T13">, Lebensschutz an der Schwelle des Todes, 2002, S. 113.</text:span></text:p></text:note-body></text:note></text:span></text:p>
      <text:p text:style-name="P32"/>
      <text:p text:style-name="P1"><text:span text:style-name="T2">Obwohl eine Welt, in der Gerechtigkeit herrscht, ein Leitziel der Menschheit seit ihren Anfängen bildet, ist die Frage, worin die Gerechtigkeit besteht, heftig umstritten.</text:span><text:span text:style-name="T2"><text:note text:id="ftn464" text:note-class="footnote"><text:note-citation>122</text:note-citation><text:note-body><text:p text:style-name="P700"><text:span text:style-name="T13"><text:s/>Vgl. </text:span><text:span text:style-name="T15">Höffe</text:span><text:span text:style-name="T13">, Aus philosophischer Sicht. Medizin in Zeiten knapper Ressourcen, DÄBl. 1998, A-202 ff. (204).</text:span></text:p></text:note-body></text:note></text:span><text:span text:style-name="T2"> Die Frage wann eine Handlung „gerecht“ ist beschäftigt die (Rechts-)Philosophie. Die Idee der Gerechtigkeit muss danach als unwillkürlicher Bezugspunkt für das Recht (die Praxis) ständig in Anspruch genommen werden, wie die Wahrheit als Bezugspunkt der allgemeinen Verständigung.</text:span><text:span text:style-name="T2"><text:note text:id="ftn465" text:note-class="footnote"><text:note-citation>123</text:note-citation><text:note-body><text:p text:style-name="P700"><text:span text:style-name="T13"><text:s/>Vgl. </text:span><text:span text:style-name="T15">Losch</text:span><text:span text:style-name="T13">, Auf der Suche nach Gerechtigkeit, NJW 2003, S. 1911 ff. (1911).</text:span></text:p></text:note-body></text:note></text:span><text:span text:style-name="T2"> Eine der ältesten Gerechtigkeitsformeln überhaupt lautet in der Wortwahl des römischen Rechtsgelehrten </text:span><text:span text:style-name="T6">Domitius Ulpianus</text:span><text:span text:style-name="T2"> (170-228): </text:span><text:span text:style-name="T6">Justitia est constans et perpetua voluntas ius suum cuique tribuendi</text:span><text:span text:style-name="T2"> – Gerechtigkeit ist der feststehende und dauerhafte Wille, jedem sein Recht zuzuteilen oder kurz: </text:span><text:span text:style-name="T6">Suum cuique</text:span><text:span text:style-name="T2"> – Jedem das Seine.</text:span><text:span text:style-name="T2"><text:note text:id="ftn466" text:note-class="footnote"><text:note-citation>124</text:note-citation><text:note-body><text:p text:style-name="P700"><text:span text:style-name="T13"><text:s/>Zit. z.B. von </text:span><text:span text:style-name="T15">Dreier</text:span><text:span text:style-name="T13">, Was ist Gerechtigkeit?, JuS 1996, S. 580 ff. (580) sowie </text:span><text:span text:style-name="T15">Starck</text:span><text:span text:style-name="T13">, Die Vorlesung Rechtsphilosophie, FS Schreiber, 2003, S. 985 ff. (990 f.). Wurzeln dieser Gerechtigkeitsformel finden sich etwa auch bei </text:span><text:span text:style-name="T15">Platon</text:span><text:span text:style-name="T13"> (427 - 347 v. Chr.), Politea, in: Eigler (Hrsg.), Platon Werke, 2. Aufl., 1990, Bd. 4, 331e. Siehe dazu </text:span><text:span text:style-name="T15">Coing</text:span><text:span text:style-name="T13">, Grundzüge der Rechtsphilosophie, 2. Aufl., 1969, S. 12 f., 190 ff.</text:span></text:p></text:note-body></text:note></text:span><text:span text:style-name="T2"> Diese Worte sind das Principium vor dem 1. Teil des ersten Buches der Institutionen des </text:span><text:span text:style-name="T6">Corpus Juris Civilis</text:span><text:span text:style-name="T2">. Inhaltlich ist damit jedoch nicht viel gesagt.</text:span><text:span text:style-name="T2"><text:note text:id="ftn467" text:note-class="footnote"><text:note-citation>125</text:note-citation><text:note-body><text:p text:style-name="P700"><text:span text:style-name="T13"><text:s/>Vgl. dazu ausführlich </text:span><text:span text:style-name="T15">Waldstein</text:span><text:span text:style-name="T13">, Ist das „suum cuique“ eine Leerformel?, FS Verdross, 1980, S. 285 ff. </text:span><text:span text:style-name="T15">Zippelius</text:span><text:span text:style-name="T13">, Rechtsphilosophie, 3. Aufl., 1994, S. 111 zählt den Grundsatz „zu den Luftblasen, die im Strom der Zeiten immer obenauf sind“.</text:span></text:p></text:note-body></text:note></text:span><text:span text:style-name="T2"> Die wichtigste Struktur zur Beantwortung von Gerechtigkeitsfragen förderte </text:span><text:span text:style-name="T6">Aristoteles</text:span><text:span text:style-name="T2"> zutage, der erstmals zwischen der ausgleichenden (oder wiedergutmachenden bzw. retributiven) Gerechtigkeit – </text:span><text:span text:style-name="T6">iustitia commutativa – </text:span><text:span text:style-name="T2">und der verteilenden (oder austeilenden) Gerechtigkeit – </text:span><text:span text:style-name="T6">iustitia distributiva</text:span><text:span text:style-name="T2"> – differenzierte.</text:span><text:span text:style-name="T2"><text:note text:id="ftn468" text:note-class="footnote"><text:note-citation>126</text:note-citation><text:note-body><text:p text:style-name="P700"><text:span text:style-name="T13"><text:s/>Vgl. </text:span><text:span text:style-name="T15">Aristoteles</text:span><text:span text:style-name="T13">, Nikomachische Ethik, hrsg. von Bien, 4. Aufl., 1985, 5. Buch, 5.-7. Kap., S. 105 ff., 1130b-1132b; </text:span><text:span text:style-name="T15">Schöne-Seifert</text:span><text:span text:style-name="T13">, Was sind „gerechte“ Verteilungskriterien?, in: Mohr/Schubert (Hrsg.), Ethik der Gesundheitsökonomie, 1992, S. 34 ff. (37); </text:span><text:span text:style-name="T15">Dreier</text:span><text:span text:style-name="T13">, Was ist Gerechtigkeit?, JuS 1996, S. 580 ff. (580); </text:span><text:span text:style-name="T15">Lachmann/Meuter</text:span><text:span text:style-name="T13">, Medizinische Gerechtigkeit, 1997, S. 114; </text:span><text:span text:style-name="T15">Voßkuhle</text:span><text:span text:style-name="T13">, „Wer zuerst kommt, mahlt zuerst!“, Verwaltung 1999, S. 21 ff. (31).</text:span></text:p></text:note-body></text:note></text:span><text:span text:style-name="T2"> Hier interessiert nur das Problem der Verteilungsgerechtigkeit. In seiner Nikomachischen Ethik definierte Aristoteles diese als die proportionale Zuteilung von Gütern durch einen Dritten nach Maßgabe der Würdigkeit. Allerdings war sich auch Aristoteles darüber bewusst, dass man in verschiedenen staatlichen Systemen unterschiedliche Würdigkeitsbegriffe findet. Ebenfalls Aristoteles war es, der als formelles Gerechtigkeitskriterium zumindest verlangte, dass Gleiches gleich und Ungleiches nur insofern ungleich behandelt wird, als sie auch in moralisch relevanter Hinsicht ungleiche Eigenschaften habe.</text:span><text:span text:style-name="T2"><text:note text:id="ftn469" text:note-class="footnote"><text:note-citation>127</text:note-citation><text:note-body><text:p text:style-name="P700"><text:span text:style-name="T13"><text:s/>Vgl. </text:span><text:span text:style-name="T15">Aristoteles</text:span><text:span text:style-name="T13">, Nikomachische Ethik, hrsg. von Bien, 4. Aufl., 1985, 5. Buch, 6. Kap., S. 107, 1131a, 20-30; </text:span><text:span text:style-name="T15">Schöne-Seifert</text:span><text:span text:style-name="T13">, Was sind „gerechte“ Verteilungskriterien?, in: Mohr/Schubert (Hrsg.), Ethik der Gesundheitsökonomie, 1992, S. 34 ff. (38).</text:span></text:p></text:note-body></text:note></text:span><text:span text:style-name="T2"> Dieser Gedanke der proportionalen Gleichheit ist heute wenig umstritten und wird von ganz unterschiedlichen Gerechtigkeitstheorien akzeptiert.</text:span><text:span text:style-name="T2"><text:note text:id="ftn470" text:note-class="footnote"><text:note-citation>128</text:note-citation><text:note-body><text:p text:style-name="P700"><text:span text:style-name="T13"><text:s/>Vgl. </text:span><text:span text:style-name="T15">Meuter</text:span><text:span text:style-name="T13">, „Verfahren und Ermessen“, in: Lachmann/Meuter (Hrsg.), Zur Gerechtigkeit der Organverteilung, 1997, S. 101 ff. (102) m.w.N.</text:span></text:p></text:note-body></text:note></text:span><text:span text:style-name="T2"> Er liegt auch Art. 3 Abs. 1, dem Gleichheitssatz des Grundgesetzes zugrunde („Alle Menschen sind vor dem Gesetz gleich.“), der nach der Rechtsprechung des BVerfG fordert, dass wesentlich Gleiches gleich und wesentlich Ungleiches ungleich zu behandeln ist.</text:span><text:span text:style-name="T2"><text:note text:id="ftn471" text:note-class="footnote"><text:note-citation>129</text:note-citation><text:note-body><text:p text:style-name="P700"><text:span text:style-name="T13"><text:s/>Vgl. BVerfGE 1, 14 (52); 4, 144 (155); 84, 133 (158).</text:span></text:p></text:note-body></text:note></text:span><text:span text:style-name="T2"> Es stellt sich aber die Frage, welcher Anknüpfungspunkt für die Herstellung einer Vergleichsgruppe zu wählen ist bzw. wann ein materieller vernünftiger, sachlicher Grund für eine Ungleichbehandlung vorliegt.</text:span><text:span text:style-name="T2"><text:note text:id="ftn472" text:note-class="footnote"><text:note-citation>130</text:note-citation><text:note-body><text:p text:style-name="P700"><text:span text:style-name="T13"><text:s/>Vgl. </text:span><text:span text:style-name="T15">Dreier</text:span><text:span text:style-name="T13">, Was ist Gerechtigkeit?, JuS 1996, S. 580 ff. (582 f.).</text:span></text:p></text:note-body></text:note></text:span></text:p>
      <text:p text:style-name="P32"/>
      <text:p text:style-name="P1"><text:span text:style-name="T2">Bis heute wurde noch kein materielles Distrubationsprinzip gefunden, dessen Anwendung für sämtliche Güter im Einklang mit unserer moralischen Intuition steht. Verschiedene Verteilungskontexte verlangen verschiedene Verteilungskriterien (sog. „plurale Konzeption“ von Verteilungsgerechtigkeit).</text:span><text:span text:style-name="T2"><text:note text:id="ftn473" text:note-class="footnote"><text:note-citation>131</text:note-citation><text:note-body><text:p text:style-name="P700"><text:span text:style-name="T13"><text:s/>Vgl. </text:span><text:span text:style-name="T15">Meuter</text:span><text:span text:style-name="T13">, „Verfahren und Ermessen“, in: Lachmann/Meuter (Hrsg.), Zur Gerechtigkeit der Organver-teilung, 1997, S. 101 ff. (103 f.).</text:span></text:p></text:note-body></text:note></text:span><text:span text:style-name="T2"> Die Abkehr von globalen materialen Gerechtigkeitstheorien und die Anerkennung von Bereichen mit je eigenen Regeln einer gerechten Verteilung ist insbesondere von </text:span><text:span text:style-name="T6">Michael Walzer</text:span><text:span text:style-name="T2"> unter dem Titel „Sphären der Gerechtigkeit“ ausführlich beschrieben worden.</text:span><text:span text:style-name="T2"><text:note text:id="ftn474" text:note-class="footnote"><text:note-citation>132</text:note-citation><text:note-body><text:p text:style-name="P700"><text:span text:style-name="T13"><text:s/>Vgl. </text:span><text:span text:style-name="T15">Walzer</text:span><text:span text:style-name="T13">, Sphären der Gerechtigkeit, 1992, S. 28; siehe dazu auch </text:span><text:span text:style-name="T15">Seelmann</text:span><text:span text:style-name="T13">, Rechtsphilosophie, 2. Aufl., 2001, S. 197 f.</text:span></text:p></text:note-body></text:note></text:span><text:span text:style-name="T2"> Infolgedessen werden Fragen nach dem „passenden“ Verteilungsprinzip bei Ressourcenknappheit, heute v.a. abhängig von der Art des zu verteilenden Gutes, dessen sozialer Bedeutung und den Bedingungen seiner Verteilung untersucht.</text:span><text:span text:style-name="T2"><text:note text:id="ftn475" text:note-class="footnote"><text:note-citation>133</text:note-citation><text:note-body><text:p text:style-name="P700"><text:span text:style-name="T13"><text:s/>Vgl. </text:span><text:span text:style-name="T15">Walzer</text:span><text:span text:style-name="T13">, Sphären der Gerechtigkeit, 1992, S. 30; </text:span><text:span text:style-name="T15">Kersting</text:span><text:span text:style-name="T13">, Gerechtigkeit und Medizin, 1995, S. 24 f.; </text:span><text:span text:style-name="T15">Lachmann/Meuter</text:span><text:span text:style-name="T13">, Medizinische Gerechtigkeit, 1997, S. 116 f.; </text:span><text:span text:style-name="T15">Schott</text:span><text:span text:style-name="T13">, Patientenauswahl und Organallokation, 2001, S. 158.</text:span></text:p></text:note-body></text:note></text:span></text:p>
      <text:p text:style-name="P32"/>
      <text:h text:style-name="Heading_20_4" text:outline-level="4">Transzendente unteilbare medizinische Güter</text:h>
      <text:p text:style-name="P1"><text:span text:style-name="T2">Bei der Patientenauswahl werden medizinische Güter verteilt. Medizinische Güter verkörpern Gesundheitschancen. In der Situation der Triage stehen sich konkurrierende Lebensansprüche gegenüber, sodass medizinische Leistungen sogar Überlebenschancen bedeuten. Mit dem Verblassen von religiösen Vorstellungen eines ewigen jenseitigen Lebens nach der Zeit der Aufklärung rückte das endliche irdische Dasein und dessen Bedingungen in den Vordergrund.</text:span><text:span text:style-name="T2"><text:note text:id="ftn476" text:note-class="footnote"><text:note-citation>134</text:note-citation><text:note-body><text:p text:style-name="P700"><text:span text:style-name="T13"><text:s/>Vgl. </text:span><text:span text:style-name="T15">Walzer</text:span><text:span text:style-name="T13">, Sphären der Gerechtigkeit, 1992, S. 138 f.; </text:span><text:span text:style-name="T15">Pieper</text:span><text:span text:style-name="T13">, Gibt es ein Recht auf Gesundheit?, in: Orsi/Seelmann/Smid/Steinvorth (Hrsg.), Medizin - Recht - Ethik, Rechtsphilosoph. Hefte, Bd. VIII, 1998, S. 9 f.</text:span></text:p></text:note-body></text:note></text:span><text:span text:style-name="T2"> Infolgedessen erscheinen persönliche Gesundheit und das Leben als fast unermesslich kostbare Güter. </text:span><text:span text:style-name="T6">René Descartes</text:span><text:span text:style-name="T2"> (1596-1650) stellte fest, dass „die Erhaltung der Gesundheit […] ohne Zweifel das erste Gut ist“.</text:span><text:span text:style-name="T2"><text:note text:id="ftn477" text:note-class="footnote"><text:note-citation>135</text:note-citation><text:note-body><text:p text:style-name="P700"><text:span text:style-name="T13"><text:s/></text:span><text:span text:style-name="T15">Descartes</text:span><text:span text:style-name="T13">, Abhandlung über die Methode des richtigen Vernunftgebrauchs (1637), 1961, S. 58.</text:span></text:p></text:note-body></text:note></text:span><text:span text:style-name="T2"> </text:span><text:span text:style-name="T6">Arthur Schopenhauer</text:span><text:span text:style-name="T2"> (1788-1860) prägte die Formel: „Gesundheit ist nicht alles, aber alles ist nichts ohne Gesundheit“.</text:span><text:span text:style-name="T2"><text:note text:id="ftn478" text:note-class="footnote"><text:note-citation>136</text:note-citation><text:note-body><text:p text:style-name="P700"><text:span text:style-name="T13"><text:s/>Vgl. </text:span><text:span text:style-name="T15">Schopenhauer</text:span><text:span text:style-name="T13">, Sämtliche Werke, hrsg. von Hübscher, 4. Aufl., 1. Band, Einleitung des Herausgebers, S. 128, insbes. Fn. 139 m.w.N.</text:span></text:p></text:note-body></text:note></text:span><text:span text:style-name="T2"> Wer krank ist, für den ist die Wiederherstellung der Gesundheit vorrangiges und oft einziges Ziel, weil jedes andere Ziel im Leben ansonsten unerreichbar oder seine Erreichung nutzlos bliebe (Ermöglichungscharakter). Andererseits strebt derjenige, der gesund ist, sogleich nach weiteren Gütern, da ihm seine Gesundheit als selbstverständlich und natürlich erscheint. Die Gesundheit und das Leben werden deshalb wie auch Frieden und Freiheit als transzendente oder konditionale Güter bezeichnet.</text:span><text:span text:style-name="T2"><text:note text:id="ftn479" text:note-class="footnote"><text:note-citation>137</text:note-citation><text:note-body><text:p text:style-name="P700"><text:span text:style-name="T13"><text:s/>Vgl. </text:span><text:span text:style-name="T15">Kersting</text:span><text:span text:style-name="T13">, Gerechtigkeit und Medizin, 1995, S. 32; grundlegend </text:span><text:span text:style-name="T15">Häfner</text:span><text:span text:style-name="T13"> (Hrsg.), Gesundheit - unser höchstes Gut?, 1999; </text:span><text:span text:style-name="T15">Herb</text:span><text:span text:style-name="T13">, Verteilungsgerechtigkeit in der Medizin, 2002, S. 47.</text:span></text:p></text:note-body></text:note></text:span><text:span text:style-name="T2"> Damit einher geht die weitverbreitete Angst vor der „Zweiklassenmedizin“. In ihr kommt der ganz besondere Stellenwert des gleichen Zugangs zu den transzendenten Gesundheitsleistungen für die Menschen zum Ausdruck.</text:span></text:p>
      <text:p text:style-name="P32"/>
      <text:p text:style-name="P1"><text:span text:style-name="T2">Die medizinischen Hilfsleistungen sind in der Situation der Triage in der Regel unteilbar, d.h. das medizinische Gut kann nicht weiter aufgeteilt werden, ohne dass die Summe der Werte der Einzelteile drastisch unter den Wert des ungeteilten Ganzen fällt.</text:span><text:span text:style-name="T2"><text:note text:id="ftn480" text:note-class="footnote"><text:note-citation>138</text:note-citation><text:note-body><text:p text:style-name="P700"><text:span text:style-name="T13"><text:s/>Die Bedeutung der Differenzierung zwischen teilbaren und unteilbaren Gütern für deren Verteilung betonen auch </text:span><text:span text:style-name="T15">Berg</text:span><text:span text:style-name="T13">, Die Verwaltung des Mangels, Staat 1976, S. 1 ff. (10) sowie </text:span><text:span text:style-name="T15">Tomuschat</text:span><text:span text:style-name="T13">, Güterverteilung als rechtliches Problem, Staat 1973, S. 433 ff. (465).</text:span></text:p></text:note-body></text:note></text:span><text:span text:style-name="T2"> So kann beispielsweise ein Medikament nur bei einer bestimmten Mindestdosis bei einem Patienten eine heilende Wirkung erreichen oder eine Reanimationsmaßnahme in einer eng begrenzten Zeit ist nur bei einem Patienten erfolgreich. Eine weitere Aufteilung der medizinischen Leistung wäre sinnlos, da dadurch letztlich keinem Patienten geholfen würde. Solange selbst bescheidene Mitteleinsätze jedem Patienten immerhin noch wertvolle Verbesserungen (das Überleben) garantieren, lassen sich die Abwägungsprobleme relativ leicht durch eine Zieladaption, etwa die Inkaufnahme verminderter Behandlungsqualität, lösen – sog. „kompromissfähige Entscheidung“</text:span><text:span text:style-name="T2"><text:note text:id="ftn481" text:note-class="footnote"><text:note-citation>139</text:note-citation><text:note-body><text:p text:style-name="Footnote"><text:s/>Vgl. <text:span text:style-name="T25">Gäfgen</text:span>, Die ethische Problematik von Allokationsentscheidungen, in: Enderle (Hrsg.), Ethik und Wirtschaftswissenschaften, 1985, S. 249 ff. (250, 260).</text:p></text:note-body></text:note></text:span><text:span text:style-name="T2">. Sobald aber die Unterschreitung eines Mindestniveaus bei auch nur einem Patienten bedeutet, dass diesem eine lebensrettende Behandlung vorenthalten wird, entsteht das echte „moralische Dilemma“</text:span><text:span text:style-name="T2"><text:note text:id="ftn482" text:note-class="footnote"><text:note-citation>140</text:note-citation><text:note-body><text:p text:style-name="P700"><text:span text:style-name="T13"><text:s/>Vgl. </text:span><text:span text:style-name="T15">Sellmaier/Vossenkuhl</text:span><text:span text:style-name="T13">, Moralische Ansprüche von Patienten, in: Oduncu/Schroth/Vossenkuhl (Hrsg.), Transplantation, Organgewinnung und -allokation, 2003, S. 131 ff. (136).</text:span></text:p></text:note-body></text:note></text:span><text:span text:style-name="T2"> einer „tragischen Entscheidung“</text:span><text:span text:style-name="T2"><text:note text:id="ftn483" text:note-class="footnote"><text:note-citation>141</text:note-citation><text:note-body><text:p text:style-name="P700"><text:span text:style-name="T13"><text:s/>Vgl. </text:span><text:span text:style-name="T15">Calabresi/Bobbitt</text:span><text:span text:style-name="T13">, Tragic Choices. The conflicts society confronts in the allocation of tragically scarce resources, 1978; </text:span><text:span text:style-name="T15">Gutmann/Land</text:span><text:span text:style-name="T13"> Ethische und rechtliche Fragen der Organverteilung, in: Schmidt, U./Albert (Hrsg.), Praxis der Nierentransplantation (IV), 1997, S. 92 ff. (93); </text:span><text:span text:style-name="T15">Feuerstein</text:span><text:span text:style-name="T13">, Symbolische Gerechtigkeit, in: ders./Kuhlmann (Hrsg.), Rationierung im Gesundheitswesen, 1998, S. 193 ff. (198).</text:span></text:p></text:note-body></text:note></text:span><text:span text:style-name="T2"> darüber, welchem Patienten Priorität eingeräumt werden soll – sog. „nicht-kompromissfähige Entscheidung“</text:span><text:span text:style-name="T2"><text:note text:id="ftn484" text:note-class="footnote"><text:note-citation>142</text:note-citation><text:note-body><text:p text:style-name="Footnote"><text:s/>Vgl. <text:span text:style-name="T25">Gäfgen</text:span>, Die ethische Problematik von Allokationsentscheidungen, in: Enderle (Hrsg.), Ethik und Wirtschaftswissenschaften, 1985, S. 249 ff. (250, 260).</text:p></text:note-body></text:note></text:span><text:span text:style-name="T2">. Mindestens ein Patient der tatsächlich gerettet werden könnte, wird nicht gerettet werden. Weil jedoch immerhin einer gewissen Zahl von Hilfebedürftigen dieses Los mit den vorhandenen Ressourcen erspart werden kann, muss eine Verteilung der medizinischen Güter vorgenommen werden. Der Entscheidende ist dabei aber gezwungen im Grunde unverzichtbare Werte eines oder mehrerer Patienten zu verletzen.</text:span><text:span text:style-name="T2"><text:note text:id="ftn485" text:note-class="footnote"><text:note-citation>143</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50, 260); </text:span><text:span text:style-name="T15">Pichlmayr/Nagel/Gubernatis</text:span><text:span text:style-name="T13">, Verteilungsgerechtigkeit in d. Transplantationsmedizin, in: Herfarth/Buhr (Hrsg.), Möglichkeiten u. Grenzen der Medizin, 1994, S. 53 ff. (57).</text:span></text:p></text:note-body></text:note></text:span></text:p>
      <text:p text:style-name="P32"/>
      <text:p text:style-name="P1"><text:span text:style-name="T6">Oswald Schwemmer</text:span><text:span text:style-name="T2"> sieht in dieser Situation einen „Zwang zur Abwägung vor dem Hintergrund einer an sich unbedingten Verpflichtung“ und hinsichtlich der maßgeblichen Auswahlkriterien nicht lediglich ein „genuin ethisches Problem“</text:span><text:span text:style-name="T2"><text:note text:id="ftn486" text:note-class="footnote"><text:note-citation>144</text:note-citation><text:note-body><text:p text:style-name="P700"><text:span text:style-name="T13"><text:s/>So </text:span><text:span text:style-name="T15">Fuchs</text:span><text:span text:style-name="T13">, Kostendämpfung und ärztlicher Standard, MedR 1993, S. 323 ff. (324).</text:span></text:p></text:note-body></text:note></text:span><text:span text:style-name="T2">, sondern auch ein „schwerwiegendes juristisches Problem, für das Rechtsklarheit geschaffen werden muss“.</text:span><text:span text:style-name="T2"><text:note text:id="ftn487" text:note-class="footnote"><text:note-citation>145</text:note-citation><text:note-body><text:p text:style-name="P700"><text:span text:style-name="T13"><text:s/>Vgl. </text:span><text:span text:style-name="T15">Schwemmer</text:span><text:span text:style-name="T13">, Ethische Probleme in der Transplantationsmedizin, in: Beckmann (Hrsg.), Fragen und Probleme einer medizinischen Ethik, 1996, S. 355 ff. (379). Auch für </text:span><text:span text:style-name="T15">Laufs</text:span><text:span text:style-name="T13">, Arzt, Patient und Recht am Ende des Jahrhunderts, NJW 1999, S. 1758 ff. (1767), wirft die „Rationierung von Gesundheitsleistungen […] die schwer lösbare Frage nach den verfassungskonformen Kriterien auf“.</text:span></text:p></text:note-body></text:note></text:span><text:span text:style-name="T2"> Der Bundesverfassungsrichter </text:span><text:span text:style-name="T6">Udo Steiner</text:span><text:span text:style-name="T2"> prognostiziert eine neue Dimension für Verfassungsbeschwerden, wenn eine offene Rationierung in der Medizin konfrontiert wird mit dem verfassungsrechtlichen Prinzip der Gleichwertigkeit des Lebens, ausgehend von ihrer bisherigen lediglich punktuellen Bedeutung.</text:span><text:span text:style-name="T2"><text:note text:id="ftn488" text:note-class="footnote"><text:note-citation>146</text:note-citation><text:note-body><text:p text:style-name="P700"><text:span text:style-name="T13"><text:s/>Vgl. </text:span><text:span text:style-name="T15">Steiner</text:span><text:span text:style-name="T13">, Das Bundesverfassungsgericht und die Volksgesundheit, MedR 2003, S. 1 ff. (3).</text:span></text:p></text:note-body></text:note></text:span><text:span text:style-name="T2"> Es fragt sich daher nun, welche Kriterien der Patientenauswahl sich (am ehesten) ethisch und rechtlich rechtfertigen lassen. Die eigentliche Frage lautet dabei, welche Ungleichheiten unter den Patienten berücksichtigt werden dürfen bzw. bei Anwendung welcher Kriterien sich die konkret benachteiligten Patienten vernünftigerweise am wenigsten über die mangelnde Berücksichtigung ihrer berechtigten Interessen beschweren dürfen.</text:span></text:p>
      <text:h text:style-name="Heading_20_3" text:outline-level="3">Antwortversuche großer philosophischer Gerechtigkeitstheorien</text:h>
      <text:p text:style-name="P1"><text:span text:style-name="T2">Da die Fragen nach den maßgeblichen Kriterien für die Verteilung medizinischer Güter keine medizinischen, objektiven oder neutralen sind, sondern letztlich immer in einer subjektiven Wertentscheidung bezüglich einer bestimmten Gerechtigkeitsauffassung wurzelt</text:span><text:span text:style-name="T2"><text:note text:id="ftn489" text:note-class="footnote"><text:note-citation>147</text:note-citation><text:note-body><text:p text:style-name="P700"><text:span text:style-name="T13"><text:s/>Vgl. </text:span><text:span text:style-name="T15">Lachmann/Meuter</text:span><text:span text:style-name="T13">, Medizinische Gerechtigkeit, 1997, S. 164 ff.; </text:span><text:span text:style-name="T15">Gutmann/Land</text:span><text:span text:style-name="T13">, Ethische und rechtliche Fragen, in: Schmidt, U./Albert (Hrsg.), Praxis der Nierentransplantation (IV), 1997, S. 92 ff. (95 ff.).</text:span></text:p></text:note-body></text:note></text:span><text:span text:style-name="T2">, kann eine Antwort auf die Frage nach der „gerechten“ Triage und ihrer moralischen Angemessenheit nur durch die Orientierung an den wichtigsten philosophischen Gerechtigkeitskonzeptionen</text:span><text:alphabetical-index-mark text:string-value="Gerechtigkeitskonzeptionen"/><text:span text:style-name="T2"> und den ihnen zugrundeliegenden materiellen Verteilungsprinzipien gefunden werden.</text:span></text:p>
      <text:p text:style-name="P32"/>
      <text:h text:style-name="Heading_20_4" text:outline-level="4">Individualismus</text:h>
      <text:p text:style-name="P1"><text:span text:style-name="T2">Die Kompetenz hinsichtlich der Beurteilung des Gerechtigkeitsgehalts einer Verteilung liegt in einer säkularisierten und aufgeklärten Gesellschaft grundsätzlich allein beim Individuum. Dieser Auffassung liegt die Prämisse des normativen Individualismus</text:span><text:alphabetical-index-mark text:string-value="Individualismus"/><text:span text:style-name="T2"> zugrunde, wonach die Moral sich vom Rekurs auf göttlich gewollte oder objektiv-natürliche Wertordnungen gelöst hat.</text:span><text:span text:style-name="T2"><text:note text:id="ftn490" text:note-class="footnote"><text:note-citation>148</text:note-citation><text:note-body><text:p text:style-name="P700"><text:span text:style-name="T13"><text:s/>s. </text:span><text:span text:style-name="T15">Kersting</text:span><text:span text:style-name="T13">, Gerechtigkeit u. Medizin, 1995, S. 38; </text:span><text:span text:style-name="T15">Schott</text:span><text:span text:style-name="T13">, Patientenauswahl u. Organallokation, 2001, S. 159.</text:span></text:p></text:note-body></text:note></text:span><text:span text:style-name="T2"> Danach ist eine Verteilung gerecht, wenn alle Betroffenen ihr tatsächlich zustimmen. Dies bedingt jedoch in der Situation der Notwendigkeit der Patientenauswahl aufgrund unteilbarer medizinischer Güter, dass einzelne Betroffene auf ihre Gesundheits- bzw. Überlebenschancen verzichten. Ausnahmsweise mögen Angehörige oder sonstige selbstlose Personen auf ihre Rettung zugunsten anderer Personen keinen Wert legen. Auch verspüren Männer bei Gemeingefahr oftmals die Verpflichtung zugunsten von Frauen und Kindern zurückzutreten. Aufgrund der Verteilung von konditionalen Gütern kann in der konkreten Verteilungssituation der Triage im Grundsatz aber nicht mit dem freiwilligen Verzicht Einzelner auf ihre Rettung gerechnet werden.</text:span><text:span text:style-name="T2"><text:note text:id="ftn491" text:note-class="footnote"><text:note-citation>149</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7).</text:span></text:p></text:note-body></text:note></text:span><text:span text:style-name="T2"> Selbst zurückgestellten Leichtverletzten kann es passieren, dass sie den Aufschub der Behandlung aufgrund der damit verbundenen Risikoerhöhung nicht überleben. Die gleich gelagerten Interessen der einzelnen Patienten haben damit auch zur Folge, dass Kriterien der Verteilungsgerechtigkeit, die ohne interpersonale Abwägungen auskommen, wie die Forderung nach Pareto-Optimalität</text:span><text:span text:style-name="T2"><text:note text:id="ftn492" text:note-class="footnote"><text:note-citation>150</text:note-citation><text:note-body><text:p text:style-name="P700"><text:span text:style-name="T13"><text:s/>Eine Verteilung ist dann Pareto-optimal, wenn zumindest eine Person besser gestellt wird, ohne eine andere zu benachteiligen. Siehe hierzu </text:span><text:span text:style-name="T15">Nida-Rümelin</text:span><text:span text:style-name="T13">, Verteilungsgerechtigkeit aus philosophischer Sicht, in: Nagel/Fuchs (Hrsg.), Soziale Gerechtigkeit im Gesundheitswesen, 1993, S. 250 ff. (253), </text:span><text:span text:style-name="T15">Oelert</text:span><text:span text:style-name="T13">, Allokation von Organen, 2002, S. 27 f. und </text:span><text:span text:style-name="T15">W. Lübbe</text:span><text:span text:style-name="T13">, Veralltäglichung der Triage?, EthikMed 2001, S. 148 ff. (151 f.).</text:span></text:p></text:note-body></text:note></text:span><text:span text:style-name="T2"> oder nach neidfreier Verteilung</text:span><text:span text:style-name="T2"><text:note text:id="ftn493" text:note-class="footnote"><text:note-citation>151</text:note-citation><text:note-body><text:p text:style-name="P700"><text:span text:style-name="T13"><text:s/>Eine Verteilung ist neidfrei, wenn keine betroffene Person in Bezug auf die gesamte Güterausstattung auf eine andere Person neidisch ist, d.h. mit deren Ausstattung tauschen möchte. Siehe </text:span><text:span text:style-name="T15">Nida-Rümelin</text:span><text:span text:style-name="T13">, Verteilungsgerechtigkeit aus philosophischer Sicht, in: Nagel/Fuchs (Hrsg.), Soziale Gerechtigkeit im Gesundheitswesen, 1993, S. 250 ff. (254).</text:span></text:p></text:note-body></text:note></text:span><text:span text:style-name="T2">, nicht operabel sind.</text:span><text:span text:style-name="T2"><text:note text:id="ftn494" text:note-class="footnote"><text:note-citation>152</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11); </text:span><text:span text:style-name="T15">Nida-Rümelin</text:span><text:span text:style-name="T13">, Verteilungsgerechtigkeit aus philosophischer Sicht, in: Nagel/Fuchs (Hrsg.), Soziale Gerechtigkeit im Gesundheitswesen, 1993, S. 250 ff. (253 ff.); </text:span><text:span text:style-name="T15">Schott</text:span><text:span text:style-name="T13">, Patientenauswahl und Organallokation, 2001, S. 161.</text:span></text:p></text:note-body></text:note></text:span></text:p>
      <text:h text:style-name="Heading_20_4" text:outline-level="4">Kontraktualismus – „Theory of Justice“</text:h>
      <text:p text:style-name="P1"><text:span text:style-name="T2">Weiterführender sind da schon vertragstheoretische Konzepte, die eine Einigung über gerechte Verhältnisse auf eine hypothetische, in einem wohldefinierten Ausgangszustand getroffene, Vereinbarung zwischen den Betroffenen zurückbeziehen (Kontraktualismus</text:span><text:alphabetical-index-mark text:string-value="Kontraktualismus"/><text:span text:style-name="T2">).</text:span><text:span text:style-name="T2"><text:note text:id="ftn495" text:note-class="footnote"><text:note-citation>153</text:note-citation><text:note-body><text:p text:style-name="P700"><text:span text:style-name="T13"><text:s/>So auch </text:span><text:span text:style-name="T15">Schöne-Seifert</text:span><text:span text:style-name="T13">, Verantwortungsprobleme, in: Sass (Hrsg.), Ethik und öffentliches Gesundheitswesen, 1988, S. 135 ff. (145); </text:span><text:span text:style-name="T15">Kersting</text:span><text:span text:style-name="T13">, Gerechtigkeit und Medizin, 1995, S. 37; </text:span><text:span text:style-name="T15">Kraus/Wilms</text:span><text:span text:style-name="T13">, Verteilungsgerechtigkeit in der Medizin, in: Groß (Hrsg.), Zwischen Theorie und Praxis, 2000, S. 115 ff. (122 ff.).</text:span></text:p></text:note-body></text:note></text:span></text:p>
      <text:p text:style-name="P32"/>
      <text:p text:style-name="P1"><text:span text:style-name="T2">Der amerikanische Philosoph </text:span><text:span text:style-name="T6">John Rawls</text:span><text:span text:style-name="T2"> hat in seiner „Theorie der Gerechtigkeit“ diesen hypothetischen Urzustand („original position“) als „behind a veil of ignorance“, also hinter einem Schleier des Nichtwissens, gekennzeichnet.</text:span><text:span text:style-name="T2"><text:note text:id="ftn496" text:note-class="footnote"><text:note-citation>154</text:note-citation><text:note-body><text:p text:style-name="P700"><text:span text:style-name="T13"><text:s/>Vgl. </text:span><text:span text:style-name="T15">Rawls</text:span><text:span text:style-name="T13">, Eine Theorie der Gerechtigkeit, 1975, S. 27 ff.</text:span></text:p></text:note-body></text:note></text:span><text:span text:style-name="T2"> Danach wissen die Vertragsparteien nichts über ihre individuellen Eigenschaften, Neigungen, Dispositionen und Interessen. Hingegen wissen sie alles über die menschliche Gesellschaft als solche und über die möglichen Eigenschaften, Neigungen, Dispositionen und Interessen ihrer Glieder. Unter diesen Gegebenheiten sollen die Vertragsparteien einen unparteiischen, objektiven Standpunkt beziehen, aus dem heraus eine Norm dann gerecht ist, wenn sie von jedem vernünftigen Menschen akzeptiert werden muss. Nach Rawls, der Gerechtigkeit als Fairness begreift, würden sich die beteiligten Menschen nach dem Gedanken der „sozialen Gleichheit“, auf zwei materiale Grundsätze einigen. Erstens hat jedermann das Recht auf das umfangreichste Gesamtsystem gleicher Grundfreiheiten, das für alle möglich ist (principle of equal liberty). Zweitens müssen soziale und wirtschaftliche Ungleichheiten so beschaffen sein, dass sie den am wenigsten Begünstigten den größtmöglichen Vorteil bringen (difference principle) und sie mit Ämtern und Positionen verbunden sind, die allen gemäß fairer Chancengleichheit offen stehen (principle of fair equality of opportunity). Das sog. Differenzprinzip fordert demnach eine Angleichung der tatsächlichen Unterschiede und bevorzugt primär den Bedürftigsten bzw. den Allerkränkesten.</text:span><text:span text:style-name="T2"><text:note text:id="ftn497" text:note-class="footnote"><text:note-citation>155</text:note-citation><text:note-body><text:p text:style-name="P700"><text:span text:style-name="T13"><text:s/>Vgl. </text:span><text:span text:style-name="T15">Rawls</text:span><text:span text:style-name="T13">, Eine Theorie der Gerechtigkeit, 1975, S. 122 f.; </text:span><text:span text:style-name="T15">Schöne-Seifert</text:span><text:span text:style-name="T13">, Verantwortungsprobleme, in: Sass (Hrsg.), Ethik und öffentliches Gesundheitswesen, 1988, S. 135 ff. (145); </text:span><text:span text:style-name="T15">Elsässer/Knoepffler</text:span><text:span text:style-name="T13">, Ressourcenallokation im Gesundheitswesen - Christliche Perspektiven, in: Gutmann/Schmidt, V.H. (Hrsg.), Rationierung und Allokation im Gesundheitswesen, 2002, S. 221 ff. (229).</text:span></text:p></text:note-body></text:note></text:span><text:span text:style-name="T2"> Dem liegt das gegenwartsorientierte Mitleidsparadigma zugrunde, welches oftmals mit dem christlichen Motiv der Barmherzigkeit in Verbindung gebracht wird.</text:span><text:span text:style-name="T2"><text:note text:id="ftn498" text:note-class="footnote"><text:note-citation>156</text:note-citation><text:note-body><text:p text:style-name="P700"><text:span text:style-name="T13"><text:s/>Vgl. </text:span><text:span text:style-name="T15">Birnbacher/Liening</text:span><text:span text:style-name="T13">, Probleme mit medizinischen Leitlinien bei knappen Ressourcen, in: Nagel/Fuchs (Hrsg.), Leitlinien und Standards im Gesundheitswesen, 1997, S. 190 ff. (191).</text:span></text:p></text:note-body></text:note></text:span></text:p>
      <text:p text:style-name="P32"/>
      <text:p text:style-name="P1"><text:span text:style-name="T6">Frank Dietrich</text:span><text:span text:style-name="T2"> sieht die gravierendste Schwäche des Differenzprinzips darin, dass der geringste Vorteil für die „Worst-off“-Gruppe alle konkurrierenden Wertaspekte aussticht.</text:span><text:span text:style-name="T2"><text:note text:id="ftn499" text:note-class="footnote"><text:note-citation>157</text:note-citation><text:note-body><text:p text:style-name="P700"><text:span text:style-name="T13"><text:s/>Vgl. </text:span><text:span text:style-name="T15">Dietrich</text:span><text:span text:style-name="T13">, Dimensionen der Verteilungsgerechtigkeit, 2001, S. 201.</text:span></text:p></text:note-body></text:note></text:span><text:span text:style-name="T2"> In der Situation des Massenanfalls Hilfebedürftiger bedeut dies, dass die sog. Hoffnungslosen, deren Versorgung an sich in der Regel am dringlichsten ist, vorrangig behandelt werden müssen. Diese Verteilung der medizinischen Güter an den Allerkränkesten führt aber oftmals zu einer unverhältnismäßigen Besserstellung gegenüber dem weniger stark Verletzten. Denn während jener vielleicht nach einer aufwendigen Behandlung wieder vollständig gesund wird, verschlechtert sich der Gesundheitszustand bei den übrigen zunächst weniger stark verletzten Patienten ohne die indizierte Behandlung noch weiter oder sie müssen während der Behandlung des Bedürftigsten gar sterben. Im Ergebnis könnten zudem aufgrund der wesentlich aufwendigeren Behandlung der „Bedürftigsten“ insgesamt nur wenige Menschen gerettet werden. Unserer Intuition wird eine strikte Zuteilung nach Bedarf, auch wenn sie in vielen Fällen plausibel sein mag, nicht unter allen Umständen gerecht.</text:span><text:span text:style-name="T2"><text:note text:id="ftn500" text:note-class="footnote"><text:note-citation>158</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0); </text:span><text:span text:style-name="T15">Gutmann/Land</text:span><text:span text:style-name="T13">, Ethische und rechtliche Fragen der Organverteilung, in: Schmidt, U./Albert (Hrsg.), Praxis der Nierentransplantation (IV), 1997, S. 92 ff. (113); </text:span><text:span text:style-name="T15">Schott</text:span><text:span text:style-name="T13">, Patientenauswahl und Organallokation, 2001, S. 162.</text:span></text:p></text:note-body></text:note></text:span><text:span text:style-name="T2"> So kristallisiert sich hier ein allgemeines Problem heraus: das Verhältnis des Kriteriums der „Dringlichkeit“ zu anderen Kriterien, insbesondere der Zielkonflikt zum Kriterium der „Erfolgsaussicht“. Es stellt sich die Frage, ob den „bedürftigsten“ Patienten aus rechtlicher Sicht, insbesondere vor dem Hintergrund der Schutzpflicht für das Leben aus Art. 2 Abs. 2 Satz 1 GG gegenüber den zum Zeitpunkt der Behandlung weniger bedürftigen Patienten, ein unbedingter Vorrang eingeräumt werden muss.</text:span></text:p>
      <text:p text:style-name="P32"/>
      <text:p text:style-name="P1"><text:span text:style-name="T2">Unabhängig von diesem spezifischen Problem der Frage des Vorrangs der Bedürftigen liefert die „Theorie der Gerechtigkeit“ von Rawls letztlich kein allseits anerkanntes materielles Kriterium, mit dem sich sämtliche Probleme der gerechten Verteilung medizinischer Güter lösen ließen. Allenfalls können verschiedene denkbare Verteilungskriterien als unangemessen ausgeschlossen werden. Denn wer hinter dem „Schleier des Nichtwissens“ über seine finanziellen Möglichkeiten ebenso wenig Bescheid weiß, wie über seinen sozialen Status in der Gesellschaft oder über sein Alter, der wird aus wohlüberlegten Eigeninteressen daran orientierte Verteilungskriterien ablehnen.</text:span><text:span text:style-name="T2"><text:note text:id="ftn501" text:note-class="footnote"><text:note-citation>159</text:note-citation><text:note-body><text:p text:style-name="P700"><text:span text:style-name="T13"><text:s/>Vgl. </text:span><text:span text:style-name="T15">Ach</text:span><text:span text:style-name="T13">, Von Natur aus knapp, ZMedEthik 1997, S. 31 ff. (38 f.).</text:span></text:p></text:note-body></text:note></text:span><text:span text:style-name="T2"> Dadurch, dass nicht ein tatsächlicher Vertragsschluss angenommen werden kann, sondern ein hypothetischer Konsens fingiert wird, muss ein zusätzliches normatives Verteilungskriterium, welches der „Vernunft“ der Vertragspartner entsprechen soll, hineingedacht werden, weil andernfalls keine übereinstimmende Willenserklärung aller Vertragspartner denkbar ist. Der Begriff der Vernunft aber, an dessen Auslegung die Lehre von Rawls hängt, ist zu unbestimmt, als dass sich aus ihm deduktiv eindeutige Ergebnisse gewinnen ließen. Zentrale Probleme bereitet darüber hinaus, die genaue Definition der Bedingungen des Ausgangszustandes.</text:span><text:span text:style-name="T2"><text:note text:id="ftn502" text:note-class="footnote"><text:note-citation>160</text:note-citation><text:note-body><text:p text:style-name="P700"><text:span text:style-name="T13"><text:s/>Vgl. </text:span><text:span text:style-name="T15">Schöne-Seifert</text:span><text:span text:style-name="T13">, Verantwortungsprobleme, in: Sass (Hrsg.), Ethik und öffentl. Gesundheitswesen, 1988, S. 135 ff. (146); </text:span><text:span text:style-name="T15">Schott</text:span><text:span text:style-name="T13">, Patientenauswahl u. Organallokation, 2001, S. 161 ff.</text:span></text:p></text:note-body></text:note></text:span></text:p>
      <text:p text:style-name="P32"/>
      <text:h text:style-name="Heading_20_4" text:outline-level="4">Deontologie – „Kategorische Imperative“</text:h>
      <text:p text:style-name="P20"><text:span text:style-name="T2">In Deutschland dominiert in Tradition zur </text:span><text:span text:style-name="T6">Kant</text:span><text:span text:style-name="T2">´schen Philosophie die deontologische Ethik</text:span><text:alphabetical-index-mark text:string-value="Deontologische Ethik"/><text:span text:style-name="T2">. Deontologische Theorien beurteilen eine Handlung im Hinblick auf ihren moralischen Charakter allein danach, ob sie einem anerkannten moralischen Motiv bzw. Prinzip folgt (z.B. das Gebot nicht zu lügen, die Verpflichtung zur Hilfe), gleichgültig welche Auswirkungen eine solche Handlung hat (sog. Gesinnungsethik).</text:span><text:span text:style-name="T2"><text:note text:id="ftn503" text:note-class="footnote"><text:note-citation>161</text:note-citation><text:note-body><text:p text:style-name="P700"><text:span text:style-name="T13"><text:s/>Vgl. </text:span><text:span text:style-name="T15">Patzig/Schöne-Seifert</text:span><text:span text:style-name="T13">, Theoretische Grundlagen und Systematik, in: Kahlke/Reiter-Theil, Ethik in der Medizin, 1995, S. 1 ff. (4).</text:span></text:p></text:note-body></text:note></text:span><text:span text:style-name="T2"> Oberste Moralprinzipien sind die Autonomie des Willens, die reine praktische Vernunft und die Menschenwürde als absoluter Wert des Menschen. Im Vordergrund steht der verbindliche Charakter des Sittlichen als solches unabhängig vom direkten Nutzen für den Handelnden. „Es geht um das Verhältnis des Menschen zum Unbedingten, zum Absoluten, um die Verpflichtung gegenüber einer Instanz (Gott, Weltordnung, Sittengesetz, Gewissen), die jedenfalls jenseits der menschlichen Ratio liegt.“</text:span><text:span text:style-name="T2"><text:note text:id="ftn504" text:note-class="footnote"><text:note-citation>162</text:note-citation><text:note-body><text:p text:style-name="P700"><text:span text:style-name="T13"><text:s/></text:span><text:span text:style-name="T15">Brudermüller</text:span><text:span text:style-name="T13">, Ethikkommissionen und ethischer Diskurs, in: ders. (Hrsg.), Angewandte Ethik und Medizin, 1999, S. 87 ff. (110).</text:span></text:p></text:note-body></text:note></text:span><text:span text:style-name="T2"> Ist eine Gesellschaft wie unsere stark von christlicher Tradition der Nächstenliebe geprägt, könnte eine Pflichtenlehre als Grundlage für ein weitgehend öffentlich finanziertes System der freien Gesundheitsversorgung dienen.</text:span><text:span text:style-name="T2"><text:note text:id="ftn505" text:note-class="footnote"><text:note-citation>163</text:note-citation><text:note-body><text:p text:style-name="P700"><text:span text:style-name="T13"><text:s/>Vgl. </text:span><text:span text:style-name="T15">Obermann</text:span><text:span text:style-name="T13">, Rationierung in der Medizin aus ökonomischer Sicht, Med.Klin. 1999, S. 110 ff. (114).</text:span></text:p></text:note-body></text:note></text:span><text:span text:style-name="T2"> Derzeit werden die Mittel im deutschen Gesundheitswesen maßgeblich noch nach dem Prinzip der deontologischen Ethik verteilt. Es besteht danach eine absolute Verpflichtung des Arztes gegenüber dem Individuum zu einer optimalen medizinischen Versorgung.</text:span><text:span text:style-name="T2"><text:note text:id="ftn506" text:note-class="footnote"><text:note-citation>164</text:note-citation><text:note-body><text:p text:style-name="P700"><text:span text:style-name="T13"><text:s/>Vgl. </text:span><text:span text:style-name="T15">Kraus/Wilms</text:span><text:span text:style-name="T13">, Verteilungsgerechtigkeit in der Medizin, in: Groß (Hrsg.), Zwischen Theorie und Praxis, 2000, S. 115 ff. (122).</text:span></text:p></text:note-body></text:note></text:span><text:span text:style-name="T2"> Jedoch verstößt die Vernachlässigung der voraussichtlichen Auswirkungen von „rigoros“ moralisch rechtmäßigen Handlungen durch die klassischen Deontologen oftmals gegen andere moralischen Intuitionen (z.B. die Folgen der Wahrheitspflicht des Atomphysikers gegenüber den die Atombombe fordernden Geiselnehmern, die Kostenbelastung einer uneingeschränkten Hilfe für die Solidargemeinschaft). Die deontologische Theorie als solche hat keine festen Regeln für Konflikte zwischen verschiedenen moralischen Forderungen (z.B. gleichzeitiger Hilfebedarf mehrerer Patienten) entwickelt, die zumindest von </text:span><text:span text:style-name="T6">Immanuel Kant</text:span><text:span text:style-name="T2"> (1724-1804) auch nicht entwickelt werden konnten, da dessen „Kategorische Imperative</text:span><text:alphabetical-index-mark text:string-value="Kategorische Imperative"/><text:span text:style-name="T2">“ in jedem Einzelfall unbedingt, apodiktisch gebieten.</text:span><text:span text:style-name="T2"><text:note text:id="ftn507" text:note-class="footnote"><text:note-citation>165</text:note-citation><text:note-body><text:p text:style-name="P700"><text:span text:style-name="T13"><text:s/>Vgl. </text:span><text:span text:style-name="T15">Patzig/Schöne-Seifert</text:span><text:span text:style-name="T13">, Theoretische Grundlagen und Systematik, in: Kahlke/Reiter-Theil, Ethik in der Medizin, 1995, S. 1 ff. (4 f.).</text:span></text:p></text:note-body></text:note></text:span><text:span text:style-name="T2"> Ethische Argumentationen, die nur unbedingte Forderungen (z.B. Hilf anderen, Verbot der Abwägung von Leben gegen Leben) enthalten und damit keine Präferenzen erlauben, geben keinen Rat, wenn es darum geht, wie man am besten helfen kann, wenn die Möglichkeiten der Hilfe begrenzt sind. Dementsprechend bieten deontologische Theorien keine Ansatzpunkte für die maßgeblichen Verteilungskriterien in der Situation der Patientenauswahl beim Massenanfall Hilfebedürftiger. </text:span><text:span text:style-name="T6">Oswald Schwemmer</text:span><text:span text:style-name="T2"> hat es auf die diesbezüglichen Forderungen an den Arzt treffend auf die Formel gebracht: „Was er therapeutisch tut, ist geboten, was er – aufgrund dessen, dass er das tut, was er tut! – unterlassen muss, ist zu unterlassen eigentlich verboten“.</text:span><text:span text:style-name="T2"><text:note text:id="ftn508" text:note-class="footnote"><text:note-citation>166</text:note-citation><text:note-body><text:p text:style-name="P700"><text:span text:style-name="T13"><text:s/></text:span><text:span text:style-name="T15">Schwemmer</text:span><text:span text:style-name="T13">, Die Auswahl der Patienten, in: Lachmann/Meuter (Hrsg.), Zur Gerechtigkeit der Organverteilung, 1997, S. 89 ff. (92).</text:span></text:p></text:note-body></text:note></text:span></text:p>
      <text:p text:style-name="P32"/>
      <text:h text:style-name="Heading_20_4" text:outline-level="4">Die teleologische Ethik des Utilitarismus</text:h>
      <text:p text:style-name="P20"><text:span text:style-name="T2">Teleologische Theorien, die mit den o.g. deontologischen Theorien die beiden Familien der normativen Ethik darstellen, messen die moralische Qualität von Handlungen allein daran, ob sie geeignet sind, ein vorausgesetztes außermoralisches Ziel zu erreichen (sog. Erfolgsethik bzw. Verantwortungsethik).</text:span><text:span text:style-name="T2"><text:note text:id="ftn509" text:note-class="footnote"><text:note-citation>167</text:note-citation><text:note-body><text:p text:style-name="P700"><text:span text:style-name="T13"><text:s/>Vgl. </text:span><text:span text:style-name="T15">Patzig/Schöne-Seifert</text:span><text:span text:style-name="T13">, Theoretische Grundlagen und Systematik, in: Kahlke/Reiter-Theil, Ethik in der Medizin, 1995, S. 1 ff. (4).</text:span></text:p></text:note-body></text:note></text:span><text:span text:style-name="T2"> Aus teleologischer Sicht gelten die Mittel als insoweit durch den Zweck geheilt, als er eine Handlung, deren absehbare Folgen langfristig besser sind als absehbare Gesamtfolgen einer anderen möglichen Handlung, auch dann zur Pflicht macht („verantwortet“), wenn die Handlung nach deontologischen Kriterien gemessen an der Qualität der Handlung selbst als moralisch bedenklich oder verwerflich erscheinen muss.</text:span><text:span text:style-name="T2"><text:note text:id="ftn510" text:note-class="footnote"><text:note-citation>168</text:note-citation><text:note-body><text:p text:style-name="P700"><text:span text:style-name="T13"><text:s/>Vgl. </text:span><text:span text:style-name="T15">Brudermüller</text:span><text:span text:style-name="T13">, Ethikkommissionen und ethischer Diskurs, in: Brudermüller (Hrsg.), Angewandte Ethik und Medizin, 1999, S. 87 ff. (110).</text:span></text:p></text:note-body></text:note></text:span><text:span text:style-name="T2"> Alle teleologischen Theorien</text:span><text:alphabetical-index-mark text:string-value="Teleologische Ethik "/><text:span text:style-name="T2"> sind insofern (handlungs-)konsequentialistisch, d.h. im Hinblick auf die Beurteilung eines Entscheidungsproblems bestimmt die Ordnung des Ergebnisraumes die Ordnung des Handlungsraumes.</text:span><text:span text:style-name="T2"><text:note text:id="ftn511" text:note-class="footnote"><text:note-citation>169</text:note-citation><text:note-body><text:p text:style-name="P700"><text:span text:style-name="T13"><text:s/>Vgl. </text:span><text:span text:style-name="T15">Andreae/Theurl</text:span><text:span text:style-name="T13">, Probleme der Zuteilung von Ressourcen in Ausnahmesituationen, Das Beispiel Gesundheitswesen, in: Ökonomische Grenzen der Medizin, 1990, S. 5 ff (10); ausführlich </text:span><text:span text:style-name="T15">Nida-Rümelin</text:span><text:span text:style-name="T13">, Kritik des Konsequentialismus, 2. Aufl., 1995; </text:span><text:span text:style-name="T15">Schaber</text:span><text:span text:style-name="T13">, Moralischer Realismus, 1997, S. 279 ff.; </text:span><text:span text:style-name="T15">Lohmann</text:span><text:span text:style-name="T13">, Konsequentialismus, in: Prechtl/Burkhard (Hrsg.), Metzler Philosophie Lexikon, 2. Aufl., 1999, S. 297.</text:span></text:p></text:note-body></text:note></text:span></text:p>
      <text:p text:style-name="P41"/>
      <text:p text:style-name="P20"><text:span text:style-name="T2">Das bedeutendste Beispiel einer teleologischen Ethik ist der insbesondere im angloamerikanischen Raum einflussreiche Utilitarismus</text:span><text:alphabetical-index-mark text:string-value="Utilitarismus"/><text:span text:style-name="T2">. Er geht ursprünglich auf die englischen Philosophen </text:span><text:span text:style-name="T6">Jeremy Bentham, John Stuart Mill</text:span><text:span text:style-name="T2"> und </text:span><text:span text:style-name="T6">Henry Sidgewick</text:span><text:span text:style-name="T2"> zurück.</text:span><text:span text:style-name="T2"><text:note text:id="ftn512" text:note-class="footnote"><text:note-citation>170</text:note-citation><text:note-body><text:p text:style-name="P700"><text:span text:style-name="T13"><text:s/>Vgl. hierzu ausführlich </text:span><text:span text:style-name="T15">Höffe</text:span><text:span text:style-name="T13"> (Hrsg.), Einführung in die utilitaristische Ethik, 1992.</text:span></text:p></text:note-body></text:note></text:span><text:span text:style-name="T2"> Der Utilitarismus sieht das einzige Kriterium moralischer Richtigkeit darin, ob eine Handlung das Wohlergehen aller von ihren Wirkungen Betroffenen, das allgemeine Glück/die Lust, in optimaler Weise zu fördern verspricht. Danach ist diejenige Handlung bzw. diejenige Verteilung gerecht und verdient den Vorzug vor allen anderen, die infolge der Addition der befriedigten Einzelbedürfnisse den größtmöglichen Gesamtnutzen für die Gesellschaft stiftet.</text:span><text:span text:style-name="T2"><text:note text:id="ftn513" text:note-class="footnote"><text:note-citation>171</text:note-citation><text:note-body><text:p text:style-name="P700"><text:span text:style-name="T13"><text:s/>Vgl. </text:span><text:span text:style-name="T15">Patzig/Schöne-Seifert</text:span><text:span text:style-name="T13">, Theoretische Grundlagen und Systematik, in: Kahlke/Reiter-Theil, Ethik in der Medizin, 1995, S. 1 ff. (5); </text:span><text:span text:style-name="T15">Lachmann/Meuter</text:span><text:span text:style-name="T13">, Medizinische Gerechtigkeit, 1997, S. 107 f.; </text:span><text:span text:style-name="T15">Oelert</text:span><text:span text:style-name="T13">, Allokation von Organen, 2002, S. 14 f.</text:span></text:p></text:note-body></text:note></text:span><text:span text:style-name="T2"> Es wird eine gesamtgesellschaftliche, soziale Gerechtigkeit angestrebt, welche der Allgemeinheit den größten Nutzen liefern soll.</text:span><text:span text:style-name="T2"><text:note text:id="ftn514" text:note-class="footnote"><text:note-citation>172</text:note-citation><text:note-body><text:p text:style-name="P700"><text:span text:style-name="T13"><text:s/>Vgl. </text:span><text:span text:style-name="T15">v. Wartburg</text:span><text:span text:style-name="T13">, Gleichheit und Gerechtigkeit im Gesundheitswesen, Beihefte der Zeitschrift für Schweizerisches Recht, Heft 2, 1983, S. 22 ff. m.w.N.</text:span></text:p></text:note-body></text:note></text:span><text:span text:style-name="T2"> Dem Utilitarismus liegt das Paradigma der zukunftsorientierten Verteilungseffizienz zugrunde.</text:span><text:span text:style-name="T2"><text:note text:id="ftn515" text:note-class="footnote"><text:note-citation>173</text:note-citation><text:note-body><text:p text:style-name="P700"><text:span text:style-name="T13"><text:s/>Vgl. </text:span><text:span text:style-name="T15">Birnbacher/Liening</text:span><text:span text:style-name="T13">, Probleme mit medizinischen Leitlinien bei knappen Ressourcen, in: Nagel/ Fuchs (Hrsg.), Leitlinien und Standards im Gesundheitswesen, 1997, S. 190 ff. (191).</text:span></text:p></text:note-body></text:note></text:span><text:span text:style-name="T2"> Verteilungsgerechtigkeit ist schon durch Nutzenmaximierung erreicht.</text:span></text:p>
      <text:p text:style-name="P41"/>
      <text:p text:style-name="P20"><text:span text:style-name="T2">Erhebliche Probleme bereitet dabei zunächst die Präzisierung des semantisch offenen Nutzenbegriffs.</text:span><text:span text:style-name="T2"><text:note text:id="ftn516" text:note-class="footnote"><text:note-citation>174</text:note-citation><text:note-body><text:p text:style-name="P700"><text:span text:style-name="T13"><text:s/>Vgl. </text:span><text:span text:style-name="T15">Brudermüller</text:span><text:span text:style-name="T13">, Ethikkommissionen und ethischer Diskurs, in: ders. (Hrsg.), Angewandte Ethik und Medizin, 1999, S. 87 ff. (109): „Die Schwäche des Utilitarismus liegt v.a. darin, dass er keine Letztbegründung für das Gute zu geben vermag. Der Ansatz bleibt zudem subjektivistisch, denn jedes Individuum hat seine eigene Ziel- und Glücksvorstellung“; </text:span><text:span text:style-name="T15">Kraus/Wilms</text:span><text:span text:style-name="T13">, Verteilungsgerechtigkeit in der Medizin, in: Groß (Hrsg.), Zwischen Theorie und Praxis, 2000, S. 115 ff. (122): „Problematisch scheint hier insbesondere die Bestimmung, was für eine Gesellschaft nutzbringend oder gar nutzlos erscheint“.</text:span></text:p></text:note-body></text:note></text:span><text:span text:style-name="T2"> So kommen als utilitaristische Kriterien für die Patientenauswahl etwa in Betracht: die Maximierung des medizinischen Nutzens der Behandlungen, also hohe Heilungs- bzw. Überlebensraten i.S.d. vorgeschlagenen Triage in der Katastrophenmedizin, eine hohe Lebensqualität für die Betroffenen, eine hohe Überlebensdauer im Sinne vieler Lebensjahre</text:span><text:span text:style-name="T2"><text:note text:id="ftn517" text:note-class="footnote"><text:note-citation>175</text:note-citation><text:note-body><text:p text:style-name="P700"><text:span text:style-name="T13"><text:s/>Dafür </text:span><text:span text:style-name="T15">Nagy</text:span><text:span text:style-name="T13">, Triage - Unkonventionelle Gedanken zur Patientenversorgung im Katastrophenfall, Zivil-verteidigung, I. Quartal 1984, S. 14 ff. (15).</text:span></text:p></text:note-body></text:note></text:span><text:span text:style-name="T2">, niedrige Kosten der Behandlung für die Gesellschaft, Kosten-Nutzen-Analysen, sämtliche Gesichtspunkte des sozialen Nutzens bzw. Wertes eines Menschen für die Gesellschaft (social worth/value), z.B. das Alter des Patienten, die finanzielle Situation, der religiöse Glaube, die Bildung, die familiären Verhältnisse, ein bestimmter Beruf, die gesellschaftliche, militärische, politische und militärische Position einer Person, aber auch vergangene Verdienste im Sinne eine Ansporns für andere Menschen hinsichtlich gegenwärtiger bzw. zukünftiger Ereignisse.</text:span><text:span text:style-name="T2"><text:note text:id="ftn518" text:note-class="footnote"><text:note-citation>176</text:note-citation><text:note-body><text:p text:style-name="P700"><text:span text:style-name="T13"><text:s/>Der am häufigsten diskutierte außermilitärische Fall ist die Verteilung der zu Beginn der 60er Jahre knappen Dialysegeräte durch das später sog. „Seattle God Committee“, ein Komitee aus medizinischen Laien, welches sich von allerlei sozialmoralischen Erwägungen über die Behandlungsbedürftigkeit und den „sozialen Wert“ der miteinander konkurrierenden Patienten leiten ließ, welche das mit den typischen Vorurteilen besetzte Mittelschicht-Ideal eines guten Amerikaners reflektierte und keinerlei medizinische Rechtfertigung hatte. Dargestellt etwa bei </text:span><text:span text:style-name="T15">Winslow</text:span><text:span text:style-name="T13">, Triage and Justice, 1982, S. 12 ff., </text:span><text:span text:style-name="T15">V.H. Schmidt</text:span><text:span text:style-name="T13">, Veralltäglichung der Triage, Zeitschrift für Soziologie, 1996, S. 419 ff. (425 f.) und </text:span><text:span text:style-name="T15">Feuerstein</text:span><text:span text:style-name="T13">, Symbolische Gerechtigkeit, in: ders./Kuhlmann (Hrsg.), Rationierung im Gesundheitswesen, 1998, S. 193 ff. (195): „people-like-us“ - Entscheidungen.</text:span></text:p></text:note-body></text:note></text:span><text:span text:style-name="T2"> Selbst die Wartezeit könnte als utilitaristisches Kriterium fungieren, da sie geeignet ist, den länger Wartenden wieder Hoffnung für die Zukunft zu geben.</text:span><text:span text:style-name="T2"><text:note text:id="ftn519" text:note-class="footnote"><text:note-citation>177</text:note-citation><text:note-body><text:p text:style-name="P700"><text:span text:style-name="T13"><text:s/>Vgl. </text:span><text:span text:style-name="T15">Birnbacher/Liening</text:span><text:span text:style-name="T13">, Probleme mit medizinischen Leitlinien bei knappen Ressourcen, in: Nagel/Fuchs (Hrsg.), Leitlinien und Standards im Gesundheitswesen, 1997, S. 190 ff. (193).</text:span></text:p></text:note-body></text:note></text:span><text:span text:style-name="T2"> Eine weitere Schwierigkeit bei der Anwendung des Utilitarismus ist die Notwendigkeit der Gewichtung und Abwägung der verschiedenen Interessen der verschiedenen Personen. Was ist hierfür der angemessene Maßstab?</text:span></text:p>
      <text:p text:style-name="P41"/>
      <text:p text:style-name="P21"><text:span text:style-name="T2">Der stärkste Einwand</text:span><text:span text:style-name="T2"><text:note text:id="ftn520" text:note-class="footnote"><text:note-citation>178</text:note-citation><text:note-body><text:p text:style-name="P700"><text:span text:style-name="T13"><text:s/>s. zu den vielen sich für die utilitaristische Position ergebenden Probleme nur </text:span><text:span text:style-name="T15">Brudermüller</text:span><text:span text:style-name="T13">, Ethikkommis-sionen und ethischer Diskurs, in: ders. (Hrsg.), Angewandte Ethik und Medizin, 1999, S. 87 ff. (109).</text:span></text:p></text:note-body></text:note></text:span><text:span text:style-name="T2"> gegen den Utilitarismus liegt jedoch in seiner unzureichenden Beachtung individueller Rechte</text:span><text:span text:style-name="T2"><text:note text:id="ftn521" text:note-class="footnote"><text:note-citation>179</text:note-citation><text:note-body><text:p text:style-name="P700"><text:span text:style-name="T13"><text:s/>Vgl. </text:span><text:span text:style-name="T15">Kersting</text:span><text:span text:style-name="T13">, Gerechtigkeit und Medizin, 1995, S. 36.</text:span></text:p></text:note-body></text:note></text:span><text:span text:style-name="T2">, weshalb dem Utilitarismus vielfach sogar der Charakter einer Gerechtigkeitstheorie ganz abgesprochen wird</text:span><text:span text:style-name="T2"><text:note text:id="ftn522" text:note-class="footnote"><text:note-citation>180</text:note-citation><text:note-body><text:p text:style-name="P700"><text:span text:style-name="T13"><text:s/>Vgl. </text:span><text:span text:style-name="T15">Seelmann</text:span><text:span text:style-name="T13">, Rechtsphilosophie, 2. Aufl., 2001, S. 186 ff.</text:span></text:p></text:note-body></text:note></text:span><text:span text:style-name="T2"> bzw. ihm vorgeworfen wird, dass bei ihm die Gerechtigkeit als bloßer Wurmfortsatz der Nutzenmaximierung ohne eigenständigen Status als normative Frage fungiert</text:span><text:span text:style-name="T2"><text:note text:id="ftn523" text:note-class="footnote"><text:note-citation>181</text:note-citation><text:note-body><text:p text:style-name="P700"><text:span text:style-name="T13"><text:s/>Vgl. </text:span><text:span text:style-name="T15">Gutmann</text:span><text:span text:style-name="T13">, Gleichheit vor der Rationierung, in: ders./Schmidt, V.H. (Hrsg.), Rationierung und Allokation im Gesundheitswesen, 2002, S. 179 ff. (192).</text:span></text:p></text:note-body></text:note></text:span><text:span text:style-name="T2">. Der Utilitarist trägt der Verschiedenheit und Abgegrenztheit der Einzelmenschen nicht ernsthaft Rechnung. </text:span><text:span text:style-name="T6">Z</text:span><text:span text:style-name="T2">war wird jedem Individuum, sofern es von den Handlungsfolgen betroffen ist, im utilitaristischen Nutzenkalkül die gleiche Berücksichtigung zuteil. Der Einzelne läuft aber Gefahr, dass seine persönlichen Nachteile durch die Vorteile anderer Individuen kompensiert werden. Die individuellen Nutzenwerte werden durch das Prinzip der Nutzenmaximierung zu einer kollektiven Gesamtsumme aufaddiert, in der Leben, Freiheit und Eigentum des Einzelnen nicht mehr als schützenswerte Objekte identifiziert werden können. Zwar können essenzielle Interessen der Individuen mit einem höheren Nutzenwert versehen werden. Sie bleiben aber dem Nutzenkalkül zugänglich und laufen daher immer Gefahr, von der kumulativen Wirkung unbedeutender Interessen ausgestochen zu werden. Die im Prinzip der Nutzenmaximierung implizit enthaltene Annahme, dass auch Güter wie die individuellen Freiheitsrechte „ihren Preis“ haben, widerspricht der weithin in den modernen Rechtsstaaten geteilten Wertvorstellung, dass einem Kernbestand an individuellen Freiheitsrechten ein absoluter Schutz gewährt werden muss.</text:span><text:span text:style-name="T2"><text:note text:id="ftn524" text:note-class="footnote"><text:note-citation>182</text:note-citation><text:note-body><text:p text:style-name="P700"><text:span text:style-name="T13"><text:s/>Vgl. </text:span><text:span text:style-name="T15">Dietrich</text:span><text:span text:style-name="T13">, Dimensionen der Verteilungsgerechtigkeit, 2001, S. 195 f.</text:span></text:p></text:note-body></text:note></text:span><text:span text:style-name="T2"> Der Utilitarismus als Verteilungsprinzip kann aus sich heraus, weder den Eigenwert der Person als Selbstzweck noch den Gedanken der Unverletzlichkeit ihrer fundamentalen Interessen begründen. Der Utilitarist operiert so, als sei der Mensch eine begriffliche Abstraktion und keine konkrete Person, sodass in der ökonomischen Logik der Mensch zwar tatsächlich einen Wert erhalten kann, jedoch würdelos bleibt, da die Reduktion auf ein begriffliches Abstraktum den konkreten würdigen Menschen nie begreifen, d.h. nie würdigen kann.</text:span><text:span text:style-name="T2"><text:note text:id="ftn525" text:note-class="footnote"><text:note-citation>183</text:note-citation><text:note-body><text:p text:style-name="P700"><text:span text:style-name="T13"><text:s/>Vgl. </text:span><text:span text:style-name="T15">Bickeböller</text:span><text:span text:style-name="T13">, Grundzüge einer Ethik der Nierentransplantation, 2000, S. 491.</text:span></text:p></text:note-body></text:note></text:span><text:span text:style-name="T2"> Unsere moralische Intuition sträubt sich gegen die Verrechnung von Schicksalen oder persönlichen Nutzenpotenzialen zu einem Gesamtnutzen.</text:span><text:span text:style-name="T2"><text:note text:id="ftn526" text:note-class="footnote"><text:note-citation>184</text:note-citation><text:note-body><text:p text:style-name="P700"><text:span text:style-name="T13"><text:s/>Vgl. </text:span><text:span text:style-name="T15">Schöne-Seifert</text:span><text:span text:style-name="T13">, Fairneß und Rationierung, in: Kirch/Kliemt (Hrsg.), Rationierung im Gesundheitswesen, 2. Aufl., 1997, S. 42 ff. (51).</text:span></text:p></text:note-body></text:note></text:span><text:span text:style-name="T2"> Nach den klassischen utilitaristischen Grundsätzen könnte auch massives Unrecht gegen einzelne Personen durch große Vorteile, die daraus für viele, für das Kollektiv, erwachsen würden, moralisch gerechtfertigt werden (z.B. Sklavenhaltung).</text:span><text:span text:style-name="T2"><text:note text:id="ftn527" text:note-class="footnote"><text:note-citation>185</text:note-citation><text:note-body><text:p text:style-name="P700"><text:span text:style-name="T13"><text:s/>Vgl. </text:span><text:span text:style-name="T15">Patzig/Schöne-Seifert</text:span><text:span text:style-name="T13">, Theoretische Grundlagen und Systematik, in: Kahlke/Reiter-Theil, Ethik in der Medizin, 1995, S. 1 ff. (6).</text:span></text:p></text:note-body></text:note></text:span><text:span text:style-name="T2"> Dies widerspricht der in unserer Tradition fest verwurzelten Annahme, dass Menschen unveräußerliche Rechte haben.</text:span><text:span text:style-name="T2"><text:note text:id="ftn528" text:note-class="footnote"><text:note-citation>186</text:note-citation><text:note-body><text:p text:style-name="P700"><text:span text:style-name="T13"><text:s/>Vgl. </text:span><text:span text:style-name="T15">Lachmann/Meuter</text:span><text:span text:style-name="T13">, Medizinische Gerechtigkeit, 1997, S. 122 f.</text:span></text:p></text:note-body></text:note></text:span><text:span text:style-name="T2"> Eine rein nutzenorientierte Verteilungsentscheidung würde schließlich zu einer „Meritokratie der Glücklichen“ führen.</text:span><text:span text:style-name="T2"><text:note text:id="ftn529" text:note-class="footnote"><text:note-citation>187</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0) m.w.N.</text:span></text:p></text:note-body></text:note></text:span><text:span text:style-name="T2"> So bekommen bei Anwendung des Kriteriums der Erfolgsaussicht bevorzugt diejenigen Patienten eine Behandlung, die sie vielleicht weniger dringend brauchen als andere. Die „wirklich“ Bedürftigen blieben in der Kälte des mathematischen Kalküls auf der Strecke und Jüngere würden tendenziell bevorzugt behandelt.</text:span><text:span text:style-name="T2"><text:note text:id="ftn530" text:note-class="footnote"><text:note-citation>188</text:note-citation><text:note-body><text:p text:style-name="P700"><text:span text:style-name="T13"><text:s/>Vgl. </text:span><text:span text:style-name="T15">Feuerstein</text:span><text:span text:style-name="T13">, Das Transplantationssystem, 1995, S. 309; </text:span><text:span text:style-name="T15">Gutmann/Land</text:span><text:span text:style-name="T13">, Ethische und rechtliche Fragen der Organverteilung, in: Schmidt, U./Albert (Hrsg.), Praxis der Nierentranspl. (IV), 1997, S. 92 ff. (100).</text:span></text:p></text:note-body></text:note></text:span><text:span text:style-name="T2"> Bei konsequenter Durchführung des Utilitaritätsprinzips hätten schwerkranke Patienten, die nur mit großem Aufwand am Leben erhalten werden können, behinderte Menschen, unproduktive ältere Menschen, Süchtige und Gewohnheitsverbrecher, im Arbeitsprozess schlecht verwendbare Personen und andere Randgruppen hintanzustehen.</text:span><text:span text:style-name="T2"><text:note text:id="ftn531" text:note-class="footnote"><text:note-citation>189</text:note-citation><text:note-body><text:p text:style-name="P700"><text:span text:style-name="T13"><text:s/>Vgl. </text:span><text:span text:style-name="T15">v. Wartburg</text:span><text:span text:style-name="T13">, Gleichheit und Gerechtigkeit im Gesundheitswesen, Beihefte der Zeitschrift für Schweizerisches Recht, Heft 2, 1983, S. 24.</text:span></text:p></text:note-body></text:note></text:span><text:span text:style-name="T2"> Dieses Ergebnis steht im Widerspruch zur Gerechtigkeitspräferenz für eine ausgewogene gleichberechtigte Teilhabe an der Versorgung mit medizinischen Gütern. Eine medizinische Versorgung ganz nach klassischen utilitaristischen Prinzipien ist mit dem unser Land durchdringenden humanitären Solidaritätsgedanken nicht vereinbar. Sie würde die elementare Basis der Arzt-Patienten-Beziehung, das Vertrauen, massiv untergraben.</text:span><text:span text:style-name="T2"><text:note text:id="ftn532" text:note-class="footnote"><text:note-citation>190</text:note-citation><text:note-body><text:p text:style-name="P700"><text:span text:style-name="T13"><text:s/>Vgl. </text:span><text:span text:style-name="T15">Wolff</text:span><text:span text:style-name="T13">, Arzt und Patient, in: Sass (Hrsg.), Medizin und Ethik, 1999, S. 185 ff. (203); </text:span><text:span text:style-name="T15">Riha</text:span><text:span text:style-name="T13">, Ethik in der Medizin, 1998, S. 125.</text:span></text:p></text:note-body></text:note></text:span></text:p>
      <text:p text:style-name="P32"/>
      <text:h text:style-name="Heading_20_4" text:outline-level="4">Liberalismus</text:h>
      <text:p text:style-name="P1"><text:span text:style-name="T2">Die Vertreter des Liberalismus</text:span><text:alphabetical-index-mark text:string-value="Liberalismus"/><text:span text:style-name="T2"> streben für das Zusammenleben der Menschen das Schaffen maximaler individueller Freiheits- und Selbstverantwortungsräume an (sog. Autonomieprinzip).</text:span><text:span text:style-name="T2"><text:note text:id="ftn533" text:note-class="footnote"><text:note-citation>191</text:note-citation><text:note-body><text:p text:style-name="P700"><text:span text:style-name="T13"><text:s/>Vgl. </text:span><text:span text:style-name="T15">Ach</text:span><text:span text:style-name="T13">, Von Natur aus knapp, ZMedEthik 1997, S. 31 ff. (39).</text:span></text:p></text:note-body></text:note></text:span><text:span text:style-name="T2"> Die Selbstbestimmung freier Menschen hat Vorrang vor allen Gerechtigkeits- und Wohltätigkeitsüberlegungen. Der Nutzen aus Handlungen soll im Ergebnis ausschließlich demjenigen zustehen, der ihn erzielt hat, ansonsten besteht die Gefahr parasitären Verhaltens.</text:span><text:span text:style-name="T2"><text:note text:id="ftn534" text:note-class="footnote"><text:note-citation>192</text:note-citation><text:note-body><text:p text:style-name="P700"><text:span text:style-name="T13"><text:s/>Vgl. </text:span><text:span text:style-name="T15">Oelert</text:span><text:span text:style-name="T13">, Allokation von Organen, 2002, S. 19 f. m.w.N.</text:span></text:p></text:note-body></text:note></text:span><text:span text:style-name="T2"> Danach ist „jeder seines Glückes Schmied“. Krankheit und Gesundheit hängen von der Eigenverantwortung ab. Es gibt keine Gründe für eine institutionalisierte Solidarität.</text:span><text:span text:style-name="T2"><text:note text:id="ftn535" text:note-class="footnote"><text:note-citation>193</text:note-citation><text:note-body><text:p text:style-name="P700"><text:span text:style-name="T13"><text:s/>Vgl. </text:span><text:span text:style-name="T15">Obermann</text:span><text:span text:style-name="T13">, Rationierung in der Medizin aus ökonomischer Sicht, Med.Klin. 1999, S. 110 ff. (114).</text:span></text:p></text:note-body></text:note></text:span><text:span text:style-name="T2"> Der Liberalismus sieht daher in den Mechanismen eines unbehinderten freien Marktes (z.B. in privaten Krankenversicherungen) das einzig gerechte Verfahren. Solange erwachsene Menschen ihr Recht auf Selbstbestimmung ausübend Risiken eingehen oder nicht eingehen, und nicht Übervorteilung, Manipulation, Zwang oder anderes Unrecht zu bestimmten Verteilungsmustern geführt haben, kann das zwar zu unglücklichen, aber niemals zu ungerechten Unterversorgungen von Patienten führen.</text:span><text:span text:style-name="T2"><text:note text:id="ftn536" text:note-class="footnote"><text:note-citation>194</text:note-citation><text:note-body><text:p text:style-name="P700"><text:span text:style-name="T13"><text:s/>Vgl. </text:span><text:span text:style-name="T15">Schöne-Seifert</text:span><text:span text:style-name="T13">, Was sind „gerechte“ Verteilungskriterien?, in: Mohr/Schubert (Hrsg.), Ethik der Gesundheitsökonomie, 1992, S. 34 ff. (39).</text:span></text:p></text:note-body></text:note></text:span><text:span text:style-name="T2"> Die Vertreter des Liberalismus sehen in der Gesundheit ein Bedürfnis wie jedes andere auch und betrachten die medizinischen Ressourcen als Güter, welche auf dem Markt erworben werden müssen und für die ein marktförmiger und daher gerechter, wie auch immer geartetere Preis, zu bezahlen ist.</text:span><text:span text:style-name="T2"><text:note text:id="ftn537" text:note-class="footnote"><text:note-citation>195</text:note-citation><text:note-body><text:p text:style-name="P700"><text:span text:style-name="T13"><text:s/>Vgl. </text:span><text:span text:style-name="T15">Kersting</text:span><text:span text:style-name="T13">, Gerechtigkeit und Medizin, 1995, S. 32.</text:span></text:p></text:note-body></text:note></text:span><text:span text:style-name="T2"> Sie würden in der Situation der Patientenauswahl Kriterien anwenden, auf dessen Vorhandensein der Betroffene im Verlaufe seines Lebens wesentlichen Einfluss hatte. So z.B. die finanzielle Leistungsfähigkeit oder etwa der verantwortungsvolle Umgang mit der Gesundheit und mit Krankheiten in der Vergangenheit, der Rückschlüsse auf die Heilungsaussichten für die Zukunft erlaubt.</text:span></text:p>
      <text:p text:style-name="P32"/>
      <text:p text:style-name="P1"><text:span text:style-name="T2">Unser Gesundheitssystem ist aber von der Einbettung des Individuums in ein Solidarsystem gekennzeichnet, trägt also kommunitaristische Züge</text:span><text:span text:style-name="T2"><text:note text:id="ftn538" text:note-class="footnote"><text:note-citation>196</text:note-citation><text:note-body><text:p text:style-name="P700"><text:span text:style-name="T13"><text:s/>Vgl. </text:span><text:span text:style-name="T15">Oelert</text:span><text:span text:style-name="T13">, Allokation von Organen, 2002, S. 22, 63.</text:span></text:p></text:note-body></text:note></text:span><text:span text:style-name="T2">, sodass ein rein liberalistischer Ansatz zur Verteilung von knappen medizinischen Ressourcen mit unseren Intuitionen nicht vereinbar ist. Zudem kann man annehmen, dass die Situation des Massenanfalls Hilfebedürftiger wohl einen Fall von Marktversagen darstellt. Aufgrund des konditionalen Charakters des Gutes Gesundheit/Leben, wird eine Verteilung, die allein dem Markt überlassen ist, zu einem ethischen Desaster führen.</text:span><text:span text:style-name="T2"><text:note text:id="ftn539" text:note-class="footnote"><text:note-citation>197</text:note-citation><text:note-body><text:p text:style-name="P700"><text:span text:style-name="T13"><text:s/>Vgl. </text:span><text:span text:style-name="T15">Kersting</text:span><text:span text:style-name="T13">, Gerechtigkeit und Medizin, 1995, S. 29.</text:span></text:p></text:note-body></text:note></text:span><text:span text:style-name="T2"> Die geradlinige Umsetzung des Liberalismus wird dazu führen, dass ein Konkurrenzkampf aller gegen alle stattfindet und so vorhandene soziale Bindungen zerstört werden, die bis zum Scheitern der freiheitlichen Demokratie führen können. Ein Gesundheitssystem, in dem wechselseitige Hilfe, Uneigennützigkeit, Großzügigkeit und Sorge für den Mitmenschen im Vordergrund stehen, ist mithin von größter Wichtigkeit.</text:span></text:p>
      <text:p text:style-name="P32"/>
      <text:h text:style-name="Heading_20_4" text:outline-level="4">Egalitarismus</text:h>
      <text:p text:style-name="P19"><text:span text:style-name="T2">Vertreter eines konsequenten Egalitarismus</text:span><text:alphabetical-index-mark text:string-value="Egalitarismus"/><text:span text:style-name="T2"> fordern eine strikte Gleichverteilung aller materiellen und nicht-materiellen Güter innerhalb einer Gesellschaft. Dies bedeutet, dass entweder alle in gleicher Weise alles erhalten oder, wenn dies nicht möglich ist, keiner etwas erhält.</text:span><text:span text:style-name="T2"><text:note text:id="ftn540" text:note-class="footnote"><text:note-citation>198</text:note-citation><text:note-body><text:p text:style-name="P700"><text:span text:style-name="T13"><text:s/>Vgl. </text:span><text:span text:style-name="T15">Ach</text:span><text:span text:style-name="T13">, Von Natur aus knapp, ZMedEthik 1997, S. 31 ff. (39); </text:span><text:span text:style-name="T15">Oelert</text:span><text:span text:style-name="T13">, Allokation v. Organen, 2002, S. 64 f.</text:span></text:p></text:note-body></text:note></text:span><text:span text:style-name="T2"> In der Situation des Massenanfalls Hilfebedürftiger heißt dies einen Verzicht auf medizinische Hilfe, und zwar so lange, wie nicht allen Patienten gleichmäßig geholfen werden kann. Die sehr alte moralphilosophische und moraltheologische Devise „Wenn nicht alle gerettet werden können, sollen alle sterben“ als Ausdruck dessen, dass niemand berechtigt ist, Schicksalsinstanz für Tod oder Leben von Menschen zu sein, steht jedoch nicht nur in krassem Widerspruch zur ökonomischen Vernunft, welche die Nutzung vorhandener Mittel verlangt, solange damit irgendein sinnvoller Erfolg (die Rettung nur eines Teils der bedrohten Menschenleben) verbunden ist, sondern lässt sich auch mit unserem intuitiven Gerechtigkeitsempfinden nur schwer vereinbaren.</text:span><text:span text:style-name="T2"><text:note text:id="ftn541" text:note-class="footnote"><text:note-citation>199</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7); </text:span><text:span text:style-name="T15">Schott</text:span><text:span text:style-name="T13">, Patientenauswahl und Organallokation, 2001, S. 177.</text:span></text:p></text:note-body></text:note></text:span></text:p>
      <text:p text:style-name="P40"/>
      <text:p text:style-name="P19"><text:span text:style-name="T2">Wegen des konditionellen Charakters der Gesundheit verlangen weniger radikale Egalitaristen, dass zumindest eine ergebnisgleiche Verteilung medizinischer Güter stattfinden muss. Dieses Prinzip liegt der gesetzlichen Krankenversicherung in Deutschland zugrunde, die mit ihrem Solidarprinzip als eine „egalitäre Insel“ innerhalb eines sonst nicht egalitären Wirtschaftssystems bezeichnet werden kann, da jedem Pflichtversicherten unabhängig von seinem Einkommen und sonstigen sozialen Status ein Anspruch auf die gleichen Gesundheitsleistungen zusteht.</text:span><text:span text:style-name="T2"><text:note text:id="ftn542" text:note-class="footnote"><text:note-citation>200</text:note-citation><text:note-body><text:p text:style-name="P700"><text:span text:style-name="T13"><text:s/>Vgl. </text:span><text:span text:style-name="T15">Schöne-Seifert</text:span><text:span text:style-name="T13">, Was sind „gerechte“ Verteilungskriterien?, in: Mohr/Schubert (Hrsg.), Ethik der Gesundheitsökonomie, 1992, S. 34 ff. (40); </text:span><text:span text:style-name="T15">Birnbacher</text:span><text:span text:style-name="T13">, Allokation und Rationierung, in: Gutmann/Schmidt, V.H. (Hrsg.), Rationierung und Allokation im Gesundheitswesen, 2002, S. 91 ff. (102): „der Egalitarismus der Gesundheitsversorgung ist quasi eine ,Gegenwelt’ zur ansonsten vorherrschenden sozioökonomischen Hierarchie“.</text:span></text:p></text:note-body></text:note></text:span><text:span text:style-name="T2"> Die Existenz anderer wesentlicher Staatsbereiche wäre jedoch durch eine konsequente Anwendung dieses Egalitätsprinzips im Gesundheitssektor direkt gefährdet.</text:span><text:span text:style-name="T2"><text:note text:id="ftn543" text:note-class="footnote"><text:note-citation>201</text:note-citation><text:note-body><text:p text:style-name="P700"><text:span text:style-name="T13"><text:s/>Vgl. </text:span><text:span text:style-name="T15">v. Wartburg</text:span><text:span text:style-name="T13">, Gleichheit und Gerechtigkeit im Gesundheitswesen, Beihefte der Zeitschrift für Schweizerisches Recht, Heft 2, 1983, S. 26.</text:span></text:p></text:note-body></text:note></text:span><text:span text:style-name="T2"> Andere Egalitaristen verlangen daher eine Gleichverteilung zumindest für jene Güter, die im Rahmen der notwendigen medizinischen Grundversorgung liegen.</text:span><text:span text:style-name="T2"><text:note text:id="ftn544" text:note-class="footnote"><text:note-citation>202</text:note-citation><text:note-body><text:p text:style-name="P700"><text:span text:style-name="T13"><text:s/>Etwa </text:span><text:span text:style-name="T15">Höffe</text:span><text:span text:style-name="T13">, Aus philosophischer Sicht. Medizin in Zeiten knapper Ressourcen, DÄBl. 1998, A-202 ff. (205).</text:span></text:p></text:note-body></text:note></text:span><text:span text:style-name="T2"> Zweifelhaft und nur äußerst problematisch abgrenzbar ist allerdings was über diesen Mindeststandard hinausgeht und damit nicht mehr egalitär verteilt werden muss.</text:span><text:span text:style-name="T2"><text:note text:id="ftn545" text:note-class="footnote"><text:note-citation>203</text:note-citation><text:note-body><text:p text:style-name="P700"><text:span text:style-name="T13"><text:s/>Vgl. </text:span><text:span text:style-name="T15">Arnold</text:span><text:span text:style-name="T13">, Zum Umgang mit der Knappheit in der medizinischen Versorgung, 1995, S. 72; </text:span><text:span text:style-name="T15">Ach</text:span><text:span text:style-name="T13">, Von Natur aus knapp, ZMedEthik 1997, S. 31 ff. (39); </text:span><text:span text:style-name="T15">Oelert</text:span><text:span text:style-name="T13">, Allokation von Organen, 2002, S. 64 f. Ausführlich zur aktuellen Diskussion und zur Konzeptionierung einer gesetzlichen Grundversorgung mit freiwilligen Zusatzversorgung siehe etwa </text:span><text:span text:style-name="T15">Wambach</text:span><text:span text:style-name="T13">, Elemente einer Basisversicherung, in: Wille (Hrsg.), Rationierung im Gesundheitswesen und ihre Alternativen, 2003, S. 21 ff.</text:span></text:p></text:note-body></text:note></text:span><text:span text:style-name="T2"> Außerdem ist damit nicht geklärt, wie „gerecht“ verteilt werden soll, wenn auch der Mindeststandard nicht mehr für alle Patienten gesichert werden kann.</text:span></text:p>
      <text:p text:style-name="P40"/>
      <text:p text:style-name="P19"><text:span text:style-name="T2">Man könnte immer noch Egalitarist sein und sagen: „Rettung aller Menschen unter 60 mit den und den Charakteristika, und das für alle ohne Einschränkung.“ So konnten nach dem vergangenheitsorientierten Paradigma der ausgleichenden Gerechtigkeit, diejenigen ein größeres Anrecht haben, die sich bestimmte Verdienste erworben</text:span><text:span text:style-name="T2"><text:note text:id="ftn546" text:note-class="footnote"><text:note-citation>204</text:note-citation><text:note-body><text:p text:style-name="P700"><text:span text:style-name="T13"><text:s/>Vgl. </text:span><text:span text:style-name="T15">Lachmann/Meuter</text:span><text:span text:style-name="T13">, Medizinische Gerechtigkeit, 1997, S. 115.</text:span></text:p></text:note-body></text:note></text:span><text:span text:style-name="T2"> oder mehr Opfer gebracht oder mehr als andere gelitten haben. Als entsprechendes Kriterium könnte auch die Wartezeit eingeordnet werden. Akzeptabel wäre dieses Paradigma – wie das Mitleidsparadigma – jedoch nur aus der Perspektive des konkret und positiv Betroffenen, nicht aus der Gesamtperspektive und der Perspektive dessen, der um des gerechten Ausgleichs willen bzw. Mitleids im Einzelfall willen eine Behandlung nicht bekommt.</text:span><text:span text:style-name="T2"><text:note text:id="ftn547" text:note-class="footnote"><text:note-citation>205</text:note-citation><text:note-body><text:p text:style-name="P700"><text:span text:style-name="T13"><text:s/>Vgl. </text:span><text:span text:style-name="T15">Birnbacher/Liening</text:span><text:span text:style-name="T13">, Probleme mit medizinischen Leitlinien bei knappen Ressourcen, in: Nagel/ Fuchs (Hrsg.), Leitlinien und Standards im Gesundheitswesen, 1997, S. 190 ff.</text:span></text:p></text:note-body></text:note></text:span><text:span text:style-name="T2"> Insofern bedient sich der Egalitarismus zu seiner praktischen Umsetzung notwendigerweise weiterer materieller Kriterien</text:span><text:span text:style-name="T2"><text:note text:id="ftn548" text:note-class="footnote"><text:note-citation>206</text:note-citation><text:note-body><text:p text:style-name="P700"><text:span text:style-name="T13"><text:s/>Vgl. </text:span><text:span text:style-name="T15">Ach</text:span><text:span text:style-name="T13">, Von Natur aus knapp, ZMedEthik 1997, S. 31 ff. (39).</text:span></text:p></text:note-body></text:note></text:span><text:span text:style-name="T2">, die allerdings aus Konsistenzgründen nicht das Ergebnis anderweitig inegalitärer Behandlungen sein dürfen.</text:span><text:span text:style-name="T2"><text:note text:id="ftn549" text:note-class="footnote"><text:note-citation>207</text:note-citation><text:note-body><text:p text:style-name="P700"><text:span text:style-name="T13"><text:s/>Vgl. </text:span><text:span text:style-name="T15">Schöne-Seifert</text:span><text:span text:style-name="T13">, Was sind „gerechte“ Verteilungskriterien?, in: Mohr/Schubert (Hrsg.), Ethik der Gesundheitsökonomie, 1992, S. 34 ff. (40).</text:span></text:p></text:note-body></text:note></text:span><text:span text:style-name="T2"> Ein so verstandener Egalitarismus hilft bei der Suche nach den maßgeblichen Verteilungskriterien mithin nicht weiter, sondern bleibt eine Leerformel.</text:span></text:p>
      <text:p text:style-name="P40"/>
      <text:p text:style-name="P19"><text:span text:style-name="T2">Ein Weg, dem Problem der unvermeidbaren Ungleichverteilung auf der Ebene der medizinischen Güter auszuweichen, besteht darin, Gleichheit auf einer unteren Ebene, der Ebene der Behandlungschancen, über ein Zufallsverfahren herzustellen.</text:span><text:span text:style-name="T2"><text:note text:id="ftn550" text:note-class="footnote"><text:note-citation>208</text:note-citation><text:note-body><text:p text:style-name="P700"><text:span text:style-name="T13"><text:s/>Vgl. </text:span><text:span text:style-name="T15">Schott</text:span><text:span text:style-name="T13">, Patientenauswahl und Organallokation, 2001, S. 178; </text:span><text:span text:style-name="T15">Kersting</text:span><text:span text:style-name="T13">, Egalitäre Grundversorgung und Rationierungsethik, in: Gutmann/Schmidt, V.H. (Hrsg.), Rationierung und Allokation im Gesundheitswesen, 2002, S. 41 ff. (80).</text:span></text:p></text:note-body></text:note></text:span><text:span text:style-name="T2"> Als Kriterien kämen dafür das Losprinzip, der zeitliche Prioritätsgrundsatz bzw. das Wartelistenprinzip in Frage.</text:span><text:span text:style-name="T2"><text:note text:id="ftn551" text:note-class="footnote"><text:note-citation>209</text:note-citation><text:note-body><text:p text:style-name="P700"><text:span text:style-name="T13"><text:s/>Vgl. </text:span><text:span text:style-name="T15">Lachmann/Meuter</text:span><text:span text:style-name="T13">, Medizinische Gerechtigkeit, 1997, S. 193 ff.</text:span></text:p></text:note-body></text:note></text:span><text:span text:style-name="T2"> Dagegen wird eingewandt, dass die Anwendung eines solchen Verfahrens eine unverantwortliche Verweigerung einer rationalen, wertenden Entscheidung darstellt. Gewisse intolerable materielle Kriterien rechtfertigen es nicht jedes (menschliche) Urteil auszuschließen („geistlose Methode“</text:span><text:span text:style-name="T2"><text:note text:id="ftn552" text:note-class="footnote"><text:note-citation>210</text:note-citation><text:note-body><text:p text:style-name="P700"><text:span text:style-name="T13"><text:s/></text:span><text:span text:style-name="T15">Annas</text:span><text:span text:style-name="T13">, zit. von Gutmann/Land, Ethische und rechtliche Fragen der Organverteilung, in: Schmidt, U./Albert (Hrsg.), Praxis der Nierentransplantation (IV), 1997, S. 92 ff. (110).</text:span></text:p></text:note-body></text:note></text:span><text:span text:style-name="T2">). Außerdem verletze die Reduktion von Lebenschancen auf bloßes Würfelglück die Würde des Menschen („frivole Lotterie um Menschenleben“</text:span><text:span text:style-name="T2"><text:note text:id="ftn553" text:note-class="footnote"><text:note-citation>211</text:note-citation><text:note-body><text:p text:style-name="P700"><text:span text:style-name="T13"><text:s/></text:span><text:span text:style-name="T15">Gäfgen</text:span><text:span text:style-name="T13">, Die ethische Problematik von Allokationsentscheidungen, in: Enderle (Hrsg.), Ethik und Wirtschaftswissenschaften, 1985, S. 249 ff. (267).</text:span></text:p></text:note-body></text:note></text:span><text:span text:style-name="T2">).</text:span><text:span text:style-name="T2"><text:note text:id="ftn554" text:note-class="footnote"><text:note-citation>212</text:note-citation><text:note-body><text:p text:style-name="P700"><text:span text:style-name="T13"><text:s/>Vgl. </text:span><text:span text:style-name="T15">Löw</text:span><text:span text:style-name="T13">, Bioethik und Organtransplantation, in: ders. (Hrsg.), Bioethik. Philosophisch-theologische Beiträge, 1990, S. 125 ff. (140).</text:span></text:p></text:note-body></text:note></text:span><text:span text:style-name="T2"> Sozialpsychologische Erkenntnisse haben zudem ergeben, dass die Legitimationskraft der Zufallsentscheidung sehr bescheiden ist.</text:span><text:span text:style-name="T2"><text:note text:id="ftn555" text:note-class="footnote"><text:note-citation>213</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95).</text:span></text:p></text:note-body></text:note></text:span><text:span text:style-name="T2"> Ein Zufallsverfahren mutet insbesondere dann als ungerecht an, wo es zur Behandlung leichter auf Kosten schwerer Fälle führen würde.</text:span><text:span text:style-name="T2"><text:note text:id="ftn556" text:note-class="footnote"><text:note-citation>214</text:note-citation><text:note-body><text:p text:style-name="P700"><text:span text:style-name="T13"><text:s/>Vgl. </text:span><text:span text:style-name="T15">Schöne-Seifert</text:span><text:span text:style-name="T13">, Was sind „gerechte“ Verteilungskriterien?, in: Mohr/Schubert (Hrsg.), Ethik der Gesundheitsökonomie, 1992, S. 34 ff. (38).</text:span></text:p></text:note-body></text:note></text:span><text:span text:style-name="T2"> Das Paradigma der strikten Chancengleichheit ist unvereinbar mit weitverbreiteten Vorstellungen rationaler Ressourcenallokation, nach denen knappe Ressourcen – in bestimmten Grenzen – so eingesetzt werden, dass sie möglichst viel Nutzen stiften bzw. möglichst viel Schaden verhindern.</text:span><text:span text:style-name="T2"><text:note text:id="ftn557" text:note-class="footnote"><text:note-citation>215</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8); </text:span><text:span text:style-name="T15">Birnbacher/Liening</text:span><text:span text:style-name="T13">, Probleme mit medizin. Leitlinien bei knappen Ressourcen, in: Nagel/Fuchs (Hrsg.), Leitlinien und Standards im Gesundheitswesen, 1997, S. 190 ff. (191).</text:span></text:p></text:note-body></text:note></text:span></text:p>
      <text:p text:style-name="P40"/>
      <text:p text:style-name="P19"><text:span text:style-name="T2">Eine weitere Ebene, auf der eine egalitarismusorientierte Verteilung medizinischer Güter ansetzen kann, ist das Ziel der Herstellung des gleichen tatsächlichen Gesundheitsniveaus bei allen Personen. Daraus folgt, dass diejenigen Patienten, die den größten medizinischen Bedarf haben, denen es also am Schlechtesten geht, vorrangig zu behandeln sind (Mitleidsparadigma</text:span><text:span text:style-name="T2"><text:note text:id="ftn558" text:note-class="footnote"><text:note-citation>216</text:note-citation><text:note-body><text:p text:style-name="P700"><text:span text:style-name="T13"><text:s/>Vgl. </text:span><text:span text:style-name="T15">Birnbacher/Liening</text:span><text:span text:style-name="T13">, Probleme mit medizin. Leitlinien bei knappen Ressourcen, in: Nagel/ Fuchs (Hrsg.), Leitlinien und Standards im Gesundheitswesen, 1997, S. 190 ff. (191).</text:span></text:p></text:note-body></text:note></text:span><text:span text:style-name="T2">).</text:span><text:span text:style-name="T2"><text:note text:id="ftn559" text:note-class="footnote"><text:note-citation>217</text:note-citation><text:note-body><text:p text:style-name="P700"><text:span text:style-name="T13"><text:s/>Vgl. </text:span><text:span text:style-name="T15">Schott</text:span><text:span text:style-name="T13">, Patientenauswahl und Organallokation, 2001, S. 181.</text:span></text:p></text:note-body></text:note></text:span><text:span text:style-name="T2"> Im Ergebnis nimmt jedoch eine allein am Kriterium der Dringlichkeit der Behandlung (im Hinblick auf die Lebensgefahr) orientierte Verteilung eine suboptimale Allokation der knappen medizinischen Güter in Kauf.</text:span><text:span text:style-name="T2"><text:note text:id="ftn560" text:note-class="footnote"><text:note-citation>218</text:note-citation><text:note-body><text:p text:style-name="P700"><text:span text:style-name="T13"><text:s/>Vgl. </text:span><text:span text:style-name="T15">Gutmann/Land</text:span><text:span text:style-name="T13">, Ethische und rechtl. Fragen der Organverteilung, in: Schmidt, U./Albert (Hrsg.), Praxis der Nierentransplantation (IV), 1997, S. 92 ff. (102); </text:span><text:span text:style-name="T15">Schott</text:span><text:span text:style-name="T13">, Patientenauswahl u. Organallokation, 2001, S. 183.</text:span></text:p></text:note-body></text:note></text:span><text:span text:style-name="T2"> Dem Kriterium der Dringlichkeit liegt das ethische Prinzip der Schadensvermeidung zugrunde. Dieses steht oftmals konträr zum Kriterium der Erfolgsaussicht, welches auf dem ethischen (utilitaristischen) Prinzip des größtmöglichen Nutzens basiert. Je dringlicher die Behandlung ist, desto schlechter ist in der Regel der Gesundheitszustand des Patienten. Schwerverletzte haben meist schlechtere Erfolgsaussichten.</text:span><text:span text:style-name="T2"><text:note text:id="ftn561" text:note-class="footnote"><text:note-citation>219</text:note-citation><text:note-body><text:p text:style-name="P700"><text:span text:style-name="T13"><text:s/>Vgl. </text:span><text:span text:style-name="T15">Gutmann/Land</text:span><text:span text:style-name="T13">, Ethische und rechtl. Fragen der Organverteilung, in: Schmidt, U./Albert (Hrsg.), Praxis der Nierentransplantation (IV), 1997, S. 92 ff. (102): „prinzipielles Spannungsverhältnis“; </text:span><text:span text:style-name="T15">Lilie</text:span><text:span text:style-name="T13">, Ist das Local-Donor-Prinzip mit dem Transplantationsgesetz vereinbar?, in Dierks/Neuhaus/Wienke (Hrsg.), Die Allokation von Spenderorganen - Rechtliche Aspekte, 1999, S. 53 ff. (55).</text:span></text:p></text:note-body></text:note></text:span><text:span text:style-name="T2"> Bei einer ausschließlichen Ausrichtung der Hilfe am Dringlichkeitskriterium überleben dann bei einem Massenanfall Hilfebedürftiger gegebenenfalls nur wenige Menschen das Schadensereignis und diese vielleicht auch noch nur eine kurze Zeit (z.B. bei dem Einsatz aller Rettungskräfte für aufwendige aber wenig aussichtsreiche Reanimationsbemühungen), obwohl in der Bilanz wesentlich mehr Personen hätten gerettet werden können.</text:span><text:span text:style-name="T2"><text:note text:id="ftn562" text:note-class="footnote"><text:note-citation>220</text:note-citation><text:note-body><text:p text:style-name="P700"><text:span text:style-name="T13"><text:s/>s. insofern bereits die Kritik am zweiten Grundsatz des Rawls´schen Unterscheidungsprinzips für den Fall des Massenanfalls Hilfebedürftiger unter § 4 D II 2.</text:span></text:p></text:note-body></text:note></text:span><text:span text:style-name="T2"> Das Bedarfsprinzip gerät an seine Grenze, wenn der Schlechtestgestellte durch seine Voranstellung unverhältnismäßig bevorzugt wird, da dies dann dem Motiv des Vorrangs des Bedürftigsten, welches letztlich in der Angleichung des Gesundheitsniveaus besteht, widerspricht. Andernfalls stirbt im Falle lebensrettender medizinischer Maßnahmen dann lediglich an Stelle des kränksten Patienten ein anderer, weniger dringlicher Patient, der womöglich von der Behandlung noch mehr profitiert hätte.</text:span><text:span text:style-name="T2"><text:note text:id="ftn563" text:note-class="footnote"><text:note-citation>221</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0); </text:span><text:span text:style-name="T15">Gutmann/Land</text:span><text:span text:style-name="T13">, Ethische und rechtliche Fragen der Organverteilung, in: Schmidt, U./Albert (Hrsg.), Praxis der Nierentransplantation (IV), 1997, S. 92 ff. (112 f.); </text:span><text:span text:style-name="T15">Schott</text:span><text:span text:style-name="T13">, Patientenauswahl und Organallokation, 2001, S. 184 f.</text:span></text:p></text:note-body></text:note></text:span></text:p>
      <text:p text:style-name="P32"/>
      <text:h text:style-name="Heading_20_4" text:outline-level="4">Resumee</text:h>
      <text:p text:style-name="P22"><text:span text:style-name="T2">Bei der Darstellung der Gerechtigkeitstheorien wird deutlich, dass keine der Gerechtigkeitstheorien und keines der von ihnen bevorzugten materiellen Kriterien der moralischen Intuition und praktischen Vernunft völlig widerspricht. Jedoch überzeugen auch keine Theorie und kein Kriterium allein rundweg. Den einzelnen Theorien mangelt es an Flexibilität und Praktikabilität, da sie ihren bestimmenden Prinzipien zu starr verhaftet sind. Gerechtigkeitstheorien, die sich auf nur ein Prinzip stützen, vermögen nicht zu überzeugen, da sie zu unspezifisch sind und so beträchtlich hinter dem Komplexitätsniveau unseres alltäglichen moralischen Bewusstseins zurückfallen. Alle Gerechtigkeitstheorien bedürfen zusätzlicher inhaltlicher Kriterien, um für die konkrete Verteilung knapper medizinischer Güter durch den behandelnden Arzt an die Patienten Akzeptanz und Praxistauglichkeit zu erlangen.</text:span><text:span text:style-name="T2"><text:note text:id="ftn564" text:note-class="footnote"><text:note-citation>222</text:note-citation><text:note-body><text:p text:style-name="P700"><text:span text:style-name="T13"><text:s/>Vgl. </text:span><text:span text:style-name="T15">Schöne-Seifert</text:span><text:span text:style-name="T13">, Was sind „gerechte“ Verteilungskriterien?, in: Mohr/Schubert (Hrsg.), Ethik d. Gesundheitsökonomie, 1992, S. 34 ff. (40); </text:span><text:span text:style-name="T15">Kersting</text:span><text:span text:style-name="T13">, Gerechtigkeit und Medizin, 1995, S. 18; </text:span><text:span text:style-name="T15">Gutmann/Land</text:span><text:span text:style-name="T13">, Ethische und rechtliche Fragen der Organverteilung, in: Schmidt, U./Albert (Hrsg.), Praxis der Nierentransplantation (IV), 1997, S. 92 ff. (111); </text:span><text:span text:style-name="T15">Feuerstein</text:span><text:span text:style-name="T13">, Symbolische Gerechtigkeit, in: ders./ Kuhlmann (Hrsg.), Rationierung im Gesundheitswesen, 1998, S. 193 ff. (200 f.); </text:span><text:span text:style-name="T15">Zitter</text:span><text:span text:style-name="T13">, Rationierung in der Altersmedizin, 2001, S. 38.</text:span></text:p></text:note-body></text:note></text:span></text:p>
      <text:p text:style-name="P42"/>
      <text:p text:style-name="P22"><text:span text:style-name="T2">„</text:span><text:span text:style-name="T2">Das“ gerechte Allokationskriterium gibt es nicht. Jede Maxime, etwa die Beachtung des Erfolgs einer Behandlung und die Berücksichtigung der gesellschaftlichen Wichtigkeit einer Person (Nutzenmaximierung), das Vorgehen nach dem Prioritätsgrundsatz oder der Warteliste (Gleichheitsprinzip) und die bedarfsgerechte Verteilung nach dem Prinzip der Dringlichkeit einer Behandlung (Schadensvermeidung), verfügt jeweils über eine eigene, wenn auch begrenzte Plausibilität.</text:span><text:span text:style-name="T2"><text:note text:id="ftn565" text:note-class="footnote"><text:note-citation>223</text:note-citation><text:note-body><text:p text:style-name="P700"><text:span text:style-name="T13"><text:s/>Vgl. </text:span><text:span text:style-name="T15">Ach/Wiesing</text:span><text:span text:style-name="T13">, Ethische Aspekte des Organmangels, in: Brudermüller/Seelmann (Hrsg.), Organtransplantation, 2000, S. 139 ff. (145 ff.); </text:span><text:span text:style-name="T15">Schott</text:span><text:span text:style-name="T13">, Patientenauswahl und Organallokation, 2001, S. 188.</text:span></text:p></text:note-body></text:note></text:span><text:span text:style-name="T2"> Die komplexen Probleme der Patientenauswahl sind daher nicht durch Extrempositionen, d.h. durch die Berufung auf ein einziges Gerechtigkeitsprinzip und ein einziges Kriterium zufriedenstellend lösbar. Eine adäquate Gerechtigkeitstheorie muss letztlich mit einem Gemisch von Kriterien operieren.</text:span><text:span text:style-name="T2"><text:note text:id="ftn566" text:note-class="footnote"><text:note-citation>224</text:note-citation><text:note-body><text:p text:style-name="P700"><text:span text:style-name="T13"><text:s/>Vgl. </text:span><text:span text:style-name="T15">Schöne-Seifert</text:span><text:span text:style-name="T13">, Was sind „gerechte“ Verteilungskriterien?, in: Mohr/Schubert (Hrsg.), Ethik der Gesund-heitsökonomie, 1992, S. 34 ff. (38); </text:span><text:span text:style-name="T15">Birnbacher/Liening</text:span><text:span text:style-name="T13">, Probleme mit medizinischen Leitlinien bei knappen Ressourcen, in: Nagel/Fuchs (Hrsg.), Leitlinien und Standards im Gesundheitswesen, 1997, S. 190 ff. (192); </text:span><text:span text:style-name="T15">Gutmann/Land</text:span><text:span text:style-name="T13">, Ethische und rechtliche Fragen der Organverteilung, in: Schmidt, U./Albert (Hrsg.), Praxis der Nierentransplantation (IV), 1997, S. 92 ff. (117). Siehe auch </text:span><text:span text:style-name="T15">Lachmann</text:span><text:span text:style-name="T13">, Die Vergabe von Organen, in: ders./Meuter (Hrsg.), Zur Gerechtigkeit der Organverteilung, 1997, S. 121 ff., der aus Kritik an dem zu abstrakten, zu engen und unflexiblen prinzipienethischen Ansatz, eine „identitätsethischen“ Position einnehmen will.</text:span></text:p></text:note-body></text:note></text:span><text:span text:style-name="T2"> Es kann nur darum gehen, das oder diejenigen Kriterien zu bestimmen, die nach Abwägung aller Vor- und Nachteile unter dem Aspekt der bestmöglichen Verteilungsgerechtigkeit am geeignetsten erscheinen. Eine der zentralen Herausforderungen an die angewandte Ethik ist es, eine Synthese zu finden, die dem intuitiven Einsichtsvermögen jedes Einzelnen gerecht wird und gleichzeitig eindeutige und befriedigende Entscheidungen ermöglicht.</text:span><text:span text:style-name="T2"><text:note text:id="ftn567" text:note-class="footnote"><text:note-citation>225</text:note-citation><text:note-body><text:p text:style-name="P700"><text:span text:style-name="T13"><text:s/>Vgl. </text:span><text:span text:style-name="T15">Birnbacher</text:span><text:span text:style-name="T13">, Organtransplantation - Stand der ethischen Debatte, in: Brudermüller/Seelmann (Hrsg.), Organtransplantation, 2000, S. 13 ff. (26).</text:span></text:p></text:note-body></text:note></text:span></text:p>
      <text:p text:style-name="P32"/>
      <text:p text:style-name="P32"/>
      <text:p text:style-name="P32"/>
      <text:h text:style-name="Heading_20_2" text:outline-level="2">Annäherung an das Gerechtigkeitsziel</text:h>
      <text:p text:style-name="P42"/>
      <text:h text:style-name="Heading_20_3" text:outline-level="3">Ebene von Prinzipien mittlerer Reichweite</text:h>
      <text:p text:style-name="P1"><text:span text:style-name="T2">Im Anschluss an </text:span><text:span text:style-name="T6">Tom L. Beauchamp </text:span><text:span text:style-name="T2">und</text:span><text:span text:style-name="T6"> James F. Childress</text:span><text:span text:style-name="T2"> hat sich in weiten Teilen der medizinischen Ethik die Überzeugung durchgesetzt, dass konkrete Fragen, wie die Verteilungsgerechtigkeit in der Medizin, nur auf der Ebene von Prinzipien mittlerer Reichweite</text:span><text:alphabetical-index-mark text:string-value="Prinzipien mittlerer Reichweite"/><text:span text:style-name="T2"> beantwortet werden können, in der die vielfältigen Forderungen, die den verschiedenen Prinzipien entspringen, in einen fairen Ausgleich gebracht werden.</text:span><text:span text:style-name="T2"><text:note text:id="ftn568" text:note-class="footnote"><text:note-citation>226</text:note-citation><text:note-body><text:p text:style-name="P700"><text:span text:style-name="T17"><text:s/>Vgl. </text:span><text:span text:style-name="T18">Beauchamp/Childress</text:span><text:span text:style-name="T17">, Principles of Biomedical Ethics, 4. </text:span><text:span text:style-name="T13">Aufl., 1994; </text:span><text:span text:style-name="T15">Kersting</text:span><text:span text:style-name="T13">, Gerechtigkeit und Medizin, 1995, S. 16, 19; </text:span><text:span text:style-name="T15">Gutmann/Land</text:span><text:span text:style-name="T13">, Ethische und rechtliche Fragen der Organverteilung, in: Schmidt, U./ Albert (Hrsg.), Praxis der Nierentransplantation (IV), 1997, S. 92 ff. (97, 117); </text:span><text:span text:style-name="T15">Ach/Anderheiden/Quante</text:span><text:span text:style-name="T13">, Ethik der Organtransplantation, 2000, S. 19 ff.</text:span></text:p></text:note-body></text:note></text:span><text:span text:style-name="T2"> Die Prinzipien besitzen eine </text:span><text:span text:style-name="T6">prima facie</text:span><text:span text:style-name="T2"> Geltung, das heißt, sie sind nicht kategorisch verpflichtend, sondern nur bis zum Auftreten gleichstarker oder stärkerer Verpflichtungen. Für jede Einzelfrage wird bestimmt, welches Gewicht den bisweilen konkurrierenden Prinzipien jeweils zukommen soll. Dies trägt der gesellschaftlichen Pluralität Rechnung und erlaubt eine dem jeweiligen Kontext angemessene Flexibilität bei der Verwendung der Prinzipien</text:span><text:span text:style-name="T2"><text:note text:id="ftn569" text:note-class="footnote"><text:note-citation>227</text:note-citation><text:note-body><text:p text:style-name="P700"><text:span text:style-name="T13"><text:s/>Vgl. </text:span><text:span text:style-name="T15">Feuerstein</text:span><text:span text:style-name="T13">, Das Transplantationssystem, 1995, S. 302; </text:span><text:span text:style-name="T15">Ach/Anderheiden/Quante</text:span><text:span text:style-name="T13">, Ethik der Organtransplantation, 2000, S. 22.</text:span></text:p></text:note-body></text:note></text:span><text:span text:style-name="T2">. Unter Berücksichtigung der spezifischen Umstände, die die Knappheitslage kennzeichnen, sind die widerstreitenden Interessen zu gewichten. Nicht durch die Anwendung eines einzigen, universellen Verteilungsprinzips, sondern nur durch die Berücksichtigung und gegenseitige Abwägung mehrerer Distributionsprinzipien kann eine Annäherung an das Ideal einer gerechten Verteilung erreicht werden.</text:span><text:span text:style-name="T2"><text:note text:id="ftn570" text:note-class="footnote"><text:note-citation>228</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9); </text:span><text:span text:style-name="T15">Schott</text:span><text:span text:style-name="T13">, Patientenauswahl und Organallokation, 2001, S. 186.</text:span></text:p></text:note-body></text:note></text:span><text:span text:style-name="T2"> </text:span></text:p>
      <text:p text:style-name="P32"/>
      <text:p text:style-name="P1"><text:span text:style-name="T2">Diese Begrenzung der Prinzipien entspricht weitgehend dem auch im Recht zunehmend verfolgten Ziel des Ausgleichs von Interessen, Grundrechten bzw. Rechtsgütern im Wege der sog. praktischen Konkordanz.</text:span><text:span text:style-name="T2"><text:note text:id="ftn571" text:note-class="footnote"><text:note-citation>229</text:note-citation><text:note-body><text:p text:style-name="P700"><text:span text:style-name="T13"><text:s/>Vgl. </text:span><text:span text:style-name="T15">Wolfslast</text:span><text:span text:style-name="T13">, Juristische Methoden, in: Sass/Viefhues (Hrsg.), Güterabwägung in d. Medizin, 1991, S. 73 ff. (88 f.); </text:span><text:span text:style-name="T15">Stern</text:span><text:span text:style-name="T13">, StaatsR III/2, 1994, S. 625 ff., 656 f.; </text:span><text:span text:style-name="T15">Franke</text:span><text:span text:style-name="T13">, Ärztliche Berufsfreiheit und Patientenrechte, 1994, S. 137; </text:span><text:span text:style-name="T15">Hesse</text:span><text:span text:style-name="T13">, Grundzüge des Verfassungsrechts, 20. Aufl., 1995 Rn. 72, 317; </text:span><text:span text:style-name="T15">Dt. BT</text:span><text:span text:style-name="T13">, Enquete Kommission, Recht und Ethik in der modernen Medizin, Schlussbericht, 2002, S. 49. Siehe dazu näher unter § 7 C IV 2 e.</text:span></text:p></text:note-body></text:note></text:span><text:span text:style-name="T2"> Danach tritt kein Prinzip pauschal zurück, sondern die verschiedenen Prinzipien begrenzen sich gegenseitig in ihrer Reichweite. Zur „optimalen“ Lösung des Konflikts sind die beteiligten Interessen in einer Weise zum (schonenden) Ausgleich zu bringen, die allen zu situativ größtmöglicher Wirksamkeit verhilft.</text:span></text:p>
      <text:p text:style-name="P32"/>
      <text:p text:style-name="P32"/>
      <text:h text:style-name="Heading_20_3" text:outline-level="3">Kaskadenmodell</text:h>
      <text:p text:style-name="P1"><text:span text:style-name="T2">Da die verschiedenen Verteilungsprinzipien und -kriterien sich bei strenger Anwendung reregelmäßig widersprechen und damit oft zu entgegengesetzten Ergebnissen führen</text:span><text:span text:style-name="T2"><text:note text:id="ftn572" text:note-class="footnote"><text:note-citation>230</text:note-citation><text:note-body><text:p text:style-name="P703"><text:span text:style-name="T13"><text:s/>Vgl. </text:span><text:span text:style-name="T15">Wiesing</text:span><text:span text:style-name="T13">, Werden Spenderorgane nach medizinischen oder ethischen Kriterien verteilt?, in: Ach/ Quante (Hrsg.), Hirntod und Organverpflanzung, 2. Aufl., 1999, S. 227 ff. (236).</text:span></text:p></text:note-body></text:note></text:span><text:span text:style-name="T2"> (z.B. Erfolgsaussicht gegenüber Dringlichkeit), müssen sie zudem in eine bestimmte Reihenfolge gebracht bzw. in einen Algorithmus eingepasst werden.</text:span><text:span text:style-name="T2"><text:note text:id="ftn573" text:note-class="footnote"><text:note-citation>231</text:note-citation><text:note-body><text:p text:style-name="P700"><text:span text:style-name="T13"><text:s/>s. dazu ausführlich </text:span><text:span text:style-name="T15">Lachmann/Meuter</text:span><text:span text:style-name="T13">, Medizinische Gerechtigkeit, 1997, S. 256 ff.</text:span></text:p></text:note-body></text:note></text:span><text:span text:style-name="T2"> Dafür bietet sich ein Kaskadenmodell</text:span><text:alphabetical-index-mark text:string-value="Kaskadenmodell"/><text:span text:style-name="T2"> im Sinne einer lexikalischen hierarchischen Struktur der anzuwendenden materiellen Kriterien an. Ergibt ein höherrangiges Prinzip im konkreten Fall keine eindeutige Verteilungspräferenz, so muss das nächste subsidiäre Prinzip herangezogen werden usw. Allerdings ist eine lexikalische Ordnung nur tauglich, wenn insoweit hinreichend eindeutige Wertprioritäten bestehen, also andere Kriterien strikt nachgeordnet werden können. Als Alternative kommt ein Punktemodell in Form einer gleichzeitigen verhältnismäßigen Berücksichtigung unterschiedlicher Kriterien oder eine Kombination von beiden Modellen in Betracht. Zwar zeichnet sich ein wie auch immer geartetes Punktesystem durch feinere Gewichtungsmöglichkeiten aus.</text:span><text:span text:style-name="T2"><text:note text:id="ftn574" text:note-class="footnote"><text:note-citation>232</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16).</text:span></text:p></text:note-body></text:note></text:span><text:span text:style-name="T2"> Für die Situation der Patientenauswahl in der Katastrophenmedizin ist allerdings aufgrund des Zeitmangels des handelnden Arztes vor Ort, im Gegensatz etwa zur Transplantationsmedizin, nur eine Art Kaskadenmodell</text:span><text:span text:style-name="T6"> </text:span><text:span text:style-name="T2">praktikabel.</text:span></text:p>
      <text:p text:style-name="P32"/>
      <text:p text:style-name="P1"><text:span text:style-name="T2">Letztlich lösen aber auch diese Instrumentarien nicht die fundamentalen Wertkonflikte</text:span><text:span text:style-name="T2"><text:note text:id="ftn575" text:note-class="footnote"><text:note-citation>233</text:note-citation><text:note-body><text:p text:style-name="P700"><text:span text:style-name="T13"><text:s/>Vgl. </text:span><text:span text:style-name="T15">Wolfslast</text:span><text:span text:style-name="T13">, Juristische Methoden, in: Sass/Viefhues (Hrsg.), Güterabwägung in der Medizin, 1991, S. 90.</text:span></text:p></text:note-body></text:note></text:span><text:span text:style-name="T2">, also die erforderlichen normativen Urteile, welche Kriterien anzuwenden sind, an welchem Ort in der Hierarchie das Kriterium angewendet werden soll (z.B. Priorität Lebensrettung oder Gleichheit) bzw. das Maß der Berücksichtigung eines Kriteriums im Verhältnis zu anderen.</text:span><text:span text:style-name="T2"><text:note text:id="ftn576" text:note-class="footnote"><text:note-citation>234</text:note-citation><text:note-body><text:p text:style-name="P700"><text:span text:style-name="T13"><text:s/>Vgl. </text:span><text:span text:style-name="T15">Lachmann/Meuter</text:span><text:span text:style-name="T13">, Medizinische Gerechtigkeit, 1997, S. 259 f.</text:span></text:p></text:note-body></text:note></text:span><text:span text:style-name="T2"> Zu suchen ist dabei nach dem „Umschlagspunkt der moralischen Intuition“</text:span><text:span text:style-name="T2"><text:note text:id="ftn577" text:note-class="footnote"><text:note-citation>235</text:note-citation><text:note-body><text:p text:style-name="P700"><text:span text:style-name="T13"><text:s/></text:span><text:span text:style-name="T15">Schöne-Seifert</text:span><text:span text:style-name="T13">, Fairneß und Rationierung, in: Kirch/Kliemt (Hrsg.), Rationierung im Gesundheitswesen, 2. Aufl., 1997, S. 42 ff. (51).</text:span></text:p></text:note-body></text:note></text:span><text:span text:style-name="T2">, einem Maßstab, von dem sich die normative Ethik (wie auch das Recht) trotz aller Theorien- und Methodenbildung nicht beliebig entfernen kann.</text:span><text:span text:style-name="T2"><text:note text:id="ftn578" text:note-class="footnote"><text:note-citation>236</text:note-citation><text:note-body><text:p text:style-name="P700"><text:span text:style-name="T13"><text:s/>Vgl. </text:span><text:span text:style-name="T15">Gutmann/Land</text:span><text:span text:style-name="T13">, Ethische und rechtliche Fragen, in: Schmidt, U./Albert (Hrsg.), Praxis der Nierentransplantation (IV), 1997, S. 92 ff. (116 f.); </text:span><text:span text:style-name="T15">Schott</text:span><text:span text:style-name="T13">, Patientenauswahl und Organallokation, 2001, S. 189.</text:span></text:p></text:note-body></text:note></text:span><text:span text:style-name="T2"> Letzten Endes gibt es jedoch immer eine beste Lösung, einen überwiegenden Verpflichtungsgrund.</text:span><text:span text:style-name="T2"><text:note text:id="ftn579" text:note-class="footnote"><text:note-citation>237</text:note-citation><text:note-body><text:p text:style-name="P700"><text:span text:style-name="T13"><text:s/>Vgl. </text:span><text:span text:style-name="T15">Kersting</text:span><text:span text:style-name="T13">, Egalitäre Grundversorgung und Rationierungsethik, in: Gutmann/Schmidt, V.H. (Hrsg.), Rationierung und Allokation im Gesundheitswesen, 2002, S. 41 ff. </text:span><text:span text:style-name="T17">(75).</text:span></text:p></text:note-body></text:note></text:span></text:p>
      <text:p text:style-name="P32"/>
      <text:h text:style-name="Heading_20_3" text:outline-level="3">Ex ante-Konsens</text:h>
      <text:p text:style-name="P1"><text:span text:style-name="T6">John M. Taurek</text:span><text:span text:style-name="T2"><text:note text:id="ftn580" text:note-class="footnote"><text:note-citation>238</text:note-citation><text:note-body><text:p text:style-name="P700"><text:span text:style-name="T17"><text:s/>Vgl. </text:span><text:span text:style-name="T18">Taurek</text:span><text:span text:style-name="T17">, Should the Numbers Count?, Philosophy &amp; Public Affairs, 6, 1977, S. 293 ff. </text:span><text:span text:style-name="T13">(312 f.) - dt. Übersetzung in: Lübbe (Hrsg.), Tödliche Entscheidung, 2004, S. 124 ff. (139 f.).</text:span></text:p></text:note-body></text:note></text:span><text:span text:style-name="T2"> und </text:span><text:span text:style-name="T6">Weyma Lübbe</text:span><text:span text:style-name="T2"><text:note text:id="ftn581" text:note-class="footnote"><text:note-citation>239</text:note-citation><text:note-body><text:p text:style-name="P700"><text:span text:style-name="T13"><text:s/>Vgl. </text:span><text:span text:style-name="T15">W. Lübbe</text:span><text:span text:style-name="T13">, Veralltäglichung der Triage?, EthikMed 2001, S. 148 ff. (157 f.).</text:span></text:p></text:note-body></text:note></text:span><text:span text:style-name="T2"> unternehmen einen Versuch die angewandte Maximierungsregel in der Katastrophenmedizin aus philosophischer Sicht zu erklären. Sie stützen ihre Begründung auf die Denkfigur des sog. ex ante-Konsens</text:span><text:alphabetical-index-mark text:string-value="Ex ante-Konsens"/><text:span text:style-name="T2">es. Danach sind die Rettungsressourcen so einzusetzen, wie diejenigen, die diese Ressource in ihrem eigenen Interesse finanzieren, es beschlossen haben. Da ein aktueller Konsens nicht zu erwarten wäre, wird ein vergangener Beschluss vermutet. Danach ist die größere Menschengruppe zu retten: nicht deshalb, weil es besser sei, wenn mehr überleben, sondern deshalb, weil dies unter den Beschlüssen, die jeden Bürger als Gleichen respektieren, der Beschluss ist, mit dem jeder Bürger seine Überlebenschance maximiert.</text:span><text:span text:style-name="T2"><text:note text:id="ftn582" text:note-class="footnote"><text:note-citation>240</text:note-citation><text:note-body><text:p text:style-name="P700"><text:span text:style-name="T13"><text:s/>Vgl. </text:span><text:span text:style-name="T15">W. Lübbe</text:span><text:span text:style-name="T13">, Lebensnotstand - Ende der Normativität, in: Buchheim/Schönberger/Schweidler (Hrsg.), Die Normativität des Wirklichen, 2002, S. 312 ff. (330): „[…] Gleichheit nicht das einzige ist, was zählt. Auch Effizienz zählt, d.h. jeder ist, ex ante, an einem Verfahren interessiert, dass ihm möglichst große Überlebenschancen sichert“. Zumindest Sympathie für einen derarigen ex ante-Konsens lässt erkennen: </text:span><text:span text:style-name="T15">Rakowski</text:span><text:span text:style-name="T13">, Zählt die Anzahl, wenn man Leben rettet?, in: Lübbe (Hrsg.), Tödliche Entscheidung, 2004, S. 158 ff. (164 ff.); </text:span><text:span text:style-name="T15">ders.</text:span><text:span text:style-name="T13">, Leben nehmen und Leben retten, in: Lübbe (Hrsg.), Tödliche Entscheidung, 2004, S. 211 ff. (224 ff.). Einen ähnlichen Versuch der moralphilosophischen Begründung einer Verrechnung von Menschenleben unternimmt auch </text:span><text:span text:style-name="T15">Lothar Fritze</text:span><text:span text:style-name="T13">, Die Tötung Unschuldiger, 2004, S. 31 ff., der in seinem kontraktualistischen Modell ausdrücklich auf Rawls „Urzustand unter dem Schleier des Nichtwissens“ zurückgreift.</text:span></text:p></text:note-body></text:note></text:span><text:span text:style-name="T2"> Die zurückgestellten Patienten müssen demnach die Triageentscheidungen hinnehmen, weil unterstellt werden kann, dass sie der zugrundeliegenden Maximierungspolitik im eigenen Interesse zugestimmt hätten, wenn sie vor dem Schadensereignis um ihre Zustimmung gefragt worden wären.</text:span></text:p>
      <text:p text:style-name="P32"/>
      <text:p text:style-name="P1"><text:span text:style-name="T2">Aus juristischer Sicht erscheint dieses Modell auf den ersten Blick allerdings kaum haltbar. Zunächst reicht es für die Rechtswirksamkeit einer Einwilligung im Rahmen des Beschlusses grundsätzlich nicht aus, dass diese bloß vermutet wird. Sie müsste von der betreffenden Person auch tatsächlich abgegeben worden sein. Zudem wäre eine Einwilligung in eine Tötung (durch Unterlassen der Rettung), wegen der Indisponibilität des Rechtsgutes Leben</text:span><text:span text:style-name="T2"><text:note text:id="ftn583" text:note-class="footnote"><text:note-citation>241</text:note-citation><text:note-body><text:p text:style-name="P700"><text:span text:style-name="T13"><text:s/>Vgl. </text:span><text:span text:style-name="T15">Dürig</text:span><text:span text:style-name="T13">, in: Maunz/Dürig (Hrsg.), Komm., GG, 1958, Art. 2 Abs. 2 GG Rn. 12; </text:span><text:span text:style-name="T15">Leisner</text:span><text:span text:style-name="T13">, Das Lebensrecht, in: Nds. Landeszentrale für Politische Bildung (Hrsg.), Das Recht auf Leben, 1976, S. 9 ff. (25 f.).</text:span></text:p></text:note-body></text:note></text:span><text:span text:style-name="T2"> grundsätzlich unwirksam. Bei einem Nachkommen derselben führt dies zu einer Strafbarkeit des die Rettung unterlassenden Arztes wegen eines Tötungsdeliktes, günstigstenfalls gemäß §§ 216, 13 Abs. 1 StGB wegen Tötung auf Verlangen. Die Strafmilderung gegenüber einem Totschlag gemäß § 212 StGB greift nur bei Vorliegen eines ausdrücklichen und ernsthaften Verlangens zur Tötung ein, welches bei einer Zustimmung zu einem abstrakten ex-ante Konsens im o.g. Sinne mangels Eindeutigkeit nicht gegeben ist. Ein Verzicht auf das eigene Leben ist nach Ansicht des Verfassungsrechtlers </text:span><text:span text:style-name="T6">Günther</text:span><text:span text:style-name="T2"> </text:span><text:span text:style-name="T6">Dürig</text:span><text:span text:style-name="T2"> zwar ausnahmsweise dann beachtlich, wenn er zur Rettung anderer Leben erfolgt</text:span><text:span text:style-name="T2"><text:note text:id="ftn584" text:note-class="footnote"><text:note-citation>242</text:note-citation><text:note-body><text:p text:style-name="P700"><text:span text:style-name="T13"><text:s/>Vgl. </text:span><text:span text:style-name="T15">Dürig</text:span><text:span text:style-name="T13">, in: Maunz/Dürig (Hrsg.), Komm., GG, 1958, Art. 2 Abs. 2 GG Rn. 12.</text:span></text:p></text:note-body></text:note></text:span><text:span text:style-name="T2">, wie es möglicherweise auch für den Fall eines Massenanfalls Hilfebedürftiger angenommen werden kann. Allerdings sind die von Dürig aufgeführten Beispiele für solche Hinnahmen des Todes entweder (lebensgefährliche Selbstexperimente von Ärzten und Wissenschaftlern, Gestattung lebensgefährlicher operativer Eingriffe) eher dem Bereich der Einwilligung in eine lebensgefährdende Körperverletzung zuzuordnen, die dann ausnahmsweise nicht gemäß § 228 StGB sittenwidrig sind</text:span><text:span text:style-name="T2"><text:note text:id="ftn585" text:note-class="footnote"><text:note-citation>243</text:note-citation><text:note-body><text:p text:style-name="P700"><text:span text:style-name="T13"><text:s/>Ausführlich dazu </text:span><text:span text:style-name="T15">Sternberg-Lieben</text:span><text:span text:style-name="T13">, Die objektiven Schranken der Einwilligung im StrafR, 1997.</text:span></text:p></text:note-body></text:note></text:span><text:span text:style-name="T2"> oder (Versagung der Einwilligung durch die Mutter, die ihr Kind retten will, bei der medizinisch indizierten Schwangerschaftsunterbrechung) der, aufgrund des Selbstbestimmungsrechtes bzgl. der körperlichen Unversehrtheit, rechtlich zu beachtenden Verweigerung der Einwilligung in eine bestimmte lebensrettenden medizinischen Operation. Demgegenüber kann der darüber hinausgehende generelle Verzicht auf die eigene Lebensrettung als solche zugunsten des Lebens eines unbestimmten Dritten zu einer unbestimmten Zeit, an einem unbestimmten Ort, hinsichtlich einer unbestimmten Verletzung/Erkrankung von der Rechtsordnung nicht als rechtsbeachtlich eingestuft werden.</text:span></text:p>
      <text:p text:style-name="P32"/>
      <text:p text:style-name="P1"><text:span text:style-name="T2">Ein Vertrag bzw. Beschluss in dem sich eine Person bei Vorliegen bestimmter Voraussetzungen (Patient der sog. Hoffnungslosenkategorie) zu ihrer Nichtrettung verpflichtet hätte wäre, wenn nicht schon sittenwidrig (§§ 138 Abs. 1, 157 BGB) und damit nichtig, so doch zumindest, falls die akut hilfebedürftige Person nunmehr doch die Hilfe begehrt, nicht durchsetzbar. Denn ein Mensch kann nach Treu und Glauben (§ 242 BGB) nicht von einem anderen Menschen verlangen, dass er auf eine medizinisch dringend notwendige lebensrettende Behandlung verzichtet. Zum einen stellt das Leben ein höchstpersönliches und nicht disponibles Gut dar. Zum anderen verlangt die freie Selbstbestimmung des Individuums diesbezüglich den jeweils aktuellen Willen des grundrechtsbetroffenen Patienten zu berücksichtigen, und damit eine Bindungswirkung der Verzichtserklärung für die Zukunft abzulehnen.</text:span><text:span text:style-name="T2"><text:note text:id="ftn586" text:note-class="footnote"><text:note-citation>244</text:note-citation><text:note-body><text:p text:style-name="P700"><text:span text:style-name="T13"><text:s/>Vgl. </text:span><text:span text:style-name="T15">Stern</text:span><text:span text:style-name="T13">, StaatsR III/2, 1994, S. 916. Ein für die Zukunft bindender Grundrechtsverzicht wird allgemein nur in Ausnahmefällen anerkannt, siehe insoweit </text:span><text:span text:style-name="T15">Sachs</text:span><text:span text:style-name="T13">, „Volenti non fit injuria“, VerwArch 1985, S. 398 ff. (422 ff.) m.w.N. sowie </text:span><text:span text:style-name="T15">Pieroth/Schlink</text:span><text:span text:style-name="T13">, StaatsR II, 18. Aufl., 2002 Rn. 139.</text:span></text:p></text:note-body></text:note></text:span><text:span text:style-name="T2"> Allenfalls denkbar wäre als rechtliche Konstruktion eine Verweigerung der gebotenen Einwilligung des Patienten zur Behandlung zum Zeitpunkt der anstehenden medizinischen Maßnahme. An die rechtliche Wirksamkeit einer solchen Einwilligungsverweigerung vor einer akuten Behandlungssituation im Rahmen einer sog. Patientenverfügung werden jedoch hohe Anforderungen gestellt. So muss der mutmaßliche Wille des Patienten zum Verzicht auf die medizinisch gebotene Behandlung für den konkreten Fall zum Zeitpunkt der bevorstehenden medizinischen Maßnahmen eindeutig und unmissverständlich erkennbar sein. Dies ist jedoch in der Situation des Massenanfalls Hilfebedürftiger regelmäßig gerade nicht der Fall. Es kann auch nicht davon ausgegangen werden, dass etwa eine 35jährige Mutter von drei Kindern, ob nun aktuell oder im Rahmen eines ex-ante Konsenses, auf ihre Behandlung verzichtet. Eine derartige Annahme wäre eine fiktive Konstruktion und eine Illusion. Aufgrund des konditionalen Charakters der Gesundheit und des Lebens ist vielmehr anzunehmen, dass sich zum Zeitpunkt des Massenanfalls Hilfebedürftiger „jeder selbst der Nächste ist“, und auch bei noch so geringen Erfolgsaussichten behandelt werden will.</text:span></text:p>
      <text:p text:style-name="P32"/>
      <text:p text:style-name="P1"><text:span text:style-name="T2">Zu prüfen ist im Folgenden aber trotzdem, ob die Lösung von Taurek/Lübbe und die Praxis der Triage in der Katastrophenmedizin nach tiefgründiger Untersuchung im Ergebnis nicht dennoch (verfassungs-)rechtlich zulässig bzw. sogar geboten ist oder ob nicht ganz andere Auswahlkriterien i.R.e. eines bestimmten Kaskadenmodells </text:span><text:span text:style-name="T6">de jure</text:span><text:span text:style-name="T2"> bestimmend sein müssen.</text:span></text:p>
      <text:p text:style-name="P32"/>
      <text:h text:style-name="Heading_20_3" text:outline-level="3">Beitrag des Rechts</text:h>
      <text:p text:style-name="P35">In den anschließenden Kapiteln soll ausführlich dargestellt werden, in welchem rechtlichen Rahmen die Entscheidung des Arztes hinsichtlich der Allokation der knappen medizinischen lebensrettenden Ressourcen, insbesondere in der Katastrophenmedizin, stattfindet und wie hierbei die maßgeblichen rechtlichen Instrumentarien wirksam werden. Es soll, aufbauend auf den ethischen bzw. philosophischen Erörterungen, dargelegt werden, inwieweit sich aus den normativen Prinzipien, insbesondere den verfassungsrechtlichen und damit v.a. rechtsphilosophischen Vorgaben, auf denen die deutsche Rechtsordnung basiert, eindeutigere Vorgaben für die Verteilungsentscheidungen in der Medizin ergeben.</text:p>
      <text:p text:style-name="P35"/>
      <text:h text:style-name="Heading_20_4" text:outline-level="4">Praktischer Diener der Gerechtigkeit</text:h>
      <text:p text:style-name="P1"><text:span text:style-name="T2">Zu Beginn soll jedoch gleich vor überzogenen Erwartungen an das Recht</text:span><text:alphabetical-index-mark text:string-value="- praktischer Diener der Gerechtigkeit" text:key1="Recht"/><text:span text:style-name="T2"> gewarnt werden. Dort wo bei einem Massenanfall Hilfebedürftiger tatsächlich nicht alle Patienten mehr gerettet werden können, kann selbstverständlich auch das Recht diese Knappheit nicht beseitigen. Den Fall, in dem auch bei einem rechtlich einwandfreien Auswahlverfahren einem Patienten notwendige Mittel vorenthalten werden, kann das Recht nicht lösen.</text:span><text:span text:style-name="T6"> </text:span><text:span text:style-name="T2">Deshalb wird für denjenigen Patienten, der nicht gerettet wird, obwohl er tatsächlich hätte gerettet werden können, die Triageentscheidung vermutlich immer „ungerecht“ bleiben.</text:span><text:span text:style-name="T2"><text:note text:id="ftn587" text:note-class="footnote"><text:note-citation>245</text:note-citation><text:note-body><text:p text:style-name="P700"><text:span text:style-name="T13"><text:s/>Vgl. </text:span><text:span text:style-name="T15">Winslow</text:span><text:span text:style-name="T13">, Triage and Justice, 1982, S. 39 ff., vor dem Hintergrund der These </text:span><text:span text:style-name="T15">Humes</text:span><text:span text:style-name="T13">, dass in Situationen extremster Not nicht gerecht gehandelt werden kann. </text:span><text:span text:style-name="T15">Lachmann/Meuter</text:span><text:span text:style-name="T13">, Medizinische Gerechtigkeit, 1997, S. 121; </text:span><text:span text:style-name="T15">Pichlmayr/Nagel/Gubernatis</text:span><text:span text:style-name="T13">, Verteilungsgerechtigkeit in der Transplantationsmedizin, in: Herfarth/Buhr (Hrsg.), Möglichkeiten und Grenzen der Medizin, 1994, S. 53 ff. (57, 59), sind der Ansicht, dass der Begriff Gerechtigkeit zu hoch gegriffen bzw. Gerechtigkeit im wahren Sinn wohl kaum objektiv und generell festzustellen ist. </text:span><text:span text:style-name="T15">Gubernatis</text:span><text:span text:style-name="T13">, Solidarmodell, in: Lachmann/Meuter (Hrsg.), Zur Gerechtigkeit der Organverteilung, 1997, S. 15 ff. (16) geht davon aus, dass unter dem Zwang der Rationierung nur noch ein Streben nach „bestmöglicher Gerechtigkeit“ möglich ist; </text:span><text:span text:style-name="T15">Pieper</text:span><text:span text:style-name="T13">, Gibt es ein Recht auf Gesundheit, in: Orsi/Seelmann/Smid/ Steinvorth (Hrsg.), Medizin - Recht - Ethik, Rechtsphilosophische Hefte, Bd. VIII, 1998, S. 7 ff. (15).</text:span></text:p></text:note-body></text:note></text:span><text:span text:style-name="T2"> Dennoch ist der Jurisprudenz ein Rückzug in die Kontemplation nicht eröffnet. Sie ist v.a. auch eine praktische Handlungswissenschaft und stellt eben keine reine Philosophie dar.</text:span><text:span text:style-name="T2"><text:note text:id="ftn588" text:note-class="footnote"><text:note-citation>246</text:note-citation><text:note-body><text:p text:style-name="P700"><text:span text:style-name="T13"><text:s/>Vgl. </text:span><text:span text:style-name="T15">Laufs</text:span><text:span text:style-name="T13">, Verteilungsgerechtigkeit aus juristischer Sicht, in: Nagel/Fuchs (Hrsg.), Soziale Gerechtigkeit im Gesundheitswesen, 1993, S. 310.</text:span></text:p></text:note-body></text:note></text:span><text:span text:style-name="T2"> Tatsächlich vorhandene Konflikte müssen auf der Grundlage des geltenden Rechts entschieden – oder zumindest „geregelt“ – und allfällige Regelungsdefizite müssen aufgezeigt werden.</text:span><text:span text:style-name="T2"><text:note text:id="ftn589" text:note-class="footnote"><text:note-citation>247</text:note-citation><text:note-body><text:p text:style-name="P700"><text:span text:style-name="T13"><text:s/>Vgl. </text:span><text:span text:style-name="T15">Künschner</text:span><text:span text:style-name="T13">, Verteilungsgerechtigkeit aus juristischer Sicht - Einführung, in: Nagel/Fuchs (Hrsg.), Soziale Gerechtigkeit im Gesundheitswesen, 1993, S. 286 ff. (287).</text:span></text:p></text:note-body></text:note></text:span><text:span text:style-name="T2"> Dies gilt wegen der besonders schweren Folgen der Patientenauswahlentscheidung für den nicht begünstigten Patienten, aber auch für den behandelnden Arzt, der letztlich eine Entscheidung zwischen Leben und Tod treffen muss, gerade auch für die Problematik der Triage.</text:span></text:p>
      <text:p text:style-name="P32"/>
      <text:p text:style-name="P1"><text:span text:style-name="T2">„</text:span><text:span text:style-name="T2">Absolute Gerechtigkeit setzt Allwissenheit voraus.“</text:span><text:span text:style-name="T2"><text:note text:id="ftn590" text:note-class="footnote"><text:note-citation>248</text:note-citation><text:note-body><text:p text:style-name="P700"><text:span text:style-name="T13"><text:s/></text:span><text:span text:style-name="T15">Dreier</text:span><text:span text:style-name="T13">, Was ist Gerechtigkeit?, JuS 1996, S. 580 ff. (584). Auch die Pilatusfrage in dem Prozess Christi: quit veritas, was ist Wahrheit, quit ius, was ist Recht?, bringt dieses Grundproblem zum Ausdruck.</text:span></text:p></text:note-body></text:note></text:span><text:span text:style-name="T2"> Da kein menschliches Wesen allwissend ist, hat die Geschichte der Menschheit, wie bereits dargestellt, zur Entwicklung unterschiedlicher Gerechtigkeitsauffassungen geführt. Obwohl Überlegungen zur Gerechtigkeit schon seit langem Gegenstand philosophischer Betrachtungen sind, ist eine Letztbegründung im Sinne einer rationalen Fundierung des Gerechtigkeitsgedankens nicht gelungen und wird auch in Zukunft mit Allzeitgültigkeit nicht möglich sein.</text:span><text:span text:style-name="T2"><text:note text:id="ftn591" text:note-class="footnote"><text:note-citation>249</text:note-citation><text:note-body><text:p text:style-name="P700"><text:span text:style-name="T13"><text:s/>Vgl. </text:span><text:span text:style-name="T15">Leibholz</text:span><text:span text:style-name="T13">, Die Gleichheit vor dem Gesetz, 2. Aufl., 1959, S. 57.</text:span></text:p></text:note-body></text:note></text:span><text:span text:style-name="T2"> </text:span></text:p>
      <text:p text:style-name="P32"/>
      <text:p text:style-name="P1"><text:span text:style-name="T2">Die Rechtswissenschaft kann aus sich heraus keine endgültigen universellen Gerechtigkeitskriterien aufstellen. Sie reflektiert vielmehr lediglich Gerechtigkeitserwägungen, die sich naturrechtlich, philosophisch sowie in der christlich-abendländischen Gesellschaft entwickelten und noch heute Geltung beanspruchen. Die Kriterien, die nach den außerrechtlich vorgeprägten Wertvorstellungen und auch nach dem Recht als maßgeblich für die Gerechtigkeit angesehen werden können, bestehen in der Selbstbestimmung (Autonomie) als Ausdruck von Menschenwürde und Freiheit, in der Gleichheit im Sinne von Gleichbehandlung, Sachgesetzlichkeit sowie Verhältnismäßigkeit und Fairness. Außerdem fordert Gerechtigkeit als zusätzliches formales Element ein Mindestmaß von Rechtssicherheit.</text:span><text:span text:style-name="T2"><text:note text:id="ftn592" text:note-class="footnote"><text:note-citation>250</text:note-citation><text:note-body><text:p text:style-name="P700"><text:span text:style-name="T13"><text:s/>Vgl. </text:span><text:span text:style-name="T15">Rüthers</text:span><text:span text:style-name="T13">, Rechtstheorie, 1999, S. 221.</text:span></text:p></text:note-body></text:note></text:span><text:span text:style-name="T2"> Das Gegenteil von Gerechtigkeit ist die Willkür.</text:span><text:span text:style-name="T2"><text:note text:id="ftn593" text:note-class="footnote"><text:note-citation>251</text:note-citation><text:note-body><text:p text:style-name="P700"><text:span text:style-name="T13"><text:s/>Vgl. </text:span><text:span text:style-name="T15">Leibholz</text:span><text:span text:style-name="T13">, Die Gleichheit vor dem Gesetz, 2. Aufl., 1959, S. 72; </text:span><text:span text:style-name="T15">Meuter</text:span><text:span text:style-name="T13">, „Verfahren und Ermessen“, in: Lachmann/Meuter (Hrsg.), Zur Gerechtigkeit der Organverteilung, 1997, S. 101 ff. (102); </text:span><text:span text:style-name="T15">Rüthers</text:span><text:span text:style-name="T13">, Rechtstheorie, 1999, S. 228.</text:span></text:p></text:note-body></text:note></text:span></text:p>
      <text:p text:style-name="P32"/>
      <text:p text:style-name="P1"><text:span text:style-name="T2">Der Beitrag den die Jurisprudenz allgemein zur Gerechtigkeitsproblematik beitragen kann, ergibt sich insbesondere daraus, dass sie sich über die Jahrhunderte hindurch mit der Politikverwirklichung durch Normen beschäftigen musste. Hierbei tritt immer wieder das Spannungsverhältnis zwischen programmatisch-politischer Werteverwirklichung, normativer Setzung und zeitlichen oder überzeitlichen Gerechtigkeitsvorstellungen auf. Rechtsgeschichte und Rechtsvergleichung schaffen in diesem Zusammenhang einen Erfahrungshorizont von mehreren Jahrtausenden, welche das Bewusstsein dafür gestärkt haben, dass es in der realen Lebenswelt immer nur tastende Annäherungen an gerechte Problemlösungen im Einzelnen und nur unbeirrtes Bemühen um eine gerechte Ordnung des Gemeinwesens im Ganzen geben kann.</text:span><text:span text:style-name="T2"><text:note text:id="ftn594" text:note-class="footnote"><text:note-citation>252</text:note-citation><text:note-body><text:p text:style-name="P700"><text:span text:style-name="T13"><text:s/>Vgl. </text:span><text:span text:style-name="T15">Rüthers</text:span><text:span text:style-name="T13">, Rechtstheorie, 1999, S. 220 ff.</text:span></text:p></text:note-body></text:note></text:span><text:span text:style-name="T2"> Aus der Vogelperspektive betrachtet ist der Prozess der Rechtsgeschichte insgesamt „ein Prozess der Überwindung von Unrecht und insofern ein Fortschrittsprozess, wenn auch mit vielen Hemmungen, Verzögerungen und Rückschlägen“.</text:span><text:span text:style-name="T2"><text:note text:id="ftn595" text:note-class="footnote"><text:note-citation>253</text:note-citation><text:note-body><text:p text:style-name="P700"><text:span text:style-name="T13"><text:s/>Vgl. </text:span><text:span text:style-name="T15">Kriele</text:span><text:span text:style-name="T13">, Grundprobleme der Rechtsphilosophie, 2003, S. 83.</text:span></text:p></text:note-body></text:note></text:span><text:span text:style-name="T2"> Die Aufgabe des Rechts besteht darin, der Gerechtigkeit zu dienen. Das heißt, selbst wo das Recht nicht für „Gerechtigkeit“ sorgen kann, kann es doch geordnete, kontrollierbare Verfahren und einige materielle Kriterien liefern, um so die unausweichlichen „tragischen“ Entscheidungen auf eine zumindest rechtlich sichere Grundlage zu stellen.</text:span><text:span text:style-name="T2"><text:note text:id="ftn596" text:note-class="footnote"><text:note-citation>254</text:note-citation><text:note-body><text:p text:style-name="P700"><text:span text:style-name="T13"><text:s/>Vgl. </text:span><text:span text:style-name="T15">Künschner</text:span><text:span text:style-name="T13">, Verteilungsgerechtigkeit aus juristischer Sicht - Einführung, in: Nagel/Fuchs (Hrsg.), Soziale Gerechtigkeit im Gesundheitswesen, 1993, S. 286 ff. (286).</text:span></text:p></text:note-body></text:note></text:span></text:p>
      <text:p text:style-name="P32"/>
      <text:h text:style-name="Heading_20_4" text:outline-level="4"><text:span text:style-name="T6">Dimensionen der Verteilungsgerechtigkeit</text:span><text:alphabetical-index-mark text:string-value="Verteilungsgerechtigkeit"/></text:h>
      <text:h text:style-name="Heading_20_5" text:outline-level="5">Legitimation durch Verfahren</text:h>
      <text:p text:style-name="P1"><text:span text:style-name="T2">Ein Schwerpunkt juristischer Tätigkeit liegt in der Entwicklung von Verfahrensweisen und Abläufen, mittels derer Entscheidungsprozesse vorbereitet, strukturiert, dokumentiert und kontrolliert werden können.</text:span><text:span text:style-name="T2"><text:note text:id="ftn597" text:note-class="footnote"><text:note-citation>255</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98).</text:span></text:p></text:note-body></text:note></text:span><text:span text:style-name="T2"> Der Mangel an philosophischem Konsens und Objektivität über Methode, Art und Ergebnis der Gewichtung der Verteilungsprinzipien und Kriterien erfährt eine gewisse Kompensation durch die Neutralität formalisierter, regelgesteuerter, transparenter und personenunabhängiger Verfahren.</text:span><text:span text:style-name="T2"><text:note text:id="ftn598" text:note-class="footnote"><text:note-citation>256</text:note-citation><text:note-body><text:p text:style-name="P700"><text:span text:style-name="T13"><text:s/>Vgl. </text:span><text:span text:style-name="T15">Feuerstein</text:span><text:span text:style-name="T13">, Das Transplantationssystem, 1995, S. 303; </text:span><text:span text:style-name="T15">Gutmann/Land</text:span><text:span text:style-name="T13">, Ethische und rechtliche Fragen der Organverteilung, in: Schmidt, U./Albert (Hrsg.), Praxis der Nierentransplantation (IV), 1997, S. 92 ff. (120 ff.); </text:span><text:span text:style-name="T15">Lachmann/Meuter</text:span><text:span text:style-name="T13">, Medizinische Gerechtigkeit, 1997, S. 139; </text:span><text:span text:style-name="T15">Pieper</text:span><text:span text:style-name="T13">, Gibt es ein Recht auf Gesundheit, in: Orsi/Seelmann/Smid/Steinvorth (Hrsg.), Medizin - Recht - Ethik, Rechtsphilosophische Hefte, Bd. VIII, 1998, S. 7 ff. (15); </text:span><text:span text:style-name="T15">Schott</text:span><text:span text:style-name="T13">, Patientenauswahl und Organallokation, 2001, S. 191.</text:span></text:p></text:note-body></text:note></text:span><text:span text:style-name="T2"> Der Gesichtspunkt der sog. Verfahrensgerechtigkeit</text:span><text:alphabetical-index-mark text:string-value="Verfahrensgerechtigkeit"/><text:span text:style-name="T2"> gewinnt immer dann an Bedeutung, wenn schwierige Entscheidungen zu treffen sind, es aber an gesicherten (fachlichen oder normativen) und allseits akzeptierten materialen Kriterien für deren Lösung mangelt.</text:span><text:span text:style-name="T2"><text:note text:id="ftn599" text:note-class="footnote"><text:note-citation>257</text:note-citation><text:note-body><text:p text:style-name="P700"><text:span text:style-name="T13"><text:s/>Vgl. </text:span><text:span text:style-name="T15">V.H. Schmidt</text:span><text:span text:style-name="T13">, Politik der Organverteilung, 1996, S. 133.</text:span></text:p></text:note-body></text:note></text:span><text:span text:style-name="T2"> Dies gilt für die interdisziplinäre Lösungsfindung innerhalb des demokratischen Gesetzgebungsverfahrens, wo für einen Ausgleich zwischen den verschiedenen legitimen Gerechtigkeitspräferenzen gesorgt ist ebenso, wie für die Entscheidungsfindung in Ethikkommissionen und den für die konkrete Patientenauswahl verantwortlichen Arzt auf der unteren Mikroallokationsebene.</text:span><text:span text:style-name="T2"><text:note text:id="ftn600" text:note-class="footnote"><text:note-citation>258</text:note-citation><text:note-body><text:p text:style-name="P700"><text:span text:style-name="T13"><text:s/>Vgl. </text:span><text:span text:style-name="T15">Meuter</text:span><text:span text:style-name="T13">, „Verfahren und Ermessen“, in: Lachmann/Meuter (Hrsg.), Zur Gerechtigkeit der Organver-teilung, 1997, S. 101 ff. (105 ff., 114).</text:span></text:p></text:note-body></text:note></text:span><text:span text:style-name="T2"> Durch geregelte Verfahren lassen sich Verteilungsentscheidungen zumindest so gestalten, dass Möglichkeiten von individueller Willkür oder Manipulation weitgehend ausgeschlossen werden, etwa durch die Bereitstellung objektiver und eindeutiger Kriterien.</text:span><text:span text:style-name="T2"><text:note text:id="ftn601" text:note-class="footnote"><text:note-citation>259</text:note-citation><text:note-body><text:p text:style-name="P700"><text:span text:style-name="T13"><text:s/>Vgl. </text:span><text:span text:style-name="T15">Lachmann/Meuter</text:span><text:span text:style-name="T13">, Bedeutung von Wartelisten, in: Nagel/Fuchs (Hrsg.), Leitlinien und Standards im Gesundheitswesen, 1997, S. 194 ff. (197).</text:span></text:p></text:note-body></text:note></text:span><text:span text:style-name="T2"> In der ständigen Rechtsprechung des BVerfG heißt es dementsprechend: „Das Verfahrensrecht dient der Herbeiführung gesetzmäßiger und unter diesem Blickpunkt richtiger aber darüber hinaus auch im Rahmen dieser Richtigkeit gerechter Entscheidungen“.</text:span><text:span text:style-name="T2"><text:note text:id="ftn602" text:note-class="footnote"><text:note-citation>260</text:note-citation><text:note-body><text:p text:style-name="P700"><text:span text:style-name="T13"><text:s/>BVerfGE 42, 72 f.; 69, 126 (139 f.); Zöller-</text:span><text:span text:style-name="T15">Vollkommer</text:span><text:span text:style-name="T13">, ZPO, 22. Aufl., 2001, Einl. Rn. 92 m.w.N.</text:span></text:p></text:note-body></text:note></text:span></text:p>
      <text:p text:style-name="P32"/>
      <text:p text:style-name="P1"><text:span text:style-name="T6">Konrad Hesse</text:span><text:span text:style-name="T2"> stellte 1978 fest, dass der verfassungsrechtliche Grundrechtsschutz durch Organisation und Verfahren</text:span><text:span text:style-name="T6"><text:note text:id="ftn603" text:note-class="footnote"><text:note-citation>261</text:note-citation><text:note-body><text:p text:style-name="P700"><text:span text:style-name="T13"><text:s/>Vgl. insoweit ausführlich </text:span><text:span text:style-name="T15">Alexy</text:span><text:span text:style-name="T13">, Theorie der Grundrechte, 2. Aufl., 1994, S. 428 ff., sowie die Sondervoten der Richter Simon und Heußner in BVerfGE 53, 30 (71 ff.).</text:span></text:p></text:note-body></text:note></text:span><text:span text:style-name="T6"> </text:span><text:span text:style-name="T2">oft das „möglicherweise sogar einzige“ Mittel ist, um die Grundrechte wirksam zu sichern</text:span><text:span text:style-name="T2"><text:note text:id="ftn604" text:note-class="footnote"><text:note-citation>262</text:note-citation><text:note-body><text:p text:style-name="P700"><text:span text:style-name="T13"><text:s/>Vgl. </text:span><text:span text:style-name="T15">Hesse</text:span><text:span text:style-name="T13">, Bestand und Bedeutung der Grundrechte in der BRD, EuGRZ 1978, S. 427 ff. (434 f.) - diesen Ansatz übernehmend BVerfGE 49, 220 (235): „Im Grunde ist ein ordnungsgemäßes Verfahren die einzige Möglichkeit, Grundrechte durchzusetzen oder wirksam zu gewährleisten“; grundlegend schon </text:span><text:span text:style-name="T15">Häberle</text:span><text:span text:style-name="T13">, Grundrechte im Leistungsstaat, VVDStRL, Heft 30, 1972, S. 43 ff (86 ff., 121 ff.).</text:span></text:p></text:note-body></text:note></text:span><text:span text:style-name="T2"> und spricht, in Fortentwicklung der Verfahrensrechte aus Art. 19 Abs. 4 GG (Rechtsweggarantie) und Art. 103 Abs. 1 GG (Anspruch auf rechtliches Gehör), von einem „allgemeinen verfassungsrechtlichen Anspruch auf ein faires Verfahren“. Er bezeichnete organisations- und verfahrensrechtliche Regelungen als wirksame Mittel, „einen chancengleichen Zugang oder eine chancengleiche Verteilung von Leistungen und die volle Ausschöpfung der vorhandenen Leistungsmöglichkeiten zu gewährleisten“.</text:span><text:span text:style-name="T2"><text:note text:id="ftn605" text:note-class="footnote"><text:note-citation>263</text:note-citation><text:note-body><text:p text:style-name="P700"><text:span text:style-name="T13"><text:s/>Vgl. </text:span><text:span text:style-name="T15">Hesse</text:span><text:span text:style-name="T13">, Bestand und Bedeutung der Grundrechte in der BRD, EuGRZ 1978, S. 427 ff. (435 f.).</text:span></text:p></text:note-body></text:note></text:span><text:span text:style-name="T2"> </text:span><text:span text:style-name="T6">Peter Häberle</text:span><text:span text:style-name="T2"> fordert die Vorhersehbarkeit und Transparenz der Entscheidungsverfahren für die Grundrechtsbetroffenen.</text:span><text:span text:style-name="T2"><text:note text:id="ftn606" text:note-class="footnote"><text:note-citation>264</text:note-citation><text:note-body><text:p text:style-name="P700"><text:span text:style-name="T13"><text:s/>Vgl. </text:span><text:span text:style-name="T15">Häberle</text:span><text:span text:style-name="T13">, Grundrechte im Leistungsstaat, VVDStRL, Heft 30, 1972, S. 43 ff (128).</text:span></text:p></text:note-body></text:note></text:span><text:span text:style-name="T2"> </text:span><text:span text:style-name="T6">Erhard Denninger</text:span><text:span text:style-name="T2"> verlangt in „Fünf Regeln elementarer Verfahrensgerechtigkeit“ neben der Wahrung der Subjektstellung der Beteiligten auch die Ermöglichung eines vollständigen und unverzerrten Informationsflusses in alle Richtungen unter den Beteiligten.</text:span><text:span text:style-name="T2"><text:note text:id="ftn607" text:note-class="footnote"><text:note-citation>265</text:note-citation><text:note-body><text:p text:style-name="P700"><text:span text:style-name="T13"><text:s/>Vgl. </text:span><text:span text:style-name="T15">Denninger</text:span><text:span text:style-name="T13">, Staatliche Hilfe zur Grundrechtsausübung durch Verfahren, in: Isensee/Kirchhof (Hrsg.), HStR V, 2. Aufl., 2000, § 113 Rn. 29 ff.</text:span></text:p></text:note-body></text:note></text:span><text:span text:style-name="T2"> Dies gilt um so mehr als die Gefahren der Diskriminierung von Patienten durch verdeckte und implizite Rationierungsentscheidungen im medizinischen Alltag klar umrissen sind. Ausdrücklich den Schutz durch Verfahren auf den Gewährleistungsinhalt des Art. 2 Abs. 2 Satz 1 GG (Recht auf Leben und körperliche Unversehrtheit) ausdehnend formulierte das BVerfG, dass der „Grundrechtsschutz weitgehend auch durch die Gestaltung von Verfahren zu bewirken ist und dass Grundrechte demgemäß nicht nur das gesamte materielle, sondern auch das Verfahrensrecht beeinflussen“.</text:span><text:span text:style-name="T2"><text:note text:id="ftn608" text:note-class="footnote"><text:note-citation>266</text:note-citation><text:note-body><text:p text:style-name="P700"><text:span text:style-name="T13"><text:s/>BVerfGE 53, 30 (65).</text:span></text:p></text:note-body></text:note></text:span><text:span text:style-name="T2"> </text:span><text:span text:style-name="T6">Reinhold Zippelius</text:span><text:span text:style-name="T2"> kommt im Rahmen seiner Betrachtungen zur Verfahrensgerechtigkeit allerdings berechtigterweise zu dem Schluss, dass ein einwandfreies Verfahren in der Regel zwar eine notwendige, aber nicht für sich allein schon die zureichende Bedingung einer gerechten Entscheidung ist.</text:span><text:span text:style-name="T2"><text:note text:id="ftn609" text:note-class="footnote"><text:note-citation>267</text:note-citation><text:note-body><text:p text:style-name="P700"><text:span text:style-name="T13"><text:s/>Vgl. </text:span><text:span text:style-name="T15">Zippelius</text:span><text:span text:style-name="T13">, Rechtsphilosophie, 3. Aufl., 1994, S. 238.</text:span></text:p></text:note-body></text:note></text:span><text:span text:style-name="T2"> </text:span></text:p>
      <text:p text:style-name="P32"/>
      <text:h text:style-name="Heading_20_5" text:outline-level="5">Legitimation durch inhaltliche Determinanten</text:h>
      <text:p text:style-name="P1"><text:span text:style-name="T2">Die Überzeugungskraft von Verteilungsregeln hängt immer auch davon ab, ob diese einer substanziellen Fairness oder Adäquanzprüfung aus Sicht der in concreto Betroffenen standhalten.</text:span><text:span text:style-name="T2"><text:note text:id="ftn610" text:note-class="footnote"><text:note-citation>268</text:note-citation><text:note-body><text:p text:style-name="P700"><text:span text:style-name="T13"><text:s/>Vgl. </text:span><text:span text:style-name="T15">Gutmann/Land</text:span><text:span text:style-name="T13">, Ethische und rechtliche Fragen d. Organverteilung, in Schmidt, U./Albert (Hrsg.), Praxis der Nierentransplantation (IV), 1997, S. 92 ff. (120); grdlg. dazu </text:span><text:span text:style-name="T15">Röhl</text:span><text:span text:style-name="T13">, Verfahrensgerechtigkeit, ZfRSoz 1993, S. 1 ff. und </text:span><text:span text:style-name="T15">V. H. Schmidt</text:span><text:span text:style-name="T13">, Zum Verhältnis prozeduraler und distributiver Gerechtigkeit, ZfRSoz 1993, S. 80 ff.</text:span></text:p></text:note-body></text:note></text:span><text:span text:style-name="T2"> Deshalb bestehen auch inhaltliche Determinanten der Verteilung, die Berücksichtigung finden müssen.</text:span><text:span text:style-name="T2"><text:note text:id="ftn611" text:note-class="footnote"><text:note-citation>269</text:note-citation><text:note-body><text:p text:style-name="P700"><text:span text:style-name="T13"><text:s/>Vgl. </text:span><text:span text:style-name="T15">Berg</text:span><text:span text:style-name="T13">, Die Verwaltung des Mangels, Staat 1976, S. 1 ff.; </text:span><text:span text:style-name="T15">Künschner</text:span><text:span text:style-name="T13">, Verteilungsgerechtigkeit aus juristischer Sicht, in: Nagel/Fuchs (Hrsg.), Soziale Gerechtigkeit im Gesundheitswesen, 1993, S. 286 ff. (286).</text:span></text:p></text:note-body></text:note></text:span><text:span text:style-name="T2"> Der Schutz durch Verfahren kann den Schutz durch materielle Sicherheitsanforderungen und ihre effektive Durchsetzung letztlich nur ergänzen und optimieren.</text:span><text:span text:style-name="T2"><text:note text:id="ftn612" text:note-class="footnote"><text:note-citation>270</text:note-citation><text:note-body><text:p text:style-name="P700"><text:span text:style-name="T13"><text:s/>Vgl. </text:span><text:span text:style-name="T15">Murswiek</text:span><text:span text:style-name="T13">, in: Sachs (Hrsg.), Komm., GG, 3. Aufl., 2003, Art. 2 Rn. 194.</text:span></text:p></text:note-body></text:note></text:span><text:span text:style-name="T2"> Das Verfahren als solches kann maßgebliche materielle Kriterien nicht ersetzen. Bestimmte Verteilungskriterien sind zu beachten, andere sind intolerabel, weil sie den Wertungen der Verfassung widersprechen und somit als sachfremd ausscheiden müssen.</text:span><text:span text:style-name="T2"><text:note text:id="ftn613" text:note-class="footnote"><text:note-citation>271</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98).</text:span></text:p></text:note-body></text:note></text:span></text:p>
      <text:p text:style-name="P35"/>
      <text:h text:style-name="Heading_20_5" text:outline-level="5">Legitimation durch Billigkeit</text:h>
      <text:p text:style-name="P11"><text:span text:style-name="T2">Des</text:span><text:alphabetical-index-mark text:string-value="Billigkeit"/><text:span text:style-name="T2"> Weiteren will das Recht aber nicht nur Verfahrensgerechtigkeit und wesentliche materielle Gesichtspunkte berücksichtigt wissen. Das Recht strebt immer auch die Gerechtigkeit für den konkret zu entscheidenden Fall an (sog. Einzelfallgerechtigkeit</text:span><text:alphabetical-index-mark text:string-value="Einzelfallgerechtigkeit"/><text:span text:style-name="T2">).</text:span><text:span text:style-name="T2"><text:note text:id="ftn614" text:note-class="footnote"><text:note-citation>272</text:note-citation><text:note-body><text:p text:style-name="P700"><text:span text:style-name="T13"><text:s/>Vgl. </text:span><text:span text:style-name="T15">Engisch</text:span><text:span text:style-name="T13">, Auf der Suche nach Gerechtigkeit, 1971, S. 181; </text:span><text:span text:style-name="T15">Meuter</text:span><text:span text:style-name="T13">, „Verfahren und Ermessen“, in: Lachmann/Meuter (Hrsg.), Zur Gerechtigkeit der Organverteilung, 1997, S. 101 ff. (104).</text:span></text:p></text:note-body></text:note></text:span><text:span text:style-name="T2"> Die Festlegung von abstrakten Regeln kann immer nur im Hinblick auf mehr oder wenige typische Fälle erfolgen. Die reale Entscheidungssituation enthält in ihrer Komplexität aber oftmals mehr und andere Aspekte als im Rahmen einer abstrakten Regelfestlegung im Vorhinein bedacht werden können. Um im konkreten individuellen Fall gerecht entscheiden zu können, gewährt das Recht dem Handelnden dann einen Ermessens- bzw. Handlungsspielraum – notfalls auch ohne und unter Umständen sogar partiell gegen positiv formulierte Rechtsnormen. Die Feststellung der Dringlichkeit oder etwa eines hinreichenden Erfolgs einer medizinischen Behandlung für einen Patienten sind beispielsweise Beurteilungen, welche die Forderung nach einem diesbezüglichen Handlungsspielraum praktisch erzwingen. Das weite Feld individueller Krankheitsbilder erfordert die Einzelfall-Evaluation durch den Arzt als einen integralen Bestandteil ärztlicher Kunst, die einer nichtmedizinischen Außenbewertung nur unvollkommen zugänglich ist. Diesbezüglich müssen irreduzible Spielräume in der Sachkompetenz des vor Ort handelnden Arztes verbleiben.</text:span><text:span text:style-name="T2"><text:note text:id="ftn615" text:note-class="footnote"><text:note-citation>273</text:note-citation><text:note-body><text:p text:style-name="P700"><text:span text:style-name="T13"><text:s/>Vgl. </text:span><text:span text:style-name="T15">Lachmann/Meuter</text:span><text:span text:style-name="T13">, Medizin. Gerechtigkeit, 1997, S. 137; </text:span><text:span text:style-name="T15">Gutmann/Land</text:span><text:span text:style-name="T13">, Ethische u. rechtliche Fragen der Organverteilung, in: Schmidt, U./Albert (Hrsg.), Praxis d. Nierentransplantation (IV), 1997, S. 92 ff. (128 f.). Siehe zum Ermessen und Handlungsspielraum des Triagearztes bereits unter § 4 C II 3.</text:span></text:p></text:note-body></text:note></text:span><text:span text:style-name="T2"> Wenn darüber hinaus beim Anwenden einer gesetzlichen Regelung auf den Einzelfall das „Rechtsgefühl“ bzw. das „Billigkeitsempfinden“ verletzt wird, dann ist dies ein Anhaltspunkt dafür, dass die allgemeine Regelung in diesem „atypischen“ Fall insgesamt nicht zu einer gerechten Entscheidung führt.</text:span><text:span text:style-name="T2"><text:note text:id="ftn616" text:note-class="footnote"><text:note-citation>274</text:note-citation><text:note-body><text:p text:style-name="P700"><text:span text:style-name="T13"><text:s/>Vgl. </text:span><text:span text:style-name="T15">Aristoteles</text:span><text:span text:style-name="T13">, Nikomachische Ethik, hrsg. von Bien, 4. Aufl., 1985, 5. Buch, 14. Kap., S. 125 ff., 1137a, 32-35; </text:span><text:span text:style-name="T15">Engisch</text:span><text:span text:style-name="T13">, Auf der Suche nach Gerechtigkeit, 1971, S. 181; </text:span><text:span text:style-name="T15">Zippelius</text:span><text:span text:style-name="T13">, Das Wesen des Rechts, 5. Aufl., 1997, S. 110 ff.</text:span></text:p></text:note-body></text:note></text:span><text:span text:style-name="T2"> Das Recht auf Ermessen und „Korrekturspielräume“ ist dann Teil des Verfahrens und muss im Verfahren stattfinden.</text:span><text:span text:style-name="T2"><text:note text:id="ftn617" text:note-class="footnote"><text:note-citation>275</text:note-citation><text:note-body><text:p text:style-name="P700"><text:span text:style-name="T13"><text:s/>Vgl. </text:span><text:span text:style-name="T15">Röhl</text:span><text:span text:style-name="T13">, Verfahrensgerechtigkeit, ZfRSoz 1993, S. 1 ff. (25); </text:span><text:span text:style-name="T15">Meuter</text:span><text:span text:style-name="T13">, „Verfahren und Ermessen“, in: Lachmann/Meuter (Hrsg.), Zur Gerechtigkeit der Organverteilung, 1997, S. 101 ff. (113 ff.).</text:span></text:p></text:note-body></text:note></text:span><text:span text:style-name="T2"> Für die Abweichung vom abstrakt festgelegten „Normalfall“ muss der Entscheider dann jedoch besonders gute Gründe geltend machen können.</text:span></text:p>
      <text:p text:style-name="P35"/>
      <text:h text:style-name="Heading_20_4" text:outline-level="4">Zum weiteren Gang der juristischen Untersuchung</text:h>
      <text:h text:style-name="Heading_20_5" text:outline-level="5">Zersplittertes „Gesundheitsrecht“</text:h>
      <text:p text:style-name="P1"><text:span text:style-name="T2">Bevor nunmehr in die konkrete Prüfung der rechtlichen Anforderungen an die Patientenauswahl beim Massenanfall Hilfebedürftiger, insbesondere in der Katastrophenmedizin, eingestiegen wird, ist zunächst zu berücksichtigen, dass das zersplitterte</text:span><text:span text:style-name="T2"><text:note text:id="ftn618" text:note-class="footnote"><text:note-citation>276</text:note-citation><text:note-body><text:p text:style-name="P700"><text:span text:style-name="T13"><text:s/>s. zum Problem der „Zersplitterung des Gesundheitsrechts“ bereits </text:span><text:span text:style-name="T15">Jung</text:span><text:span text:style-name="T13">, Das Recht auf Gesundheit, 1982, S. 110 f., der schon damals einen „sozial- und gesundheitsreformerischen Wildwuchs“ und eine „nahezu unüberschaubaren Gesetzes- und Kompetenzenvielfalt“ beklagte.</text:span></text:p></text:note-body></text:note></text:span><text:span text:style-name="T2"> und unübersichtliche Medizin- oder Gesundheitsrecht</text:span><text:alphabetical-index-mark text:string-value="Gesundheitsrecht"/><text:span text:style-name="T2"> – dessen Kernstück das Arztrecht darstellt – als juristische Querschnittsdisziplin rechtlich in vielschichtiger und nicht zusammenhängender Weise normiert ist und in die verschiedensten juristischen Teilgebiete hineinreicht.</text:span><text:span text:style-name="T2"><text:note text:id="ftn619" text:note-class="footnote"><text:note-citation>277</text:note-citation><text:note-body><text:p text:style-name="P700"><text:span text:style-name="T13"><text:s/>Vgl. </text:span><text:span text:style-name="T15">Laufs</text:span><text:span text:style-name="T13">, Arztrecht, 5. Aufl., 1993 Rn. 1.</text:span></text:p></text:note-body></text:note></text:span><text:span text:style-name="T2"> Ein umfassendes „Gesundheitsgesetzbuch“ existiert nicht.</text:span><text:span text:style-name="T2"><text:note text:id="ftn620" text:note-class="footnote"><text:note-citation>278</text:note-citation><text:note-body><text:p text:style-name="P700"><text:span text:style-name="T13"><text:s/>Ein „Gesundheitsgesetzbuch“ fordert etwa </text:span><text:span text:style-name="T15">Pitschas</text:span><text:span text:style-name="T13">, Gesundheitswesen zwischen Staat und Markt, in: Häfner (Hrsg.), Gesundheit - unser höchstes Gut?, 1999, S. 169 ff. (193 f.).</text:span></text:p></text:note-body></text:note></text:span><text:span text:style-name="T2"> Infolgedessen besteht zwischen den einzelnen juristischen Disziplinen eine schon traditionelle Arbeitsteilung bei der Bewältigung juristischer Fragestellungen, wobei das Fehlen einer funktionalen Gliederung des „Gesundheitsrechts“ dazu beiträgt, dass juristische Aussagen auf diesem Gebiet – z.B. zu den ärztlichen Sorgfaltsanforderungen einerseits auf dem Gebiet des Sozialrechts, andererseits auf dem Gebiet des zivilen Arzthaftungsrechts</text:span><text:span text:style-name="T2"><text:note text:id="ftn621" text:note-class="footnote"><text:note-citation>279</text:note-citation><text:note-body><text:p text:style-name="P700"><text:span text:style-name="T13"><text:s/>Darauf hinweisend etwa </text:span><text:span text:style-name="T15">B.-R. Kern</text:span><text:span text:style-name="T13">, Haftungsrechtliche Aspekte bei Abweichung von medizinischen Qualitätsstandards und qualitätssichernden Vorgaben in der gesetzl. Krankenversicherung, GesR 2002, S. 5 ff. (7 f.).</text:span></text:p></text:note-body></text:note></text:span><text:span text:style-name="T2"> – von „diversen Insellösungen“</text:span><text:span text:style-name="T2"><text:note text:id="ftn622" text:note-class="footnote"><text:note-citation>280</text:note-citation><text:note-body><text:p text:style-name="P700"><text:span text:style-name="T13"><text:s/>Vgl. </text:span><text:span text:style-name="T15">Schwartz</text:span><text:span text:style-name="T13">, zit. von Künschner, Verteilungsgerechtigkeit aus juristischer Sicht - Einführung, in: Nagel/Fuchs (Hrsg.), Soziale Gerechtigkeit im Gesundheitswesen, 1993, S. 286 ff. (287).</text:span></text:p></text:note-body></text:note></text:span><text:span text:style-name="T2"> geprägt scheinen. So zeichnen sich Strafrechtler etwa für die Problematik der Sterbehilfe zuständig und klammern in der Regel die öffentlich-, sozial- und zivilrechtlichen Definitionen der Handlungsspielräume aus. Umgekehrt wird etwa das Krankenhaus- und Sozialversicherungsrecht als technisch administrative Materie mit nur peripherem Bezug zu ethischen Fragestellungen verstanden. Die Aufgabenverteilung stellt ein Strukturproblem der Jurisprudenz bei hochkomplexen Fragestellungen dar. Die dem Lebenssachverhalt fremde Aufteilung in voneinander weitgehend unabhängig diskutierte und formulierte juristische Wertungsebene überfordert oftmals den Entscheidungsträger und fügt dem Geltungsanspruch rechtlicher Satzung Schaden zu.</text:span><text:span text:style-name="T2"><text:note text:id="ftn623" text:note-class="footnote"><text:note-citation>281</text:note-citation><text:note-body><text:p text:style-name="P700"><text:span text:style-name="T13"><text:s/>Vgl. </text:span><text:span text:style-name="T15">Künschner</text:span><text:span text:style-name="T13">, Wirtschaftlicher Behandlungsverzicht und Patientenauswahl, S. 123.</text:span></text:p></text:note-body></text:note></text:span></text:p>
      <text:p text:style-name="P32"/>
      <text:p text:style-name="P1"><text:span text:style-name="T2">Mit dem immer drängender werdenden Problem der gerechten Verteilung knapper medizinischer Güter hat sich die deutsche Rechtswissenschaft, angesichts der existenziellen Bedeutung für die zunehmende Zahl der Betroffenen Patienten und der grundlegenden verfassungsrechtlichen und rechtsphilosophischen Fragen, die es aufwirft, nur in verhältnismäßig geringem Umfang beschäftigt. Eine praktische Rechtsphilosophie, wie sie zu diesem Problem etwa in den USA betrieben wird, die in gewissem Sinne als Bindeglied zwischen den getrennt voneinander arbeitenden Rechtsdisziplinen fungieren könnte, existiert in Deutschland erst im Ansatz.</text:span><text:span text:style-name="T2"><text:note text:id="ftn624" text:note-class="footnote"><text:note-citation>282</text:note-citation><text:note-body><text:p text:style-name="P700"><text:span text:style-name="T13"><text:s/>Vgl. die rechtsphilosophischen Überlegungen etwa von</text:span><text:span text:style-name="T15"> Gutmann</text:span><text:span text:style-name="T13">, Gleichheit vor der Rationierung, in: ders./ Schmidt, V.H. (Hrsg.), Rationierung und Allokation im Gesundheitswesen, 2002, S. 179 ff.</text:span></text:p></text:note-body></text:note></text:span><text:span text:style-name="T2"> Auf die seit Ende der 70er Jahre geführte Debatte in den Vereinigten Staaten zur Verteilungsgerechtigkeit im Gesundheitswesen kann hier jedoch aufgrund der ganz anderen historisch geprägten staatsphilosophischen Staats- und Rechtskultur und den damit einhergehenden politischen, gesellschaftlichen und rechtlichen Rahmenbedingungen in Deutschland nur begrenzt zurückgegriffen werden.</text:span><text:span text:style-name="T2"><text:note text:id="ftn625" text:note-class="footnote"><text:note-citation>283</text:note-citation><text:note-body><text:p text:style-name="P700"><text:span text:style-name="T13"><text:s/>So auch </text:span><text:span text:style-name="T15">Künschner</text:span><text:span text:style-name="T13">, Verteilungsgerechtigkeit aus juristischer Sicht - Einführung, in: Nagel/Fuchs (Hrsg.), Soziale Gerechtigkeit im Gesundheitswesen, 1993, S. 286 ff. (287); </text:span><text:span text:style-name="T15">Junghanns</text:span><text:span text:style-name="T13">, Verteilungsgerechtigkeit in der Transplantationsmedizin, 2001, S. 5, jew. m.w.N. zur Diskussion in den USA.</text:span></text:p></text:note-body></text:note></text:span><text:span text:style-name="T2"> Insoweit hat auch das BVerfG bereits hervorgehoben, dass die staatspolitischen Gegebenheiten und staatsphilosophischen Grundeinstellungen für die Bundesrepublik Deutschland „sich nur aus der geschichtlichen Erfahrung und der geistig-sittlichen Auseinandersetzung mit dem vorangegangenen System des Nationalsozialismus</text:span><text:alphabetical-index-mark text:string-value="Nationalsozialismus"/><text:span text:style-name="T2"> erklären lassen“ – Erfahrungen, die andere Rechtsordnungen nicht gemacht haben.</text:span><text:span text:style-name="T2"><text:note text:id="ftn626" text:note-class="footnote"><text:note-citation>284</text:note-citation><text:note-body><text:p text:style-name="P700"><text:span text:style-name="T13"><text:s/>Vgl. BVerfGE 39, 1 (67).</text:span></text:p></text:note-body></text:note></text:span></text:p>
      <text:p text:style-name="P35"/>
      <text:h text:style-name="Heading_20_5" text:outline-level="5">Lex speciales derogat legi generali</text:h>
      <text:p text:style-name="P32">Zur umfassenden rechtlichen Bewertung der hochkomplexen Problematik der Triage müssen die Quellen des internationalen Rechts ebenso, wie das deutsche Verfassungsrecht, das medizinische Standesrecht, das Sozialrecht, das sonstige öffentliche Recht, das Strafrecht und das Zivilrecht herangezogen werden. Nur aus dieser Gesamtbetrachtung heraus kann sich ein überzeugendes Bild zur rechtlichen Beurteilung der Triage als einem einheitlichen Lebenssachverhalt ergeben.</text:p>
      <text:p text:style-name="P32"/>
      <text:p text:style-name="P1"><text:span text:style-name="T2">Auf das medizinische Standesrecht soll hier nicht noch einmal eingegangen werden. Wegen dessen enger Verknüpfung mit der Standesethik, wurden dessen Aussagen bereits im Zusammenhang mit der Untersuchung der normativ ethischen Lösungsansätze für die Patientenauswahl betrachtet. Es soll zunächst nach einer spezifischen deutschen Gesetzesnorm zur Patientenauswahl beim Massenanfall Hilfebedürftiger gesucht werden, insbesondere im insoweit dem Gesundheitsbereich nahe stehenden Sozialrecht. Anschließend werden nach Darstellung der Aussagen internationalen Rechtsquellen die Wertvorgaben durch das deutsche Staats- und Verwaltungsrecht sowie das ordentliche Straf- und Zivilrecht näher betrachtet. Dieses Vorgehen spiegelt die allgemeine Kollisionsregel </text:span><text:span text:style-name="T6">lex speciales derogat legi generali</text:span><text:span text:style-name="T2"> wieder, die im Kern besagt, dass eine vom Gesetzgeber geschaffene spezielle Gesetzesregelung dem allgemeinen Straf- und Zivilrecht vorgeht</text:span><text:span text:style-name="T2"><text:note text:id="ftn627" text:note-class="footnote"><text:note-citation>285</text:note-citation><text:note-body><text:p text:style-name="P700"><text:span text:style-name="T13"><text:s/>Vgl. </text:span><text:span text:style-name="T15">Schott</text:span><text:span text:style-name="T13">, Patientenauswahl und Organallokation, 2001, S. 122, 154, 227.</text:span></text:p></text:note-body></text:note></text:span><text:span text:style-name="T2">, aber auch den Vorrang verfassungsrechtlicher Wertungen vor dem einfachen Gesetzesrecht.</text:span><text:span text:style-name="T2"><text:note text:id="ftn628" text:note-class="footnote"><text:note-citation>286</text:note-citation><text:note-body><text:p text:style-name="P700"><text:span text:style-name="T13"><text:s/>Derselbe Gedanke kommt bereits in einer Digestenstelle des </text:span><text:span text:style-name="T15">Corpus Juris Civilis</text:span><text:span text:style-name="T13"> zum Ausdruck: Papinian, Dig. 50, 17, 80: „In toto iure generi per speciem derogatur“, abgedr. bei </text:span><text:span text:style-name="T15">Otte</text:span><text:span text:style-name="T13">, Dialektik und Jurisprudenz, 1971, S. 177 sowie </text:span><text:span text:style-name="T15">Hruschka</text:span><text:span text:style-name="T13">, Pflichtenkollisionen und. Pflichtenkonkurrenzen, FS Larenz, 1983, S. 257 ff. (285 f.).</text:span></text:p></text:note-body></text:note></text:span></text:p>
      <text:h text:style-name="P691" text:outline-level="1">(NICHT-)REGELUNG IM DEUTSCHEN RECHT</text:h>
      <text:p text:style-name="P257"/>
      <text:p text:style-name="P11"><text:span text:style-name="T2">Eine deutsche Gesetzesnorm, die explizit die Patientenauswahl bei einem Massenanfall Hilfebedürftiger regelt, existiert in Deutschland weder im Zivilschutzgesetz des Bundes</text:span><text:span text:style-name="T2"><text:note text:id="ftn629" text:note-class="footnote"><text:note-citation>1</text:note-citation><text:note-body><text:p text:style-name="P700"><text:span text:style-name="T13"><text:s/>Abgedruck. in </text:span><text:span text:style-name="T15">Sartorius</text:span><text:span text:style-name="T13"> I, Verfassungs- und Verwaltungsgesetze, Gesetzessammlung Rn. 680.</text:span></text:p></text:note-body></text:note></text:span><text:span text:style-name="T2"> noch in den Katastrophenschutzgesetzen und Rettungsdienstgesetzen der Länder, ebenso wenig, soweit ersichtlich, in den auf ihrer Basis erlassenen Rechtsverordnungen.</text:span><text:span text:style-name="T2"><text:note text:id="ftn630" text:note-class="footnote"><text:note-citation>2</text:note-citation><text:note-body><text:p text:style-name="P700"><text:span text:style-name="T13"><text:s/>Vgl. dazu auch </text:span><text:span text:style-name="T15">Schutzkommission beim BMI</text:span><text:span text:style-name="T13"> (Hrsg.), Bericht über Untersuchungen der gesetzlichen Regelungen zum Schutz und zur Rettung von Menschenleben, sowie zur Wahrung und Wiederherstellung der Gesundheit bei Großschadensereignissen, I. Berichtsband, II. Materialband, 1999. Abdruck der insgesamt erlassenen Rechtsgrundlagen für Katastrophenschutz und Rettungsdienst übersichtsartig in: </text:span><text:span text:style-name="T15">Lüttgen/Mendel (Hrsg.)</text:span><text:span text:style-name="T13">, Hdb. des Rettungswesens, Stand 2000, B III;</text:span><text:span text:style-name="T15"> Sefrin/Knuth/Stratmann</text:span><text:span text:style-name="T13"> (Hrsg.), Hdb. für den LNA, Stand 09/2005, II 1 ff., sowie in: </text:span><text:span text:style-name="T15">Wandel</text:span><text:span text:style-name="T13">, Notfallvorsorge, Bd. III, Katastrophenschutz, Stand 11/2005.</text:span></text:p></text:note-body></text:note></text:span><text:span text:style-name="T2"> Auch im Übrigen gibt es keine deutsche Gesetzesnorm, die allgemein Verteilungsentscheidungen in der Medizin bei knappen medizinischen Ressourcen regelt.</text:span></text:p>
      <text:p text:style-name="P257"/>
      <text:p text:style-name="P257"/>
      <text:h text:style-name="Heading_20_2" text:outline-level="2"><text:span text:style-name="T9">„</text:span><text:span text:style-name="T9">Missglückte“ Regelung der Organverteilung</text:span></text:h>
      <text:p text:style-name="P35"/>
      <text:p text:style-name="P11"><text:span text:style-name="T2">Die einzige rechtliche Regelung zur Patientenauswahl in Deutschland besteht bisher nur zur Organverteilung</text:span><text:alphabetical-index-mark text:string-value="Organverteilung"/><text:span text:style-name="T2"> in der Transplantationsmedizin</text:span><text:alphabetical-index-mark text:string-value="Transplantationsmedizin"/><text:span text:style-name="T2"> gemäß Art. 12 Abs. 3 TPG</text:span><text:span text:style-name="T2"><text:note text:id="ftn631" text:note-class="footnote"><text:note-citation>3</text:note-citation><text:note-body><text:p text:style-name="P700"><text:span text:style-name="T13"><text:s/>BGBl. I 1997, S. 2631 ff.</text:span></text:p></text:note-body></text:note></text:span><text:span text:style-name="T2">. Nach dessen Satz 1 sollen die Organe „nach Regeln, die dem Stand der Erkenntnisse der medizinischen Wissenschaft entsprechen, insbesondere nach Erfolgsaussicht und Dringlichkeit für geeignete Patienten“ vermittelt werden. Außerdem sollen die Patienten gemäß Satz 2 auf einer „einheitlichen Warteliste“ geführt werden. Dieser erste Versuch die Verteilung knapper medizinischer Güter gesetzlich zu regeln wird zu Recht in weiten Teilen der Lehre als „missglückt“ angesehen.</text:span><text:span text:style-name="T2"><text:note text:id="ftn632" text:note-class="footnote"><text:note-citation>4</text:note-citation><text:note-body><text:p text:style-name="P71"><text:span text:style-name="T13"><text:s/>Vgl. </text:span><text:span text:style-name="T15">Gutmann/Land</text:span><text:span text:style-name="T13">, Ethische und rechtliche Fragen, in: Schmidt, U./Albert (Hrsg.), Praxis der Nierentransplantation (IV), 1997, S. 92 ff. (121); </text:span><text:span text:style-name="T15">Haverkate</text:span><text:span text:style-name="T13">, Verantwortung für Gesundheit als Verfassungsproblem, in: Häfner (Hrsg.), Gesundheit - unser höchstes Gut?, 1999, S. 119 ff. (125 f.); </text:span><text:span text:style-name="T15">Ach/Anderheiden/ Quante</text:span><text:span text:style-name="T13">, Ethik der Organtransplantation, 2000, S. 187 f.; </text:span><text:span text:style-name="T15">Ach/Wiesing</text:span><text:span text:style-name="T13">, Ethische Aspekte des Organmangels, in: Brudermüller-/Seelmann (Hrsg.), Organtransplantation, 2000, S. 139 ff. (145 ff.); </text:span><text:span text:style-name="T15">Seelmann</text:span><text:span text:style-name="T13">, Rechtsphilosophie, 2. Aufl., 2001, S. 115; </text:span><text:span text:style-name="T15">Schoor</text:span><text:span text:style-name="T13">, Lebensschutz an der Schwelle des Todes, 2002, S. 114; </text:span><text:span text:style-name="T15">Nettesheim</text:span><text:span text:style-name="T13">, Rationierung in der Gesundheitsversorgung, VerwArch 2002, S. 315 ff. (342); </text:span><text:span text:style-name="T15">Höfling</text:span><text:span text:style-name="T13">, in: ders. (Hrsg.), TPG, 2003, § 12 Rn. 2 ff., § 16 Rn. 23 ff.; </text:span><text:span text:style-name="T15">Taupitz</text:span><text:span text:style-name="T13">, Richtlinien in der Transplantationsmedizin, NJW 2003, S. 1145 ff. (1149); </text:span><text:span text:style-name="T15">Sternberg-Lieben,</text:span><text:span text:style-name="T13"> Rationierung im Gesundheitswesen - Gedanken aus (straf)rechtlicher Sicht, FS Weber, 2004, S. 69 ff. (73 ff.); a.A. </text:span><text:span text:style-name="T15">Conrads</text:span><text:span text:style-name="T13">, Rechtliche Grundsätze der Organallokation, 2000, S. 223 ff.; verfassungskonforme Auslegung von </text:span><text:span text:style-name="T15">Junghanns</text:span><text:span text:style-name="T13">, Verteilungsgerechtigkeit in der Transplantationsmedizin, 2001, S. 174, 268.</text:span></text:p></text:note-body></text:note></text:span><text:span text:style-name="T2"> So wurde bei der Regelung der in der medizinethischen und -rechtlichen Diskussion mittlerweile außer Frage stehende Befund außer Acht gelassen, dass die Verteilung knapper medizinischer Leistungen eben nicht nach medizinischem Wissen, sondern nur aufgrund normativer Wertentscheidungen beantwortet werden kann. In der Folge ist auch eine medizinische Begründung für die Entscheidung oder Abwägung zwischen den sich strukturell widersprechenden Kriterien der Erfolgsaussicht und der Dringlichkeit nicht möglich.</text:span><text:span text:style-name="T2"><text:note text:id="ftn633" text:note-class="footnote"><text:note-citation>5</text:note-citation><text:note-body><text:p text:style-name="P700"><text:span text:style-name="T13"><text:s/>Zur Hilflosigkeit der Medizin bzgl. der Beantwortung der Frage nach der richtigen Patientenauswahl siehe bereits unter § 4 B. Zu den Lösungsansätzen in der traditionellen ärztl. Standesethik s.o. unter § 4 C III.</text:span></text:p></text:note-body></text:note></text:span><text:span text:style-name="T2"> Der Gesetzgeber hat es versäumt, die wesentlichen normativen Entscheidungen selbst zu treffen, sie vielmehr auf die Ärzteschaft abgeschoben.</text:span><text:span text:style-name="T2"><text:note text:id="ftn634" text:note-class="footnote"><text:note-citation>6</text:note-citation><text:note-body><text:p text:style-name="Footnote"><text:s/>s. dazu aktuell: http://www.bundesaerztekammer.de/30/Richtlinien/Richtidx/Organ/index.html.</text:p></text:note-body></text:note></text:span><text:span text:style-name="T2"> Der Preis ist, so zutreffend </text:span><text:span text:style-name="T6">Volker H. Schmidt</text:span><text:span text:style-name="T2">, dass man sich von vornherein die Chance genommen hat, eine ehrliche Diskussion zu führen, die Dinge, die wirklich zählen sollen, beim Namen zu nennen.</text:span><text:span text:style-name="T2"><text:note text:id="ftn635" text:note-class="footnote"><text:note-citation>7</text:note-citation><text:note-body><text:p text:style-name="P700"><text:span text:style-name="T13"><text:s/>Vgl. </text:span><text:span text:style-name="T15">V.H. Schmidt</text:span><text:span text:style-name="T13">, Neues zur Organverteilung, ZfG 2002, S. 252 ff. (272).</text:span></text:p></text:note-body></text:note></text:span><text:span text:style-name="T2"> Das durch das TPG normierte Modell zur Festlegung der anzuwendenden Verteilungskriterien bildet nach Auffassung von </text:span><text:span text:style-name="T6">Thomas</text:span><text:span text:style-name="T2"> </text:span><text:span text:style-name="T6">Gutmann</text:span><text:span text:style-name="T2"> und </text:span><text:span text:style-name="T6">Bijan Fateh-Moghadam</text:span><text:span text:style-name="T2"> insgesamt „ein in sich widersprüchliches Konstrukt, das gerade deshalb allerdings hervorragend dazu angetan sei, die Zuschreibung von Verantwortung für die unausweichlichen Rationierungsentscheidungen im Bereich der Organallokation zu verunmöglichen“. Art. 12 Abs. 3 TPG entspricht weder im Hinblick auf den Bestimmtheitsgrundsatz noch auf das Prinzip des Parlamentsvorbehalts dem Grundgesetz.</text:span><text:span text:style-name="T2"><text:note text:id="ftn636" text:note-class="footnote"><text:note-citation>8</text:note-citation><text:note-body><text:p text:style-name="P700"><text:span text:style-name="T13"><text:s/>Vgl. </text:span><text:span text:style-name="T15">Gutmann/Fateh-Moghadam</text:span><text:span text:style-name="T13">, Rechtsfragen der Organverteilung, NJW 2002, S. 3365 ff.; </text:span><text:span text:style-name="T15">Gutmann</text:span><text:span text:style-name="T13">, Für ein neues TPG, 2005, S. 113 ff.; </text:span><text:span text:style-name="T15">ders.</text:span><text:span text:style-name="T13">, in: Schroth/König/Gutmann/Oduncu, TPG, Komm., 2005, Vor § 12 Rn. 1 ff., § 12 Rn. 20 ff.; ebenso einen Verstoß gegen den Parlamentsvorbehalt sieht etwa </text:span><text:span text:style-name="T15">Höfling</text:span><text:span text:style-name="T13">, in: ders. (Hrsg.), Komm., TPG, 2003, § 16 Rn. 23 f.; ausführlich zu den legislativen Anforderungen hinsichtlich der Regelung der Patientenauswahl s.u. unter § 7 D.</text:span></text:p></text:note-body></text:note></text:span><text:span text:style-name="T2"> Auch wenn der Gesetzgeber in Art. 12 Abs. 3 TPG durch die Nennung der Kriterien der Erfolgsaussicht, Dringlichkeit und Warteliste zumindest andeutet, welche Auswahlkriterien er offenbar für den Bereich der Organallokation regelmäßig für geboten hält, so vermag die Regelung doch ohne Erörterung der wesentlichen normativen Grundlagen, auf denen ein bestimmtes Auswahlkriterium und damit die Allokationsentscheidung basiert, zur grundsätzlichen Beantwortung der Frage, nach welchen Kriterien und insbesondere nach welcher Kriterienreihenfolge knappe medizinische Ressourcen insgesamt rechtlich verteilt werden dürfen bzw. müssen, keinen wesentlichen Beitrag zu leisten.</text:span></text:p>
      <text:p text:style-name="P35"/>
      <text:p text:style-name="P35"/>
      <text:h text:style-name="Heading_20_2" text:outline-level="2">Ignorierung von Rationierung und Patientenauswahl durch das Sozialrecht und das private Krankenversicherungsrecht</text:h>
      <text:p text:style-name="P32"/>
      <text:p text:style-name="P11"><text:span text:style-name="T2">Möglicherweise ergeben sich jedoch aus dem deutschen Sozialrecht</text:span><text:alphabetical-index-mark text:string-value="Sozialrecht"/><text:span text:style-name="T2"> Anhaltspunkte für die maßgeblichen rechtlichen Kriterien der Patientenauswahl bei knappen Ressourcen. Das Sozialrecht konkretisiert das in den Art. 20 Abs. 1, 28 Abs. 1 Satz 1 GG angedeutete Sozialstaatsprinzip.</text:span><text:span text:style-name="T2"><text:note text:id="ftn637" text:note-class="footnote"><text:note-citation>9</text:note-citation><text:note-body><text:p text:style-name="P700"><text:span text:style-name="T13"><text:s/>Vgl. </text:span><text:span text:style-name="T15">Schulin/Igl</text:span><text:span text:style-name="T13">, Sozialrecht, 7. Aufl., 2002 Rn. 2.</text:span></text:p></text:note-body></text:note></text:span><text:span text:style-name="T2"> Den hohen Rang den das Sozialstaatsprinzip als Staatszielbestimmung hat, zeigt schon die „Ewigkeitsgarantie“ des Art. 79 Abs. 3 GG, in der eine Berührung dieses Grundsatzes durch eine Grundgesetzänderung für unzulässig erklärt wird. Das Sozialrecht dient der „sozialen Gerechtigkeit“ und der „sozialen Sicherheit“ (§ 1 Abs. 1 SGB I</text:span><text:span text:style-name="T2"><text:note text:id="ftn638" text:note-class="footnote"><text:note-citation>10</text:note-citation><text:note-body><text:p text:style-name="P700"><text:span text:style-name="T13"><text:s/>Abgedr. in </text:span><text:span text:style-name="T15">Aichberger</text:span><text:span text:style-name="T13">, Sozialgesetzbuch, Textsammlung, Stand 74. Erg-lfg., März 2003.</text:span></text:p></text:note-body></text:note></text:span><text:span text:style-name="T2">)</text:span><text:span text:style-name="T2"><text:note text:id="ftn639" text:note-class="footnote"><text:note-citation>11</text:note-citation><text:note-body><text:p text:style-name="P700"><text:span text:style-name="T13"><text:s/>Vgl. </text:span><text:span text:style-name="T15">Ost/Mohr/Estelmann</text:span><text:span text:style-name="T13">, Grundzüge des Sozialrechts, 2. Aufl., 1998, S. 3; </text:span><text:span text:style-name="T15">Degenhart</text:span><text:span text:style-name="T13">, StaatsR I, 17. Aufl., 2001 Rn. 425 f.; </text:span><text:span text:style-name="T15">Schulin/Igl</text:span><text:span text:style-name="T13">, Sozialrecht, 7. Aufl., 2002 Rn. 1.</text:span></text:p></text:note-body></text:note></text:span><text:span text:style-name="T2"> und regelt infolgedessen v.a. auch den Gesundheitsbereich. Auf dem Feld der sozialen Krankenversorgung wird die Verzahnung medizinischer, rechtlicher und ökonomischer Rahmenbedingungen besonders spürbar.</text:span><text:span text:style-name="T2"><text:note text:id="ftn640" text:note-class="footnote"><text:note-citation>12</text:note-citation><text:note-body><text:p text:style-name="P700"><text:span text:style-name="T13"><text:s/>Vgl. </text:span><text:span text:style-name="T15">Steffen</text:span><text:span text:style-name="T13">, Die Arzthaftung im Spannungsfeld zu den Anspruchsbegrenzungen des Sozialrechts, FS Geiß, 2000, S. 487 ff. (487).</text:span></text:p></text:note-body></text:note></text:span><text:span text:style-name="T2"> In Ausformung des Sozialstaatsprinzips im Sinne eines Wohlfahrtsstaates und angesichts der zunehmend ungünstigen Kostenentwicklung in den Sozialsystemen hat der Gesetzgeber diesen Bereich in den letzten 40 Jahren in einer kaum noch überschaubaren Komplexität fortentwickelt.</text:span><text:span text:style-name="T2"><text:note text:id="ftn641" text:note-class="footnote"><text:note-citation>13</text:note-citation><text:note-body><text:p text:style-name="P700"><text:span text:style-name="T13"><text:s/>Seit den 70er Jahren hat der Gesetzgeber die GKV durch über 50 größere Gesetze mit über 7000 Einzelregelungen zu reformieren versucht - vgl. </text:span><text:span text:style-name="T15">Sodan</text:span><text:span text:style-name="T13">, Gesundheitsreform“ ohne Systemwechsel - wie lange noch?, NJW 2003, S. 2581 ff. (2582): z.B. Gesetz zur Dämpfung der Ausgabenentwicklung und zur Strukturverbesserung der GKV (BGBl. 1977 I S. 1069 ff.), Gesetz zur Ergänzung und Verbesserung der Wirksamkeit kostendämpfender Maßnahmen in der GKV (BGBl. 1981 I S. 1578 ff.), Gesundheitsreformgesetz (BGBl. 1988 I S. 2477 ff.); Gesundheitsstrukturgesetz (BGBl. 1992 I S. 2266 ff.); Beitragsentlastungsgesetz (BGBl. 1996 I S. 1631 ff.); 1. und 2. GKV-Neuordnungsgesetz (BGBl. 1997 I S. 1518 f. und S. 1520 ff.); GKV-Solidaritäts-stärkungsgesetz (BGBl. 1998 I S. 3853 ff.); Gesundheitsreformgesetz 2000 (BGBl. 1999 I S. 2626 ff.); Beitragssatzsicherungsgesetz (BGBl. I 2002, S. 4637 ff.); GKV-Modernisierungsgesetz (BGBl. I 2003, S. 2190 ff.); GKV-Wettbewerbsstärkungsgesetz (BGBl. I 2007, S. 378 ff.).</text:span></text:p></text:note-body></text:note></text:span><text:span text:style-name="T2"> Der Bundesverfassungsrichter </text:span><text:span text:style-name="T6">Udo Steiner</text:span><text:span text:style-name="T2"> schreibt hierzu treffend: „Gesetzliche Steuerung im Gesundheitswesen zur Bewältigung der Kosten ist Gesetzgebung von Fachleuten für Fachleute, Insidergesetzgebung, ein für viele geltendes, aber nur wenigen verständliches Recht“.</text:span><text:span text:style-name="T2"><text:note text:id="ftn642" text:note-class="footnote"><text:note-citation>14</text:note-citation><text:note-body><text:p text:style-name="P700"><text:span text:style-name="T13"><text:s/></text:span><text:span text:style-name="T15">Steiner</text:span><text:span text:style-name="T13">, Das Bundesverfassungsgericht und die Volksgesundheit, MedR 2003, S. 1 ff. (4); ähnlich </text:span><text:span text:style-name="T15">Schmidt-Aßmann,</text:span><text:span text:style-name="T13"> Verfassungsfragen der Gesundheitsreform, NJW 2004, S. 1689 ff. (1690): „Gesundheitsrecht in seinem Kern ein um sich selbst kreisendes Sonderrecht“.</text:span></text:p></text:note-body></text:note></text:span><text:span text:style-name="T2"> Ausnahmsweise soll hier das Ergebnis der Untersuchungen der derzeit geltenden Regelungen daher sogleich vorweggenommen werden: Situationen, in denen der Leistungserbringer nicht in der Lage ist sämtliche Ansprüche von Patienten zu befriedigen und infolgedessen zwischen den Leistungspflichten differenziert werden muss, sieht das deutsche Sozialrecht trotz seiner Regelungsdichte nicht vor. Rationierungen bzw. Patientenauswahlentscheidungen bei knappen medizinischen Ressourcen werden nach dem Motto: „Was nicht sein darf, das nicht sein kann!“ vom deutschen Sozialgesetzgeber nicht geregelt.</text:span></text:p>
      <text:p text:style-name="P32"/>
      <text:p text:style-name="P32"/>
      <text:p text:style-name="P32"/>
      <text:h text:style-name="Heading_20_3" text:outline-level="3">Recht der Gesetzlichen Krankenversicherung</text:h>
      <text:h text:style-name="Heading_20_4" text:outline-level="4">Bedarfsprinzip</text:h>
      <text:p text:style-name="P11"><text:span text:style-name="T2">Die außerordentliche Rolle des sozialversicherungsrechtlichen Anspruchssystems folgt schon daraus, dass ca. 90 % der Bevölkerung in der gesetzlichen Krankenversicherung</text:span><text:alphabetical-index-mark text:string-value="- gesetzliche" text:key1="Krankenversicherung"/><text:span text:style-name="T2"> gegen das Krankheitsrisiko versichert sind.</text:span><text:span text:style-name="T2"><text:note text:id="ftn643" text:note-class="footnote"><text:note-citation>15</text:note-citation><text:note-body><text:p text:style-name="P700"><text:span text:style-name="T13"><text:s/>Vgl. </text:span><text:span text:style-name="T15">BMG</text:span><text:span text:style-name="T13"> (Hrsg.), Daten des Gesundheitswesens, 1999, S. 349.</text:span></text:p></text:note-body></text:note></text:span><text:span text:style-name="T2"> Diese Versicherung wird von den Kranken- und Ersatzkassen getragen, die als Körperschaften des öffentlichen Rechts inkorporiert sind. Gemäß § 11 Abs. 1 Satz 1 Nr. 4 i.V.m. § 27 Abs. 1 Satz 1 SGB V haben die Versicherten einen „Anspruch auf Krankenbehandlung, wenn sie notwendig ist, um eine Krankheit zu erkennen, zu heilen, ihre Verschlimmerung zu verhüten oder Krankenbeschwerden zu lindern“. In der GKV herrscht damit im Grundsatz das Bedarfsprinzip</text:span><text:alphabetical-index-mark text:string-value="Bedarfsprinzip"/><text:span text:style-name="T2">, d.h. bei Vorliegen einer Krankheit wird die notwendige Behandlung gewährt.</text:span><text:span text:style-name="T2"><text:note text:id="ftn644" text:note-class="footnote"><text:note-citation>16</text:note-citation><text:note-body><text:p text:style-name="P700"><text:span text:style-name="T13"><text:s/>Vgl. </text:span><text:span text:style-name="T15">Jensen</text:span><text:span text:style-name="T13">, Kostendämpfung im Bereich der GKV, ZfSH/SGB 1986, S. 537 ff. (537); </text:span><text:span text:style-name="T15">Schöne-Seifert</text:span><text:span text:style-name="T13">, Ethik der Mittelverteilung im Gesundheitswesen, Medizinische Ethik 33, Sonderbeilage Ärzteblatt Baden-Württemberg 10/1989, S. 1 ff. (1); </text:span><text:span text:style-name="T15">Preißler</text:span><text:span text:style-name="T13">, Auswirkungen der Budgetregelungen, MedR 2002, S. 84 ff. (85).</text:span></text:p></text:note-body></text:note></text:span><text:span text:style-name="T2"> Es enthält eine „Leistungsbereitstellungsgarantie</text:span><text:alphabetical-index-mark text:string-value="Leistungsbereitstellungsgarantie"/><text:span text:style-name="T2">“.</text:span><text:span text:style-name="T2"><text:note text:id="ftn645" text:note-class="footnote"><text:note-citation>17</text:note-citation><text:note-body><text:p text:style-name="P700"><text:span text:style-name="T13"><text:s/>Vgl. BSG SozR 2200 § 257a Nr. 10, S. 21; </text:span><text:span text:style-name="T15">Nettesheim</text:span><text:span text:style-name="T13">, Rationierung in der Gesundheitsversorgung, VerwArch 2002, S. 315 ff. (320); </text:span><text:span text:style-name="T15">Isensee</text:span><text:span text:style-name="T13">, Verwaltung des Mangels im Gesundheitswesen, in: Söllner u.a. (Hrsg.), Gedächtnisschrift für Meinhard Heinze, 2005, S. 417 ff. (417 f.): „Bild vom sozialstaatlichen Schlaraffenland“.</text:span></text:p></text:note-body></text:note></text:span></text:p>
      <text:p text:style-name="P35"/>
      <text:p text:style-name="P11"><text:span text:style-name="T2">Ausnahmsweise werden gewisse an sich von § 27 Abs. 1 Satz 1 SGB V erfasste Leistungen durch spezielle Ausschlussklauseln der „Eigenverantwortung des Versicherten“ zugerechnet, wie diese Ausschlusstatbestände in § 2 Abs. 1 Satz 1 SGB V anknüpfend an § 1 Satz 2 SGB V genannt werden. So werden gemäß § 34 SGB V eine Reihe von Arznei-, Heil- und Hilfsmittel aus dem Leistungskatalog der GKV ausgeklammert bzw. ihre Leistung wird beschränkt (sog. Bagatellbereich). Demzufolge sind nicht verschreibungspflichtige Arzneimittel regelmäßig nicht vom Leistungskatalog der GKV umfasst. Von der Versorgung sind außerdem Arzneimittel zur Anwendung bei Erkältungskrankheiten und grippalen Infekten einschließlich der bei diesen Krankheiten anzuwendenden Schnupfenmittel, Schmerzmittel, hustendämpfenden und hustenlösenden Mittel, Mund- und Rachentherapeutika, Abführmittel und Arzneimittel gegen Reisekrankheit ausgeschlossen. Sogenannte Lifestyle-Medikamente, bei deren Anwendung eine „Erhöhung der Lebensqualität“ im Vordergrund steht, insbesondere Mittel zur Behandlung erektiler Dysfunktionen, zur Anreizung sowie Steigerung der sexuellen Potenz, Raucherentwöhnungsmittel, Mittel zur Regulierung des Körpergewichts und zur Verbesserung des Haarwuchses, sind ebenfalls im Leistungskatalog der GKV nicht enthalten.</text:span><text:span text:style-name="T2"><text:note text:id="ftn646" text:note-class="footnote"><text:note-citation>18</text:note-citation><text:note-body><text:p text:style-name="P700"><text:span text:style-name="T13"><text:s/>Gemäß § 92 Abs. 1 Satz 1 SGB V ist der Gemeinsame Bundesausschuss (G-BA), der durch die Kassenärztlichen Bundesvereinigungen, die Deutsche Krankenhausgesellschaft, die Bundesverbände der Krankenkassen, die Deutsche Rentenversicherung Knappschaft-Bahn-See und die Verbände der Ersatzkassen gebildet wird, befugt Leistungsausschlüsse vorzunehmen. Von zentraler Bedeutung für die insoweit erforderliche Bewertung des Nutzens, der Qualität und der Wirtschaftlichkeit von Leistungen ist das vom G-BA gem. § 139a SGB V gegründete Institut für Qualität und Wirtschaftlichkeit im Gesundheitswesen (IQWiG). Zur Unbestimmtheit der diesbezüglichen gesetzlichen Regelungen sowie der zweifelhaften demokratischen Legitimation des G-BA vgl. etwa </text:span><text:span text:style-name="T15">Posser/Müller</text:span><text:span text:style-name="T13">, Arzneimittelmarkt 2004 – EuGH, Nutzenbewertung und Leistungsausschlüsse, NZS 2004, 247 ff. Zu letzterem siehe z.B. auch </text:span><text:span text:style-name="T15">Schimmelpfeng-Schütte</text:span><text:span text:style-name="T13">, Vertragsarzt zwischen ärztlichem Eid und seinen Pflichten als Leistungserbringer, GesR 2004, S. 361 ff. (364): G-BA als „Machtzentrum der GKV schlechthin“ bzw. „eigentliche Gesetzgeber der GKV“, und </text:span><text:span text:style-name="T15">Schmidt-Aßmann,</text:span><text:span text:style-name="T13"> Verfassungsfragen der Gesundheitsreform, NJW 2004, S. 1689 ff. (1693) jew. m.w.N.</text:span></text:p></text:note-body></text:note></text:span><text:span text:style-name="T2"> Gewisse Leistungen von geringer oder unsicherer Wirksamkeit, zur Förderung der subjektiven Sicherheit bzw. „fitness wellness/beauty“ und zur Abdeckung selbstgewählter Gesundheitsrisiken</text:span><text:span text:style-name="T9">, </text:span><text:span text:style-name="T2">werden als eigen finanzierbare „individuelle Gesundheitsleistungen“ (IGEL) definiert.</text:span><text:span text:style-name="T2"><text:note text:id="ftn647" text:note-class="footnote"><text:note-citation>19</text:note-citation><text:note-body><text:p text:style-name="Footnote"><text:s/>Dazu eingehend <text:span text:style-name="T25">Krimmel</text:span>, Kostenerstattung und individuelle Gesundheitsleistungen, 1998.</text:p></text:note-body></text:note></text:span><text:span text:style-name="T2"> Der Anspruch auf Versorgung mit Sehhilfen ist auf Kinder und Jugendliche sowie auf schwer sehbeeinträchtigte Versicherte begrenzt (§ 33 Abs. 2 SGB V). Insoweit kann dann tatsächlich bereits von einer offenen und expliziten Rationierung</text:span><text:alphabetical-index-mark text:string-value="Rationierung"/><text:span text:style-name="T2"> in Teilbereichen des deutschen Gesundheitssystems gesprochen werden.</text:span><text:span text:style-name="T2"><text:note text:id="ftn648" text:note-class="footnote"><text:note-citation>20</text:note-citation><text:note-body><text:p text:style-name="P700"><text:span text:style-name="T13"><text:s/>So auch </text:span><text:span text:style-name="T15">Ebsen</text:span><text:span text:style-name="T13">, Ressourcenknappheit im Gesundheitswesen, in: ArGe Rechtsanwälte im Medizinrecht (Hrsg.), Die Budgetierung im Gesundheitswesen, 1997, S. 109 ff. (113); </text:span><text:span text:style-name="T15">Nettesheim</text:span><text:span text:style-name="T13">, Rationierung in der Gesundheitsversorgung, VerwArch 2002, S. 315 ff. (317).</text:span></text:p></text:note-body></text:note></text:span></text:p>
      <text:p text:style-name="P35"/>
      <text:h text:style-name="Heading_20_4" text:outline-level="4">Verdeckte Rationierung durch den Gesetzgeber</text:h>
      <text:p text:style-name="P11"><text:span text:style-name="T2">Außerhalb dieses eng begrenzten Leistungsbereiches orientiert sich der Behandlungsanspruch jedoch grundsätzlich am „medizinisch Notwendigen“ und erweitert sich infolgedessen mit dem medizinischen Fortschritt. Zwar hat den Gesetzgeber die sich ständig vergrößernde Schere zwischen dem medizinisch Möglichen an Krankenbehandlung und dem infolge der der wachsenden Ausgaben und der sinkenden Einnahmen ökonomisch Tragbaren</text:span><text:span text:style-name="T2"><text:note text:id="ftn649" text:note-class="footnote"><text:note-citation>21</text:note-citation><text:note-body><text:p text:style-name="P700"><text:span text:style-name="T13"><text:s/>Vgl. </text:span><text:span text:style-name="T15">Künschner</text:span><text:span text:style-name="T13">, Medizinischer Behandlungsverzicht und Patientenauswahl, 1992, S. 48 ff.; </text:span><text:span text:style-name="T15">Fuchs</text:span><text:span text:style-name="T13">, Kostendämpfung und ärztlicher Standard, MedR 1993, S. 323 ff. (323); </text:span><text:span text:style-name="T15">Arnold</text:span><text:span text:style-name="T13">, Zum Umgang mit Knappheit in der medizinischen Versorgung, 1995, S. 13 ff., 33 ff.; </text:span><text:span text:style-name="T15">Ebsen</text:span><text:span text:style-name="T13">, Ressourcenknappheit im Gesundheitswesen, in: ArGe Rechtsanwälte im Medizinrecht (Hrsg.), Die Budgetierung im Gesundheitswesen, 1997, S. 109 ff. (111).</text:span></text:p></text:note-body></text:note></text:span><text:span text:style-name="T2"> v.a. im Bereich der GKV aber auch im Bereich der Krankenhausplanung und -finanzierung immer wieder zum Eingreifen in die GKV veranlasst. Die Intentionen des Gesetzgebers zur Kostendämpfung bezogen sich dabei aber auf die Behebung der systembedingten Steuerungsmängel im Gesundheitssystem. Würden die vorhandenen Mittel nur effizient eingesetzt und die Rationalisierung</text:span><text:alphabetical-index-mark text:string-value="Rationalisierung"/><text:span text:style-name="T2">smaßnahmen in System ausgeschöpft, so hoffte man von echten Rationierungsmaßnahmen absehen zu können.</text:span><text:span text:style-name="T2"><text:note text:id="ftn650" text:note-class="footnote"><text:note-citation>22</text:note-citation><text:note-body><text:p text:style-name="P700"><text:span text:style-name="T13"><text:s/>Vgl. </text:span><text:span text:style-name="T15">Arnold</text:span><text:span text:style-name="T13">, Solidarität 2000, 2. Aufl., 1995, S. 169 f.</text:span></text:p></text:note-body></text:note></text:span></text:p>
      <text:p text:style-name="P35"/>
      <text:p text:style-name="P11"><text:span text:style-name="T2">Die Maßnahmen des sozialversicherungsrechtlichen Gesetzgebers zur Kostendämpfung im Gesundheitswesen</text:span><text:alphabetical-index-mark text:string-value="- Kostendämpfung" text:key1="Gesundheitswesen"/><text:span text:style-name="T2"> sind dabei einerseits Reaktionen auf die Verknappung der finanziellen Ressourcen. Andererseits bewirken sie jedoch auch selbst die Verknappung medizinischer Ressourcen.</text:span><text:span text:style-name="T2"><text:note text:id="ftn651" text:note-class="footnote"><text:note-citation>23</text:note-citation><text:note-body><text:p text:style-name="P704"><text:span text:style-name="T13"><text:s/>Vgl. </text:span><text:span text:style-name="T15">Conradi</text:span><text:span text:style-name="T13">, Verknappung medizinischer Ressourcen und Arzthaftung, 2000, S. 102 f.</text:span></text:p></text:note-body></text:note></text:span><text:span text:style-name="T2"> So ist zwar der in § 71 Abs. 1 Satz 1 SGB V aufgestellte Grundsatz der Beitragsstabilität selbst noch nicht direkt auf die Verknappung von Leistungen der Krankenbehandlung gerichtet. Denn er steht ausdrücklich Erhöhungen des Beitragssatzes insoweit nicht entgegen, als die notwendige medizinische Versorgung diese nach Ausschöpfung von Wirtschaftlichkeitsreserven gebietet. Allerdings haben die Beiträge zur GKV mittlerweile ein Niveau erreicht, das nach breiter politischer Auffassung nicht mehr überschritten werden darf, sodass eine Anhebung praktisch ausscheidet. Echte Knappheitsfaktoren sind v.a. die in § 84 SGB V normierte Budgetierung</text:span><text:alphabetical-index-mark text:string-value="Budgetierung"/><text:span text:style-name="T2"> für die vertragsärztlich veranlassten Leistungen (Arznei- und Heilmittelbudget), die in § 85 SGB V festgelegte Anbindung der Gesamtvergütung der Vertragsärzte an die Entwicklung der beitragspflichtigen Einnahmen der Versicherten und die Deckelung der Vergütungen für Krankenhausleistungen gemäß § 17 ff. KHG und §§ 3, 12 ff. BPflV, da sie Obergrenzen für die zur Krankenbehandlung zur Verfügung stehenden finanziellen Mittel festlegen.</text:span><text:span text:style-name="T2"><text:note text:id="ftn652" text:note-class="footnote"><text:note-citation>24</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111); </text:span><text:span text:style-name="T15">Nettesheim</text:span><text:span text:style-name="T13">, Rationierung in der Gesundheitsversorgung, VerwArch 2002, S. 315 ff. (317).</text:span></text:p></text:note-body></text:note></text:span><text:span text:style-name="T2"> Mithin besteht eine feste Budgetierung der Ausgaben im stationären Sektor, im Bereich der vertragsärztlichen Leistungserbringung sowie eine Begrenzung der Ausgaben für die Arznei- und Heilmittel. V.a. die ärztliche Seite hält dem an sich lediglich auf Effizienzsteigerung und damit Rationalisierung abzielenden Gesetzgebern entgegen, dass die starre Ausgabenbegrenzung es unmöglich mache, dem Patienten in jedem Fall die medizinisch notwendigen Leistungen zukommen zu lassen. Die Budgetierung führt aus ärztlicher</text:span><text:span text:style-name="T2"><text:note text:id="ftn653" text:note-class="footnote"><text:note-citation>25</text:note-citation><text:note-body><text:p text:style-name="P700"><text:span text:style-name="T13"><text:s/>Vgl. </text:span><text:span text:style-name="T15">Beske</text:span><text:span text:style-name="T13">, Rationierung, in: Nagel/Fuchs (Hrsg.), Rationalisierung und Rationierung im deutschen Gesundheitswesen, 1998, S. 71 ff. (72); </text:span><text:span text:style-name="T15">Wittek</text:span><text:span text:style-name="T13">, zit. in Ärztezeitung, Nr. 193, v. 27./28.10.2000, S. 7.</text:span></text:p></text:note-body></text:note></text:span><text:span text:style-name="T2"> und ökonomischer Sicht</text:span><text:span text:style-name="T2"><text:note text:id="ftn654" text:note-class="footnote"><text:note-citation>26</text:note-citation><text:note-body><text:p text:style-name="P700"><text:span text:style-name="T13"><text:s/>Vgl. </text:span><text:span text:style-name="T15">Arnold</text:span><text:span text:style-name="T13">, Solidarität 2000, 2. Aufl., 1995, S. 177; </text:span><text:span text:style-name="T15">Oberender</text:span><text:span text:style-name="T13">, Medizin zwischen Rationalisierung und Rationierung, in: ders. (Hrsg.), Rationalisierung und Rationierung im Gesundheitswesen, 1996, 9 ff. (15 ff.).</text:span></text:p></text:note-body></text:note></text:span><text:span text:style-name="T2"> zwangsläufig zur Rationierung medizinischer Leistungen auf der Mikroallokationsebene. Die deutsche Gesundheitspolitik hat sich mit der Budgetierung für eine implizite Rationierung von Leistungen anstelle einer expliziten Rationierung durch Prioritätensetzung entschieden.</text:span><text:span text:style-name="T2"><text:note text:id="ftn655" text:note-class="footnote"><text:note-citation>27</text:note-citation><text:note-body><text:p text:style-name="P700"><text:span text:style-name="T13"><text:s/>Vgl. </text:span><text:span text:style-name="T15">Arnold</text:span><text:span text:style-name="T13">, Solidarität 2000, 2. Aufl., S. 186 ff.; </text:span><text:span text:style-name="T15">Uhlenbruck</text:span><text:span text:style-name="T13">, Rechtliche Grenzen einer Rationierung, MedR 1995, S. 427 ff. (433).</text:span></text:p></text:note-body></text:note></text:span><text:span text:style-name="T2"> Die drohenden Konsequenzen der Wirtschaftlichkeitsprüfung (§ 106 SGB V) tragen dabei im Ergebnis noch zu einer verstärkten Rationierungspraxis bei. Ärzte versuchen den Patienten die teuren Medikamente auszureden, indem sie Nebenwirkungen betonen oder sich hinter medizinischen Fachausdrücken verstecken. Verweigern, verzögern, verschrecken, verweisen und ausdünnen sind immer häufiger die Rationierungsstrategien in der ärztlichen Praxis.</text:span><text:span text:style-name="T2"><text:note text:id="ftn656" text:note-class="footnote"><text:note-citation>28</text:note-citation><text:note-body><text:p text:style-name="P700"><text:span text:style-name="T13"><text:s/>Vgl. </text:span><text:span text:style-name="T15">Smith</text:span><text:span text:style-name="T13">, Plädoyer für eine offene Rationierungsdebatte, DÄBl. 1998, S. A-2453 ff. (2456); </text:span><text:span text:style-name="T15">Heim</text:span><text:span text:style-name="T13">, Von der aristokratischen zur rationierten Medizin, NZZ, Nr. 54 v. 6./7.03.1999, S. 99; </text:span><text:span text:style-name="T15">Spiewak</text:span><text:span text:style-name="T13">, Teure Patienten unerwünscht, Die Zeit v. 11.11.1999, S. 15 ff. (15); </text:span><text:span text:style-name="T15">Braun</text:span><text:span text:style-name="T13">, Ablehnungen von Sachleistungen als Folge von Budgetierungen, ErsK 2000, S. 176 ff. (177 f.); </text:span><text:span text:style-name="T15">Feicht</text:span><text:span text:style-name="T13">, Dermatologie in der Praxis, in: Dietrich/Imhoff/ Kliemt (Hrsg.), Mikroallokation medizinischer Ressourcen, 2003, S. 8 ff.</text:span></text:p></text:note-body></text:note></text:span><text:span text:style-name="T2"> Auch der Arztrechtler und Richter am Bundesgerichtshof a.D. </text:span><text:span text:style-name="T6">Erich Steffen</text:span><text:span text:style-name="T2"> führt aus, dass die durch den Sozialgesetzgeber beabsichtigte Deckelung der vertragsärztlichen Honorare faktisch in Form von Rationierungen auf die Behandlungs- und Versorgungsqualität durchschlägt.</text:span><text:span text:style-name="T2"><text:note text:id="ftn657" text:note-class="footnote"><text:note-citation>29</text:note-citation><text:note-body><text:p text:style-name="P700"><text:span text:style-name="T13"><text:s/>Vgl. </text:span><text:span text:style-name="T15">Steffen</text:span><text:span text:style-name="T13">, Einfluß verminderter Ressourcen und von Finanzierungsgrenzen aus dem Gesundheitsstrukturgesetz auf die Arzthaftung, MedR 1995, S. 190 f. (191). Siehe ferner </text:span><text:span text:style-name="T15">Deutsch</text:span><text:span text:style-name="T13">, Ressourcenbeschränkung und Haftungsmaßstab im Medizinrecht, VersR 1998, S. 261 ff. (262), für den die Allokation in Form der Budgetierung bzw. Deckelung, bezogen auf die Möglichkeit einer unterschiedlichen Behandlung einzelner Patienten, zudem schwierige verfassungsrechtliche, aber auch haftungsrechtliche Fragen aufwirft, denen mit dieser Arbeit zumindest zum Teil nachgegangen wird.</text:span></text:p></text:note-body></text:note></text:span><text:span text:style-name="T2"> Der Verfassungs- und Sozialrechtler </text:span><text:span text:style-name="T6">Ingwer Ebsen</text:span><text:span text:style-name="T2"> spricht insoweit von einer „heimlichen“ Rationierung im deutschen Gesundheitssystem, da die wenigsten Versicherten in ihrer Rolle als Patienten auch nur die Chance haben, kritisch zu prüfen, welche Therapie nach den Maßstäben des § 27 i.V.m. § 12 SGB V in ihrem Falle geboten ist.</text:span><text:span text:style-name="T2"><text:note text:id="ftn658" text:note-class="footnote"><text:note-citation>30</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112).</text:span></text:p></text:note-body></text:note></text:span><text:span text:style-name="T2"> Bemerkenswert sind die Ergebnisse der Studie einer Unternehmensberatung in Zusammenarbeit mit dem Institut für Versicherungsbetriebswirtschaftslehre der Universität Hannover. In ihr wird ausgeführt, dass in Deutschland das Konzept zur Kostendämpfung im Gesundheitswesen eine durch strenge Budgetreglementierung der Ärzte verursachte Rationierung der medizinischen Versorgung ist. Aus diesem Grunde wird z.B. Hochleistungsmedizin in Deutschland – anders als in den Vereinigten Staaten – nur zeitverzögert eingeführt.</text:span><text:span text:style-name="T2"><text:note text:id="ftn659" text:note-class="footnote"><text:note-citation>31</text:note-citation><text:note-body><text:p text:style-name="P700"><text:span text:style-name="T13"><text:s/>Vgl. Bericht der FAZ, Nr. 129, vom 08.06.1999, S. 19 „Gesundheitssystem muss umgebaut werden“. Weitergehender aus neuerer Zeit noch </text:span><text:span text:style-name="T15">Schimmelpfeng-Schütte</text:span><text:span text:style-name="T13">, Machtkampf um die künstliche Ernährung, GesR 2005, S. 296 ff. (298): „Die Allzuständigkeit des Gemeinsamen Bundesausschusses und die Rechtsprechung des BSG haben dazu geführt, dass medizinischer Fortschritt in der GKV verspätet oder gar nicht stattfindet“.</text:span></text:p></text:note-body></text:note></text:span></text:p>
      <text:p text:style-name="P35"/>
      <text:p text:style-name="P11"><text:span text:style-name="T2">Die sozialversicherungsrechtliche Gesetzgebung, etwa in Form der Bedarfsplanung hinsichtlich der vertragsärztlichen und der stationären Versorgung,</text:span><text:span text:style-name="T2"><text:note text:id="ftn660" text:note-class="footnote"><text:note-citation>32</text:note-citation><text:note-body><text:p text:style-name="P700"><text:span text:style-name="T13"><text:s/>Vgl. §§ 95 ff. SGB V (für den Bereich der vertragsärztlichen Versorgung); §§ 107 ff. SGB V (für den Bereich der stationären Versorgung).</text:span></text:p></text:note-body></text:note></text:span><text:span text:style-name="T2"> führt faktisch zu einer verdeckten aber immer deutlicher zutage tretenden Rationierung</text:span><text:alphabetical-index-mark text:string-value="Rationierung"/><text:span text:style-name="T2">.</text:span><text:span text:style-name="T2"><text:note text:id="ftn661" text:note-class="footnote"><text:note-citation>33</text:note-citation><text:note-body><text:p text:style-name="P700"><text:span text:style-name="T13"><text:s/>Zur Rationierungswirklichkeit durch Kostendämpfungsmaßnahmen des Gesetzgebers siehe auch </text:span><text:span text:style-name="T15">Vosteen</text:span><text:span text:style-name="T13">, Rationierung im Gesundheitswesen und Patientenschutz, 2001, S. 28 ff. und </text:span><text:span text:style-name="T15">Isensee</text:span><text:span text:style-name="T13">, Verwaltung des Mangels im Gesundheitswesen, in: Söllner u.a. (Hrsg.), Gedächtnisschrift für Meinhard Heinze, 2005, S. 417 ff. (423 ff.).</text:span></text:p></text:note-body></text:note></text:span><text:span text:style-name="T2"> Insofern erscheinen die ständig wiederkehrenden gebetsmühlenartigen Beteuerungen von großen deutschen Gesundheitspolitikern, eine Rationierung finde im deutschen Gesundheitswesen nicht statt, tatsächlich als Ausdruck einer „taktisch-politischen Verschleierungsstrategie“</text:span><text:span text:style-name="T2"><text:note text:id="ftn662" text:note-class="footnote"><text:note-citation>34</text:note-citation><text:note-body><text:p text:style-name="P700"><text:span text:style-name="T13"><text:s/>Vgl. </text:span><text:span text:style-name="T15">Schürch</text:span><text:span text:style-name="T13">, Rationierung in der Medizin als Straftat, 2000, S. 200.</text:span></text:p></text:note-body></text:note></text:span><text:span text:style-name="T2">. Es kann geradezu als Spezifikum der Deckelungsinstrumente angesehen werden, dass auf der Makroallokationsebene</text:span><text:alphabetical-index-mark text:string-value="Makroallokationsebene"/><text:span text:style-name="T2"> Entscheidungen über die Gesamtmenge der verfügbaren Leistungen getroffen werden, ohne sich um die Umsetzung auf der Mikroallokationsebene zu kümmern.</text:span><text:span text:style-name="T2"><text:note text:id="ftn663" text:note-class="footnote"><text:note-citation>35</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112).</text:span></text:p></text:note-body></text:note></text:span><text:span text:style-name="T2"> Dies hat zur Folge, dass die auf der Mikroallokationsebene</text:span><text:alphabetical-index-mark text:string-value="Mikroallokationsebene"/><text:span text:style-name="T2"> agierenden Ärzte, von der Öffentlichkeit und insbesondere den verantwortlichen Gesundheitspolitikern allein gelassen, die knappen medizinischen Ressourcen „gerecht“ verteilen müssen, obwohl es sich hierbei nicht um ein medizinisches, sondern um ein gesamtgesellschaftliches Problem handelt. Diesem Dilemma dürfen die Ärzte jedoch nicht überlassen werden.</text:span><text:span text:style-name="T2"><text:note text:id="ftn664" text:note-class="footnote"><text:note-citation>36</text:note-citation><text:note-body><text:p text:style-name="P700"><text:span text:style-name="T13"><text:s/>Vgl. </text:span><text:span text:style-name="T15">Katzenmeier</text:span><text:span text:style-name="T13">, Arzthaftung, 2002, S. 295; </text:span><text:span text:style-name="T15">Laufs</text:span><text:span text:style-name="T13">, in: ders./Uhlenbruck (Hrsg.), Hdb. des Arztrechts, 3. Aufl., 2002, S. 941. Weitergehend zu dem infolge der Knappheit entstehenden Spannungsverhältnis von Gewissenskonflikt, zivilrechtlicher Haftung, strafrechtlicher Verurteilung und sozialrechtlicher Vorgaben der GKV, denen die Ärzte insoweit ausgesetzt sind, siehe etwa: </text:span><text:span text:style-name="T15">Kern</text:span><text:span text:style-name="T13">, Das Spannungsverhältnis von Haftungsrecht und Kassenarztrecht, MedR 2004, S. 300 ff., </text:span><text:span text:style-name="T15">Schimmelpfeng-Schütte</text:span><text:span text:style-name="T13">, Recht auf Behandlung und Off-Label-Use in der GKV, MedR 2004, S. 655 ff. und </text:span><text:span text:style-name="T15">Isensee</text:span><text:span text:style-name="T13">, Verwaltung des Mangels im Gesundheitswesen, in: Söllner u.a. (Hrsg.), Gedächtnisschrift für Meinhard Heinze, 2005, S. 417 ff. (424 ff.): „Das Damoklesschwert der Arzthaftung bleibt unverrückt.“, „Der Gesetzgeber […] wäscht seine Hände in sozialpolitischer Unschuld“.</text:span></text:p></text:note-body></text:note></text:span></text:p>
      <text:p text:style-name="P35"/>
      <text:h text:style-name="Heading_20_4" text:outline-level="4">Unwirtschaftlichkeit der Behandlung als Ausschlusskriterium</text:h>
      <text:h text:style-name="Heading_20_5" text:outline-level="5">Wirtschaftlichkeitsgebot des § 12 SGB V</text:h>
      <text:p text:style-name="P11"><text:span text:style-name="T2">Möglicherweise ergibt sich jedoch aus dem mit dem Gesundheitsreformgesetz</text:span><text:span text:style-name="T2"><text:note text:id="ftn665" text:note-class="footnote"><text:note-citation>37</text:note-citation><text:note-body><text:p text:style-name="P700"><text:span text:style-name="T13"><text:s/>BGBl. 1988 I S. 2477 ff.</text:span></text:p></text:note-body></text:note></text:span><text:span text:style-name="T2"> als Leitnorm</text:span><text:span text:style-name="T2"><text:note text:id="ftn666" text:note-class="footnote"><text:note-citation>38</text:note-citation><text:note-body><text:p text:style-name="P700"><text:span text:style-name="T13"><text:s/>Vgl. </text:span><text:span text:style-name="T15">Höfler</text:span><text:span text:style-name="T13">, in: KK, SGB V, Stand 39. Erg-lfg., 2002, § 12 Rn. 2; </text:span><text:span text:style-name="T15">Noftz</text:span><text:span text:style-name="T13">, in: Hauck/Noftz, Komm., SGB V, Stand 62. Erg-lfg., 2002, § 12 Rn. 6.</text:span></text:p></text:note-body></text:note></text:span><text:span text:style-name="T2"> an den Anfang der gemeinsamen Vorschriften über die die Leistungen der Krankenversicherung gerückten Wirtschaftlichkeitsgebot</text:span><text:alphabetical-index-mark text:string-value="Wirtschaftlichkeitsgebot"/><text:span text:style-name="T2"> des § 12 SGB V</text:span><text:span text:style-name="T2"><text:note text:id="ftn667" text:note-class="footnote"><text:note-citation>39</text:note-citation><text:note-body><text:p text:style-name="P700"><text:span text:style-name="T13"><text:s/>Es wird in einer Reihe von Bestimmungen (§§ 2 Abs. 1 Satz 1 und Abs. 4, 4 Abs. 4, 70 Abs. 1 SGB V) sinngemäß wiederholt.</text:span></text:p></text:note-body></text:note></text:span><text:span text:style-name="T2"> ein wichtiges Kriterium für eine Patientenauswahl, etwa in dem Sinne, dass die Behandlung eines bestimmten Patienten bei einem Massenanfall unterlassen werden kann, da sie „unwirtschaftlich“ ist und sich folglich nicht „lohnt“.</text:span></text:p>
      <text:p text:style-name="P35"/>
      <text:p text:style-name="P11"><text:span text:style-name="T2">Die Norm nimmt Stellung zu einem der wichtigsten Probleme der gesetzlichen Krankenversicherung: dem Spannungsverhältnis zwischen der auf die Gesundheit des einzelnen Menschen ausgerichteten Individualmedizin, sowie der finanziell-wirtschaftlichen Grenze der Belastbarkeit der Beitragszahler und der Leistungsfähigkeit der Volkswirtschaft</text:span><text:span text:style-name="T2"><text:note text:id="ftn668" text:note-class="footnote"><text:note-citation>40</text:note-citation><text:note-body><text:p text:style-name="P700"><text:span text:style-name="T13"><text:s/>Vgl. </text:span><text:span text:style-name="T15">Höfler</text:span><text:span text:style-name="T13">, in: KK, SGB V, Stand 39. Erg-lfg., 2002, § 12 Rn. 2.</text:span></text:p></text:note-body></text:note></text:span><text:span text:style-name="T2"> und damit zu einem Allokationsproblem. Es wird ein Konflikt zwischen Einzel- und Gemeinschaftsinteressen geregelt</text:span><text:span text:style-name="T2"><text:note text:id="ftn669" text:note-class="footnote"><text:note-citation>41</text:note-citation><text:note-body><text:p text:style-name="P700"><text:span text:style-name="T13"><text:s/>Vgl. </text:span><text:span text:style-name="T15">Rieger</text:span><text:span text:style-name="T13">, Honorarbegrenzungsmaßnahmen und Sorgfaltsmaßstab, MedR 1996, S. 147; </text:span><text:span text:style-name="T15">Laufs</text:span><text:span text:style-name="T13">, in: ders./Uh-lenbruck (Hrsg.), Hdb. des Arztrechts, 3. Aufl., 2002, S. 940.</text:span></text:p></text:note-body></text:note></text:span><text:span text:style-name="T2">, der im weitesten Sinne auch bei der Patientenauswahl in der Katastrophenmedizin vorliegt.</text:span></text:p>
      <text:p text:style-name="P35"/>
      <text:p text:style-name="P35">In § 12 Abs. 1 SGB V heißt es:</text:p>
      <text:p text:style-name="P35"/>
      <text:p text:style-name="P252"><text:span text:style-name="T2">„</text:span><text:span text:style-name="T2">Die Leistungen müssen ausreichend, zweckmäßig und wirtschaftlich sein; sie dürfen das Maß des Notwendigen nicht überschreiten. Leistungen, die nicht notwendig oder unwirtschaftlich sind, können Versicherte nicht beanspruchen, dürfen die Leistungserbringer nicht bewirken und die Krankenkassen nicht bewilligen.“</text:span></text:p>
      <text:p text:style-name="P35"/>
      <text:p text:style-name="P11"><text:span text:style-name="T2">Der Richter am Bayerischen Landessozialgericht </text:span><text:span text:style-name="T6">Korbinian</text:span><text:span text:style-name="T2"> </text:span><text:span text:style-name="T6">Höfler</text:span><text:span text:style-name="T2"> vertritt die Auffassung, dass hiernach nur jene Leistung wirtschaftlich ist, bei der das günstigste Verhältnis zwischen Aufwand und Wirkung besteht. Es sollen beide Gesichtspunkte in einem Kosten-Nutzen-Vergleich gegeneinander abgewogen werden.</text:span><text:span text:style-name="T2"><text:note text:id="ftn670" text:note-class="footnote"><text:note-citation>42</text:note-citation><text:note-body><text:p text:style-name="P700"><text:span text:style-name="T13"><text:s/>Vgl. </text:span><text:span text:style-name="T15">Höfler</text:span><text:span text:style-name="T13">, in: KK, SGB V, Stand 39. Erg-lfg., 2002, § 12 Rn. 40.</text:span></text:p></text:note-body></text:note></text:span><text:span text:style-name="T2"> Der Grundsatz der Wirtschaftlichkeit erweist sich dann als Anwendungsfall des Grundsatzes der Verhältnismäßigkeit, indem er die Leistungspflicht der Kassen einschränkt, um ihre Ressourcen zu schonen. Diese Form der Kosten-Nutzen-Analyse</text:span><text:alphabetical-index-mark text:string-value="Kosten-Nutzen-Analyse"/><text:span text:style-name="T2"> wird aber ganz überwiegend abgelehnt. Danach wird der gewünschte Erfolg (Nutzen), etwa die Lebensverlängerung um eine gewisse Zeit oder die Linderung bestehender Schmerzen, ohne Begrenzung als anstrebenswert vorausgesetzt und nicht in die Wirtschaftlichkeitsprüfung einbezogen.</text:span><text:span text:style-name="T2"><text:note text:id="ftn671" text:note-class="footnote"><text:note-citation>43</text:note-citation><text:note-body><text:p text:style-name="P700"><text:span text:style-name="T13"><text:s/>Vgl. </text:span><text:span text:style-name="T15">Schreiber</text:span><text:span text:style-name="T13">, Rechtliche Kriterien der Verteilungsgerechtigkeit, in Nagel/Fuchs (Hrsg.), Soziale Gerechtigkeit im Gesundheitswesen, 1993, S. 302 ff. (305).</text:span></text:p></text:note-body></text:note></text:span><text:span text:style-name="T2"> Die Frage der Wirtschaftlichkeit und damit der Kosten stellt sich infolgedessen nur (gewissermaßen als „Sekundärprinzip“</text:span><text:span text:style-name="T2"><text:note text:id="ftn672" text:note-class="footnote"><text:note-citation>44</text:note-citation><text:note-body><text:p text:style-name="P700"><text:span text:style-name="T13"><text:s/></text:span><text:span text:style-name="T15">D. Hart</text:span><text:span text:style-name="T13">, Rechtliche Grenzen der „Ökonomisierung“, MedR 1996, S. 60 ff. (67).</text:span></text:p></text:note-body></text:note></text:span><text:span text:style-name="T2">), wenn mindestens zwei gleichermaßen zweckmäßige, ausreichende und notwendige Behandlungsmethoden zur Verfügung stehen. Dann ist die weniger aufwendige Behandlungsmethode zu wählen.</text:span><text:span text:style-name="T2"><text:note text:id="ftn673" text:note-class="footnote"><text:note-citation>45</text:note-citation><text:note-body><text:p text:style-name="P700"><text:span text:style-name="T13"><text:s/>Vgl. </text:span><text:span text:style-name="T15">Rumler-Detzel</text:span><text:span text:style-name="T13">, Budgetierung - Rationalisierung - Rationierung, VersR 1998, S. 547 ff. (549); </text:span><text:span text:style-name="T15">Noftz</text:span><text:span text:style-name="T13">, in: Hauck/Noftz, Komm., SGB V, Stand 62. Erg-lfg., 2002, § 12 Rn. 23; </text:span><text:span text:style-name="T15">Steffen</text:span><text:span text:style-name="T13">, Die Arzthaftung im Spannungsfeld zu den Anspruchsbegrenzungen des Sozialrechts für den Kassenpatienten, FS Geiß, 2000, S. 487 ff. (496); </text:span><text:span text:style-name="T15">Herb</text:span><text:span text:style-name="T13">, Verteilungsgerechtigkeit in der Medizin, 2002, S. 216 f.; </text:span><text:span text:style-name="T15">Isensee</text:span><text:span text:style-name="T13">, Verwaltung des Mangels im Gesundheitswesen, in: Söllner u.a. (Hrsg.), Gedächtnisschrift für Meinhard Heinze, 2005, S. 417 ff. (421).</text:span></text:p></text:note-body></text:note></text:span><text:span text:style-name="T2"> Eine gleichwertige Behandlungsmethode liegt dabei nicht schon dann vor, wenn sie in etwa die gleichen Heilungschancen bietet, sondern erst, wenn auch die mit ihr verbundenen Risiken und Nebenwirkungen nach Art und Nähe vergleichbar sind bzw. wenn größere Belastungen durch bessere Heilungschancen aufgewogen werden.</text:span><text:span text:style-name="T2"><text:note text:id="ftn674" text:note-class="footnote"><text:note-citation>46</text:note-citation><text:note-body><text:p text:style-name="P700"><text:span text:style-name="T13"><text:s/>Vgl. </text:span><text:span text:style-name="T15">Voß</text:span><text:span text:style-name="T13">, Kostendruck und Ressourcenknappheit im Arzthaftungsrecht, 1999, S. 140.</text:span></text:p></text:note-body></text:note></text:span></text:p>
      <text:p text:style-name="P35"/>
      <text:p text:style-name="P11"><text:span text:style-name="T2">Das </text:span><text:span text:style-name="T3">Bundessozialgericht</text:span><text:span text:style-name="T2"> hat es so formuliert: „Letztlich ist entscheidend, welcher Behandlungsbedarf medizinisch veranlasst war“.</text:span><text:span text:style-name="T2"><text:note text:id="ftn675" text:note-class="footnote"><text:note-citation>47</text:note-citation><text:note-body><text:p text:style-name="P700"><text:span text:style-name="T13"><text:s/>BSGE 62, 24 (26).</text:span></text:p></text:note-body></text:note></text:span><text:span text:style-name="T2"> Eine Aussage über die Wirtschaftlichkeit einer Behandlung kann demnach nur unter dem Vorbehalt und dem Vorrang der medizinischen Indikation, und damit dem in § 27 Abs. 1 Satz 1 SGB V konkretisierten ärztlichen Heilauftrag</text:span><text:span text:style-name="T2"><text:note text:id="ftn676" text:note-class="footnote"><text:note-citation>48</text:note-citation><text:note-body><text:p text:style-name="P700"><text:span text:style-name="T13"><text:s/>Vgl. insoweit etwa auch § 1 II MBO-Ä: „Aufgabe des Arztes ist es, das Leben zu erhalten, die Gesundheit zu schützen und wiederherzustellen, Leiden zu lindern, Sterbenden Beistand zu leisten“.</text:span></text:p></text:note-body></text:note></text:span><text:span text:style-name="T2">, eine Krankheit zu erkennen, zu heilen, ihre Verschlimmerung zu verhüten und Krankheitsbeschwerden zu lindern, getroffen werden. Durch das Wirtschaftlichkeitsgebot soll nicht der medizinische Standard</text:span><text:span text:style-name="T2"><text:note text:id="ftn677" text:note-class="footnote"><text:note-citation>49</text:note-citation><text:note-body><text:p text:style-name="P700"><text:span text:style-name="T13"><text:s/>Bemerkenswert ist im Übrigen die Herkunft des Begriffes „Standard“ aus dem Französischen, der dort die unzweifelhafte Autorität, insbesondere im Kriegsfall, bezeichnete - vgl. </text:span><text:span text:style-name="T15">Deutsch</text:span><text:span text:style-name="T13">, Ressourcenbeschränkung und Haftungsmaßstab im Medizinrecht, VersR 1998, S. 261 ff. (263).</text:span></text:p></text:note-body></text:note></text:span><text:span text:style-name="T2"> gesenkt, sondern das Leistungsziel mit dem geringsten Aufwand erreicht werden. Besteht nur eine erfolgsversprechende Behandlung mit der der Heilzweck nach dem medizinischen Standard erreicht werden kann, so darf deren Wirtschaftlichkeit nicht in Frage gestellt, sie also nicht wegen des mit ihr verbundenen Aufwandes versagt werden.</text:span><text:span text:style-name="T2"><text:note text:id="ftn678" text:note-class="footnote"><text:note-citation>50</text:note-citation><text:note-body><text:p text:style-name="P700"><text:span text:style-name="T13"><text:s/>Vgl. </text:span><text:span text:style-name="T15">Künschner</text:span><text:span text:style-name="T13">, Wirtschaftl. Behandlungsverzicht und Patientenauswahl, 1992, S. 281 f.; </text:span><text:span text:style-name="T15">Ulsenheimer</text:span><text:span text:style-name="T13">, Qualitätssicherung und risk-management, MedR 1995, S. 438 ff. (440); </text:span><text:span text:style-name="T15">Wiegand</text:span><text:span text:style-name="T13">, Kassenarztrecht, 3. Aufl., 1995, § 70 SGB V Rn. 4; </text:span><text:span text:style-name="T15">Steffen</text:span><text:span text:style-name="T13">, Die Arzthaftung im Spannungsfeld zu den Anspruchsbegrenzungen des Sozialrechts, FS Geiß, 2000, S. 487 ff. (496); </text:span><text:span text:style-name="T15">Genzel</text:span><text:span text:style-name="T13">, in: Laufs/Uhlenbruck, Hdb. des Arztrechts, 3. Aufl., 2002, S. 784; </text:span><text:span text:style-name="T15">Francke</text:span><text:span text:style-name="T13">, Begrenzung der Leistungen der GKV, GesR 2003, S. 97 ff. (97) m.w.N.</text:span></text:p></text:note-body></text:note></text:span><text:span text:style-name="T2"> Dies ergibt sich aus den zahlreichen Verweisen auf den allgemeinen Stand der medizinischen Erkenntnisse (§§ 2 Abs. 1 Satz 3, 70 Abs. 1 Satz 1 SGB V), die Regeln der ärztlichen Kunst (§ 28 Abs. 1 Satz 1 SGB V) und nicht zuletzt auch auf die zivilrechtlichen Sorgfaltspflichten (§ 76 Abs. 4 SGB V), die ihrerseits den medizinischen Standard zum Maß nehmen. </text:span><text:span text:style-name="T6">Alfred Künschner</text:span><text:span text:style-name="T2"> formulierte in seiner Monografie zusammenfassend: „Das Wirtschaftlichkeitsgebot soll unnütze und überteuerte Therapien aus dem Leistungsbereich der gesetzlichen Krankenversicherung herausnehmen, nicht aber eindeutig gesundheitsverbessernde oder lebenserhaltende Therapien einem allgemeinen Kostenvorbehalt unterwerfen“.</text:span><text:span text:style-name="T2"><text:note text:id="ftn679" text:note-class="footnote"><text:note-citation>51</text:note-citation><text:note-body><text:p text:style-name="P700"><text:span text:style-name="T13"><text:s/>Vgl. </text:span><text:span text:style-name="T15">Künschner</text:span><text:span text:style-name="T13">, Wirtschaftlicher Behandlungsverzicht und Patientenauswahl, 1992, S. 381; nachdrücklich </text:span><text:span text:style-name="T15">Laufs</text:span><text:span text:style-name="T13">, Standards, Kostendruck und Haftpflichtrecht, in: Nagel/Fuchs (Hrsg.), Soziale Gerechtigkeit im Gesundheitswesen, 1993, S. 290 ff. (296).</text:span></text:p></text:note-body></text:note></text:span><text:span text:style-name="T2"> Für das SGB V heißt Wirtschaftlichkeit demnach lediglich Rationalisierung, nicht Rationierung. Das Behandlungsziel soll mit einem möglichst geringen Kostenaufwand erreicht werden.</text:span><text:span text:style-name="T2"><text:note text:id="ftn680" text:note-class="footnote"><text:note-citation>52</text:note-citation><text:note-body><text:p text:style-name="P700"><text:span text:style-name="T13"><text:s/>Vgl. </text:span><text:span text:style-name="T15">Steffen</text:span><text:span text:style-name="T13">, Einfluß verminderter Ressourcen und von Finanzierungsgrenzen aus dem Gesundheitsstrukturgesetz auf die Arzthaftung, MedR 1995, S. 190 f. (190); </text:span><text:span text:style-name="T15">Rieger</text:span><text:span text:style-name="T13">, Grenzen des ärztlichen Ermessens, in: Madea u.a. (Hrsg.), Innere Medizin u. Recht, Berlin 1996, S. 127 ff. (128); </text:span><text:span text:style-name="T15">Laufs</text:span><text:span text:style-name="T13">, Entwicklungslinien des Medizinrechts, NJW 1997, S. 1609 ff. (1610); </text:span><text:span text:style-name="T15">Preißler</text:span><text:span text:style-name="T13">, Auswirkungen der Budgetregelungen, MedR 2002, S. 84 ff. (84); </text:span><text:span text:style-name="T15">Noftz</text:span><text:span text:style-name="T13">, in: Hauck/Noftz, Komm., SGB V, Stand 62. Erg-lfg., 2002, § 12 Rn. 16;</text:span><text:span text:style-name="T15"> Jansen</text:span><text:span text:style-name="T13">, Behandlungsfehler (750), in: Rieger (Hrsg.), Lexikon des Arztrechts, 2. Aufl., Stand 08/2005 Rn. 16.</text:span></text:p></text:note-body></text:note></text:span></text:p>
      <text:p text:style-name="P11"><text:span text:style-name="T2">Allerdings gilt dies seit geraumer Zeit nicht mehr uneingeschränkt. Zunehmend wird das Wirtschaftlichkeitsgebot in Rechtsprechung und Literatur dahin gehend ausgelegt, dass geringfügige Behandlungsziele nicht mit größtem Mittelaufwand angestrebt werden dürfen</text:span><text:span text:style-name="T2"><text:note text:id="ftn681" text:note-class="footnote"><text:note-citation>53</text:note-citation><text:note-body><text:p text:style-name="P700"><text:span text:style-name="T13"><text:s/>Vgl. etwa </text:span><text:span text:style-name="T15">Schreiber</text:span><text:span text:style-name="T13">, Individueller Behandlungsanspruch und seine Grenzen unter dem Kostenaspekt, ZaeFQ 2000, S. 846 ff. (848).</text:span></text:p></text:note-body></text:note></text:span><text:span text:style-name="T2">, bzw. dass auf eine perfektionierte therapeutische Abklärung entferntester Risiken</text:span><text:span text:style-name="T2"><text:note text:id="ftn682" text:note-class="footnote"><text:note-citation>54</text:note-citation><text:note-body><text:p text:style-name="P700"><text:span text:style-name="T13"><text:s/>Vgl. </text:span><text:span text:style-name="T15">Uhlenbruck</text:span><text:span text:style-name="T13">, Rechtliche Grenzen einer Rationierung, MedR 1995, S. 427 ff. (435).</text:span></text:p></text:note-body></text:note></text:span><text:span text:style-name="T2">, zumal bei nur noch minimalen therapeutischen Konsequenzen, verzichtet werden muss</text:span><text:span text:style-name="T2"><text:note text:id="ftn683" text:note-class="footnote"><text:note-citation>55</text:note-citation><text:note-body><text:p text:style-name="P700"><text:span text:style-name="T13"><text:s/>Vgl. </text:span><text:span text:style-name="T15">Steffen/Dressler</text:span><text:span text:style-name="T13">, Arzthaftungsrecht, 9. Aufl., 2002 Rn. 136.</text:span></text:p></text:note-body></text:note></text:span><text:span text:style-name="T2">.</text:span></text:p>
      <text:p text:style-name="P35"/>
      <text:p text:style-name="P11"><text:span text:style-name="T2">Das </text:span><text:span text:style-name="T3">Bundessozialgericht</text:span><text:span text:style-name="T2"> hat seine Rechtsprechung zum Wirtschaftlichkeitsgebot insoweit an Behandlungsmethoden entwickelt, deren Wirksamkeit im Verhältnis zu den bestehenden Behandlungsalternativen durchaus zweifelhaft oder marginal war und keine lebensbedrohlichen Leiden erfasste.</text:span><text:span text:style-name="T2"><text:note text:id="ftn684" text:note-class="footnote"><text:note-citation>56</text:note-citation><text:note-body><text:p text:style-name="P700"><text:span text:style-name="T13"><text:s/>Vgl. BSGE 52, 70 (75 f.) Reittherapie; 64, 255 (257, 259) Thymusextrakt.</text:span></text:p></text:note-body></text:note></text:span><text:span text:style-name="T2"> Des Weiteren sind Entscheidungen des BSG unter dem Aspekt der Wirtschaftlichkeit nur am Rand der eigentlichen Krankenbehandlung getroffen worden, so z.B. im Bereich der Arznei- und Hilfsmittelversorgung</text:span><text:span text:style-name="T2"><text:note text:id="ftn685" text:note-class="footnote"><text:note-citation>57</text:note-citation><text:note-body><text:p text:style-name="P700"><text:span text:style-name="T13"><text:s/>Vgl. BSG, SozR 3-2500 § 33 Nr. 20 (Luftreinigungsgerät - danach sei ein Hilfsmittel insbesondere dann unwirtschaftlich, wenn es eine Behinderung nur in einem unwesentlichen Umfang ausgleicht oder wenn jede begründbare Relation zwischen Kosten und Gebrauchsvorteil fehlt).</text:span></text:p></text:note-body></text:note></text:span><text:span text:style-name="T2">, zum Krankentransport</text:span><text:span text:style-name="T2"><text:note text:id="ftn686" text:note-class="footnote"><text:note-citation>58</text:note-citation><text:note-body><text:p text:style-name="P700"><text:span text:style-name="T13"><text:s/>Vgl. BSGE 77, 119.</text:span></text:p></text:note-body></text:note></text:span><text:span text:style-name="T2"> und im Hinblick auf die Fehlbelegung von Krankenhausbetten</text:span><text:span text:style-name="T2"><text:note text:id="ftn687" text:note-class="footnote"><text:note-citation>59</text:note-citation><text:note-body><text:p text:style-name="P700"><text:span text:style-name="T13"><text:s/>Vgl. BSG, SozR 3-2500 § 39 Nr. 3.</text:span></text:p></text:note-body></text:note></text:span><text:span text:style-name="T2">.</text:span></text:p>
      <text:p text:style-name="P35"/>
      <text:p text:style-name="P11"><text:span text:style-name="T2">Auch die </text:span><text:span text:style-name="T3">ordentliche Gerichtsbarkeit</text:span><text:span text:style-name="T2"> hat in einem engen Rahmen bei der Beurteilung der ärztlichen Pflichten bereits Grenzen der Finanzierbarkeit und der Wirtschaftlichkeit als Abwägungskriterium berücksichtigt.</text:span><text:span text:style-name="T2"><text:note text:id="ftn688" text:note-class="footnote"><text:note-citation>60</text:note-citation><text:note-body><text:p text:style-name="P700"><text:span text:style-name="T13"><text:s/>Vgl. BGH, VersR 1954, 290 (auf die Kosten von sichernden Maßnahmen für einen an Verwirrungszuständen leidenden Kranken komme es nicht an, wenn dieser Aufwand nicht außer allem Verhältnis zu der befürchteten Gefahr steht und diese nicht nur ganz entfernt droht); weitergehend BGH, VersR 1975, 43 f. (Halsrippenurteil - bzgl. Abhängigkeit des Umfanges einer diagnostischen Abklärungspflicht vor einer Operation von der statistischen Häufigkeit und Gewicht der Gefahr); BGH, NJW 1988, 763 (764) weist darauf hin, dass „schon aus Kostengründen“ nicht sofort jede techn. Neuerung, die den Behandlungsstandard verbessere, von den Kliniken angeschafft werden kann); OLG Köln, VersR 1993, 52 f. (52) (danach können bei der Beurteilung ärztl. Pflichten die „allg. Grenzen im System der Krankenversorgung, selbst wenn es Grenzen der Finanzierbarkeit und der Wirtschaftlichkeit sind, nicht völlig vernachlässigt werden“); OLG Oldenburg, VersR 1995, 49 f. (bzgl. der Frage, ob eine Nierenarteriendilatation stets die Bereitschaft eines gefäßchirurgischen Teams erfordert).</text:span></text:p></text:note-body></text:note></text:span><text:span text:style-name="T2"> Die Grenze bis zu der wirtschaftliche Gründe den ärztlichen Pflichtenumfang beeinflussen können, ist danach jedenfalls dann erreicht, wenn dem Patienten durch die Behandlung naheliegende, schwere Schädigungen drohen</text:span><text:span text:style-name="T2"><text:note text:id="ftn689" text:note-class="footnote"><text:note-citation>61</text:note-citation><text:note-body><text:p text:style-name="P700"><text:span text:style-name="T13"><text:s/>Vgl. BGHZ 89, 263 (269 ff.).</text:span></text:p></text:note-body></text:note></text:span><text:span text:style-name="T2"> bzw. wenn sein Anspruch auf die Wahrung essenzieller Grundvoraussetzungen für seine Sicherheit nicht mehr gewahrt bleibt</text:span><text:span text:style-name="T2"><text:note text:id="ftn690" text:note-class="footnote"><text:note-citation>62</text:note-citation><text:note-body><text:p text:style-name="P700"><text:span text:style-name="T13"><text:s/>Vgl. OLG Hamm, NJW 1993, 2387.</text:span></text:p></text:note-body></text:note></text:span><text:span text:style-name="T2">.</text:span></text:p>
      <text:p text:style-name="P35"/>
      <text:p text:style-name="P11"><text:span text:style-name="T2">In der juristischen </text:span><text:span text:style-name="T3">Literatur</text:span><text:span text:style-name="T2"> ist die grundsätzliche Begrenzung ärztlicher Pflichten durch Finanzierbarkeits- und Wirtschaftlichkeitsgesichtspunkte mittlerweile weitgehend anerkannt. So wird vertreten, dass der Arzt unter verschiedenen Methoden unter Kostengesichtspunkten geringfügige „Restrisiken“ in Kauf nehmen darf.</text:span><text:span text:style-name="T2"><text:note text:id="ftn691" text:note-class="footnote"><text:note-citation>63</text:note-citation><text:note-body><text:p text:style-name="P700"><text:span text:style-name="T13"><text:s/>Vgl. </text:span><text:span text:style-name="T15">Franzki</text:span><text:span text:style-name="T13">, Von der Verantwortung des Richters, MedR 1994, S. 171 ff. (178); </text:span><text:span text:style-name="T15">Rumler-Detzel</text:span><text:span text:style-name="T13">, Budgetie-rung - Rationalisierung - Rationierung, VersR 1998, S. 547 ff. (548); </text:span><text:span text:style-name="T15">Voß</text:span><text:span text:style-name="T13">, Kostendruck und Ressourcenknappheit im Arzthaftungsrecht, 1999, S. 158 f.; </text:span><text:span text:style-name="T15">Herb</text:span><text:span text:style-name="T13">, Verteilungsgerechtigkeit in der Medizin, 2002, S. 228.</text:span></text:p></text:note-body></text:note></text:span><text:span text:style-name="T2"> Eine Superlativmedizin, die eine mögliche, aber unbezahlbare Maximaldiagnostik und Maximaltherapie verspricht, kann nicht zum Rechtsmaßstab ärztlichen Handelns erhoben werden. Das vorsorgliche Abklären „entferntester Risiken“ verstößt gegen das Übermaßverbot und ist „zugleich ein Behandlungsfehler und ein Verstoß gegen das Wirtschaftlichkeitsprinzip“.</text:span><text:span text:style-name="T2"><text:note text:id="ftn692" text:note-class="footnote"><text:note-citation>64</text:note-citation><text:note-body><text:p text:style-name="P700"><text:span text:style-name="T13"><text:s/>Vgl. </text:span><text:span text:style-name="T15">Kirchhof</text:span><text:span text:style-name="T13">, Gerechte Verteilung medizinischer Leistungen im Rahmen des Finanzierbaren, MMW 1998, S. 200 ff. (204); </text:span><text:span text:style-name="T15">B.-R. Kern</text:span><text:span text:style-name="T13">, Das Spannungsverhältnis zwischen Haftungsrecht und Kassenarztrecht, MedR 2004, S. 300 ff. (303), hält i. E., angesichts der finanz. Situation im Bereich der GKV, „eine bewußt und vorsichtig eingesetzte Rationierung – stärker bei der Diagnostik als in der Therapie –“ zumindest für überlegenswert.</text:span></text:p></text:note-body></text:note></text:span><text:span text:style-name="T2"> Bei gleicher Erfolgsaussicht ist der Arzt berechtigt und verpflichtet, die kostengünstigere Methode zu wählen, auch wenn dies mit einer Verzögerung der Heilung bzw. der Aufrechterhaltung eines vermeidbaren Schmerzzustandes einhergeht.</text:span><text:span text:style-name="T2"><text:note text:id="ftn693" text:note-class="footnote"><text:note-citation>65</text:note-citation><text:note-body><text:p text:style-name="P700"><text:span text:style-name="T13"><text:s/>Vgl. </text:span><text:span text:style-name="T15">Conradi</text:span><text:span text:style-name="T13">, Verknappung medizinischer Ressourcen und Arzthaftung, 2000, S. 133.</text:span></text:p></text:note-body></text:note></text:span><text:span text:style-name="T2"> Der Arzt darf von Maßnahmen mit marginalem Nutzen</text:span><text:span text:style-name="T2"><text:note text:id="ftn694" text:note-class="footnote"><text:note-citation>66</text:note-citation><text:note-body><text:p text:style-name="P700"><text:span text:style-name="T13"><text:s/>Vgl. </text:span><text:span text:style-name="T15">Künschner</text:span><text:span text:style-name="T13">, Wirtschaftlicher Behandlungsverzicht und Patientenauswahl, 1992, S. 214, 247; </text:span><text:span text:style-name="T15">Ulsenheimer</text:span><text:span text:style-name="T13">, Qualitätssicherung und risk-management, MedR 1995, S. 438 ff. (439).</text:span></text:p></text:note-body></text:note></text:span><text:span text:style-name="T2"> oder ohne hinreichende Erfolgsaussichten absehen sowie auf die Beschleunigung der Heilung, auf Bequemlichkeiten und Erleichterungen oder kosmetische Vorteile in den Grenzen der Zumutbarkeit verzichten.</text:span><text:span text:style-name="T2"><text:note text:id="ftn695" text:note-class="footnote"><text:note-citation>67</text:note-citation><text:note-body><text:p text:style-name="P700"><text:span text:style-name="T13"><text:s/>Vgl. </text:span><text:span text:style-name="T15">Steffen</text:span><text:span text:style-name="T13">, Einfluß verminderter Ressourcen und von Finanzierungsgrenzen aus dem Gesundheitsstrukturgesetz auf die Arzthaftung, MedR 1995, S. 190 f. (190); </text:span><text:span text:style-name="T15">Voß</text:span><text:span text:style-name="T13">, Kostendruck und Ressourcenknappheit im Arzthaftungsrecht, 1999, S. 218.</text:span></text:p></text:note-body></text:note></text:span><text:span text:style-name="T2"> Die Ärzte müssen nicht nur den möglichen Nutzen für den akuten Patienten, sondern auch die Konsequenz für andere künftige Patienten bedenken</text:span><text:span text:style-name="T2"><text:note text:id="ftn696" text:note-class="footnote"><text:note-citation>68</text:note-citation><text:note-body><text:p text:style-name="P700"><text:span text:style-name="T13"><text:s/>Vgl. </text:span><text:span text:style-name="T15">Laufs</text:span><text:span text:style-name="T13">, in Laufs/Uhlenbruck (Hrsg.), Hdb. des Arztrechts, 3. Aufl., 2002, S. 939.</text:span></text:p></text:note-body></text:note></text:span><text:span text:style-name="T2">; auch für das ärztliche Handeln gilt der Grundsatz der Verhältnismäßigkeit; hoher Aufwand bei zweifelhafter Indikation legt den Verzicht auf die entsprechende Maßnahme nahe. Ein diagnostischer oder therapeutischer Aufwand jenseits der Grenzen der wirtschaftlichen Rationalität lässt sich mit Rücksicht auf die Solidargemeinschaft der Versicherten nicht rechtfertigen.</text:span><text:span text:style-name="T2"><text:note text:id="ftn697" text:note-class="footnote"><text:note-citation>69</text:note-citation><text:note-body><text:p text:style-name="P700"><text:span text:style-name="T13"><text:s/>Vgl. </text:span><text:span text:style-name="T15">Laufs</text:span><text:span text:style-name="T13">, Arztrecht, 5. Aufl., 1993 Rn. 35, 491 ähnl. </text:span><text:span text:style-name="T15">v. Wulffen</text:span><text:span text:style-name="T13">, Besondere Therapiemethoden in der Rspr. des Bundessozialgerichts, in: SGb, 1996, S. 250 ff. (253): es bedürfe „einer Abgrenzung und Konkretisierung von Fall zu Fall unter besonderer Berücksichtigung der Verhältnismäßigkeit“.</text:span></text:p></text:note-body></text:note></text:span><text:span text:style-name="T2"> Als Grenzen für die Zulässigkeit solcher Vorgehensweisen werden die Schwere einer dem Patienten drohenden Gefahr und der Grad der Wahrscheinlichkeit ihres Eintritts</text:span><text:span text:style-name="T2"><text:note text:id="ftn698" text:note-class="footnote"><text:note-citation>70</text:note-citation><text:note-body><text:p text:style-name="P700"><text:span text:style-name="T13"><text:s/>Vgl. </text:span><text:span text:style-name="T15">Laufs</text:span><text:span text:style-name="T13">, Arztrecht, 5. Aufl., 1993 Rn. 493; </text:span><text:span text:style-name="T15">Herb</text:span><text:span text:style-name="T13">, Verteilungsgerechtigkeit in der Medizin, 2002, S. 228.</text:span></text:p></text:note-body></text:note></text:span><text:span text:style-name="T2"> bzw. der durch Art. 2 Abs. 2 Satz 1 GG abgesicherte Behandlungsanspruch</text:span><text:span text:style-name="T2"><text:note text:id="ftn699" text:note-class="footnote"><text:note-citation>71</text:note-citation><text:note-body><text:p text:style-name="P700"><text:span text:style-name="T13"><text:s/>Vgl. </text:span><text:span text:style-name="T15">Conradi</text:span><text:span text:style-name="T13">, Verknappung medizinischer Ressourcen und Arzthaftung, 2000, S. 137 f.</text:span></text:p></text:note-body></text:note></text:span><text:span text:style-name="T2"> oder der durch das Sozial- und das Haftungsrecht zu beachtende verfassungsrechtliche „Mindeststandard“</text:span><text:span text:style-name="T2"><text:note text:id="ftn700" text:note-class="footnote"><text:note-citation>72</text:note-citation><text:note-body><text:p text:style-name="P700"><text:span text:style-name="T13"><text:s/>Vgl. </text:span><text:span text:style-name="T15">Rieger</text:span><text:span text:style-name="T13">, Honorarbegrenzungsmaßnahmen und Sorgfaltsmaßstab, MedR 1996, S. 147; </text:span><text:span text:style-name="T15">Deutsch</text:span><text:span text:style-name="T13">, Ressourcenbeschränkung und Haftungsmaßstab im Medizinrecht, VersR 1998, S. 261 ff. (264 f.); ähnl. </text:span><text:span text:style-name="T15">Uhlenbruck</text:span><text:span text:style-name="T13">, Rechtliche Grenzen einer Rationierung, MedR 1995, S. 427 ff. (429, 436).</text:span></text:p></text:note-body></text:note></text:span><text:span text:style-name="T2"> („unverzichtbare Basisschwelle“</text:span><text:span text:style-name="T2"><text:note text:id="ftn701" text:note-class="footnote"><text:note-citation>73</text:note-citation><text:note-body><text:p text:style-name="P700"><text:span text:style-name="T13"><text:s/>Vgl. </text:span><text:span text:style-name="T15">Steffen/Dressler</text:span><text:span text:style-name="T13">, Arzthaftungsrecht, 9. Aufl., 2002 Rn. 137.</text:span></text:p></text:note-body></text:note></text:span><text:span text:style-name="T2">) genannt. Nach </text:span><text:span text:style-name="T6">Erich Steffen</text:span><text:span text:style-name="T2"> kann der Nutzen-Kosten-Vergleich des Wirtschaftlichkeitsgebotes nur dort einen Einfluss haben, wo er die Erfüllung des Heilauftrages nicht grundsätzlich in Frage stellt und Leben und Gesundheit des Patienten nicht einer Qualitätsbewertung zuführt.</text:span><text:span text:style-name="T2"><text:note text:id="ftn702" text:note-class="footnote"><text:note-citation>74</text:note-citation><text:note-body><text:p text:style-name="P700"><text:span text:style-name="T13"><text:s/>Vgl. </text:span><text:span text:style-name="T15">Steffen</text:span><text:span text:style-name="T13">, Die Arzthaftung im Spannungsfeld zu den Anspruchsbegrenzungen des Sozialrechts für den Kassenpatienten, FS Geiß, 2000, S. 487 ff. (498).</text:span></text:p></text:note-body></text:note></text:span><text:span text:style-name="T2"> Im Übrigen hat jedoch der Patient die Grenzen der Finanzierbarkeit medizinischer Leistungen, die sich aus dem Verteilungssystem ergeben, als sein Krankheitsrisiko zu tragen.</text:span><text:span text:style-name="T2"><text:note text:id="ftn703" text:note-class="footnote"><text:note-citation>75</text:note-citation><text:note-body><text:p text:style-name="P700"><text:span text:style-name="T13"><text:s/>Vgl. </text:span><text:span text:style-name="T15">Steffen</text:span><text:span text:style-name="T13">, Kostendämpfung und ärztlicher Standard, MedR 1993, S. 338; ebenso </text:span><text:span text:style-name="T15">Franzki</text:span><text:span text:style-name="T13">, Von der Verantwortung des Richters für die Medizin, MedR 1994, S. 171 ff. (178); nachdrücklich </text:span><text:span text:style-name="T15">Rumler-Detzel</text:span><text:span text:style-name="T13">, Budgetierung - Rationalisierung - Rationierung, VersR 1998, S. 547 ff. (548 f.); </text:span><text:span text:style-name="T15">Conradi</text:span><text:span text:style-name="T13">, Verknappung medizinischer Ressourcen und Arzthaftung, 2000, S. 135.</text:span></text:p></text:note-body></text:note></text:span></text:p>
      <text:p text:style-name="P35"/>
      <text:h text:style-name="Heading_20_5" text:outline-level="5">Angemessenheitsregelung des § 106 Abs. 2a Nr. 4 SGB V</text:h>
      <text:p text:style-name="P11"><text:span text:style-name="T2">Bemerkenswert ist zudem der durch das GKV-Gesundheitsreformgesetz 2000 vom 22.12.1999</text:span><text:span text:style-name="T2"><text:note text:id="ftn704" text:note-class="footnote"><text:note-citation>76</text:note-citation><text:note-body><text:p text:style-name="P700"><text:span text:style-name="T13"><text:s/>BGBl. 1999 I , S. 2626 ff.</text:span></text:p></text:note-body></text:note></text:span><text:span text:style-name="T2"> neu eingefügte § 106 Abs. 2a Nr. 4 SGB V. Danach soll Gegenstand von Verfahren, in denen die Wirtschaftlichkeit des behandelnden Arztes</text:span><text:alphabetical-index-mark text:string-value="Wirtschaftlichkeitsgebot"/><text:span text:style-name="T2"> überprüft wird, nunmehr auch sein:</text:span></text:p>
      <text:p text:style-name="P35"/>
      <text:p text:style-name="P252"><text:span text:style-name="T2">„</text:span><text:span text:style-name="T2">die Angemessenheit der durch die Leistungen verursachten Kosten im Hinblick auf das Behandlungsziel“.</text:span></text:p>
      <text:p text:style-name="P35"/>
      <text:p text:style-name="P11"><text:span text:style-name="T2">Damit könnte eine bisher nicht möglich gewesene prinzipielle Einbeziehung des Behandlungsziels in das Wirtschaftlichkeitsgebot erfolgt sein. Infolgedessen könnte z.B. auch eine Prüfung der Angemessenheit des Mitteleinsatzes bezüglich eines nur noch kurzen Überlebens des Patienten mit nur noch geringen Kommunikationsmöglichkeiten vom Arzt gefordert sein. </text:span><text:span text:style-name="T6">Ulrich Conradi</text:span><text:span text:style-name="T2"> lehnt die generelle Ausdehnung der Wirtschaftlichkeitsprüfung auf die Angemessenheit des angestrebten Behandlungserfolges trotz der Neuregelung auch weiterhin ab.</text:span><text:span text:style-name="T2"><text:note text:id="ftn705" text:note-class="footnote"><text:note-citation>77</text:note-citation><text:note-body><text:p text:style-name="P700"><text:span text:style-name="T13"><text:s/>Vgl. </text:span><text:span text:style-name="T15">Conradi</text:span><text:span text:style-name="T13">, Verknappung medizinischer Ressourcen und Arzthaftung, 2000, S. 132. </text:span></text:p></text:note-body></text:note></text:span><text:span text:style-name="T2"> Zutreffend weist der Medizinrechtler </text:span><text:span text:style-name="T6">Hans-Ludwig Schreiber</text:span><text:span text:style-name="T2"> darauf hin, dass dies unsere Prinzipien so tief greifend verändern würde, dass es nicht bloß so versteckt in einer Bestimmung über das Prüfungsverfahren geschehen könnte.</text:span><text:span text:style-name="T2"><text:note text:id="ftn706" text:note-class="footnote"><text:note-citation>78</text:note-citation><text:note-body><text:p text:style-name="P700"><text:span text:style-name="T13"><text:s/>Vgl. </text:span><text:span text:style-name="T15">Schreiber</text:span><text:span text:style-name="T13">, Individueller Behandlungsanspruch und seine Grenzen unter dem Kostenaspekt, ZaeFQ 2000, S. 846 ff. (848).</text:span></text:p></text:note-body></text:note></text:span><text:span text:style-name="T2"> § 106 Abs. 2a Nr. 4 SGB V muss daher entsprechend der bisherigen Auslegung des Wirtschaftlichkeitsverbotes verstanden werden.</text:span></text:p>
      <text:p text:style-name="P35"/>
      <text:h text:style-name="Heading_20_5" text:outline-level="5">Ergebnis zu Wirtschaftlichkeitsüberlegungen in der GKV</text:h>
      <text:p text:style-name="P1"><text:span text:style-name="T2">Für Bereiche, in denen es um die Wahrnehmung von Chancen der Lebenserhaltung geht, sind Auseinandersetzungen um die Wirtschaftlichkeit der Behandlung im Bereich der GKV nicht ersichtlich. Der Erfolg dahin gehend, ob es sich aus ökonomischen Gesichtspunkten überhaupt noch „lohnt“, das Leben des Patienten zu erhalten, darf nicht in Wirtschaftlichkeitserwägungen eingehen. Allein </text:span><text:span text:style-name="T6">Erik Goetze</text:span><text:span text:style-name="T2"> weist daraufhin, dass im Rahmen des „erlaubten Risikos“ eine Lebensgefahr eingegangen werden darf, wenn ihr Eintritt „extrem unwahrscheinlich“ ist und ihre Abwendung „sehr hohe Kosten“ verursachen würde.</text:span><text:span text:style-name="T2"><text:note text:id="ftn707" text:note-class="footnote"><text:note-citation>79</text:note-citation><text:note-body><text:p text:style-name="P700"><text:span text:style-name="T13"><text:s/>Vgl. </text:span><text:span text:style-name="T15">Goetze</text:span><text:span text:style-name="T13">, Arzthaftungsrecht und kassenärztliches Wirtschaftlichkeitsgebot, 1989, S. 202; ähnl. </text:span><text:span text:style-name="T15">Laufs</text:span><text:span text:style-name="T13">, Standards, Kostendruck und Haftpflichtrecht, in: Nagel/Fuchs (Hrsg.), Soziale Gerechtigkeit im Gesundheitswesen, 1993, S. 290 ff. (296).</text:span></text:p></text:note-body></text:note></text:span><text:span text:style-name="T2"> Für die im Rahmen der Triage in der Katastrophenmedizin relevanten Fälle, bei denen es ja gerade um Entscheidungen über „Leben oder Tod“ geht, wobei der Tod zudem oftmals gerade nicht „extrem unwahrscheinlich“ ist und die (finanziellen) Kosten auch nicht besonders hoch sind, sind das Wirtschaftlichkeitsgebot bzw. die Berücksichtigung von Wirtschaftsüberlegungen der Rechtsprechung und der Literatur zur Begrenzung der ärztlichen Pflichten somit wenig weiterführend. Wenn eine Chance der Lebensrettung gegeben ist, dann stellen sich nach ganz überwiegender Auffassung kein sozialversicherungsrechtliches Wirtschaftlichkeitsgebot und auch keine sonstigen Wirtschaftlichkeitsüberlegungen entgegen. Das Sozialversicherungsrecht geht insofern davon aus, dass ausreichende Ressourcen geschaffen werden können bzw. sogar müssen.</text:span><text:span text:style-name="T2"><text:note text:id="ftn708" text:note-class="footnote"><text:note-citation>80</text:note-citation><text:note-body><text:p text:style-name="P700"><text:span text:style-name="T13"><text:s/>Vgl. </text:span><text:span text:style-name="T15">Schreiber</text:span><text:span text:style-name="T13">, Rechtliche Kriterien der Verteilungsgerechtigkeit, in: Nagel/Fuchs (Hrsg.), Soziale Gerechtigkeit im Gesundheitswesen, 1993, S. 302 ff. (305, 307).</text:span></text:p></text:note-body></text:note></text:span><text:span text:style-name="T2"> Gibt es nur eine erfolgsversprechende Behandlungsweise, so ist sie zu wählen, auch wenn man meinen könnte, im Hinblick auf die noch zu erwartende Lebensdauer sei sie möglicherweise zu aufwendig. Das sozialversicherungsrechtliche System gibt keine grundsätzliche Legitimation für eine Rationierung</text:span><text:span text:style-name="T2"><text:note text:id="ftn709" text:note-class="footnote"><text:note-citation>81</text:note-citation><text:note-body><text:p text:style-name="P700"><text:span text:style-name="T13"><text:s/>So i.E. auch </text:span><text:span text:style-name="T15">Vosteen</text:span><text:span text:style-name="T13">, Rationierung im Gesundheitswesen und Patientenschutz, 2001, S. 138.</text:span></text:p></text:note-body></text:note></text:span><text:span text:style-name="T2"> und enthält keine Regelung der Verteilung medizinischer Leistungen im Falle konkurrierender Ansprüche verschiedener Patienten. Mithin kann es zur Lösung der Frage, wie im Rahmen einer erforderlichen Patientenauswahl Gesundheits- und Überlebenschancen „gerecht“ verteilt werden, keinen nennenswerten Beitrag leisten.</text:span></text:p>
      <text:p text:style-name="P220"/>
      <text:h text:style-name="Heading_20_4" text:outline-level="4">Privates Krankenversicherungsrecht und Sozialhilferecht</text:h>
      <text:p text:style-name="P11"><text:span text:style-name="T2">Auch im Recht der privaten Krankenversicherung</text:span><text:alphabetical-index-mark text:string-value="- private" text:key1="Krankenversicherung"/><text:span text:style-name="T2"> ist die „medizinisch notwendige Heilbehandlung“ der anspruchsregulierende Rechtsbegriff.</text:span><text:span text:style-name="T2"><text:note text:id="ftn710" text:note-class="footnote"><text:note-citation>82</text:note-citation><text:note-body><text:p text:style-name="P700"><text:span text:style-name="T13"><text:s/>s. § 1 Abs. 2 Satz 1 MB/KK 1994, http://.www.pkv.de/downloads/MBKK.pdf, denen die Allgemeinen Versicherungsbedingungen der Versicherer weitgehend entsprechen.</text:span></text:p></text:note-body></text:note></text:span><text:span text:style-name="T2"> Existieren keine medizinisch gleichwertigen Behandlungsalternativen, so liegt die medizinisch notwendige Behandlungsmethode innerhalb des Versicherungsschutzes der privaten Krankenversicherung unabhängig von ihren Kosten.</text:span><text:span text:style-name="T2"><text:note text:id="ftn711" text:note-class="footnote"><text:note-citation>83</text:note-citation><text:note-body><text:p text:style-name="P700"><text:span text:style-name="T13"><text:s/>Vgl. ausdrücklich etwa BGH, Urteil vom 12.03.2003, Az.: IV ZR 278/01 = NJW 2003, 1596; </text:span><text:span text:style-name="T15">Schmid</text:span><text:span text:style-name="T13">, Medizinisch notwendige Heilbehandlung und private Krankenversicherung, NJW 1981, S. 2504 f. (2505); </text:span><text:span text:style-name="T15">Künschner</text:span><text:span text:style-name="T13">, Wirtschaftlicher Behandlungsverzicht und Patientenauswahl, 1992, S. 291 f.; </text:span><text:span text:style-name="T15">Schoenfeldt/Kalis</text:span><text:span text:style-name="T13">, in: Bach/Moser, Private Krankenversicherung, MB/KK- und MB/KT, Komm., 3. Aufl., 2002, § 1 Rn. 50.</text:span></text:p></text:note-body></text:note></text:span><text:span text:style-name="T2"> Allenfalls bei besonders kostenträchtigen und nicht vital lebensnotwendigen Behandlungen hat die Rechtsprechung bislang vereinzelt anerkannt, dass der Versicherer nach den Grundsätzen von Treu und Glauben ganz unverhältnismäßige Kosten mit Rücksicht auf die Versichertengemeinschaft nicht zu erstatten braucht.</text:span><text:span text:style-name="T2"><text:note text:id="ftn712" text:note-class="footnote"><text:note-citation>84</text:note-citation><text:note-body><text:p text:style-name="P700"><text:span text:style-name="T13"><text:s/>Vgl. BGH, NJW 1987, 703 f.; NJW 1988, S. 774 f. (für Erst- und Wiederholungsversuche einer In-Vitro-Fertilisation); OLG Köln, VersR 1990, 612 f. (im Falle einer Hormonbehandlung wegen Ovarialinsuffizienz).</text:span></text:p></text:note-body></text:note></text:span><text:span text:style-name="T2"> Gegenüber lebensnotwendigen Behandlungen, wie im Fall der Patientenauswahl beim Massenanfall Hilfebedürftiger, kann dieser Einwand somit nicht zum Tragen kommen.</text:span></text:p>
      <text:p text:style-name="P32"/>
      <text:p text:style-name="P11"><text:span text:style-name="T2">Für all jene, die weder einen sozial- noch einen privatversicherungsrechtlichen noch einen versorgungsrechtlichen Anspruch auf Heilbehandlung bzw. Kostenerstattung haben und auch zur Kostentragung aus eigener wirtschaftlicher Kraft nicht in der Lage sind, gewährt § 48 Satz 1 SGB XII einen Anspruch auf „Hilfe bei Krankheit“. Die Leistungen zur Krankenbehandlung werden entsprechend den Leistungen der gesetzlichen Krankenversicherung gewährt, sodass auf die diesbezüglichen Ausführungen verwiesen werden kann. Mithin enthält auch das Sozialhilferecht</text:span><text:alphabetical-index-mark text:string-value="Sozialhilfe"/><text:span text:style-name="T2"> keine Regelungen für medizinische Knappheitssituationen.</text:span><text:span text:style-name="T2"><text:note text:id="ftn713" text:note-class="footnote"><text:note-citation>85</text:note-citation><text:note-body><text:p text:style-name="P700"><text:span text:style-name="T13"><text:s/>Ebenso resümierend bereits </text:span><text:span text:style-name="T15">Däubler</text:span><text:span text:style-name="T13">, Grundrecht auf Leben und medizinische Versorgung, NJW 1972, S. 1105 ff. (1008).</text:span></text:p></text:note-body></text:note></text:span></text:p>
      <text:h text:style-name="P692" text:outline-level="1">AUSSAGEN INTERNATIONALER RECHTSQUELLEN</text:h>
      <text:p text:style-name="P32"/>
      <text:p text:style-name="P32"/>
      <text:h text:style-name="Heading_20_2" text:outline-level="2">Das „Recht auf Gesundheit“ und sein egalitärer Charakter</text:h>
      <text:p text:style-name="P32"/>
      <text:p text:style-name="P1"><text:span text:style-name="T2">Internationalen Verträgen</text:span><text:alphabetical-index-mark text:string-value="Internationale Rechtsquellen"/><text:span text:style-name="T2"> und Erklärungen, gleich auf welcher Ebene völkerrechtlicher Verbindlichkeit, wird im Allgemeinen wenig Beachtung geschenkt, wenn es um die Beantwortung konkreter innerstaatlicher Rechtsfragen ohne unmittelbaren Auslandsbezug geht. Diese können aber, unabhängig von ihrer materiellen Geltungskraft, dazu dienen, Aufschluss über Völker verbindende allgemein anerkannte Wertungen und Verhaltenserwartungen zu gewinnen, die für die Auslegung und Bestimmungen des Inhalts rechtlicher Pflichten von Bedeutung sind. Ebenso wie das Prinzip der verfassungskonformen Auslegung</text:span><text:span text:style-name="T2"><text:note text:id="ftn714" text:note-class="footnote"><text:note-citation>1</text:note-citation><text:note-body><text:p text:style-name="P700"><text:span text:style-name="T13"><text:s/>Vgl. BVerfGE 8, 210 (221); </text:span><text:span text:style-name="T15">Pieroth/Schlink</text:span><text:span text:style-name="T13">, StaatsR II, 18. Aufl., 2002 Rn. 77 ff.</text:span></text:p></text:note-body></text:note></text:span><text:span text:style-name="T2"> stellt auch das Prinzip der völkerrechtskonformen bzw. völkerrechtsfreundlichen</text:span><text:span text:style-name="T2"><text:note text:id="ftn715" text:note-class="footnote"><text:note-citation>2</text:note-citation><text:note-body><text:p text:style-name="P700"><text:span text:style-name="T13"><text:s/>Vgl. BVerfGE 64, 1 (20); </text:span><text:span text:style-name="T15">Tomuschat</text:span><text:span text:style-name="T13">, Die staatsrechtliche Entscheidung für die internationale Offenheit, in: Isensee/Kirchhof (Hrsg.), HStR VII, 1992, § 172 Rn. 27 ff.; </text:span><text:span text:style-name="T15">Jarass</text:span><text:span text:style-name="T13">/Pieroth (Hrsg.), Komm., GG, 6. Aufl., 2002, Art. 25 Rn. 4; </text:span><text:span text:style-name="T15">Weber</text:span><text:span text:style-name="T13">, Verfassungsrechtliche und -politische Aspekte, in: Barta/Kern, G. (Hrsg.), Recht auf Gesundheit, 2002, S. 203 ff. (211).</text:span></text:p></text:note-body></text:note></text:span><text:span text:style-name="T2"> Auslegung eine Auslegungsmethode dar, die von Gesetzgebung, Verwaltung und Rechtsprechung angewandt werden muss. Das bedeutet, dass Zweifelsfragen stets zugunsten der Wertentscheidungen in internationalen Bestimmungen zu interpretieren sind. Das deutsche Recht ist mithin soweit irgend möglich so zu verstehen, dass es mit dem Völkerrecht in Einklang steht.</text:span></text:p>
      <text:p text:style-name="P32"/>
      <text:p text:style-name="P1"><text:span text:style-name="T2">Daher sollen nunmehr die internationalen Rechtsdokumente – in etwa in der chronologischen Reihenfolge ihrer Entstehung – auf ihre Aussagekraft hinsichtlich der Problematik der Patientenauswahl untersucht werden, insbesondere solche, die sich zentral mit Gesundheit und sozialer Gerechtigkeit befassen. Nicht erörtert werden hier die insoweit tangierten Deklarationen des Weltärztebundes, da sie lediglich Selbstverpflichtungsregelungen der Ärzteschaft ohne unmittelbare Verantwortlichkeit der Regierungen bzw. der parlamentarischen Gesetzgeber beinhalten. Sie fanden daher bereits bei der ethischen Debatte um die Triage bzw. bei der Erörterung der ärztlichen Standesethik Berücksichtigung.</text:span><text:span text:style-name="T2"><text:note text:id="ftn716" text:note-class="footnote"><text:note-citation>3</text:note-citation><text:note-body><text:p text:style-name="P700"><text:span text:style-name="T13"><text:s/>s. dazu oben unter § 2 C IV und § 4 C III 2 c.</text:span></text:p></text:note-body></text:note></text:span></text:p>
      <text:p text:style-name="P32"/>
      <text:h text:style-name="Heading_20_3" text:outline-level="3">Satzung der Weltgesundheitsorganisation</text:h>
      <text:p text:style-name="P1"><text:span text:style-name="T2">Die Satzung der Welthandelsorganisation</text:span><text:alphabetical-index-mark text:string-value="Welthandelsorganisation"/><text:span text:style-name="T2"> (WHO) vom 22.7.1946</text:span><text:span text:style-name="T2"><text:note text:id="ftn717" text:note-class="footnote"><text:note-citation>4</text:note-citation><text:note-body><text:p text:style-name="P700"><text:span text:style-name="T13"><text:s/>Abgedr. in </text:span><text:span text:style-name="T15">Dischler</text:span><text:span text:style-name="T13"> (Hrsg.), Weltgesundheits-Organisation und Internationale Gesundheitsordnung, 1952, S. 14 ff; sowie teilw. bei </text:span><text:span text:style-name="T15">Jung</text:span><text:span text:style-name="T13">, Recht auf Gesundheit, 1982, S. 66.</text:span></text:p></text:note-body></text:note></text:span><text:span text:style-name="T2"> bezeichnet in ihrer Präam-</text:span></text:p>
      <text:p text:style-name="P1"><text:span text:style-name="T2">bel die Gesundheit als einen „Zustand des vollständigen körperlichen, geistigen und sozialen Wohlbefindens und nicht nur des Freiseins von Krankheit oder Gebrechen“. Es sei „eines der Grundrechte jedes Menschen“, „sich des bestmöglichen Gesundheitszustandes zu erfreuen, ohne Unterschied der Rasse, der Religion, des politischen Bekenntnisses, der wirtschaftlichen und sozialen Stellung.“ In Art. 1 der Satzung wird das Ziel der „Herbeiführung des bestmöglichen Gesundheitszustandes“ wiederholt. Durch die Einbeziehung des „sozialen Wohlbefindens“ in den Gesundheitsschutz wird dieser jedoch zu Recht zum Großteil als utopisch</text:span><text:span text:style-name="T2"><text:note text:id="ftn718" text:note-class="footnote"><text:note-citation>5</text:note-citation><text:note-body><text:p text:style-name="P700"><text:span text:style-name="T13"><text:s/>Vgl. </text:span><text:span text:style-name="T15">Binder</text:span><text:span text:style-name="T13">, Kernbereich und Randzonen des sozialen Krankenbegriffs, in: Barta/Kern, G. (Hrsg.), Recht auf Gesundheit, 2002, S. 35 ff. (39).</text:span></text:p></text:note-body></text:note></text:span><text:span text:style-name="T2"> bzw. unerfüllbar</text:span><text:span text:style-name="T2"><text:note text:id="ftn719" text:note-class="footnote"><text:note-citation>6</text:note-citation><text:note-body><text:p text:style-name="P700"><text:span text:style-name="T13"><text:s/>Vgl. </text:span><text:span text:style-name="T15">Uhlenbruck</text:span><text:span text:style-name="T13">, Rechtliche Grenzen einer Rationierung, MedR 1995, 427 ff. (431); </text:span><text:span text:style-name="T15">Laufs</text:span><text:span text:style-name="T13">, in: ders./Uhlen-bruck (Hrsg.), Hdb. des Arztrechts, 3. Aufl, 2002, S. 6.</text:span></text:p></text:note-body></text:note></text:span><text:span text:style-name="T2"> angesehen. Jede soziale Schlechterstellung, jedes Problem der Lebensbewältigung wird zu einer medizinischen Angelegenheit. Der Mediziner wird in die ungebührende Rolle eines gesundheits-, glück- und sinnspendenden Globaltherapeuten, eines Diesseitspriesters gedrängt und die ganze Gesellschaft in ein Wartezimmer verwandelt.</text:span><text:span text:style-name="T2"><text:note text:id="ftn720" text:note-class="footnote"><text:note-citation>7</text:note-citation><text:note-body><text:p text:style-name="P700"><text:span text:style-name="T13"><text:s/>Vgl. </text:span><text:span text:style-name="T15">Kersting</text:span><text:span text:style-name="T13">, Egalitäre Grundversorgung und Rationierungsethik, in: Gutmann/Schmidt, V.H. (Hrsg.), Rationierung und Allokation im Gesundheitswesen, 2002, S. 41 ff. (46).</text:span></text:p></text:note-body></text:note></text:span></text:p>
      <text:p text:style-name="P32"/>
      <text:p text:style-name="P1"><text:span text:style-name="T2">Die WHO wurde als selbstständige Organisation der UN gegründet und hat nur beratende und koordinierende Funktion. Die Normierungen der WHO können keine Verbindlichkeit beanspruchen, sondern bedürfen immer der konkreten Umsetzung durch den nationalen Gesetzgeber.</text:span><text:span text:style-name="T2"><text:note text:id="ftn721" text:note-class="footnote"><text:note-citation>8</text:note-citation><text:note-body><text:p text:style-name="P700"><text:span text:style-name="T13"><text:s/>Vgl. </text:span><text:span text:style-name="T15">Junghanns</text:span><text:span text:style-name="T13">, Verteilungsgerechtigkeit in der Transplantationsmedizin, 2001, S. 35.</text:span></text:p></text:note-body></text:note></text:span><text:span text:style-name="T2"> Eine entsprechende Umsetzung der Satzung der WHO erfolgte in Deutschland nicht.</text:span></text:p>
      <text:p text:style-name="P32"/>
      <text:h text:style-name="Heading_20_3" text:outline-level="3">Allgemeine Erklärung der Menschenrechte der UN</text:h>
      <text:p text:style-name="P1"><text:span text:style-name="T2">Die Allgemeine Erklärung der Menschenrechte</text:span><text:alphabetical-index-mark text:string-value="Allgemeine Erklärung der Menschenrechte"/><text:span text:style-name="T2"> (AEMR) vom 10.12.1948</text:span><text:span text:style-name="T2"><text:note text:id="ftn722" text:note-class="footnote"><text:note-citation>9</text:note-citation><text:note-body><text:p text:style-name="P700"><text:span text:style-name="T13"><text:s/>Abgedr. in </text:span><text:span text:style-name="T15">Randelzhofer</text:span><text:span text:style-name="T13"> (Hrsg.), Völkerrechtliche Verträge, Becksche Textausgabe, 5. Aufl., 1991, S. 149 ff.; </text:span><text:span text:style-name="T15">Tomuschat</text:span><text:span text:style-name="T13"> (Hrsg.), Menschenrechte, 1992, S. 26 ff.</text:span></text:p></text:note-body></text:note></text:span><text:span text:style-name="T2"> enthält in Art. 25 Abs. 1 für jeden Menschen einen Anspruch auf eine Lebenshaltung, die seine Gesundheit und sein Wohlbefinden einschließlich ärztlicher Betreuung gewährleistet. Außerdem hat er das Recht auf Sicherheit im Falle von Krankheit. Gemäß Art. 2 Abs. 1 hat jeder Mensch diese Rechte ohne irgendeine Unterscheidung, wie etwa nach Rasse, Farbe, Geschlecht, Sprache, Religion, politischer und sonstiger Überzeugung, nationaler oder sozialer Herkunft, nach Eigentum, Geburt oder sonstigen Umständen. Die Erklärung besitzt ebenfalls keinerlei rechtliche Bindungswirkung, sondern ist, wie alle Resolutionen der Generalsversammlung, nur eine Empfehlung.</text:span><text:span text:style-name="T2"><text:note text:id="ftn723" text:note-class="footnote"><text:note-citation>10</text:note-citation><text:note-body><text:p text:style-name="P700"><text:span text:style-name="T13"><text:s/>Vgl. </text:span><text:span text:style-name="T15">Kimminich</text:span><text:span text:style-name="T13">, Einführung in das Völkerrecht, 6. Aufl., 1997, S. 340.</text:span></text:p></text:note-body></text:note></text:span><text:span text:style-name="T2"> Zudem bezeichnet sich die AEMR in ihrer Präambel selbst als anzustrebendes „gemeinsames Ideal“.</text:span></text:p>
      <text:p text:style-name="P32"/>
      <text:h text:style-name="Heading_20_3" text:outline-level="3">Europäische Menschenrechtskonvention</text:h>
      <text:p text:style-name="P1"><text:span text:style-name="T2">Die Europäische Menschenrechtskonvention</text:span><text:alphabetical-index-mark text:string-value="Europäische Menschenrechtskonvention"/><text:span text:style-name="T2"> (EMRK) wurde am 4.11.1950 von den Mitgliedstaaten des Europarates unterzeichnet.</text:span><text:span text:style-name="T2"><text:note text:id="ftn724" text:note-class="footnote"><text:note-citation>11</text:note-citation><text:note-body><text:p text:style-name="P700"><text:span text:style-name="T13"><text:s/>Abgedr. in BGBl. 1952 II, S. 686 ff.; </text:span><text:span text:style-name="T15">Randelzhofer</text:span><text:span text:style-name="T13"> (Hrsg.), Völkerrechtliche Verträge, Becksche Textausgabe, 5. Aufl., 1991, S. 160 ff.;</text:span><text:span text:style-name="T15"> Meyer-Ladewig</text:span><text:span text:style-name="T13">, Hk - EMRK, 2003, S. 383 ff.</text:span></text:p></text:note-body></text:note></text:span><text:span text:style-name="T2"> Sie wird als eine Art internationale „Nebenverfassung“ der Europarechtsstaaten bezeichnet, die ein Mindestmaß an homogener Grundrechtspraxis garantiert.</text:span><text:span text:style-name="T2"><text:note text:id="ftn725" text:note-class="footnote"><text:note-citation>12</text:note-citation><text:note-body><text:p text:style-name="P700"><text:span text:style-name="T13"><text:s/>Vgl. </text:span><text:span text:style-name="T15">Geiger</text:span><text:span text:style-name="T13">, GG und Völkerrecht, 3. Aufl., 2002, S. 401.</text:span></text:p></text:note-body></text:note></text:span><text:span text:style-name="T2"> Die EMRK ist ein völkerrechtlicher Vertrag, der für die Vertragsstaaten mit der Ratifizierung verbindlich ist. In der Bundesrepublik Deutschland gilt die EMRK mit der Zustimmung des Gesetzgebers nach Maßgabe des Art. 59 Abs. 2 GG im Rang eines Bundesgesetzes.</text:span><text:span text:style-name="T2"><text:note text:id="ftn726" text:note-class="footnote"><text:note-citation>13</text:note-citation><text:note-body><text:p text:style-name="P700"><text:span text:style-name="T13"><text:s/>Vgl. Art. II des Zustimmungsgesetzes vom 7.8.1952, BGBl. II, S. 685.</text:span></text:p></text:note-body></text:note></text:span><text:span text:style-name="T2"> Sie ist bei der Interpretation des nationalen Rechts, insbesondere auch als Auslegungshilfe für die Bestimmung von Inhalt und Reichweite von Grundrechten und rechtsstaatlichen Grundsätzen des Grundgesetzes zu berücksichtigen.</text:span><text:span text:style-name="T2"><text:note text:id="ftn727" text:note-class="footnote"><text:note-citation>14</text:note-citation><text:note-body><text:p text:style-name="Footnote"><text:s/>Vgl. BVerfG, Beschluss vom 14.10.2004, Az.: 2 BvR 1481/04 = NJW 2004, S. 3407 m.w.N.</text:p></text:note-body></text:note></text:span><text:span text:style-name="T2"> Die einzelnen Vorschriften gewähren jeder Person, die der Hoheitsgewalt der Bundesrepublik Deutschland ausgeliefert ist, subjektive auch vor deutschen Gerichten einklagbare Rechte (Art. 1).</text:span><text:span text:style-name="T2"><text:note text:id="ftn728" text:note-class="footnote"><text:note-citation>15</text:note-citation><text:note-body><text:p text:style-name="P700"><text:span text:style-name="T13"><text:s/>Vgl. </text:span><text:span text:style-name="T15">Kugelmann</text:span><text:span text:style-name="T13">, Grundrechte in Europa, 1997, S. 20; </text:span><text:span text:style-name="T15">Kimminich</text:span><text:span text:style-name="T13">, Einführung in das Völkerrecht, 6. Aufl., 1997, S. 354; </text:span><text:span text:style-name="T15">Meyer-Ladewig</text:span><text:span text:style-name="T13">, Hk - EMRK, 2003, Art. 1 Rn. 1 ff.</text:span></text:p></text:note-body></text:note></text:span><text:span text:style-name="T2"> Zwar ist in Art. 2 Abs. 1 nur das Recht auf Leben nicht dagegen ein Recht auf Gesundheit ausdrücklich kodifiziert. Da die Grundrechte aber nicht nur reine Abwehransprüche gegenüberstaatlichen Eingriffen darstellen, sondern auch Schutzpflichten begründen, die den Staat zu positiven Tun veranlassen, hat der Einzelne aus Art. 2 Abs. 1 auch einen grundrechtlichen Anspruch darauf, dass der Staat massive Einwirkungen auf die Umwelt, die menschliches Leben und Gesundheit gefährden, unterbindet.</text:span><text:span text:style-name="T2"><text:note text:id="ftn729" text:note-class="footnote"><text:note-citation>16</text:note-citation><text:note-body><text:p text:style-name="P700"><text:span text:style-name="T13"><text:s/>Vgl. </text:span><text:span text:style-name="T15">Weber</text:span><text:span text:style-name="T13">, Verfassungsrechtliche und -politische Aspekte, in: Barta/Kern, G. (Hrsg.), Recht auf Gesundheit, 2002, S. 203 ff. (217).</text:span></text:p></text:note-body></text:note></text:span><text:span text:style-name="T2"> So hat der Europäische Gerichtshof für Menschenrechte entschieden, dass der Konventionsstaat sicherstellen muss, dass Ärzte ausreichend sachkundig sind.</text:span><text:span text:style-name="T2"><text:note text:id="ftn730" text:note-class="footnote"><text:note-citation>17</text:note-citation><text:note-body><text:p text:style-name="P700"><text:span text:style-name="T13"><text:s/>Vgl. EGMR III. Sektion, v. 04.05.2000, Slg. 2000 V; </text:span><text:span text:style-name="T15">Meyer-Ladewig</text:span><text:span text:style-name="T13">, Hk - EMRK, 2003, Art. 1 Rn. 6.</text:span></text:p></text:note-body></text:note></text:span><text:span text:style-name="T2"> Um seiner Schutzpflicht im Gesundheitswesen nachzukommen, muss der Staat u.a. öffentliche und private Krankenhäuser durch entsprechende Vorschriften dazu verpflichten, angemessene Maßnahmen zum Schutz des Lebens ihrer Patienten zu treffen.</text:span><text:span text:style-name="T2"><text:note text:id="ftn731" text:note-class="footnote"><text:note-citation>18</text:note-citation><text:note-body><text:p text:style-name="P700"><text:span text:style-name="T13"><text:s/>Vgl. </text:span><text:span text:style-name="T15">Meyer-Ladewig</text:span><text:span text:style-name="T13">, Hk - EMRK, 2003, Art. 1 Rn. 7.</text:span></text:p></text:note-body></text:note></text:span><text:span text:style-name="T2"> Außerdem enthält Art. 14 EMRK ein der Menschenrechteerklärung der UN entsprechendes umfassendes Diskriminierungsverbot.</text:span></text:p>
      <text:p text:style-name="P32"/>
      <text:h text:style-name="Heading_20_3" text:outline-level="3">Europäische Sozialcharta</text:h>
      <text:p text:style-name="P1"><text:span text:style-name="T2">Die Europäische Sozialcharta</text:span><text:alphabetical-index-mark text:string-value="Europäische Sozialcharta"/><text:span text:style-name="T2"> wurde am 18.10.1961 vom Europarat verabschiedet und trat am 19.9.1964 als Bundesgesetz in der Bundesrepublik Deutschland in Kraft.</text:span><text:span text:style-name="T2"><text:note text:id="ftn732" text:note-class="footnote"><text:note-citation>19</text:note-citation><text:note-body><text:p text:style-name="P700"><text:span text:style-name="T13"><text:s/>Abgedr. in BGBl. 1964 II S. 1261 ff.; </text:span><text:span text:style-name="T15">Sartorius</text:span><text:span text:style-name="T13"> II Nr. 115.</text:span></text:p></text:note-body></text:note></text:span><text:span text:style-name="T2"> Nach Ziff. 11 von Teil I gilt: „Jedermann hat das Recht, alle Maßnahmen in Anspruch zu nehmen, die es ihm ermöglichen, sich des besten Gesundheitszustandes zu erfreuen, den er erreichen kann.“. In Art. 11 von Teil II wird festgehalten, dass „um die wirksame Ausübung des Rechtes auf Schutz der Gesundheit zu gewährleisten“ sich die Vertragsparteien verpflichten geeignete Maßnahmen zu ergreifen, die u.a. auf die Beseitigung der Ursachen von Gesundheitsschäden, die Förderung von Gesundheitserziehung und Selbstverantwortung sowie die Krankheitsvorsorge abzielen. Jedoch verpflichten die Regelungen nur die Vertragsstaaten. Zudem sind gemäß Art. 20 Abs. 1 b von Teil III nur gewisse Verpflichtungen aus der Sozialcharta als bindend anzusehen. Art. 11 von Teil II gehört nicht dazu. Ein subjektives Recht auf Gesundheit des Einzelnen, als sog. Individualgrundrecht, gewährt die Sozialcharta somit nicht.</text:span><text:span text:style-name="T2"><text:note text:id="ftn733" text:note-class="footnote"><text:note-citation>20</text:note-citation><text:note-body><text:p text:style-name="P700"><text:span text:style-name="T13"><text:s/>Vgl. </text:span><text:span text:style-name="T15">Schott</text:span><text:span text:style-name="T13">, Patientenauswahl und Organallokation, 2001, S. 74; </text:span><text:span text:style-name="T15">Weber</text:span><text:span text:style-name="T13">, Verfassungsrechtliche und -politische Aspekte, in: Barta/Kern, G. (Hrsg.), Recht auf Gesundheit, 2002, S. 203 ff. (203, 211).</text:span></text:p></text:note-body></text:note></text:span></text:p>
      <text:p text:style-name="P32"/>
      <text:h text:style-name="Heading_20_3" text:outline-level="3">UNO-Pakt I über wirtschaftliche, soziale und kulturelle Rechte</text:h>
      <text:p text:style-name="P1"><text:span text:style-name="T2">Der Internationalen Pakt über wirtschaftliche, soziale und kulturelle Rechte (Sozialpakt, UNO-Pakt I</text:span><text:alphabetical-index-mark text:string-value="UNO-Pakt I"/><text:span text:style-name="T2">) wurde von der Generalversammlung der UNO am 16.12.1966 angenommen.</text:span><text:span text:style-name="T2"><text:note text:id="ftn734" text:note-class="footnote"><text:note-citation>21</text:note-citation><text:note-body><text:p text:style-name="P700"><text:span text:style-name="T13"><text:s/>Abgedr. in BGBl. 1973 II, S. 1570 ff.; </text:span><text:span text:style-name="T15">Tomuschat</text:span><text:span text:style-name="T13"> (Hrsg.), Menschenrechte, 1992, S. 31 ff.</text:span></text:p></text:note-body></text:note></text:span><text:span text:style-name="T2"> In der Bundesrepublik Deutschland trat es am 3.1.1976 in Kraft.</text:span><text:span text:style-name="T2"><text:note text:id="ftn735" text:note-class="footnote"><text:note-citation>22</text:note-citation><text:note-body><text:p text:style-name="P700"><text:span text:style-name="T13"><text:s/>Vgl. die Bekanntmachung über das Inkrafttreten vom 9.3.1976, BGBl. II, S. 428.</text:span></text:p></text:note-body></text:note></text:span><text:span text:style-name="T2"> In Art. 12 Abs. 1 anerkennen die Vertragsstaaten – in Entsprechung des WHO-Dokuments – „das Recht eines jeden auf das für ihn erreichbare Höchstmaß an körperlicher und geistiger Gesundheit“. Zur Verwirklichung dieses Rechts dienen insbesondere die in Art. 12 Abs. 2 aufgezählten Maßnahmen. So verpflichten sich die Vertragsstaaten in Buchstabe d zu Maßnahmen zur „Schaffung der Voraussetzungen, die für jedermann im Krankheitsfall den Genuss medizinischer Einrichtungen und ärztlicher Betreuung sicherstellen“. In Art. 2 Abs. 2 wird zudem eine ungleiche Gewährleistung der durch den Pakt garantierten Rechte insbesondere aufgrund verschiedener verpönter Kriterien untersagt (akzessorisches Diskriminierungsverbot). Dazu gehören Merkmale wie Rasse, Geschlecht, Sprache, Religion, Anschauung und Nationalität. Die letzte Wendung des Art. 2 Abs. 2 „ … or other status“ macht deutlich, dass die Aufzählung der Diskriminierungstatbestände nicht abschließend ist. Der Ausschuss für wirtschaftliche, soziale und kulturelle Rechte hat in seinen „Allgemeinen Bemerkungen“</text:span><text:span text:style-name="Footnote_20_Symbol"><text:span text:style-name="T2"> </text:span></text:span><text:span text:style-name="T2"><text:note text:id="ftn736" text:note-class="footnote"><text:note-citation>23</text:note-citation><text:note-body><text:p text:style-name="P700"><text:span text:style-name="T13"><text:s/>Abgedr. in </text:span><text:span text:style-name="T15">Kälin/Malinverni/Nowak</text:span><text:span text:style-name="T13">, Die Schweiz und die UNO-Menschenrechtspakte, 2. Aufl., 1997, S. 295 ff.; zu den „Allgemeinen Bemerkungen“ als den wichtigsten Erkenntnisquellen zur Interpretation des Paktes </text:span><text:span text:style-name="T15">Nowak</text:span><text:span text:style-name="T13">, Inhalt, Bedeutung und Durchsetzungsmechanismen der beiden UNO-Menschenrechtspakte, in: Kälin/Malinverni/Nowak, Die Schweiz und die UNO-Menschenrechtspakte, 2. Aufl., 1997, S. 3 ff. (23).</text:span></text:p></text:note-body></text:note></text:span><text:span text:style-name="T2"> zum UNO-Pakt I festgehalten, dass auch die Invalidität einer Person nicht zum Anlass einer Diskriminierung genommen werden darf.</text:span><text:span text:style-name="T2"><text:note text:id="ftn737" text:note-class="footnote"><text:note-citation>24</text:note-citation><text:note-body><text:p text:style-name="P700"><text:span text:style-name="T13"><text:s/>Vgl. </text:span><text:span text:style-name="T15">Ausschuss für wirtschaftliche, soziale und kulturelle Rechte</text:span><text:span text:style-name="T13">, Allgemeine Bemerkung 5, Ziff. 5.</text:span></text:p></text:note-body></text:note></text:span><text:span text:style-name="T2"> Hinsichtlich des Kriteriums des Alters hält der Ausschuss fest, „dass es zwar vielleicht noch nicht möglich ist, den Schluss zu ziehen, dass die Diskriminierung aufgrund des Alters vom Pakt insgesamt untersagt wird, dass aber die Bereiche in welchen solche Diskriminierungen akzeptiert werden können, sehr beschränkt sind.“ Hierfür nennt er als Beispiele das obligatorische Rentenalter und den Zugang zu Hochschulen.</text:span><text:span text:style-name="T2"><text:note text:id="ftn738" text:note-class="footnote"><text:note-citation>25</text:note-citation><text:note-body><text:p text:style-name="P700"><text:span text:style-name="T13"><text:s/>Vgl. </text:span><text:span text:style-name="T15">Ausschuss für wirtschaftliche, soziale und kulturelle Rechte</text:span><text:span text:style-name="T13">, Allgemeine Bemerkung 6, Ziff. 12.</text:span></text:p></text:note-body></text:note></text:span><text:span text:style-name="T2"> Ob aufgrund des Alters Gesundheitsleistungen vorenthalten werden dürfen, wird dagegen vom Ausschuss nicht ausdrücklich festgehalten. Er führt lediglich aus, dass die Vertragsstaaten verpflichtet sind, „die verletzlichen Mitglieder der Gesellschaft auch in Zeiten des schweren Mangels an Ressourcen zu schützen“.</text:span><text:span text:style-name="T2"><text:note text:id="ftn739" text:note-class="footnote"><text:note-citation>26</text:note-citation><text:note-body><text:p text:style-name="P700"><text:span text:style-name="T13"><text:s/>Vgl. </text:span><text:span text:style-name="T15">Ausschuss für wirtschaftliche, soziale und kulturelle Rechte</text:span><text:span text:style-name="T13">, Allgemeine Bemerkung 6, Ziff. 17.</text:span></text:p></text:note-body></text:note></text:span><text:span text:style-name="T2"> Auch durch den UNO-Pakt I werden Individuen aber keine subjektiven Rechte eingeräumt.</text:span><text:span text:style-name="T2"><text:note text:id="ftn740" text:note-class="footnote"><text:note-citation>27</text:note-citation><text:note-body><text:p text:style-name="P700"><text:span text:style-name="T13"><text:s/>Vgl. </text:span><text:span text:style-name="T15">Kugelmann</text:span><text:span text:style-name="T13">, Grundrechte in Europa, 1997, S. 10.</text:span></text:p></text:note-body></text:note></text:span><text:span text:style-name="T2"> Mithin wird auch kein Individualgrundrecht im Sinne eines Rechts auf Gesundheit garantiert.</text:span><text:span text:style-name="T2"><text:note text:id="ftn741" text:note-class="footnote"><text:note-citation>28</text:note-citation><text:note-body><text:p text:style-name="P700"><text:span text:style-name="T13"><text:s/>Vgl. </text:span><text:span text:style-name="T15">Weber</text:span><text:span text:style-name="T13">, Verfassungsrechtliche und -politische Aspekte, in: Barta/Kern, G. (Hrsg.), Recht auf Gesundheit, 2002, S. 203 ff. (203, 211).</text:span></text:p></text:note-body></text:note></text:span><text:span text:style-name="T2"> Die aufgeführten Leistungsansprüche gegen den Vertragsstaat sollen gemäß Art. 2 Abs. 1 sukzessive durch das Landesrecht verwirklicht werden (progressive Implementierungspflicht</text:span><text:span text:style-name="T2"><text:note text:id="ftn742" text:note-class="footnote"><text:note-citation>29</text:note-citation><text:note-body><text:p text:style-name="P700"><text:span text:style-name="T13"><text:s/></text:span><text:span text:style-name="T15">Nowak</text:span><text:span text:style-name="T13">, Inhalt, Bedeutung und Durchsetzungsmechanismen der beiden UNO-Menschenrechtspakte, in: Kälin/Malinverni/Nowak, Die Schweiz und die UNO-Menschenrechtspakte, 2. Aufl., 1997, S. 3 ff. (9).</text:span></text:p></text:note-body></text:note></text:span><text:span text:style-name="T2">). Zum Teil wird jedoch in der neueren Lehre vertreten, dass das Diskriminierungsverbot des Art. 2 Abs. 2 unmittelbare Wirkung entfaltet.</text:span><text:span text:style-name="T2"><text:note text:id="ftn743" text:note-class="footnote"><text:note-citation>30</text:note-citation><text:note-body><text:p text:style-name="P700"><text:span text:style-name="T13"><text:s/>Vgl. </text:span><text:span text:style-name="T15">Schott</text:span><text:span text:style-name="T13">, Patientenauswahl und Organallokation, 2001, S. 73 m.w.N.</text:span></text:p></text:note-body></text:note></text:span></text:p>
      <text:p text:style-name="P32"/>
      <text:h text:style-name="Heading_20_3" text:outline-level="3">UN-Erklärung über sozialen Fortschritt und Entwicklung</text:h>
      <text:p text:style-name="P1"><text:span text:style-name="T2">In der UN-Erklärung über sozialen Fortschritt und Entwicklung</text:span><text:alphabetical-index-mark text:string-value="UN-Erklärung über sozialen Fortschritt und Entwicklung"/><text:span text:style-name="T2">, angenommen durch Resolution der UN-Generalversammlung 2542 (XXIV) vom 11.12.1969</text:span><text:span text:style-name="T2"><text:note text:id="ftn744" text:note-class="footnote"><text:note-citation>31</text:note-citation><text:note-body><text:p text:style-name="P700"><text:span text:style-name="T13"><text:s/>Abgedr. in </text:span><text:span text:style-name="T15">Tomuschat</text:span><text:span text:style-name="T13"> (Hrsg.), Menschenrechte, 1992, S. 443 ff.</text:span></text:p></text:note-body></text:note></text:span><text:span text:style-name="T2">, wird in Art. 10d auf das Ziel der „Erreichung eines Höchstmaßes an Gesundheit und Bereitstellung eines möglichst unentgeltlichen Gesundheitsschutzes für die gesamte Bevölkerung“ abgestellt. In Art. 19a wird zur Verwirklichung dieses Ziels nochmals das Mittel der „Bereitstellung unentgeltlicher Gesundheitsdienste für die gesamte Bevölkerung sowie ausreichender Vorsorge und Heilbehandlungseinrichtungen und Gesundheitsfürsorgedienste, die einem jeden zugänglich sind“ betont.</text:span></text:p>
      <text:p text:style-name="P32"/>
      <text:h text:style-name="Heading_20_3" text:outline-level="3">Leitsätze der WHO für die Organtransplantation beim Menschen</text:h>
      <text:p text:style-name="P1"><text:span text:style-name="T2">In den Leitsätzen der Welthandelsorganisation</text:span><text:alphabetical-index-mark text:string-value="Welthandelsorganisation"/><text:span text:style-name="T2"> für die Organtransplantation beim Menschen vom 13.5.1991 ist die Frage der Verteilung der knappen Organe kurz in Leitsatz 9 angesprochen.</text:span><text:span text:style-name="T2"><text:note text:id="ftn745" text:note-class="footnote"><text:note-citation>32</text:note-citation><text:note-body><text:p text:style-name="P700"><text:span text:style-name="T13"><text:s/>Vgl. die deutsche Übersetzung bei </text:span><text:span text:style-name="T15">Löw-Friedrich/Schoeppe</text:span><text:span text:style-name="T13">, Transplantation, Grundlagen - Klinik - Ethik und Recht, 1996, S. 185 f.; </text:span><text:span text:style-name="T15">Junghanns</text:span><text:span text:style-name="T13">, Verteilungsgerechtigkeit in der Transplantationsmedizin, 2001, S. 35.</text:span></text:p></text:note-body></text:note></text:span><text:span text:style-name="T2"> Danach sollen Spenderorgane in der Wahrung von Gerechtigkeit und Gleichheit an die Patienten zugänglich gemacht werden, die medizinisch für die Maßnahme am besten geeignet sind. Finanzielle oder andere wirtschaftliche Überlegungen sind ausgeschlossen. Abgesehen von der klaren Ablehnung wirtschaftlicher Auswahlkriterien kann aber auch diese Bestimmung keinen wesentlichen Beitrag zur Lösung von Verteilungsfragen in der Medizin leisten. Die Regelung („Wahrung von Gerechtigkeit und Gleichheit“; „medizinisch […] am besten geeignet“) ist zu unbestimmt, als dass es Aufhellung in die Problematik der Patientenauswahl bringen kann. Ein Vorgehen etwa allein nach dem Kriterium der Bedürftigkeit i.S.v. Dringlichkeit oder nach dem Kriterium der Erfolgsaussicht in einer Situation, in der nicht allen Patienten gerettet werden können, wird unseren moralischen Intuitionen nicht gerecht. Einschränkungen dieser Kriterien verlangen aber zusätzliche Kriterien, welche von der Regelung nicht formuliert werden, aber den eigentlichen Problemschwerpunkt bilden. Zudem sind die Bestimmungen der WHO, wie bereits dargestellt, lediglich politische Absichtserklärungen, d.h. weder der Einzelne noch der Staat werden durch sie direkt berechtigt oder verpflichtet.</text:span></text:p>
      <text:p text:style-name="P32"/>
      <text:h text:style-name="Heading_20_3" text:outline-level="3">WHO-Charta von Ljubljana über die Reformierung der Gesundheitsversorgung</text:h>
      <text:p text:style-name="P1"><text:span text:style-name="T2">Dies gilt auch für die Welthandelsorganisation</text:span><text:alphabetical-index-mark text:string-value="Welthandelsorganisation"/><text:span text:style-name="T2">-Charta von Ljubljana über die Reformierung der Gesundheitsversorgung vom 19.6.1996, welche für Europa vom Konzept der „Gesundheit für alle“ ausgeht.</text:span><text:span text:style-name="T2"><text:note text:id="ftn746" text:note-class="footnote"><text:note-citation>33</text:note-citation><text:note-body><text:p text:style-name="P700"><text:span text:style-name="T29"><text:s/>Vgl. WHO Conference on European Health Care Reforms, Ljubljana, Slovenia, abrufbar unter: http://www.euro.who.int/AboutWHO/Policy/20010927_5.</text:span></text:p></text:note-body></text:note></text:span><text:span text:style-name="T2"> In Bezug auf die Frage der Verteilungsgerechtigkeit in der Medizin insgesamt enthält die Charta immerhin einige Anhaltspunkte. Die Würde des Menschen sowie die Chancengleichheit gelten als oberste Grundsätze für das Gesundheitswesen (Ziff. 5.1.). Die Gesundheitssysteme sollen auf die Bedürfnisse der Bürger bezogen sein (Ziff. 5.3.). Die Gesundheitsressourcen sind zudem effizient zu nutzen, auf Kostenwirksamkeit (Ziff. 5.5. und 5.4.) und Transparenz (6.1.2. und 6.2.) ist zu achten. In Ziff. 6.1.3. heißt es zudem ausdrücklich: „Die Regierungen müssen eine öffentliche Wertdebatte führen und gewährleisten, dass die Ressourcen gerecht verteilt werden und die gesamte Bevölkerung Zugang zu den gesundheitlichen Leistungen hat. Sie sollten dies außerdem durch gesetzgeberische und regulatorische Initiativen erleichtern“. Wo dies geeignet erscheint, soll eine Allokation durch Marktmechanismen eine „optimale Ausnutzung knapper Ressourcen“ gewährleisten. Daraus kann geschlossen werden, dass, wo eine Patientenauswahl wegen knapper medizinischer Ressourcen erforderlich ist, transparent und explizit auf dem Wege der Gesetzgebung über die Verteilung entschieden werden soll. Im Übrigen geben jedoch konkretisierungsbedürftige Begriffe, wie die Würde des Menschen, Chancengleichheit, Bedürfnis, gerechte Verteilung und optimale Ausnutzung, keine hinreichend präzisen Anhaltspunkte für die konkrete Verteilung knapper medizinischer Ressourcen vor Ort.</text:span></text:p>
      <text:p text:style-name="P32"/>
      <text:h text:style-name="Heading_20_3" text:outline-level="3">Europäische Bioethik-Konvention</text:h>
      <text:p text:style-name="P1"><text:span text:style-name="T2">Das Übereinkommen über Menschenrechte und Biomedizin – auch Menschenrechtsübereinkommen, Biomedizin-Konvention oder Bioethik-Konvention</text:span><text:alphabetical-index-mark text:string-value="Europäische Bioethik-Konvention"/><text:span text:style-name="T2"> genannt – wurde, aufbauend auf der Europäischen Menschenrechtskonvention von 1950, am 4.4.1997 vom Europarat verabschiedet und ist am 1.12.1999 völkerrechtlich in Kraft getreten.</text:span><text:span text:style-name="T6"><text:note text:id="ftn747" text:note-class="footnote"><text:note-citation>34</text:note-citation><text:note-body><text:p text:style-name="P700"><text:span text:style-name="T13"><text:s/>Abdruck der deutschen Übersetzung - verbindlich ist nur der Wortlaut in englischer und französischer Sprache - auf http://www.bmj.bund.de/images/11558.pdf sowie in </text:span><text:span text:style-name="T15">Junghanns</text:span><text:span text:style-name="T13">, Verteilungsgerechtigkeit in der Transplantationsmedizin, 2001, S. 36.</text:span></text:p></text:note-body></text:note></text:span><text:span text:style-name="T2"> Es ist im Gegensatz zur WHO-Charta ein Staatsvertrag, dem völkerrechtliche Verbindlichkeit eigen ist. Adressaten der durch ihn begründeten Rechte und Pflichten sind allerdings nur die unterzeichnenden Vertragsstaaten. Diese sind verpflichtet, die in der Konvention enthaltenen Regeln in unmittelbar verbindliches innerstaatliches Recht umzusetzen (Art. 1 Abs. 2). Durch die Konvention selbst werden also keine direkten Ansprüche Privater begründet. Deutschland hat das Übereinkommen bisher nicht unterzeichnet, sodass es bereits aus diesem Grunde für Deutschland keine Geltung beanspruchen kann. Die Konvention soll einen gemeinsamen Mindestrahmen für eine breite Palette rechtlicher Fragen im Bereich der modernen Biologie und Medizin im gesamteuropäischen Raum festlegen. An erster Stelle stehen der Schutz der Würde, Identität und Integrität des Menschen (Art. 1 Abs. 1) sowie der Vorrang des Interesses und des Wohls des einzelnen Menschen gegenüber den bloßen Interessen der Gesellschaft oder der Wissenschaft (Art. 2). Die Einschiebung des Wortes „bloß“ lässt hier allerdings gewisse Auslegungsspielräume für einen Vorrang besonders schwerwiegender Allgemeininteressen (und damit utilitaristische Überlegungen) in Ausnahmefällen.</text:span><text:span text:style-name="T2"><text:note text:id="ftn748" text:note-class="footnote"><text:note-citation>35</text:note-citation><text:note-body><text:p text:style-name="P700"><text:span text:style-name="T13"><text:s/>So auch </text:span><text:span text:style-name="T15">B.-R.</text:span><text:span text:style-name="T13"> </text:span><text:span text:style-name="T15">Kern</text:span><text:span text:style-name="T13">, Die Bioethik-Konvention des Europarates - Bioethik versus Arztrecht?, MedR 1998, S. 485 ff. (486, 490) und </text:span><text:span text:style-name="T15">Laufs</text:span><text:span text:style-name="T13">, Das Menschenrechtsübereinkommen zur Biomedizin, NJW 1997, S. 776 f.</text:span></text:p></text:note-body></text:note></text:span><text:span text:style-name="T2"> Hinsichtlich der Frage der Verteilung medizinischer Ressourcen stellt die Konvention in Art. 3 die Verpflichtung der Vertragsstaaten fest – unter Berücksichtigung der Gesundheitsbedürfnisse und der verfügbaren Mittel – geeignete Maßnahmen zu ergreifen, um den gleichen Zugang zu Gesundheitsleistungen von angemessener Qualität zu schaffen. Auch wenn diese Grundsätze – trotz oder gerade wegen ihrer Einschränkungen – richtungsweisend sind, bleibt es hinsichtlich der Kriterien für die Patientenauswahl durch den Arzt vor Ort doch viel zu unpräzise.</text:span></text:p>
      <text:p text:style-name="P32"/>
      <text:p text:style-name="P1"><text:span text:style-name="T2">Konkreter wird es da schon im Zusatzprotokoll zur Organtransplantation, dessen Entwurf am 8.6.2000 verabschiedet wurde. Art. 3 des Zusatzprotokolls verpflichtet die Vertragsstaaten zur Gewährleistung des gleichen Zugangs der Patienten zu den Transplantationsleistungen und zur Verteilung der Organe und Gewebe nach transparenten und sachlich gerechtfertigten Regeln unter besonderer Berücksichtigung medizinischer Kriterien.</text:span><text:span text:style-name="T2"><text:note text:id="ftn749" text:note-class="footnote"><text:note-citation>36</text:note-citation><text:note-body><text:p text:style-name="P700"><text:span text:style-name="T13"><text:s/>Abgedr. in </text:span><text:span text:style-name="T15">Kopetzki</text:span><text:span text:style-name="T13">, Die Biomedizinkonvention, in: Barta/Weber (Hrsg.), Rechtsfragen der Transplantationsmedizin in Europa, 2001, S. 121 ff. (146 ff.); http://conventions.coe.int/Treaty/EN/Treaties/ Html/186.htm.</text:span></text:p></text:note-body></text:note></text:span><text:span text:style-name="T2"> Allerdings bleiben auch hier die tatsächlich maßgeblichen Auswahlkriterien für die Patientenauswahl ungewiss. Welche konkreten Kriterien sind denn nun sachlich gerechtfertigt? Was sind die maßgeblichen medizinischen Aspekte?</text:span><text:span text:style-name="T2"><text:note text:id="ftn750" text:note-class="footnote"><text:note-citation>37</text:note-citation><text:note-body><text:p text:style-name="P700"><text:span text:style-name="T13"><text:s/>Zur Verfehltheit der Argumentation mit „medizinischen Gründen“ siehe bereits oben unter § 4 B.</text:span></text:p></text:note-body></text:note></text:span><text:span text:style-name="T2"> Wie schon in der Charta von Ljubljana wird in Art. 28 der Bioethik-Konvention zudem die Notwendigkeit öffentlicher Debatten und demokratischer Legitimation betont. Danach sind die Vertragsstaaten dazu angehalten, eine breite öffentliche Diskussion über grundlegende Fragen der Entwicklung in Biologie und Medizin voranzutreiben, v.a. unter Berücksichtigung der entsprechenden medizinischen sozialen, wirtschaftlichen, ethischen und rechtlichen Auswirkungen. Eine Forderung, der auch mit der vorliegenden Arbeit nachgekommen werden soll.</text:span></text:p>
      <text:p text:style-name="P32"/>
      <text:h text:style-name="Heading_20_3" text:outline-level="3">Recht der Europäischen Union</text:h>
      <text:h text:style-name="Heading_20_4" text:outline-level="4">Vertrag zur Gründung der Europäischen Gemeinschaften</text:h>
      <text:p text:style-name="P1"><text:span text:style-name="T2">Im Recht der Europäischen Union</text:span><text:alphabetical-index-mark text:string-value="- Gründungsverträge" text:key1="EU-Recht"/><text:span text:style-name="T2"> verbietet Art. 12 EGV in seiner Amsterdamer Fassung vom 2.10.1997</text:span><text:span text:style-name="T2"><text:note text:id="ftn751" text:note-class="footnote"><text:note-citation>38</text:note-citation><text:note-body><text:p text:style-name="P700"><text:span text:style-name="T13"><text:s/>Abgedr. in BGBl. 1998 II, S. 387 ff. sowie in Europarecht, Becksche Gesetzestexte, 15. Aufl. 1999, S. 547 ff. und </text:span><text:span text:style-name="T15">Geiger</text:span><text:span text:style-name="T13">, Komm., EUV/EGV, 3. Aufl., 2000, S. 137 ff.</text:span></text:p></text:note-body></text:note></text:span><text:span text:style-name="T2"> unmittelbar jede Diskriminierung aufgrund der Staatsangehörigkeit. Gemäß Art. 13 EGV kann der Rat Vorkehrungen treffen, um Diskriminierungen aus Gründen des Geschlechts, der Rasse, der ethnischen Herkunft, der Religion oder der Weltanschauung, einer Behinderung, des Alters oder der sexuellen Ausrichtung zu bekämpfen. Art. 152 Abs. 1 EGV zielt auf die Sicherstellung eines hohen Gesundheitsniveaus ab, erklärt die Gemeinschaft insoweit jedoch lediglich zuständig für die Ergänzung der Politik der Mitgliedsstaaten und ist „auf die Verbesserung der Gesundheit für die Bevölkerung, die Verhütung von Humankrankheiten und die Beseitigung von Ursachen für die Gefährdung der menschlichen Gesundheit gerichtet“.</text:span></text:p>
      <text:p text:style-name="P32"/>
      <text:h text:style-name="Heading_20_4" text:outline-level="4">Grundrechtscharta</text:h>
      <text:p text:style-name="P1"><text:span text:style-name="T2">Eine nähere Konkretisierung dieser allgemeinen Zielvorstellungen bietet Art. 35 der am 7.12.2000 auf dem Gipfel vom Nizza proklamierten Grundrechtscharta</text:span><text:alphabetical-index-mark text:string-value="- Grundrechtscharta" text:key1="EU-Recht"/><text:span text:style-name="T2"> der Europäischen Union.</text:span><text:span text:style-name="T2"><text:note text:id="ftn752" text:note-class="footnote"><text:note-citation>39</text:note-citation><text:note-body><text:p text:style-name="P700"><text:span text:style-name="T13"><text:s/>Abgedr. in EuGRZ 2000, S. 554 sowie in Beilage zu NJW, Heft 49/2000 und </text:span><text:span text:style-name="T15">Umbach/Clemens</text:span><text:span text:style-name="T13"> (Hrsg.), GG-Mitarbeiterkommentar, Bd. </text:span><text:span text:style-name="T20">I, 2002, S. 9 ff.; http://www.bmj.bund.de/images/10150.pdf.</text:span></text:p></text:note-body></text:note></text:span><text:span text:style-name="T2"> Darin wird in Satz 1 jeder Person das „Recht auf Zugang zur Gesundheitsvorsorge und auf ärztliche Versorgung nach Maßgabe der einzelstaatlichen Rechtsvorschriften und Gepflogenheiten“ verbürgt. Inwieweit dem Einzelnen damit allerdings tatsächlich neben einem Abwehrrecht auch ein direkt einklagbares subjektives Leistungsrecht eingeräumt wird, ist noch weitestgehend ungeklärt.</text:span><text:span text:style-name="T2"><text:note text:id="ftn753" text:note-class="footnote"><text:note-citation>40</text:note-citation><text:note-body><text:p text:style-name="P700"><text:span text:style-name="T13"><text:s/>I.E. unter Bezugnahme auf die Praxis zu Art. 152 EGV abl. </text:span><text:span text:style-name="T15">Riedel</text:span><text:span text:style-name="T13">, in: Meyer (Hrsg.), Komm. zur Charta, 2003, Art. 35 Rn. 9.</text:span></text:p></text:note-body></text:note></text:span><text:span text:style-name="T2"> Nachfolgend wird in Satz 2 jedenfalls das Ziel von der Sicherstellung eines hohen Gesundheitsschutzniveaus wiederholt. Des Weiteren untersagt Art. 21 der Charta allgemein eine Diskriminierung von Menschen, u.a. ausdrücklich auch wegen des Vermögens und des Alters. Eine besondere Betonung der Rechte ältere Menschen erfolgt zudem – in Anlehnung an Art. 23 der Europäischen Sozialcharta – gemäß Art. 25: „Die Union anerkennt und achtet das Recht älterer Menschen auf ein würdiges und unabhängiges Leben und auf Teilnahme am sozialen und kulturellen Leben.“ Als Erklärung besitzt die Grundrechtscharta lediglich programmatischen Charakter und ist rechtlich solange nicht verbindlich, wie sie nicht in die Gemeinschaftsverträge inkorporiert worden ist. Mit ihrer Erklärung sind Europäisches Parlament, Rat und Kommission jedoch eine Selbstbindung in dem Sinne eingegangen, dass sie ihre Praxis an den Grundrechten der Charta ausrichten, d.h. diese Rechte als Orientierungsmaßstab ihres Handelns heranziehen und die Verwirklichung dieser Rechte im Rahmen ihrer Zuständigkeit zu fördern suchen. In diesem Sinne sind die Grundrechte auch von den Mitgliedstaaten zu beachten, wenn sie das Recht der Union durchführen (Art. 51 Abs. 1 der Charta).</text:span><text:span text:style-name="T2"><text:note text:id="ftn754" text:note-class="footnote"><text:note-citation>41</text:note-citation><text:note-body><text:p text:style-name="P700"><text:span text:style-name="T13"><text:s/>Vgl. </text:span><text:span text:style-name="T15">Fischer</text:span><text:span text:style-name="T13">, Europarecht, 3. Aufl., 2001, S. 27.</text:span></text:p></text:note-body></text:note></text:span></text:p>
      <text:p text:style-name="P32"/>
      <text:p text:style-name="P32"/>
      <text:h text:style-name="Heading_20_4" text:outline-level="4">Richtlinien</text:h>
      <text:p text:style-name="P1"><text:span text:style-name="T2">Die auf Grundlage von Art. 13 EGV erlassene Richtlinie</text:span><text:alphabetical-index-mark text:string-value="- Richtlinien" text:key1="EU-Recht"/><text:span text:style-name="T2"> 2000/78/EG</text:span><text:span text:style-name="T2"><text:note text:id="ftn755" text:note-class="footnote"><text:note-citation>42</text:note-citation><text:note-body><text:p text:style-name="P700"><text:span text:style-name="T13"><text:s/>ABlEG Nr. L 303 v. 2.12.2000; </text:span><text:span text:style-name="T15">Fischer</text:span><text:span text:style-name="T13">, Europarecht, 3. Aufl., 2001, S. 210 f.</text:span></text:p></text:note-body></text:note></text:span><text:span text:style-name="T2"> des Rates vom 27.11.2000 will in ihrem Art. 6 ausdrücklich auch Diskriminierungen wegen des Alters verhindern. Sie legt jedoch lediglich einen allgemeinen Rahmen für die Verwirklichung der Gleichbehandlung in Beschäftigung und Beruf fest. Die Richtlinie 2000/43/EG</text:span><text:span text:style-name="T2"><text:note text:id="ftn756" text:note-class="footnote"><text:note-citation>43</text:note-citation><text:note-body><text:p text:style-name="P700"><text:span text:style-name="T13"><text:s/>ABlEG. Nr. L 180 v. 19.7.2000; beide Richtlinien sind auch abgedr. als Beilage zu NJW 37/2001.</text:span></text:p></text:note-body></text:note></text:span><text:span text:style-name="T2"> vom 29.6.2000 ist von ihrem Geltungsbereich her wesentlich weiter. Sie erfasst gemäß Art. 3 alle Personen in öffentlichen und privaten Bereichen in Bezug auf die Erwerbstätigkeit, das Sozial-, Gesundheits- und Bildungswesen sowie „den Zugang und die Versorgung mit Gütern und Dienstleistungen, die der Öffentlichkeit zur Verfügung stehen“. Andererseits betrifft diese Richtlinie aber lediglich die Diskriminierungsmerkmale „Rasse“, sowie ethnische „Herkunft“. Im Rahmen der Umsetzung dieser europäischen Vorgaben in Deutschland im Allgemeinen Gleichbehandlungsgesetz (AGG) vom 14.08.2006</text:span><text:span text:style-name="T2"><text:note text:id="ftn757" text:note-class="footnote"><text:note-citation>44</text:note-citation><text:note-body><text:p text:style-name="P700"><text:span text:style-name="T13"><text:s/>BGBl 2006 I, S. 1897 ff.; Zur umfängl. Einführungsdiskussion s. etwa: </text:span><text:span text:style-name="T15">Rüthers/Stadler</text:span><text:span text:style-name="T13">, AT des BGB, 13. Aufl., 2003, § 3 III 2b, sowie </text:span><text:span text:style-name="T15">Picker</text:span><text:span text:style-name="T13">, Antidiskriminierung als Zivilrechtsprogramm?, JZ 2003, S. 540 ff.</text:span></text:p></text:note-body></text:note></text:span><text:span text:style-name="T2"> wurden die Diskriminierungsverbote jedoch für den Bereich des Schutzes der Beschäftigten und der zivilrechtlichen Massengeschäfte, auf die „sexuelle Identität“, die „Behinderung“, die „Religion“, die „Weltanschauung“ und das „Alter“ erweitert.</text:span></text:p>
      <text:p text:style-name="P32"/>
      <text:p text:style-name="P32"/>
      <text:h text:style-name="Heading_20_2" text:outline-level="2">Schutz besonders gefährdeten Patientengruppen</text:h>
      <text:p text:style-name="P32"/>
      <text:h text:style-name="Heading_20_3" text:outline-level="3">Geistig Zurückgebliebene und Strafgefangene</text:h>
      <text:p text:style-name="P1"><text:span text:style-name="T2">Verschiedene Deklarationen befassen sich darüber hinaus speziell mit den Rechten potenziell besonders benachteiligter Patientengruppen. So wird in der Erklärung über die Rechte des geistig Zurückgebliebenen</text:span><text:alphabetical-index-mark text:string-value="Behinderung"/><text:span text:style-name="T2">, angenommen durch Resolution der UN-Generalvollversammlung 2856 (XXVI) vom 20.12.1971</text:span><text:span text:style-name="T2"><text:note text:id="ftn758" text:note-class="footnote"><text:note-citation>45</text:note-citation><text:note-body><text:p text:style-name="P700"><text:span text:style-name="T13"><text:s/>Abgedruckt in: </text:span><text:span text:style-name="T15">Tomuschat</text:span><text:span text:style-name="T13"> (Hrsg.), Menschenrechte, 1992, S. 455 ff.</text:span></text:p></text:note-body></text:note></text:span><text:span text:style-name="T2">, darauf hingewiesen, dass er „im höchstmöglichen Grade dieselben Rechte wie andere Menschen“ hat. Außerdem hat er „ein Recht auf angemessene medizinische Betreuung und physische Therapie […], die ihn befähigen, seine Fähigkeiten und optimalen Leistungsmöglichkeiten zu entwickeln.“</text:span><text:span text:style-name="T2"><text:note text:id="ftn759" text:note-class="footnote"><text:note-citation>46</text:note-citation><text:note-body><text:p text:style-name="P700"><text:span text:style-name="T13"><text:s/>Wiederholt werden diese Aussagen sinngemäß in den Grds. 7 Ab. 1, 8 Abs. 1 der </text:span><text:span text:style-name="T15">Erklärung zum Schutz von psychisch Kranken und die Verbesserung der psychiatrischen Versorgung</text:span><text:span text:style-name="T13">, angenommen durch Resolution der UN-Generalversammlung 46/119 vom 19.12.1991 [abgedr. in </text:span><text:span text:style-name="T15">Tomuschat</text:span><text:span text:style-name="T13"> (Hrsg.), Menschenrechte, 1992, S. 457 ff.] sowie in d. Punkten 4-6 der </text:span><text:span text:style-name="T15">Erklärung über die Rechte der Behinderten</text:span><text:span text:style-name="T13">, angenommen durch Resolution der UN-Generalversammlung 3447 (XXX) vom 9.12.1975 [</text:span><text:span text:style-name="T15">Tomuschat</text:span><text:span text:style-name="T13"> (Hrsg.), Menschenrechte, 1992, S. 472 ff.].</text:span></text:p></text:note-body></text:note></text:span></text:p>
      <text:p text:style-name="P32"/>
      <text:p text:style-name="P1"><text:span text:style-name="T2">Den mit der Behandlung von Strafgefangenen</text:span><text:alphabetical-index-mark text:string-value="Strafgefangene"/><text:span text:style-name="T2"> betrauten Professionen wird in der UN-Resolution 37/194 vom 18.12.1982 im Grundsatz 1 die Verpflichtung auferlegt, deren körperliche und geistige Gesundheit zu schützen und ihnen im Krankheitsfall eine Behandlung von der gleichen Qualität und den Maßstäben zukommen zu lassen wie Personen, die sich nicht in Haft oder Gewahrsam befinden.</text:span><text:span text:style-name="T2"><text:note text:id="ftn760" text:note-class="footnote"><text:note-citation>47</text:note-citation><text:note-body><text:p text:style-name="P700"><text:span text:style-name="T13"><text:s/>Abgedr. in </text:span><text:span text:style-name="T15">Tomuschat</text:span><text:span text:style-name="T13"> (Hrsg.), Menschenrechte, 1992, S. 314 ff.</text:span></text:p></text:note-body></text:note></text:span></text:p>
      <text:p text:style-name="P32"/>
      <text:h text:style-name="Heading_20_3" text:outline-level="3">Kriegsvölkerrecht</text:h>
      <text:p text:style-name="P1"><text:span text:style-name="T2">Auch die Normen des sog. Kriegsvölkerrecht</text:span><text:alphabetical-index-mark text:string-value="Kriegsvölkerrecht"/><text:span text:style-name="T2">s betonen, trotz der außergewöhnlichen Bedingungen unter denen die ärztliche Tätigkeit im Kriegszustand stattfinden muss, deren egalitäre Orientierung. So enthält Art. 12 des Genfer Abkommens vom 12.8.1949 zur Verbesserung des Loses der Verwundeten und Kranken der Streitkräfte im Felde</text:span><text:span text:style-name="T2"><text:note text:id="ftn761" text:note-class="footnote"><text:note-citation>48</text:note-citation><text:note-body><text:p text:style-name="P700"><text:span text:style-name="T13"><text:s/>Abgedr. in </text:span><text:span text:style-name="T15">DRK</text:span><text:span text:style-name="T13"> (Hrsg.), Die Genfer Abkommen zum Schutze der Kriegsopfer vom 12. August 1949, 2. Aufl., Bonn 1953, S. 75 ff.; </text:span><text:span text:style-name="T15">Hinz/Rauch</text:span><text:span text:style-name="T13">, Kriegsvölkerrecht, 3. Aufl., 1984 Rn. 1540; BGBl. 1954 II, S. 783 ff.</text:span></text:p></text:note-body></text:note></text:span><text:span text:style-name="T2"> das Verbot der Diskriminierung nach Geschlecht, Rasse, Nationalität, Religion, politischer Meinung oder ähnlichen Unterscheidungsmerkmalen und bestimmt, dass nur „dringliche medizinische Gründe“ eine Bevorzugung der Reihenfolge der medizinischen Behandlung rechtfertigen. Das 1. Zusatzprotokoll zu dem Genfer Abkommen vom 8.6.1977 bestätigt diese Grundsätze in seinen Art. 10 – 16.</text:span><text:span text:style-name="T2"><text:note text:id="ftn762" text:note-class="footnote"><text:note-citation>49</text:note-citation><text:note-body><text:p text:style-name="P700"><text:span text:style-name="T13"><text:s/>„Zusatzprotokoll zu den Genfer Abkommen vom 12. August 1949 über den Schutz der Opfer internationaler bewaffneter Konflikte (Prot. I)“, abgedr. in </text:span><text:span text:style-name="T15">Randelzhofer</text:span><text:span text:style-name="T13"> (Hrsg.), Völkerrechtliche Verträge, Becksche Textausgabe, 5. Aufl., 1991, S. 608 ff.; </text:span><text:span text:style-name="T15">Hinz/Rauch</text:span><text:span text:style-name="T13">, Kriegsvölkerrecht, 3. Aufl., 1984 Rn. 1540; BGBl. 1990 II S. 1551.</text:span></text:p></text:note-body></text:note></text:span><text:span text:style-name="T2"> Art. 10 Abs. 2 Satz 2 lautet: „Aus anderen als medizinischen Gründen darf kein Unterschied zwischen ihnen gemacht werden.“ Art. 15 Abs. 3 Satz 2 hält fest: „Die Besatzungsmacht darf nicht verlangen, dass das Personal in Wahrnehmung seiner Aufgaben bestimmte Personen bevorzugt behandelt, es sei denn aus medizinischen Gründen.“ Diese zu den grundlegenden Prinzipien des humanitären Völkerrechts gehörenden Regelungen sind als „allgemeine Regeln des Völkerrechts“ Bestandteil der deutschen Rechtsordnung.</text:span><text:span text:style-name="T2"><text:note text:id="ftn763" text:note-class="footnote"><text:note-citation>50</text:note-citation><text:note-body><text:p text:style-name="P700"><text:span text:style-name="T13"><text:s/>Vgl. </text:span><text:span text:style-name="T15">Wolfrum</text:span><text:span text:style-name="T13">, Zur Durchsetzung des humanitären Völkerrechts, in: Fleck (Hrsg.), Hdb. des humanitären Völkerrechts in bewaffneten Konflikten, 1994, S. 413 ff. (439).</text:span></text:p></text:note-body></text:note></text:span><text:span text:style-name="T2"> Sie erzeugen damit gemäß Art. 25 GG unmittelbare Rechte für die Bewohner des Bundesgebietes und gehen den Gesetzen vor.</text:span></text:p>
      <text:p text:style-name="P32"/>
      <text:p text:style-name="P1"><text:span text:style-name="T2">Kritisiert werden muss an diesen Regelungen freilich wie so oft, dass die Verwendung der Begriffskombination „medizinische Gründe“ semantisch falsch und einer weiten Interpretation zugänglich ist.</text:span><text:span text:style-name="T2"><text:note text:id="ftn764" text:note-class="footnote"><text:note-citation>51</text:note-citation><text:note-body><text:p text:style-name="P700"><text:span text:style-name="T13"><text:s/>s. bereits oben unter § 4 B.</text:span></text:p></text:note-body></text:note></text:span><text:span text:style-name="T2"> Dennoch kann aus den Regelungen geschlossen werden, dass Patientenauswahlkriterien nach Maßstäben militärischer und gegebenenfalls auch ziviler Wiederverwendbarkeit, wie sie in der Vergangenheit teilweise bei der Triage praktiziert wurden und die auch heute noch teilweise diskutiert werden, eine klare Absage erteilt wird. Auch darf den potenziell besonders gefährdeten und gefährlichen gegnerischen Soldaten, denen eine außerordentlich geringe soziale Wertigkeit für die gefangennehmende Gesellschaft zugeschrieben werden könnte, keine schlechtere medizinische Behandlung zukommen, als den eigenen bzw. verbündeten Truppenteilen. Dem „größtmöglichen Nutzen der (eigenen) Gemeinschaft“ dient es sicherlich nicht, knappe Ressourcen für die Versorgung der Verletzten der Gegenseite zu verwenden, wenn Material und Personal gleichzeitig oder möglicherweise später noch für eigene Verletzte benötigt werden. Vor dem Hintergrund des zu Ende gegangenen 2. Weltkrieges hat die Genfer Konvention möglichem militärischen Zweckdenken bewusst die uneingeschränkte Achtung jedes einzelnen individuellen Lebens entgegengesetzt. Lediglich das Kriterium der „dringlichen medizinischen Gründe“ wird hinsichtlich der Verteilung knapper medizinischer Ressourcen als zulässig angesehen.</text:span></text:p>
      <text:p text:style-name="P32"/>
      <text:p text:style-name="P1"><text:span text:style-name="T2">Wenn diese Regelungen zur „gerechten“ Allokation medizinischer Hilfe selbst im bewaffneten Konflikt gelten, so kann daraus im Erst-recht-Schluss deren Gültigkeit auch für Friedenszeiten geschlossen werden, zumindest aber eine zeit- und situationsunabhängige ärztliche Pflichtenstellung bei der Patientenauswahl. </text:span><text:span text:style-name="T6">Michael Hofferbert</text:span><text:span text:style-name="T2"> sieht hier zutreffend, dass sich durch diese Bestimmungen „wie ein roter Faden die strikte und ausschließliche Orientierung der gesamten medizinischen Hilfeleistung am Wohl des Einzelnen oder der vielen Einzelnen“ zieht.</text:span><text:span text:style-name="T2"><text:note text:id="ftn765" text:note-class="footnote"><text:note-citation>52</text:note-citation><text:note-body><text:p text:style-name="P700"><text:span text:style-name="T13"><text:s/>Vgl. </text:span><text:span text:style-name="T15">Hofferbert</text:span><text:span text:style-name="T13">, Rechtliche Aspekte, in: Mayer (Hrsg.), Katastrophenmedizin, 1987, S. 137 ff. (158); ebenso </text:span><text:span text:style-name="T15">Künschner</text:span><text:span text:style-name="T13">, Wirtschaftlicher Behandlungsverzicht und Patientenauswahl, 1992, S. 307.</text:span></text:p></text:note-body></text:note></text:span><text:span text:style-name="T2"> Insbesondere die Bedeutung der Orientierung am Wohl der „vielen Einzelnen“ soll hier jedoch nochmals ausdrücklich betont werden.</text:span></text:p>
      <text:p text:style-name="P32"/>
      <text:p text:style-name="P32"/>
      <text:h text:style-name="Heading_20_2" text:outline-level="2">Beurteilung der internationalen Rechtsquellen</text:h>
      <text:p text:style-name="P29"/>
      <text:p text:style-name="P1"><text:span text:style-name="T2">Im Ergebnis lassen sich aus den internationalen Rechtsquellen zwar einzelne Grundsätze, jedoch keine konkreten Vorgaben für die Frage der „richtigen“ Patientenauswahl entnehmen. So kann ein universales und egalitäres Menschenrecht auf Gesundheit, welches sich bis in den Kriegsfall hinein erstreckt, auf internationaler Ebene kaum noch in Frage gestellt werden. Allerdings müssen sein Umfang und seine Grenzen wesentlich klarer konkretisiert werden, um ihm zu praktischer Wirksamkeit zu verhelfen. Unabhängig von seiner Reichweite gilt aber in Bezug auf medizinische Behandlungen ein besonders strenges Diskriminierungsverbot</text:span><text:alphabetical-index-mark text:string-value="Diskriminierungsverbote"/><text:span text:style-name="T2">. Für den Arzt gilt das altehrwürdige Postulat: </text:span><text:span text:style-name="T6">hostis dum vulneratus frater</text:span><text:span text:style-name="T6"><text:note text:id="ftn766" text:note-class="footnote"><text:note-citation>53</text:note-citation><text:note-body><text:p text:style-name="P700"><text:span text:style-name="T13"><text:s/></text:span><text:span text:style-name="T15">Röding</text:span><text:span text:style-name="T13">, Massenunfall, 4. Aufl., 1990, S. 177.</text:span></text:p></text:note-body></text:note></text:span><text:span text:style-name="T2">, d.h. der Mensch als solcher soll medizinische Behandlung erhalten, und nicht etwa als armer oder reicher, inländischer oder ausländischer, feindlicher oder verbündeter Mensch. Abgesichert werden soll dies durch ein transparentes und demokratisch legitimiertes Verteilungsverfahren. Allein Heilungsmöglichkeit und Heilungszweck, verkörpert insbesondere durch das Kriterium der Dringlichkeit der medizinischen Behandlung, sollen die Entscheidung über die Behandlung oder Nichtbehandlung bei einem individuellen Patienten bestimmen und nicht Faktoren der Nützlichkeit des Patienten für die Gemeinschaft. Bei der Patientenauswahl darf das Ziel daher nicht der „größtmögliche Nutzen für die Gemeinschaft“ sein, sondern immer nur das am Heilzweck orientierte Prinzip des „größtmöglichen Wohls für möglichst viele Einzelne“.</text:span><text:span text:style-name="T2"><text:note text:id="ftn767" text:note-class="footnote"><text:note-citation>54</text:note-citation><text:note-body><text:p text:style-name="P700"><text:span text:style-name="T13"><text:s/>Ähnl. </text:span><text:span text:style-name="T15">Böckle</text:span><text:span text:style-name="T13">, Ethik ärztlichen Handelns in der Katastrophe, BayÄBl 1983, S. 690 ff. (694), der vom „individuellen Wohl für möglichst viele“ spricht.</text:span></text:p></text:note-body></text:note></text:span></text:p>
      <text:h text:style-name="P693" text:outline-level="1">STAATS- UND VERWALTUNGSRECHTLICHE GESICHTSPUNKTE</text:h>
      <text:p text:style-name="P35"/>
      <text:p text:style-name="P11"><text:span text:style-name="T2">Im Folgenden soll die Frage beantwortet werden, inwieweit sich für den Gesetzgeber bzw. den konkret vor Ort handelnden Arzt aus dem deutschem Staats- und Verwaltungsrecht Vorgaben für Rationierungen im Bereich der Medizin bzw. für Verteilungsentscheidungen hinsichtlich knapper medizinischer Ressourcen ergeben. Das Staatsrecht</text:span><text:alphabetical-index-mark text:string-value="Staatsrecht"/><text:span text:style-name="T2"> erfasst die Rechtsnormen, die die Staatsfunktionen und Staatsorganisation und damit die Rechte und Pflichten der regierenden Bürger sowie die Grundrechte der regierten Bürger festlegen.</text:span><text:span text:style-name="T2"><text:note text:id="ftn768" text:note-class="footnote"><text:note-citation>1</text:note-citation><text:note-body><text:p text:style-name="P700"><text:span text:style-name="T13"><text:s/>Vgl. </text:span><text:span text:style-name="T15">Battis/Gusy</text:span><text:span text:style-name="T13">, StaatsR, 4. Aufl., 1999 Rn. 1; </text:span><text:span text:style-name="T15">Maurer</text:span><text:span text:style-name="T13">, StaatsR I, 3. Aufl., 2003, § 1 Rn. 29.</text:span></text:p></text:note-body></text:note></text:span><text:span text:style-name="T2"> Für die Bundesrepublik Deutschland ist es weitgehend im Grundgesetz geregelt, welches üblicherweise „Verfassung“ genannt wird. Das Staats- und Verwaltungsrecht werden in diesem Kapitel gemeinsam abgehandelt, da zwischen beiden Rechtsgebieten des öffentlichen Rechts eine besonders enge Beziehung besteht. Diese hat der frühere Präsident des Bundesverwaltungsgerichts </text:span><text:span text:style-name="T6">Fritz Werner</text:span><text:span text:style-name="T2"> einmal treffend mit der Wendung: „Verwaltungsrecht</text:span><text:alphabetical-index-mark text:string-value="Verwaltungsrecht"/><text:span text:style-name="T2"> als konkretisiertes Verfassungsrecht“ beschrieben.</text:span><text:span text:style-name="T2"><text:note text:id="ftn769" text:note-class="footnote"><text:note-citation>2</text:note-citation><text:note-body><text:p text:style-name="P700"><text:span text:style-name="T13"><text:s/>Vgl. </text:span><text:span text:style-name="T15">Werner</text:span><text:span text:style-name="T13">, Verwaltungsrecht als konkretisiertes Verfassungsrecht, in: Bettermann/Ule (Hrsg.), Fritz Werner, Recht und Gericht, Köln 1971, S. 212 ff.</text:span></text:p></text:note-body></text:note></text:span></text:p>
      <text:p text:style-name="P35"/>
      <text:p text:style-name="P35"/>
      <text:h text:style-name="Heading_20_2" text:outline-level="2">Bedeutung der Verfassung für die Triage</text:h>
      <text:p text:style-name="P35"/>
      <text:p text:style-name="P11"><text:span text:style-name="T2">Die verfassungsrechtlichen Strukturvorgaben stehen über dem einfachen (Verwaltungs-) Gesetz und sind damit auch tagespolitischen Gegebenheiten entzogen. Das Grundgesetz gibt dabei zum einen Auskunft über die formelle staatliche Verantwortung für bestimmte Regelungsbereiche (Zuständigkeit, Gesetzesvorbehalt etc.). Zum anderen ergibt sich materiell aus der Verfassung</text:span><text:alphabetical-index-mark text:string-value="Verfassungsrecht"/><text:span text:style-name="T2">, insbesondere aus den Grundrechten, neben der abwehrrechtlichen Funktion gegenüber Eingriffen des Staates die Verankerung grundlegender objektiver Wertentscheidungen „für alle Bereiche des Rechts“</text:span><text:span text:style-name="T2"><text:note text:id="ftn770" text:note-class="footnote"><text:note-citation>3</text:note-citation><text:note-body><text:p text:style-name="P700"><text:span text:style-name="T13"><text:s/>Ständige Rspr. seit BVerfGE 7, 198 (205); </text:span><text:span text:style-name="T15">Sachs</text:span><text:span text:style-name="T13"> (Hrsg.), Komm., GG, 3. Aufl., 2003, Vorb. Art. 1 Rn. 32 f.</text:span></text:p></text:note-body></text:note></text:span><text:span text:style-name="T2">, also sowohl für die Regelungen der Beziehungen der Bürger untereinander</text:span><text:span text:style-name="T2"><text:note text:id="ftn771" text:note-class="footnote"><text:note-citation>4</text:note-citation><text:note-body><text:p text:style-name="P700"><text:span text:style-name="T13"><text:s/>Zur Frage der sog. „mittelbaren Drittwirkung“ der Grundrechte im Straf- bzw. Zivilrecht s.u. unter § 8 A II 1 b bzw. § 8 B III 2 b.</text:span></text:p></text:note-body></text:note></text:span><text:span text:style-name="T2"> als auch für die Beziehungen zum Staat. Die Kriterien der Patientenauswahl stehen deshalb, genauso wie das Gesundheitssystem der Bundesrepublik Deutschland überhaupt, unter der Bedingung der normativen Kohärenz, d.h. sie müssen mit den Gerechtigkeitsvorstellungen und politisch-kulturellen Überzeugungen vereinbar sein, die die Verfassungswähler des Parlamentarischen Rates bei der Entscheidung über die gesellschaftliche Gesamtverfassung geleitet haben.</text:span><text:span text:style-name="T2"><text:note text:id="ftn772" text:note-class="footnote"><text:note-citation>5</text:note-citation><text:note-body><text:p text:style-name="P700"><text:span text:style-name="T13"><text:s/>Vgl. </text:span><text:span text:style-name="T15">Kersting</text:span><text:span text:style-name="T13">, Egalitäre Grundversorgung und Rationierungsethik, in: Gutmann/Schmidt, V.H. (Hrsg.), Rationierung u. Allokation im Gesundheitswesen, 2002, S. 41 ff. (45 Fn. 4); </text:span><text:span text:style-name="T15">Gutmann</text:span><text:span text:style-name="T13">, Gleichheit vor der Rationierung, in: ders./Schmidt, V.H. (Hrsg.), Rationierung u. Allokation im Gesundheitswesen, 2002, S. 179 ff. (179).</text:span></text:p></text:note-body></text:note></text:span><text:span text:style-name="T2"> In der Bezeichnung der Menschenrechte</text:span><text:alphabetical-index-mark text:string-value="Menschenrechte"/><text:span text:style-name="T2"> in Art. 1 Abs. 2 GG „als Grundlage jeder menschlichen Gemeinschaft, des Friedens und der Gerechtigkeit in der Welt“ wird dieser zweite Aspekt, um den es im Folgenden zunächst gehen soll</text:span><text:span text:style-name="T2"><text:note text:id="ftn773" text:note-class="footnote"><text:note-citation>6</text:note-citation><text:note-body><text:p text:style-name="P700"><text:span text:style-name="T13"><text:s/>Zur staatlichen Verantwortung für den Regelungsbereich der Triage s.u. insbes. unter § 7 D, E III, § 8 A II 4. </text:span></text:p></text:note-body></text:note></text:span><text:span text:style-name="T2">, besonders deutlich.</text:span><text:span text:style-name="T2"><text:note text:id="ftn774" text:note-class="footnote"><text:note-citation>7</text:note-citation><text:note-body><text:p text:style-name="P700"><text:span text:style-name="T13"><text:s/>Vgl. </text:span><text:span text:style-name="T15">Hesse</text:span><text:span text:style-name="T13">, Grundzüge des Verfassungsrechts, 20. Aufl., 1995 Rn. 293.</text:span></text:p></text:note-body></text:note></text:span></text:p>
      <text:p text:style-name="P35"/>
      <text:p text:style-name="P11"><text:span text:style-name="T2">In einem grundlegenden Urteil sprach das BVerfG von einer „Garantenstellung des sozialen Rechtsstaats für die Umsetzung des grundrechtlichen Wertesystems in die Verfassungswirklichkeit“.</text:span><text:span text:style-name="T2"><text:note text:id="ftn775" text:note-class="footnote"><text:note-citation>8</text:note-citation><text:note-body><text:p text:style-name="P700"><text:span text:style-name="T13"><text:s/>Vgl. BVerfGE 33, 303 (331).</text:span></text:p></text:note-body></text:note></text:span><text:span text:style-name="T2"> Dabei ging es um Verfahren und Kriterien der Verteilung grundrechtsrelevanter knapper Güter, von Lebenschancen i.S.v. Berufschancen (NC-Urteil</text:span><text:alphabetical-index-mark text:string-value="NC-Rechtsprechung"/><text:span text:style-name="T2">). Bei der Patientenauswahl im Falle eines Massenanfalls Hilfebedürftiger in der Medizin geht es dogmatisch vergleichbar um die Verteilung von Lebenschancen i.S.v. Überlebens- bzw. Gesundheitschancen.</text:span><text:span text:style-name="T2"><text:note text:id="ftn776" text:note-class="footnote"><text:note-citation>9</text:note-citation><text:note-body><text:p text:style-name="Footnote"><text:s/>Näher zur Vergleichbarkeit siehe auch § 7 D II 1.</text:p></text:note-body></text:note></text:span><text:span text:style-name="T2"> Aus den Wertungen des Grundgesetzes könnten sich auch Vorgaben hinsichtlich der Anwendbarkeit bestimmter inhaltlicher Kriterien für ein Verteilungsverfahren bei knappen medizinischen Ressourcen ergeben. Das Grundgesetz nimmt jedoch nirgendwo ausdrücklich Stellung zum Problem der Patientenauswahl bei knappen medizinischen Gütern. Es schweigt sich über den idealen Zustand der Güterverteilung aus.</text:span><text:span text:style-name="T2"><text:note text:id="ftn777" text:note-class="footnote"><text:note-citation>10</text:note-citation><text:note-body><text:p text:style-name="P700"><text:span text:style-name="T13"><text:s/>Vgl. </text:span><text:span text:style-name="T15">Tomuschat</text:span><text:span text:style-name="T13">, Güterverteilung als rechtliches Problem, Staat 1973, S. 433 ff. (463).</text:span></text:p></text:note-body></text:note></text:span><text:span text:style-name="T2"> Da die Grundrechte</text:span><text:alphabetical-index-mark text:string-value="Grundrechte"/><text:span text:style-name="T2"> aus historischer Sicht als Abwehrrechte</text:span><text:alphabetical-index-mark text:string-value="Abwehrrechte"/><text:span text:style-name="T2"> bzw. als Freiheitsrechte konzipiert sind</text:span><text:span text:style-name="T2"><text:note text:id="ftn778" text:note-class="footnote"><text:note-citation>11</text:note-citation><text:note-body><text:p text:style-name="P700"><text:span text:style-name="T13"><text:s/>Vgl. dazu etwa </text:span><text:span text:style-name="T15">Isensee</text:span><text:span text:style-name="T13">, Das Grundrecht als Abwehrrecht und staatliche Schutzpflicht, in: Isensee/Kirchhof (Hrsg.), HStR V, 2. Aufl., 2000, § 111 Rn. 21 ff. („klassische“ Funktion als Abwehrrecht) oder </text:span><text:span text:style-name="T15">v. Münch</text:span><text:span text:style-name="T13">/Kunig</text:span><text:span text:style-name="T15"> </text:span><text:span text:style-name="T13">(Hrsg.), Komm.</text:span><text:span text:style-name="T15">,</text:span><text:span text:style-name="T13"> GG, Bd. 1, 5. Aufl., 2000, Vorb. Art. 1-19 Rn. 16 ff.</text:span></text:p></text:note-body></text:note></text:span><text:span text:style-name="T2">, enthalten sie als solche grundsätzlich keinen „Prioritätenkatalog für eine staatliche Verteilungspolitik“</text:span><text:span text:style-name="T2"><text:note text:id="ftn779" text:note-class="footnote"><text:note-citation>12</text:note-citation><text:note-body><text:p text:style-name="P700"><text:span text:style-name="T13"><text:s/>Vgl. </text:span><text:span text:style-name="T15">Herzog</text:span><text:span text:style-name="T13">, in: Maunz/Dürig (Hrsg.), Komm., GG, 1980, Art. 20, VIII Rn. 51; ähnl. bereits </text:span><text:span text:style-name="T15">Tomuschat</text:span><text:span text:style-name="T13">, Güterverteilung als rechtliches Problem, Staat 1973, S. 433 ff. (465 f.).</text:span></text:p></text:note-body></text:note></text:span><text:span text:style-name="T2"> und damit auch keine positiven Bestimmungen, wie die Verteilung lebenserhaltender Ressourcen rechtlich auszugestalten ist. Auch kann dem Verfassungsrecht keine konkrete Gewichtung der möglichen Kriterien entnommen werden. Verfassungsrechtliche Vorgaben, die medizinische Auswahlentscheidungen determinieren bzw. Anhaltspunkte für die Lösung von Rationierungsentscheidungen in konkreten Situationen bieten, lassen sich nur aus den allgemeinen verfassungsrechtlichen Regelungen herleiten. Anhand dieser Regelungen ist es möglich, Prämissen grundsätzlich zu überprüfen. Etwa inwieweit die Nutzenmaximierung neben der Wahrung von Chancengleichheit zulässig sein kann. Außerdem können den grundgesetzlichen Wertungen negative Aussagen dahin gehend entnommen werden, welche Auswahlkriterien nicht herangezogen werden dürfen.</text:span><text:span text:style-name="T2"><text:note text:id="ftn780" text:note-class="footnote"><text:note-citation>13</text:note-citation><text:note-body><text:p text:style-name="P700"><text:span text:style-name="T13"><text:s/>Vgl. </text:span><text:span text:style-name="T15">Junghanns</text:span><text:span text:style-name="T13">, Verteilungsgerechtigkeit in der Transplantationsmedizin, 2001, S. 21, 38 f, 74.</text:span></text:p></text:note-body></text:note></text:span></text:p>
      <text:p text:style-name="P35"/>
      <text:p text:style-name="P11"><text:span text:style-name="T2">Im Zusammenhang mit den Auswahlentscheidungen werden Grundrechtspositionen der Beteiligten und allgemeine Verfassungs- bzw. Organisationsprinzipien berührt. Besondere Bedeutung in Bezug auf die Patienten kommen dabei dem Schutz der Menschenwürde (Art. 1 Abs. 1 GG), dem Recht auf Leben und körperliche Unversehrtheit (Art. 2 Abs. 2 Satz 1 GG), dem Gleichheitsgrundsatz (Art. 3 GG) und dem Sozialstaatsprinzip (Art. 20 Abs. 1 GG) zu. Aber auch die medizinisch Tätigen können durch rechtlich bindende oder faktisch erforderlich werdende Rationierungs- bzw. Patientenauswahlmaßnahmen in ihren grundrechtlichen Positionen betroffen sein, etwa in ihrem Grundrecht auf Berufsfreiheit (Art. 12 GG), für die Ärzte in Form der Therapiefreiheit</text:span><text:span text:style-name="T2"><text:note text:id="ftn781" text:note-class="footnote"><text:note-citation>14</text:note-citation><text:note-body><text:p text:style-name="P700"><text:span text:style-name="T13"><text:s/>Vgl. BSGE 73, 66 (70 ff.).</text:span></text:p></text:note-body></text:note></text:span><text:span text:style-name="T2">, und in ihrer Gewissensfreiheit (Art. 4 Abs. 1 GG).</text:span><text:span text:style-name="T2"><text:note text:id="ftn782" text:note-class="footnote"><text:note-citation>15</text:note-citation><text:note-body><text:p text:style-name="P700"><text:span text:style-name="T13"><text:s/>s. dazu etwa die BVerfG, 1 BvR 2181/98 v. 11.8.1999, http://www.bverfg.de, zugrundeliegenden, letztlich jedoch nicht zur Entscheidung angenommenen, Verfassungsbeschwerden eines Dialysepatienten, eines potentiellen Nierenspenders, sowie eines Transplantationschirurgen hinsichtlich der Beschränkungen bei der Organübertragung und damit letztlich auch bei der Patientenauswahl durch § 8 Abs. 1 Satz 2 i.V.m. § 19 Abs. 2 TPG.</text:span></text:p></text:note-body></text:note></text:span></text:p>
      <text:p text:style-name="P35"/>
      <text:p text:style-name="P35"/>
      <text:h text:style-name="Heading_20_2" text:outline-level="2"><text:span text:style-name="T9">„</text:span><text:span text:style-name="T9">Recht auf Gesundheit“ im Sinne des Grundgesetzes</text:span></text:h>
      <text:p text:style-name="P32"/>
      <text:h text:style-name="Heading_20_3" text:outline-level="3">Voraussetzung für eine Grundrechtsverletzung</text:h>
      <text:p text:style-name="P35">Gewöhnlicherweise genügt für eine Grundrechtsverletzung des Patienten das bloße rechtswidrige Tätigwerden i.S.e. Einwirkung auf den Organismus des Betroffenen. Mit der Vorenthaltung einer medizinischen Heilbehandlung wird aber gerade nicht auf den Körper des Grundrechtsträgers eingewirkt. Deshalb bedarf es für einen Eingriff in ein Grundrecht des Patienten in Form des Behandlungsverzichts, dass dem Patienten entgegen einer Pflicht zum Handeln nicht die geschuldete Hilfe zukommt.</text:p>
      <text:p text:style-name="P35"/>
      <text:p text:style-name="P11"><text:span text:style-name="T2">Aus den Wertvorgaben des Grundgesetzes, insbesondere aus den Grundrechten, leiten sich Schutzpflichten des Staates ab, die sich zu konkreten Leistungspflichten verdichten können.</text:span><text:span text:style-name="T2"><text:note text:id="ftn783" text:note-class="footnote"><text:note-citation>16</text:note-citation><text:note-body><text:p text:style-name="P700"><text:span text:style-name="T13"><text:s/>Vgl. </text:span><text:span text:style-name="T15">Seewald</text:span><text:span text:style-name="T13">, Gesundheit als Grundrecht, 1982, S. 71; </text:span><text:span text:style-name="T15">Schreiber</text:span><text:span text:style-name="T13">, Rechtliche Kriterien der Verteilungsge-rechtigkeit, in: Nagel/Fuchs (Hrsg.), Soziale Gerechtigkeit im Gesundheitswesen, 1993, S. 302 ff. (302).</text:span></text:p></text:note-body></text:note></text:span><text:span text:style-name="T2"> Voraussetzung für eine Grundrechtsverletzung</text:span><text:alphabetical-index-mark text:string-value="Grundrechtsverletzung"/><text:span text:style-name="T2"> des nicht zur Behandlung ausgewählten Patienten ist jedoch konkret, dass ein grundrechtlicher Anspruch des Patienten auf die betreffende unterlassene medizinische Leistung besteht.</text:span><text:span text:style-name="T2"><text:note text:id="ftn784" text:note-class="footnote"><text:note-citation>17</text:note-citation><text:note-body><text:p text:style-name="P700"><text:span text:style-name="T13"><text:s/>Vgl. </text:span><text:span text:style-name="T15">Taupitz</text:span><text:span text:style-name="T13">, Gesundheitsversorgung bei Ressourcenknappheit, in: Nagel/Fuchs (Hrsg.), Rationalisierung und Rationierung im deutschen Gesundheitswesen, 1998, S. 86 ff. (90 f.); </text:span><text:span text:style-name="T15">Schott</text:span><text:span text:style-name="T13">, Patientenauswahl und Organallokation, 2001, S. 80 f., 104.</text:span></text:p></text:note-body></text:note></text:span><text:span text:style-name="T2"> Dies wäre der Fall, wenn das Grundgesetz ein in diesem Umfang bestehendes „Recht auf Gesundheit</text:span><text:alphabetical-index-mark text:string-value="Recht auf Gesundheit"/><text:span text:style-name="T2">“ des Patienten anerkennt. Nur dann, wenn derartige Leistungsansprüche des Patienten bestehen, können sie Rationierungsmaßnahmen in der Medizin überhaupt individualrechtliche Grenzen setzen und damit schließlich das Erfordernis einer grundrechtskonformen Patientenauswahl begründen.</text:span><text:span text:style-name="T2"><text:note text:id="ftn785" text:note-class="footnote"><text:note-citation>18</text:note-citation><text:note-body><text:p text:style-name="P700"><text:span text:style-name="T13"><text:s/>Ähnl. </text:span><text:span text:style-name="T15">Berg</text:span><text:span text:style-name="T13">, Die Verwaltung des Mangels, Staat 1976, S. 1 ff. (20), der im Verteilungsakt erst dann eine Eingriffsmaßnahme sieht, wenn auf das zu verteilende Gut ein subjektiv-öffentl. Rechtsanspruch besteht und für den auch erst dann nicht mehr jedes willkürfreie Verteilungskriterium den Ausschluss eines Bewerbers rechtfertigt.</text:span></text:p></text:note-body></text:note></text:span></text:p>
      <text:p text:style-name="P62"/>
      <text:h text:style-name="Heading_20_3" text:outline-level="3">Kein umfassendes allgemeines „Recht auf Gesundheit“</text:h>
      <text:p text:style-name="P11"><text:span text:style-name="T2">Das Wort „Gesundheit</text:span><text:alphabetical-index-mark text:string-value="Gesundheit"/><text:span text:style-name="T2">“ ist weder allein noch in einer Wortverbindung im Grundgesetz enthalten. Ob bzw. in welchem Umfang das deutsche Grundgesetz trotzdem jedem Menschen ein „Recht auf Gesundheit“ gewährt, wird in der Literatur schon seit geraumer Zeit diskutiert.</text:span><text:span text:style-name="T2"><text:note text:id="ftn786" text:note-class="footnote"><text:note-citation>19</text:note-citation><text:note-body><text:p text:style-name="P700"><text:span text:style-name="T13"><text:s/>Ein Recht auf Gesundheitsversorgung bejahend etwa: </text:span><text:span text:style-name="T15">Schwabe</text:span><text:span text:style-name="T13">, Krankenversorgung und Verfassungsrecht, NJW 1969, S. 2274 ff. (2276); </text:span><text:span text:style-name="T15">Däubler</text:span><text:span text:style-name="T13">, Grundrecht auf Leben und medizinische Versorgung, NJW 1972, S. 1105 ff.; </text:span><text:span text:style-name="T15">Seewald</text:span><text:span text:style-name="T13">, Gesundheit als Grundrecht, 1982, S. 15, 29, 41 ff.; </text:span><text:span text:style-name="T15">v. Maydell,</text:span><text:span text:style-name="T13"> Rationierung in unterschiedlichen Gesundheitssystemen, ArztR 2005, S. 88 ff. (90 f.); </text:span><text:span text:style-name="T15">Isensee</text:span><text:span text:style-name="T13">, Verwaltung des Mangels im Gesundheitswesen, in: Söllner u.a. (Hrsg.), Gedächtnisschrift für Meinhard Heinze, 2005, S. 417 ff. (428 ff.).</text:span></text:p></text:note-body></text:note></text:span><text:span text:style-name="T2"> Hintergrund der Idee eines Rechts auf Gesundheit ist v.a. der Gedanke, dass die Benachteiligung, die ein kranker Mensch gegenüber einem gesunden Mitmenschen erfährt, im Rahmen der Solidarität zwischen Gesunden und Kranken möglichst gerecht und gleichartig ausgeglichen werden soll.</text:span><text:span text:style-name="T2"><text:note text:id="ftn787" text:note-class="footnote"><text:note-citation>20</text:note-citation><text:note-body><text:p text:style-name="P700"><text:span text:style-name="T13"><text:s/>Vgl. </text:span><text:span text:style-name="T15">v. Wartburg</text:span><text:span text:style-name="T13">, Gleichheit und Gerechtigkeit im Gesundheitswesen, Beihefte der Zeitschrift für Schweizerisches Recht, Heft 2, 1983, S. 14.</text:span></text:p></text:note-body></text:note></text:span><text:span text:style-name="T2"> Weitgehend Einigkeit besteht darüber, dass ein umfassendes allgemeines „Recht auf Gesundheit“ jedes einzelnen Bürgers außerhalb staatlicher Macht liegt und es ein solches daher von vornherein nicht geben kann. Niemand kann das Leben bzw. die Gesundheit garantieren. Die Möglichkeiten der Medizin sind begrenzt. Schon in den Aphorismen des </text:span><text:span text:style-name="T6">Hippokrates</text:span><text:span text:style-name="T2"> findet sich dazu folgende Auskunft:</text:span></text:p>
      <text:p text:style-name="P35"/>
      <text:p text:style-name="P260"><text:span text:style-name="T2">„</text:span><text:span text:style-name="T2">Das Leben ist kurz, die Kunst ist lang, der rechte Augenblick ist knapp, der Versuch ist trügerisch, die Entscheidung ist schwierig. Der Arzt muss nicht nur selbst bereit sein, das Erforderliche zu tun, sondern auch der Kranke, die Umgebung und die äußeren Umstände müssen dazu beitragen.“</text:span><text:span text:style-name="Footnote_20_Symbol"><text:span text:style-name="T2"> </text:span></text:span><text:span text:style-name="T2"><text:note text:id="ftn788" text:note-class="footnote"><text:note-citation>21</text:note-citation><text:note-body><text:p text:style-name="P700"><text:span text:style-name="T13"><text:s/>Abgedr. bei </text:span><text:span text:style-name="T15">Seidler</text:span><text:span text:style-name="T13">, Arzt und Patient - Rechte und Pflichten, in: Häring (Hrsg.), Chirurgie und Recht, 1993, S. 8 ff. (16); z.T. auch in </text:span><text:span text:style-name="T15">Kollesch/Nickel</text:span><text:span text:style-name="T13">, Antike Heilkunst, 1994, S. 55. Eine ähnl. Aussage liegt dem alten medizinischen Sprichwort „Natura sanat, medicus curat morbus“ zugrunde.</text:span></text:p></text:note-body></text:note></text:span></text:p>
      <text:p text:style-name="P35"/>
      <text:p text:style-name="P11"><text:span text:style-name="T2">Infolgedessen können weder der Arzt, noch der Staat umfänglich für die persönliche Gesundheit jedes Einzelnen verantwortlich gemacht werden. Es kann nur darum gehen, den Menschen vor Beeinträchtigungen dieser Rechtsgüter durch den Staat (klassischer Abwehranspruch) oder Dritte (Schutzanspruch) zu schützen und/oder durch staatliche Maßnahmen Leben und Gesundheit zu fördern (Leistungsanspruch).</text:span><text:span text:style-name="T2"><text:note text:id="ftn789" text:note-class="footnote"><text:note-citation>22</text:note-citation><text:note-body><text:p text:style-name="P700"><text:span text:style-name="T13"><text:s/>Vgl. </text:span><text:span text:style-name="T15">Künschner</text:span><text:span text:style-name="T13">, Wirtschaftlicher Behandlungsverzicht und Patientenauswahl, 1992, S. 255.</text:span></text:p></text:note-body></text:note></text:span><text:span text:style-name="T2"> Ein „Recht auf Gesundheit“ kann insoweit nie auf Wiederherstellung der Gesundheit, sondern allenfalls auf eine indizierte medizinische Heilbehandlung und Pflege gerichtet sein.</text:span><text:span text:style-name="T2"><text:note text:id="ftn790" text:note-class="footnote"><text:note-citation>23</text:note-citation><text:note-body><text:p text:style-name="P700"><text:span text:style-name="T13"><text:s/>Vgl. </text:span><text:span text:style-name="T15">Schwabe</text:span><text:span text:style-name="T13">, Probleme der Grundrechtsdogmatik, 1977, S. 266 f.; </text:span><text:span text:style-name="T15">Künschner</text:span><text:span text:style-name="T13">, Wirtschaftlicher Behandlungsverzicht und Patientenauswahl, 1992, S. 255 f., der zudem zutr. darauf hinweist, dass ein „Recht auf Gesundheit“ i.S.d. GG allerdings auch Bereiche, wie z.B. den der Gesundheitsvorsorge, den Arbeitsschutz, den Schutz vor Folter oder den Umweltschutz umfasst; </text:span><text:span text:style-name="T15">Francke</text:span><text:span text:style-name="T13">, Ärztliche Berufsfreiheit und Patientenrechte, 1994, S. 79 ff.; </text:span><text:span text:style-name="T15">Schürch</text:span><text:span text:style-name="T13">, Rationierung in der Medizin als Straftat, 2000, S. 197; </text:span><text:span text:style-name="T15">Schott</text:span><text:span text:style-name="T13">, Patientenauswahl und Organallokation, 2001, S. 105.</text:span></text:p></text:note-body></text:note></text:span><text:span text:style-name="T2"> Auch wird einheitlich ein subjektiver Anspruch auf eine Maximalversorgung mit staatlichen Gesundheitsleistungen abgelehnt. Ein Anspruch auf eine maximale Gesundheitsversorgung würde zu einer Monopolisierung des Ressourcenverbrauches durch medizinischen Fortschritt und Ausbau des Versorgungsnetzes führen. Er würde keine Mittel mehr für die Bereitstellung anderer öffentlicher Grundgüter übrig lassen und zu einer beträchtlichen kulturellen und sozialen Verarmung des öffentlichen Lebens führen.</text:span><text:span text:style-name="T2"><text:note text:id="ftn791" text:note-class="footnote"><text:note-citation>24</text:note-citation><text:note-body><text:p text:style-name="P700"><text:span text:style-name="T13"><text:s/>Vgl. </text:span><text:span text:style-name="T15">Schreiber</text:span><text:span text:style-name="T13">, Rechtliche Kriterien der Verteilungsgerechtigkeit, in: Nagel/Fuchs (Hrsg.), Soziale Gerechtigkeit im Gesundheitswesen, 1993, S. 302 ff. (303); </text:span><text:span text:style-name="T15">Kersting</text:span><text:span text:style-name="T13">, Egalitäre Grundversorgung u. Rationierungsethik, in: Gutmann/Schmidt, V.H. (Hrsg.), Rationierung und Allokation im Gesundheitswesen, 2002, S. 41 ff. (51 f.).</text:span></text:p></text:note-body></text:note></text:span><text:span text:style-name="T2"> Als Grundlage für einen in dem verbleibenden Rahmen möglicherweise gegebenen individuellen verfassungsrechtlichen Anspruch auf Gesundheitsleistungen kommen insbesondere die Art. 1 Abs. 1 Satz 2, 2 Abs. 2 Satz 1, 3 Abs. 1 und Art. 20 Abs. 1 GG in Betracht.</text:span></text:p>
      <text:p text:style-name="P35"/>
      <text:h text:style-name="Heading_20_3" text:outline-level="3">Originärer Anspruch auf das Existenzminimum aus Art. 1 Abs. 1 Satz 2, 2 Abs. 2 Satz 1 i.V.m. Art. 20 Abs. 1 GG</text:h>
      <text:h text:style-name="Heading_20_4" text:outline-level="4">Schutz der Menschenwürde </text:h>
      <text:p text:style-name="P1"><text:span text:style-name="T2">Die Formulierung</text:span><text:alphabetical-index-mark text:string-value="Originärer Leistungsanspruch"/><text:span text:style-name="T2"> in Art. 1 Abs. 1 Satz 2 GG, wonach der Staat die Würde des Menschen „zu achten und zu schützen“ hat, deutet bereits auf ein Handlungsgebot des Staates hin, das weitergehende aktive Maßnahmen zu umfassen hat, als sie vom bloß negatorischen Abwehrcharakter anderer Grundrechtsnormen gefordert werden. </text:span><text:span text:style-name="T6">Günther Dürig</text:span><text:span text:style-name="T2"> formulierte schon 1958 eindrücklich: „Wer unter dem Existenzminimum leben muss, ist ausgeliefert“</text:span><text:span text:style-name="T2"><text:note text:id="ftn792" text:note-class="footnote"><text:note-citation>25</text:note-citation><text:note-body><text:p text:style-name="P700"><text:span text:style-name="T13"><text:s/>Vgl. </text:span><text:span text:style-name="T15">Dürig</text:span><text:span text:style-name="T13">, in: Maunz/Dürig (Hrsg.), Komm., GG, 1973, Art. 3 Abs. 1 Rn. 70.</text:span></text:p></text:note-body></text:note></text:span><text:span text:style-name="T2"> und wird damit „zum Objekt erniedrigt“, weshalb es insoweit eines einklagbaren subjektiven öffentlichen Rechts auf Fürsorge bedarf.</text:span><text:span text:style-name="T2"><text:note text:id="ftn793" text:note-class="footnote"><text:note-citation>26</text:note-citation><text:note-body><text:p text:style-name="P700"><text:span text:style-name="T13"><text:s/>Vgl. </text:span><text:span text:style-name="T15">Dürig</text:span><text:span text:style-name="T13">, in: Maunz/Dürig (Hrsg.), Komm., GG, 1958, Art. 1 Abs. 1 Rn. 43 ff.</text:span></text:p></text:note-body></text:note></text:span><text:span text:style-name="T2"> Daran anknüpfend hat später das Bundesverfassungsgericht die Verpflichtung des Staates bejaht, das Existenzminimum</text:span><text:alphabetical-index-mark text:string-value="Existenzminimum"/><text:span text:style-name="T2"> des Einzelnen zu gewährleisten, ihm die „Mindestvoraussetzungen für ein menschenwürdiges Dasein“ zu sichern.</text:span><text:span text:style-name="T2"><text:note text:id="ftn794" text:note-class="footnote"><text:note-citation>27</text:note-citation><text:note-body><text:p text:style-name="P700"><text:span text:style-name="T13"><text:s/>Vgl. BVerfGE 40, 121 (133); 82, 60 (85); 89, 346 (353). Aus der Literatur siehe dazu etwa </text:span><text:span text:style-name="T15">Dreier</text:span><text:span text:style-name="T13"> (Hrsg.), Komm., GG, Bd. 1, 1996, Art. 1 Abs. 1 Rn. 94; </text:span><text:span text:style-name="T15">Jarass</text:span><text:span text:style-name="T13">/Pieroth (Hrsg.), Komm., GG, 6. Aufl., 2002, Art. 1 Rn. 10; </text:span><text:span text:style-name="T15">Höfling</text:span><text:span text:style-name="T13">, in: Sachs (Hrsg.), Komm., GG, 3. Aufl., 2003, Art. 1 Rn. 24 f., 40 jew. m.w.N.</text:span></text:p></text:note-body></text:note></text:span><text:span text:style-name="T2"> Der Gesetzgeber nahm diese Verpflichtung in § 1 Abs. 1 Satz 1 SGB XII auf. Dort formulierte er: „Aufgabe der Sozialhilfe</text:span><text:alphabetical-index-mark text:string-value="Sozialhilfe"/><text:span text:style-name="T2"> ist es, den Leistungsberechtigten die Führung eines Lebens zu ermöglichen, das der Würde des Menschen entspricht.“ Zum „Existenzminimum in Notsituationen“ zählt, weil die Gesundheit als transzendentes Gut zu diesen Mindestvoraussetzungen gehört, auch ein Mindestbestand an Hilfen zur Krankenbehandlung</text:span><text:span text:style-name="T2"><text:note text:id="ftn795" text:note-class="footnote"><text:note-citation>28</text:note-citation><text:note-body><text:p text:style-name="P700"><text:span text:style-name="T13"><text:s/>Vgl. </text:span><text:span text:style-name="T15">Künschner</text:span><text:span text:style-name="T13">, Wirtschaftlicher Behandlungsverzicht und Patientenauswahl, 1992, S. 263; </text:span><text:span text:style-name="T15">Taupitz</text:span><text:span text:style-name="T13">, Ressourcenknappheit in der Medizin, in: Wolter/Riedel/Taupitz (Hrsg.), Einwirkungen der Grundrechte auf das Zivilrecht, Öffentliches Recht und Strafrecht, 1999, S. 113 ff. (120).</text:span></text:p></text:note-body></text:note></text:span><text:span text:style-name="T2"> bzw. eine medizinische Mindestversorgung</text:span><text:span text:style-name="T2"><text:note text:id="ftn796" text:note-class="footnote"><text:note-citation>29</text:note-citation><text:note-body><text:p text:style-name="P700"><text:span text:style-name="T13"><text:s/>Vgl. </text:span><text:span text:style-name="T15">Schwabe</text:span><text:span text:style-name="T13">, Krankenversorgung und Verfassungsrecht, NJW 1969, S. 2274 ff. (2275); </text:span><text:span text:style-name="T15">Ebsen</text:span><text:span text:style-name="T13">, Ressourcenknappheit im Gesundheitswesen, in: ArGe Rechtsanwälte im Medizinrecht (Hrsg.), Die Budgetierung im Gesundheitswesen, 1997, S. 109 ff. (S. 117 f.); </text:span><text:span text:style-name="T15">Gutmann</text:span><text:span text:style-name="T13">, Gleichheit vor der Rationierung, in: ders./Schmidt, V.H. (Hrsg.), Rationierung und Allokation im Gesundheitswesen, 2002, S. 179 ff. (180).</text:span></text:p></text:note-body></text:note></text:span><text:span text:style-name="T2">. Da sich der Mensch in seiner Würde selbst verteidigen können muss</text:span><text:span text:style-name="T2"><text:note text:id="ftn797" text:note-class="footnote"><text:note-citation>30</text:note-citation><text:note-body><text:p text:style-name="P700"><text:span text:style-name="T13"><text:s/>So </text:span><text:span text:style-name="T15">Löw</text:span><text:span text:style-name="T13">, Ist die Würde des Menschen im GG eine Anspruchsgrundlage?, in: DÖV, 1958, S. 516 ff. (520).</text:span></text:p></text:note-body></text:note></text:span><text:span text:style-name="T2">, folgt zutreffenderweise nach der überwiegenden Lehre</text:span><text:span text:style-name="T2"><text:note text:id="ftn798" text:note-class="footnote"><text:note-citation>31</text:note-citation><text:note-body><text:p text:style-name="P700"><text:span text:style-name="T13"><text:s/>Vgl. etwa </text:span><text:span text:style-name="T15">Höfling</text:span><text:span text:style-name="T13">, Rationierung von Gesundheitsleistungen, in: Feuerstein/Kuhlmann (Hrsg.), Rationierung im Gesundheitswesen, 1998, S. 143 ff. (147); </text:span><text:span text:style-name="T15">Starck</text:span><text:span text:style-name="T13">, in: Mangoldt/Klein/Starck (Hrsg.), Komm., GG, Bd. 1, 4. Aufl., 1999, Art. 1 Rn. 26 f.; </text:span><text:span text:style-name="T15">Kunig</text:span><text:span text:style-name="T13">, in: v. Münch/Kunig (Hrsg.), Komm., GG, Bd. 1, 5. Aufl., 2000, Art. 1 Rn. 3; </text:span><text:span text:style-name="T15">Robbers</text:span><text:span text:style-name="T13">, in: Umbach/Clemens (Hrsg.), Komm., GG, Bd. 1, 2002, Art. 1 Rn. 33; </text:span><text:span text:style-name="T15">Herdegen</text:span><text:span text:style-name="T13">, in: Maunz/Dürig (Hrsg.), Komm., GG, 2003, Art. 1 Rn. 26, 74, 114; </text:span><text:span text:style-name="T15">Hollenbach</text:span><text:span text:style-name="T13">, Grundrechtsschutz im Arzt-Patienten-Verhältnis, 2003, S. 35; a.A. etwa </text:span><text:span text:style-name="T15">Dürig</text:span><text:span text:style-name="T13">, in: Maunz/Dürig (Hrsg.), Komm., GG, 1958, Art. 1 Rn. 4 ff. (aber wohl anders </text:span><text:span text:style-name="T15">ders.</text:span><text:span text:style-name="T13">, in Maunz/Dürig (Hrsg.), Komm., GG, 34. Aufl., 1998, Einf. XI f.: „der Schutz der Menschenwürde stellt einerseits einen objektiven Wert dar, ist aber andererseits auf das Engste mit subjektiven Rechten verknüpft) und </text:span><text:span text:style-name="T15">Dreier</text:span><text:span text:style-name="T13"> (Hrsg.), Komm., GG, Bd. 1, 1996, Art. 1 Rn. 71 f.</text:span></text:p></text:note-body></text:note></text:span><text:span text:style-name="T2"> und auch nach der Rechtsprechung des Bundesverfassungsgerichtes</text:span><text:span text:style-name="T2"><text:note text:id="ftn799" text:note-class="footnote"><text:note-citation>32</text:note-citation><text:note-body><text:p text:style-name="P700"><text:span text:style-name="T13"><text:s/>Explizit ausgesprochen etwa in BVerfGE 15, 283 (286); 28, 243 (263); 61, 126 (137).</text:span></text:p></text:note-body></text:note></text:span><text:span text:style-name="T2"> aus dieser Verpflichtung des Staates ein verfassungsrechtliches subjektives Recht des Einzelnen. Damit wird auch der Anspruch auf das medizinische Existenzminimum in diese verfassungsmäßige Garantie einbezogen.</text:span></text:p>
      <text:p text:style-name="P32"/>
      <text:p text:style-name="P1"><text:span text:style-name="T2">Allerdings geht es zu weit, wenn die einfachgesetzliche Garantie der notwendigen und ausreichenden Krankenversorgung i.S.d. § 11 Abs.1 Nr. 4 i.V.m. § 27 Abs. 1 Satz 1 SGB V als Erfüllung der Verpflichtung nach Art. 1 Abs. 1 Satz 2 GG verstanden wird.</text:span><text:span text:style-name="T2"><text:note text:id="ftn800" text:note-class="footnote"><text:note-citation>33</text:note-citation><text:note-body><text:p text:style-name="P700"><text:span text:style-name="T13"><text:s/>So aber </text:span><text:span text:style-name="T15">Seewald</text:span><text:span text:style-name="T13">, Ein Organtransplantationsgesetz, VerwArch 1997, S. 199 ff. (206 f.); </text:span><text:span text:style-name="T15">ders.</text:span><text:span text:style-name="T13"> bereits ähnl. in: Gesundheit als Grundrecht, 1982, S. 19 ff. unter Bezug auf die Leistungen nach dem BSHG. Darauf, dass der Anspruch des Krankenversicherten auf das medizinisch Erforderliche Verfassungsrang habe, wies auch </text:span><text:span text:style-name="T15">Papier</text:span><text:span text:style-name="T13"> in seinem Vortrag am 29.10.1996 anläßlich einer Tagung der Gesellschaft für Versicherungswissenschaft und -gestaltung e.V., Köln, in Bonn-Bad Godesberg zum Thema „Medizinischer Fortschritt und Prioritätensetzung“ hin, zit. nach </text:span><text:span text:style-name="T15">Debong</text:span><text:span text:style-name="T13">, Medizinischer Fortschritt und Prioritätensetzung, Arztrecht 1997, S. 15 f. (16). In diese Richtung gehend auch </text:span><text:span text:style-name="T15">Gutmann</text:span><text:span text:style-name="T13">, Gleichheit vor der Rationierung, in: ders./Schmidt, V.H. (Hrsg.), Rationierung und Allokation im Gesundheitswesen, 2002, S. 179 ff. (180): „Ansprüche auf eine medizinische Mindestversorgung […] tendentiell eher weit verstanden werden müssen“.</text:span></text:p></text:note-body></text:note></text:span><text:span text:style-name="T2"> Ein medizinischer Behandlungsanspruch aus Art. 1 Abs. 1 Satz 2 GG besteht nur dort, wo die Vorenthaltung der entsprechenden Maßnahme ein würdeloses Dasein zur Folge hätte. Dazu zählen nach allgemeiner Auffassung solche medizinische Behandlungen, welche die elementaren Voraussetzungen für ein autonomes Leben und die freie Entfaltung des Individuums erhalten oder schaffen, ihn von einem elenden Siechtum befreien und mithin eigentlich erst Lebenschancen eröffnen.</text:span><text:span text:style-name="T2"><text:note text:id="ftn801" text:note-class="footnote"><text:note-citation>34</text:note-citation><text:note-body><text:p text:style-name="P700"><text:span text:style-name="T13"><text:s/>Vgl. </text:span><text:span text:style-name="T15">Schott</text:span><text:span text:style-name="T13">, Patientenauswahl und Organallokation, 2001, S. 117, 390.</text:span></text:p></text:note-body></text:note></text:span><text:span text:style-name="T2"> Mit anderen Worten wird vom Existenzminimum derjenige Mindeststandard umfasst, der die Integrität und Funktionalität des menschlichen Körpers soweit sicherstellt, dass dem Betroffenen ein nicht-stigmatisiertes schmerzfreies Leben unter den Mitmenschen ermöglicht wird.</text:span><text:span text:style-name="T2"><text:note text:id="ftn802" text:note-class="footnote"><text:note-citation>35</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S. 117 f., 124); </text:span><text:span text:style-name="T15">Taupitz</text:span><text:span text:style-name="T13">, Gesundheitsversorgung bei Ressourcenknappheit, in: Nagel/Fuchs (Hrsg.), Rationalisierung und Rationierung im dt. Gesundheitswesen, 1998, S. 86 ff. (95); ähnl. </text:span><text:span text:style-name="T15">Vosteen</text:span><text:span text:style-name="T13">, Rationierung im Gesundheitswesen und Patientenschutz, 2001, S. 267; enger wohl </text:span><text:span text:style-name="T15">Kirchhof</text:span><text:span text:style-name="T13">, Nach dem Traum vom grenzenlosen Wohlergehen, FAZ Nr. 125 v. 02.06.1998, S. 11: „Das medizinische Existenzminimum zielt auf die Wiederherstellung oder Bewahrung der Vitalfunktionen.</text:span></text:p></text:note-body></text:note></text:span><text:span text:style-name="T2"> Dabei ist zu berücksichtigen, dass menschliche Betreuung und Zuneigung eher in den Bereich der Menschenwürdegarantie</text:span><text:alphabetical-index-mark text:string-value="Menschenwürde"/><text:span text:style-name="T2"> einzuordnen sind, als anonyme hoch technisierte Leistungen der Spitzenmedizin oder lebensverlängernder intensivmedizinischer Maßnahmen bei erwiesenermaßen unheilbaren Krankheiten.</text:span><text:span text:style-name="T2"><text:note text:id="ftn803" text:note-class="footnote"><text:note-citation>36</text:note-citation><text:note-body><text:p text:style-name="P700"><text:span text:style-name="T13"><text:s/>Vgl. </text:span><text:span text:style-name="T15">v. Wartburg</text:span><text:span text:style-name="T13">, Gleichheit und Gerechtigkeit im Gesundheitswesen, Beihefte der Zeitschrift für Schweizerisches Recht, Heft 2, 1983, S. 52. Dafür sprechen auch die vier am selben Tag verkündeten Beschlüsse des BVerfG vom 10.11.1998, NJW 1999, 557 f.; 561 f.; 564 f.; 565 f., wonach der sog. „Betreuungsbedarf“ als notwendiger Bestandteil des Existenzminimums einkommenssteuerrechtlich unbelastet bleiben muss.</text:span></text:p></text:note-body></text:note></text:span><text:span text:style-name="T2"> Selbst, wenn der Tod nicht mehr aufgehalten zu werden braucht, so hat der Mensch noch einen Anspruch auf ein Mindestmaß an schmerzlindernder Fürsorge und Basispflege.</text:span><text:span text:style-name="T2"><text:note text:id="ftn804" text:note-class="footnote"><text:note-citation>37</text:note-citation><text:note-body><text:p text:style-name="P700"><text:span text:style-name="T13"><text:s/>Vgl. </text:span><text:span text:style-name="T15">Eser</text:span><text:span text:style-name="T13">, Lebenserhaltungspflicht und Behandlungsabbruch, in: Auer/Menzel/Eser (Hrsg.), Zwischen Heilauftrag und Sterbehilfe, 1977, S. 75 ff. (137 f.): „verfassungsrechtlicher Anspruch auf Brot“. Von </text:span><text:span text:style-name="T15">E. Pellegrino</text:span><text:span text:style-name="T13"> dazu folgender eindrücklicher Satz: „Wir alle können dafür entschuldigt werden, wenn wir Patienten nicht heilen können, aber nicht dafür, dass wir nicht versucht haben, das Leiden und den Schmerz zu lindern.“, zustimmend zit. von </text:span><text:span text:style-name="T15">Uhlenbruck</text:span><text:span text:style-name="T13">, Rechtspflicht des Krankenhausarztes zur Schmerzbekämpfung und Leidensminderung, FS Narr, 1988, S. 159 ff. (172) m.w.N.</text:span></text:p></text:note-body></text:note></text:span><text:span text:style-name="T2"> Der Staat muss dafür sorgen, dass die zur Erfüllung der Ansprüche erforderlichen Ressourcen grundsätzlich in genügendem Umfang zur Verfügung stehen und für alle erhältlich sind.</text:span><text:span text:style-name="T2"><text:note text:id="ftn805" text:note-class="footnote"><text:note-citation>38</text:note-citation><text:note-body><text:p text:style-name="P700"><text:span text:style-name="T13"><text:s/>Vgl. </text:span><text:span text:style-name="T15">Dürig</text:span><text:span text:style-name="T13">, in: Maunz/Dürig (Hrsg.), Komm., GG, 1973, Art. 3 Abs. 1 Rn. 70 i.V.m. Art. 1 Abs. 1 Rn. 43 f.; </text:span><text:span text:style-name="T15">Seewald</text:span><text:span text:style-name="T13">, Gesundheit als Grundrecht, 1982, S. 15; </text:span><text:span text:style-name="T15">Schott</text:span><text:span text:style-name="T13">, Patientenauswahl und Organallokation, 2001, S. 115.</text:span></text:p></text:note-body></text:note></text:span></text:p>
      <text:p text:style-name="P32"/>
      <text:p text:style-name="P1"><text:span text:style-name="T2">Eine „Stigmatisierung“ des Hilfebedürftigen zu unterlassen heißt insbesondere dessen soziale Ausgrenzung zu vermeiden, da der Hilfebedürftige grundsätzlich auch einen Verfassungsanspruch darauf hat, ihm ein Leben in der Umgebung von Nichthilfebedürftigen der unteren Einkommensschichten zu ermöglichen, das ihn nicht als solchen auffallen lässt (z.B. durch Leistungsbeschränkung auf entstellende Zahnbehandlungen).</text:span><text:span text:style-name="T2"><text:note text:id="ftn806" text:note-class="footnote"><text:note-citation>39</text:note-citation><text:note-body><text:p text:style-name="P700"><text:span text:style-name="T13"><text:s/>Vgl. </text:span><text:span text:style-name="T15">Ebsen</text:span><text:span text:style-name="T13">, Ressourcenknappheit, in: ArGe Rechtsanwälte im MedR (Hrsg.), Budgetierung im Gesundheitswesen, 1997, S. 109 ff. (S. 124); ähnl. </text:span><text:span text:style-name="T15">Schott</text:span><text:span text:style-name="T13">, Patientenauswahl und Organallokation, 2001, S. 84.</text:span></text:p></text:note-body></text:note></text:span><text:span text:style-name="T2"> Allerdings muss hier eine restriktive Auslegung des Stigmatisierungsbereiches erfolgen. Denn nicht notwendigerweise wird immer auf eine Sozialhilfebedürftigkeit geschlossen, wenn sich jemand einer bestimmten medizinischen Behandlung nicht unterzieht oder nicht unterziehen kann. Über den verfassungsrechtlich durch Art. 1 Abs. 1 Satz 1 GG gewährleisteten Bereich hinaus gehen sicherlich: Behandlungen im Bereich von Bagatellbeschwerden und lediglich geringfügigen Gesundheitsstörungen; medizinisch an sich wirkungslose Leistungen, die lediglich einen Placeboeffekt vermitteln; Therapieformen ohne hinreichend sicher nachgewiesene medizinische Wirkung; Empfängnisverhütung; Leistungen im Bereich der Rehabilitation, Massagen, Kuren („Wohlfühlmedizin“) oder psychologische Betreuung.</text:span><text:span text:style-name="T2"><text:note text:id="ftn807" text:note-class="footnote"><text:note-citation>40</text:note-citation><text:note-body><text:p text:style-name="P700"><text:span text:style-name="T13"><text:s/>Ähnl. </text:span><text:span text:style-name="T15">Nettesheim</text:span><text:span text:style-name="T13">, Rationierung in der Gesundheitsversorgung, VerwArch 2002, S. 315 ff. (336 f.) und </text:span><text:span text:style-name="T15">Isensee</text:span><text:span text:style-name="T13">, Verwaltung des Mangels im Gesundheitswesen, in: Söllner u.a. (Hrsg.), Gedächtnisschrift für Meinhard Heinze, 2005, S. 417 ff. (433).</text:span></text:p></text:note-body></text:note></text:span><text:span text:style-name="T2"> Letztlich muss, so schwierig dies auch sein mag</text:span><text:span text:style-name="T2"><text:note text:id="ftn808" text:note-class="footnote"><text:note-citation>41</text:note-citation><text:note-body><text:p text:style-name="P700"><text:span text:style-name="T13"><text:s/>Vgl. </text:span><text:span text:style-name="T15">Ach</text:span><text:span text:style-name="T13">, Von Natur aus knapp, ZMedEthik 1997, S. 31 ff. (39); </text:span><text:span text:style-name="T15">Oelert</text:span><text:span text:style-name="T13">, Allokation v. Organen, 2002, S. 65.</text:span></text:p></text:note-body></text:note></text:span><text:span text:style-name="T2">, für jede medizinische Leistung konkret auf der Makroebene festgestellt werden, ob sie in den aufgezeigten Bereich der Menschenwürdegarantie einbezogen ist oder nicht.</text:span><text:span text:style-name="T2"><text:note text:id="ftn809" text:note-class="footnote"><text:note-citation>42</text:note-citation><text:note-body><text:p text:style-name="P700"><text:span text:style-name="T13"><text:s/>So auch </text:span><text:span text:style-name="T15">Arnold</text:span><text:span text:style-name="T13">, Zum Umgang mit Knappheit in der medizinischen Versorgung, 1995, S. 72.</text:span></text:p></text:note-body></text:note></text:span><text:span text:style-name="T2"> Da das verfassungsrechtlich geforderte Existenzminimum nicht exakt vom Grundgesetz festgelegt wird, verbleibt dem Gesetzgeber insoweit ein Konkretisierungsspielraum, der nur eingeschränkt gerichtlich überprüfbar ist.</text:span><text:span text:style-name="T2"><text:note text:id="ftn810" text:note-class="footnote"><text:note-citation>43</text:note-citation><text:note-body><text:p text:style-name="P700"><text:span text:style-name="T13"><text:s/>Vgl. </text:span><text:span text:style-name="T15">Murswiek</text:span><text:span text:style-name="T13">, Grundrechte als Teilhaberechte, soziale Grundrechte, in: Isensee/Kirchhof (Hrsg.), HStR V, 2. Aufl., 2000, § 112 Rn. 108 m.w.N.</text:span></text:p></text:note-body></text:note></text:span></text:p>
      <text:p text:style-name="P32"/>
      <text:p text:style-name="P1"><text:span text:style-name="T2">Aus der vorrangigen Eigenverantwortung</text:span><text:alphabetical-index-mark text:string-value="Eigenverantwortung"/><text:span text:style-name="T2"> des Einzelnen ergibt sich allerdings auch, dass der originäre Leistungsanspruch nur so weit reicht, als der Einzelne in die Lage versetzt wird, mit zumutbaren Anstrengungen seinen Schutz selbst zu realisieren.</text:span><text:span text:style-name="T2"><text:note text:id="ftn811" text:note-class="footnote"><text:note-citation>44</text:note-citation><text:note-body><text:p text:style-name="P700"><text:span text:style-name="T13"><text:s/>Vgl. </text:span><text:span text:style-name="T15">Hermes</text:span><text:span text:style-name="T13">, Das Grundrecht auf Schutz von Leben und Gesundheit, 1987, S. 245. In diesem Sinne betont der Gesetzgeber den Nachrang der Sozialhilfe auch in § 2 SGB XII.</text:span></text:p></text:note-body></text:note></text:span><text:span text:style-name="T2"> Erst wenn der Einzelne etwa aufgrund fehlender finanzieller Mittel sein gesundheitliches Existenzminimum nicht selbst sicherstellen kann, muss die Solidargemeinschaft</text:span><text:alphabetical-index-mark text:string-value="Solidargemeinschaft"/><text:span text:style-name="T2"> nach dem Subsidiaritätsprinzip einspringen.</text:span><text:span text:style-name="T2"><text:note text:id="ftn812" text:note-class="footnote"><text:note-citation>45</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119); </text:span><text:span text:style-name="T15">Neumann</text:span><text:span text:style-name="T13">, Sozialstaatsprinzip und Grundrechtsdogmatik, DVBl. 1997, S. 92 ff. (94); </text:span><text:span text:style-name="T15">Taupitz</text:span><text:span text:style-name="T13">, Gesundheitsversorgung bei Ressourcenknappheit, in: Nagel-/Fuchs (Hrsg.), Rationalisierung und Rationierung im deutschen Gesundheitswesen, 1998, S. 86 ff. (95); </text:span><text:span text:style-name="T15">Vosteen</text:span><text:span text:style-name="T13">, Rationierung im Gesundheitswesen und Patientenschutz, 2001, S. 265; </text:span><text:span text:style-name="T15">Nettesheim</text:span><text:span text:style-name="T13">, Rationierung in der Gesundheitsversorgung, VerwArch 2002, S. 315 ff. (337 f., 341); ähnl. unter Bezugnahme auf die Gewährung von sozialen Anspruchsrechten durch Art. 1 GG, </text:span><text:span text:style-name="T15">Dt. BT</text:span><text:span text:style-name="T13">, Enquete-Kommission, Recht und Ethik der modernen Medizin, Schlussbericht, 2002, S. 42: „Menschen, die aufgrund von Krankheit oder Behinderung nicht ausreichend für sich sorgen können, haben Anspruch auf Unterstützung durch die Gemeinschaft“.</text:span></text:p></text:note-body></text:note></text:span><text:span text:style-name="T2"> Der Anspruch steht zudem letztlich unter dem „Vorbehalt des Möglichen</text:span><text:alphabetical-index-mark text:string-value="Vorbehalt des Möglichen"/><text:span text:style-name="T2">“</text:span><text:span text:style-name="T2"><text:note text:id="ftn813" text:note-class="footnote"><text:note-citation>46</text:note-citation><text:note-body><text:p text:style-name="P700"><text:span text:style-name="T13"><text:s/>So auch die Terminologie des BVerfG in seiner dogmatisch ähnl. gelagerten NC-Urteil zum „Recht auf Bildung“: BVerfGE 33, 303 (333); ebenso </text:span><text:span text:style-name="T15">Holznagel</text:span><text:span text:style-name="T13">, Die Vermittlung von Spenderorganen, DVBl. 1997, S. 393 ff. (396); ausführl. </text:span><text:span text:style-name="T15">Murswiek</text:span><text:span text:style-name="T13">, Grundrechte als Teilhaberechte, soziale Grundrechte, in: Isensee/Kirchhof (Hrsg.), HStR V, 2. Aufl., 2000, § 112 Rn. 57 ff.; </text:span><text:span text:style-name="T15">Isensee</text:span><text:span text:style-name="T13">, Verwaltung des Mangels im Gesundheitswesen, in: Söllner u.a. (Hrsg.), Gedächtnisschrift für Meinhard Heinze, 2005, S. 417 ff. (420).</text:span></text:p></text:note-body></text:note></text:span><text:span text:style-name="T2"> i.S.d. der gegenwärtig faktisch vor Ort heranziehbaren Kapazitäten.</text:span><text:span text:style-name="T2"><text:note text:id="ftn814" text:note-class="footnote"><text:note-citation>47</text:note-citation><text:note-body><text:p text:style-name="P700"><text:span text:style-name="T13"><text:s/>Vgl. </text:span><text:span text:style-name="T15">Isensee</text:span><text:span text:style-name="T13">, Das Grundrecht als Abwehrrecht und staatliche Schutzpflicht, in: Isensee/Kirchhof (Hrsg.), HStR V, 2. Aufl., 2000, § 111 Rn. 144; in Bezug auf die Schutzpflicht aus Art. 2 Abs. 2 Satz 1 GG, </text:span><text:span text:style-name="T15">Hermes</text:span><text:span text:style-name="T13">, Das Grundrecht auf Schutz von Leben und Gesundheit, 1987, S. 244.</text:span></text:p></text:note-body></text:note></text:span><text:span text:style-name="T2"> Jeder Anspruch, auch der von Art.1 Abs. 1 Satz 2 GG mitumfasste Anspruch auf Ausbau der Kapazitäten zur Bereitstellung des Existenzminimums, findet der Natur der Sache nach seine Grenze in der objektiven Unmöglichkeit die geforderte Leistung zu erbringen. Dies ist ein in allen Rechtsgebieten geltender Grundsatz.</text:span><text:span text:style-name="T2"><text:note text:id="ftn815" text:note-class="footnote"><text:note-citation>48</text:note-citation><text:note-body><text:p text:style-name="P700"><text:span text:style-name="T13"><text:s/>Vgl. §§ 275, 848, 2171 f. BGB; für das Polizeirecht siehe etwa </text:span><text:span text:style-name="T15">Drews/Wacke/Vogel/Martens</text:span><text:span text:style-name="T13">, Gefahrenabwehr, 9. Aufl., 1986, S. 417 ff.</text:span></text:p></text:note-body></text:note></text:span><text:span text:style-name="T2"> Die Verteilungsmasse an Lebensgütern ist begrenzt und entzieht sich weithin der Planbarkeit und Machbarkeit.</text:span><text:span text:style-name="T2"><text:note text:id="ftn816" text:note-class="footnote"><text:note-citation>49</text:note-citation><text:note-body><text:p text:style-name="P700"><text:span text:style-name="T13"><text:s/>Vgl. </text:span><text:span text:style-name="T15">Murswiek</text:span><text:span text:style-name="T13">, Grundrechte als Teilhaberechte, soziale Grundrechte, in: Isensee/Kirchhof (Hrsg.), HStR V, 2. Aufl., 2000, § 112 Rn. 57 m.w.N.</text:span></text:p></text:note-body></text:note></text:span><text:span text:style-name="T2"> Ein verfassungsrechtlicher Anspruch gegen den Staat auf Behandlung, der zwar theoretisch denkbar, praktisch aber nicht erfüllbar ist, ist damit ausgeschlossen.</text:span><text:span text:style-name="T2"><text:note text:id="ftn817" text:note-class="footnote"><text:note-citation>50</text:note-citation><text:note-body><text:p text:style-name="P700"><text:span text:style-name="T13"><text:s/>Vgl. etwa </text:span><text:span text:style-name="T15">Leisner</text:span><text:span text:style-name="T13">, Das Lebensrecht, in: Nds. Landeszentrale für Politische Bildung (Hrsg.), Das Recht auf Leben, 1976, S. 9 ff. (29); </text:span><text:span text:style-name="T15">Seewald</text:span><text:span text:style-name="T13">, Zum Verfassungsrecht auf Gesundheit, 1981, S. 228 f.; </text:span><text:span text:style-name="T15">Vosteen</text:span><text:span text:style-name="T13">, Rationierung im Gesundheitswesen und Patientenschutz, 2001, S. 266.</text:span></text:p></text:note-body></text:note></text:span><text:span text:style-name="T2"> Eine Verletzung der Menschenwürde liegt nur dann vor, wenn der Mensch trotz der in diesem Rahmen vorhandenen Hilfemöglichkeiten seinem würdelosen Dasein überlassen wird.</text:span><text:span text:style-name="T2"><text:note text:id="ftn818" text:note-class="footnote"><text:note-citation>51</text:note-citation><text:note-body><text:p text:style-name="P700"><text:span text:style-name="T13"><text:s/>Vgl. </text:span><text:span text:style-name="T15">Künschner</text:span><text:span text:style-name="T13">, Wirtschaftlicher Behandlungsverzicht und Patientenauswahl, 1992, S. 261.</text:span></text:p></text:note-body></text:note></text:span><text:span text:style-name="T2"> Bei Erreichen der Kapazitätsgrenzen besteht dann lediglich ein Anspruch auf Zuteilung der knappen medizinischen Ressourcen nach sachlich gerechtfertigten Auswahlkriterien gemäß dem Gleichheitsgebot</text:span><text:alphabetical-index-mark text:string-value="Gleichheitsgebot"/><text:span text:style-name="T2"> des Art. 3 Abs. 1 GG.</text:span></text:p>
      <text:p text:style-name="P32"/>
      <text:h text:style-name="Heading_20_4" text:outline-level="4">Recht auf Leben und körperliche Unversehrtheit</text:h>
      <text:p text:style-name="P22"><text:span text:style-name="T2">Nichts anderes ergibt sich im Wesentlichen aus Art. 2 Abs. 2 Satz 1 GG. Neben der abwehrrechtlichen Funktion kommt Art. 2 Abs. 2 Satz 1 GG auch eine sog. schutzrechtliche Komponente zu. So hat das BVerfG geurteilt, dass das Recht auf Leben</text:span><text:alphabetical-index-mark text:string-value="Recht auf Leben"/><text:span text:style-name="T2"> als vitale Basis der Menschenwürde und die Voraussetzung aller anderen Grundrechte einen Höchstwert innerhalb der Wertvorstellungen des Grundgesetzes darstellt, das zu schützen und zu fördern der Staat in besonderer Weise verpflichtet ist.</text:span><text:span text:style-name="T2"><text:note text:id="ftn819" text:note-class="footnote"><text:note-citation>52</text:note-citation><text:note-body><text:p text:style-name="P700"><text:span text:style-name="T13"><text:s/>Vgl. BVerfGE 39, 1 (42); 88, 203 (251).</text:span></text:p></text:note-body></text:note></text:span><text:span text:style-name="T2"> Die Schutzpflicht des Staates betrifft dabei nicht nur die klassische Dreieckskonstellation „Staat-Opfer-Störer“, in der das Schutzgut durch den drohenden Eingriff eines anderen Grundrechtsträgers beeinträchtigt wird.</text:span><text:span text:style-name="T2"><text:note text:id="ftn820" text:note-class="footnote"><text:note-citation>53</text:note-citation><text:note-body><text:p text:style-name="P700"><text:span text:style-name="T13"><text:s/>Vgl. </text:span><text:span text:style-name="T15">Isensee</text:span><text:span text:style-name="T13">, Das Grundrecht als Abwehrrecht und staatliche Schutzpflicht, in: ders./Kirchhof (Hrsg.), HStR V, 1992, § 111 Rn. 5.</text:span></text:p></text:note-body></text:note></text:span><text:span text:style-name="T2"> Auch sog. „gegnerlose Notlagen“, d.h. Gefährdungen natürlichen Ursprungs, durch den Grundrechtsträger selbst oder von nicht bestimmbaren Dritten werden von der Schutzpflicht umfasst.</text:span><text:span text:style-name="T2"><text:note text:id="ftn821" text:note-class="footnote"><text:note-citation>54</text:note-citation><text:note-body><text:p text:style-name="P700"><text:span text:style-name="T13"><text:s/>Vgl. </text:span><text:span text:style-name="T15">Leisner</text:span><text:span text:style-name="T13">, Das Lebensrecht, in: Nds. Landeszentrale für Politische Bildung (Hrsg.), Das Recht auf Leben, 1976, S. 9 ff. (27 ff.); </text:span><text:span text:style-name="T15">Hermes</text:span><text:span text:style-name="T13">, Das Grundrecht auf Schutz von Leben und Gesundheit, 1987, S. 119; </text:span><text:span text:style-name="T15">Stern</text:span><text:span text:style-name="T13">, StaatsR III/1, 1988, S. 733 ff.; </text:span><text:span text:style-name="T15">Hesse</text:span><text:span text:style-name="T13">, Grundzüge des Verfassungsrechts, 20. Aufl., 1995 Rn. 349 f.; </text:span><text:span text:style-name="T15">Hollenbach</text:span><text:span text:style-name="T13">, Grundrechtsschutz im Arzt-Patienten-Verhältnis, 2003, S. 24, 34; </text:span><text:span text:style-name="T15">Sachs </text:span><text:span text:style-name="T13">(Hrsg.), Komm., GG, 3. Aufl., 2003, Vorb. Art. 1 Rn. 38. Ebenf. insoweit eine Schutzpflicht des Staates bejahend, allerdings wegen der fehlenden unmittelbaren Verantwortung des Staates für diese Gefahrenquellen unter primärer Heranziehung des Rechtstaats- und Sozialstaatsprinzips (Art. 20 I):</text:span><text:span text:style-name="T15"> Kolb</text:span><text:span text:style-name="T13">, Die Pflicht des Staates zum Schutz von Leben, 1992, S. 49 ff., sowie </text:span><text:span text:style-name="T15">Wien</text:span><text:span text:style-name="T13">, Katastrophenschutz und Katastrophenhilfe, 2000, S. 56.</text:span></text:p></text:note-body></text:note></text:span><text:span text:style-name="T2"> In diese Richtung tendiert auch das BVerfG wenn es formuliert, dass sich die Schutzpflicht „zumal“ auf Gefahren bezieht, die von anderen Menschen ausgehen.</text:span><text:span text:style-name="T2"><text:note text:id="ftn822" text:note-class="footnote"><text:note-citation>55</text:note-citation><text:note-body><text:p text:style-name="P700"><text:span text:style-name="T13"><text:s/>Vgl. BVerfGE 88, 203 (252).</text:span></text:p></text:note-body></text:note></text:span><text:span text:style-name="T2"> Im Übrigen hat es stets geäußert, dass die Schutzpflicht „insbesondere“</text:span><text:span text:style-name="T2"><text:note text:id="ftn823" text:note-class="footnote"><text:note-citation>56</text:note-citation><text:note-body><text:p text:style-name="P700"><text:span text:style-name="T13"><text:s/>Vgl. BVerfGE 53, 30 (57).</text:span></text:p></text:note-body></text:note></text:span><text:span text:style-name="T2"> bzw. „v.a.“</text:span><text:span text:style-name="T2"><text:note text:id="ftn824" text:note-class="footnote"><text:note-citation>57</text:note-citation><text:note-body><text:p text:style-name="P700"><text:span text:style-name="T13"><text:s/>Vgl. BVerfGE 39, 1 (42).</text:span></text:p></text:note-body></text:note></text:span><text:span text:style-name="T2"> ausgelöst werde, wenn Gefahren aus gefährlichem Tun Dritter resultiert.</text:span><text:span text:style-name="T2"><text:note text:id="ftn825" text:note-class="footnote"><text:note-citation>58</text:note-citation><text:note-body><text:p text:style-name="P700"><text:span text:style-name="T13"><text:s/>Nachdrücklich </text:span><text:span text:style-name="T15">Holznagel</text:span><text:span text:style-name="T13">, Die Vermittlung von Spenderorganen, DVBl. 1997, S. 393 ff. (396) sowie insbes. </text:span><text:span text:style-name="T15">Höfling</text:span><text:span text:style-name="T13">, Rationierung von Gesundheitsleistungen, in: Feuerstein/Kuhlmann (Hrsg.), Rationierung im Gesundheitswesen, 1998, S. 143 ff. (148).</text:span></text:p></text:note-body></text:note></text:span><text:span text:style-name="T2"> Dafür spricht zudem, dass der Staat auf vielen Leistungsgebieten ein Abhängigkeitsverhältnis geschaffen hat. Im Vertrauen darauf konnte bzw. durfte der Bürger kaum Vorkehrungen für einen Ausfall treffen. Er steht damit derartigen Katastrophen ohne die ihm bis dahin staatlich erbrachte und auferlegte Leistung mit einer erhöhten Hilflosigkeit gegenüber (z.B. durch den in vielen Gemeindeordnungen vorgesehenen Anschluss- und Benutzungszwang</text:span><text:span text:style-name="T2"><text:note text:id="ftn826" text:note-class="footnote"><text:note-citation>59</text:note-citation><text:note-body><text:p text:style-name="Footnote"><text:s/>Vgl. etwa § 14 I Sächsische Gemeindeordnung, SächsGVBl 2003, S. 55 ff.</text:p></text:note-body></text:note></text:span><text:span text:style-name="T2">, etwa im Bereich der Wasser-, Energieversorgung, Abfallbeseitigung; Medikamente, die bei einer Katastrophe helfen könnten, darf der Bürger wegen Missbrauchsgefahr oftmals nicht bevorraten etc.</text:span><text:span text:style-name="T2"><text:note text:id="ftn827" text:note-class="footnote"><text:note-citation>60</text:note-citation><text:note-body><text:p text:style-name="P700"><text:span text:style-name="T13"><text:s/>Vgl. nur das BtMG, BGBl. I, 1994, S. 358 ff. und die VO über verschreibungspflichtige Arzneimittel, BGBl. I 1990, S. 1866 ff.</text:span></text:p></text:note-body></text:note></text:span><text:span text:style-name="T2">).</text:span><text:span text:style-name="T2"><text:note text:id="ftn828" text:note-class="footnote"><text:note-citation>61</text:note-citation><text:note-body><text:p text:style-name="Footnote"><text:s/>Vgl. <text:span text:style-name="T25">Kolb</text:span>, Die Pflicht des Staates zum Schutz von Leben, 1992, S. 51 f.; <text:span text:style-name="T25">Wien</text:span>, Katastrophenschutz und Katastrophenhilfe, 2000, S. 52 f.</text:p></text:note-body></text:note></text:span><text:span text:style-name="T2"> Ein Nichthelfen kann schwerwiegende Folgen in humanitärer, betriebs- und volkswirtschaftlicher Sicht hervorrufen, sodass die Gemeinschaft bereit ist und bereit sein muss, die Hilfeleistung zu institutionalisieren und zu finanzieren. Jedem Individuum soll nach der Ratio der Schutzpflichtdogmatik in jeder Lebenslage die Möglichkeit einer effektiven Grundrechtsausübung eröffnet werden. Deshalb kann auch für die Behandlung einer Erkrankung auf die grundrechtliche Schutzpflicht aus Art. 2 Abs. 2 Satz 1 GG zurückgegriffen werden.</text:span><text:span text:style-name="T2"><text:note text:id="ftn829" text:note-class="footnote"><text:note-citation>62</text:note-citation><text:note-body><text:p text:style-name="P700"><text:span text:style-name="T13"><text:s/>Vgl. </text:span><text:span text:style-name="T15">Holznagel</text:span><text:span text:style-name="T13">, Die Vermittlung von Spenderorganen, DVBl. 1997, S. 393 ff. (396); </text:span><text:span text:style-name="T15">Sachs</text:span><text:span text:style-name="T13"> (Hrsg.), Komm., GG, 3. Aufl., 2003, Vorb. Art. 1 Rn. 38.</text:span></text:p></text:note-body></text:note></text:span></text:p>
      <text:p text:style-name="P32"/>
      <text:p text:style-name="P1"><text:span text:style-name="T2">Jedoch ist der Begriff der „körperlichen Unversehrtheit</text:span><text:alphabetical-index-mark text:string-value="Körperliche Unversehrtheit"/><text:span text:style-name="T2">“ i.S.v. Art. 2 Abs. 2 Satz 1 GG nicht gleichbedeutend mit „Gesundheit</text:span><text:alphabetical-index-mark text:string-value="Gesundheit"/><text:span text:style-name="T2">“ zu verstehen, jedenfalls nicht im Sinne des bereits dargelegten weiten Gesundheitsbegriffs der Welthandelsorganisation</text:span><text:alphabetical-index-mark text:string-value="Welthandelsorganisation"/><text:span text:style-name="T2">.</text:span><text:span text:style-name="T2"><text:note text:id="ftn830" text:note-class="footnote"><text:note-citation>63</text:note-citation><text:note-body><text:p text:style-name="P700"><text:span text:style-name="T13"><text:s/>Vgl. </text:span><text:span text:style-name="T15">Schultze-Fielitz</text:span><text:span text:style-name="T13">, in: Dreier (Hrsg.), Komm., GG, Bd. 1, 1996, Art. 2 Abs. 2 Rn. 21; </text:span><text:span text:style-name="T15">Ebsen</text:span><text:span text:style-name="T13">, Ressourcenknappheit, in: ArGe Rechtsanwälte im Medizinrecht (Hrsg.), Die Budgetierung im Gesundheitswesen, 1997, S. 109 ff. (113); </text:span><text:span text:style-name="T15">Taupitz</text:span><text:span text:style-name="T13">, Gesundheitsversorgung bei Ressourcenknappheit, in: Nagel/Fuchs (Hrsg.), Rationalisierung und Rationierung im dt. Gesundheitswesen, 1998, S. 86 ff. (92); </text:span><text:span text:style-name="T15">Vosteen</text:span><text:span text:style-name="T13">, Rationierung im Gesundheitswesen und Patientenschutz, 2001, S. 279; </text:span><text:span text:style-name="T15">Wiedemann</text:span><text:span text:style-name="T13">, in: Umbach/Clemens (Hrsg.), Komm., GG, Bd. 1, 2002, Art. 2 Rn. 355; </text:span><text:span text:style-name="T15">Murswiek</text:span><text:span text:style-name="T13">, in: Sachs (Hrsg.), Komm., GG, 3. Aufl., 2003, Art. 2 Rn. 150.</text:span></text:p></text:note-body></text:note></text:span><text:span text:style-name="T2"> Art. 2 Abs. 2 Satz 1 GG schützt den Menschen nicht in seiner Totalität als einheitliches Leib-Geist-Wesen, sondern nur in seiner körperlichen Erscheinungsweise.</text:span><text:span text:style-name="T2"><text:note text:id="ftn831" text:note-class="footnote"><text:note-citation>64</text:note-citation><text:note-body><text:p text:style-name="P700"><text:span text:style-name="T13"><text:s/>Vgl. </text:span><text:span text:style-name="T15">Lorenz</text:span><text:span text:style-name="T13">, Recht auf Leben und körperliche Unversehrtheit, in: Isensee/Kirchhof (Hrsg.), HStR VI, 2. Aufl., 2001, § 128 Rn. 18.</text:span></text:p></text:note-body></text:note></text:span><text:span text:style-name="T2"> Vom Recht auf körperliche Unversehrtheit</text:span><text:alphabetical-index-mark text:string-value="Recht auf körperliche Unversehrtheit"/><text:span text:style-name="T2"> ist daher nur ein Kernbereich der Gesundheit mit umfasst, soweit hiermit die Normalität der körperlichen Gestalt und Funktionen gemeint sind.</text:span><text:span text:style-name="T2"><text:note text:id="ftn832" text:note-class="footnote"><text:note-citation>65</text:note-citation><text:note-body><text:p text:style-name="P700"><text:span text:style-name="T13"><text:s/>Vgl. </text:span><text:span text:style-name="T15">Francke</text:span><text:span text:style-name="T13">, Berufsfreiheit und Patientenrechte, 1994, S. 77 f.; </text:span><text:span text:style-name="T15">Kunig</text:span><text:span text:style-name="T13">, in: v. Münch/Kunig (Hrsg.), Komm., GG, Bd. 1, 5. Aufl., 2000, Art. 2 Rn. 62; </text:span><text:span text:style-name="T15">Conrads</text:span><text:span text:style-name="T13">, Rechtliche Grundsätze der Organallokation, 2000, S. 102.</text:span></text:p></text:note-body></text:note></text:span><text:span text:style-name="T2"> Unterhalb dieser Schwelle wird das psychische Wohlbefinden nur geschützt, sofern es einem „pathologischen Zustand“ entspricht</text:span><text:span text:style-name="T2"><text:note text:id="ftn833" text:note-class="footnote"><text:note-citation>66</text:note-citation><text:note-body><text:p text:style-name="P700"><text:span text:style-name="T13"><text:s/>Vgl. </text:span><text:span text:style-name="T15">Hermes</text:span><text:span text:style-name="T13">, Das Grundrecht auf Schutz von Leben und Gesundheit, 1987, S. 223; </text:span><text:span text:style-name="T15">Murswiek</text:span><text:span text:style-name="T13">, in: Sachs (Hrsg.), Komm., GG, 3. Aufl., 2003, Art. 2 Rn. 148 ff.</text:span></text:p></text:note-body></text:note></text:span><text:span text:style-name="T2"> bzw. die Einwirkung zu körperlichen Schmerzen vergleichbaren Wirkungen führt</text:span><text:span text:style-name="T2"><text:note text:id="ftn834" text:note-class="footnote"><text:note-citation>67</text:note-citation><text:note-body><text:p text:style-name="P700"><text:span text:style-name="T13"><text:s/>Vgl. BVerfGE 56, 54 (73 ff.).</text:span></text:p></text:note-body></text:note></text:span><text:span text:style-name="T2">. Im Übrigen wird das bloße geistig-seelische und soziale Wohlbefinden von Art. 2 Abs. 2 Satz 1 GG nicht erfasst.</text:span><text:span text:style-name="T2"><text:note text:id="ftn835" text:note-class="footnote"><text:note-citation>68</text:note-citation><text:note-body><text:p text:style-name="P700"><text:span text:style-name="T13"><text:s/>Vgl. </text:span><text:span text:style-name="T15">Ebsen</text:span><text:span text:style-name="T13">, Ressourcenknappheit, in: ArGe Rechtsanwälte im Medizinrecht (Hrsg.), Die Budgetierung im Gesundheitswesen, 1997, S. 109 ff. (S. 113); </text:span><text:span text:style-name="T15">Lorenz</text:span><text:span text:style-name="T13">, Recht auf Leben und körperliche Unversehrtheit, in: Isensee/Kirchhof (Hrsg.), HStR VI, 2. Aufl., 2001, § 128 Rn. 18; </text:span><text:span text:style-name="T15">Jarass</text:span><text:span text:style-name="T13">/Pieroth (Hrsg.), Komm., GG, 6. Aufl., 2002, Art. 2 Rn. 54; a.A. </text:span><text:span text:style-name="T15">Pitschas</text:span><text:span text:style-name="T13">, Gesundheitswesen zwischen Staat und Markt, in: Häfner (Hrsg.), Gesundheit - unser höchstes Gut?, 1999, S. 169 ff. (180).</text:span></text:p></text:note-body></text:note></text:span></text:p>
      <text:p text:style-name="P32"/>
      <text:p text:style-name="P1"><text:span text:style-name="T2">Zweifelhaft ist, ob die in erster Linie objektivrechtliche Aufgabe der Schutzpflicht aus Art. 2 Abs. 2 Satz 1 GG dem Schutzbedürftigen auch ein subjektives Recht auf Schutz i.S.e. originären Anspruchs auf bestimmte Gesundheitsleistungen vermittelt. In der Lehre wird dies zum Teil bejaht.</text:span><text:span text:style-name="T2"><text:note text:id="ftn836" text:note-class="footnote"><text:note-citation>69</text:note-citation><text:note-body><text:p text:style-name="P700"><text:span text:style-name="T13"><text:s/>In diese Richtung tendierend etwa: </text:span><text:span text:style-name="T15">Däubler</text:span><text:span text:style-name="T13">, Grundrecht auf Leben und medizinische Versorgung, NJW 1972, S. 1105 ff. (1109); </text:span><text:span text:style-name="T15">Francke</text:span><text:span text:style-name="T13">, Ärztliche Berufsfreiheit und Patientenrechte, 1994, S. 83 f. (insbes. Fn. 67); </text:span><text:span text:style-name="T15">Uhlenbruck</text:span><text:span text:style-name="T13">, Rechtliche Grenzen der Rationierung, MedR, 1995, S. 427 ff. (429, 437); </text:span><text:span text:style-name="T15">Schultze-Fielitz</text:span><text:span text:style-name="T13">, in: Dreier, (Hrsg.), Komm., GG, Bd. 1, 1996, Art. 2 Abs. 2 Rn. 58; </text:span><text:span text:style-name="T15">Kirchhof</text:span><text:span text:style-name="T13">, Nach dem Traum vom grenzenlosen Wohlergehen, FAZ Nr. 125 v. 02.06.1998, S. 11: „Individualrecht auf Gesundheit“; </text:span><text:span text:style-name="T15">ders.</text:span><text:span text:style-name="T13">, Medizin zwischen Ethik, Recht und Vorbehalt des Möglichen, in: Kern/Wadle/Schroeder/Katzenmeier (Hrsg), FS Laufs, 2006, S. 931 ff. (943 f.); </text:span><text:span text:style-name="T15">Wiedemann</text:span><text:span text:style-name="T13">, in: Umbach/Clemens (Hrsg.), Komm., GG, Bd. 1, 2002, Art. 2 Rn. 376; </text:span><text:span text:style-name="T15">Hollenbach</text:span><text:span text:style-name="T13">, Grundrechtsschutz im Arzt-Patienten-Verhältnis, 2003, S. 53 ff.: „Subjektives (Grund-)Recht auf staatlichen Schutz“; </text:span><text:span text:style-name="T15">Schmidt-Aßmann,</text:span><text:span text:style-name="T13"> Grundrechtspositionen und Legitimationsfragen im öffentlichen Gesundheitswesen, 2001, S. 29; </text:span><text:span text:style-name="T15">ders.</text:span><text:span text:style-name="T13">, Verfassungsfragen der Gesundheitsreform, NJW 2004, S. 1689 ff. (1691).</text:span></text:p></text:note-body></text:note></text:span><text:span text:style-name="T2"> Das BVerfG</text:span><text:span text:style-name="T2"><text:note text:id="ftn837" text:note-class="footnote"><text:note-citation>70</text:note-citation><text:note-body><text:p text:style-name="P700"><text:span text:style-name="T13"><text:s/>Vgl. BVerfGE, NJW 1997, 3085; NJW 1998, 1775 f.; BVerfG, Beschluss v. 06.12.2005, Az.: 1 BvR 347/98.</text:span></text:p></text:note-body></text:note></text:span><text:span text:style-name="T2">, das BSG</text:span><text:span text:style-name="T2"><text:note text:id="ftn838" text:note-class="footnote"><text:note-citation>71</text:note-citation><text:note-body><text:p text:style-name="P700"><text:span text:style-name="T13"><text:s/>Vgl. BSGE 86, 54 (65); BSG, Urteil vom 17.02.2004, Az.: B 1 KR 5/02; BSG, Urteil vom 19.10.2004, Az.: B 1 KR 9/04 R; BSG, Urteil vom 10.05.2005, Az.: B 1 KR 25/03.</text:span></text:p></text:note-body></text:note></text:span><text:span text:style-name="T2"> wie die herrschene Lehre</text:span><text:span text:style-name="T2"><text:note text:id="ftn839" text:note-class="footnote"><text:note-citation>72</text:note-citation><text:note-body><text:p text:style-name="P700"><text:span text:style-name="T13"><text:s/>Vgl. etwa </text:span><text:span text:style-name="T15">Starck</text:span><text:span text:style-name="T13">, in: v. Mangoldt/Klein/Starck (Hrsg.), Komm., GG, Bd. 1, 4. Aufl., 1999, Art. 2 Rn. 195, 213; </text:span><text:span text:style-name="T15">Schmidt-Bleibtreu/Klein</text:span><text:span text:style-name="T13">, Komm., GG, 9. Aufl., 1999, Art. 2 Rn. 20 b, 21; </text:span><text:span text:style-name="T15">Kunig</text:span><text:span text:style-name="T13">, in v. Münch/Kunig (Hrsg.), Komm., GG, Bd. 1, 5. Aufl., 2000, Art. 2 Rn. 60; </text:span><text:span text:style-name="T15">Jarass</text:span><text:span text:style-name="T13">/Pieroth, GG, 6. Aufl., 2002, Art. 2 Rn. 69; </text:span><text:span text:style-name="T15">Nettesheim</text:span><text:span text:style-name="T13">, Rationierung in der Gesundheitsversorgung, VerwArch 2002, S. 315 ff. (324); </text:span><text:span text:style-name="T15">Genzel</text:span><text:span text:style-name="T13">, in: Laufs/Uhlenbruck, (Hrsg.), Hdb. des Arztrechts, 3. Aufl, 2002, § 84 Rn. 2; </text:span><text:span text:style-name="T15">Murswiek</text:span><text:span text:style-name="T13">, in: Sachs (Hrsg.), Komm., GG, 3. Aufl., 2003, Art. 2 Rn. 225; </text:span><text:span text:style-name="T15">Isensee</text:span><text:span text:style-name="T13">, Verwaltung des Mangels im Gesundheitswesen, in: Söllner u.a. (Hrsg.), Gedächtnisschrift für Meinhard Heinze, 2005, S. 417 ff. (428).</text:span></text:p></text:note-body></text:note></text:span><text:span text:style-name="T2"> gehen jedoch zu Recht davon aus, dass ein verfassungsrechtlicher Anspruch auf Bereitstellung und Gewährleistung bestimmter Gesundheitsleistungen, die der Heilung von Krankheit dienen oder der Verschlimmerung eines Leiden vorbeugen soll, nicht aus Art. 2 Abs. 2 Satz 1 GG hergeleitet werden kann. Aus diesem Grundrecht folgt insoweit lediglich eine objektivrechtliche Pflicht des Staates im Rahmen eines weiten Gestaltungsspielraumes Vorkehrungen für den Schutz der diesbezüglichen Rechtsgüter zu treffen, die nicht völlig ungeeignet oder völlig unzulänglich sind. Ein konkreter subjektiver medizinischer Leistungsanspruch kann ohne einen Rückgriff auf das durch Art. 1 Abs. 1 Satz 2 GG gewährte Existenzminimum allein auf Grundlage des Art. 2 Abs. 2 Satz 1 GG nicht begründet werden. Nur die Würdenorm erklärt den Vorrang der Selbsthilfe vor der staatlichen Hilfe und untersagt die Reduktion des Existenzminimums auf das physiologisch Notwendige.</text:span><text:span text:style-name="T2"><text:note text:id="ftn840" text:note-class="footnote"><text:note-citation>73</text:note-citation><text:note-body><text:p text:style-name="P700"><text:span text:style-name="T13"><text:s/>Vgl. </text:span><text:span text:style-name="T15">Neumann</text:span><text:span text:style-name="T13">, Sozialstaatsprinzip und Grundrechtsdogmatik, DVBl. 1997, S. 92 ff. (94).</text:span></text:p></text:note-body></text:note></text:span><text:span text:style-name="T2"> Der Schutzumfang des Art. 2 Abs. 2 Satz 1, 1. Alt. GG verstärkt den subjektiven Anspruch aus Art. 1 Abs. 1 Satz 2 GG dort, wo die Vorenthaltung lebensnotwendiger Leistungen zum Tode führen würde, etwa durch die Vorenthaltung lebenserhaltender Arzneimittel, Einrichtungen und Geräte im Not-, Unglücks- oder Krankheitsfall.</text:span><text:span text:style-name="T2"><text:note text:id="ftn841" text:note-class="footnote"><text:note-citation>74</text:note-citation><text:note-body><text:p text:style-name="P700"><text:span text:style-name="T13"><text:s/>Vgl. </text:span><text:span text:style-name="T15">Leisner</text:span><text:span text:style-name="T13">, Das Lebensrecht, in: Nds. Landeszentrale für Politische Bildung (Hrsg.), Das Recht auf Leben, 1976, S. 9 ff. (29): „Recht auf Animation“; </text:span><text:span text:style-name="T15">Taupitz</text:span><text:span text:style-name="T13">, Gesundheitsversorgung bei Ressourcenknappheit, in: Nagel/Fuchs (Hrsg.), Rationalisierung u. Rationierung im dt. Gesundheitswesen, 1998, S. 86 ff. (91 f.); </text:span><text:span text:style-name="T15">Lorenz</text:span><text:span text:style-name="T13">, Recht auf Leben u. körperl. Unversehrtheit, in: Isensee/Kirchhof (Hrsg.), HStR VI, 2. Aufl., 2001, § 128 Rn. 52 („nur im Extremfall unmittelb. Lebensbedrohung“); </text:span><text:span text:style-name="T15">Herb</text:span><text:span text:style-name="T13">, Verteilungsgerechtigkeit in d. Medizin, 2002, S. 170.</text:span></text:p></text:note-body></text:note></text:span><text:span text:style-name="T2"> Das Grundrecht nimmt also eine ganz wesentliche Funktion bei der Konkretisierung des Inhaltes des gesundheitlichen Existenzminimums ein.</text:span><text:span text:style-name="T2"><text:note text:id="ftn842" text:note-class="footnote"><text:note-citation>75</text:note-citation><text:note-body><text:p text:style-name="Footnote"><text:s/>Vgl. <text:span text:style-name="T25">Vosteen</text:span>, Rationierung im Gesundheitswesen und Patientenschutz, 2001, S. 257 m.w.N.</text:p></text:note-body></text:note></text:span><text:span text:style-name="T2"> Insoweit geht es um die unerlässlichen Lebensvoraussetzungen i.S.d. „nackten Existenz“.</text:span><text:span text:style-name="T2"><text:note text:id="ftn843" text:note-class="footnote"><text:note-citation>76</text:note-citation><text:note-body><text:p text:style-name="P700"><text:span text:style-name="T13"><text:s/>Vgl. </text:span><text:span text:style-name="T15">Kunig</text:span><text:span text:style-name="T13">, in: v. Münch/Kunig (Hrsg.), Komm., GG, Bd. 1, 5. Aufl., 2000, Art. 2 Rn. 60; </text:span><text:span text:style-name="T15">Murswiek</text:span><text:span text:style-name="T13">, in: Sachs (Hrsg.), Komm., GG, 3. Aufl., 2003, Art. 2 Rn. 224 ff.; ähnl. bereits </text:span><text:span text:style-name="T15">Dürig</text:span><text:span text:style-name="T13">, in: Maunz/Dürig (Hrsg.), Komm., GG, 1958, Art. 2 Abs. 2 Rn. 26: „positiven […] Recht, vor dem Verhungern bewahrt zu werden“.</text:span></text:p></text:note-body></text:note></text:span><text:span text:style-name="T2"> Darüber hinaus gibt Art. 2 Abs. 2 Satz 1 GG jedoch keinen Anspruch auf die Zurverfügungstellung von speziellen Gesundheitsleistungen</text:span><text:span text:style-name="T2"><text:note text:id="ftn844" text:note-class="footnote"><text:note-citation>77</text:note-citation><text:note-body><text:p text:style-name="P700"><text:span text:style-name="T13"><text:s/>Vgl. </text:span><text:span text:style-name="T15">Herb</text:span><text:span text:style-name="T13">, Verteilungsgerechtigkeit in der Medizin, 2002, S. 170 f.; </text:span><text:span text:style-name="T15">Murswiek</text:span><text:span text:style-name="T13">, in: Sachs (Hrsg.), Komm., GG, 3. Aufl., 2003, Art. 2 Rn. 225.</text:span></text:p></text:note-body></text:note></text:span><text:span text:style-name="T2"> oder gar auf eine Maximalleistung für jeden einzelnen Bürger</text:span><text:span text:style-name="T2"><text:note text:id="ftn845" text:note-class="footnote"><text:note-citation>78</text:note-citation><text:note-body><text:p text:style-name="P700"><text:span text:style-name="T13"><text:s/>Vgl. </text:span><text:span text:style-name="T15">Seewald</text:span><text:span text:style-name="T13">, Zum Verfassungsrecht auf Gesundheit, 1981, S. 230 ff.; </text:span><text:span text:style-name="T15">Schreiber</text:span><text:span text:style-name="T13">, Rechtliche Kriterien der Verteilungsgerechtigkeit, in: Nagel/Fuchs (Hrsg.), Soziale Gerechtigkeit im Gesundheitswesen, 1993, S. 302 ff. (303); grundlegend </text:span><text:span text:style-name="T15">v. Wartburg</text:span><text:span text:style-name="T13">, Gleichheit und Gerechtigkeit im Gesundheitswesen, Beihefte der Zeitschrift für Schweizerisches Recht, Heft 2, 1983, S. 48 und </text:span><text:span text:style-name="T15">Kersting</text:span><text:span text:style-name="T13">, Gerechtigkeit und Medizin, 1995, S. 47; </text:span><text:span text:style-name="T15">ders.</text:span><text:span text:style-name="T13">, Egalitäre Grundversorgung und Rationierungsethik, in: Gutmann/Schmidt, V.H. (Hrsg.), Rationierung und Allokation im Gesundheitswesen, 2002, S. 41 ff. (49 ff.) sowie </text:span><text:span text:style-name="T15">Pieper</text:span><text:span text:style-name="T13">, Gibt es ein Recht auf Gesundheit, in: Orsi/Seelmann/Smid/Steinvorth (Hrsg.), Medizin - Recht - Ethik, Rechtsphilosophische Hefte, Bd. VIII, 1998, S. 7 ff. (14), die, in Abgrenzung von der Gesundheitsdefinition der WHO, bewusst vom Anspruch jedes „Leidenden“ (nicht jedes „Kranken“) auf angemessene Hilfe spricht.</text:span></text:p></text:note-body></text:note></text:span><text:span text:style-name="T2">. Bei einer entsprechenden Gewährung eines „originären Leistungsanspruchs“ würde sich die Judikative über das rechtsstaatliche Prinzip der Gewaltenteilung hinwegsetzen. Lediglich für die Sicherung des Existenzminimums als überragendem Gut der Rechtsordnung ist die Einmischung in die Belange der Legislative hinnehmbar.</text:span><text:span text:style-name="T2"><text:note text:id="ftn846" text:note-class="footnote"><text:note-citation>79</text:note-citation><text:note-body><text:p text:style-name="Footnote"><text:s/>Vgl. <text:span text:style-name="T25">Vosteen</text:span>, Rationierung im Gesundheitswesen und Patientenschutz, 2001, S. 294 f. m.w.N.</text:p></text:note-body></text:note></text:span></text:p>
      <text:p text:style-name="P32"/>
      <text:p text:style-name="P11"><text:span text:style-name="T2">Zudem steht auch die Verpflichtung aus Art. 2 Abs. 2 Satz 1 GG letztlich unter dem „Vorbehalt des Möglichen</text:span><text:alphabetical-index-mark text:string-value="Vorbehalt des Möglichen"/><text:span text:style-name="T2">“. Zum einen, wie der Anspruch aus Art. 1 Abs. 1 Satz 2 GG, i.S.d. der gegenwärtig faktisch vor Ort heranziehbaren Kapazitäten. Zum anderen ist die Verpflichtung aber auch auf das Angemessene beschränkt</text:span><text:span text:style-name="T2"><text:note text:id="ftn847" text:note-class="footnote"><text:note-citation>80</text:note-citation><text:note-body><text:p text:style-name="P700"><text:span text:style-name="T13"><text:s/>Vgl. </text:span><text:span text:style-name="T15">Murswiek</text:span><text:span text:style-name="T13">, Grundrechte als Teilhaberechte, soziale Grundrechte, in: Isensee/Kirchhof (Hrsg.), HStR V, 2. Aufl., 2000, § 112 Rn. 58.</text:span></text:p></text:note-body></text:note></text:span><text:span text:style-name="T2"> bzw. auf das, „was der Einzelne vernünftigerweise von der Gesellschaft beanspruchen kann“</text:span><text:span text:style-name="T2"><text:note text:id="ftn848" text:note-class="footnote"><text:note-citation>81</text:note-citation><text:note-body><text:p text:style-name="P700"><text:span text:style-name="T13"><text:s/>Vgl. BVerfG 33, 303 (333); entspr. zu Art. 6 I GG etwa BVerfGE 97, 332 (349); </text:span><text:span text:style-name="T15">Murswiek</text:span><text:span text:style-name="T13">, Grundrechte als Teilhaberechte, soziale Grundrechte, in: Isensee/Kirchhof (Hrsg.), HStR V, 2. Aufl., 2000, § 112 Rn. 94; </text:span><text:span text:style-name="T15">Sachs (Hrsg.), </text:span><text:span text:style-name="T13">Komm.</text:span><text:span text:style-name="T15">, GG, </text:span><text:span text:style-name="T13">3. Aufl., 2003, Vorb. Art. 1 Rn. 49 m.w.N. In modifizierter Form fand diese Formel auch Eingang ins Strafrecht, z.B. bei </text:span><text:span text:style-name="T15">Eser</text:span><text:span text:style-name="T13">, Lebenserhaltungspflicht u. Behandlungsabbruch, in: Auer/Menzel/Eser (Hrsg.), Zwischen Heilauftrag und Sterbehilfe, 1977, S. 75 ff. (136): Die Lebenserhaltungspflicht sei „von vornherein auf das beschränkt, was der einzelne vom Staat und Gesellschaft an Hilfe erwarten darf“.</text:span></text:p></text:note-body></text:note></text:span><text:span text:style-name="T2">. Die Hilfeerwartung kann immer nur auf das den Gemeinschaftsinteressen Zumutbare gerichtet sein. Diesbezüglich ist insbesondere deren Interesse an einer stabilen Finanzierung der gesetzlichen Krankenversicherung bzw. das Erfordernis eines gesamtwirtschaftlichen Gleichgewichts (Art. 109 Abs. 2 GG</text:span><text:span text:style-name="T2"><text:note text:id="ftn849" text:note-class="footnote"><text:note-citation>82</text:note-citation><text:note-body><text:p text:style-name="P700"><text:span text:style-name="T13"><text:s/>Ausdrücklich erwähnend in seiner NC-Entscheidung auch BVerfGE 33, 303 (333).</text:span></text:p></text:note-body></text:note></text:span><text:span text:style-name="T2">) zu berücksichtigen.</text:span><text:span text:style-name="T2"><text:note text:id="ftn850" text:note-class="footnote"><text:note-citation>83</text:note-citation><text:note-body><text:p text:style-name="P700"><text:span text:style-name="T13"><text:s/>Vgl. </text:span><text:span text:style-name="T15">Junghanns</text:span><text:span text:style-name="T13">, Verteilungsgerechtigkeit in der Transplantationsmedizin, 2001, S. 126; ähnl. </text:span><text:span text:style-name="T15">Dt. BT</text:span><text:span text:style-name="T13">, Enquete-Kommission, Recht und Ethik der modernen Medizin, Schlussbericht, 2002, S. 58: „besteht kein Anspruch auf jede medizinisch mögliche oder wünschenswerte Versorgung, sondern nur auf ausreichende Versorgung i.R.d. Leistungsfähigkeit des öffentlichen Gesundheitssystems“.</text:span></text:p></text:note-body></text:note></text:span><text:span text:style-name="T2"> Insofern „schleifen“ tatsächlich die gleichen Rechte aller das subjektive Recht auf Hilfe zur Gemeinverträglichkeit „ab“.</text:span><text:span text:style-name="T2"><text:note text:id="ftn851" text:note-class="footnote"><text:note-citation>84</text:note-citation><text:note-body><text:p text:style-name="P700"><text:span text:style-name="T13"><text:s/>Vgl. </text:span><text:span text:style-name="T15">Dürig</text:span><text:span text:style-name="T13">, in: Maunz/Dürig (Hrsg.), Komm., GG, 1973, Art. 3 Abs. 1 Rn. 89; </text:span><text:span text:style-name="T15">Badura</text:span><text:span text:style-name="T13">, Verteilungsordnung u. Zuteilungsverf. bei der Bewirtschaftung knapper Güter durch d. Verwaltung, FS Friauf, 1996, S. 529 ff. (531).</text:span></text:p></text:note-body></text:note></text:span><text:span text:style-name="T2"> Gemäß Art. 2 Abs. 2 Satz 1 GG besteht nicht nur eine Schutzpflicht gegenüber dem Leben und der körperlichen Unversehrtheit des Einzelnen, sondern auch gegenüber dem Leben und der körperlichen Unversehrtheit der Gesamtheit der Bürger.</text:span><text:span text:style-name="T2"><text:note text:id="ftn852" text:note-class="footnote"><text:note-citation>85</text:note-citation><text:note-body><text:p text:style-name="P700"><text:span text:style-name="T13"><text:s/>Vgl. </text:span><text:span text:style-name="T15">Schreiber</text:span><text:span text:style-name="T13">, Rechtliche Kriterien der Verteilungsgerechtigkeit, in: Nagel/Fuchs (Hrsg.), Soziale Gerechtigkeit im Gesundheitswesen, 1993, S. 302 ff. (302).</text:span></text:p></text:note-body></text:note></text:span><text:span text:style-name="T2"> Die (Volks-)Gesundheit</text:span><text:span text:style-name="T2"><text:note text:id="ftn853" text:note-class="footnote"><text:note-citation>86</text:note-citation><text:note-body><text:p text:style-name="P700"><text:span text:style-name="T13"><text:s/>Den Begriff „Volksgesundheit“ hat das BVerfG schon in den 50er Jahren in seine Rspr. eingeführt und wird bis heute von ihm verwendet. Siehe etwa BVerfGE 7, 377 (414); 25, 236 (247); auch BGHZ 124, 224 (227) und OVG NW, MedR 1998, 571 (574). Vgl. </text:span><text:span text:style-name="T15">Steiner</text:span><text:span text:style-name="T13">, Das BVerfG und die Volksgesundheit, MedR 2003, S. 1 ff. (1).</text:span></text:p></text:note-body></text:note></text:span><text:span text:style-name="T2"> der „Gesamtheit aller Bürger“</text:span><text:span text:style-name="T2"><text:note text:id="ftn854" text:note-class="footnote"><text:note-citation>87</text:note-citation><text:note-body><text:p text:style-name="P700"><text:span text:style-name="T13"><text:s/>Vgl. etwa BVerfGE 46, 160 (165).</text:span></text:p></text:note-body></text:note></text:span><text:span text:style-name="T2"> ist zwar nicht primäres Schutzgut des Art. 2 Abs. 2 Satz 1 GG. Jedoch folgt ihr Schutz sekundär aus der Tatsache, dass die staatlichen Pflichten aus Art. Abs. 2 Satz 1 GG gegenüber allen Grundrechtsberechtigten bestehen.</text:span><text:span text:style-name="T2"><text:note text:id="ftn855" text:note-class="footnote"><text:note-citation>88</text:note-citation><text:note-body><text:p text:style-name="P700"><text:span text:style-name="T13"><text:s/>Vgl. </text:span><text:span text:style-name="T15">Seewald</text:span><text:span text:style-name="T13">, Zum Verfassungsrecht auf Gesundheit, 1981, S. 110; </text:span><text:span text:style-name="T15">Hermes</text:span><text:span text:style-name="T13">, Das Grundrecht auf Schutz von Leben und Gesundheit, 1987, S. 226. Siehe zur Debatte um die Volksgesundheit als verfassungsrechtlichen Gemeinwohlbelang und deren Zuordnung zu Art. 2 Abs. 2 Satz 1 GG auch </text:span><text:span text:style-name="T15">Francke</text:span><text:span text:style-name="T13">, Berufsfreiheit und Patientenrechte, 1994, S. 129 ff. m.w.N. sowie </text:span><text:span text:style-name="T15">Steiner</text:span><text:span text:style-name="T13">, Das BVerfG und die Volksgesundheit, MedR 2003, S. 1 ff. (1 f.).</text:span></text:p></text:note-body></text:note></text:span><text:span text:style-name="T2"> Trotz seiner Bezeichnung als verfassungsrechtlicher Höchstwert wird daher das individuelle Grundrecht aus Art. 2 Abs. 2 Satz 1 GG in den Rahmen und die Grenzen des Lebenshaltungsinteresses aller Mitglieder der Gesellschaft, auch der „kommenden Generationen“</text:span><text:span text:style-name="T2"><text:note text:id="ftn856" text:note-class="footnote"><text:note-citation>89</text:note-citation><text:note-body><text:p text:style-name="P700"><text:span text:style-name="T13"><text:s/>Vgl. </text:span><text:span text:style-name="T15">Isensee</text:span><text:span text:style-name="T13">, Das Grundrecht als Abwehrrecht und staatliche Schutzpflicht, in: ders./Kirchhof (Hrsg.), HStR V, 2. Aufl., 2000, § 111 Rn. 95. Siehe zur Berücksichtigung der Generationengerechtigkeit als einem Aspekt in einem erforderlichen Netzwerk aus Gerechtigkeitselementen, aus der Perspektive theologischer Sozialethik auch </text:span><text:span text:style-name="T15">Dabrock,</text:span><text:span text:style-name="T13"> Menschenbilder und Verteilungsgerechtigkeit im Gesundheitswesen, DMW 2003, S. 210 ff. (213).</text:span></text:p></text:note-body></text:note></text:span><text:span text:style-name="T2">, gestellt.</text:span><text:span text:style-name="T2"><text:note text:id="ftn857" text:note-class="footnote"><text:note-citation>90</text:note-citation><text:note-body><text:p text:style-name="P700"><text:span text:style-name="T13"><text:s/>Vgl. </text:span><text:span text:style-name="T15">Schreiber</text:span><text:span text:style-name="T13">, Rechtliche Kriterien der Verteilungsgerechtigkeit, in: Nagel/Fuchs (Hrsg.), Soziale Gerechtigkeit im Gesundheitswesen, 1993, S. 302 ff. (303).</text:span></text:p></text:note-body></text:note></text:span><text:span text:style-name="T2"> Das Menschenbild des Grundgesetzes</text:span><text:alphabetical-index-mark text:string-value="Menschenbild des Grundgesetzes"/><text:span text:style-name="T2"> ist nicht das eines isolierten souveränen selbstherrlichen Individuums, sondern das der in der Gemeinschaft stehenden und ihr vielfältig verpflichteten Persönlichkeit. Aus der Gesamtsicht der Art. 1, 2, 12, 14, 15, 19 und 20 GG ergibt sich, dass das Grundgesetz die Spannung Individuum – Gemeinschaft im Sinne der Gemeinschaftsbezogenheit und Gemeinschaftsgebundenheit der Person entschieden hat, vorausgesetzt, dass dabei der Eigenwert der Person nicht angetastet wird.</text:span><text:span text:style-name="T2"><text:note text:id="ftn858" text:note-class="footnote"><text:note-citation>91</text:note-citation><text:note-body><text:p text:style-name="P700"><text:span text:style-name="T13"><text:s/>St. Rspr., BVerfGE 4, 7 (15 f.); 45, 187 (227); 65, 1 (44); </text:span><text:span text:style-name="T15">Dürig</text:span><text:span text:style-name="T13">, in: Maunz/Dürig (Hrsg.), Komm., GG, 1958, Art. 1 I Rn. 46; </text:span><text:span text:style-name="T15">Amelung</text:span><text:span text:style-name="T13">, Das Recht auf Leben, in: Nembach (Hrsg,), Begründungen des Rechts, 1979, S. 68 ff. (76); </text:span><text:span text:style-name="T15">Künschner</text:span><text:span text:style-name="T13">, Wirtschaftlicher Behandlungsverzicht und Patientenauswahl, 1992, S. 274; </text:span><text:span text:style-name="T15">Leibholz/Rinck/-Hesselberger</text:span><text:span text:style-name="T13">, Komm., GG, 7. Aufl., Stand Okt. 2000, Art. 1 Rn. 12; </text:span><text:span text:style-name="T15">Kirchhof</text:span><text:span text:style-name="T13">, Medizin zwischen Ethik, Recht und Vorbehalt des Möglichen, in: Kern/Wadle/Schroeder/Katzenmeier (Hrsg), FS Laufs, 2006, S. 931 ff. (939).</text:span></text:p></text:note-body></text:note></text:span><text:span text:style-name="T2"> Diese Erwägungen beanspruchen nach Ansicht des BVerfG „erst recht“ im auch hier vorliegenden „Bereich der staatlichen Teilhabegewährung Geltung“, da sie dem „Gebot sozialer Gerechtigkeit, das sich im Gleichheitssatz konkretisiert“ entsprechen.</text:span><text:span text:style-name="T2"><text:note text:id="ftn859" text:note-class="footnote"><text:note-citation>92</text:note-citation><text:note-body><text:p text:style-name="Footnote"><text:s/>Vgl. BVerfGE 33, 303 (334 f.).</text:p></text:note-body></text:note></text:span><text:span text:style-name="T2"> Der Staatsrechtler </text:span><text:span text:style-name="T6">Thomas Fleiner-Gerster</text:span><text:span text:style-name="T2"> bemerkt zutreffend, dass in Zeiten zunehmender Verknappung, für eine gerechte Verteilung die Individualfreiheit im Interesse der jetzigen, v.a. aber auch im Interesse der zukünftigen Generationen, und damit letztlich zugunsten der Rechtsgleichheit eingeschränkt werden muss.</text:span><text:span text:style-name="T2"><text:note text:id="ftn860" text:note-class="footnote"><text:note-citation>93</text:note-citation><text:note-body><text:p text:style-name="P700"><text:span text:style-name="T13"><text:s/>Vgl. </text:span><text:span text:style-name="T15">Fleiner-Gerster</text:span><text:span text:style-name="T13">, Allgemeine Staatslehre, 2. Aufl., 1995, § 38 Nr. 40.</text:span></text:p></text:note-body></text:note></text:span></text:p>
      <text:p text:style-name="P32"/>
      <text:h text:style-name="Heading_20_4" text:outline-level="4">Sozialstaatsprinzip</text:h>
      <text:p text:style-name="P1"><text:span text:style-name="T2">Aus dem Sozialstaatsprinzip</text:span><text:alphabetical-index-mark text:string-value="Sozialstaatsprinzip"/><text:span text:style-name="T2"> selbst (Art. 20 Abs. 1 GG), welches über Art. 28 Abs. 1 Satz 1 GG in den Verfassungen der Bundesländer verankert ist, folgen nach ganz überwiegender Ansicht keine individuellen (Behandlungs-)Ansprüche, weil dieses in seiner Funktion als objektiv-rechtlicher Programmsatz konkrete Ansprüche allein nicht tragen kann.</text:span><text:span text:style-name="T2"><text:note text:id="ftn861" text:note-class="footnote"><text:note-citation>94</text:note-citation><text:note-body><text:p text:style-name="P700"><text:span text:style-name="T13"><text:s/>Vgl. </text:span><text:span text:style-name="T15">Herzog</text:span><text:span text:style-name="T13">, in: Maunz/Dürig (Hrsg.), Komm., GG, 1980, Art. 20, VIII Rn. 28; </text:span><text:span text:style-name="T15">Michalski</text:span><text:span text:style-name="T13">, Verfassungsrechtliche Schranken einer Rationierung, VersR 1996, S. 265 ff. (265 f.); </text:span><text:span text:style-name="T15">Kannengießer</text:span><text:span text:style-name="T13">, in: Schmidt-Bleibtreu/Klein (Hrsg.), Komm., GG, 9. Aufl., 1999, Art. 20 Rn. 51; </text:span><text:span text:style-name="T15">Degenhart</text:span><text:span text:style-name="T13">, StaatsR I, 17. Aufl., 2001 Rn. 432 ff.; </text:span><text:span text:style-name="T15">Jarass</text:span><text:span text:style-name="T13">/Pieroth (Hrsg.), Komm., GG, 6. Aufl., 2002, Art. 20 Rn. 103; </text:span><text:span text:style-name="T15">Sachs (Hrsg.), </text:span><text:span text:style-name="T13">Komm.,</text:span><text:span text:style-name="T15"> GG, </text:span><text:span text:style-name="T13">3. Aufl., 2003, Art. 20 Rn. 47 ff. Als Ausprägungen des Sozialstaatsprinzips, und damit ohne unmittelbare anspruchsbegründende Wirkung für den Bürger, sind auch die teilweise in den Länderverfassungen formulierte Sicherstellung der erforderlichen gesundheitlichen Hilfe (etwa in Art. 35 Abs. 2 Hessische Verfassung) oder die Anerkennung des Rechtes eines Kindes auf eine gesunde Entwicklung bzw. des Schutzes vor körperlicher Gefährdung (etwa in Art. 9 Abs. 1, 2 Sächsischer Verfassung) zu beurteilen.</text:span></text:p></text:note-body></text:note></text:span></text:p>
      <text:p text:style-name="P1"><text:span text:style-name="T2">Die Grundrechte werden jedoch, wie </text:span><text:span text:style-name="T6">Karl Heinrich Friauf</text:span><text:span text:style-name="T2"> es einmal treffend formulierte, „vom Sozialstaatsprinzip aus mit neuen Wertgehalten aufgeladen. Sie gewinnen eine zusätzliche sozialstaatliche Dimension.“</text:span><text:span text:style-name="T2"><text:note text:id="ftn862" text:note-class="footnote"><text:note-citation>95</text:note-citation><text:note-body><text:p text:style-name="P700"><text:span text:style-name="T13"><text:s/>Vgl. </text:span><text:span text:style-name="T15">Friauf</text:span><text:span text:style-name="T13">, Zur Rolle der Grundrechte im Interventions- und Leistungsstaat, DVBl. 1971, S. 674 ff. (676); ebenso </text:span><text:span text:style-name="T15">Ebsen</text:span><text:span text:style-name="T13">, Ressourcenknappheit im Gesundheitswesen, in: ArGe Rechtsanwälte im Medizinrecht (Hrsg.), Die Budgetierung im Gesundheitswesen, 1997, S. 109 ff. (S. 114).</text:span></text:p></text:note-body></text:note></text:span><text:span text:style-name="T2"> Insofern ist das Sozialstaatsprinzip für die Begründung der subjektiven Leistungsgrundrechte auf das Existenzminimum</text:span><text:alphabetical-index-mark text:string-value="Existenzminimum"/><text:span text:style-name="T2"> im o.g. Sinne mitentscheidend. Zur Verwirklichung des Ziels der sozialen Sicherung fordert es, dass der Staat die soziale Existenz der Bürger vor den Wechselfällen des Lebens schützt</text:span><text:span text:style-name="T2"><text:note text:id="ftn863" text:note-class="footnote"><text:note-citation>96</text:note-citation><text:note-body><text:p text:style-name="P700"><text:span text:style-name="T13"><text:s/>Vgl. etwa BVerfGE 40, 121 (131); 82, 60 (80); </text:span><text:span text:style-name="T15">Michalski</text:span><text:span text:style-name="T13">, Verfassungsrechtliche Schranken einer Rationierung, VersR 1996, S. 265 ff. (266) m.w.N.</text:span></text:p></text:note-body></text:note></text:span><text:span text:style-name="T2"> und ihn damit auch bezüglich Krankheitsrisiken absichert</text:span><text:span text:style-name="T2"><text:note text:id="ftn864" text:note-class="footnote"><text:note-citation>97</text:note-citation><text:note-body><text:p text:style-name="P700"><text:span text:style-name="T13"><text:s/>Vgl. </text:span><text:span text:style-name="T15">Nettesheim</text:span><text:span text:style-name="T13">, Rationierung in der Gesundheitsversorgung, VerwArch 2002, S. 315 ff. (334).</text:span></text:p></text:note-body></text:note></text:span><text:span text:style-name="T2">. Seiner aus dem Sozialstaatsprinzip folgenden Pflicht zur Sicherstellung der medizinischen Versorgung der Bevölkerung</text:span><text:span text:style-name="T2"><text:note text:id="ftn865" text:note-class="footnote"><text:note-citation>98</text:note-citation><text:note-body><text:p text:style-name="P700"><text:span text:style-name="T13"><text:s/>Vgl. BVerfGE 57, 70 (99); 68, 193 (209): „Der Schutz in Fällen von Krankheit ist in der sozialstaatlichen Ordnung des Grundgesetzes eine der Grundaufgaben des Staates.“; </text:span><text:span text:style-name="T15">Künschner</text:span><text:span text:style-name="T13">, Wirtschaftlicher Behandlungsverzicht und Patientenauswahl, 1992, S. 265.</text:span></text:p></text:note-body></text:note></text:span><text:span text:style-name="T2"> kommt der Staat durch die Bereitstellung von Krankenhäusern, die Errichtung rechtlicher Rahmenregelungen, wie der Sozialversicherungsgesetzgebung, und die Anweisung entsprechender Finanzmittel nach.</text:span><text:span text:style-name="T2"><text:note text:id="ftn866" text:note-class="footnote"><text:note-citation>99</text:note-citation><text:note-body><text:p text:style-name="P700"><text:span text:style-name="T13"><text:s/>Vgl. </text:span><text:span text:style-name="T15">Höfling</text:span><text:span text:style-name="T13">, Rationierung von Gesundheitsleistungen, in: Feuerstein/Kuhlmann (Hrsg.), Rationierung im Gesundheitswesen, 1998, S. 143 ff. (146).</text:span></text:p></text:note-body></text:note></text:span><text:span text:style-name="T2"> Hinsichtlich der Höhe der bereit zu stellenden Mittel und der Einschätzung des Niveaus eines Gesundheitssystems kommt dem Gesetzgeber zwar grundsätzlich eine weitreichende Einschätzungsprärogative zu.</text:span><text:span text:style-name="T2"><text:note text:id="ftn867" text:note-class="footnote"><text:note-citation>100</text:note-citation><text:note-body><text:p text:style-name="P700"><text:span text:style-name="T13"><text:s/>Vgl. </text:span><text:span text:style-name="T15">Jung</text:span><text:span text:style-name="T13">, Das Recht auf Gesundheit, 1982, S. 250; </text:span><text:span text:style-name="T15">Künschner</text:span><text:span text:style-name="T13">, Wirtschaftlicher Behandlungsverzicht und Patientenauswahl, 1992, S. 266; </text:span><text:span text:style-name="T15">Höfling</text:span><text:span text:style-name="T13">, Rationierung von Gesundheitsleistungen, in: Feuerstein/Kuhlmann (Hrsg.), Rationierung im Gesundheitswesen, 1998, S. 143 ff. (147); </text:span><text:span text:style-name="T15">Kunig</text:span><text:span text:style-name="T13">, in v. Münch/Kunig (Hrsg.), Komm., GG, Bd. 1, 5. Aufl., 2000, Art. 1 Rn. 32; </text:span><text:span text:style-name="T15">Degenhart</text:span><text:span text:style-name="T13">, StaatsR I, 17. Aufl., 2001 Rn. 430; </text:span><text:span text:style-name="T15">Murswiek</text:span><text:span text:style-name="T13">, in: Sachs (Hrsg.), Komm., GG, 3. Aufl., 2003, Art. 2 Rn. 225.</text:span></text:p></text:note-body></text:note></text:span><text:span text:style-name="T2"> Als Untermaßgebot verlangt das Sozialstaatsprinzip i.V.m. Art. 1 Abs. 1, 2 Abs. 2 Satz 1 GG als Minimum allerdings den Aufbau und die Unterhaltung einer leistungsfähigen medizinischen Gesundheitsversorgungseinrichtung durch den Staat</text:span><text:span text:style-name="T2"><text:note text:id="ftn868" text:note-class="footnote"><text:note-citation>101</text:note-citation><text:note-body><text:p text:style-name="P700"><text:span text:style-name="T13"><text:s/>Vgl. </text:span><text:span text:style-name="T15">Schultze-Fielitz</text:span><text:span text:style-name="T13">, in: Dreier (Hrsg.), Komm., GG, Bd. 1, 1996, Art. 2 II Rn. 58; </text:span><text:span text:style-name="T15">Michalski</text:span><text:span text:style-name="T13">, Verfassungsrechtl. Schranken einer Rationierung, VersR 1996, S. 265 ff (266); </text:span><text:span text:style-name="T15">Murswiek</text:span><text:span text:style-name="T13">, in: Sachs (Hrsg.), Komm., GG, 3. Aufl, 2003, Art. 2 Rn. 225.</text:span></text:p></text:note-body></text:note></text:span><text:span text:style-name="T2">, welche ein menschenwürdiges Leben ermöglicht, also einen existenzerhaltenden Mindeststandard und damit auch lebensnotwendige Behandlungen gewährleistet. Leistungseinschränkungen sind damit insoweit eine Untergrenze durch das Sozialstaatsprinzip gesetzt.</text:span><text:span text:style-name="T2"><text:note text:id="ftn869" text:note-class="footnote"><text:note-citation>102</text:note-citation><text:note-body><text:p text:style-name="P700"><text:span text:style-name="T13"><text:s/>Vgl. </text:span><text:span text:style-name="T15">Gutmann</text:span><text:span text:style-name="T13">, Gleichheit vor der Rationierung, in: ders./Schmidt, V.H. (Hrsg.), Rationierung und Allokation im Gesundheitswesen, 2002, S. 179 ff. (180); </text:span><text:span text:style-name="T15">Herb</text:span><text:span text:style-name="T13">, Verteilungsgerechtigkeit in der Medizin, 2002, S. 166; </text:span><text:span text:style-name="T15">Nettesheim</text:span><text:span text:style-name="T13">, Rationierung in der Gesundheitsversorgung, VerwArch 2002, S. 315 ff. (334 f.).</text:span></text:p></text:note-body></text:note></text:span></text:p>
      <text:p text:style-name="P32"/>
      <text:p text:style-name="P1"><text:span text:style-name="T2">Des Weiteren verpflichtet das Sozialstaatsprinzip den Staat, auch die tatsächlichen Vorbedingungen, die zur Nutzung von Freiheitsrechten notwendig sind, auszugleichen</text:span><text:span text:style-name="T2"><text:note text:id="ftn870" text:note-class="footnote"><text:note-citation>103</text:note-citation><text:note-body><text:p text:style-name="P700"><text:span text:style-name="T13"><text:s/>Vgl. BVerfGE 33, 303 (331); </text:span><text:span text:style-name="T15">Jarass</text:span><text:span text:style-name="T13">/Pieroth</text:span><text:span text:style-name="T15"> (Hrsg.),</text:span><text:span text:style-name="T13"> Komm., GG, 6. Aufl., 2002, Art. 20 Rn. 107.</text:span></text:p></text:note-body></text:note></text:span><text:span text:style-name="T2">, also im Bereich der medizinischen Versorgung „möglichst gleiche Gesundheitschancen für alle“ zu gewährleisten.</text:span><text:span text:style-name="T2"><text:note text:id="ftn871" text:note-class="footnote"><text:note-citation>104</text:note-citation><text:note-body><text:p text:style-name="P700"><text:span text:style-name="T13"><text:s/>Vgl. </text:span><text:span text:style-name="T15">Künschner</text:span><text:span text:style-name="T13">, Wirtschaftlicher Behandlungsverzicht und Patientenauswahl, 1992, S. 265; </text:span><text:span text:style-name="T15">Schreiber</text:span><text:span text:style-name="T13">, Rechtliche Kriterien der Verteilungsgerechtigkeit, in: Nagel/Fuchs (Hrsg.), Soziale Gerechtigkeit im Gesundheitswesen, 1993, S. 302 ff. (303).</text:span></text:p></text:note-body></text:note></text:span><text:span text:style-name="T2"> </text:span><text:span text:style-name="T6">Roman Herzog</text:span><text:span text:style-name="T2"> verwendet zur Verdeutlichung anstatt „Chancengleichheit</text:span><text:alphabetical-index-mark text:string-value="Chancengleichheit"/><text:span text:style-name="T2">“ den Begriff „Chancengerechtigkeit“.</text:span><text:span text:style-name="T2"><text:note text:id="ftn872" text:note-class="footnote"><text:note-citation>105</text:note-citation><text:note-body><text:p text:style-name="P700"><text:span text:style-name="T13"><text:s/></text:span><text:span text:style-name="T15">Herzog</text:span><text:span text:style-name="T13">, in: Maunz/Dürig (Hrsg.), Komm., GG, 1980, Art. 20, VIII Rn. 40.</text:span></text:p></text:note-body></text:note></text:span><text:span text:style-name="T2"> </text:span><text:span text:style-name="T6">Christian Starck</text:span><text:span text:style-name="T2"> versteht darunter gleiche Bedingungen i.S.v. „Startgleichheit“.</text:span><text:span text:style-name="T2"><text:note text:id="ftn873" text:note-class="footnote"><text:note-citation>106</text:note-citation><text:note-body><text:p text:style-name="P700"><text:span text:style-name="T13"><text:s/></text:span><text:span text:style-name="T15">Starck</text:span><text:span text:style-name="T13">, in: v. Mangoldt/Klein/Starck (Hrsg.), Komm., GG, Bd. 1, 4. Aufl., 1999, Art. 3 I Rn. 33.</text:span></text:p></text:note-body></text:note></text:span><text:span text:style-name="T2"> So verlangt das Sozialstaatsprinzip beispielsweise, dass der Umstand, dass Personen, die aufgrund der „natürlichen Lotterie“ eine ungünstige Gewebekompatibilität für mögliche Transplantationsorgane haben (z.B. Blutgruppe 0, genetische Defekte) und damit die Wahrscheinlichkeit ein optimal funktionierendes Organ zu finden gegen Null tendiert, bei der Zuteilung ausgeglichen wird (z.B. durch den Anspruch des betreffenden Patienten auch auf ein weniger optimal funktionierendes Organ, obwohl es bei einem anderen Patienten länger und besser arbeiten würde).</text:span><text:span text:style-name="T2"><text:note text:id="ftn874" text:note-class="footnote"><text:note-citation>107</text:note-citation><text:note-body><text:p text:style-name="P700"><text:span text:style-name="T13"><text:s/>Vgl. </text:span><text:span text:style-name="T15">Junghanns</text:span><text:span text:style-name="T13">, Verteilungsgerechtigkeit in d. Transplantationsmedizin, 2001, S. 60 f., 70.</text:span></text:p></text:note-body></text:note></text:span></text:p>
      <text:p text:style-name="P60"/>
      <text:h text:style-name="Heading_20_3" text:outline-level="3">Derivativer Anspruch aus Art. 3 Abs. 1 GG</text:h>
      <text:p text:style-name="P1"><text:span text:style-name="T2">Als grundlegendes Gebot staatlicher</text:span><text:alphabetical-index-mark text:string-value="Derivativer Teilhabeanspruch"/><text:span text:style-name="T2"> Gerechtigkeit beherrscht das Gleichheitsgebot</text:span><text:alphabetical-index-mark text:string-value="Gleichheitsgebot"/><text:span text:style-name="T2"> des Art. 3 Abs. 1 GG die gesamte deutsche Rechtsordnung. Es bildet den Kern einer gerechten staatlichen Ordnung.</text:span><text:span text:style-name="T2"><text:note text:id="ftn875" text:note-class="footnote"><text:note-citation>108</text:note-citation><text:note-body><text:p text:style-name="P700"><text:span text:style-name="T13"><text:s/>Zur Bedeutung des Art. 3 I GG siehe etwa </text:span><text:span text:style-name="T15">Alexy</text:span><text:span text:style-name="T13">, Theorie der Grundrechte, 2. Aufl., 1994, S. 357 ff.</text:span></text:p></text:note-body></text:note></text:span><text:span text:style-name="T2"> Aus der objektiv-rechtlichen Schutzfunktion des Gleichheitssatzes folgt, dass der Staat selbst bzw. gerade in den Fällen in dem ihm ein weites Ermessen</text:span><text:alphabetical-index-mark text:string-value="Ermessen"/><text:span text:style-name="T2"> eingeräumt ist, in seinen Entscheidungen dem Gleichheitssatz unterworfen ist.</text:span><text:span text:style-name="T2"><text:note text:id="ftn876" text:note-class="footnote"><text:note-citation>109</text:note-citation><text:note-body><text:p text:style-name="P700"><text:span text:style-name="T17"><text:s/>Vgl. </text:span><text:span text:style-name="T18">Jarass</text:span><text:span text:style-name="T17">/Pieroth (Hrsg.), Komm., GG, 6. </text:span><text:span text:style-name="T13">Aufl., 2002, Art. 3 Rn. 34 ff.</text:span></text:p></text:note-body></text:note></text:span><text:span text:style-name="T2"> Dabei sind sowohl staatliche Eingriffe in die Rechtssphäre des Einzelnen als auch staatlichen Leistungen an Private am Maßstab der Rechtsgleichheit zu messen.</text:span><text:span text:style-name="T2"><text:note text:id="ftn877" text:note-class="footnote"><text:note-citation>110</text:note-citation><text:note-body><text:p text:style-name="P700"><text:span text:style-name="T13"><text:s/>Vgl. </text:span><text:span text:style-name="T15">Schott</text:span><text:span text:style-name="T13">, Patientenauswahl und Organallokation, 2001, S. 86.</text:span></text:p></text:note-body></text:note></text:span></text:p>
      <text:p text:style-name="P32"/>
      <text:p text:style-name="P1"><text:span text:style-name="T2">Zwar gewährt Art. 3 Abs. 1 GG nicht unmittelbar subjektive Ansprüche auf staatliche Leistungen. Wenn der Staat jedoch bestimmte Leistungen zur Verfügung stellt, so verpflichten die sog. derivativen Teilhabe- oder Leistungsrechte</text:span><text:span text:style-name="T2"><text:note text:id="ftn878" text:note-class="footnote"><text:note-citation>111</text:note-citation><text:note-body><text:p text:style-name="P700"><text:span text:style-name="T13"><text:s/>Ausführlich zur Terminologie </text:span><text:span text:style-name="T15">Murswiek</text:span><text:span text:style-name="T13">, Grundrechte als Teilhaberechte, soziale Grundrechte, in: Isensee/Kirchhof (Hrsg.), HStR V, 2. Aufl., 2000, § 112 Rn. 5 ff.</text:span></text:p></text:note-body></text:note></text:span><text:span text:style-name="T2"> des Einzelnen die staatlichen Gewalten zu einer Gleichbehandlung beim Zugang oder der sonstigen Gewährung von Leistungen („Wenn-Dann-Schema“).</text:span><text:span text:style-name="T2"><text:note text:id="ftn879" text:note-class="footnote"><text:note-citation>112</text:note-citation><text:note-body><text:p text:style-name="P700"><text:span text:style-name="T13"><text:s/>Vgl. </text:span><text:span text:style-name="T15">Dürig</text:span><text:span text:style-name="T13">, in: Maunz/Dürig (Hrsg.), Komm., GG, 1973, Art. 3 I Rn. 80; </text:span><text:span text:style-name="T15">Starck</text:span><text:span text:style-name="T13">, in: Mangoldt/Klein/Starck (Hrsg.), Komm, GG, Bd. 1, 4. Aufl., 1999, Art. 3 Rn. 138; </text:span><text:span text:style-name="T15">Osterloh</text:span><text:span text:style-name="T13">, in: Sachs (Hrsg.), Komm., GG, 3. Aufl., 2003, Art. 3 Rn. 53.</text:span></text:p></text:note-body></text:note></text:span><text:span text:style-name="T2"> Der Gleichheitsanspruch stellt insoweit ein direkt einklagbares verfassungsmäßiges Querschnittsgrundrecht für sämtliche Lebens- und Rechtsbereiche dar.</text:span><text:span text:style-name="T2"><text:note text:id="ftn880" text:note-class="footnote"><text:note-citation>113</text:note-citation><text:note-body><text:p text:style-name="P700"><text:span text:style-name="T13"><text:s/>Vgl. </text:span><text:span text:style-name="T15">Schott</text:span><text:span text:style-name="T13">, Patientenauswahl und Organallokation, 2001, S. 85.</text:span></text:p></text:note-body></text:note></text:span><text:span text:style-name="T2"> Er gewährt ähnlich den Freiheitsrechten dem Bürger einen Abwehranspruch, da er als subjektives öffentliches Recht primär auf Abwehr einer bisher bestehenden gleichheitswidrigen Rechtslage gerichtet ist. Der Verstoß gegen den Gleichheitssatz veranlasst die Kassation der bisherigen Regelung ohne die letztlich geltende Rechtsfolge bestimmt vorzuzeichnen.</text:span><text:span text:style-name="T2"><text:note text:id="ftn881" text:note-class="footnote"><text:note-citation>114</text:note-citation><text:note-body><text:p text:style-name="P700"><text:span text:style-name="T13"><text:s/>Vgl. </text:span><text:span text:style-name="T15">Kirchhof</text:span><text:span text:style-name="T13">, Der allg. Gleichheitssatz, in: Isensee/Kirchhof (Hrsg.), HStR V, 2. Aufl., 2000, § 124 Rn. 275.</text:span></text:p></text:note-body></text:note></text:span><text:span text:style-name="T2"> Dem Staat bleibt es unbenommen, die Leistungsgewährung gänzlich einzustellen und damit wieder „Gerechtigkeit“ herzustellen.</text:span><text:span text:style-name="T2"><text:note text:id="ftn882" text:note-class="footnote"><text:note-citation>115</text:note-citation><text:note-body><text:p text:style-name="P700"><text:span text:style-name="T13"><text:s/>Vgl. </text:span><text:span text:style-name="T15">Murswiek</text:span><text:span text:style-name="T13">, Grundrechte als Teilhaberechte, soziale Grundrechte, in: Isensee/Kirchhof (Hrsg.), HStR V, 2. Aufl., 2000, § 112 Rn. 69 f.; </text:span><text:span text:style-name="T15">Dreier </text:span><text:span text:style-name="T13">(Hrsg.), Komm., GG, Bd. 1, 1996, Vorb. Art. 1 Rn. 54; </text:span><text:span text:style-name="T15">Vosteen</text:span><text:span text:style-name="T13">, Rationierung im Gesundheitswesen, 2001, S. 351; </text:span><text:span text:style-name="T15">Osterloh</text:span><text:span text:style-name="T13">, in: Sachs (Hrsg.), Komm., GG, 3. Aufl., 2003, Art. 3 Rn. 54.</text:span></text:p></text:note-body></text:note></text:span><text:span text:style-name="T2"> Wenn der Staat die Leistungen jedoch weitergewährt, so lässt die Erbringung der staatlichen Leistung, auf die im Grunde kein Anspruch besteht, einen auf Art. 3 Abs. 1 GG gestützten derivativen Teilhabeanspruch zugunsten von Personen in vergleichbarer Situation wie die bisherigen Empfänger entstehen.</text:span><text:span text:style-name="T2"><text:note text:id="ftn883" text:note-class="footnote"><text:note-citation>116</text:note-citation><text:note-body><text:p text:style-name="P700"><text:span text:style-name="T13"><text:s/>Vgl. </text:span><text:span text:style-name="T15">Friauf</text:span><text:span text:style-name="T13">, Zur Rolle der Grundrechte im Interventions- und Leistungsstaat, DVBl. 1971, S. 674 ff. (678); </text:span><text:span text:style-name="T15">Murswiek</text:span><text:span text:style-name="T13">, Grundrechte als Teilhaberechte, soziale Grundrechte, in: Isensee/Kirchhof (Hrsg.), HStR V, 2. Aufl., 2000, § 112 Rn. 69 ff.; </text:span><text:span text:style-name="T15">Dreier</text:span><text:span text:style-name="T13"> (Hrsg.), Komm., GG, Bd. 1, 1996, Vorb. Art. 1 Rn. 54.</text:span></text:p></text:note-body></text:note></text:span><text:span text:style-name="T2"> Im Bereich des Verwaltungshandelns spricht man insoweit von der „Selbstbindung“ der Verwaltung, die jedoch an sich eine (Fremd-)Bindung durch den Gleichheitssatz darstellt.</text:span><text:span text:style-name="T2"><text:note text:id="ftn884" text:note-class="footnote"><text:note-citation>117</text:note-citation><text:note-body><text:p text:style-name="P700"><text:span text:style-name="T13"><text:s/>Vgl. </text:span><text:span text:style-name="T15">Dürig</text:span><text:span text:style-name="T13">, in: Maunz/Dürig (Hrsg.), Komm., GG, 1973, Art. 3 I Rn. 431.</text:span></text:p></text:note-body></text:note></text:span><text:span text:style-name="T2"> Insofern besteht zwar kein originärer Anspruch auf medizinischen Leistungen außerhalb des Existenzminimums. Der individuelle Anspruch des Bürgers auf Rechtsgleichheit schafft aber mittelbar ein akzessorisches oder derivatives Teilhaberecht an den vorhandenen staatlichen Gesundheitsleistungen, soweit nur ein anderer Patient in einer vergleichbaren Situation die medizinische Behandlung erhalten hat bzw. erhält.</text:span><text:span text:style-name="T2"><text:note text:id="ftn885" text:note-class="footnote"><text:note-citation>118</text:note-citation><text:note-body><text:p text:style-name="P700"><text:span text:style-name="T13"><text:s/>Vgl. </text:span><text:span text:style-name="T15">Seewald</text:span><text:span text:style-name="T13">, Gesundheit als Grundrecht, 1982, S. 41 ff.; </text:span><text:span text:style-name="T15">Francke</text:span><text:span text:style-name="T13">, Ärztliche Berufsfreiheit u. Patientenrechte, 1994, S. 84 f.; </text:span><text:span text:style-name="T15">Schott</text:span><text:span text:style-name="T13">, Patientenauswahl und Organallokation, 2001, S. 87. Ähnl. </text:span><text:span text:style-name="T15">Giesen</text:span><text:span text:style-name="T13">, Ethische und rechtliche Probleme am Ende des Lebens, JZ 1990, S. 929 ff. (932), der ein Recht auf gesundheitl. Betreuung od. zumindest ein Recht auf gleichen Zugang zu medizin. Betreuung im Prinzip der Gerechtigkeit begründet sieht.</text:span></text:p></text:note-body></text:note></text:span></text:p>
      <text:p text:style-name="P32"/>
      <text:p text:style-name="P1"><text:span text:style-name="T2">Der Leistungsanspruch aus Art. 3 Abs. 1 GG wird ebenfalls letztlich durch den „Vorbehalt des Möglichen</text:span><text:alphabetical-index-mark text:string-value="Vorbehalt des Möglichen"/><text:span text:style-name="T2">“ begrenzt</text:span><text:span text:style-name="T2"><text:note text:id="ftn886" text:note-class="footnote"><text:note-citation>119</text:note-citation><text:note-body><text:p text:style-name="P700"><text:span text:style-name="T13"><text:s/>So bzgl. des Anspruchs auf Gesundheitsleistungen auch </text:span><text:span text:style-name="T15">Seewald</text:span><text:span text:style-name="T13">, Gesundheit als Grundrecht, 1982, S. 44 sowie </text:span><text:span text:style-name="T15">Schoor</text:span><text:span text:style-name="T13">, Lebensschutz an der Schwelle des Todes, 2002, S. 115.</text:span></text:p></text:note-body></text:note></text:span><text:span text:style-name="T2">, wobei dieser derivative Teilhabeanspruch im Gegensatz zum originären Leistungsanspruch, etwa aus Art. 1 Abs. 1 Satz 1, 2 Abs. 2 Satz 1 i.V.m. Art. 20 Abs. 1 GG, zudem schon keinen Anspruch des Bürgers auf die Schaffung von weiteren Kapazitäten umfasst.</text:span><text:span text:style-name="T2"><text:note text:id="ftn887" text:note-class="footnote"><text:note-citation>120</text:note-citation><text:note-body><text:p text:style-name="P700"><text:span text:style-name="T13"><text:s/>Vgl. </text:span><text:span text:style-name="T15">Dürig</text:span><text:span text:style-name="T13">, in Maunz/Dürig (Hrsg.), Komm., GG, 1973, Art. 3 I Rn. 79; </text:span><text:span text:style-name="T15">Murswiek</text:span><text:span text:style-name="T13">, Grundrechte als Teilhaberechte, soziale Grundrechte, in: Isensee/Kirchhof (Hrsg.), HStR V, 2. Aufl., 2000, § 112 Rn. 73 f.; </text:span><text:span text:style-name="T15">Starck</text:span><text:span text:style-name="T13">, in: Mangoldt/Klein/Starck (Hrsg.), Komm., GG, Bd. 1, 4. Aufl., 1999, Art. 3 Rn. 138; </text:span><text:span text:style-name="T15">Vosteen</text:span><text:span text:style-name="T13">, Rationierung im Gesundheitswesen und Patientenschutz, 2001, S. 350; grundlegend </text:span><text:span text:style-name="T15">v. Wartburg</text:span><text:span text:style-name="T13">, Gleichheit und Gerechtigkeit im Gesundheitswesen, Beihefte der Zeitschrift für Schweizerisches Recht, Heft 2, 1983, S. 46 f.</text:span></text:p></text:note-body></text:note></text:span><text:span text:style-name="T2"> Infolgedessen spricht </text:span><text:span text:style-name="T6">Robert Alexy</text:span><text:span text:style-name="T2"> auch von einem nur </text:span><text:span text:style-name="T6">prima facie </text:span><text:span text:style-name="T2">bestehenden Anspruch.</text:span><text:span text:style-name="T2"><text:note text:id="ftn888" text:note-class="footnote"><text:note-citation>121</text:note-citation><text:note-body><text:p text:style-name="P700"><text:span text:style-name="T13"><text:s/>Vgl. zur Analyse des von BVerfGE 43, 291 (315) definierten Rechts auf Zulassung zu einem Studium der Wahl i.R.d. rechtlichen und faktischen Möglichkeiten als „</text:span><text:span text:style-name="T15">prima facie</text:span><text:span text:style-name="T13">-Recht“, </text:span><text:span text:style-name="T15">Alexy</text:span><text:span text:style-name="T13">, Theorie der Grundrechte, 2. Aufl., 1994, S. 392, 400; ebenso in Bezug auf die Organverteilung </text:span><text:span text:style-name="T15">Gutmann/Fateh-Moghadam</text:span><text:span text:style-name="T13">, Rechtsfragen der Organverteilung, NJW 2002, S. 3365 ff. (3366) sowie hinsichtlich der Gesundheitsversorgung insgesamt </text:span><text:span text:style-name="T15">Gutmann</text:span><text:span text:style-name="T13">, Gleichheit vor der Rationierung, in: ders./Schmidt, V.H. (Hrsg.), Rationierung und Allokation im Gesundheitswesen, 2002, S. 179 ff. (181).</text:span></text:p></text:note-body></text:note></text:span><text:span text:style-name="T2"> Es besteht aber ein Anspruch auf „ausschöpfende Nutzung“ der Kapazitäten</text:span><text:span text:style-name="T2"><text:note text:id="ftn889" text:note-class="footnote"><text:note-citation>122</text:note-citation><text:note-body><text:p text:style-name="P700"><text:span text:style-name="T13"><text:s/>Vgl. BVerfGE 33, 303 (338); 43, 291 (313 f.).</text:span></text:p></text:note-body></text:note></text:span><text:span text:style-name="T2"> bzw. ein Gebot effektiver Nutzung und damit optimaler Allokation der vorhandenen Ressourcen.</text:span><text:span text:style-name="T2"><text:note text:id="ftn890" text:note-class="footnote"><text:note-citation>123</text:note-citation><text:note-body><text:p text:style-name="P700"><text:span text:style-name="T13"><text:s/>Vgl. </text:span><text:span text:style-name="T15">Francke</text:span><text:span text:style-name="T13">, Ärztliche Beruffreiheit und Patientenrechte, 1994, S. 84; </text:span><text:span text:style-name="T15">Vosteen</text:span><text:span text:style-name="T13">, Rationierung im Gesundheitswesen und Patientenschutz, 2001, S. 351.</text:span></text:p></text:note-body></text:note></text:span><text:span text:style-name="T2"> Reichen die vorhandenen medizinischen Ressourcen für alle Bürger nicht aus und will der Staat die Leistungen trotzdem grundsätzlich weiter gewähren, so gebietet die Rechtsgleichheit wie bei einem originären Leistungsanspruch eine Patientenauswahl gemäß dem Gleichheitsgebot des Art. 3 Abs. 1 GG nach sachlich gerechtfertigten, den Wertentscheidungen der Verfassung entsprechenden, Kriterien.</text:span><text:span text:style-name="T2"><text:note text:id="ftn891" text:note-class="footnote"><text:note-citation>124</text:note-citation><text:note-body><text:p text:style-name="P700"><text:span text:style-name="T13"><text:s/>Vgl. </text:span><text:span text:style-name="T15">Schott</text:span><text:span text:style-name="T13">, Patientenauswahl und Organallokation, 2001, S. 88.</text:span></text:p></text:note-body></text:note></text:span><text:span text:style-name="T2"> Nur dann liegt in der Ungleichbehandlung der Patienten keine Verletzung des Gleichheitsanspruchs des nicht zur medizinischen Behandlung ausgewählten Betroffenen.</text:span></text:p>
      <text:p text:style-name="P35"/>
      <text:h text:style-name="Heading_20_3" text:outline-level="3">Resümee</text:h>
      <text:p text:style-name="P1"><text:span text:style-name="T2">Bereits </text:span><text:span text:style-name="T6">Aristoteles</text:span><text:span text:style-name="T2"> formulierte: „Wenn wir davon ausgehen, dass die Menschen irgendwelche Individualrechte besitzen, dann sind es jene, die ihnen ein solches Ausmaß an guter Gesundheit gewährleisten, als die Gesellschaft und nur sie allein gewillt ist, ihnen zuzugestehen“.</text:span><text:span text:style-name="T2"><text:note text:id="ftn892" text:note-class="footnote"><text:note-citation>125</text:note-citation><text:note-body><text:p text:style-name="P700"><text:span text:style-name="T13"><text:s/>Zit. in </text:span><text:span text:style-name="T15">v. Wartburg</text:span><text:span text:style-name="T13">, Gleichheit und Gerechtigkeit im Gesundheitswesen, Beihefte der Zeitschrift für Schweizerisches Recht, Heft 2, 1983, S. 59 m.w.N.</text:span></text:p></text:note-body></text:note></text:span><text:span text:style-name="T2"> Das Grundgesetz gewährt ein „Recht auf Gesundheit</text:span><text:alphabetical-index-mark text:string-value="Recht auf Gesundheit"/><text:span text:style-name="T2">“ i.S.e. verfassungsrechtlichen Anspruchs des Einzelnen auf medizinische Leistungen auf zwei Stufen. Die Art. 1 Abs. 1, 2 Abs. 2 Satz 1 i.V.m. Art. 20 Abs. 1 GG gewähren zunächst einen originären individuell einklagbaren Anspruch auf Gesundheitsleistungen sowie ein Gesundheitssystem auf der Ebene des existenziellen Minimums. Der verfassungsrechtlich gebotene unter der Ewigkeitsgarantie des Art. 79 Abs. 3 GG stehende medizinische Mindeststandard umfasst diejenige Versorgung, die die Integrität und Funktionalität des menschlichen Körpers so weit sicherstellt, dass dem Betroffenen ein nicht-stigmatisiertes Leben unter seinen Mitmenschen ermöglicht wird, wenn der Betroffene nicht selbst dazu fähig ist, die Krankenbehandlung aus eigenen Mitteln sicherzustellen. Der Leistungsanspruch umfasst dabei insbesondere lebenserhaltende, schmerzlindernde und betreuende Behandlungsmaßnahmen. Dies betrifft auch Rettungsmaßnahmen nach einer (Natur-) Katastrophe.</text:span><text:span text:style-name="T2"><text:note text:id="ftn893" text:note-class="footnote"><text:note-citation>126</text:note-citation><text:note-body><text:p text:style-name="P700"><text:span text:style-name="T13"><text:s/>Vgl. </text:span><text:span text:style-name="T15">Murswiek</text:span><text:span text:style-name="T13">, in: Sachs (Hrsg.), Komm., GG, 3. Aufl., 2003, Art. 2 Rn. 214.</text:span></text:p></text:note-body></text:note></text:span><text:span text:style-name="T2"> Infolgedessen sind Rationierung</text:span><text:alphabetical-index-mark text:string-value="Rationierung"/><text:span text:style-name="T2">smaßnahmen bzw. Ausgestaltungen des einfachgesetzlichen Behandlungsanspruches im öffentlich-rechtlich organisierten Gesundheitssystem der gesetzlichen Krankenversicherung und im Speziellen im Bereich der Katastrophenmedizin so lange verfassungsrechtlich zulässig, wie dieses Minimum noch nicht betroffen ist. Außerhalb des verfassungsrechtlich garantierten Existenzminimums besteht gemäß Art. 3 Abs. 1 GG nur ein derivativer Teilhabeanspruch</text:span><text:alphabetical-index-mark text:string-value="Derivativer Teilhabeanspruch"/><text:span text:style-name="T2"> des Einzelnen, d.h. wenn einem Anderen in einer vergleichbaren Situation eine vergleichbare medizinische Behandlung zu Teil wird. Bei Erreichen der Kapazitätsgrenze, etwa bei einem Massenanfall von Patienten, gebietet das Gleichheitsgebot auf beiden Stufen die Auswahl unter den anspruchsberechtigten Patienten nach sachlichen, d.h. mit den verfassungsmäßigen Wertentscheidungen in Einklang stehenden, Kriterien. Wird durch die Berücksichtigung sachfremder Erwägungen gegen den Gleichheitssatz verstoßen, dann stellt dies eine Grundrechtsverletzung gegenüber dem nicht ausgewählten Patienten dar. Welche Auswahlkriterien sachgerecht sind, soll Gegenstand der nachfolgenden Untersuchung sein.</text:span></text:p>
      <text:p text:style-name="P32"/>
      <text:p text:style-name="P32"/>
      <text:h text:style-name="Heading_20_2" text:outline-level="2">Rechtfertigung der Patientenauswahl am Maßstab des Art. 3 Abs. 1 GG</text:h>
      <text:p text:style-name="P32"/>
      <text:p text:style-name="P1"><text:span text:style-name="T2">Da in der Situation des Massenanfalls Hilfebedürftiger nicht allen Patienten die lebenserhaltende Hilfe gewährt und damit ihr insoweit bestehender originärer Leistungsanspruch bzw. der über die existenzsichernden Behandlungsmaßnahmen hinausgehende derivative Teilhabeanspruch nicht erfüllt werden kann, greift diesbezüglich der „Vorbehalt des Möglichen</text:span><text:alphabetical-index-mark text:string-value="Vorbehalt des Möglichen"/><text:span text:style-name="T2">“ ein. Maßstab für die juristische Auseinandersetzung mit Verteilungsentscheidungen in der Medizin und damit um die Rechtfertigung der Ungleichbehandlung von Personen bildet dann der Gleichbehandlungsmaßstab des Art. 3 Abs. 1 GG.</text:span><text:span text:style-name="T2"><text:note text:id="ftn894" text:note-class="footnote"><text:note-citation>127</text:note-citation><text:note-body><text:p text:style-name="P700"><text:span text:style-name="T13"><text:s/>So auch </text:span><text:span text:style-name="T15">Künschner</text:span><text:span text:style-name="T13">, Wirtschaftlicher Behandlungsverzicht und Patientenauswahl, 1992, S. 267 ff.; </text:span><text:span text:style-name="T15">Ebsen</text:span><text:span text:style-name="T13">, Ressourcenknappheit im Gesundheitswesen, in: ArGe Rechtsanwälte im Medizinrecht (Hrsg.), Die Budgetierung im Gesundheitswesen, 1997, S. 109 ff. (126); </text:span><text:span text:style-name="T15">Junghanns</text:span><text:span text:style-name="T13">, Verteilungsgerechtigkeit in der Transplantationsmedizin, 2001, S. 40 ff.; </text:span><text:span text:style-name="T15">Nettesheim</text:span><text:span text:style-name="T13">, Rationierung in der Gesundheitsversorgung, VerwArch 2002, S. 315 ff. (343); </text:span><text:span text:style-name="T15">Isensee</text:span><text:span text:style-name="T13">, Verwaltung des Mangels im Gesundheitswesen, in: Söllner u.a. (Hrsg.), Gedächtnisschrift für Meinhard Heinze, 2005, S. 417 ff. (434 f.).</text:span></text:p></text:note-body></text:note></text:span><text:span text:style-name="T2"> Entsprechend der lückenlosen Geltung des Gleichheitsgebot</text:span><text:alphabetical-index-mark text:string-value="Gleichheitsgebot"/><text:span text:style-name="T2">es für die gesamte Staatstätigkeit (Art. 3 Abs. 1 i.V.m. Art. 1 Abs. 3 GG) kommt es unmittelbar sowohl bei der abstrakt-generellen Festlegung von Patientenauswahlkriterien zum Tragen (Rechtssetzungsgleichheit</text:span><text:alphabetical-index-mark text:string-value="Rechtssetzungsgleichheit"/><text:span text:style-name="T2">), als auch bei der Zuteilung von medizinischen Leistungen im konkreten Kollisionsfall (Rechtsanwendungsgleichheit</text:span><text:alphabetical-index-mark text:string-value="Rechtsanwendungsgleichheit"/><text:span text:style-name="T2">).</text:span></text:p>
      <text:p text:style-name="P32"/>
      <text:h text:style-name="Heading_20_3" text:outline-level="3">Gewährleistungsgehalt des Gleichheitssatzes</text:h>
      <text:p text:style-name="P1"><text:span text:style-name="T2">Ungeachtet der tatsächlichen Verschiedenheit der Menschen in einer Gesellschaft fordert Art. 3 Abs. 1 GG: „Alle Menschen sind vor dem Gesetz gleich“.</text:span><text:span text:style-name="T2"><text:note text:id="ftn895" text:note-class="footnote"><text:note-citation>128</text:note-citation><text:note-body><text:p text:style-name="P700"><text:span text:style-name="T13"><text:s/>Vgl. </text:span><text:span text:style-name="T15">Kirchhof</text:span><text:span text:style-name="T13">, Der allg. Gleichheitssatz, in: Isensee/Kirchhof (Hrsg.), HStR V, 2. Aufl., 2000, § 124 Rn. 17.</text:span></text:p></text:note-body></text:note></text:span><text:span text:style-name="T2"> Damit ist dem Staat allerdings nicht jede Differenzierung verwehrt. Schon die besondere Aufzählung der speziellen Diskriminierung</text:span><text:alphabetical-index-mark text:string-value="Diskriminierungsverbote"/><text:span text:style-name="T2">skriterien in Art. 3 Abs. 2, 3 GG zeigt, dass Art. 3 Abs. 1 GG nicht die völlige Gleichbehandlung der Menschen verlangt und daher nicht jede Bevorzugung und Benachteiligung von vornherein verbietet.</text:span><text:span text:style-name="T2"><text:note text:id="ftn896" text:note-class="footnote"><text:note-citation>129</text:note-citation><text:note-body><text:p text:style-name="P700"><text:span text:style-name="T13"><text:s/>Vgl. </text:span><text:span text:style-name="T15">Pieroth/Schlink</text:span><text:span text:style-name="T13">, StaatsR II, 18. Aufl., 2002 Rn. 428.</text:span></text:p></text:note-body></text:note></text:span><text:span text:style-name="T2"> Eine absolute Gleichbehandlung aller Menschen würde auch zu Ergebnissen führen, die mehr Probleme aufwerfen, als sie lösen würde.</text:span><text:span text:style-name="T2"><text:note text:id="ftn897" text:note-class="footnote"><text:note-citation>130</text:note-citation><text:note-body><text:p text:style-name="P700"><text:span text:style-name="T13"><text:s/>Vgl. </text:span><text:span text:style-name="T15">Alexy</text:span><text:span text:style-name="T13">, Theorie der Grundrechte, 2. Aufl., 1994, S. 360; </text:span><text:span text:style-name="T15">Osterloh</text:span><text:span text:style-name="T13">, in: Sachs, (Hrsg.), GG, 3. Aufl., 2003, Art. 3 Rn. 3.</text:span></text:p></text:note-body></text:note></text:span><text:span text:style-name="T2"> Fraglich ist, welche verfassungsrechtlichen Wertvorgaben insoweit für die Patientenauswahl bei einem Massenanfall Hilfebedürftiger bestehen. Die Suche nach dem Sachverhalt bzw. dem materiellen Grund, der eine Ungleichbehandlung von Menschen rechtfertigt, spiegelt die Problematik der egalitären Gerechtigkeitstheorien wider.</text:span><text:span text:style-name="T2"><text:note text:id="ftn898" text:note-class="footnote"><text:note-citation>131</text:note-citation><text:note-body><text:p text:style-name="P700"><text:span text:style-name="T13"><text:s/>Dazu näher s.o. unter § 4 D II 6.</text:span></text:p></text:note-body></text:note></text:span></text:p>
      <text:p text:style-name="P32"/>
      <text:h text:style-name="Heading_20_4" text:outline-level="4"><text:span text:style-name="T6">„</text:span><text:span text:style-name="T6">Willkürformel“</text:span></text:h>
      <text:p text:style-name="P1"><text:span text:style-name="T2">Nach der Rechtsprechung des Bundesverfassungsgerichtes steht dem Gesetzgeber, der vom Volk durch demokratische Wahlen zur Konsensfindung legitimiert ist, grundsätzlich ein erheblicher Gestaltungsspielraum zu, wenn er eine differenzierende Verteilungsregelung schafft.</text:span><text:span text:style-name="T2"><text:note text:id="ftn899" text:note-class="footnote"><text:note-citation>132</text:note-citation><text:note-body><text:p text:style-name="P700"><text:span text:style-name="T13"><text:s/>Vgl. BVerfGE 4, 7 (18); 50, 57 (77); </text:span><text:span text:style-name="T15">Friauf</text:span><text:span text:style-name="T13">, Zur Rolle der Grundrechte im Interventions- und Leistungsstaat, DVBl. 1971, S. 674 ff. (677); </text:span><text:span text:style-name="T15">Badura</text:span><text:span text:style-name="T13">, Soziale Grundrechte, Staat 1975, S. 17 ff. (33); </text:span><text:span text:style-name="T15">Hesse</text:span><text:span text:style-name="T13">, Grundzüge des Verfassungsrechts, 20. Aufl., 1995 Rn. 439 m.w.N.; </text:span><text:span text:style-name="T15">Gutmann/Land</text:span><text:span text:style-name="T13">, Ethische und rechtliche Fragen der Organverteilung, in: Schmidt, U./Albert (Hrsg.), Praxis der Nierentransplantation (IV), 1997, S. 92 ff. (123).</text:span></text:p></text:note-body></text:note></text:span><text:span text:style-name="T2"> Der im freien Wettbewerb der Gerechtigkeitsüberzeugungen gefundene Wertkonsens</text:span><text:span text:style-name="T2"><text:note text:id="ftn900" text:note-class="footnote"><text:note-citation>133</text:note-citation><text:note-body><text:p text:style-name="P700"><text:span text:style-name="T13"><text:s/>Vgl. </text:span><text:span text:style-name="T15">Zippelius</text:span><text:span text:style-name="T13">, Rechtsphilosophie, 3. Aufl., 1994, S. 112.</text:span></text:p></text:note-body></text:note></text:span><text:span text:style-name="T2"> kann von den Gerichten nur eingeschränkt überprüft werden. Das BVerfG prägte in einer seiner ersten Entscheidungen die sog. „Willkürformel</text:span><text:alphabetical-index-mark text:string-value="Willkürformel"/><text:span text:style-name="T2">“, wonach weder wesentlich Gleiches willkürlich ungleich noch wesentlich Ungleiches willkürlich gleich behandelt werden darf.</text:span><text:span text:style-name="T2"><text:note text:id="ftn901" text:note-class="footnote"><text:note-citation>134</text:note-citation><text:note-body><text:p text:style-name="P700"><text:span text:style-name="T13"><text:s/>Vgl. BVerfGE 1, 14 (52); 4, 144 (155); 84, 133 (158); ausführlich zu dieser „Willkürformel“ etwa </text:span><text:span text:style-name="T15">Martini</text:span><text:span text:style-name="T13">, Art. 3 I GG als Prinzip absoluter Rechtsgleichheit, 1997, S. 17 ff. m.w.N. aus der Rspr.</text:span></text:p></text:note-body></text:note></text:span><text:span text:style-name="T2"> Der Gesetzgeber braucht infolgedessen grundsätzlich nicht die zweckmäßigste, vernünftigste oder gerechteste Lösung zu wählen. Das BVerfG sah den Gleichbehandlungsgrundsatz in einer an der Idee der Gerechtigkeit orientierten Betrachtungsweise aber dann als verletzt an, wenn sich ein vertretbarer, vernünftiger, aus der Natur der Sache ergebender oder sonst wie einleuchtender Grund für die gesetzliche Differenzierung oder Gleichbehandlung unter Berücksichtigung von Sinn und Zweck der betreffenden Regelung nicht finden lässt.</text:span><text:span text:style-name="T2"><text:note text:id="ftn902" text:note-class="footnote"><text:note-citation>135</text:note-citation><text:note-body><text:p text:style-name="P700"><text:span text:style-name="T13"><text:s/>Vgl. BVerfGE 4, 7 (18); 4, 144 (155); 9, 201 (206); 26, 72 (76); 67, 329 (345 f.); 71, 255 (271).</text:span></text:p></text:note-body></text:note></text:span><text:span text:style-name="T2"> Damit beschränkte sich die richterliche Kontrolle auf eine sog. „Evidenzkontrolle“, d.h. erst wenn eine evidente Unsachlichkeit bei der Gleich- oder Ungleichbehandlung oder eine evidente Ungerechtigkeit erkennbar wurde, sah das Gericht die Gestaltungsfreiheit des Gesetzgebers als überschritten an.</text:span><text:span text:style-name="T2"><text:note text:id="ftn903" text:note-class="footnote"><text:note-citation>136</text:note-citation><text:note-body><text:p text:style-name="P700"><text:span text:style-name="T13"><text:s/>Dazu eingehend </text:span><text:span text:style-name="T15">Alexy</text:span><text:span text:style-name="T13">, Theorie der Grundrechte, 2. Aufl., 1994, S. 364 ff.; </text:span><text:span text:style-name="T15">Krugmann</text:span><text:span text:style-name="T13">, Gleichheit, Willkür und Evidenz, JuS 1998, S. 7 ff.; </text:span><text:span text:style-name="T15">Osterloh</text:span><text:span text:style-name="T13">, in: Sachs, (Hrsg.), GG, 3. Aufl., 2003, Art. 3 Rn. 9 ff.</text:span></text:p></text:note-body></text:note></text:span></text:p>
      <text:p text:style-name="P32"/>
      <text:h text:style-name="Heading_20_4" text:outline-level="4"><text:span text:style-name="T6">„</text:span><text:span text:style-name="T6">Neue Formel“</text:span></text:h>
      <text:p text:style-name="P16"><text:span text:style-name="T2">Später entwickelte das BVerfG die sog. </text:span><text:span text:style-name="T3">Neue Formel</text:span><text:alphabetical-index-mark text:string-value="- Neue Formel" text:key1="Gleichheitsgebot"/><text:span text:style-name="T2">. Danach ist der Gleichheitsgrundsatz verletzt, „wenn eine Gruppe von Normadressaten im Vergleich zu anderen Normadressaten anders behandelt wird, obwohl zwischen beiden Gruppen keine Unterschiede von solcher Art und solchem Gewicht bestehen, dass sie die ungleiche Behandlung rechtfertigen können“.</text:span><text:span text:style-name="T2"><text:note text:id="ftn904" text:note-class="footnote"><text:note-citation>137</text:note-citation><text:note-body><text:p text:style-name="P700"><text:span text:style-name="T13"><text:s/>Vgl. BVerfGE 55, 72 (88); 82, 126 (146); 87, 234 (255).</text:span></text:p></text:note-body></text:note></text:span><text:span text:style-name="T2"> Praktisch führte dies zu einer weitgehenden Parallelisierung der Gleichheitsprüfung mit der Verhältnismäßigkeitsprüfung im engeren Sinne, d.h. der rechtfertigende Grund muss in einem angemessen Verhältnis zur Ungleichbehandlung stehen, und damit zu einer deutlichen Verengung des gesetzgeberischen Gestaltungsspielraums.</text:span><text:span text:style-name="T2"><text:note text:id="ftn905" text:note-class="footnote"><text:note-citation>138</text:note-citation><text:note-body><text:p text:style-name="P700"><text:span text:style-name="T13"><text:s/>Vgl. </text:span><text:span text:style-name="T15">Hesse</text:span><text:span text:style-name="T13">, Der allgemeine Gleichheitssatz, FS Lerche, 1993, S. 121 ff. (123 f.); </text:span><text:span text:style-name="T15">Herzog</text:span><text:span text:style-name="T13">, in: Maunz/Dürig (Hrsg), Komm., GG, 1980, Anh. Art. 3 Rn. 4; </text:span><text:span text:style-name="T15">Martini</text:span><text:span text:style-name="T13">, Art. 3 I GG als Prinzip absoluter Rechtsgleichheit, 1997, S. 56, 59 f.; </text:span><text:span text:style-name="T15">Krugmann</text:span><text:span text:style-name="T13">, Gleichheit, Willkür und Evidenz, JuS 1998, S. 7 ff. (7 f.); </text:span><text:span text:style-name="T15">Voßkuhle</text:span><text:span text:style-name="T13">, „Wer zuerst kommt, mahlt zuerst!“, Verwaltung 1999, S. 21 ff. (35 f.); </text:span><text:span text:style-name="T15">Osterloh</text:span><text:span text:style-name="T13">, in: Sachs (Hrsg.), Komm., GG, 3. Aufl., 2003, Art. 3 Rn. 14 ff. jew. m.w.N. zur Rechtsprechung.</text:span></text:p></text:note-body></text:note></text:span></text:p>
      <text:p text:style-name="P37"/>
      <text:h text:style-name="Heading_20_4" text:outline-level="4">Differenzierte Betrachtung</text:h>
      <text:p text:style-name="P16"><text:span text:style-name="T2">In jüngerer Zeit kam das BVerfG jedoch zu einer immer differenzierteren Betrachtungsweise des Inhaltes des Gleichheitssatzes: „Aus dem allgemeinen Gleichheitssatz ergeben sich je nach Regelungsgegenstand und Differenzierungsmerkmalen unterschiedliche Grenzen für den Gesetzgeber, die vom bloßen Willkürverbot bis zu einer strengen Bindung an Verhältnismäßigkeitserfordernisse reichen“.</text:span><text:span text:style-name="T2"><text:note text:id="ftn906" text:note-class="footnote"><text:note-citation>139</text:note-citation><text:note-body><text:p text:style-name="P700"><text:span text:style-name="T13"><text:s/>Vgl. BVerfGE 89, 15 (22); 89, 365 (375).</text:span></text:p></text:note-body></text:note></text:span><text:span text:style-name="T2"> Eine strenge Bindung ergibt sich aus dem Wortlaut und dem Sinn des Art. 3 Abs. 1 GG zunächst für Ungleichbehandlungen von Personen und Personengruppen, weil der Grundsatz, dass alle Menschen vor dem Gesetz gleich sind, in erster Linie eine ungerechtfertigte Verschiedenbehandlung von Personen verhindern soll. Aus dem systematischen Zusammenhang zu Art. 3 Abs. 3 GG schließt das BVerfG, dass diese Bindung um so enger ist, je mehr sich die personenbezogenen Merkmale, nach denen differenziert wird, den dort genannten annähern und je größer deshalb die Gefahr ist, dass eine an sie knüpfende Ungleichbehandlung zur Diskriminierung einer Minderheit führt. Bei lediglich verhaltensbezogenen Unterscheidungen hängt das Maß der Bindung davon ab, inwieweit die Betroffenen in der Lage sind, durch ihr Verhalten die Verwirklichung der Merkmale zu beeinflussen, nach denen unterschieden wird.</text:span><text:span text:style-name="T2"><text:note text:id="ftn907" text:note-class="footnote"><text:note-citation>140</text:note-citation><text:note-body><text:p text:style-name="P700"><text:span text:style-name="T13"><text:s/>Vgl. BVerfGE 88, 87 (96); 89, 15 (22).</text:span></text:p></text:note-body></text:note></text:span></text:p>
      <text:p text:style-name="P32"/>
      <text:p text:style-name="P11"><text:span text:style-name="T2">Im Übrigen sind die weiteren Maßstäbe für die Inhaltsbestimmung des Art. 3 Abs. 1 GG aus dem Zusammenspiel mit anderen Verfassungsnormen und damit den in ihnen zum Ausdruck kommenden Prinzipien und Wertungen zu gewinnen.</text:span><text:span text:style-name="T2"><text:note text:id="ftn908" text:note-class="footnote"><text:note-citation>141</text:note-citation><text:note-body><text:p text:style-name="P700"><text:span text:style-name="T13"><text:s/>Vgl. </text:span><text:span text:style-name="T15">Müller</text:span><text:span text:style-name="T13">, Der Gleichheitssatz, VVDStRL, Heft 47, 1989, S. 37 ff. (45 f.); </text:span><text:span text:style-name="T15">Jarass</text:span><text:span text:style-name="T13">/Pieroth (Hrsg.), Komm., GG, 6. Aufl., 2002, Art. 3 Rn. 21 ff.</text:span></text:p></text:note-body></text:note></text:span><text:span text:style-name="T2"> So präzisieren etwa spezielle Differenzierungsverbote, das Sozialstaatsprinzip sowie die Beziehungen zu anderen Grundrechten die Rechtfertigung von Gleich- und Ungleichbehandlungen. Im Rahmen einer abgestuften Kontrolldichte sind dem Gestaltungsspielraum des Staates um so engere Grenzen gesetzt, je stärker sich die Ungleichbehandlung von Personen und Sachverhalten auf die Ausübung grundrechtlich geschützter Freiheiten nachteilig auswirken kann.</text:span><text:span text:style-name="T2"><text:note text:id="ftn909" text:note-class="footnote"><text:note-citation>142</text:note-citation><text:note-body><text:p text:style-name="P700"><text:span text:style-name="T13"><text:s/>Vgl. BVerfGE 82, 126 (146); 88, 87 (96); 89, 15 (22 f.); </text:span><text:span text:style-name="T15">Herzog</text:span><text:span text:style-name="T13">, in: Maunz/Dürig (Hrsg), Komm., GG, 1980, Anh. Art. 3 Rn. 69; </text:span><text:span text:style-name="T15">Voßkuhle</text:span><text:span text:style-name="T13">, „Wer zuerst kommt, mahlt zuerst!“, Verwaltung 1999, S. 21 ff. (34 f.).</text:span></text:p></text:note-body></text:note></text:span><text:span text:style-name="T2"> Je mehr eine Ungleichbehandlung Grundvoraussetzungen menschlicher Existenz und Betätigung verkürzt, desto eingehender muss die Prüfung sein, ob eine solche Verkürzung verfassungsrechtlich gerechtfertigt ist. Mit anderen Worten, die Dichte der verfassungsgerichtlichen Kontrolle muss dem Rang und der Bedeutung des betroffenen Sachbereichs entsprechen.</text:span><text:span text:style-name="T2"><text:note text:id="ftn910" text:note-class="footnote"><text:note-citation>143</text:note-citation><text:note-body><text:p text:style-name="P700"><text:span text:style-name="T13"><text:s/>Vgl. BVerfGE 66, 116 (131); 76, 1 (51); </text:span><text:span text:style-name="T15">Hesse</text:span><text:span text:style-name="T13">, Der allg. Gleichheitssatz, FS Lerche, 1993, S. 121 ff. (130 f.).</text:span></text:p></text:note-body></text:note></text:span></text:p>
      <text:p text:style-name="P35"/>
      <text:p text:style-name="P11"><text:span text:style-name="T2">Im Rahmen seiner NC-Urteil</text:span><text:alphabetical-index-mark text:string-value="NC-Rechtsprechung"/><text:span text:style-name="T2">e hat das BVerfG im Hinblick auf Art. 12 Abs. 1 GG (Berufsfreiheit) und Art. 20 Abs. 1 GG (Sozialstaatsgebot) festgestellt, „dass jede Auswahl zwischen hochschulreifen Bewerbern eine Ungleichbehandlung prinzipiell Gleichberechtigter in der Verteilung von Lebenschancen darstellt und dass sich ein absoluter Numerus clausus, der zum Ausschluss eines erheblichen Teils hochschulreifer Bewerber von dem Studium ihrer Wahl führt, am Rande des verfassungsrechtlich Hinnehmbaren bewegt“.</text:span><text:span text:style-name="T2"><text:note text:id="ftn911" text:note-class="footnote"><text:note-citation>144</text:note-citation><text:note-body><text:p text:style-name="P700"><text:span text:style-name="T13"><text:s/>Vgl. BVerfGE 43, 291 (314).</text:span></text:p></text:note-body></text:note></text:span><text:span text:style-name="T2"> Daher kann der Gesetzgeber auch nicht den ansonsten für den Gleichheitssatz typischen Gestaltungsspielraum für sich in Anspruch nehmen. „Dass die Regelung frei von Willkür im Sinne evidenter Unsachlichkeit sein muss, versteht sich von selbst. Gerade hier sind die Verantwortlichen gehalten, sich in steter Orientierung am Gerechtigkeitsgedanken um eine auch für die Benachteiligten zumutbare Auswahl zu bemühen. Insbesondere muss die Regelung jedem zulassungsberechtigten Bewerber eine Chance belassen.“</text:span><text:span text:style-name="T2"><text:note text:id="ftn912" text:note-class="footnote"><text:note-citation>145</text:note-citation><text:note-body><text:p text:style-name="P700"><text:span text:style-name="T13"><text:s/>Vgl. BVerfGE 33, 303 (345); 43, 291 (314).</text:span></text:p></text:note-body></text:note></text:span></text:p>
      <text:p text:style-name="P35"/>
      <text:p text:style-name="P11"><text:span text:style-name="T2">Bei Fragen der medizinischen Versorgung, bei denen es um Überlebens- bzw. Gesundheitschancen geht, sind insoweit besonders die Wertungen des Art. 1 Abs. 1 i.V.m. Art. 2 Abs. 2 Satz 1 GG und Art. 20 Abs. 1 GG zu berücksichtigen. Dabei genügt für die Auswahl zwischen mehreren Anspruchsberechtigten anders als bei sonstigen Bewerbern nicht mehr jedes sachliche, willkürfreie Kriterium. Der – nicht für alle erfüllbare – grundrechtliche Rechtsanspruch wandelt sich um in einen Anspruch auf materielle Abwägung</text:span><text:alphabetical-index-mark text:string-value="Anspruch auf materielle Abwägung"/><text:span text:style-name="T2">: Der Staat muss die Prioritäten und damit die Auswahlkriterien nach gesetzlichen und verfassungsrechtlichen Wertentscheidungen setzten.</text:span><text:span text:style-name="T2"><text:note text:id="ftn913" text:note-class="footnote"><text:note-citation>146</text:note-citation><text:note-body><text:p text:style-name="P700"><text:span text:style-name="T13"><text:s/>Vgl. </text:span><text:span text:style-name="T15">Berg</text:span><text:span text:style-name="T13">, Die Verwaltung des Mangels, Staat 1976, S. 1 ff. (20); </text:span><text:span text:style-name="T15">Gutmann/Fateh-Moghadam</text:span><text:span text:style-name="T13">, Rechtsfragen, in: Gutmann u.a. (Hrsg.), Grundlagen einer gerechten Organverteilung, 2003, S. 37 ff. (72).</text:span></text:p></text:note-body></text:note></text:span><text:span text:style-name="T2"> Die Maßstäbe für die Verteilung müssen den Zielen des Grundgesetzes optimal angepasst sein. Infolgedessen ist der Gestaltungsspielraum des Staates bei der Patientenauswahl in der Situation des Massenanfalls Hilfebedürftiger stark eingeschränkt.</text:span></text:p>
      <text:p text:style-name="P35"/>
      <text:p text:style-name="P11"><text:span text:style-name="T2">Dabei hat der Gesetzgeber bereits bei der Ausgestaltung des Auswahlverfahrens dessen grundrechtssichernden Funktion Rechnung zu tragen. Denn das Verfahren selbst beeinflusst in vielfältiger Weise das Auswahlergebnis.</text:span><text:span text:style-name="T2"><text:note text:id="ftn914" text:note-class="footnote"><text:note-citation>147</text:note-citation><text:note-body><text:p text:style-name="P700"><text:span text:style-name="T13"><text:s/>Vgl. BVerfGE 73, 280 (296) m.w.N.; </text:span><text:span text:style-name="T15">Voßkuhle</text:span><text:span text:style-name="T13">, „Wer zuerst kommt, mahlt zuerst!“, Verwaltung 1999, S. 21 ff. (34 f.) m.w.N. Näher zur Verfahrensgerechtigkeit siehe bereits unter § 4 E IV 2 a.</text:span></text:p></text:note-body></text:note></text:span><text:span text:style-name="T2"> Der Gleichheitssatz beinhaltet insoweit zusätzlich ein Gebot gleichheitssichernder Verfahrensgestaltung.</text:span><text:span text:style-name="T2"><text:note text:id="ftn915" text:note-class="footnote"><text:note-citation>148</text:note-citation><text:note-body><text:p text:style-name="P700"><text:span text:style-name="T13"><text:s/>Vgl. </text:span><text:span text:style-name="T15">Hermes</text:span><text:span text:style-name="T13">, Gleichheit durch Verfahren, JZ 1997, S. 909 ff. (913).</text:span></text:p></text:note-body></text:note></text:span></text:p>
      <text:p text:style-name="P35"/>
      <text:p text:style-name="P11"><text:span text:style-name="T2">Schließlich sei hier noch darauf hingewiesen, dass nach der Rechtsprechung des Bundesverfassungsgerichtes ein Indiz für die Verletzung des Gleichheitssatzes vorliegt, wenn die differenzierende Regelung im inneren Widerspruch zu der Gesamtkonzeption des Regelungssystems, dem sie angehört und welches sich der Gesetzgeber selbst vorgegeben hat, steht („Systemkonsequenz“, „Systemgerechtigkeit</text:span><text:alphabetical-index-mark text:string-value="Systemgerechtigkeit"/><text:span text:style-name="T2">“).</text:span><text:span text:style-name="T2"><text:note text:id="ftn916" text:note-class="footnote"><text:note-citation>149</text:note-citation><text:note-body><text:p text:style-name="P700"><text:span text:style-name="T13"><text:s/>Vgl. BVerfGE 9, 20 (28); 34, 103 (115); 36, 383 (394); siehe auch </text:span><text:span text:style-name="T15">Hesse</text:span><text:span text:style-name="T13">, Grundzüge des Verfassungsrechts, 20. Aufl., 1995 Rn. 439; </text:span><text:span text:style-name="T15">Kirchhof</text:span><text:span text:style-name="T13">, Der allg. Gleichheitssatz, in: Isensee/Kirchhof (Hrsg.), HStR V, 2. Aufl., 2000, § 124 Rn. 222 ff. (231); </text:span><text:span text:style-name="T15">Osterloh</text:span><text:span text:style-name="T13">, in: Sachs (Hrsg.), Komm., GG, 3. Aufl., 2003, Art. 3 Rn. 98 ff.</text:span></text:p></text:note-body></text:note></text:span><text:span text:style-name="T2"> Allerdings gibt es kein vorgegebenes „historisch gewachsenes“</text:span><text:span text:style-name="T2"><text:note text:id="ftn917" text:note-class="footnote"><text:note-citation>150</text:note-citation><text:note-body><text:p text:style-name="P700"><text:span text:style-name="T13"><text:s/>Vgl. BVerfGE 89, 365 (376 f.).</text:span></text:p></text:note-body></text:note></text:span><text:span text:style-name="T2"> gesetzliches System, in dem sich die Verteilung knapper medizinischer Ressourcen einfügen ließe. Die bisherige Gesamtkonzeption des deutschen Gesundheitswesen</text:span><text:alphabetical-index-mark text:string-value="Gesundheitswesen"/><text:span text:style-name="T2">s geht grundsätzlich von unbegrenzten Realisierungsmöglichkeiten des medizinisch-technisch Machbaren aus. Bislang wurden Gesundheitsreformen lediglich mit Einsparungen, durch Umlage von Finanzierungen und durch Einschränkungen von medizinischen Leistungen im Bagatellbereich versucht. Insofern gibt es bislang auch noch kein System, an dem sich eine Verteilung knapper u.U. lebensrettender medizinischer Ressourcen und mithin die Patientenauswahl beim Massenanfall Hilfebedürftiger orientieren könnte. Mithin scheidet eine Konkretisierung des Gleichbehandlungsgrundsatzes durch Systemkonsequenz aus.</text:span></text:p>
      <text:p text:style-name="P37"/>
      <text:h text:style-name="Heading_20_3" text:outline-level="3">Ungleichbehandlung gleicher Sachverhalte</text:h>
      <text:p text:style-name="P1"><text:span text:style-name="T2">Im Rahmen der nunmehr erfolgenden Prüfung eines Verstoßes gegen das Gleichbehandlungsgebot durch die Verwendung bestimmter Kriterien bei der Patientenauswahl bedarf es zunächst der Feststellung der Ungleichbehandlung von im wesentlich gleichen Sachverhalten. Eine solche ist in der Durchführung der Patientenauswahl bei einem Massenanfall Hilfebedürftiger aufgrund der daraus für sie folgenden unterschiedlichen Behandlungspriorität bzw. sogar dem Ausschluss von der lebensrettenden Behandlung gegeben. Denn alle Menschen haben in dieser Notsituation entweder einen originären oder, soweit der Staat in dieser Situation entsprechende medizinische Leistungen zur Verfügung stellt, zumindest einen derivativen Leistungsanspruch auf medizinische Versorgung.</text:span><text:span text:style-name="T2"><text:note text:id="ftn918" text:note-class="footnote"><text:note-citation>151</text:note-citation><text:note-body><text:p text:style-name="Footnote"><text:s/>s. dazu bereits näher unter § 7 B.</text:p></text:note-body></text:note></text:span><text:span text:style-name="T2"> Die unterschiedlichen individuellen Eigenschaften und medizinischen Bedürfnisse jedes Menschen schließen diesen subjektiven Anspruch nicht aus und führen damit auch nicht zu einem anderen Sachverhalt.</text:span></text:p>
      <text:p text:style-name="P32"/>
      <text:h text:style-name="Heading_20_3" text:outline-level="3">Medizinische Hilfe als legitimer Zweck für die Ungleichbehandlung</text:h>
      <text:p text:style-name="P1"><text:span text:style-name="T2">Des Weiteren ist zu prüfen, ob der Differenzierung ein verfassungsrechtlich zulässiges Maßnahme- bzw. Regelungsziel zugrunde liegt, ob sie einem legitimen Zweck dient. Ziel jeder medizinischen Maßnahme des Staates in einer derartigen Knappheitslage und damit ggf. einer Regelung für eine solche Situation muss die medizinisch indizierte Heilbehandlung der Erkrankten und Verletzten sein. Dies ist ein verfassungsrechtlich nicht nur nicht zu beanstandender, sondern sogar geforderter Zweck. Denn hiermit kommt der Staat seinen Verpflichtungen aus Art. 1 Abs. 1 Satz 2 i.V.m. Art. 2 Abs. 2 Satz 1 und Art. 20 Abs. 1 GG nach.</text:span><text:span text:style-name="T2"><text:note text:id="ftn919" text:note-class="footnote"><text:note-citation>152</text:note-citation><text:note-body><text:p text:style-name="P700"><text:span text:style-name="T13"><text:s/>Dazu näher s.u. unter § 7 B III.</text:span></text:p></text:note-body></text:note></text:span><text:span text:style-name="T2"> In der Situation des Mangels an medizinischen Ressourcen keinen Patienten zu behandeln und damit dem Gleichheitsgebot des Art. 3 Abs. 1 GG nachzukommen, verstieße für den nichthandelnden Arzt nicht nur gegen dessen Heilauftrag</text:span><text:span text:style-name="T2"><text:note text:id="ftn920" text:note-class="footnote"><text:note-citation>153</text:note-citation><text:note-body><text:p text:style-name="P705"><text:span text:style-name="T13"><text:s/>Vgl. etwa § 1 MBO-Ä.</text:span></text:p></text:note-body></text:note></text:span><text:span text:style-name="T2">, es wäre vonseiten des Staates für den Bereich des originären Anspruchs des Patienten auf das Existenzminimum auch verfassungswidrig.</text:span></text:p>
      <text:p text:style-name="P60"/>
      <text:h text:style-name="Heading_20_3" text:outline-level="3">Optimale Anpassung der Auswahlkriterien an das Wertesystem des Grundgesetzes</text:h>
      <text:p text:style-name="P16"><text:span text:style-name="T2">Nunmehr sollen die möglichen Kriterien der Patientenauswahl bei einer medizinischen Knappheitslage auf ihre rechtliche Zulässigkeit und optimale Anpassung an die Wertentscheidungen des Grundgesetzes untersucht werden. Dabei werden nicht nur die vorgeschlagenen Verteilungskriterien in der Katastrophenmedizin geprüft, sondern auch solche Auswahlkriterien</text:span><text:alphabetical-index-mark text:string-value="Auswahlkriterien"/><text:span text:style-name="T2">, die lediglich in der Literatur und in der Öffentlichkeit hinsichtlich ihrer möglichen Verwendbarkeit bei knappen medizinischen Ressourcen debattiert werden. Dabei wird aufgezeigt, welchem philosophischen Distributionsprinzip ein Kriterium verpflichtet ist und inwiefern es den Anforderungen an eine verfassungsmäßige Verteilung medizinischer Ressourcen bei einem Massenanfall Hilfebedürftiger entspricht.</text:span></text:p>
      <text:p text:style-name="P37"/>
      <text:p text:style-name="P16"><text:span text:style-name="T2">Im Rahmen der Prüfung der Sachgerechtheit eines Auswahlkriteriums, ist grundsätzlich auch dessen Operationalisierbarkeit zu prüfen, d.h. inwieweit sich ein Kriterium überhaupt mit einer gewissen Exaktheit bestimmen lässt, sodass das Kriterium eine Vergleichsgrundlage abgeben kann. Jedoch ist dies keine vorrangige Aufgabe für Juristen, sondern bedarf Personen mit fachspezifischem Sachverstand (v.a. Ärzte – z.B. der Bundesärztekammer hinsichtlich der graduellen Abschichtungen bei der Dringlichkeit der Behandlung, Psychologen, Soziologen, aber auch Gesundheitsökonomen). So wenig oder so viel der niedergelassene Arzt, der Arzt im Notfalldienst oder der Notarzt im Alltag oder bei einem individuellen Notfall in der Lage ist, am Ort des Geschehens eine sichere und endgültige Diagnose zu stellen, wird der Arzt dies zur Kriterienfeststellung mithilfe der Sichtung bei einem Massenanfall von Hilfebedürftigen erreichen können. Von der Praktikabilität</text:span><text:alphabetical-index-mark text:string-value="Praktikabilität"/><text:span text:style-name="T2"> der einzelnen Kriterien wird daher hier im Wesentlichen abgesehen. Hier soll es v.a. um die Beantwortung der vorgelagerten rechtlichen Grundsatzfragen hinsichtlich der normativen Anwendbarkeit der Kriterien überhaupt gehen. So wünschenswert und wichtig es auch ist, dass Kriterien objektiv und genau gemessen werden können, kann doch die Unmöglichkeit einer vollständig objektivierbaren Beurteilung kein prinzipieller Einwand gegen ein Kriterium sein.</text:span><text:span text:style-name="T2"><text:note text:id="ftn921" text:note-class="footnote"><text:note-citation>154</text:note-citation><text:note-body><text:p text:style-name="P700"><text:span text:style-name="T13"><text:s/>Vgl. </text:span><text:span text:style-name="T15">Lachmann/Meuter</text:span><text:span text:style-name="T13">, Medizinische Gerechtigkeit, 1997, S. 83.</text:span></text:p></text:note-body></text:note></text:span><text:span text:style-name="T2"> Bedenken bezüglich praktischer Schwierigkeiten, z.B. die „Hoffnungslosigkeit“ einer Rettung des Patienten festzustellen, berechtigen nicht zur kategorischen Verwerfung eines derartigen Kriteriums, sondern sind auf prozessualer Seite, gegebenenfalls über den Grundsatz „in dubio pro reo“, zu lösen.</text:span><text:span text:style-name="T2"><text:note text:id="ftn922" text:note-class="footnote"><text:note-citation>155</text:note-citation><text:note-body><text:p text:style-name="P700"><text:span text:style-name="T13"><text:s/>Vgl. </text:span><text:span text:style-name="T15">Erb</text:span><text:span text:style-name="T13">, in: MK, StGB, 2003, § 34 Rn. 120.</text:span></text:p></text:note-body></text:note></text:span></text:p>
      <text:p text:style-name="P32"/>
      <text:h text:style-name="Heading_20_4" text:outline-level="4">Geschlecht, Abstammung, Rasse, Sprache, Heimat, Herkunft, Glauben, religiöse und politische Anschauung, Behinderung</text:h>
      <text:p text:style-name="P1"><text:span text:style-name="T2">Das Grundgesetz hält in seinen speziellen Diskriminierungsverboten in Art. 3 Abs. 3 GG fest, dass niemand wegen seines Geschlecht</text:span><text:alphabetical-index-mark text:string-value="Geschlecht"/><text:span text:style-name="T2">es, seiner Abstammung</text:span><text:alphabetical-index-mark text:string-value="Abstammung"/><text:span text:style-name="T2">, seiner Rasse</text:span><text:alphabetical-index-mark text:string-value="Rasse"/><text:span text:style-name="T2">, seiner Sprache</text:span><text:alphabetical-index-mark text:string-value="Sprache"/><text:span text:style-name="T2">, seiner Heimat</text:span><text:alphabetical-index-mark text:string-value="Heimat"/><text:span text:style-name="T2">, seiner Herkunft</text:span><text:alphabetical-index-mark text:string-value="Herkunft"/><text:span text:style-name="T2">, seines Glauben</text:span><text:alphabetical-index-mark text:string-value="Glauben"/><text:span text:style-name="T2">s, seiner religiösen bzw. politischen Anschauung oder wegen seiner Behinderung</text:span><text:alphabetical-index-mark text:string-value="Behinderung"/><text:span text:style-name="T2"> benachteiligt werden darf. Dies gilt wegen der transzendenten Bedeutung des Lebens und der Gesundheit für jeden Hilfebedürftigen erst recht und im „absoluten“ Sinn für die Situation der Triage.</text:span><text:span text:style-name="T2"><text:note text:id="ftn923" text:note-class="footnote"><text:note-citation>156</text:note-citation><text:note-body><text:p text:style-name="P700"><text:span text:style-name="T13"><text:s/>In der Verfassungsrechtsliteratur ist str., ob die Kriterien des Art. 3 III GG absolute Differenzierungskriterien darstellen (so </text:span><text:span text:style-name="T15">Sachs</text:span><text:span text:style-name="T13">, Besondere Gleichheitsgarantien, in: Isensee/Kirchhof (Hrsg.), HStR V, 2. Aufl., 2000, § 126 Rn. 52 ff., 65 ff.; ähnl. </text:span><text:span text:style-name="T15">Pieroth/Schlink</text:span><text:span text:style-name="T13">, StaatsR II, 18. Aufl., 2002 Rn. 447) oder ob es sich um wertungsoffene Gleichbehandlungsgebote handelt, die Raum für sach- und regelungsbereichsspezifisch differenzierende Abwägungen unter Berücksichtigung des Schutzzwecks der Verbote lassen (so </text:span><text:span text:style-name="T15">Heckel</text:span><text:span text:style-name="T13">, Art. 3 Abs. 3 GG, Aspekte des Besonderen Gleichheitssatzes, FS Dürig, 1990, S. 241 ff.; </text:span><text:span text:style-name="T15">Badura</text:span><text:span text:style-name="T13">, StaatsR, 3. Aufl., 2003, C. 47). Siehe zum Diskussionsstand auch </text:span><text:span text:style-name="T15">Osterloh</text:span><text:span text:style-name="T13">, in: Sachs (Hrsg.), Komm., GG, 3. Aufl., 2003, Art. 3 Rn. 239 ff.</text:span></text:p></text:note-body></text:note></text:span><text:span text:style-name="T2"> Die Gleichberechtigung von Männern und Frauen wird in Art. 3 Abs. 2 GG nochmals hervorgehoben. Eine Patientenauswahl nach dem Motto: „Frauen zuerst</text:span><text:alphabetical-index-mark text:string-value="Frauen"/><text:span text:style-name="T2">“</text:span><text:span text:style-name="T2"><text:note text:id="ftn924" text:note-class="footnote"><text:note-citation>157</text:note-citation><text:note-body><text:p text:style-name="P700"><text:span text:style-name="T13"><text:s/>Dafür etwa </text:span><text:span text:style-name="T15">Thom</text:span><text:span text:style-name="T13">, Ethische Aspekte ärztlichen Wirkens unter Ausnahmebedingungen, in: Scheidler (Hrsg.), 8. Kongress der sozialistischen Länder für Rettungsmedizin, 1979, S. 24 ff. (28); ebenso </text:span><text:span text:style-name="T15">Röding</text:span><text:span text:style-name="T13">, Der Massenunfall, 4. Aufl., 1990, S. 179.</text:span></text:p></text:note-body></text:note></text:span><text:span text:style-name="T2"> wird also durch das Grundgesetz klar untersagt.</text:span><text:span text:style-name="T2"><text:note text:id="ftn925" text:note-class="footnote"><text:note-citation>158</text:note-citation><text:note-body><text:p text:style-name="P700"><text:span text:style-name="T13"><text:s/>So auch </text:span><text:span text:style-name="T15">Deutsch/Spickhoff</text:span><text:span text:style-name="T13">, Medizinrecht, 5. Aufl., 2003 Rn. 489; </text:span><text:span text:style-name="T15">Nettesheim</text:span><text:span text:style-name="T13">, Rationierung in der Gesundheitsversorgung, VerwArch 2002, S. 315 ff. (343).</text:span></text:p></text:note-body></text:note></text:span><text:span text:style-name="T2"> Eine Differenzierung bei der Patientenauswahl aufgrund einer bestimmten Glaubensrichtung oder politischen Anschauung würde zudem die Glaubensfreiheit- und Bekenntnisfreiheit (Art. 4 Abs. 1 GG) oder die Meinungsfreiheit (Art. 5 Abs. 1 GG) der Patienten verletzen.</text:span></text:p>
      <text:p text:style-name="P32"/>
      <text:p text:style-name="P1"><text:span text:style-name="T2">Die Diskriminierungsverbote</text:span><text:alphabetical-index-mark text:string-value="Diskriminierungsverbote"/><text:span text:style-name="T2"> untersagen grundsätzlich auch jede </text:span><text:span text:style-name="T6">mittelbare Diskriminierung</text:span><text:span text:style-name="T2">.</text:span><text:span text:style-name="T2"><text:note text:id="ftn926" text:note-class="footnote"><text:note-citation>159</text:note-citation><text:note-body><text:p text:style-name="P700"><text:span text:style-name="T13"><text:s/>Vgl. BVerfGE 97, 35 (43 f.); 104, 373 (393); BAGE 66, 264 (274 ff.); </text:span><text:span text:style-name="T15">Jarass</text:span><text:span text:style-name="T13">/Pieroth (Hrsg.), Komm., GG, 6. Aufl., 2002, Art. 3 Rn. 108; </text:span><text:span text:style-name="T15">Osterloh</text:span><text:span text:style-name="T13">, in: Sachs (Hrsg.), Komm., GG, 3. Aufl., 2003, Art. 3 Rn. 255 ff.</text:span></text:p></text:note-body></text:note></text:span><text:span text:style-name="T2"> Diese mittelbare Diskriminierung</text:span><text:alphabetical-index-mark text:string-value="Mittelbare Diskriminierung"/><text:span text:style-name="T2"> ist dadurch gekennzeichnet, dass eine formal nicht differenzierende Maßnahme regelmäßig die deutliche Benachteiligung einer durch ein Diskriminierungsverbot geschützten Personengruppe zur Folge hat. Deshalb ist stets auch auf die indirekten Auswirkungen von formal nicht diskriminierenden Kriterien zu achten. So könnte z.B. die Verteilung medizinischer Güter nach dem Kriterium der Erfolgsaussicht eine indirekte Benachteiligung von behinderten Menschen nach sich ziehen. Die mittelbare Diskriminierung ist dann nur gestattet, sofern qualifizierte Gründe für die formale Gleichbehandlung und damit die faktische Ungleichbehandlung sprechen. Liegen solche qualifizierten Gründe nicht vor, muss der Staat positive Maßnahmen zur Beseitigung der mittelbaren Diskriminierung ergreifen. So dürfen etwa im o.g. Beispiel durch eine gezielte normative Privilegierung die reduzierten Erfolgsaussichten dem Behinderten gar nicht erst angelastet werden. Die dadurch erfolgende Beeinträchtigung der Rechtsstellung der an sich nicht benachteiligten Gruppe (Nichtbehinderte) muss dabei als verhältnismäßiges Mittel zur Erreichung der Gleichstellung der benachteiligten Gruppe (Behinderte) hingenommen werden.</text:span></text:p>
      <text:p text:style-name="P32"/>
      <text:h text:style-name="Heading_20_4" text:outline-level="4">Maximierung der Überlebendenzahl</text:h>
      <text:p text:style-name="P1"><text:span text:style-name="T2">In der Katastrophenmedizin ist es ein anerkanntes Kriterium beim Massenanfall Hilfebedürftiger in einer Lage, in der zwar einige Patienten aber objektiv nicht alle Patienten gerettet werden können, nach der sog. Maximierungsformel</text:span><text:alphabetical-index-mark text:string-value="Maximierungsformel"/><text:span text:style-name="T2"> vorzugehen, d.h. die größtmögliche Zahl von Menschenleben zu retten. Zur Erreichung dieses Zieles wird im Rahmen der Triage die sog. „Hoffnungslosen</text:span><text:alphabetical-index-mark text:string-value="Hoffnungslose"/><text:span text:style-name="T2">kategorie“ gebildet. Dies erscheint auf den ersten Blick auch „sehr vernünftig“.</text:span><text:span text:style-name="T2"><text:note text:id="ftn927" text:note-class="footnote"><text:note-citation>160</text:note-citation><text:note-body><text:p text:style-name="P700"><text:span text:style-name="T13"><text:s/>So im Ansatz zunächst auch </text:span><text:span text:style-name="T15">Dönicke</text:span><text:span text:style-name="T13">, Strafrechtliche Aspekte der Katastrophenmedizin, 1987, S. 107.</text:span></text:p></text:note-body></text:note></text:span><text:span text:style-name="T2"> Eine Orientierung der Patientenauswahl an der Höhe des vermeidbaren „Schadens“ scheint für die Maßgeblichkeit des Kriteriums der Maximierung der Überlebendenzahl zu sprechen. Trotzdem werden derartige rechtlich verpflichtende Quantitätserwägungen von der Rechtsprechung und der juristischen Literatur, zumeist unter Hinweis auf das der Idee von der „Heiligkeit des Lebens</text:span><text:alphabetical-index-mark text:string-value="Heiligkeit des Lebens"/><text:span text:style-name="T2">“ bzw. dem „absoluten“ Lebensschutz innewohnende sog. Quantifizierungsverbot</text:span><text:alphabetical-index-mark text:string-value="Quantifizierungsverbot"/><text:span text:style-name="T2">, als rechts- bzw. verfassungswidrig eingestuft.</text:span><text:span text:style-name="T2"><text:note text:id="ftn928" text:note-class="footnote"><text:note-citation>161</text:note-citation><text:note-body><text:p text:style-name="P706"><text:span text:style-name="T13"><text:s/>Vgl. etwa OGHSt 1, 321 (334 f.); 2, 117 (121 ff.); BGH, NJW 1953, 513 f.; BGHSt 35, 347 (350): „eine Abwägung ‚Leben gegen Leben’ nicht gestattet“, „rechtliche Unzulässigkeit einer quantitativen Abschätzung menschlichen Lebens als des absoluten Höchstwertes“; </text:span><text:span text:style-name="T15">v. Weber</text:span><text:span text:style-name="T13">, Die Pflichtenkollision im StrafR, FS Kiesselbach, 1947, S. 233 ff. (248 ff.); </text:span><text:span text:style-name="T15">Lang-Hinrichsen</text:span><text:span text:style-name="T13">, Epoché und Schuld, FS Bärmann, 1975, S. 583 ff. (587); </text:span><text:span text:style-name="T15">Hirsch</text:span><text:span text:style-name="T13">, in: LK, StGB, 11. Aufl., 2. Band, 1993, § 34 Rn. 65; </text:span><text:span text:style-name="T15">Dönicke</text:span><text:span text:style-name="T13">, Strafrechtliche Aspekte der Katastrophenmedizin, 1987, S. 110, 129; </text:span><text:span text:style-name="T15">Baumann/Weber/Mitsch</text:span><text:span text:style-name="T13">, StrafR AT, 10. Aufl., 1995, § 17 Rn. 78; </text:span><text:span text:style-name="T15">Laber</text:span><text:span text:style-name="T13">, Der Schutz des Lebens im StrafR, 1997, S. 152 f.; </text:span><text:span text:style-name="T15">Neumann</text:span><text:span text:style-name="T13">, in: NK, StGB, 1997, Band 2, § 34 Rn. 74; </text:span><text:span text:style-name="T15">Lenckner</text:span><text:span text:style-name="T13">, in: Schönke/Schröder, Komm., StGB, 25. Aufl., 1997, § 34 Rn. 23 f.; </text:span><text:span text:style-name="T15">Roxin</text:span><text:span text:style-name="T13">, StrafR AT, Bd. 1, 3. Aufl., 1997, § 16 A III Rn. 29 ff., § 22 F II Rn. 146 ff.; Tröndle/</text:span><text:span text:style-name="T15">Fischer</text:span><text:span text:style-name="T13">, Komm., StGB, 50. Aufl., 2001, § 34 Rn. 10; </text:span><text:span text:style-name="T15">Kühl</text:span><text:span text:style-name="T13">, StrafR AT, 4. Aufl., 2002, § 8 Rn. 114, 122, 153 ff.; </text:span><text:span text:style-name="T15">Schlehofer</text:span><text:span text:style-name="T13">, in: MK, StGB, 2003, Vorb. §§ 32 ff. Rn. 213 ff, insbes. 215.: „keinen legitimen Grund gibt, das Leben der Geretteten höher zu bewerten, als das der Getöteten“.</text:span></text:p></text:note-body></text:note></text:span><text:span text:style-name="T2"> Das Quantifi-zierungsverbot besagt, dass in jedem Menschenleben ein unvergleichlicher Personenwert gesehen werden muss, der nicht verobjektiviert und zum bloßen Quantum einer Gewinn-und-Verlust-Rechnung degradiert werden darf. Selbst dann, wenn also die Alternative besteht, einen oder hunderte Patienten zu retten, sind beide Rettungspflichten als gleichwertig einzustufen.</text:span></text:p>
      <text:p text:style-name="P32"/>
      <text:p text:style-name="P32">Fraglich ist, ob die Anwendung der Maximierungsformel bei der Patientenauswahl tatsächlich nicht mit dem Grundgesetz vereinbar ist bzw. ob deren Anwendung im Ergebnis nicht sogar vom Grundgesetz normativ gefordert wird.</text:p>
      <text:p text:style-name="P32"/>
      <text:h text:style-name="Heading_20_5" text:outline-level="5">Lehre vom Quantifizierungsverbot</text:h>
      <text:h text:style-name="Heading_20_6" text:outline-level="6"><text:span text:style-name="T6">„</text:span><text:span text:style-name="T6">Heiligkeit des Lebens“</text:span></text:h>
      <text:p text:style-name="P1"><text:span text:style-name="T2">Vielfach wird für die Begründung des Quantifizierungsverbot</text:span><text:alphabetical-index-mark text:string-value="Quantifizierungsverbot"/><text:span text:style-name="T2">es auf die „sittlichen Überzeugungen unseres Kulturkreises“</text:span><text:span text:style-name="T2"><text:note text:id="ftn929" text:note-class="footnote"><text:note-citation>162</text:note-citation><text:note-body><text:p text:style-name="P700"><text:span text:style-name="T13"><text:s/>Vgl. </text:span><text:span text:style-name="T15">Gallas</text:span><text:span text:style-name="T13">, Pflichtenkollision als Schuldausschließungsgrund, FS Metzger, 1954, S. 311 ff. (327).</text:span></text:p></text:note-body></text:note></text:span><text:span text:style-name="T2"> bzw. auf die Vorstellung von der „Heiligkeit des Lebens</text:span><text:alphabetical-index-mark text:string-value="Heiligkeit des Lebens"/><text:span text:style-name="T2">“</text:span><text:span text:style-name="Footnote_20_Symbol"><text:span text:style-name="T2"> </text:span></text:span><text:span text:style-name="T2"><text:note text:id="ftn930" text:note-class="footnote"><text:note-citation>163</text:note-citation><text:note-body><text:p text:style-name="P700"><text:span text:style-name="T13"><text:s/>Vgl. </text:span><text:span text:style-name="T15">v. Weber</text:span><text:span text:style-name="T13">, Die Pflichtenkollision im StrafR, FS Kiesselbach, 1947, S. 233 ff. (248); ausführlich </text:span><text:span text:style-name="T15">Dworkin</text:span><text:span text:style-name="T13">, Die Grenzen des Lebens, 1994, S. 118 ff.; </text:span><text:span text:style-name="T15">Kuhse</text:span><text:span text:style-name="T13">, Die „Heiligkeit des Lebens“ in der Medizin, 1994 und </text:span><text:span text:style-name="T15">Singer</text:span><text:span text:style-name="T13">, Leben und Tod. Der Zusammenbruch der traditionellen Ethik, 1998.</text:span></text:p></text:note-body></text:note></text:span><text:span text:style-name="T2"> zurückgegriffen. In der Vorstellung von der Heiligkeit des Lebens kommt der Anspruch zum Ausdruck, dass das menschliche Leben ohne Rücksicht auf etwaige körperlich-geistige Defizite oder gesellschaftliche Wertigkeit unbezahlbar und nicht gegen andere Menschenleben und schon gar nicht gegen materielle Güter abwägbar sein soll.</text:span><text:span text:style-name="T2"><text:note text:id="ftn931" text:note-class="footnote"><text:note-citation>164</text:note-citation><text:note-body><text:p text:style-name="P700"><text:span text:style-name="T13"><text:s/>Vgl. </text:span><text:span text:style-name="T15">Eser</text:span><text:span text:style-name="T13">, Zwischen „Heiligkeit“ und „Qualität“ des Lebens, FS Tübinger Juristenfakultät, 1977, S. 377 ff. (378); </text:span><text:span text:style-name="T15">Künschner</text:span><text:span text:style-name="T13">, Wirtschaftlicher Behandlungsverzicht und Patientenauswahl, 1992, S. 17 ff.</text:span></text:p></text:note-body></text:note></text:span><text:span text:style-name="T2"> Für den Theologen </text:span><text:span text:style-name="T6">Franz Walter</text:span><text:span text:style-name="T2"> bedeutete im ersten Drittel des 20. Jahrhunderts die Heiligkeit des Lebens „nicht nur seine sittliche Vollkommenheit, sondern auch die Unantastbarkeit des Lebens. Es ist heilig und damit menschlicher Willkür entrückt“. Die „Scheu“ vor der Antastung des Lebens „gründet nicht zuletzt im ‚Geheimnis des Lebens’ “.</text:span><text:span text:style-name="T2"><text:note text:id="ftn932" text:note-class="footnote"><text:note-citation>165</text:note-citation><text:note-body><text:p text:style-name="P700"><text:span text:style-name="T13"><text:s/>Vgl. </text:span><text:span text:style-name="T15">Walter</text:span><text:span text:style-name="T13">, Die Euthanasie und die Heiligkeit des Lebens, 1935, S. 138.</text:span></text:p></text:note-body></text:note></text:span><text:span text:style-name="T2"> Oft wird von Autoren zur näheren Begriffserklärung eine Passage aus </text:span><text:span text:style-name="T6">Theodor Storms</text:span><text:span text:style-name="T2"> (1817-1888) Novelle „Ein Bekenntnis“, entstanden im Jahre 1887, zitiert, in der ein Arzt seine krebskranke Frau durch Gabe eines Giftes von ihrem Leiden erlöst, kurze Zeit später aber erfährt, dass sie durch eine neue Operationsmethode hätte geheilt werden können:</text:span></text:p>
      <text:p text:style-name="P32"/>
      <text:p text:style-name="P262"><text:span text:style-name="T2">„</text:span><text:span text:style-name="T2">Das ist die Heiligkeit des Lebens. Das Leben ist die Flamme, die über allem leuchtet, in der Welt, die entsteht und untergeht. Nach dem Mysterium soll kein Mensch, kein Mann der Wissenschaft seine Hand ausstrecken, wenn er’s nur tut im Dienst des Todes, sie wird ruchlos gleich der des Mörders“.</text:span><text:span text:style-name="T2"><text:note text:id="ftn933" text:note-class="footnote"><text:note-citation>166</text:note-citation><text:note-body><text:p text:style-name="P700"><text:span text:style-name="T13"><text:s/>Zit. nach </text:span><text:span text:style-name="T15">Engisch</text:span><text:span text:style-name="T13">, Euthanasie und Vernichtung lebensunwerten Lebens, 1948, S. 33.</text:span></text:p></text:note-body></text:note></text:span></text:p>
      <text:p text:style-name="P32"/>
      <text:p text:style-name="P1"><text:span text:style-name="T2">Nach der traditionellen Lehre von der Heiligkeit des Lebens hat der Mensch nicht einmal das Recht, selbst über die Fortsetzung oder Beendigung seines eigenen Lebens zu bestimmen. Menschliches Leben ist danach vom Zeitpunkt der Befruchtung an unabhängig von seiner Qualität mit allen zur Verfügung stehenden Mitteln zu erhalten, womit letztlich auch eine Pflicht zu leben impliziert ist.</text:span><text:span text:style-name="T2"><text:note text:id="ftn934" text:note-class="footnote"><text:note-citation>167</text:note-citation><text:note-body><text:p text:style-name="P700"><text:span text:style-name="T13"><text:s/>Vgl. </text:span><text:span text:style-name="T15">Ganthaler</text:span><text:span text:style-name="T13">, Das Recht auf Leben in der Medizin, 2001, S. 20, 39.</text:span></text:p></text:note-body></text:note></text:span></text:p>
      <text:p text:style-name="P32"/>
      <text:p text:style-name="P1"><text:span text:style-name="T2">Die Wurzeln der Heiligkeitsvorstellung sind zum Teil in religiösen Traditionen verankert. Aus der Sicht des Christentums ist das Leben heilig und unantastbar</text:span><text:span text:style-name="T2"><text:note text:id="ftn935" text:note-class="footnote"><text:note-citation>168</text:note-citation><text:note-body><text:p text:style-name="P700"><text:span text:style-name="T13"><text:s/>Vgl. </text:span><text:span text:style-name="T15">Amelung</text:span><text:span text:style-name="T13">, Ethisches Denken in der Medizin, 1992, S. 84; </text:span><text:span text:style-name="T15">Papst Johannes Paul II</text:span><text:span text:style-name="T13">, Über den Wert und die Unantastbarkeit des menschlichen Lebens, Enzyklika „Evangelium vitae“ v. 25.03.1995, S. 121.</text:span></text:p></text:note-body></text:note></text:span><text:span text:style-name="T2">, da der Mensch als Abbild Gottes (</text:span><text:span text:style-name="T6">Imago dei)</text:span><text:span text:style-name="T2"><text:note text:id="ftn936" text:note-class="footnote"><text:note-citation>169</text:note-citation><text:note-body><text:p text:style-name="P700"><text:span text:style-name="T13"><text:s/>Vgl. </text:span><text:span text:style-name="T15">Die Bibel</text:span><text:span text:style-name="T13">, Genesis, 1, 27; </text:span><text:span text:style-name="T15">Kirchhof</text:span><text:span text:style-name="T13">, Das GG als Maßstab für ärztliches Forschen und Heilen, in: Herfarth/Buhr (Hrsg.), Möglichkeiten und Grenzen der Medizin, 1994, S. 40 ff. (41); </text:span><text:span text:style-name="T15">Dreier</text:span><text:span text:style-name="T13">, Menschenwürdegarantie und Schwangerschaftsabbruch, DÖV 1995, S. 1036 ff. (1038).</text:span></text:p></text:note-body></text:note></text:span><text:span text:style-name="T2"> geschaffen ist. Dies verbürgt seine Würde, die jedem Menschen einen absoluten Eigenwert und eine fundamentale Gleichheit mit allen übrigen Menschen zuweist.</text:span><text:span text:style-name="T2"><text:note text:id="ftn937" text:note-class="footnote"><text:note-citation>170</text:note-citation><text:note-body><text:p text:style-name="P700"><text:span text:style-name="T13"><text:s/>Hierzu umfassend </text:span><text:span text:style-name="T15">Papst Johannes Paul II</text:span><text:span text:style-name="T13">, Über den Wert und die Unantastbarkeit des menschlichen Lebens, Enzyklika „Evangelium vitae“ v. 25.03.1995, der etwa vom „unvergleichlichen Wert der menschlichen Person“ (S. 17) oder vom „fundamentalen Wert des menschlichen Lebens“ (S. 23) spricht.</text:span></text:p></text:note-body></text:note></text:span><text:span text:style-name="T2"> Darum ist kein Mensch einer Güterabwägung unterworfen, in dem Sinn, dass ein Mensch geopfert werden darf, um die Gesamtsumme des Nutzens für alle Menschen zu maximieren.</text:span><text:span text:style-name="T2"><text:note text:id="ftn938" text:note-class="footnote"><text:note-citation>171</text:note-citation><text:note-body><text:p text:style-name="P700"><text:span text:style-name="T13"><text:s/>Vgl. </text:span><text:span text:style-name="T15">Elsässer/Knoepffler</text:span><text:span text:style-name="T13">, Ressourcenallokation im Gesundheitswesen - Christliche Perspektiven, in: Gutmann/Schmidt, V.H. (Hrsg.), Rationierung und Allokation im Gesundheitswesen, 2002, S. 221 ff. (221 f.).</text:span></text:p></text:note-body></text:note></text:span><text:span text:style-name="T2"> Die Herkunft als „Geschenk der Liebe Gottes“ und das Ende allen Lebens in Gott entrückt es menschlicher Verfügung und der Bewertung nach von Menschen erdachten Kriterien. Weil Gott als der Allmächtige niemals als Teil von etwas, sondern immer als Einheit des Ganzen zu denken ist, muss auch der Mensch als Einheit begriffen werden. Wenn der Mensch aber eine Einheit darstellt (oder philosophisch: jeder Mensch ist eine Welt, von der Geburt bis zum Tod, als Einmaligkeit), ist er logisch nicht (ein-)teilbar und demnach auch nicht quantitativ bewertbar. Jeder Mensch hat nach der Lehre von der „Heiligkeit des Lebens“ so etwas wie einen absoluten</text:span><text:span text:style-name="T2"><text:note text:id="ftn939" text:note-class="footnote"><text:note-citation>172</text:note-citation><text:note-body><text:p text:style-name="P700"><text:span text:style-name="T13"><text:s/>Vgl. </text:span><text:span text:style-name="T15">Ganthaler</text:span><text:span text:style-name="T13">, Das Recht auf Leben in der Medizin, 2001, S. 138.</text:span></text:p></text:note-body></text:note></text:span><text:span text:style-name="T2"> oder „unendlichen Wert“</text:span><text:span text:style-name="T2"><text:note text:id="ftn940" text:note-class="footnote"><text:note-citation>173</text:note-citation><text:note-body><text:p text:style-name="P707"><text:span text:style-name="T13"><text:s/>Vgl. </text:span><text:span text:style-name="T15">Hegel</text:span><text:span text:style-name="T13">, Enzyklopädie der philosoph. Wissenschaften (1830), Werke 10, 1986, S. 302; </text:span><text:span text:style-name="T15">Thielicke</text:span><text:span text:style-name="T13">, Wer darf leben? Der Arzt als Richter, 1968, S. 55; </text:span><text:span text:style-name="T15">Spendel</text:span><text:span text:style-name="T13">, Der conditio-sine-qua-non-Gedanke als Strafmilderungsgrund, FS Engisch, 1969, S. 509 ff. (516); </text:span><text:span text:style-name="T15">Kuhse</text:span><text:span text:style-name="T13">, Die „Heiligkeit des Lebens“ in der Medizin, 1994, S. 31.</text:span></text:p></text:note-body></text:note></text:span><text:span text:style-name="T2">. „In seiner Unverzichtbarkeit, Unbedingtheit, Jenseitsrichtung ist das Leben des Einzelnen aus christlicher Sicht der irdische Höchstwert schlechthin – als die große Möglichkeit zu Größerem.“</text:span><text:span text:style-name="T2"><text:note text:id="ftn941" text:note-class="footnote"><text:note-citation>174</text:note-citation><text:note-body><text:p text:style-name="P700"><text:span text:style-name="T13"><text:s/></text:span><text:span text:style-name="T15">Leisner</text:span><text:span text:style-name="T13">, Das Lebensrecht, in: Nds. Landeszentrale für Polit. Bildung (Hrsg.), Recht auf Leben, 1976, S. 18.</text:span></text:p></text:note-body></text:note></text:span><text:span text:style-name="T2"> Das Tötungsverbot als Kernbestand des Heiligkeitsprinzips kommt als „göttliches Geheiß“ auch im 5. Gebot des Dekalogs des alttestamentarischen Bundesvolkes („Du sollst nicht töten.“) zum Ausdruck.</text:span><text:span text:style-name="T2"><text:note text:id="ftn942" text:note-class="footnote"><text:note-citation>175</text:note-citation><text:note-body><text:p text:style-name="P700"><text:span text:style-name="T13"><text:s/>Vgl. zur Begründung des Heiligkeitsprinzips aus christlicher Sicht insgesamt auch: </text:span><text:span text:style-name="T15">Auer</text:span><text:span text:style-name="T13">, Die Unverfügbarkeit des Lebens, in ders./Menzel/Eser (Hrsg.), Zwischen Heilauftrag und Sterbehilfe, 1977, S. 1 ff. (19 ff.).</text:span></text:p></text:note-body></text:note></text:span></text:p>
      <text:p text:style-name="P32"/>
      <text:p text:style-name="P1"><text:span text:style-name="T2">Der Staat ist jedoch zur weltanschaulichen Neutralität verpflichtet, weshalb das Grundgesetz grundsätzlich von der Dominanz bestimmter religiöser und philosophischer Traditionen freizuhalten ist.</text:span><text:span text:style-name="T2"><text:note text:id="ftn943" text:note-class="footnote"><text:note-citation>176</text:note-citation><text:note-body><text:p text:style-name="P700"><text:span text:style-name="T13"><text:s/>Vgl. </text:span><text:span text:style-name="T15">Dreier</text:span><text:span text:style-name="T13"> (Hrsg.), Komm., GG, Bd. I, 1996, Art. 1 Abs. 1 GG Rn. 1; </text:span><text:span text:style-name="T15">Gröschner</text:span><text:span text:style-name="T13">, Die Würde des Menschen, in: Bavastro (Hrsg.), Individualität und Ethik, 1997, S. 15 ff. (20).</text:span></text:p></text:note-body></text:note></text:span><text:span text:style-name="T2"> Auch der einleitende Satz in der Präambel des Grundgesetzes: „Im Bewusstsein seiner Verantwortung vor Gott […]“ (sog. </text:span><text:span text:style-name="T6">invocatio dei</text:span><text:span text:style-name="T2">), stellt deshalb lediglich einen metaphysischen Bezug her.</text:span><text:span text:style-name="T2"><text:note text:id="ftn944" text:note-class="footnote"><text:note-citation>177</text:note-citation><text:note-body><text:p text:style-name="P700"><text:span text:style-name="T13"><text:s/>Vgl. </text:span><text:span text:style-name="T15">Geddert-Steinacher</text:span><text:span text:style-name="T13">, Menschenwürde als Verfassungsbegriff, 1990, S. 112 f.; </text:span><text:span text:style-name="T15">Dreier</text:span><text:span text:style-name="T13"> (Hrsg.), Komm., GG, 1996, Präambel Rn. 15; </text:span><text:span text:style-name="T15">Huber</text:span><text:span text:style-name="T13">, in: Sachs (Hrsg.), Komm., GG, 3. Aufl., 2003, Präambel Rn. 36.</text:span></text:p></text:note-body></text:note></text:span><text:span text:style-name="T2"> Unsere Verfassung kennt keine Staatsreligion.</text:span><text:span text:style-name="T2"><text:note text:id="ftn945" text:note-class="footnote"><text:note-citation>178</text:note-citation><text:note-body><text:p text:style-name="P700"><text:span text:style-name="T13"><text:s/>Vgl. </text:span><text:span text:style-name="T15">Dreier</text:span><text:span text:style-name="T13"> (Hrsg.), Komm., GG, 1996, Präambel Rn. 18 ff. I.Ü. ruft auch der hippokratische Eid die Götter zu Zeugen an und bringt damit zum Ausdruck, dass ärztliche Ethik letztlich an höhere Mächte gebunden ist.</text:span></text:p></text:note-body></text:note></text:span><text:span text:style-name="T2"> Die in Art. 4 GG verankerte Glaubens-, Gewissens- und Bekenntnisfreiheit verbietet es dem Staat seinen Bürgern bestimmte religiöse oder sonstig weltanschauliche Dogmen zu verordnen. Weltanschaulich neutral bedeutet allerdings nicht, dass der Staat auch wertneutral ist.</text:span><text:span text:style-name="T2"><text:note text:id="ftn946" text:note-class="footnote"><text:note-citation>179</text:note-citation><text:note-body><text:p text:style-name="P700"><text:span text:style-name="T13"><text:s/>Vgl. </text:span><text:span text:style-name="T15">Hesse</text:span><text:span text:style-name="T13">, Grundzüge des Verfassungsrechts, 20. Aufl., 1995 Rn. 3 m.w.N.</text:span></text:p></text:note-body></text:note></text:span><text:span text:style-name="T2"> Neutralität meint lediglich, dass der Staat zu Toleranz und Offenheit gegenüber anderen Weltanschauungen berufen ist und dass das GG keine bestimmte Weltanschauung rezipiert.</text:span><text:span text:style-name="T2"><text:note text:id="ftn947" text:note-class="footnote"><text:note-citation>180</text:note-citation><text:note-body><text:p text:style-name="P700"><text:span text:style-name="T13"><text:s/>Vgl. </text:span><text:span text:style-name="T15">Löw</text:span><text:span text:style-name="T13">, Ist das GG weltanschaulich neutral?, FS Kasch, 1981, S. 383 ff. (385).</text:span></text:p></text:note-body></text:note></text:span><text:span text:style-name="T2"> Die Grundwerte des Grundgesetzes repräsentieren v.a. eine freiheitliche demokratische Grundordnung, deren primäres Ziel es ist, die für ein friedliches und geordnetes Zusammenleben freier Staatsbürger unabdingbaren Voraussetzungen zu schaffen und zu erhalten.</text:span><text:span text:style-name="T2"><text:note text:id="ftn948" text:note-class="footnote"><text:note-citation>181</text:note-citation><text:note-body><text:p text:style-name="P700"><text:span text:style-name="T13"><text:s/>Die Anlegung der Verfassung auf die Verteidigung dieser Grundwerte zeigen etwa die Art. 5 Abs. 3 Satz 2, 18, 21 Abs. 2, 61, 81, 87 Abs. 1 Satz 2, 98 Abs. 2 GG.</text:span></text:p></text:note-body></text:note></text:span></text:p>
      <text:p text:style-name="P32"/>
      <text:p text:style-name="P1"><text:span text:style-name="T2">Allerdings liegen die Ursprünge der Vorstellung von der Heiligkeit des Lebens nicht nur in der christlichen Ethik. Wurzeln befinden sich auch in fernöstlichen Religionen und v.a. in den Erfahrungen und Intuitionen der Menschen.</text:span><text:span text:style-name="T2"><text:note text:id="ftn949" text:note-class="footnote"><text:note-citation>182</text:note-citation><text:note-body><text:p text:style-name="P700"><text:span text:style-name="T13"><text:s/>Vgl. dazu schon </text:span><text:span text:style-name="T15">Walter</text:span><text:span text:style-name="T13">, Die Euthanasie und die Heiligkeit des Lebens, 1935, S. 141 ff.</text:span></text:p></text:note-body></text:note></text:span><text:span text:style-name="T2"> Das Bild des menschlichen Wesens als des höchsten Wertes natürlicher (weltlicher) Schöpfung gehört zum Beispiel zu den stärksten Bildern bei </text:span><text:span text:style-name="T6">William Shakespeare</text:span><text:span text:style-name="T2"> (1564-1616): „Welch ein Meisterwerk ist der Mensch“, sagt Hamlet (1601).</text:span><text:span text:style-name="T2"><text:note text:id="ftn950" text:note-class="footnote"><text:note-citation>183</text:note-citation><text:note-body><text:p text:style-name="P700"><text:span text:style-name="T13"><text:s/>Darauf hinweisend auch </text:span><text:span text:style-name="T15">Dworkin</text:span><text:span text:style-name="T13">, Die Grenzen des Lebens, 1994, S. 120.</text:span></text:p></text:note-body></text:note></text:span><text:span text:style-name="T2"> Auch für nicht religiöse Menschen gibt es auf der Grundlage einer vorreligiösen, natürlichen Metaphysik eine tiefe Ehrfurcht vor dem menschlichen Leben.</text:span><text:span text:style-name="T2"><text:note text:id="ftn951" text:note-class="footnote"><text:note-citation>184</text:note-citation><text:note-body><text:p text:style-name="P700"><text:span text:style-name="T13"><text:s/>Vgl. </text:span><text:span text:style-name="T15">Künschner</text:span><text:span text:style-name="T13">, Wirtschaftlicher Behandlungsverzicht und Patientenauswahl, 1992, S. 21 m.w.N.</text:span></text:p></text:note-body></text:note></text:span><text:span text:style-name="T2"> Dass diese Ehrfurcht bei nicht religiösen Menschen ohne Jenseitsglauben vermutlich sogar noch größer als bei religiösen Menschen ist, beschreibt </text:span><text:span text:style-name="T6">A. Rauscher</text:span><text:span text:style-name="T2"> aus der Sicht der christlichen Philosophie: „Ich wage die These aufzustellen, dass die Einstellung des Menschen eine wesentlich andere ist, je nachdem, ob er um die transzendente Verankerung weiß oder ob er diese Welt als die einzige Wirklichkeit ansieht. Der religiös Gebundene erfährt die Relativität dieser Welt anders als der nicht religiös Gebundene. […] weil nicht einmal der Tod ihm die Hoffnung auf die absolute Zukunft und eine ungefährdete Sicherheit rauben kann“.</text:span><text:span text:style-name="T2"><text:note text:id="ftn952" text:note-class="footnote"><text:note-citation>185</text:note-citation><text:note-body><text:p text:style-name="P700"><text:span text:style-name="T13"><text:s/></text:span><text:span text:style-name="T15">Rauscher</text:span><text:span text:style-name="T13">, Der Verlust von Transzendenz und innerweltliches Sicherheitsstreben, in: Rohrmoser/Lindenlaub (Hrsg.), Fortschritt und Sicherheit, 1980, S. 207 ff. (212).</text:span></text:p></text:note-body></text:note></text:span><text:span text:style-name="T2"> In diesem Sinne formulierte bereits </text:span><text:span text:style-name="T6">Walter Leisner</text:span><text:span text:style-name="T2">: „Für den areligiösen Humanismus gewinnt das Lebensrecht religiöse Dimensionen“.</text:span><text:span text:style-name="T2"><text:note text:id="ftn953" text:note-class="footnote"><text:note-citation>186</text:note-citation><text:note-body><text:p text:style-name="P700"><text:span text:style-name="T13"><text:s/></text:span><text:span text:style-name="T15">Leisner</text:span><text:span text:style-name="T13">, Das Lebensrecht, in: Nds. Landeszentrale für Polit. Bildung (Hrsg.), Recht auf Leben, 1976, S. 18.</text:span></text:p></text:note-body></text:note></text:span></text:p>
      <text:p text:style-name="P32"/>
      <text:p text:style-name="P1"><text:span text:style-name="T2">Eine säkulare Begründung des Quantifizierungsverbotes bzw. der Vorstellung von der Heiligkeit des Lebens wird vielfach auf das Weltbild von </text:span><text:span text:style-name="T6">Immanuel Kant</text:span><text:span text:style-name="T2"> zurückgeführt.</text:span><text:span text:style-name="T2"><text:note text:id="ftn954" text:note-class="footnote"><text:note-citation>187</text:note-citation><text:note-body><text:p text:style-name="P700"><text:span text:style-name="T13"><text:s/>Vgl. </text:span><text:span text:style-name="T15">Welzel</text:span><text:span text:style-name="T13">, Zum Notstandsproblem, ZStW 1951, S. 47 ff. (52); </text:span><text:span text:style-name="T15">ders.</text:span><text:span text:style-name="T13">, StrafR, 11. Aufl., 1969, S. 178 f.; </text:span><text:span text:style-name="T15">Küper</text:span><text:span text:style-name="T13">, Grund- und Grenzfragen der rechtfertigenden Pflichtenkollision, 1979, S. 56 m.w.N.; </text:span><text:span text:style-name="T15">Illhardt</text:span><text:span text:style-name="T13">, Sanctity of Life - Quality of Life, Arzt und Christ 1980, S. 201 ff. (204); </text:span><text:span text:style-name="T15">Künschner</text:span><text:span text:style-name="T13">, Wirtschaftlicher Behandlungsverzicht und Patientenauswahl, 1992, S. 21.</text:span></text:p></text:note-body></text:note></text:span><text:span text:style-name="T2"> Er unterscheidet im Bereich menschlicher Zwecksetzungen zwischen dem, was einen Preis, und dem, was eine Würde hat:</text:span></text:p>
      <text:p text:style-name="P32"/>
      <text:p text:style-name="P259"><text:span text:style-name="T2">„</text:span><text:span text:style-name="T2">Was einen Preis hat, an dessen Stelle kann auch etwas anderes, als Äquivalent, gesetzt werden; was dagegen über allen Preis erhaben ist, mithin kein Äquivalent verstattet, das hat eine Würde“.</text:span><text:span text:style-name="T2"><text:note text:id="ftn955" text:note-class="footnote"><text:note-citation>188</text:note-citation><text:note-body><text:p text:style-name="P700"><text:span text:style-name="T13"><text:s/></text:span><text:span text:style-name="T15">Kant</text:span><text:span text:style-name="T13">, Kritik der praktischen Vernunft, Grundlegung zur Metaphysik der Sitten (1788), in: Weischedel (Hrsg.), Werkausgabe Bd. VII, 12. Aufl., 1993, S. 68.</text:span></text:p></text:note-body></text:note></text:span></text:p>
      <text:p text:style-name="P32"/>
      <text:p text:style-name="P32">Einen Preis haben heißt nach Kant, durch etwas anderes ersetzt und damit als Mittel für etwas anderes verwendet werden zu können. Dagegen meint Würde haben, ein Zweck an sich zu sein. Nur ein Wesen, welches in der Lage ist, sich selbst Zwecke zu setzen, kommt als letzter Bezugspunkt, als Selbstzweck jeder Zwecksetzung in Frage. Der Grund dafür, dass die menschliche Natur Würde hat, ist die sittliche Autonomie des Menschen, d.h. seine Möglichkeit, in Freiheit sich dem sittlichen Gesetz zu unterwerfen, also sittlich sein zu können. Nach Kant ist es die Fähigkeit des Menschen zur Moral, die den Grund der Menschenwürde ausmacht. Im Mittelpunkt der Begründung des Quantifizierungsverbotes steht infolgedessen Kants kategorischer Imperativ:</text:p>
      <text:p text:style-name="P32"/>
      <text:p text:style-name="P259"><text:span text:style-name="T2">„</text:span><text:span text:style-name="T2">Handle so, dass du die Menschheit, sowohl in deiner Person, als in der Person eines jeden anderen, jederzeit zugleich als Zweck, niemals bloß als Mittel brauchest“.</text:span><text:span text:style-name="Footnote_20_Symbol"><text:span text:style-name="T2"> </text:span></text:span><text:span text:style-name="T2"><text:note text:id="ftn956" text:note-class="footnote"><text:note-citation>189</text:note-citation><text:note-body><text:p text:style-name="P700"><text:span text:style-name="T13"><text:s/></text:span><text:span text:style-name="T15">Kant</text:span><text:span text:style-name="T13">, Kritik der praktischen Vernunft, Grundlegung zur Metaphysik der Sitten (1788), in: Weischedel (Hrsg.), Werkausgabe Bd. VII, 12. Aufl., 1993, S. 61.</text:span></text:p></text:note-body></text:note></text:span></text:p>
      <text:p text:style-name="P32"/>
      <text:p text:style-name="P1"><text:span text:style-name="T2">Bei einer quantitativen Abwägung von Menschenleben würde der Mensch zum bloßen Mittel herabgewürdigt, der einem übergeordneten Ziel dienen müsse.</text:span><text:span text:style-name="T2"><text:note text:id="ftn957" text:note-class="footnote"><text:note-citation>190</text:note-citation><text:note-body><text:p text:style-name="P700"><text:span text:style-name="T13"><text:s/>s. etwa </text:span><text:span text:style-name="T15">v. Weber</text:span><text:span text:style-name="T13">, Die Pflichtenkollision im StrafR, FS Kiesselbach, 1947, S. 233 ff. (250); </text:span><text:span text:style-name="T15">Lang-Hinrichsen</text:span><text:span text:style-name="T13">, Epoché und Schuld, FS Bärmann, 1975, S. 583 ff. (587 f.).</text:span></text:p></text:note-body></text:note></text:span></text:p>
      <text:p text:style-name="P32"/>
      <text:p text:style-name="P1"><text:span text:style-name="T2">Die vielfältigen Quellen der Idee vom Heiligen Leben sprechen für eine kulturübergreifende Idee einer religionsunabhängigen Metaphysik.</text:span><text:span text:style-name="T2"><text:note text:id="ftn958" text:note-class="footnote"><text:note-citation>191</text:note-citation><text:note-body><text:p text:style-name="P700"><text:span text:style-name="T13"><text:s/>So auch </text:span><text:span text:style-name="T15">Iliadou</text:span><text:span text:style-name="T13">, Forschungsfreiheit und Embryonenschutz, 1999, S. 164 ff.</text:span></text:p></text:note-body></text:note></text:span><text:span text:style-name="T2"> Es gibt sowohl eine religiöse als auch eine säkulare Interpretation von der Heiligkeit des Lebens.</text:span><text:span text:style-name="T2"><text:note text:id="ftn959" text:note-class="footnote"><text:note-citation>192</text:note-citation><text:note-body><text:p text:style-name="P700"><text:span text:style-name="T13"><text:s/>Vgl. </text:span><text:span text:style-name="T15">Dworkin</text:span><text:span text:style-name="T13">, Die Grenzen des Lebens, 1994, S. 270.</text:span></text:p></text:note-body></text:note></text:span><text:span text:style-name="T2"> Daher ist es gerechtfertigt, auch im Rahmen einer weitgehend säkularisierten und pluralistischen Rechts- und Gesellschaftsordnung auf diese Idee der Heiligkeit des Lebens zurückzugreifen.</text:span></text:p>
      <text:p text:style-name="P32"/>
      <text:h text:style-name="Heading_20_6" text:outline-level="6">Absoluter Lebensschutz</text:h>
      <text:p text:style-name="P24"><text:span text:style-name="T2">Die Vorstellung</text:span><text:alphabetical-index-mark text:string-value="Lebensschutz"/><text:span text:style-name="T2"> von der „Heiligkeit des Lebens“ wird im Recht oftmals mit der Idee des „absoluten Lebensschutzes“ umschrieben oder gleichgesetzt. In diesem Sinne bedeutet absoluter Lebensschutz</text:span><text:alphabetical-index-mark text:string-value="Absoluter Lebensschutz"/><text:span text:style-name="T2">, dass jedes menschliche Leben als Individuum und Subjekt und als eine biologisch-soziologisch untrennbare gebundene Erscheinung ohne Rücksicht auf individuelles Lebensgefühl und soziale Wertschätzung in jeder seiner Phasen Schutz verdient. Hiervon ausgehend wird in der juristischen Literatur</text:span><text:span text:style-name="T2"><text:note text:id="ftn960" text:note-class="footnote"><text:note-citation>193</text:note-citation><text:note-body><text:p text:style-name="P700"><text:span text:style-name="T13"><text:s/>Vgl. dazu etwa </text:span><text:span text:style-name="T15">Peters</text:span><text:span text:style-name="T13">, Zur Lehre von den persönlichen Strafausschließungsgründen, JR 1949, S.496 ff. (496); </text:span><text:span text:style-name="T15">Lenckner</text:span><text:span text:style-name="T13">, Ärztliche Hilfeleistungspflicht und Pflichtenkollision, Med.Klin. 1969, S. 1000 ff. (1001); </text:span><text:span text:style-name="T15">ders.</text:span><text:span text:style-name="T13">, in: Schönke/Schröder, Komm., StGB, 25. Aufl., 1997, § 34 Rn. 23 f.; </text:span><text:span text:style-name="T15">Leisner</text:span><text:span text:style-name="T13">, Das Lebensrecht, in: Nds. Landeszentrale für Polit. Bildung (Hrsg.), Recht auf Leben, 1976, S. 23; </text:span><text:span text:style-name="T15">Küper</text:span><text:span text:style-name="T13">, Tötungsverbot und Lebensnotstand, JuS 1981, S. 785 ff.; </text:span><text:span text:style-name="T15">Jähnke</text:span><text:span text:style-name="T13">, in: LK, StGB, 10. Aufl., 5. Band, 1989, Vorb. § 211 Rn. 5 ff.; </text:span><text:span text:style-name="T15">Maurach/Schroeder/Maiwald</text:span><text:span text:style-name="T13">, StrafR BT, Bd. 1, 8. Aufl., 1995, S. 12; </text:span><text:span text:style-name="T15">Roxin</text:span><text:span text:style-name="T13">, StrafR AT, Bd. 1, 3. Aufl., 1997, § 16 A III Rn. 29 ff., § 22 F II Rn. 146 ff.; Lackner/</text:span><text:span text:style-name="T15">Kühl</text:span><text:span text:style-name="T13">, StGB mit Erl., 24. Aufl., 2001, Vorb. § 211 Rn. 7, § 34 Rn. 7 f.; </text:span><text:span text:style-name="T15">Wessels/Hettinger</text:span><text:span text:style-name="T13">, StrafR BT1, 27. Aufl., 2003 Rn. 2.</text:span></text:p></text:note-body></text:note></text:span><text:span text:style-name="T2"> überwiegend die Auffassung vertreten, dass das menschliche Leben stets der „absolute Höchstwert“</text:span><text:span text:style-name="T2"><text:note text:id="ftn961" text:note-class="footnote"><text:note-citation>194</text:note-citation><text:note-body><text:p text:style-name="Footnote"><text:s/>Ebenso BGHSt 35, 347 (350).</text:p></text:note-body></text:note></text:span><text:span text:style-name="T2"> unserer Rechtsordnung ist, dessen konsequenter und lückenloser Schutz der unabänderliche Wille der Rechtsordnung ist. Das individuelle Leben darf in einem Konflikt mit Interessen anderer nie quantifiziert, qualifiziert, abgewogen und geopfert werden. Das Rechtsgut Leben ist jeglicher Verfügung durch den Menschen entzogen. Es ginge um die „Anerkennung der Heiligkeit“, um die „Unantastbarkeit des Lebens“, um die „Bejahung der Idee des Lebens“, um die „Unvergleichlichkeit des Personenwertes“.</text:span><text:span text:style-name="T2"><text:note text:id="ftn962" text:note-class="footnote"><text:note-citation>195</text:note-citation><text:note-body><text:p text:style-name="P700"><text:span text:style-name="T13"><text:s/>Vgl. </text:span><text:span text:style-name="T15">Peters</text:span><text:span text:style-name="T13">, Zur Lehre von den persönlichen Strafausschließungsgründen, JR 1949, S.496 ff. (497); </text:span><text:span text:style-name="T15">Lenckner</text:span><text:span text:style-name="T13">, Der rechtfertigende Notstand, 1965, S. 30 f.</text:span></text:p></text:note-body></text:note></text:span><text:span text:style-name="T2"> Unsere kulturelle Grundeinstellung zu dem durch jeden Menschen verkörperten Höchstwert, der zur Menschenachtung und Menschenliebe verpflichtet, verbietet von vornherein jede Betrachtung des Menschen als „bloßes Quantum einer Gewinn-und-Verlust-Rechnung“.</text:span><text:span text:style-name="T2"><text:note text:id="ftn963" text:note-class="footnote"><text:note-citation>196</text:note-citation><text:note-body><text:p text:style-name="P700"><text:span text:style-name="T13"><text:s/>Vgl. </text:span><text:span text:style-name="T15">Gallas</text:span><text:span text:style-name="T13">, Pflichtenkollision als Schuldausschließungsgrund, FS Metzger, 1954, S. 311 ff. (327).</text:span></text:p></text:note-body></text:note></text:span><text:span text:style-name="T2"> Keinem Menschen steht die Entscheidung über den Tod eines Menschen und damit über die Rolle des vernichtenden Schicksals zu. Erst recht darf sich kein Mensch anmaßen, den Lebenswert eines anderen zur Grundlage einer Entscheidung über Leben und Tod zu machen. Jedes menschliche Leben und jeder Lebensaugenblick – auch des „Todgeweihten“ – ist quasi „unendlich“ viel wert und mehr wert als alle anderen Rechtsgüter und damit einer quantitativen Messung entzogen.</text:span><text:span text:style-name="T2"><text:note text:id="ftn964" text:note-class="footnote"><text:note-citation>197</text:note-citation><text:note-body><text:p text:style-name="P700"><text:span text:style-name="T13"><text:s/>Vgl. </text:span><text:span text:style-name="T15">Roxin</text:span><text:span text:style-name="T13">, Pflichtwidrigkeit und Erfolg bei fahrlässigen Delikten, ZStW 1962, S. 411 ff. (429).</text:span></text:p></text:note-body></text:note></text:span><text:span text:style-name="T2"> Es würde bei der Patientenauswahl keine Rolle spielen, ob die alternative Wahl zwischen der Rettung von einem oder fünfzig Menschen besteht. Keiner und auch nicht vielen Lebensschutzpflichten kann gegenüber einer anderen Lebensschutzpflicht der Vorrang eingeräumt werden. Das Rechtsgut Leben ist als rechtlicher Höchstwert allen Nützlichkeitserwägungen entzogen. Auch wenn eine derartige Lösung, so </text:span><text:span text:style-name="T6">Theodor Lenckner</text:span><text:span text:style-name="T2">, wegen des zahlenmäßigen Ergebnisses vielfach unverständlich erscheint, macht sie doch Sinn, da die Rechtsordnung um des Prinzips willen „nein“ sagen muss.</text:span><text:span text:style-name="T2"><text:note text:id="ftn965" text:note-class="footnote"><text:note-citation>198</text:note-citation><text:note-body><text:p text:style-name="P700"><text:span text:style-name="T13"><text:s/></text:span><text:span text:style-name="T15">Lenckner</text:span><text:span text:style-name="T13">, Der rechtfertigende Notstand, 1965, S. 31; ähnl. </text:span><text:span text:style-name="T15">ders.</text:span><text:span text:style-name="T13">, in: Schönke/Schröder, Komm., StGB, 25. Aufl., 1997, § 34 Rn. 24: „aus prinzipiellen Erwägungen“.</text:span></text:p></text:note-body></text:note></text:span><text:span text:style-name="T2"> Das einzelne menschliche Leben darf nicht zum Rechnungsposten eines quantitativen Kosten-Nutzen-Kalküls degradiert werden, welches ihm vorrechnet, wie viele andere Leben gerettet werden könnten, wenn es nur geopfert werde.</text:span><text:span text:style-name="T2"><text:note text:id="ftn966" text:note-class="footnote"><text:note-citation>199</text:note-citation><text:note-body><text:p text:style-name="P700"><text:span text:style-name="T13"><text:s/>Vgl. </text:span><text:span text:style-name="T15">Künschner</text:span><text:span text:style-name="T13">, Wirtschaftlicher Behandlungsverzicht und Patientenauswahl, 1992, S. 259.</text:span></text:p></text:note-body></text:note></text:span><text:span text:style-name="T2"> Der Leitsatz „Der Zweck heiligt die Mittel“ darf, wenn es um Leben geht, keine Anwendung finden.</text:span><text:span text:style-name="T2"><text:note text:id="ftn967" text:note-class="footnote"><text:note-citation>200</text:note-citation><text:note-body><text:p text:style-name="P700"><text:span text:style-name="T13"><text:s/>Vgl. </text:span><text:span text:style-name="T15">Peters</text:span><text:span text:style-name="T13">, Die Tötung von Menschen in Notsituationen, JR 1950, S. 742 ff. (743).</text:span></text:p></text:note-body></text:note></text:span><text:span text:style-name="T2"> Das Streben und Überleben von Leben soll „nicht saldierbar sein, da es im Rechtsstaat, anti-utilitaristisch, nicht auf ein über Personengrenzen hinweg aggregiertes Gesamtwohl, sondern auf die Person als Zweck an sich ankommt“.</text:span><text:span text:style-name="T2"><text:note text:id="ftn968" text:note-class="footnote"><text:note-citation>201</text:note-citation><text:note-body><text:p text:style-name="P700"><text:span text:style-name="T13"><text:s/>So auch die Feststellung von </text:span><text:span text:style-name="T15">W. Lübbe</text:span><text:span text:style-name="T13">, Lebensnotstand - Ende der Normativität, in: Buchheim/Schönberger/ Schweidler (Hrsg.), Die Normativität des Wirklichen, Über die Grenze zw. Sollen u. Sein, 2002, S. 312 ff. (326).</text:span></text:p></text:note-body></text:note></text:span><text:span text:style-name="T2"> Das Lebensrecht ist keiner saldierenden Betrachtung zugänglich, da es nur individuelle und keine kollektiven Menschenrechte gibt. Das Grundgesetz geht von einem individuellen Lebensschutz aus. Eine Pflicht überwiegt daher auch dann nicht, wenn durch die Aufopferung weniger viele gerettet werden könnten.</text:span><text:span text:style-name="T2"><text:note text:id="ftn969" text:note-class="footnote"><text:note-citation>202</text:note-citation><text:note-body><text:p text:style-name="P700"><text:span text:style-name="T13"><text:s/>Vgl. Tröndle/</text:span><text:span text:style-name="T15">Fischer</text:span><text:span text:style-name="T13">, Komm., StGB, 50. Aufl., 2001, § 34 Rn. 10.</text:span></text:p></text:note-body></text:note></text:span><text:span text:style-name="T2"> Das Zahlenverhältnis von geretteten und getöteten Menschen ist rechtlich nicht maßgeblich.</text:span><text:span text:style-name="T2"><text:note text:id="ftn970" text:note-class="footnote"><text:note-citation>203</text:note-citation><text:note-body><text:p text:style-name="P700"><text:span text:style-name="T13"><text:s/>So ausdrücklich etwa </text:span><text:span text:style-name="T15">Kautzky/Illhardt/Künschner</text:span><text:span text:style-name="T13">, Selektion, in: Eser/v. Lutterotti/Sporken (Hrsg.), Lexikon - Medizin, Ethik, Recht, 1989, Sp. 1039.</text:span></text:p></text:note-body></text:note></text:span><text:span text:style-name="T2"> Deshalb sei auch das oft zitierte Beispiel der Mutter, die eines ihrer drei Kinder opfert, um die anderen beiden retten zu können, verfassungsrechtlich nicht gedeckt.</text:span><text:span text:style-name="T2"><text:note text:id="ftn971" text:note-class="footnote"><text:note-citation>204</text:note-citation><text:note-body><text:p text:style-name="P700"><text:span text:style-name="T13"><text:s/>Vgl. </text:span><text:span text:style-name="T15">Hoerster</text:span><text:span text:style-name="T13">, Forum: Das „Recht auf Leben“, JuS 1995, S. 192 ff. (195); </text:span><text:span text:style-name="T15">Vosteen</text:span><text:span text:style-name="T13">, Rationierung im Gesundheitswesen und Patientenschutz, 2001, S. 261.</text:span></text:p></text:note-body></text:note></text:span><text:span text:style-name="T2"> Das Tötungsverbot diene eben allen Menschen und nicht nur der größeren Menge gegenüber der kleineren. Die einmalige Personenhaftigkeit jedes Menschen fordere dies.</text:span><text:span text:style-name="T2"><text:note text:id="ftn972" text:note-class="footnote"><text:note-citation>205</text:note-citation><text:note-body><text:p text:style-name="P700"><text:span text:style-name="T13"><text:s/>Vgl. </text:span><text:span text:style-name="T15">Oehler</text:span><text:span text:style-name="T13">, Die Achtung vor dem Leben und die Notstandshandlung, JR 1951, S. 489 ff. (492 f.).</text:span></text:p></text:note-body></text:note></text:span></text:p>
      <text:p text:style-name="P43"/>
      <text:p text:style-name="P1"><text:span text:style-name="T2">Diese Auffassung wird im Ansatz auch vom BVerfG in seinen Urteilen zur Abtreibung vertreten. Es geht dabei von einem Menschenbild des Grundgesetzes aus, bei dem die „von Anfang an im menschlichen Sein angelegten potenziellen Fähigkeiten genügen, um die Menschenwürde zu begründen“.</text:span><text:span text:style-name="T2"><text:note text:id="ftn973" text:note-class="footnote"><text:note-citation>206</text:note-citation><text:note-body><text:p text:style-name="P700"><text:span text:style-name="T13"><text:s/>BVerfGE 39, 1 (41).</text:span></text:p></text:note-body></text:note></text:span><text:span text:style-name="T2"> „Diese Würde des Menschen liegt […] im Dasein um seiner selbst willen. [….] Dieses Lebensrecht, das […] dem Ungeborenen schon aufgrund seiner Existenz zusteht, ist das elementare und unveräußerliche Recht, das von der Würde des Menschen ausgeht.“</text:span><text:span text:style-name="T2"><text:note text:id="ftn974" text:note-class="footnote"><text:note-citation>207</text:note-citation><text:note-body><text:p text:style-name="P700"><text:span text:style-name="T13"><text:s/>BVerfGE 88, 203 (252).</text:span></text:p></text:note-body></text:note></text:span><text:span text:style-name="T2"> Das Leben stellt „innerhalb der grundgesetzlichen Ordnung einen Höchstwert“ dar, da es „die vitale Basis der Menschenwürde und die Voraussetzung aller anderen Grundrechte“ ist. „Jedes menschliche Leben […] ist als solches gleich wertvoll und kann deshalb keiner irgendwie gearteten unterschiedlichen Bewertung […] unterworfen werden.“</text:span><text:span text:style-name="T2"><text:note text:id="ftn975" text:note-class="footnote"><text:note-citation>208</text:note-citation><text:note-body><text:p text:style-name="P700"><text:span text:style-name="T13"><text:s/>BVerfGE 39, 1 (42, 59).</text:span></text:p></text:note-body></text:note></text:span><text:span text:style-name="T2"> Diese Feststellung kann als „Lebenswertindifferenz</text:span><text:alphabetical-index-mark text:string-value="Lebenswertindifferenz"/><text:span text:style-name="T2"> des Lebensrechtes“</text:span><text:span text:style-name="T2"><text:note text:id="ftn976" text:note-class="footnote"><text:note-citation>209</text:note-citation><text:note-body><text:p text:style-name="P700"><text:span text:style-name="T13"><text:s/>So </text:span><text:span text:style-name="T15">H. Lübbe</text:span><text:span text:style-name="T13">, Anfang u. Ende des Lebens. Normative Aspekte, in: ders./Schölmerich/Zippelius/Müller/Funke, Anfang und Ende des Lebens als normatives Problem, 1988, S. 5 ff. (11 f.).</text:span></text:p></text:note-body></text:note></text:span><text:span text:style-name="T2"> oder „Inkommensurabilität“</text:span><text:span text:style-name="T2"><text:note text:id="ftn977" text:note-class="footnote"><text:note-citation>210</text:note-citation><text:note-body><text:p text:style-name="P700"><text:span text:style-name="T13"><text:s/>Vgl. </text:span><text:span text:style-name="T15">Künschner</text:span><text:span text:style-name="T13">, Wirtschaftlicher Behandlungsverzicht und Patientenauswahl, 1992, S. 29; </text:span><text:span text:style-name="T15">Schott</text:span><text:span text:style-name="T13">, Patientenauswahl und Organallokation, 2001, S. 79.</text:span></text:p></text:note-body></text:note></text:span><text:span text:style-name="T2"> allen Lebens bezeichnet werden. Sie besagt, dass der Schutz des menschlichen Lebens unabhängig von seiner Qualität zu gewährleisten ist; es genügt, dass er Subjekt, also Mensch ist.</text:span><text:span text:style-name="T2"><text:note text:id="ftn978" text:note-class="footnote"><text:note-citation>211</text:note-citation><text:note-body><text:p text:style-name="P700"><text:span text:style-name="T13"><text:s/>Vgl. </text:span><text:span text:style-name="T15">Künschner</text:span><text:span text:style-name="T13">, Wirtschaftlicher Behandlungsverzicht und Patientenauswahl, 1992, S. 29 f.</text:span></text:p></text:note-body></text:note></text:span><text:span text:style-name="T2"> Der einzelne Mensch wird allein wegen seines Daseins und in seinem Sosein rechtlich anerkannt. Mag er gesund oder krank, zur Freiheit fähig oder handlungsunfähig, mag er eine Notlage verschuldet oder schicksalhaft erleiden, die Rechtsordnung heißt ihn als eigenständiges Mitglied der Rechtsgemeinschaft willkommen. Die Frage nach Wert und Würdigkeit zu leben darf nicht gestellt werden, sobald menschliches Leben existiert.</text:span><text:span text:style-name="T2"><text:note text:id="ftn979" text:note-class="footnote"><text:note-citation>212</text:note-citation><text:note-body><text:p text:style-name="P700"><text:span text:style-name="T13"><text:s/>Vgl. </text:span><text:span text:style-name="T15">Kirchhof</text:span><text:span text:style-name="T13">, Das GG als Maßstab für ärztliches Forschen und Heilen, in: Herfarth/Buhr (Hrsg.), Möglichkeiten und Grenzen der Medizin, 1994, S. 40 ff. (42).</text:span></text:p></text:note-body></text:note></text:span><text:span text:style-name="T2"> Weiterführend argumentiert das BVerfG, dass das Leben auch keiner „gar zahlenmäßigen Abwägung unterworfen werden darf“. Deshalb lasse sich die Freigabe von einzelnen Leben – und sei es auch nur der geringeren Zahl – nicht mit der Verpflichtung zum individuellen Schutz jedes einzelnen konkreten Lebens vereinbaren. Dieser Schutz dürfe auch nicht dann aufgegeben werden, wenn achtenswerte Ziele verfolgt würden, indem andere Menschen gerettet werden sollen. Eine quantitative Abstufung sei bei dem Rechtsgut Leben nicht erlaubt: Selbst zur Rettung vieler darf die Tötung Einzelner nicht in Kauf genommen werden.</text:span><text:span text:style-name="T2"><text:note text:id="ftn980" text:note-class="footnote"><text:note-citation>213</text:note-citation><text:note-body><text:p text:style-name="P700"><text:span text:style-name="T13"><text:s/>Vgl. dazu bereits OGHSt 1, 321 (334 f.); 2, 117 (121 f.); BGH, NJW 1952, 513 f.; BGHSt 35, 347 (350).</text:span></text:p></text:note-body></text:note></text:span><text:span text:style-name="T2"> Der Grundrechtsschutz des Einzelnen dürfe nicht der Effizienz einer Regelung im Ganzen geopfert werden.</text:span><text:span text:style-name="T2"><text:note text:id="ftn981" text:note-class="footnote"><text:note-citation>214</text:note-citation><text:note-body><text:p text:style-name="P700"><text:span text:style-name="T13"><text:s/>Vgl. BVerfGE 39, 1 (59).</text:span></text:p></text:note-body></text:note></text:span></text:p>
      <text:p text:style-name="P32"/>
      <text:p text:style-name="P1"><text:span text:style-name="T2">Dafür, dass das Leben kein quantifizierbares Gut ist, welches „mehr oder weniger“ gelten kann, spricht auch, dass jeder Eingriff in das Leben stets eine vollständige Verletzung darstellt. Denn, wenn der Eingriff keine Lebensverkürzung bewirkt, ist ein Eingriff in die körperliche Unversehrtheit, nicht aber in das Leben gegeben.</text:span><text:span text:style-name="T2"><text:note text:id="ftn982" text:note-class="footnote"><text:note-citation>215</text:note-citation><text:note-body><text:p text:style-name="P700"><text:span text:style-name="T13"><text:s/>Vgl. </text:span><text:span text:style-name="T15">Leisner</text:span><text:span text:style-name="T13">, Das Lebensrecht, in: Nds. Landeszentrale für Polit. Bildung (Hrsg.), Recht auf Leben, 1976, S. 30; </text:span><text:span text:style-name="T15">Iliadou</text:span><text:span text:style-name="T13">, Forschungsfreiheit und Embryonenschutz, 1999, S. 168.</text:span></text:p></text:note-body></text:note></text:span><text:span text:style-name="T2"> Zudem ist das individuelle Leben immer einmalig und unverwechselbar.</text:span><text:span text:style-name="T2"><text:note text:id="ftn983" text:note-class="footnote"><text:note-citation>216</text:note-citation><text:note-body><text:p text:style-name="P700"><text:span text:style-name="T13"><text:s/>Vgl. BVerfGE 88, 203 (251 f.).</text:span></text:p></text:note-body></text:note></text:span><text:span text:style-name="T2"> Dies gilt nicht nur für die genetische Kodifikation jedes Menschen. Denn das Genom ist nur die Voraussetzung, nicht der Inhalt unseres persönlichen Lebens. Der Mensch ist mehr als die Summe seiner Gene und sein Leben mehr als der Vollzug eines genetischen Programms. Eineiige Zwillinge sind zwar genetisch identisch, nicht jedoch auch in einem sozialen und personalen Sinne.</text:span><text:span text:style-name="T2"><text:note text:id="ftn984" text:note-class="footnote"><text:note-citation>217</text:note-citation><text:note-body><text:p text:style-name="P700"><text:span text:style-name="T13"><text:s/>Vgl. </text:span><text:span text:style-name="T15">Dreier</text:span><text:span text:style-name="T13">, Lebensschutz und Menschenwürde, in: ders./Huber, Bioethik und Menschenwürde, 2002, S. 25.</text:span></text:p></text:note-body></text:note></text:span><text:span text:style-name="T2"> Infolgedessen ist jeder Eingriff in das Leben immer irreversibel.</text:span><text:span text:style-name="T2"><text:note text:id="ftn985" text:note-class="footnote"><text:note-citation>218</text:note-citation><text:note-body><text:p text:style-name="P700"><text:span text:style-name="T13"><text:s/>Vgl. </text:span><text:span text:style-name="T15">Iliadou</text:span><text:span text:style-name="T13">, Forschungsfreiheit und Embryonenschutz, 1999, S. 168 f.</text:span></text:p></text:note-body></text:note></text:span></text:p>
      <text:p text:style-name="P58"/>
      <text:h text:style-name="Heading_20_5" text:outline-level="5">Realität vom „absolutorientierten Lebensschutz“</text:h>
      <text:p text:style-name="P1"><text:span text:style-name="T2">Zweifelhaft </text:span><text:alphabetical-index-mark text:string-value="Absolutorientierter Lebensschutz"/><text:span text:style-name="T2">ist zunächst, ob es in der Rechtswirklichkeit tatsächlich einen absoluten Lebensschutz gibt. Die individuelle menschliche Existenz müsste dann in jeder nur denkbaren Kollisionslage das höhere Rechtsgut darstellen. Andernfalls wäre das menschliche Leben eben doch ein abwägbares und damit ein relativierbares Gut.</text:span></text:p>
      <text:p text:style-name="P32"/>
      <text:h text:style-name="Heading_20_6" text:outline-level="6">Einschränkungen des absoluten Lebensschutzes</text:h>
      <text:p text:style-name="P32">Faktisch lassen sich zahlreiche allgemein anerkannte Einschränkungen des angeblich so ab-</text:p>
      <text:p text:style-name="P32">soluten Lebensschutzes in unserer Rechtsordnung finden. Hier seien nur einige davon beispielhaft aufgeführt:</text:p>
      <text:p text:style-name="P264"/>
      <text:list text:style-name="WW8Num61">
        <text:list-item>
          <text:p text:style-name="P265"><text:span text:style-name="T2">Die von einigen Autoren eingeräumten sog. drei „klassischen“</text:span><text:span text:style-name="T2"><text:note text:id="ftn986" text:note-class="footnote"><text:note-citation>219</text:note-citation><text:note-body><text:p text:style-name="P700"><text:span text:style-name="T13"><text:s/>Vgl. </text:span><text:span text:style-name="T15">Auer</text:span><text:span text:style-name="T13">, Die Unverfügbarkeit des Lebens, in: ders./Menzel/Eser (Hrsg.), Zwischen Heilauftrag und Sterbehilfe, 1977, S. 1 ff. (23).</text:span></text:p></text:note-body></text:note></text:span><text:span text:style-name="T2"> Ausnahmen vom Tötungsverbot:</text:span></text:p>
        </text:list-item>
      </text:list>
      <text:list text:style-name="WW8Num1">
        <text:list-item>
          <text:p text:style-name="P13"><text:span text:style-name="T2">Die Tötung von Menschen kann, sogar wegen geringfügiger Sachwerter, in </text:span><text:span text:style-name="T3">(Individual-)Notwehr</text:span><text:span text:style-name="T2"> gemäß § 32 StGB gerechtfertigt sein, sodass das Reichsgericht im Jahre 1920 das Abschießen eines schlichten Obstdiebes für gerechtfertigt erklären konnte.</text:span><text:span text:style-name="T2"><text:note text:id="ftn987" text:note-class="footnote"><text:note-citation>220</text:note-citation><text:note-body><text:p text:style-name="P700"><text:span text:style-name="T13"><text:s/>Vgl. RGSt 55, 82 (83 ff.).</text:span></text:p></text:note-body></text:note></text:span><text:span text:style-name="T2"> Gerade dem deutschen Notwehr</text:span><text:alphabetical-index-mark text:string-value="Notwehr"/><text:span text:style-name="T2">recht wird eine unnachgiebige „Schneidigkeit“ bescheinigt, da es auf das Wertverhältnis von angegriffenem und durch die Notwehrhandlung verletztem Rechtsgut grundsätzlich nicht ankommen soll.</text:span><text:span text:style-name="T2"><text:note text:id="ftn988" text:note-class="footnote"><text:note-citation>221</text:note-citation><text:note-body><text:p text:style-name="P700"><text:span text:style-name="T13"><text:s/>Vgl. </text:span><text:span text:style-name="T15">Eser</text:span><text:span text:style-name="T13">, Zwischen „Heiligkeit“ und „Qualität“ des Lebens, FS Tübinger Juristenfakultät, 1977, S. 377 ff. (399); </text:span><text:span text:style-name="T15">Bernsmann</text:span><text:span text:style-name="T13">, „Entschuldigung“ durch Notstand, 1989, S. 420; </text:span><text:span text:style-name="T15">Lenckner</text:span><text:span text:style-name="T13">, in: Schönke/Schröder, Komm., StGB, 25. Aufl., 1997, § 32 Rn. 1a. </text:span><text:span text:style-name="T15">V. Frank</text:span><text:span text:style-name="T13"> schrieb dazu einst: „Glücklicherweise ist es dem Publikum unbekannt, wie weit das Notwehrrecht geht. Sollte sich einmal jemand in den Kopf setzen, es in vollem Umfange und in alle Konsequenzen hinein zu gebrauchen, so könnten nahezu unerträgliche Verhältnisse entstehen.“, zit. von </text:span><text:span text:style-name="T15">Oetker</text:span><text:span text:style-name="T13">, Notwehr und Notstand, FG v. Frank, Band I, 1930, S. 359 ff. (362).</text:span></text:p></text:note-body></text:note></text:span><text:span text:style-name="T2"> Indem Leben zur Sicherung anderer Rechtsgüter vernichtet werden darf, wird es zum abwägbaren Objekt.</text:span><text:span text:style-name="T2"><text:note text:id="ftn989" text:note-class="footnote"><text:note-citation>222</text:note-citation><text:note-body><text:p text:style-name="P700"><text:span text:style-name="T13"><text:s/>Vgl. </text:span><text:span text:style-name="T15">Eser</text:span><text:span text:style-name="T13">, Zwischen „Heiligkeit“ u. „Qualität“ des Lebens, FS Tübinger Juristenfakultät, 1977, S. 377 (396).</text:span></text:p></text:note-body></text:note></text:span><text:span text:style-name="T2"> Gleiches gilt letztlich für die Zulässigkeit des „finalen Todesschusses“ durch die Polizei, etwa zur Rettung von Geiseln.</text:span><text:span text:style-name="T2"><text:note text:id="ftn990" text:note-class="footnote"><text:note-citation>223</text:note-citation><text:note-body><text:p text:style-name="P700"><text:span text:style-name="T13"><text:s/>Vgl. dazu etwa </text:span><text:span text:style-name="T15">Lorenz</text:span><text:span text:style-name="T13">, Recht auf Leben und körperliche Unversehrtheit, in: Isensee/Kirchhof (Hrsg.), HStR VI, 2. Aufl., 2001, § 128 Rn. 42; </text:span><text:span text:style-name="T15">Mußgnug</text:span><text:span text:style-name="T13">, Das Recht des polizeilichen Schußwaffengebrauchs, 2001, S. 171 ff.; </text:span><text:span text:style-name="T15">Pieroth/Schlink</text:span><text:span text:style-name="T13">, StaatsR II, 18. Aufl., 2002 Rn. 405 jew. m.w.N.</text:span></text:p></text:note-body></text:note></text:span></text:p>
        </text:list-item>
        <text:list-item>
          <text:p text:style-name="P13"><text:span text:style-name="T2">Im Rahmen des </text:span><text:span text:style-name="T3">Kriegsrechts</text:span><text:span text:style-name="T2">, als eine Art „Staatsnotwehr“ (Art. 51 der UN-Charta) innerhalb militärischer Operationen, sind Tötungen von Menschen gerechtfertigt. Nach dem Grundgesetz sind zwar Angriffskriege (Art. 26 Abs. 1 Satz 1 GG), nicht aber Verteidigungskriege (auch im Rahmen kollektiver Bündnisse, Art. 24 Abs. 2 GG) verboten. Angesichts dessen, dass Millionen von Menschen im Militärdienst (wie auch im Polizeidienst) das Töten von Menschen gelehrt wurde und wird, kann von einem absoluten Tötungsverbot wohl kaum gesprochen werden.</text:span></text:p>
        </text:list-item>
        <text:list-item>
          <text:p text:style-name="P13"><text:span text:style-name="T2">Die dritte klassische Ausnahme, die (Vollstreckung der) </text:span><text:span text:style-name="T3">Todesstrafe</text:span><text:span text:style-name="T2">, ist eine der ältesten Strafnormen des Strafrechts.</text:span><text:span text:style-name="T2"><text:note text:id="ftn991" text:note-class="footnote"><text:note-citation>224</text:note-citation><text:note-body><text:p text:style-name="P700"><text:span text:style-name="T13"><text:s/>Vgl. </text:span><text:span text:style-name="T15">Scholz</text:span><text:span text:style-name="T13">, in: Maunz/Dürig (Hrsg.), Komm., GG, 1978, Art. 102 Rn. 13.</text:span></text:p></text:note-body></text:note></text:span><text:span text:style-name="T2"> Der Verfassungskonvent von Herrenchiemsee hatte sich nach kontroverser Diskussion noch auf die bloße Anregung an den Parlamentarischen Rat beschränkt. Dieser möge über eine Abschaffung der Todesstrafe</text:span><text:alphabetical-index-mark text:string-value="Todesstrafe"/><text:span text:style-name="T2"> insbesondere für politische Delikte beraten. Die Mehrheit im Parlamentarischen Rat entschied sich schließlich dennoch für ein generelles Verbot der Todesstrafe (Art. 102 GG). Letztlich war der Missbrauch der Todesstrafe im Dritten Reich für deren Aufhebung entscheidend.</text:span><text:span text:style-name="T2"><text:note text:id="ftn992" text:note-class="footnote"><text:note-citation>225</text:note-citation><text:note-body><text:p text:style-name="P700"><text:span text:style-name="T13"><text:s/>Vgl. </text:span><text:span text:style-name="T15">Tettinger</text:span><text:span text:style-name="T13">, Aufhebung des Art. 102 GG, JZ 1978, S. 128 ff. (128 f.).</text:span></text:p></text:note-body></text:note></text:span><text:span text:style-name="T2"> Trotz ihrer Abschaffung wäre sie für viele Deutsche auch heute noch durchaus akzeptabel. So kommen etwa bei sog. „Kinderschänderprozessen“ regelmäßig Diskussionen über die Wiedereinführung der Todesstrafe auf. In den USA, einem Land mit europäischen Wurzeln und weithin übernommenen europäischen Werten, existiert sie in einigen Bundesstaaten noch heute bzw. ihre Vollstreckung ist lediglich ausgesetzt.</text:span></text:p>
        </text:list-item>
      </text:list>
      <text:p text:style-name="P250"/>
      <text:list text:style-name="WW8Num61" text:continue-numbering="true">
        <text:list-item>
          <text:p text:style-name="P265"><text:span text:style-name="T2">Die wohl überwiegende Auffassung in der Rechtsliteratur geht zudem davon aus, dass die Abwägung von Menschenleben und damit Tötung von Menschen selbst unter Notstandsgesichtspunkten gemäß § 34 StGB erlaubt sein kann, wenn das getötete menschliche Leben dasjenige Rechtsgut ist, von dem die Gefahr für das verteidigte Rechtsgut ausging (sog. </text:span><text:span text:style-name="T3">Defensivnotstand</text:span><text:span text:style-name="T2">)</text:span><text:alphabetical-index-mark text:string-value="Notstand"/><text:span text:style-name="T2">.</text:span><text:span text:style-name="T2"><text:note text:id="ftn993" text:note-class="footnote"><text:note-citation>226</text:note-citation><text:note-body><text:p text:style-name="P700"><text:span text:style-name="T13"><text:s/>Vgl. </text:span><text:span text:style-name="T15">Hirsch</text:span><text:span text:style-name="T13">, in: LK, StGB, 11. Aufl., 2. Band, 1993, § 34 Rn. 74; </text:span><text:span text:style-name="T15">Delonge</text:span><text:span text:style-name="T13">, Die Interessenabwägung nach § 34 StGB, 1988, S. 121; </text:span><text:span text:style-name="T15">Renzikowski</text:span><text:span text:style-name="T13">, Notstand und Notwehr, 1994, S. 266; </text:span><text:span text:style-name="T15">Roxin</text:span><text:span text:style-name="T13">, StrafR AT, Bd. 1, 3. Aufl., 1997, § 16 A III Rn. 69 ff.; </text:span><text:span text:style-name="T15">Günther</text:span><text:span text:style-name="T13">, in: SK, StGB, Band II, 2000, § 34 StGB Rn. 43; Lackner/</text:span><text:span text:style-name="T15">Kühl, </text:span><text:span text:style-name="T13">StGB mit Erl., 24. Aufl., 2001, § 34 Rn. 9. Jedenfalls für den Fall der sog. Perforation, d.h. der Tötung des Kindes bei der Geburt zur Rettung der Mutter, wird dies allgemein anerkannt. Siehe dazu etwa </text:span><text:span text:style-name="T15">Merkel</text:span><text:span text:style-name="T13">, Früheuthanasie. Rechtsethische und strafrechtliche Grundlagen, 2001, S. 610 ff. und </text:span><text:span text:style-name="T15">Erb</text:span><text:span text:style-name="T13">, in: MK, StGB, 2003, § 34 Rn. 153.</text:span></text:p></text:note-body></text:note></text:span><text:span text:style-name="T2"> Die Suspendierung des Lebensabwägungsverbotes soll in diesen Fällen nach Ansicht des Strafrechtlers </text:span><text:span text:style-name="T6">Wilfried Küper</text:span><text:span text:style-name="T2"> sogar „unmittelbar einsichtig“ sein.</text:span><text:span text:style-name="T2"><text:note text:id="ftn994" text:note-class="footnote"><text:note-citation>227</text:note-citation><text:note-body><text:p text:style-name="P700"><text:span text:style-name="T13"><text:s/>Vgl. </text:span><text:span text:style-name="T15">Küper</text:span><text:span text:style-name="T13">, Grund- und Grenzfragen der rechtfertigenden Pflichtenkollision, 1979, S. 74.</text:span></text:p></text:note-body></text:note></text:span><text:span text:style-name="T2"> Wenn das Rechtsgut Leben somit gegen relative geringwertige Sachgüter gemäß §§ 32, 34 StGB abwägbar ist, muss es erst recht gegen das Rechtsgut Leben selbst abwägbar sein.</text:span></text:p>
        </text:list-item>
      </text:list>
      <text:p text:style-name="P274"/>
      <text:list text:style-name="WW8Num61" text:continue-numbering="true">
        <text:list-item>
          <text:p text:style-name="P265"><text:span text:style-name="T2">Von Soldaten, Polizisten, Feuerwehrleuten, Schiffsbesatzungen und Menschen mit ähnlichen </text:span><text:span text:style-name="T3">Gefahrtragungspflichten</text:span><text:span text:style-name="T2">, wird im Extremfall der Einsatz ihres Lebens zur Erfüllung ihrer Dienstpflichten gefordert.</text:span><text:span text:style-name="T2"><text:note text:id="ftn995" text:note-class="footnote"><text:note-citation>228</text:note-citation><text:note-body><text:p text:style-name="P700"><text:span text:style-name="T13"><text:s/>Vgl. </text:span><text:span text:style-name="T15">Oetker</text:span><text:span text:style-name="T13">, Notwehr und Notstand, FG v. Frank, Band I, 1930, S. 359 ff. (362 f.); </text:span><text:span text:style-name="T15">Zippelius</text:span><text:span text:style-name="T13">, Forum - An den Grenzen des Rechts auf Leben, JuS 1983, S. 659 ff. (662 f.) m.w.N.; </text:span><text:span text:style-name="T15">Renzikowski</text:span><text:span text:style-name="T13">, Notstand und Notwehr, 1994, S. 272; </text:span><text:span text:style-name="T15">Samson</text:span><text:span text:style-name="T13">, in: SK, StGB, 1995, § 34 Rn. 46; </text:span><text:span text:style-name="T15">Lorenz</text:span><text:span text:style-name="T13">, Recht auf Leben und körperliche Unversehrtheit, in: Isensee/Kirchhof (Hrsg.), HStR VI, 2. Aufl., 2001, § 128 Rn. 33, 42.</text:span></text:p></text:note-body></text:note></text:span><text:span text:style-name="T2"> Bereits </text:span><text:span text:style-name="T6">Samuel von Pufendorf</text:span><text:span text:style-name="T2"> (1632-1694) stellte fest, dass Normen, an deren Einhaltung einem geordneten Gemeinwesen gelegen sein muss, auch unter Einschränkung des Rechts auf Selbsterhaltung fortgelten können. So erklärt er, dass der Einzelne durch die Obrigkeit bis hin zum Opfer seines Lebens verpflichtbar ist, wenn es „eine große Zahl“ zu retten gilt.</text:span><text:span text:style-name="T2"><text:note text:id="ftn996" text:note-class="footnote"><text:note-citation>229</text:note-citation><text:note-body><text:p text:style-name="P700"><text:span text:style-name="T13"><text:s/>Vgl. </text:span><text:span text:style-name="T15">Pufendorf</text:span><text:span text:style-name="T13">, Über die Pflicht des Menschen und des Bürgers nach dem Gesetz der Natur (1673), hrsg. und übersetzt von Klaus Luig, 1994, S. 60, 68 (1. Buch, Kap. 5, § 4, § 18).</text:span></text:p></text:note-body></text:note></text:span></text:p>
        </text:list-item>
      </text:list>
      <text:p text:style-name="P274"/>
      <text:list text:style-name="WW8Num61" text:continue-numbering="true">
        <text:list-item>
          <text:p text:style-name="P265"><text:span text:style-name="T2">Der Gegensatz zwischen Heiligkeitsanspruch und tatsächlicher Relativierung des Lebensrechts wird wohl bei keinem Tatbestand des Lebensschutzes so augenfällig wie beim </text:span><text:span text:style-name="T3">Schwangerschaftsabbruch</text:span><text:span text:style-name="T2"> </text:span><text:alphabetical-index-mark text:string-value="Schwangerschaftsabbruch"/><text:span text:style-name="T2">(§ 218 StGB). Das BVerfG hat zwar festgestellt, dass das „jedem“ gewährleistete Recht auf Leben auch schon dem Embryo als einem selbstständigen und vom Schutzwillen der Mutter unabhängigen Rechtsgut zusteht.</text:span><text:span text:style-name="T2"><text:note text:id="ftn997" text:note-class="footnote"><text:note-citation>230</text:note-citation><text:note-body><text:p text:style-name="P700"><text:span text:style-name="T13"><text:s/>Vgl. BVerfGE 39, 1 (36 ff.).</text:span></text:p></text:note-body></text:note></text:span><text:span text:style-name="T2"> Der uneingeschränkte Lebensschutz beginnt auch nach ganz überwiegender Literaturauffassung mit der Verschmelzung von Ei- und Samenzelle</text:span><text:span text:style-name="T2"><text:note text:id="ftn998" text:note-class="footnote"><text:note-citation>231</text:note-citation><text:note-body><text:p text:style-name="P700"><text:span text:style-name="T13"><text:s/>Vgl. etwa </text:span><text:span text:style-name="T15">Belling</text:span><text:span text:style-name="T13">, Die Rechtfertigungsproblematik beim Schwangerschaftsabbruch, MedR 1995, S. 185 ff. (185 f.) m.w.N. Keine tragfähige Basis für die These vom nasciturus als Träger der Menschenwürde sieht dagegen </text:span><text:span text:style-name="T15">Dreier</text:span><text:span text:style-name="T13">, Menschenwürde und Schwangerschaftsabbruch, DÖV 1995, S. 1036 ff. (1037).</text:span></text:p></text:note-body></text:note></text:span><text:span text:style-name="T2">, wobei sich das Ungeborene spätestens mit dem Abschluss der Nidation „als Mensch entwickelt“. Trotzdem hat bereits das Reichsgericht im Jahre 1927 die sog. medizinische Indikation zugelassen: Danach hat der Embryo (Leibesfrucht) nicht nur hinter das Lebens- sondern auch hinter das Gesundheitsinteresse der Mutter zurückzutreten.</text:span><text:span text:style-name="T2"><text:note text:id="ftn999" text:note-class="footnote"><text:note-citation>232</text:note-citation><text:note-body><text:p text:style-name="P700"><text:span text:style-name="T13"><text:s/>Vgl. RGSt 61, 242 (255) = JW 1927, 2021 (2025).</text:span></text:p></text:note-body></text:note></text:span><text:span text:style-name="T2"> Angesichts des gegenwärtig bestehenden vom BVerfG grundsätzlich gebilligten Fristenmodels, ergänzt durch eine Beratungspflicht und eine erweiterte Indikationslösung, erscheint der Schutzanspruch des Embryos eher zur Ausnahme verkehrt zu sein. Die Lebensqualität der Mutter wird über ihr Recht auf freie Entfaltung der Persönlichkeit sowie ihren Anspruch auf Schutz und Achtung der Menschenwürde im Rahmen des Verhältnismäßigkeitsgrundsatzes regelmäßig höher gewichtet, als die Lebensexistenz des Kindes.</text:span></text:p>
        </text:list-item>
      </text:list>
      <text:p text:style-name="P274"/>
      <text:list text:style-name="WW8Num61" text:continue-numbering="true">
        <text:list-item>
          <text:p text:style-name="P265"><text:span text:style-name="T2">Die Straflosigkeit des </text:span><text:span text:style-name="T3">Selbstmordes</text:span><text:span text:style-name="T2"> sowie die Beihilfe und Anstiftung hierzu und die Milderung des Strafrahmens bei der </text:span><text:span text:style-name="T3">Tötung auf Verlangen</text:span><text:span text:style-name="T2"> (§ 216 StGB) stellen ebenfalls Einschränkungen des Lebensschutzes dar. Aus der Sicht der „Heiligkeit des Lebens“ müsste an sich jede Tötung, auch die eines subjektiv „wertlos“ erscheinende Leben, einen „unendlichen“ Wertverlust bedeuten, sodass die Möglichkeit einer Strafmilderung in einem Abwägungsvorgang stets verneint werden müsste.</text:span></text:p>
        </text:list-item>
      </text:list>
      <text:p text:style-name="P274"/>
      <text:list text:style-name="WW8Num61" text:continue-numbering="true">
        <text:list-item>
          <text:p text:style-name="P265"><text:span text:style-name="T2">Die zunehmende Respektierung des </text:span><text:span text:style-name="T3">Selbstbestimmungs- bzw. Persönlichkeitsrechtes</text:span><text:span text:style-name="T2"> des Menschen, eng verknüpft mit der Menschenwürde (Art. 2 Abs. 1 i.V.m. Art. 1 Abs. 1 Satz 1 GG), führt verstärkt zu einer Einschränkung des Lebensschutzes:</text:span></text:p>
        </text:list-item>
      </text:list>
      <text:list text:style-name="WW8Num41">
        <text:list-item>
          <text:p text:style-name="P275"><text:span text:style-name="T2">Jeder Patient hat das Recht eine ärztliche Behandlung zu verweigern, obwohl er sich in akuter Lebensgefahr befindet und eine schnelle medizinische Versorgung ihn noch retten könnte.</text:span><text:span text:style-name="T2"><text:note text:id="ftn1000" text:note-class="footnote"><text:note-citation>233</text:note-citation><text:note-body><text:p text:style-name="P700"><text:span text:style-name="T13"><text:s/>Vgl. etwa BGHSt 11, 111 (114); 32, 367 (380 f.); Tröndle/</text:span><text:span text:style-name="T15">Fischer</text:span><text:span text:style-name="T13">, Komm., StGB, 50. Aufl., 2001, § 223 Rn. 9 ff.; </text:span><text:span text:style-name="T15">Lorenz</text:span><text:span text:style-name="T13">, Recht auf Leben und körperliche Unversehrtheit, in: Isensee/Kirchhof (Hrsg.), HStR VI, 2. Aufl., 2001, § 128 Rn. 66 f. jew. m.w.N.</text:span></text:p></text:note-body></text:note></text:span><text:span text:style-name="T2"> Damit wird das Rechtsgut Leben in einer Abwägung als weniger schutzwürdig eingestuft als der Patientenwille.</text:span></text:p>
        </text:list-item>
        <text:list-item>
          <text:p text:style-name="P275"><text:span text:style-name="T2">Die Abwendung vom Herz-Kreislauf-Stillstand („klinischer Tod“) hin zur Anerkennung des „Hirntod</text:span><text:alphabetical-index-mark text:string-value="Hirntod"/><text:span text:style-name="T2">es“ als Todeszeitpunkt zeigt, dass die rein biologische Existenz nicht mehr als absoluter Höchstwert angesehen wird und dass ein bewusst und sinnhaft empfundenes Leben an Bedeutung gewinnt.</text:span><text:span text:style-name="T2"><text:note text:id="ftn1001" text:note-class="footnote"><text:note-citation>234</text:note-citation><text:note-body><text:p text:style-name="P700"><text:span text:style-name="T13"><text:s/>Vgl. </text:span><text:span text:style-name="T15">Eser</text:span><text:span text:style-name="T13">, Zwischen „Heiligkeit“ u. „Qualität“ des Lebens, FS Tübinger Juristenfakultät, 1977, S. 377 (406). </text:span></text:p></text:note-body></text:note></text:span></text:p>
        </text:list-item>
        <text:list-item>
          <text:p text:style-name="P275"><text:span text:style-name="T2">Wenn einem Patienten mit dessen Einwilligung ein schmerzlinderndes Medikament unter Inkaufnahme des vorzeitigen – unvermeidbaren – Todes verabreicht werden kann, so wird bei der Abwägung der Befreiung von Angst und unerträglichen Schmerzen der Vorrang vor der Lebenserhaltung gegeben (indirekte Sterbehilfe</text:span><text:alphabetical-index-mark text:string-value="Sterbehilfe"/><text:span text:style-name="T2">).</text:span><text:span text:style-name="T2"><text:note text:id="ftn1002" text:note-class="footnote"><text:note-citation>235</text:note-citation><text:note-body><text:p text:style-name="P700"><text:span text:style-name="T13"><text:s/>Vgl. </text:span><text:span text:style-name="T15">Hirsch</text:span><text:span text:style-name="T13">, in: LK, StGB, 11. Aufl., 2. Band, 1993, § 34 Rn. 75; </text:span><text:span text:style-name="T15">Horn</text:span><text:span text:style-name="T13">, in: SK, StGB, 1995, § 212 Rn. 26e; </text:span><text:span text:style-name="T15">Maurach/Schroeder/Maiwald</text:span><text:span text:style-name="T13">, StrafR BT, Bd. 1, 8. Aufl., 1995, S. 22.</text:span></text:p></text:note-body></text:note></text:span><text:span text:style-name="T2"> Die Vornahme lebensverlängernder Maßnahmen angesichts eines nahestehenden unabwendbaren Todes, also bei infauster Prognose, ist nach überwiegender Auffassung ebenfalls nicht nötig (passive Sterbehilfe).</text:span><text:span text:style-name="T2"><text:note text:id="ftn1003" text:note-class="footnote"><text:note-citation>236</text:note-citation><text:note-body><text:p text:style-name="P700"><text:span text:style-name="T13"><text:s/>Vgl. BGHSt 40, 257 (260); </text:span><text:span text:style-name="T15">Jähnke</text:span><text:span text:style-name="T13">, in: LK, StGB, 10. Aufl., 5. Band, 1989, Vorb. § 211 Rn. 18; </text:span><text:span text:style-name="T15">Schoor</text:span><text:span text:style-name="T13">, Lebensschutz an der Schwelle des Todes, 2002, S. 103 ff. Siehe insoweit auch § 16 MBO-Ä sowie die Richtlinien der </text:span><text:span text:style-name="T15">BÄK</text:span><text:span text:style-name="T13"> zur ärztlichen Sterbebegleitung vom 11.09.1998, NJW 1998, S. 3406 f.</text:span></text:p></text:note-body></text:note></text:span><text:span text:style-name="T2"> Die Lebenserhaltung innerhalb einer Apparatemedizin unter Nichtbeachtung des „Selbstbestimmungswillens“ des Patienten würde zu einem Missbrauch des Menschen als „Objekt“, als „dressiertes bloßes Sinneswesen“, als „lebender Automat“</text:span><text:span text:style-name="T2"><text:note text:id="ftn1004" text:note-class="footnote"><text:note-citation>237</text:note-citation><text:note-body><text:p text:style-name="P700"><text:span text:style-name="T13"><text:s/>So </text:span><text:span text:style-name="T15">Papst Pius XII</text:span><text:span text:style-name="T13"> anläßlich des Ersten Internationalen Kongresses für Histopathologie des Nervensystems am 14.9.1952, zit. von </text:span><text:span text:style-name="T15">Auer</text:span><text:span text:style-name="T13">, Die Unverfügbarkeit des Lebens, in: ders./Menzel/Eser (Hrsg.), Zwischen Heilauftrag und Sterbehilfe, 1977, S. 1 ff. (24 ff.) m.w.N.</text:span></text:p></text:note-body></text:note></text:span><text:span text:style-name="T2"> und damit zu einer Verletzung der Menschenwürde, sowie einer bloßen Leidensverlängerung führen. Nach der traditionellen Vorstellung von der Heiligkeit des Lebens müsste auch hier die Lebenserhaltung „um jeden Preis“ an sich das unabdingbare Gebot sein.</text:span><text:span text:style-name="T2"><text:note text:id="ftn1005" text:note-class="footnote"><text:note-citation>238</text:note-citation><text:note-body><text:p text:style-name="P700"><text:span text:style-name="T13"><text:s/>I.d.S. dann auch z.B. die Forderung von </text:span><text:span text:style-name="T15">Bockelmann</text:span><text:span text:style-name="T13">, StrafR des Arztes, 1968, S. 25, 114 f. Auf diese an sich erforderliche Konsequenz ebenf. hinweisend etwa </text:span><text:span text:style-name="T15">Riha</text:span><text:span text:style-name="T13">, Ethik in der Medizin, 1998, S. 144 sowie </text:span><text:span text:style-name="T15">Ganthaler</text:span><text:span text:style-name="T13">, Das Recht auf Leben in der Medizin, 2001, S. 26.</text:span></text:p></text:note-body></text:note></text:span><text:span text:style-name="T2"> Das Verlangen des Verzichts auf „sinnlose“ oder „künstliche“ Lebenserhaltungsmaßnahmen und auf einen „natürlichen“ Tod basiert nicht zuletzt auf dem Menschenbild eines „sinnerfüllten Daseins“ sowie auf dem Gedanken, dass das Leben eigentlich nur noch mit „Krücken“ aufrechterhalten wird und damit weniger „lebenswert“ ist. Sobald nicht mehr auf das Erlöschen jeglicher Geistestätigkeit abgestellt wird, beginnt eine qualitative Lebensbetrachtung und damit eine Relativierung des Lebens.</text:span><text:span text:style-name="T2"><text:note text:id="ftn1006" text:note-class="footnote"><text:note-citation>239</text:note-citation><text:note-body><text:p text:style-name="P700"><text:span text:style-name="T13"><text:s/>Vgl. </text:span><text:span text:style-name="T15">Eser</text:span><text:span text:style-name="T13">, Der Arzt im Spannungsfeld von Recht u. Ethik, in: Marquard/Seidler/Staudinger (Hrsg.), Ethische Probleme d. ärztlichen Alltags, 1988, S. 78 ff. (91, 94 f.); </text:span><text:span text:style-name="T15">Laber</text:span><text:span text:style-name="T13">, Der Schutz des Lebens im StrafR, 1997, S. 245.</text:span></text:p></text:note-body></text:note></text:span><text:span text:style-name="T2"> Für die Lebenserhaltungspflicht</text:span><text:alphabetical-index-mark text:string-value="Lebenserhaltungspflicht"/><text:span text:style-name="T2"> besteht aber wohl auch nach der Vorstellung von der Heiligkeit des Lebens nicht derselbe absolute Geltungsanspruch wie für das Tötungsverbot. </text:span><text:span text:style-name="T6">Alfred Künschner</text:span><text:span text:style-name="T2"> stellt nach ausführlicher Analyse von medizinischer Praxis und Rechtsprechung fest: „Es handelt sich um eine täglich und meist aus guten Gründen und mit Billigung des Rechts geübte Praxis, dem Tod nicht Stunde um Stunde abzuringen, wo er den Sterbenden bereits fest im Griff hat“.</text:span><text:span text:style-name="T2"><text:note text:id="ftn1007" text:note-class="footnote"><text:note-citation>240</text:note-citation><text:note-body><text:p text:style-name="P700"><text:span text:style-name="T13"><text:s/>Vgl. </text:span><text:span text:style-name="T15">Künschner</text:span><text:span text:style-name="T13">, Wirtschaftlicher Behandlungsverzicht und Patientenauswahl, 1992, S. 176.</text:span></text:p></text:note-body></text:note></text:span><text:span text:style-name="T2"> Aus Sicht der Theologie lässt sich eher noch eine „Nichteinmischungspflicht“ in den gottgegebenen Lebenslauf entnehmen: Es ist doch viel mehr menschliche Willkür, den „natürlichen Tod“ eines Menschen durch Maßnahmen „künstlicher“ Lebensverlängerung hinauszuschieben, als ihn sterben zu lassen. Die christliche Ethik verlangt keine „Therapie um jeden Preis“</text:span><text:span text:style-name="T2"><text:note text:id="ftn1008" text:note-class="footnote"><text:note-citation>241</text:note-citation><text:note-body><text:p text:style-name="P700"><text:span text:style-name="T13"><text:s/>Vgl. Katechismus der </text:span><text:span text:style-name="T15">Katholischen Kirche</text:span><text:span text:style-name="T13">, 1993, Anm. 2278.</text:span></text:p></text:note-body></text:note></text:span><text:span text:style-name="T2">; „der Verzicht auf außergewöhnliche und unverhältnismäßige Heilmittel" ist nur Ausdruck dafür, „dass die menschliche Situation angesichts des Todes akzeptiert wird“</text:span><text:span text:style-name="T2"><text:note text:id="ftn1009" text:note-class="footnote"><text:note-citation>242</text:note-citation><text:note-body><text:p text:style-name="P700"><text:span text:style-name="T13"><text:s/>Vgl. </text:span><text:span text:style-name="T15">Papst Johannes Paul II</text:span><text:span text:style-name="T13">, Über den Wert und die Unantastbarkeit des menschlichen Lebens, Enzyklika „Evangelium vitae“ v. 25.03.1995, S. 144; ähnl. bereits </text:span><text:span text:style-name="T15">EKD/Dt. Bischofskonferenz</text:span><text:span text:style-name="T13">, Gott ist ein Freund des Lebens, Gemeinsame Erklärung, 5. Aufl., 1991, S. 105 ff.</text:span></text:p></text:note-body></text:note></text:span><text:span text:style-name="T2">. Immer schärfer wird sich auch in der Theologie gegen ein biologisches Missverständnis des menschlichen Lebens gewandt. Das biologische Leben ist nicht ein Letztwert, sondern ein Dienstwert. Es ist das Medium, in dem der Mensch sich selbst verwirklichen kann und muss. Es dürfe nicht auf Kosten der Freiheit und der Würde der menschlichen Person unter allen Umständen und mit allen Mitteln durchgesetzt werden. Eine Entfaltung der Identität des Menschen mit sich selbst und eine Kommunikation mit Mitmenschen muss möglich sein.</text:span><text:span text:style-name="T2"><text:note text:id="ftn1010" text:note-class="footnote"><text:note-citation>243</text:note-citation><text:note-body><text:p text:style-name="P700"><text:span text:style-name="T13"><text:s/>So </text:span><text:span text:style-name="T15">Auer</text:span><text:span text:style-name="T13">, Die Unverfügbarkeit des Lebens, in: ders./Menzel/Eser (Hrsg.), Zwischen Heilauftrag und Sterbehilfe, 1977, S. 1 ff. (23 ff.); ähnl. Überlegung bei </text:span><text:span text:style-name="T15">Eser</text:span><text:span text:style-name="T13">, Lebenserhaltungspflicht und Behandlungsabbruch aus rechtlicher Sicht, in: Auer/Menzel/Eser (Hrsg.), Zwischen Heilauftrag und Sterbehilfe, 1977, S. 75 ff. (131).</text:span></text:p></text:note-body></text:note></text:span></text:p>
        </text:list-item>
        <text:list-item>
          <text:p text:style-name="P275"><text:span text:style-name="T2">Entsprechende Überlegungen, wie bei der Sterbehilfe, lassen sich zum Verzicht auf Lebenserhaltungsmaßnahmen bei schwersten Fehlbildungen Neugeborener bzw. bei extrem unreif Frühgeborenen anstellen.</text:span><text:span text:style-name="T2"><text:note text:id="ftn1011" text:note-class="footnote"><text:note-citation>244</text:note-citation><text:note-body><text:p text:style-name="P700"><text:span text:style-name="T13"><text:s/>Vgl. insoweit etwa </text:span><text:span text:style-name="T15">Kaufmann</text:span><text:span text:style-name="T13">, Zur ethischen und strafrechtl. Beurteilung der sog. Früheuthanasie, JZ 1982, S. 481 ff.; </text:span><text:span text:style-name="T15">Merkel</text:span><text:span text:style-name="T13">, Ärztliche Entscheidungen über Leben und Tod in der Neonatalmedizin, in: Brudermüller (Hrsg.), Angewandte Ethik und Medizin, 1999, S. 131 ff.; ausführlich </text:span><text:span text:style-name="T15">ders.</text:span><text:span text:style-name="T13">, Früheuthanasie. Rechtsethische und strafrechtliche Grundlagen, 2001; </text:span><text:span text:style-name="T15">Schoor</text:span><text:span text:style-name="T13">, Lebensschutz an der Schwelle des Todes, 2002, S. 125 ff.</text:span></text:p></text:note-body></text:note></text:span><text:span text:style-name="T2"> Sobald nicht mehr die physische Existenz als solche das Menschsein ausmacht, sondern die „Normalität“ der Körperform, der Grad der Geisteskraft, die eigene Selbsterhaltungsfähigkeit oder gar die gesellschaftliche Nützlichkeit für das Lebensrecht zumindest mitentscheidend werden, besteht kein absoluter Lebensschutz mehr.</text:span></text:p>
        </text:list-item>
      </text:list>
      <text:p text:style-name="P250"/>
      <text:list text:style-name="WW8Num61" text:continue-numbering="true">
        <text:list-item>
          <text:p text:style-name="P265"><text:span text:style-name="T2">Es sind </text:span><text:span text:style-name="T3">weitere Verfassungswerte</text:span><text:span text:style-name="T2"> denkbar, die einen vergleichbaren Höchstwertcharakter, wie das menschliche Leben haben. So hat das BVerfG „wiederholt das Interesse der Allgemeinheit an der Gewährleistung einer funktionstüchtigen Strafrechtspflege hervorgehoben, ohne die Gerechtigkeit nicht durchgesetzt werden kann. Der Rechtsstaat kann sich nur verwirklichen, wenn sichergestellt ist, dass Straftäter im Rahmen der geltenden Gesetze verfolgt, abgeurteilt und einer gerechten Bestrafung zugeführt werden.“</text:span><text:span text:style-name="T2"><text:note text:id="ftn1012" text:note-class="footnote"><text:note-citation>245</text:note-citation><text:note-body><text:p text:style-name="P700"><text:span text:style-name="T13"><text:s/>Vgl. BVerfGE 46, 214 (222); 51, 324 (343); ausführlich zur Abwägung „gleichwertigen Höchstwerte“ Leben und Strafrechtspflege </text:span><text:span text:style-name="T15">Küper</text:span><text:span text:style-name="T13">, Darf sich der Staat erpressen lassen?, 1986, S. 104 ff. m.w.N.</text:span></text:p></text:note-body></text:note></text:span><text:span text:style-name="T2"> Hinter dem Strafverfolgungs- und Strafvollstreckungsinteresse stehen so grundlegende Rechtswerte wie die Bewährung der freiheitlich-demokratischen Rechtsordnung der Bundesrepublik Deutschland, der Rechtsgüterschutz, das Vertrauen der Bevölkerung in die Funktionsfähigkeit der staatlichen Institutionen und Ähnliches mehr.</text:span><text:span text:style-name="T2"><text:note text:id="ftn1013" text:note-class="footnote"><text:note-citation>246</text:note-citation><text:note-body><text:p text:style-name="Footnote"><text:s/>Vgl. BVerfGE 49, 24 (54).</text:p></text:note-body></text:note></text:span><text:span text:style-name="T2"> Das BVerfG hat in seinem Urteil zur Schleyer-Entführung unter den damit einhergehenden terroristischen Erpressungsversuchen festgestellt, dass das GG eine Schutzpflicht für das Leben selbst bei existenzieller Bedrohung desselben „nicht nur gegenüber dem Einzelnen, sondern gegenüber der Gesamtheit aller Bürger“ begründet. Es ist insoweit grundsätzlich Sache der staatlichen Organe zur Erreichung eines „effektiven Schutz des Lebens“, auf die jeweiligen Umstände des Einzelfalles angemessen zu reagieren.</text:span><text:span text:style-name="T2"><text:note text:id="ftn1014" text:note-class="footnote"><text:note-citation>247</text:note-citation><text:note-body><text:p text:style-name="P700"><text:span text:style-name="T13"><text:s/>Vgl. BVerfGE 46, 160 (164 f.). Bundeskanzler </text:span><text:span text:style-name="T14">Schmidt</text:span><text:span text:style-name="T13"> rechtfertigt in seiner Regierungserklärung am 20.10.1977 zum Tod Schleyer´s indirekt die Abwägung des Staates von Menschenleben mit folgenden Worten: „Das heißt: die Freilassung der elf hätte nach dieser Erfahrung eine neue Gefahr für das Leben vieler anderer Menschen heraufbeschworen.“, BT-PlPr. 8/50 S. 3757 A); zur starken Betonung der Gemeinwohlperspektive siehe etwa </text:span><text:span text:style-name="T15">Podlech</text:span><text:span text:style-name="T13">, in: AK, GG, 2. Aufl., 1989, Vorb. Art. 1 Rn. 34.</text:span></text:p></text:note-body></text:note></text:span><text:span text:style-name="T2"> Eine Gesamtwertung kann also ergeben, dass die Summe der von einer Rettungshandlung verletzten Interessen so schwer wiegt, dass das Lebensinteresse des Einzelnen zurückstehen muss.</text:span><text:span text:style-name="T2"><text:note text:id="ftn1015" text:note-class="footnote"><text:note-citation>248</text:note-citation><text:note-body><text:p text:style-name="P700"><text:span text:style-name="T13"><text:s/>So auch </text:span><text:span text:style-name="T15">Krey</text:span><text:span text:style-name="T13">, Der Fall Peter Lorenz, ZRP 1975, S. 97 ff. (99) und </text:span><text:span text:style-name="T15">Roxin</text:span><text:span text:style-name="T13">, StrafR AT, Bd. 1, 3. Aufl., 1997, § 16 A III Rn. 27.</text:span></text:p></text:note-body></text:note></text:span></text:p>
        </text:list-item>
      </text:list>
      <text:p text:style-name="P274"/>
      <text:list text:style-name="WW8Num61" text:continue-numbering="true">
        <text:list-item>
          <text:p text:style-name="P265"><text:span text:style-name="T2">Es mutet zudem als merkwürdig an, in der industrialisierten Welt den absoluten Lebensschutz hochzuhalten, während zur selben Zeit für den größeren und zunehmenden Teil der Menschheit in der sog. </text:span><text:span text:style-name="T3">„Dritten Welt“</text:span><text:span text:style-name="T2"> eine Heiligkeit des Lebens mangels elementarer Lebensqualität als völlig wirklichkeitsfremd erscheint.</text:span><text:span text:style-name="T2"><text:note text:id="ftn1016" text:note-class="footnote"><text:note-citation>249</text:note-citation><text:note-body><text:p text:style-name="P700"><text:span text:style-name="T13"><text:s/>Vgl. </text:span><text:span text:style-name="T15">Künschner</text:span><text:span text:style-name="T13">, Wirtschaftlicher Behandlungsverzicht und Patientenauswahl, 1992, S. 2.</text:span></text:p></text:note-body></text:note></text:span><text:span text:style-name="T2"> Trotz der dafür weitgehend gegebenen Möglichkeiten werden weder nahezu täglich stattfindende Massaker in bestimmten Ländern verhindert, noch wird durch die an der Heiligkeit des Lebens ausgerichteten westlichen Industrienationen alles getan, um zu verhindern, dass täglich unzählige Menschen an Krankheiten, Hunger, Vernachlässigung oder anderen Ursachen elend sterben. Die Frage der Allokation von Ressourcen unter dem Gesichtspunkt der internationalen Gerechtigkeit wird in der Rationierungsdebatte kaum beachtet. Angesichts der Tatsache, dass die Spitzentechnologien (z.B. die Organtransplantation, Intensivmedizin) mit teilweise extremem finanziellen, personellen und organisatorischen Aufwand verbunden sind, drängt sich die Frage auf, ob es angesichts von Hunger, Not und Elend in weiten Teilen der Welt wirklich vertretbar ist, einigen wenigen Menschen durch Einsatz aller Möglichkeiten zu helfen und damit viele Hunderte andere Menschen in den Entwicklungsländern sterben zu lassen, denen wir hätten helfen können.</text:span><text:span text:style-name="T2"><text:note text:id="ftn1017" text:note-class="footnote"><text:note-citation>250</text:note-citation><text:note-body><text:p text:style-name="P700"><text:span text:style-name="T13"><text:s/>Vgl. </text:span><text:span text:style-name="T15">Patzig</text:span><text:span text:style-name="T13">, Medizinische Verteilungsentscheidungen und ihre Rechtfertigung - Einführung, in: Nagel/ Fuchs (Hrsg.), Soziale Gerechtigkeit im Gesundheitswesen, 1993, S. 210 ff. (213); </text:span><text:span text:style-name="T15">Ach/Anderheiden/Quante</text:span><text:span text:style-name="T13">, Ethik der Organtransplantation, 2000, S. 177; ähnl. </text:span><text:span text:style-name="T15">Birnbacher</text:span><text:span text:style-name="T13">, Allokation und Rationierung, in: Gutmann/Schmidt, V.H. (Hrsg.), Rationierung und Allokation im Gesundheitswesen, 2002, S. 91 ff. (91 f.).</text:span></text:p></text:note-body></text:note></text:span></text:p>
        </text:list-item>
      </text:list>
      <text:p text:style-name="P274"/>
      <text:list text:style-name="WW8Num61" text:continue-numbering="true">
        <text:list-item>
          <text:p text:style-name="P265"><text:span text:style-name="T2">Aber auch in der </text:span><text:span text:style-name="T6">Alltagsmedizin</text:span><text:span text:style-name="T5"> in Deutschland</text:span><text:span text:style-name="T2"> ist das Prinzip vom absoluten Lebensschutz längst zur Illusion geworden. Hier findet ein tägliches Werten und Gewichten von menschlichem Leben statt.</text:span><text:span text:style-name="T2"><text:note text:id="ftn1018" text:note-class="footnote"><text:note-citation>251</text:note-citation><text:note-body><text:p text:style-name="P700"><text:span text:style-name="T13"><text:s/>Vgl. </text:span><text:span text:style-name="T15">Kersting</text:span><text:span text:style-name="T13">, Gerechtigkeit und Medizin, 1995, S. 16.</text:span></text:p></text:note-body></text:note></text:span><text:span text:style-name="T2"> Denn die Schere zwischen dem theoretisch medizinisch optimal für Jedermann Machbaren und dem praktisch durch die Solidargemeinschaft Finanzierbaren</text:span><text:span text:style-name="T2"><text:note text:id="ftn1019" text:note-class="footnote"><text:note-citation>252</text:note-citation><text:note-body><text:p text:style-name="P700"><text:span text:style-name="T13"><text:s/>Das BVerfG hat insoweit wiederholt auf das besonders wichtige Gemeinschaftsgut der Gesundheitsversorgung der Bevölkerung, das hohe Gut eines funktionierenden Gesundheitswesen bzw. der finanziellen Stabilität der GKV hingewiesen. Vgl. BVerfGE 57, 70 (99); NJW 2001, 1779 f.: „überragend wichtiges Gemeinschaftsgut“, „Gemeinwohlgründe von überragender Bedeutung“ - weil eben die Gesundheitsversorgung der Bevölkerung, die Volksgesundheit, ganz vorrangig mit Hilfe dieses Sozialversicherungssystems erreicht werden soll - siehe auch </text:span><text:span text:style-name="T15">Steiner</text:span><text:span text:style-name="T13">, Das Bundesverfassungsgericht und die Volksgesundheit, MedR 2003, S. 1 ff. (6). Kritisch zu dieser Rspr. zuletzt </text:span><text:span text:style-name="T15">Hufen</text:span><text:span text:style-name="T13">, Grundrechtsschutz der Leistungserbringer, NJW 2004, S. 14 ff. (16 f.).</text:span></text:p></text:note-body></text:note></text:span><text:span text:style-name="T2"> geht in der Medizin immer weiter auseinander. Die Setzung von medizinischen Behandlungsstandards stellt vielfach eine implizite Rationierungsentscheidung dar, was die häufig gemachten Aussagen deutscher Politiker relativiert, es werde bis zum endgültigen Verlöschen des Lebens alles medizinisch und technisch Mögliche getan.</text:span><text:span text:style-name="T2"><text:note text:id="ftn1020" text:note-class="footnote"><text:note-citation>253</text:note-citation><text:note-body><text:p text:style-name="P700"><text:span text:style-name="T13"><text:s/>Vgl. </text:span><text:span text:style-name="T15">Künschner</text:span><text:span text:style-name="T13">, Wirtschaftlicher Behandlungsverzicht und Patientenauswahl, 1992, S. 77 f., 247: „Damit wird der Bewertung Rechnung getragen, dass individuelles Leben und Gesundheit, wenn auch hohe, so doch nicht absolute Rechtsgüter sind, denen sich alle anderen Rechtsgüter unterzuordnen hätten“.</text:span></text:p></text:note-body></text:note></text:span><text:span text:style-name="T2"> Nach der Vorstellung von der Heiligkeit des Lebens muss letztlich jeder technisch noch irgendwie wirksame Ressourceneinsatz befürwortet werden, etwa auch im Bereich der Verkehrsverhältnisse mit Tausenden von Toten jedes Jahr, der die Mortalitätsraten senkt. Die dafür erforderlichen Mittel bzw. der Wille zum Einsatz dieser Mittel, z.B. zum dichteren Ausbau des Rettungsdienstnetzes mit kürzeren Fristen, sind jedoch in der Gesellschaft nicht vorhanden bzw. die Gesellschaft ist nicht bereit diese auszugeben.</text:span><text:span text:style-name="T2"><text:note text:id="ftn1021" text:note-class="footnote"><text:note-citation>254</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55 f., 271), der daraus i.E. schlussfolgert, dass „Die Gesellschaft […] einem Menschenleben […] nur einen sehr begrenzten Wert zuerkennt“.</text:span></text:p></text:note-body></text:note></text:span><text:span text:style-name="T2"> Die Gesellschaft bildet eine Funktionseinheit, die dem elementaren Lebensschutz tatsächlich nicht den uneingeschränkten Vorrang einräumt, sondern gleichzeitig andere konkurrierende Grundbedürfnisse (z.B. kulturelle Aspekte, wie die Theater- und Kirchenerhaltung; Bildung; innere Sicherheit; Arbeit) befriedigen muss.</text:span><text:span text:style-name="T2"><text:note text:id="ftn1022" text:note-class="footnote"><text:note-citation>255</text:note-citation><text:note-body><text:p text:style-name="P700"><text:span text:style-name="T13"><text:s/>Vgl. </text:span><text:span text:style-name="T15">Thielicke</text:span><text:span text:style-name="T13">, Wer darf sterben? - Grenzfragen der modernen Medizin, 1979, S. 43.</text:span></text:p></text:note-body></text:note></text:span><text:span text:style-name="T2"> Allenfalls in Not- und Krisenzeiten, und auch dann nur vorübergehend, akzeptiert die Gesellschaft die uneingeschränkte lexikalische Vorordnung des reinen Überlebenszieles.</text:span><text:span text:style-name="T2"><text:note text:id="ftn1023" text:note-class="footnote"><text:note-citation>256</text:note-citation><text:note-body><text:p text:style-name="Footnote"><text:s/>Vgl. <text:span text:style-name="T25">Kliemt</text:span>, Gerechtigkeitskriterien in der Transplantationsmedizin, in: Nagel/Fuchs (Hrsg.), Soziale Gerechtigkeit im Gesundheitswesen, 1993, S. 262 ff. (272 f.).</text:p></text:note-body></text:note></text:span></text:p>
        </text:list-item>
      </text:list>
      <text:p text:style-name="P32"/>
      <text:h text:style-name="Heading_20_6" text:outline-level="6"><text:span text:style-name="T6">„</text:span><text:span text:style-name="T6">Heiligkeit des Lebens“ als (bloße) Wertorientierung</text:span></text:h>
      <text:p text:style-name="P1"><text:span text:style-name="T2">Die Vorstellung von der Heiligkeit des Lebens</text:span><text:alphabetical-index-mark text:string-value="Heiligkeit des Lebens"/><text:span text:style-name="T2">, vom absoluten umfassenden Lebensschutz und dem daraus folgenden Status als unabwägbarem Unendlichkeitswert ist angesichts der mannigfaltig nachweisbaren Abweichungen von dieser Vorstellung in der Praxis eine „Illusion“</text:span><text:span text:style-name="T2"><text:note text:id="ftn1024" text:note-class="footnote"><text:note-citation>257</text:note-citation><text:note-body><text:p text:style-name="P700"><text:span text:style-name="T13"><text:s/></text:span><text:span text:style-name="T15">Delonge</text:span><text:span text:style-name="T13">, Die Interessenabwägung nach § 34 StGB, 1988, S. 128.</text:span></text:p></text:note-body></text:note></text:span><text:span text:style-name="T2"> und damit praktisch nicht haltbar. Auch wenn hinter diesen Abweichungen stets gute Gründe stehen (z.B. im Bereich der Notwehr: „Das Recht braucht dem Unrecht nicht zu weichen.“), so kommt man bei keiner Deutung daran vorbei, dass zumindest sekundär letztlich doch eine Relativierung des Lebensschutzes stattfindet. Schon </text:span><text:span text:style-name="T6">Johann Christoph Friedrich von Schiller</text:span><text:span text:style-name="T2"> (1759-1805) formulierte: „Dies eine fühl ich und erkenn es klar: Das Leben ist der höchsten Güter nicht“.</text:span><text:span text:style-name="T2"><text:note text:id="ftn1025" text:note-class="footnote"><text:note-citation>258</text:note-citation><text:note-body><text:p text:style-name="P700"><text:span text:style-name="T13"><text:s/></text:span><text:span text:style-name="T15">Schiller</text:span><text:span text:style-name="T13">, Die Braut von Messina (1803), in: Seidel (Hrsg.), Schillers Werke, Nationalausgabe, 10. Band, 1980, IV, letzter Auftritt, Chor, Schlussvers, S. 125.</text:span></text:p></text:note-body></text:note></text:span><text:span text:style-name="T2"> Es geht letzten Endes allein darum, welche Interessen als so wichtig angesehen werden, dass dafür ein Menschenleben in seinem Wert in den Hintergrund treten muss. Es lässt sich nicht leugnen, dass darin jeweils eine Abwägung des Lebens gegen andere Interessen steht, selbst wenn jener Wertungsmechanismus – weil durch Gesetz oder Gewohnheit oftmals bereits generalisierend vorweggenommen (z.B. § 32 StGB, § 218 StGB) – im Einzelfall oft nicht mehr bewusst wird. Ein absoluter Lebensschutz kann daher allenfalls eine abstrakte Forderung sein, entspricht aber nicht der Realität.</text:span><text:span text:style-name="T2"><text:note text:id="ftn1026" text:note-class="footnote"><text:note-citation>259</text:note-citation><text:note-body><text:p text:style-name="P700"><text:span text:style-name="T13"><text:s/>Ebenso </text:span><text:span text:style-name="T15">Iliadou</text:span><text:span text:style-name="T13">, Forschungsfreiheit und Embryonenschutz, 1999, S. 170: „In Wahrheit ist die ´Heiligkeit´ des menschlichen Lebens ein nie verwirklichtes philosophisches oder religiöses Postulat“.</text:span></text:p></text:note-body></text:note></text:span></text:p>
      <text:p text:style-name="P32"/>
      <text:p text:style-name="P1"><text:span text:style-name="T2">Angesichts der Vielzahl von anerkannten Einschränkungen des absoluten Lebensschutzes zieht daher ein im Vordringen befindlicher Teil der Literatur die notwendige Konsequenz und erkennt an, dass auch das menschliche Leben Quantifizierungserwägungen nicht gänzlich verschlossen ist.</text:span><text:span text:style-name="T2"><text:note text:id="ftn1027" text:note-class="footnote"><text:note-citation>260</text:note-citation><text:note-body><text:p text:style-name="P700"><text:span text:style-name="T13"><text:s/>Vgl. </text:span><text:span text:style-name="T15">Krey</text:span><text:span text:style-name="T13">, Der Fall Peter Lorenz, ZRP 1975, S. 97 ff. (99); </text:span><text:span text:style-name="T15">Herzberg</text:span><text:span text:style-name="T13">, Der Fall Hackethal, NJW 1986, S. 1635 ff. (1639, 1643); </text:span><text:span text:style-name="T15">Delonge</text:span><text:span text:style-name="T13">, Die Interessenabwägung nach § 34 StGB, 1988, S. 118 ff.; </text:span><text:span text:style-name="T15">Jakobs</text:span><text:span text:style-name="T13">, StrafR AT, 2 Aufl., 1993, S. 419; </text:span><text:span text:style-name="T15">Krack</text:span><text:span text:style-name="T13">, Teilnahme am Suizid und Tötung auf Verlangen, KJ 1995, S. 60 ff. (74, Fn. 85); </text:span><text:span text:style-name="T15">Schürch</text:span><text:span text:style-name="T13">, Rationierung in der Medizin und Sterbehilfe, 1998, S. 55 ff. (74); </text:span><text:span text:style-name="T15">Riha</text:span><text:span text:style-name="T13">, Ethik in der Medizin, 1998, S. 115 f.: „die Absolutheit des Wertes Leben wird heute trotz zunächst spontaner Zustimmung tatsächlich zu relativieren sein“; </text:span><text:span text:style-name="T15">Merkel</text:span><text:span text:style-name="T13">, Ärztliche Entscheidungen über Leben und Tod in der Neonatalmedizin, in: Brudermüller (Hrsg.), Angewandte Ethik und Medizin, 1999, S. 131 ff. (141); </text:span><text:span text:style-name="T15">Ganthaler</text:span><text:span text:style-name="T13">, Das Recht auf Leben in der Medizin, 2001, S. 140; </text:span><text:span text:style-name="T15">Neumann</text:span><text:span text:style-name="T13">, in: NK, StGB, 1997, Band 2, § 34 Rn. 73; </text:span><text:span text:style-name="T15">Erb</text:span><text:span text:style-name="T13">, in: MK, StGB, 2003, § 34 Rn. 114; </text:span><text:span text:style-name="T15">Schneider</text:span><text:span text:style-name="T13">, in: MK, StGB, 2003, Vorb. §§ 211 ff. Rn. 29; </text:span><text:span text:style-name="T15">Mitsch,</text:span><text:span text:style-name="T13"> „Nantucket Sleighride“ - Der Tod des Matrosen Owen Coffin, in: FS Weber, 2004, S. 49 ff. (63 f.).</text:span></text:p></text:note-body></text:note></text:span><text:span text:style-name="T2"> So ist etwa </text:span><text:span text:style-name="T6">Walter Leisner</text:span><text:span text:style-name="T2"> der Ansicht, dass der Staat bei gleicher Gefährdung ein Leben geringer achten darf als mehrere.</text:span><text:span text:style-name="T2"><text:note text:id="ftn1028" text:note-class="footnote"><text:note-citation>261</text:note-citation><text:note-body><text:p text:style-name="P700"><text:span text:style-name="T13"><text:s/>s. </text:span><text:span text:style-name="T15">Leisner</text:span><text:span text:style-name="T13">, Das Lebensrecht, in: Nds. Landeszentrale für Polit. Bildung (Hrsg.), Recht auf Leben, 1976, S. 32.</text:span></text:p></text:note-body></text:note></text:span><text:span text:style-name="T2"> </text:span><text:span text:style-name="T6">Wilfried Küper</text:span><text:span text:style-name="T2"> kann Quantitätserwägungen zumindest insofern Sympathie abgewinnen, als die Rettung vieler Menschen immerhin besser sei als „nichts“, als der Untergang aller. Zwar sei ein solches Prinzip „zweckrational“, an der Nützlichkeit orientiert, aber eben auch „wertrational“ insofern, als es vom Ethos der Lebenserhaltung geleitet wird und die „Höchstwertigkeit“ menschlichen Lebens anerkennt.</text:span><text:span text:style-name="T2"><text:note text:id="ftn1029" text:note-class="footnote"><text:note-citation>262</text:note-citation><text:note-body><text:p text:style-name="P700"><text:span text:style-name="T13"><text:s/>Vgl. </text:span><text:span text:style-name="T15">Küper</text:span><text:span text:style-name="T13">, Tötungsverbot und Lebensnotstand, JuS 1981, S. 785 ff. (792); ähnl. </text:span><text:span text:style-name="T15">Dönicke</text:span><text:span text:style-name="T13">, Strafrechtliche Aspekte der Katastrophenmedizin, 1987, S. 112 f. „wenn überhaupt welche gerettet werden, ist das immer das ‚bessere’ Ergebnis, als wenn alle umkommen“, sowie </text:span><text:span text:style-name="T15">Roxin</text:span><text:span text:style-name="T13">, StrafR AT, Bd. 1, 3. Aufl., 1997, § 16 A III Rn. 33: „Denn indem diese (die Gegenmeinung) menschliches Leben im Rahmen des Möglichen erhalten will, beruft sie sich nicht auf reine Nützlichkeit, sonder auf den ethischen Wert der Lebensbewahrung“, „Verhalten […] nicht von rechtsgutsfeindlicher, sondern von rechtsgutserhaltender Tendenz getragen“ (§ 22 F II Rn. 148).</text:span></text:p></text:note-body></text:note></text:span><text:span text:style-name="T2"> Ähnlich argumentiert </text:span><text:span text:style-name="T6">Marcus Schoor</text:span><text:span text:style-name="T2">, der demjenigen Arzt, der alles in seiner Macht stehende unternommen hat, um so viele Menschen wie irgend möglich zu erhalten, zugutehält, dass auch er das verfassungsrechtlich geschützte Rechtsgut Leben wahren und achten will.</text:span><text:span text:style-name="T2"><text:note text:id="ftn1030" text:note-class="footnote"><text:note-citation>263</text:note-citation><text:note-body><text:p text:style-name="P700"><text:span text:style-name="T13"><text:s/>Vgl. </text:span><text:span text:style-name="T15">Schoor</text:span><text:span text:style-name="T13">, Lebensschutz an der Schwelle des Todes, 2002, S. 117.</text:span></text:p></text:note-body></text:note></text:span><text:span text:style-name="T2"> Bei anderen Autoren wird ebenfalls die Unzufriedenheit mit ihrer Annahme vom absoluten Schutz und der daraus folgenden Unabwägbarkeit des menschlichen Lebens deutlich. So bildet </text:span><text:span text:style-name="T6">Theodor Lenckner</text:span><text:span text:style-name="T2"> einen Fall, bei dem der Kapitän eines sinkenden Schiffes befiehlt, die Schotten zu schließen, wodurch einige Menschen sterben, aber der Großteil überlebt. Einerseits spricht er dem Kapitän einen Rechtfertigungsgrund aus seerechtlichem Gewohnheitsrecht zu</text:span><text:span text:style-name="T2"><text:note text:id="ftn1031" text:note-class="footnote"><text:note-citation>264</text:note-citation><text:note-body><text:p text:style-name="P700"><text:span text:style-name="T13"><text:s/>Vgl. </text:span><text:span text:style-name="T15">Lenckner</text:span><text:span text:style-name="T13">, Der rechtfertigende Notstand, 1965, S. 31; siehe auch </text:span><text:span text:style-name="T15">Eb. Schmidt</text:span><text:span text:style-name="T13">, Urteilsanmerkung, SJZ 1949, Sp. 559 ff. (565): „Freilich kann gerade nach Seerecht und nach Soldatenrecht unter Umständen auch einmal die Auswahl der zu Rettenden gerechtfertigt sein. Wenn auf sinkendem Schiff der Kapitän befiehlt, dass nur Frauen und Kinder in den Rettungsbooten Zuflucht suchen dürfen, so bewirkt er den Tod der von den Rettungsbooten nicht Aufgenommenen. Dem Schicksal greift er vor, aber nach einer vom Gewohnheitsrecht anerkannten Ordnung, die sich als sozial einwandfrei bewährt hat und sittlich als richtig empfunden wird.“; </text:span><text:span text:style-name="T15">H. Mayer</text:span><text:span text:style-name="T13">, StrafR AT, 1953, S. 179: „altherkömmliche Rechtsgewohnheit“ des Seerechts, wonach auf einem sinkenden Schiff die Schotten geschlossen werden dürfen, auch wenn dies den Tod von Menschen zur Folge hat.</text:span></text:p></text:note-body></text:note></text:span><text:span text:style-name="T2">, in einer anderen Stellungnahme lehnt er für sämtliche gleich gelagerten Fälle eine Rechtfertigung ab</text:span><text:span text:style-name="T2"><text:note text:id="ftn1032" text:note-class="footnote"><text:note-citation>265</text:note-citation><text:note-body><text:p text:style-name="P700"><text:span text:style-name="T13"><text:s/>Vgl. </text:span><text:span text:style-name="T15">Lenckner</text:span><text:span text:style-name="T13">, in: Schönke/Schröder, Komm., StGB, 25. Aufl., 1997, § 34 Rn. 23 f.</text:span></text:p></text:note-body></text:note></text:span><text:span text:style-name="T2">. Dort spricht er auch von dem „Höchstwert Leben“, nachdem er kurz zuvor eine Reihe Ausnahmen aufgezählt hat und an anderer Stelle es zumindest nicht für ausgeschlossen hält, dass das Leben anderen Interessen, etwa der „Existenz und Sicherheit des Staates“ untergeordnet ist.</text:span><text:span text:style-name="T2"><text:note text:id="ftn1033" text:note-class="footnote"><text:note-citation>266</text:note-citation><text:note-body><text:p text:style-name="P700"><text:span text:style-name="T13"><text:s/>Vgl. </text:span><text:span text:style-name="T15">Lenckner</text:span><text:span text:style-name="T13">, Der rechtfertigende Notstand, 1965, S. 92 f.</text:span></text:p></text:note-body></text:note></text:span><text:span text:style-name="T2"> </text:span><text:span text:style-name="T6">Hans Welzel</text:span><text:span text:style-name="T2"> räumt in seiner Behandlung des „Weichenstellerfall</text:span><text:alphabetical-index-mark text:string-value="Weichenstellerfall"/><text:span text:style-name="T2">s“</text:span><text:span text:style-name="T2"><text:note text:id="ftn1034" text:note-class="footnote"><text:note-citation>267</text:note-citation><text:note-body><text:p text:style-name="P700"><text:span text:style-name="T13"><text:s/>Dem “Weichenstellerfall” liegt folgender Sachverhalt zugrunde: Ein vollbesetzter Gebirgszug fährt eine starke abschüssige Strecke hinunter und kann nicht mehr abgebremst werden. Er droht in einen vollbesetzten Bahnhof hineinzufahren, was ein Unglück mit vielen Toten zur Folge hätte. Lediglich ein Weichensteller könnte dieses Unglück dadurch verhindern, indem er den Zug auf ein Nebengleis umleitet, auf dem sich allerdings drei Gleisarbeiter befinden, die getötet werden würden. Siehe dazu </text:span><text:span text:style-name="T15">Welzel</text:span><text:span text:style-name="T13">, Zum Notstandsproblem, ZStW 1951, S. 47 ff. (51); </text:span><text:span text:style-name="T15">Peters</text:span><text:span text:style-name="T13">, Die Tötung von Menschen in Notsituationen, JR 1950, S. 742 ff. (744); </text:span><text:span text:style-name="T15">Gallas</text:span><text:span text:style-name="T13">, Pflichtenkollision als Schuldausschließungsgrund, FS Metzger, 1954, S. 311 ff. (330 f.); </text:span><text:span text:style-name="T15">Otto</text:span><text:span text:style-name="T13">, Pflichtenkollision und Rechtswidrigkeitsurteil, 3. Aufl., 1978, S. 3.</text:span></text:p></text:note-body></text:note></text:span><text:span text:style-name="T2"> zwar ein, dass das menschliche Leben einer quantitativen Differenzierung zugänglich werden kann, weil die Rettung einiger statt des Untergangs aller sich als die „Wahl des kleineren Übels“</text:span><text:span text:style-name="T2"><text:note text:id="ftn1035" text:note-class="footnote"><text:note-citation>268</text:note-citation><text:note-body><text:p text:style-name="P700"><text:span text:style-name="T13"><text:s/>Dieser Gedanke findet sich v.a. in der Literatur vor 1945. Siehe etwa </text:span><text:span text:style-name="T15">Broglio</text:span><text:span text:style-name="T13">, Der strafrechtliche Notstand im Lichte der Strafrechtsreform, 1928, S. 21; </text:span><text:span text:style-name="T15">Oetker</text:span><text:span text:style-name="T13">, Notwehr und Notstand, FG v. Frank, Band I, 1930, S. 359 ff. (373); </text:span><text:span text:style-name="T15">Henkel</text:span><text:span text:style-name="T13">, Der Notstand nach gegenwärtigem und künftigem Recht, 1932, S. 92 ff.; </text:span><text:span text:style-name="T15">Maurach</text:span><text:span text:style-name="T13">, Kritik der Notstandslehre, 1935, S. 95.</text:span></text:p></text:note-body></text:note></text:span><text:span text:style-name="T2"> darstellt. Grundsätzlich erkennt also auch er die quantitative Abwägbarkeit des menschlichen Lebens an. Für ihn widerstrebt es jedoch dem sittlichen Gefühl das Menschenleben als bloßen Rechnungsposten in eine Gesamtrechnung einzubeziehen und stützt seine Auffassung mit dem Weltbild Kants. Zwar handelt der Täter bei der Rettung der maximalen Menschenanzahl richtig, aber die Rechtswidrigkeit der Tat und die Schuld des Täters blieben trotzdem bestehen. Dennoch kommt Welzel nicht zu einer Bestrafung des Täters, der die Mehrzahl der Menschen rettet, sondern er will sie entschuldigen mit dem Argument, jeder andere Rechtsgenosse hätte anstelle des Täters richtigerweise ebenso handeln müssen bzw. andernfalls hätte der Pflichtige nicht nur rechtlich sondern auch ethisch eklatant unrichtig gehandelt.</text:span><text:span text:style-name="T2"><text:note text:id="ftn1036" text:note-class="footnote"><text:note-citation>269</text:note-citation><text:note-body><text:p text:style-name="P700"><text:span text:style-name="T13"><text:s/>Vgl. </text:span><text:span text:style-name="T15">Welzel</text:span><text:span text:style-name="T13">, Zum Notstandsproblem, ZStW 1951, S. 47 ff. (52); </text:span><text:span text:style-name="T15">ders.</text:span><text:span text:style-name="T13">, StrafR, 11. Aufl., 1969, S. 178 f., 184 f.; ebenso </text:span><text:span text:style-name="T15">End</text:span><text:span text:style-name="T13">, Existentielle Handlungen im StrafR, 1959, S. 14.</text:span></text:p></text:note-body></text:note></text:span></text:p>
      <text:p text:style-name="P32"/>
      <text:p text:style-name="P1"><text:span text:style-name="T2">Wie Welzel fordern auch die anderen Vertreter des Quantifizierungsverbotes, wie etwa in den „Euthanasie</text:span><text:alphabetical-index-mark text:string-value="Euthanasie"/><text:span text:style-name="T2">fällen“ der NS-Zeit</text:span><text:span text:style-name="T2"><text:note text:id="ftn1037" text:note-class="footnote"><text:note-citation>270</text:note-citation><text:note-body><text:p text:style-name="P700"><text:span text:style-name="T13"><text:s/>Den „Euthanasiefällen“ lag folgender Sachverhalt zugrunde: Die angeklagten Ärzte, Gegner der staatlich angeordneten Massentötung Geisteskranker, waren entschlossen, unter Gefährdung der eigenen Person für ihre Überzeugung einzutreten und der Euthanasieaktion aktiven Widerstand entgegenzusetzen. Sie sahen hierfür keinen anderen Weg, als einen Teil der zur Tötung vorgesehenen Kranken zu opfern, indem die deren Namen auf die sog. Verlegeliste setzten. Nur dadurch war es ihnen möglich, den größten Teil der Kranken zu retten, da verhindert wurde, dass andere Ärzte hinzugezogen wurden, die den Tötungsbefehl ohne Einschränkung ausgeführt hätten. Siehe zu den „Euthanasiefällen“ umfassend: </text:span><text:span text:style-name="T15">Engisch</text:span><text:span text:style-name="T13">, Euthanasie und Vernichtung lebensunwerten Lebens in strafrechtlicher Bedeutung, 1948; </text:span><text:span text:style-name="T15">Spendel</text:span><text:span text:style-name="T13">, Der conditio-sine-qua-non-Gedanke als Strafmilderungsgrund, FS Engisch, 1969, S. 509 ff. sowie die umfangreiche Darstellung der Tötungsaktionen in </text:span><text:span text:style-name="T15">Roer/Henkel</text:span><text:span text:style-name="T13"> (Hrsg.), Psychiatrie im Faschismus. Die Anstalt Hadamar, 2. Aufl., 1996.</text:span></text:p></text:note-body></text:note></text:span><text:span text:style-name="T2">, letztlich dennoch die Straffreiheit des Täters, entweder aufgrund fehlender Schuld</text:span><text:span text:style-name="T2"><text:note text:id="ftn1038" text:note-class="footnote"><text:note-citation>271</text:note-citation><text:note-body><text:p text:style-name="P700"><text:span text:style-name="T13"><text:s/>So </text:span><text:span text:style-name="T15">v. Weber</text:span><text:span text:style-name="T13">, Die Pflichtenkollision im StrafR, FS Kiesselbach, 1947, S. 233 ff. (247 ff.); </text:span><text:span text:style-name="T15">Eb. Schmidt</text:span><text:span text:style-name="T13">, Urteilsanmerkung, SJZ 1949, Sp. 559 ff. (565 f.); </text:span><text:span text:style-name="T15">Gallas</text:span><text:span text:style-name="T13">, Pflichtenkollision als Schuldausschließungsgrund, FS Metzger, 1954, S. 311 ff. (332); </text:span><text:span text:style-name="T15">Baumann</text:span><text:span text:style-name="T13">, StrafR AT, 1960, § 22 II, S. 268; Schönke/Schröder, Komm., StGB, 11. Aufl., 1963, § Vorb. § 51 Rn. 83; </text:span><text:span text:style-name="T15">Roxin</text:span><text:span text:style-name="T13">, StrafR AT, Bd. 1, 3. Aufl., 1997, § 22 F II Rn. 146 ff.</text:span></text:p></text:note-body></text:note></text:span><text:span text:style-name="T2">, aufgrund eines persönlichen Strafausschließungsgrundes</text:span><text:span text:style-name="T2"><text:note text:id="ftn1039" text:note-class="footnote"><text:note-citation>272</text:note-citation><text:note-body><text:p text:style-name="P700"><text:span text:style-name="T13"><text:s/>Vgl. OGHSt. 1, 321 (335 ff.); 2, 117 (126); zust. </text:span><text:span text:style-name="T15">Peters</text:span><text:span text:style-name="T13">, Zur Lehre von den persönl. Strafausschließungsgründen, JR 1949, S. 496 ff. (496); </text:span><text:span text:style-name="T15">Jagusch</text:span><text:span text:style-name="T13">, in: LK, StGB, 8. Aufl., 1. Band, 1957, § 54 Anm. 10, S. 426.</text:span></text:p></text:note-body></text:note></text:span><text:span text:style-name="T2"> oder über die Theorie vom rechtsfreien Raum</text:span><text:span text:style-name="T2"><text:note text:id="ftn1040" text:note-class="footnote"><text:note-citation>273</text:note-citation><text:note-body><text:p text:style-name="P700"><text:span text:style-name="T13"><text:s/>s. etwa </text:span><text:span text:style-name="T15">Metzger</text:span><text:span text:style-name="T13">, in: LK, StGB, 8. Aufl., 1. Band, 1957, Bem. 10 vor § 51, S. 353 f.; </text:span><text:span text:style-name="T15">A. Kaufmann</text:span><text:span text:style-name="T13">, Rechtsfreier Raum und Eigenverantwortliche Entscheidung, FS Maurach, 1972, S. 327 ff.; </text:span><text:span text:style-name="T15">Dingeldey</text:span><text:span text:style-name="T13">, Pflichtenkollision und rechtsfreier Raum, Jura 1979, S. 478 ff. (480); </text:span><text:span text:style-name="T15">Blei</text:span><text:span text:style-name="T13">, StrafR AT, 18. Aufl., § 63, S. 213 f.</text:span></text:p></text:note-body></text:note></text:span><text:span text:style-name="T2">, wobei sie dies dann vehement verteidigen. </text:span><text:span text:style-name="T6">Wilhelm Gallas</text:span><text:span text:style-name="T2"> führt dazu an: „Die Rechtsordnung kann die seelische Einstellung des Täters nicht missbilligen, der in einer Situation, die nur noch Raum für eine persönliche Entscheidung lässt, diese Entscheidung nach gewissenhafter Prüfung trifft und sich dabei von Erwägungen leiten lässt, die seine Achtung vor den Grundwerten des Rechts bezeugen“.</text:span><text:span text:style-name="T2"><text:note text:id="ftn1041" text:note-class="footnote"><text:note-citation>274</text:note-citation><text:note-body><text:p text:style-name="P700"><text:span text:style-name="T13"><text:s/></text:span><text:span text:style-name="T15">Gallas</text:span><text:span text:style-name="T13">, Pflichtenkollision als Schuldausschließungsgrund, FS Metzger, 1954, S. 311 ff. (332 f.).</text:span></text:p></text:note-body></text:note></text:span><text:span text:style-name="T2"> So soll das Rechtsgefühl trotz des Widerspruches zur Kant´schen Ethik im Ergebnis seine Durchsetzung finden. Darin liegt jedoch letztlich ein Selbstbetrug. Wenn jeder die Mehrzahl der Menschen hätte retten müssen („um zu retten, was zu retten ist“), dann handelt der Täter konsequenterweise eben nicht rechtswidrig, sondern im Einklang mit der Rechtsordnung, weil er im Rahmen des rechtlichen Sollens gehandelt hat.</text:span><text:span text:style-name="T2"><text:note text:id="ftn1042" text:note-class="footnote"><text:note-citation>275</text:note-citation><text:note-body><text:p text:style-name="P700"><text:span text:style-name="T13"><text:s/>So i.E. auch: </text:span><text:span text:style-name="T15">Klefisch</text:span><text:span text:style-name="T13">, Die nationalsozialistische Euthanasie, MDR 1950, S. 258 ff. (260); </text:span><text:span text:style-name="T15">E. Kern</text:span><text:span text:style-name="T13">, Grade der Rechtswidrigkeit, ZStW 1952, S. 255 ff. (290); </text:span><text:span text:style-name="T15">Zimmermann</text:span><text:span text:style-name="T13">, Die Gefahrengemeinschaft als Rechtfertigungsgrund, MDR 1954, S. 147 ff. (148); </text:span><text:span text:style-name="T15">Brauneck</text:span><text:span text:style-name="T13">, Der strafrechtliche Schuldbegriff, GA 1959, S. 261 ff. (271); </text:span><text:span text:style-name="T15">Otto</text:span><text:span text:style-name="T13">, Pflichtenkollision und Rechtswidrigkeitsurteil, 3. Aufl., 1978, S. 109, 127; </text:span><text:span text:style-name="T15">Delonge</text:span><text:span text:style-name="T13">, Die Interessenabwägung nach § 34 StGB, 1988, S. 122 f.; </text:span><text:span text:style-name="T15">Scheid</text:span><text:span text:style-name="T13">, Grund und Grenzfragen der Pflichtenkollision, 2000, S. 57. Ausführlich zum dogmatischen Streit über die Einordnung der gleichwertigen Pflichtenkollision s.u. unter § 8 A II 1 a bb (Strafrecht) sowie § 8 B III 1 (Zivilrecht).</text:span></text:p></text:note-body></text:note></text:span></text:p>
      <text:p text:style-name="P12"><text:span text:style-name="T2">Die Vorstellung von der Heiligkeit bzw. dem absoluten Schutz des Lebens dient einer Wertorientierung. Sie kann aber die wertrationale Auseinandersetzung um die Geltung der These im Einzelfall nicht ersetzen. Infolgedessen wäre es ehrlicher von einem heiligkeits- bzw. absolutorientierten Lebensschutz</text:span><text:alphabetical-index-mark text:string-value="Absolutorientierter Lebensschutz"/><text:span text:style-name="T2"> oder statt von einer absoluten von einer relativen Unantastbarkeit des Lebens</text:span><text:span text:style-name="T2"><text:note text:id="ftn1043" text:note-class="footnote"><text:note-citation>276</text:note-citation><text:note-body><text:p text:style-name="P700"><text:span text:style-name="T13"><text:s/></text:span><text:span text:style-name="T15">Eser</text:span><text:span text:style-name="T13">, Zwischen „Heiligkeit“ und „Qualität“ des Lebens, FS Tübinger Juristenfakultät, 1977, S. 377 ff. (395); </text:span><text:span text:style-name="T15">ders.,</text:span><text:span text:style-name="T13"> Lebensrecht, in: Eser, Albin/v. Lutterotti, Markus/Sporken, Paul (Hrsg.), Lexikon - Medizin, Ethik, Recht, 1989, Sp. 700 f. („Relativität des Lebensschutzes“).</text:span></text:p></text:note-body></text:note></text:span><text:span text:style-name="T2"> bzw. vom Grundsatz des absoluten Lebensschutzes zu sprechen, der eben Ausnahmen zulässt.</text:span></text:p>
      <text:p text:style-name="P53"/>
      <text:h text:style-name="Heading_20_5" text:outline-level="5">Maximaler Rechtsgüterschutz als Ziel der Rechtsordnung</text:h>
      <text:p text:style-name="P1"><text:span text:style-name="T2">Dem </text:span><text:alphabetical-index-mark text:string-value="Maximaler Rechtsgüterschutz"/><text:span text:style-name="T2">Staat kommt in hohem Maße eine Schutzpflicht gegenüber seinen Bürgern zu. Nach den Vorgaben der Verfassung muss dem Individuum vom Staat aufgrund seiner Grundrechte grundsätzlich so viel Freiheit wie möglich gewährt werden, damit es in der Lage ist, sich in seiner persönlichen Entwicklung frei entfalten zu können. Ziel der Rechtsordnung ist es mithin, ein Maximum an Schutz und persönlicher Freiheit für jeden in jeder Situation zu gewährleisten.</text:span><text:span text:style-name="T2"><text:note text:id="ftn1044" text:note-class="footnote"><text:note-citation>277</text:note-citation><text:note-body><text:p text:style-name="P700"><text:span text:style-name="T13"><text:s/>Vgl. </text:span><text:span text:style-name="T15">Joerden</text:span><text:span text:style-name="T13">, Dyadische Fallsysteme im StrafR, 1986, S. 86 ff.; </text:span><text:span text:style-name="T15">Scheid</text:span><text:span text:style-name="T13">, Grund- und Grenzfragen der Pflichtenkollision, 2000, S. 27.</text:span></text:p></text:note-body></text:note></text:span><text:span text:style-name="T2"> Dazu sind dem Bürger zumindest die elementaren Daseinsfunktionen bereitzustellen. Wenn verschiedene Interessen in Konflikt geraten und nicht alle Interessen verwirklicht werden können, müssen zur Erreichung des Ziels des Maximums an Interessenschutz wenigstens die Interessen geschützt werden, die als die Wichtigsten erkannt werden. Es liegt jedoch kein angemessener Schutz durch die Rechtsordnung vor, wenn sie es ermöglicht, dass die Mehrheit der in Not Geratenen stirbt und damit erfüllbare Rettungsansprüche vernachlässigt werden. Aufgrund der Verpflichtung des Staates zur größtmöglichen Rechtsgütererhaltung, muss das Gebot an den Handelnden ausgegeben werden, alle psychischen und physischen Kräfte größtmöglich anzustrengen, um die Zahl der Opfer auf das wirkliche Erforderlichkeitsminimum zu begrenzen.</text:span><text:span text:style-name="T2"><text:note text:id="ftn1045" text:note-class="footnote"><text:note-citation>278</text:note-citation><text:note-body><text:p text:style-name="P700"><text:span text:style-name="T13"><text:s/>Vgl. </text:span><text:span text:style-name="T15">Bernsmann</text:span><text:span text:style-name="T13">, „Entschuldigung“ durch Notstand, 1989, S. 345, 405.</text:span></text:p></text:note-body></text:note></text:span></text:p>
      <text:p text:style-name="P32"/>
      <text:p text:style-name="P25"><text:span text:style-name="T2">Wegweisend für die Aufgabe der Rechtsordnung, ein Maximum an Rechtsgüter- bzw. Interessenschutz zu gewährleisten und die Lösung von Fällen bei denen Leben miteinander kollidieren, ist die im Anschluss an </text:span><text:span text:style-name="T6">J. Goldschmidt</text:span><text:span text:style-name="T2"> oft als „bahnbrechend“</text:span><text:span text:style-name="T2"><text:note text:id="ftn1046" text:note-class="footnote"><text:note-citation>279</text:note-citation><text:note-body><text:p text:style-name="P700"><text:span text:style-name="T13"><text:s/>Vgl. RG, JW 1927, mit Anm. </text:span><text:span text:style-name="T15">Goldschmidt</text:span><text:span text:style-name="T13">, S. 2021 ff. (2022); </text:span><text:span text:style-name="T15">Eb. Schmidt</text:span><text:span text:style-name="T13">, Das Reichsgericht und der „übergesetzliche Notstand“, ZStW 1929, S. 350 ff. (356): „in dem Sinne, dass das Reichsgericht - man darf wohl sagen: endlich! - den Anschluss an die Wissenschaft in grundsätzlichen Fragen gefunden hat, einen Anschluss, auf den die Wissenschaft seit vielen Jahren sehnlichst wartete“;</text:span><text:span text:style-name="T15"> Metzger</text:span><text:span text:style-name="T13">, in: LK, StGB, 8. Aufl., 1. Band, 1957, Bem. 10 vor § 51, S. 350; </text:span><text:span text:style-name="T15">Otto</text:span><text:span text:style-name="T13">, Pflichtenkollision und Rechtswidrigkeitsurteil, 3. Aufl., 1978, S. 1; </text:span><text:span text:style-name="T15">Lenckner</text:span><text:span text:style-name="T13">, Der Grundsatz der Güterabwägung als Grundlage der Rechtfertigung, GA 1985, S. 295 ff. (295); </text:span><text:span text:style-name="T15">Küper</text:span><text:span text:style-name="T13">, Grundsatzfragen der „Differenzierung“ zwischen Rechtfertigung und Entschuldigung, JuS 1987, S. 81 ff. (86); </text:span><text:span text:style-name="T15">Bernsmann</text:span><text:span text:style-name="T13">, „Entschuldigung“ durch Notstand, 1989, S. 17.</text:span></text:p></text:note-body></text:note></text:span><text:span text:style-name="T2"> bezeichnete Entscheidung des Reichsgerichts in Leipzig zum medizinisch indizierten Schwangerschaftsabbruch</text:span><text:alphabetical-index-mark text:string-value="Schwangerschaftsabbruch"/><text:span text:style-name="T2"> gemäß § 218 StGB. In dieser Entscheidung wurde die Abtreibung bei einer Frau behandelt, die infolge der Schwangerschaft an einer „reaktiven Depression“ litt, welche die ernstliche Gefahr eines Selbstmordes mit sich brachte. Die behandelnden Ärzte befanden sich in der Zwangslage das Rechtsgut Leben der Leibesfrucht zu zerstören, um das Rechtsgut Leben der Mutter zu retten. Das Reichsgericht rechtfertigte im Ergebnis den Schwangerschaftsabbruch und berief sich dabei grundlegend auf das „Prinzip der Güter- und Interessenabwägung“, dessen Rechtsgedanke sich wohl zuerst in der Rechtsphilosophie </text:span><text:span text:style-name="T6">Georg Wilhelm Friedrich Hegels</text:span><text:span text:style-name="T2"> (1770-1831) und den Strafrechtstheorien der Hegelianer</text:span><text:span text:style-name="T2"><text:note text:id="ftn1047" text:note-class="footnote"><text:note-citation>280</text:note-citation><text:note-body><text:p text:style-name="P700"><text:span text:style-name="T13"><text:s/>Vgl. </text:span><text:span text:style-name="T15">Hegel</text:span><text:span text:style-name="T13">, Grundlinien der Philosophie des Rechts (1820), hrsg. von Hoffmeister, 4. Aufl., 1955, § 127, S. 114 f.; </text:span><text:span text:style-name="T15">Lenckner</text:span><text:span text:style-name="T13">, Der rechtfertigende Notstand, 1965, S. 51; </text:span><text:span text:style-name="T15">Otto</text:span><text:span text:style-name="T13">, Pflichtenkollision und Rechtswidrigkeitsurteil, 3. Aufl., 1978, S. 63; </text:span><text:span text:style-name="T15">Küper</text:span><text:span text:style-name="T13">, Grundsatzfragen der „Differenzierung“ zwischen Rechtfertigung und Entschuldigung, JuS, 1987, S. 81 ff. (84) jew. m.w.N.</text:span></text:p></text:note-body></text:note></text:span><text:span text:style-name="T2"> findet. Das Reichsgericht formulierte in seinen Entscheidungsgründen:</text:span></text:p>
      <text:p text:style-name="P45"/>
      <text:p text:style-name="P261"><text:span text:style-name="T2">„</text:span><text:span text:style-name="T2">In Lebenslagen, in welchen eine den äußeren Tatbestand einer Verbrechensform erfüllende Handlung das einzige Mittel ist, um ein Rechtsgut zu schützen oder eine vom Recht auferlegte oder anerkannte Pflicht zu erfüllen, ist die Frage, ob die Handlung rechtmäßig oder unverboten oder rechtswidrig ist, an der Hand des dem geltenden Recht zu entnehmenden Wertverhältnisses der im Widerstreit stehenden Rechtsgüter oder Pflichten zu entscheiden (Grundsatz der Güter- und Pflichtenabwägung). Für den Fall des Widerstreites von Pflichten – des Pflichtennotstandes – hat sich das Reichsgericht schon wiederholt zu dem Grundsatz bekannt, dass die höhere Pflicht auf Kosten der minder hohen zu erfüllen und die Nichterfüllung der letzteren nicht rechtswidrig ist. Aber auch für den Fall des Widerstreits von Rechtsgütern – des Gutsnotstands – hat das RG bereits anerkannt, dass dann, wenn ein Ausgleich nicht anders möglich ist, als durch Vernichtung oder Schädigung des einen oder der beiden Rechtsgüter, das geringerwertige Gut dem höherwertigen weichen muss, der Eingriff in das geringerwertige also nicht rechtswidrig ist“.</text:span><text:span text:style-name="T2"><text:note text:id="ftn1048" text:note-class="footnote"><text:note-citation>281</text:note-citation><text:note-body><text:p text:style-name="P700"><text:span text:style-name="T13"><text:s/>Vgl. RGSt 61, 242 (254) = JW 1927, 2021 (2024 f.). Zur Anerkennung der Pflichtennotstands siehe bereits RGSt 20, 190 (191 f.); 59, 404 (407). Zur Bestätigung des Gutsnotstands vgl. RGSt 23, 116 (117); 37, 150 (151). Zum Tötungsrecht bzgl. des Kindes, wenn Lebensgefahr der Mutter besteht, siehe auch RGSt 62, 137 sowie ausführlich </text:span><text:span text:style-name="T15">Eb. Schmidt</text:span><text:span text:style-name="T13">, Das Reichsgericht und der „übergesetzliche Notstand“, ZStW 1929, S. 350 ff. und </text:span><text:span text:style-name="T15">Wachinger</text:span><text:span text:style-name="T13">, Der übergesetzliche Notstand nach der neuesten Rspr., FG v. Frank, Band I, 1930, S. 469 ff.</text:span></text:p></text:note-body></text:note></text:span></text:p>
      <text:p text:style-name="P45"/>
      <text:p text:style-name="P25"><text:span text:style-name="T2">Aus dem Vergleich der Strafandrohungen der Tatbestände der Tötungsdelikte der §§ 211 ff. StGB mit dem § 218 StGB geht hervor, dass das Leben und die Gesundheit der Mutter von der Rechtsordnung höher bewertet werden, als das Leben des ungeborenen Kindes. Infolgedessen hielt das Reichsgericht das Handeln der Ärzte für gerechtfertigt</text:span><text:span text:style-name="T2"><text:note text:id="ftn1049" text:note-class="footnote"><text:note-citation>282</text:note-citation><text:note-body><text:p text:style-name="P700"><text:span text:style-name="T13"><text:s/>Vgl. RGSt 61, 242 (255) = JW 1927, 2021 (2025). Vgl auch </text:span><text:span text:style-name="T15">Lenckner</text:span><text:span text:style-name="T13">, Ärztl. Hilfeleistungspflicht und Pflich-tenkollision, Med.Klin. 1969, S. 1000 ff. (1000), der im Falle des medizinisch indizierten Schwangerschaftsabbruchs das Bestehen eines überwiegenden rechtfertigenden Interesses zug. der Mutter für nahezu unbestr. hält.</text:span></text:p></text:note-body></text:note></text:span><text:span text:style-name="T2"> und wurde damit der Aufgabe der Rechtsordnung gerecht, ein Maximum an Rechtsgüterschutz zu sichern.</text:span></text:p>
      <text:p text:style-name="P45"/>
      <text:p text:style-name="P25"><text:span text:style-name="T2">Der deutsche Gesetzgeber hat in § 34 StGB für die Situation, in der geschützte Rechtsgüter bzw. Interessen miteinander kollidieren, dem überwiegenden Interesse den Vorzug gegeben. Als Normbegründung für den rechtfertigenden Notstand</text:span><text:alphabetical-index-mark text:string-value="Notstand"/><text:span text:style-name="T2"> führt ein Teil der Lehre eine Solidaritätspflicht an, die dem vom Eingriff Betroffenen eine Duldungs- und Aufopferungspflicht auferlegt.</text:span><text:span text:style-name="T2"><text:note text:id="ftn1050" text:note-class="footnote"><text:note-citation>283</text:note-citation><text:note-body><text:p text:style-name="P700"><text:span text:style-name="T13"><text:s/>Vgl. </text:span><text:span text:style-name="T15">Lenckner</text:span><text:span text:style-name="T13">, Der rechtfertigende Notstand, 1965, S. 49 f.; </text:span><text:span text:style-name="T15">Küper</text:span><text:span text:style-name="T13">, Grund- und Grenzfragen der rechtfertigenden Pflichtenkollision, 1979, S. 93. Ausführlich zur Normbegründung siehe auch </text:span><text:span text:style-name="T15">Meißner</text:span><text:span text:style-name="T13">, Die Interessenabwägungsformel in der Vorschrift des rechtfertigenden Notstand, 1990, S. 121 ff. und </text:span><text:span text:style-name="T15">Pong</text:span><text:span text:style-name="T13">,</text:span><text:span text:style-name="T15"> </text:span><text:span text:style-name="T13">Der rechtfertigende Notstand, 2002, S. 12 ff. jew. m.w.N.</text:span></text:p></text:note-body></text:note></text:span><text:span text:style-name="T2"> </text:span><text:span text:style-name="T6">Günther Jacobs</text:span><text:span text:style-name="T2"> spricht von einer „auf gegenseitige Solidarität der Rechtsunterworfenen“ abstellenden Lösung, die auf die Interessenbilanz blickt und ein Recht zur Interessenverletzung gibt, wenn die Notstandshandlung die „Gesamtbilanz“ verbessert.</text:span><text:span text:style-name="T2"><text:note text:id="ftn1051" text:note-class="footnote"><text:note-citation>284</text:note-citation><text:note-body><text:p text:style-name="P700"><text:span text:style-name="T17"><text:s/>Vgl. </text:span><text:span text:style-name="T18">Jacobs</text:span><text:span text:style-name="T17">, StrafR AT, 2. Aufl., 1993, S. 409.</text:span></text:p></text:note-body></text:note></text:span><text:span text:style-name="T2"> Zunehmend beschreibt die Lehre, die dem rechtfertigenden Notstand zugrundeliegende Interessenabwägungsformel auch als sozialnützliches Prinzip für das allgemeine Wohl, als „Sozialschadensminimierungs-Prinzip“ bzw. sogar ausdrücklich als utilitaristisches Prinzip.</text:span><text:span text:style-name="T2"><text:note text:id="ftn1052" text:note-class="footnote"><text:note-citation>285</text:note-citation><text:note-body><text:p text:style-name="P700"><text:span text:style-name="T13"><text:s/>Vgl. </text:span><text:span text:style-name="T15">Hruschka</text:span><text:span text:style-name="T13">, Rettungspflichten in Notsituationen, JuS, 1979, S. 385 ff. (388); </text:span><text:span text:style-name="T15">ders.</text:span><text:span text:style-name="T13">, StrafR nach logisch-analytischer Methode, 1983, S. 112 f.; </text:span><text:span text:style-name="T15">Küper</text:span><text:span text:style-name="T13">, Grundsatzfragen der „Differenzierung“ zwischen Rechtfertigung und Entschuldigung, JuS 1987, S. 81 ff. (87); </text:span><text:span text:style-name="T15">Meißner</text:span><text:span text:style-name="T13">, Die Interessenabwägungsformel in der Vorschrift des rechtfertigenden Notstand, 1990, S. 181; </text:span><text:span text:style-name="T15">Joerden</text:span><text:span text:style-name="T13">, § 34 Satz 2 und das Prinzip der Verallgemeinerung, GA 1991, S. 411 ff. (419); </text:span><text:span text:style-name="T15">ders.</text:span><text:span text:style-name="T13">, Interessenabwägung im rechtfertigenden Notstand, GA 1993, S. 245 ff. (247); </text:span><text:span text:style-name="T15">Pong, </text:span><text:span text:style-name="T13">Der rechtfertigende Notstand, 2002, S. 20 f.</text:span></text:p></text:note-body></text:note></text:span><text:span text:style-name="T2"> </text:span><text:span text:style-name="T6">Reinhard Merkel</text:span><text:span text:style-name="T2">, der sich in Anlehnung an Rawls „Theorie der Gerechtigkeit“ auf ein interpersonales kontraktualistisches Moralprinzip als Normbegründung beruft, erkennt zumindest an, dass ein Rechtssatz, der zugunsten wesentlich überwiegender Interessen straftatbestandliche Eingriffe in fremde Rechte erlaubt, ein konsequenzialistisches Prinzip normiert, welches mit streng deontologischen Lehren nicht vereinbar ist.</text:span><text:span text:style-name="T2"><text:note text:id="ftn1053" text:note-class="footnote"><text:note-citation>286</text:note-citation><text:note-body><text:p text:style-name="P700"><text:span text:style-name="T13"><text:s/>Vgl. </text:span><text:span text:style-name="T15">Merkel</text:span><text:span text:style-name="T13">, Zaungäste?, Über die Vernachlässigung philosophischer Argumente in der Strafrechtswissenschaft (und einige verbreitete Mißverständnisse zu § 34 S. 1 StGB), in: Institut für Kriminalwissenschaften Frankfurt a. M (Hrsg.), Vom unmöglichen Zustand des Strafrechts, 1995, S. 171 ff. (182 ff.).</text:span></text:p></text:note-body></text:note></text:span></text:p>
      <text:p text:style-name="P45"/>
      <text:p text:style-name="P1"><text:span text:style-name="T2">In der Vergangenheit sind weder das Reichsgericht noch ein späteres deutsches Bundesgericht gezwungen gewesen, zu einem Fall der Patientenauswahl beim Massenanfall Hilfebedürftiger Stellung zu nehmen. Interessant ist jedoch die Entscheidung des amerikanischen Bundesgerichtes zum sog. </text:span><text:span text:style-name="T6">Holmes-Fall</text:span><text:span text:style-name="T2">. Holmes</text:span><text:alphabetical-index-mark text:string-value="Holmes-Fall"/><text:span text:style-name="T2"> hatte als Besatzungsmitglied des Segelschiffes „William Brown“, das im Jahre 1841 vor der amerikanischen Küste von Neufundland gesunken war, Passagiere aus den Rettungsbooten werfen und sterben lassen, um die übrigen Bootsinsassen zu retten. Das Bundesgericht hat bei diesem – allerdings nur begrenzt mit dem Massenanfall Hilfebedürftiger vergleichbaren Sachverhalt</text:span><text:span text:style-name="T2"><text:note text:id="ftn1054" text:note-class="footnote"><text:note-citation>287</text:note-citation><text:note-body><text:p text:style-name="P700"><text:span text:style-name="T13"><text:s/>Der Triagearzt ist nicht selbst in seinem Leben bedroht. Vor allem aber ist sein Verhalten der Nichtrettung als „Unterlassen“, und nicht wie das Verhalten von Holmes als „aktives Tun“ zu werten. Näher zur Einstufung der Triage als Unterlassen s.u. unter § 8 A I 1 a.</text:span></text:p></text:note-body></text:note></text:span><text:span text:style-name="T2"> – in seiner Entscheidung den utilitaristischen Gedanken betont, dass es für das Gemeinwohl nützlicher ist, einige Bürger zu retten, statt alle sterben zu lassen. Die Tötung wurde unter maßgeblicher Berücksichtigung dieses Argumentes grundsätzlich als „justified“ angesehen.</text:span><text:span text:style-name="T2"><text:note text:id="ftn1055" text:note-class="footnote"><text:note-citation>288</text:note-citation><text:note-body><text:p text:style-name="P700"><text:span text:style-name="T13"><text:s/>Vgl. </text:span><text:span text:style-name="T15">Bernsmann</text:span><text:span text:style-name="T13">, „Entschuldigung“ durch Notstand, 1989, S. 46 ff., 318 f.. Siehe zur Darstellung des Holmes-Falls etwa auch </text:span><text:span text:style-name="T15">Andreae/Theurl</text:span><text:span text:style-name="T13">, Probleme der Zuteilung von Ressourcen in Ausnahmesituationen, in: Ökonomische Grenzen der Medizin, 1990, S. 5 ff (6) jew. m.w.N.</text:span></text:p></text:note-body></text:note></text:span><text:span text:style-name="T2"> Auch in dieser Entscheidung kommt der Gedanke ein Maximum an Rechtsgüterschutz, insbesondere von Leben, zu gewährleisten, zum Ausdruck.</text:span></text:p>
      <text:p text:style-name="P45"/>
      <text:h text:style-name="Heading_20_5" text:outline-level="5">Staatsphilosophische Bedeutung des Lebens</text:h>
      <text:p text:style-name="P1"><text:span text:style-name="T2">Eine der ganz wesentlichen Funktionen des Staates besteht darin, die Grundlagen des Überlebens der Bürger zu gewährleisten bzw. die Gefahren, die den Bürgern insoweit drohen, weitestmöglich zu reduzieren.</text:span><text:span text:style-name="T2"><text:note text:id="ftn1056" text:note-class="footnote"><text:note-citation>289</text:note-citation><text:note-body><text:p text:style-name="Footnote"><text:s/>Vgl. <text:span text:style-name="T25">Bernsmann</text:span>, „Entschuldigung“ durch Notstand, 1989, S. 1 f. m.w.N.</text:p></text:note-body></text:note></text:span><text:span text:style-name="T2"> Die Rechtsordnung richtet sich an Menschen und setzt damit notwendigerweise in erster Linie voraus, dass Menschen vorhanden sind, d.h. leben und außerdem, dass diese Menschen zumindest in ihrer Mehrzahl auch künftig leben wollen. Blieben Tötungen sanktionslos, würden Menschen zum Schutz nebenstaatliche Schutzorganisationen gründen, die dann leicht auch den Staat ersetzen könnten. Daraus folgt die rechtstragende Funktion eines staatlich vertretenen: „Du sollst nicht töten“.</text:span><text:span text:style-name="T2"><text:note text:id="ftn1057" text:note-class="footnote"><text:note-citation>290</text:note-citation><text:note-body><text:p text:style-name="P700"><text:span text:style-name="T13"><text:s/>s. </text:span><text:span text:style-name="T15">H. Hart</text:span><text:span text:style-name="T13">, Der Begriff d. Rechts, 1973, S. 268; </text:span><text:span text:style-name="T15">Bernsmann</text:span><text:span text:style-name="T13">, „Entschuldigung“ durch Notstand, 1989, S. 254.</text:span></text:p></text:note-body></text:note></text:span><text:span text:style-name="T2"> Der bedeutendste Protagonist dieser staatstheoretischen Funktion des Lebensschutzes war </text:span><text:span text:style-name="T6">Thomas Hobbes</text:span><text:span text:style-name="T2"> (1588-1679)</text:span><text:span text:style-name="T6"><text:note text:id="ftn1058" text:note-class="footnote"><text:note-citation>291</text:note-citation><text:note-body><text:p text:style-name="P700"><text:span text:style-name="T13"><text:s/>Vgl. </text:span><text:span text:style-name="T15">Hobbes</text:span><text:span text:style-name="T13">, Leviathan (1651), Übersetzung von J.P. Mayer, 1995, insbes. 13. Kap. ff., 17. Kap., 30. Kap.</text:span></text:p></text:note-body></text:note></text:span><text:span text:style-name="T2">, der Begründer der modernen Staatsauffassung. Zur Symbolisierung des Staates greift er auf das mythologische Bild des Leviathan</text:span><text:alphabetical-index-mark text:string-value="Leviathan"/><text:span text:style-name="T2">s zurück</text:span><text:span text:style-name="T2"><text:note text:id="ftn1059" text:note-class="footnote"><text:note-citation>292</text:note-citation><text:note-body><text:p text:style-name="P700"><text:span text:style-name="T13"><text:s/>s. zur alttestamentarischen Herkunft: </text:span><text:span text:style-name="T15">Die Bibel</text:span><text:span text:style-name="T13">, Buch Ijob 40, 25, Die Psalmen 74, 14; 104, 26, wo der Leviathan als riesenhaftes Seeungeheuer beschrieben wird, vergleichbar mit einem Krokodil oder Wal.</text:span></text:p></text:note-body></text:note></text:span><text:span text:style-name="T2"> und bezeichnet damit eine sehr mächtige kollektive Instanz. Für Hobbes ist die Erhaltung bzw. die Schaffung der Bedingungen des physischen Überlebens der Menschen die Grundlage jeglicher Reflexionen zur Staats(be-)gründung. Dem diesseitsorientierten und religionsunabhängigen Staat komme einzig und allein die Funktion zu, die Überlebensbedingungen des (bürgerlichen) Lebens zu sichern. Ausgangspunkt der hobbesschen Staatstheorie ist dabei die Furcht des Menschen vor dem unnatürlichen Tod. Da die „Welt“ für den Menschen mit dem Tod endet, ist der stärkste Wunsch des Menschen der nach Überleben. Der „Uraffekt“ der Furcht vor dem unnatürlichen Tod steht damit entwicklungstechnisch vor dem Staat. Aus dem allgemeinen Streben des Menschen nach Macht folgert Hobbes die große Wahrscheinlichkeit von gewaltsamen Konflikten. Jeder Mensch ist demzufolge ein Wolf für den anderen, weshalb der normale Urzustand ein Krieg aller gegen alle ist. Die Todesfurcht zwingt den Menschen im Rahmen eines gesellschafts- und staatsbegründenden Vertrages den Staat mit dem Monopol physischer Gewalt auszustatten, damit er alle zum Frieden zwingt und so das Überleben sichert. Damit ist das unaufhebbare Recht des Staates verbunden Gesetze zu schaffen, auszulegen und Recht zu sprechen.</text:span><text:span text:style-name="T2"><text:note text:id="ftn1060" text:note-class="footnote"><text:note-citation>293</text:note-citation><text:note-body><text:p text:style-name="P700"><text:span text:style-name="T13"><text:s/>Ausführlich zur Hobbesschen Staatstheorie </text:span><text:span text:style-name="T15">Bernsmann</text:span><text:span text:style-name="T13">, „Entschuldigung“ durch Notstand, 1989, S. 269 ff.</text:span></text:p></text:note-body></text:note></text:span><text:span text:style-name="T2"> Dieser staatstragenden Aufgabe der Sicherung des Überlebens der Menschen wird die Maximierungsformel für den Massenanfall Hilfebedürftiger gerade gerecht.</text:span></text:p>
      <text:p text:style-name="P36"/>
      <text:h text:style-name="Heading_20_5" text:outline-level="5">Herstellung „praktischer Konkordanz“</text:h>
      <text:p text:style-name="P12"><text:span text:style-name="T2">Zwar ist unzweifelhaft, dass das Leben den Charakter eines Höchstwertes in unserer Verfassung darstellt. Allerdings ist der Topos von „dem Höchstwert“ oder vom „absoluten Höchstwert“ in Bezug auf das menschliche Leben verfehlt.</text:span><text:span text:style-name="T2"><text:note text:id="ftn1061" text:note-class="footnote"><text:note-citation>294</text:note-citation><text:note-body><text:p text:style-name="P700"><text:span text:style-name="T13"><text:s/>Vgl. </text:span><text:span text:style-name="T15">Zippelius</text:span><text:span text:style-name="T13">, Forum - An den Grenzen des Rechts auf Leben, JuS 1983, S. 659 ff. (662 f.); </text:span><text:span text:style-name="T15">Eser</text:span><text:span text:style-name="T13">, Freiheit zum Sterben - Kein Recht auf Tötung, JZ 1986, S. 786 ff. (789); </text:span><text:span text:style-name="T15">Hoerster</text:span><text:span text:style-name="T13">, Warum keine aktive Sterbehilfe, ZRP 1988, S. 1 ff. (1); </text:span><text:span text:style-name="T15">Delonge</text:span><text:span text:style-name="T13">, Die Interessenabwägung nach § 34 StGB, 1988, S. 121; </text:span><text:span text:style-name="T15">Jakobs</text:span><text:span text:style-name="T13">, StrafR AT, 2 Aufl., 1993, S. 419 f.</text:span></text:p></text:note-body></text:note></text:span><text:span text:style-name="T2"> Selbst das BVerfG hat in seinem 1. Abtreibungsurteil nicht explizit vom Leben als „dem Höchstwert“ der Verfassung gesprochen, also keinen Superlativ verwendet, sondern es lediglich als „einen Höchstwert“ bezeichnet, also einen Elativ benutzt.</text:span><text:span text:style-name="T2"><text:note text:id="ftn1062" text:note-class="footnote"><text:note-citation>295</text:note-citation><text:note-body><text:p text:style-name="P700"><text:span text:style-name="T13"><text:s/>Vgl. BVerfGE 39, 1 (42); darauf hinweisend auch </text:span><text:span text:style-name="T15">Künschner</text:span><text:span text:style-name="T13">; Wirtschaftlicher Behandlungsverzicht und Patientenauswahl, 1992, S. 272.</text:span></text:p></text:note-body></text:note></text:span><text:span text:style-name="T2"> So hat es denn auch im 2. Abtreibungsurteil seine Wendung mit der Bemerkung relativiert, dass der Schutz des Lebens „nicht in dem Sinne absolut geboten“ ist, „dass dieses gegenüber jedem anderen Rechtsgut ausnahmslos Vorrang genießt“.</text:span><text:span text:style-name="T2"><text:note text:id="ftn1063" text:note-class="footnote"><text:note-citation>296</text:note-citation><text:note-body><text:p text:style-name="P700"><text:span text:style-name="T13"><text:s/>Vgl. BVerfGE 88, 203 (253 f.).</text:span></text:p></text:note-body></text:note></text:span><text:span text:style-name="T2"> Das Leben ist nur einer unter anderen Höchstwerten und nicht generell allen anderen Rechtsgütern übergeordnet.</text:span><text:span text:style-name="T2"><text:note text:id="ftn1064" text:note-class="footnote"><text:note-citation>297</text:note-citation><text:note-body><text:p text:style-name="P700"><text:span text:style-name="T13"><text:s/>Vgl. </text:span><text:span text:style-name="T15">Doehring,</text:span><text:span text:style-name="T13"> Die Gesunderhaltung des Menschen, FS Zeidler, Bd. 2, 1987, S. 1553 ff. (1555); </text:span><text:span text:style-name="T15">Künschner</text:span><text:span text:style-name="T13">, Wirtschaftlicher Behandlungsverzicht und Patientenauswahl, 1992, S. 272.</text:span></text:p></text:note-body></text:note></text:span><text:span text:style-name="T2"> Das Grundgesetz legt den Akzent zu Beginn des Grundrechtsteils zunächst auf den Schutz der Würde des Menschen (Art. 1 Abs. 1 GG) und erst dann auf den Schutz der individuellen Freiheit und damit auch des Lebensrechtes (Art. 2 Abs. 2 GG). Gelegentlich hat deshalb auch das BVerfG die Würde des Menschen als den „Mittelpunkt des Wertsystems der Verfassung“</text:span><text:span text:style-name="T2"><text:note text:id="ftn1065" text:note-class="footnote"><text:note-citation>298</text:note-citation><text:note-body><text:p text:style-name="P700"><text:span text:style-name="T13"><text:s/>BVerfGE 7, 198 (205); 35, 202 (225); 39, 1 (43).</text:span></text:p></text:note-body></text:note></text:span><text:span text:style-name="T2">, als „obersten Wert“</text:span><text:span text:style-name="T2"><text:note text:id="ftn1066" text:note-class="footnote"><text:note-citation>299</text:note-citation><text:note-body><text:p text:style-name="Footnote"><text:s/>BVerfGE 5, 85 (204); 50, 166 (175).</text:p></text:note-body></text:note></text:span><text:span text:style-name="T2"> oder als „höchsten Rechtswert“ bezeichnet</text:span><text:span text:style-name="T2"><text:note text:id="ftn1067" text:note-class="footnote"><text:note-citation>300</text:note-citation><text:note-body><text:p text:style-name="P700"><text:span text:style-name="T13"><text:s/>BVerfGE 45, 187 (227).</text:span></text:p></text:note-body></text:note></text:span><text:span text:style-name="T2">. Dies spricht ebenfalls gegen Einstufung des Rechtsgutes Leben als höchstem Wert des Grundgesetzes.</text:span></text:p>
      <text:p text:style-name="P36"/>
      <text:p text:style-name="P12"><text:span text:style-name="T2">Der Schutz der Menschenwürde und der Schutz des Lebens sind auch nicht identisch.</text:span><text:span text:style-name="T2"><text:note text:id="ftn1068" text:note-class="footnote"><text:note-citation>301</text:note-citation><text:note-body><text:p text:style-name="P700"><text:span text:style-name="T13"><text:s/>Vgl. </text:span><text:span text:style-name="T15">Zippelius</text:span><text:span text:style-name="T13">, in: BK, GG, 1995, Art. 1 Abs. 1 und Abs. 2 Rn. 76; </text:span><text:span text:style-name="T15">Dreier</text:span><text:span text:style-name="T13">, Menschenwürdegarantie und Schwangerschaftsabbruch, DÖV 1995, S. 1036 ff. (1037) </text:span><text:span text:style-name="T15">Iliadou</text:span><text:span text:style-name="T13">, Forschungsfreiheit und Embryonenschutz, 1999, S. 171; </text:span><text:span text:style-name="T15">Höfling</text:span><text:span text:style-name="T13">, in: Sachs (Hrsg.), Komm., GG, 3. Aufl., 2003, Art. 1 Rn. 11.</text:span></text:p></text:note-body></text:note></text:span><text:span text:style-name="T2"> Wenn das BVerfG etwa formuliert: „Wo menschliches Leben existiert, kommt ihm Menschenwürde zu“</text:span><text:span text:style-name="T2"><text:note text:id="ftn1069" text:note-class="footnote"><text:note-citation>302</text:note-citation><text:note-body><text:p text:style-name="P700"><text:span text:style-name="T13"><text:s/>Vgl. BVerfGE 39, 1 (41).</text:span></text:p></text:note-body></text:note></text:span><text:span text:style-name="T2">, dann ist das Leben insoweit nicht mehr und nicht weniger als die „vitale Basis der Menschenwürde“.</text:span><text:span text:style-name="T2"><text:note text:id="ftn1070" text:note-class="footnote"><text:note-citation>303</text:note-citation><text:note-body><text:p text:style-name="P700"><text:span text:style-name="T13"><text:s/>Vgl. BVerfGE 39, 1 (42); </text:span><text:span text:style-name="T15">Dreier</text:span><text:span text:style-name="T13">, Menschenwürdegarantie u. Schwangerschaftsabbruch, DÖV 1995, S. 1038.</text:span></text:p></text:note-body></text:note></text:span><text:span text:style-name="T2"> So wie das Leben für alle anderen Grundrechte ebenso von existenzieller Grundlage ist, ohne dass bei einem Eingriff in das Lebensrecht, eine mögliche Verletzung all dieser Grundrechte in Betracht kommt. Die Menschenwürde</text:span><text:alphabetical-index-mark text:string-value="Menschenwürde"/><text:span text:style-name="T2"> umfasst mehr und etwas anderes als „nur“ den biologischen Lebensschutz.</text:span><text:span text:style-name="T2"><text:note text:id="ftn1071" text:note-class="footnote"><text:note-citation>304</text:note-citation><text:note-body><text:p text:style-name="P700"><text:span text:style-name="T13"><text:s/>Vgl. </text:span><text:span text:style-name="T15">Stern</text:span><text:span text:style-name="T13">, Menschenwürde als Wurzel der Menschen- und Grundrechte, FS Scupin, 1983, S. 627 ff. (633); </text:span><text:span text:style-name="T15">Hermes</text:span><text:span text:style-name="T13">, Das Grundrecht auf Schutz von Leben und Gesundheit, 1987, S. 141; </text:span><text:span text:style-name="T15">Künschner</text:span><text:span text:style-name="T13">; Wirtschaftlicher Behandlungsverzicht und Patientenauswahl, 1992, S. 273; </text:span><text:span text:style-name="T15">Steiner</text:span><text:span text:style-name="T13">, Der Schutz des Lebens durch das GG, 1992, S. 13; </text:span><text:span text:style-name="T15">Laber</text:span><text:span text:style-name="T13">, Der Schutz des Lebens im StrafR, 1997, S. 56 f.</text:span></text:p></text:note-body></text:note></text:span><text:span text:style-name="T2"> Dementsprechend hat das BVerfG auch geurteilt, dass „die in Art. 1 Abs. 1 GG aller staatlichen Gewalt auferlegte Verpflich-tung, dem Einzelnen Schutz gegen Angriffe auf seine Menschenwürde zu gewähren, nicht mit dem Tode“ endet.</text:span><text:span text:style-name="T2"><text:note text:id="ftn1072" text:note-class="footnote"><text:note-citation>305</text:note-citation><text:note-body><text:p text:style-name="Footnote"><text:s/>Vgl. BVerfGE 30, 173 (194).</text:p></text:note-body></text:note></text:span><text:span text:style-name="T2"> Die Menschenwürde dauert also über das Leben hinaus. Sie ist ein auch außerhalb der Vitalsphäre liegendes Phänomen, welches v.a. die Geist-Seele-Natur eines Menschen umfasst.</text:span><text:span text:style-name="T2"><text:note text:id="ftn1073" text:note-class="footnote"><text:note-citation>306</text:note-citation><text:note-body><text:p text:style-name="P700"><text:span text:style-name="T13"><text:s/>Vgl. </text:span><text:span text:style-name="T15">Stern</text:span><text:span text:style-name="T13">, Menschenwürde als Wurzel der Menschen- und Grundrechte, FS Scupin, 1983, S. 627 ff. (633).</text:span></text:p></text:note-body></text:note></text:span><text:span text:style-name="T2"> Aus den zahlreichen aufgeführten anerkannten Ausnahmen des absoluten Lebensschutzes ergibt sich, dass nicht jeder Eingriff in das Leben stets zugleich die Menschenwürde verletzt.</text:span><text:span text:style-name="T2"><text:note text:id="ftn1074" text:note-class="footnote"><text:note-citation>307</text:note-citation><text:note-body><text:p text:style-name="P700"><text:span text:style-name="T13"><text:s/>Vgl. </text:span><text:span text:style-name="T15">Dreier</text:span><text:span text:style-name="T13">, Menschenwürdegarantie und Schwangerschaftsabbruch, DÖV 1995, S. 1036 ff. (1037); </text:span><text:span text:style-name="T15">Höfling</text:span><text:span text:style-name="T13">, Die Unantastbarkeit der Menschenwürde, JuS 1995, S. 857 ff. (859) m.w.N.; </text:span><text:span text:style-name="T15">Dt. BT</text:span><text:span text:style-name="T13">, Enquete-Kommission, Recht und Ethik der modernen Medizin, Schlussbericht, 2002, S. 44.</text:span></text:p></text:note-body></text:note></text:span><text:span text:style-name="T2"> Das Leben darf nur nicht menschenunwürdig angetastet werden.</text:span><text:span text:style-name="T2"><text:note text:id="ftn1075" text:note-class="footnote"><text:note-citation>308</text:note-citation><text:note-body><text:p text:style-name="P700"><text:span text:style-name="T13"><text:s/>Vgl. </text:span><text:span text:style-name="T15">Stern</text:span><text:span text:style-name="T13">, StaatsR III/1, 1988, S. 24; </text:span><text:span text:style-name="T15">Lorenz</text:span><text:span text:style-name="T13">, Recht auf Leben und körperliche Unversehrtheit, in: Isensee/Kirchhof (Hrsg.), HStR VI, 2. Aufl., 2001, § 128 Rn. 40.</text:span></text:p></text:note-body></text:note></text:span><text:span text:style-name="T2"> Es sind sogar Fälle denkbar in denen unter Berufung auf die Menschenwürde die Einschränkung des Rechtsgutes Leben gerechtfertigt wird. So haben Art. 1 Abs. 1 Satz 1, 2 Abs. 2 Satz 1 GG etwa das Recht in Würde sterben zu können bzw. das Recht auf einen menschenwürdigen Tod zum Inhalt.</text:span><text:span text:style-name="T2"><text:note text:id="ftn1076" text:note-class="footnote"><text:note-citation>309</text:note-citation><text:note-body><text:p text:style-name="P700"><text:span text:style-name="T13"><text:s/>Vgl. </text:span><text:span text:style-name="T15">Häberle</text:span><text:span text:style-name="T13">. Die Menschenwürde als Grundlage der staatlichen Gemeinschaft, in: Isensee/Kirchhof (Hrsg.), HStR I, 1987, § 20 Rn. 96 f.; </text:span><text:span text:style-name="T15">Kirchhof</text:span><text:span text:style-name="T13">, Das GG als Maßstab für ärztliches Forschen und Heilen, in: Herfarth/Buhr (Hrsg.), Möglichkeiten und Grenzen der Medizin, 1994, S. 40 ff. (44); </text:span><text:span text:style-name="T15">Lorenz</text:span><text:span text:style-name="T13">, Recht auf Leben und körperliche Unversehrtheit, in: Isensee/Kirchhof (Hrsg.), HStR VI, 2. Aufl., 2001, § 128 Rn. 66 f.</text:span></text:p></text:note-body></text:note></text:span><text:span text:style-name="T2"> Dieser Anspruch umfasst die Respektierung des Eintritts des Todes als „Erlösung“ von unerträglichem Leid, sowie das Recht des Menschen darauf, im Zustand der Agonie, d.h. des unmittelbar bevorstehenden Todes, keine Belästigung mehr durch medizintechnische Geschäftigkeit erleiden zu müssen.</text:span><text:span text:style-name="T2"><text:note text:id="ftn1077" text:note-class="footnote"><text:note-citation>310</text:note-citation><text:note-body><text:p text:style-name="P700"><text:span text:style-name="T13"><text:s/>Vgl. </text:span><text:span text:style-name="T15">Künschner</text:span><text:span text:style-name="T13">; Wirtschaftlicher Behandlungsverzicht und Patientenauswahl, 1992, S. 138.</text:span></text:p></text:note-body></text:note></text:span><text:span text:style-name="T2"> Begründet die medizinische Prognose die Wahrscheinlichkeit, dass der Patient nach dem medizinischen Eingriff das Bewusstsein nicht wiedererlangen wird, so ist der Tod grundsätzlich als schicksalhaft zu akzeptieren. Selbiges gilt, wenn dem Patienten durch den medizinischen Eingriff erhebliche Behinderungen und Schmerzen für die Dauer seines verbleibenden Lebens zugemutet werden müssen, und die Eingriffsfolgen im Vergleich zum natürlichen Ablauf als unzumutbar erscheinen. Dann kann der Heileingriff die Lage des Patienten nicht verbessern und der Tod wird zur „Erlösung“.</text:span><text:span text:style-name="T2"><text:note text:id="ftn1078" text:note-class="footnote"><text:note-citation>311</text:note-citation><text:note-body><text:p text:style-name="P700"><text:span text:style-name="T13"><text:s/>Vgl. </text:span><text:span text:style-name="T15">Kirchhof</text:span><text:span text:style-name="T13">, Das GG als Maßstab für ärztliches Forschen und Heilen, in: Herfarth/Buhr (Hrsg.), Möglichkeiten und Grenzen der Medizin, 1994, S. 40 ff. (45 f.).</text:span></text:p></text:note-body></text:note></text:span></text:p>
      <text:p text:style-name="P32"/>
      <text:p text:style-name="P25"><text:span text:style-name="T2">Noch weitere Gesichtspunkte sprechen gegen die Einstufung des Lebens als absoluten Höchstwert. Während die Würde des Menschen auch für den Gesetzgeber unantastbar bleibt solange das Grundgesetz gilt (Art. 79 Abs. 3 GG), hat der Verfassungsgeber bereits selbst vorgegeben, dass er den Lebensschutz in Art. 2 Abs. 2 Satz 1 GG nicht als „höchsten“, absoluten bzw. unendlichen Wert versteht. In Art. 2 Abs. 2 Satz 3 GG lässt er eine Einschränkung des Grundrechtes aufgrund eines einfachen Gesetzes zu. Nach dem heute weithin anerkannten Verständnis des Gesetzesvorbehalts</text:span><text:span text:style-name="T2"><text:note text:id="ftn1079" text:note-class="footnote"><text:note-citation>312</text:note-citation><text:note-body><text:p text:style-name="P700"><text:span text:style-name="T13"><text:s/>Vgl. dazu etwa </text:span><text:span text:style-name="T15">Hesse</text:span><text:span text:style-name="T13">, Grundzüge des Verfassungsrechts, 20. Aufl., 1995 Rn. 313 ff., 508 f.</text:span></text:p></text:note-body></text:note></text:span><text:span text:style-name="T2"> muss es sich dabei allerdings um ein formelles Gesetz handeln.</text:span><text:span text:style-name="T2"><text:note text:id="ftn1080" text:note-class="footnote"><text:note-citation>313</text:note-citation><text:note-body><text:p text:style-name="P700"><text:span text:style-name="T13"><text:s/>Vgl. </text:span><text:span text:style-name="T15">Starck</text:span><text:span text:style-name="T13">, in: v. Mangoldt/Klein/Starck (Hrsg.), Komm., GG, Bd. 1, 4. Aufl., 1999, Art. 2 Abs. 2 Rn. 132 f.; </text:span><text:span text:style-name="T15">Lorenz</text:span><text:span text:style-name="T13">, Recht auf Leben und körperliche Unversehrtheit, in: Isensee/Kirchhof (Hrsg.), HStR VI, 2. Aufl., 2001, § 128 Rn. 36.</text:span></text:p></text:note-body></text:note></text:span></text:p>
      <text:p text:style-name="P25"><text:span text:style-name="T2">Zusätzliche Einschränkungsmöglichkeiten ergeben sich selbst und gerade bei Grundrechten, die in der Verfassung scheinbar schrankenlos gewährt werden aufgrund anderer Grundrechte sowie Güter und Prinzipien von Verfassungsrang, also aufgrund kollidierenden Verfassungsrechts.</text:span><text:span text:style-name="T2"><text:note text:id="ftn1081" text:note-class="footnote"><text:note-citation>314</text:note-citation><text:note-body><text:p text:style-name="P700"><text:span text:style-name="T13"><text:s/>Vgl. </text:span><text:span text:style-name="T15">Jarass</text:span><text:span text:style-name="T13">, in: ders. /Pieroth (Hrsg.), Komm., GG, 6. Aufl., 2002, Vorb. Art. 1 Rn. 45 ff.</text:span></text:p></text:note-body></text:note></text:span><text:span text:style-name="T2"> Das Grundrecht auf Leben muss immer mehrdimensional in Bezug zu anderen Menschen und anderen Gütern gesehen werden, zu denen das Leben in Kollisionen geraten kann. Absolute Regelungen sind der Verfassung fremd. Würde ein Rechtsgut über alle anderen gesetzt, dann ist ein effektiver Rechtsschutz der anderen tangierten Verfassungsgüter nicht mehr möglich. Das Ziel der Rechtsordnung, der bestmögliche Interessenschutz, kann bei einem absoluten Lebensschutz nicht erreicht werden. Die Einheit der Verfassung gebietet, dass bei jedem noch so bedeutenden Schutzgut die anderen Verfassungswerte mitberücksichtigt werden. Verfassungskonforme Lösungen sind nicht durch Befolgung absoluter Handlungs- und Wertprinzipien zu gewinnen, sondern immer erst durch Abwägung der maßgeblichen Rechte und Interessen im Einzelfall.</text:span><text:span text:style-name="T2"><text:note text:id="ftn1082" text:note-class="footnote"><text:note-citation>315</text:note-citation><text:note-body><text:p text:style-name="P700"><text:span text:style-name="T13"><text:s/>Vgl. </text:span><text:span text:style-name="T15">Künschner</text:span><text:span text:style-name="T13">, Wirtschaftlicher Behandlungsverzicht und Patientenauswahl, 1992, S. 260.</text:span></text:p></text:note-body></text:note></text:span><text:span text:style-name="T2"> </text:span><text:span text:style-name="T6">Thomas Würtenberger</text:span><text:span text:style-name="T2"> formuliert es so: „Der moderne Staat ist ein Abwägungsstaat. Sein Verfassungsrecht ist durch Abwägung unter der Leitidee einer optimalen Verteilung von Freiheiten, von staatlichen Funktionen oder von optimaler Ressourcenallokation geprägt“.</text:span><text:span text:style-name="T2"><text:note text:id="ftn1083" text:note-class="footnote"><text:note-citation>316</text:note-citation><text:note-body><text:p text:style-name="P700"><text:span text:style-name="T13"><text:s/></text:span><text:span text:style-name="T15">Würtenberger</text:span><text:span text:style-name="T13">, Rechtliche Optimierungsgebote, VVDStRL, Heft 58, 1999, S. 139 ff. (141 f.).</text:span></text:p></text:note-body></text:note></text:span></text:p>
      <text:p text:style-name="P45"/>
      <text:p text:style-name="P25"><text:span text:style-name="T2">Dabei ist das Leben angesichts seiner „Höchstrangigkeit“ und seiner Nähe zur Menschenwürde einer Abwägung nur unter allergrößter Vorsicht zugänglich und darf grundsätzlich nicht als aufopferungsfähiges Gut in einer Zweck-Mittel-Relation (Verhältnismäßigkeitsprüfung) auftauchen.</text:span><text:span text:style-name="T2"><text:note text:id="ftn1084" text:note-class="footnote"><text:note-citation>317</text:note-citation><text:note-body><text:p text:style-name="P700"><text:span text:style-name="T13"><text:s/>Vgl. </text:span><text:span text:style-name="T15">Bernsmann</text:span><text:span text:style-name="T13">, „Entschuldigung“ durch Notstand, 1989, S. 303.</text:span></text:p></text:note-body></text:note></text:span><text:span text:style-name="T2"> Die bloße Feststellung, dass Zweck und Mittel einer Maßnahme nicht außer Verhältnis stehen, ergibt nicht, dass die Auflösung eines Interessenkonflikts „optimal“ ist, da i.S.d. Verhältnismäßigkeitsprinzips „angemessen“ auch eine deutlich suboptimale Lösung sein kann. Daher sind die betroffenen kollidierenden Interessen unter Herstellung der im Anschluss an </text:span><text:span text:style-name="T6">Konrad Hesse</text:span><text:span text:style-name="T2"> überwiegend so bezeichneten „praktischen Konkordanz</text:span><text:alphabetical-index-mark text:string-value="Praktische Konkordanz"/><text:span text:style-name="T2">“</text:span><text:span text:style-name="T2"><text:note text:id="ftn1085" text:note-class="footnote"><text:note-citation>318</text:note-citation><text:note-body><text:p text:style-name="P700"><text:span text:style-name="T13"><text:s/>Vgl. zum ganzen </text:span><text:span text:style-name="T15">Hesse</text:span><text:span text:style-name="T13">, Grundzüge des Verfassungsrechts, 20. Aufl., 1995 Rn. 72, 317 f., 365.</text:span></text:p></text:note-body></text:note></text:span><text:span text:style-name="T2"> einander verhältnismäßig zuzuordnen. Die gegensätzlichen grundrechtlichen Maximen sind dabei in einer Weise zum schonendsten Ausgleich zu bringen, die allen beteiligten Interessen zu situativ größtmöglicher Wirksamkeit verhilft. Der auf größtmögliche Rechtsgütererhaltung bzw. auf ein Optimum an Interessenschutz verpflichtete Staat muss zwischen den bedrohten Grundrechten so weit als möglich vermitteln und schließlich zu einer Lösung verpflichten, die alle Beteiligten verhältnismäßig schont bzw. in Anspruch nimmt. Lässt sich ein solcher Ausgleich nicht erreichen, so ist unter Berücksichtigung der falltypischen und der besonderen Umstände des Einzelfalles zu entscheiden, welches Rechtsgut bzw. Interesse zurückzutreten hat.</text:span><text:span text:style-name="T2"><text:note text:id="ftn1086" text:note-class="footnote"><text:note-citation>319</text:note-citation><text:note-body><text:p text:style-name="P700"><text:span text:style-name="T13"><text:s/>Vgl. BVerfGE 35, 202 (225); 39, 1 (43); </text:span><text:span text:style-name="T15">Stern</text:span><text:span text:style-name="T13">, StaatsR III/1, 1988, S. 942; </text:span><text:span text:style-name="T15">Bernsmann</text:span><text:span text:style-name="T13">, „Entschuldigung“ durch Notstand, 1989, S. 404 f.; </text:span><text:span text:style-name="T15">Francke</text:span><text:span text:style-name="T13">, Ärztliche Berufsfreiheit und Patientenrechte, 1994, S. 137.</text:span></text:p></text:note-body></text:note></text:span><text:span text:style-name="T2"> Auch das Rechtsgut Leben muss in diese umfassende Abwägung im Wege der praktischen Konkordanz einbezogen werden.</text:span><text:span text:style-name="T2"><text:note text:id="ftn1087" text:note-class="footnote"><text:note-citation>320</text:note-citation><text:note-body><text:p text:style-name="P700"><text:span text:style-name="T13"><text:s/>Vgl. </text:span><text:span text:style-name="T15">Amelung</text:span><text:span text:style-name="T13">, Das Recht auf Leben, in: Nembach (Hrsg,), Begründungen des Rechts, 1979, S. 68 ff. (85); </text:span><text:span text:style-name="T15">Eser</text:span><text:span text:style-name="T13">, Freiheit zum Sterben - Kein Recht auf Tötung, JZ 1986, S. 786 ff. (789); </text:span><text:span text:style-name="T15">Herzberg</text:span><text:span text:style-name="T13">, Zum strafrechtlichen Schutz des Selbstmordgefährdeten, JZ, 1986, S. 1021 ff. (1024); </text:span><text:span text:style-name="T15">Iliadou</text:span><text:span text:style-name="T13">, Forschungsfreiheit und Embryonenschutz, 1999, S. 164 ff.; </text:span><text:span text:style-name="T15">Scheid</text:span><text:span text:style-name="T13">, Grund und Grenzfragen der Pflichtenkollision, 2000, S. 40, 45.</text:span></text:p></text:note-body></text:note></text:span><text:span text:style-name="T2"> Seine Wertigkeit kann in seinem Verhältnis zu anderen Rechtsgütern oder „Höchstwerten“ nicht abstrakt, sondern nur dann bestimmt werden, wenn die konkreten Konfliktsituationen und die anderen beteiligten Verfassungswerte in der Gesamtheit ihrer Bedeutung und Dringlichkeit berücksichtigt sind.</text:span><text:span text:style-name="T2"><text:note text:id="ftn1088" text:note-class="footnote"><text:note-citation>321</text:note-citation><text:note-body><text:p text:style-name="P700"><text:span text:style-name="T13"><text:s/>Vgl. </text:span><text:span text:style-name="T15">Künschner</text:span><text:span text:style-name="T13">, Wirtschaftlicher Behandlungsverzicht und Patientenauswahl, 1992, S. 273 f.</text:span></text:p></text:note-body></text:note></text:span></text:p>
      <text:p text:style-name="P45"/>
      <text:p text:style-name="P25"><text:span text:style-name="T2">Das menschliche Leben ist für unsere Rechtsordnung zwar ein verfassungsrechtlicher „Höchstwert“, aber eben doch ein begrenzter und damit kein unendlicher Wert. Eng begrenzte Ausnahmen zulasten des Lebensschutzes sind möglich, wenn bestimmte verfassungsrechtliche Gründe vorliegen, die im konkreten Fall einen höheren oder wenigstens gleichen Wert wie das Leben haben. Dies ist der Fall, wenn Leben gegen Leben steht</text:span><text:span text:style-name="T2"><text:note text:id="ftn1089" text:note-class="footnote"><text:note-citation>322</text:note-citation><text:note-body><text:p text:style-name="P700"><text:span text:style-name="T13"><text:s/>Vgl. </text:span><text:span text:style-name="T15">Dürig</text:span><text:span text:style-name="T13">, in: Maunz/Dürig (Hrsg.), Komm., GG, 1958, Art. 2 Abs. 2 Rn. 13; </text:span><text:span text:style-name="T15">Leisner</text:span><text:span text:style-name="T13">, Das Lebensrecht, in: Nds. Landeszentrale für Politische Bildung (Hrsg.), Das Recht auf Leben, 1976, S. 9 ff. (31 f.).</text:span></text:p></text:note-body></text:note></text:span><text:span text:style-name="T2">, kann aber auch bei anderen Rechtsgütern gegeben sein.</text:span><text:span text:style-name="T2"><text:note text:id="ftn1090" text:note-class="footnote"><text:note-citation>323</text:note-citation><text:note-body><text:p text:style-name="P700"><text:span text:style-name="T13"><text:s/>Vgl. </text:span><text:span text:style-name="T15">Iliadou</text:span><text:span text:style-name="T13">, Forschungsfreiheit und Embryonenschutz, 1999, S. 173; </text:span><text:span text:style-name="T15">Lorenz</text:span><text:span text:style-name="T13">, Recht auf Leben und körperliche Unversehrtheit, in: Isensee/Kirchhof (Hrsg.), HStR VI, 2. Aufl., 2001, § 128 Rn. 38 m.w.N.</text:span></text:p></text:note-body></text:note></text:span><text:span text:style-name="T2"> Mit dieser Feststellung wird keineswegs eine Abwertung des Lebens propagiert. Es wird lediglich bewusst gemacht, dass der Schutz des Lebens entgegen einer weitverbreiteten Fehleinschätzung schon immer nur ein relativer gewesen ist und wohl auch gar nicht anders sein kann. Das Eingeständnis, dass das Recht selbst beim Lebensschutz Kompromisscharakter hat, macht die Suche nach der „richtigen“ Patientenauswahl zwar nicht leichter, aber jedenfalls redlicher und bewahrt vor vordergründiger Prinzipienreiterei.</text:span><text:span text:style-name="T2"><text:note text:id="ftn1091" text:note-class="footnote"><text:note-citation>324</text:note-citation><text:note-body><text:p text:style-name="P700"><text:span text:style-name="T13"><text:s/>Ähnl. zur Sterbehilfe </text:span><text:span text:style-name="T15">Eser</text:span><text:span text:style-name="T13">, Freiheit zum Sterben - Kein Recht auf Tötung, JZ 1986, S. 786 ff. (789).</text:span></text:p></text:note-body></text:note></text:span></text:p>
      <text:p text:style-name="P32"/>
      <text:h text:style-name="Heading_20_5" text:outline-level="5">Optimierungsprinzip</text:h>
      <text:p text:style-name="P1"><text:span text:style-name="T2">Utilitaristische</text:span><text:alphabetical-index-mark text:string-value="Optimierungsprinzip"/><text:span text:style-name="T2"> Erwägungen, die auf das größtmögliche Wohl der größtmöglichen Anzahl von Menschen i.S.e. sozialen Nutzenmaximierung ausgerichtet sind, sind aus verfassungsrechtlicher Sicht problematisch. Die Grundrechte</text:span><text:alphabetical-index-mark text:string-value="Grundrechte"/><text:span text:style-name="T2"> sind als Abwehrrechte des Einzelnen konzipiert und nicht als Aggregatsrechte von Kollektiven. Folglich besteht auch die Schutzverpflichtung für das Leben aus Art. 2 Abs. 2 GG grundsätzlich primär gegenüber dem Individuum. In diese Richtung ist auch der Leitsatz des Bundesverfassungsgerichts in seinem 2. Abtreibungsurteil zu verstehen, dass die Schutzpflicht für das Leben „auf das einzelne Leben, nicht nur auf das menschliche Leben allgemein“ bezogen ist.</text:span><text:span text:style-name="T2"><text:note text:id="ftn1092" text:note-class="footnote"><text:note-citation>325</text:note-citation><text:note-body><text:p text:style-name="P700"><text:span text:style-name="T13"><text:s/>Vgl. BVerfGE 88, 203.</text:span></text:p></text:note-body></text:note></text:span><text:span text:style-name="T2"> Denn der Einzelne soll eben gerade nicht für den Staat, sondern der Staat für den einzelnen Menschen da sein.</text:span><text:span text:style-name="T2"><text:note text:id="ftn1093" text:note-class="footnote"><text:note-citation>326</text:note-citation><text:note-body><text:p text:style-name="P700"><text:span text:style-name="T13"><text:s/>So auch Art. 2 Bioethik-Konvention: „Die Interessen und das Wohlergehen der Menschen haben Vorrang vor dem alleinigen Interesse von Gesellschaft oder Wissenschaft“.</text:span></text:p></text:note-body></text:note></text:span><text:span text:style-name="T2"> Wenn aber als Kriterium die Maximierung der Überlebendenzahl angestrebt wird, so ist primäres Ziel der Rettungsmaßnahmen zunächst lediglich die individuelle Nutzenmaximierung bis zum Minimalziel der Lebenserhaltung bzw. des Überlebens eines Hilfebedürftigen. Erst in der Nebenfolge wird mittelbar im Sinne einer handlungskonsequenzialistischen Ethik die Überlebendenanzahl maximiert. Ein darüber hinausgehendes, utilitaristischen</text:span><text:alphabetical-index-mark text:string-value="Utilitarismus"/><text:span text:style-name="T2"> Erwägungen entsprechendes, unmittelbares Anstreben einer sozialen Gesamtnutzenmaximierung, also für die Gesellschaft als Ganzes, kann darin nicht gesehen werden.</text:span></text:p>
      <text:p text:style-name="P32"/>
      <text:p text:style-name="P1"><text:span text:style-name="T2">Art. 1 Abs. 1 Satz 2 GG lautet in Bezug auf die Menschenwürde: „Sie zu achten und zu schützen ist Verpflichtung aller staatlicher Gewalt“. Aus der Gesamtbetrachtung der vorstehenden Ausführungen zum Maximierungskriterium folgt, dass die staatliche Schutzpflicht gebietet, dass i.S.e. maximalen Rechtsgüterschutzes wenigstens die größtmögliche Anzahl von „Menschenwürden“ und damit Achtungsansprüchen als Mindestziel gerettet werden, auch wenn damit tragischerweise mindestens ein anderer Patient nicht berücksichtigt werden kann. Insofern ist der Würdesatz des Art. 1 Abs. 1 Satz 2 GG als Optimierungsprinzip i.S.d. der Begriffsdefinition von </text:span><text:span text:style-name="T6">Robert Alexy</text:span><text:span text:style-name="T2"> zu betrachten. Auf ihn geht die grundlegende Begriffsunterscheidung von „Regel“ und „Prinzip“ zurück. Danach sind Regeln Normen, „die stets nur entweder erfüllt oder nicht erfüllt werden können“ (absolute Wirkung). Prinzipien sind Normen, „die gebieten, dass etwas in einem relativ auf die rechtlichen und tatsächlichen Möglichkeiten möglichst hohen Maße realisiert wird“ (Optimierungsgebote).</text:span><text:span text:style-name="T2"><text:note text:id="ftn1094" text:note-class="footnote"><text:note-citation>327</text:note-citation><text:note-body><text:p text:style-name="P700"><text:span text:style-name="T13"><text:s/>Vgl. </text:span><text:span text:style-name="T15">Alexy</text:span><text:span text:style-name="T13">, Theorie der Grundrechte, 2. Aufl., 1994, S. 75 f.</text:span></text:p></text:note-body></text:note></text:span><text:span text:style-name="T2"> Auch das BVerfG verwendet Art. 1 Abs. 1 Satz 2 GG, wie Alexy feststellt, als Optimierungsprinzip in der Abwägung.</text:span><text:span text:style-name="T2"><text:note text:id="ftn1095" text:note-class="footnote"><text:note-citation>328</text:note-citation><text:note-body><text:p text:style-name="P700"><text:span text:style-name="T13"><text:s/>Vgl. </text:span><text:span text:style-name="T15">Alexy</text:span><text:span text:style-name="T13">, Theorie der Grundrechte, 2. Aufl., 1994, S. 95 ff.; zust. </text:span><text:span text:style-name="T15">Junghanns</text:span><text:span text:style-name="T13">, Verteilungsgerechtigkeit in der Transplantationsmedizin, 2001, S. 55.</text:span></text:p></text:note-body></text:note></text:span></text:p>
      <text:p text:style-name="P32"/>
      <text:p text:style-name="P1"><text:span text:style-name="T2">Aus Art. 2 Abs. 2 Satz 1 GG i.V.m. Art. 1 Abs. 1 Satz 2 GG folgt nach Ansicht des Bundesverfassungsgerichts eine umfassende staatliche Pflicht zum Schutz menschlichen Lebens.</text:span><text:span text:style-name="T2"><text:note text:id="ftn1096" text:note-class="footnote"><text:note-citation>329</text:note-citation><text:note-body><text:p text:style-name="P700"><text:span text:style-name="T13"><text:s/>Vgl. BVerfGE 39, 1 (42).</text:span></text:p></text:note-body></text:note></text:span><text:span text:style-name="T2"> Es besteht danach eine Verpflichtung zum „effektiven Schutz des Lebens“.</text:span><text:span text:style-name="T2"><text:note text:id="ftn1097" text:note-class="footnote"><text:note-citation>330</text:note-citation><text:note-body><text:p text:style-name="P700"><text:span text:style-name="T13"><text:s/>Vgl. BVerfGE 46, 160 (164 f.).</text:span></text:p></text:note-body></text:note></text:span><text:span text:style-name="T2"> Für die Situation, in der mit knappen medizinischen Ressourcen nicht alle Patienten gerettet werden können, enthält mithin neben Art. 1 Abs. 1 Satz 2 GG auch Art. 2 Abs. 2 Satz 1 GG ein Optimierungsprinzip i.S.v. Alexy dahin gehend, dass die Ressourcen so einzusetzen sind, dass im Ergebnis so viele Menschenleben wie möglich gerettet werden können.</text:span><text:span text:style-name="T2"><text:note text:id="ftn1098" text:note-class="footnote"><text:note-citation>331</text:note-citation><text:note-body><text:p text:style-name="P700"><text:span text:style-name="T13"><text:s/>Vgl. </text:span><text:span text:style-name="T15">Junghanns</text:span><text:span text:style-name="T13">, Verteilungsgerechtigkeit in der Transplantationsmedizin, 2001, S. 93; i.E. ebenso </text:span><text:span text:style-name="T15">Harris</text:span><text:span text:style-name="T13">, Der Wert des Lebens, 1995, S. 52 f., 143 ff.; </text:span><text:span text:style-name="T15">Gutmann/Land</text:span><text:span text:style-name="T13">, Ethische und rechtliche Fragen der Organverteilung, in Schmidt, U./Albert (Hrsg.), Praxis der Nierentransplantation (IV), 1997, S. 92 ff. (102).</text:span></text:p></text:note-body></text:note></text:span><text:span text:style-name="T2"> Der Umstand, aus der Gesamtzahl der hilfebedürftigen Patienten die größte Zahl von Überlebenden zu erreichen, verbietet eine bloße Betrachtung von Einzelinteressen. Er zwingt zum Vergleich und der Abwägung zwischen mehreren Patienteninteressen. Auch </text:span><text:span text:style-name="T6">Otfried Seewald</text:span><text:span text:style-name="T2"> geht davon aus, dass die Schutzpflichten des Staates aus Art. 1 Abs. 1 Satz 2 und Art. 2 Abs. 2 Satz 1 GG dem Staat Zielsetzungen aufgeben, hinsichtlich derer es offensichtlich nicht ausreicht, dass der Staat irgendwelche Maßnahmen ergreift, die irgendeine positive Wirkung auf den Schutz der Gesundheit haben. Die Schutzpflicht aus Art. 1 Abs. 1 Satz 2 und Art. 2 Abs. 2 Satz 1 GG verpflichtet den Staat grundsätzlich zu einem bedarfsgerechten Gesundheitsschutz, welche etwa im Bereich der Transplantationsmedizin eine Pflicht zu einer hohen Transplantationsquote begründet.</text:span><text:span text:style-name="T2"><text:note text:id="ftn1099" text:note-class="footnote"><text:note-citation>332</text:note-citation><text:note-body><text:p text:style-name="P700"><text:span text:style-name="T13"><text:s/>Vgl. </text:span><text:span text:style-name="T15">Seewald</text:span><text:span text:style-name="T13">, Ein Organtransplantationsgesetz, VerwArch 1997, S. 199 ff. (206 f.).</text:span></text:p></text:note-body></text:note></text:span><text:span text:style-name="T2"> Ähnlich argumentiert </text:span><text:span text:style-name="T6">B. Holznagel</text:span><text:span text:style-name="T2">, nach dessen Ansicht das Untermaßverbot, welches das Gestaltungsermessen des Gesetzgebers bei der Ausübung der Schutzpflicht einschränkt, ein „möglichst effektives Allokationssystem“ gebietet.</text:span><text:span text:style-name="T2"><text:note text:id="ftn1100" text:note-class="footnote"><text:note-citation>333</text:note-citation><text:note-body><text:p text:style-name="P700"><text:span text:style-name="T13"><text:s/></text:span><text:span text:style-name="T15">Holznagel</text:span><text:span text:style-name="T13">, Die Vermittlung von Spenderorganen, DVBl. 1997, S. 393 ff. (399).</text:span></text:p></text:note-body></text:note></text:span><text:span text:style-name="T2"> </text:span><text:span text:style-name="T6">Adolf Laufs</text:span><text:span text:style-name="T2"> spricht sich in der Diskussion um die Verteilungsgerechtigkeit in der Medizin ebenfalls für die Anwendung eines Optimierungsprinzips bei der Triage aus: „Das Kunststück, bei dem wir den Arzt nicht überfordern dürfen, ist für die größtmögliche Zahl von Patienten den größtmöglichen Nutzen zu erzielen“.</text:span><text:span text:style-name="T2"><text:note text:id="ftn1101" text:note-class="footnote"><text:note-citation>334</text:note-citation><text:note-body><text:p text:style-name="P700"><text:span text:style-name="T13"><text:s/></text:span><text:span text:style-name="T15">Laufs</text:span><text:span text:style-name="T13">, Verteilungsgerechtigkeit aus juristischer Sicht - Diskussion, in: Nagel/Fuchs (Hrsg.), Soziale Gerechtigkeit im Gesundheitswesen, 1993, S. 299.</text:span></text:p></text:note-body></text:note></text:span><text:span text:style-name="T2"> „Berufsethos und Recht verlangen vom Arzt das Höchstmaß an Zumutbaren zu unternehmen, um möglichst viele Menschen zu retten.“</text:span><text:span text:style-name="T2"><text:note text:id="ftn1102" text:note-class="footnote"><text:note-citation>335</text:note-citation><text:note-body><text:p text:style-name="P700"><text:span text:style-name="T13"><text:s/></text:span><text:span text:style-name="T15">Laufs</text:span><text:span text:style-name="T13">, Rechtsfragen, in: Hiersche/Hirsch/Graf-Baumann (Hrsg.), Rechtliche Fragen der Organtransplantation, Berlin 1990, 57 ff. (74).</text:span></text:p></text:note-body></text:note></text:span><text:span text:style-name="T2"> Laut </text:span><text:span text:style-name="T6">Klaus Bernsmann</text:span><text:span text:style-name="T2"> gibt die staatliche Schutzpflicht dem Staat auf, dafür zu sorgen, die Verluste an Einzelleben so gering wie möglich zu halten.</text:span><text:span text:style-name="T2"><text:note text:id="ftn1103" text:note-class="footnote"><text:note-citation>336</text:note-citation><text:note-body><text:p text:style-name="P700"><text:span text:style-name="T13"><text:s/>Vgl. </text:span><text:span text:style-name="T15">Bernsmann</text:span><text:span text:style-name="T13">, „Entschuldigung“ durch Notstand, 1989, S. 334.</text:span></text:p></text:note-body></text:note></text:span><text:span text:style-name="T2"> Dem schließt sich im Ergebnis </text:span><text:span text:style-name="T6">Harro Otto</text:span><text:span text:style-name="T2"> an, wenn er formuliert: „Wer nicht alle Personen retten kann, muss so viele retten, wie es ihm möglich ist“.</text:span><text:span text:style-name="T2"><text:note text:id="ftn1104" text:note-class="footnote"><text:note-citation>337</text:note-citation><text:note-body><text:p text:style-name="P700"><text:span text:style-name="T13"><text:s/></text:span><text:span text:style-name="T15">Otto</text:span><text:span text:style-name="T13">, Pflichtenkollision und Rechtswidrigkeitsurteil, 3. Aufl., 1978, S.109.</text:span></text:p></text:note-body></text:note></text:span></text:p>
      <text:p text:style-name="P32"/>
      <text:p text:style-name="P1"><text:span text:style-name="T2">Ein Optimierungsprinzip im Sinne einer staatlichen Verpflichtung zur effektiven Nutzung der vorhandenen Ressourcen bzw. zur „optimalen Allokation“ im Gesundheitsbereich und damit zur Maximierung der Überlebendenanzahl kann auch aus den Lösungen, die die Rechtsprechung und die Rechtsliteratur nach Maßgabe des Art. 12 Abs. 1 und Art. 3 Abs. 1 GG zur Verteilung von Ausbildungskapazitäten an staatlichen Hochschulen (Numerus Clausus) entwickelt haben, geschlussfolgert werden</text:span><text:alphabetical-index-mark text:string-value="NC-Rechtsprechung"/><text:span text:style-name="T2">. Die </text:span><text:span text:style-name="T3">Vergleichbarkeit zwischen den NC-Fällen und der Vorenthaltung medizinischer Leistungen</text:span><text:span text:style-name="T2"> im Kollisionsfall ist offensichtlich.</text:span><text:span text:style-name="T2"><text:note text:id="ftn1105" text:note-class="footnote"><text:note-citation>338</text:note-citation><text:note-body><text:p text:style-name="P708"><text:span text:style-name="T13"><text:s/>Vgl. </text:span><text:span text:style-name="T15">Däubler</text:span><text:span text:style-name="T13">, Grundrecht auf Leben und medizinische Versorgung, NJW 1972, S. 1105 ff. (1108), der die Parallelen schon lange vor Verkündung des ersten NC-Urteils des BVerfG sieht; </text:span><text:span text:style-name="T15">Künschner</text:span><text:span text:style-name="T13">, Wirtschaftlicher Behandlungsverzicht und Patientenauswahl, 1992, S. 249; </text:span><text:span text:style-name="T15">Francke</text:span><text:span text:style-name="T13">, Ärztliche Berufsfreiheit und Patientenrechte, 1994, S. 84; </text:span><text:span text:style-name="T15">Schürch</text:span><text:span text:style-name="T13">, Rationierung in der Medizin als Straftat, 2000, S. 194 f.; </text:span><text:span text:style-name="T15">Schott</text:span><text:span text:style-name="T13">, Patientenauswahl und Organallokation, 2001, S. 114; </text:span><text:span text:style-name="T15">Vosteen</text:span><text:span text:style-name="T13">, Rationierung im Gesundheitswesen und Patientenschutz, 2001, S. 351; </text:span><text:span text:style-name="T15">Oelert</text:span><text:span text:style-name="T13">, Allokation von Organen, 2002, S. 49.</text:span></text:p></text:note-body></text:note></text:span><text:span text:style-name="T2"> In beiden Fällen können Ansprüche auf elementare staatliche Leistungen, zu deren Erfüllung der Staat eine monopolartige Stellung hat und die Voraussetzung für die autonome Gestaltung des Lebens und die Ausübung der Grundrechte sind, aufgrund beschränkter Kapazitäten nicht erfüllt werden. Es muss zwischen den Anspruchsberechtigten ausgewählt werden. Für den NC-Bereich wurde für die Verteilung knapper „Lebenschancen“ i.S.v. Bildungschancen das Gebot der „erschöpfenden Nutzung“ aller vorhandenen Hochschulausbildungskapazitäten aufgestellt.</text:span><text:span text:style-name="T2"><text:note text:id="ftn1106" text:note-class="footnote"><text:note-citation>339</text:note-citation><text:note-body><text:p text:style-name="P700"><text:span text:style-name="T13"><text:s/>Vgl. BVerfGE 33, 303 (338); 54, 173 (191); 66, 155 (179); 85, 36 (54); </text:span><text:span text:style-name="T15">Breuer</text:span><text:span text:style-name="T13">, Freiheit des Berufs, in: Isensee/Kirchhof (Hrsg.), HStR VI, 2. Aufl., 2001, § 147 Rn. 83, 87.</text:span></text:p></text:note-body></text:note></text:span><text:span text:style-name="T2"> Erst recht muss dies angesichts der „Höchstrangigkeit“ des Wertes Leben für den noch bedeutenderen Bereich der Verteilung von echten „Lebenschancen“ i.S.v. Überlebenschancen beim Massenanfall Hilfebedürftiger in der Medizin gelten.</text:span><text:span text:style-name="T2"><text:note text:id="ftn1107" text:note-class="footnote"><text:note-citation>340</text:note-citation><text:note-body><text:p text:style-name="P700"><text:span text:style-name="T13"><text:s/>Vgl. </text:span><text:span text:style-name="T15">Bernsmann</text:span><text:span text:style-name="T13">, „Entschuldigung“ durch Notstand, 1989, S. 361: „Die Aufregung um die Studienplätze ist verständlich, gleichwohl geht es bei Herzoperationen und Transplantationen eindeutig um mehr.“; </text:span><text:span text:style-name="T15">Gutmann/Fateh-Moghadam</text:span><text:span text:style-name="T13">, Rechtsfragen der Organverteilung, NJW 2002, S. 3365 ff (3366).</text:span></text:p></text:note-body></text:note></text:span></text:p>
      <text:p text:style-name="P45"/>
      <text:p text:style-name="P25"><text:span text:style-name="T2">Dem Argument, ein einzelnes Leben dürfe nicht zugunsten einer Vielzahl von Leben aufgeopfert bzw. aufgegeben werden, ist entgegenzuhalten, dass jeder behandelte hochdringliche Fall aus der Triagegruppe IV (sog. „Hoffnungslose</text:span><text:alphabetical-index-mark text:string-value="Hoffnungslose"/><text:span text:style-name="T2">nkategorie“) zu viel, mindestens das Leben eines weniger dringlichen Patienten aus der Triagegruppe I kosten würde. Auch diese Ungleichbehandlung erforderte eine sachliche Rechtfertigung. Letztlich würde die Ungleichbehandlung nur auf eine andere Ebene verlagert, allerdings ohne Erreichen der maximalen Überlebendenzahl.</text:span><text:span text:style-name="T2"><text:note text:id="ftn1108" text:note-class="footnote"><text:note-citation>341</text:note-citation><text:note-body><text:p text:style-name="P700"><text:span text:style-name="T13"><text:s/>Ähnl. bzgl. der Quotierung der Dringlichkeitspatienten zur Erhaltung der größtmöglichen Anzahl von Leben, </text:span><text:span text:style-name="T15">Junghanns</text:span><text:span text:style-name="T13">, Verteilungsgerechtigkeit in der Transplantationsmedizin, 2001, S. 173.</text:span></text:p></text:note-body></text:note></text:span><text:span text:style-name="T2"> Jede Form der Prioritätensetzung, auch der Verzicht auf eine bewusst gewählte Behandlungsreihenfolge, benachteiligt eine Gruppe von Patienten.</text:span><text:span text:style-name="T2"><text:note text:id="ftn1109" text:note-class="footnote"><text:note-citation>342</text:note-citation><text:note-body><text:p text:style-name="P700"><text:span text:style-name="T13"><text:s/>Vgl. </text:span><text:span text:style-name="T15">Storch</text:span><text:span text:style-name="T13">, Ethische Probleme in der Notfallmedizin, in: Riha (Hrsg.), Ethische Probleme im ärztlichen Alltag, 2000, S. 38 ff. (40).</text:span></text:p></text:note-body></text:note></text:span><text:span text:style-name="T2"> Absolute Gleichheit kann es nicht geben.</text:span><text:span text:style-name="T2"><text:note text:id="ftn1110" text:note-class="footnote"><text:note-citation>343</text:note-citation><text:note-body><text:p text:style-name="Footnote"><text:s/>Vgl. <text:span text:style-name="T25">v. Wartburg</text:span>, Gleichheit und Gerechtigkeit im Gesundheitswesen, Beihefte der Zeitschrift für Schweizerisches Recht, Heft 2, 1983, S. 52.</text:p></text:note-body></text:note></text:span><text:span text:style-name="T2"> </text:span><text:span text:style-name="T6">Reinhold Zippelius</text:span><text:span text:style-name="T2"> hat im Hinblick auf Situationen, in denen (Über-)Lebenschancen verteilt werden müssen, ebenfalls eine Optimierung bzw. Maximierung der Lebenserhaltung und Lebensrettung gefordert. Er wies dabei eindrucksvoll darauf hin, dass in einer Situation, wie der des Massenanfalls Hilfebedürftiger, der Arzt nun einmal Leben gegen Leben abwägen und, ob er will oder nicht, Tod und Leben verteilen und damit ein Geschäft der Gerechtigkeit betreiben muss. Der Patient erscheint dem Arzt dann nicht mehr wie gewöhnlich als isoliertes Individuum, sondern als Teil der Gemeinschaft, in der die Interessen des Einzelnen in ein angemessenes Verhältnis zu den Interessen anderer zu bringen sind. Die Rettung einzelner Menschen „um jeden Preis“ bedeutet, dass andere Menschen diesen Preis, hier sogar mit ihrem Leben, bezahlen müssen. Es ist daher nicht gerechtfertigt, beliebig hohe Mittel für die Versorgung eines Hilfebedürftigen einzusetzen, wenn man, bei begrenzten Ressourcen mit dem gleichen Betrag eine viel größere Anzahl von Menschen retten und damit die „Gesamtbilanz“ der Lebenserhaltung verbessern würde. Es zeugt, so Zippelius abschließend, vielleicht von Menschlichkeit, wenn eine Person von solchen Rechenspielen nichts wissen will. Damit tritt aber nicht die eherne Logik außer Kraft, dass bei vorgegeben Mitteln dem einen entzogen wird, was man dem anderen zuwendet.</text:span><text:span text:style-name="T2"><text:note text:id="ftn1111" text:note-class="footnote"><text:note-citation>344</text:note-citation><text:note-body><text:p text:style-name="P700"><text:span text:style-name="T13"><text:s/>Vgl. </text:span><text:span text:style-name="T15">Zippelius</text:span><text:span text:style-name="T13">, Forum - An den Grenzen des Rechts auf Leben, JuS 1983, S. 659 ff. (662); </text:span><text:span text:style-name="T15">ders.</text:span><text:span text:style-name="T13">, Perspektiven der Lebensbewertung, in: Ökonomische Grenzen der Medizin, 1990, S. 65 ff (66 f.).</text:span></text:p></text:note-body></text:note></text:span></text:p>
      <text:p text:style-name="P45"/>
      <text:h text:style-name="Heading_20_5" text:outline-level="5">Hintergrund des Quantifizierungsverbotes</text:h>
      <text:h text:style-name="Heading_20_6" text:outline-level="6"><text:span text:style-name="T6">„</text:span><text:span text:style-name="T6">Wehret den Anfängen“</text:span></text:h>
      <text:p text:style-name="P1"><text:span text:style-name="T2">Hinter der Vorstellung vom Quantifizierungsverbot</text:span><text:alphabetical-index-mark text:string-value="Quantifizierungsverbot"/><text:span text:style-name="T2"> stehen Befürchtungen, dass mit einer „Verrechenbarkeit“ des Lebens unser fundamentales Selbstverständnis als Person verletzt würde, welches etwa in der Kant´schen Unterscheidung zwischen „Preis“ und „Würde“ ihren Ausdruck gefunden hat. Ein Abrutschen des menschlichen Lebens zu einem Rechnungsposten, der große Dammbruch</text:span><text:alphabetical-index-mark text:string-value="Dammbruch"/><text:span text:style-name="T2"> (slippery slope), sei dann nicht mehr zu vermeiden.</text:span><text:span text:style-name="T2"><text:note text:id="ftn1112" text:note-class="footnote"><text:note-citation>345</text:note-citation><text:note-body><text:p text:style-name="P700"><text:span text:style-name="T13"><text:s/>Vgl. </text:span><text:span text:style-name="T15">Ach/Anderheiden/Quante</text:span><text:span text:style-name="T13">, Ethik der Organtransplantation, 2000, S. 131 f.</text:span></text:p></text:note-body></text:note></text:span><text:span text:style-name="T2"> Zum sog. Dammbruch kann es kommen, wenn Ausnahmeregelungen oder Fehlinterpretationen eine Schutznorm bzw. ein Rechtsprinzip (Damm) derart durchlöchern, dass die Schutznorm nicht mehr greift. Es wird vor den möglichen negativen Folgen gewarnt, die eine Antastung des absoluten Lebensschutzes verursachen kann. Die dadurch ausgelösten Erschütterungen würden zu einem tief greifenden Wandel in der Anschauung über den Wert des Lebens führen. Dies wäre für die Achtung vor dem Leben äußerst gefährlich.</text:span><text:span text:style-name="T2"><text:note text:id="ftn1113" text:note-class="footnote"><text:note-citation>346</text:note-citation><text:note-body><text:p text:style-name="P700"><text:span text:style-name="T13"><text:s/>Vgl. </text:span><text:span text:style-name="T15">Peters</text:span><text:span text:style-name="T13">, Die Tötung von Menschen in Notsituationen, JR 1950, S. 742 ff. (743); </text:span><text:span text:style-name="T15">Dach</text:span><text:span text:style-name="T13">, Urteilsanmerkung, NStZ 1985, S. 25.</text:span></text:p></text:note-body></text:note></text:span><text:span text:style-name="T2"> Der Grundgedanke lautet deshalb: „Wehret den Anfängen!“.</text:span><text:span text:style-name="T2"><text:note text:id="ftn1114" text:note-class="footnote"><text:note-citation>347</text:note-citation><text:note-body><text:p text:style-name="P700"><text:span text:style-name="T17"><text:s/>Vgl. </text:span><text:span text:style-name="T18">Roxin</text:span><text:span text:style-name="T17">, StrafR AT, Bd. 1, 3. </text:span><text:span text:style-name="T13">Aufl., 1997, § 16 A III Rn. 34.</text:span></text:p></text:note-body></text:note></text:span></text:p>
      <text:p text:style-name="P32"/>
      <text:p text:style-name="P1"><text:span text:style-name="T2">Dabei wird immer wieder auf das deutsche „Trauma“, die Zeit des Nationalsozialismus</text:span><text:alphabetical-index-mark text:string-value="Nationalsozialismus"/><text:span text:style-name="T2">, hingewiesen, die – wie auch aktuelles politisches Geschehen in sonstigen Diktaturen sowie das Verhalten terroristischer Minderheiten – zeige, wohin eine Aufweichung des absoluten Lebensschutzes führen könne. Insbesondere die Erfahrungen aus der NS-Zeit würden uns dazu zwingen, vom </text:span><text:span text:style-name="T6">Principiis obsta</text:span><text:span text:style-name="T2"><text:note text:id="ftn1115" text:note-class="footnote"><text:note-citation>348</text:note-citation><text:note-body><text:p text:style-name="P700"><text:span text:style-name="T13"><text:s/>Vgl. </text:span><text:span text:style-name="T15">Dach</text:span><text:span text:style-name="T13">, Urteilsanmerkung, NStZ 1985, S. 25.</text:span></text:p></text:note-body></text:note></text:span><text:span text:style-name="T2"> – dem traditionsreichen Prinzip der Beachtung von Prinzipien aus pragmatischen Gründen</text:span><text:span text:style-name="T2"><text:note text:id="ftn1116" text:note-class="footnote"><text:note-citation>349</text:note-citation><text:note-body><text:p text:style-name="P700"><text:span text:style-name="T13"><text:s/>Vgl. </text:span><text:span text:style-name="T15">H. Lübbe</text:span><text:span text:style-name="T13">, Anfang und Ende des Lebens. Normative Aspekte, in: ders./Schölmerich/Zippelius/Müller/ Funke, Anfang und Ende des Lebens als normatives Problem, 1988, S. 5 ff. (24 f.).</text:span></text:p></text:note-body></text:note></text:span><text:span text:style-name="T2"> – keinen Zoll abzugehen, und jedermann den unabänderlichen Willen der Rechtsordnung zu konsequentem und lückenlosem Schutz des Lebens auch und gerade in den Grenzbereichen klarzumachen.</text:span><text:span text:style-name="T2"><text:note text:id="ftn1117" text:note-class="footnote"><text:note-citation>350</text:note-citation><text:note-body><text:p text:style-name="P700"><text:span text:style-name="T13"><text:s/>Vgl. etwa </text:span><text:span text:style-name="T15">Gössel</text:span><text:span text:style-name="T13">, StrafR BT, Bd. 1, 1987, § 2 Rn. 33.</text:span></text:p></text:note-body></text:note></text:span><text:span text:style-name="T2"> Unter dem Vorwand des Mitleids wurden, unter dem – im Ausland immer noch geläufigen – Begriff der „Euthanasie</text:span><text:alphabetical-index-mark text:string-value="Euthanasie"/><text:span text:style-name="T2">“ (= „guter“ oder „schöner“ Tod</text:span><text:span text:style-name="T2"><text:note text:id="ftn1118" text:note-class="footnote"><text:note-citation>351</text:note-citation><text:note-body><text:p text:style-name="P700"><text:span text:style-name="T13"><text:s/>Vgl. zum Wandel des Begriffes </text:span><text:span text:style-name="T15">Schoor</text:span><text:span text:style-name="T13">, Lebensschutz an der Schwelle des Todes, 2002, S. 6 ff. m.w.N.</text:span></text:p></text:note-body></text:note></text:span><text:span text:style-name="T2">) mit grober sozialdarwinistischer Argumentation unter eugenischen Gesichtspunkten „unnütze Esser“ systematisch ermordet.</text:span><text:span text:style-name="T2"><text:note text:id="ftn1119" text:note-class="footnote"><text:note-citation>352</text:note-citation><text:note-body><text:p text:style-name="P700"><text:span text:style-name="T13"><text:s/>Vgl. </text:span><text:span text:style-name="T15">Riha</text:span><text:span text:style-name="T13">, Ethik in der Medizin, 1998, S. 145.</text:span></text:p></text:note-body></text:note></text:span><text:span text:style-name="T2"> Geschädigtes Leben wurde gesundem Leben untergeordnet und die Grenze zwischen beidem bzw. deren Unterscheidungsmerkmal wurde aus einer übergeordneten Idee von der Nützlichkeit für das Große und Ganze, für Rasse und Volk hergeleitet.</text:span><text:span text:style-name="T2"><text:note text:id="ftn1120" text:note-class="footnote"><text:note-citation>353</text:note-citation><text:note-body><text:p text:style-name="P700"><text:span text:style-name="T13"><text:s/>Vgl. </text:span><text:span text:style-name="T15">Illhardt/Piechowiak</text:span><text:span text:style-name="T13">, Mittelverteilung, in: Kahlke/Reiter-Theil [Hrsg.], Ethik in d. Medizin, 1995, S. 131.</text:span></text:p></text:note-body></text:note></text:span><text:span text:style-name="T2"> Man befürchtet, dass die Durchführung interpersoneller Vergleiche letztlich wieder zu einer „Selektion</text:span><text:alphabetical-index-mark text:string-value="Selektion"/><text:span text:style-name="T2">“, ähnlich wie an den Rampen von Auschwitz, führen könnte.</text:span><text:span text:style-name="T2"><text:note text:id="ftn1121" text:note-class="footnote"><text:note-citation>354</text:note-citation><text:note-body><text:p text:style-name="P700"><text:span text:style-name="T13"><text:s/>Vgl. </text:span><text:span text:style-name="T15">Wiesing</text:span><text:span text:style-name="T13">, Die Integrität der Arztrolle, in: Brudermüller (Hrsg.), Angewandte Ethik und Medizin, 1999, S. 185 ff. (190 f.); </text:span><text:span text:style-name="T15">Ach/Anderheiden/Quante</text:span><text:span text:style-name="T13">, Ethik der Organtransplantation, 2000, S. 131 f.</text:span></text:p></text:note-body></text:note></text:span></text:p>
      <text:p text:style-name="P32"/>
      <text:p text:style-name="P1"><text:span text:style-name="T2">In der juristischen Literatur vor 1945 wurde das „Prinzip des kleineren Übels</text:span><text:alphabetical-index-mark text:string-value="Prinzip des kleineren Übels"/><text:span text:style-name="T2">“</text:span><text:span text:style-name="T2"><text:note text:id="ftn1122" text:note-class="footnote"><text:note-citation>355</text:note-citation><text:note-body><text:p text:style-name="P700"><text:span text:style-name="T13"><text:s/>Vom „kleineren Übel“ als „ein Gut“ im Vergleich zum „größeren Übel“ spricht bereits </text:span><text:span text:style-name="T15">Aristoteles</text:span><text:span text:style-name="T13">, Nikomachische Ethik, hrsg. von Bien, 4. Aufl., 1985, 5. Buch, 7. Kap., S. 108, 1131b, 21-23.</text:span></text:p></text:note-body></text:note></text:span><text:span text:style-name="T2"> von der herrschenden Meinung noch auf die Abwägung menschlichen Lebens übertragen. Das Handeln wurde als „unverboten</text:span><text:alphabetical-index-mark text:string-value="Unverbotenes Handeln"/><text:span text:style-name="T2">“ i.S.v. zwar nicht rechtmäßig, aber auch nicht rechtswidrig (sog. „bloßer“ Unrechtsausschließungsgrund) und schließlich immer bewusster als „rechtmäßig“ i.S.v. rechtlich gebilligt (durch einen Rechtfertigungsgrund) angesehen.</text:span><text:span text:style-name="T2"><text:note text:id="ftn1123" text:note-class="footnote"><text:note-citation>356</text:note-citation><text:note-body><text:p text:style-name="P700"><text:span text:style-name="T13"><text:s/>Darauf hinweisend auch </text:span><text:span text:style-name="T15">Klefisch</text:span><text:span text:style-name="T13">, Die nationalsozialistische Euthanasie, MDR 1950, S. 258 ff. (262); </text:span><text:span text:style-name="T15">Zimmermann</text:span><text:span text:style-name="T13">, Die Gefahrengemeinschaft als Rechtfertigungsgrund, MDR 1954, S. 147 ff. (147); </text:span><text:span text:style-name="T15">Lenckner</text:span><text:span text:style-name="T13">, Der rechtfertigende Notstand, 1965, S. 15 ff.; </text:span><text:span text:style-name="T15">Küper</text:span><text:span text:style-name="T13">, Grund- und Grenzfragen der rechtfertigenden Pflichtenkollision, 1979, S. 52 Anm. 109; </text:span><text:span text:style-name="T15">Mangakis</text:span><text:span text:style-name="T13">, Die Pflichtenkollision als Grenzsituation des Strafrechts, ZStW 84 (1972), S. 447 ff. (459); </text:span><text:span text:style-name="T15">Jerouschek</text:span><text:span text:style-name="T13">, Nach dem 11. September 2001, Strafrechtliche Überlegungen, FS Schreiber, 2003, S. 185 ff. (190 f.) jew. m.w.N.</text:span></text:p></text:note-body></text:note></text:span><text:span text:style-name="T2"> Nach 1945 ging es dann um die Aburteilung von Taten, die im Zusammenhang mit der NS-Ideologie standen. Im absoluten Schutz des menschlichen Lebens sah man besonders in dieser Zeit einen der wichtigsten Unterschiede zwischen der alten und der neuen Rechtsordnung. Infolgedessen konnte etwa eine Tötungshandlung in den „Euthanasiefällen“ nach der Rechtsprechung</text:span><text:span text:style-name="T2"><text:note text:id="ftn1124" text:note-class="footnote"><text:note-citation>357</text:note-citation><text:note-body><text:p text:style-name="P700"><text:span text:style-name="T13"><text:s/>OGHSt 1, 321 (335 ff.) und OGHSt 2, 117 (126), nahmen dort, wo Ärzte an der Tötung mitgewirkt hatten, um dadurch eine größtmögliche Anderer zu retten, einen persönlichen Strafaufhebungsgrund an. In NJW 1953, 513 f. lehnt der BGH insoweit die Anwendung des „Grundsatz des kleineren Übels“ ausdrücklich ab.</text:span></text:p></text:note-body></text:note></text:span><text:span text:style-name="T2"> und der überwiegenden Auffassung in der Literatur keinesfalls rechtmäßig</text:span><text:span text:style-name="T2"><text:note text:id="ftn1125" text:note-class="footnote"><text:note-citation>358</text:note-citation><text:note-body><text:p text:style-name="P700"><text:span text:style-name="T13"><text:s/>Vgl </text:span><text:span text:style-name="T15">Lenckner</text:span><text:span text:style-name="T13">, Der rechtfertigende Notstand, 1965, S. 28 ff. und </text:span><text:span text:style-name="T15">Mangakis</text:span><text:span text:style-name="T13">, Die Pflichtenkollision als Grenzsituation des Strafrechts, ZStW 1972, S. 447 ff. (477), der i.E. allerdings trotzdem eine rechtfertigende Pflichten-kollision annimmt. Ebenso entgegen der h.L. für einen Ausschluss der Rechtswidrigkeit in den Euthanasiefällen:</text:span><text:span text:style-name="T15"> Klefisch</text:span><text:span text:style-name="T13">, Die nationalsoz. Euthanasie, MDR 1950, S. 258 ff. (260); </text:span><text:span text:style-name="T15">E. Kern</text:span><text:span text:style-name="T13">, Grade der Rechtswidrigkeit, ZStW 1952, S. 255 ff. (290); </text:span><text:span text:style-name="T15">Zimmermann</text:span><text:span text:style-name="T13">, Die Gefahrengemeinschaft als Rechtfertigungsgrund, MDR 1954, S. 147 ff. (148); </text:span><text:span text:style-name="T15">Brauneck</text:span><text:span text:style-name="T13">, Der strafrechtliche Schuldbegriff, GA 1959, S. 261 ff. (271).</text:span></text:p></text:note-body></text:note></text:span><text:span text:style-name="T2">, sondern allerhöchstens entschuldigt sein</text:span><text:span text:style-name="T2"><text:note text:id="ftn1126" text:note-class="footnote"><text:note-citation>359</text:note-citation><text:note-body><text:p text:style-name="P700"><text:span text:style-name="T13"><text:s/>So </text:span><text:span text:style-name="T15">v. Weber</text:span><text:span text:style-name="T13">, Die Pflichtenkollision im StrafR, FS Kiesselbach, 1947, S. 233 ff. (247 ff.); </text:span><text:span text:style-name="T15">Eb. Schmidt</text:span><text:span text:style-name="T13">, Urteilsanmerkung, SJZ 1949, Sp. 559 ff. (565 f.); </text:span><text:span text:style-name="T15">Gallas</text:span><text:span text:style-name="T13">, Pflichtenkollision als Schuldausschließungsgrund, FS Metzger, 1954, S. 311 ff. (332); </text:span><text:span text:style-name="T15">Baumann</text:span><text:span text:style-name="T13">, StrafR AT, 1960, § 22 II, S. 268; Schönke/Schröder, Komm., StGB, 11. Aufl., 1963, § Vorb. § 51 Rn. 83; </text:span><text:span text:style-name="T15">Roxin</text:span><text:span text:style-name="T13">, StrafR AT, Bd. 1, 3. Aufl., 1997, § 22 F II Rn. 146 ff.</text:span></text:p></text:note-body></text:note></text:span><text:span text:style-name="T2">. Auch das BVerfG hat bereits hervorgehoben, dass die Rechtsordnung der Bundesrepublik Deutschland wesentlich von den Erfahrungen aus dem Unrechtssystem des Nationalsozialismus geprägt ist.</text:span><text:span text:style-name="T2"><text:note text:id="ftn1127" text:note-class="footnote"><text:note-citation>360</text:note-citation><text:note-body><text:p text:style-name="P700"><text:span text:style-name="T13"><text:s/>Vgl. BVerfGE 39, 1 (67).</text:span></text:p></text:note-body></text:note></text:span><text:span text:style-name="T2"> Dementsprechend weckt die historische Erfahrung der Vernichtung „lebensunwerten Lebens“ bei jeglicher Relativierung des Lebensschutzes in Deutschland ungute Reminiszenzen.</text:span><text:span text:style-name="T2"><text:note text:id="ftn1128" text:note-class="footnote"><text:note-citation>361</text:note-citation><text:note-body><text:p text:style-name="P700"><text:span text:style-name="T13"><text:s/>Vgl. </text:span><text:span text:style-name="T15">Riha</text:span><text:span text:style-name="T13">, Ethik in der Medizin, 1998, S. 146.</text:span></text:p></text:note-body></text:note></text:span><text:span text:style-name="T2"> Der internationale Rechtsvergleich zeigt, dass demgegenüber das utilitaristisch geprägte amerikanische Recht in der Frage der Preisgabe Weniger zugunsten der Rettung der Mehrzahl nach dem „Prinzip des kleineren Übels“ verfährt. Maßgebend für die amerikanische Diskussion war dabei die einschlägige Bestimmung im Model Penal Code, dessen Verfasser in ihrer Kommentierung zur Section 3.02 die Rettung Mehrerer zulasten Weniger ausdrücklich billigten. Danach ist es zulässig, einen Deich um den Preis der Tötung von Farmbewohnern zu durchbrechen, um eine Stadt vor einer Überschwemmung zu bewahren.</text:span><text:span text:style-name="T2"><text:note text:id="ftn1129" text:note-class="footnote"><text:note-citation>362</text:note-citation><text:note-body><text:p text:style-name="P700"><text:span text:style-name="T13"><text:s/>Vgl. </text:span><text:span text:style-name="T15">Etzel</text:span><text:span text:style-name="T13">, Notstand und Pflichtenkollision im amerikanischen StrafR, 1993, S. 190, 195 ff. m.w.N. Zum ähnlich gelagerten amerikanischen Holmes-Fall siehe bereits oben unter § 7 C IV 2 c.</text:span></text:p></text:note-body></text:note></text:span><text:span text:style-name="T2"> Auch in der englischen Rechtsdiskussion stößt das „Prinzip des kleineren Übels“ im Bereich des Lebensschutzes auf weit mehr Entgegenkommen, als in Deutschland.</text:span><text:span text:style-name="T2"><text:note text:id="ftn1130" text:note-class="footnote"><text:note-citation>363</text:note-citation><text:note-body><text:p text:style-name="P700"><text:span text:style-name="T13"><text:s/>Vgl. </text:span><text:span text:style-name="T15">Jerouschek</text:span><text:span text:style-name="T13">, Nach dem 11. September 2001, Strafrechtliche Überlegungen, FS Schreiber, 2003, S. 196 f.</text:span></text:p></text:note-body></text:note></text:span></text:p>
      <text:h text:style-name="Heading_20_6" text:outline-level="6">Stellungnahme</text:h>
      <text:p text:style-name="P11"><text:span text:style-name="T2">Es soll in dieser Arbeit nicht darum gehen, den faktisch nur relativen Lebensschutz hier weiter zu relativieren. Die Meinungen über das Quantifizierungsverbot beim Massenanfall Hilfebedürftiger gehen nicht auseinander, weil die einen den Wert des Menschen geringschätzen, andere ihn hochhalten. Sondern es geht um die Frage, wie sich der „absolute Lebensschutz“ in der Situation des Massenanfalls Hilfebedürftiger bei der Patientenauswahl am besten behaupten kann, wie das Prinzip von der „Heiligkeit des Lebens</text:span><text:alphabetical-index-mark text:string-value="Heiligkeit des Lebens"/><text:span text:style-name="T2">“ für diese Konstellation zu interpretieren und am besten zu respektieren ist. Angesichts faktisch bestehender Kapazitätsprobleme beim Massenanfall Hilfebedürftiger genügt es hierfür nicht, sich von vornherein auf den Standpunkt eines „es kann nicht sein, was nicht sein darf“ bzw. auf das „Dammbruchargument“ zurückzuziehen und etwa mit Entrüstung auf die „Euthanasie“-Aktionen des Nationalsozialismus zu verweisen. Eine Tabuisierung des Problems der Rationierung und der Patientenauswahl mag das Gewissen beruhigen. Aus Opfersicht ist ein absoluter Lebensschutz</text:span><text:alphabetical-index-mark text:string-value="Absoluter Lebensschutz"/><text:span text:style-name="T2">, der in einer Situation, in der nicht alle Leben gerettet werden können, pauschal fordert, dass alle Lebensinteressen gewahrt werden, nur wenig hilfreich. Im Gegenteil, die Opfer bzw. Patienten sind dann vermehrt Diskriminierungsgefahren ausgesetzt. Dagegen hilft nur eine klare rechtliche Lage. Der absolute Lebensschutz bleibt andernfalls nur eine Idealvorstellung und als solche eine Hoffnung für die Patienten, wird aber letztlich zu einer „leeren Hülle“, die eine angemessene, transparente Lösung der Patientenauswahl verhindert.</text:span></text:p>
      <text:p text:style-name="P35"/>
      <text:p text:style-name="P11"><text:span text:style-name="T2">Zwar mag das kollektive Interesse an der Aufrechterhaltung der Lehre vom absoluten und damit einem unantastbaren sicheren Lebensschutz durchaus eine gewisse Berechtigung haben. Jedoch darf eine solche „Beschwörungsformel“</text:span><text:span text:style-name="T2"><text:note text:id="ftn1131" text:note-class="footnote"><text:note-citation>364</text:note-citation><text:note-body><text:p text:style-name="P700"><text:span text:style-name="T13"><text:s/></text:span><text:span text:style-name="T15">Künschner</text:span><text:span text:style-name="T13">, Wirtschaftlicher Behandlungsverzicht und Patientenauswahl, 1992, S. 249.</text:span></text:p></text:note-body></text:note></text:span><text:span text:style-name="T2"> nie mehr wert sein als ein konkret bedrohtes Leben. Praktisch würde das Gegenteil von der Intention der Lehre vom absoluten Lebensschutz erreicht. Der individuelle Schutz des Einzelnen ist wesentlich besser gewährleistet, wenn der Rechtsgüterschutz nicht in das Belieben Dritter gestellt wird, sondern wenn die maximale Rettung von Menschenleben zur Pflicht erhoben wird.</text:span><text:span text:style-name="T2"><text:note text:id="ftn1132" text:note-class="footnote"><text:note-citation>365</text:note-citation><text:note-body><text:p text:style-name="P700"><text:span text:style-name="T13"><text:s/>I.E. ebenso </text:span><text:span text:style-name="T15">Linnenbrink</text:span><text:span text:style-name="T13">, Der Wegfall der strafrechtl. Verantwortlichkeit des Garanten, 1995, S. 141.</text:span></text:p></text:note-body></text:note></text:span><text:span text:style-name="T2"> Generelle Befürchtungen vor einem Missbrauch der Lockerungen des absoluten Lebensschutzes können nicht gewichtiger sein, als ein effektiver Rechtsgüterschutz in der konkreten Situation. Mit anderen Worten, eine Verabsolutierung von Werten darf nicht dazu führen, dass darüber der konkret rettbare Mensch und damit eine gerechte Lösung im Einzelfall vergessen wird.</text:span><text:span text:style-name="T2"><text:note text:id="ftn1133" text:note-class="footnote"><text:note-citation>366</text:note-citation><text:note-body><text:p text:style-name="P700"><text:span text:style-name="T13"><text:s/>Vgl. </text:span><text:span text:style-name="T15">Delonge</text:span><text:span text:style-name="T13">, Die Interessenabwägung nach § 34 StGB, 1988, S. 118 ff.; </text:span><text:span text:style-name="T15">Scheid</text:span><text:span text:style-name="T13">, Grund- und Grenzfragen der Pflichtenkollision, 2000, S. 64.</text:span></text:p></text:note-body></text:note></text:span><text:span text:style-name="T2"> Jeder Mensch hat einen Anspruch darauf, dass seine individuellen Interessen, in seinem ganz konkreten Einzelfall ernst genommen werden und dass er nicht einem abstrakten Grundsatz vom absoluten Lebensschutz, welches eine Pflicht zur Maximierung der Überlebendenzahl nicht kennt, geopfert wird.</text:span></text:p>
      <text:p text:style-name="P35"/>
      <text:p text:style-name="P11"><text:span text:style-name="T2">Eine Norm, die den Tod einer Vielzahl von rettbaren Leben billigend in Kauf nimmt, hält zwar das Tötungstabu im wahrsten Sinne des Wortes um „jeden Preis“ hoch, durch die gleichzeitig von ihr bewirkte Tötung wirkt sie aber paradox, wenn nicht zynisch. </text:span><text:span text:style-name="T6">Klaus Bernsmann</text:span><text:span text:style-name="T2"> spricht insofern treffend vom „Paradoxon des sich ad absurdum führenden staatlichen Lebensschutzes“.</text:span><text:span text:style-name="T2"><text:note text:id="ftn1134" text:note-class="footnote"><text:note-citation>367</text:note-citation><text:note-body><text:p text:style-name="P700"><text:span text:style-name="T13"><text:s/></text:span><text:span text:style-name="T15">Bernsmann</text:span><text:span text:style-name="T13">, „Entschuldigung“ durch Notstand, 1989, S. 324; ähnl. bereits </text:span><text:span text:style-name="T15">Binding</text:span><text:span text:style-name="T13">, Hdb. des Strafrechts, 1. Band, 1885, S. 765: „die Unvernunft selbst“; </text:span><text:span text:style-name="T15">Mangakis</text:span><text:span text:style-name="T13">, Die Pflichtenkollision als Grenzsituation des Strafrechts, ZStW 84 (1972), S. 447 ff. (475): „Hier steht die Menschenachtung in einem krass offenen Gegensatz zu sich selbst“; </text:span><text:span text:style-name="T15">Küper</text:span><text:span text:style-name="T13">, Grund- und Grenzfragen der rechtfertigenden Pflichtenkollision, 1979, S. 48 f., 55: „Die Befolgung des Tötungsverbots […] scheint […] zu einer geradezu lebensfeindlichen Maxime zu werden, die […] ein völlig sinnloses Lebensopfer erzwingt und sich damit selbst ad absurdum führt!.“; </text:span><text:span text:style-name="T15">ders.</text:span><text:span text:style-name="T13">, Tötungsverbot und Lebensnotstand, JuS 1981, S. 785 ff. (790, 792): die Frage sei, „ob die Lebensschutzfunktion des Tötungsverbotes nicht pervertiert, ins Absurde verkehrt wird, wenn seine Beachtung dazu führen muss, dass […] der Tod auf der ganzen Linie siegt“; zust. </text:span><text:span text:style-name="T15">Hirsch</text:span><text:span text:style-name="T13">, in: LK, StGB, 11. Aufl., 2. Band, 1993, § 34 Rn. 74; </text:span><text:span text:style-name="T15">Erb</text:span><text:span text:style-name="T13">, in: MK, StGB, 2003, § 34 Rn. 114.</text:span></text:p></text:note-body></text:note></text:span><text:span text:style-name="T2"> Die Achtung vor Lebenschancen muss verfassungsrechtlich als höherwertiger zu gelten haben, als der allenfalls fiktive absolute Schutz des gleichen Rechtsgutes. Ein Lebensschutz, der aufgrund der „Macht der Umstände“ gar nicht mehr umfassend geleistet werden kann, wird zu einem „symbolischen Kreuzzug“.</text:span><text:span text:style-name="T2"><text:note text:id="ftn1135" text:note-class="footnote"><text:note-citation>368</text:note-citation><text:note-body><text:p text:style-name="P700"><text:span text:style-name="T13"><text:s/>Vgl. </text:span><text:span text:style-name="T15">Bernsmann</text:span><text:span text:style-name="T13">, „Entschuldigung“ durch Notstand, 1989, S. 321, 328.</text:span></text:p></text:note-body></text:note></text:span><text:span text:style-name="T2"> Die Aufhebung des Quantifizierungsverbotes für den Massenanfall Hilfebedürftiger enthält gerade den Versuch, Leben in größtmöglichem Umfang zu erhalten und folglich die Höchstwertigkeit des Lebens konkret zu achten. Andernfalls würde tatsächlich die staatliche Aufgabe des Lebensschutzes in ihr Gegenteil verkehrt.</text:span></text:p>
      <text:p text:style-name="P32"/>
      <text:p text:style-name="P25"><text:span text:style-name="T2">Zwar sind Eingriffe in den absoluten Lebensschutz unweigerlich mit Gefahren verbunden. Aufgrund der Gefahr, es könne zu einem „Dammbruch</text:span><text:alphabetical-index-mark text:string-value="Dammbruch"/><text:span text:style-name="T2">“ kommen, könnte dann aber konsequenterweise auch in den Fällen der Notwehr, des Notstandes oder der Sterbehilfe keine Abwägung vorgenommen werden.</text:span><text:span text:style-name="T2"><text:note text:id="ftn1136" text:note-class="footnote"><text:note-citation>369</text:note-citation><text:note-body><text:p text:style-name="P700"><text:span text:style-name="T13"><text:s/>Vgl. </text:span><text:span text:style-name="T15">Herzberg</text:span><text:span text:style-name="T13">, Der Fall Hackethal, NJW 1986, S. 1635 ff. (1642 f.); </text:span><text:span text:style-name="T15">Schürch</text:span><text:span text:style-name="T13">, Rationierung in der Medizin und Sterbehilfe, 1998, S. 55 ff. (74).</text:span></text:p></text:note-body></text:note></text:span><text:span text:style-name="T2"> Immer wenn eine Abwägung zugunsten des Täters vorgenommen wird birgt dies die Gefahr, dass sie ausgenutzt wird und die Möglichkeiten der Rechtfertigung über ihre gedachten Grenzen hinaus missbraucht werden. Will man das Dammbruch- bzw. Missbrauchsargument nicht willkürlich einsetzen, darf es nur entweder überall oder nirgends die Einräumung von Rechten verkürzen. Der Einzelfallgerechtigkeit wird mehr gedient und ein Dammbruch vermieden, wenn das Rechtsgut Leben in die Abwägung mit einbezogen und die Voraussetzungen, d.h. die Grenzen für eine Relativierung, sorgfältig, eng, klar und transparent rechtlich konkretisiert werden.</text:span><text:span text:style-name="T2"><text:note text:id="ftn1137" text:note-class="footnote"><text:note-citation>370</text:note-citation><text:note-body><text:p text:style-name="P700"><text:span text:style-name="T13"><text:s/>So auch </text:span><text:span text:style-name="T15">Scheid</text:span><text:span text:style-name="T13">, Grund und Grenzfragen der Pflichtenkollision, 2000, S. 64 f.</text:span></text:p></text:note-body></text:note></text:span><text:span text:style-name="T2"> Im Interesse des Schutzes aller Güter und Werte der Rechtsordnung kann es nicht darum gehen, abstrakte absolute Tötungsverbote und Lebenserhaltungsgebote aufzustellen, sondern es sind diejenigen Fallkonstellationen transparent und in einer breiten Debatte herauszuarbeiten, in denen eine Abstufung des Lebensschutzes gerechtfertigt sein kann. Der Lebensschutz hat in unserer Rechtsordnung einen so hohen Rang, dass er die Regel und der Verzicht auf Lebensschutz immer die begründungsbedürftige Ausnahme sein muss. Ohne eine rechtliche Abklärung der Ausnahmen besteht jedoch die Gefahr, dass sich möglicherweise diskriminierende Wertungen ohne rechtliche Kontrolle durchsetzen. Die Macht der Patientenauswahl wird bereits jetzt und wird in Zukunft tagtäglich ausgeübt. Die Gefahren einer gesetzlichen Regelung der Patientenauswahl unter Aufgabe des Quantifizierungsverbotes sind geringer, als die Gefahren, die gegenwärtig ohne eine diesbezügliche spezifische gesetzliche Regelung bestehen. </text:span></text:p>
      <text:p text:style-name="P45"/>
      <text:p text:style-name="P25"><text:span text:style-name="T2">Da sich, so zutreffend der Philosoph </text:span><text:span text:style-name="T6">Wolfgang Kersting</text:span><text:span text:style-name="T2">, für die Frage der Verteilung knapper medizinischer Güter der distributationsethische Maximalismus und der handlungsethische Absolutismus als unzureichende moralphilosophische Strategien erwiesen haben, kann man sich der Notwendigkeit der Abwägung nicht mehr entziehen und muss lernen, mit dem damit unabdingbar verbundenen Fehlbarkeitsrisiko umzugehen. Maximalismus und Prinzipienrigo-rismus versprechen zwar in moralsensiblen Bereichen Gewissheit und Eindeutigkeit. Der Preis dafür ist jedoch die Bereitschaft, sich mit einem unterkomplexen Wirklichkeitsbild und einem unterkomplexen Moralverständnis abzufinden. Wer alles für alle fordert, kann vorgeben wohlzutun ohne wehzutun und ist damit aller Priorisierungsnötigkeit enthoben. Im Bereich der gesundheitlichen Versorgung lässt sich das menschenrechtliche Credo, welches es verbietet, Menschenleben zu gewichten, jedoch nicht aufrechterhalten.</text:span><text:span text:style-name="T2"><text:note text:id="ftn1138" text:note-class="footnote"><text:note-citation>371</text:note-citation><text:note-body><text:p text:style-name="P700"><text:span text:style-name="T13"><text:s/>Vgl. </text:span><text:span text:style-name="T15">Kersting</text:span><text:span text:style-name="T13">, Egalitäre Grundversorgung und Rationierungsethik, in: Gutmann/Schmidt, V.H. (Hrsg.), Rationierung und Allokation im Gesundheitswesen, 2002, S. 41 ff. (65 f.).</text:span></text:p></text:note-body></text:note></text:span></text:p>
      <text:p text:style-name="P45"/>
      <text:h text:style-name="Heading_20_5" text:outline-level="5"><text:span text:style-name="T6">„</text:span><text:span text:style-name="T6">Der Wert steigt mit der Zahl.“</text:span></text:h>
      <text:p text:style-name="P1"><text:span text:style-name="T2">Wer die Maximierungsformel</text:span><text:alphabetical-index-mark text:string-value="Maximierungsformel"/><text:span text:style-name="T2"> in der Katastrophenmedizin und damit eine quantitative Abwägbarkeit von Leben gegen Leben anerkennt, wendet sich zudem nicht gleichzeitig gegen die absolute Gleichheit der Menschenleben und somit gegen die Unzulässigkeit der Einstufung von Leben i.S.v. „lebenswert“ bzw. „lebensunwert“.</text:span><text:span text:style-name="T2"><text:note text:id="ftn1139" text:note-class="footnote"><text:note-citation>372</text:note-citation><text:note-body><text:p text:style-name="P700"><text:span text:style-name="T13"><text:s/>Vgl. auch </text:span><text:span text:style-name="T15">Eser</text:span><text:span text:style-name="T13">, Lebensrecht, in: ders./Lutterotti/Sporken (Hrsg.), Lexikon - Medizin, Ethik, Recht, 1989, Sp. 701: „Ebenso wenig ist die Relativität des Lebensschutzes dahingehend misszuverstehen, als ob noch nicht voll entfaltetes, bereits verlöschendes oder sonst wie (noch) nicht (mehr) intaktes oder behindertes Leben weniger wert sei als das in voller Blüte stehende“.</text:span></text:p></text:note-body></text:note></text:span><text:span text:style-name="T2"> Er stellt sich lediglich gegen die Bewertung des menschlichen Lebens als „unendlich“, die absolute „Unverrechenbarkeit“, „Unvertretbarkeit“ bzw. „Unabwägbarkeit“ von Leben. Im Gegenteil, aus der Gleichheit aller Menschen folgt gerade, dass der Schutz vieler Menschenleben immer eine höhere Pflicht ergibt, als der Schutz weniger Menschenleben. Gleich ist ein Menschenleben immer nur gegenüber einem anderen Menschenleben. Ein Leben kann aber zwei andere oder mehr nicht aufwiegen.</text:span><text:span text:style-name="T2"><text:note text:id="ftn1140" text:note-class="footnote"><text:note-citation>373</text:note-citation><text:note-body><text:p text:style-name="P700"><text:span text:style-name="T13"><text:s/>Vgl. </text:span><text:span text:style-name="T15">Scheid</text:span><text:span text:style-name="T13">, Grund- und Grenzfragen der Pflichtenkollision, 2000, S. 58.</text:span></text:p></text:note-body></text:note></text:span></text:p>
      <text:p text:style-name="P32"/>
      <text:p text:style-name="P25"><text:span text:style-name="T2">Der Medizinethiker </text:span><text:span text:style-name="T6">John Harris</text:span><text:span text:style-name="T2"> hat es mit einem kurzen Satz auf den Punkt gebracht: „Der Wert steigt mit der Zahl“.</text:span><text:span text:style-name="T2"><text:note text:id="ftn1141" text:note-class="footnote"><text:note-citation>374</text:note-citation><text:note-body><text:p text:style-name="P700"><text:span text:style-name="T13"><text:s/>Vgl. </text:span><text:span text:style-name="T15">Harris</text:span><text:span text:style-name="T13">, Der Wert des Lebens, 1995, S. 52 m.w.N.</text:span></text:p></text:note-body></text:note></text:span><text:span text:style-name="T2"> Das Leben eines jeden Menschen ist für sich genommen wertvoll, und genau aus diesem Grunde sind zwei Leben wertvoller als eines. Gerade weil „der Verlust eines jeden Lebens den Verlust einer ganzen Welt darstellt“, gehen mit dem Tod zweier Menschen zwei ganze Welten verloren. Wer sich nicht bemüht, so viele Menschen wie möglich zu retten, der lässt tatsächlich den Wert eines jeden zusätzlichen Lebens unberücksichtigt, dessen Tod er hätte vermeiden können.</text:span></text:p>
      <text:p text:style-name="P45"/>
      <text:p text:style-name="P25"><text:span text:style-name="T2">Die Gegenansicht, wie sie etwa von </text:span><text:span text:style-name="T6">John M. Taurek</text:span><text:span text:style-name="T2"> in seinem einflussreichen Aufsatz aus dem Jahre 1977 vertreten wird</text:span><text:span text:style-name="T2"><text:note text:id="ftn1142" text:note-class="footnote"><text:note-citation>375</text:note-citation><text:note-body><text:p text:style-name="P700"><text:span text:style-name="T17"><text:s/>Vgl. </text:span><text:span text:style-name="T18">Taurek</text:span><text:span text:style-name="T17">, Should the Numbers Count?, Philosophy &amp; Public Affairs 6, 1977, S. 293 ff. </text:span><text:span text:style-name="T13">(307 ff.) - dt. Übersetzung in: Lübbe (Hrsg.), Tödliche Entscheidung, 2004, S. 124 ff. (136 f.).</text:span></text:p></text:note-body></text:note></text:span><text:span text:style-name="T2">, ist der Auffassung, dass es keinen moralischen Grund gibt, anstelle von einem Menschenleben eher zwei zu retten. Der Retter rettet einen Menschen nicht wegen des Wertes, den sein Überleben für den Retter hat. Sondern er rette sie, weil er nachfühlen kann, welchen Wert ihr Leben für ihn selbst hat. Der Retter kann aber nur das Leid eines Menschen nachfühlen, sodass das Leid mehrerer Personen nicht mehr Leid ist. Bei einer Maxime immer die größere Anzahl von Menschen zu retten, werde den Menschen in der kleineren Gruppe keine faire bzw. gleiche Rettungschance gelassen und deshalb ihr Recht auf gleiche Rücksicht und Achtung verletzt. Eine unparteiische Entscheidung könne daher nur über den „Münzwurf“ erfolgen. Mit einer ähnlichen Begründung vertreten im juristischen Bereich </text:span><text:span text:style-name="T6">Reinhold Merkel</text:span><text:span text:style-name="T2"> und </text:span><text:span text:style-name="T6">Ulfried Neumann</text:span><text:span text:style-name="T2"> die Unzulässigkeit einer Addition des Lebens mehrerer Menschen. Es fehle an einem Gesamtsubjekt, bei dem sich der Verlust mehrerer Menschenleben zu einem Gesamtschaden addieren könnte.</text:span><text:span text:style-name="T2"><text:note text:id="ftn1143" text:note-class="footnote"><text:note-citation>376</text:note-citation><text:note-body><text:p text:style-name="P700"><text:span text:style-name="T13"><text:s/>Vgl. </text:span><text:span text:style-name="T15">Neumann</text:span><text:span text:style-name="T13">, in: NK, StGB, 1997, Band 2, § 34 Rn. 74; </text:span><text:span text:style-name="T15">Merkel</text:span><text:span text:style-name="T13">, Gründe für den Ausschluss der Strafbarkeit im Völkerstrafrecht, ZStW 2002, S. 637 ff. (652); siehe dazu auch bereits </text:span><text:span text:style-name="T15">ders.</text:span><text:span text:style-name="T13">, Zaungäste?, Über die Vernachlässigung philosophischer Argumente in der Strafrechtswissenschaft (und einige verbreitete Mißver-ständnisse zu § 34 S. 1 StGB), in: Institut für Kriminalwissenschaften Frankfurt a. M (Hrsg.), Vom unmöglichen Zustand des Strafrechts, 1995, S. 171 ff. (187, 192 ff.).</text:span></text:p></text:note-body></text:note></text:span></text:p>
      <text:p text:style-name="P45"/>
      <text:p text:style-name="P25"><text:span text:style-name="T2">Letztlich muss diese Ansicht dann aber tatsächlich das Vorhandensein der zusätzlich bedrohten Leben und damit auch das Bestehen ihrer Ansprüche auf Achtung ihrer Persönlichkeit in der größeren Gruppe als etwas ansehen, das der Bilanz an geretteten Werten überhaupt nichts hinzufügt. Die zusätzlichen rettbaren Leben und damit Achtungsansprüche bilden für die Vertreter des Quantifizierungsverbotes keinen relevanten Gesichtspunkt, als wären sie gar nicht vorhanden. Es ist bereits höchst zweifelhaft, ob das Leid mehrerer Personen wirklich nicht mehr Leid für den Retter sein kann. Es erscheint vielmehr nicht unwahrscheinlich, dass ein zur Hilfe eilender Mensch bei dem Anblick mehrerer schmerzschreiender Hilfebedürftiger auf der einen Straßenseite mehr leidet, im Vergleich zum Anblick nur einer um Hilfe rufenden Person auf der anderen Straßenseite. Unabhängig von dieser Einschätzung gibt es jedoch keinen anzuerkennenden moralischen Grund das zusätzliche rettbare Leben gleich „Null“ zu werten. Im Gegenteil, jedes zusätzliche rettbare Leben ist es wert, gerettet zu werden. Nur das Ziel der Maximierung der Überlebendenanzahl kann tatsächlich für sich in Anspruch nehmen, jedem Individuum in jeder Lage den Wert und die Achtung „einer ganzen Welt“ beizumessen, ganz gleich, ob es nun zufällig alleine oder in Gesellschaft anderer in Gefahr gerät.</text:span><text:span text:style-name="T2"><text:note text:id="ftn1144" text:note-class="footnote"><text:note-citation>377</text:note-citation><text:note-body><text:p text:style-name="P700"><text:span text:style-name="T13"><text:s/>Vgl. </text:span><text:span text:style-name="T15">Harris</text:span><text:span text:style-name="T13">, Der Wert des Lebens, 1995, S. 52 f. m.w.N.</text:span></text:p></text:note-body></text:note></text:span><text:span text:style-name="T2"> Allein die Maximierungsregel wird dem Recht des einzelnen Bürgers auf „gleiche Rücksicht und Achtung“</text:span><text:span text:style-name="T2"><text:note text:id="ftn1145" text:note-class="footnote"><text:note-citation>378</text:note-citation><text:note-body><text:p text:style-name="P700"><text:span text:style-name="T13"><text:s/></text:span><text:span text:style-name="T15">Dworkin</text:span><text:span text:style-name="T13">, Bürgerrechte ernstgenommen, 1984, S. 19, 300.</text:span></text:p></text:note-body></text:note></text:span><text:span text:style-name="T2">, welches als Fundamentalnorm liberaler Rechtsstaaten verstanden werden kann, hinreichend gerecht. Dementsprechend nimmt auch nur die Strategie der Maximierung der Überlebendenanzahl die Idee von der Heiligkeit des Lebens und die Gleichwertigkeit von Menschenleben wirklich ernst.</text:span><text:span text:style-name="T2"><text:note text:id="ftn1146" text:note-class="footnote"><text:note-citation>379</text:note-citation><text:note-body><text:p text:style-name="P700"><text:span text:style-name="T13"><text:s/>Ähnl. </text:span><text:span text:style-name="T15">Feuerstein</text:span><text:span text:style-name="T13">, Das Transplantationssystem, 1995, S. 244 f., </text:span><text:span text:style-name="T15">Gutmann/Land</text:span><text:span text:style-name="T13">, Ethische und rechtliche Fragen der Organverteilung, in: Schmidt, U./Albert (Hrsg.), Praxis der Nierentransplantation (IV), 1997, S. 92 ff. (102, 123 ff.), </text:span><text:span text:style-name="T15">Gutmann</text:span><text:span text:style-name="T13">, Gleichheit vor der Rationierung, in: ders./Schmidt, V.H. (Hrsg), Rationierung und Allokation im Gesundheitswesen, 2002, S. 179 ff. (191, 204).</text:span></text:p></text:note-body></text:note></text:span></text:p>
      <text:p text:style-name="P45"/>
      <text:h text:style-name="Heading_20_5" text:outline-level="5">Wesensgehaltsgarantie</text:h>
      <text:p text:style-name="P1"><text:span text:style-name="T2">Die Anwendung der Maximierungsformel beim Massenanfall Hilfebedürftiger verstößt auch nicht gegen die Wesensgehaltsgarantie</text:span><text:alphabetical-index-mark text:string-value="Wesensgehaltsgarantie"/><text:span text:style-name="T2"> für die Grundrechte gemäß Art. 19 Abs. 2 GG. Der Wesensgehalt des Grundrechtes auf Leben aus Art. 2 Abs. 2 Satz 1 GG ist nicht bereits dann als gemäß Art. 19 Abs. 2 GG angetastet zu sehen, wenn im Einzelfall von dem Grundrecht für den konkreten Betroffenen nichts mehr „übrig bleibt“. Dann wäre die vollständige Entziehung eines Grundrechts, beispielsweise die Erlaubnis der lebenslangen Freiheitsstrafe (Art. 104 GG) oder die Tötung im Rahmen des gezielten polizeilichen Rettungsschusses ebenso verfassungsrechtlich unzulässig</text:span><text:span text:style-name="T2"><text:note text:id="ftn1147" text:note-class="footnote"><text:note-citation>380</text:note-citation><text:note-body><text:p text:style-name="P700"><text:span text:style-name="T13"><text:s/>Vgl. zur Zulässigkeit des polizeiliche Todesschusses etwa: </text:span><text:span text:style-name="T15">Starck</text:span><text:span text:style-name="T13">, in: v. Mangoldt/Klein/Starck (Hrsg.), Komm., GG, Bd. 1, 4. Aufl., 1999, Art. 1 Abs. 1 Rn. 71; </text:span><text:span text:style-name="T15">Kunig</text:span><text:span text:style-name="T13">, in v. Münch/Kunig (Hrsg.), Komm., GG, Bd. 1, 5. Aufl., 2000, Art. 2 Rn. 85; </text:span><text:span text:style-name="T15">Mußgnug</text:span><text:span text:style-name="T13">, Das Recht des polizeilichen Schusswaffengebrauchs, 2001, S. 195 ff.; </text:span><text:span text:style-name="T15">Murswiek</text:span><text:span text:style-name="T13">, in: Sachs (Hrsg.), Komm., GG, 3. Aufl., 2003, Art. 2 Rn. 182.</text:span></text:p></text:note-body></text:note></text:span><text:span text:style-name="T2">, wie das Sterbenlassen des nicht zur rettenden Behandlung ausgewählten Patienten bei einem Massenanfall Hilfebedürftiger. Der Wesensgehalt ist nach ganz überwiegender Auffassung nur angetastet, wenn das Grundrecht im Allgemeinen nicht mehr erhalten bleibt bzw. die Grundrechtsbestimmung für alle Individuen oder auch nur für einen größeren Teil oder überhaupt für das soziale Leben bedeutungslos wird.</text:span><text:span text:style-name="T2"><text:note text:id="ftn1148" text:note-class="footnote"><text:note-citation>381</text:note-citation><text:note-body><text:p text:style-name="P700"><text:span text:style-name="T13"><text:s/>Vgl. </text:span><text:span text:style-name="T15">Lerche</text:span><text:span text:style-name="T13">, Grundrechtsschranken, in: Isensee/Kirchhof (Hrsg.), HStR V, 2. Aufl., 2000, § 122 Rn. 27 f.; </text:span><text:span text:style-name="T15">Kunig</text:span><text:span text:style-name="T13">, in v. Münch/Kunig (Hrsg.), Komm., GG, Bd. 1, 5. Aufl., 2000, Art. 2 Rn. 85; </text:span><text:span text:style-name="T15">Jarass</text:span><text:span text:style-name="T13">/Pieroth (Hrsg.), GG, 6. Aufl., 2002, Art. 19 Rn. 7; </text:span><text:span text:style-name="T15">Murswiek</text:span><text:span text:style-name="T13">, in: Sachs (Hrsg.), Komm., GG, 3. Aufl., 2003, Art. 2 Rn. 169.</text:span></text:p></text:note-body></text:note></text:span><text:span text:style-name="T2"> Dies ist bei der Ausnahmesituation des Massenanfalls Hilfebedürftiger, bei dem zudem das Ziel der Maximierung der Überlebendenzahl besteht, freilich gerade nicht der Fall.</text:span></text:p>
      <text:p text:style-name="P32"/>
      <text:p text:style-name="P1"><text:span text:style-name="T2">Im Übrigen hilft die Wesensgehaltsgarantie für die Grundrechte in Art. 19 Abs. 2 GG in den Fällen, in denen Leben gegen Leben steht, nicht wesentlich weiter. Die Schutzpflicht aus Art. 2 Abs. 2 Satz 1 GG gilt in der Situation des Massenanfalls Hilfebedürftiger notwendigerweise für alle Patienten und kollidiert gleichsam mit sich selbst. Wo nicht beide Leben gerettet werden können, kann die Wesensgehaltsgarantie im Ergebnis nur ein Leben schützen – welches Leben wiederum, das ist eine offene Frage.</text:span><text:span text:style-name="T2"><text:note text:id="ftn1149" text:note-class="footnote"><text:note-citation>382</text:note-citation><text:note-body><text:p text:style-name="P700"><text:span text:style-name="T13"><text:s/>Vgl. </text:span><text:span text:style-name="T15">Dürig</text:span><text:span text:style-name="T13">, in: Maunz/Dürig (Hrsg.), Komm., GG, 1958, Art. 2 Abs. 2 Rn. 13; </text:span><text:span text:style-name="T15">Küper</text:span><text:span text:style-name="T13">, Tötungsverbot und Lebensnotstand, JuS 1981, S. 785 ff. (788); </text:span><text:span text:style-name="T15">Laber</text:span><text:span text:style-name="T13">, Der Schutz des Lebens im StrafR, 1997, S. 144.</text:span></text:p></text:note-body></text:note></text:span><text:span text:style-name="T2"> Letztlich weist hier der Grundgesetzgeber die Rechtsgemeinschaft an, Maximen aufzustellen, die bestimmen, für welches Leben sich die Rechtsordnung entscheiden soll.</text:span><text:span text:style-name="T2"><text:note text:id="ftn1150" text:note-class="footnote"><text:note-citation>383</text:note-citation><text:note-body><text:p text:style-name="P700"><text:span text:style-name="T13"><text:s/>Vgl. </text:span><text:span text:style-name="T15">Otto</text:span><text:span text:style-name="T13">, Pflichtenkollision und Rechtswidrigkeitsurteil, 3. Aufl., 1978, S. 79; </text:span><text:span text:style-name="T15">Laber</text:span><text:span text:style-name="T13">, Der Schutz des Lebens im StrafR, 1997, S. 54.</text:span></text:p></text:note-body></text:note></text:span><text:span text:style-name="T2"> Dabei muss, gerade weil alle Leben gleichwertig sind, auf die Zahl der auf dem Spiel stehenden Leben abgestellt werden, weil das menschliche Leben eben nicht den Wert „unendlich“ hat. Jeder Einzelne, der tatsächlich überlebt, zählt mehr als der Wert, der durch eine abstrakte Inschutzstellung des Lebens erreicht werden kann. Andernfalls würde eine Verwirkung der Schutzansprüche der Mehrheit und damit deren Rechtsinteressen eintreten. Der Zählwert des menschlichen Lebens muss berücksichtigt werden, wenn durch seine Nichtbeachtung die Gefahr besteht, dass konkrete Menschenleben aufgegeben werden.</text:span></text:p>
      <text:p text:style-name="P53"/>
      <text:h text:style-name="Heading_20_5" text:outline-level="5">Vereinbarkeit mit der Rechtsprechung des BVerfG</text:h>
      <text:h text:style-name="Heading_20_6" text:outline-level="6">Zum Menschenwürdesatz</text:h>
      <text:p text:style-name="P1"><text:span text:style-name="T2">Fraglich ist, ob das Maximierungskriterium mit der Rechtsprechung des BVerfG zum Menschenwürde</text:span><text:alphabetical-index-mark text:string-value="Menschenwürde"/><text:span text:style-name="T2">schutz des Art. 1 Abs. 1 GG vereinbar ist. </text:span><text:span text:style-name="T6">Sabine Dönicke</text:span><text:span text:style-name="T2"> etwa lehnt eine Quantifizierung menschlichen Lebens und damit eine Einstufung von Patienten in die Triagegruppe IV („Hoffnungslosenkategorie“) unter Hinweis auf die Verletzung der Menschenwürde ab.</text:span><text:span text:style-name="T2"><text:note text:id="ftn1151" text:note-class="footnote"><text:note-citation>384</text:note-citation><text:note-body><text:p text:style-name="P709"><text:span text:style-name="T13"><text:s/>Vgl. </text:span><text:span text:style-name="T15">Dönicke</text:span><text:span text:style-name="T13">, Strafrechtliche Aspekte der Katastrophenmedizin, 1987, S. 110, 147.</text:span></text:p></text:note-body></text:note></text:span><text:span text:style-name="T2"> Der Mensch werde bei einer Berücksichtigung von Zeit und Material, mit denen mehrere andere Patienten gerettet werden könnten, zum bloßen Objekt des Staates für eine Effektivitätsanalyse gemacht. Sein Leben werde zu einem Rechnungsposten im Katastropheneinsatzplan. Der „Aussortierte“ könne sich nicht wehren oder sich diesem Verfahren entziehen, er hätte nur noch Zählwert und würde damit als konkrete Persönlichkeit nicht mehr zählen.</text:span></text:p>
      <text:p text:style-name="P32"/>
      <text:p text:style-name="P1"><text:span text:style-name="T2">Das BVerfG hat bisher keine allgemeingültige positive Definition für den Begriff der Menschenwürde i.S.d. Grundgesetzes aufgezeigt, sondern bestimmt den Inhalt der Menschenwürde „in Ansehung des konkreten Falles“</text:span><text:span text:style-name="T2"><text:note text:id="ftn1152" text:note-class="footnote"><text:note-citation>385</text:note-citation><text:note-body><text:p text:style-name="P700"><text:span text:style-name="T13"><text:s/>Vgl. BVerfGE 30, 1 (25).</text:span></text:p></text:note-body></text:note></text:span><text:span text:style-name="T2"> negativ vom Verletzungshergang her. Art. 1 Abs. 1 Satz 1 GG lautet: „Die Würde des Menschen ist unantastbar.“ Folglich ist grundsätzlich jeder Eingriff in den Schutzbereich der Menschenwürde sogleich eine Verletzung.</text:span><text:span text:style-name="T2"><text:note text:id="ftn1153" text:note-class="footnote"><text:note-citation>386</text:note-citation><text:note-body><text:p text:style-name="P700"><text:span text:style-name="T13"><text:s/>Vgl. </text:span><text:span text:style-name="T15">Höfling</text:span><text:span text:style-name="T13">, Die Unantastbarkeit der Menschenwürde, JuS 1995, S. 857 ff. (859): das „Spiel von Grund und Gegengrund“, bei dem die divergierenden Interessen im Wege der praktischen Konkordanz zum schonendsten Ausgleich gebracht werden entfällt.</text:span></text:p></text:note-body></text:note></text:span></text:p>
      <text:p text:style-name="P32"/>
      <text:p text:style-name="P279"><text:span text:style-name="T2">Die Rechtsprechung bedient sich zur Bestimmung der Menschenwürdeverletzung vielfach einer additiven Beispielstechnik derart, dass Diffamierung, Diskriminierung, Erniedrigung, Brandmarkung, Verfolgung, Ächtung, Entrechtung und grausame Bestrafung verboten ist.</text:span><text:span text:style-name="T2"><text:note text:id="ftn1154" text:note-class="footnote"><text:note-citation>387</text:note-citation><text:note-body><text:p text:style-name="P700"><text:span text:style-name="T13"><text:s/>Vgl. etwa BayVerfGH, BayVBl 1982, 47 (50); siehe auch </text:span><text:span text:style-name="T15">Häberle</text:span><text:span text:style-name="T13">. Die Menschenwürde als Grundlage der staatlichen Gemeinschaft, in: Isensee/Kirchhof (Hrsg.), HStR I, 1987, § 20 Rn. 10; </text:span><text:span text:style-name="T15">Höfling</text:span><text:span text:style-name="T13">, Die Unantastbarkeit der Menschenwürde, JuS 1995, S. 857 ff. (859).</text:span></text:p></text:note-body></text:note></text:span><text:span text:style-name="T2"> Sie orientiert sich an der von </text:span><text:span text:style-name="T6">Günther Dürig</text:span><text:span text:style-name="T2"> aufgestellten Objektformel: „Die Menschenwürde ist getroffen, wenn der konkrete Mensch zum Objekt, zu einem bloßen Mittel, zur vertretbaren Größe herabgewürdigt wird“.</text:span><text:span text:style-name="T2"><text:note text:id="ftn1155" text:note-class="footnote"><text:note-citation>388</text:note-citation><text:note-body><text:p text:style-name="P700"><text:span text:style-name="T13"><text:s/></text:span><text:span text:style-name="T15">Dürig</text:span><text:span text:style-name="T13">, in: Maunz/Dürig (Hrsg.), Komm., GG, 1958, Art. 1 Abs. 1 GG Rn. 28; BVerfGE 28, 386 (391); 50, 160 (175); 87, 209 (228). Hierzu jedoch zu Recht krit. </text:span><text:span text:style-name="T15">Luhmann</text:span><text:span text:style-name="T13">, Grundrechte als Institution, 2. Aufl., 1974, S. 59, Fn. 18 - nach seiner Ansicht ist die Objektformel eine Leerformel, „da man Menschen überhaupt nur als Objekt behandeln kann, denn jedes Behandeln setzt Vergegenständlichung voraus“. Es bleibt fraglich, „wann ein solches Behandeln so skandalös ist, dass eine wesentliche Grundrechtsverletzung vorliegt“.</text:span></text:p></text:note-body></text:note></text:span><text:span text:style-name="T2"> Dieser Ansatz geht in seinen Wurzeln zurück auf den Kant´schen kategorischen Imperativ: „Handle so, dass du die Menschheit, sowohl in deiner Person, als in der Person eines jeden anderen, jederzeit zugleich als Zweck, niemals bloß als Mittel brauchest“.</text:span><text:span text:style-name="T2"><text:note text:id="ftn1156" text:note-class="footnote"><text:note-citation>389</text:note-citation><text:note-body><text:p text:style-name="P700"><text:span text:style-name="T13"><text:s/>Vgl. </text:span><text:span text:style-name="T15">Kant</text:span><text:span text:style-name="T13">, Kritik der praktischen Vernunft, Grundlegung zur Metaphysik der Sitten (1788), in: Weischedel (Hrsg.), Werkausgabe Bd. VII, 12. Aufl., 1993, S. 61. Kritik an der Unbestimmtheit der Formel übte bereits </text:span><text:span text:style-name="T15">Schopenhauer</text:span><text:span text:style-name="T13">: „Aber dieser von allen Kantianern so unermüdlich nachgesprochene Satz, […] ist […] so allgemein genommen aber ungenügend, wenigsagend und noch dazu problematisch“ (Vgl. </text:span><text:span text:style-name="T15">ders.</text:span><text:span text:style-name="T13">, Sämtliche Werke, hrsg. von Hübscher, 4. Aufl., 1. Band, Die Welt als Wille und Vorstellung, 1988, S. 412); ausführlich zur Rezeption der Kantischen Tradition </text:span><text:span text:style-name="T15">Geddert-Steinacher</text:span><text:span text:style-name="T13">, Menschenwürde als Verfassungsbegriff, 1990, S. 31 ff.</text:span></text:p></text:note-body></text:note></text:span><text:span text:style-name="T2"> Dürig konkretisiert seine Objektformel mit den Worten: „Es geht um die Degradierung des Menschen zum Ding, das total erfasst, abgeschossen, registriert, liquidiert, im Gehirn gewaschen, ersetzt, eingesetzt und ausgesetzt (d.h. vertrieben) werden kann“. Betrachtet man die vom BVerfG und von Dürig herangezogenen Fallgruppen, etwa auch die Herabwürdigung des Menschen auf die Ebene einer Sache oder eines Tieres, Folter, Sklaverei und Genocidium</text:span><text:span text:style-name="T2"><text:note text:id="ftn1157" text:note-class="footnote"><text:note-citation>390</text:note-citation><text:note-body><text:p text:style-name="P700"><text:span text:style-name="T13"><text:s/>Vgl. </text:span><text:span text:style-name="T15">Dürig</text:span><text:span text:style-name="T13">, in: Maunz/Dürig (Hrsg.), Komm., GG, 1958, Art. 1 Abs. 1 GG Rn. 28, 30.</text:span></text:p></text:note-body></text:note></text:span><text:span text:style-name="T2">, wird deutlich, dass eine Differenzierung zwischen den Menschen allein in Bezug auf die höhere Anzahl ihrer Rettung insgesamt sie noch nicht i.d.S. jeweils zum Objekt degradiert.</text:span></text:p>
      <text:p text:style-name="P32"/>
      <text:p text:style-name="P1"><text:span text:style-name="T2">Diese Schlussfolgerung wird durch die vom BVerfG z.T. geforderte „Missbrauchsabsicht“ für einen Eingriff in die Menschenwürde noch klarer. Es formulierte: „Die Behandlung des Menschen durch die öffentliche Hand, die das Gesetz vollzieht, muss also, wenn sie die Menschenwürde berühren soll, Ausdruck der Verachtung des Wertes, der dem Menschen kraft seines Personseins zukommt also in diesem Sinne eine verächtliche Behandlung sein“.</text:span><text:span text:style-name="T2"><text:note text:id="ftn1158" text:note-class="footnote"><text:note-citation>391</text:note-citation><text:note-body><text:p text:style-name="P700"><text:span text:style-name="T13"><text:s/>Vgl. BVerfGE 30, 1 (26).</text:span></text:p></text:note-body></text:note></text:span><text:span text:style-name="T2"> In einer Situation, in der objektiv nicht alle Patienten überleben können, liegt in der Maximierung der Überlebendenzahl gerade keine „verächtliche Behandlung“ sondern im Gegenteil ein vom größtmöglichen Rettungs- und Heilungsziel getragenes Verhalten. Von einer „verächtlichen“ Behandlung der in der „Hoffnungslosen</text:span><text:alphabetical-index-mark text:string-value="Hoffnungslose"/><text:span text:style-name="T2">kategorie“ triagierten Patienten kann auch deshalb keine Rede sein, weil selbst für sie nach Aussage aller Katastrophenmediziner eine palliative medizinische Behandlung und Betreuung sichergestellt werden muss. Zudem betont die übergroße Mehrheit der Katastrophenmediziner immer wieder, dass die Triage ein kontinuierlicher Prozess sein muss, sodass auch Patienten, die einmal in die „Hoffnungslosenkategorie“ eingestuft worden sind, die Chance haben bei einer Verbesserung ihrer gesundheitlichen Situation oder der medizinischen Kapazitätslage in eine günstigere Patientenkategorie eingeordnet zu werden.</text:span></text:p>
      <text:p text:style-name="P32"/>
      <text:p text:style-name="P1"><text:span text:style-name="T2">Für den Patienten, der trotz seines bestehenden Behandlungsanspruches in die „Hoffnungslosenkategorie“ und ungeachtet kontinuierlicher Triage wahrscheinlich endgültig eingeordnet bleibt, rechtfertigt sich dies letztlich aus der Knappheitslage selbst und dem vom Patienten zu tragenden „Krankheitsrisiko</text:span><text:alphabetical-index-mark text:string-value="Krankheitsrisiko"/><text:span text:style-name="T2">“. Da der Schutz aller individuellen Menschen objektiv nicht möglich ist, bleibt es bei allen denkbaren Rettungsmöglichkeiten dabei, dass der Lebensschutz gegenüber bestimmten Menschen nicht wahrgenommen werden kann. Das Opfer muss dann den Tod respektieren. Dies ist wegen der transzendenten Bedeutung der Lebensrettung für das Opfer zwar tragisch, steht jedoch mit der Rechtsordnung in Einklang und ist insofern nicht „ungerecht“. Derjenige, dessen Lebensinteresse im Einzelfall vernachlässigt wird, kann und muss diese Entscheidung für sich auch deshalb als richtig akzeptieren, da er selbst über die demokratische Wahl des Verfassungs- bzw. Gesetzgebers, der objektiven Mehrheitsinstanz, an der Normierung der Maximierungspflicht mitgewirkt und sie damit für sich selbst als verbindlich und am besten anerkannt hat. Zu demselben Ergebnis kommt man bei einer ex-ante Betrachtung. Bestünde die Alternative einen auf Kosten von 99 Patienten zu retten und ließe man die 100 Personen vor dem Schadensereignis demokratisch abstimmen, ob die Rechtsordnung zu einer quantitativen Abwägung verpflichten soll, so würde die Abstimmung wohl eindeutig zugunsten einer solchen Pflicht ausfallen. Denn für alle Betroffenen bestünde dann eine größere Chance gerettet zu werden.</text:span><text:span text:style-name="T2"><text:note text:id="ftn1159" text:note-class="footnote"><text:note-citation>392</text:note-citation><text:note-body><text:p text:style-name="P700"><text:span text:style-name="T13"><text:s/>Vgl. </text:span><text:span text:style-name="T15">Jakobs</text:span><text:span text:style-name="T13">, StrafR AT, 2 Aufl., 1993, S. 421 f; </text:span><text:span text:style-name="T15">Scheid</text:span><text:span text:style-name="T13">, Grund- und Grenzfragen der Pflichtenkollision, 2000, S. 56, 63.</text:span></text:p></text:note-body></text:note></text:span><text:span text:style-name="T2"> Auf einem ähnlichen Gedanken beruht der philosophische Erklärungsversuch der Anwendung der Maximierungsregel in der Katastrophenmedizin von </text:span><text:span text:style-name="T6">John M. Taurek</text:span><text:span text:style-name="T2"> und </text:span><text:span text:style-name="T6">Weyma</text:span><text:span text:style-name="T2"> </text:span><text:span text:style-name="T6">Lübbe</text:span><text:span text:style-name="T2">, die insoweit von einem sog. ex ante-Konsens</text:span><text:alphabetical-index-mark text:string-value="Ex ante-Konsens"/><text:span text:style-name="T2"> sprechen, den die Betroffenen vor dem Schadensereignis erzielen würden.</text:span><text:span text:style-name="T2"><text:note text:id="ftn1160" text:note-class="footnote"><text:note-citation>393</text:note-citation><text:note-body><text:p text:style-name="P700"><text:span text:style-name="T17"><text:s/>Vgl. </text:span><text:span text:style-name="T18">Taurek</text:span><text:span text:style-name="T17">, Should the Numbers Count?, Philosophy &amp; Public Affairs 6, 1977, S. 293 ff. </text:span><text:span text:style-name="T13">(312 f.) - dt. Übersetzung in: Lübbe (Hrsg.), Tödliche Entscheidung, 2004, S. 124 ff. (139 f.); </text:span><text:span text:style-name="T15">W. Lübbe</text:span><text:span text:style-name="T13">, Veralltäglichung der Triage?, EthikMed 2001, S. 148 ff. (157 f.) m.w.N. Dazu näher siehe bereits unter § 4 E III.</text:span></text:p></text:note-body></text:note></text:span><text:span text:style-name="T2"> Mithin ist davon auszugehen, dass die Pflicht zur quantitativen Lebensabwägung bei einem Massenanfall Hilfebedürftiger dem kollektiven Sicherheitsgefühl der Bevölkerung eher entgegen kommt, als ein Quantifizierungsverbot.</text:span></text:p>
      <text:p text:style-name="P32"/>
      <text:p text:style-name="P1"><text:span text:style-name="T2">Die Berufung auf das „Mittel-Zweck-Argument“ und damit auf </text:span><text:span text:style-name="T6">Immanuel Kan</text:span><text:span text:style-name="T2">t kann zudem allenfalls dann eingreifen, wenn ein Mensch aktiv getötet wird, um dadurch andere zu retten.</text:span><text:span text:style-name="T2"><text:note text:id="ftn1161" text:note-class="footnote"><text:note-citation>394</text:note-citation><text:note-body><text:p text:style-name="P700"><text:span text:style-name="T13"><text:s/>Die Maxime der kantischen Ethik hält unsere Rechtsordnung allerdings auch sonst nicht durch. Die zahlreichen aufgeführten Ausnahmebeispiele vom „absoluten Lebensschutz“ (z.B. §§ 32, 34 StGB) weisen nach, dass selbst die aktive Tötung ein „richtiges Mittel“ sein kann. Darauf hinweisend auch </text:span><text:span text:style-name="T15">Küper</text:span><text:span text:style-name="T13">, Grund- und Grenzfragen der rechtfertigenden Pflichtenkollision, 1979, S. 56.</text:span></text:p></text:note-body></text:note></text:span><text:span text:style-name="T2"> In der Situation der Patientenauswahl findet die Rettung der Hilfebedürftigen jedoch gerade nicht auf Kosten bzw. auf dem Rücken der Sterbenden statt, sondern unabhängig von ihnen. Die Sterbenden werden nicht aufgeopfert bzw. als Instrument (Mittel) zur Rettung der anderen Personen missbraucht. Sie sterben vielmehr, weil aufgrund einer Mangelsituation die Rettung aller Menschen unmöglich ist.</text:span><text:span text:style-name="T2"><text:note text:id="ftn1162" text:note-class="footnote"><text:note-citation>395</text:note-citation><text:note-body><text:p text:style-name="P700"><text:span text:style-name="T13"><text:s/>Vgl. </text:span><text:span text:style-name="T15">Scheid</text:span><text:span text:style-name="T13">, Grund und Grenzfragen der Pflichtenkollision, 2000, S. 56.</text:span></text:p></text:note-body></text:note></text:span><text:span text:style-name="T2"> Im Fall der Patientenauswahl beim Massenanfall Hilfebedürftiger wird das Leben keines Betroffenen um einen noch so geringen Zeitraum aktiv verkürzt.</text:span><text:span text:style-name="T2"><text:note text:id="ftn1163" text:note-class="footnote"><text:note-citation>396</text:note-citation><text:note-body><text:p text:style-name="P700"><text:span text:style-name="T13"><text:s/>Zur Einstufung der Triage als Unterlassen s.u. unter § 8 A I 1 a.</text:span></text:p></text:note-body></text:note></text:span><text:span text:style-name="T2"> Im Gegenteil, es geht darum, wie die erreichbare Hilfe überhaupt am besten verteilt werden kann. Die Rechtsordnung fordert den Retter nur auf, so viele Rettungschancen wie möglich wahrzunehmen und damit Rettungsansprüche Einzelner zu erfüllen. Diejenigen Menschen, die nicht gerettet werden können, etwa weil sie bis zu ihrem Tod in der „Hoffnungslosenkategorie“ eingestuft wurden, bleiben, wie es </text:span><text:span text:style-name="T5">Georgios Mangakis</text:span><text:span text:style-name="T2"> zu Recht feststellt, lediglich ihrem von der Mangelsituation bestimmten, wie man zutreffend sagt, „Schicksal überlassen“. Wenn der Verpflichtete das ihm Größtmögliche zur Rettung tut, ist dies, so Mangakis weiter, als „Bestätigung der Menschenachtung in ihrer konkreten Gestalt der Menschenliebe“ zu erfassen. Der Verpflichtete übernimmt „nicht die Rolle des vernichtenden Schicksals“. „Das Recht kann und soll in diesen Fällen vom Pflichtenträger die Verwirklichung der ihm zur Verfügung stehenden Rettungsmöglichkeit verlangen.“</text:span><text:span text:style-name="T2"><text:note text:id="ftn1164" text:note-class="footnote"><text:note-citation>397</text:note-citation><text:note-body><text:p text:style-name="P700"><text:span text:style-name="T13"><text:s/>Vgl. </text:span><text:span text:style-name="T15">Mangakis</text:span><text:span text:style-name="T13">, Die Pflichtenkollision als Grenzsituation des Strafrechts, ZStW 1972, S. 447 ff. (473).</text:span></text:p></text:note-body></text:note></text:span><text:span text:style-name="T2"> Für denjenigen Patienten, der nicht zur Rettung ausgewählt wird, bleibt zudem die „prinzipielle Hoffnung auf eine günstige Wendung des Schicksals bestehen“, sodass auch von einer „willkürliche Preisgabe eines Menschenlebens durch die Rechtsordnung“</text:span><text:span text:style-name="T2"><text:note text:id="ftn1165" text:note-class="footnote"><text:note-citation>398</text:note-citation><text:note-body><text:p text:style-name="P700"><text:span text:style-name="T13"><text:s/>So </text:span><text:span text:style-name="T15">Gallas</text:span><text:span text:style-name="T13">, Pflichtenkollision als Schuldausschließungsgrund, FS Metzger, 1954, S. 311 ff. (331).</text:span></text:p></text:note-body></text:note></text:span><text:span text:style-name="T2">, nicht gesprochen werden kann.</text:span><text:span text:style-name="T2"><text:note text:id="ftn1166" text:note-class="footnote"><text:note-citation>399</text:note-citation><text:note-body><text:p text:style-name="P700"><text:span text:style-name="T13"><text:s/>Vgl. </text:span><text:span text:style-name="T15">Mangakis</text:span><text:span text:style-name="T13">, Die Pflichtenkollision als Grenzsituation des Strafrechts, ZStW 1972, S. 447 ff. (474).</text:span></text:p></text:note-body></text:note></text:span><text:span text:style-name="T2"> Die Rechtsordnung trägt dem individuellen Schutz von Menschenleben als Selbstzweck am besten Rechnung, indem sie sich am ethischen Wert der maximalen Lebenserhaltung orientiert und eine Quantifizierung von Menschenleben zur Pflicht erhebt. Nur so können sich auch weiterhin möglichst viele Persönlichkeiten entfalten.</text:span></text:p>
      <text:p text:style-name="P32"/>
      <text:p text:style-name="P32">Mithin liegt, auch vor dem Hintergrund der Rechtsprechung des Bundesverfassungsgerichtes zum Würdesatz, in der Anwendung des Kriteriums der Maximierung der Überlebendenzahl keine Verletzung des Art. 1 Abs. 1 GG.</text:p>
      <text:h text:style-name="Heading_20_6" text:outline-level="6">Zum Schwangerschaftsabbruch</text:h>
      <text:p text:style-name="P1"><text:span text:style-name="T2">Fraglich ist, wie die Rechtsprechung des Bundesverfassungsgerichts zum Schwangerschaftsabbruch</text:span><text:alphabetical-index-mark text:string-value="Schwangerschaftsabbruch"/><text:span text:style-name="T2"> mit der Anwendung der Maximierungsformel beim Massenanfall Hilfebedürftiger vereinbar ist. In seinem 1. Abtreibungsurteil hat es ausgeführt:</text:span></text:p>
      <text:p text:style-name="P32"/>
      <text:p text:style-name="P280"><text:span text:style-name="T2">„</text:span><text:span text:style-name="T2">Die pauschale Abwägung von Leben gegen Leben, die zur Freigabe der vermeintlich geringeren Zahl im Interesse der Erhaltung der angeblich größeren Zahl führt, ist nicht vereinbar mit der Verpflichtung zum individuellen Schutz jedes einzelnen konkreten Lebens. […] Der Schutz des einzelnen Lebens darf nicht deswegen aufgegeben werden, weil das an sich achtenswerte Ziel verfolgt wird, andere Leben zu retten. Jedes menschliche Leben […] ist als solches gleich wertvoll und kann deshalb keiner irgendwie gearteten unterschiedlichen Bewertung oder gar zahlenmäßigen Abwägung unterworfen werden. […] Der Effizienz der Regelung im Ganzen darf der Grundrechtsschutz im Einzelnen nicht geopfert werden“.</text:span><text:span text:style-name="T2"><text:note text:id="ftn1167" text:note-class="footnote"><text:note-citation>400</text:note-citation><text:note-body><text:p text:style-name="P700"><text:span text:style-name="T13"><text:s/>Vgl. BVerfGE 39, 1 (58 f.).</text:span></text:p></text:note-body></text:note></text:span></text:p>
      <text:p text:style-name="P32"/>
      <text:p text:style-name="P32">Eine „Gesamtrechnung“ im Sinne bloß zahlenmäßiger Aufrechnung der durch die jeweilige Regelung geschützten bzw. geretteten menschlichen Leben lehnt das Gericht ab. Damit ist jedoch nicht zwingend die quantitative Unabwägbarkeit menschlichen Lebens für alle Lebenssituationen verfassungsrechtlich verankert.</text:p>
      <text:p text:style-name="P32"/>
      <text:p text:style-name="P1"><text:span text:style-name="T2">Von maßgeblicher Bedeutung für die Beurteilung der Zulässigkeit des Kriteriums der Maximierung der Überlebendenzahl ist die gegebene Ausgangslage bei knappen medizinischen Ressourcen. </text:span><text:span text:style-name="T6">Gérard</text:span><text:span text:style-name="T2"> </text:span><text:span text:style-name="T6">Gäfgen</text:span><text:span text:style-name="T2"> bezeichnet diese Ausgangslage als das „tragische Dilemmata der Wahl zwischen eigentlich als unverzichtbar angesehenen Werten“. Das Dilemma ist charakterisiert durch einen Sachverhalt, in dem begrenzte Mittel nur noch so verteilt werden können, dass mindestens bei einer Person das Mindestniveau, also die Lebensrettung, unterschritten wird. Gäfgen nennt dies eine „nicht-kompromissfähige Entscheidung“.</text:span><text:span text:style-name="T2"><text:note text:id="ftn1168" text:note-class="footnote"><text:note-citation>401</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50, 260, 270).</text:span></text:p></text:note-body></text:note></text:span><text:span text:style-name="T2"> </text:span><text:span text:style-name="T6">Ray Junghanns</text:span><text:span text:style-name="T2"> diskutiert die Situation unter der Bezeichnung der „alternativen Unmöglich-keit“.</text:span><text:span text:style-name="T2"><text:note text:id="ftn1169" text:note-class="footnote"><text:note-citation>402</text:note-citation><text:note-body><text:p text:style-name="P700"><text:span text:style-name="T13"><text:s/>Vgl. </text:span><text:span text:style-name="T15">Junghanns</text:span><text:span text:style-name="T13">, Verteilungsgerechtigkeit in der Transplantationsmedizin, 2001, S. 54, 58.</text:span></text:p></text:note-body></text:note></text:span><text:span text:style-name="T2"> Eine solche Ausgangslage ist grundverschieden zu dem Sachverhalt, der dem BVerfG bei seinem Urteil zum Schwangerschaftsabbruch vorlag. Dort betraf die Aussage des Gerichts die prinzipielle Zulässigkeit einer Fristenlösung. Danach sollte in den ersten Monaten der Schwangerschaft ein Schwangerschaftsabbruch nicht unter Strafe gestellt werden. Ziel war es, Frauen zur Schwangerschaftsberatung zu bewegen und dadurch eine größere Anzahl ungeborenen Lebens retten zu können, auch wenn dafür mangels strafrechtlichen Schutzes eine geringere Zahl ungeborenen Lebens geopfert werden muss. Mithin lag dem Gericht ein Sachverhalt zugrunde bei dem, im Gegensatz zur Situation beim Massenanfall Hilfebedürftiger, objektiv alle (ungeborenen) Leben gerettet werden konnten. Ist es aber objektiv unmöglich alle Menschenleben retten zu können, muss es möglich sein, eine quantitative Abwägung zwischen den zu rettenden Patienten unter der Maßgabe vornehmen zu können, welcher Patient gerettet werden soll, damit möglichst viele Patienten überleben.</text:span></text:p>
      <text:p text:style-name="P32"/>
      <text:p text:style-name="P1"><text:span text:style-name="T2">Im Übrigen ist auch das BVerfG in beiden Abtreibungsurteilen im Ansatz von einer Abwägbarkeit zwischen dem Lebensschutz des nasciturus und der Freiheit der Schwangeren zum Schwangerschaftsabbruch ausgegangen: „Bei der deshalb erforderlichen Abwägung sind die beiden Verfassungswerte in ihrer Beziehung zur Menschenwürde als dem Mittelpunkt des Wertesystems der Verfassung zu sehen“.</text:span><text:span text:style-name="T2"><text:note text:id="ftn1170" text:note-class="footnote"><text:note-citation>403</text:note-citation><text:note-body><text:p text:style-name="P700"><text:span text:style-name="T13"><text:s/>Vgl. BVerfGE 39, 1 (43); ähnl. 88, 203 (253 f.).</text:span></text:p></text:note-body></text:note></text:span><text:span text:style-name="T2"> Es hat dabei grundsätzlich zugunsten des nasciturus entschieden</text:span><text:span text:style-name="T2"><text:note text:id="ftn1171" text:note-class="footnote"><text:note-citation>404</text:note-citation><text:note-body><text:p text:style-name="P700"><text:span text:style-name="T13"><text:s/>Vgl. BVerfGE 39, 1 (43 f.); 88, 203 (255 f.).</text:span></text:p></text:note-body></text:note></text:span><text:span text:style-name="T2">, aber bei Unzumutbarkeit für die schwangere Frau einen Schwangerschaftsabbruch zugelassen und sich somit mittelbar gegen das ungeborene Leben entschieden. Wenn somit schon tatsächlich die Abwägung zwischen zwei Menschenleben für zulässig gehalten wird (zahlreiche weitere Bsp.: z.B. § 32 StGB), so muss doch im „Erst-recht-Schluss“ die Abwägung der Rettung weniger Menschen zugunsten vieler Menschen zulässig sein. Insofern relativiert dann tatsächlich das Lebensrecht der Vielen das Lebensrecht des Einzelnen.</text:span><text:span text:style-name="T2"><text:note text:id="ftn1172" text:note-class="footnote"><text:note-citation>405</text:note-citation><text:note-body><text:p text:style-name="P700"><text:span text:style-name="T13"><text:s/>As herannahende Bedrohung beschreibend </text:span><text:span text:style-name="T15">Künschner</text:span><text:span text:style-name="T13">, Wirtschaftlicher Behandlungsverzicht und Patientenauswahl, 1992, S. 274.</text:span></text:p></text:note-body></text:note></text:span></text:p>
      <text:p text:style-name="P32"/>
      <text:p text:style-name="P1"><text:span text:style-name="T2">Dies muss zumal gelten, wenn der Tod des Menschen, wie im Fall der Triage, durch (bloßes) Unterlassen</text:span><text:alphabetical-index-mark text:string-value="Unterlassen"/><text:span text:style-name="T2"> in Form von „Nichtretten“ eintritt</text:span><text:span text:style-name="T2"><text:note text:id="ftn1173" text:note-class="footnote"><text:note-citation>406</text:note-citation><text:note-body><text:p text:style-name="P700"><text:span text:style-name="T13"><text:s/>Näher zur Einordnung der Triage als Unterlassen s.u. unter § 8 A I 1 a.</text:span></text:p></text:note-body></text:note></text:span><text:span text:style-name="T2"> und nicht etwa wie bei einem Schwangerschaftsabbruch aktiv getötet wird. Bei der Erörterung der Ausnahmen vom Grundsatz des absoluten Lebensschutzes</text:span><text:span text:style-name="T2"><text:note text:id="ftn1174" text:note-class="footnote"><text:note-citation>407</text:note-citation><text:note-body><text:p text:style-name="Footnote"><text:s/>s. unter § 7 C IV 2 b aa.</text:p></text:note-body></text:note></text:span><text:span text:style-name="T2"> wurde bereits festgestellt, dass das Tötungsverbot als Unterlassungspflicht „absoluter“ gilt, als die Lebenserhaltungspflicht</text:span><text:alphabetical-index-mark text:string-value="Lebenserhaltungspflicht"/><text:span text:style-name="T2"> als Handlungspflicht</text:span><text:span text:style-name="T2"><text:note text:id="ftn1175" text:note-class="footnote"><text:note-citation>408</text:note-citation><text:note-body><text:p text:style-name="P700"><text:span text:style-name="T13"><text:s/>Darauf hinweisend auch </text:span><text:span text:style-name="T15">Eser</text:span><text:span text:style-name="T13">, Lebenserhaltungspflicht und Behandlungsabbruch, in: Auer/Menzel/Eser (Hrsg.), Zwischen Heilauftrag und Sterbehilfe, 1977, S. 75 ff. (94).</text:span></text:p></text:note-body></text:note></text:span><text:span text:style-name="T2">. Unterstützt wird dieser Befund durch einen Blick in das Strafgesetzbuch: Dem Satz des § 212 StGB „Wer einen Menschen tötet […]“ steht kein gleichbedeutender eindringlicher Satz in der Form „Wer einen Menschen sterben lässt […]“ gegenüber. Zur Lebenserhaltung sind zudem nur wenige Menschen aufgrund ihrer besonderen Garantenstellung gemäß § 13 Abs. 1 StGB verpflichtet. Für den unterlassenden Garanten besteht außerdem noch, im Gegensatz zum aktiven Täter, eine fakultative Strafmilderungsmöglichkeit (§ 13 Abs. 2 StGB), worin ein tendenziell verminderter Unrechts- und Schuldgehalt des Unterlassens gegenüber dem Tun gesehen werden kann.</text:span><text:span text:style-name="T2"><text:note text:id="ftn1176" text:note-class="footnote"><text:note-citation>409</text:note-citation><text:note-body><text:p text:style-name="P700"><text:span text:style-name="T13"><text:s/>Vgl. </text:span><text:span text:style-name="T15">Jescheck</text:span><text:span text:style-name="T13">, in: LK, StGB, 11. Aufl., 1. Band, 1992, § 13 Rn. 61; Lackner/</text:span><text:span text:style-name="T15">Kühl</text:span><text:span text:style-name="T13">, StGB mit Erläuterungen, 24. Aufl., 2001, § 13 Rn. 5; </text:span><text:span text:style-name="T15">Freund</text:span><text:span text:style-name="T13">, in: MK, StGB, 2003, § 13 Rn. 282 jew. m.w.N.</text:span></text:p></text:note-body></text:note></text:span><text:span text:style-name="T2"> Für die Nichtgaranten besteht nur die allgemeine Hilfeleistungspflicht</text:span><text:alphabetical-index-mark text:string-value="Allgemeine Hilfeleistungspflicht"/><text:span text:style-name="T2"> des § 323c StGB, deren Verletzung in ihrer Strafandrohung (maximal 1 Jahr) erheblich unterhalb der Tötungsdelikte (bis zu lebenslanger Freiheitsstrafe) liegt. Außerdem bestehen Handlungspflichten immer nur im Rahmen des Zumutbaren, während ein Erfordernis der Zumutbarkeit des Unterlassens einer aktiven Tötung generell nicht besteht. Das ethische Prinzip Gutes zu tun, ist im Recht nicht so deutlich reflektiert, wie das Gebot, niemandem aktiv zu schaden.</text:span><text:span text:style-name="T2"><text:note text:id="ftn1177" text:note-class="footnote"><text:note-citation>410</text:note-citation><text:note-body><text:p text:style-name="P700"><text:span text:style-name="T13"><text:s/>Vgl. </text:span><text:span text:style-name="T15">Giesen</text:span><text:span text:style-name="T13">, Ethische und rechtliche Probleme am Ende des Lebens, JZ, 1990, S. 929 ff. (932). Für den Moralphilosophen </text:span><text:span text:style-name="T15">Birnbacher</text:span><text:span text:style-name="T13">, Tun und Unterlassen, 1995, S. 203, spricht nach eingehender Analyse diesbezüglich insbesondere das unterschiedliche Bedrohungsgefühl: „Handlungen, die die körperliche Integrität anderer tangieren und von den Betroffenen nicht gewollt sind, (werden) durchweg als bedrohlicher wahrgenommen und wirken ängstigender als folgenreiche von den Betroffenen nicht gewollte Unterlassungen“.</text:span></text:p></text:note-body></text:note></text:span><text:span text:style-name="T2"> Im Grundsatz begeht derjenige ein schwereres Unrecht, der einen Menschen aktiv tötet, als derjenige der jemanden sterben lässt.</text:span><text:span text:style-name="T2"><text:note text:id="ftn1178" text:note-class="footnote"><text:note-citation>411</text:note-citation><text:note-body><text:p text:style-name="P700"><text:span text:style-name="T13"><text:s/>Vgl. </text:span><text:span text:style-name="T15">Herzberg</text:span><text:span text:style-name="T13">, Die Unterlassung im StrafR und das Garantenprinzip, 1972, S. 273.</text:span></text:p></text:note-body></text:note></text:span><text:span text:style-name="T2"> Auch dieser Unterschied zwischen Handlung- und Unterlassungspflicht hat im Falle der Kollision von Lebensrechten seine Auswirkungen.</text:span><text:span text:style-name="T2"><text:note text:id="ftn1179" text:note-class="footnote"><text:note-citation>412</text:note-citation><text:note-body><text:p text:style-name="P700"><text:span text:style-name="T13"><text:s/>Ebenso </text:span><text:span text:style-name="T15">Künschner</text:span><text:span text:style-name="T13">, Wirtschaftlicher Behandlungsverzicht und Patientenauswahl, 1992, S. 317 f.</text:span></text:p></text:note-body></text:note></text:span></text:p>
      <text:p text:style-name="P257"/>
      <text:h text:style-name="Heading_20_6" text:outline-level="6"><text:span text:style-name="T2">Zum</text:span><text:span text:style-name="T2"> Luftsicherheitsgesetz</text:span></text:h>
      <text:p text:style-name="P1"><text:span text:style-name="T4">Vor dem Hintergrund der latenten Terrorgefahr und der hierzu ergriffenen Maßnahmen des Gesetzgebers nahm das BVerfG mit Urteil vom 15.02.2006 zur Auslegung des Menschenwürdesatzes des Grundgesetztes i.V.m. dem Recht auf Leben Stellung.</text:span><text:span text:style-name="T4"><text:note text:id="ftn1180" text:note-class="footnote"><text:note-citation>413</text:note-citation><text:note-body><text:p text:style-name="P700"><text:span text:style-name="T13"><text:s/>BVerfG, Urteil v. 15.02.2006 - 1 BvR 357/05 = NJW 2006, S. 751 ff., wobei es die strafrechtliche Beurtei-lung eines gleichwohl vorgenommenen Abschusses ausdrücklich offen gelassen hat.</text:span></text:p></text:note-body></text:note></text:span><text:span text:style-name="T4"> Fraglich ist, ob sich auf Grundlage der Ausführungen des Bundesverfassungsgerichts eine Verfassungswidrigkeit der Anwendung der Maximierungsformel beim Massenanfall Hilfebedürftiger ergibt.</text:span></text:p>
      <text:p text:style-name="P52"/>
      <text:p text:style-name="P1"><text:span text:style-name="T4">Das BVerfG hat im vorgenannten Urteil die Ermächtigung der Streitkräfte gemäß § 14 Abs. 3 Luftsicherheitsgesetz</text:span><text:alphabetical-index-mark text:string-value="Luftsicherheitsgesetz"/><text:span text:style-name="T4"> (LuftSiG) durch unmittelbare Einwirkung mit Waffengehalt ein Luftfahrzeug abzuschießen, das gegen das Leben von Menschen eingesetzt werden soll, mit Art. 2 Abs. 2 Satz 1 GG i.V.m. Art. 1 Abs. 1 GG für unvereinbar erklärt, soweit davon tatunbeteiligte Menschen an Bord des Luftfahrzeugs betroffen werden.</text:span><text:span text:style-name="T4"><text:note text:id="ftn1181" text:note-class="footnote"><text:note-citation>414</text:note-citation><text:note-body><text:p text:style-name="Footnote"><text:s/>BGBl. 2005 I, S. 78 ff.</text:p></text:note-body></text:note></text:span><text:span text:style-name="T4"> § 14 Abs. 3 LuftSiG hat folgenden Wortlaut:</text:span></text:p>
      <text:p text:style-name="P52"/>
      <text:p text:style-name="P281"><text:span text:style-name="T4">„</text:span><text:span text:style-name="T4">Die unmittelbare Einwirkung mit Waffengewalt ist nur zulässig, wenn nach den Umständen davon auszugehen ist, dass das Luftfahrzeug gegen das Leben von Menschen eingesetzt werden soll, und sie das einzige Mittel zur Abwehr dieser gegenwärtigen Gefahr ist“.</text:span></text:p>
      <text:p text:style-name="P258"/>
      <text:p text:style-name="P1"><text:span text:style-name="T4">§ 14 Abs. 3 LuftSiG sollte vor dem Hintergrund der Ereignisse des 11. September 2001 ursprünglich als Ultima Ratio die Ermächtigungsgrundlage für den Abschuss von Zivilflugzeugen darstellen, welche mitsamt Passagieren entführt und als Waffe für Terroranschläge gegen Menschen missbraucht werden sollen </text:span><text:span text:style-name="T2">(sog. Renegade-Fall</text:span><text:alphabetical-index-mark text:string-value="Renegade-Fall"/><text:span text:style-name="T2">).</text:span><text:span text:style-name="T2"><text:note text:id="ftn1182" text:note-class="footnote"><text:note-citation>415</text:note-citation><text:note-body><text:p text:style-name="P700"><text:span text:style-name="T13"><text:s/>Vgl. zur Diskussion in der Literatur zur Verfassungsmäßigkeit des § 14 Abs. 3 LuftSiG vor Erlass des Urteils etwa: </text:span><text:span text:style-name="T15">Merkel</text:span><text:span text:style-name="T13">, Gründe für den Ausschluss der Strafbarkeit im Völkerstrafrecht, ZStW 2002, S. 637 ff. (649 ff.), </text:span><text:span text:style-name="T15">Hochhuth</text:span><text:span text:style-name="T13">, Militärische Bundesintervention bei inländischem Terrorakt, NZWehrR 2002, S. 154 ff. (165 f.), </text:span><text:span text:style-name="T15">Pawlik</text:span><text:span text:style-name="T13">, § 14 III LuftSiG - ein Tabubruch?, JZ 2004, S. 1045 ff. (1054 f.) unter einschränkender verfassungskonformer Auslegung und </text:span><text:span text:style-name="T15">Odendahl</text:span><text:span text:style-name="T13">, Der Umgang mit Unbeteiligten im Recht d. Gefahrenabwehr, Verwaltung 2005, S. 425 ff. (451), die i.E. eine Rechtfertigung d. Abschusses für möglich halten (wobei sie jedoch z.T. erhebl. Bedenken hinsichtl. der hinreichenden Bestimmtheit des § 14 Abs. 3 LuftSiG geltend machen). A.A. </text:span><text:span text:style-name="T15">Jerouschek</text:span><text:span text:style-name="T13">, Nach dem 11. September 2001, Strafrechtliche Überlegungen, FS Schreiber, 2003, S. 185 ff. (193 ff.), der den Abschuß für strafbar und allenfalls aufgrund hoheitlicher Befugnis für gestattet hält. Grundsätzlich für verfassungswidrig und strafbar halten den Abschuß etwa: </text:span><text:span text:style-name="T15">Fehn/Brauns</text:span><text:span text:style-name="T13">, Bundeswehr und innere Sicherheit, 2003, S. 67 ff., 83 ff. und </text:span><text:span text:style-name="T15">Archangelskij,</text:span><text:span text:style-name="T13"> Das Problem des Lebensnotstandes am Beispiel des Abschusses eines von Terroristen entführten Flugzeuges, 2005, S. 136 f. Überblickend zum Meinungsstand siehe auch </text:span><text:span text:style-name="T14">Giemulla</text:span><text:span text:style-name="T13">, in: Giemulla/v. Schyndel (Hrsg.), Luftsicherheitsgesetz, Komm., 2006, § 14 Rn. 11 ff. m.w.N., der das Handeln der am Abschuss beteiligten Personen strafrechtlich über die Rechtsfigur des sog. Defensivnotstandes als gerechtfertigt ansieht (vgl. Rn. 121, 125).</text:span></text:p></text:note-body></text:note></text:span></text:p>
      <text:p text:style-name="P52"/>
      <text:p text:style-name="P1"><text:span text:style-name="T4">Von maßgeblicher Bedeutung </text:span><text:span text:style-name="T2">für die Beurteilung der Verfassungswidrigkeit des § 14 Abs. 3 LuftSiG durch das BVerfG war zunächst, dass der Abschussbefehl vom Verteidigungsminister aufgrund des kleinen Überflugsgebiets Bundesrepublik Deutschland und des immensen zeitlichen Entscheidungsdrucks regelmäßig auf ungesicherter Tatsachengrundlage bzw. auf Verdacht erteilt werden muss. Die Einschätzungen hinsichtlich Motivation und Zielen der Entführer eines Luftfahrzeugs sowie des Verlaufs der Geschehnisse an Bord bleiben im Regelfall bis zuletzt spekulativ. Der Umfang des potenziellen Schadenseintritts am Ort des möglichen Aufschlages des Flugzeuges bei Gewährung des Weiterfluges ist zum Zeitpunkt der Erteilung des Abschussbefehls ebenfalls weitgehend unsicher.</text:span><text:span text:style-name="T2"><text:note text:id="ftn1183" text:note-class="footnote"><text:note-citation>416</text:note-citation><text:note-body><text:p text:style-name="Footnote"><text:s/>BVerfG, Urteil v. 15.02.2006 - 1 BvR 357/05 = NJW 2006, S. 751 ff. ( 758 f.).</text:p></text:note-body></text:note></text:span><text:span text:style-name="T2"> Damit legte das Gericht einen Sachverhalt zugrunde, bei dem es objektiv nicht ausgeschlossen ist, dass bei Nichterteilung des Abschlussbefehls schließlich doch alle Menschen im Flugzeug und auf dem Boden überleben. Demgegenüber ist im Fall der Triage das Schadensereignis und damit der Massenanfall Hilfebedürftiger bereits eingetreten. Wie es bereits zur Rechtsprechung des Bundesverfassungsgerichts zum Schwangerschaftsabbruch ausgeführt wurde, muss es im Fall der Triage, in dem es objektiv unmöglich ist alle Menschenleben zu retten, möglich sein, eine quantitative Abwägung zwischen den zu rettenden Patienten unter der Maßgabe vorzunehmen, welcher Patient gerettet werden soll, damit möglichst viele Patienten überleben.</text:span><text:span text:style-name="T2"><text:note text:id="ftn1184" text:note-class="footnote"><text:note-citation>417</text:note-citation><text:note-body><text:p text:style-name="Footnote"><text:s/>s. unter § 7 C IV 2 j bb.</text:p></text:note-body></text:note></text:span></text:p>
      <text:p text:style-name="P32"/>
      <text:p text:style-name="P1"><text:span text:style-name="T2">Im Übrigen hat das BVerfG in seinem Urteil vom 15.02.2006 zur Frage der Zulässigkeit der Abwägung der Zahl der Menschen selbst keine Ausführungen gemacht. Es hat in seiner Entscheidung zu einer Konstellation Stellung genommen, in der durch einen aktiven Eingriff, also durch vorsätzliches Tun, unschuldige Menschen getötet werden. Eine diesbezügliche gesetzliche Ermächtigung hat es, unter Berufung auf die Kant´sche Objektformel – deren Konturenschwäche es durchaus konzidiert</text:span><text:span text:style-name="T2"><text:note text:id="ftn1185" text:note-class="footnote"><text:note-citation>418</text:note-citation><text:note-body><text:p text:style-name="Footnote"><text:s/>Vgl. <text:span text:style-name="T24">Schenke</text:span>, Die Verfassungswidrigkeit des § 14 Abs. 3 LuftSiG, NJW 2006, S. 736 ff. (738).</text:p></text:note-body></text:note></text:span><text:span text:style-name="T2"> –, ohne ausdrücklichen Rückgriff auf das Quantifizierungsverbot, „mit Blick auf die spezifische Situation“ für verfassungswidrig erklärt. Die betroffenen Menschen würden in dieser Konfliktlage, aufgrund ihrer Benutzung als Mittel zur Rettung anderer, vom Staat in ihrer Subjektstellung missachtet.</text:span><text:span text:style-name="T2"><text:note text:id="ftn1186" text:note-class="footnote"><text:note-citation>419</text:note-citation><text:note-body><text:p text:style-name="Footnote"><text:s/>BVerfG, Urteil v. 15.02.2006 - 1 BvR 357/05 = NJW 2006, S. 751 ff. (758 f.).</text:p></text:note-body></text:note></text:span><text:span text:style-name="T2"> In der Situation des Massenanfalls Hilfebedürftiger sterben jedoch unschuldige Menschen aufgrund der Triage infolge eines Unterlassens der individuell möglichen Hilfeleistung. Die Menschen werden hier nicht als Mittel zur Rettung benutzt, sondern sie sterben letztlich ohne aktives Zutun der Helfer aufgrund der Mangellage hinsichtlich der notwendigen Hilfe insgesamt, die die Rettung aller Menschen unmöglich macht. Diese spezifische Situation ist, wie bereits ausführlich erörtert wurde, rechtlich anders zu würdigen und gebietet sogar Quantitätserwägungen.</text:span><text:span text:style-name="T2"><text:note text:id="ftn1187" text:note-class="footnote"><text:note-citation>420</text:note-citation><text:note-body><text:p text:style-name="Footnote"><text:s/>s. unter § 7 C IV 2 j aa und bb.</text:p></text:note-body></text:note></text:span></text:p>
      <text:p text:style-name="P257"/>
      <text:h text:style-name="Heading_20_4" text:outline-level="4">Dringlichkeit</text:h>
      <text:h text:style-name="Heading_20_5" text:outline-level="5">Lexikalischer Vorrang</text:h>
      <text:p text:style-name="P1"><text:span text:style-name="T2">Die im Folgenden zu betrachtende Dringlichkeit</text:span><text:alphabetical-index-mark text:string-value="Dringlichkeit"/><text:span text:style-name="T2"> der Behandlung als Auswahlkriterium basiert auf der Wertentscheidung für die Linderung des größten Leids</text:span><text:span text:style-name="T2"><text:note text:id="ftn1188" text:note-class="footnote"><text:note-citation>421</text:note-citation><text:note-body><text:p text:style-name="P700"><text:span text:style-name="T13"><text:s/>Vgl. </text:span><text:span text:style-name="T15">Lachmann/Meuter</text:span><text:span text:style-name="T13">, Medizinische Gerechtigkeit, 1997, S. 186 f.</text:span></text:p></text:note-body></text:note></text:span><text:span text:style-name="T2">, der Schadensvermeidung bzw. dem Ziel der Angleichung des Gesundheitsniveaus unter den Patienten</text:span><text:span text:style-name="T2"><text:note text:id="ftn1189" text:note-class="footnote"><text:note-citation>422</text:note-citation><text:note-body><text:p text:style-name="P700"><text:span text:style-name="T13"><text:s/>Vgl. </text:span><text:span text:style-name="T15">Schott</text:span><text:span text:style-name="T13">, Patientenauswahl und Organallokation, 2001, S. 297, 304 m.w.N.</text:span></text:p></text:note-body></text:note></text:span><text:span text:style-name="T2">. Es wird allgemein als zulässig angesehen. Die Zulässigkeit sowie der lexikalische Vorrang des Auswahlkriteriums der Dringlichkeit vor allen anderen Kriterien werden in der juristischen Literatur vielfach auf die Lehre vom rechtfertigenden Notstand (§ 34 StGB) bzw. von der rechtfertigenden Pflichtenkollision zurückgeführt.</text:span><text:span text:style-name="T2"><text:note text:id="ftn1190" text:note-class="footnote"><text:note-citation>423</text:note-citation><text:note-body><text:p text:style-name="P700"><text:span text:style-name="T13"><text:s/>Vgl. </text:span><text:span text:style-name="T15">Lenckner</text:span><text:span text:style-name="T13">, Ärztliche Hilfeleistungspfl. u. Pflichtenkollision, Med.Klin. 1969, S. 1000 ff. (1002); </text:span><text:span text:style-name="T15">Kautzky/Illhardt/Künschner</text:span><text:span text:style-name="T13">, Selektion, in: Eser/v. Lutterotti/Sporken (Hrsg.), Lexikon - Medizin, Ethik, Recht, 1989, Sp. 1042; </text:span><text:span text:style-name="T15">Uhlenbruck</text:span><text:span text:style-name="T13">, Rechtliche Grenzen einer Rationierung, MedR 1995, S. 427 ff. (433 f.); </text:span><text:span text:style-name="T15">Schürch</text:span><text:span text:style-name="T13">, Rationierung in d. Medizin als Straftat, 2000, S. 157 f.; </text:span><text:span text:style-name="T15">Schott</text:span><text:span text:style-name="T13">, Patientenauswahl u. Organallokation, 2001, S. 136.</text:span></text:p></text:note-body></text:note></text:span><text:span text:style-name="T2"> Danach ist für die Rechtfertigung einer Handlung zunächst der abstrakte Rang der betroffenen Rechtsgüter, d.h. ihre Schutzwürdigkeit, maßgeblich. Das BVerfG hat erklärt, dass das Schutzgut des Lebens in Art. 2 Abs. 2 Satz 1 GG innerhalb des grundgesetzlichen Wertesystems „einen Höchstwert“ darstellt, denn das Leben ist die biologische Basis der Existenz des Menschen.</text:span><text:span text:style-name="T2"><text:note text:id="ftn1191" text:note-class="footnote"><text:note-citation>424</text:note-citation><text:note-body><text:p text:style-name="P700"><text:span text:style-name="T13"><text:s/>Vgl. BVerfGE 39, 1 (42).</text:span></text:p></text:note-body></text:note></text:span><text:span text:style-name="T2"> Da es bei der Verteilung knapper medizinischer Ressourcen in der Medizin, insbesondere in der Katastrophenmedizin, oftmals um Entscheidungen über Leben und Tod geht, verlangt Art. 2 Abs. 2 Satz 1 GG mithin primär auf die Dringlichkeit der Behandlung im Hinblick auf die Lebensbedrohung abzustellen.</text:span><text:span text:style-name="T2"><text:note text:id="ftn1192" text:note-class="footnote"><text:note-citation>425</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25).</text:span></text:p></text:note-body></text:note></text:span><text:span text:style-name="T2"> Dahinter müssen bloße Interessen der körperlichen Unversehrtheit, etwa die Erhaltung von Gliedmaßen, zurücktreten. Der Vorrang des Schutzes des Lebens vor dem Schutz der körperlichen Unversehrtheit ist auch an dem wesentlich höheren Strafrahmen der Tötungs- (§ 211 ff. StGB) gegenüber den Körperverletzungsdelikten (§§ 223 ff. StGB) ablesbar. Jedoch ist nicht allein das abstrakte Wertverhältnis der bedrohten Rechtsgüter (Leben, körperliche Unversehrtheit) ausschlaggebend, sondern es sind auch das Ausmaß und der Grad der ihnen drohenden Gefahren im Sinne einer umfassenden Interessenabwägung zu berücksichtigen. So kann eine nur entfernte Lebensgefahr bei dem einen Patienten es nicht rechtfertigen, zu seinen Gunsten die dringlich notwendige Behandlung eines anderen schwer verletzten Patienten zurückzustellen, dem zwar nicht der Tod, aber ein schwerer Gesundheitsschaden droht (z.B. der Verlust von Gliedmaßen oder Organen).</text:span><text:span text:style-name="T2"><text:note text:id="ftn1193" text:note-class="footnote"><text:note-citation>426</text:note-citation><text:note-body><text:p text:style-name="P700"><text:span text:style-name="T13"><text:s/>Vgl. </text:span><text:span text:style-name="T15">Künschner</text:span><text:span text:style-name="T13">, Wirtschaftlicher Behandlungsverzicht und Patientenauswahl, 1992, S. 325 f. m.w.N.</text:span></text:p></text:note-body></text:note></text:span><text:span text:style-name="T2"> Wenn die Lebensgefahr auch noch zu einem späteren Zeitpunkt abgewendet werden kann, ist zunächst der lediglich in seiner Gesundheit gefährdete Patient zu behandeln.</text:span><text:span text:style-name="T2"><text:note text:id="ftn1194" text:note-class="footnote"><text:note-citation>427</text:note-citation><text:note-body><text:p text:style-name="P700"><text:span text:style-name="T13"><text:s/>Vgl. </text:span><text:span text:style-name="T15">Voß</text:span><text:span text:style-name="T13">, Kostendruck und Ressourcenknappheit im Arzthaftungsrecht, 1999, S. 181.</text:span></text:p></text:note-body></text:note></text:span><text:span text:style-name="T2"> Des Weiteren sind Schwerverletzte vorrangig vor Leichtverletzten zu behandeln, da bei ersteren eine qualitativ stärkere Beeinträchtigung des Rechtsgutes der körperlichen Unversehrtheit besteht bzw. droht.</text:span><text:span text:style-name="T2"><text:note text:id="ftn1195" text:note-class="footnote"><text:note-citation>428</text:note-citation><text:note-body><text:p text:style-name="P700"><text:span text:style-name="T13"><text:s/>Ebenso </text:span><text:span text:style-name="T15">Lenckner</text:span><text:span text:style-name="T13">, Ärztliche Hilfeleistungspflicht und Pflichtenkollision, Med.Klin. 1969, S. 1000 ff. (1002); </text:span><text:span text:style-name="T15">Dönicke</text:span><text:span text:style-name="T13">, Strafrechtliche Aspekte der Katastrophenmedizin, 1987, S. 98.</text:span></text:p></text:note-body></text:note></text:span><text:span text:style-name="T2"> Je geringer infolge der Behandlungen des Arztes der Gesamtschaden ausfällt, desto mehr Interessenschutz wird durch die Rechtsordnung erreicht.</text:span><text:span text:style-name="T2"><text:note text:id="ftn1196" text:note-class="footnote"><text:note-citation>429</text:note-citation><text:note-body><text:p text:style-name="P700"><text:span text:style-name="T13"><text:s/>Vgl. </text:span><text:span text:style-name="T15">Scheid</text:span><text:span text:style-name="T13">, Grund- und Grenzfragen der Pflichtenkollision, 2000, S. 35.</text:span></text:p></text:note-body></text:note></text:span><text:span text:style-name="T2"> Dementsprechend ist es im Pandemiefall zulässig, bestimmte Personengruppen im Hinblick auf ihr erhöhtes Morbiditäts- bzw. Mortalitätsrisiko vorrangig mit knappem Impfstoff zu versorgen (z.B. medizinisches Personal, Patienten mit Vorerkrankungen bzw. mit geschwächten Abwehrkräften). Getroffen wird die Entscheidung dabei immer auf Grundlage eines objektiven, sachverständigen Ex-ante-Urteils. D.h. auszugehen ist von der Situation, wie sie sich in dem Zeitpunkt darstellt, in dem die Patienten auswählende Person sich entscheiden muss.</text:span><text:span text:style-name="T2"><text:note text:id="ftn1197" text:note-class="footnote"><text:note-citation>430</text:note-citation><text:note-body><text:p text:style-name="P700"><text:span text:style-name="T13"><text:s/>Vgl. </text:span><text:span text:style-name="T15">Lenckner</text:span><text:span text:style-name="T13">, Ärztliche Hilfeleistungspflicht und Pflichtenkollision, Med.Klin. 1969, S. 1000 ff. (1003 f.).</text:span></text:p></text:note-body></text:note></text:span><text:span text:style-name="T2"> Im Übrigen ist für die Beurteilung der Dringlichkeit – genauso wie bei dem im Folgenden zu betrachtenden Kriterium der Erfolgsaussicht – eine streng individualistische ärztliche Indikationsstellung zu fordern, d.h. eine auf den einzelnen Patienten bezogene Indikationsstellung, ohne gleichzeitige Berücksichtigung anderer Hilfebedürftiger.</text:span><text:span text:style-name="T2"><text:note text:id="ftn1198" text:note-class="footnote"><text:note-citation>431</text:note-citation><text:note-body><text:p text:style-name="P700"><text:span text:style-name="T13"><text:s/>So auch </text:span><text:span text:style-name="T15">Schott</text:span><text:span text:style-name="T13">, Patientenauswahl und Organallokation, 2001, S. 23 f. Dazu bereits oben unter § 3 B II 6.</text:span></text:p></text:note-body></text:note></text:span></text:p>
      <text:p text:style-name="P32"/>
      <text:p text:style-name="P32">Die Einteilung der Patienten in die von den Katastrophenmedizinern vorgeschlagenen Triagegruppen I-III und die daraus folgende Reihenfolge der medizinischen Behandlung entspricht dem Grad der drohenden Lebensgefahr bzw. der Gesundheitsschädigung. Während in der Triagegruppe I akute Lebensgefahr besteht, ist sie in der Triagegruppe II kaum (aber: schwere Verletzungen) und in der Triagegruppe III gar nicht (nur: leichte bis mittelschwere Verletzungen) vorhanden. Damit ist diese Kategorisierung nach Dringlichkeitsstufen nicht nur mit den Wertungen des Grundgesetzes vereinbar, sondern sie wird sogar von ihnen gefordert.</text:p>
      <text:p text:style-name="P32"/>
      <text:p text:style-name="P32">Zweifelhaft ist jedoch die Einstufung der Patienten in die Triagegruppe IV, die sog. Gruppe der „Hoffnungslosen Patienten“. Hier sollen solche akut in ihrem Leben gefährdete Hilfebedürftige eingeordnet werden, die unter den momentanen Verhältnissen nicht ohne Gefährdung anderer Patienten mit besserer Überlebenschance zu versorgen sind. Die Behandlung dieser Patienten wäre zu zeitraubend bzw. zu schwierig, zugleich aber nur eingeschränkt aussichtsreich (z.B. Kreislaufstillstand bei Polytrauma). Für diese Patienten wird eine abwartende betreuende Behandlung vorgeschlagen. Nach der „Nähe der Gefahr“ müssten allerdings die dringlichsten, d.h. in ihrem Leben am meisten gefährdeten, Patienten an sich vorrangig gerettet werden.</text:p>
      <text:h text:style-name="Heading_20_5" text:outline-level="5">Zeitraumbezogene Betrachtung </text:h>
      <text:p text:style-name="P1"><text:span text:style-name="T2">Bei einem Massenanfall Hilfebedürftiger kann jedoch eine derartige Mangellage bestehen, dass zwar ein Teil der individuell am dringlichsten eingestuften Patienten (T IV) gerettet werden kann, daneben aber nicht die an sich weniger dringlichen, aber ebenfalls akut lebensbedrohten Patienten (T I). Die weniger dringlichen Patienten, für die die medizinischen Ressourcen schließlich nicht reichen, gehen dann völlig leer aus. Die zeitpunktbezogene aktuelle Dringlichkeit bzw. die akute Nähe des Schadenseintrittes kann daher bei dieser Sachlage nicht maßgeblich sein. Der entscheidende Punkt ist in diesen Fällen, dass für den einen Patienten Behandlungsmöglichkeiten jeweils unwiederbringlich verloren gehen, wenn sie bei dem anderen Patienten eingesetzt werden. Die „Dringlichkeit“ lässt sich dann nicht mehr in einem „zeitpunktbezogenen“, auf die unmittelbar bevorstehende Lebensgefahr ausgerichteten, Dringlichkeitsmodell definieren, sondern muss „zeitraumbezogen“ bestimmt werden.</text:span><text:span text:style-name="T2"><text:note text:id="ftn1199" text:note-class="footnote"><text:note-citation>432</text:note-citation><text:note-body><text:p text:style-name="P700"><text:span text:style-name="T13"><text:s/>Vgl. </text:span><text:span text:style-name="T15">Junghanns</text:span><text:span text:style-name="T13">, Verteilungsgerechtigkeit in d. Transplantationsmedizin, 2001, S. 92; </text:span><text:span text:style-name="T15">Schott</text:span><text:span text:style-name="T13">, Patientenauswahl u. Organallokation, 2001, S. 374; ähnl. Überlegungen von </text:span><text:span text:style-name="T15">Scheid</text:span><text:span text:style-name="T13">, Grund u. Grenzfragen d. Pflichtenkolli-sion, 2000, S. 73: „letztlich gleich dringend“ sowie </text:span><text:span text:style-name="T15">Gutmann</text:span><text:span text:style-name="T13">, Gleichheit vor d Rationierung, in ders./Schmidt, V.H. (Hrsg.), Rationierung und im Gesundheitswesen, 2002, S. 179 ff. (198); krit. </text:span><text:span text:style-name="T15">Gutmann/Fateh-Moghadam</text:span><text:span text:style-name="T13">, Rechtsfragen, in: Gutmann u.a. (Hrsg.), Grundlagen einer gerechten Organverteilung, 2003, S. 37 ff. (95 ff.).</text:span></text:p></text:note-body></text:note></text:span><text:span text:style-name="T2"> Danach sind alle diejenigen Patienten in die gleiche Dringlichkeitsgruppe einzustufen, denen nach gleicher Wahrscheinlichkeit, in der Zukunft aufgrund der knappen medizinischen Ressourcen eine rechtzeitige lebensrettende medizinische Versorgung nicht zukommen wird.</text:span><text:span text:style-name="T2"><text:note text:id="ftn1200" text:note-class="footnote"><text:note-citation>433</text:note-citation><text:note-body><text:p text:style-name="P700"><text:span text:style-name="T13"><text:s/></text:span><text:span text:style-name="T15">Feuerstein</text:span><text:span text:style-name="T13">, Das Transplantationssystem, 1995, formuliert es als d. „Verpassen der letzten Chance“ (S. 245).</text:span></text:p></text:note-body></text:note></text:span><text:span text:style-name="T2"> Infolgedessen sind die Patienten der Triagegruppe I und IV rechtlich gesehen an sich einer einzigen Dringlichkeitskategorie zuzuordnen. Die in der Katastrophenmedizin aus Praktikabilitätsgründen schließlich vorgenommene Aufteilung der Patienten in zwei Triagegruppen (T I und T IV) ist nicht zu beanstanden. Ob der Tod am Anfang oder am Ende der Knappheitssituation eintreten würde, macht rechtlich im Ergebnis keinen Unterschied, solange der Todeseintritt in der Knappheitssituation an sich aus ex ante Sicht mit an Sicherheit zu grenzender Wahrscheinlichkeit zu erwarten ist. Eine Vorrangstellung von Patienten, deren Tod kurz bevorsteht gegenüber in diesem Moment noch nicht so hochdringlichen Patienten, deren Tod bei einer ausbleibenden lebensrettenden Behandlung aber für nur wenige Zeit später prognostiziert wird, kann es in einer Situation, in der nicht alle Patienten gerettet werden können, nicht geben.</text:span><text:span text:style-name="T2"><text:note text:id="ftn1201" text:note-class="footnote"><text:note-citation>434</text:note-citation><text:note-body><text:p text:style-name="P700"><text:span text:style-name="T13"><text:s/>Vgl. </text:span><text:span text:style-name="T15">Junghanns</text:span><text:span text:style-name="T13">, Verteilungsgerechtigkeit in der Transplantationsmedizin, 2001, S. 92.</text:span></text:p></text:note-body></text:note></text:span></text:p>
      <text:p text:style-name="P32"/>
      <text:p text:style-name="P32">Im Rahmen der Triagegruppe I und IV will die Katastrophenmedizin neben der Dringlichkeit v.a. aber auch die größere (T I) bzw. geringere (T IV) Erfolgsaussicht einer rettenden Behandlung berücksichtigen. Im Folgenden soll daher erörtert werden, ob bzw. inwieweit die Erfolgsaussicht ein rechtlich zulässiges Kriterium bei der Patientenauswahl darstellt. Anschließend wird aufgezeigt, in welchem Verhältnis zueinander Dringlichkeit und Erfolgsaussicht bei einem Massenanfall Hilfebedürftiger stehen.</text:p>
      <text:p text:style-name="P32"/>
      <text:h text:style-name="Heading_20_4" text:outline-level="4">Erfolgsaussicht</text:h>
      <text:p text:style-name="P1"><text:span text:style-name="T2">Das Kriterium der Erfolgsaussicht</text:span><text:alphabetical-index-mark text:string-value="Erfolgsaussicht"/><text:span text:style-name="T2"> wird vor allem auf Grundlage einer utilitaristischen Ethik gefordert.</text:span><text:span text:style-name="T2"><text:note text:id="ftn1202" text:note-class="footnote"><text:note-citation>435</text:note-citation><text:note-body><text:p text:style-name="Footnote"><text:s/>s. dazu näher unter § 4 D II 4.</text:p></text:note-body></text:note></text:span><text:span text:style-name="T2"> Die Frage, ob die Berücksichtigung der Erfolgsaussicht bei der Patientenauswahl zulässig ist, mag auf den ersten Blick verwundern, ist doch in der medizinischen Praxis ein langfristiger Heilerfolg das erklärte Ziel der Medizin überhaupt.</text:span><text:span text:style-name="T2"><text:note text:id="ftn1203" text:note-class="footnote"><text:note-citation>436</text:note-citation><text:note-body><text:p text:style-name="P700"><text:span text:style-name="T13"><text:s/>Vgl. nur Satz 3 des im Hippokratischen Eides verankerten Genfer Gelöbnisses und § 1 der MBO-Ä.</text:span></text:p></text:note-body></text:note></text:span><text:span text:style-name="T2"> Es entspricht auch im übrigen Alltag zweckrationalem Denken vorhandene Mittel so effektiv einzusetzen, dass sie möglichst großen Erfolg stiften (z.B. bei der Vermögensanlage, Gütererwerb). Um die medizinische Gesamterfolgsquote zu erhöhen, erscheint es daher plausibel, angesichts knapper Behandlungsressourcen diese nicht zu „verschwenden“, sondern die Patienten mit den größeren Erfolgsaussichten zu behandeln.</text:span><text:span text:style-name="T2"><text:note text:id="ftn1204" text:note-class="footnote"><text:note-citation>437</text:note-citation><text:note-body><text:p text:style-name="P700"><text:span text:style-name="T13"><text:s/>So </text:span><text:span text:style-name="T15">Künschner</text:span><text:span text:style-name="T13">, Wirtschaftlicher Behandlungsverzicht und Patientenauswahl, 1992, S. 93; </text:span><text:span text:style-name="T15">Schott</text:span><text:span text:style-name="T13">, Patientenauswahl und Organallokation, 2001, S. 172. Das Kriterium der Erfolgsaussicht darum i.E. grundsätzlich bejahend z.B.: </text:span><text:span text:style-name="T15">Schreiber</text:span><text:span text:style-name="T13">, Rechtliche Kriterien der Verteilungsgerechtigkeit, in: Nagel/Fuchs (Hrsg.), Soziale Gerechtigkeit im Gesundheitswesen, 1993, S. 302 ff. (308 f.): „Posteriorität bei nur ganz geringen Lebenszeiterwartungen“, „absehbare Erfolgsaussicht der Behandlung“; </text:span><text:span text:style-name="T15">Küfner</text:span><text:span text:style-name="T13">, Rechtsphilosophische Aspekte moderner Medizintechniken, 1997, S. 103, 118: „Die anderen Empfänger werden durch diese Wahl nicht unzumutbar benachteiligt und diese Wahl rechtfertigt sich aus einem Sachzwang heraus“; </text:span><text:span text:style-name="T15">Schwemmer</text:span><text:span text:style-name="T13">, Die Auswahl der Patienten, in: Lachmann/Meuter (Hrsg.), Zur Gerechtigkeit der Organverteilung, 1997, S. 89 ff. (99); </text:span><text:span text:style-name="T15">Voß</text:span><text:span text:style-name="T13">, Kostendruck und Ressourcenknappheit, 1999, S. 183, 185; </text:span><text:span text:style-name="T15">Schürch</text:span><text:span text:style-name="T13">, Rationierung in der Medizin als Straftat, 2000, S. 161: „gegen eine Mitberücksichtigung von Zukunftsperspektiven bei der Patientenauswahl ist grundsätzlich nichts einzuwenden“; </text:span><text:span text:style-name="T15">Zitter</text:span><text:span text:style-name="T13">, Rationierung in der Altersmedizin?, 2001, S. 93; </text:span><text:span text:style-name="T15">Birnbacher</text:span><text:span text:style-name="T13">, Allokation und Rationierung, in: Gutmann/Schmidt, V.H. (Hrsg.), Rationierung und Allokation, 2002, S. 91 ff.</text:span></text:p></text:note-body></text:note></text:span></text:p>
      <text:p text:style-name="P32"/>
      <text:h text:style-name="Heading_20_5" text:outline-level="5">Wahrscheinlichkeit des Heilungserfolges</text:h>
      <text:p text:style-name="P1"><text:alphabetical-index-mark text:string-value="- Wahrscheinlichkeit des Heilungserfolgs" text:key1="Erfolgsaussicht"/><text:span text:style-name="T2">Möglicherweise könnte die Höhe der Heilungschance i.S.d. Wahrscheinlichkeit des Behandlungserfolges, insbesondere der Rettung als solcher, also die Höhe der Überlebenschance, ein zulässiges Kriterium für die Patientenauswahl darstellen.</text:span><text:span text:style-name="T2"><text:note text:id="ftn1205" text:note-class="footnote"><text:note-citation>438</text:note-citation><text:note-body><text:p text:style-name="P700"><text:span text:style-name="T13"><text:s/>Bejahend etwa </text:span><text:span text:style-name="T15">Leisner</text:span><text:span text:style-name="T13">, Das Lebensrecht, in: Nds. Landeszentrale für Politische Bildung (Hrsg.), Das Recht auf Leben, 1976, S. 9 ff. (29); </text:span><text:span text:style-name="T15">Scheid</text:span><text:span text:style-name="T13">, Grund und Grenzfragen der Pflichtenkollision, 2000, S. 76 ff.; in diese Richtung ebenfalls tendierend z.B. </text:span><text:span text:style-name="T15">Schmidt-Aßmann,</text:span><text:span text:style-name="T13"> Verfassungsfragen der Gesundheitsreform, NJW 2004, S. 1689 ff. (1691) und </text:span><text:span text:style-name="T15">Isensee</text:span><text:span text:style-name="T13">, Verwaltung des Mangels im Gesundheitswesen, in: Söllner u.a. (Hrsg.), Gedächtnisschrift für Meinhard Heinze, 2005, S. 417 ff. (435).</text:span></text:p></text:note-body></text:note></text:span><text:span text:style-name="T2"> Nachrangig zu behandeln wären danach z.B. Patienten mit einem länger dauernden unsicheren Heilungsprozess, da sie im Gegensatz zur Behandlung eines Patienten dessen baldige Erholung oder Genesung prognostiziert werden kann, die knappen Behandlungskapazitäten länger blockieren und ein Erfolg zudem nicht garantiert ist.</text:span></text:p>
      <text:p text:style-name="P32"/>
      <text:p text:style-name="P1"><text:span text:style-name="T2">Die Berücksichtigung derartiger Faktoren ist aber aufgrund der Gleichwertigkeit alles Lebens, welches „deshalb keiner irgendwie gearteten unterschiedlichen Bewertung […] unterworfen werden kann“</text:span><text:span text:style-name="T2"><text:note text:id="ftn1206" text:note-class="footnote"><text:note-citation>439</text:note-citation><text:note-body><text:p text:style-name="P700"><text:span text:style-name="T13"><text:s/>Vgl. BVerfGE 39, 1 (59).</text:span></text:p></text:note-body></text:note></text:span><text:span text:style-name="T2">, abzulehnen. Art. 1 Abs. 1 Satz 2, Art. 2 Abs. 2 Satz 1 GG i.V.m. Art. 3 Abs. 1 GG normieren insoweit die absolute Gleichheit des Schutzes und der Wertigkeit jedes menschlichen Lebens. Würde eine Pflicht statuiert das chancenreichere Leben zu retten, würde das Recht das Leben mit der geringeren Rettungschance als weniger erhaltenswert einstufen.</text:span><text:span text:style-name="T2"><text:note text:id="ftn1207" text:note-class="footnote"><text:note-citation>440</text:note-citation><text:note-body><text:p text:style-name="P700"><text:span text:style-name="T13"><text:s/>Vgl. </text:span><text:span text:style-name="T15">Lenckner</text:span><text:span text:style-name="T13">, Ärztliche Hilfeleistungspflicht und Pflichtenkollision, Med.Klin. 1969, S. 1000 ff. (1003); </text:span><text:span text:style-name="T15">Küper</text:span><text:span text:style-name="T13">, Grund- und Grenzfragen der rechtfertigenden Pflichtenkollision, 1979, S. 60, insbes. Fn. 128; </text:span><text:span text:style-name="T15">Dönicke</text:span><text:span text:style-name="T13">, Strafrechtliche Aspekte der Katastrophenmedizin, 1987, S. 113 f.; </text:span><text:span text:style-name="T15">Künschner</text:span><text:span text:style-name="T13">, Wirtschaftlicher Behandlungsverzicht und Patientenauswahl, 1992, S. 327; </text:span><text:span text:style-name="T15">Roxin</text:span><text:span text:style-name="T13">, StrafR AT, Bd. 1, 3. Aufl., 1997, § 16 A III Rn. 29; </text:span><text:span text:style-name="T15">Erb</text:span><text:span text:style-name="T13">, in: MK, StGB, 2003, § 34 Rn. 115.</text:span></text:p></text:note-body></text:note></text:span><text:span text:style-name="T2"> Voraussetzung für den Anspruch des Patienten auf seine Rettung ist lediglich, dass nach einer streng individualistischen ärztlichen Indikationsstellung überhaupt eine (Über-) Lebens- bzw. Rettungschance besteht, d.h. keine Aussichtslosigkeit für die ärztliche Behandlung vorliegt.</text:span><text:span text:style-name="T2"><text:note text:id="ftn1208" text:note-class="footnote"><text:note-citation>441</text:note-citation><text:note-body><text:p text:style-name="P700"><text:span text:style-name="T13"><text:s/>I.E. ebenso </text:span><text:span text:style-name="T15">Conrads</text:span><text:span text:style-name="T13">, Rechtliche Grundsätze der Organallokation, 2000, S. 165; </text:span><text:span text:style-name="T15">Oelert</text:span><text:span text:style-name="T13">, Allokation von Organen, 2002, S. 130.</text:span></text:p></text:note-body></text:note></text:span></text:p>
      <text:p text:style-name="P32"/>
      <text:h text:style-name="Heading_20_5" text:outline-level="5">Ausmaß des zu erwartenden Behandlungserfolges</text:h>
      <text:p text:style-name="P1"><text:span text:style-name="T2">Fraglich ist, ob die Höhe der Erfolgsaussicht</text:span><text:alphabetical-index-mark text:string-value="- Ausmaß des Behandlungserfolgs" text:key1="Erfolgsaussicht"/><text:span text:style-name="T2">en nach einer Rettung bzw. Behandlung insbesondere Überlebensdauer</text:span><text:alphabetical-index-mark text:string-value="Überlebensdauer"/><text:span text:style-name="T2"><text:note text:id="ftn1209" text:note-class="footnote"><text:note-citation>442</text:note-citation><text:note-body><text:p text:style-name="P700"><text:span text:style-name="T13"><text:s/>Für eine Berücksichtigung etwa </text:span><text:span text:style-name="T15">Leisner</text:span><text:span text:style-name="T13">, Das Lebensrecht, in: Nds. Landeszentrale für Politische Bildung (Hrsg.), Das Recht auf Leben, 1976, S. 9 ff. (29); </text:span><text:span text:style-name="T15">Nettesheim</text:span><text:span text:style-name="T13">, Rationierung in der Gesundheitsversorgung, VerwArch 2002, S. 315 ff. (343 f.). Dementsprechend fordert </text:span><text:span text:style-name="T15">Nagy</text:span><text:span text:style-name="T13">, Die Triage - Unkonventionelle Gedanken zur Patientensortierung im Katastrophenfall, Zivilverteidigung, I. Quartal 1984, S. 14 ff. (15), im Zweifel statt der Maximierung der Überlebendenanzahl, die Maximierung der Lebensverlängerungen.</text:span></text:p></text:note-body></text:note></text:span><text:span text:style-name="T2"> und Lebensqualität</text:span><text:alphabetical-index-mark text:string-value="Lebensqualität"/><text:span text:style-name="T2"><text:note text:id="ftn1210" text:note-class="footnote"><text:note-citation>443</text:note-citation><text:note-body><text:p text:style-name="P700"><text:span text:style-name="T13"><text:s/>Dafür: </text:span><text:span text:style-name="T15">Gäfgen</text:span><text:span text:style-name="T13">, Die ethische Problematik von Allokationsentscheidungen, in: Enderle (Hrsg.), Ethik und Wirtschaftswissenschaften, 1985, S. 249 ff. (265); </text:span><text:span text:style-name="T15">Ach</text:span><text:span text:style-name="T13">, Von Natur aus knapp, ZMedEthik 1997, S. 31 ff. (44 f.); </text:span><text:span text:style-name="T15">Kersting</text:span><text:span text:style-name="T13">, Egalitäre Grundversorgung und Rationierungsethik, in: Gutmann/Schmidt, V.H. (Hrsg.), Rationierung und Allokation im Gesundheitswesen, 2002, S. 41 ff. (76 ff.); </text:span><text:span text:style-name="T15">Birnbacher</text:span><text:span text:style-name="T13">, Allokation und Rationierung, in: Gutmann/Schmidt, V.H. (Hrsg.), Rationierung und Allokation im Gesundheitswesen, 2002, S. 91 ff.</text:span></text:p></text:note-body></text:note></text:span><text:span text:style-name="T2"> als zulässige Kriterien für die Patientenauswahl herangezogen werden dürfen. Hier ist auch das sog. Kriterium der Compliance</text:span><text:alphabetical-index-mark text:string-value="Compliance"/><text:span text:style-name="T2">, hinter dem die Disziplin und Kooperationsbereitschaft eines Patienten stehen, welche für einen langfristigen Therapieerfolg mitbestimmend sind, einzuordnen.</text:span><text:span text:style-name="T2"><text:note text:id="ftn1211" text:note-class="footnote"><text:note-citation>444</text:note-citation><text:note-body><text:p text:style-name="P700"><text:span text:style-name="T13"><text:s/>Vgl. </text:span><text:span text:style-name="T15">Lachmann/Meuter</text:span><text:span text:style-name="T13">, Medizinische Gerechtigkeit, 1997, S. 182 ff.; </text:span><text:span text:style-name="T15">Schott</text:span><text:span text:style-name="T13">, Patientenauswahl und Organallokation, 2001, S. 355 jew. m.w.N.</text:span></text:p></text:note-body></text:note></text:span></text:p>
      <text:p text:style-name="P32"/>
      <text:p text:style-name="P32"/>
      <text:h text:style-name="Heading_20_6" text:outline-level="6">Lebenswertindifferenz des Rechtsgutes Leben</text:h>
      <text:p text:style-name="P1"><text:span text:style-name="T2">Das Kriterium der Erfolgsaussicht nach der Behandlung ist mit dem eng an die Menschenwürdekonzeption des Grundgesetzes gekoppelten Rechtsgrundsatz der Lebenswertindifferenz</text:span><text:alphabetical-index-mark text:string-value="Lebenswertindifferenz"/><text:span text:style-name="T2"> des Rechtsgutes Leben (Art. 1 Abs. 1 Satz 2, Art. 2 Abs. 2 Satz 1 GG i.V.m. Art. 3 Abs. 1 GG) unvereinbar.</text:span><text:span text:style-name="T2"><text:note text:id="ftn1212" text:note-class="footnote"><text:note-citation>445</text:note-citation><text:note-body><text:p text:style-name="P700"><text:span text:style-name="T13"><text:s/>Vgl. </text:span><text:span text:style-name="T15">Lenckner</text:span><text:span text:style-name="T13">, Ärztliche Hilfeleistungspflicht und Pflichtenkollision, Med.Klin. 1969, S. 1000 ff. (1003); </text:span><text:span text:style-name="T15">Kunig</text:span><text:span text:style-name="T13">, in: v. Münch/Kunig (Hrsg.), Komm., GG, Bd. 1, 5. Aufl., 2000, Art. 2 Rn. 44; </text:span><text:span text:style-name="T15">Vosteen</text:span><text:span text:style-name="T13">, Rationierung im Gesundheitswesen und Patientenschutz, 2001, S. 358.</text:span></text:p></text:note-body></text:note></text:span><text:span text:style-name="T2"> Das BVerfG hat festgestellt: „Wo menschliches Leben existiert, kommt ihm Würde zu; es ist nicht entscheidend, ob der Träger sich dieser Würde bewusst ist und sie selbst wahrzunehmen weiß. Die von Anfang an im menschlichen Sein angelegten potenziellen Möglichkeiten genügen, um die Menschenwürde</text:span><text:alphabetical-index-mark text:string-value="Menschenwürde"/><text:span text:style-name="T2"> zu begründen“.</text:span><text:span text:style-name="T2"><text:note text:id="ftn1213" text:note-class="footnote"><text:note-citation>446</text:note-citation><text:note-body><text:p text:style-name="P700"><text:span text:style-name="T13"><text:s/>Vgl. BVerfGE 39, 1 (41).</text:span></text:p></text:note-body></text:note></text:span><text:span text:style-name="T2"> Die Menschenwürde schützt somit das menschliche „Entwurfsvermögen“ als Potenz. Jedes menschliches Wesen, sei es auch durch seine körperliche Verfassung oder durch andere Umstände an der Umsetzung bestimmter Lebensläufe gehindert, wird mit dem Potenzial eigener („eigenwertiger“) Lebensgestaltung geboren.</text:span><text:span text:style-name="T2"><text:note text:id="ftn1214" text:note-class="footnote"><text:note-citation>447</text:note-citation><text:note-body><text:p text:style-name="P700"><text:span text:style-name="T13"><text:s/>Vgl. </text:span><text:span text:style-name="T15">Gröschner</text:span><text:span text:style-name="T13">, Menschenwürde und Sepulkralkultur in der grundgesetzlichen Ordnung, 1995, S. 31 ff. - zurückgehend auf </text:span><text:span text:style-name="T15">Giovanni Pico della Mirandola</text:span><text:span text:style-name="T13"> (1463-1494) begründende Wendung von der Menschenwürde als derjenigen vom „schöpferischen Bildhauer“, der sich selbst „zu der Gestalt ausformt“. Siehe </text:span><text:span text:style-name="T15">Pico della Mirandola</text:span><text:span text:style-name="T13">, Oratio de hominis dignitate, 1486/87, hrsg. und übersetzt von v.d. Gönna, 1997, S. 9.</text:span></text:p></text:note-body></text:note></text:span><text:span text:style-name="T2"> Da diese Potenz als solche nicht antastbar bzw. begrenzbar sein kann, ist nicht nur die Einstufung von Leben als „lebenswert“ oder „lebensunwert“, sondern auch die Differenzierung zwischen mehr und weniger „lebenswertem“ Leben oder die zuteilungsrelevante Bewertung einzelner Leben nach ihrer Qualität oder ihrer mutmaßlichen Dauer zwingend ausgeschlossen.</text:span><text:span text:style-name="T2"><text:note text:id="ftn1215" text:note-class="footnote"><text:note-citation>448</text:note-citation><text:note-body><text:p text:style-name="P700"><text:span text:style-name="T13"><text:s/>Vgl. </text:span><text:span text:style-name="T15">Dürig</text:span><text:span text:style-name="T13">, in: Maunz/Dürig (Hrsg.), Komm., GG, 1958, Art. 2 Abs. 2 Rn. 10 f.; </text:span><text:span text:style-name="T15">Laber</text:span><text:span text:style-name="T13">, Der Schutz des Lebens im StrafR, 1997, S. 155; </text:span><text:span text:style-name="T15">Gutmann</text:span><text:span text:style-name="T13">, Gleichheit vor der Rationierung, in: ders./Schmidt, V.H. (Hrsg.), Rationierung und Allokation im Gesundheitswesen, 2002, S. 179 ff. (202).</text:span></text:p></text:note-body></text:note></text:span><text:span text:style-name="T2"> Das „todgeweihte“, unrettbar verlorene Menschenleben ist kein Rechtsgut von geringerem Rang oder gar minderer Schutzwürdigkeit, als das „hoffnungsvolle“, nicht vom unabwendbaren Untergang bedrohte.</text:span><text:span text:style-name="T2"><text:note text:id="ftn1216" text:note-class="footnote"><text:note-citation>449</text:note-citation><text:note-body><text:p text:style-name="P700"><text:span text:style-name="T13"><text:s/>Vgl. </text:span><text:span text:style-name="T15">Roxin</text:span><text:span text:style-name="T13">, Pflichtwidrigkeit und Erfolg bei fahrlässigen Delikten, ZStW 1962, S. 411 ff. (429); </text:span><text:span text:style-name="T15">Sax</text:span><text:span text:style-name="T13">, Zur rechtlichen Problematik der Sterbehilfe, JZ 1975, S. 137 ff. (147 f.); </text:span><text:span text:style-name="T15">Küper</text:span><text:span text:style-name="T13">, Grund- und Grenzfragen der rechtfertigenden Pflichtenkollision, 1979, S. 48 f., 60; </text:span><text:span text:style-name="T15">Laber</text:span><text:span text:style-name="T13">, Der Schutz des Lebens im StrafR, 1997, S. 155; </text:span><text:span text:style-name="T15">Günther</text:span><text:span text:style-name="T13">, in: SK, StGB, Band II, 2000, § 34 StGB Rn. 43.</text:span></text:p></text:note-body></text:note></text:span><text:span text:style-name="T2"> Ausgehend von der begrifflich von </text:span><text:span text:style-name="T6">Robert Alexy</text:span><text:span text:style-name="T2"> eingeführten Unterscheidung von Regel und Prinzip</text:span><text:span text:style-name="T2"><text:note text:id="ftn1217" text:note-class="footnote"><text:note-citation>450</text:note-citation><text:note-body><text:p text:style-name="P700"><text:span text:style-name="T13"><text:s/>Vgl. </text:span><text:span text:style-name="T15">Alexy</text:span><text:span text:style-name="T13">, Theorie der Grundrechte, 2. Aufl., 1994, S. 71 ff., 94 ff. Näher dazu s.o. unter § 7 C IV 2 f).</text:span></text:p></text:note-body></text:note></text:span><text:span text:style-name="T2"> ist rechtstheoretisch die „Unantastbarkeit des Entwurfsvermögens“ als Regel des Art. 1 Abs. 1 Satz 1 GG mit absoluter Wirkung einzustufen.</text:span><text:span text:style-name="T2"><text:note text:id="ftn1218" text:note-class="footnote"><text:note-citation>451</text:note-citation><text:note-body><text:p text:style-name="P700"><text:span text:style-name="T13"><text:s/>Vgl. </text:span><text:span text:style-name="T15">Junghanns</text:span><text:span text:style-name="T13">, Verteilungsgerechtigkeit in der Transplantationsmedizin, 2001, S. 52 f.</text:span></text:p></text:note-body></text:note></text:span><text:span text:style-name="T2"> In dieser Regelfunktion untersagt es nicht nur Auswahlkriterien, die unmittelbar auf die Lebensdauer</text:span><text:alphabetical-index-mark text:string-value="Lebensdauer"/><text:span text:style-name="T2"><text:note text:id="ftn1219" text:note-class="footnote"><text:note-citation>452</text:note-citation><text:note-body><text:p text:style-name="P710"><text:span text:style-name="T13"><text:s/>Ebenso die „Lebensdauer“ als Patientenauswahlkriterium abl. etwa </text:span><text:span text:style-name="T15">Dönicke</text:span><text:span text:style-name="T13">, Strafrechtliche Aspekte der Katastrophenmedizin, 1987, S. 113.</text:span></text:p></text:note-body></text:note></text:span><text:span text:style-name="T2"> oder -qualität abstellen, wie dies offen utilitaristische Verteilungsmaxime beabsichtigen, sondern es erfasst wie andere absolute rechtliche Differenzierungsverbote, auch mittelbare Diskriminierungen, die dann vorliegen, wenn ein Verteilungskriterium zwar nicht explizit an Lebenswertgesichtspunkte anknüpft, aber regelmäßig darauf hinausläuft.</text:span><text:span text:style-name="T2"><text:note text:id="ftn1220" text:note-class="footnote"><text:note-citation>453</text:note-citation><text:note-body><text:p text:style-name="P700"><text:span text:style-name="T13"><text:s/>Vgl. </text:span><text:span text:style-name="T15">Gutmann</text:span><text:span text:style-name="T13">, Gleichheit vor der Rationierung, in: ders./Schmidt, V.H. (Hrsg.), Rationierung und Allokation im Gesundheitswesen, 2002, S. 179 ff. (204 f.).</text:span></text:p></text:note-body></text:note></text:span></text:p>
      <text:p text:style-name="P32"/>
      <text:p text:style-name="P1"><text:span text:style-name="T2">Infolgedessen ist jedes Verteilungskriterium wegen eines Eingriffs in die Menschenwürde verfassungswidrig, welches einen Menschen direkt oder indirekt aus dem Schutzbereich herausnimmt, indem ihm ein „Entwurfsvermögen“ oder ein gewisses Maß an Wert aufgrund seiner Lebensqualität oder mutmaßlichen Dauer von vornherein graduell aberkannt wird. Die Länge oder die Qualität des Lebens haben keine Auswirkung auf die Wertigkeit des Lebens. Wer glaubt etwa auf der Grundlage seines eigenen Mitleids eine vermeintlich ethisch objektive Entscheidung über ein nicht mehr „lebenswertes Leben“ fällen zu können, dem sei der Satz </text:span><text:span text:style-name="T6">Friedrich Nietzsches</text:span><text:span text:style-name="T2"> (1844-1900) entgegengehalten: „Wer ein Warum hat, dem ist kein Wie zu schwer“. </text:span><text:span text:style-name="T6">John Harris</text:span><text:span text:style-name="T2"> schreibt i.d.S. eindrucksvoll: „Denn selbst Menschen mit einem schwer beeinträchtigten Leben können ihr Leben als Projekt begreifen, das sie in die Hand nehmen wollen, das ihnen die Freuden und die Erfahrungen bringt, die sie erleben wollen, und der Verlust all dessen wäre auch in ihrem Fall so tragisch, wie es der Verlust des Lebens nur sein kann“.</text:span><text:span text:style-name="T2"><text:note text:id="ftn1221" text:note-class="footnote"><text:note-citation>454</text:note-citation><text:note-body><text:p text:style-name="P700"><text:span text:style-name="T13"><text:s/>Vgl. </text:span><text:span text:style-name="T15">Harris</text:span><text:span text:style-name="T13">, Der Wert des Lebens, 1995, S. 155 f.</text:span></text:p></text:note-body></text:note></text:span><text:span text:style-name="T2"> Andernfalls wären tatsächlich Parallelen zur historischen „Vernichtung lebensunwerten Lebens“ unvermeidbar.</text:span></text:p>
      <text:p text:style-name="P32"/>
      <text:p text:style-name="P1"><text:span text:style-name="T2">Ein allgemeiner Maßstab für die Beurteilung der Lebensqualität lässt sich sachlich nicht begründen, da diese keine personenunabhängige, objektivierbare Größe ist, sondern sich aus der individuellen Selbsterfahrung des Betroffenen ableitet.</text:span><text:span text:style-name="T2"><text:note text:id="ftn1222" text:note-class="footnote"><text:note-citation>455</text:note-citation><text:note-body><text:p text:style-name="P700"><text:span text:style-name="T13"><text:s/>Vgl. </text:span><text:span text:style-name="T15">Feuerstein</text:span><text:span text:style-name="T13">, Das Transplantationssystem, 1995, S. 244; </text:span><text:span text:style-name="T15">Junghanns</text:span><text:span text:style-name="T13">, Verteilungsgerechtigkeit in der Transplantationsmedizin, 2001, S. 121.</text:span></text:p></text:note-body></text:note></text:span><text:span text:style-name="T2"> Für die „Wertigkeit“ des menschlichen Lebens zählt grundsätzlich nur die biologische Existenz.</text:span><text:span text:style-name="T2"><text:note text:id="ftn1223" text:note-class="footnote"><text:note-citation>456</text:note-citation><text:note-body><text:p text:style-name="P700"><text:span text:style-name="T13"><text:s/>Vgl. BVerfGE 88, 203 (252, 267); </text:span><text:span text:style-name="T15">Küper</text:span><text:span text:style-name="T13">, Grund- und Grenzfragen der rechtfertigenden Pflichtenkollision, 1979, S. 60; </text:span><text:span text:style-name="T15">Geddert-Steinacher</text:span><text:span text:style-name="T13">, Menschenwürde als Verfassungsbegriff, 1990, S. 60 ff.; </text:span><text:span text:style-name="T15">Scheid</text:span><text:span text:style-name="T13">, Grund- und Grenzfragen der Pflichtenkollision, 2000, S. 80.</text:span></text:p></text:note-body></text:note></text:span><text:span text:style-name="T2"> Die Belegung des Entwurfsvermögens eines Menschen mit von außen gesetzten Mindestanforderungen verbietet sich.</text:span><text:span text:style-name="T2"><text:note text:id="ftn1224" text:note-class="footnote"><text:note-citation>457</text:note-citation><text:note-body><text:p text:style-name="P700"><text:span text:style-name="T13"><text:s/>Vgl. </text:span><text:span text:style-name="T15">Gröschner</text:span><text:span text:style-name="T13">, Menschenwürde und Sepulkralkultur in der grundgesetzlichen Ordnung, 1995, S. 34.</text:span></text:p></text:note-body></text:note></text:span><text:span text:style-name="T2"> Der Eigenwert des Individuums wird sonst zum gesellschaftlich anerkannten Wert und der einzelne Mensch zum Objekt gesellschaftlicher Maßstäbe.</text:span><text:span text:style-name="T2"><text:note text:id="ftn1225" text:note-class="footnote"><text:note-citation>458</text:note-citation><text:note-body><text:p text:style-name="P700"><text:span text:style-name="T13"><text:s/>Vgl. nur BVerfGE 87, 209 (228).</text:span></text:p></text:note-body></text:note></text:span><text:span text:style-name="T2"> Wenn man konsequent vom Grundsatz der absoluten Gleichwertigkeit jeder Form des menschlichen Lebens ausgeht, kann es gar keine besseren oder schlechteren Aussichten nach einer Lebensrettung geben.</text:span><text:span text:style-name="T2"><text:note text:id="ftn1226" text:note-class="footnote"><text:note-citation>459</text:note-citation><text:note-body><text:p text:style-name="P700"><text:span text:style-name="T13"><text:s/>Vgl. </text:span><text:span text:style-name="T15">Schoor</text:span><text:span text:style-name="T13">, Lebensschutz an der Schwelle des Todes, 2002, S. 114.</text:span></text:p></text:note-body></text:note></text:span><text:span text:style-name="T2"> Entweder das Leben eines Menschen kann noch geringfügig verlängert werden. Dann besteht eine Rettungschance, der Patient ist gleich viel wert und hat die gleichen Behandlungsansprüche, wie alle Patienten. Oder aber die Lebensverlängerung ist nach menschlichem Ermessen praktisch ausgeschlossen. Dann hat der Patient eben keine Rettungschance und damit bereits keinen Anspruch auf eine rettende medizinische Behandlung</text:span><text:alphabetical-index-mark text:string-value="Behandlungsanspruch"/><text:span text:style-name="T2">.</text:span><text:span text:style-name="T2"><text:note text:id="ftn1227" text:note-class="footnote"><text:note-citation>460</text:note-citation><text:note-body><text:p text:style-name="P700"><text:span text:style-name="T13"><text:s/>Zum Ausschluss des Lebensverlängerungsanspruchs bei Unmöglichkeit ein menschenwürdiges Leben zu führen, siehe bereits oben unter § 7 C IV 4 a.</text:span></text:p></text:note-body></text:note></text:span></text:p>
      <text:p text:style-name="P44"/>
      <text:h text:style-name="Heading_20_6" text:outline-level="6">Das Konzept der „QUALY´s“</text:h>
      <text:p text:style-name="P23"><text:span text:style-name="T2">Über die Ermittlung sog. QUALY´s (quality adjusted life years = qualitätskorrigierte Lebensjahre), herkommend aus der amerikanischen Allokationsdiskussion, wird schon seit Längerem versucht, das „lebenswerteste Leben“ herauszufinden.</text:span><text:span text:style-name="T2"><text:note text:id="ftn1228" text:note-class="footnote"><text:note-citation>461</text:note-citation><text:note-body><text:p text:style-name="P700"><text:span text:style-name="T13"><text:s/>Vgl. </text:span><text:span text:style-name="T15">v. d. Schulenburg/Schöffski</text:span><text:span text:style-name="T13">, Kosten-Nutzen-Analysen, in: Nagel/Fuchs (Hrsg.), Soziale Gerechtigkeit im Gesundheitswesen, 1993, S. 168 ff. (178); </text:span><text:span text:style-name="T15">Feuerstein</text:span><text:span text:style-name="T13">, Das Transplantationssystem, 1995, S. 244 jew. m.w.N.</text:span></text:p></text:note-body></text:note></text:span><text:span text:style-name="T2"> Dazu wird die prognostizierte Patientenüberlebenszeit mit dem Faktor der Lebensqualität</text:span><text:alphabetical-index-mark text:string-value="- QUALY´s" text:key1="Lebensqualität"/><text:span text:style-name="T2"> multipliziert. Das Ergebnis könne dann mit anderen Patienten verglichen und so die Verteilungsentscheidung gefällt werden. Für die Feststellung des Multiplikators für die Lebensqualität bemühen die Autoren oftmals den „Schleier des Unwissens“ nach Rawls</text:span><text:span text:style-name="T2"><text:note text:id="ftn1229" text:note-class="footnote"><text:note-citation>462</text:note-citation><text:note-body><text:p text:style-name="Footnote"><text:s/>Zu dessen Gerechtigkeitsmodell und der Kritik hieran siehe bereits unter § 4 D II 2.</text:p></text:note-body></text:note></text:span><text:span text:style-name="T2">. Danach würden rationale Personen die Priorität einer medizinischen Behandlung dem Patienten einräumen, der das überzeugendste Interesse an einer Lebensfortführung hat. Dies erscheint jedoch ebenso ungeeignet, wie Modelle, wie die sog. „Rosser-Matrix“, bei der in verschiedenen Graden die beiden Kriterien „Schmerz“ und „Behinderung“ die Lebensqualität determinieren.</text:span><text:span text:style-name="T2"><text:note text:id="ftn1230" text:note-class="footnote"><text:note-citation>463</text:note-citation><text:note-body><text:p text:style-name="P700"><text:span text:style-name="T13"><text:s/>Vgl. etwa </text:span><text:span text:style-name="T15">v. d. Schulenburg/Schöffski</text:span><text:span text:style-name="T13">, Kosten-Nutzen-Analysen, in: Nagel/Fuchs (Hrsg.), Soziale Gerechtigkeit im Gesundheitswesen, 1993, S. 168 ff. (181).</text:span></text:p></text:note-body></text:note></text:span><text:span text:style-name="T2"> Die ausgesprochen subjektive Bewertung von Lebensqualität sperrt sich weitgehend gegen eine Objektivierung.</text:span><text:span text:style-name="T2"><text:note text:id="ftn1231" text:note-class="footnote"><text:note-citation>464</text:note-citation><text:note-body><text:p text:style-name="P700"><text:span text:style-name="T13"><text:s/>So auch </text:span><text:span text:style-name="T15">Taupitz</text:span><text:span text:style-name="T13">, Ressourcenknappheit in der Medizin, in: Wolter/Riedel/Taupitz (Hrsg.), Einwirkungen der Grundrechte auf das Zivilrecht, Öffentliches Recht und Strafrecht, 1999, S. 113 ff. (128); </text:span><text:span text:style-name="T15">Vosteen</text:span><text:span text:style-name="T13">, Rationierung im Gesundheitswesen und Patientenschutz, 2001, S. 365.</text:span></text:p></text:note-body></text:note></text:span><text:span text:style-name="T2"> Das individuelle Bewältigungspotenzial hinsichtlich der Lebensqualität einschränkender Erkrankungen bzw. Verletzungen ist unendlich unterschiedlich. So kann der Schmerz objektiv gar nicht definiert werden, da der eine Patient schwere Schmerzen ohne Reflexion erträgt, während der andere schon unter geringen Schmerzen massiv leidet.</text:span><text:span text:style-name="T2"><text:note text:id="ftn1232" text:note-class="footnote"><text:note-citation>465</text:note-citation><text:note-body><text:p text:style-name="P700"><text:span text:style-name="T13"><text:s/>Vgl. </text:span><text:span text:style-name="T15">Schölmerich</text:span><text:span text:style-name="T13">, Struktur, Organisation und ökonomische Grundlagen der medizinischen Versorgung - Diskussion, in: Nagel/Fuchs (Hrsg.), Soziale Gerechtigkeit im Gesundheitswesen, 1993, S. 185.</text:span></text:p></text:note-body></text:note></text:span><text:span text:style-name="T2"> Über die Bildung der QUALY´s im Rahmen eines einheitlichen Messverfahrens und erst recht über die Bewertung und damit Anwendbarkeit der so erfassten „qualitätskorrigierten Lebensjahre“ herrscht in Deutschland denn auch noch lange kein gesellschaftlicher Konsens.</text:span><text:span text:style-name="T2"><text:note text:id="ftn1233" text:note-class="footnote"><text:note-citation>466</text:note-citation><text:note-body><text:p text:style-name="P700"><text:span text:style-name="T13"><text:s/>Vgl. </text:span><text:span text:style-name="T15">Ach</text:span><text:span text:style-name="T13">, Von Natur aus knapp, ZMedEthik 1997, S. 31 ff. (42 f.) Siehe zum aktuellen Forschungsstand etwa </text:span><text:span text:style-name="T15">Schöffski/v. d. Schulenburg</text:span><text:span text:style-name="T13"> (Hrsg.), Gesundheitsökonomische Evaluationen, 2. Aufl., 2000 und</text:span><text:span text:style-name="T15"> Breyer/Zweifel/ Kifmann</text:span><text:span text:style-name="T13">, Gesundheitsökonomie, 4. Aufl., 2003, S. 26 ff.</text:span></text:p></text:note-body></text:note></text:span><text:span text:style-name="T2"> Für die Entwicklung von neuen Medikamenten, zur Optimierung von Therapie- oder Prophylaxemaßnahmen bzw. für den Bereich der Makroallokationsebene, wo es um den statistischen Menschen geht, mag ein derartiges Mess- und Bewertungsverfahren sinnvoll und auch erforderlich sein.</text:span><text:span text:style-name="T2"><text:note text:id="ftn1234" text:note-class="footnote"><text:note-citation>467</text:note-citation><text:note-body><text:p text:style-name="P700"><text:span text:style-name="T13"><text:s/>Ähnl. </text:span><text:span text:style-name="T15">Illhardt</text:span><text:span text:style-name="T13">, Kosten-Nutzen-Analyse, in: Eser/v. Lutterotti/Sporken (Hrsg.), Lexikon - Medizin, Ethik, Recht, 1989, Sp. 610 f.; </text:span><text:span text:style-name="T15">Krämer</text:span><text:span text:style-name="T13">, Medizin muss rationiert werden, MedR 1996, S. 1 ff. (5); </text:span><text:span text:style-name="T15">v. Manz</text:span><text:span text:style-name="T13">, Lebensqualität und Bewertung menschlichen Lebens, in: Brudermüller (Hrsg.), Angewandte Ethik und Medizin, 1999, S. 65 ff. (75, 82 f.); </text:span><text:span text:style-name="T15">V. H. Schmid/Gutmann</text:span><text:span text:style-name="T13">, Einleitung, in: Gutmann/Schmidt, V.H. (Hrsg.), Rationierung und Allokation im Gesundheitswesen, 2002, S. 7 ff. (18 ff.) – dahingehende Regelungen finden sich mittlerweile tatsächlich für den Bereich der GKV in den §§ 35b, 135 SGB V.</text:span></text:p></text:note-body></text:note></text:span><text:span text:style-name="T2"> In Großbritannien ist es schon seit geraumer Zeit der Regelfall, dass vor der Einführung einer jeden Therapie eine Lebensqualitätsanalyse durchgeführt wird.</text:span><text:span text:style-name="T2"><text:note text:id="ftn1235" text:note-class="footnote"><text:note-citation>468</text:note-citation><text:note-body><text:p text:style-name="P700"><text:span text:style-name="T13"><text:s/>So </text:span><text:span text:style-name="T15">v. d. Schulenburg</text:span><text:span text:style-name="T13">, Struktur, Organisation und ökonomische Grundlagen der medizinischen Versorgung - Diskussion, in: Nagel/Fuchs (Hrsg.), Soziale Gerechtigkeit im Gesundheitswesen, 1993, S. 183.</text:span></text:p></text:note-body></text:note></text:span><text:span text:style-name="T2"> Für den Bereich der unteren Mikroallokationsebene, also dort, wo das konkrete Arzt-Patienten-Verhältnis im Mittelpunkt steht, sind jedoch Bewertungen seitens des Arztes dahin gehend, ob sich die Behandlung im Hinblick auf die erreichbare Lebensqualität überhaupt noch „lohnt“ wegen der Verletzung des Art. 1 Abs. 1 Satz 1 GG unzulässig. Andernfalls würde nicht nur die für das intakte Arzt-Patienten-Verhältnis immanent wichtige Vertrauensbeziehung nachhaltig geschädigt. Die Garantie der Menschenwürde verbietet es – insoweit zu Recht in Kant´scher Tradition – die Selbstzweckhaftigkeit des Einzelnen zu ignorieren, ihn für ersetzbar zu halten oder als „vertretbare Größe“ zu behandeln.</text:span><text:span text:style-name="T2"><text:note text:id="ftn1236" text:note-class="footnote"><text:note-citation>469</text:note-citation><text:note-body><text:p text:style-name="P700"><text:span text:style-name="T13"><text:s/>Vgl. </text:span><text:span text:style-name="T15">Dürig</text:span><text:span text:style-name="T13">, in: Maunz/Dürig (Hrsg.), Komm., GG, 1958, Art. 1 Abs. 1 Rn. 28.</text:span></text:p></text:note-body></text:note></text:span><text:span text:style-name="T2"> Nach dem Prinzip der QUALY´s müssten Patienten aber unabhängig von ihrer Bedürftigkeit grundsätzlich dann zurückgesetzt werden, wenn der Ressourceneinsatz bei ihnen wegen ihrer beschränkten Lebenserwartung oder ihrer Grunderkrankung nur ein suboptimales Ergebnis im Hinblick auf die Optimierung des Gesamtnutzens des Patientenkollektivs verspricht. Die Patienten würden dann nur noch als ersetzbares Substrat von Nutzenfunktionen in Erscheinung treten und damit als vertretbare Größe begriffen. Der Fundamentalanspruch jedes Menschen auf eine lebenswertindifferente Rücksicht und Achtung vor seinem unantastbaren Eigenwert würde verletzt.</text:span><text:span text:style-name="T2"><text:note text:id="ftn1237" text:note-class="footnote"><text:note-citation>470</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24); </text:span><text:span text:style-name="T15">Gutmann</text:span><text:span text:style-name="T13">, Gleichheit vor der Rationierung, in: ders./Schmidt, V.H. (Hrsg.), Rationierung und Allokation, 2002, S. 179 ff. (203 f.). I.E. ebenso </text:span><text:span text:style-name="T15">Schreiber</text:span><text:span text:style-name="T13">, Rechtliche Kriterien der Verteilungsgerechtigkeit, in: Nagel/Fuchs, Soziale Gerechtigkeit im Gesundheitswesen, 1993, S. 302 ff. (302); </text:span><text:span text:style-name="T15">Uhlenbruck</text:span><text:span text:style-name="T13">, Rechtliche Grenzen einer Rationierung, MedR 1995, S. 427 ff. (433); </text:span><text:span text:style-name="T15">Luf</text:span><text:span text:style-name="T13">, Verteilungsgerechtigkeit in der modernen Medizin, RdM 1997, S. 99 ff. (102); </text:span><text:span text:style-name="T15">Junghanns</text:span><text:span text:style-name="T13">, Verteilungsgerechtigkeit in der Transplantationsmedizin, 2001, S. 121; </text:span><text:span text:style-name="T15">Herb</text:span><text:span text:style-name="T13">, Verteilungsgerechtigkeit in der Medizin, 2002, S. 176; </text:span><text:span text:style-name="T15">Elsässer/Knoepffler</text:span><text:span text:style-name="T13">, Ressourcenallokation im Gesundheitswesen - Christliche Perspektiven, in: Gutmann/Schmidt, V.H. (Hrsg.), Rationierung und Allokation, 2002, S. 221 ff. (232). Diff. </text:span><text:span text:style-name="T15">Nettesheim</text:span><text:span text:style-name="T13">, Rationierung in der Gesundheitsversorgung, VerwArch 2002, S. 315 ff. (345), der die QUALY´s bei Respektierung der subj. Einschätzung der Betroffenen i.R.e. Einzelfallabwägung für verfassungsgemäß hält.</text:span></text:p></text:note-body></text:note></text:span><text:span text:style-name="T2"> Konsequent angewandt zeichnet sich die Verteilung von knappen medizinischen Ressourcen nach dem Prinzip der QUALY´s, wie nach dem Kriterium der Erfolgsaussicht überhaupt, zudem durch eine inhärente Tendenz zu einer mittelbaren Altersdiskriminierung</text:span><text:alphabetical-index-mark text:string-value="Altersdiskriminierung"/><text:span text:style-name="T2"> aus.</text:span><text:span text:style-name="T2"><text:note text:id="ftn1238" text:note-class="footnote"><text:note-citation>471</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0, 104) m.w.N.</text:span></text:p></text:note-body></text:note></text:span></text:p>
      <text:p text:style-name="P32"/>
      <text:h text:style-name="P697" text:outline-level="6">Gleicher subjektiver Nutzen</text:h>
      <text:p text:style-name="P1"><text:span text:style-name="T2">Der subjektive Nutzen</text:span><text:alphabetical-index-mark text:string-value="Nutzen"/><text:span text:style-name="T2">, den ein Patient von einer Behandlung hätte, wird zudem nicht dadurch geringer, dass jemand anderes vielleicht „noch mehr“ davon hätte.</text:span><text:span text:style-name="T2"><text:note text:id="ftn1239" text:note-class="footnote"><text:note-citation>472</text:note-citation><text:note-body><text:p text:style-name="P700"><text:span text:style-name="T13"><text:s/>Vgl. </text:span><text:span text:style-name="T15">V.H. Schmidt</text:span><text:span text:style-name="T13">, Veralltäglichung der Triage, Zeitschrift für Soziologie 1996, S. 419 ff. (430); </text:span><text:span text:style-name="T15">ders.</text:span><text:span text:style-name="T13">, Ist die Verteilung knapper medizinischer Güter ein medizinisches Problem?, in: Lachmann/Meuter (Hrsg.), Zur Gerechtigkeit der Organverteilung, 1997, S. 49 ff. (55).</text:span></text:p></text:note-body></text:note></text:span><text:span text:style-name="T2"> Die Intensität des Wunsches von Patienten weiterzuleben bzw. seine Gesundheit wiederzuerlangen, hängt grundsätzlich nicht vom Umfang der zu erwartenden Lebensdauer und -qualität ab.</text:span><text:span text:style-name="T2"><text:note text:id="ftn1240" text:note-class="footnote"><text:note-citation>473</text:note-citation><text:note-body><text:p text:style-name="P700"><text:span text:style-name="T13"><text:s/>Vgl. </text:span><text:span text:style-name="T15">Gutmann</text:span><text:span text:style-name="T13">, Gleichheit vor der Rationierung, in: ders./Schmidt, V.H. (Hrsg.), Rationierung und Allokation im Gesundheitswesen, 2002, S. 179 ff. (194); ähnl. </text:span><text:span text:style-name="T15">Harris</text:span><text:span text:style-name="T13">, Der Wert des Lebens, 1995, S. 138.</text:span></text:p></text:note-body></text:note></text:span><text:span text:style-name="T2"> Dass ein Patient aufgrund einer Behandlung noch länger oder besser lebt, gibt diesem kein Vorrecht gegenüber einem anderen Patienten. Denn für diesen und sein Umfeld bedeutet eine Behandlung mit kürzerer Überlebenszeit dasselbe wie für den bevorzugten Konkurrenten: die bestmögliche Therapie zur Wiedererlangung von größtmöglichem Wohlergehen.</text:span><text:span text:style-name="T2"><text:note text:id="ftn1241" text:note-class="footnote"><text:note-citation>474</text:note-citation><text:note-body><text:p text:style-name="P700"><text:span text:style-name="T13"><text:s/>Vgl. </text:span><text:span text:style-name="T15">Schott</text:span><text:span text:style-name="T13">, Patientenauswahl und Organallokation, 2001, S. 173 f., 333 f.</text:span></text:p></text:note-body></text:note></text:span><text:span text:style-name="T2"> Ein Patient, dem eine lebenserhaltende medizinische Ressource nur mit der Begründung vorenthalten wird, dass diese bei einem anderen Patienten einen noch höheren Nutzen (etwa ein mehr an qualitätskorrigierten Lebensjahren) bringen würde, kann zu Recht entgegnen, dass für ihn sein Leben von gleicher Wichtigkeit ist, wie das Leben des anderen Patienten für diesen, dass er wie dieser alles verliert und es ungerecht ist, von ihm zu verlangen, alles für ihn Wertvolle aufzugeben, nur um den Gesamtnutzen des Verteilungsaktes zu maximieren. Der Betreffende kann mit Recht beklagen, dass durch eine über die bloße Rettungschance hinausgehende Abstellung der Patientenauswahl auf Erfolgsaussichten, seiner einzigartigen Existenz kein gleiches Gewicht beigemessen wird und auf einem Entscheidungsverfahren bestehen, welches den Selbstzweck seiner Person ernst nimmt.</text:span><text:span text:style-name="T2"><text:note text:id="ftn1242" text:note-class="footnote"><text:note-citation>475</text:note-citation><text:note-body><text:p text:style-name="P700"><text:span text:style-name="T13"><text:s/>Vgl. </text:span><text:span text:style-name="T15">Gutmann/Land</text:span><text:span text:style-name="T13">, Ethische und rechtl. Fragen der Organverteilung, in: Schmidt, U./Albert (Hrsg.), Praxis d. Nierentransplantation (IV), 1997, S. 92 ff. (112); </text:span><text:span text:style-name="T15">Gutmann</text:span><text:span text:style-name="T13">, Gleichheit vor der Rationierung, in: ders./ Schmidt, V.H. (Hrsg.), Rationierung und Allokation im Gesundheitswesen, 2002, S. 179 ff. (187 f.).</text:span></text:p></text:note-body></text:note></text:span></text:p>
      <text:p text:style-name="P32"/>
      <text:h text:style-name="Heading_20_6" text:outline-level="6">Doppelverurteilung</text:h>
      <text:p text:style-name="P1"><text:span text:style-name="T2">Hinzu kommt, dass bei einer an den Erfolgsaussichten orientierten Verteilung knapper medi-zinischer Ressourcen oftmals gerade diejenigen Patienten noch zusätzlich benachteiligt werden, die durch ihre Krankheit oder Verletzung ohnehin schon besonders hart getroffen worden sind und gelitten haben (sog. Aspekt der Doppelverurteilung</text:span><text:alphabetical-index-mark text:string-value="Doppelverurteilung"/><text:span text:style-name="T2">).</text:span><text:span text:style-name="T2"><text:note text:id="ftn1243" text:note-class="footnote"><text:note-citation>476</text:note-citation><text:note-body><text:p text:style-name="Footnote"><text:s/>Vgl. <text:span text:style-name="T25">Rössler</text:span>, Moral und Ethik, Intensivmedizin und Notfallmedizin 1991, S. 141 ff. (143).</text:p></text:note-body></text:note></text:span><text:span text:style-name="T2"> Diesen Patienten würden medizinische Ressourcen vorenthalten, gerade mit dem Argument, dass ihr Gesundheitszustand einem nutzenoptimalen Einsatz der knappen Mittel entgegensteht. Die Abstellung auf Erfolgsaussichten würde damit zu einer „Meritokratie der Glücklichen“ zulasten der bereits besonders hart betroffenen Patienten führen.</text:span><text:span text:style-name="T2"><text:note text:id="ftn1244" text:note-class="footnote"><text:note-citation>477</text:note-citation><text:note-body><text:p text:style-name="P700"><text:span text:style-name="T13"><text:s/>Vgl. </text:span><text:span text:style-name="T15">Gutmann/Land</text:span><text:span text:style-name="T13">, Ethische und rechtl. Fragen der Organverteilung, in: Schmidt, U./Albert (Hrsg.), Praxis d. Nierentransplantation (IV), 1997, S. 92 ff. (100); </text:span><text:span text:style-name="T15">Gutmann</text:span><text:span text:style-name="T13">, Gleichheit vor d. Rationierung, in: ders./Schmidt, V.H. (Hrsg.), Rationierung und Allokation im Gesundheitswesen, 2002, S. 179 ff. (193) jew. m.w.N.</text:span></text:p></text:note-body></text:note></text:span><text:span text:style-name="T2"> Eine am Gerechtigkeitsgedanken orientierte Gesellschaft sollte jedoch gerade versuchen, unverschuldetes, durch biologische oder umweltspezifische Zufälle ausbrechendes Leid zu mindern bzw. auszugleichen, anstatt eine gewissermaßen „natürliche“ Ungerechtigkeit durch eine erfolgsorientierte Zuteilung noch zu verstärken.</text:span><text:span text:style-name="T2"><text:note text:id="ftn1245" text:note-class="footnote"><text:note-citation>478</text:note-citation><text:note-body><text:p text:style-name="P700"><text:span text:style-name="T13"><text:s/>Vgl. </text:span><text:span text:style-name="T15">Schott</text:span><text:span text:style-name="T13">, Patientenauswahl und Organallokation, 2001, S. 174 m.w.N.</text:span></text:p></text:note-body></text:note></text:span></text:p>
      <text:p text:style-name="P32"/>
      <text:h text:style-name="Heading_20_5" text:outline-level="5">Sterben in Würde</text:h>
      <text:p text:style-name="P1"><text:alphabetical-index-mark text:string-value="Sterben in Würde"/><text:span text:style-name="T2">Der Arzt kann allerdings – gestützt auf sein Grundrecht der Berufsfreiheit (Art. 12 Abs. 1 GG) und seine allgemeine Handlungsfreiheit (Art. 2 Abs. 1 GG) – solche Maßnahmen verweigern, für die keine medizinische Indikation besteht. Die medizinische Indikation begrenzt den ärztlichen Heilauftrag</text:span><text:alphabetical-index-mark text:string-value="Heilauftrag"/><text:span text:style-name="T2">.</text:span><text:span text:style-name="T2"><text:note text:id="ftn1246" text:note-class="footnote"><text:note-citation>479</text:note-citation><text:note-body><text:p text:style-name="P700"><text:span text:style-name="T13"><text:s/>Vgl. BGH, NJW 2003, S. 1589 (1592 f.); ähnl. bereits LG Karlsruhe, NJW 1992, 756; </text:span><text:span text:style-name="T15">Taupitz</text:span><text:span text:style-name="T13">, Empfehlen sich zivilrechtliche Regelungen zur Absicherung der Patientenautonomie am Ende des Lebens?, Gutachten 63. DJT, 2000, A 23 f. m.w.N.; </text:span><text:span text:style-name="T15">Lilie</text:span><text:span text:style-name="T13">, Strafrechtliche Gesichtspunkte, in: Wienke/Lippert (Hrsg.), Der Wille des Menschen zwischen Leben und Sterben, 2001, S. 75 ff. (80).</text:span></text:p></text:note-body></text:note></text:span><text:span text:style-name="T2"> Eine rettende medizinische Behandlung, die auch bei unbegrenzten Ressourcen medizinisch kontraindiziert wäre, da eine sichere infauste Prognose</text:span><text:span text:style-name="T2"><text:note text:id="ftn1247" text:note-class="footnote"><text:note-citation>480</text:note-citation><text:note-body><text:p text:style-name="P700"><text:span text:style-name="T13"><text:s/>Vgl. </text:span><text:span text:style-name="T15">Fritsche</text:span><text:span text:style-name="T13">, Grenzbereich zwischen Leben und Tod, 1973, S. 53 ff.</text:span></text:p></text:note-body></text:note></text:span><text:span text:style-name="T2"> oder gar ein moribunder Patient vorliegt, entspricht nicht dem Heilauftrag und wird daher auch nicht vom Behandlungsanspruch des Patienten bzw. der Behandlungspflicht des Arztes umfasst. Gleiches gilt, wenn der Patient mit an Sicherheit grenzender Wahrscheinlichkeit irreversibel sein Bewusstsein verloren hat und es ihm unmöglich ist, in irgendeiner Weise seine Umwelt noch wahrzunehmen.</text:span><text:span text:style-name="T2"><text:note text:id="ftn1248" text:note-class="footnote"><text:note-citation>481</text:note-citation><text:note-body><text:p text:style-name="P700"><text:span text:style-name="T13"><text:s/>Vgl. </text:span><text:span text:style-name="T15">Roxin</text:span><text:span text:style-name="T13">, Der Schutz des Lebens, in: Blaha/Gutjahr-Löser/Niebler (Hrsg.), Schutz des Lebens - Recht auf Tod, 1978, S. 85 ff. (89 f.); </text:span><text:span text:style-name="T15">Künschner</text:span><text:span text:style-name="T13">, Wirtschaftlicher Behandlungsverzicht und Patientenauswahl, 1992, S. 327; </text:span><text:span text:style-name="T15">Uhlenbruck</text:span><text:span text:style-name="T13">, Rechtliche Grenzen einer Rationierung, MedR 1995, 427 ff. (434). In BGHSt 32, 367 (379 f.) hatte der BGH die Begrenzung ärztlicher Behandlungspflicht im Finalstadium einer infausten Erkrankung bei unmittelbar bevorstehenden Tod anerkannt. Siehe auch BGHSt 40, 257 (260): Begrenzung der Behandlungspflicht, wenn „das Grundleiden des Kranken nach ärztlicher Überzeugung unumkehrbar (irreversibel) ist, einen tödlichen Verlauf genommen hat und der Tod in kurzer Zeit eintreten wird“.</text:span></text:p></text:note-body></text:note></text:span><text:span text:style-name="T2"> Insofern ist das nur minimal mögliche Hinausschieben des Todeszeitpunktes zwar ein wichtiger</text:span><text:span text:style-name="T2"><text:note text:id="ftn1249" text:note-class="footnote"><text:note-citation>482</text:note-citation><text:note-body><text:p text:style-name="P700"><text:span text:style-name="T13"><text:s/>Vgl.</text:span><text:span text:style-name="T15"> Schreiber</text:span><text:span text:style-name="T13">, Rechtliche Kriterien d. Verteilungsgerechtigkeit, in: Nagel/Fuchs (Hrsg.), Soziale Gerechtigkeit im Gesundheitswesen, 1993, S. 302 ff. (308): „Posteriorität bei nur ganz geringen Lebenszeiterwartungen“.</text:span></text:p></text:note-body></text:note></text:span><text:span text:style-name="T2">, aber nicht der entscheidende Faktor. Maßgeblich ist v.a. die Unmöglichkeit ein menschenwürdiges Leben zu führen.</text:span><text:span text:style-name="T2"><text:note text:id="ftn1250" text:note-class="footnote"><text:note-citation>483</text:note-citation><text:note-body><text:p text:style-name="P700"><text:span text:style-name="T13"><text:s/>Vgl. </text:span><text:span text:style-name="T15">Künschner</text:span><text:span text:style-name="T13">, Behandlungsverzicht und Patientenauswahl, 1992, S. 328; </text:span><text:span text:style-name="T15">Laber</text:span><text:span text:style-name="T13">, Der Schutz des Lebens im StrafR, 1997, S. 245; </text:span><text:span text:style-name="T15">Scheid</text:span><text:span text:style-name="T13">, Grund- und Grenzfragen der Pflichtenkollision, 2000, S. 81.</text:span></text:p></text:note-body></text:note></text:span><text:span text:style-name="T2"> Die Erhaltung bloßer biologischer Funktionen ist nicht mehr die humane Verwirklichung des Heilauftrags, sondern nur der inhumane Erhalt eines Objekts („personal entleertes Gefäß des humanum“</text:span><text:span text:style-name="T2"><text:note text:id="ftn1251" text:note-class="footnote"><text:note-citation>484</text:note-citation><text:note-body><text:p text:style-name="P700"><text:span text:style-name="T13"><text:s/></text:span><text:span text:style-name="T15">Thielicke</text:span><text:span text:style-name="T13">, Wer darf sterben? - Grenzfragen der modernen Medizin, 1979, S. 30.</text:span></text:p></text:note-body></text:note></text:span><text:span text:style-name="T2">), dem ein eigener Tod gerade verweigert wird.</text:span><text:span text:style-name="T2"><text:note text:id="ftn1252" text:note-class="footnote"><text:note-citation>485</text:note-citation><text:note-body><text:p text:style-name="P700"><text:span text:style-name="T13"><text:s/>Vgl. </text:span><text:span text:style-name="T15">Otto</text:span><text:span text:style-name="T13">, Recht auf den eigenen Tod?, Gutachten 56. DJT, 1986, D 36 f. m.w.N.</text:span></text:p></text:note-body></text:note></text:span><text:span text:style-name="T2"> Der ärztliche Heilauftrag zielt auf die Erhaltung und Ermöglichung der physischen und psychischen Voraussetzungen für eine menschliche Selbstverwirklichung.</text:span><text:span text:style-name="T2"><text:note text:id="ftn1253" text:note-class="footnote"><text:note-citation>486</text:note-citation><text:note-body><text:p text:style-name="P700"><text:span text:style-name="T13"><text:s/>Vgl. </text:span><text:span text:style-name="T15">Laber</text:span><text:span text:style-name="T13">, Die rechtl. Probleme der Früheuthanasie, MedR 1990, S. 182 ff. (186 f.); </text:span><text:span text:style-name="T15">Horn</text:span><text:span text:style-name="T13">, in: SK, StGB, 1995, § 212 Rn. 26c; </text:span><text:span text:style-name="T15">Eser</text:span><text:span text:style-name="T13">, in: Schönke/Schröder, Komm., StGB, 25. Aufl., 1997, Vorb. zu § 211 ff. Rn. 29.</text:span></text:p></text:note-body></text:note></text:span><text:span text:style-name="T2"> Eine bloße Sterbeverlängerung infolge medizinischer Kunstfertigkeit muss vermieden und ein Sterben in Würde ermöglicht werden. Die meisten Patienten wollen keine Lebensverlängerung um jeden Preis. Der </text:span><text:span text:style-name="T6">voluntas aegroti</text:span><text:span text:style-name="T2"> darf insoweit nicht unterlaufen werden. Aber selbst, wenn ein entgegenstehender Wille des Patienten dahin gehend anzunehmen ist, alle Möglichkeiten der Medizin auszuschöpfen, ist für den Arzt die Grenze seiner Verpflichtbarkeit erreicht.</text:span><text:span text:style-name="T2"><text:note text:id="ftn1254" text:note-class="footnote"><text:note-citation>487</text:note-citation><text:note-body><text:p text:style-name="P700"><text:span text:style-name="T13"><text:s/>Vgl. </text:span><text:span text:style-name="T15">Otto</text:span><text:span text:style-name="T13">, Recht auf den eigenen Tod?, Gutachten 56. DJT, 1986, D 36.</text:span></text:p></text:note-body></text:note></text:span><text:span text:style-name="T2"> Auch der Staat kann den Arzt von Rechts wegen nicht zwingen die Behandlung fortzusetzen. Denn Art. 1 Abs. 1 GG gebietet dem Staat alles zu unterlassen, was die Würde des Patienten verletzt. Die Würde des Menschen ist selbst für den Grundrechtsberechtigten indisponibel.</text:span><text:span text:style-name="T2"><text:note text:id="ftn1255" text:note-class="footnote"><text:note-citation>488</text:note-citation><text:note-body><text:p text:style-name="P700"><text:span text:style-name="T13"><text:s/>Vgl. </text:span><text:span text:style-name="T15">Dürig</text:span><text:span text:style-name="T13">, in: Maunz/Dürig (Hrsg.), Komm., GG, 1958, Art. 1 I Rn. 22.</text:span></text:p></text:note-body></text:note></text:span><text:span text:style-name="T2"> Daher handelt der Arzt nicht rechtswidrig, wenn er in einer solchen Situation die Behandlung einseitig abbricht oder eine solche gar nicht erst einleitet, um den Patienten in Würde sterben zu lassen.</text:span><text:span text:style-name="T2"><text:note text:id="ftn1256" text:note-class="footnote"><text:note-citation>489</text:note-citation><text:note-body><text:p text:style-name="P700"><text:span text:style-name="T13"><text:s/>Ähnl. </text:span><text:span text:style-name="T15">Schoor</text:span><text:span text:style-name="T13">, Lebensschutz an der Schwelle des Todes, 2002, S. 107.</text:span></text:p></text:note-body></text:note></text:span><text:span text:style-name="T2"> Er hat dem natürlichen Sterbeprozess Raum zu geben</text:span><text:span text:style-name="T2"><text:note text:id="ftn1257" text:note-class="footnote"><text:note-citation>490</text:note-citation><text:note-body><text:p text:style-name="P700"><text:span text:style-name="T13"><text:s/>Vgl. </text:span><text:span text:style-name="T15">Uhlenbruck</text:span><text:span text:style-name="T13">, Rechtliche Grenzen einer Rationierung, MedR 1995, S. 427 ff. (437).</text:span></text:p></text:note-body></text:note></text:span><text:span text:style-name="T2"> und gemäß dem alten Grundsatz </text:span><text:span text:style-name="T6">medicina vinci fata non possunt</text:span><text:span text:style-name="T2"> (die Medizin kann das Schicksal nicht besiegen) den Tod als Schicksal anzuerkennen. Insofern ist dem vormaligen Präsidenten der Bundesärztekammer </text:span><text:span text:style-name="T6">Karsten Vilmar</text:span><text:span text:style-name="T2"> zuzustimmen, wenn er eindringlich daran erinnert, dass „bei allen Überlegungen […] schließlich die Erkenntnis nicht vergessen werden [sollte], dass die Erhaltung von Gesundheit ebenso wie der Verlauf von Krankheiten auch einen schicksalhaften Bezug haben“, mithin die Tatsache der Endlichkeit von den Menschen akzeptiert werden muss.</text:span><text:span text:style-name="T2"><text:note text:id="ftn1258" text:note-class="footnote"><text:note-citation>491</text:note-citation><text:note-body><text:p text:style-name="P700"><text:span text:style-name="T13"><text:s/>Vgl. </text:span><text:span text:style-name="T15">Vilmar</text:span><text:span text:style-name="T13">, Ärztliche Entscheidung im Spannungsfeld zwischen medizinischen Möglichkeiten, Kostendruck und Humanität, ZaeFQ 2000, S. 870 ff. (875).</text:span></text:p></text:note-body></text:note></text:span><text:span text:style-name="T2"> Es</text:span><text:alphabetical-index-mark text:string-value="Behandlungsanspruch"/><text:span text:style-name="T2"> besteht in einer solchen Situation dann nur noch ein Anspruch des Patienten und eine entsprechende Verpflichtung des Arztes zu einer palliativen, also sterbebegleitenden Behandlung.</text:span><text:span text:style-name="T2"><text:note text:id="ftn1259" text:note-class="footnote"><text:note-citation>492</text:note-citation><text:note-body><text:p text:style-name="P700"><text:span text:style-name="T13"><text:s/>Vgl. </text:span><text:span text:style-name="T15">Eser</text:span><text:span text:style-name="T13">, Lebenserhaltungspflicht und Behandlungsabbruch, in: Auer/Menzel/Eser (Hrsg.), Zwischen Heilauftrag und Sterbehilfe, 1977, S. 75 ff. (137); </text:span><text:span text:style-name="T15">Kirchhof</text:span><text:span text:style-name="T13">, Nach dem Traum vom grenzenlosen Wohlergehen, FAZ Nr. 125 v. 02.06.1998, S. 11.</text:span></text:p></text:note-body></text:note></text:span></text:p>
      <text:p text:style-name="P32"/>
      <text:h text:style-name="Heading_20_4" text:outline-level="4">Ergänzungsverhältnis von Dringlichkeit und Erfolgsaussicht in Bezug auf die Maximierung der Überlebendenzahl</text:h>
      <text:p text:style-name="P1"><text:span text:style-name="T2">Die Kriterien der Dringlichkeit</text:span><text:alphabetical-index-mark text:string-value="Dringlichkeit"/><text:span text:style-name="T2"> und der Erfolgsaussicht</text:span><text:alphabetical-index-mark text:string-value="Erfolgsaussicht"/><text:span text:style-name="T2"> der medizinischen Behandlung stehen sich regelmäßig entgegen. Dringlichere Fälle haben oftmals einen schlechteren körperlichen Allgemeinzustand bzw. die schwereren und komplizierteren körperlichen Verletzungen oder Erkrankungen, sodass die Erfolgsprognosen geringer sind. Umgekehrt bieten weniger dringliche Fälle in der Regel eine hohe Erfolgswahrscheinlichkeit.</text:span><text:span text:style-name="T2"><text:note text:id="ftn1260" text:note-class="footnote"><text:note-citation>493</text:note-citation><text:note-body><text:p text:style-name="P700"><text:span text:style-name="T13"><text:s/>Vgl. </text:span><text:span text:style-name="T15">Pichlmayr/Nagel/Gubernatis</text:span><text:span text:style-name="T13">, Verteilungsgerechtigkeit in der Transplantationsmedizin, in: Herfarth/ Buhr (Hrsg.), Möglichkeiten und Grenzen der Medizin, 1994, S. 53 ff. (56); </text:span><text:span text:style-name="T15">Feuerstein</text:span><text:span text:style-name="T13">, Das Transplantationssystem, 1995, S. 245; </text:span><text:span text:style-name="T15">Lachmann/Meuter</text:span><text:span text:style-name="T13">, Medizinische Gerechtigkeit, 1997, S. 188 f.</text:span></text:p></text:note-body></text:note></text:span><text:span text:style-name="T2"> Eine strenge Orientierung an der Dringlichkeit würde bedeuten, dass die Patienten erst dann eine Behandlung erhalten, wenn ihr Gesundheitszustand entsprechend schlecht ist und sie dann regelmäßig nur noch einen relativ geringen bzw. im Extremfall infolge des Todes gar keinen Nutzen von der Behandlung haben. Insofern führt die konsequente Anwendung des Dringlichkeitskriteriums zu einer niedrigen Gesamterfolgsrate bei der medizinischen Versorgung.</text:span><text:span text:style-name="T2"><text:note text:id="ftn1261" text:note-class="footnote"><text:note-citation>494</text:note-citation><text:note-body><text:p text:style-name="P700"><text:span text:style-name="T13"><text:s/>Vgl. </text:span><text:span text:style-name="T15">Künschner</text:span><text:span text:style-name="T13">, Wirtschaftlicher Behandlungsverzicht und Patientenauswahl, 1992, S. 94, der zudem einen Bedarf zur Korrektur solcher unbefriedigender Ergebnisse sieht;</text:span><text:span text:style-name="T15"> Schott</text:span><text:span text:style-name="T13">, Patientenauswahl und Organallokation, 2001, S. 183 m.w.N.</text:span></text:p></text:note-body></text:note></text:span><text:span text:style-name="T2"> Somit stehen beide Kriterien prinzipiell in einem spannungsgeladenen Verhältnis zueinander.</text:span><text:span text:style-name="T2"><text:note text:id="ftn1262" text:note-class="footnote"><text:note-citation>495</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2) m.w.N.; </text:span><text:span text:style-name="T15">Schott</text:span><text:span text:style-name="T13">, Patientenauswahl und Organallokation, 2001, S. 296.</text:span></text:p></text:note-body></text:note></text:span></text:p>
      <text:p text:style-name="P32"/>
      <text:p text:style-name="P1"><text:span text:style-name="T2">Eine Verteilung der medizinischen Güter allein nach der Dringlichkeit führt zu einem nicht hinnehmbaren Ergebnis, wenn der dringlichste Patient durch seine prioritäre Versorgung unverhältnismäßig gegenüber dem weniger dringlichen Patienten bevorzugt wird. Wird in der Situation des Massenanfalls Hilfebedürftiger der dringlichste Patient wieder kerngesund, während aufgrund des Mangels an medizinischen Ressourcen ein weniger dringlicher Patient stirbt, widerspricht dies dem Motiv des Vorrangs des Dringlichkeitskriteriums, welches letztlich v.a. in der Angleichung des Gesundheitsniveaus bei allen Patienten besteht.</text:span><text:span text:style-name="T2"><text:note text:id="ftn1263" text:note-class="footnote"><text:note-citation>496</text:note-citation><text:note-body><text:p text:style-name="P700"><text:span text:style-name="T13"><text:s/>s. zu dieser Problematik auch </text:span><text:span text:style-name="T15">Gutmann/Land</text:span><text:span text:style-name="T13">, Ethische und rechtliche Fragen der Organverteilung, in Schmidt, U./Albert (Hrsg.), Praxis der Nierentransplantation (IV), 1997, S. 92 ff. (112 f.).</text:span></text:p></text:note-body></text:note></text:span><text:span text:style-name="T2"> Anstelle des kränksten Patienten stirbt dann lediglich ein weniger dringlicher Patient, der womöglich von der Behandlung noch mehr profitiert hätte.</text:span><text:span text:style-name="T2"><text:note text:id="ftn1264" text:note-class="footnote"><text:note-citation>497</text:note-citation><text:note-body><text:p text:style-name="P700"><text:span text:style-name="T13"><text:s/>Vgl. </text:span><text:span text:style-name="T15">Schott</text:span><text:span text:style-name="T13">, Patientenauswahl und Organallokation, 2001, S. 184 f.</text:span></text:p></text:note-body></text:note></text:span><text:span text:style-name="T2"> Ein pauschaler Vorrang der Dringlichkeit vor der Erfolgsaussicht kann dann keine Geltung beanspruchen.</text:span><text:span text:style-name="T2"><text:note text:id="ftn1265" text:note-class="footnote"><text:note-citation>498</text:note-citation><text:note-body><text:p text:style-name="P700"><text:span text:style-name="T13"><text:s/>Ähnl. </text:span><text:span text:style-name="T15">Lachmann/Meuter</text:span><text:span text:style-name="T13">, Medizinische Gerechtigkeit, 1997, S. 189, die unter Verteilungsbedingungen eine Relativierung des Dringlichkeitskriteriums für erforderlich halten.</text:span></text:p></text:note-body></text:note></text:span><text:span text:style-name="T2"> In einer solchen Konstellation muss dann grundsätzlich auf das Zufallsprinzip</text:span><text:alphabetical-index-mark text:string-value="Zufallsprinzip"/><text:span text:style-name="T2"> und damit auf die Ebene der Gleichheit der Behandlungschancen zurückgegangen werden.</text:span><text:span text:style-name="T2"><text:note text:id="ftn1266" text:note-class="footnote"><text:note-citation>499</text:note-citation><text:note-body><text:p text:style-name="P700"><text:span text:style-name="T13"><text:s/>Vgl. </text:span><text:span text:style-name="T15">Schott</text:span><text:span text:style-name="T13">, Patientenauswahl und Organallokation, 2001, S. 190. Zur Anwendbarkeit des Zufallsprinzips als Auswahlkriterium s.u. unter § 7 C IV 12.</text:span></text:p></text:note-body></text:note></text:span></text:p>
      <text:p text:style-name="P32"/>
      <text:p text:style-name="P1"><text:span text:style-name="T2">Aus dem in Art. 1 Abs. 1 Satz 2 und in Art. 2 Abs. 2 Satz 1 GG verankerten Optimierungsprinzip</text:span><text:alphabetical-index-mark text:string-value="Optimierungsprinzip"/><text:span text:style-name="T2"> folgt jedoch, dass für das Zufallskriterium bei der Patientenauswahl dann kein Raum ist, wenn durch die Rettung bestimmter Patienten die Anzahl der Überlebenden insgesamt maximiert werden kann. Als Optimum bei den Rettungshandlungen ist die maximale Anzahl von Dringlichkeitsfällen („zeitraumbezogener Dringlichkeitsbegriff“</text:span><text:span text:style-name="T2"><text:note text:id="ftn1267" text:note-class="footnote"><text:note-citation>500</text:note-citation><text:note-body><text:p text:style-name="Footnote"><text:s/>s. dazu näher bereits unter § 7 C IV 3 b.</text:p></text:note-body></text:note></text:span><text:span text:style-name="T2">) bei gleichzeitiger maximaler Erfolgssteigerung hinsichtlich der Überlebendenanzahl zu erzielen. Erfolgsaussicht und Dringlichkeit schließen sich also nicht gegenseitig aus, sondern sind in Bezug auf die Maximierung der Überlebendenzahl bzw. Minimierung der Todesrate in ein optimales Verhältnis zueinander zu bringen. Insofern stehen diese Kriterien nicht in einem Ausschluss-, sondern in einem Ergänzungs- bzw. Komplettierungsverhältnis zueinander.</text:span><text:span text:style-name="T2"><text:note text:id="ftn1268" text:note-class="footnote"><text:note-citation>501</text:note-citation><text:note-body><text:p text:style-name="P700"><text:span text:style-name="T13"><text:s/>Vgl. </text:span><text:span text:style-name="T15">Junghanns</text:span><text:span text:style-name="T13">, Verteilungsgerechtigkeit in der Transplantationsmedizin, 2001, S. 94 f.</text:span></text:p></text:note-body></text:note></text:span><text:span text:style-name="T2"> Mithin kann auch der Katastrophenmediziner zur Erfüllung so vieler individueller Rettungsansprüche wie möglich die Höhe der Überlebenschance im Rahmen der Bildung der Triagegruppe I und IV berücksichtigen. Andernfalls könnte der Arzt den Patienten mit der unsichersten Rettungsprognose behandeln, mit der Folge, dass möglicherweise alle anderen Patienten den Tod finden. Das Risiko eines kompletten Fehlschlages muss insoweit durch die Beachtung der Höhe der Rettungschancen und damit den Gang des sichersten Weges auf ein Minimum reduziert werden.</text:span><text:span text:style-name="T2"><text:note text:id="ftn1269" text:note-class="footnote"><text:note-citation>502</text:note-citation><text:note-body><text:p text:style-name="P700"><text:span text:style-name="T13"><text:s/>Vgl. </text:span><text:span text:style-name="T15">Scheid</text:span><text:span text:style-name="T13">, Grund- und Grenzfragen der Pflichtenkollision, 2000, S. 77 ff.</text:span></text:p></text:note-body></text:note></text:span></text:p>
      <text:p text:style-name="P32"/>
      <text:p text:style-name="P1"><text:span text:style-name="T2">Das erste Ziel der Patientenauswahl kann immer nur die Rettung von Menschenleben an sich sein.</text:span><text:span text:style-name="T2"><text:note text:id="ftn1270" text:note-class="footnote"><text:note-citation>503</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2); </text:span><text:span text:style-name="T15">Lachmann/Meuter</text:span><text:span text:style-name="T13">, Medizinische Gerechtigkeit, 1997, S. 111 m.w.N.</text:span></text:p></text:note-body></text:note></text:span><text:span text:style-name="T2"> Einer Verteilung von medizinischen Ressourcen, die eine größere Anzahl von Leben rettet, gebührt gegenüber allen anderen Lösungen stets der Vorzug und entscheidet jede Gütterabwägung für sich.</text:span><text:span text:style-name="T2"><text:note text:id="ftn1271" text:note-class="footnote"><text:note-citation>504</text:note-citation><text:note-body><text:p text:style-name="P700"><text:span text:style-name="T13"><text:s/>So auch </text:span><text:span text:style-name="T15">Schott</text:span><text:span text:style-name="T13">, Patientenauswahl und Organallokation, 2001, S. 374; Dieser Grundgedanke liegt auch den Ausführungen der Medizinethiker </text:span><text:span text:style-name="T15">Rolf Lachmann</text:span><text:span text:style-name="T13"> und </text:span><text:span text:style-name="T15">Norbert Meuter</text:span><text:span text:style-name="T13"> zugrunde. Nach ihrer Ansicht muss bei Entscheidungen über Leben und Tod angesichts der unvergleichlich zentralen Bedeutung der Lebensrettung der Fokus in der Rettung möglichst vieler Patienten liegen, auch wenn dadurch andere Zielorientierungen des medizinischen Gesamtnutzens (z.B. Überlebensdauer) nicht im optimalen Umfang erreicht werden können. Eine Verteilung knapper medizinischer Leistungen, die diesen Gesichtspunkt unberücksichtigt lässt, sei eine nicht hinnehmbare Implikation - in: Medizinische Gerechtigkeit, 1997, S. 111, 123.</text:span></text:p></text:note-body></text:note></text:span></text:p>
      <text:p text:style-name="P32"/>
      <text:h text:style-name="Heading_20_4" text:outline-level="4">Aufwand bzw. Kosten der Behandlung</text:h>
      <text:p text:style-name="P1"><text:alphabetical-index-mark text:string-value="Behandlungsaufwand"/><text:span text:style-name="T2">Möglicherweise</text:span><text:alphabetical-index-mark text:string-value="Kosten"/><text:span text:style-name="T2"> kann der Aufwand für die medizinische Behandlung eines Patienten im weitesten Sinne, also etwa auch der Zeit-, Material-</text:span><text:span text:style-name="T2"><text:note text:id="ftn1272" text:note-class="footnote"><text:note-citation>505</text:note-citation><text:note-body><text:p text:style-name="P700"><text:span text:style-name="T13"><text:s/>Für Berücksichtigung des Zeit- bzw. Aufwandskriteriums bei der Triage ausdrücklich etwa </text:span><text:span text:style-name="T15">Heyde/Bley/Gahr</text:span><text:span text:style-name="T13">, Der Massenanfall von Verletzten, in: Burghardt (Hrsg.), LNA in Sachsen, 1994, S. 85 ff. (85).</text:span></text:p></text:note-body></text:note></text:span><text:span text:style-name="T2"> sowie der finanzielle Aufwand, ein zulässiges Kriterium für die Patientenauswahl beim Massenanfall Hilfebedürftiger sein.</text:span></text:p>
      <text:p text:style-name="P32"/>
      <text:p text:style-name="P1"><text:span text:style-name="T2">Aufgrund der „Höchstwertigkeit“ des Rechtsgutes Leben und dem daraus folgenden Grundsatz des absoluten Lebensschutzes kann allerdings der Aufwand dafür ein konkretes, individuelles Leben und damit auch seinen Achtungsanspruch zu erhalten grundsätzlich kein relevanter Aspekt für die Verteilung knapper medizinischer Ressourcen für diesen Bereich sein.</text:span><text:span text:style-name="T2"><text:note text:id="ftn1273" text:note-class="footnote"><text:note-citation>506</text:note-citation><text:note-body><text:p text:style-name="P700"><text:span text:style-name="T13"><text:s/>Vgl. etwa </text:span><text:span text:style-name="T15">G. Hirsch</text:span><text:span text:style-name="T13">, Der sterbende Mensch, ZRP 1986, S. 239 ff. (241); </text:span><text:span text:style-name="T15">Kautzky/Illhardt/Künschner</text:span><text:span text:style-name="T13">, zu Selektion, in: Eser/v. Lutterotti/Sporken (Hrsg.), Lexikon - Medizin, Ethik, Recht, 1989, Sp. 1041; </text:span><text:span text:style-name="T15">Uhlenbruck</text:span><text:span text:style-name="T13">, Rechtliche Grenzen einer Rationierung in der Medizin, in: MedR 1995, S. 427 ff. (433).</text:span></text:p></text:note-body></text:note></text:span><text:span text:style-name="T2"> Da ein menschliches Leben letztlich aber nicht unendlich viel wert ist, ist es im Rahmen der „praktischen Konkordanz“ zur hinreichenden Berücksichtigung anderer Güter von Verfassungsrang möglich, den Aufwand für die Rettung eines Menschenlebens in ganz eng begrenzten Ausnahmefällen für „zu hoch“ einzuschätzen, wenn dies andernfalls andere „höchstrangige“ Verfassungsgüter zu weit zurückdrängen würde.</text:span><text:span text:style-name="T2"><text:note text:id="ftn1274" text:note-class="footnote"><text:note-citation>507</text:note-citation><text:note-body><text:p text:style-name="P700"><text:span text:style-name="T13"><text:s/>Ähnl. Überlegungen bereits bei </text:span><text:span text:style-name="T15">Eser</text:span><text:span text:style-name="T13">, Lebenserhaltungspflicht und Behandlungsabbruch aus rechtlicher Sicht, in: Auer/Menzel/Eser (Hrsg.), Zwischen Heilauftrag und Sterbehilfe, 1977, S. 75 ff. (133, 135 f.) m.w.N.</text:span></text:p></text:note-body></text:note></text:span><text:span text:style-name="T2"> Dies ist etwa der Fall, wenn in Zukunft die Schere zwischen dem theoretisch medizinisch optimal für Jedermann Machbaren, etwa im Sinne weiterer kurzfristiger Lebensverlängerungen, und dem praktisch durch die Solidargemeinschaft Finanzierbaren</text:span><text:span text:style-name="T2"><text:note text:id="ftn1275" text:note-class="footnote"><text:note-citation>508</text:note-citation><text:note-body><text:p text:style-name="P700"><text:span text:style-name="T13"><text:s/>Das BVerfG hat insoweit wiederholt vom besonders wichtigen Gut eines funktionierenden Gesundheitswesen gesprochen, vgl. BVerfGE 57, 70 (99); NJW 2001, 1779 f.: „überragend wichtiges Gemeinschaftsgut“. Ebenso etwa das BSG in seinem Urteil vom 23.02.2005, Az.: B 6 KA 81/03 R.</text:span></text:p></text:note-body></text:note></text:span><text:span text:style-name="T2"> in der Medizin immer weiter auseinandergehen. Ab einem bestimmten Zeitpunkt ist die Grenze der Solidaritätspflicht</text:span><text:alphabetical-index-mark text:string-value="Solidaritätspflicht"/><text:span text:style-name="T2"> erreicht, sodass eine legitime Berufung hierauf ausscheidet. Die Menschen können und werden nicht unendlich bereit sein auf Kosten anderer essenzieller Bedürfnisse jeglichen Aufwand zur Rettung von Menschenleben mitzutragen.</text:span><text:span text:style-name="T2"><text:note text:id="ftn1276" text:note-class="footnote"><text:note-citation>509</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55 f.).</text:span></text:p></text:note-body></text:note></text:span><text:span text:style-name="T2"> Niemand kann eine Behandlung verlangen und erwarten, die so kostspielig ist, dass anderen, gleich bedürftigen Patienten die Chance auf eine verhältnismäßig billigere Betreuung genommen wird. Die Hilfeerwartung des Patienten kann letztlich immer nur auf das unter Berücksichtigung der Interessen anderer Zumutbare gerichtet sein.</text:span><text:span text:style-name="T2"><text:note text:id="ftn1277" text:note-class="footnote"><text:note-citation>510</text:note-citation><text:note-body><text:p text:style-name="P700"><text:span text:style-name="T13"><text:s/>Ähnl. </text:span><text:span text:style-name="T15">Laber</text:span><text:span text:style-name="T13">, Der Schutz des Lebens im StrafR, 1997, S. 250, der zudem ausführt, dass „deshalb […] die existenten Mittel optimal nach dem Prinzip der Nutzenmaximierung eingesetzt werden (müssen)“.</text:span></text:p></text:note-body></text:note></text:span></text:p>
      <text:p text:style-name="P32"/>
      <text:p text:style-name="P1"><text:span text:style-name="T2">In der Situation des Massenanfalls Hilfebedürftiger fordert das in Art. 1 Abs. 1 Satz 2 und Art. 2 Abs. 2 Satz 1 GG verankerte Optimierungsprinzip</text:span><text:alphabetical-index-mark text:string-value="Optimierungsprinzip"/><text:span text:style-name="T2">, dass die Patienten bei einem Massenanfall Hilfebedürftiger unter Berücksichtigung des Aufwandes einer Rettung so ausgewählt werden, dass eine maximale Anzahl von Patienten gerettet wird.</text:span><text:span text:style-name="T2"><text:note text:id="ftn1278" text:note-class="footnote"><text:note-citation>511</text:note-citation><text:note-body><text:p text:style-name="P700"><text:span text:style-name="T13"><text:s/>I.E. ebenso </text:span><text:span text:style-name="T15">Gäfgen</text:span><text:span text:style-name="T13">, Die ethische Problematik von Allokationsentscheidungen, in: Enderle (Hrsg.), Ethik und Wirtschaftswissenschaften, 1985, S. 249 ff. (266).</text:span></text:p></text:note-body></text:note></text:span><text:span text:style-name="T2"> Dies bedeutet z.B., dass der Patient, der bei Knappheit von Verbandsmaterial alle verfügbaren vier Aderklemmen zum Überleben benötigt, um nicht zu verbluten, zurückgestellt werden darf zugunsten von Patienten, denen bereits mit einer Klemme lebensrettend geholfen werden kann. Selbiges gilt freilich für einen Patienten, dessen Rettung so kompliziert und damit zeitaufwendig ist, dass in derselben Zeit mehrere andere Patienten gerettet werden können.</text:span><text:span text:style-name="T2"><text:note text:id="ftn1279" text:note-class="footnote"><text:note-citation>512</text:note-citation><text:note-body><text:p text:style-name="P700"><text:span text:style-name="T13"><text:s/>Vgl. </text:span><text:span text:style-name="T15">W. Lübbe</text:span><text:span text:style-name="T13">, Veralltäglichung der Triage?, EthikMed 2001, S. 148 ff. (153), die derartige Fälle mit von ihr sog. „teuren“ Patienten im Rahmen ihrer Untersuchungen zum Ausmaß der Orientierung an der Maximierungsregel bildet.</text:span></text:p></text:note-body></text:note></text:span><text:span text:style-name="T2"> Auch hier muss gelten, dass einer Verteilung von medizinischen Ressourcen, die eine größere Anzahl von Leben rettet, gegenüber allen anderen Lösungen stets zu bevorzugen ist.</text:span></text:p>
      <text:p text:style-name="P32"/>
      <text:h text:style-name="Heading_20_4" text:outline-level="4">Alter</text:h>
      <text:p text:style-name="P1"><text:span text:style-name="T2">Das Kriterium des Alter</text:span><text:alphabetical-index-mark text:string-value="Alter"/><text:span text:style-name="T2">s spielt in der aktuellen Debatte um die Reform und die Rationierung im Gesundheitswesen eine herausragende Rolle. Auch in der Diskussion um die Triage in der Katastrophenmedizin wird gelegentlich zur Maximierung der Lebensverlängerungen eine altersbezogene Einteilung der Verletzten gefordert.</text:span><text:span text:style-name="T2"><text:note text:id="ftn1280" text:note-class="footnote"><text:note-citation>513</text:note-citation><text:note-body><text:p text:style-name="P700"><text:span text:style-name="T13"><text:s/>Vgl. etwa </text:span><text:span text:style-name="T15">Nagy</text:span><text:span text:style-name="T13">, Die Triage - Unkonventionelle Gedanken zur Patientensortierung im Katastrophenfall, Zivilverteidigung, I. Quartal 1984, S. 14 ff. (15).</text:span></text:p></text:note-body></text:note></text:span><text:span text:style-name="T2"> Die Zulässigkeit des Alterskriteriums für die Patientenauswahl ist umstritten. Aus philosophischer und gesundheitsökonomischer Sicht findet zunehmend eine Rechtfertigung der Beschränkung des Zugangs zu medizinischen Leistungen ab einem gewissen Alter statt.</text:span><text:span text:style-name="T2"><text:note text:id="ftn1281" text:note-class="footnote"><text:note-citation>514</text:note-citation><text:note-body><text:p text:style-name="P700"><text:span text:style-name="T13"><text:s/>Vgl. etwa </text:span><text:span text:style-name="T15">Breyer/Schultheiss</text:span><text:span text:style-name="T13">, „Alter“ als Kriterium, in: Gutmann/Schmidt, V.H. (Hrsg.), Rationierung und Allokation im Gesundheitswesen, 2002, S. 121 ff.; </text:span><text:span text:style-name="T15">dies.</text:span><text:span text:style-name="T13">, Altersbezogene Rationierung von Gesundheitsleistungen?, in: Wille (Hrsg.), Rationierung im Gesundheitswesen, 2003, S. 169 ff. (173) jew. m.w.N.</text:span></text:p></text:note-body></text:note></text:span><text:span text:style-name="T2"> In der juristischen Literatur wird ebenfalls teilweise vertreten, dass der Staat bei gleicher Gefährdung das ältere Leben dem jüngeren opfern dürfe.</text:span><text:span text:style-name="T2"><text:note text:id="ftn1282" text:note-class="footnote"><text:note-citation>515</text:note-citation><text:note-body><text:p text:style-name="P700"><text:span text:style-name="T13"><text:s/>s. </text:span><text:span text:style-name="T15">Leisner</text:span><text:span text:style-name="T13">, Das Lebensrecht, in: Nds. Landeszentrale für Polit. Bildung (Hrsg.), Recht auf Leben, 1976, S. 32.</text:span></text:p></text:note-body></text:note></text:span><text:span text:style-name="T2"> Dem stehen allerdings zahlreiche zum Teil kategorische Kritiker eine Berücksichtigung des Alterskriteriums gegenüber.</text:span><text:span text:style-name="T2"><text:note text:id="ftn1283" text:note-class="footnote"><text:note-citation>516</text:note-citation><text:note-body><text:p text:style-name="P700"><text:span text:style-name="T13"><text:s/>Vgl. </text:span><text:span text:style-name="T15">Leist</text:span><text:span text:style-name="T13">, Gleichheit in Grenzen statt Altersrationierung, in: Gutmann/Schmidt. V.H. (Hrsg.), Rationierung und Allokation im Gesundheitswesen, 2002, S. 155 ff.; </text:span><text:span text:style-name="T15">Gutmann/Fateh-Moghadam</text:span><text:span text:style-name="T13">, Rechtsfragen der Organverteilung, in: Gutmann u.a. (Hrsg.), Grundlagen einer gerechten Organverteilung, 2003, S. 37 ff. (87); </text:span><text:span text:style-name="T15">Elsässer/ Knoepffler</text:span><text:span text:style-name="T13">, Ressourcenallokation im Gesundheitswesen - Christliche Perspektiven, in: Gutmann/Schmidt, V.H. (Hrsg.), Rationierung und Allokation im Gesundheitswesen, 2002, S. 221 ff. (224, 232 f.); </text:span><text:span text:style-name="T15">Schmidt-Aßmann,</text:span><text:span text:style-name="T13"> Verfassungsfragen der Gesundheitsreform, NJW 2004, S. 1689 ff. (1691).</text:span></text:p></text:note-body></text:note></text:span><text:span text:style-name="T2"> In der Öffentlichkeit reagieren in Deutschland bundesweit Politiker, Ärztevertreter und Bürger entrüstet, sobald Vorschläge aus der Wissenschaft bekannt werden, teure medizinische Leistungen für Ältere zu beschränken.</text:span><text:span text:style-name="T2"><text:note text:id="ftn1284" text:note-class="footnote"><text:note-citation>517</text:note-citation><text:note-body><text:p text:style-name="Footnote"><text:s/>Vgl. etwa die Berichterstattung in: Leipziger Volkszeitung, v. 04.06.2003, S. 2.</text:p></text:note-body></text:note></text:span></text:p>
      <text:p text:style-name="P32"/>
      <text:p text:style-name="P1"><text:span text:style-name="T2">Dennoch scheint die „Alter</text:span><text:alphabetical-index-mark text:string-value="Altersrationierung"/><text:span text:style-name="T2">srationierung“ eine lange Tradition zu haben. Die Wikinger gingen, wenn sie alt und arbeitsunfähig wurden, freiwillig ins Meer. Von ähnlichen Sitten, die Alten nicht mehr zu behandeln, um das Überleben eines Volkes zu gewährleisten, wird von den Eskimos, wird aus Sparta, Afrika und der Südsee berichtet.</text:span><text:span text:style-name="T2"><text:note text:id="ftn1285" text:note-class="footnote"><text:note-citation>518</text:note-citation><text:note-body><text:p text:style-name="P700"><text:span text:style-name="T13"><text:s/>Vgl. </text:span><text:span text:style-name="T15">Uhlenbruck</text:span><text:span text:style-name="T13">, Rechtliche Grenzen einer Rationierung, MedR 1995, S. 427 ff. (432).</text:span></text:p></text:note-body></text:note></text:span><text:span text:style-name="T2"> </text:span><text:span text:style-name="T6">Sokrates</text:span><text:span text:style-name="T2"> forderte in seinem Dialog mit </text:span><text:span text:style-name="T6">Glaukon</text:span><text:span text:style-name="T2"> chronisch Kranke nicht zu behandeln, da dies weder für sie selbst, noch für den Staat von Nutzen sei</text:span><text:span text:style-name="T2"><text:note text:id="ftn1286" text:note-class="footnote"><text:note-citation>519</text:note-citation><text:note-body><text:p text:style-name="P700"><text:span text:style-name="T13"><text:s/>Vgl. </text:span><text:span text:style-name="T15">Platon</text:span><text:span text:style-name="T13"> (427 - 347 v. Chr.), Politea, in: Eigler (Hrsg.), Platon Werke, 2. Aufl., 1990, Bd. 4, 407c.</text:span></text:p></text:note-body></text:note></text:span><text:span text:style-name="T2">. Als bekanntestes Beispiel für eine gegenwärtige Altersrationierung in den westlichen demokratischen Ländern gilt Großbritannien, wo das kalendarische Alter</text:span><text:alphabetical-index-mark text:string-value="- kalendarisches" text:key1="Alter"/><text:span text:style-name="T2"> als Kriterium für die Verteilung knapper medizinischer Mittel (insbesondere in der Transplantationsmedizin) verwendet wird.</text:span><text:span text:style-name="T2"><text:note text:id="ftn1287" text:note-class="footnote"><text:note-citation>520</text:note-citation><text:note-body><text:p text:style-name="P700"><text:span text:style-name="T13"><text:s/>Vgl. </text:span><text:span text:style-name="T15">Fuchs</text:span><text:span text:style-name="T13">, Kostendämpfung und ärztlicher Standard, MedR 1993, S. 323 ff. (324) m.w.N.; </text:span><text:span text:style-name="T15">Uhlenbruck</text:span><text:span text:style-name="T13">, Rechtliche Grenzen einer Rationierung, MedR 1995, S. 427 ff. (430).</text:span></text:p></text:note-body></text:note></text:span><text:span text:style-name="T2"> Für die US-amerikanische Dialysepraxis wurde ermittelt, dass der Anteil der über 56 Jährigen an den Patienten, die ein Nierentransplantat bekommen, bei nur 3 % liegt.</text:span><text:span text:style-name="T2"><text:note text:id="ftn1288" text:note-class="footnote"><text:note-citation>521</text:note-citation><text:note-body><text:p text:style-name="P700"><text:span text:style-name="T13"><text:s/>Vgl. </text:span><text:span text:style-name="T15">Feuerstein</text:span><text:span text:style-name="T13">, Das Transplantationssystem, 1995, S. 250 m.w.N.</text:span></text:p></text:note-body></text:note></text:span><text:span text:style-name="T2"> Auch in Deutschland gibt es schon seit geraumer Zeit Anzeichen dafür, dass alte Menschen im Rahmen von Kosten-Nutzen-Analysen bei der Verteilung knapper klinischer Ressourcen, etwa bei bestimmten Operationen</text:span><text:span text:style-name="T2"><text:note text:id="ftn1289" text:note-class="footnote"><text:note-citation>522</text:note-citation><text:note-body><text:p text:style-name="P700"><text:span text:style-name="T13"><text:s/>Vgl. </text:span><text:span text:style-name="T15">Blech</text:span><text:span text:style-name="T13">, Die heimliche Selektion, Die Zeit v. 12.02.1998, S. 27.</text:span></text:p></text:note-body></text:note></text:span><text:span text:style-name="T2">, benachteiligt werden. </text:span><text:span text:style-name="T6">Ellen Kuhlmann</text:span><text:span text:style-name="T2"> konnte in ihrer explorativen Studie eine schleichende Ausbreitung von Altersgrenzen feststellen. So werden alte Patienten beispielweise bei der Rehabilitationsversorgung zugunsten jüngerer benachteiligt, da letztere zumeist im Beruf stehen und schneller wieder in das Arbeitsleben zurückkehren müssen.</text:span><text:span text:style-name="T2"><text:note text:id="ftn1290" text:note-class="footnote"><text:note-citation>523</text:note-citation><text:note-body><text:p text:style-name="P700"><text:span text:style-name="T13"><text:s/>Vgl. </text:span><text:span text:style-name="T15">Kuhlmann</text:span><text:span text:style-name="T13">, Zwischen zwei Mahlsteinen, in: Feuerstein/Kuhlmann (Hrsg.), Rationierung im Gesundheitswesen, 1998, S. 11 ff. (46 ff.).</text:span></text:p></text:note-body></text:note></text:span><text:span text:style-name="T2"> Zumeist fließt das Alterskriterium unbewusst bzw. versteckt unter dem Deckmantel der medizinischen Indikation in die Verteilungsentscheidung ein.</text:span></text:p>
      <text:p text:style-name="P32"/>
      <text:p text:style-name="P1"><text:span text:style-name="T2">Alte und greise Menschen erkranken tatsächlich überproportional häufig und schwer. Ökonomisch betrachtet ist der „Aufwand“ für die medizinischen Leistungen bei Patienten über 60 Jahren, insbesondere aber in den letzten 6 Monaten eines „normalen Leben“, auch besonders hoch.</text:span><text:span text:style-name="T2"><text:note text:id="ftn1291" text:note-class="footnote"><text:note-citation>524</text:note-citation><text:note-body><text:p text:style-name="P700"><text:span text:style-name="T13"><text:s/>Vgl. </text:span><text:span text:style-name="T15">Fuchs</text:span><text:span text:style-name="T13">, Kostendämpfung und ärztlicher Standard, MedR 1993, S. 323 ff. (323) sowie </text:span><text:span text:style-name="T15">Ehlers</text:span><text:span text:style-name="T13">, Kostendämpfung und ärztlicher Standard, MedR 1993, S. 334 ff. (335) und </text:span><text:span text:style-name="T15">Uhlenbruck</text:span><text:span text:style-name="T13">, Rechtliche Grenzen einer Rationierung, MedR 1995, S. 427 ff. (427) verweisen auf amerikanische Untersuchungen, wonach etwa zwei Drittel der Gesundheitskosten in einem Menschenleben in den letzten sechs Monaten vor dem Lebensende anfallen.</text:span></text:p></text:note-body></text:note></text:span><text:span text:style-name="T2"> Obwohl 1992 nur 28,7 % der Mitglieder der gesetzlichen Krankenversicherung Rentner waren, betrug ihr Anteil an den Aufwendungen 41,7 %. Dies bedeutet, dass bei einem Beitragssatz von 13-14 %, mehr als ein Drittel davon auf die Versorgung der Rentner entfällt.</text:span><text:span text:style-name="T2"><text:note text:id="ftn1292" text:note-class="footnote"><text:note-citation>525</text:note-citation><text:note-body><text:p text:style-name="P700"><text:span text:style-name="T13"><text:s/>Vgl. </text:span><text:span text:style-name="T15">Fleischhauer</text:span><text:span text:style-name="T13">, Altersdiskriminierung bei der Allokation medizinischer Leistungen, Jahrbuch für Wissenschaft und Ethik 1999, S. 195 ff. (226) m.w.N.</text:span></text:p></text:note-body></text:note></text:span><text:span text:style-name="T2"> Zudem ist der „Nutzen“ einer Behandlung im Hinblick auf die Lebensdauer und Lebensqualität oftmals eher gering.</text:span><text:span text:style-name="T2"><text:note text:id="ftn1293" text:note-class="footnote"><text:note-citation>526</text:note-citation><text:note-body><text:p text:style-name="P700"><text:span text:style-name="T13"><text:s/>Vgl. das ausführliche Datenmaterial dazu etwa bei </text:span><text:span text:style-name="T15">Brenner</text:span><text:span text:style-name="T13">, Faktoren, die den Kostenanstieg in der Gesundheitsversorgung beeinflussen, in: Institut für Gesundheits-System-Forschung (Hrsg.), Künftige Finanzierung der Gesundheitsversorgung bei steigenden Kosten und begrenzten Ressourcen, 1993, S. 51 ff. (57 ff.).</text:span></text:p></text:note-body></text:note></text:span><text:span text:style-name="T2"> Es wurde jedoch bereits dargestellt, dass derartige Kosten-Nutzen-Überlegungen bei der Patientenauswahl, jedenfalls im Bereich der Mikroallokation beim Massenanfall Hilfebedürftiger, grundsätzlich keine Rolle spielen dürfen. Fraglich ist, ob nicht trotzdem in Deutschland die Anwendung des Alterskriteriums im Rahmen der Patientenauswahl bei einem Massenanfall Hilfebedürftiger ausnahmsweise mit den Wertungen des Grundgesetzes vereinbar ist.</text:span></text:p>
      <text:p text:style-name="P32"/>
      <text:p text:style-name="P1"><text:span text:style-name="T2">Die fehlende Aufnahme des Alterskriteriums in den Katalog der Diskriminierungsverbote des Art. 3 Abs. 3 GG zeigt, dass die deutsche Verfassung einer Differenzierung nach dem Alter nicht strikt entgegensteht.</text:span><text:span text:style-name="T2"><text:note text:id="ftn1294" text:note-class="footnote"><text:note-citation>527</text:note-citation><text:note-body><text:p text:style-name="P700"><text:span text:style-name="T13"><text:s/>Auch für Leistungen nach dem Sozialgesetzbuch wurde vom Gesetzgeber das Alterskriterium nicht in den Katalog der Diskriminierungsverbote des § 33 c SGB I aufgenommen (Ausnahme: § 19a SGB IV für den Bereich der Arbeitsförderung). Demgegenüber sieht das AGG v. 14.08.2006, für den Bereich des Schutzes der Beschäftigten und der zivilrechtlichen Massengeschäfte, ausdrücklich das „Alter“ als grundsätzlich unzulässiges Kriterium an. Siehe dazu bereits oben unter § 6 A X 3.</text:span></text:p></text:note-body></text:note></text:span><text:span text:style-name="T2"> Wo hinreichende sachliche Gründe für eine unterschiedliche Behandlung von Menschen aufgrund ihres Alters angeführt werden können, steht eine solche im Einklang mit dem Grundgesetz. So lassen sich im Alltag viele Beispiele für eine zulässige rechtliche Differenzierung nach dem Alter finden (zivile Geschäftsfähigkeit, aktives und passives Wahlrecht; Jugendstrafrecht; Wehrpflicht; Mindestalter zum Führen von Kraftfahrzeugen, Altersgrenze für Kindergeldbezug; Berufszulassungs- und -ausübungsgrenze für Kassenärzte; Renteneintrittsalter etc.).</text:span><text:span text:style-name="T2"><text:note text:id="ftn1295" text:note-class="footnote"><text:note-citation>528</text:note-citation><text:note-body><text:p text:style-name="P700"><text:span text:style-name="T13"><text:s/>Vgl. </text:span><text:span text:style-name="T15">Lachmann/Meuter</text:span><text:span text:style-name="T13">, Medizinische Gerechtigkeit, 1997, S. 205; </text:span><text:span text:style-name="T15">Schott</text:span><text:span text:style-name="T13">, Patientenauswahl und Organallokation, 2001, S. 313.</text:span></text:p></text:note-body></text:note></text:span><text:span text:style-name="T2"> Selbst in der Medizin ist die Berücksichtigung des Alters nicht grundsätzlich ausgeschlossen. Dabei wird das Alterskriterium vielfach im Hinblick auf besondere Risiken hinter der Formulierung des medizinischen Standards „versteckt“ (z.B. in Form von Altersgrenzen für Krebsvorsorgeuntersuchungen). So hat der Bundesgerichtshof etwa Mitte der 80er Jahre eine aus Kapazitätsgründen gezogene Altersgrenze von 36 Jahren für die Vornahme einer Amniozentese zur Früherkennung von Morbus Down für zulässig angesehen, obwohl die Behandlung (Untersuchung) für den 35jährigen Patienten gleichfalls medizinisch sinnvoll war.</text:span><text:span text:style-name="T2"><text:note text:id="ftn1296" text:note-class="footnote"><text:note-citation>529</text:note-citation><text:note-body><text:p text:style-name="P700"><text:span text:style-name="T13"><text:s/>Vgl. BGH, NJW 1987, 2923 f. Darauf ebenfalls hinweisend und der Anwendbarkeit des Alterskriteriums insoweit zustimmend </text:span><text:span text:style-name="T15">Taupitz</text:span><text:span text:style-name="T13">, Ressourcenknappheit in der Medizin, in: Wolter/Riedel/Taupitz (Hrsg.), Einwirkungen der Grundrechte auf das Zivilrecht, Öffentliches Recht und Strafrecht, 1999, S. 113 ff. (129); </text:span><text:span text:style-name="T15">Voß</text:span><text:span text:style-name="T13">, Kostendruck und Ressourcenknappheit im Arzthaftungsrecht, 1999, S. 186 f.; </text:span><text:span text:style-name="T15">Steffen/Dressler</text:span><text:span text:style-name="T13">, Arzthaftungsrecht, 9. Aufl., 2002 Rn. 140. Weithin akzeptiert ist auch die Anwendung der Altersgrenze in der GKV für die künstliche Befruchtung (von 25 bis 40 bei Frauen, bis 50 bei Männern; § 27a Abs. 3 SGB V). Eine Leistungsgewährung nur an Kinder und Jugendliche bis zur Volljährigkeit findet sich in §§ 33 Abs. 2, 34 SGB V.</text:span></text:p></text:note-body></text:note></text:span></text:p>
      <text:p text:style-name="P32"/>
      <text:p text:style-name="P1"><text:span text:style-name="T2">Des Weiteren ist zu berücksichtigen, dass das Lebensalter im Gegensatz zu den traditionellen Diskriminierungskriterien des Art. 3 Abs. 3 GG (Geschlecht, Abstammung, Rasse usw.) einer steten Veränderung unterworfen ist, die zudem alle Menschen im Verlaufe ihres Lebens im gleichen Maße trifft. Infolgedessen ist jeder Rechtsunterworfene nicht unabänderlich einer bestimmten Altersgruppe zugeordnet, sondern bekommt in den verschiedenen Lebensabschnitten grundsätzlich sowohl die altersspezifischen Vorteile als auch die Nachteile zu spüren. Gleichheit wäre bei Anwendung des Alterskriteriums somit zumindest in dem Sinne gegeben, als jeder Mensch beim Durchleben des jeweiligen Lebensabschnittes gleich behandelt würde.</text:span><text:span text:style-name="T2"><text:note text:id="ftn1297" text:note-class="footnote"><text:note-citation>530</text:note-citation><text:note-body><text:p text:style-name="P700"><text:span text:style-name="T13"><text:s/>Vgl. </text:span><text:span text:style-name="T15">Feuerstein</text:span><text:span text:style-name="T13">, Das Transplantationssystem, 1995, S. 240 f.; </text:span><text:span text:style-name="T15">Lachmann/Meuter</text:span><text:span text:style-name="T13">, Medizinische Gerechtigkeit, 1997, S. 205, 210; </text:span><text:span text:style-name="T15">Schott</text:span><text:span text:style-name="T13">, Patientenauswahl und Organallokation, 2001, S. 314; </text:span><text:span text:style-name="T15">Breyer/Schultheiss</text:span><text:span text:style-name="T13">, „Alter“ als Kriterium bei der Rationierung, in: Gutmann/Schmidt, V.H. (Hrsg.), Rationierung und Allokation im Gesundheitswesen, 2002, S. 121 ff. (137).</text:span></text:p></text:note-body></text:note></text:span></text:p>
      <text:p text:style-name="P32"/>
      <text:p text:style-name="P1"><text:span text:style-name="T2">Wenn die Rechtsordnung an das einfach zu bestimmende kalendarische Alter anknüpft</text:span><text:span text:style-name="T2"><text:note text:id="ftn1298" text:note-class="footnote"><text:note-citation>531</text:note-citation><text:note-body><text:p text:style-name="P700"><text:span text:style-name="T13"><text:s/>Bei einem Massenanfall Hilfebedürftiger im Katastrophenfall, wird i.d.R. die genaue und schnelle Altersbestimmung freilich schon wieder nicht mehr so einfach sein.</text:span></text:p></text:note-body></text:note></text:span><text:span text:style-name="T2">, dann deshalb, weil insoweit zu einer anderen Eigenschaft eine hinreichende Indikation etwa für gewisse physische oder psychische Fähigkeiten besteht. Allerdings bestehen bereits erhebliche Unsicherheiten, wenn es darum geht, die Altersgrenze zu definieren. Altersprozesse werden bereits jenseits der 30 messbar. Zudem gibt das kalendarische Alter für den Gesundheitszustand eines Menschen insgesamt nur einen sehr groben Anhaltspunkt, da der biologische Alterungsprozess bei den Menschen ganz unterschiedlich ablaufen kann. So kann die Vitalität bei einem 70jährigen größer sein als die bei einem 40jährigen („Wrack“). Es ist weniger das kalendarische Alter, das für die Medizin limitierend wirkt, als die Multimorbidität des älteren Menschen.</text:span><text:span text:style-name="T2"><text:note text:id="ftn1299" text:note-class="footnote"><text:note-citation>532</text:note-citation><text:note-body><text:p text:style-name="P700"><text:span text:style-name="T13"><text:s/>Vgl. </text:span><text:span text:style-name="T15">Siewert</text:span><text:span text:style-name="T13">, Chirurgie und ihre Grenzen, in: Herfarth/Buhr (Hrsg.), Möglichkeiten und Grenzen der Medizin, 1994, S. 133 ff. (136 f.).</text:span></text:p></text:note-body></text:note></text:span><text:span text:style-name="T2"> Daher wird versucht mit dem Begriff des </text:span><text:span text:style-name="T3">biologischen Alters</text:span><text:span text:style-name="T2"> zu arbeiten, der den physiologischen Gesundheitszustand eines Patienten unabhängig von seinen Lebensjahren betrachtet</text:span><text:span text:style-name="T2"><text:note text:id="ftn1300" text:note-class="footnote"><text:note-citation>533</text:note-citation><text:note-body><text:p text:style-name="P700"><text:span text:style-name="T13"><text:s/>Vgl. </text:span><text:span text:style-name="T15">Junghanns</text:span><text:span text:style-name="T13">, Verteilungsgerechtigkeit in der Transplantationsmedizin, 2001, S. 103.</text:span></text:p></text:note-body></text:note></text:span><text:span text:style-name="T2"> bzw. in Relation setzt zum Durchschnitt der betreffenden Altersgruppe</text:span><text:span text:style-name="T2"><text:note text:id="ftn1301" text:note-class="footnote"><text:note-citation>534</text:note-citation><text:note-body><text:p text:style-name="P700"><text:span text:style-name="T13"><text:s/>Vgl. etwa</text:span><text:span text:style-name="T15"> Künschner</text:span><text:span text:style-name="T13">, Wirtschaftlicher Behandlungsverzicht und Patientenauswahl, 1992, S. 328 f.</text:span></text:p></text:note-body></text:note></text:span><text:span text:style-name="T2">. Letztlich wird dann jedoch nicht mehr auf das Alter</text:span><text:alphabetical-index-mark text:string-value="- biologisches" text:key1="Alter"/><text:span text:style-name="T2"> als solches als Kriterium zurückgegriffen, sondern auf Kriterien wie Dringlichkeit, Erfolgsaussichten etc., sodass auf die insoweitigen Erörterungen verwiesen werden kann. Diesbezüglich ist lediglich noch darauf hinzuweisen, dass eine stattfindende gewisse mittelbare Diskriminierung der älteren Patienten durch die Berücksichtigung ihres biologischen Alters im eng anwendbaren Bereich des Kriteriums der Erfolgsausicht regelmäßig in hinreichender Weise durch eine positive mittelbare Diskriminierung beim Kriterium der Dringlichkeit ausgeglichen werden wird.</text:span></text:p>
      <text:p text:style-name="P32"/>
      <text:p text:style-name="P1"><text:span text:style-name="T2">Allerdings sind neben dem rein utilitaristischen Ansatz</text:span><text:span text:style-name="T2"><text:note text:id="ftn1302" text:note-class="footnote"><text:note-citation>535</text:note-citation><text:note-body><text:p text:style-name="P700"><text:span text:style-name="T13"><text:s/>s. dazu näher unter § 4 D II 4, auch zu den hiergegen vorgebrachten Argumenten.</text:span></text:p></text:note-body></text:note></text:span><text:span text:style-name="T2"> seit den 80er Jahren, aus der amerikanischen Literatur kommend, verschiedene andere ethische Argumente für eine Verteilung von medizinischen Leistungen nach dem Kriterium des </text:span><text:span text:style-name="T3">kalendarischen Alters</text:span><text:span text:style-name="T2"> entwickelt worden. Die Debatte über die Zulässigkeit des formalen Alterskriteriums bei der Allokation medizinischer Ressourcen hat dabei mittlerweile eine Bandbreite erlangt, die es nicht erlaubt, die komplexe Problematik an dieser Stelle umfassend darzustellen. Hinsichtlich der Befürwortung des kalendarischen Alter</text:span><text:alphabetical-index-mark text:string-value="- kalendarisches" text:key1="Alter"/><text:span text:style-name="T2">skriteriums wird im Wesentlichen auf folgende Argumente zurückgegriffen</text:span><text:span text:style-name="T2"><text:note text:id="ftn1303" text:note-class="footnote"><text:note-citation>536</text:note-citation><text:note-body><text:p text:style-name="P700"><text:span text:style-name="T13"><text:s/>Vgl. ausführlich zur Diskussion, v.a. auch in der amerikanischen Literatur, </text:span><text:span text:style-name="T15">Gutmann/Land</text:span><text:span text:style-name="T13">, Ethische und rechtliche Fragen der Organverteilung, in: Schmidt, U./Albert (Hrsg.), Praxis der Nierentransplantation (IV), 1997, S. 92 ff. (104 ff.); </text:span><text:span text:style-name="T15">Lachmann/Meuter</text:span><text:span text:style-name="T13">, Medizinische Gerechtigkeit, 1997, S. 211 ff.; </text:span><text:span text:style-name="T15">Fleischhauer</text:span><text:span text:style-name="T13">, Altersdiskriminierung bei der Allokation, Jb. für Wissenschaft und Ethik 1999, S. 195 ff. (205 ff.); </text:span><text:span text:style-name="T15">Schürch</text:span><text:span text:style-name="T13">, Rationierung in der Medizin als Straftat, 2000, S. 101 ff.; </text:span><text:span text:style-name="T15">Zitter</text:span><text:span text:style-name="T13">, Rationierung in der Altersmedizin?, 2001, S. 69 ff.; </text:span><text:span text:style-name="T15">Schott</text:span><text:span text:style-name="T13">, Patientenauswahl und Organallokation, 2001, S. 315 ff.; </text:span><text:span text:style-name="T15">Breyer/Schultheiss</text:span><text:span text:style-name="T13">, „Alter“ als Kriterium, in: Gutmann/Schmidt, V.H. (Hrsg.), Rationierung und Allokation im Gesundheitswesen, 2002, S. 121 ff. (137 ff.); </text:span><text:span text:style-name="T15">Marckmann/Liening/Wiesing</text:span><text:span text:style-name="T13"> (Hrsg.), Gerechte Gesundheitsversorgung, 2003, S. 195 ff.</text:span></text:p></text:note-body></text:note></text:span><text:span text:style-name="T2">: Nach einer v.a. von dem amerikanischen Philosophen und Medizinethiker </text:span><text:span text:style-name="T6">Daniel Callahan</text:span><text:span text:style-name="T2"> begründeten Ansicht sind Menschen, die eine „natürliche Lebensspanne“ (diese soll bei etwa 80 Jahren liegen) überschritten habeen, durch eine Art Generationenvertrag dazu verpflichtet, auf lebenserhaltende medizinische Maßnahmen zugunsten jüngerer Menschen zu verzichten und den nahenden Tod zu akzeptieren. Sie können medizinische Leistungen nur noch zur Leidensminderung in Anspruch nehmen.</text:span><text:span text:style-name="T2"><text:note text:id="ftn1304" text:note-class="footnote"><text:note-citation>537</text:note-citation><text:note-body><text:p text:style-name="P700"><text:span text:style-name="T13"><text:s/>Ähnl. </text:span><text:span text:style-name="T15">Breyer/Schultheiss</text:span><text:span text:style-name="T13">, „Alter“ als Kriterium bei der Rationierung, in: Gutmann/Schmidt, V.H. (Hrsg.), Rationierung und Allokation im Gesundheitswesen, 2002, S. 121 ff. (138 ff. m.w.N.).</text:span></text:p></text:note-body></text:note></text:span><text:span text:style-name="T2"> Nach einer weiteren Theorie haben ältere Menschen auf die gesamte Lebenszeit bezogen mehr Gelegenheit gehabt, ihre Lebenspläne zu verwirklichen. Daher können diejenigen Patienten, die für die Verwirklichung ihrer Lebenspläne bisher am wenigsten Zeit zur Verfügung hatten, einen prioritären Anspruch auf die Rettung ihres Lebens geltend machen („Argument der fairen Lebenszeit“</text:span><text:span text:style-name="T2"><text:note text:id="ftn1305" text:note-class="footnote"><text:note-citation>538</text:note-citation><text:note-body><text:p text:style-name="P700"><text:span text:style-name="T13"><text:s/>Vgl. </text:span><text:span text:style-name="T15">Harris</text:span><text:span text:style-name="T13">, Der Wert des Lebens, 1995, S. 139 ff. m.w.N., der jedoch i.E. zur Unzulässigkeit des Alterskriterium bei der Patientenauswahl kommt (S. 31, 136 ff.); selbiges Argument für das Alter als Auswahlkriterium greift auch </text:span><text:span text:style-name="T15">Sitter-Liver</text:span><text:span text:style-name="T13">, Gerechte Organallokation, 2003, S. 88 auf („Wer länger gelebt hat, genießt im Allgemeinen größeren existentiellen Reichtum.“).</text:span></text:p></text:note-body></text:note></text:span><text:span text:style-name="T2">). Eine besonders einflussreiche Interpretation der Verteilung medizinischer Ressourcen zwischen alt und jung wurde von dem Philosophen </text:span><text:span text:style-name="T6">Norman Daniels</text:span><text:span text:style-name="T2"> begründet. In Anlehnung an Rawls „Schleier des Nichtwissens“ wird danach eine vernünftige Person in einer idealen Ausgangsposition den ihr zustehenden fairen Anteil an der Gesundheitsversorgung über ihr gesamtes Leben so verteilen, dass sie, um eine „normale“ Lebenserwartung zu erreichen, die knappen lebenserhaltenden medizinischen Güter lieber in jüngeren Jahren als im fortgeschrittenen Alter erhalten möchte.</text:span><text:span text:style-name="T2"><text:note text:id="ftn1306" text:note-class="footnote"><text:note-citation>539</text:note-citation><text:note-body><text:p text:style-name="P700"><text:span text:style-name="T13"><text:s/>Ähnl. </text:span><text:span text:style-name="T15">Kersting</text:span><text:span text:style-name="T13">, Gerechtigkeit und Medizin, 1995, S. 43; </text:span><text:span text:style-name="T15">ders.</text:span><text:span text:style-name="T13">, Egalitäre Grundversorgung und Rationierungsethik, in: Gutmann/Schmidt, V.H. (Hrsg.), Rationierung und Allokation im Gesundheitswesen, 2002, S. 41 ff. (82 ff.); </text:span><text:span text:style-name="T15">Breyer/Schultheiss</text:span><text:span text:style-name="T13">, „Alter“ als Kriterium bei der Rationierung, in: Gutmann/Schmidt, V.H. (Hrsg.), Rationierung und Allokation im Gesundheitswesen, 2002, S. 121 ff. (146) jew. m.w.N.</text:span></text:p></text:note-body></text:note></text:span></text:p>
      <text:p text:style-name="P32"/>
      <text:p text:style-name="P1"><text:span text:style-name="T2">Es sollen hier nur einige spezifisch rechtliche Einwände</text:span><text:span text:style-name="T2"><text:note text:id="ftn1307" text:note-class="footnote"><text:note-citation>540</text:note-citation><text:note-body><text:p text:style-name="P700"><text:span text:style-name="T13"><text:s/>Aus nicht primär juristischer Sicht ist etwa zu berücksichtigen: dass ältere Menschen in ihrem Leben wesentliches für die Fortentwicklung der Gesellschaft geleistet haben; sie neben Steuern auch für die Gesundheitsversorgung bezahlt haben; sie in ihrem bisherigen Leben möglicherweise selten Leistungen in Anspruch genommen haben; Ältere übernehmen wirtschaftlich bislang nicht erfasste Dienstleistungen, z.B. Versorgungsfunktionen der Großeltern; sie sind auch wichtige Dienstleistungszielgruppen; sie vermitteln Erfahrungen, Traditionen, Weisheit u.a. Die Differenzierung zwischen anspruchsberechtigten „Jungen“ und nicht-anspruchsberechtigten „Alten“ bergen die Gefahren einer Spaltung der Gesellschaft sowie eines eskalierenden Generationenkonfliktes in sich.</text:span></text:p></text:note-body></text:note></text:span><text:span text:style-name="T2"> gegen die Anwendung des Kriteriums des Alters bei einem Massenanfall Hilfebedürftiger genügen: Ein freiwilliger Verzicht eines Menschen auf seinen verfassungsmäßigen Anspruch auf medizinischen Grundleistungen aus Art. 1 Abs. 1 Satz 2 bzw. Art. 2 Abs. 2 Satz 1 GG, ob nun lange im Voraus oder kurz vor der medizinischen Behandlung, erscheint in der Praxis wegen der transzendenten Bedeutung des Lebens und Gesundheit wenig wahrscheinlich. Ein solches Konzept muss also im konkreten Kollisionsfall autoritär gegen den Willen des älteren Menschen durchgesetzt werden. Diese Durchsetzung ist jedoch verfassungswidrig. Das Recht auf eine medizinische Versorgung wird nicht mit dem zunehmenden Alter des Rechtsinhabers schwächer.</text:span><text:span text:style-name="T2"><text:note text:id="ftn1308" text:note-class="footnote"><text:note-citation>541</text:note-citation><text:note-body><text:p text:style-name="P700"><text:span text:style-name="T13"><text:s/>So i.E. auch: </text:span><text:span text:style-name="T15">G. Hirsch</text:span><text:span text:style-name="T13">, Der sterbende Mensch, ZRP 1986, S. 239 ff. (241);</text:span><text:span text:style-name="T15"> Uhlenbruck</text:span><text:span text:style-name="T13">, Rechtliche Grenzen einer Rationierung, MedR 1995, S. 427 ff. (432 f.); </text:span><text:span text:style-name="T15">Ulsenheimer</text:span><text:span text:style-name="T13">, Qualitätssicherung und risk-management, MedR 1995, S. 438 ff. (441); </text:span><text:span text:style-name="T15">Gutmann/Land</text:span><text:span text:style-name="T13">, Ethische und rechtliche Fragen der Organverteilung, in: Schmidt, U./Albert (Hrsg.), Praxis der Nierentransplantation (IV), 1997, S. 92 ff. (104); </text:span><text:span text:style-name="T15">Lachmann/Meuter</text:span><text:span text:style-name="T13">, Medizinische Gerechtigkeit, 1997, S. 216; </text:span><text:span text:style-name="T15">Küfner</text:span><text:span text:style-name="T13">, Rechtsphilosophische Aspekte moderner Medizintechniken, 1997, S. 104; </text:span><text:span text:style-name="T15">Luf</text:span><text:span text:style-name="T13">, Verteilungsgerechtigkeit im Bereich der modernen Medizin, RdM 1997, S. 99 ff. (102); </text:span><text:span text:style-name="T15">Taupitz</text:span><text:span text:style-name="T13">, Ressourcenknappheit in der Medizin, in: Wolter/Riedel/Taupitz (Hrsg.), Einwirkungen der Grundrechte auf das Zivilrecht, Öffentliches Recht und Strafrecht, 1999, S. 113 ff. (128); </text:span><text:span text:style-name="T15">Voß</text:span><text:span text:style-name="T13">, Kostendruck und Ressourcenknappheit im Arzthaftungsrecht, 1999, S. 184; </text:span><text:span text:style-name="T15">Schürch</text:span><text:span text:style-name="T13">, Rationierung in der Medizin als Straftat, 2000, S. 104; </text:span><text:span text:style-name="T15">Conradi</text:span><text:span text:style-name="T13">, Verknappung medizinischer Ressourcen und Arzthaftung, 2000, S. 162;</text:span><text:span text:style-name="T15"> Vosteen</text:span><text:span text:style-name="T13">, Rationierung im Gesundheitswesen und Patientenschutz, 2001, S. 357; </text:span><text:span text:style-name="T15">Schott</text:span><text:span text:style-name="T13">, Patientenauswahl u. Organallokation, 2001, S. 320, 322 ff.; </text:span><text:span text:style-name="T15">Herb</text:span><text:span text:style-name="T13">, Verteilungsgerechtigkeit in der Medizin, 2002, S. 175; </text:span><text:span text:style-name="T15">Hohmann</text:span><text:span text:style-name="T13">, Das Transplantationswesen, 2003, S. 77 f.; </text:span><text:span text:style-name="T15">Isensee</text:span><text:span text:style-name="T13">, Verwaltung des Mangels im Gesundheitswesen, in: Söllner u.a. (Hrsg.), Gedächtnisschrift für Meinhard Heinze, 2005, S. 417 ff. (435).</text:span></text:p></text:note-body></text:note></text:span><text:span text:style-name="T2"> Jede Theorie geht letztlich von der unterschiedlichen Bewertbarkeit von Lebensaltersstufen aus. Dem „Alter“ wird jeweils ein geringerer Wert zugeordnet da man voraussetzt, dass der Schwerpunkt eines jeden Menschen im früheren oder mittleren Lebensabschnitt zu liegen habe. Damit wird die Freiheit zur eigenen Lebensgestaltung als Ausdruck der Autonomie (Art. 1 Abs. 1 Satz 1 i.V.m. Art. 2 Abs. 1 GG) verletzt, das eigenständige Entwurfsvermögen eines jeden Menschen nach Lebensalter abgestuft und damit unzulässig unter Verstoß gegen die Menschenwürde (Art. 1 Abs. 1 Satz 1 GG) bewertet.</text:span><text:span text:style-name="T2"><text:note text:id="ftn1309" text:note-class="footnote"><text:note-citation>542</text:note-citation><text:note-body><text:p text:style-name="P700"><text:span text:style-name="T13"><text:s/>Vgl. </text:span><text:span text:style-name="T15">Junghanns</text:span><text:span text:style-name="T13">, Verteilungsgerechtigkeit in der Transplantationsmedizin, 2001, S. 106; </text:span><text:span text:style-name="T15">Oelert</text:span><text:span text:style-name="T13">, Allokation von Organen, 2002, S. 121.</text:span></text:p></text:note-body></text:note></text:span></text:p>
      <text:p text:style-name="P32"/>
      <text:p text:style-name="P1"><text:span text:style-name="T2">Alle Argumente für eine Altersrationierung</text:span><text:alphabetical-index-mark text:string-value="Altersrationierung"/><text:span text:style-name="T2"> geben zumindest mittelbar letztlich ein „lebensabwertendes“ Urteil über die älteren Menschen in der Gesellschaft ab. Einen Rückgriff auf den nachlassenden Wert eines alternden Lebens lässt unsere Rechtsordnung aber wegen der darin innewohnenden Diskriminierung</text:span><text:alphabetical-index-mark text:string-value="Altersdiskriminierung"/><text:span text:style-name="T2"> nicht zu. Die Garantie der Menschenwürde (Art. 1 Abs. 1 Satz 1 GG), welche die absolute Gleichheit aller Menschen im Rahmen des Lebensschutzes (Art. 2 Abs. 2 Satz 1 GG i.V.m. Art. 3 Abs. 1 GG) konkretisiert, verbietet jede Qualifizierung eines Lebens anhand seines „Lebenswertes“ bzw. seines Nutzens für die Gesellschaft. Unsere Rechtsordnung lässt keine Bewertungen einzelner Leben nach ihrer sozialen Funktionsfähigkeit, ihrer medizinischen oder sonstigen Qualität oder ihrer mutmaßlichen Dauer zu. Infolgedessen darf unheilbar krankes oder altes Leben in seinem Recht auf Fortbestand nicht anders behandelt werden als gesundes und junges Leben.</text:span><text:span text:style-name="T2"><text:note text:id="ftn1310" text:note-class="footnote"><text:note-citation>543</text:note-citation><text:note-body><text:p text:style-name="P700"><text:span text:style-name="T13"><text:s/>Vgl. </text:span><text:span text:style-name="T15">Dürig</text:span><text:span text:style-name="T13">, in: Maunz/Dürig (Hrsg.), Komm., GG, 1958, Art. 2 Abs. 2 Rn. 10; </text:span><text:span text:style-name="T15">Künschner</text:span><text:span text:style-name="T13">, Wirtschaftlicher Behandlungsverzicht und Patientenauswahl, 1992, S. 329 - allerdings hält </text:span><text:span text:style-name="T15">ders.</text:span><text:span text:style-name="T13"> das Alterskriterium auf der Ebene der Krankenhausplanung für verfassungsrechtlich haltbar (Wirtschaftlicher Behandlungsverzicht und Patientenauswahl als Rechtsproblem, ZaeF 1993, S. 559 ff. (565) bzw. schließt an anderer Stelle die Anwendung des Alterskriteriums nicht generell aus (Bedeutung von Wartelisten, in: Nagel/Fuchs (Hrsg.), Leitlinien u. Standards, 1997, S. 200 ff. (203)); </text:span><text:span text:style-name="T15">Uhlenbruck</text:span><text:span text:style-name="T13">, Rechtliche Grenzen einer Rationierung in der Medizin, MedR 1995, S. 427 ff. (433); </text:span><text:span text:style-name="T15">Laber</text:span><text:span text:style-name="T13">, Der Schutz des Lebens im StrafR, 1997, S. 152 f.; </text:span><text:span text:style-name="T15">Taupitz</text:span><text:span text:style-name="T13">, Ressourcenknappheit in der Medizin, in: Wolter/Riedel/Taupitz (Hrsg.), Einwirkungen der Grundrechte auf das Zivilrecht, Öffentliches Recht und Strafrecht, 1999, S. 113 ff. (128); </text:span><text:span text:style-name="T15">Schlehofer</text:span><text:span text:style-name="T13">, in: MK, StGB, 2003, Vorb. §§ 32 ff. Rn. 216.</text:span></text:p></text:note-body></text:note></text:span><text:span text:style-name="T2"> Wenn die angeblich biografisch schlechte Qualität des älteren Lebens als Kriterium herangezogen werden soll, so muss dies zudem letztlich auch für nicht therapierbare junge Menschen gelten (Depressive, Alkoholiker, etc.), die ein ähnlich schlechtes oder nicht mehr vielversprechendes Leben leben.</text:span><text:span text:style-name="T2"><text:note text:id="ftn1311" text:note-class="footnote"><text:note-citation>544</text:note-citation><text:note-body><text:p text:style-name="P700"><text:span text:style-name="T13"><text:s/>Vgl. </text:span><text:span text:style-name="T15">Leist</text:span><text:span text:style-name="T13">, Gleichheit in Grenzen statt Altersrationierung, in: Gutmann/Schmidt, V.H. (Hrsg.), Rationierung und Allokation im Gesundheitswesen, 2002, S. 155 ff. (163).</text:span></text:p></text:note-body></text:note></text:span></text:p>
      <text:p text:style-name="P32"/>
      <text:p text:style-name="P1"><text:span text:style-name="T2">Auch das BVerfG hat in seinen Urteilen zum Schwangerschaftsabbruch klargestellt: „Das Recht auf Leben wird jedem gewährleistet, der ‚lebt’, zwischen den einzelnen Abschnitten […] kann hier kein Unterschied gemacht werden“.</text:span><text:span text:style-name="T2"><text:note text:id="ftn1312" text:note-class="footnote"><text:note-citation>545</text:note-citation><text:note-body><text:p text:style-name="Footnote"><text:s/>Vgl. BVerfGE 39, 1 (37).</text:p></text:note-body></text:note></text:span><text:span text:style-name="T2"> „Liegt die Würde des Menschseins auch für das ungeborene Leben um seiner selbst willen, so verbieten sich jegliche Differenzierungen der Schutzverpflichtung im Blick auf das Alter und den Entwicklungsstand des Lebens […] .“</text:span><text:span text:style-name="T2"><text:note text:id="ftn1313" text:note-class="footnote"><text:note-citation>546</text:note-citation><text:note-body><text:p text:style-name="P700"><text:span text:style-name="T13"><text:s/>Vgl. BVerfGE 88, 203 (267). In ähnl. Weise führt es bereits auf S. 254 aus: „Das Grundgesetz enthält für das ungeborene Leben keine vom Ablauf bestimmter Fristen abhängige, dem Entwicklungsprozess der Schwangerschaft folgende Abstufungen des Lebensrechts und seines Schutzes“.</text:span></text:p></text:note-body></text:note></text:span><text:span text:style-name="T2"> Daraus folgt, dass auch der Lebenszyklus eines Menschen insgesamt nicht mit verschiedenen Würdegehalten besetzt werden kann. Würde ist nicht relativ zum Lebensabschnitt, sondern absolut und unantastbar. Sie ist kein quantitativer Begriff, sie ist unteilbar und darum dem Menschen in jeder Phase seines Lebens bis zum endgültigen Tod hin bleibend zu eigen.</text:span><text:span text:style-name="T2"><text:note text:id="ftn1314" text:note-class="footnote"><text:note-citation>547</text:note-citation><text:note-body><text:p text:style-name="P700"><text:span text:style-name="T13"><text:s/>Vgl. </text:span><text:span text:style-name="T15">Auer</text:span><text:span text:style-name="T13">, Die Unverfügbarkeit des Lebens, in: ders./Menzel/Eser (Hrsg.), Zwischen Heilauftrag und Sterbehilfe, 1977, S. 1 ff. (30).</text:span></text:p></text:note-body></text:note></text:span><text:span text:style-name="T2"> Die Würde eines Menschen kann weder mit der Zeit erworben werden, noch wieder verloren gehen.</text:span><text:span text:style-name="T2"><text:note text:id="ftn1315" text:note-class="footnote"><text:note-citation>548</text:note-citation><text:note-body><text:p text:style-name="P700"><text:span text:style-name="T13"><text:s/>Vgl. </text:span><text:span text:style-name="T15">Dt. BT</text:span><text:span text:style-name="T13"> , Enquete-Kommission, Recht und Ethik der modernen Medizin, Schlussbericht, 2002, S. 27.</text:span></text:p></text:note-body></text:note></text:span><text:span text:style-name="T2"> Wenn Menschen aber in jedem Lebensabschnitt Menschenwürde zukommt, so müssen sie insoweit auch die gleichen Rechte haben.</text:span><text:span text:style-name="T2"><text:note text:id="ftn1316" text:note-class="footnote"><text:note-citation>549</text:note-citation><text:note-body><text:p text:style-name="P700"><text:span text:style-name="T13"><text:s/>Vgl. </text:span><text:span text:style-name="T15">Dürig</text:span><text:span text:style-name="T13">, Der Grundrechtssatz von der Menschenwürde, AöR 1956, S. 117 ff. (143 f.); </text:span><text:span text:style-name="T15">Benda</text:span><text:span text:style-name="T13">, Menschenwürde und Persönlichkeitsrecht, in: ders./Maihofer/Vogel (Hrsg.), HbVerfR, 2. Aufl., 1994, § 6 Rn. 12; ebenso </text:span><text:span text:style-name="T15">Junghanns</text:span><text:span text:style-name="T13">, Verteilungsgerechtigkeit in der Transplantationsmedizin, 2001, S. 106 f.</text:span></text:p></text:note-body></text:note></text:span></text:p>
      <text:p text:style-name="P32"/>
      <text:p text:style-name="P1"><text:span text:style-name="T2">Die originären Leistungsansprüche</text:span><text:alphabetical-index-mark text:string-value="Originärer Leistungsanspruch"/><text:span text:style-name="T2"> des Patienten aus Art. 1 Abs. 1 Satz 2, 2 Abs. 2 Satz 1 i.V.m. Art. 20 Abs. 1 GG umfassen entsprechend der Schutzverpflichtung des Staates jedoch nur eine medizinische Mindestversorgung i.S.d. für die Existenz und die Würde eines Menschen notwendigen medizinischen Leistungsbereiches. Niemand kann und darf insoweit allein aufgrund seines Alters von den medizinischen Leistungen ausgeschlossen werden.</text:span><text:span text:style-name="T2"><text:note text:id="ftn1317" text:note-class="footnote"><text:note-citation>550</text:note-citation><text:note-body><text:p text:style-name="P71"><text:span text:style-name="T13"><text:s/>Vgl. </text:span><text:span text:style-name="T15">Kirchhof</text:span><text:span text:style-name="T13">, Gerechte Verteilung medizinischer Leistungen im Rahmen des Finanzierbaren, MMW 1998, S. 200 ff. (201); </text:span><text:span text:style-name="T15">ders.</text:span><text:span text:style-name="T13">, Medizin zwischen Ethik, Recht und Vorbehalt des Möglichen, in: Kern/Wadle/Schroeder/ Katzenmeier (Hrsg), FS Laufs, 2006, S. 931 ff. (946); </text:span><text:span text:style-name="T15">Fleischhauer</text:span><text:span text:style-name="T13">, Altersdiskriminierung bei der Allokation medizinischer Leistungen, Jahrbuch für Wissenschaft und Ethik 1999, S. 195 ff. (240 f.); </text:span><text:span text:style-name="T15">Zitter</text:span><text:span text:style-name="T13">, Rationierung in der Altersmedizin, 2001, S. 116.</text:span></text:p></text:note-body></text:note></text:span><text:span text:style-name="T2"> Außerhalb dieser Schutzverpflichtung des Staates erscheint es daher nicht schlechthin verfassungsrechtlich ausgeschlossen, dass der Gesetzgeber im Rahmen der Begründung der derivativen Teilhabeansprüche</text:span><text:alphabetical-index-mark text:string-value="Derivativer Teilhabeanspruch"/><text:span text:style-name="T2"> aus Art. 3 Abs. 1 GG altersdifferenzierende Leistungsregelungen treffen darf. Jedoch ist dies nicht der typische Versorgungsbereich um den es bei einem Massenanfall Hilfebedürftiger geht, sodass es diesbezüglich hier keiner tiefgründigeren Erörterung bedarf.</text:span></text:p>
      <text:p text:style-name="P32"/>
      <text:p text:style-name="P1"><text:span text:style-name="T2">Die Unzulässigkeit des Alterskriteriums widerspricht auch nicht den vielen altersdifferenzierenden Regelungen in der Rechtsordnung. Denn dort geht es in der Regel darum, auch im Interesse des konkret Betroffenen, eine besondere menschliche Fähigkeit, die sich im Laufe des Lebens unterschiedlich manifestiert hat, zu würdigen. Hier geht es demgegenüber um eine Benachteiligung allein um des erhöhten kalendarischen Alters selbst willen.</text:span><text:span text:style-name="T2"><text:note text:id="ftn1318" text:note-class="footnote"><text:note-citation>551</text:note-citation><text:note-body><text:p text:style-name="P700"><text:span text:style-name="T13"><text:s/>Ebenso </text:span><text:span text:style-name="T15">Schott</text:span><text:span text:style-name="T13">, Patientenauswahl und Organallokation, 2001, S. 324 f.</text:span></text:p></text:note-body></text:note></text:span><text:span text:style-name="T2"> Dort, wo das Alterskriterium in der Medizin Anwendung findet, wird es zudem nicht als Kriterium für derart akute existenzielle Entscheidungssituationen angewandt, wie dies bei einer Verteilung knapper medizinischer Maßnahmen bei einem Massenanfall Hilfebedürftiger in Form von elementaren Gesundheits- und Überlebenschancen der Fall ist.</text:span><text:span text:style-name="T2"><text:note text:id="ftn1319" text:note-class="footnote"><text:note-citation>552</text:note-citation><text:note-body><text:p text:style-name="P700"><text:span text:style-name="T13"><text:s/>Ähnl. </text:span><text:span text:style-name="T15">Höfling</text:span><text:span text:style-name="T13">, Rationierung von Gesundheitsleistungen im grundrechtsgeprägten Sozialstaat, in: Feuerstein/Kuhlmann (Hrsg.), Rationierung im Gesundheitswesen, 1998, S. 143 ff. (154).</text:span></text:p></text:note-body></text:note></text:span><text:span text:style-name="T2"> Im Rahmen des verfassungsrechtlichen Anspruchs auf das Existenzminimum stellt das kalendarische Alter als solches jedenfalls kein zulässiges Kriterium dar.</text:span></text:p>
      <text:p text:style-name="P32"/>
      <text:p text:style-name="P1"><text:span text:style-name="T2">Insofern ist grundsätzlich auch keine Bevorzugung von Kinder</text:span><text:alphabetical-index-mark text:string-value="Kinder"/><text:span text:style-name="T2">n bei der Patientenauswahl gerechtfertigt.</text:span><text:span text:style-name="T2"><text:note text:id="ftn1320" text:note-class="footnote"><text:note-citation>553</text:note-citation><text:note-body><text:p text:style-name="P700"><text:span text:style-name="T13"><text:s/>I.E. ebenso </text:span><text:span text:style-name="T15">Dönicke</text:span><text:span text:style-name="T13">, Strafrechtliche Aspekte der Katastrophenmedizin, 1987, S. 113; </text:span><text:span text:style-name="T15">Junghanns</text:span><text:span text:style-name="T13">, Verteilungsgerechtigkeit in der Transplantationsmedizin, 2001, S. 76 f.; a.A. etwa </text:span><text:span text:style-name="T15">Thom</text:span><text:span text:style-name="T13">, Ethische Aspekte ärztl. Wirkens unter Ausnahmebedingungen, in: Scheidler (Hrsg.), 8. Kongress der sozialist. Länder für Rettungsmedizin, 1979, S. 24 ff. (28); </text:span><text:span text:style-name="T15">Röding</text:span><text:span text:style-name="T13">, Der Massenunfall, 4. Aufl., 1990, S. 179; </text:span><text:span text:style-name="T15">Leist</text:span><text:span text:style-name="T13">, Gleichheit in Grenzen statt Altersrationierung, in: Gutmann/Schmidt, V.H. (Hrsg.), Rationierung u. Allokation im Gesundheitswesen, 2002, S. 155 ff. (175), die dies v.a. mit dem höheren Schaden in Form von vorenthaltenen Lebensjahren begründen.</text:span></text:p></text:note-body></text:note></text:span><text:span text:style-name="T2"> Eine Ausnahme kann nur dann gelten, wenn wissenschaftlich nachgewiesen ist, dass, wie etwa in der Transplantationsmedizin, Kindern in der Wachstumsphase durch die fehlende medizinische Behandlung (aufgrund langer Wartezeiten) ein gegenüber Erwachsenen zusätzlicher, irreversibler physischer oder psychischer Schaden droht.</text:span><text:span text:style-name="T2"><text:note text:id="ftn1321" text:note-class="footnote"><text:note-citation>554</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4); </text:span><text:span text:style-name="T15">Lachmann/Meuter</text:span><text:span text:style-name="T13">, Medizinische Gerechtigkeit, 1997, S. 78, 207; </text:span><text:span text:style-name="T15">Schott</text:span><text:span text:style-name="T13">, Patientenauswahl und Organallokation, 2001, S. 305.</text:span></text:p></text:note-body></text:note></text:span><text:span text:style-name="T2"> Wegen derartiger drohender Entwicklungsschäden ist dann die Bevorzugung von Kindern aufgrund ihrer insoweit erhöhten Dringlichkeit rechtmäßig und sogar rechtlich gefordert. Dies kann jedoch nur im Rahmen des Hauptziels der Maximierung der Überlebendenzahl erfolgen. D.h. eine Aufgabe der Rettung einer Mehrzahl von Erwachsenen zugunsten einer geringeren Anzahl von Kindern ist hierdurch keinesfalls gedeckt.</text:span><text:span text:style-name="T2"><text:note text:id="ftn1322" text:note-class="footnote"><text:note-citation>555</text:note-citation><text:note-body><text:p text:style-name="P700"><text:span text:style-name="T13"><text:s/>Ähnl. </text:span><text:span text:style-name="T15">Junghanns</text:span><text:span text:style-name="T13">, Verteilungsgerechtigkeit in der Transplantationsmedizin, 2001, S. 77.</text:span></text:p></text:note-body></text:note></text:span></text:p>
      <text:p text:style-name="P32"/>
      <text:h text:style-name="Heading_20_4" text:outline-level="4">Staatsangehörigkeit</text:h>
      <text:p text:style-name="P1"><text:span text:style-name="T2">Die Art. 1 Abs. 1, Art. 2 Abs. 2 Satz 1 und Art. 3 Abs. 1 GG sind keine personell beschränkten Deutschengrundrechte, sondern Menschenrechte</text:span><text:alphabetical-index-mark text:string-value="Staatsangehörigkeit"/><text:span text:style-name="T2">, d.h. jede natürliche Person ist Grundrechtsträger. Damit leben mit dem Überschreiten der deutschen Grenzen diese Grundrechtsinhalte ebenfalls für den ohne festen Wohnsitz in Deutschland befindlichen Ausländer auf, egal, ob er sich legal oder illegal dort aufhält.</text:span></text:p>
      <text:p text:style-name="P32"/>
      <text:p text:style-name="P1"><text:span text:style-name="T2">Will man eingereiste ausländische</text:span><text:alphabetical-index-mark text:string-value="Ausländer"/><text:span text:style-name="T2"> Patienten nicht berücksichtigen, muss ein hinreichender rechtfertigender Grund für die Ungleichbehandlung gegeben sein. Dafür kann angeführt werden, dass die Behandlung des Patienten mit Mitteln finanziert wird, zu denen der ausländische Patient keinen Beitrag geleistet hat. Dem Staat kann es grundsätzlich bei der Umsetzung von Leistungsansprüchen nicht verwehrt sein, die Funktionsfähigkeit und das haushaltswirtschaftliche Gleichgewicht des Gesamtsystems zu berücksichtigen (vgl. Art. 109 Abs. 2 GG).</text:span><text:span text:style-name="T2"><text:note text:id="ftn1323" text:note-class="footnote"><text:note-citation>556</text:note-citation><text:note-body><text:p text:style-name="P700"><text:span text:style-name="T13"><text:s/>Vgl. BVerfGE 33, 303 (333); für die Berücksichtigung finanzieller Erwägungen auch BVerfGE 3, 4 (11); 75, 40 (72); 87, 1 (45).</text:span></text:p></text:note-body></text:note></text:span><text:span text:style-name="T2"> Infolgedessen ist die Aufrechterhaltung der Funktionsfähigkeit des Gesamtgesundheitssystems auch ein zulässiger Differenzierungsgrund. Im Rahmen der Verhältnismäßigkeit ist allerdings die unterschiedliche Wertigkeit zwischen den originären Ansprüchen auf das Existenzminimum (Art. 1 Abs. 1 Satz 2 i.V.m. Art. 2 Abs. 2 Satz 1 GG und Art. 20 Abs. 1 GG) und den derivativen Ansprüchen auf medizinische Teilhabe (Art. 3 Abs. 1 GG) zu beachten. Der vom Recht auf das Existenzminimum umfasste Anspruch auf medizinische Hilfe betrifft die Schutzgüter „Menschenwürde“ und „Leben“, welche „Höchstwerte“ der Verfassung darstellen. Für ein Versagen des Anspruchs auf das Existenzminimum ist daher die Berufung auf den Ausländerstatus und damit letztlich auf finanzielle Erwägungen grundsätzlich unverhältnismäßig und damit verfassungsrechtlich unzulässig.</text:span><text:span text:style-name="T2"><text:note text:id="ftn1324" text:note-class="footnote"><text:note-citation>557</text:note-citation><text:note-body><text:p text:style-name="P700"><text:span text:style-name="T13"><text:s/>So i.E. auch </text:span><text:span text:style-name="T15">Korde/Berger-Delhey</text:span><text:span text:style-name="T13">, Sozialhilfe für Ausländer - ein Beitrag zur Genesis und Struktur des § 120 BSHG, in: ZfSH/SGB, 1987, S. 393 ff. (401).</text:span></text:p></text:note-body></text:note></text:span><text:span text:style-name="T2"> Daran knüpft auch § 23 Abs. 3 SGB XII an: „Ausländer, die sich in die Bundesrepublik Deutschland begeben haben, um Sozialhilfe zu erlangen, haben keinen Anspruch. Haben sie sich zum Zwecke einer Behandlung oder Linderung einer Krankheit in die Bundesrepublik Deutschland gegeben, soll die Krankenhilfe insoweit nur zur Behebung eines akut lebensbedrohlichen Zustandes oder für eine unaufschiebbare und unabweisbar gebotene Behandlung einer schweren oder ansteckenden Erkrankung geleistet werden.“</text:span></text:p>
      <text:p text:style-name="P32"/>
      <text:p text:style-name="P1"><text:span text:style-name="T2">Die Grenze des verfassungsrechtlichen Anspruchs auf das Existenzminimum für den eingereisten Ausländer ist nur dann erreicht, wenn die Finanzierung durch die Solidargemeinschaft unzumutbar wird. Dies ist dann der Fall, wenn die einseitige Inanspruchnahme des Solidarprinzips durch eingereiste Ausländer ihren Ausnahmecharakter verliert (z.B. „Medizintourismus“).</text:span><text:span text:style-name="T2"><text:note text:id="ftn1325" text:note-class="footnote"><text:note-citation>558</text:note-citation><text:note-body><text:p text:style-name="P700"><text:span text:style-name="T13"><text:s/>Vgl. </text:span><text:span text:style-name="T15">Junghanns</text:span><text:span text:style-name="T13">, Verteilungsgerechtigkeit in der Transplantationsmedizin, 2001, S. 102 f.; ähnl. </text:span><text:span text:style-name="T15">Schott</text:span><text:span text:style-name="T13">, Patientenauswahl und Organallokation, 2001, S. 328.</text:span></text:p></text:note-body></text:note></text:span><text:span text:style-name="T2"> Dann könnte die existenzielle medizinische Versorgung z.B. für Ausländer entsprechend quotiert oder nur auf Ausländer mit festem Wohnsitz in Deutschland beschränkt werden.</text:span><text:span text:style-name="T2"><text:note text:id="ftn1326" text:note-class="footnote"><text:note-citation>559</text:note-citation><text:note-body><text:p text:style-name="P700"><text:span text:style-name="T13"><text:s/>Vgl. </text:span><text:span text:style-name="T15">Lachmann/Meuter</text:span><text:span text:style-name="T13">, Medizinische Gerechtigkeit, 1997, S. 246.</text:span></text:p></text:note-body></text:note></text:span><text:span text:style-name="T2"> Dem steht das spezielle Differenzierungsverbot der Heimat (Art. 3 Abs. 3 GG) nicht entgegen. Die Heimat umfasst die „örtliche Herkunft eines Menschen nach Geburt oder Ansässigkeit im Sinne der emotionalen Beziehung zu einem geografisch begrenzten, einzelnen mitprägenden Raum (Ort, Landschaft)“.</text:span><text:span text:style-name="T2"><text:note text:id="ftn1327" text:note-class="footnote"><text:note-citation>560</text:note-citation><text:note-body><text:p text:style-name="P700"><text:span text:style-name="T13"><text:s/>Vgl. BVerfGE 102, 41 (53); </text:span><text:span text:style-name="T15">Jarass</text:span><text:span text:style-name="T13">/Pieroth (Hrsg.), Komm., GG, 6. Aufl., 2002, Art. 3 Rn. 111.</text:span></text:p></text:note-body></text:note></text:span><text:span text:style-name="T2"> Durch das Differenzierungsverbot soll die Ungleichbehandlung aufgrund der geografisch bedingten Entwicklung einer Person ausgeschlossen werden. Die prinzipiell veränderbaren Anknüpfungspunkte der Staatsangehörigkeit</text:span><text:span text:style-name="T2"><text:note text:id="ftn1328" text:note-class="footnote"><text:note-citation>561</text:note-citation><text:note-body><text:p text:style-name="P700"><text:span text:style-name="T13"><text:s/>Vgl. zur Zulässigkeit als Differenzierungsmerkmal etwa </text:span><text:span text:style-name="T15">Heun</text:span><text:span text:style-name="T13">, in: Dreier (Hrsg.), Komm., GG, Bd. 1, 1996, Art. 3 Rn. 116; </text:span><text:span text:style-name="T15">Badura</text:span><text:span text:style-name="T13">, StaatsR, 3. Aufl., 2003, C. 47.</text:span></text:p></text:note-body></text:note></text:span><text:span text:style-name="T2">, des Wohnsitzes oder des gewöhnlichen Aufenthaltes sind damit nicht identisch.</text:span><text:span text:style-name="T2"><text:note text:id="ftn1329" text:note-class="footnote"><text:note-citation>562</text:note-citation><text:note-body><text:p text:style-name="P700"><text:span text:style-name="T13"><text:s/>Vgl. BVerfGE 38, 128 (135); </text:span><text:span text:style-name="T15">Jarass</text:span><text:span text:style-name="T13">/Pieroth (Hrsg.), Komm., GG, 6. Aufl., 2002, Art. 3 Rn. 111.</text:span></text:p></text:note-body></text:note></text:span><text:span text:style-name="T2"> Sie führen auch nicht zu einer entsprechenden Gefahr der sozialen Diskriminierung.</text:span></text:p>
      <text:p text:style-name="P32"/>
      <text:p text:style-name="P32">Da der Eintritt eines Massenanfalls Hilfebedürftiger in der Katastrophenmedizin typischerweise einen Ausnahmefall darstellt, der zudem regelmäßig auch die Aufrechterhaltung der Funktionsfähigkeit des deutschen Gesamtgesundheitssystems als solche nicht fraglich werden lässt, stellt jedenfalls im Rahmen des verfassungsrechtlichen Anspruchs auf Gesundheitsleistungen im Bereich des Existenzminimums das Kriterium der Staatsangehörigkeit kein rechtlich zulässiges Patientenauswahlkriterium dar.</text:p>
      <text:p text:style-name="P53"/>
      <text:h text:style-name="Heading_20_4" text:outline-level="4">Finanzkraft des Hilfebedürftigen</text:h>
      <text:p text:style-name="P1"><text:span text:style-name="T2">Die Zahlungsfähigkeit</text:span><text:alphabetical-index-mark text:string-value="Zahlungsfähigkeit"/><text:span text:style-name="T2"> bzw. -bereitschaft</text:span><text:alphabetical-index-mark text:string-value="Finanzkraft"/><text:span text:style-name="T2"> eines Patienten stellt ein Auswahlkriterium dar, welches v.a. aus Sicht einer liberalistischen Gerechtigkeitskonzeption zu fordern ist.</text:span><text:span text:style-name="T2"><text:note text:id="ftn1330" text:note-class="footnote"><text:note-citation>563</text:note-citation><text:note-body><text:p text:style-name="Footnote"><text:s/>Dazu näher bereits unter § 4 D II 5.</text:p></text:note-body></text:note></text:span><text:span text:style-name="T2"> Weitgehend Einigkeit besteht darüber, dass ein solches Kriterium grundsätzlich keine Rolle als Kriterium bei der Patientenauswahl spielen darf.</text:span><text:span text:style-name="T2"><text:note text:id="ftn1331" text:note-class="footnote"><text:note-citation>564</text:note-citation><text:note-body><text:p text:style-name="P700"><text:span text:style-name="T13"><text:s/>Vgl. </text:span><text:span text:style-name="T15">Künschner</text:span><text:span text:style-name="T13">, Wirtschaftlicher Behandlungsverzicht und Patientenauswahl, ZaeF 1993, S. 559 ff. (564); </text:span><text:span text:style-name="T15">Feuerstein</text:span><text:span text:style-name="T13">, Das Transplantationssystem, 1995, S. 249; </text:span><text:span text:style-name="T15">Gutmann/Land</text:span><text:span text:style-name="T13">, Ethische und rechtliche Fragen der Organverteilung, in: Schmidt, U./Albert (Hrsg.), Praxis der Nierentransplantation (IV), 1997, S. 92 ff. (110); </text:span><text:span text:style-name="T15">Kirchhof</text:span><text:span text:style-name="T13">, Gerechte Verteilung medizinischer Leistungen im Rahmen des Finanzierbaren, MMW, 1998, S. 200 ff. (201); </text:span><text:span text:style-name="T15">ders.</text:span><text:span text:style-name="T13">, Medizin zwischen Ethik, Recht und Vorbehalt des Möglichen, in: Kern/Wadle/Schroeder/Katzenmeier (Hrsg), FS Laufs, 2006, S. 931 ff. (946); </text:span><text:span text:style-name="T15">Riha</text:span><text:span text:style-name="T13">, Ethik in der Medizin, 1998, S. 125; </text:span><text:span text:style-name="T15">Conradi</text:span><text:span text:style-name="T13">, Verknappung medizinischer Ressourcen und Arzthaftung, 2000, S. 163; </text:span><text:span text:style-name="T15">Schürch</text:span><text:span text:style-name="T13">, Rationierung in der Medizin als Straftat, 2000, S. 106; </text:span><text:span text:style-name="T15">Schott</text:span><text:span text:style-name="T13">, Patientenauswahl und Organallokation, 2001, S. 329.</text:span></text:p></text:note-body></text:note></text:span></text:p>
      <text:p text:style-name="P32"/>
      <text:p text:style-name="P1"><text:span text:style-name="T2">Dies muss jedenfalls für alle solche medizinischen Behandlungsleistungen gelten, für die ein originärer verfassungsrechtlicher Anspruch aus Art. 1 Abs. 1 Satz 2, Art. 2 Abs. 2 Satz 1 GG i.V.m. Art. 20 Abs. 1 GG besteht. Diese existenziellen Leistungen dürfen keinesfalls den Kräften des Gesundheitsmarktes überlassen werden, da andernfalls die Menschenwürde bzw. das Leben als ein „Höchstwert“</text:span><text:span text:style-name="T2"><text:note text:id="ftn1332" text:note-class="footnote"><text:note-citation>565</text:note-citation><text:note-body><text:p text:style-name="P700"><text:span text:style-name="T13"><text:s/>Vgl. BVerfGE 39, 1 (42).</text:span></text:p></text:note-body></text:note></text:span><text:span text:style-name="T2"> der Verfassung zu einem handelbaren Gut herabgesetzt würde.</text:span><text:span text:style-name="T2"><text:note text:id="ftn1333" text:note-class="footnote"><text:note-citation>566</text:note-citation><text:note-body><text:p text:style-name="P700"><text:span text:style-name="T13"><text:s/>Vgl. </text:span><text:span text:style-name="T15">Kersting</text:span><text:span text:style-name="T13">, Gerechtigkeit und Medizin, 1995, S. 29; </text:span><text:span text:style-name="T15">Schöne-Seifert</text:span><text:span text:style-name="T13">, Fairneß und Rationierung im Gesundheitswesen, in: Kirch/Kliemt (Hrsg.), Rationierung im Gesundheitswesen, 2. Aufl., 1997, S. 42 ff. (45); </text:span><text:span text:style-name="T15">Schott</text:span><text:span text:style-name="T13">, Patientenauswahl und Organallokation, 2001, S. 166.</text:span></text:p></text:note-body></text:note></text:span><text:span text:style-name="T2"> Als wesentliches Element unserer Sozialstaatlichkeit folgt aus dem Ziel sozialer Gleichheit, dass elementare Gesundheitsleistungen dem Bedürftigen nicht deshalb vorenthalten werden dürfen, weil er sich die Leistung finanziell nicht leisten kann.</text:span><text:span text:style-name="T2"><text:note text:id="ftn1334" text:note-class="footnote"><text:note-citation>567</text:note-citation><text:note-body><text:p text:style-name="P700"><text:span text:style-name="T13"><text:s/>Vgl. </text:span><text:span text:style-name="T15">Ebsen</text:span><text:span text:style-name="T13">, Ressourcenknappheit im Gesundheitswesen, in: ArGe Rechtsanwälte im Medizinrecht (Hrsg.), Die Budgetierung im Gesundheitswesen, 1997, S. 109 ff. (123).</text:span></text:p></text:note-body></text:note></text:span><text:span text:style-name="T2"> Existenznotwendige Güter dürfen nicht von der finanziellen Leistungsfähigkeit eines Menschen abhängig gemacht werden.</text:span><text:span text:style-name="T2"><text:note text:id="ftn1335" text:note-class="footnote"><text:note-citation>568</text:note-citation><text:note-body><text:p text:style-name="P700"><text:span text:style-name="T13"><text:s/>Vgl. </text:span><text:span text:style-name="T15">Berg</text:span><text:span text:style-name="T13">, Die Verwaltung des Mangels, Staat 1976, S. 1 ff. (26).</text:span></text:p></text:note-body></text:note></text:span><text:span text:style-name="T2"> Es ist verfassungsrechtlich unzulässig, wenn sich Menschen den Zugang zur medizinischen Mindestversorgung erbetteln müssen. Aufgrund des immanent konditionalen Charakters der lebensnotwendigen Gesundheitsgüter und dem unelastischen Angebot, ist diesbezüglich zudem mit völlig überhöhten (Schwarzmarkt-) Preisen zu rechnen. Es käme zu einem klassischen Fall von Marktversagen.</text:span><text:span text:style-name="T2"><text:note text:id="ftn1336" text:note-class="footnote"><text:note-citation>569</text:note-citation><text:note-body><text:p text:style-name="P700"><text:span text:style-name="T13"><text:s/>Vgl. </text:span><text:span text:style-name="T15">Greiner</text:span><text:span text:style-name="T13">, Organverteilungssysteme im Transplantationswesen aus ökonomischer Sicht, EthikMed 1998, S. 64 ff. (68 f.); </text:span><text:span text:style-name="T15">Schott</text:span><text:span text:style-name="T13">, Patientenauswahl und Organallokation, 2001, S. 329 m.w.N.</text:span></text:p></text:note-body></text:note></text:span></text:p>
      <text:p text:style-name="P32"/>
      <text:p text:style-name="P1"><text:span text:style-name="T2">Für den Bereich der gesundheitlichen Leistungen, für den lediglich ein derivatives Teilhaberecht gemäß Art. 3 Abs. 1 GG besteht, könnte allerdings durchaus etwas anderes gelten. Insoweit hier die Möglichkeit eines Ausweichens auf den privaten Gesundheitsmarkt besteht (weiche Rationierung) und mit der Vorenthaltung eine erhebliche Gefährdung der Gesundheit des Einzelnen nicht verbunden ist, lässt sich durchaus vertreten, diese, wie andere materielle Güter auch, den allgemeinen marktwirtschaftlichen Regeln zu unterwerfen.</text:span><text:span text:style-name="T2"><text:note text:id="ftn1337" text:note-class="footnote"><text:note-citation>570</text:note-citation><text:note-body><text:p text:style-name="P700"><text:span text:style-name="T13"><text:s/>In diese Richtung tendierend auch </text:span><text:span text:style-name="T15">Uhlenbruck</text:span><text:span text:style-name="T13">, Rechtliche Grenzen einer Rationierung, MedR 1995, S. 427 ff. (432); </text:span><text:span text:style-name="T15">Conradi</text:span><text:span text:style-name="T13">, Verknappung medizinischer Ressourcen und Arzthaftung, 2000, S. 162 f.</text:span></text:p></text:note-body></text:note></text:span><text:span text:style-name="T2"> So ist die Vorenthaltung gesundheitlicher Leistungen im Bereich der sog. „individuellen Gesundheitsleistungen“ (IGEL), die von den Patienten ganz oder zum Teil aus eigener Kasse bezahlt werden müssen, rechtlich möglich und wird de facto breit akzeptiert.</text:span><text:span text:style-name="T2"><text:note text:id="ftn1338" text:note-class="footnote"><text:note-citation>571</text:note-citation><text:note-body><text:p text:style-name="P700"><text:span text:style-name="T13"><text:s/>s. dazu bereits oben unter § 5 B I 1.</text:span></text:p></text:note-body></text:note></text:span><text:span text:style-name="T2"> Jedoch ist diese Problemlage beim typischen Massenanfall Hilfebedürftiger nicht gegeben, weshalb auf eine tiefgründige Erörterung diesbezüglich hier verzichtet werden kann.</text:span></text:p>
      <text:p text:style-name="P53"/>
      <text:h text:style-name="Heading_20_4" text:outline-level="4">Soziale Wertigkeit</text:h>
      <text:p text:style-name="P1"><text:span text:style-name="T2">Fraglich ist, ob in der einen oder anderen Form die unterschiedliche soziale Wertigkeit</text:span><text:alphabetical-index-mark text:string-value="Soziale Wertigkeit"/><text:span text:style-name="T2"> („social worth oder value“) von Patienten ein zulässiges Kriterium für die Patientenauswahl beim Massenanfall Hilfebedürftiger sein kann. Danach kann etwa das Leben eines Chefarztes vor einem Playboy</text:span><text:span text:style-name="T2"><text:note text:id="ftn1339" text:note-class="footnote"><text:note-citation>572</text:note-citation><text:note-body><text:p text:style-name="P700"><text:span text:style-name="T13"><text:s/>So das Gerechtigkeitsempfinden von </text:span><text:span text:style-name="T15">Löw</text:span><text:span text:style-name="T13">, Bioethik und Organtransplantation, in: ders. (Hrsg.), Bioethik. Philosophisch-theologische Beiträge, 1990, S. 125 ff. (139 f.).</text:span></text:p></text:note-body></text:note></text:span><text:span text:style-name="T2">, das Leben eines „Goethe“ vor einem „Indianer“, das Leben eines Universitätsprofessors vor einem Arbeitslosen oder das Leben der jungen alleinerziehenden Mutter vor dem älteren Witwer</text:span><text:span text:style-name="T2"><text:note text:id="ftn1340" text:note-class="footnote"><text:note-citation>573</text:note-citation><text:note-body><text:p text:style-name="P700"><text:span text:style-name="T13"><text:s/>Dahingehend </text:span><text:span text:style-name="T15">Gründel</text:span><text:span text:style-name="T13">, Ethik ärztlichen Handelns in der Katastrophe, in: Heberer/Peter/Ungeheuer (Hrsg.), Katastrophenmedizin, 2. Tagung der DGKM e.V., 1984, S. 89 ff. (96), der für eine bevorzugte Behandlung von Patienten mit größerer Sozialverpflichtung plädiert und konkret die vorrangige Versorgung der jungen Mutter vieler Kinder vor dem älteren alleinstehenden Menschen anführt; </text:span><text:span text:style-name="T15">Gäfgen</text:span><text:span text:style-name="T13">, Die ethische Problematik von Allokationsentscheidungen, in: Enderle (Hrsg.), Ethik und Wirtschaftswissenschaften, 1985, S. 249 ff. (266); </text:span><text:span text:style-name="T15">Vultejus</text:span><text:span text:style-name="T13">, Der Mensch ad cadaver, ZRP 1993, S. 435 ff. (438), der Vorbehalte gegen den grundsätzlichen Ausschluss sozialer Kriterien anmeldet und die Frage aufwirft, ob „eine zwanzigjährige Mutter zweier Kinder einem älteren Menschen nicht vorzuziehen wäre“; </text:span><text:span text:style-name="T15">Patzig</text:span><text:span text:style-name="T13">, Medizinische Gerechtigkeit u. ihre Rechtfertigung - Einführung, in: Nagel/Fuchs (Hrsg.), Gerechtigkeit im Gesundheitswesen, 1993, S. 210 ff. (213); </text:span><text:span text:style-name="T15">Lachmann/Meuter</text:span><text:span text:style-name="T13">, Medizinische Gerechtigkeit, 1997, S. 243 halten insoweit zumindest Ermessenspielräume für möglich;</text:span><text:span text:style-name="T15"> Junghanns</text:span><text:span text:style-name="T13">, Verteilungsgerechtigkeit in der Transplantationsmedizin, 2001, S. 110; a.A. </text:span><text:span text:style-name="T15">Schreiber</text:span><text:span text:style-name="T13">, Rechtliche Kriterien der Verteilungsgerechtigkeit, in: Nagel/Fuchs (Hrsg.), Soziale Gerechtigkeit im Gesundheitswesen, 1993, S. 302 ff. (308); </text:span><text:span text:style-name="T15">Riha</text:span><text:span text:style-name="T13">, Ethik in der Medizin, 1998, S. 125; </text:span><text:span text:style-name="T15">Taupitz</text:span><text:span text:style-name="T13">, Ressourcenknappheit in der Medizin, in: Wolter/Riedel/Taupitz (Hrsg.), Einwirkungen der Grundrechte auf das Zivilrecht, Öffentliches Recht und Strafrecht, 1999, S. 113 ff. (128); </text:span><text:span text:style-name="T15">Voß</text:span><text:span text:style-name="T13">, Kostendruck und Ressourcenknappheit im Arzthaftungsrecht, 1999, S. 184.</text:span></text:p></text:note-body></text:note></text:span><text:span text:style-name="T2"> zu retten sein.</text:span></text:p>
      <text:p text:style-name="P32"/>
      <text:p text:style-name="P1"><text:span text:style-name="T2">Unter dem Kriterium der sozialen Wertigkeit bzw. des sozialen Status werden all diejenigen menschlichen Eigenschaften gefasst, die im weitesten Sinne den Wert bzw. die Nützlichkeit eines Menschen für die Gesellschaft berücksichtigen.</text:span><text:span text:style-name="T2"><text:note text:id="ftn1341" text:note-class="footnote"><text:note-citation>574</text:note-citation><text:note-body><text:p text:style-name="P700"><text:span text:style-name="T13"><text:s/>Vgl. </text:span><text:span text:style-name="T15">Lachmann/Meuter</text:span><text:span text:style-name="T13">, Medizinische Gerechtigkeit, 1997, S. 238; </text:span><text:span text:style-name="T15">Junghanns</text:span><text:span text:style-name="T13">, Verteilungsgerechtigkeit in der Transplantationsmedizin, 2001, S. 97.</text:span></text:p></text:note-body></text:note></text:span><text:span text:style-name="T2"> Sie betreffen insbesondere die familiäre</text:span><text:alphabetical-index-mark text:string-value="Familie"/><text:span text:style-name="T2">, gesellschaftliche, politische, militärische und ökonomische Situation einer Person. Hierzu zählen nicht nur die in Art. 3 Abs. 3 GG explizit aufgezählten Merkmale (Geschlecht, Abstammung, Rasse, Sprache, Heimat, Herkunft, Glauben, religiöse oder politische Anschauung, Behinderung)</text:span><text:span text:style-name="T2"><text:note text:id="ftn1342" text:note-class="footnote"><text:note-citation>575</text:note-citation><text:note-body><text:p text:style-name="P700"><text:span text:style-name="T13"><text:s/>s. zu Beurteilung ihrer Unzulässigkeit als Patientenauswahlkriterien bereits s.o. unter § 7 C IV 1.</text:span></text:p></text:note-body></text:note></text:span><text:span text:style-name="T2">, sondern z.B. auch die sexuelle Neigung</text:span><text:alphabetical-index-mark text:string-value="Sexuelle Neigung"/><text:span text:style-name="T2">, der Zivilstand</text:span><text:alphabetical-index-mark text:string-value="Zivilstand"/><text:span text:style-name="T2">, das</text:span><text:alphabetical-index-mark text:string-value="Ehe"/><text:span text:style-name="T2"> Bestehen von Betreuungspflichten, die Bildung</text:span><text:alphabetical-index-mark text:string-value="Bildung"/><text:span text:style-name="T2"> und der berufliche Werdegang</text:span><text:alphabetical-index-mark text:string-value="Beruf"/><text:span text:style-name="T2">.</text:span><text:span text:style-name="T2"><text:note text:id="ftn1343" text:note-class="footnote"><text:note-citation>576</text:note-citation><text:note-body><text:p text:style-name="P700"><text:span text:style-name="T13"><text:s/>Vgl. auch die Aufzählung bei </text:span><text:span text:style-name="T15">V.H. Schmidt</text:span><text:span text:style-name="T13">, Politik der Organverteilung, 1996, S. 63; </text:span><text:span text:style-name="T15">Schott</text:span><text:span text:style-name="T13">, Patientenauswahl und Organallokation, 2001, S. 330 f. sowie </text:span><text:span text:style-name="T15">Junghanns</text:span><text:span text:style-name="T13">, Verteilungsgerechtigkeit in der Transplantationsmedizin, 2001, S. 98.</text:span></text:p></text:note-body></text:note></text:span><text:span text:style-name="T2"> Auch die bereits besprochenen Kriterien des Alters, der Staatsangehörigkeit und der Finanzkraft können hier aufgeführt werden. Wegen ihrer besonderen Bedeutung in der Diskussion um eine gerechte Verteilung knapper Güter im Gesundheitswesen wurden sie jedoch gesondert behandelt.</text:span></text:p>
      <text:p text:style-name="P32"/>
      <text:p text:style-name="P1"><text:span text:style-name="T2">Eine Verteilung, die nach dem Triageziel „Die Elite</text:span><text:alphabetical-index-mark text:string-value="Elite"/><text:span text:style-name="T2"> soll überleben“</text:span><text:span text:style-name="T2"><text:note text:id="ftn1344" text:note-class="footnote"><text:note-citation>577</text:note-citation><text:note-body><text:p text:style-name="P700"><text:span text:style-name="T13"><text:s/>So die Formulierung auch bei </text:span><text:span text:style-name="T15">Nagy</text:span><text:span text:style-name="T13">, Die Triage - Unkonventionelle Gedanken zur Patientensortierung im Katastrophenfall, Zivilverteidigung, I. Quartal 1984, S. 14 ff. (15).</text:span></text:p></text:note-body></text:note></text:span><text:span text:style-name="T2"> explizit den sozial Bedeutenden bzw. Starken bevorzugt, lässt sich unter dem utilitaristischen</text:span><text:alphabetical-index-mark text:string-value="Utilitarismus"/><text:span text:style-name="T2"> Ziel der Maximierung des Gesamtnutzens für die gesamte Gemeinschaft rechtfertigen. Mittelbar gibt ein solches Patientenauswahlkriterium einen Ansporn zu sozial wertvollem Verhalten, welches wiederum der Gesellschaft zugutekommt. Indirekt werden durch eine solche Patientenauswahl die sozial bereits privilegierten Patienten nochmals privilegiert. Dabei können medizinische Güter zum einen nach dem bisherigen sozialen Status verteilt werden, womit rückwärtsgerichtet ein gewisser Verdienst</text:span><text:alphabetical-index-mark text:string-value="Verdienste"/><text:span text:style-name="T2"> belohnt wird. So kann sowohl die aufgelaufene Wartezeit eines Patienten auf einer Warteliste</text:span><text:span text:style-name="T2"><text:note text:id="ftn1345" text:note-class="footnote"><text:note-citation>578</text:note-citation><text:note-body><text:p text:style-name="P700"><text:span text:style-name="T13"><text:s/>Vgl. </text:span><text:span text:style-name="T15">Wiesing</text:span><text:span text:style-name="T13">, Anmerkungen zur Frage, welche Rolle medizinische Kriterien und ethische Prinzipien bei der Zuteilung begrenzt verfügbarer Organe spielen, in: Toellner (Hrsg.), Organstransplantation, Beiträge zu ethischen und jurist. Fragen, 1991, S. 109 ff. (110); </text:span><text:span text:style-name="T15">Gutmann/Land</text:span><text:span text:style-name="T13">, Ethische und rechtl. Fragen der Organverteilung, in: Schmidt, U./Albert (Hrsg.), Praxis der Nierentransplantation (IV), 1997, S. 92 ff. (102); </text:span><text:span text:style-name="T15">Schott</text:span><text:span text:style-name="T13">, Patientenauswahl und Organallokation, 2001, S. 180, 311; </text:span><text:span text:style-name="T15">Lachmann/Meuter</text:span><text:span text:style-name="T13">, Medizinische Gerechtigkeit, 1997, S. 200 f., die den Ausdruck „Verdienst“ für eine unfreiwillige Vorleistung allerdings nicht verwenden wollen.</text:span></text:p></text:note-body></text:note></text:span><text:span text:style-name="T2">, als auch das gesundheitsbewusste Verhalten eines Patienten in der Vergangenheit als Verdienstkriterium angesehen werden. Oder es kann zum anderen der Patient bevorzugt ausgewählt werden, von dem für die Zukunft die größten sozialen Leistungen zu erwarten sind, wobei oftmals vom früheren Status auch auf die künftige Wertigkeit geschlossen wird.</text:span><text:span text:style-name="T2"><text:note text:id="ftn1346" text:note-class="footnote"><text:note-citation>579</text:note-citation><text:note-body><text:p text:style-name="P700"><text:span text:style-name="T13"><text:s/>Vgl. </text:span><text:span text:style-name="T15">Schott</text:span><text:span text:style-name="T13">, Patientenauswahl und Organallokation, 2001, S. 331.</text:span></text:p></text:note-body></text:note></text:span><text:span text:style-name="T2"> Bei einer vorrangigen Berücksichtigung des Verdienstkriteriums werden freilich tendenziell v.a. ältere Personen, umgekehrt eher jüngere Patienten bevorzugt.</text:span></text:p>
      <text:p text:style-name="P32"/>
      <text:p text:style-name="P1"><text:span text:style-name="T2">Solche Unterschiede in der sozialen Stellung im Rahmen einer wie auch immer geartete Gesellschaft zum Patientenauswahlkriterium zu machen ist jedoch mit der Menschenwürdegarantie und der verfassungsrechtlichen Gleichwertigkeit jedes Lebens (Art. 1 Abs. 1 Satz 1, 2 Abs. 2 Satz 1 i.V.m. Art. 3 Abs. 1 GG) nicht vereinbar.</text:span><text:span text:style-name="T2"><text:note text:id="ftn1347" text:note-class="footnote"><text:note-citation>580</text:note-citation><text:note-body><text:p text:style-name="P700"><text:span text:style-name="T13"><text:s/>I.E. ebenso </text:span><text:span text:style-name="T15">Dönicke</text:span><text:span text:style-name="T13">, Strafrechtliche Aspekte der Katastrophenmedizin, 1987, S. 117 f.; </text:span><text:span text:style-name="T15">Bernsmann</text:span><text:span text:style-name="T13">, „Entschuldigung“ durch Notstand, 1989, S. 336; </text:span><text:span text:style-name="T15">Künschner</text:span><text:span text:style-name="T13">, Wirtschaftlicher Behandlungsverzicht und Patientenauswahl, 1992, S. 330; </text:span><text:span text:style-name="T15">Roxin</text:span><text:span text:style-name="T13">, StrafR AT, Bd. 1, 3. Aufl., 1997, § 16 A III Rn. 29; </text:span><text:span text:style-name="T15">Lenckner</text:span><text:span text:style-name="T13">, in: Schönke/ Schröder, Komm., StGB, 25. Aufl., 1997, § 34 Rn. 23; </text:span><text:span text:style-name="T15">Ebsen</text:span><text:span text:style-name="T13">, Ressourcenknappheit im Gesundheitswesen, in: ArGe Rechtsanwälte im Medizinrecht (Hrsg.), Die Budgetierung im Gesundheitswesen, 1997, S. 109 ff. (126); </text:span><text:span text:style-name="T15">Küfner</text:span><text:span text:style-name="T13">, Rechtsphilosophische Aspekte moderner Medizintechniken, 1997, S. 105; </text:span><text:span text:style-name="T15">Taupitz</text:span><text:span text:style-name="T13">, Ressourcenknappheit in der Medizin, in: Wolter/Riedel/Taupitz (Hrsg.), Einwirkungen der Grundrechte auf das Zivilrecht, Öffent-liches Recht und Strafrecht, 1999, S. 113 ff. (128); </text:span><text:span text:style-name="T15">Voß</text:span><text:span text:style-name="T13">, Kostendruck und Ressourcenknappheit im Arzthaftungsrecht, 1999, S. 184; </text:span><text:span text:style-name="T15">Oelert</text:span><text:span text:style-name="T13">, Allokation von Organen, 2002, S. 67 f.; </text:span><text:span text:style-name="T15">Kirchhof</text:span><text:span text:style-name="T13">, Medizin zw. Ethik, Recht und Vorbehalt des Möglichen, in: Kern/Wadle/Schroeder/ Katzenmeier (Hrsg), FS Laufs, 2006, S. 931 ff. (946).</text:span></text:p></text:note-body></text:note></text:span><text:span text:style-name="T2"> Der Menschenwürdegrundsatz des Art. 1 Abs. 1 Satz 1 GG verbietet es, individuelle Lebensentwürfe zu klassifizieren und nach deren „Ertragswert“ für die Gemeinschaft zu bemessen.</text:span><text:span text:style-name="T2"><text:note text:id="ftn1348" text:note-class="footnote"><text:note-citation>581</text:note-citation><text:note-body><text:p text:style-name="P700"><text:span text:style-name="T13"><text:s/>Vgl. </text:span><text:span text:style-name="T15">Lachmann/Meuter</text:span><text:span text:style-name="T13">, Medizinische Gerechtigkeit, 1997, S. 108, 240; </text:span><text:span text:style-name="T15">Gutmann/Land</text:span><text:span text:style-name="T13">, Ethische und rechtliche Fragen der Organverteilung, in: Schmidt, U./Albert (Hrsg.), Praxis der Nierentransplantation (IV), 1997, S. 92 ff. (99, 124); </text:span><text:span text:style-name="T15">Schott</text:span><text:span text:style-name="T13">, Patientenauswahl und Organallokation, 2001, S. 170 f. m.w.N.</text:span></text:p></text:note-body></text:note></text:span><text:span text:style-name="T2"> Kriterien des „sozialen Wertes“ verletzten zudem das Persönlichkeitsrecht und die allgemeine Handlungsfreiheit des Menschen (Art. 1 Abs. 1 Satz 1 i.V.m. Art. 2 Abs. 1 GG). Denn er wäre genötigt, bestimmten von der Gesellschaft geforderten Lebensformen nachzukommen, weil er nur dann bestimmte Gesundheitsleistungen erhalten würde.</text:span><text:span text:style-name="T2"><text:note text:id="ftn1349" text:note-class="footnote"><text:note-citation>582</text:note-citation><text:note-body><text:p text:style-name="P700"><text:span text:style-name="T13"><text:s/>Vgl. </text:span><text:span text:style-name="T15">Schoor</text:span><text:span text:style-name="T13">, Lebensschutz an der Schwelle des Todes, 2002, S. 113 f.</text:span></text:p></text:note-body></text:note></text:span><text:span text:style-name="T2"> Darüber hinaus wäre die Basis der Arzt-Patienten-Beziehung, das gegenseitige Vertrauen, in seinen Grundfesten erschüttert, wenn der Arzt als Treuhänder für von der Gesellschaft gebilligte Lebensformen auftreten müsste.</text:span><text:span text:style-name="T2"><text:note text:id="ftn1350" text:note-class="footnote"><text:note-citation>583</text:note-citation><text:note-body><text:p text:style-name="P700"><text:span text:style-name="T13"><text:s/>Vgl. </text:span><text:span text:style-name="T15">Giesen</text:span><text:span text:style-name="T13">, Ethische und rechtliche Probleme am Ende des Lebens, JZ 1990, S. 929 ff. (942).</text:span></text:p></text:note-body></text:note></text:span><text:span text:style-name="T2"> Auch der ärztliche Auftrag und die ärztliche Ethik beinhalten, jedem unabhängig von seinen moralischen oder sozialen Eigenschaften denselben medizinischen Standard zukommen zu lassen</text:span><text:span text:style-name="T2"><text:note text:id="ftn1351" text:note-class="footnote"><text:note-citation>584</text:note-citation><text:note-body><text:p text:style-name="P700"><text:span text:style-name="T13"><text:s/>Vgl. </text:span><text:span text:style-name="T15">Lachmann/Meuter</text:span><text:span text:style-name="T13">, Medizinische Gerechtigkeit, 1997, S. 238 f.</text:span></text:p></text:note-body></text:note></text:span><text:span text:style-name="T2">.</text:span></text:p>
      <text:p text:style-name="P32"/>
      <text:p text:style-name="P1"><text:span text:style-name="T2">Selbst der kriminelle </text:span><text:span text:style-name="T3">Schwerverbrecher</text:span><text:span text:style-name="T2"> </text:span><text:alphabetical-index-mark text:string-value="Schwerverbrecher"/><text:span text:style-name="T2">darf nicht bei der Patientenauswahl wegen seiner Taten benachteiligt werden. In den Rechtsgebieten des Strafrechts, Zivilrechts und Öffentlichen Rechts finden sich abschließend die Rechtsfolgen für die Ahndung rechtswidrigen schuldhaften Verhaltens. Diese umfassen in keinem Fall einem Straftäter aufgrund seiner Taten die notwendigen medizinischen Leistungen zu versagen. Auch im Strafvollzug erlischt der Anspruch auf medizinische Versorgung und ärztliche Behandlung nicht. Eine Versagung der medizinischen Behandlung läuft darauf hinaus, den Strafen wegen derer der Straftäter verurteilt wurde, noch eine zusätzliche hinzuzufügen, und dies ohne weitere gerichtliche Untersuchung.</text:span><text:span text:style-name="T2"><text:note text:id="ftn1352" text:note-class="footnote"><text:note-citation>585</text:note-citation><text:note-body><text:p text:style-name="P700"><text:span text:style-name="T13"><text:s/>Ebenso </text:span><text:span text:style-name="T15">Harris</text:span><text:span text:style-name="T13">, Der Wert des Lebens, 1995, S. 164.</text:span></text:p></text:note-body></text:note></text:span><text:span text:style-name="T2"> Die Verweigerung einer lebensrettenden Behandlung würde zudem gegen das Verbot der Todesstrafe (Art. 102 GG) und das Verbot grausamer oder unmenschlicher Bestrafung und Behandlung gemäß Art. 3 Europäische Menschenrechtskonvention verstoßen.</text:span><text:span text:style-name="T2"><text:note text:id="ftn1353" text:note-class="footnote"><text:note-citation>586</text:note-citation><text:note-body><text:p text:style-name="P700"><text:span text:style-name="T13"><text:s/>Vgl. </text:span><text:span text:style-name="T15">Schott</text:span><text:span text:style-name="T13">, Patientenauswahl und Organallokation, 2001, S. 170 f. m.w.N.</text:span></text:p></text:note-body></text:note></text:span></text:p>
      <text:p text:style-name="P32"/>
      <text:p text:style-name="P1"><text:span text:style-name="T2">Gegenüber den transzendenten Lebens- und Gesundheitsinteressen der unmittelbar betroffenen Patienten müssen deshalb auch grundsätzlich sämtliche mittelbaren, den gesamtgesellschaftlichen Nutzen steigernde, </text:span><text:span text:style-name="T3">Drittinteressen</text:span><text:span text:style-name="T2"><text:note text:id="ftn1354" text:note-class="footnote"><text:note-citation>587</text:note-citation><text:note-body><text:p text:style-name="P700"><text:span text:style-name="T13"><text:s/>Vgl. auch </text:span><text:span text:style-name="T15">Feuerstein</text:span><text:span text:style-name="T13">, Das Transplantationssystem, 1995, S. 240 („special responsibilities“ Kriterium); </text:span><text:span text:style-name="T15">Küfner</text:span><text:span text:style-name="T13">, Rechtsphilosophische Aspekte moderner Medizintechniken, 1997, S. 104; </text:span><text:span text:style-name="T15">Junghanns</text:span><text:span text:style-name="T13">, Verteilungsgerechtigkeit in d. Transplantationsmedizin, 2001, S. 109, der vom Kiterium „Spezielle Verantwortung“ spricht.</text:span></text:p></text:note-body></text:note></text:span><text:span text:style-name="T2">, </text:span><text:alphabetical-index-mark text:string-value="Drittinteressen"/><text:span text:style-name="T2">zurücktreten. Dies gilt etwa bezüglich der Interessen des unterhaltsbedürftigen in den ersten Lebensjahren befindlichen Kindes des Patienten.</text:span><text:span text:style-name="T2"><text:note text:id="ftn1355" text:note-class="footnote"><text:note-citation>588</text:note-citation><text:note-body><text:p text:style-name="P700"><text:span text:style-name="T13"><text:s/>Ebenso </text:span><text:span text:style-name="T15">Schreiber</text:span><text:span text:style-name="T13">, Rechtliche Kriterien der Verteilungsgerechtigkeit, in: Nagel/Fuchs (Hrsg.), Soziale Gerechtigkeit im Gesundheitswesen, 1993, S. 302 ff. (308); </text:span><text:span text:style-name="T15">Gutmann/Land</text:span><text:span text:style-name="T13">, Ethische und rechtl. Fragen der Organverteilung, in: Schmidt, U./Albert (Hrsg.), Praxis der Nierentransplantation (IV), 1997, S. 92 ff. (106); </text:span><text:span text:style-name="T15">Schott</text:span><text:span text:style-name="T13">, Patientenauswahl und Organallokation, 2001, S. 333; a.A. </text:span><text:span text:style-name="T15">Gäfgen</text:span><text:span text:style-name="T13">, Die ethische Problematik von Allokationsentscheidungen, in: Enderle (Hrsg.), Ethik und Wirtschaftswissenschaften, 1985, S. 249 ff. (266); </text:span><text:span text:style-name="T15">Patzig</text:span><text:span text:style-name="T13">, Medizinische Gerechtigkeit und ihre Rechtfertigung, in: Nagel/Fuchs (Hrsg.), Gerechtigkeit im Gesundheitswesen, 1993, S. 210 ff. (213); </text:span><text:span text:style-name="T15">Lachmann/Meuter</text:span><text:span text:style-name="T13">, Medizinische Gerechtigkeit, 1997, S. 243 halten insoweit zumindest Ermessenspielräume für möglich; </text:span><text:span text:style-name="T15">Junghanns</text:span><text:span text:style-name="T13">, Verteilungsgerechtigkeit in der Transplantationsmedizin, 2001, S. 110; </text:span><text:span text:style-name="T15">Sitter-Liver</text:span><text:span text:style-name="T13">, Gerechte Organallokation, 2003, S. 89.</text:span></text:p></text:note-body></text:note></text:span><text:span text:style-name="T2"> Zum einen umfasst der Schutzbereich von Ehe und Familie aus Art. 6 Abs. 1 und 4 GG, welcher eine bevorzugte Rettung der Mutter</text:span><text:alphabetical-index-mark text:string-value="Mütter"/><text:span text:style-name="T2"> fordern könnte, lediglich die Auswirkungen familiärer Freiheiten nach innen, nicht jedoch nach außen, also im Verhältnis zu Dritten.</text:span><text:span text:style-name="T2"><text:note text:id="ftn1356" text:note-class="footnote"><text:note-citation>589</text:note-citation><text:note-body><text:p text:style-name="P700"><text:span text:style-name="T13"><text:s/>Vgl. BVerfGE 80, 81 (92).</text:span></text:p></text:note-body></text:note></text:span><text:span text:style-name="T2"> Zum anderen schließt die allgemeine Handlungsfreiheit aus Art. 2 Abs. 1 GG als negative Freiheitskomponente eben auch die Freiheit ein, keine Kinder aufziehen zu wollen. Infolgedessen darf die Wahrnehmung dieser Freiheit dann auch nicht zu einer Benachteiligung Kinderloser führen.</text:span><text:span text:style-name="T2"><text:note text:id="ftn1357" text:note-class="footnote"><text:note-citation>590</text:note-citation><text:note-body><text:p text:style-name="P700"><text:span text:style-name="T13"><text:s/>Vgl. </text:span><text:span text:style-name="T15">Lachmann/Meuter</text:span><text:span text:style-name="T13">, Medizinische Gerechtigkeit, 1997, S. 242; </text:span><text:span text:style-name="T15">Junghanns</text:span><text:span text:style-name="T13">, Verteilungsgerechtigkeit in der Transplantationsmedizin, 2001, S. 109.</text:span></text:p></text:note-body></text:note></text:span><text:span text:style-name="T2"> Die Mutter ist letztlich auch für das „Kleinkind in den ersten Lebensjahren“ nicht „unersetzbar“ oder „unvertretbar“</text:span><text:span text:style-name="T2"><text:note text:id="ftn1358" text:note-class="footnote"><text:note-citation>591</text:note-citation><text:note-body><text:p text:style-name="P700"><text:span text:style-name="T13"><text:s/>So aber </text:span><text:span text:style-name="T15">Gäfgen</text:span><text:span text:style-name="T13">, Die ethische Problematik von Allokationsentscheidungen, in: Enderle (Hrsg.), Ethik und Wirtschaftswissenschaften, 1985, S. 249 ff. (266); </text:span><text:span text:style-name="T15">Patzig</text:span><text:span text:style-name="T13">, Medizinische Gerechtigkeit und ihre Rechtfertigung, in: Nagel/Fuchs (Hrsg.), Gerechtigkeit im Gesundheitswesen, 1993, S. 210 ff. (213); </text:span><text:span text:style-name="T15">Junghanns</text:span><text:span text:style-name="T13">, Verteilungsgerechtigkeit in der Transplantationsmedizin, 2001, S. 110.</text:span></text:p></text:note-body></text:note></text:span><text:span text:style-name="T2">. Erstens entstehen insoweit unübersehbare Abgrenzungsprobleme, bis wann und in welchem konkreten Fall die Mutter für ein Kind wegen der engen Bindung „unersetzbar“ sein soll. Zum anderen zeigt die Vielzahl von „erfolgreich“ aufgezogenen Kleinkindern von Verwandten, Adoptiveltern oder in Kinderheimen, dass die „biologische“ Mutter letztlich eben doch hinreichend „ersetzbar“ ist. Des Weiteren müssten dann alleinerziehende Väter</text:span><text:alphabetical-index-mark text:string-value="Väter"/><text:span text:style-name="T2"> oder andere Personen, von denen Kleinkinder großgezogen werden, konsequenterweise ebenfalls bevorzugt werden.</text:span><text:span text:style-name="T2"><text:note text:id="ftn1359" text:note-class="footnote"><text:note-citation>592</text:note-citation><text:note-body><text:p text:style-name="P700"><text:span text:style-name="T13"><text:s/>Vgl. </text:span><text:span text:style-name="T15">Lachmann/Meuter</text:span><text:span text:style-name="T13">, Medizinische Gerechtigkeit, 1997, S. 242.</text:span></text:p></text:note-body></text:note></text:span><text:span text:style-name="T2"> Ein Mensch darf einem anderen Menschen aber nicht allein deshalb nachrangig behandelt werden, weil von ihm nicht die geeignete Anzahl von Angehörigen bzw. sonstige Personen mit einem Interesse am Überlebenden des betreffenden Menschen aufgebracht werden kann.</text:span><text:span text:style-name="T2"><text:note text:id="ftn1360" text:note-class="footnote"><text:note-citation>593</text:note-citation><text:note-body><text:p text:style-name="P700"><text:span text:style-name="T13"><text:s/>Ähnl. </text:span><text:span text:style-name="T15">Harris</text:span><text:span text:style-name="T13">, Der Wert des Lebens, 1995, S. 158 ff.</text:span></text:p></text:note-body></text:note></text:span></text:p>
      <text:p text:style-name="P32"/>
      <text:p text:style-name="P1"><text:span text:style-name="T2">Allerdings kann in der Situation des Massenanfalls Hilfebedürftiger, in der nicht alle Menschen gerettet werden können, vor dem Hintergrund des in Art. 1 Abs. 1 Satz 2 und Art. 2 Abs. 2 Satz 1 GG niedergelegten Optimierungsprinzips die Berücksichtigung von Drittinteressen nicht ausnahmslos ausgeschlossen werden. Eine Ausnahme ist insoweit hinsichtlich der „Wichtigkeit“ von Personen, die für die unmittelbare Maximierung der Überlebendenan-zahl unersetzbar sind, zu machen. Da eine Rettung derart „wichtiger“ Menschen aber nur dann sinnvoll ist, wenn diese bald wieder einsatzfähig sind, würde dieses Auswahlkriterium im Ergebnis regelmäßig dazu führen, dass Leichtverletzte vor Schwerverletzten bzw. todesgefährdeten Menschen gerettet werden und somit das grundsätzlich vorrangige Dringlichkeitskriterium in den Hintergrund rücken müsste. Das Optimierungsprinzip der Art. 1 Abs. 1 Satz 2 und Art. 2 Abs. 2 Satz 1 GG rechtfertigt jedoch in der Situation des Massenanfalls Hilfebedürftiger eine solche Abweichung vom Dringlichkeitskriterium nach der alten Regel der Priorität der </text:span><text:span text:style-name="T3">„Rettung weiterer Retter“.</text:span><text:alphabetical-index-mark text:string-value="Rettung der Retter"/><text:span text:style-name="T2"><text:note text:id="ftn1361" text:note-class="footnote"><text:note-citation>594</text:note-citation><text:note-body><text:p text:style-name="P700"><text:span text:style-name="T13"><text:s/>I.E. ebenso </text:span><text:span text:style-name="T15">Gründel</text:span><text:span text:style-name="T13">, Ethik ärztlichen Handelns in der Katastrophe, in: Heberer/Peter/Ungeheuer (Hrsg.), Katastrophenmedizin, 2. Tagung der DGKM e.V., 1984, S. 89 ff. (96), plädiert ebenf. für eine bevorzugte Rettung von Ärzten; </text:span><text:span text:style-name="T15">Nagy</text:span><text:span text:style-name="T13">, Die Triage - Unkonventionelle Gedanken zur Patientensortierung im Katastrophenfall, Zivilverteidigung, I. Quartal 1984, S. 14 ff. (15), der das gesamte medizinische Personal bevorzugen will, da ein geretteter Arzt oder Pfleger weitere Leben retten und verlängern kann; </text:span><text:span text:style-name="T15">Gäfgen</text:span><text:span text:style-name="T13">, Die ethische Problematik von Allokationsentscheidungen, in: Enderle (Hrsg.), Ethik und Wirtschaftswissenschaften, 1985, S. 249 ff. (265); </text:span><text:span text:style-name="T15">Bernsmann</text:span><text:span text:style-name="T13">, „Entschuldigung“ durch Notstand, 1989, S. 346;</text:span><text:span text:style-name="T15"> Schott</text:span><text:span text:style-name="T13">, Patientenauswahl und Organallokation, 2001, S. 171 Fn. 706 m.w.N.; a.A. </text:span><text:span text:style-name="T15">Dönicke</text:span><text:span text:style-name="T13">, Strafrechtliche Aspekte der Katastrophenmedizin, 1987, S. 116; </text:span><text:span text:style-name="T15">Oelert</text:span><text:span text:style-name="T13">, Allokation von Organen, 2002, S. 128 ff.</text:span></text:p></text:note-body></text:note></text:span><text:span text:style-name="T2"> D.h. es dürfen und müssen diejenigen Personen zuerst behandelt werden, die unersetzbar durch andere Personen, nach ihrer Behandlung selbst so schnell zur Rettung weiterer Menschen zur Verfügung stehen, dass sie die Zahl der insgesamt Überlebenden des Massenanfalls erhöhen (z.B. ein besonders qualifizierter Arzt). Andernfalls würde der Wert des Lebens derjenigen Menschen vollständig außer Acht gelassen, die verloren sind, wenn der Lebensretter stirbt.</text:span><text:span text:style-name="T2"><text:note text:id="ftn1362" text:note-class="footnote"><text:note-citation>595</text:note-citation><text:note-body><text:p text:style-name="P700"><text:span text:style-name="T13"><text:s/>Vgl. </text:span><text:span text:style-name="T15">Harris</text:span><text:span text:style-name="T13">, Der Wert des Lebens, 1995, S. 160.</text:span></text:p></text:note-body></text:note></text:span><text:span text:style-name="T2"> Allerdings werden Umstände, unter denen offenbar wird, dass weitere Menschen sterben werden, solange ein bestimmter Mensch nicht bevorzugt behandelt wird, nur ganz selten vorkommen. So kann eine Privilegierung „bedeutender Personen“, die innerhalb demokratischer Gesellschaften unmittelbar ersetzbar sind (z.B. Staatsoberhäupter</text:span><text:alphabetical-index-mark text:string-value="Staatsoberhäupter"/><text:span text:style-name="T2">, Polizeichefs, Generäle, für den Betrieb wichtiger Anlagen erforderliche Techniker), nicht als durch das Optimierungsprinzip gerechtfertigt angesehen werden.</text:span><text:span text:style-name="T2"><text:note text:id="ftn1363" text:note-class="footnote"><text:note-citation>596</text:note-citation><text:note-body><text:p text:style-name="P700"><text:span text:style-name="T13"><text:s/>Ebenso </text:span><text:span text:style-name="T15">Harris</text:span><text:span text:style-name="T13">, Der Wert des Lebens, 1995, S. 160; </text:span><text:span text:style-name="T15">Lachmann/Meuter</text:span><text:span text:style-name="T13">, Medizinische Gerechtigkeit, 1997, S. 239; a.A. </text:span><text:span text:style-name="T15">Gäfgen</text:span><text:span text:style-name="T13">, Die ethische Problematik von Allokationsentscheidungen, in: Enderle (Hrsg.), Ethik und Wirtschaftswissenschaften, 1985, S. 249 ff. (265), der dafür darlegt, „dass eine Gesellschaft auch um ihre eigene kulturelle Vervollkommnung durch entsprechende Spitzenleistung besorgt zu sein“ habe; ähnl. </text:span><text:span text:style-name="T15">Wolff</text:span><text:span text:style-name="T13">, Arzt und Patient, in: Sass (Hrsg.), Medizin und Ethik, 1999, S. 185 ff. (203): „praktisch notwendig und ethisch gerechtfertigt […], z.B. in Katastrophensituationen die bevorzugte Versorgung von Personen - Ärzten oder anderen Verantwortungsträgern -, von deren Einsatzfähigkeit das Wohl aller Mitbetroffenen abhängt“.</text:span></text:p></text:note-body></text:note></text:span></text:p>
      <text:p text:style-name="P32"/>
      <text:p text:style-name="P1"><text:span text:style-name="T2">Selbige Grundsätze gelten auch hinsichtlich der vorrangigen Behandlung eines leicht verletzten schnell wiedereinsatzfähigen </text:span><text:span text:style-name="T3">Soldaten</text:span><text:span text:style-name="T2">,</text:span><text:alphabetical-index-mark text:string-value="Soldaten"/><text:span text:style-name="T2"> wie es in der mittlerweile zurückgenommenen Zentralen Dienstvorschrift der Bundeswehr ZDv 49/50 vorgesehen war. Die Zuerkennung eines erhöhten sozialen Wertes im Rahmen der Patientenauswahl ist mit dem Grundsatz der Menschenwürde gemäß Art. 1 Abs. 1 Satz 1 GG unvereinbar. Der schnell wiedereinsatzfähige Soldat ist nicht mehr und nicht weniger wert, als jeder andere Hilfsbedürftiger in der Situation des Massenanfalls auch. Etwas anderes könnte aufgrund des Optimierungsprinzips allenfalls dann gelten, wenn die Behandlung des Soldaten tatsächlich unmittelbar zur Maximierung der Überlebendenanzahl in Rahmen des Schadensereignisses führt. Keinesfalls dürfen jedoch Überlegungen etwa derart angestellt werden, dass in Zukunft aufgrund der Rettung der schnell wiedereinsatzfähigen Soldaten möglicherweise weniger Menschenleben durch Kriegsauseinandersetzungen sterben würden. Derartige kriegspolitische und zumal höchst hypothetische Überlegungen dürfen in der Situation des Massenanfalls Hilfebedürftiger, in der es unmittelbar um die Entscheidungen von Leben oder Tod hinsichtlich konkret bedrohter und tatsächlich weitgehend rettbarer Patienten geht, keine Rolle spielen.</text:span><text:span text:style-name="T2"><text:note text:id="ftn1364" text:note-class="footnote"><text:note-citation>597</text:note-citation><text:note-body><text:p text:style-name="P700"><text:span text:style-name="T13"><text:s/>Ebenso i.E. </text:span><text:span text:style-name="T15">Dönicke</text:span><text:span text:style-name="T13">, Strafrechtliche Aspekte der Katastrophenmedizin, 1987, S. 115 f. „Keine noch so schlimme Notsituation rechtfertigt dieses Prinzip!“.</text:span></text:p></text:note-body></text:note></text:span></text:p>
      <text:p text:style-name="P53"/>
      <text:h text:style-name="Heading_20_4" text:outline-level="4"><text:span text:style-name="T6">„</text:span><text:span text:style-name="T6">Selbstverschulden“ </text:span></text:h>
      <text:p text:style-name="P1"><text:span text:style-name="T2">Fraglich ist, ob ein Patient, der seine Notlage selbst verursacht bzw. selbst verschuldet</text:span><text:alphabetical-index-mark text:string-value="Selbstverschulden"/><text:span text:style-name="T2"> hat, nachrangig behandelt</text:span><text:alphabetical-index-mark text:string-value="Verschulden"/><text:span text:style-name="T2"> werden darf. Diese Frage hat nicht nur Bedeutung für die Behandlung eines den Massenanfall Hilfebedürftiger verursachenden Attentäter</text:span><text:alphabetical-index-mark text:string-value="Attentäter"/><text:span text:style-name="T2">s. Ebenso wäre eine Situation möglich in der ein Trunkenheitsfahrer oder Suizident</text:span><text:alphabetical-index-mark text:string-value="Suizident"/><text:span text:style-name="T2"> mit Unfallopfern um eine lebensrettende Behandlung konkurriert. Besonders bei Selbstmordkandidaten zweifeln einzelne Mediziner, ob es gerecht ist, dass Menschen, die freiwillig aus dem Leben scheiden wollen, eine lebensrettende Maßnahme erhalten sollen, die für andere Patienten dann nicht mehr zur Verfügung steht.</text:span><text:span text:style-name="T2"><text:note text:id="ftn1365" text:note-class="footnote"><text:note-citation>598</text:note-citation><text:note-body><text:p text:style-name="P700"><text:span text:style-name="T13"><text:s/>Vgl. </text:span><text:span text:style-name="T15">Kuhlmann</text:span><text:span text:style-name="T13">, Zwischen zwei Mahlsteinen, in: Feuerstein/Kuhlmann (Hrsg.), Rationierung im Gesundheitswesen, 1998, S. 11 ff. (26).</text:span></text:p></text:note-body></text:note></text:span><text:span text:style-name="T2"> Es könnte für die Reihenfolge einer Patientenauswahl eine Rolle spielen, ob ein Patient sein Herzleiden durch schweren Nikotingenuss oder sein Leberversagen infolge eines schweren Alkoholmissbrauchs selbst (mit-)verschuldet hat.</text:span><text:span text:style-name="T2"><text:note text:id="ftn1366" text:note-class="footnote"><text:note-citation>599</text:note-citation><text:note-body><text:p text:style-name="P700"><text:span text:style-name="T13"><text:s/>Bejahend etwa </text:span><text:span text:style-name="T15">Franzki</text:span><text:span text:style-name="T13">, Diskussion, in: Nagel/Fuchs (Hrsg.), Soziale Gerechtigkeit im Gesundheitswesen, 1993, S. 140; </text:span><text:span text:style-name="T15">Leist</text:span><text:span text:style-name="T13">, Gleichheit in Grenzen statt Altersrationierung, in: Gutmann/Schmidt, V.H. (Hrsg.), Rationierung und Allokation im Gesundheitswesen, 2002, S. 155 ff. (169, 171); </text:span><text:span text:style-name="T15">Elsässer/Knoepffler</text:span><text:span text:style-name="T13">, Ressourcenallokation im Gesundheitswesen - Christliche Perspektiven, in: Gutmann/Schmidt, V.H. (Hrsg.), Rationierung und Allokation im Gesundheitswesen, 2002, S. 221 ff. (230). Für eine Berücksichtigung des vergangenen und künftigen Gesundheitsverhaltens auch </text:span><text:span text:style-name="T15">Kersting</text:span><text:span text:style-name="T13">, Egalitäre Grundversorgung und Rationierungsethik, in: Gutmann/Schmidt, V.H. (Hrsg.), Rationierung und Allokation im Gesundheitswesen, 2002, S. 41 ff. (73).</text:span></text:p></text:note-body></text:note></text:span><text:span text:style-name="T2"> Insoweit könnte schließlich sogar an Verletzungen infolge eines Unfalles bei einer Risikosportart oder an Erkrankungen infolge ungesunder Lebensführung, etwa Überernährung oder Bewegungsmangel, gedacht werden.</text:span></text:p>
      <text:p text:style-name="P32"/>
      <text:p text:style-name="P1"><text:span text:style-name="T2">Die Anwendung eines Auswahlkriteriums, welches an das „Selbstverschulden“ anknüpft, ist v.a. vom Standpunkt einer liberalistischen</text:span><text:alphabetical-index-mark text:string-value="Liberalismus"/><text:span text:style-name="T2"> Gerechtigkeitskonzeption heraus zu fordern. Zumutbare Selbstverantwortung ist jedoch durchaus auch eine Forderung der deontologischen</text:span><text:alphabetical-index-mark text:string-value="Deontologische Ethik"/><text:span text:style-name="T2"> christlichen Ethik. Danach verhält sich unchristlich, nämlich grob unsolidarisch, wer seine Gesundheit willentlich aufs Spiel setzt und dann Gesundheitsleistungen in Anspruch nimmt, die anderen fehlen.</text:span><text:span text:style-name="T2"><text:note text:id="ftn1367" text:note-class="footnote"><text:note-citation>600</text:note-citation><text:note-body><text:p text:style-name="P700"><text:span text:style-name="T13"><text:s/>Vgl. </text:span><text:span text:style-name="T15">Elsässer/Knoepffler</text:span><text:span text:style-name="T13">, Ressourcenallokation im Gesundheitswesen - Christliche Perspektiven, in: Gutmann/Schmidt, V.H. (Hrsg.), Rationierung und Allokation im Gesundheitswesen, 2002, S. 221 ff. (230).</text:span></text:p></text:note-body></text:note></text:span><text:span text:style-name="T2"> Die Berücksichtigung des Gesichtspunktes der persönlichen Verantwortung ist auch insofern nicht willkürlich, als diese Personen mit ihrem Verhalten zur medizinischen Knappheitslage beitragen.</text:span><text:span text:style-name="T2"><text:note text:id="ftn1368" text:note-class="footnote"><text:note-citation>601</text:note-citation><text:note-body><text:p text:style-name="P700"><text:span text:style-name="T13"><text:s/>Vgl. </text:span><text:span text:style-name="T15">Dietrich</text:span><text:span text:style-name="T13">, Wider einem strikten Egalitarismus, in: ders./Imhoff/Kliemt (Hrsg.), Mikroallokation medizinischer Ressourcen, 2003, S. 111 ff. (113).</text:span></text:p></text:note-body></text:note></text:span><text:span text:style-name="T2"> Auch dem Sozialrecht ist eine Berücksichtigung der Eigenverantwortlichkeit des Patienten für eine Verletzung/Erkrankung und den Verlauf der Heilung, wie deren Verankerung in § 1 Satz 2 i.V.m. § 2 Abs. 1 Satz 1 SGB V zeigt, nicht fremd.</text:span><text:span text:style-name="T2"><text:note text:id="ftn1369" text:note-class="footnote"><text:note-citation>602</text:note-citation><text:note-body><text:p text:style-name="P700"><text:span text:style-name="T13"><text:s/>s. dazu bereits oben unter § 5 B I 1.</text:span></text:p></text:note-body></text:note></text:span></text:p>
      <text:p text:style-name="P32"/>
      <text:p text:style-name="P1"><text:span text:style-name="T2">Für eine Unbeachtlichkeit eines „Selbstverschuldens“ bei der Entstehung der Behandlungspflichten kann zunächst einmal auf einen Gedanken aus dem Strafrecht zum Vorliegen einer Pflichtenkollision Bezug genommen werden. Für das Entstehen einer Pflichtenkollision sind Ereignisse, die im Vorfeld liegen, besonders die Entstehungsgründe der einzelnen Pflichten, irrelevant. Es muss insoweit auf den Zeitpunkt abgestellt werden, in dem die verschiedenen Pflichten miteinander kollidieren, wobei die augenblickliche Gefahr und die Notsituation für die Rechtsgüter nicht dadurch aufgehoben werden, dass eines der Opfer die Lage „verschuldet“ hat.</text:span><text:span text:style-name="T2"><text:note text:id="ftn1370" text:note-class="footnote"><text:note-citation>603</text:note-citation><text:note-body><text:p text:style-name="P700"><text:span text:style-name="T13"><text:s/>Vgl. RGSt 61, 242 (255); BayOLG NJW 1978, 2046 f.; </text:span><text:span text:style-name="T15">Kühl</text:span><text:span text:style-name="T13">, StrafR AT, 4. Aufl., 2002, § 8 Rn. 61 m.w.N.</text:span></text:p></text:note-body></text:note></text:span><text:span text:style-name="T2"> Dies entspricht auch der verfassungsrechtlichen Schutzpflichtdogmatik. Subjektive Momente wie das Verschulden spielen für den Tatbestand des Übergriffs in das Rechtsgut des Lebens und der körperlichen Unversehrtheit und damit das Auslösen der staatlichen Schutzpflicht keine Rolle.</text:span><text:span text:style-name="T2"><text:note text:id="ftn1371" text:note-class="footnote"><text:note-citation>604</text:note-citation><text:note-body><text:p text:style-name="P700"><text:span text:style-name="T13"><text:s/>Vgl. </text:span><text:span text:style-name="T15">Isensee</text:span><text:span text:style-name="T13">, Das Grundrecht als Abwehrrecht und staatliche Schutzpflicht, in: Isensee/Kirchhof (Hrsg.), HStR V, 2. Aufl., 2000, § 111 Rn. 111.</text:span></text:p></text:note-body></text:note></text:span><text:span text:style-name="T2"> Einem Ertrinkenden „Selber schuld!“ zuzurufen und tatenlos weiterzugehen wird wohl auch moralisch niemand wirklich für akzeptabel halten – gleichgültig wie der Betreffende in seine missliche Lage geriet.</text:span><text:span text:style-name="T2"><text:note text:id="ftn1372" text:note-class="footnote"><text:note-citation>605</text:note-citation><text:note-body><text:p text:style-name="P700"><text:span text:style-name="T13"><text:s/>So auch </text:span><text:span text:style-name="T15">Ach</text:span><text:span text:style-name="T13">, Von Natur aus knapp, ZMedEthik 1997, S. 31 ff. (41).</text:span></text:p></text:note-body></text:note></text:span></text:p>
      <text:p text:style-name="P32"/>
      <text:p text:style-name="P1"><text:span text:style-name="T2">Aber auch im Rahmen einer umfassenden Abwägung der hinter den bestehenden Pflichten vorliegenden Interessen darf ein „Selbstverschulden“, jedenfalls im verfassungsrechtlich abgesicherten originären Anspruchsbereich des Art. 1 Abs. 1 Satz 2, 2 Abs. 2 Satz 1 i.V.m. Art. 20 Abs. 1 GG, keinen Grund für einen Ausschluss von medizinischen Leistungen bilden.</text:span><text:span text:style-name="T2"><text:note text:id="ftn1373" text:note-class="footnote"><text:note-citation>606</text:note-citation><text:note-body><text:p text:style-name="P700"><text:span text:style-name="T13"><text:s/>Vgl. </text:span><text:span text:style-name="T15">Maihofer</text:span><text:span text:style-name="T13">, Rechtsstaat und menschliche Würde, 1968, S. 40; </text:span><text:span text:style-name="T15">Künschner</text:span><text:span text:style-name="T13">, Wirtschaftlicher Behandlungsverzicht und Patientenauswahl, 1992, S. 261; </text:span><text:span text:style-name="T15">Kirchhof</text:span><text:span text:style-name="T13">, Gerechte Verteilung medizinischer Leistungen im Rahmen des Finanzierbaren, MMW 1998, S. 200 ff. (201 f.); </text:span><text:span text:style-name="T15">Pitschas</text:span><text:span text:style-name="T13">, Gesundheitswesen zwischen Staat und Markt, in: Häfner (Hrsg.), Gesundheit - unser höchstes Gut?, 1999, S. 169 ff. (182); a.A. </text:span><text:span text:style-name="T15">Junghanns</text:span><text:span text:style-name="T13">, Verteilungsgerechtigkeit in der Transplantationsmedizin, 2001, S. 112 mit der Begründung, dass Art. 2 Abs. 2 Satz 1 GG keine verschuldensunabhängige Krankenhilfe vorgebe (siehe zu den Voraussetzungen des Anspruchs aus Art. 1 Abs. 1 Satz 2, 2 Abs. 2 Satz 1 i.V.m. Art. 20 Abs. 1 GG jedoch bereits die Erörterungen unter § 7 B III) und dass die Menschenwürde nicht durch die Anknüpfung an die Folgen einer autonomen Entscheidung zur „Selbstschädigung“ beeinträchtigt werden könne, wobei er das Kriterium des „Selbstverschuldens“ letztlich aber an den hohen Anforderungen hinsichtlich der Zurechenbarkeit als eigenverantwortliche Handlung scheitern lässt.</text:span></text:p></text:note-body></text:note></text:span><text:span text:style-name="T2"> In Teilen der Strafrechtsliteratur besteht demgegenüber die Auffassung, dass das rechtswidrige Verschulden einer Notlage als ausschlaggebender Faktor für die Minderung des Schutzanspruches im Rahmen der Kollisionslage herangezogen werden kann.</text:span><text:span text:style-name="T2"><text:note text:id="ftn1374" text:note-class="footnote"><text:note-citation>607</text:note-citation><text:note-body><text:p text:style-name="P700"><text:span text:style-name="T13"><text:s/>Vgl. </text:span><text:span text:style-name="T15">Lampe</text:span><text:span text:style-name="T13">, Defensiver und aggressiver übergesetzlicher Notstand, NJW 1968, S. 88 ff. </text:span><text:span text:style-name="T17">(90 f.); </text:span><text:span text:style-name="T18">Blei</text:span><text:span text:style-name="T17">, StrafR AT, 18. Aufl., 1983, § 88 I 4a i.V.m. § 44 IV 2; </text:span><text:span text:style-name="T18">Roxin</text:span><text:span text:style-name="T17">, StrafR AT, Bd. 1, 3. </text:span><text:span text:style-name="T13">Aufl., 1997, § 16 D Rn. 109; </text:span><text:span text:style-name="T15">Scheid</text:span><text:span text:style-name="T13">, Grund- und Grenzfragen der Pflichtenkollision, 2000, S. 89 m.w.N.</text:span></text:p></text:note-body></text:note></text:span><text:span text:style-name="T2"> Die schutzwürdigen Interessen des Patienten werden durch eine „schuldhafte“ Herbeiführung der Kollisionslage aber nicht weniger wertvoll.</text:span><text:span text:style-name="T2"><text:note text:id="ftn1375" text:note-class="footnote"><text:note-citation>608</text:note-citation><text:note-body><text:p text:style-name="P700"><text:span text:style-name="T13"><text:s/>Vgl. </text:span><text:span text:style-name="T15">Lenckner</text:span><text:span text:style-name="T13">, Ärztliche Hilfeleistungspflicht u. Pflichtenkollision, Med.Klin. 1969, S. 1000 ff. (1003); </text:span><text:span text:style-name="T15">ders.</text:span><text:span text:style-name="T13">, in: Schönke/Schröder, Komm., StGB, 25. Aufl., 1997, Vorb. §§ 32 ff. Rn. 74; </text:span><text:span text:style-name="T15">Künschner</text:span><text:span text:style-name="T13">, Wirtschaftl. Behandlungsverzicht und Patientenauswahl, 1992, S. 330 f.</text:span></text:p></text:note-body></text:note></text:span><text:span text:style-name="T2"> Eine Berücksichtigung derartiger Faktoren im Rahmen der Patientenauswahl widerspricht nicht nur tiefgreifend dem ärztlichen Heilauftrag, da der Arzt nur aus diagnostischen und therapeutischen, nicht aber aus Allokationsgründen danach fragen darf, welche Motive und Ursachen bei einem Patienten zu einer Erkrankung geführt haben.</text:span><text:span text:style-name="T2"><text:note text:id="ftn1376" text:note-class="footnote"><text:note-citation>609</text:note-citation><text:note-body><text:p text:style-name="P700"><text:span text:style-name="T13"><text:s/>Vgl. </text:span><text:span text:style-name="T15">Lachmann/Meuter</text:span><text:span text:style-name="T13">, Medizinische Gerechtigkeit, 1997, S. 229.</text:span></text:p></text:note-body></text:note></text:span><text:span text:style-name="T2"> Die Verweigerung existenzieller medizinischer Leistungen aufgrund des „Verschuldens“ ist eine mittelbare Form der Bestrafung und Entrechtlichung, die die deutsche Rechtsordnung nicht vorsehen darf.</text:span><text:span text:style-name="T2"><text:note text:id="ftn1377" text:note-class="footnote"><text:note-citation>610</text:note-citation><text:note-body><text:p text:style-name="P700"><text:span text:style-name="T13"><text:s/>Vgl. </text:span><text:span text:style-name="T15">Lenckner</text:span><text:span text:style-name="T13">, Ärztliche Hilfeleistungspflicht und Pflichtenkollision, Med.Klin. 1969, S. 1000 ff. (1003); </text:span><text:span text:style-name="T15">Gutmann/Land</text:span><text:span text:style-name="T13">, Ethische und rechtliche Fragen der Organverteilung, in: Schmidt, U./Albert (Hrsg.), Praxis der Nierentransplantation (IV), 1997, S. 92 ff. (107); </text:span><text:span text:style-name="T15">Schott</text:span><text:span text:style-name="T13">, Patientenauswahl und Organallokation, 2001, S. 335 f.</text:span></text:p></text:note-body></text:note></text:span><text:span text:style-name="T2"> Unabhängig von den unüberwindlich erscheinenden Feststellungsschwierigkeiten, etwa hinsichtlich Kausalität, Zurechenbarkeit und des Verschuldens</text:span><text:span text:style-name="T2"><text:note text:id="ftn1378" text:note-class="footnote"><text:note-citation>611</text:note-citation><text:note-body><text:p text:style-name="P700"><text:span text:style-name="T13"><text:s/>Vgl. nur </text:span><text:span text:style-name="T15">Gutmann/Land</text:span><text:span text:style-name="T13">, Ethische und rechtliche Fragen der Organverteilung, in: Schmidt, U./Albert (Hrsg.), Praxis der Nierentransplantation (IV), 1997, S. 92 ff. (107); </text:span><text:span text:style-name="T15">Junghanns</text:span><text:span text:style-name="T13">, Verteilungsgerechtigkeit in der Transplantationsmedizin, 2001, S. 113 ff.</text:span></text:p></text:note-body></text:note></text:span><text:span text:style-name="T2">, ist die Benachteiligung des Patienten durch die Vorenthaltung aufgrund eines eigenen „(Mit-)Verschuldens“ an der Erkrankung bzw. Verletzung als unmenschlich und grausam einzustufen. Es verstößt gegen jede Form von Menschlichkeit, soziale Bestrafung in den Kontakt von Heilung und Menschlichkeit zu bringen.</text:span><text:span text:style-name="T2"><text:note text:id="ftn1379" text:note-class="footnote"><text:note-citation>612</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6).</text:span></text:p></text:note-body></text:note></text:span><text:span text:style-name="T2"> Die individuelle Verantwortung eines Menschen verliert angesichts der elementaren Bedeutung des zu verteilenden Gutes jede Bedeutung. Nicht zuletzt ist es ein international anerkannter arztethischer Grundsatz, dass die medizinische Hilfe nie von der Schuldfrage abhängig gemacht werden darf. Nie hat der Arzt zu fragen, wieso jemand in Not geraten ist. Es ist nicht Aufgabe des Arztes, Feststellungen zur Schuldfrage zu treffen.</text:span><text:span text:style-name="T2"><text:note text:id="ftn1380" text:note-class="footnote"><text:note-citation>613</text:note-citation><text:note-body><text:p text:style-name="P700"><text:span text:style-name="T13"><text:s/>Vgl. </text:span><text:span text:style-name="T15">Lenckner</text:span><text:span text:style-name="T13">, Ärztliche Hilfeleistungspflicht und Pflichtenkollision, Med.Klin. 1969, S. 1000 ff. (1003).</text:span></text:p></text:note-body></text:note></text:span><text:span text:style-name="T2"> Dies gilt beim Suizidversuch wie beim Unfall und das gilt im Sinne der Genfer Konventionen selbst für die schlimmste aller Katastrophen, für den Krieg.</text:span><text:span text:style-name="T2"><text:note text:id="ftn1381" text:note-class="footnote"><text:note-citation>614</text:note-citation><text:note-body><text:p text:style-name="P700"><text:span text:style-name="T13"><text:s/>Vgl. </text:span><text:span text:style-name="T15">Böckle</text:span><text:span text:style-name="T13">, Ethik ärztlichen Handelns in der Katastrophe, BayÄBl 1983, S. 690 ff. (690). Siehe zu den Aussagen der internationalen Dokumente insoweit bereits unter § 6.</text:span></text:p></text:note-body></text:note></text:span></text:p>
      <text:p text:style-name="P32"/>
      <text:p text:style-name="P1"><text:span text:style-name="T2">Zudem ist die Berücksichtigung eines irgendwie gearteten „Selbstverschuldens“ besonders gut geeignet, unterschwellig unzulässige Kriterien der sozialen Wertigkeit</text:span><text:alphabetical-index-mark text:string-value="Soziale Wertigkeit"/><text:span text:style-name="T2"> in eine Verteilungsentscheidung einfließen zu lassen und damit Patienten, deren Verhalten von der Norm des „normalen Durchschnittsbürgers“ abzuweichen scheint, pauschal zu diskriminieren (Gefahr der sog. „people-like-us – Präferenz).</text:span><text:span text:style-name="T2"><text:note text:id="ftn1382" text:note-class="footnote"><text:note-citation>615</text:note-citation><text:note-body><text:p text:style-name="P700"><text:span text:style-name="T13"><text:s/>Vgl. </text:span><text:span text:style-name="T15">Luf</text:span><text:span text:style-name="T13">, Verteilungsgerechtigkeit im Bereich der modernen Medizin, RdM 1997, S. 99 ff. (103); </text:span><text:span text:style-name="T15">Lachmann/Meuter</text:span><text:span text:style-name="T13">, Medizin. Gerechtigkeit, 1997, S. 224; </text:span><text:span text:style-name="T15">Schott</text:span><text:span text:style-name="T13">, Patientenauswahl u. Organallokation, 2001, S. 336.</text:span></text:p></text:note-body></text:note></text:span><text:span text:style-name="T2"> Die Individualrechte aus Art. 2 Abs. 1 i.V.m. Art. 2 Abs. 2 Satz 1 GG gewähren auch die Freiheit, sich von anderen in seinen Handlungen in Bezug auf die eigene Gesundheit unterscheiden zu dürfen. Dies gilt insbesondere für in Kauf genommene Selbstgefährdungen und Selbstbeschädigungen, z.B. durch Alkohol- und Zigarettengenuss oder die Ausübung von Extremsportarten.</text:span><text:span text:style-name="T2"><text:note text:id="ftn1383" text:note-class="footnote"><text:note-citation>616</text:note-citation><text:note-body><text:p text:style-name="P700"><text:span text:style-name="T13"><text:s/>Vgl. </text:span><text:span text:style-name="T15">Kirchhof</text:span><text:span text:style-name="T13">, Gerechte Verteilung medizinischer Leistungen im Rahmen des Finanzierbaren, MMW 1998, S. 200 ff. (201 f.); </text:span><text:span text:style-name="T15">Pitschas</text:span><text:span text:style-name="T13">, Gesundheitswesen zwischen Staat und Markt, in: Häfner (Hrsg.), Gesundheit - unser höchstes Gut?, 1999, S. 169 ff. (182).</text:span></text:p></text:note-body></text:note></text:span></text:p>
      <text:p text:style-name="P32"/>
      <text:p text:style-name="P1"><text:span text:style-name="T2">Die „Freiheit zur Krankheit“ findet jedoch wie alle Freiheitsausübung ihre Grenze in der gesellschaftlichen Solidarität. Möglich ist daher zwar nicht der Ausschluss originärer Anspruchsleistungen, dafür aber, im Rahmen der finanziellen Zumutbarkeit für den Patienten, das Einfordern einer „finanzpolitischen Eigenverantwortlichkeit“, etwa durch die Auferlegung von Zuzahlungen, Sonderzuschlägen auf die allgemeinen Beitragspflichten zur Krankenversicherung, Selbstbeteiligungen wegen Risikoverursachung bzw. -erhöhung oder die prohibitiv abgabenrechtliche Verteuerung gesundheitsschädlichen Konsums, wie sie bei der Tabak- und Alkoholsteuer zugunsten des allgemeinen Staatshaushaltes geläufig ist.</text:span><text:span text:style-name="T2"><text:note text:id="ftn1384" text:note-class="footnote"><text:note-citation>617</text:note-citation><text:note-body><text:p text:style-name="P700"><text:span text:style-name="T13"><text:s/>Vgl. </text:span><text:span text:style-name="T15">Kirchhof</text:span><text:span text:style-name="T13">, Nach dem Traum vom grenzenlosen Wohlergehen, FAZ Nr. 125 v. 02.06.1998, S. 11; </text:span><text:span text:style-name="T15">ders.</text:span><text:span text:style-name="T13">, Medizin zwischen Ethik, Recht und Vorbehalt des Möglichen, in: Kern/Wadle/Schroeder/Katzenmeier (Hrsg), FS Laufs, 2006, S. 931 ff. (948); </text:span><text:span text:style-name="T15">Pitschas</text:span><text:span text:style-name="T13">, Gesundheitswesen zwischen Staat und Markt, in: Häfner (Hrsg.), Gesundheit - unser höchstes Gut?, 1999, S. 169 ff. (182); </text:span><text:span text:style-name="T15">Blöcher</text:span><text:span text:style-name="T13">, Die Berücksichtigung der persönlichen Lebensführung bei der Leistungsvergabe der Gesetzlichen Krankenkassen nach § 52 SGB V, 2002, S. 189 ff.</text:span></text:p></text:note-body></text:note></text:span></text:p>
      <text:p text:style-name="P32"/>
      <text:p text:style-name="P1"><text:span text:style-name="T2">Weitergehendes mag für den Bereich der gesundheitlichen Leistungen gelten, für die lediglich ein derivatives Teilhaberecht gemäß Art. 3 Abs. 1 GG besteht. Insofern kann, in einem noch breiteren Rahmen, wie dies jetzt bereits etwa gemäß § 34 SGB V bzw. im sog. IGEL-Bereich vorgesehen ist</text:span><text:span text:style-name="T2"><text:note text:id="ftn1385" text:note-class="footnote"><text:note-citation>618</text:note-citation><text:note-body><text:p text:style-name="P700"><text:span text:style-name="T13"><text:s/>s. dazu bereits oben unter § 5 B I 1.</text:span></text:p></text:note-body></text:note></text:span><text:span text:style-name="T2">, die Eigenverantwortlichkeit des Patienten ein zulässiges Kriterium für den Ausschluss von medizinischen Leistungen und damit für die Patientenauswahl darstellen.</text:span><text:span text:style-name="T2"><text:note text:id="ftn1386" text:note-class="footnote"><text:note-citation>619</text:note-citation><text:note-body><text:p text:style-name="P700"><text:span text:style-name="T13"><text:s/>In diese Richtung gehende Überlegungen auch bei </text:span><text:span text:style-name="T15">Uhlenbruck</text:span><text:span text:style-name="T13">, Rechtliche Grenzen einer Rationierung, MedR 1995, S. 427 ff. (432). Zudem gibt § 52 SGB V den gesetzlichen Krankenkassen immerhin bereits jetzt die Möglichkeit, den Versicherten an den Kosten der Krankenkassenleistungen in angemessener Höhe zu beteiligen, wenn er sich die Krankheit vorsätzlich oder bei einem von ihm begangenen Verbrechen oder vorsätzlichen Vergehen zugezogen hat. Ein Leistungsverweigerungsrecht folgt daraus nach allg. Ansicht jedoch nicht. Im Vordergrund steht nach wie vor, zunächst einmal die Gesundheit des erkrankten Versicherten wiederherzustellen (siehe dazu etwa BSGE 9, 323; 18, 257; 34, 26; 59, 119; 61, 117 sowie ausführlich </text:span><text:span text:style-name="T15">Rompf</text:span><text:span text:style-name="T13">, Selbstverschulden im Krankenversicherungsrecht, SGb 1997, S. 105 ff. und </text:span><text:span text:style-name="T15">Blöcher</text:span><text:span text:style-name="T13">, Die Berücksichtigung der persönlichen Lebensführung bei der Leistungsvergabe der Gesetzlichen Krankenkassen nach § 52 SGB V, 2002, insbes. S. 94 f.). Eine ähnl. Regelung findet sich in § 103 Abs. 1 Satz 1 SGB XII, wonach der Empfänger von Sozialleistungen - wie der Hilfe bei Krankheit - zum Kostenersatz verpflichtet ist, wenn er die Voraussetzungen für den Erhalt der Sozialleistung selbst vorsätzlich oder fahrlässig herbeigeführt hat.</text:span></text:p></text:note-body></text:note></text:span><text:span text:style-name="T2"> Jedoch ist dies nicht der typische Leistungsbereich beim Massenanfall Hilfebedürftiger, so es diesbezüglich hier keiner weiteren Erörterung bedarf.</text:span></text:p>
      <text:p text:style-name="P32"/>
      <text:p text:style-name="P1"><text:span text:style-name="T2">Das Vorstehende gilt entsprechend für die Berücksichtigung der sog. Compliance</text:span><text:alphabetical-index-mark text:string-value="Compliance"/><text:span text:style-name="T2">, d.h. der Kooperationsbereitschaft eines Patienten während der Behandlung der Krankheit. Im Unterschied zum Kriterium des „Selbstverschuldens“ wird hier allerdings an ein zukünftiges Verhalten des Patienten angeknüpft.</text:span><text:span text:style-name="T2"><text:note text:id="ftn1387" text:note-class="footnote"><text:note-citation>620</text:note-citation><text:note-body><text:p text:style-name="P700"><text:span text:style-name="T13"><text:s/>Vgl. </text:span><text:span text:style-name="T15">Feuerstein</text:span><text:span text:style-name="T13">, Das Transplantationssystem, 1995, S. 241, 248; </text:span><text:span text:style-name="T15">Lachmann/Meuter</text:span><text:span text:style-name="T13">, Medizinische Gerechtigkeit, 1997, S. 182 ff.; </text:span><text:span text:style-name="T15">Schott</text:span><text:span text:style-name="T13">, Patientenauswahl und Organallokation, 2001, S. 356; siehe zur Ablehnung als erfolgsorientiertes Auswahlkriterium bereits oben unter § 7 C IV 4 b; a.A. </text:span><text:span text:style-name="T15">Junghanns</text:span><text:span text:style-name="T13">, Verteilungsgerechtigkeit in der Transplantationsmedizin, 2001, S. 117 ff., der das Compliance-Kriterium grds. für zulässig hält, es aber wegen der Prognoseunsicherheit nur in gravierenden Ausnahmefällen zur Anwendung kommen lassen will.</text:span></text:p></text:note-body></text:note></text:span></text:p>
      <text:h text:style-name="Heading_20_4" text:outline-level="4">Zufallsprinzip (Losverfahren, Prioritätsprinzip – Warteliste)</text:h>
      <text:p text:style-name="P1"><text:span text:style-name="T2">Möglicherweise kann jedoch das auf der egalitaristischen Gerechtigkeitsmaxime</text:span><text:span text:style-name="T2"><text:note text:id="ftn1388" text:note-class="footnote"><text:note-citation>621</text:note-citation><text:note-body><text:p text:style-name="Footnote"><text:s/>Dazu ausführlich bereits unter § 4 D II 6.</text:p></text:note-body></text:note></text:span><text:span text:style-name="T2"> beruhende Zufallsprinzip</text:span><text:alphabetical-index-mark text:string-value="- Losverfahren" text:key1="Zufallsprinzip"/><text:span text:style-name="T2"> ein zulässiges Kriterium für die Patientenauswahl sein. Der Prototyp des randomisierenden Verfahrens ist das Losverfahren</text:span><text:alphabetical-index-mark text:string-value="Losverfahren"/><text:span text:style-name="T2">. Ebenfalls an der Zufälligkeit orientiert, aber an der zeitlichen Reihenfolge der Patientenaufnahme angelegt, ist die Auswahl der Patienten nach dem (zeitlichen) Prioritätsprinzip</text:span><text:alphabetical-index-mark text:string-value="Prioritätsprinzip"/><text:span text:style-name="T2"> („prior tempore potior iure“, „Wer zuerst kommt, mahlt zuerst“</text:span><text:span text:style-name="T2"><text:note text:id="ftn1389" text:note-class="footnote"><text:note-citation>622</text:note-citation><text:note-body><text:p text:style-name="P700"><text:span text:style-name="T13"><text:s/>Erstmals im Sachsenspiegel des ostsächsischen Ritters </text:span><text:span text:style-name="T15">Eike von Repgow</text:span><text:span text:style-name="T13"> (hrsg. von F. Ebel, 1993): „Wer ouch erst zu der mulen kumt, de sal erst malen“ (2. Buch, § 59 IV). Eine ähnl. Aussage liegt dem altdt. Rechtssprichwort „Welcher Wagen zuerst zur Brücke kommt, der fährt zuerst hinüber.“, der ebenf. im Sachsenspiegel niedergelegt wurde: „Welch wagen er uf de brucken kumt, der sal allir erst obir gen (2. Buch, § 59 III 5).</text:span></text:p></text:note-body></text:note></text:span><text:span text:style-name="T2">, „first come, first served“ oder „Windhundverfahren“</text:span><text:span text:style-name="T2"><text:note text:id="ftn1390" text:note-class="footnote"><text:note-citation>623</text:note-citation><text:note-body><text:p text:style-name="P700"><text:span text:style-name="T13"><text:s/></text:span><text:span text:style-name="T15">Oberender</text:span><text:span text:style-name="T13">, Medizin zwischen Rationalisierung und Rationierung, in: ders. (Hrsg.), Rationalisierung und Rationierung im Gesundheitswesen, 1996, S. 9 ff. (15). Den Begriff „Windhundprinzip“ verwendet insoweit z.B. das BSG in seinem Urteil vom 23.02.2005, Az.: B 6 KA 81/03 R.</text:span></text:p></text:note-body></text:note></text:span><text:span text:style-name="T2">), welches sich letztlich auch</text:span><text:alphabetical-index-mark text:string-value="- Warteliste" text:key1="Zufallsprinzip"/><text:span text:style-name="T2"> in einer Warteliste</text:span><text:alphabetical-index-mark text:string-value="Warteliste"/><text:span text:style-name="T2"> verkörpert.</text:span></text:p>
      <text:p text:style-name="P32"/>
      <text:p text:style-name="P1"><text:span text:style-name="T2">Die Anwendung des Zufallsprinzips erscheint vielen als eine geistlose Methode, die eine gewisse normative Hilflosigkeit ausdrückt. Sie wird bezeichnet als „kaschierte Willkür“</text:span><text:span text:style-name="T2"><text:note text:id="ftn1391" text:note-class="footnote"><text:note-citation>624</text:note-citation><text:note-body><text:p text:style-name="P700"><text:span text:style-name="T13"><text:s/></text:span><text:span text:style-name="T15">Tomuschat</text:span><text:span text:style-name="T13">, Güterverteilung als rechtliches Problem, Staat 1973, S. 433 ff. (455); ähnl. </text:span><text:span text:style-name="T15">Schürch</text:span><text:span text:style-name="T13">, Rationierung in der Medizin als Straftat, 2000, S. 98: „muss sich […] Vorwurf der Willkür gefallen lassen“.</text:span></text:p></text:note-body></text:note></text:span><text:span text:style-name="T2">, wodurch nur ein „Schein der Ordnung“ geschaffen werde</text:span><text:span text:style-name="T2"><text:note text:id="ftn1392" text:note-class="footnote"><text:note-citation>625</text:note-citation><text:note-body><text:p text:style-name="P700"><text:span text:style-name="T13"><text:s/></text:span><text:span text:style-name="T15">Tomuschat</text:span><text:span text:style-name="T13">, Güterverteilung als rechtliches Problem, Staat, 1973, S. 433 ff. (455).</text:span></text:p></text:note-body></text:note></text:span><text:span text:style-name="T2">, als Verweigerung eines rationalen, wertenden Entscheids, als eine Flucht aus der Verantwortung</text:span><text:span text:style-name="T2"><text:note text:id="ftn1393" text:note-class="footnote"><text:note-citation>626</text:note-citation><text:note-body><text:p text:style-name="P700"><text:span text:style-name="T13"><text:s/>So etwa</text:span><text:span text:style-name="T15"> Gründel</text:span><text:span text:style-name="T13">, Ethik ärztlichen Handelns in der Katastrophe, in: Heberer/Peter/Ungeheuer (Hrsg.), Katastrophenmedizin, 2. Tagung der DGKM e.V., 1984, S. 89 ff. (95).</text:span></text:p></text:note-body></text:note></text:span><text:span text:style-name="T2"> oder als Reduzierung der Inkommensurabilität des Menschen auf eine bloße Nummer. Insbesondere in seiner Ausprägung als Losverfahren wird das Zufallsprinzip als eine Reduktion von Lebenschancen auf bloßes Würfelglück („Kasinomentalität“</text:span><text:span text:style-name="T2"><text:note text:id="ftn1394" text:note-class="footnote"><text:note-citation>627</text:note-citation><text:note-body><text:p text:style-name="P700"><text:span text:style-name="T13"><text:s/>Vgl. </text:span><text:span text:style-name="T15">Feuerstein</text:span><text:span text:style-name="T13">, Das Transplantationssystem, 1995, S. 253; ähnl. </text:span><text:span text:style-name="T15">Lachmann/Meuter</text:span><text:span text:style-name="T13">, Medizinische Gerechtigkeit, 1997, S. 198 („Assoziationen mit Glücksspiel und Lotterie“).</text:span></text:p></text:note-body></text:note></text:span><text:span text:style-name="T2">) bzw. als eine „frivole Lotterie für Menschenleben“</text:span><text:span text:style-name="T2"><text:note text:id="ftn1395" text:note-class="footnote"><text:note-citation>628</text:note-citation><text:note-body><text:p text:style-name="P700"><text:span text:style-name="T13"><text:s/>So die Befürchtung von </text:span><text:span text:style-name="T15">Gäfgen</text:span><text:span text:style-name="T13">, Die ethische Problematik von Allokationsentscheidungen, in: Enderle (Hrsg.), Ethik und Wirtschaftswissenschaften, 1985, S. 249 ff. (267).</text:span></text:p></text:note-body></text:note></text:span><text:span text:style-name="T2"> sogar teilweise wegen eines Verstoßes gegen den Menschenwürdesatz abgelehnt</text:span><text:span text:style-name="T2"><text:note text:id="ftn1396" text:note-class="footnote"><text:note-citation>629</text:note-citation><text:note-body><text:p text:style-name="P700"><text:span text:style-name="T13"><text:s/>Vgl. </text:span><text:span text:style-name="T15">Löw</text:span><text:span text:style-name="T13">, Bioethik und Organtransplantation, in: ders. (Hrsg.), Bioethik. Philosophisch-theologische Beiträge, 1990, S. 125 ff. (140); </text:span><text:span text:style-name="T15">Künschner</text:span><text:span text:style-name="T13">, Wirtschaftlicher Behandlungsverzicht und Patientenauswahl, 1992, S. 90; </text:span><text:span text:style-name="T15">Schreiber</text:span><text:span text:style-name="T13">, Rechtliche Kriterien der Verteilungsgerechtigkeit, in: Nagel/Fuchs (Hrsg.), Soziale Gerechtigkeit im Gesundheitswesen, 1993, S. 302 ff. (309); </text:span><text:span text:style-name="T15">Oelert</text:span><text:span text:style-name="T13">, Allokation von Organen, 2002, S. 53 f.</text:span></text:p></text:note-body></text:note></text:span><text:span text:style-name="T2">. Dem Losverfahren sei die Hilflosigkeit in der Entscheidungsfindung auf die Stirn geschrieben.</text:span><text:span text:style-name="T2"><text:note text:id="ftn1397" text:note-class="footnote"><text:note-citation>630</text:note-citation><text:note-body><text:p text:style-name="P700"><text:span text:style-name="T13"><text:s/>Ebenso </text:span><text:span text:style-name="T15">Taupitz</text:span><text:span text:style-name="T13">, Gesundheitsversorgung bei Ressourcenknappheit, in: Nagel/Fuchs (Hrsg.), Rationalisierung und Rationierung im deutschen Gesundheitswesen, 1998, S. 86 ff. (100).</text:span></text:p></text:note-body></text:note></text:span><text:span text:style-name="T2"> Bei existenznotwendigen Gütern führten Auslosungen zu einem verfassungswidrigen „Todesurteil im Verwaltungswege“.</text:span><text:span text:style-name="T2"><text:note text:id="ftn1398" text:note-class="footnote"><text:note-citation>631</text:note-citation><text:note-body><text:p text:style-name="P700"><text:span text:style-name="T13"><text:s/>Vgl. </text:span><text:span text:style-name="T15">Berg</text:span><text:span text:style-name="T13">, Die Verwaltung des Mangels, Staat 1976, S. 1 ff. (22); diese Wendung verwendet bereits </text:span><text:span text:style-name="T15">Krause</text:span><text:span text:style-name="T13">, Der verteilende Staat, FS Giesecke, 1958, S. 1 ff. (15); weitere Nachweise zur verbreiteten rechtstheoretischen Geringschätzung des Zufallsprinzips bei </text:span><text:span text:style-name="T15">Depenheuer</text:span><text:span text:style-name="T13">, Zufall als Rechtsprinzip?, JZ 1993, S. 171 ff. (172): „töricht“, „Bankrotterklärung des Rechts“, „menschenverachtend“.</text:span></text:p></text:note-body></text:note></text:span><text:span text:style-name="T2"> Diesem Gedanken entsprechend nehmen dann in der belletristischen Literatur auch Gesellschaften, die wesentliche Lebenschancen nach dem Lotterieprinzip verteilen die Gestalt schwarzer Utopien an.</text:span><text:span text:style-name="T2"><text:note text:id="ftn1399" text:note-class="footnote"><text:note-citation>632</text:note-citation><text:note-body><text:p text:style-name="P700"><text:span text:style-name="T13"><text:s/>Vgl. </text:span><text:span text:style-name="T15">Borges</text:span><text:span text:style-name="T13">, Die Lotterie in Babylon, in ders., Fiktionen, Erzählungen 1939-44, 1992, S. 53 ff.</text:span></text:p></text:note-body></text:note></text:span></text:p>
      <text:p text:style-name="P32"/>
      <text:p text:style-name="P1"><text:span text:style-name="T2">Die Gründe für die Zurückhaltung im Umgang mit dem Zufallsprinzip sind jedoch nur zum Teil nachvollziehbar. So erscheint das Los historisch vom Anbeginn seiner feststellbaren Verwendung an neben seiner Funktion als Gottesurteil (Ordal) oder als Orakel</text:span><text:span text:style-name="T2"><text:note text:id="ftn1400" text:note-class="footnote"><text:note-citation>633</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67).</text:span></text:p></text:note-body></text:note></text:span><text:span text:style-name="T2"> zusätzlich auch einem anderen, rationaleren Gewand. So war es z.B. unter indogermanischen Völkern schon ganz früh üblich, neu erobertes Land durch Los unter den Eroberern aufzuteilen, um eine willkürfreie Verteilung unter Gleichen zu erreichen. Im Athen des 5. und 4 . Jhd. v. Chr. hatte das Losprinzip geradezu staatstragende Funktion, da fast alle öffentlichen (auch politischen) Ämter verlost wurden. Nach dem klassisch-antiken Verständnis von demokratischer Gleichheit war nur das Losverfahren in der Lage, einen als gleichberechtigt verstandenen Anspruch aller auf relativ knappe Mittel (Ämter) gerecht zu verteilen. In ähnlicher Weise rekrutierten die italienischen Stadtstaaten der Renaissance ihr Führungspersonal mittels des Losens, wobei sie mit dieser Praxis keineswegs allein in Europa standen.</text:span><text:span text:style-name="T2"><text:note text:id="ftn1401" text:note-class="footnote"><text:note-citation>634</text:note-citation><text:note-body><text:p text:style-name="P700"><text:span text:style-name="T13"><text:s/>Vgl. </text:span><text:span text:style-name="T15">Depenheuer</text:span><text:span text:style-name="T13">, Zufall als Rechtsprinzip?, JZ 1993, S. 171 ff. (173) m.w.N.</text:span></text:p></text:note-body></text:note></text:span><text:span text:style-name="T2"> </text:span><text:span text:style-name="T6">Montesquieu</text:span><text:span text:style-name="T2"> (1689-1755) vermerkte: „Die Abstimmung durch das Los entspricht dem Wesen der Demokratie […] Das Los ist eine Art der Wahl, die niemanden kränkt und jedem Bürger eine angemessene Hoffnung lässt“.</text:span><text:span text:style-name="T2"><text:note text:id="ftn1402" text:note-class="footnote"><text:note-citation>635</text:note-citation><text:note-body><text:p text:style-name="P700"><text:span text:style-name="T13"><text:s/></text:span><text:span text:style-name="T15">Montesquieu</text:span><text:span text:style-name="T13">, Vom Geist der Gesetze (1748), hrsg. v. Ernst Forthoff, 2. Aufl., 1992, II. Buch, Kap. 2 (S. 22).</text:span></text:p></text:note-body></text:note></text:span><text:span text:style-name="T2"> Insofern folgt die Anwendung des Losverfahrens zu einem wesentlichen Teil urdemokratischen „klassischen“ Gleichheitsvorstellungen.</text:span><text:span text:style-name="T2"><text:note text:id="ftn1403" text:note-class="footnote"><text:note-citation>636</text:note-citation><text:note-body><text:p text:style-name="P700"><text:span text:style-name="T13"><text:s/>Vgl. </text:span><text:span text:style-name="T15">Bernsmann</text:span><text:span text:style-name="T13"> „Entschuldigung“ durch Notstand, 1989, S. 336 ff. m.w.N.</text:span></text:p></text:note-body></text:note></text:span><text:span text:style-name="T2"> Nach </text:span><text:span text:style-name="T6">Thomas Hobbes</text:span><text:span text:style-name="T2"> (1588-1679) vierzehntem natürlichen Gebot soll alles, was weder geteilt noch gemeinschaftlich genutzt werden kann, durch das natürliche Los zugeteilt werden, wobei letzteres v.a. in der ersten Besitznahme besteht.</text:span><text:span text:style-name="T2"><text:note text:id="ftn1404" text:note-class="footnote"><text:note-citation>637</text:note-citation><text:note-body><text:p text:style-name="P700"><text:span text:style-name="T13"><text:s/>Vgl. </text:span><text:span text:style-name="T15">Hobbes</text:span><text:span text:style-name="T13">, Leviathan (1651), Übersetzung von J.P. Mayer, 1995, 15. Kap., S. 139.</text:span></text:p></text:note-body></text:note></text:span><text:span text:style-name="T2"> </text:span><text:span text:style-name="T6">Samuel von</text:span><text:span text:style-name="T2"> </text:span><text:span text:style-name="T6">Pufendorf</text:span><text:span text:style-name="T2"> (1632-1694) fordert in seinen Feststellungen „Über die Anerkennung der natürlichen Gleichheit der Menschen“, wenn im Übrigen kein Ausgleich geboten werden kann, die Losentscheidung: „Denn in Fällen dieser Art kann kein besserer Ausweg gefunden werden als das Los. Denn das Los lässt das Gefühl der Zurücksetzung nicht aufkommen und nimmt dem, dem es nicht günstig ist, nichts von seiner Würde“.</text:span><text:span text:style-name="T2"><text:note text:id="ftn1405" text:note-class="footnote"><text:note-citation>638</text:note-citation><text:note-body><text:p text:style-name="P700"><text:span text:style-name="T13"><text:s/>Vgl. </text:span><text:span text:style-name="T15">Pufendorf</text:span><text:span text:style-name="T13">, Über die Pflicht des Menschen und des Bürgers nach dem Gesetz der Natur (1673), hrsg. und übersetzt von Klaus Luig, 1994, S. 80 (1. Buch, Kap. 7, § 4).</text:span></text:p></text:note-body></text:note></text:span><text:span text:style-name="T2"> Er fordert denn auch, dass, wenn bei einem Schiffbruch mehr Personen auf ein Rettungsboot springen, als es tragen kann und keiner ein besonderes Recht auf das Boot hat, das Los bestimmen soll, wer aus dem Boot geworfen werden soll.</text:span><text:span text:style-name="T2"><text:note text:id="ftn1406" text:note-class="footnote"><text:note-citation>639</text:note-citation><text:note-body><text:p text:style-name="P700"><text:span text:style-name="T13"><text:s/>A.a.O. S. 69 (1. Buch, Kap. 5, § 20).</text:span></text:p></text:note-body></text:note></text:span><text:span text:style-name="T2"> Dementsprechend gibt es im Bereich der Verteilung knapper lebensrettender Ressourcen nach einem Schiffbruch (lifeboat-decisions) einen alten „seemännischen Brauch“: auszulosen, wer sich zu opfern und wer die Tötung vorzunehmen hat.</text:span><text:span text:style-name="T2"><text:note text:id="ftn1407" text:note-class="footnote"><text:note-citation>640</text:note-citation><text:note-body><text:p text:style-name="P700"><text:span text:style-name="T13"><text:s/>Vgl. zum jedenfalls für englische Seeleute geltenden „custom of the sea“: </text:span><text:span text:style-name="T15">Bernsmann</text:span><text:span text:style-name="T13">, „Entschuldigung“ durch Notstand, 1989, S. 24, 48; </text:span><text:span text:style-name="T15">W. Lübbe</text:span><text:span text:style-name="T13">, Lebensnotstand - Ende der Normativität, in: Buchheim/Schönberger/ Schweidler (Hrsg.), Die Normativität d. Wirklichen, Über die Grenze zw.Sollen und Sein, 2002, S. 312 ff. (332).</text:span></text:p></text:note-body></text:note></text:span><text:span text:style-name="T2"> So urteilte auch das amerikanische Bundesgericht im </text:span><text:span text:style-name="T6">Holmes-Fall</text:span><text:span text:style-name="T2"><text:note text:id="ftn1408" text:note-class="footnote"><text:note-citation>641</text:note-citation><text:note-body><text:p text:style-name="P700"><text:span text:style-name="T13"><text:s/>s. näher zum Holmes-Fall bereits unter § 7 C IV 2 c.</text:span></text:p></text:note-body></text:note></text:span><text:span text:style-name="T2">, dass die</text:span><text:alphabetical-index-mark text:string-value="Holmes-Fall"/><text:span text:style-name="T2"> Passagiere vor den Besatzungsmitgliedern hätten gerettet werden müssen, und dass die Opfer unter den Passagieren nach dem Los zu ermitteln gewesen wären:</text:span></text:p>
      <text:p text:style-name="P32"/>
      <text:p text:style-name="P263"><text:span text:style-name="T12">„</text:span><text:span text:style-name="T12">This mode (of selection) is resorted as the fairest mode, and in some sort, as an appeal to God, for selection of the victims. In no other than this or some like way are those having equal rights put upon an equal footing, and in no other way is it possible to guard against partiality and oppression“.</text:span><text:span text:style-name="T12"><text:note text:id="ftn1409" text:note-class="footnote"><text:note-citation>642</text:note-citation><text:note-body><text:p text:style-name="P700"><text:span text:style-name="T13"><text:s/>Zitiert nach </text:span><text:span text:style-name="T15">Andreae/Theurl</text:span><text:span text:style-name="T13">, Probleme der Zuteilung von Ressourcen in Ausnahmesituationen, Das Beispiel Gesundheitswesen, in: Ökonomische Grenzen der Medizin, 1990, S. 5 ff (6) m.w.N.</text:span></text:p></text:note-body></text:note></text:span></text:p>
      <text:p text:style-name="P68"/>
      <text:p text:style-name="P1"><text:span text:style-name="T2">Das </text:span><text:span text:style-name="T3">Bundesverwaltungsgericht</text:span><text:span text:style-name="T2"> hat in einem anderen Zusammenhang ebenfalls bereits geurteilt, dass da, wo es an rationalen Kriterien fehlt, den letzten Ausweg nur die Losentscheidung bringen kann. Für die Anwendung des (zeitlichen) Prioritätsprinzips führt es zutreffend ins Feld, dass es in allen Rechtsbereichen Anerkennung gefunden hat.</text:span><text:span text:style-name="T2"><text:note text:id="ftn1410" text:note-class="footnote"><text:note-citation>643</text:note-citation><text:note-body><text:p text:style-name="P700"><text:span text:style-name="T13"><text:s/>So ist etwa der Gedanke, dass jemand, der zuerst einen Vorteil erworben hat, diesen auch behalten darf (Vorteilserhaltungsgedanke), im Bürgerlichen Recht z.B. in § 958 BGB (derjenige der zuerst eine Sache in Eigenbesitz nimmt, darf es als Eigentum behalten), oder auch im Zwangsvollstreckungs- und Grundbuchrecht (Vorrang des Gläubigers, der zuerst eingetragen ist) enthalten. S. dazu ausführlich </text:span><text:span text:style-name="T15">Neuner</text:span><text:span text:style-name="T13">, Der Prioritätsgrundsatz im Privatrecht, AcP 203 (2003), S. 46 ff. (78), der den Prioritätsgrundsatz im Privatrecht zentral verankert sieht. Im Strafrecht richtet sich etwa die Lösung des sog. „Brett des Karneades-Falls“ nach dem Prinzip der Vorteilserlangung: Der Philosoph </text:span><text:span text:style-name="T15">Karneades</text:span><text:span text:style-name="T13">, der um 155 v. Chr. in Rom lehrte, bildete den Fall, nach dem sich infolge eines Schiffsunglückes die Situation ergab, dass zwei Schiffbrüchige nur eine rettende Schiffsplanke zur Verfügung hatten. In der Variante des Falls, in der einer der Schiffbrüchigen die rettende Planke zuerst erreicht, darf dieser seinen Vorteil gegenüber dem anderen Opfer verteidigen. Siehe dazu </text:span><text:span text:style-name="T15">Otto</text:span><text:span text:style-name="T13">, Pflichtenkollision und Rechtswidrigkeitsurteil, 3. Aufl., 1978, S. 83 f., interessant ist allerdings auch sein Hinweis, dass nach der Erörterung des Karneades-Falls bei </text:span><text:span text:style-name="T15">Cicero</text:span><text:span text:style-name="T13">, also nach Römischem Recht, welches das Quantifizierungsverbot nicht kannte, zw. denjenigen Leben, die dem Staat von gleicher Nützlichkeit waren, gelost werden sollte (S. 55 m.w.N.); </text:span><text:span text:style-name="T15">Küper</text:span><text:span text:style-name="T13">, Grund- und Grenzfragen der rechtfertigenden Pflichtenkollision, 1979, S. 64 ff.; ausführlich zum „Brett des Karneades-Falls“ auch </text:span><text:span text:style-name="T15">Hruschka</text:span><text:span text:style-name="T13">, „Rechtfertigungs- und Entschuldigungsgründe: Das Brett des Karneades bei Gentz und bei Kant, GA 1991, S. 1 ff. und </text:span><text:span text:style-name="T15">Koriath</text:span><text:span text:style-name="T13">, Das Brett des Karneades, JA 1998, S. 250 ff.</text:span></text:p></text:note-body></text:note></text:span><text:span text:style-name="T2"> Es gewährleistet ein besonders hohes Maß an Rechtssicherheit und Berechenbarkeit der Entscheidung. Das Prioritätsprinzip genügt dann „als Auswahlkriterium dem Gerechtigkeitsgedanken besser […] als denkbare andere rechtsstaatliche Lösungen“. Es bietet sich schon deswegen an, da eine Auswahl nach persönlichen oder sozialen Gesichtspunkten die Verwaltung bei einer Vielzahl von Bewerbern schlicht überfordert.</text:span><text:span text:style-name="T2"><text:note text:id="ftn1411" text:note-class="footnote"><text:note-citation>644</text:note-citation><text:note-body><text:p text:style-name="P700"><text:span text:style-name="T13"><text:s/>Vgl. BVerwGE 16, 190 (191) und 64, 238 (245) bzgl. der Vergabe von Taxikonzessionen.</text:span></text:p></text:note-body></text:note></text:span><text:span text:style-name="T2"> Auch das </text:span><text:span text:style-name="T3">Bundessozialgericht</text:span><text:span text:style-name="T2"> sieht das Prioritätsprinzip</text:span><text:alphabetical-index-mark text:string-value="Prioritätsprinzip"/><text:span text:style-name="T2"> in Form der Warteliste</text:span><text:alphabetical-index-mark text:string-value="Warteliste"/><text:span text:style-name="T2"> prinzipiell als geeignetes Auswahlkriterium an.</text:span><text:span text:style-name="T2"><text:note text:id="ftn1412" text:note-class="footnote"><text:note-citation>645</text:note-citation><text:note-body><text:p text:style-name="Footnote"><text:s/>Vgl. BSG, Urteil vom 23.02.2005, Az.: B 6 KA 81/03 R, bzgl. der Zulassung zur vertragsärztl. Versorgung.</text:p></text:note-body></text:note></text:span><text:span text:style-name="T2"> Das </text:span><text:span text:style-name="T3">Bundesverfassungsgericht</text:span><text:span text:style-name="T2"> äußerte im Hinblick auf die Studienplatzvergabe, dass die Nachteile von Auswahlentscheidungen nach dem Los, bei dem „Lebenschancen“ vom Zufall abhängen, zwar auf der Hand liegen, erkannte aber auch die Vorteile an („rasch und ohne viel Aufwand anwendbar“).</text:span><text:span text:style-name="T2"><text:note text:id="ftn1413" text:note-class="footnote"><text:note-citation>646</text:note-citation><text:note-body><text:p text:style-name="P700"><text:span text:style-name="T13"><text:s/>Vgl. BVerfGE 43, 291 (324).</text:span></text:p></text:note-body></text:note></text:span><text:span text:style-name="T2"> Im Rahmen dieser Rechtsprechung hat das Los</text:span><text:alphabetical-index-mark text:string-value="Losverfahren"/><text:span text:style-name="T2"> schließlich auch Verwendung innerhalb der Regelung des Verfahrens zur Vergabe von Studienplätzen gefunden (vgl. etwa § 32 IV 3 Hochschulrahmengesetz).</text:span><text:span text:style-name="T2"><text:note text:id="ftn1414" text:note-class="footnote"><text:note-citation>647</text:note-citation><text:note-body><text:p text:style-name="P700"><text:span text:style-name="T13"><text:s/>Vgl. dazu etwa </text:span><text:span text:style-name="T15">Scholz</text:span><text:span text:style-name="T13">, in: Maunz/Dürig (Hrsg.), Komm., GG, 1981, Art. 12 Rn. 463.</text:span></text:p></text:note-body></text:note></text:span><text:span text:style-name="T2"> </text:span><text:span text:style-name="T6">Raimund Wimmer</text:span><text:span text:style-name="T2"> bezeichnete die Losentscheidung in diesem Zusammenhang als „geordneten Zufall“.</text:span><text:span text:style-name="T2"><text:note text:id="ftn1415" text:note-class="footnote"><text:note-citation>648</text:note-citation><text:note-body><text:p text:style-name="P700"><text:span text:style-name="T13"><text:s/></text:span><text:span text:style-name="T15">Wimmer</text:span><text:span text:style-name="T13">, Zulassungsbeschränkungen für Studienanfänger an dt. Hochschulen?, DVBl 1967, S. 139 ff. (142).</text:span></text:p></text:note-body></text:note></text:span></text:p>
      <text:p text:style-name="P32"/>
      <text:p text:style-name="P1"><text:span text:style-name="T2">Auch für die Situation der Patientenauswahl beim Massenanfall Hilfebedürftiger kann in der Anwendung des Zufallsprinzip</text:span><text:alphabetical-index-mark text:string-value="Zufallsprinzip"/><text:span text:style-name="T2">s die Anerkennung der Gleichwertigkeit von elementaren Ansprüchen und damit eine wohlbegründete ethisch-moralische Wertentscheidung liegen.</text:span><text:span text:style-name="T2"><text:note text:id="ftn1416" text:note-class="footnote"><text:note-citation>649</text:note-citation><text:note-body><text:p text:style-name="P700"><text:span text:style-name="T13"><text:s/>I.d.S. auch </text:span><text:span text:style-name="T15">Lachmann/Meuter</text:span><text:span text:style-name="T13">, Medizinische Gerechtigkeit, 1997, S. 193; </text:span><text:span text:style-name="T15">Küfner</text:span><text:span text:style-name="T13">, Rechtsphilosoph. Aspekte moderner Medizintechniken, 1997, S. 102, 104, 119; </text:span><text:span text:style-name="T15">Schott</text:span><text:span text:style-name="T13">, Patientenauswahl und Organallokation, 2001, S. 178 f., 359. Dementsprechend hat z.B. im Jahre 2004 die Kleinstadt Bloomfield im US-Bundesstaat New Jersey während einer akuten Grippewelle die verfügbaren 300 Dosen des knappen Grippeschutzimpfstoffs unter den 8.000 älteren Einwohnern verlost, s. dazu etwa die Berichterstattung in: Leipziger Volkszeitung, v. 20.10.2004.</text:span></text:p></text:note-body></text:note></text:span><text:span text:style-name="T2"> Es kann durchaus ein Beweis zivilisatorischer wie psychologischer Reife sein, den Egalitarismus eines Zufallsprinzips zu verfolgen, statt sich durch fragwürdige Differenzierungskriterien Rationalität vorzutäuschen.</text:span><text:span text:style-name="T2"><text:note text:id="ftn1417" text:note-class="footnote"><text:note-citation>650</text:note-citation><text:note-body><text:p text:style-name="P700"><text:span text:style-name="T13"><text:s/>Vgl. </text:span><text:span text:style-name="T15">Kersting</text:span><text:span text:style-name="T13">, Egalitäre Grundversorgung und Rationierungsethik, in: Gutmann/Schmidt, V.H. (Hrsg.), Rationierung und Allokation im Gesundheitswesen, 2002, S. 41 ff. (81).</text:span></text:p></text:note-body></text:note></text:span><text:span text:style-name="T2"> Die am Zufallsprinzip orientierten Verfahren haben für Patienten, die im Hinblick auf die medizinische Behandlung einen absolut gleichrangigen Anspruch auf das zu verteilende Gut erheben können, das Argument der „Statusblindheit“</text:span><text:span text:style-name="T2"><text:note text:id="ftn1418" text:note-class="footnote"><text:note-citation>651</text:note-citation><text:note-body><text:p text:style-name="P700"><text:span text:style-name="T13"><text:s/>Dementsprechend erhält „Justitia“ die Augen verbunden. „Ohne Ansehung der Person“ soll sie entscheiden.</text:span></text:p></text:note-body></text:note></text:span><text:span text:style-name="T2"> für sich. Sie erhalten die Garantie der exakten sowie unparteiischen Gewährung der Zugangs- und Chancengleichheit als Surrogat für die unmögliche Zuteilung eines real gleichen Anteils an der knappen Ressource.</text:span><text:span text:style-name="T2"><text:note text:id="ftn1419" text:note-class="footnote"><text:note-citation>652</text:note-citation><text:note-body><text:p text:style-name="P700"><text:span text:style-name="T13"><text:s/>Vgl. </text:span><text:span text:style-name="T15">Depenheuer</text:span><text:span text:style-name="T13">, Zufall als Rechtsprinzip?, JZ 1993, S. 171 ff. (176); </text:span><text:span text:style-name="T15">Ulsenheimer</text:span><text:span text:style-name="T13">, Qualitätssicherung und Riskmanagement, MedR 1995, S. 438 ff. (441); </text:span><text:span text:style-name="T15">Gutmann/Land</text:span><text:span text:style-name="T13">, Ethische und rechtliche Fragen der Organverteilung, in: Schmidt, U./Albert (Hrsg.), Praxis d. Nierentransplantation (IV), 1997, S. 92 ff. (110); </text:span><text:span text:style-name="T15">Lachmann/ Meuter</text:span><text:span text:style-name="T13">, Medizinische Gerechtigkeit, 1997, S. 193, 198 f.; </text:span><text:span text:style-name="T15">Taupitz</text:span><text:span text:style-name="T13">, Gesundheitsversorgung bei Ressourcenknappheit, in: Nagel/Fuchs (Hrsg.), Rationalisierung und Rationierung, 1998, S. 86 ff. (100).</text:span></text:p></text:note-body></text:note></text:span><text:span text:style-name="T2"> Das Zufallsprinzip betont die Autonomie und Würde eines jeden Menschen. Es bietet jedem ein gleiches Recht auf eine medizinische Behandlung aus dem einzigen Grunde, weil er Mensch, weil er Rechtsperson an sich ist, und nicht weil er bestimmte Eigenschaften hat. Die Autonomie des Menschen wird gewahrt, weil er nicht gezwungen ist, einen bestimmten Lebensstil zu wählen, damit er im Bedarfsfall eine lebenserhaltende Behandlung benötigt. Es schützt auch die Arzt-Patient-Beziehung vor dem Verlust des immanent wichtigen Vertrauensverhältnisses, da der Patient nicht befürchten muss, dass sein Arzt ihn nur entsprechend den vorherrschenden sozialen Vorstellungen oder seiner eigenen Werteordnungen behandelt.</text:span><text:span text:style-name="T2"><text:note text:id="ftn1420" text:note-class="footnote"><text:note-citation>653</text:note-citation><text:note-body><text:p text:style-name="P700"><text:span text:style-name="T13"><text:s/>Vgl. </text:span><text:span text:style-name="T15">Giesen</text:span><text:span text:style-name="T13">, Ethische und rechtliche Probleme am Ende des Lebens, JZ 1990 S. 929 ff. (942); nachdrücklich </text:span><text:span text:style-name="T15">Laufs</text:span><text:span text:style-name="T13">, Standards, Kostendruck und Haftpflichtrecht, in: Nagel/Fuchs (Hrsg.), Soziale Gerechtigkeit im Gesundheitswesen, 1993, S. 290 ff. (297).</text:span></text:p></text:note-body></text:note></text:span><text:span text:style-name="T2"> Die Zurückweisung aufgrund des Zufallsprinzips ist für einen Patienten psychologisch eher verkraftbar als die Zurückweisung aufgrund anderer Kriterien, da er gelernt hat, dass der Zufall ein unvermeidbarer allgegenwärtiger Bestandteil des Lebens ist.</text:span><text:span text:style-name="T2"><text:note text:id="ftn1421" text:note-class="footnote"><text:note-citation>654</text:note-citation><text:note-body><text:p text:style-name="P700"><text:span text:style-name="T13"><text:s/>Vgl. </text:span><text:span text:style-name="T15">Giesen</text:span><text:span text:style-name="T13">, Ethische und rechtliche Probleme am Ende des Lebens, JZ 1990, S. 929 ff. (942) m.w.N.; ebenso </text:span><text:span text:style-name="T15">Schoor</text:span><text:span text:style-name="T13">, Lebensschutz an der Schwelle des Todes, 2002, S. 114 f.</text:span></text:p></text:note-body></text:note></text:span><text:span text:style-name="T2"> Zufallsentscheidungen minimieren sowohl für den betroffenen Patienten, als auch für die entscheidende Person die moralische und emotionale Belastung, da die Entscheidung in ihrem konkreten Ergebnis nicht einer komplexen Abwägung des Gewichts von Gründen einer Person zugeschrieben und von dieser verantwortet werden muss.</text:span><text:span text:style-name="T2"><text:note text:id="ftn1422" text:note-class="footnote"><text:note-citation>655</text:note-citation><text:note-body><text:p text:style-name="P700"><text:span text:style-name="T13"><text:s/>Vgl. </text:span><text:span text:style-name="T15">Lachmann/Meuter</text:span><text:span text:style-name="T13">, Medizinische Gerechtigkeit, 1997, S. 194.</text:span></text:p></text:note-body></text:note></text:span></text:p>
      <text:p text:style-name="P32"/>
      <text:p text:style-name="P1"><text:span text:style-name="T2">Rechtlich wird die reine Anwendung das Zufallsprinzips bei der Patientenauswahl allerdings nicht dem zwingenden Kriterium der Dringlichkeit und dem Optimierungsprinzip i.S.d. Maximierung der Überlebenden gerecht. Soweit diese materiellen Kriterien jedoch vorrangig berücksichtigt werden, ist das Zufallsprinzip als subsidiäres bzw. sekundäres Auswahlkriterium zulässig und sogar zwingend.</text:span><text:span text:style-name="T2"><text:note text:id="ftn1423" text:note-class="footnote"><text:note-citation>656</text:note-citation><text:note-body><text:p text:style-name="P700"><text:span text:style-name="T13"><text:s/>Vgl. </text:span><text:span text:style-name="T15">Junghanns</text:span><text:span text:style-name="T13">, Verteilungsgerechtigkeit in d. Transplantationsmedizin, 2001, S. 74, 154; </text:span><text:span text:style-name="T15">Schott</text:span><text:span text:style-name="T13">, Patientenauswahl und Organallokation, 2001, S. 179, 312, 358 f. Für die primäre Anwendung des Dringlichkeitskriterium und sekundäre Berücksichtigung d. Prioritätsgrundsatzes auch: </text:span><text:span text:style-name="T15">Dönicke</text:span><text:span text:style-name="T13">, Strafrechtl. Aspekte d. Katastrophenmedizin, 1987, S. 124, 130; </text:span><text:span text:style-name="T15">Schreiber</text:span><text:span text:style-name="T13">, Rechtl. Kriterien der Verteilungsgerechtigkeit, in: Nagel/Fuchs (Hrsg.), Soziale Gerechtigkeit im Gesundheitswesen, 1993, S. 302 ff. (309); </text:span><text:span text:style-name="T15">Uhlenbruck</text:span><text:span text:style-name="T13">, Rechtliche Grenzen einer Rationierung, MedR 1995, S. 427 ff. (433 f.); </text:span><text:span text:style-name="T15">Herb</text:span><text:span text:style-name="T13">, Verteilungsgerechtigkeit in d. Medizin, 2002, S. 241 f.</text:span></text:p></text:note-body></text:note></text:span><text:span text:style-name="T2"> Nur das Zufallsprinzip respektiert dann noch den Anspruch des Menschen auf Gleichbehandlung.</text:span></text:p>
      <text:p text:style-name="P32"/>
      <text:p text:style-name="P1"><text:span text:style-name="T2">Allerdings erscheint es bei der Patientenauswahl in der Situation eines Massenanfalls Hilfebedürftiger angemessener das Prioritätsprinzip</text:span><text:alphabetical-index-mark text:string-value="Prioritätsprinzip"/><text:span text:style-name="T2"> statt des Losprinzips anzuwenden.</text:span><text:span text:style-name="T2"><text:note text:id="ftn1424" text:note-class="footnote"><text:note-citation>657</text:note-citation><text:note-body><text:p text:style-name="P707"><text:span text:style-name="T13"><text:s/>Ebenso i.E.: </text:span><text:span text:style-name="T15">Giesen</text:span><text:span text:style-name="T13">, Ethische und rechtliche Probleme am Ende des Lebens, JZ 1990, S. 929 ff. (942); </text:span><text:span text:style-name="T15">Laufs</text:span><text:span text:style-name="T13">, Standards, Kostendruck und Haftpflichtrecht, in: Nagel/Fuchs (Hrsg.), Soziale Gerechtigkeit im Gesundheitswesen, 1993, S. 290 ff. (297); </text:span><text:span text:style-name="T15">Fuchs</text:span><text:span text:style-name="T13">, Kostendämpfung und ärztlicher Standard, MedR 1993, S. 323 ff. (326); </text:span><text:span text:style-name="T15">Lachmann/Meuter</text:span><text:span text:style-name="T13">, Medizinische Gerechtigkeit, 1997, S. 198 f., 204; </text:span><text:span text:style-name="T15">Ebsen</text:span><text:span text:style-name="T13">, Ressourcenknappheit im Gesundheitswesen, in: ArGe Rechtsanwälte im Medizinrecht (Hrsg.), Die Budgetierung im Gesundheitswesen, 1997, S. 109 ff. (126); </text:span><text:span text:style-name="T15">Taupitz</text:span><text:span text:style-name="T13">, Ressourcenknappheit in der Medizin, in: Wolter/Riedel/Taupitz (Hrsg.), Einwirkungen der Grundrechte auf das Zivilrecht, Öffentliches Recht und Strafrecht, 1999, S. 113 ff. (127); </text:span><text:span text:style-name="T15">Voß</text:span><text:span text:style-name="T13">, Kostendruck und Ressourcenknappheit im Arzthaftungsrecht, 1999, S. 183;</text:span><text:span text:style-name="T15"> Conradi</text:span><text:span text:style-name="T13">, Verknappung medizinischer Ressourcen und Arzthaftung, 2000, S. 161; </text:span><text:span text:style-name="T15">Seelmann</text:span><text:span text:style-name="T13">, Rechtsphilosophie, 2. Aufl., 2001, S. 116; a.A. </text:span><text:span text:style-name="T15">Schott</text:span><text:span text:style-name="T13">, Patientenauswahl und Organallokation, 2001, S. 382 f., der statt über das Prioritätsprinzips, die Zuteilung per Los regeln will, da keine noch so große Differenz der individuellen Wartezeiten ausreiche, um einen Entscheid über die definitive Verweigerung der letzten Chance für die Rettung des Lebens zu rechtfertigen; ebenf. für die Anwendung des Losprinzips </text:span><text:span text:style-name="T15">Sellmaier/Vossenkuhl</text:span><text:span text:style-name="T13">, Moralische Ansprüche von Patienten, in: Oduncu/Schroth-/Vossenkuhl (Hrsg.), Transplantation, Organgewinnung und -allokation, 2003, S. 131 ff. (141 f.).</text:span></text:p></text:note-body></text:note></text:span><text:span text:style-name="T2"> Dafür sprechen folgende Erwägungen:</text:span></text:p>
      <text:p text:style-name="P32"/>
      <text:p text:style-name="P1"><text:span text:style-name="T2">Bereits </text:span><text:span text:style-name="T6">Winfried</text:span><text:span text:style-name="T2"> </text:span><text:span text:style-name="T6">Berg</text:span><text:span text:style-name="T2"> vertrat die Ansicht, dass bei Gütern, auf die ein subjektiv-öffentlicher Rechtsanspruch besteht (hier gemäß Art. 1 Abs. 1 Satz 2, 2 Abs. 2 Satz 1 i.V.m. Art. 20 Abs. 1 GG bzw. nach Art. 3 Abs. 1 GG) zeitliche Priorität im Sinne einer Wartezeit dann im Kollisionsfall entscheiden darf, wenn sich gerade hierin – wie bei einem Besitzstand – ein besonderes Wertverhältnis ausdrückt.</text:span><text:span text:style-name="T2"><text:note text:id="ftn1425" text:note-class="footnote"><text:note-citation>658</text:note-citation><text:note-body><text:p text:style-name="P700"><text:span text:style-name="T13"><text:s/>Vgl. </text:span><text:span text:style-name="T15">Berg</text:span><text:span text:style-name="T13">, Die Verwaltung des Mangels, Staat 1976, S. 1 ff. (24 f.).</text:span></text:p></text:note-body></text:note></text:span><text:span text:style-name="T2"> In ähnlicher Form spricht sich später </text:span><text:span text:style-name="T6">Andreas Voßkuhle</text:span><text:span text:style-name="T2"> für die Anwendung des Prioritätsprinzips aus, wenn aus einer zeitlichen Abfolge Rückschlüsse auf sachliche Kriterien möglich sind oder aufgrund der prinzipiell gleichen Eignung der Bewerber eine Auswahl nach inhaltlichen Kriterien ausscheidet.</text:span><text:span text:style-name="T2"><text:note text:id="ftn1426" text:note-class="footnote"><text:note-citation>659</text:note-citation><text:note-body><text:p text:style-name="P700"><text:span text:style-name="T13"><text:s/>Vgl. </text:span><text:span text:style-name="T15">Voßkuhle</text:span><text:span text:style-name="T13">, „Wer zuerst kommt, mahlt zuerst!“, Verwaltung 1999, S. 21 ff. (37 f.); ebenso </text:span><text:span text:style-name="T15">Oelert</text:span><text:span text:style-name="T13">, Allokation von Organen, 2002, S. 58.</text:span></text:p></text:note-body></text:note></text:span></text:p>
      <text:p text:style-name="P32"/>
      <text:p text:style-name="P1"><text:span text:style-name="T2">Bei der Patientenauswahl im Rahmen eines Massenanfalls Hilfebedürftiger entscheidet der Zufall der zeitlichen Priorität nicht isoliert. Denn der mit der Aufnahme des Patienten in eine Warte- bzw. Triage</text:span><text:alphabetical-index-mark text:string-value="- Liste" text:key1="Triage"/><text:span text:style-name="T2">liste verbundene Vorteilserhaltungs- und Vertrauensschutzgedanke</text:span><text:alphabetical-index-mark text:string-value="Vertrauensschutzgedanke"/><text:span text:style-name="T2"> darf insoweit nicht unberücksichtigt bleiben.</text:span><text:span text:style-name="T2"><text:note text:id="ftn1427" text:note-class="footnote"><text:note-citation>660</text:note-citation><text:note-body><text:p text:style-name="P700"><text:span text:style-name="T13"><text:s/>Ebenso </text:span><text:span text:style-name="T15">Dönicke</text:span><text:span text:style-name="T13">, Strafrechtliche Aspekte der Katastrophenmedizin, 1987, S. 130, 149; ähnl. </text:span><text:span text:style-name="T15">Conradi</text:span><text:span text:style-name="T13">, Verknappung medizinischer Ressourcen und Arzthaftung, 2000, S. 161; </text:span><text:span text:style-name="T15">Scheid</text:span><text:span text:style-name="T13">, Grund- und Grenzfragen der Pflichtenkollision, 2000, S. 70 f.</text:span></text:p></text:note-body></text:note></text:span><text:span text:style-name="T2"> Mit der Triage, also der Diagnose der Verletzungen/Erkrankungen, der Bestimmung des weiteren Vorgehens hinsichtlich der medizinischen Behandlung sowie der damit verknüpften Aufnahme in die Triage- bzw. Warteliste</text:span><text:alphabetical-index-mark text:string-value="Warteliste"/><text:span text:style-name="T2"> erlangt der Patient einen Vorteil, der ihm nicht mehr wegen eines gleichwertig Verletzten genommen werden darf. Sein Behandlungsanspruch hat sich dann so weit konkretisiert, dass er nur noch für eine höherwertige Pflicht vernachlässigt werden darf. Dem Patienten wird quasi die „rettende Hand“ gereicht, die nur noch unter erschwerten Bedingungen zurückgezogen werden darf.</text:span><text:span text:style-name="T2"><text:note text:id="ftn1428" text:note-class="footnote"><text:note-citation>661</text:note-citation><text:note-body><text:p text:style-name="P700"><text:span text:style-name="T13"><text:s/>Ähnl. </text:span><text:span text:style-name="T15">Lachmann/Meuter</text:span><text:span text:style-name="T13">, Bedeutung von Wartelisten in Vergleich zu anderen Zuteilungskriterien, in: Nagel/Fuchs (Hrsg.), Leitlinien und Standards im Gesundheitswesen, 1997, S. 194 ff. (196); </text:span><text:span text:style-name="T15">dies.</text:span><text:span text:style-name="T13">, Medizinische Gerechtigkeit, 1997, S. 200 f, wonach der Wartende eine Vorleistung erbringe, weshalb er einen berechtigten Anspruch habe, „vor anderen Patienten, die erst seit kürzerer Zeit warten, ‚an die Reihe zu kommen’“); </text:span><text:span text:style-name="T15">Scheid</text:span><text:span text:style-name="T13">, Grund- und Grenzfragen der Pflichtenkollision, 2000, S. 71.</text:span></text:p></text:note-body></text:note></text:span><text:span text:style-name="T2"> Das entstehende „materialisierte Vertrauen“</text:span><text:span text:style-name="T2"><text:note text:id="ftn1429" text:note-class="footnote"><text:note-citation>662</text:note-citation><text:note-body><text:p text:style-name="P700"><text:span text:style-name="T13"><text:s/>So die Begrifflichkeit von </text:span><text:span text:style-name="T15">Künschner</text:span><text:span text:style-name="T13">, Wirtschaftlicher Behandlungsverzicht und Patientenauswahl als Rechtsproblem, ZaeF 1993, S. 559 ff. (563).</text:span></text:p></text:note-body></text:note></text:span><text:span text:style-name="T2">, welches die Hoffnung auf eine Fortsetzung der Behandlung in der aufgenommen Reihenfolge innerhalb einer Triagegruppe begründet, ist zwar nicht so hoch einzuschätzen, wie es etwa aufgrund einer bereits begonnenen länger andauernden Behandlung wäre (z.B. bei einer apparativen Dauerbeatmung). Dort entsteht ein wesentlich stärkeres Obhuts- und damit Vertrauensverhältnis zwischen Arzt und Patienten.</text:span><text:span text:style-name="T2"><text:note text:id="ftn1430" text:note-class="footnote"><text:note-citation>663</text:note-citation><text:note-body><text:p text:style-name="P700"><text:span text:style-name="T13"><text:s/>Vgl. </text:span><text:span text:style-name="T15">Bockelmann</text:span><text:span text:style-name="T13">, StrafR des Arztes, 1968, S. 126;</text:span><text:span text:style-name="T15"> Eser</text:span><text:span text:style-name="T13">, Lebenserhaltungspflicht und Behandlungsabbruch, in: Auer/Menzel/Eser (Hrsg.), Zwischen Heilauftrag und Sterbehilfe, 1977, S. 75 ff. (99, 134); </text:span><text:span text:style-name="T15">Otto</text:span><text:span text:style-name="T13">, Pflichtenkollision und Rechtswidrigkeitsurteil, 3. Aufl., 1978, S. 121 („Vertrauenstatbestand im sozialen Raum“); </text:span><text:span text:style-name="T15">Voß</text:span><text:span text:style-name="T13">, Kostendruck und Ressourcenknappheit im Arzthaftungsrecht, 1999, S. 183; </text:span><text:span text:style-name="T15">Vosteen</text:span><text:span text:style-name="T13">, Rationierung im Gesundheitswesen und Patientenschutz, 2001, S. 149; </text:span><text:span text:style-name="T15">Herb</text:span><text:span text:style-name="T13">, Verteilungsgerechtigkeit in der Medizin, 2002, S. 243.</text:span></text:p></text:note-body></text:note></text:span><text:span text:style-name="T2"> Allerdings nimmt auch bei einer Triage- bzw. Warteliste mit zunehmenden Dauer der Wartezeit der Grad des berechtigten Vertrauens auf die erhoffte Fortsetzung der Behandlung zu, sodass es immer beachtlicherer Gründe bedarf, einem erst in jüngerer Zeit hinzugekommenen Patienten den Vorzug zu geben.</text:span><text:span text:style-name="T2"><text:note text:id="ftn1431" text:note-class="footnote"><text:note-citation>664</text:note-citation><text:note-body><text:p text:style-name="P700"><text:span text:style-name="T13"><text:s/>Vgl. </text:span><text:span text:style-name="T15">Künschner</text:span><text:span text:style-name="T13">, Wirtschaftlicher Behandlungsverzicht und Patientenauswahl, 1992, S. 377; </text:span><text:span text:style-name="T15">Voß</text:span><text:span text:style-name="T13">, Kostendruck und Ressourcenknappheit im Arzthaftungsrecht, 1999, S. 183 f.</text:span></text:p></text:note-body></text:note></text:span><text:span text:style-name="T2"> Das nötige Vertrauen in die Integrität von Ärzten und Hilfspersonal nimmt schweren Schaden, wenn ein Patient ständig befürchten muss, zugunsten eines später hinzugekommenen Patienten aufgegeben zu werden.</text:span><text:span text:style-name="T2"><text:note text:id="ftn1432" text:note-class="footnote"><text:note-citation>665</text:note-citation><text:note-body><text:p text:style-name="P700"><text:span text:style-name="T13"><text:s/>Vgl. </text:span><text:span text:style-name="T15">Künschner</text:span><text:span text:style-name="T13">, Wirtschaftlicher Behandlungsverzicht und Patientenauswahl, 1992, S. 346; </text:span><text:span text:style-name="T15">Scheid</text:span><text:span text:style-name="T13">, Grund- und Grenzfragen der Pflichtenkollision, 2000, S. 70.</text:span></text:p></text:note-body></text:note></text:span><text:span text:style-name="T2"> Das Kriterium der zeitlichen Priorität ist in seiner Verknüpfung mit der Wartezeit bzw. seiner Ausprägung auf einer Triageliste dann tatsächlich nicht mit einer reinen Zufallsverteilung, wie sie etwa in Form eines Losverfahrens erfolgt, gleichzusetzen.</text:span><text:span text:style-name="T2"><text:note text:id="ftn1433" text:note-class="footnote"><text:note-citation>666</text:note-citation><text:note-body><text:p text:style-name="P700"><text:span text:style-name="T13"><text:s/>Vgl. </text:span><text:span text:style-name="T15">Wiesing</text:span><text:span text:style-name="T13">, Anmerkungen zur Frage, welche Rolle medizinische Kriterien und ethische Prinzipien bei der Zuteilung begrenzt verfügbarer Organe spielen, in: Toellner (Hrsg.), Organstransplantation, Beiträge zu ethischen und juristischen Fragen, 1991, S. 109 ff. (110); </text:span><text:span text:style-name="T15">Gutmann/Land</text:span><text:span text:style-name="T13">, Ethische und rechtliche Fragen der Organverteilung, in: Schmidt, U./Albert (Hrsg.), Praxis der Nierentransplantation (IV), 1997, S. 92 ff. (102); </text:span><text:span text:style-name="T15">Lachmann/Meuter</text:span><text:span text:style-name="T13">, Bedeutung von Wartelisten, in: Nagel/Fuchs (Hrsg.), Leitlinien und Standards im Gesundheitswesen, 1997, S. 194 ff. (198);</text:span><text:span text:style-name="T15"> Schott</text:span><text:span text:style-name="T13">, Patientenauswahl und Organallokation, 2001, S. 180 m.w.N.</text:span></text:p></text:note-body></text:note></text:span><text:span text:style-name="T2"> Nicht mit dem „Vertrauensschutzgedanken“</text:span><text:span text:style-name="T2"><text:note text:id="ftn1434" text:note-class="footnote"><text:note-citation>667</text:note-citation><text:note-body><text:p text:style-name="P700"><text:span text:style-name="T13"><text:s/>Die in der gesamten Rechtsordnung stattfindende Berücksichtigung des „Vertrauensschutzgedanke“ drückt sich z.B. auch in den §§ 48-49a des Verwaltungsverfahrensgesetzes aus. Danach ist bei der Aufhebung eines begünstigenden Verwaltungsaktes (VA) auch das Vertrauen des Bürgers auf den Bestand des VA geschützt.</text:span></text:p></text:note-body></text:note></text:span><text:span text:style-name="T2"> verwechselt werden darf allerdings der ebenfalls mit der zunehmend ablaufenden Wartezeit verbindbare „Verdienstgedanke“. Derartige Gesichtspunkte des „sozialen Wertes“ eines Patienten sind in der Situation des Massenanfalls Hilfebedürftiger nicht mit dem Prinzip der Lebenswertindifferenz vereinbar.</text:span><text:span text:style-name="T2"><text:note text:id="ftn1435" text:note-class="footnote"><text:note-citation>668</text:note-citation><text:note-body><text:p text:style-name="P707"><text:span text:style-name="T13"><text:s/>s. dazu bereits unter § 7 C IV 10.</text:span></text:p></text:note-body></text:note></text:span></text:p>
      <text:p text:style-name="P32"/>
      <text:p text:style-name="P1"><text:span text:style-name="T2">Denjenigen, denen der mit dem zeitlichen Prioritätsgrundsatz und mit der Durchführung der Triage verbundene Vorteilserhaltungs- bzw. Vertrauensschutzgedanke für die Bevorzugung von Patienten im Hinblick auf die existenziellen Güter aufgrund der zu minimalen Zeitdifferenzen möglicherweise als nicht hinreichend begründet erscheint, ist zunächst entgegenzuhalten, dass es gerade der Sinn eines Zufallsprinzips sein kann, unter bestimmten Bedingungen „irrationale“ faktische minimale Differenzen zum maßgeblichen Gesichtspunkt von Auswahlentscheidungen zu machen. Des Weiteren ist zu berücksichtigen, dass die Regel „Wer zuerst kommt, mahlt zuerst“ im allgemeinen Gerechtigkeitsempfinden, gerade auch im Alltag der Medizin, tief verankert ist: so z.B. wenn man bei einem Arztbesuch im Wartezimmer Platz nehmen oder auf einen Behandlungstermin beim Spezialisten warten muss. Auch dort können minimalste Zeitdifferenzen ausschlaggebend sein. Der Gesetzgeber hat sich in seiner Begründung zum Transplantationsgesetz einer sekundären Anwendung des Wartezeitkriteriums ebenfalls nicht verschlossen.</text:span><text:span text:style-name="T2"><text:note text:id="ftn1436" text:note-class="footnote"><text:note-citation>669</text:note-citation><text:note-body><text:p text:style-name="P700"><text:span text:style-name="T13"><text:s/>Vgl. BT-Drs. 13/4355, S. 26.</text:span></text:p></text:note-body></text:note></text:span><text:span text:style-name="T2"> Demgegenüber wird das anstatt des Prioritätsprinzips alternativ zu Verfügung stehende Losverfahren</text:span><text:alphabetical-index-mark text:string-value="Losverfahren"/><text:span text:style-name="T2"> trotz seiner urdemokratischen Tradition schnell mit dem Lotterieprinzip gleichgesetzt und infolgedessen, jedenfalls bei der Verteilung von existenziellen Gütern, weit verbreitet als unangemessen angesehen.</text:span><text:span text:style-name="T2"><text:note text:id="ftn1437" text:note-class="footnote"><text:note-citation>670</text:note-citation><text:note-body><text:p text:style-name="P700"><text:span text:style-name="T13"><text:s/>Vgl. etwa </text:span><text:span text:style-name="T15">Franzki</text:span><text:span text:style-name="T13">, Verteilungsgerechtigkeit aus juristischer Sicht - Diskussion, in: Nagel/Fuchs (Hrsg.), Soziale Gerechtigkeit im Gesundheitswesen, 1993, S. 313; </text:span><text:span text:style-name="T15">Lachmann/Meuter</text:span><text:span text:style-name="T13">, Bedeutung von Wartelisten, in: Nagel/Fuchs (Hrsg.), Leitlinien und Standards im Gesundheitswesen, 1997, S. 194 ff. (198); siehe auch </text:span><text:span text:style-name="T15">Ach/Anderheiden/Quante</text:span><text:span text:style-name="T13">, Ethik der Organtransplantation, 2000, S. 182 f., die hinter dem regelmäßiger Vorzug der Warteliste vor einer Lotterielösung</text:span><text:span text:style-name="T15"> </text:span><text:span text:style-name="T13">psychologische Gründe vermuten. Während die „künstliche Lotterie“, etwa in Form eines Losverfahrens, zu der Vorstellung verleite, hier werde in rechtfertigungspflichtiger Weise ins „Schicksal“ manipulativ, und das heißt aktiv eingegriffen, werde die „natürliche Lotterie“, die dem Wartelistenverfahren zugrunde liege, eher mit einem passiven Geschehenlassen assoziiert. Eine intrinsische moralische Relevanz besitze die Unterscheidung zwischen „künstlicher“ und natürlicher“ Lotterie nach ihrer Auffassung jedoch nicht. </text:span><text:span text:style-name="T15">Oelert</text:span><text:span text:style-name="T13">, Allokation von Organen, 2002, hält die Nichtanwendbarkeit des Losverfahren bei existentiellen Gütern sogar für unstreitig (S. 53).</text:span></text:p></text:note-body></text:note></text:span></text:p>
      <text:p text:style-name="P32"/>
      <text:p text:style-name="P1"><text:span text:style-name="T2">Schließlich erscheint das Prioritätsprinzip gegenüber dem Losprinzip bei einem Massenanfall Hilfebedürftiger praktikabler. Es ist für jedermann einfach, schnell, klar und transparent umsetzbar.</text:span><text:span text:style-name="T2"><text:note text:id="ftn1438" text:note-class="footnote"><text:note-citation>671</text:note-citation><text:note-body><text:p text:style-name="P700"><text:span text:style-name="T13"><text:s/>Vgl. </text:span><text:span text:style-name="T15">Lachmann/Meuter</text:span><text:span text:style-name="T13">, Bedeutung von Wartelisten, in: Nagel/Fuchs (Hrsg.), Leitlinien und Standards im Gesundheitswesen, 1997, S. 194 ff. (197).</text:span></text:p></text:note-body></text:note></text:span><text:span text:style-name="T2"> Die Triage- bzw. Warteliste</text:span><text:alphabetical-index-mark text:string-value="- Liste" text:key1="Triage"/><text:span text:style-name="T2"> füllt sich entsprechend der Reihenfolge des Antreffens der Patienten und leert sich durch die zeitabhängige Entwertung der zugeteilten Ressourcen im Fall extremer Knappheit durch den Tod von Wartenden.</text:span><text:span text:style-name="T2"><text:note text:id="ftn1439" text:note-class="footnote"><text:note-citation>672</text:note-citation><text:note-body><text:p text:style-name="P700"><text:span text:style-name="T13"><text:s/>Vgl. </text:span><text:span text:style-name="T15">Gäfgen</text:span><text:span text:style-name="T13">, Die ethische Problematik von Allokationsentscheidungen, in: Enderle (Hrsg.), Ethik und Wirtschaftswissenschaften, 1985, S. 249 ff. (270).</text:span></text:p></text:note-body></text:note></text:span><text:span text:style-name="T2"> Demgegenüber muss bei der Anwendung des Losverfahrens zunächst immer erst eine bestimmte Anzahl an Patienten abgewartet werden, bevor ein „Gewinnerlos“ aus dem „Patientenpool“ gezogen werden kann. Dadurch würde letztlich wieder notwendige Zeit für die Rettung von Patienten verloren gehen. Außerdem ist dann noch zu klären, ob die nicht aus dem „Patientenpool“ gezogenen „Verlierer“ bei einem erneuten Losverfahren erneut teilnehmen dürfen bzw. wie mit Patienten zu verfahren ist, die sich der Teilnahme am Losverfahren verweigern.</text:span><text:span text:style-name="T2"><text:note text:id="ftn1440" text:note-class="footnote"><text:note-citation>673</text:note-citation><text:note-body><text:p text:style-name="P700"><text:span text:style-name="T13"><text:s/>Vgl. zu den vielfältigen Möglichkeiten der Umsetzung eines Losentscheidungsverfahrens und der damit verbundenen Probleme siehe auch</text:span><text:span text:style-name="T15"> Lachmann/Meuter</text:span><text:span text:style-name="T13">, Medizinische Gerechtigkeit, 1997, S. 197 ff.</text:span></text:p></text:note-body></text:note></text:span><text:span text:style-name="T2"> Die praktische Umsetzung des Prioritätsprinzips kann im Rahmen der Triage- bzw. Warteliste etwa derart erfolgen, dass jeder Patient neben der Einordnung in die Triagegruppen I-IV eine laufende Nummer vom triagierenden Arzt erhält. Im Ablauf der kontinuierlichen, kontrollierenden Triagegänge ordnen sich dann die umgestuften Patienten mit ihren laufenden Nummern in die jeweilige Position der anderen Triagegruppe ein. Mithin kann und darf die Triageliste nie eine „starre“ Triageliste, sondern muss i.d.S. immer eine „variable“ Triageliste sein.</text:span></text:p>
      <text:p text:style-name="P32"/>
      <text:h text:style-name="Heading_20_4" text:outline-level="4">Chancengleichheit</text:h>
      <text:p text:style-name="P1"><text:span text:style-name="T2">Eine notwendige Beschränkung</text:span><text:alphabetical-index-mark text:string-value="Chancengleichheit"/><text:span text:style-name="T2"> des Kriteriums der Maximierung der Überlebendenzahl könnte aus dem im Sozialstaatsprinzip (Art. 20 Abs. 1 Satz 1 GG) verankerten Prinzip der sog. Chancen- oder Startgleichheit folgen.</text:span><text:span text:style-name="T2"><text:note text:id="ftn1441" text:note-class="footnote"><text:note-citation>674</text:note-citation><text:note-body><text:p text:style-name="Footnote"><text:s/>s. dazu auch schon unter § 7 B III 3.</text:p></text:note-body></text:note></text:span><text:span text:style-name="T2"> Aus der NC-Rechtsprechung des Bundesverfassungsgerichts zur Verteilung von „Lebenschancen“: „sich in steter Orientierung am Gerechtigkeitsgedanken um eine, auch für die Benachteiligten zumutbare Auswahl zu bemühen […] insbesondere muss die Regelung jedem zulassungsberechtigten Bewerber eine Chance belassen“</text:span><text:span text:style-name="T2"><text:note text:id="ftn1442" text:note-class="footnote"><text:note-citation>675</text:note-citation><text:note-body><text:p text:style-name="P700"><text:span text:style-name="T13"><text:s/>Vgl. BVerfGE 33, 303 (338, 345); 43, 291 (314).</text:span></text:p></text:note-body></text:note></text:span><text:span text:style-name="T2"> folgt, dass es zur Chancengleichheit der Patienten gehört, dass grundsätzlich keine Patientengruppe durch ein bestimmtes Auswahlsystem von vornherein von der medizinischen Versorgung (nahezu) ausgeschlossen wird.</text:span><text:span text:style-name="T2"><text:note text:id="ftn1443" text:note-class="footnote"><text:note-citation>676</text:note-citation><text:note-body><text:p text:style-name="P700"><text:span text:style-name="T13"><text:s/>Vgl. </text:span><text:span text:style-name="T15">Junghanns</text:span><text:span text:style-name="T13">, Verteilungsgerechtigkeit in der Transplantationsmedizin, 2001, S. 60 f., 69 f.; </text:span><text:span text:style-name="T15">Oelert</text:span><text:span text:style-name="T13">, Allokation von Organen, 2002, S. 120.</text:span></text:p></text:note-body></text:note></text:span></text:p>
      <text:p text:style-name="P32"/>
      <text:p text:style-name="P1"><text:span text:style-name="T2">In der Medizin wird das Kriterium der Chancengleichheit heute z.B. bereits tagtäglich im Transplantationswesen angewendet. Dort würden bei einseitiger Ausrichtung der Verteilung der Organe nach Gewebekompatibilität, Patientengruppen mit der Blutgruppe 0, mit einem hohen Immunisierungsgrad, solche die mit genetischen Benachteiligungen bzw. Vorerkrankungen zu kämpfen haben ohne einen entsprechenden Ausgleich regelmäßig überhaupt keine Chance auf ein in Zukunft passendes Organ haben. Es wäre absolut verfehlt, bereits die zufällige Verteilung genetischer Merkmale etc. als Ausfluss einer „natürlichen Lotterie“</text:span><text:span text:style-name="T2"><text:note text:id="ftn1444" text:note-class="footnote"><text:note-citation>677</text:note-citation><text:note-body><text:p text:style-name="P700"><text:span text:style-name="T13"><text:s/>Diesen Ausdruck verwendet auch </text:span><text:span text:style-name="T15">Rawls</text:span><text:span text:style-name="T13">, Eine Theorie der Gerechtigkeit, 1975, S. 94.</text:span></text:p></text:note-body></text:note></text:span><text:span text:style-name="T2"> und damit als per se gerecht zu begreifen. Der „unverdiente“ Zufall für diejenigen, die mit einer günstigen genetischen Struktur etc. ausgestattet sind, muss in einem Sozialstaat mit Gerechtigkeitsanspruch kompensiert und darf nicht noch vermehrt werden. Würde Gerechtigkeit auf den bloßen biologischen Zufall reduziert, dann hätten alle Menschen mit genetisch bedingten Krankheiten oder Behinderungen einfach „Pech gehabt“ und schon aus diesem Grund faktisch ihren Anspruch auf existenzielle medizinische Leistungen verloren.</text:span><text:span text:style-name="T2"><text:note text:id="ftn1445" text:note-class="footnote"><text:note-citation>678</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03 f.); ähnl. </text:span><text:span text:style-name="T15">Lachmann/Meuter</text:span><text:span text:style-name="T13">, Medizinische Gerechtigkeit, 1997, S. 180 ff.</text:span></text:p></text:note-body></text:note></text:span></text:p>
      <text:p text:style-name="P32"/>
      <text:p text:style-name="P1"><text:span text:style-name="T2">Ebenso könnte es in der Katastrophenmedizin geboten sein, dass Patienten, die trotz des kontinuierlichen Triageverfahrens höchstwahrscheinlich</text:span><text:alphabetical-index-mark text:string-value="Hoffnungslose"/><text:span text:style-name="T2"> endgültig in die Triagegruppe IV („Hoffnungslosenkategorie“) eingestuft werden, für die aber ein Behandlungsanspruch besteht (d.h. keine Aussichtslosigkeit der medizinischen Behandlung bzw. nur menschenunwürdige Lebensverlängerung möglich), im Rahmen einer Losquote doch noch eine Behandlungschance erhalten. Der Gesichtspunkt der Gerechtigkeit scheint dafür zu sprechen. Jedoch mutet dieses Vorgehen in der Situation des Massenanfalls Hilfebedürftiger angesichts des Zeitdrucks und der psychischen sowie physischen Belastung unter der die Patientenauswahl stattfinden muss, kaum als praktikabel an.</text:span><text:span text:style-name="T2"><text:note text:id="ftn1446" text:note-class="footnote"><text:note-citation>679</text:note-citation><text:note-body><text:p text:style-name="P700"><text:span text:style-name="T13"><text:s/>Zu den Umsetzungsproblemen des Losverfahrens siehe bereits s.o. unter § 7 C IV 12.</text:span></text:p></text:note-body></text:note></text:span><text:span text:style-name="T2"> Soweit das Recht hier die vorgefundene Realität des Mangels sachgerecht aufnehmen muss, wird der Tatbestand dann tatsächlich im Sinne </text:span><text:span text:style-name="T6">Paul Kirchhofs</text:span><text:span text:style-name="T2"> „mehr von der Wirklichkeit und weniger von der Logik des Rechts bestimmt“</text:span><text:span text:style-name="T2"><text:note text:id="ftn1447" text:note-class="footnote"><text:note-citation>680</text:note-citation><text:note-body><text:p text:style-name="Footnote"><text:s/>Vgl. <text:span text:style-name="T25">Kirchhof</text:span>, Der allg. Gleichheitssatz, in: Isensee/Kirchhof (Hrsg.), HStR V, 2. Aufl., 2000, § 124 Rn. 14.</text:p></text:note-body></text:note></text:span><text:span text:style-name="T2">. Die Gerechtigkeitsfrage wird weitgehend von der „Normativität des Faktischen“ beantwortet. So müsste zwischen aussichtslosen und nicht aussichtslosen Patienten innerhalb der Triagegruppe IV differenziert werden, da erstere keinen Behandlungsanspruch im Umfang eines Rettungsanspruchs besitzen und daher auch nicht die Teilnahme am Losverfahren beanspruchen können. Des Weiteren müsste eine akzeptable Losquote gefunden werden.</text:span></text:p>
      <text:p text:style-name="P32"/>
      <text:p text:style-name="P1"><text:span text:style-name="T2">Soweit ein solches Verfahren trotz all dieser Probleme tatsächlich vor Ort umsetzbar sein sollte, ist aber v.a. und entscheidend zu bedenken, dass ein entsprechendes Vorgehen dem verfassungsrechtlich in Art. 1 Abs. 1 Satz 2 GG und Art. 2 Abs. 2 Satz 1 GG verankerten Optimierungsprinzip und damit dem Grundsatz des absoluten Lebensschutzes im oben dargelegten Sinne klar widersprechen würde. Denn infolge der rettenden Behandlung des aus der Triagegruppe IV ausgelosten Patienten müssten unter Umständen viele andere Patienten ihr Leben verlieren. Es ist höchst zweifelhaft, ob die Aufgabe einer Vielzahl konkret rettbarer Leben durch den Versuch einer weitestgehenden Umsetzung des Gerechtigkeitsgedanken gerechtfertigt werden kann, zumal der aus der „Hoffnungslosenkategorie“ ausgeloste zu behandelnde Patient im Ergebnis tatsächlich möglicherweise nicht einmal gerettet werden kann.</text:span><text:span text:style-name="T2"><text:note text:id="ftn1448" text:note-class="footnote"><text:note-citation>681</text:note-citation><text:note-body><text:p text:style-name="P700"><text:span text:style-name="T13"><text:s/>Etwas anderes muss hingegen etwa i.R.d. Patientenauswahl in der Transplantationsmedizin gelten, da hier die erheblichen praktischen Umsetzungsprobleme nicht existieren, sowie der Verlust einer Vielzahl von Menschenleben während der Behandlung des anhand einer Quote aus der Gruppe der prognostisch ungünstigen „Multimorbiden“ gelosten Patienten regelmäßig nicht zu befürchten ist. So auch </text:span><text:span text:style-name="T15">Künschner</text:span><text:span text:style-name="T13">, Bedeutung von Wartelisten, in: Nagel/Fuchs (Hrsg.), Leitlinien und Standards im Gesundheitswesen, 1997, S. 200 ff. (202 f.).</text:span></text:p></text:note-body></text:note></text:span><text:span text:style-name="T2"> Insgesamt erscheint es „gerechter“, sämtliche Behandlungsbemühungen konsequent auf das Ziel der Erreichung der Maximierung der Überlebendenzahl auszurichten.</text:span></text:p>
      <text:p text:style-name="P32"/>
      <text:h text:style-name="Heading_20_3" text:outline-level="3">Ergebnis zu den verfassungsrechtlichen Wertvorgaben</text:h>
      <text:p text:style-name="P38">Der Gestaltungsspielraum ist bei der Triage während eines Massenanfalls Hilfebedürftiger durch die Wertvorgaben der Verfassung stark eingeschränkt. Nur ein kaskadenförmiges Verteilungsmodell, in dem vorrangig die Kriterien der Dringlichkeit, der Erfolgsaussicht und des Aufwands der medizinischen Behandlung in Bezug auf die Maximierung der Überlebendenzahl in ein optimales Verhältnis zueinander gebracht werden (Optimierungsprinzip in Art. 1 Abs. 1 Satz 2 und in Art. 2 Abs. 2 Satz 1 GG) sowie subsidiär das Kriterium des (zeitlichen) Prioritätsprinzips seine Berücksichtigung findet, wird den verfassungsrechtlichen Wertungen gerecht. Alle anderen in Frage kommenden Auswahlkriterien z.B. Geschlecht, Abstammung, Rasse, Sprache, Heimat, Herkunft, Glauben, religiöse und politische Anschauung, Behinderung, Erfolgsaussichten im Übrigen (z.B. Überlebensdauer oder Lebensqualität nach der medizinischen Versorgung), Alter, Staatsangehörigkeit, Finanzkraft des Patienten, sonstige Kriterien der sozialen Wertigkeit des Patienten (z.B. Verantwortung für Drittinteressen: Ausnahme „Rettung der Retter“) sowie Selbstverschulden, Compliance und das Losverfahren (insbesondere auch unter dem Gesichtspunkt der aus Art. 20 Abs. 1 GG folgenden „Chancengleichheit“) sind jedenfalls auf der Mikroallokationsebene beim Massenanfall Hilfebedürftiger in der Katastrophenmedizin im Bereich des originären Leistungsanspruchs aus Art. 1 Abs. 1 Satz 2, 2 Abs. 2 Satz 1 i.V.m. Art. 20 Abs. 1 GG verfassungsrechtlich unzulässig und dürfen daher nicht angewendet werden.</text:p>
      <text:p text:style-name="P38"/>
      <text:p text:style-name="P38">Im Rahmen der konkurrierenden normativen Gerechtigkeitsintuitionen entspricht nur dieses Ergebnis den Wertvorgaben des Grundgesetzes. Derjenige, der diese Wertvorgaben beachtet, handelt dann zwar nicht unbedingt ethisch „gut“, aber doch zumindest rechtlich „richtig“. Handlungsspielräume für die triagierenden Ärzte sind dort gegeben, wo aktueller medizinischer Sachverstand vor Ort für die Anwendung des Auswahlkriteriums etwa zur Beurteilung des Gesundheitszustandes im Hinblick auf die Dringlichkeit und die Rettungschancen zwingend erforderlich ist. Im Übrigen kann das Recht den Fall, dass bei einem insoweit einwandfrei durchgeführten den verfassungsrechtlichen Wertvorstellungen entsprechenden „gerechten“ Auswahlverfahren einem Patienten notwendige medizinische Mittel vorenthalten werden, nicht lösen.</text:p>
      <text:p text:style-name="P32"/>
      <text:p text:style-name="P32"/>
      <text:h text:style-name="Heading_20_2" text:outline-level="2">Legislative Anforderungen</text:h>
      <text:p text:style-name="P32"/>
      <text:p text:style-name="P1"><text:span text:style-name="T6">Julius Nagy</text:span><text:span text:style-name="T2"> forderte bereits 1984 bezüglich der Regelung</text:span><text:alphabetical-index-mark text:string-value="Legislative Anforderungen"/><text:span text:style-name="T2"> des Verteilungsproblems im Rahmen der Triage die Wahrnehmung der Verantwortung durch das Parlament</text:span><text:span text:style-name="T2"><text:note text:id="ftn1449" text:note-class="footnote"><text:note-citation>682</text:note-citation><text:note-body><text:p text:style-name="P700"><text:span text:style-name="T13"><text:s/>Vgl. </text:span><text:span text:style-name="T15">Nagy</text:span><text:span text:style-name="T13">, Die Triage - Unkonventionelle Gedanken zur Patientensortierung im Katastrophenfall, Zivilverteidigung, I. Quartal 1984, S. 14 ff. (17).</text:span></text:p></text:note-body></text:note></text:span><text:span text:style-name="T2">. Die </text:span><text:span text:style-name="T3">Bundesärztekammer</text:span><text:span text:style-name="T2"> stellte sich 1986 in ihrer „Denkschrift Katastrophenmedizin“ ebenfalls die Frage, „ob es nicht einer eindeutigeren Regelung der Verantwortung für die katastrophenmedizinischen Aufgaben in der Planung, Vorbereitung und Durchführung des Katastrophenschutzes unter Beachtung der grundsätzlichen Pflichten und Recht des Arztes bedarf, als dies bisher in den auf den Katastrophenschutz bezogenen Gesetzen, Verordnungen, Richtlinien und Weisungen geschehen ist“.</text:span><text:span text:style-name="T2"><text:note text:id="ftn1450" text:note-class="footnote"><text:note-citation>683</text:note-citation><text:note-body><text:p text:style-name="P700"><text:span text:style-name="T13"><text:s/>Vgl. </text:span><text:span text:style-name="T15">BÄK</text:span><text:span text:style-name="T13"> (Hrsg.), Denkschrift über die Rechte und Pflichten des Arztes in der Bundesrepublik Deutschland i.R.d. medizinischen Versorgung bei Katastrophen, 1985; zit. von </text:span><text:span text:style-name="T15">Hofferbert</text:span><text:span text:style-name="T13">, Rechtliche Aspekte, in: Mayer (Hrsg.), Katastrophenmedizin, 1987, S. 137 ff. (138 f.).</text:span></text:p></text:note-body></text:note></text:span><text:span text:style-name="T2"> Im Rahmen der Gerechtigkeitsdebatte in der Literatur wird die Patientenauswahl regelmäßig für „im höchsten Maße legitimationsbedürftig“ gehalten.</text:span><text:span text:style-name="T2"><text:note text:id="ftn1451" text:note-class="footnote"><text:note-citation>684</text:note-citation><text:note-body><text:p text:style-name="P700"><text:span text:style-name="T13"><text:s/>So etwa </text:span><text:span text:style-name="T15">Feuerstein</text:span><text:span text:style-name="T13">, Symbolische Gerechtigkeit, in: ders./Kuhlmann (Hrsg.), Rationierung im Gesundheitswesen, 1998, S. 193 ff. (193); </text:span><text:span text:style-name="T15">Ach</text:span><text:span text:style-name="T13">, Von Natur aus knapp, ZMedEthik 1997, S. 31 ff. (31): „besonders hoher Legitimationsdruck hinsichtlich der Verteilungsmodi“.</text:span></text:p></text:note-body></text:note></text:span><text:span text:style-name="T2"> Es soll daher im Folgenden untersucht werden, inwieweit die Legislative tatsächlich verfassungsrechtlich verpflichtet ist, das Problem der Verteilung knapper medizinischer Ressourcen und damit die Patientenauswahl beim Massenanfall Hilfebedürftiger gesetzlich zu regeln und welcher Gesetzgeber hierfür ggf. zuständig ist.</text:span></text:p>
      <text:p text:style-name="P32"/>
      <text:p text:style-name="P32"/>
      <text:h text:style-name="Heading_20_3" text:outline-level="3">Grundsatz des Vorbehaltes des Gesetzes</text:h>
      <text:p text:style-name="P1"><text:span text:style-name="T2">Die verfassungsrechtlichen</text:span><text:alphabetical-index-mark text:string-value="Gesetzesvorbehalt"/><text:span text:style-name="T2"> Mindestanforderungen für die demokratische und rechtsstaatliche Legitimation einer insoweitigen Regelung sind dem in Art. 20 Abs. 2 Satz 1 und Art. 20 Abs. 3 GG verankerten Grundsatz des Vorbehaltes des Gesetzes zu entnehmen.</text:span><text:span text:style-name="T2"><text:note text:id="ftn1452" text:note-class="footnote"><text:note-citation>685</text:note-citation><text:note-body><text:p text:style-name="P700"><text:span text:style-name="T13"><text:s/>Ausführlich zum Ganzen siehe nur </text:span><text:span text:style-name="T15">Ossenbühl</text:span><text:span text:style-name="T13">, Vorrang und Vorbehalt des Gesetzes, in: Isensee/Kirchhof (Hrsg.), HStR III, 2. Aufl., 1996, § 62 Rn. 7 ff.</text:span></text:p></text:note-body></text:note></text:span><text:span text:style-name="T2"> Das Demokratieprinzip (Art. 20 Abs. 2 Satz 1 GG) und das Rechtsstaatsprinzip (Art. 20 Abs. 3 GG) begründen die Regelungsverantwortung der gesetzgeberischen Gewalt für das Gesamtkonzept der Schutzgewährung gegenüber den in den Grundrechten verankerten Rechtsgütern.</text:span><text:span text:style-name="T2"><text:note text:id="ftn1453" text:note-class="footnote"><text:note-citation>686</text:note-citation><text:note-body><text:p text:style-name="P700"><text:span text:style-name="T13"><text:s/>Vgl. etwa BVerfGE 33, 125 (158 f.); 34, 165 (192 f.); 40, 237 (248 f.); 41, 251 (258); </text:span><text:span text:style-name="T15">Francke</text:span><text:span text:style-name="T13">, Ärztliche Berufsfreiheit und Patientenrechte, 1994, S. 142; </text:span><text:span text:style-name="T15">Isensee</text:span><text:span text:style-name="T13">, Das Grundrecht als Abwehrrecht und staatliche Schutzpflicht, in: Isensee/Kirchhof (Hrsg.), HStR V, 2. Aufl., 2000, § 111 Rn. 152, 162.</text:span></text:p></text:note-body></text:note></text:span><text:span text:style-name="T2"> Dem Gesetzesvorbehalt liegt deshalb nicht nur der rechtsstaatliche Aspekt der Rechtssicherheit zugrunde, wie sie eine generell-abstrakte Norm gewährleistet. In Fragen, die für das Gemeinwesen von maßgeblicher Bedeutung sind, verlangt das Demokratieprinzip die Wahrung des Entscheidungsvorrangs des Parlaments, dem durch Wahlen bestellten Vertretungsorgan des Volkes.</text:span></text:p>
      <text:p text:style-name="P32"/>
      <text:p text:style-name="P1"><text:span text:style-name="T2">Nach seiner spezifischen Ausprägung, die der Gesetzesvorbehalt</text:span><text:alphabetical-index-mark text:string-value="- Wesentlichkeitsrechtsprechung" text:key1="Gesetzesvorbehalt"/><text:span text:style-name="T2"> durch die „Wesentlichkeitsrechtsprechung“ des Bundesverfassungsgerichts erfahren hat, hat der Gesetzgeber „losgelöst vom Merkmal des ‚Eingriffs’ in grundlegenden normativen Bereichen, zumal im Bereich der Grundrechtsausübung, soweit diese staatlicher Regelung zugänglich ist, alle wesentlichen Entscheidungen selbst zu treffen“ und darf diese nicht an die Verwaltung delegieren.</text:span><text:span text:style-name="T2"><text:note text:id="ftn1454" text:note-class="footnote"><text:note-citation>687</text:note-citation><text:note-body><text:p text:style-name="P700"><text:span text:style-name="T13"><text:s/>Vgl. BVerfGE 49, 89 (126); 61, 260 (275); 88, 103 (116).</text:span></text:p></text:note-body></text:note></text:span><text:span text:style-name="T2"> Der Parlamentsvorbehalt</text:span><text:alphabetical-index-mark text:string-value="- Parlamentsvorbehalt" text:key1="Gesetzesvorbehalt"/><text:span text:style-name="T2"> gilt sowohl für die Eingriffs- als auch für die Leistungsverwaltung.</text:span><text:span text:style-name="T2"><text:note text:id="ftn1455" text:note-class="footnote"><text:note-citation>688</text:note-citation><text:note-body><text:p text:style-name="P700"><text:span text:style-name="T13"><text:s/>Vgl. BVerfGE 40, 237 (248 f.); </text:span><text:span text:style-name="T15">Krebs</text:span><text:span text:style-name="T13">, Zum aktuellen Stand der Lehre vom Vorbehalt des Gesetzes, Jura 1979, S. 304 ff. (306 f.); </text:span><text:span text:style-name="T15">Stern</text:span><text:span text:style-name="T13">, StaatsR I, 2. Aufl., 1984, § 20 IV 4, S. 810 jew. m.w.N.</text:span></text:p></text:note-body></text:note></text:span><text:span text:style-name="T2"> „Im grundrechtsrelevanten Bereich bedeutet wesentlich in der Regel wesentlich für die Verwirklichung der Grundrechte.“</text:span><text:span text:style-name="T2"><text:note text:id="ftn1456" text:note-class="footnote"><text:note-citation>689</text:note-citation><text:note-body><text:p text:style-name="P700"><text:span text:style-name="T13"><text:s/>Vgl. BVerfGE 47, 46 (79).</text:span></text:p></text:note-body></text:note></text:span><text:span text:style-name="T2"> „Wesentlichkeit“ ist dabei v.a. dann anzunehmen, wenn staatliches Handeln intensiv im Grundrechtsbereich wirkt, der Einzelne intensiv in seiner Grundrechtsausübung berührt wird.</text:span><text:span text:style-name="T2"><text:note text:id="ftn1457" text:note-class="footnote"><text:note-citation>690</text:note-citation><text:note-body><text:p text:style-name="P700"><text:span text:style-name="T13"><text:s/>Vgl. BVerfGE 49, 89 ff. (127); 58, 257 (277 f.); 83, 130 (145); </text:span><text:span text:style-name="T15">Kisker</text:span><text:span text:style-name="T13">, Neue Aspekte im Streit um den Vorbehalt des Gesetzes, NJW 1977, S. 1313 ff. (1319); </text:span><text:span text:style-name="T15">Pieroth/Schlink</text:span><text:span text:style-name="T13">, StaatsR II, 19. Aufl., 2003 Rn. 266, 268.</text:span></text:p></text:note-body></text:note></text:span><text:span text:style-name="T2"> Der Einzelne muss hinsichtlich des betreffenden Sachverhalts in seiner individuellen Existenz betroffen sein (z.B. Schule, Ausbildung, Beruf). Als konkretisierender Gesichtspunkt für eine „wesentliche“ durch Gesetz zu regelnde Problematik gilt dabei das Merkmal der „kontrovers“ diskutierten „normativen“ Frage. Hierin wird die besondere Bedeutung des parlamentarischen Verfahrens deutlich, durch welches v.a. die Öffentlichkeit und eine breite Diskussion erreicht werden sollen, damit die sachliche Basis einer schwierigen Wertungsentscheidung erweitert werden kann.</text:span><text:span text:style-name="T2"><text:note text:id="ftn1458" text:note-class="footnote"><text:note-citation>691</text:note-citation><text:note-body><text:p text:style-name="P700"><text:span text:style-name="T13"><text:s/>Vgl. </text:span><text:span text:style-name="T15">Degenhart</text:span><text:span text:style-name="T13">, StaatsR I, 19. Aufl., 2003 Rn. 336, 66 m.w.N.</text:span></text:p></text:note-body></text:note></text:span></text:p>
      <text:p text:style-name="P32"/>
      <text:h text:style-name="Heading_20_3" text:outline-level="3">Massenanfall Hilfebedürftiger</text:h>
      <text:h text:style-name="Heading_20_4" text:outline-level="4"><text:span text:style-name="T6">„</text:span><text:span text:style-name="T6">Erst-recht-Schluss“ aus der NC-Rechtsprechung</text:span></text:h>
      <text:p text:style-name="P1"><text:span text:style-name="T2">Die Forderungen nach einem „Gesetz im formellen Sinne“ (Parlamentsgesetz) zur Patientenauswahl beim Massenanfall Hilfebedürftiger lassen sich im Erst-recht-Schluss aus der Rechtsprechung des Bundesverfassungsgerichts zur insoweit vergleichbaren</text:span><text:span text:style-name="T2"><text:note text:id="ftn1459" text:note-class="footnote"><text:note-citation>692</text:note-citation><text:note-body><text:p text:style-name="P700"><text:span text:style-name="T13"><text:s/>Vgl. hierzu auch </text:span><text:span text:style-name="T15">Francke</text:span><text:span text:style-name="T13">, Ärztliche Berufsfreiheit und Patientenrechte, 1994, S. 84 und </text:span><text:span text:style-name="T15">Isensee</text:span><text:span text:style-name="T13">, Verwaltung des Mangels im Gesundheitswesen, in: Söllner u.a. (Hrsg.), Gedächtnisschrift für Meinhard Heinze, 2005, S. 417 ff. (427, 434), die hinsichtlich des Problems der Verteilung knapper medizinischer Ressourcen ebenfalls vorschlagen, sich an den von der Rspr. und der Lehre entwickelten Lösungen zur Ausschöpfung und Verteilung von Ausbildungskapazitäten an staatlichen Hochschulen zu orientieren.</text:span></text:p></text:note-body></text:note></text:span><text:span text:style-name="T2"> aber weitaus weniger gravierenden NC-Problematik</text:span><text:alphabetical-index-mark text:string-value="NC-Rechtsprechung"/><text:span text:style-name="T2"> ableiten. Dort hat das BVerfG festgestellt: „(B)esonders dort, wo der Staat […] ein faktisches nicht beliebig aufgebbares Monopol für sich in Anspruch genommen hat und wo […] die Beteiligung an staatlichen Leistungen zugleich notwendige Voraussetzung für die Verwirklichung von Grundrechten ist, […] kann es in einem freiheitlichen Rechts- und Sozialstaat nicht mehr der freien Entscheidung der staatlicher Organe überlassen bleiben, den Kreis der Begünstigten nach ihrem Gutdünken abzugrenzen.“</text:span><text:span text:style-name="T2"><text:note text:id="ftn1460" text:note-class="footnote"><text:note-citation>693</text:note-citation><text:note-body><text:p text:style-name="P700"><text:span text:style-name="T13"><text:s/>Vgl. BVerfGE 33, 303 (331 f.).</text:span></text:p></text:note-body></text:note></text:span><text:span text:style-name="T2"> Der Gesetzgeber muss, „als derjenige, von dessen Entschließungen der Umfang des Leistungsangebots abhängt, selbst die Verantwortung dafür übernehmen, wenn als Folge unzureichender Kapazitäten der Kreis der Begünstigten unter Inkaufnahme schwerwiegender Ungleichbehandlungen einzuschränken ist“.</text:span><text:span text:style-name="T2"><text:note text:id="ftn1461" text:note-class="footnote"><text:note-citation>694</text:note-citation><text:note-body><text:p text:style-name="P700"><text:span text:style-name="T13"><text:s/>Vgl. BVerfGE 33, 303 (337).</text:span></text:p></text:note-body></text:note></text:span><text:span text:style-name="T2"> Namentlich die Regelungen über die Auswahl von Bewerbern gehören wegen der einschneidenden Bedeutung zum Aufgaben- und Verantwortungsbereich des Parlaments. Dieses hat auch im Falle einer Delegation seiner Regelungsbefugnisse auf die Exekutive „zumindest die Art der anzuwendenden Auswahlkriterien und deren Rangverhältnis untereinander selbst festzulegen“.</text:span><text:span text:style-name="T2"><text:note text:id="ftn1462" text:note-class="footnote"><text:note-citation>695</text:note-citation><text:note-body><text:p text:style-name="P700"><text:span text:style-name="T13"><text:s/>Vgl. BVerfGE 33, 303 (345 f.).</text:span></text:p></text:note-body></text:note></text:span></text:p>
      <text:p text:style-name="P32"/>
      <text:p text:style-name="P1"><text:span text:style-name="T2">Während es bei den NC-Sachverhalten um die Verteilung von Lebenschancen</text:span><text:span text:style-name="T2"><text:note text:id="ftn1463" text:note-class="footnote"><text:note-citation>696</text:note-citation><text:note-body><text:p text:style-name="P700"><text:span text:style-name="T13"><text:s/>Vgl. BVerfGE 33, 303 (346).</text:span></text:p></text:note-body></text:note></text:span><text:span text:style-name="T2"> i.S.v. „Bildungschancen“ geht, stehen im Bereich der Patientenauswahl noch wichtigere Rechtsgüter in Form der Verteilung von Lebenschancen i.S.v. „Überlebenschancen“ bzw. „Gesundheitschancen“ im Mittelpunkt. </text:span><text:span text:style-name="T6">Wolfram Höfling</text:span><text:span text:style-name="T2"> formulierte insoweit eindrücklich: „Es liegt auf der Hand, dass die Mikroallokationsentscheidungen über Leben und Tod an geradezu existenzieller Grundrechtsrelevanz kaum zu überbieten sind.“</text:span><text:span text:style-name="T2"><text:note text:id="ftn1464" text:note-class="footnote"><text:note-citation>697</text:note-citation><text:note-body><text:p text:style-name="P700"><text:span text:style-name="T13"><text:s/>Vgl. </text:span><text:span text:style-name="T15">Höfling</text:span><text:span text:style-name="T13">, Rationierung von Gesundheitsleistungen, in: Feuerstein/Kuhlmann (Hrsg.), Rationierung im Gesundheitswesen, 1998, S. 143 ff. (151); ebenso </text:span><text:span text:style-name="T15">ders.</text:span><text:span text:style-name="T13"> (Hrsg.), Komm., TPG, 2003, § 16 Rn. 23 f.</text:span></text:p></text:note-body></text:note></text:span><text:span text:style-name="T2"> Hier bedarf es aufgrund der verfassungsrechtlichen Schutzpflicht des Staates gegenüber den „Höchstwerten“ der Menschenwürde (Art. 1 Abs. 1 Satz 2 GG) sowie dem Leben und der körperlichen Unversehrtheit (Art. 2 Abs. 2 Satz 1 GG) der potenziellen Patienten sowie zur Erreichung von Rechtssicherheit für alle von der Patientenauswahl direkt oder indirekt betroffenen Personen in einem besonders diskriminierungsanfälligen Bereich in noch viel höherem Maße eines Parlamentsgesetzes.</text:span><text:span text:style-name="T2"><text:note text:id="ftn1465" text:note-class="footnote"><text:note-citation>698</text:note-citation><text:note-body><text:p text:style-name="P700"><text:span text:style-name="T13"><text:s/>Den „Erst-Recht-Schluss“ ziehen insoweit auch </text:span><text:span text:style-name="T15">Gutmann/Fateh-Moghadam</text:span><text:span text:style-name="T13">, Rechtsfragen der Organverteilung, NJW 2002, S. 3365 ff (3366), die es für „offensichtlich“ halten, dass es bei der Frage der Patientenauswahl um mehr geht, als bei der Berufsfreiheit. Allg. eine Entscheidung des Gesetzgebers fordernd bzgl. der Rationierung ärztlicher Leistungen etwa </text:span><text:span text:style-name="T15">Jansen</text:span><text:span text:style-name="T13">, Behandlungsfehler (750), in: Rieger (Hrsg.), Lexikon des Arztrechts, 2. Aufl., Stand 08/2005 Rn. 19.</text:span></text:p></text:note-body></text:note></text:span><text:span text:style-name="T2"> Nicht unberücksichtigt bleiben darf zudem, dass die unspezifische Delegation von Entscheidungsverantwortung von der Makroebene auf die Mikroebene auch Grundrechtspositionen der letztlich die Patientenauswahl Treffenden, in der Regel der Ärzte, berührt. Dabei geht es nicht allein um die Einschränkung ihrer Gewissens- (Art. 4 Abs. 1 GG) und Therapiefreiheit (Art. 12 Abs. 1 GG), sondern v.a. um das Risiko einer strafrechtlichen Verurteilung bzw. einer zivilrechtlichen Haftung als Folge einer Patientenauswahlentscheidung im „gesetzesfreien Raum“. Dies trägt ebenfalls zum Erfordernis der Wahrnehmung von parlamentarischer Verantwortung bei.</text:span></text:p>
      <text:p text:style-name="P32"/>
      <text:h text:style-name="Heading_20_4" text:outline-level="4">Anforderungen an Art und Bestimmtheit der Regelung</text:h>
      <text:p text:style-name="P1"><text:span text:style-name="T2">Die Anforderungen an Art, Bestimmtheit und Stufe</text:span><text:alphabetical-index-mark text:string-value="- Art, Bestimmtheit und Stufe" text:key1="Gesetzesvorbehalt"/><text:span text:style-name="T2"> der Regelung, die der Vorbehalt des Gesetzes verlangt, sind aber nicht für alle Verteilungssituationen in der Medizin dieselben. Grundsätzlich gilt, dass die Anforderungen an die gesetzlichen Vorgaben um so höher sind, je intensiver die Auswirkungen der Maßnahme bzw. Regelung auf die Grundrechtsausübung wirken.</text:span><text:span text:style-name="T2"><text:note text:id="ftn1466" text:note-class="footnote"><text:note-citation>699</text:note-citation><text:note-body><text:p text:style-name="Footnote"><text:s/>Vgl. etwa BVerfGE 58, 257 (278).</text:p></text:note-body></text:note></text:span><text:span text:style-name="T2"> Für die Normierung der Patientenauswahl sind besonders folgende Aspekte zu berücksichtigen</text:span><text:span text:style-name="T2"><text:note text:id="ftn1467" text:note-class="footnote"><text:note-citation>700</text:note-citation><text:note-body><text:p text:style-name="P700"><text:span text:style-name="T13"><text:s/>s. insoweit auch </text:span><text:span text:style-name="T15">Schott</text:span><text:span text:style-name="T13">, Patientenauswahl und Organallokation, 2001, S. 141 f.</text:span></text:p></text:note-body></text:note></text:span><text:span text:style-name="T2">:</text:span></text:p>
      <text:p text:style-name="P32"/>
      <text:list text:style-name="WW8Num95">
        <text:list-item>
          <text:p text:style-name="P7"><text:span text:style-name="T6">Bedeutung der medizinischen Leistung für den Patienten:</text:span><text:span text:style-name="T2"> Die Verweigerung existenzieller, v.a. lebensrettender Maßnahmen ist wesentlich stärker regelungsbedürftig, als die bloße Vorenthaltung von Leistungen für Bagatellerkrankungen (z.B. für Schnupfen). Dabei ist auch zu berücksichtigen, ob genügend suboptimale Ersatztherapien zur Verfügung stehen oder nicht.</text:span></text:p>
        </text:list-item>
      </text:list>
      <text:list text:style-name="WW8Num92">
        <text:list-item>
          <text:p text:style-name="P8"><text:span text:style-name="T6">Häufigkeit von Knappheits-/Patientenauswahlsituationen:</text:span><text:span text:style-name="T2"> Die Verteilung von medizinischen Ressourcen, die regelmäßig nicht ausreichend vorhanden sind, bedarf eher einer präzisen Grundlage im Gesetz, als eine Patientenauswahl in Situationen, die nur ganz selten eintreten.</text:span></text:p>
        </text:list-item>
      </text:list>
      <text:p text:style-name="P217"/>
      <text:list text:style-name="WW8Num43">
        <text:list-item>
          <text:p text:style-name="P9"><text:span text:style-name="T6">Größe des Missverhältnisses zwischen Leistungsangebot und -nachfrage:</text:span><text:span text:style-name="T2"> Je eklatanter die Schere zwischen der Anzahl der optimal behandelbaren und den nicht optimal behandelbaren Patienten auseinandergeht, um so größer ist das Bedürfnis nach einer präzisen gesetzlichen Regelung.</text:span></text:p>
        </text:list-item>
      </text:list>
      <text:p text:style-name="P217"/>
      <text:list text:style-name="WW8Num73">
        <text:list-item>
          <text:p text:style-name="P10"><text:span text:style-name="T6">Harte oder weiche Rationierung:</text:span><text:span text:style-name="T2"> Die Patientenauswahl ist von wesentlich größerer Bedeutung für die Patienten und bedarf eher einer genauen gesetzlichen Grundlage, wenn nur der Staat die medizinischen Leistungen anbietet (harte Rationierung), als wenn die Möglichkeiten eines Ausweichens auf private Anbieter auf dem Gesundheitsmarkt bestehen (weiche Rationierung).</text:span><text:span text:style-name="T2"><text:note text:id="ftn1468" text:note-class="footnote"><text:note-citation>701</text:note-citation><text:note-body><text:p text:style-name="P700"><text:span text:style-name="T13"><text:s/>Zur Unterscheidung der Rationierungsformen s.o. unter § 3 B II 4 a.</text:span></text:p></text:note-body></text:note></text:span></text:p>
        </text:list-item>
      </text:list>
      <text:p text:style-name="P32"/>
      <text:p text:style-name="P1"><text:span text:style-name="T2">Die Patientenauswahl bezüglich medizinischer Leistungen, die von den originären Ansprüchen der Patienten aus Art. 1 Abs. 1 Satz 2, 2 Abs. 2 Satz 1 i.V.m. Art. 20 Abs. 1 GG umfasst werden, ist, angesichts der dramatischen Konsequenzen, die ein Behandlungsverzicht für die Betroffenen hat, unabhängig davon, wie häufig sie verteilt werden müssen, in besonders hohem Maße grundrechtsrelevant. Sie muss daher in einem Gesetz im formellen Sinne, also vom Parlament selbst, geregelt werden. Dafür spricht nicht nur der egalitäre Charakter des „Rechts auf Gesundheit“, sondern v.a. die verfassungsrechtliche „Höchstwertigkeit“ von Menschenwürde und menschlichem Leben.</text:span><text:span text:style-name="T2"><text:note text:id="ftn1469" text:note-class="footnote"><text:note-citation>702</text:note-citation><text:note-body><text:p text:style-name="P700"><text:span text:style-name="T13"><text:s/>Auch </text:span><text:span text:style-name="T15">Bernsmann</text:span><text:span text:style-name="T13">, „Entschuldigung“ durch Notstand, 1989, S. 362 hält für derartige Situationen medizinischer Unterversorgung eine ausdrückliche hoheitliche Regelung zur generellen Verfahrensweise für geboten.</text:span></text:p></text:note-body></text:note></text:span><text:span text:style-name="T2"> In den wertungsbedürftigen Bereichen von Leben und Tod ist der Gesetzgeber in besonderer Weise verantwortlich.</text:span><text:span text:style-name="T2"><text:note text:id="ftn1470" text:note-class="footnote"><text:note-citation>703</text:note-citation><text:note-body><text:p text:style-name="P700"><text:span text:style-name="T13"><text:s/>Vgl. </text:span><text:span text:style-name="T15">Francke</text:span><text:span text:style-name="T13">, Ärztliche Berufsfreiheit und Patientenrechte, 1994, S. 143; </text:span><text:span text:style-name="T15">Lorenz</text:span><text:span text:style-name="T13">, Recht auf Leben und körperliche Unversehrtheit, in: Isensee/Kirchhof (Hrsg.), HStR VI, 2. Aufl., 2001, § 128 Rn. 48 m.w.N.</text:span></text:p></text:note-body></text:note></text:span><text:span text:style-name="T2"> Insoweit ist es unmaßgeblich, dass ein Massenanfall Hilfebedürftiger möglicherweise nur relativ selten eintritt. Es genügt schon die Tatsache, dass es aufgrund der Erfahrungen der letzten Jahrzehnte nicht auszuschließen ist, dass knappe medizinische Leistungen in diesem Bereich in Zukunft verteilt werden müssen und dass in der Tendenz derartige Auswahlsituationen künftig eher zu- als abnehmen werden.</text:span><text:span text:style-name="T2"><text:note text:id="ftn1471" text:note-class="footnote"><text:note-citation>704</text:note-citation><text:note-body><text:p text:style-name="P700"><text:span text:style-name="T13"><text:s/>Zur steigenden Tendenz siehe näher bereits unter § 2 A I.</text:span></text:p></text:note-body></text:note></text:span><text:span text:style-name="T2"> Für ein Parlamentsgesetz hinsichtlich der Patientenauswahl beim Massenanfall Hilfebedürftiger spricht zudem, dass aufgrund der extremen Knappheitslage in der Regel gerade nicht mehr die Möglichkeit besteht, auf suboptimale Behandlungseinrichtungen bzw. -methoden oder gar auf einen privaten Gesundheitsmarkt auszuweichen.</text:span></text:p>
      <text:p text:style-name="P32"/>
      <text:p text:style-name="P1"><text:span text:style-name="T2">Diejenigen Gesundheitsleistungen, die nicht vom originären Leistungsanspruch des Patienten umfasst sind, sondern im derivativen Anspruch auf die medizinische Leistung aus Art. 3 Abs. 1 GG enthalten sind, müssen wegen ihres konditionalen Charakters dann in einem Parlamentsgesetz fixiert werden, wenn es sich um bedeutende Gesundheitsleistungen handelt, die regelmäßig zugeteilt werden müssen.</text:span><text:span text:style-name="T2"><text:note text:id="ftn1472" text:note-class="footnote"><text:note-citation>705</text:note-citation><text:note-body><text:p text:style-name="P700"><text:span text:style-name="T13"><text:s/>Ähnl. </text:span><text:span text:style-name="T15">Gutmann/Land</text:span><text:span text:style-name="T13">, Ethische und rechtliche Fragen der Organverteilung, in: Schmidt, U./Albert (Hrsg.), Praxis der Nierentransplantation (IV), 1997, S. 92 ff. (120); </text:span><text:span text:style-name="T15">Ebsen</text:span><text:span text:style-name="T13">, Ressourcenknappheit im Gesundheitswesen, in: ArGe Rechtsanwälte im Medizinrecht (Hrsg.), Die Budgetierung im Gesundheitswesen, 1997, S. 109 ff. (126); </text:span><text:span text:style-name="T15">Höfling</text:span><text:span text:style-name="T13">, Rationierung von Gesundheitsleistungen, in Feuerstein/Kuhlmann (Hrsg.), Rationierung im Gesundheitswesen, 1998, S. 143 ff. (151 ff.); </text:span><text:span text:style-name="T15">Voß</text:span><text:span text:style-name="T13">, Kostendruck und Ressourcenknappheit im Arzthaftungsrecht, 1999, S. 157 f., 202 f.; </text:span><text:span text:style-name="T15">Schott</text:span><text:span text:style-name="T13">, Patientenauswahl und Organallokation, 2001, S. 142; </text:span><text:span text:style-name="T15">Junghanns</text:span><text:span text:style-name="T13">, Verteilungsgerechtigkeit in der Transplantationsmedizin, 2001, S. 167, 170; </text:span><text:span text:style-name="T15">Vosteen</text:span><text:span text:style-name="T13">, Rationierung im Gesundheitswesen und Patientenschutz, 2001, S. 311 ff., 351.</text:span></text:p></text:note-body></text:note></text:span><text:span text:style-name="T2"> Hiermit korrespondiert die Auffassung der ganz herrschenden Lehre, dass für einen Eingriff in Art. 2 Abs. 2 Satz 1 GG grundsätzlich ein einfaches Gesetz im materiellen Sinne (Rechtsverordnung, Satzung) nicht ausreicht, sondern insoweit ein Gesetz im formellen Sinne erforderlich ist.</text:span><text:span text:style-name="T2"><text:note text:id="ftn1473" text:note-class="footnote"><text:note-citation>706</text:note-citation><text:note-body><text:p text:style-name="P700"><text:span text:style-name="T13"><text:s/>Vgl. </text:span><text:span text:style-name="T15">Schultze-Fielitz</text:span><text:span text:style-name="T13">, in: Dreier (Hrsg.), Komm., GG, Bd. 1, 1996, Art. 2 Abs. 2 Rn. 34; </text:span><text:span text:style-name="T15">Starck</text:span><text:span text:style-name="T13">, in: v. Mangoldt/Klein/Starck (Hrsg.), Komm., GG, Bd. 1, 4. Aufl., 1999, Art. 2 Abs. 2 Rn. 132 f.; </text:span><text:span text:style-name="T15">Lorenz</text:span><text:span text:style-name="T13">, Recht auf Leben und körperliche Unversehrtheit, in: Isensee/Kirchhof (Hrsg.), HStR VI, 2. Aufl., 2001, § 128 Rn. 36; </text:span><text:span text:style-name="T15">Vosteen</text:span><text:span text:style-name="T13">, Rationierung im Gesundheitswesen und Patientenschutz, 2001, S. 311; </text:span><text:span text:style-name="T15">Murswiek</text:span><text:span text:style-name="T13">, in: Sachs (Hrsg.), Komm., GG, 3. Aufl., 2003, Art. 2 Rn. 167.</text:span></text:p></text:note-body></text:note></text:span></text:p>
      <text:p text:style-name="P32"/>
      <text:p text:style-name="P1"><text:span text:style-name="T2">Auch wenn sich der Gesetzgeber mit derartigen Entscheidungen angesichts der damit verbundenen schwierigen ethischen öffentlichen Debatten schwer tut, so vermag dies eine andere Auffassung nicht zu rechtfertigen.</text:span><text:span text:style-name="T2"><text:note text:id="ftn1474" text:note-class="footnote"><text:note-citation>707</text:note-citation><text:note-body><text:p text:style-name="P700"><text:span text:style-name="T13"><text:s/>So auch </text:span><text:span text:style-name="T15">Noftz</text:span><text:span text:style-name="T13">, in: Hauck/Noftz, Komm., SGB V, Stand 62. Erg-lfg., 2002, § 12 Rn. 16.</text:span></text:p></text:note-body></text:note></text:span><text:span text:style-name="T2"> Wer die Ansicht vertritt, dass die Fragen viel zu delikat sind, um sie in der Öffentlichkeit zu diskutieren, muss sich den Vorwurf gefallen lassen, den „Grauschleier der Unkontrolliertheit“ klaren und allgemein verbindlichen Schutzvorschriften vorzuziehen. Selbst in einer Nichtregelung kann eine Wertentscheidung liegen – auch und gerade zum Nachteil der Schwächsten in der Gesellschaft.</text:span><text:span text:style-name="T2"><text:note text:id="ftn1475" text:note-class="footnote"><text:note-citation>708</text:note-citation><text:note-body><text:p text:style-name="P700"><text:span text:style-name="T13"><text:s/>Vgl. </text:span><text:span text:style-name="T15">Eser</text:span><text:span text:style-name="T13">, Freiheit zum Sterben - Kein Recht auf Tötung, JZ 1986, S. 786 ff. (789).</text:span></text:p></text:note-body></text:note></text:span></text:p>
      <text:p text:style-name="P32"/>
      <text:p text:style-name="P32"/>
      <text:p text:style-name="P1"><text:span text:style-name="T2">Dem Gesetzesvorbehalt ist Genüge getan, wenn im Parlamentsgesetz die grundlegenden Wertentscheidungen geregelt werden.</text:span><text:span text:style-name="T2"><text:note text:id="ftn1476" text:note-class="footnote"><text:note-citation>709</text:note-citation><text:note-body><text:p text:style-name="P700"><text:span text:style-name="T13"><text:s/>Dies entspricht im Übrigen auch den Zielsetzungen der WHO-Charta von Ljubljana über die Reformierung der Gesundheitsversorgung vom 19.6.1996, s.o. unter § 6 A VIII.</text:span></text:p></text:note-body></text:note></text:span><text:span text:style-name="T2"> Dazu gehören zumindest die Festlegung der zu beachtenden Patientenauswahlkriterien als solche (z.B. Maximierung der Überlebendenanzahl, Dringlichkeit, Prioritätsgrundsatz), ihre Gliederung sowie das Verfahren ihrer weiteren Konkretisierung.</text:span><text:span text:style-name="T2"><text:note text:id="ftn1477" text:note-class="footnote"><text:note-citation>710</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20); </text:span><text:span text:style-name="T15">Höfling</text:span><text:span text:style-name="T13">, Rationierung von Gesundheitsleistungen, in: Feuerstein/Kuhlmann (Hrsg.), Rationierung im Gesundheitswesen, 1998, S. 143 ff. (151 ff.); </text:span><text:span text:style-name="T15">Gutmann/Fateh-Moghadam</text:span><text:span text:style-name="T13">, Rechtsfragen der Organverteilung, NJW 2002, S. 3365 ff (3366).</text:span></text:p></text:note-body></text:note></text:span><text:span text:style-name="T2"> Auf Verordnungsebene müssen die Grundentscheidungen des Parlaments dann so präzisiert werden, dass sie für den Rechtsanwender unmittelbar umsetzbar sind. So ist etwa anzugeben, mit welcher Art und welchem Grad von Erkrankung bzw. Verletzung ein Patient in welche Dringlichkeitskategorie einzustufen ist oder inwieweit eigenes Verschulden des Patienten zu berücksichtigen ist. Der Verordnungsgeber ist besser in der Lage diese Einzelfragen zu regeln, zumal er eher auf neue wissenschaftliche Erkenntnisse reagieren kann. Hinsichtlich der fachlich-technischen Umsetzungen kann schließlich auf Normen nichtstaatlicher Organisationen verwiesen werden.</text:span><text:span text:style-name="T2"><text:note text:id="ftn1478" text:note-class="footnote"><text:note-citation>711</text:note-citation><text:note-body><text:p text:style-name="P700"><text:span text:style-name="T13"><text:s/>Vgl. </text:span><text:span text:style-name="T15">Gutmann/Land</text:span><text:span text:style-name="T13">, Ethische und rechtliche Fragen der Organverteilung, in: Schmidt, U./Albert (Hrsg.), Praxis der Nierentransplantation (IV), 1997, S. 92 ff. (120); </text:span><text:span text:style-name="T15">Schott</text:span><text:span text:style-name="T13">, Patientenauswahl und Organallokation, 2001, S. 144. Zum funktionsgerechten Einsatz der staatlichen Organe siehe auch BVerfGE 68, 1 (86) sowie </text:span><text:span text:style-name="T15">Ossenbühl</text:span><text:span text:style-name="T13">, Vorrang und Vorbehalt des Gesetzes, in: Isensee/Kirchhof (Hrsg.), HStR III, 2. Aufl., 1996, § 62 Rn. 49 m.w.N.</text:span></text:p></text:note-body></text:note></text:span><text:span text:style-name="T2"> Die grundlegenden Wertentscheidungen müssen jedoch vom demokratisch legitimierten Parlament selbst getroffen werden. Sie können auch nicht von staatlich beauftragten Ethikkommissionen übernommen werden. Ethikkommissionen können dem Gesetzgeber oder dem Rechtsanwender nur Empfehlungen bzw. unverbindliche Richtlinien zur Verfügung stellen.</text:span><text:span text:style-name="T2"><text:note text:id="ftn1479" text:note-class="footnote"><text:note-citation>712</text:note-citation><text:note-body><text:p text:style-name="P700"><text:span text:style-name="T13"><text:s/>Vgl. </text:span><text:span text:style-name="T15">Schott</text:span><text:span text:style-name="T13">, Patientenauswahl und Organallokation, 2001, S. 144; </text:span><text:span text:style-name="T15">Isensee</text:span><text:span text:style-name="T13">, Verwaltung des Mangels im Gesundheitswesen, in: Söllner u.a. (Hrsg.), Gedächtnisschrift für Meinhard Heinze, 2005, S. 417 ff. (434).</text:span></text:p></text:note-body></text:note></text:span></text:p>
      <text:p text:style-name="P32"/>
      <text:p text:style-name="P1"><text:span text:style-name="T2">Mit einem </text:span><text:alphabetical-index-mark text:string-value="- Parlamentsvorbehalt" text:key1="Gesetzesvorbehalt"/><text:span text:style-name="T2">Parlamentsgesetz treten einheitliche, von einer Mehrheit von demokratisch gewählten Volksvertretern übereinstimmend angenommene, begründete, transparente Kriterien und Grundsätze an die Stelle von individuellen, oftmals verdeckten Prioritätensetzungen und Einzelabwägungen. Es wird einer Atmosphäre des Misstrauens vorgebeugt, die entsteht, wenn sich ein Patient nicht sicher ist, nach welchen Maßstäben er medizinisch versorgt wird. Für den einzelnen Arzt bedeutet die abstrakt-generelle Auswahlregel nicht nur eine Kontroll-, sondern v.a. eine Entlastungsfunktion sowohl in menschlicher Hinsicht, denn sie erspart ihm grundsätzliche schwerwiegende Abwägungen im Einzelfall, als auch in rechtlicher Hinsicht, da er sich im Einklang mit dem Recht und damit von Haftungsrisiken weitgehend befreit weiß.</text:span><text:span text:style-name="T2"><text:note text:id="ftn1480" text:note-class="footnote"><text:note-citation>713</text:note-citation><text:note-body><text:p text:style-name="P700"><text:span text:style-name="T13"><text:s/>s. zu den Vor- und Nachteilen einer offenen, expliziten Auswahlregelung bereits unter § 3 B 5. Zu den Funktionen des Rechts für ärztliches Handeln vgl. die Ausführungen in § 4 C II 2.</text:span></text:p></text:note-body></text:note></text:span><text:span text:style-name="T2"> Das Recht schuldet dem Bürger im Bereich der Patientenauswahl mehr als nur die Inaussichtstellung einer nachträglich richtigen Beurteilung á la „die Rechtsprechung wird’s schon richten“. Für die wichtige Orientierungsfunktion des Rechtes kann es nicht genügen, dass es mehr oder minder fundierte Lehrmeinungen und ggf. auch gerichtliche Urteile gibt. Der Bürger hat gerade im Fundamentalbereich von Leben und Tod das Recht auf Rechtsklarheit im Sinne eines Gesetzes, dass ihm auch ohne langwieriges studieren von Büchern die gebotenen Grundlinien für sein Handeln erkennbar macht.</text:span><text:span text:style-name="T2"><text:note text:id="ftn1481" text:note-class="footnote"><text:note-citation>714</text:note-citation><text:note-body><text:p text:style-name="P700"><text:span text:style-name="T13"><text:s/>Vgl. </text:span><text:span text:style-name="T15">Eser</text:span><text:span text:style-name="T13">, Freiheit zum Sterben - Kein Recht auf Tötung, JZ 1986, S. 786 ff. (794). Für die staatliche Festlegung materieller Zuteilungsregeln plädiert auch </text:span><text:span text:style-name="T15">Nettesheim</text:span><text:span text:style-name="T13">, Rationierung in der Gesundheitsversorgung, VerwArch 2002, S. 315 ff. (349).</text:span></text:p></text:note-body></text:note></text:span><text:span text:style-name="T2"> Wo keine positiven Rechtsnormen gebieten, sind alle Forderungen dessen, was zu leisten ist, zu schwankend, um eine feste Basis der Beurteilung zu finden.</text:span><text:span text:style-name="T2"><text:note text:id="ftn1482" text:note-class="footnote"><text:note-citation>715</text:note-citation><text:note-body><text:p text:style-name="Footnote"><text:s/>Vgl. <text:span text:style-name="T25">Laufs</text:span>, Der ärztliche Heilauftrag aus juristischer Sicht, 1989, S. 23 m.w.N.</text:p></text:note-body></text:note></text:span></text:p>
      <text:p text:style-name="P32"/>
      <text:p text:style-name="P1"><text:span text:style-name="T2">Wenn es dagegen bei der Verteilung einer bestimmten medizinischen Leistung nur selten zu einer Patientenauswahlsituation kommt und der (vorläufige) Behandlungsverzicht keine bleibenden gesundheitlichen Folgen hinterlässt, ist eine relativ unpräzise Verteilungsregelung auf Rechtsverordnungsstufe hinreichend. Kommt es nur ganz ausnahmsweise zu einer Patientenauswahlsituation und liegt die (vorläufig) verweigerte Gesundheitsleistung im Bagatellbe-reich, bedarf es keiner schriftlichen abstrakt-generellen Patientenauswahlregelung.</text:span><text:span text:style-name="T2"><text:note text:id="ftn1483" text:note-class="footnote"><text:note-citation>716</text:note-citation><text:note-body><text:p text:style-name="P700"><text:span text:style-name="T13"><text:s/>Generell gesetzgeberische Aktivitäten zur Patientenauswahl ablehnend dagegen.: </text:span><text:span text:style-name="T15">Herb</text:span><text:span text:style-name="T13">, Verteilungsgerechtigkeit in der Medizin, 2002, S. 179 ff., der zur Begründung auf das grds. zivilrechtli. Dienstvertragsverhältnis zw. Arzt u. Patient (siehe dazu unten zum hoheitl. Handeln unter § 7 E II sowie das regelmäßige Fehlen eines zivilrechtl. Vertrages unter § 8 B I 1), auf den Ermessenspielraum der Ärzte (siehe zu deren weitgehender Einschränkung unter § 4 C II 3) und auf die größere Fachkompetenz d. Medizin (s.o. Hilflosigkeit d. Medizin unter § 4 B) verweist. Kritisch gegenüber einem legislativen Tätigwerden auch </text:span><text:span text:style-name="T15">Laufs</text:span><text:span text:style-name="T13"> und </text:span><text:span text:style-name="T15">Schreiber</text:span><text:span text:style-name="T13">, Verteilungsgerechtigkeit aus juristischer Sicht, in: Nagel/Fuchs (Hrsg.), Soziale Gerechtigkeit im Gesundheitswesen, 1993, S. 310. Nach Auff. von </text:span><text:span text:style-name="T15">Künschner</text:span><text:span text:style-name="T13">, Verteilungsgerechtigkeit aus juristischer Sicht, in: Nagel/Fuchs (Hrsg.), Soziale Gerechtigkeit im Gesundheitswesen, 1993, S. 286 ff. (288), bedürfe die Verteilung von Lebens- und Gesundheitschancen zwar nicht zwangsläufig der umfassenden Legalisierung, aber in jedem Falle der Legitimierung, wobei es dafür nicht ausreicht, dass die Kriterien von Ärzten in demokratischen Verfahren festgesetzt werden.</text:span></text:p></text:note-body></text:note></text:span><text:span text:style-name="T2"> Hier liegt es dann im Einzelfall an den zuständigen rechtsanwendenden Stellen, etwa der Krankenhausleitung oder dem behandelnden Arzt, im Einklang mit den allgemeinen verfassungsrechtlichen und gesetzlichen Vorgaben die Patientenauswahl vorzunehmen.</text:span><text:span text:style-name="T2"><text:note text:id="ftn1484" text:note-class="footnote"><text:note-citation>717</text:note-citation><text:note-body><text:p text:style-name="P700"><text:span text:style-name="T13"><text:s/>Ähnl. </text:span><text:span text:style-name="T15">Schott</text:span><text:span text:style-name="T13">, Patientenauswahl u. Organallokation, 2001, S. 143. Zu den Anforderung an den Parlamentsvorbehalt u. die demokrat. Legitimitätskette im Bereich der GKV siehe auch BVerfG, 17.12.2002, Az.: 1 BvL 28, 29 30/95 = BVerfGE 106, 275 ff. (108 f.) und BVerfG, 05.12.2002, Az.: 2 BvL 5, 6/98 = BVerfGE 107, 59 ff.</text:span></text:p></text:note-body></text:note></text:span></text:p>
      <text:p text:style-name="P32"/>
      <text:p text:style-name="P1"><text:span text:style-name="T2">Nach vordringlicher und richtiger Auffassung ist die deutsche Rechtswirklichkeit soweit es um die demokratische Legitimation von Regeln für die Zuteilung von Überlebens- und Gesundheitschancen im Bereich der Medizin geht insgesamt noch ein weites Stück von diesen verfassungsrechtlichen Anforderungen entfernt. Die legislatorische Enthaltsamkeit, die die Gesundheitsgesetzgebung hinsichtlich der Patientenauswahlproblematik bislang kennzeichnet, kann verfassungsrechtlich keinen Bestand haben.</text:span><text:span text:style-name="T2"><text:note text:id="ftn1485" text:note-class="footnote"><text:note-citation>718</text:note-citation><text:note-body><text:p text:style-name="P700"><text:span text:style-name="T13"><text:s/>So auch </text:span><text:span text:style-name="T15">Höfling</text:span><text:span text:style-name="T13">, Rationierung, in: Feuerstein/Kuhlmann (Hrsg.), Rationierung im Gesundheitswesen, 1998, S. 143 ff. (152); </text:span><text:span text:style-name="T15">Gutmann/Fateh-Moghadam</text:span><text:span text:style-name="T13">, Rechtsfragen der Organverteilung, NJW 2002, S. 3365 ff.</text:span></text:p></text:note-body></text:note></text:span><text:span text:style-name="T2"> Allein im relativ kleinen Bereich der Transplantationsmedizin ist das deutsche Parlament seinem gesetzgeberischen Auftrag zur Verteilung knapper medizinischer Ressourcen bislang nachgekommen, wobei allerdings die konkrete Umsetzung des Auftrages im Transplantationsgesetz aus verfassungsrechtlicher Sicht letztlich als unzulänglich kritisiert werden muss.</text:span><text:span text:style-name="T2"><text:note text:id="ftn1486" text:note-class="footnote"><text:note-citation>719</text:note-citation><text:note-body><text:p text:style-name="P700"><text:span text:style-name="T13"><text:s/>Zur umfassenden Kritik bereits s.o. unter § 5 A.</text:span></text:p></text:note-body></text:note></text:span><text:span text:style-name="T2"> V.a. das nicht hinreichend trennscharfe Auswahlkriterium der Erfolgsaussicht bietet die Gefahr, Einfallstor für unzulässige Auswahlgesichtspunkte zu sein.</text:span><text:span text:style-name="T2"><text:note text:id="ftn1487" text:note-class="footnote"><text:note-citation>720</text:note-citation><text:note-body><text:p text:style-name="P700"><text:span text:style-name="T13"><text:s/>Zu den verfassungsrechtlichen Bedenken im Hinblick auf das Kriterium der Erfolgsaussicht siehe auch </text:span><text:span text:style-name="T15">Höfling</text:span><text:span text:style-name="T13">, Rationierung von Gesundheitsleistungen, in: Feuerstein/Kuhlmann (Hrsg.), Rationierung im Gesundheitswesen, 1998, S. 143 ff. (152) und </text:span><text:span text:style-name="T15">Schoor</text:span><text:span text:style-name="T13">, Lebensschutz an der Schwelle des Todes, 2002, S. 114.</text:span></text:p></text:note-body></text:note></text:span></text:p>
      <text:p text:style-name="P32"/>
      <text:h text:style-name="Heading_20_4" text:outline-level="4">Zitiergebot</text:h>
      <text:p text:style-name="P1"><text:span text:style-name="T2">Soweit ein Grundrecht durch Gesetz oder aufgrund eines Gesetzes eingeschränkt werden soll, muss es zudem in diesem Gesetz gemäß Art. 19 Abs. 1 Satz 2 GG unter Angabe des Artikels im Grundgesetz genannt werden. Das Zitiergebot</text:span><text:alphabetical-index-mark text:string-value="Zitiergebot"/><text:span text:style-name="T2"> soll v.a. sicherstellen, dass sich der Gesetzgeber des Eingriffs in das betroffene Grundrecht bewusst ist, dass diese Eingriffe wirklich gewollt sind und die Auswirkungen auf das betroffene Grundrecht im Gesetzgebungsprozess beachtet worden sind (Warn- und Besinnungsfunktion).</text:span><text:span text:style-name="T2"><text:note text:id="ftn1488" text:note-class="footnote"><text:note-citation>721</text:note-citation><text:note-body><text:p text:style-name="Footnote"><text:s/>BVerfGE 64, 72 (79 f.).</text:p></text:note-body></text:note></text:span><text:span text:style-name="T2"> </text:span><text:span text:style-name="T6">Roman Herzog</text:span><text:span text:style-name="T2"> spricht insoweit von einer „psychologischen Schranke“.</text:span><text:span text:style-name="T2"><text:note text:id="ftn1489" text:note-class="footnote"><text:note-citation>722</text:note-citation><text:note-body><text:p text:style-name="P700"><text:span text:style-name="T13"><text:s/></text:span><text:span text:style-name="T15">Herzog</text:span><text:span text:style-name="T13">, in: Maunz/Dürig (Hrsg.), Komm., GG, 1981, Art. 19 Abs. 1 Rn. 46.</text:span></text:p></text:note-body></text:note></text:span><text:span text:style-name="T2"> Zudem hat das Zitiergebot eine Hinweis- und Informationsfunktion für den Gesetzesanwender und den betroffenen Grundrechtsträger.</text:span><text:span text:style-name="T2"><text:note text:id="ftn1490" text:note-class="footnote"><text:note-citation>723</text:note-citation><text:note-body><text:p text:style-name="Footnote"><text:s/>Vgl. <text:span text:style-name="T25">Dreier</text:span> (Hrsg.), Komm., GG, Bd. 1, 1996, Art. 19 Rn. 16; <text:span text:style-name="T25">Krebs</text:span>, in: v. Münch/Kunig (Hrsg.), Komm., GG, Bd. 1, 5. Aufl., 2000, Art. 19 Rn. 14 jew. m.w.N.</text:p></text:note-body></text:note></text:span><text:span text:style-name="T2"> Wird die Formvorschrift beim Gesetzgebungsverfahren nicht beachtet, so stellt das grundrechtseinschränkende Gesetz schon allein aus diesem Grund eine Grundrechtsverletzung dar und ist damit nichtig.</text:span></text:p>
      <text:p text:style-name="P32"/>
      <text:p text:style-name="P1"><text:span text:style-name="T2">Jedoch ist das Zitiergebot nach der ständigen Rechtsprechung des Bundesverfassungsgerichts eng auszulegen, damit es „nicht zu einer leeren Förmlichkeit erstarrt und den die verfassungsmäßige Ordnung konkretisierenden Gesetzgeber in seiner Arbeit unnötig behindert“.</text:span><text:span text:style-name="T2"><text:note text:id="ftn1491" text:note-class="footnote"><text:note-citation>724</text:note-citation><text:note-body><text:p text:style-name="Footnote"><text:s/>Vgl. BVerfGE 35, 185 (188).</text:p></text:note-body></text:note></text:span><text:span text:style-name="T2"> So gilt das Zitiergebot nur für Grundrechte, „die aufgrund ausdrücklicher Ermächtigung vom Gesetzgeber eingeschränkt werden dürfen“</text:span><text:span text:style-name="T2"><text:note text:id="ftn1492" text:note-class="footnote"><text:note-citation>725</text:note-citation><text:note-body><text:p text:style-name="P700"><text:span text:style-name="T13"><text:s/>BVerfGE 83, 130 (154); ähnl. bereits BVerfGE 64, 72 (79); </text:span><text:span text:style-name="T15">Krebs</text:span><text:span text:style-name="T13">, in: v. Münch/Kunig (Hrsg.), Komm., GG, Bd. 1, 5. Aufl., 2000, Art. 19 Rn. 16; </text:span><text:span text:style-name="T15">Jarass</text:span><text:span text:style-name="T13">/Pieroth (Hrsg.), Komm., GG, 6. Aufl., 2002, Art. 19 Rn. 3 f.; </text:span><text:span text:style-name="T15">Pieroth/Schlink</text:span><text:span text:style-name="T13">, StaatsR II, 19. Aufl., 2003 Rn. 311.</text:span></text:p></text:note-body></text:note></text:span><text:span text:style-name="T2">, sodass für den Fall der Regelung der Triage letztlich konkret nur das Grundrecht aus Art. 2 Abs. 2 Satz 1 GG in Betracht kommt (Einschränkungsvorbehalt in Art. 2 Abs. 2 Satz 3 GG). Allerdings soll nach der Rechtsprechung des Bundesverfassungsgerichts zudem nur ein zielgerichteter (finaler) Grundrechtseingriff das Zitiererfordernis auslösen.</text:span><text:span text:style-name="T2"><text:note text:id="ftn1493" text:note-class="footnote"><text:note-citation>726</text:note-citation><text:note-body><text:p text:style-name="Footnote"><text:s/>Vgl. insoweit BVerfG, NJW 1999, S. 3399 ff. (3400) zum Transplantationsgesetz.</text:p></text:note-body></text:note></text:span><text:span text:style-name="T2"> Soweit der Gesetzgeber auf dem Gebiet der Triage tätig wird und er infolgedessen durch die Regelung in den Behandlungsanspruch des zurückgesetzten Patienten aus Art. 1 Abs. 1 Satz 2, Art. 2 Abs. 2 Satz 1 i.V.m. Art. 20 Abs. 1 GG bzw. aus Art. 3 Abs. 1 GG eingreift, ist dieser Patient zwar grundrechtlich betroffen. Jedoch liegt darin kein ausdrückliches an den Patienten adressiertes Ge- oder Verbot. Es erfolgt insoweit kein gezielter und gewollter Grundrechtseingriff bei ihm. Im Gegenteil ist die Regelung von dem letztlich lebens- und gesundheitsschützenden Ziel getragen, durch einen klaren rechtlichen Handlungsrahmen Rechtsunsicherheiten auszuräumen und damit eine bestmögliche Versorgung aller Patienten durch die Helfer zu gewähren. Mithin gilt das Zitiergebot des Art. 19 Abs. 1 Satz 2 GG für den Fall der Regelung der Triage nicht.</text:span></text:p>
      <text:p text:style-name="P32"><text:s/></text:p>
      <text:h text:style-name="Heading_20_3" text:outline-level="3">Gesetzgeberische Zuständigkeit</text:h>
      <text:p text:style-name="P1"><text:span text:style-name="T2">Die ärztliche Tätigkeit im Rahmen ziviler </text:span><text:span text:style-name="T3">Katastrophen</text:span><text:span text:style-name="T2"> untersteht gemäß Art. 30, 70 Abs. 1 GG mangels spezieller grundgesetzlicher Zuständigkeit</text:span><text:alphabetical-index-mark text:string-value="- gesetzgeberische" text:key1="Zuständigkeit"/><text:span text:style-name="T2">sregelung der Gesetzgebungskompetenz der einzelnen Bundesländer. Dafür haben die Länder jeweils eigene Katastrophenschutzgesetze erlassen.</text:span></text:p>
      <text:p text:style-name="P32"/>
      <text:p text:style-name="P32">Der Bund hat die Gesetzgebungskompetenz für die Triage gemäß Art. 73 Nr. 1 GG für den Verteidigungsfall einschließlich des Schutzes der Zivilbevölkerung, ist also für militärische Katastrophen zuständig. Er führt den Zivilschutz jedoch nicht selbst durch. Der Bund bedient sich bei der Ausführung des Zivilschutzes gemäß § 2 Abs. 1 Satz 1 ZSG der Bundesauftragsverwaltung (Art. 85 GG), d.h. die Länder handeln im Auftrag des Bundes, wobei sich die Durchführung grundsätzlich nach den Katastrophenschutzgesetzen der Länder richtet (Art. 2 Abs. 1 Satz 2 ZSG) und der Bund den Ländern dafür gemäß Art. 104a Abs. 2 GG die Kosten erstattet. Des Weiteren ist der Bund zuständig für das Sozialversicherungsrecht (Art. 74 Abs. 1 Nr. 12 GG) sowie für die öffentliche Fürsorge (Art. 74 Abs. 1 Nr. 7 GG) und damit auch hinsichtlich der medizinischen Versorgung im Rahmen der gesetzlichen Krankenversicherung (SGB V) und der Sozialhilfe (SGB XII).</text:p>
      <text:p text:style-name="P32"/>
      <text:p text:style-name="P1"><text:span text:style-name="T2">Bezüglich der Zuständigkeit für die Triage im Rahmen des Rettungswesens, also innerhalb eines Notfalleinsatzes unterhalb der Katastrophenschwelle, ist zunächst zwischen den organisatorisch und rechtlich getrennten Teilbereichen Rettungsdienst und Notarztdienst zu differenzieren. Der </text:span><text:span text:style-name="T3">Rettungsdienst</text:span><text:span text:style-name="T2"> ist Teil der öffentlichen Aufgabe der Daseinsvorsorge</text:span><text:span text:style-name="T2"><text:note text:id="ftn1494" text:note-class="footnote"><text:note-citation>727</text:note-citation><text:note-body><text:p text:style-name="P700"><text:span text:style-name="T13"><text:s/>Vgl. </text:span><text:span text:style-name="T15">Knuth</text:span><text:span text:style-name="T13">, Rechtsgrundlagen, in: Hempelmann/Adams/Sefrin (Hrsg.), Notfallmedizin, 1999, S. 429 (430).</text:span></text:p></text:note-body></text:note></text:span><text:span text:style-name="T2"> (im Speziellen der Gesundheitsvorsorge) und der Gefahrenabwehr</text:span><text:span text:style-name="T2"><text:note text:id="ftn1495" text:note-class="footnote"><text:note-citation>728</text:note-citation><text:note-body><text:p text:style-name="P700"><text:span text:style-name="T13"><text:s/>Vgl. </text:span><text:span text:style-name="T15">Ufer</text:span><text:span text:style-name="T13">, Rechtliche Grundlagen, in: Kühn/Luxem/Runggaldier (Hrsg.), Rettungsdienst, 2. Aufl., 2001, S. 765 ff. (767); </text:span><text:span text:style-name="T15">Holle/Pohl-Meuthen</text:span><text:span text:style-name="T13">, Rettungsdienst im Großschadensfall, 2002, S. 10; </text:span><text:span text:style-name="T15">Rieger</text:span><text:span text:style-name="T13">, in ders.</text:span><text:span text:style-name="T15"> (Hrsg.)</text:span><text:span text:style-name="T13">, Lexikon des Arztrechts, 2. Aufl., Stand 08/2005, Rettungsdienst (4540) Rn. 1 f., 34.</text:span></text:p></text:note-body></text:note></text:span><text:span text:style-name="T2">. Der Bund hat auch nach Art. 74 Abs. 1 Nr. 7, 12, 19 GG keine umfassende Zuständigkeit für diese Materie.</text:span><text:span text:style-name="T2"><text:note text:id="ftn1496" text:note-class="footnote"><text:note-citation>729</text:note-citation><text:note-body><text:p text:style-name="P700"><text:span text:style-name="T13"><text:s/>Vgl. </text:span><text:span text:style-name="T15">Lippert/Weissauer</text:span><text:span text:style-name="T13">, Das Rettungswesen, Organisation, Medizin, Recht, 1984 Rn. 33.</text:span></text:p></text:note-body></text:note></text:span><text:span text:style-name="T2"> Er hat seine Gesetzgebungskompetenz bezüglich der SAR (Search and Rescue), welche durch das Luftfahrtgesetz des Bundes geregelt wird, der Seenotrettung (Seeaufgabengesetz), die durch die Deutsche Gesellschaft zur Rettung Schiffbrüchiger (DGzRS) durchgeführt wird, sowie der Berufszulassung für das Rettungsfachpersonal (Rettungsassistentengesetz) wahrgenommen. Die Problematik der Triage obliegt als Teil der Notfallrettung und damit der Gefahrenabwehr mangels entsprechender ausdrücklicher Bundeszuweisung gemäß Art. 30, 70 Abs. 1 GG allein der Gesetzgebungskompetenz der Länder (besonderes Ordnungsrecht).</text:span><text:span text:style-name="T2"><text:note text:id="ftn1497" text:note-class="footnote"><text:note-citation>730</text:note-citation><text:note-body><text:p text:style-name="P700"><text:span text:style-name="T13"><text:s/>Vgl. </text:span><text:span text:style-name="T15">Fehn/Selen</text:span><text:span text:style-name="T13">, Rechtshdb. für Feuerwehr- u. Rettungsdienst, 2000, S. 98; </text:span><text:span text:style-name="T15">Schulte</text:span><text:span text:style-name="T13">, Rettungsdienst durch Private, 1999, S. 121 ff.; </text:span><text:span text:style-name="T15">ders.</text:span><text:span text:style-name="T13">, Rechtsgrundlagen, in: Crespin/Neff (Hrsg.), Hdb. der Sichtung, 2000, S. 44.</text:span></text:p></text:note-body></text:note></text:span><text:span text:style-name="T2"> Die Länder regeln die Rahmenbedingungen des Rettungsdienstes (Trägerschaft, Finanzierung, Anforderungen an die Struktur des Rettungsdienstes) durch die Rettungsdienstgesetze.</text:span><text:span text:style-name="T2"><text:note text:id="ftn1498" text:note-class="footnote"><text:note-citation>731</text:note-citation><text:note-body><text:p text:style-name="P700"><text:span text:style-name="T13"><text:s/>Insbesondere unter dem Aspekt der Bündelung der Maßnahmen zur Gefahrenabwehr fassen die Bundesländern die Regelungen des Katastrophenschutz, Rettungsdienstes und Brandschutzes jedoch zunehmend zu einem einzigen Gesetz zusammen.</text:span></text:p></text:note-body></text:note></text:span><text:span text:style-name="T2"> Aufgabe des </text:span><text:span text:style-name="T3">Notarztdienstes</text:span><text:span text:style-name="T2"> ist es durch notfallmedizinisch ausgebildete Ärzte im organisierten Zusammenwirken mit dem Rettungsdienst den Notfallpatienten – also solchen Patienten, die sich in Lebensgefahr befinden oder bei denen schwere gesundheitliche Schäden zu befürchten sind, wenn sie nicht umgehend medizinische Hilfe erhalten</text:span><text:span text:style-name="T2"><text:note text:id="ftn1499" text:note-class="footnote"><text:note-citation>732</text:note-citation><text:note-body><text:p text:style-name="P700"><text:span text:style-name="T13"><text:s/>Vgl. etwa § 2 Abs. 2 Satz 3 SächsBRKG (SächsGVBl. 2004, S. 245 ff.).</text:span></text:p></text:note-body></text:note></text:span><text:span text:style-name="T2"> – ärztliche Hilfe zukommen zu lassen. Aufgrund dieser Aufgabenstellung ist er vom sog. ärztlichen Notfalldienst (auch Not- oder Bereitschaftsdienst genannt) abzugrenzen. Dieser umfasst die ambulante ärztliche Versorgung der in freier Praxis niedergelassenen Ärzte mit deren typischen Mitteln für dringende Behandlungsfälle in solchen Zeiträumen, in denen üblicherweise keine Sprechstunden abgehalten werden.</text:span><text:span text:style-name="T2"><text:note text:id="ftn1500" text:note-class="footnote"><text:note-citation>733</text:note-citation><text:note-body><text:p text:style-name="P700"><text:span text:style-name="T13"><text:s/>s. zur Unterscheidung zwischen Notfall- und Notarztdienst etwa </text:span><text:span text:style-name="T15">Rieger</text:span><text:span text:style-name="T13">, Lexikon des Arztrechts, 1984 Rn. 1164, 1167. Die Teilnahmepflicht der niedergelassenen Ärzte ergibt sich aus § 26 MBO-Ä.</text:span></text:p></text:note-body></text:note></text:span><text:span text:style-name="T2"> Gemäß § 75 Abs. 1 Satz 2 SGB V umfasst der Sicherstellungsauftrag der Kassenärztlichen Vereinigungen und Kassenärztlichen Bundesvereinigungen grundsätzlich nur noch die vertragsärztliche Versorgung im Rahmen des Notfalldienstes, nicht aber (mehr) die notärztliche Versorgung im Rahmen des Rettungsdienstes (Notarztdienst), es sei denn das Landesrecht bestimmt etwas anders. Damit ist der „Notarzt im Rettungsdienst“ im Gegensatz zum Notfalldienst, wie der Rettungsdienst als solcher, unabhängig davon, ob der jeweilige Landesgesetzgeber von der ihm durch § 75 Abs. 1 Satz 2 SGB V eröffneten Möglichkeit Gebrauch macht, die notärztliche Versorgung im Rettungsdienst (wieder) zum Gegenstand der vertragsärztlichen Versorgung zu machen, eine dem „Primat des Landesrechts“ unterliegende Rechtsfigur.</text:span><text:span text:style-name="T2"><text:note text:id="ftn1501" text:note-class="footnote"><text:note-citation>734</text:note-citation><text:note-body><text:p text:style-name="P700"><text:span text:style-name="T13"><text:s/>Vgl. </text:span><text:span text:style-name="T15">BGH,</text:span><text:span text:style-name="T13"> NJW 2003, 1184 (1186).</text:span></text:p></text:note-body></text:note></text:span></text:p>
      <text:p text:style-name="P32"/>
      <text:p text:style-name="P32"/>
      <text:h text:style-name="Heading_20_2" text:outline-level="2">Verwaltungsrechtliche Bezüge</text:h>
      <text:p text:style-name="P29"/>
      <text:p text:style-name="P32">Entsprechend der Schwerpunktsetzung dieser Arbeit soll im Fortgang dargestellt werden, unter welchen weiteren rechtlichen Rahmenbedingungen die Triage insbesondere in der Katastrophenmedizin stattfindet. Dies wird v.a. im Hinblick auf den typischerweise im Rettungswesen oder in der Katastrophenhilfe triagierenden Arzt erfolgen. Jedoch gelten die folgenden verwaltungsrechtlichen Ausführungen, ebenso wie die hieran anschließenden straf- und zivilrechtlichen Aussagen, grundsätzlich für jede Person, die vor einem Massenanfall Hilfebedürftiger und damit dem Problem der Patientenauswahl steht.</text:p>
      <text:p text:style-name="P32"/>
      <text:p text:style-name="P32">Zunächst sollen die verwaltungsrechtlichen Probleme der Zuständigkeit sowie des Bestehens einer hinreichenden Ermächtigungsgrundlage für das Tätigwerden des Arztes untersucht werden. Dabei wird auch untersucht, wann die triagierende Person hoheitlich, also öffentlich-rechtlich tätig ist. Dies ist für sie eine essenzielle Frage. Denn von der Beantwortung dieser Frage hängt es ab, ob ihr Handeln dem Staat zuzurechnen ist und somit im Falle einer schuldhaften Schadensverursachung zunächst gemäß § 839 Abs. 1 BGB i.V.m. Art. 34 Satz 1 GG vorrangige Amtshaftungsansprüche gegenüber dem Staat bestehen. Die weiteren Voraussetzungen der Amtshaftung sollen erst im Kapitel zu den zivilrechtlichen Gesichtspunkten der Triage beantwortet werden. Dort wird auch dargestellt werden, wann der Triagearzt, im Falle des grundsätzlichen Eingreifens der Amtshaftung, mit Regressforderungen seitens des Staates rechnen muss. Dieses systematische Vorgehen entspricht der Zuweisung der sachlichen Zuständigkeit bezüglich der Amtshaftungs- und Regressansprüche an die Zivilgerichtsbarkeit gemäß Art. 34 Satz 3 GG bzw. gemäß § 40 Abs. 2 Satz 1 VwGO.</text:p>
      <text:p text:style-name="P32"/>
      <text:p text:style-name="P32">Des Weiteren stellen sich aus öffentlich-rechtlicher Sicht für den im Rahmen der Triage nachrangig eingestuften Patienten die Fragen, wie er möglicherweise verwaltungsgerichtlichen Rechtsschutz gegen seine rechtswidrige Einordnung erlangen kann bzw. wie er (im Todesfall seine Erben) die Rechtswidrigkeit der Triage in Bezug auf seine Person zumindest im Nachhinein, ggf. als Voraussetzung für mögliche Schadensersatz-, Entschädigungs- und/oder Schmerzensgeldansprüche, feststellen lassen kann. Zur Beantwortung dieser Problempunkte kommt es wiederum entscheidend auf die vorab zu klärende Rechtsnatur der Triage an.</text:p>
      <text:p text:style-name="P32"/>
      <text:h text:style-name="Heading_20_3" text:outline-level="3">Zuständigkeit im engeren Sinne</text:h>
      <text:p text:style-name="P26"><text:span text:style-name="T2">Die konkrete personelle Zuständigkeit</text:span><text:alphabetical-index-mark text:string-value="- im engeren Sinne" text:key1="Zuständigkeit"/><text:span text:style-name="T2"> für die Durchführung der Triage am Ort des Massenanfalls Hilfebedürftiger wird bisher in keinem deutschen Parlamentsgesetz explizit geregelt. Zur Bewältigung eines Schadensereignisses mit einer Vielzahl Verletzter oder Erkrankter hat sich in den letzten Jahren in allen Bundesländern immerhin die Funktion des sog. Leitenden Notarztes</text:span><text:alphabetical-index-mark text:string-value="Leitender Notarzt"/><text:span text:style-name="T2"> (LNA) etabliert.</text:span><text:span text:style-name="T2"><text:note text:id="ftn1502" text:note-class="footnote"><text:note-citation>735</text:note-citation><text:note-body><text:p text:style-name="P700"><text:span text:style-name="T13"><text:s/>Vgl. </text:span><text:span text:style-name="T15">Ufer</text:span><text:span text:style-name="T13">, Recht, in Crespin/Peter (Hrsg.), Hdb. für Organisatorische Leiter, 2. Aufl., 2002, S. 73 ff. (73 f.).</text:span></text:p></text:note-body></text:note></text:span><text:span text:style-name="T2"> Überwiegend ist er in den Rettungsdienstgesetzen verankert, z.T. aber auch in den Katastrophenschutzgesetzen.</text:span><text:span text:style-name="T2"><text:note text:id="ftn1503" text:note-class="footnote"><text:note-citation>736</text:note-citation><text:note-body><text:p text:style-name="P700"><text:span text:style-name="T13"><text:s/>So wurde in Rheinland-Pfalz der LNA in § 25 I 3 des Landesgesetzes über den Brandschutz, die Allgemeine Hilfe und den Katastrophenschutz (Fassung vom 05.04.2005, GVBl. S. 104) institutionalisiert und nicht im Rettungsdienstgesetz. Jedoch ist zu beachten, dass Rheinland-Pfalz (wie auch Nordrhein-Westfalen und Thüringen) auf die Ausrufung des „Katastrophenfalls“ verzichtet bzw. ihn mit anderen Worten beschreibt. Da die Grenzen zwischen Großschadensfall und Katastrophenfall fließend sind, sollen so ein nahtloser Übergang gewährleistet und Schwierigkeiten bei der Abgrenzung vermieden werden. Abdruck der insgesamt erlassenen Rechtsgrundlagen für Katastrophenschutz und Rettungsdienst übersichtsartig in: </text:span><text:span text:style-name="T15">Lüttgen/Mendel (Hrsg.)</text:span><text:span text:style-name="T13">, Hdb. des Rettungswesens, Stand 2000, B III; in: </text:span><text:span text:style-name="T15">Sefrin/Knuth/Stratmann</text:span><text:span text:style-name="T13"> (Hrsg.), Hdb. für den LNA, Stand 09/2005, II 1 ff., sowie in: </text:span><text:span text:style-name="T15">Wandel</text:span><text:span text:style-name="T13">, Notfallvorsorge, Bd. III, Katastrophenschutz, Stand 11/2005.</text:span></text:p></text:note-body></text:note></text:span><text:span text:style-name="T2"> Ihm werden darin regelmäßig in allgemeiner Form Leitungs-, Weisungs- bzw. Koordinationsaufgaben für den Bereich der ärztlichen Versorgung zugewiesen.</text:span><text:span text:style-name="T2"><text:note text:id="ftn1504" text:note-class="footnote"><text:note-citation>737</text:note-citation><text:note-body><text:p text:style-name="P700"><text:span text:style-name="T13"><text:s/>Vgl. etwa § 35 Abs. 2 Satz 1 SächsBRKG (SächsGVBl. 2004, S. 245 ff.). Zu den Rechtsgrundlagen des LNA in den Bundesländern siehe auch </text:span><text:span text:style-name="T15">Holle/Pohl-Meuthen</text:span><text:span text:style-name="T13">, Rettungsdienst im Großschadensfall, 2002, S. 27.</text:span></text:p></text:note-body></text:note></text:span><text:span text:style-name="T2"> Zur Konkretisierung sind die Länder teilweise den Verordnungsweg gegangen bzw. haben in groben Zügen durch Vorsorgepläne und Ablaufanweisungen Regelungen erlassen. Auf diesem Weg haben etwa Baden-Württemberg</text:span><text:span text:style-name="T2"><text:note text:id="ftn1505" text:note-class="footnote"><text:note-citation>738</text:note-citation><text:note-body><text:p text:style-name="P700"><text:span text:style-name="T13"><text:s/>Vgl. §§ 10 Abs. 3 Satz 3 RDG BW i.V.m. Kap. VII 2. Abschn. des Rettungsdienstplans BW 1995 – abgedr. in </text:span><text:span text:style-name="T15">Lüttgen/Mendel (Hrsg.)</text:span><text:span text:style-name="T13">, Hdb. des Rettungswesens, Stand 2000, B III.1.11.</text:span></text:p></text:note-body></text:note></text:span><text:span text:style-name="T2"> und Brandenburg</text:span><text:span text:style-name="T2"><text:note text:id="ftn1506" text:note-class="footnote"><text:note-citation>739</text:note-citation><text:note-body><text:p text:style-name="P700"><text:span text:style-name="T13"><text:s/>Vgl. § 19 Abs. 2 Nr. 2 der Brandenburgischen VO über den Landesrettungsdienstplan vom 24.2.1997 – abgedr. in </text:span><text:span text:style-name="T15">Lüttgen/Mendel (Hrsg.)</text:span><text:span text:style-name="T13">, Hdb. des Rettungswesens, Stand 2000, B III.12.3, sowie in: </text:span><text:span text:style-name="T15">Wandel</text:span><text:span text:style-name="T13">, Notfallvorsorge, Bd. III, Katastrophenschutz, Stand 11/2005, 31.1.</text:span></text:p></text:note-body></text:note></text:span><text:span text:style-name="T2"> dem LNA ausdrücklich die „Sichtung“ und Hessen</text:span><text:span text:style-name="T2"><text:note text:id="ftn1507" text:note-class="footnote"><text:note-citation>740</text:note-citation><text:note-body><text:p text:style-name="P700"><text:span text:style-name="T13"><text:s/>Vgl. § 16 Abs. 1 Nr. 3 Hess. VO zur Ausführung der §§ 5 und 6 (Rettungsdienstliche Versorgung bei größeren Schadensereignissen) HRDG vom 31.5.1999 - abgedr. in </text:span><text:span text:style-name="T15">Lüttgen/Mendel (Hrsg.)</text:span><text:span text:style-name="T13">, Hdb. des Rettungswesens, Stand 2000, B III.6.2.</text:span></text:p></text:note-body></text:note></text:span><text:span text:style-name="T2"> die Festlegung der „Behandlungs- und Transportprioritäten“ übertragen. Im Übrigen lässt sich die formale Triagekompetenz des LNA nur aus dem ihm allgemein eingeräumten medizinisch, fachlichen bzw. organisatorischen Weisungs- und Koordinierungsrecht gegenüber allem anderen ärztlichen Personal bzw. nichtärztlichen Hilfspersonal schließen.</text:span><text:span text:style-name="T2"><text:note text:id="ftn1508" text:note-class="footnote"><text:note-citation>741</text:note-citation><text:note-body><text:p text:style-name="P700"><text:span text:style-name="T13"><text:s/>Vgl. etwa Ziff. 6.2.1. Abs. 3 SächsLRettDP (SächsAbl 1994, Nr. 67, S. 1526 ff.); so i.E. auch </text:span><text:span text:style-name="T15">Schulte</text:span><text:span text:style-name="T13">, Rechtsgrundlagen, in: Crespin/Neff (Hrsg.), Hdb. der Sichtung, 2000, S. 41 ff. (42); ausführlich zum LNA zudem </text:span><text:span text:style-name="T15">Ufer</text:span><text:span text:style-name="T13">, Die Rechtsstellung des LNA, Rettungsdienst 1991, S. 311 ff., 382 ff.</text:span></text:p></text:note-body></text:note></text:span><text:span text:style-name="T2"> Denn zur wirksamen Patientenversorgung muss es ihm gestattet sein, den anderen Ärzten Behandlungsarten, -prioritäten und -reihenfolgen vorzugeben, sowie am Einsatzort anwesenden anderen geeigneten Personen die Aufgabe der Triage zuzuweisen. In der Praxis wird aus organisatorischen Gründen die Triage regelmäßig vom LNA auf einen erfahrenen Notarzt delegiert.</text:span><text:span text:style-name="T2"><text:note text:id="ftn1509" text:note-class="footnote"><text:note-citation>742</text:note-citation><text:note-body><text:p text:style-name="P708"><text:span text:style-name="T13"><text:s/>Vgl. </text:span><text:span text:style-name="T15">Sefrin/Knuth/Stratmann</text:span><text:span text:style-name="T13"> (Hrsg.), Hdb. für den LNA, Stand 09/2005, II 25, S. 8.</text:span></text:p></text:note-body></text:note></text:span><text:span text:style-name="T2"> Gliedert der LNA den Einsatzort taktisch in mehrere Einsatzabschnitte, so muss er sicherstellen, dass pro Einsatzabschnitt eine geeignete Person die dort befindlichen Patienten triagiert.</text:span><text:span text:style-name="T2"><text:note text:id="ftn1510" text:note-class="footnote"><text:note-citation>743</text:note-citation><text:note-body><text:p text:style-name="Footnote"><text:s/>Vgl. <text:span text:style-name="T25">Crespin/Peter</text:span> (Hrsg.), Hdb. für Organisatorische Leiter, 2002, S. 110.</text:p></text:note-body></text:note></text:span><text:span text:style-name="T2"> So ist dann auch in diesen Fällen die formale Triagekompetenz der die Patientenauswahl vornehmenden Person gegeben. Dementsprechend erfolgt die Konkretisierung der Koordinierungsfunktion seitens des LNA in § 19 Abs. 2 der Brandenburgischen Verordnung über den Landesrettungsdienstplan: (1) Lagebeurteilung hinsichtlich der Schadensart, des Schadensumfangs, der möglichen Folgegefährdungen sowie der Kapazitäten des Rettungsdienstes, (2) Schwerpunktbestimmung und die Art des medizinischen Einsatzes durch Sichtung, Festlegung der medizinischen Versorgung und der Transportmittel und –ziele, (3) Überwachung und Koordination der festgelegten Maßnahmen als Mitglied der Einsatzleitung in ständiger Abstimmung mit dieser.</text:span><text:span text:style-name="T2"><text:note text:id="ftn1511" text:note-class="footnote"><text:note-citation>744</text:note-citation><text:note-body><text:p text:style-name="P700"><text:span text:style-name="T13"><text:s/>Brandenburgische VO über den Landesrettungsdienstplan vom 24.2.1997 (abgedr. in </text:span><text:span text:style-name="T15">Lüttgen/Mendel (Hrsg.)</text:span><text:span text:style-name="T13">, Hdb. des Rettungswesens, Stand 2000, B III.12.3).</text:span></text:p></text:note-body></text:note></text:span></text:p>
      <text:p text:style-name="P46"/>
      <text:p text:style-name="P26"><text:span text:style-name="T2">Selbst wo eine solche landesrechtliche Konkretisierung der Koordinationsaufgaben des LNA nicht erfolgt ist, kann dessen umfassende formale Triagekompetenz aus der Koordinierungsfunktion unter Berücksichtigung der Empfehlungen der Deutschen Interdisziplinären Verbindung für Intensiv- und Notfallmedizin (DIVI), der BÄK zur Fortbildung des LNA</text:span><text:span text:style-name="T2"><text:note text:id="ftn1512" text:note-class="footnote"><text:note-citation>745</text:note-citation><text:note-body><text:p text:style-name="P700"><text:span text:style-name="T13"><text:s/>Vgl. </text:span><text:span text:style-name="T15">BÄK</text:span><text:span text:style-name="T13">, Empfehlungen zur Fortbildung als LNA, DÄBl. 1988, C-307 ff.</text:span></text:p></text:note-body></text:note></text:span><text:span text:style-name="T2"> (hier wird dessen Aufgabenbereich klar umrissen) sowie den entsprechenden Qualifikationsanforderungen für die landesrechtliche Bestellung zum LNA, die über die Qualifikation des Notarztes hinausgehende organisatorische und einsatztaktische Kenntnisse verlangen, geschlussfolgert werden. Der LNA ist danach ein Arzt, der am Notfallort bei einer großen Zahl Verletzter oder akut Erkrankter sowie bei außerordentlichen Notfällen und Gefahrenlagen alle medizinischen Maßnahmen zu leiten, zu koordinieren und zu überwachen hat. Er hat am Ort des Geschehens unter den gegebenen Bedingungen möglichst umgehend eine suffiziente, präklinische Erstversorgung vorzubereiten, um möglichst vielen Patienten ein Überleben zu sichern und Folgeschäden auf ein Mindestmaß zu reduzieren. Dazu gehört zunächst am Einsatzort eine Lagebeurteilung hinsichtlich der Art und Anzahl der Verletzten oder Erkrankten, der Schwere der gesundheitlichen Schädigung, zusätzlicher Gefährdungen, möglicher Folgegefährdungen sowie Kapazitäten an rettungsdienstlichem Personal, Material, Transporträumen und sekundären Behandlungsmöglichkeiten festzustellen. Der Ablauf des Einsatzes ist vom LNA durch die organisatorische Festlegung der medizinischen Versorgung (Bildung und Einsatz von Behandlungsteams, Festlegung von Behandlungs- und Transportprioritäten etc.) zu definieren.</text:span><text:span text:style-name="T2"><text:note text:id="ftn1513" text:note-class="footnote"><text:note-citation>746</text:note-citation><text:note-body><text:p text:style-name="P700"><text:span text:style-name="T13"><text:s/>Vgl. </text:span><text:span text:style-name="T15">Sefrin</text:span><text:span text:style-name="T13">, Notfallmedizin heute, in: ders. (Hrsg.), Notfalltherapie, 6. Aufl., 1999, S. 39 ff. (48 ff.). In DIN 13050 wird der LNA definiert als: „Ein im Rettungsdienst tätiger Arzt, der am Notfallort bei einer größeren Anzahl Verletzter, Erkrankter oder bei außergewöhnlichen Ereignissen alle medizinischen Maßnahmen zu leiten, zu koordinieren oder zu überwachen hat. Er verfügt über eine entsprechende Qualifikation. Der LNA übernimmt medizinische Führungs- und Leitungsaufgaben.“, abgedr. in </text:span><text:span text:style-name="T15">Dt. Institut für Normung e.V.</text:span><text:span text:style-name="T13"> (Hrsg.), Rettungsdienst-Normen, 2000; siehe auch </text:span><text:span text:style-name="T15">Sefrin/Knuth/Stratmann</text:span><text:span text:style-name="T13"> (Hrsg.), Hdb. für LNA, Stand 09/2005, II 25, S. 8 ff.</text:span></text:p></text:note-body></text:note></text:span></text:p>
      <text:p text:style-name="P46"/>
      <text:p text:style-name="P46">Insgesamt erscheinen jedoch die Aufgabenzuweisungen in Bezug auf die Durchführung der Triage immer noch zu dürftig, da sie regelmäßig allenfalls auf untergesetzlicher Ebene stattfinden und selbst dann in der Regel recht unpräzise normiert sind. Ohne entsprechend klare Zuständigkeitsregelungen riskiert der Gesetzgeber aber das Versagen der medizinischen Hilfe im Ernstfall. Er verstößt gegen seine Schutzpflichten in Bezug auf die Grundrechte der Patienten aus Art. 1 Abs. 1 Satz 2 und Art. 2 Abs. 2 Satz 1 GG. Es ist kaum zu erwarten, dass ein nicht speziell vorbereiteter und von der Verwaltung im Vorhinein eindeutig beauftragter Arzt spontan bereit ist, die Verantwortung für die Triage zu übernehmen, wenn er befürchten muss, mit anderen Einsatzkräften (z.B. von privaten Hilfsorganisationen, Feuerwehr, Bundeswehr), die auf ihren Organisations-, Ausführungs- und Zuständigkeitsvorschriften beharren, in ständigen Konflikt zu geraten.</text:p>
      <text:p text:style-name="P46"/>
      <text:h text:style-name="Heading_20_3" text:outline-level="3">Hoheitliches Handeln</text:h>
      <text:p text:style-name="P1"><text:span text:style-name="T2">Fraglich ist, wann die triagierende Person hoheitlich</text:span><text:alphabetical-index-mark text:string-value="Hoheitliches Handeln"/><text:span text:style-name="T2"> handelt. Dies ist insbesondere für die Frage der Ausübung eines öffentlichen Amtes als Voraussetzung für die Amtshaftung</text:span><text:alphabetical-index-mark text:string-value="Amtshaftung"/><text:span text:style-name="T2"> gemäß § 839 Abs. 1 Satz 1 BGB i.V.m. Art. 34 Satz 1 GG von Bedeutung. Der Beamtenstatus als solcher ist dafür weder erforderlich noch hinreichend. Nach dem insoweit maßgeblichen sog. weiten haftungsrechtlichen Beamtenbegriff ist dafür notwendig, dass die Zielsetzung, in deren Sinn die Person tätig wurde, öffentlich-rechtlicher Tätigkeit zuzurechnen ist und falls ja, ob zwischen dieser Zielsetzung und der schädigenden Handlung ein so enger äußerer und innerer Zusammenhang besteht, dass die Handlung noch als dem Bereich der hoheitlichen Betätigung angehörend angesehen werden muss. Die Wahrnehmung bürgerlich-rechtlicher Interessen bzw. die Betätigung eines Beamten im fiskalischen Bereich fallen nicht unter den Begriff der Ausübung eines öffentlichen Amtes.</text:span><text:span text:style-name="T2"><text:note text:id="ftn1514" text:note-class="footnote"><text:note-citation>747</text:note-citation><text:note-body><text:p text:style-name="P700"><text:span text:style-name="T13"><text:s/>Vgl. BGHZ 59, 310 (312 f.); 108, 230 (232); </text:span><text:span text:style-name="T15">Thomas</text:span><text:span text:style-name="T13">, in: Palandt, Komm., BGB, 60. Aufl., 2001, § 839 Rn. 27; </text:span><text:span text:style-name="T15">Peine</text:span><text:span text:style-name="T13">, Allg. VerwR, 6. Aufl., 2002 Rn. 401 f.; </text:span><text:span text:style-name="T15">Papier</text:span><text:span text:style-name="T13">, in: MK, BGB, 4. Aufl., 2004, § 839 Rn. 17 f., 127 ff.</text:span></text:p></text:note-body></text:note></text:span></text:p>
      <text:p text:style-name="P32"/>
      <text:h text:style-name="Heading_20_4" text:outline-level="4">Bei ärztlicher Tätigkeit im Allgemeinen</text:h>
      <text:p text:style-name="P1"><text:span text:style-name="T2">Nach gängiger Auffassung ist die allgemeine Heilbehandlung von Kranken regelmäßig keine Ausübung eines öffentlichen Amtes. Dies gilt auch für Behandlungen in öffentlich-rechtlich organisierten Krankenhäusern und selbst dann, wenn die Einweisung in ein Krankenhaus auf Vorgängen des öffentlichen Rechts beruht und wenn beamtete Ärzte auf Behandlungsseite tätig werden.</text:span><text:span text:style-name="T2"><text:note text:id="ftn1515" text:note-class="footnote"><text:note-citation>748</text:note-citation><text:note-body><text:p text:style-name="P700"><text:span text:style-name="T13"><text:s/>Vgl. BGHZ 4, 138 (152); 59, 310 (313); 108, 230 (233); OLG Koblenz, MedR 2000, 136 (137); </text:span><text:span text:style-name="T15">B.-R. Kern</text:span><text:span text:style-name="T13">, Die Haftpflicht des beamteten Arztes aus § 839 BGB, VersR 1981, S. 316 ff. (316); </text:span><text:span text:style-name="T15">Laufs</text:span><text:span text:style-name="T13">, in: ders./Uhlenbruck, Hdb. des Arztrechts, 3. Aufl., 2002, § 105 Rn. 11; </text:span><text:span text:style-name="T15">Katzenmeier</text:span><text:span text:style-name="T13">, Arzthaftung, 2002, S. 145; </text:span><text:span text:style-name="T15">Papier</text:span><text:span text:style-name="T13">, in: MK, BGB, 4. Aufl., 2004, § 839 Rn. 165 ff.</text:span></text:p></text:note-body></text:note></text:span><text:span text:style-name="T2"> Auch die ärztliche Versorgung des gesetzlich krankenversicherten Patienten beruht ungeachtet der öffentlich-rechtlichen Verflechtungen grundsätzlich auf einem privatrechtlichen Behandlungsvertrag mit dem Arzt.</text:span><text:span text:style-name="T2"><text:note text:id="ftn1516" text:note-class="footnote"><text:note-citation>749</text:note-citation><text:note-body><text:p text:style-name="P700"><text:span text:style-name="T13"><text:s/>Vgl. BGH, VersR 1961, 225 (226). Str., siehe zum Meinungsstand ausführlich unter § 8 B III 2 b.</text:span></text:p></text:note-body></text:note></text:span><text:span text:style-name="T2"> Dementsprechend handelt der Notfallarzt im kassenärztlichen Notfalldienst ebenfalls ausschließlich privatrechtlich. Der BGH hat außerdem entschieden, dass die Verpflichtung des Sozialhilfeträgers, dem Hilfebedürftigen Krankenhilfe zu leisten, sich nicht auf die Durchführung der Krankenbehandlung selbst erstreckt, diese daher ebenfalls nicht Ausübung eines öffentlichen Amtes ist.</text:span><text:span text:style-name="T2"><text:note text:id="ftn1517" text:note-class="footnote"><text:note-citation>750</text:note-citation><text:note-body><text:p text:style-name="P700"><text:span text:style-name="T13"><text:s/>Vgl. BGHZ 4, 138 (151).</text:span></text:p></text:note-body></text:note></text:span><text:span text:style-name="T2"> Etwas anderes gilt nur, wenn sich die ärztliche Maßnahme als Zwangsmaßnahme darstellt oder der Arzt mit ihr unmittelbar ein ihm übertragenes öffentliches Amt ausübt, wie etwa der Amtsarzt des Gesundheitsamtes</text:span><text:span text:style-name="T2"><text:note text:id="ftn1518" text:note-class="footnote"><text:note-citation>751</text:note-citation><text:note-body><text:p text:style-name="P700"><text:span text:style-name="T13"><text:s/>Vgl. BGHZ 59, 310 (313).</text:span></text:p></text:note-body></text:note></text:span><text:span text:style-name="T2"> oder der Truppenarzt der Bundeswehr</text:span><text:span text:style-name="T2"><text:note text:id="ftn1519" text:note-class="footnote"><text:note-citation>752</text:note-citation><text:note-body><text:p text:style-name="P700"><text:span text:style-name="T13"><text:s/>Vgl. BGHZ 108, 230 (234); BGH, NJW 1996, 2431 f. (auch die Heilbehandlung eines Soldaten, die im Auftrag der Bundeswehr durch Ärzte eines zivilen Krankenhauses durchgeführt wird); OLG Düsseldorf, NVwZ-RR 1999, S. 102 ff. (102); </text:span><text:span text:style-name="T15">B.-R. Kern</text:span><text:span text:style-name="T13">, Die Haftpflicht des beamteten Arztes aus § 839 BGB, VersR 1981, S. 316 ff. (316); </text:span><text:span text:style-name="T15">Katzenmeier</text:span><text:span text:style-name="T13">, Arzthaftung, 2002, S. 145; </text:span><text:span text:style-name="T15">Laufs</text:span><text:span text:style-name="T13">, in: ders./Uhlenbruck, Hdb. des Arztrechts, 3. Aufl., 2002, § 105 Rn. 10 m.w.Bsp.</text:span></text:p></text:note-body></text:note></text:span><text:span text:style-name="T2">.</text:span></text:p>
      <text:p text:style-name="P219"/>
      <text:p text:style-name="P219"/>
      <text:h text:style-name="Heading_20_3" text:outline-level="3">Im Rettungswesen</text:h>
      <text:p text:style-name="P1"><text:span text:style-name="T2">In Anlehnung</text:span><text:alphabetical-index-mark text:string-value="- im Rettungswesen" text:key1="Hoheitliches Handeln"/><text:span text:style-name="T2"> an die Beurteilung des Benutzungsverhältnisses eines Patienten zu einem öffentlichen Krankenhaus wird teilweise vertreten, dass bei der notärztlichen Behandlung von Notfallpatienten im Rettungswesen</text:span><text:alphabetical-index-mark text:string-value="Rettungswesen"/><text:span text:style-name="T6"> </text:span><text:span text:style-name="T2">ebenfalls eine privatrechtliche Rechtsbeziehung vorliegt, folglich kein Raum für eine Amtshaftung ist.</text:span><text:span text:style-name="T2"><text:note text:id="ftn1520" text:note-class="footnote"><text:note-citation>753</text:note-citation><text:note-body><text:p text:style-name="P700"><text:span text:style-name="T13"><text:s/>Vgl. </text:span><text:span text:style-name="T15">Lippert/Weissauer</text:span><text:span text:style-name="T13">, Das Rettungswesen, Organisation, Medizin, Recht, 1984 Rn. 499 f.; </text:span><text:span text:style-name="T15">Bloch</text:span><text:span text:style-name="T13">, Zur Amtshaftung bei rettungsdienstlichem Notarzteinsatz, NJW 1993, S. 1513 ff. (1515).</text:span></text:p></text:note-body></text:note></text:span><text:span text:style-name="T2"> Danach muss für dortige Fehler im Triageverfahren der handelnde Arzt unmittelbar selbst einstehen.</text:span></text:p>
      <text:p text:style-name="P32"/>
      <text:p text:style-name="P1"><text:span text:style-name="T2">Nach der Rechtsprechung des Bundesgerichtshofs wird jedoch, wenn in einem Bundesland der Rettungsdienst öffentlich organisiert ist und damit die Wahrnehmung der rettungsdienstlichen Aufgaben sowohl im Ganzen und als auch im Einzelfall der hoheitlichen Betätigung zuzurechnen sind, auch der Notarzt im Rahmen des Rettungsdiensteinsatzes hoheitlich tätig.</text:span><text:span text:style-name="T2"><text:note text:id="ftn1521" text:note-class="footnote"><text:note-citation>754</text:note-citation><text:note-body><text:p text:style-name="P700"><text:span text:style-name="T13"><text:s/>Vgl. BGH, NJW 1991, 2954 zu Nordrhein-Westfalen; BGHZ 120, 184 (187 f.) zu Bayern: „Er (der Notarztdienst) ist diesem (dem Rettungsdienst) jedoch funktionell dergestalt zugeordnet, dass er an dessen Qualifizierung als öffentlich-rechtliche Institution teil hat.“; ebenso zu Bayern: BGHZ 153, 268 (270 ff.) = NJW 2003, 1184 ff. (1185) und BGHZ 160, 216 = NJW 2005, 429 ff.</text:span></text:p></text:note-body></text:note></text:span><text:span text:style-name="T2"> Aus § 75 Abs. 1 Satz 2 SGB V folgt, dass der „Notarzt im Rettungsdienst“ eine grundsätzlich der Kompetenz der Länder unterliegende Rechtsfigur darstellt. Infolgedessen ist die Haftung für Fehler des Notarztes an der in dem jeweiligen Bundesland anzutreffenden Organisationsform des Rettungsdienstes auszurichten. Etwas anderes gilt nach ausdrücklicher Feststellung des Bundesgerichtshofs auch dann nicht, wenn der Landesgesetzgeber – wie in Bayern – von der durch § 75 Abs. 1 Satz 2 SGB V eröffneten Möglichkeit, die notärztliche Versorgung im Rahmen des Rettungsdienstes (wieder) zum Gegenstand der vertragsärztlichen Versorgung (einem Bereich, der an sich der Bundeskompetenz zuzuordnen ist) zu machen, Gebrauch gemacht hat.</text:span><text:span text:style-name="T2"><text:note text:id="ftn1522" text:note-class="footnote"><text:note-citation>755</text:note-citation><text:note-body><text:p text:style-name="P700"><text:span text:style-name="T13"><text:s/>Vgl. BGHZ 153, 268 (270 ff.) = NJW 2003, 1184 ff. (1185) und BGHZ 160, 216 = NJW 2005, 429 ff.</text:span></text:p></text:note-body></text:note></text:span><text:span text:style-name="T2"> Bisher hat der BGH zwar explizit nur anhand des Normengefüges der Landesrettungsdienste Bayern und Nordrhein-Westfahlen festgestellt, dass der Landesrettungsdienst öffentlich-rechtlich organisiert ist. Dies gilt aber zutreffenderweise auch für alle anderen Bundesländer.</text:span><text:span text:style-name="T2"><text:note text:id="ftn1523" text:note-class="footnote"><text:note-citation>756</text:note-citation><text:note-body><text:p text:style-name="P700"><text:span text:style-name="T13"><text:s/>So auch </text:span><text:span text:style-name="T15">Hausner</text:span><text:span text:style-name="T13">, Staatshaftung im Rettungswesen, MedR 1994, S. 435 ff. (437); </text:span><text:span text:style-name="T15">Fehn/Selen</text:span><text:span text:style-name="T13">, Rechtshandbuch für Feuerwehr- und Rettungsdienst, 2000, S. 140; </text:span><text:span text:style-name="T15">Fehn/Lechleuthner</text:span><text:span text:style-name="T13">, Amtshaftung bei notärztlichem Behandlungsfehler, MedR 2000, S. 114 ff. (120); für Baden-Württemberg: </text:span><text:span text:style-name="T15">Güntert/Albe</text:span><text:span text:style-name="T13">r, RettG BW, Komm., Stand Dez. 2003, § 2 Erl. 1. Für Rheinland-Pfalz ging der EuGH in seinem Urteil v. 25.10.2001 (Az.: C-475/99) ebenfalls vom „öffentlichen Rettungsdienst“ aus - vgl. http://europa.eu.int/cj/de/; a.A. für Baden-Württemberg, OLG Stuttgart, NJW 2004, 2987 f. - dem zu Recht entgegentretend </text:span><text:span text:style-name="T15">Ehmann</text:span><text:span text:style-name="T13">, Anwendung von Amtshaftungsgrundsätzen für die rettungsdienstliche Tätigkeit, NJW 2004, S. 2944 ff.</text:span></text:p></text:note-body></text:note></text:span><text:span text:style-name="T2"> Dies ergibt sich aus Folgendem:</text:span></text:p>
      <text:p text:style-name="P32"/>
      <text:p text:style-name="P1"><text:span text:style-name="T2">Die Tatsache der Übertragung von Aufgaben auf private Unternehmer allein, wie es alle Landesrettungsdienste erlauben</text:span><text:span text:style-name="T2"><text:note text:id="ftn1524" text:note-class="footnote"><text:note-citation>757</text:note-citation><text:note-body><text:p text:style-name="P700"><text:span text:style-name="T13"><text:s/>Vgl. etwa § 31 SächsBRKG (SächsGVBl. 2004, S. 245 ff.).</text:span></text:p></text:note-body></text:note></text:span><text:span text:style-name="T2">, führt nicht von vornherein zu dem Schluss, dass eine privatrechtliche Tätigkeit vorliegt. Denn Private können ebenfalls hoheitlich tätig werden, etwa als Beliehene (z.B. der Sachverständige des Technischen Überwachungsvereins - TÜV</text:span><text:span text:style-name="T2"><text:note text:id="ftn1525" text:note-class="footnote"><text:note-citation>758</text:note-citation><text:note-body><text:p text:style-name="P700"><text:span text:style-name="T13"><text:s/>Vgl. BVerfG, NJW 1987, 2501 f.; BGH, DVBl. 1993, 732 f.</text:span></text:p></text:note-body></text:note></text:span><text:span text:style-name="T2">) oder als Verwaltungshelfer (z.B. der Abschleppunternehmer</text:span><text:span text:style-name="T2"><text:note text:id="ftn1526" text:note-class="footnote"><text:note-citation>759</text:note-citation><text:note-body><text:p text:style-name="P700"><text:span text:style-name="T13"><text:s/>Vgl. BGH, NJW 1993, 1258 f.</text:span></text:p></text:note-body></text:note></text:span><text:span text:style-name="T2">).</text:span><text:span text:style-name="T2"><text:note text:id="ftn1527" text:note-class="footnote"><text:note-citation>760</text:note-citation><text:note-body><text:p text:style-name="P700"><text:span text:style-name="T13"><text:s/>s. dazu ausführlich, </text:span><text:span text:style-name="T15">Schulte</text:span><text:span text:style-name="T13">, Rettungsdienst durch Private, 1999, S. 84 ff.</text:span></text:p></text:note-body></text:note></text:span><text:span text:style-name="T2"> Der Rettungsdienst dient primär der Rettung von Menschenleben und der Bewahrung vor schweren gesundheitlichen Schäden. Das Leben und die körperliche Unversehrtheit sind subjektive Rechtsgüter und damit Bestandteile der öffentlichen Sicherheit, deren Verteidigung wiederum eine klassische Aufgabe der Gefahrenabwehr ist. Diese Gefahrenabwehr ist stets öffentlich-rechtlich. Der Aspekt der Gefahrenabwehr tritt besonders deutlich bei der Notfallrettung hervor, da die Notfallrettung durch die zeitliche Nähe zum Schadensereignis und die hohe Wahrscheinlichkeit des Eintritts weiterer Schäden geprägt wird. Aber auch der Krankentransport muss unvermittelt auftretenden Notfallsituationen im Wege der Gefahrenabwehr qualifiziert und hinreichend ausgestattet begegnen. Folglich ist der Rettungsdienst als solches im Allgemeinen hoheitlicher Verwaltung zuzurechnen.</text:span><text:span text:style-name="T2"><text:note text:id="ftn1528" text:note-class="footnote"><text:note-citation>761</text:note-citation><text:note-body><text:p text:style-name="P700"><text:span text:style-name="T13"><text:s/>So auch </text:span><text:span text:style-name="T15">Papier</text:span><text:span text:style-name="T13">, in: Maunz/Dürig (Hrsg.), Komm., GG, 1998, Art. 34 Rn. 139; ders., in: MK, BGB, 4. Aufl., 2004, § 839 Rn. 164; </text:span><text:span text:style-name="T15">Rieger</text:span><text:span text:style-name="T13">, in ders. (Hrsg.), Lexikon des Arztrechts, 2. Aufl., Stand 08/2005, Rettungsdienst (4540) Rn. 34.</text:span></text:p></text:note-body></text:note></text:span><text:span text:style-name="T2"> Daneben dient das Rettungswesen zwar auch der Daseins-, insbesondere der Gesundheitsvorsorge, die nur dann von der hoheitlichen Verwaltung umfasst wird, wenn der Staat die Wahrnehmung dieser Aufgabe öffentlich-rechtlich organisiert hat. Dafür, dass der Rettungsdienst in allen Bundesländern insgesamt öffentlich-rechtlich organisiert ist</text:span><text:span text:style-name="T2"><text:note text:id="ftn1529" text:note-class="footnote"><text:note-citation>762</text:note-citation><text:note-body><text:p text:style-name="P700"><text:span text:style-name="T13"><text:s/>Ausdrücklich von einem „öffentlich-rechtlich organisierten System der Daseinsvorsorge und Gefahrenabwehr“ geht z.B. auch Ziff. 2 Satz 1 SächsLRettDP (SächsAbl 1994, Nr. 67, S. 1526 ff.) aus.</text:span></text:p></text:note-body></text:note></text:span><text:span text:style-name="T2">, spricht jedoch, dass regelmäßig die Trägerschaft der Rettungsdienste den kreisfreien Städten und Landkreisen bzw. von ihnen zu bildenden Rettungszweckverbänden zugeordnet ist</text:span><text:span text:style-name="T2"><text:note text:id="ftn1530" text:note-class="footnote"><text:note-citation>763</text:note-citation><text:note-body><text:p text:style-name="P700"><text:span text:style-name="T13"><text:s/>Vgl. etwa §§ 3 f. SächsBRKG.</text:span></text:p></text:note-body></text:note></text:span><text:span text:style-name="T2">, öffentlich-rechtliche Verträge mit den privaten Organisationen, die die Aufgaben vor Ort konkret durchführen, geschlossen werden</text:span><text:span text:style-name="T2"><text:note text:id="ftn1531" text:note-class="footnote"><text:note-citation>764</text:note-citation><text:note-body><text:p text:style-name="P700"><text:span text:style-name="T13"><text:s/>Vgl. etwa § 31 SächsBRKG.</text:span></text:p></text:note-body></text:note></text:span><text:span text:style-name="T2"> und z.B. für die Krankenhausträger eine gesetzliche Verpflichtung besteht, Notärzte für den Rettungsdienst bereitzustellen</text:span><text:span text:style-name="T2"><text:note text:id="ftn1532" text:note-class="footnote"><text:note-citation>765</text:note-citation><text:note-body><text:p text:style-name="P700"><text:span text:style-name="T13"><text:s/>Vgl. etwa § 28 Abs. 3 Satz 1 SächsBRKG.</text:span></text:p></text:note-body></text:note></text:span><text:span text:style-name="T2">. Zudem bilden der Notarzt und die sonstigen am Rettungsdiensteinsatz beteiligten Personen im notärztlichen Rettungseinsatz eine Funktionseinheit, sodass es sachgerecht ist, alle diese Personen einem einheitlichen öffentlich-rechtlichen Haftungsregime zu unterwerfen.</text:span><text:span text:style-name="T2"><text:note text:id="ftn1533" text:note-class="footnote"><text:note-citation>766</text:note-citation><text:note-body><text:p text:style-name="P700"><text:span text:style-name="T13"><text:s/>Vgl. BGH, NJW 2003, 1184 (1186).</text:span></text:p></text:note-body></text:note></text:span></text:p>
      <text:p text:style-name="P219"/>
      <text:h text:style-name="Heading_20_4" text:outline-level="4">In der Katastrophenhilfe</text:h>
      <text:p text:style-name="P27"><text:span text:style-name="T2">Bei der Katastrophenhilfe</text:span><text:alphabetical-index-mark text:string-value="- in der Katastrophenhilfe" text:key1="Hoheitliches Handeln"/><text:span text:style-name="T2"> wird ungeachtet der unterschiedlichen Nähe der Rechtsbeziehungen zwischen den Katastrophenhelfern und dem Staat einheitlich von einem „öffentlich-rechtlichen Dienstverhältnis besonderer Art“ ausgegangen. In Erfüllung der Staatsaufgaben Gefahrenabwehr und Bevölkerungsschutz üben die bei der Katastrophenhilfe</text:span><text:alphabetical-index-mark text:string-value="Katastrophenhilfe"/><text:span text:style-name="T2"> eingesetzten Personen eine hoheitliche Tätigkeit aus.</text:span><text:span text:style-name="T2"><text:note text:id="ftn1534" text:note-class="footnote"><text:note-citation>767</text:note-citation><text:note-body><text:p text:style-name="P700"><text:span text:style-name="T13"><text:s/>Vgl. OLG Düsseldorf, VersR 1971, 185; </text:span><text:span text:style-name="T15">Fuchs/Will</text:span><text:span text:style-name="T13">, KatSG NW, 1984, § 12 Ziff. 3; </text:span><text:span text:style-name="T15">Wien</text:span><text:span text:style-name="T13">, Katastrophenschutz u. Katastrophenhilfe, 2000, S. 78. Selbstverständlich von Amtshaftung u. hoheitlichem Handeln ausgehend </text:span><text:span text:style-name="T15">Bender</text:span><text:span text:style-name="T13">, Katastrophenschutz (2840), in: Rieger (Hrsg.), Lexikon des Arztrechts, 2. Aufl., Stand 08/2005 Rn. 24; ebenso für Österreich, </text:span><text:span text:style-name="T15">Aigner</text:span><text:span text:style-name="T13">, Zur Haftung von Notarzt u. Sanitäter, RdM 2002, S. 100 ff. (109).</text:span></text:p></text:note-body></text:note></text:span></text:p>
      <text:p text:style-name="P32"/>
      <text:h text:style-name="Heading_20_3" text:outline-level="3">Befugnisnorm</text:h>
      <text:h text:style-name="Heading_20_4" text:outline-level="4">Notwendigkeit</text:h>
      <text:p text:style-name="P1"><text:span text:style-name="T2">Die bloße Aufgabenzuweisung</text:span><text:alphabetical-index-mark text:string-value="- Notwendigkeit" text:key1="Befugnisnorm"/><text:span text:style-name="T2"> bzw. Zuständigkeitsregelung rechtfertigt noch kein Tätigwerden der Verwaltung gegenüber dem Bürger. Die Zuständigkeit besagt nur, dass sich die Behörde, also konkret die triagierende Person, mit einer bestimmten Aufgabe befassen darf. Aus dem in Art. 20 Abs. 3 GG i.V.m. dem Rechtsstaats- und Demokratieprinzip verankerten allgemeinen Gesetzesvorbehalt folgt, dass die Verwaltung in einer die Grundrechte der Bürger beeinträchtigenden Weise grundsätzlich nur tätig werden darf, wenn sie dazu durch ein Gesetz ermächtigt ist (Ermächtigungsgrundlage</text:span><text:alphabetical-index-mark text:string-value="Ermächtigungsgrundlage"/><text:span text:style-name="T2">) bzw. ihr eine gesetzliche Anordnungsbefugnis eingeräumt ist (Befugnisnorm). Eingriffe in Grundrechte müssen durchweg auf eine gesetzliche Grundlage gestellt werden. Ob und inwieweit der Gesetzesvorbehalt die Leistungsverwaltung umfasst, ist noch nicht abschließend geklärt. Die Vorenthaltung einer staatlichen Leistung kann den Bürger in seinen Grundrechten jedoch unter Umständen noch gravierender treffen als ein Eingriff. Richtigerweise muss es daher in Anlehnung an die Wesentlichkeitsrechtsprechung des Bundesverfassungsgerichts darauf ankommen, ob durch die (Nicht-)Leistungsgewährung Grundrechte von Betroffenen wesentlich berührt werden oder nicht.</text:span><text:span text:style-name="T2"><text:note text:id="ftn1535" text:note-class="footnote"><text:note-citation>768</text:note-citation><text:note-body><text:p text:style-name="P700"><text:span text:style-name="T13"><text:s/>Vgl. BVerfGE 40, 236 (248 ff.); 48, 210 (221); </text:span><text:span text:style-name="T15">Wolff/Bachof/Stober</text:span><text:span text:style-name="T13">, VerwR, Bd. I, 11. Aufl., 1999, § 30 Rn. 18 ff.; </text:span><text:span text:style-name="T15">Maurer</text:span><text:span text:style-name="T13">, Allg. VerwR, 14. Aufl., 2002, § 6 Rn. 3 ff., 10 ff.</text:span></text:p></text:note-body></text:note></text:span></text:p>
      <text:p text:style-name="P32"/>
      <text:p text:style-name="P1"><text:span text:style-name="T2">Durch die Triage des Arztes werden die Grundrechte auf Leben und körperliche Unversehrtheit der nachrangig eingestuften Patienten betroffen. Unabhängig davon, ob das Handeln des triagierenden Arztes im Schwergewicht primär als positives Tun (etwa durch die Zuordnung des Patienten in eine nachrangige Behandlungskategorie oder durch Erteilung von Weisungen an nachgeordnetes Behandlungspersonal) oder als Unterlassen (etwa durch das Nichtbehandeln des als nachrangig eingestuften Patienten) anzusehen ist, liegt in Bezug auf den nachrangig eingestuften Patienten ein Eingriff vor.</text:span><text:span text:style-name="T2"><text:note text:id="ftn1536" text:note-class="footnote"><text:note-citation>769</text:note-citation><text:note-body><text:p text:style-name="P700"><text:span text:style-name="T13"><text:s/>Vgl. insoweit zum Transplantationsgesetz etwa BVerfG, NJW 1999, S. 3399 ff. (3401), welches als Kehrseite eines Behandlungsverbotes gegenüber dem ggf. behandlungswilligen Arzt, aufgrund der Bedeutung der Schutzverbürgungen des Art. 2 Abs. 2 GG ebenfalls einen Grundrechtseingriff beim Patienten bejaht.</text:span></text:p></text:note-body></text:note></text:span><text:span text:style-name="T2"> Denn bei Annahme eines aktiven Handelns wird der nachrangig eingestufte Patient direkt in seinen Grundrechten belastet, sodass ein die Befugnisnorm erfordernder Eingriff vorliegt. Im Falle der Annahme des Unterlassens liegt die Nichterfüllung eines originären (Art. 1 Abs. 1 Satz 1, 2 Abs. 2 Satz 1 i.V.m. Art. 20 Abs. 1 GG) bzw. derivativen (Art. 3 Abs. 1 GG) Behandlungsanspruchs und damit die Nichterfüllung einer öffentlich-rechtlichen Behandlungspflicht vor. Für einen Eingriff in das Recht auf Leben und körperliche Unversehrtheit genügt es bereits, wenn ein Grundrechtsadressat entgegen seiner Pflicht zum Handeln dem Betroffenen nicht die geschuldete Hilfe zukommen lässt. Ein weitergehender Erfolg, eine Gefährdung oder Verletzung der körperlichen Unversehrtheit, ist nicht erforderlich.</text:span><text:span text:style-name="T2"><text:note text:id="ftn1537" text:note-class="footnote"><text:note-citation>770</text:note-citation><text:note-body><text:p text:style-name="P700"><text:span text:style-name="T13"><text:s/>Ebenso für die Schweiz, </text:span><text:span text:style-name="T15">Schott</text:span><text:span text:style-name="T13">, Patientenauswahl und Organallokation, 2001, S. 80 f.</text:span></text:p></text:note-body></text:note></text:span><text:span text:style-name="T2"> Die Begrenzung der öffentlich-rechtlichen Behandlungspflicht erfolgt erst auf der Ebene der Prüfung der Rechtswidrigkeit des Eingriffs. Selbst wenn man das Vorgehen des Arztes insgesamt als leistende Verwaltung in Form der Gewährung von gesundheitlichen Leistungen ansieht, liegt in der Nichtgewährung dieser Leistungen, auf die ein verfassungsrechtlicher Anspruch besteht, wegen der transzendenten Bedeutung von Leben und Gesundheit jedenfalls eine so wesentliche Berührung der Grundrechte der nachrangig betroffenen Patienten, dass es auch in diesem Falle einer konkreten Befugnisnorm bedarf. Aufgrund der immanenten Bedeutung der Patientenauswahlregelung für die Betroffenen, für die es im Extremfall um Leben oder Tod geht, reicht als Befugnisnorm zudem nicht nur eine Rechtsverordnung, sondern es bedarf eines Gesetzes im formellen Sinn, also eines Parlamentsgesetzes. Derartig wichtige Entscheidungen sind nach dem Demokratie- und Rechtsstaatsprinzip vom Gesetzgeber selbst zu treffen und dürfen nicht vollständig der Verwaltung überlassen werden.</text:span><text:span text:style-name="T2"><text:note text:id="ftn1538" text:note-class="footnote"><text:note-citation>771</text:note-citation><text:note-body><text:p text:style-name="P700"><text:span text:style-name="T13"><text:s/>s. zur Parallelproblematik des Erfordernisses einer gesetzlichen Regelung für die Triage bereits § 7 D.</text:span></text:p></text:note-body></text:note></text:span></text:p>
      <text:p text:style-name="P32"/>
      <text:p text:style-name="P1"><text:span text:style-name="T2">Gegen das Erfordernis einer Befugnisnorm für die Triage könnte eingewendet werden, dass der Gesetzesvorbehalt im Bereich der Leistungsverwaltung nur für „Normalfälle“ gefordert werden kann, also für Leistungen die für einen größeren Personenkreis und/oder eine längere Zeit vergeben werden und nicht für „überraschend auftretende Notfälle“, wie etwa Katastrophen. In solchen Notfällen könnte dann eine Art subsidiäre „Notkompetenz der Verwaltung“ vorliegen, sodass die Soforthilfe auch ohne Befugnisnorm rechtmäßig gewährt werden kann.</text:span><text:span text:style-name="T2"><text:note text:id="ftn1539" text:note-class="footnote"><text:note-citation>772</text:note-citation><text:note-body><text:p text:style-name="P700"><text:span text:style-name="T13"><text:s/>Vgl. </text:span><text:span text:style-name="T15">Maurer</text:span><text:span text:style-name="T13">, Allg. VerwR, 14. Aufl., 2002, § 6 Rn. 15.</text:span></text:p></text:note-body></text:note></text:span><text:span text:style-name="T2"> Dieser Einwand geht jedoch im Fall der Triage grundsätzlich fehl: Zum einen kann aufgrund der Zunahme von Massenanfällen Hilfebedürftiger</text:span><text:span text:style-name="T2"><text:note text:id="ftn1540" text:note-class="footnote"><text:note-citation>773</text:note-citation><text:note-body><text:p text:style-name="Footnote"><text:s/>Zur steigenden Tendenz siehe ausführlich unter § 2 A I.</text:p></text:note-body></text:note></text:span><text:span text:style-name="T2"> von einem „überraschend auftretenden Notfall“ im vorgenannten Sinne kaum noch die Rede sein. Im Einzelfall wird der „Massenanfall Hilfebedürftiger“ zwar fast immer überraschend sein. Jedoch ist generell aus Sicht des Gesetzgebers, und allein auf die kommt es insoweit an, vermehrt mit derartigen Konstellationen zu rechnen, sodass er zu einer diesbezüglichen Befugnisregelung für den „Ernstfall“ verpflichtet ist. Zum anderen ist zu berücksichtigen, dass es bei der Triage eben gerade nicht nur um Leistungsgewährung, also Soforthilfe die sonst nicht rechtmäßig gewährt werden könnte geht, sondern im Gegenzug eben auch um die Nichtgewährung von Leistungen an bestimmte anspruchsberechtigte Personen. In Anbetracht der beschränkten Mittel müssen daher in einer Befugnisnorm auch die Grenzen und das Auswahlverfahren, also die Voraussetzungen für die Ablehnung der beanspruchten medizinischen Leistungen, festgelegt werden. Im Ergebnis kann mithin für den Fall der Triage bei Nichtvorliegen einer Befugnisnorm regelmäßig keine „Notkompetenz der Verwaltung“ angenommen werden.</text:span><text:span text:style-name="T2"><text:note text:id="ftn1541" text:note-class="footnote"><text:note-citation>774</text:note-citation><text:note-body><text:p text:style-name="P700"><text:span text:style-name="T13"><text:s/>Etwas anderes mag z.B. für den ersteintreffenden Notarzt bzw. Rettungsassistenten/Rettungssanitäter gelten, der die originär dem LNA übertragene Aufgabe bis zu dessen Zurverfügungstehen i.R. seiner „Notkompetenz“ übernehmen muss. Vgl. zu dieser Verpflichtung etwa </text:span><text:span text:style-name="T15">Ufer</text:span><text:span text:style-name="T13">, Recht, in: Crespin/Peter (Hrsg.), Hdb. für Organisatorische Leiter, 2. Aufl., 2002, S. 73 ff. (76, 84 f.) sowie s.u. unter § 8 A II 3 („Triagepflicht für alle“).</text:span></text:p></text:note-body></text:note></text:span></text:p>
      <text:p text:style-name="P32"/>
      <text:h text:style-name="Heading_20_4" text:outline-level="4">Fehlen</text:h>
      <text:p text:style-name="P1"><text:span text:style-name="T2">Wie bereits</text:span><text:alphabetical-index-mark text:string-value="- Fehlen" text:key1="Befugnisnorm"/><text:span text:style-name="T2"> mehrfach festgestellt wurde, kennt das deutsche Recht keine gesetzliche Regelung der Triage.</text:span><text:span text:style-name="T2"><text:note text:id="ftn1542" text:note-class="footnote"><text:note-citation>775</text:note-citation><text:note-body><text:p text:style-name="Footnote"><text:s/>s. dazu etwa unter § 5, § 7 D, E III 2.</text:p></text:note-body></text:note></text:span><text:span text:style-name="T2"> So verwundert es nicht, dass auch die dafür erforderliche Befugnisnorm im formellen Gesetzessinn nicht vorliegt. Zwar war dem Gesetzgeber die Möglichkeit eines Massenanfalls Hilfebedürftiger durchaus bewusst, andernfalls hätte er nicht die Funktion des LNA geschaffen. Zumindest auf untergesetzlicher Ebene hat er ihm auch regelmäßig die Aufgabe der Triage zugeordnet. Allerdings hat er daraus nicht die weitere notwendige Konsequenz gezogen, die Schaffung einer gesetzlichen Ermächtigungsgrundlage für den LNA zur Durchführung der Triage.</text:span></text:p>
      <text:p text:style-name="P32"/>
      <text:p text:style-name="P1"><text:span text:style-name="T2">Als Befugnisnormen für die Triage kommen allenfalls noch die Generalermächtigungsnormen</text:span><text:alphabetical-index-mark text:string-value="Generalermächtigungsnormen"/><text:span text:style-name="T2"> in Betracht: im Katastrophenfall der Landeskatastrophenschutzgesetze, im Rettungsdienst – da die Landesrettungsdienstgesetze regelmäßig keine Generalermächtigungsnorm kennen – subsidiär der Landespolizeigesetze (sog. Ergänzungslehre), da jedenfalls die Notfallrettung als zur Gefahrenabwehr zugehörig einzustufen ist</text:span><text:span text:style-name="T2"><text:note text:id="ftn1543" text:note-class="footnote"><text:note-citation>776</text:note-citation><text:note-body><text:p text:style-name="P700"><text:span text:style-name="T13"><text:s/>Vgl. </text:span><text:span text:style-name="T15">Schulte</text:span><text:span text:style-name="T13">, Rechtsgrundlagen, in Crespin/Neff (Hrsg.), Hdb. der Sichtung, 2000, S. 40 ff. (44); zur Notfallrettung als Gefahrenabwehr siehe auch </text:span><text:span text:style-name="T15">ders.</text:span><text:span text:style-name="T13">, Rettungsdienst durch Private, 1999, S. 121 ff.</text:span></text:p></text:note-body></text:note></text:span><text:span text:style-name="T2">. So lautet etwa die Generalermächtigungsnorm des § 3 Abs. 1 SächsPolG</text:span><text:span text:style-name="T2"><text:note text:id="ftn1544" text:note-class="footnote"><text:note-citation>777</text:note-citation><text:note-body><text:p text:style-name="Footnote"><text:s/>SächsGVBl 1999, S. 466 ff.</text:p></text:note-body></text:note></text:span><text:span text:style-name="T2">: </text:span></text:p>
      <text:p text:style-name="P32"/>
      <text:p text:style-name="P282"><text:span text:style-name="T2">„</text:span><text:span text:style-name="T2">Die Polizei kann innerhalb der durch das Recht gesetzten Schranken die erforderlichen Maßnahmen treffen, um eine im einzelnen Falle bestehende Gefahr für die öffentliche Sicherheit und Ordnung abzuwehren, soweit die Befugnisse der Polizei nicht besonders geregelt sind.“ <text:tab/></text:span></text:p>
      <text:p text:style-name="P32"/>
      <text:p text:style-name="P1"><text:span text:style-name="T2">Zwar besteht die konkrete Gefahr einer fortdauernden Verletzung der körperlichen Unversehrtheit bzw. sogar des Todeseintritts für die Hilfebedürftigen mithin für ein subjektives Rechtsgut, welches vom Schutzbereich der öffentlichen Sicherheit umfasst wird. Allerdings können die Gefahrabwehrmaßnahmen grundsätzlich nur gegenüber dem Verursacher der Gefahr ergriffen werden, dem sog. Verhaltensstörer.</text:span><text:span text:style-name="T2"><text:note text:id="ftn1545" text:note-class="footnote"><text:note-citation>778</text:note-citation><text:note-body><text:p text:style-name="P700"><text:span text:style-name="T13"><text:s/>Vgl. etwa § 4 Abs. 1 SächsPolG.</text:span></text:p></text:note-body></text:note></text:span><text:span text:style-name="T2"> Die Hilfebedürftigen haben die Gefahr für sich und die übrigen Hilfebedürftigen jedoch regelmäßig gerade nicht durch eigenes Handeln unmittelbar verursacht bzw. ihr Vorverhalten hinsichtlich ihrer Erkrankung bzw. Verletzung stellt in aller Regel ein von der Rechtsordnung toleriertes sozialübliches Risiko dar.</text:span><text:span text:style-name="T2"><text:note text:id="ftn1546" text:note-class="footnote"><text:note-citation>779</text:note-citation><text:note-body><text:p text:style-name="P700"><text:span text:style-name="T13"><text:s/>s. zum „polizeirechtlichen Verursacherbegriff“ nur </text:span><text:span text:style-name="T15">Tettinger</text:span><text:span text:style-name="T13">, Besonderes VerwR/1, 6. Aufl., 2001 Rn. 333; </text:span><text:span text:style-name="T15">Schenke</text:span><text:span text:style-name="T13">, Polizei- und Ordnungsrecht, 2002 Rn. 241 ff.</text:span></text:p></text:note-body></text:note></text:span><text:span text:style-name="T2"> Die Hilfebedürftigen sind vielmehr selbst Opfer ihnen nicht zurechenbarer äußerer Ereignisse geworden (z.B. eines Bombenanschlages, eines Zugunglücks, einer Massenepidemie). Daher kommt allenfalls eine Inanspruchnahme der nachrangig eingestuften Patienten als Unbeteiligte, als sog. Nichtstörer, in Betracht.</text:span><text:span text:style-name="T2"><text:note text:id="ftn1547" text:note-class="footnote"><text:note-citation>780</text:note-citation><text:note-body><text:p text:style-name="P700"><text:span text:style-name="T13"><text:s/>Vgl. z.B. § 7 I SächsPolG.</text:span></text:p></text:note-body></text:note></text:span><text:span text:style-name="T2"> Tatbestandsvoraussetzung des polizeilichen Notstandes ist jedoch, dass die Inanspruchnahme dem Unbeteiligten zumutbar ist, d.h. dass ihm dadurch keine erhebliche eigene Gefährdung droht.</text:span><text:span text:style-name="T2"><text:note text:id="ftn1548" text:note-class="footnote"><text:note-citation>781</text:note-citation><text:note-body><text:p text:style-name="P700"><text:span text:style-name="T13"><text:s/>Vgl. </text:span><text:span text:style-name="T15">Schenke</text:span><text:span text:style-name="T13">, Polizei- und Ordnungsrecht, 2002 Rn. 381; ausdrücklich normiert etwa in § 9 I Nr. 4 Hessisches Gesetz über die öffentliche Sicherheit und Ordnung.</text:span></text:p></text:note-body></text:note></text:span><text:span text:style-name="T2"> Die Heranziehung des Nichtstörers ist unverhältnismäßig und muss daher stets unterbleiben, wenn dieser dadurch einer Gefahr für sein Leben oder seine körperliche Unversehrtheit ausgesetzt ist.</text:span><text:span text:style-name="T2"><text:note text:id="ftn1549" text:note-class="footnote"><text:note-citation>782</text:note-citation><text:note-body><text:p text:style-name="P700"><text:span text:style-name="T13"><text:s/>So ausdrücklich z.B. </text:span><text:span text:style-name="T15">Belz</text:span><text:span text:style-name="T13">, Polizeigesetz des Freistaates Sachsen, Komm., 3. Aufl., 1999, § 7 Rn. 9.</text:span></text:p></text:note-body></text:note></text:span><text:span text:style-name="T2"> Dies ist bei dem im Rahmen der Triage nachrangig eingestuften Patienten freilich gerade die Folge.</text:span></text:p>
      <text:p text:style-name="P32"/>
      <text:p text:style-name="P32">Des Weiteren genügen sämtliche in Frage kommenden Generalermächtigungsnormen, polizeirechtliche wie katastrophenschutzrechtliche, nicht den aus dem Vorbehalt des Gesetzes zu folgernden Bestimmtheitsanforderungen hinsichtlich der Durchführung der Triage. Die Generalermächtigungsnormen der Landeskatastrophenschutzgesetze lauten in Bezug auf das Tätigwerden der Katastrophenschutzbehörde etwa folgendermaßen:</text:p>
      <text:p text:style-name="P32"/>
      <text:p text:style-name="P282"><text:span text:style-name="T2">„</text:span><text:span text:style-name="T2">Sie hat dazu alle Maßnahmen zu treffen, die nach pflichtgemäßem Ermessen erforderlich sind, insbesondere auf den Schutz gefährdeter Rechtsgüter […] hinzuwirken.“</text:span><text:span text:style-name="T2"><text:note text:id="ftn1550" text:note-class="footnote"><text:note-citation>783</text:note-citation><text:note-body><text:p text:style-name="Footnote"><text:s/>So § 37 Abs. 1 SächsBRKG.</text:p></text:note-body></text:note></text:span></text:p>
      <text:p text:style-name="P32"/>
      <text:p text:style-name="P1"><text:span text:style-name="T2">Aus der Wesentlichkeitsrechtsprechung des Bundesverfassungsgerichts folgt, dass je wesentlicher eine Angelegenheit für den Bürger ist, desto höher müssen auch die Anforderungen an den Gesetzgeber gestellt werden. Infolgedessen muss eine Befugnisnorm um so enger, präziser und damit bestimmter sein, je nachhaltiger die Grundrechte des einzelnen Bürgers betroffen sind.</text:span><text:span text:style-name="T2"><text:note text:id="ftn1551" text:note-class="footnote"><text:note-citation>784</text:note-citation><text:note-body><text:p text:style-name="P700"><text:span text:style-name="T13"><text:s/>Vgl. BVerfGE 48, 210 (221 f.); 56, 1 (13); 58, 257 (277 f.); 83, 130 (145); </text:span><text:span text:style-name="T15">Maurer</text:span><text:span text:style-name="T13">, Allg. VerwR, 14. Aufl., 2002, § 6 Rn. 11 ff. Siehe zu den Bestimmtheitsanforderungen an die Triageregelung auch bereits § 7 D II 2.</text:span></text:p></text:note-body></text:note></text:span><text:span text:style-name="T2"> Vergleichbar mit den Anforderungen an eine gesetzliche Ermächtigung zu einem finalen Todesschuss durch die Polizei</text:span><text:span text:style-name="T2"><text:note text:id="ftn1552" text:note-class="footnote"><text:note-citation>785</text:note-citation><text:note-body><text:p text:style-name="P700"><text:span text:style-name="T13"><text:s/>Vgl. etwa </text:span><text:span text:style-name="T15">Rachor</text:span><text:span text:style-name="T13">, in: Lisken/Denninger (Hrsg.), Hdb. des Polizeirechts, 3. Aufl., 2001, Kap. F Rn. 889; </text:span><text:span text:style-name="T15">Mußgnug</text:span><text:span text:style-name="T13">, Das Recht des polizeilichen Schußwaffengebrauchs, 2001, S. 225 ff.; </text:span><text:span text:style-name="T15">Schenke</text:span><text:span text:style-name="T13">, Polizei- und Ordnungsrecht, 2002 Rn. 560 f.</text:span></text:p></text:note-body></text:note></text:span><text:span text:style-name="T2"> muss der Gesetzgeber bei einer so schwerwiegenden Maßnahme wie dem Einstufen eines – bei Konzentration aller Hilfe auf ihn an sich rettbaren – Patienten in die „Hoffnungslosenkategorie“, der damit voraussichtlich sterben wird, die Voraussetzungen in eindeutiger und unmissverständlicher Weise regeln.</text:span></text:p>
      <text:p text:style-name="P32"/>
      <text:p text:style-name="P1"><text:span text:style-name="T2">Keine hinreichenden Befugnisnormen für staatliches Handeln bilden auch die allgemeinen straf- und zivilrechtlichen Rechtfertigungsgründe. Sie genügen schon nicht den Bestimmtheitserfordernissen des Gesetzesvorbehalts. Entscheidend ist jedoch, dass sie nicht auf das Staat-Bürger-Verhältnis zugeschnitten sind und so den verfassungsrechtlichen Erfordernissen des Übermaßverbotes sowie den sonstigen grundrechtlichen Begrenzungen staatlichen Handelns nicht ausreichend Rechnung tragen. Staatliches Handeln ist insoweit grundsätzlich strengeren Rechtsmaßstäben unterworfen als das Verhalten des Bürgers.</text:span><text:span text:style-name="T2"><text:note text:id="ftn1553" text:note-class="footnote"><text:note-citation>786</text:note-citation><text:note-body><text:p text:style-name="P700"><text:span text:style-name="T13"><text:s/>Vgl. BVerfGE 33, 1 (16 f.); </text:span><text:span text:style-name="T15">Kirchhof</text:span><text:span text:style-name="T13">, Polizeiliche Eingriffsbefugnisse u. private Nothilfe, NJW 1978, S. 969 ff.; </text:span><text:span text:style-name="T15">Delonge</text:span><text:span text:style-name="T13">, Die Interessenabwägung nach § 34 StGB, 1988, S. 223 ff.; </text:span><text:span text:style-name="T15">Rachor</text:span><text:span text:style-name="T13">, in: Lisken/Denninger (Hrsg.), Hdb. des Polizeirechts, 3. Aufl., 2001, Kap. F Rn. 890; Tröndle/</text:span><text:span text:style-name="T15">Fischer</text:span><text:span text:style-name="T13">, Komm., StGB, 50. Aufl., 2001, § 34 Rn. 23: „nie eine Ermächtigungsnorm“ m.w.N.; </text:span><text:span text:style-name="T15">Schenke</text:span><text:span text:style-name="T13">, Polizei- und Ordnungsrecht, 2002 Rn. 40, 562; a.A. </text:span><text:span text:style-name="T15">Schwabe</text:span><text:span text:style-name="T13">, Zur Geltung von Rechtfertigungsgründen des StGB für Hoheitshandeln, NJW 1977, S. 1902 ff.</text:span></text:p></text:note-body></text:note></text:span></text:p>
      <text:p text:style-name="P32"/>
      <text:h text:style-name="Heading_20_4" text:outline-level="4">Folgen</text:h>
      <text:p text:style-name="P1"><text:span text:style-name="T2">Da eine hinreichende gesetzliche Ermächtigung</text:span><text:alphabetical-index-mark text:string-value="- Folge des Fehlens" text:key1="Befugnisnorm"/><text:span text:style-name="T2"> zur Durchführung der Triage fehlt ist deren Durchführung durch die in hoheitlichen Auftrag handelnden Personen, unabhängig vom Vorliegen der sonstigen Rechtmäßigkeitsvoraussetzungen nach öffentlichen Rechtsgrundsätzen als rechtswidrig einzustufen. Infolgedessen besteht schon deswegen für im Rahmen der Patientenauswahl als nachrangig eingestuften Patienten ein Amtshaftung</text:span><text:alphabetical-index-mark text:string-value="Amtshaftung"/><text:span text:style-name="T2">sanspruch gemäß Art. 839 Abs. 1 BGB i.V.m. Art. 34 Satz 1 BGB gegen die Anstellungskörperschaft der triagierenden Person. Zur Beruhigung der im öffentlichen Auftrag triagierenden Personen sei darauf hingewiesen, dass daraus selbstverständlich keine Regressmöglichkeit des Staates ihnen gegenüber folgt, da der Mangel der gesetzlichen Befugnisnorm ihnen nicht zugerechnet werden kann. Zur Vermeidung von zukünftigen Schadensersatzansprüchen muss daher an den Gesetzgeber appelliert werden, die Durchführung der Triage entsprechend den verfassungsrechtlichen Anforderungen an die Patientenauswahl präzise in einer formellgesetzlichen Befugnisnorm, v.a. in den Landesrettungsdienstgesetzen und den Landeskatastrophenschutzgesetzen, zu regeln.</text:span><text:span text:style-name="T2"><text:note text:id="ftn1554" text:note-class="footnote"><text:note-citation>787</text:note-citation><text:note-body><text:p text:style-name="P700"><text:span text:style-name="T13"><text:s/>Ebenso i.E. </text:span><text:span text:style-name="T15">Schulte</text:span><text:span text:style-name="T13">, Rechtsgrundlagen, in: Crespin/Neff (Hrsg.), Hdb. der Sichtung, 2000, S. 40 ff. (45).</text:span></text:p></text:note-body></text:note></text:span></text:p>
      <text:p text:style-name="P32"/>
      <text:h text:style-name="Heading_20_3" text:outline-level="3">Rechtsnatur der Triage und Rechtsschutz</text:h>
      <text:p text:style-name="P1"><text:span text:style-name="T2">In die Patientenauswahl fließen eine Vielzahl subjektiver Bewertungen ein. Dies fordert die Frage nach dem Rechtsschutz in Missbrauchsfällen heraus. Die gerichtliche Überprüfbarkeit staatlicher Entscheidungen, v.a. über Leben und Tod, stellt eine unabdingbare Voraussetzung der grundgesetzlich verankerten Rechtsstaatlichkeit dar (Art. 20 Abs. 3, 19 Abs. 4 Satz 1 GG). Sie begründet einen wesentlichen Baustein für die erforderliche Transparenz der Auswahlentscheidungen.</text:span><text:span text:style-name="T2"><text:note text:id="ftn1555" text:note-class="footnote"><text:note-citation>788</text:note-citation><text:note-body><text:p text:style-name="P700"><text:span text:style-name="T13"><text:s/>Entsprechend zur Patientenauswahl bei der Organvergabe, </text:span><text:span text:style-name="T15">Lang</text:span><text:span text:style-name="T13">, in: Höfling (Hrsg.), Komm., TPG, 2003, § 10 Rn. 101, 124, 298.</text:span></text:p></text:note-body></text:note></text:span><text:span text:style-name="T2"> Für den im Rahmen der Patientenauswahl als nachrangig eingestuften Patienten könnten sich insoweit v.a. folgende Fragen stellen:</text:span></text:p>
      <text:p text:style-name="P32"/>
      <text:list text:style-name="WW8Num37">
        <text:list-item>
          <text:p text:style-name="P290">Wie kann er bei einem länger andauernden Massenanfall Hilfebedürftiger (z.B. bei einer Massenepidemie) im Falle einer rechtswidrigen Einstufung, verwaltungsgerichtlich, insbesondere im Wege des vorläufigen Rechtsschutzes, für sich eine Höhergruppierung erreichen?, bzw.</text:p>
        </text:list-item>
      </text:list>
      <text:p text:style-name="P292"/>
      <text:list text:style-name="WW8Num37">
        <text:list-item>
          <text:p text:style-name="P290">Wie kann er, bzw. im Todesfall seine Erben, nach Beendigung der Hilfsmaßnahmen die Rechtswidrigkeit der Triageentscheidung in Bezug auf seine Person feststellen lassen?</text:p>
        </text:list-item>
      </text:list>
      <text:p text:style-name="P32"/>
      <text:p text:style-name="P1"><text:span text:style-name="T2">Die Beantwortung dieser Fragen hängt von der Rechtsnatur der Triage</text:span><text:alphabetical-index-mark text:string-value="- Rechtsnatur" text:key1="Triage"/><text:span text:style-name="T2"> ab. Handelt die Verwaltung wie hier öffentlich-rechtlich, einseitig und mit Außenwirkung auf einen bestimmten Patienten bezogen, kommen als Rechtsnatur entweder ein faktisches, schlichtes Verwaltungshandeln (= Realakt) oder ein Verwaltungsakt (VA) in Betracht. Der Verwaltungsakt hat im Wesentlichen vier bedeutsame Funktionen: Verfahrensrechtlich ist er das bedeutendste Mittel der Verwaltung, um ein Verwaltungsverfahren abzuschließen (vgl. § 9 VwVfG). Dabei gelten für den Erlass eines Verwaltungsaktes z.B. die besonderen formellen Voraussetzungen der §§ 28, 37 VwVfG (grundsätzliches Anhörungs- und Begründungserfordernis). Materiellrechtlich konkretisiert der VA die im Gesetz nur abstrakt-generell geregelten Rechtsbeziehungen zwischen Verwaltung und Bürger. Die durch den VA getroffene Regelung wird von der gesetzlichen Rechtsfolge verselbstständigt, d.h. er enthält selbst eine Rechtsfolge. Prozessrechtlich eröffnet der VA spezifische Rechtschutzmöglichkeiten, wie das Widerspruchsverfahren (§ 68 Verwaltungsgerichtsordnung – VwGO), Anfechtungs- und Verpflichtungsklagen (§ 42 Abs. 1 VwGO) und vorläufigen Rechtsschutz durch aufschiebende Wirkung der gegen den VA erhobenen Rechtsbehelfe (§ 80 Abs. 1 VwGO), sowie einstweiliger Rechtsschutz gemäß § 123 Abs. 1 VwGO. Im Falle des Vorliegens eines Realaktes ist demgegenüber die allgemeine Leistungsklage</text:span><text:span text:style-name="T2"><text:note text:id="ftn1556" text:note-class="footnote"><text:note-citation>789</text:note-citation><text:note-body><text:p text:style-name="P700"><text:span text:style-name="T13"><text:s/>Die Leistungsklage ist gewohnheitsrechtlich anerkannt und wird z.B. in §§ 43 Abs. 2, 111 VwGO erwähnt.</text:span></text:p></text:note-body></text:note></text:span><text:span text:style-name="T2"> sowie eine einstweilige Anordnung (§ 123 Abs. 1 VwGO) möglich. Vollstreckungsrechtlich ist ein VA, der ein Gebot oder Verbot enthält, wenn er nicht rechtzeitig angefochten wird, trotz Rechtswidrigkeit (Ausnahme: Nichtigkeit, § 44 VwVfG), Vollstreckungstitel nach den Verwaltungsvollstreckungsgesetzen.</text:span></text:p>
      <text:p text:style-name="P32"/>
      <text:p text:style-name="P1"><text:span text:style-name="T2">Maßgebliches Merkmal zur Abgrenzung zwischen Verwaltungsakt</text:span><text:span text:style-name="T2"><text:note text:id="ftn1557" text:note-class="footnote"><text:note-citation>790</text:note-citation><text:note-body><text:p text:style-name="P700"><text:span text:style-name="T13"><text:s/>Vgl. etwa die Legaldefinition des Verwaltungsaktes in § 35 Satz 1 Verwaltungsverfahrensgesetz.</text:span></text:p></text:note-body></text:note></text:span><text:span text:style-name="T2"> und Realakt ist, ob dem Verwaltungshandeln eine Regelungswirkung zukommt (dann VA) oder nicht (dann Realakt). Die Regelungswirkung ist gegeben, wenn die Maßnahme unmittelbar auf die Herbeiführung einer Rechtsfolge gerichtet ist. Es ist mithin nicht hinreichend, dass sich die Folge als bloßer Rechtsreflex der Maßnahme ergibt. Der Eintritt der Rechtsfolge muss final bezweckt sein. Die Vornahme der Triage könnte als schlichtes Auswählen und Behandeln bzw. Nichtbehandeln der Patienten, als bloße tatsächliche Verrichtung einer Tätigkeit ohne beabsichtigte Rechtsfolge und damit als Realakt zu beurteilen sein. Jedoch ist zu beachten, dass jeder Patient einen öffentlich-rechtlichen Behandlungsanspruch aus Art. 1 Abs. 1 Satz 1, 2 Abs. 2 Satz 1 i.V.m. Art. 20 Abs. 1 GG bzw. aus Art. 3 Abs. 1 GG besitzt, dessen vollständige Erfüllung ihm bei einer nachrangigen Einstufung durch die triagierende Person (= Verwaltung) zunächst bzw. endgültig versagt wird. Die Verwaltung bezweckt dies final, um damit andere Patienten vorrangig behandeln zu können. Die Entscheidung über die sofortige Behandlung oder Nichtbehandlung eines Patienten ist das Ergebnis eines Subsumtionsprozesses für den einzelnen Patienten auf Grundlage der abstrakt-generellen Verfassungsvorgaben bzw. der Vorgaben des den Triagevorgang abstrakt-generell regelnden Gesetzes (sofern ein solches zukünftig vorliegen sollte). Hinzu kommt die Wahrnehmung eines Beurteilungsspielraums der triagierenden Person, etwa hinsichtlich der Prognostizierung der konkreten Dringlichkeit der Behandlung für den Patienten. Daher ist die medizinische Behandlung ebenso wie ihre Versagung das Ergebnis eines regelnden Vorganges. Der rechtliche Schwerpunkt liegt nicht in der tatsächlichen Behandlung oder Nichtbehandlung, sondern in der hierdurch zum Ausdruck gebrachten Subsumtions- bzw. Beurteilungsentscheidung der triagierenden Person. Demnach kommt der Triage Regelungswirkung im o.g. Sinne zu. Folglich stellt die Triage in ihrer Rechtsnatur einen Verwaltungsakt und keinen Realakt dar.</text:span><text:span text:style-name="T2"><text:note text:id="ftn1558" text:note-class="footnote"><text:note-citation>791</text:note-citation><text:note-body><text:p text:style-name="P700"><text:span text:style-name="T13"><text:s/>Vergleichbar mit dem der Triage zugrunde liegenden Sachverhalt ist insoweit die Entscheidung des Truppenarztes über die Vornahme einer Heilmaßnahme bei einem Soldaten. Auch hier ist allgemein anerkannt, dass diesbezüglich ein VA vorliegt. Vgl. dazu BGHZ 108, 230 (236); </text:span><text:span text:style-name="T15">v. Lepel</text:span><text:span text:style-name="T13">, Der Rechtsweg bei Beschwerden in Heilbehandlungsangelegenheiten, NZWehrR 1980, 1 ff. (9). Ebenso stufen </text:span><text:span text:style-name="T15">Baltzer</text:span><text:span text:style-name="T13">, Transplantationsgesetz und Rechtsschutz, SGB 1998, S. 437 ff. (440 f.) und </text:span><text:span text:style-name="T15">Lang</text:span><text:span text:style-name="T13">, in: Höfling (Hrsg.), Komm., TPG, 2003, § 10 Rn. 104 die Patientenauswahl i.R.d. Organverteilung als einen VA ein - in diese Richtung tendierend wohl auch </text:span><text:span text:style-name="T15">Clement</text:span><text:span text:style-name="T13">, Transplantation (5150), in: Rieger (Hrsg.), Lexikon des Arztrechts, 2. Aufl., Stand 08/2005 Rn. 27.</text:span></text:p></text:note-body></text:note></text:span></text:p>
      <text:p text:style-name="P32"/>
      <text:p text:style-name="P1"><text:span text:style-name="T2">Damit lassen sich auch die eingangs gestellten Fragen des nachrangig eingestuften Patienten nach den Rechtsschutzmöglichkeiten</text:span><text:alphabetical-index-mark text:string-value="Rechtsschutzmöglichkeiten"/><text:span text:style-name="T2"> lösen. Will er bei einem länger andauernden Massenanfall Hilfebedürftiger (andernfalls wäre ein effektiver Rechtsschutz ohnehin nicht rechtzeitig möglich) im Falle einer rechtswidrigen Einstufung für sich eine Höhergruppierung durchsetzen, so begehrt er den Erlass eines Verwaltungsaktes, den er verwaltungsgerichtlich im Wege der Verpflichtungsklage</text:span><text:alphabetical-index-mark text:string-value="Verpflichtungsklage"/><text:span text:style-name="T2"> (Art. 42 Abs. 1, 2. Alt. VwGO) gegebenenfalls in Form der sog. Konkurrentenverdrängungsklage</text:span><text:span text:style-name="T2"><text:note text:id="ftn1559" text:note-class="footnote"><text:note-citation>792</text:note-citation><text:note-body><text:p text:style-name="P700"><text:span text:style-name="T13"><text:s/>Zur Konkurrentenverdrängungsklage, bei der eine zusätzliche Anfechtungsklage gegen die Begünstigung des Dritten durch den VA grds. nicht erforderlich ist, etwa BVerwG, DVBl. 1989, 557; DVBl. 1995, 47; </text:span><text:span text:style-name="T15">Schenke</text:span><text:span text:style-name="T13">, Rechtsprobleme des Konkurrentenrechtsschutzes, NVwZ 1993, S. 718 ff.</text:span></text:p></text:note-body></text:note></text:span><text:span text:style-name="T2"> bzw. im Eilverfahren über eine einstweilige Anordnung</text:span><text:alphabetical-index-mark text:string-value="Einstweilige Anordnung"/><text:span text:style-name="T2"> (Art. 123 Abs. 1 Satz 2 VwGO - Regelungsanordnung) erreichen kann.</text:span></text:p>
      <text:p text:style-name="P32"/>
      <text:p text:style-name="P1"><text:span text:style-name="T2">Zu beachten ist freilich, dass der Justiziabilität von Patientenauswahlentscheidungen insoweit Grenzen gesetzt sind, als die formale Justizgewährung im Ergebnis nicht dazu führen darf, dass letztlich keinem der konkurrierenden Patienten die notwendige medizinische Hilfe zu teil wird.</text:span><text:span text:style-name="T2"><text:note text:id="ftn1560" text:note-class="footnote"><text:note-citation>793</text:note-citation><text:note-body><text:p text:style-name="P700"><text:span text:style-name="T13"><text:s/>Vgl. für den Bereich der Organverteilung </text:span><text:span text:style-name="T15">Lang</text:span><text:span text:style-name="T13">, in: Höfling (Hrsg.), Komm., TPG, 2003, § 10 Rn. 158.</text:span></text:p></text:note-body></text:note></text:span><text:span text:style-name="T2"> In einem solchen Fall muss der Rechtsbehelf, wenn nicht bereits unstatthaft</text:span><text:span text:style-name="T2"><text:note text:id="ftn1561" text:note-class="footnote"><text:note-citation>794</text:note-citation><text:note-body><text:p text:style-name="P700"><text:span text:style-name="T13"><text:s/>So </text:span><text:span text:style-name="T15">Baltzer</text:span><text:span text:style-name="T13">, Transplantationsgesetz und Rechtsschutz, SGB 1998, S. 437 ff. (438).</text:span></text:p></text:note-body></text:note></text:span><text:span text:style-name="T2">, dann doch jedenfalls unbegründet sein.</text:span><text:span text:style-name="T2"><text:note text:id="ftn1562" text:note-class="footnote"><text:note-citation>795</text:note-citation><text:note-body><text:p text:style-name="P700"><text:span text:style-name="T13"><text:s/>Vgl. auch BVerfG, Beschluss vom 06.12.2005, Az.: 1 BvR 347/98: „Behördliche und gerichtliche Verfahren müssen […] der im Grundrecht auf Leben enthaltenen objektiven Wertentscheidung gerecht werden“.</text:span></text:p></text:note-body></text:note></text:span><text:span text:style-name="T2"> Andernfalls würde das Gericht das Gegenteil seiner Aufgabe, den Konflikt zweier existenzieller Lebenslagen unter Beachtung der Wertungen des Grundgesetzes zu lösen, erreichen. Als Teil staatlicher Gewalt gemäß Art. 1 Abs. 3 GG hat die Rechtsprechung auch bei der Beurteilung der Folgen ihres prozessualen logischerweise Zeit in Anspruch nehmenden Handelns, die Optimierungsgebote der Art. 1 Abs. 1 Satz 2 GG, 2 Abs. 2 Satz 1 GG bzgl. der Maximierung der Überlebendenanzahl zu berücksichtigen.</text:span></text:p>
      <text:p text:style-name="P32"/>
      <text:p text:style-name="P1"><text:span text:style-name="T2">Will der nachrangig eingestufte Patient bzw. im Todesfall seine Erben nach Beendigung der Hilfsmaßnahmen die Rechtswidrigkeit der Triageentscheidung in Bezug auf seine Person feststellen lassen, so ist die Fortsetzungsfeststellungsklage</text:span><text:alphabetical-index-mark text:string-value="Fortsetzungsfeststellungsklage"/><text:span text:style-name="T2"> nach § 113 Abs. 1 Satz 4 VwGO statthaft. Die Triageentscheidung (= VA) hat sich erledigt, da das Begehren des nachrangig eingestuften Patienten auf eine Höhergruppierung mangels tatsächlich möglicher rechtzeitiger medizinischer Behandlung gegenstandslos geworden ist. Das besondere Feststellungsinteresse des Patienten ergibt sich entweder daraus, dass die Triageentscheidung mit Art. 2 Abs. 2 Satz 1 GG (Leben bzw. körperliche Unversehrtheit) „ein besonders bedeutsames Grundrecht“</text:span><text:span text:style-name="T2"><text:note text:id="ftn1563" text:note-class="footnote"><text:note-citation>796</text:note-citation><text:note-body><text:p text:style-name="P700"><text:span text:style-name="T13"><text:s/>Vgl. BVerfGE 33, 247 (257); 50, 244 (248); OVG Bremen, NVwZ 1990, 1188 (1189).</text:span></text:p></text:note-body></text:note></text:span><text:span text:style-name="T2"> betraf oder jedenfalls daraus, dass die Triage zu den Fällen gehört, die sich typischerweise so kurzfristig erledigen, dass es andernfalls nie zu einer Hauptsacheentscheidung und damit einem effektiven Rechtschutz i.S.d. Art. 19 Abs. 4 Satz 1 GG kommen würde.</text:span><text:span text:style-name="T2"><text:note text:id="ftn1564" text:note-class="footnote"><text:note-citation>797</text:note-citation><text:note-body><text:p text:style-name="P700"><text:span text:style-name="T13"><text:s/>Vgl. BVerwG, NVwZ 1999, S. 991; </text:span><text:span text:style-name="T15">Kopp/Schenke</text:span><text:span text:style-name="T13">, VwGO, 13. Aufl., 2003, § 113 Rn. 145.</text:span></text:p></text:note-body></text:note></text:span><text:span text:style-name="T2"> Das Fortsetzungsfeststellungsinteresse ist auch dann gegeben, wenn der Patient durch die Triageentscheidung infolge einer Diskriminierung in seiner Menschenwürde bzw. in seinem Persönlichkeitsrecht erheblich beeinträchtigt ist und er nur durch ein gerichtliches Sachurteil Genugtuung erfahren kann</text:span><text:span text:style-name="T2"><text:note text:id="ftn1565" text:note-class="footnote"><text:note-citation>798</text:note-citation><text:note-body><text:p text:style-name="P700"><text:span text:style-name="T13"><text:s/>Vgl. OVG Bremen, NVwZ 1990, 1188 (1189); </text:span><text:span text:style-name="T15">Kopp/Schenke</text:span><text:span text:style-name="T13">, VwGO, 13. Aufl., 2003, § 113 Rn. 142.</text:span></text:p></text:note-body></text:note></text:span><text:span text:style-name="T2"> (z.B. bei einer Triage nach Kriterien sozialer Wertigkeit). Das Fortsetzungsfeststellungsinteresse kann sich ebenfalls aus einer Präjudizität der verwaltungsgerichtlichen Entscheidung für einen Schadensersatz- und/oder Schmerzensgeldprozess</text:span><text:span text:style-name="T2"><text:note text:id="ftn1566" text:note-class="footnote"><text:note-citation>799</text:note-citation><text:note-body><text:p text:style-name="P700"><text:span text:style-name="T13"><text:s/>Vgl. etwa zum Parallelproblem der Organallokation OLG Stuttgart, VersR 1992, 1134, welches einer Schmerzensgeldklage nach den Grundsätzen der Haftung bei groben Behandlungsfehlern stattgab, nachdem ein Arzt es zwei Jahre lang sorgfaltspflichtig unterließ einen Patienten in eine höhere Dringlichkeitsstufe für eine Nierentransplantation einzustufen.</text:span></text:p></text:note-body></text:note></text:span><text:span text:style-name="T2"> vor den Zivilgerichten ergeben (z.B. wegen Amtshaftung gemäß § 839 Abs. 1 i.V.m. Art. 34 Satz 1 GG). Hat das Verwaltungsgericht die Rechtswidrigkeit der Triageentscheidung festgestellt, so ist das Zivilgericht aufgrund der Rechtskraftwirkung (§ 121 VwGO) an diese Entscheidung gebunden. Der Gesichtspunkt der Präjudizität kann allerdings nur dann ein Fortsetzungsfeststellungsinteresse begründen, wenn der Schadensersatz- bzw. Schmerzensgeldanspruch nicht offensichtlich aussichtslos ist.</text:span><text:span text:style-name="T2"><text:note text:id="ftn1567" text:note-class="footnote"><text:note-citation>800</text:note-citation><text:note-body><text:p text:style-name="P700"><text:span text:style-name="T13"><text:s/>Vgl. BVerwG, NVwZ 1999, 404; NVwZ 1992, 1092.</text:span></text:p></text:note-body></text:note></text:span><text:span text:style-name="T2"> Der VA darf sich zudem erst nach Klageerhebung erledigt haben, da der Kläger andernfalls sofort Klage vorm insoweit ausschließlich zuständigen Landgericht (§ 71 Abs. 2 Nr. 2 Gerichtsverfassungsgesetz) erheben kann, welches die öffentlich-rechtlichen (Vor-)Fragen dann ebenfalls prüfen muss.</text:span><text:span text:style-name="T2"><text:note text:id="ftn1568" text:note-class="footnote"><text:note-citation>801</text:note-citation><text:note-body><text:p text:style-name="P700"><text:span text:style-name="T13"><text:s/>Vgl. BVerwGE 81, 226; </text:span><text:span text:style-name="T15">Kopp/Schenke</text:span><text:span text:style-name="T13">, VwGO, 13. Aufl., 2003, § 113 Rn. 136.</text:span></text:p></text:note-body></text:note></text:span></text:p>
      <text:h text:style-name="P694" text:outline-level="1">STRAF- UND ZIVILRECHTLICHE ASPEKTE</text:h>
      <text:p text:style-name="P32"/>
      <text:p text:style-name="P32"/>
      <text:h text:style-name="Heading_20_2" text:outline-level="2">Strafrecht und Triage</text:h>
      <text:p text:style-name="P32"/>
      <text:p text:style-name="P1"><text:span text:style-name="T2">Auf Basis der Wertvorstellungen des Grundgesetzes soll das Strafrecht die elementaren Grundwerte des Gemeinschaftslebens sichern, die Erhaltung des Rechtsfriedens im Rahmen der sozialen Ordnung gewährleisten und das Recht im Konfliktfall gegenüber dem Unrecht durchsetzen.</text:span><text:span text:style-name="T2"><text:note text:id="ftn1569" text:note-class="footnote"><text:note-citation>1</text:note-citation><text:note-body><text:p text:style-name="P700"><text:span text:style-name="T13"><text:s/>Vgl. BVerfGE 51, 324 (343); </text:span><text:span text:style-name="T15">Wessels/Beulke</text:span><text:span text:style-name="T13">, StrafR AT, 33. Aufl., 2003 Rn. 6.</text:span></text:p></text:note-body></text:note></text:span><text:span text:style-name="T2"> In der Situation des Massenanfalls Hilfebedürftiger ist es primär Aufgabe des Strafrechts, die durch die Triage betroffenen Rechtsgüter der Patienten, also v.a. die körperliche Unversehrtheit und das Leben (Art. 2 Abs. 2 Satz 1 GG), zu schützen.</text:span></text:p>
      <text:p text:style-name="P32"/>
      <text:p text:style-name="P32">Aus Sicht des vor der Patientenauswahl stehenden Arztes stellt sich insoweit folgende für ihn essenziell bedeutsame Frage: Wie muss ich vorgehen, damit ich mich selbst keiner Straftat schuldig mache? Zur Beantwortung dieser Frage ist zunächst zu klären, welche Straftatbestände in der Konstellation der Patientenauswahl bei einem Massenanfall Hilfebedürftiger überhaupt erfüllt werden können, wobei hierfür insbesondere die Einstufung das Handeln der triagierenden Person als Tun oder Unterlassen maßgeblich ist. Im Rahmen der Prüfung des Vorliegens unechter Unterlassungsdelikte ist zu untersuchen, wann eine Garantenstellung der triagierenden Person besteht und wenn ja, wie weit dann gegebenenfalls deren Garantenpflicht reicht. Des Weiteren soll in diesem Kapitel dargestellt werden, wie die Triage aus strafrechtsdogmatischer Sicht richtig zu lösen ist. Im Falle einer fehlenden Rechtfertigung des Handelns des Arztes könnte möglicherweise auf der Ebene der Schuld dessen Strafbarkeit entfallen. Schließlich wird aus rechtspolitischer Sicht die Frage zu untersuchen sein, ob es für den wirksamen Schutz der Patienten vor Diskriminierung im Rahmen der Patientenauswahl nicht einer ergänzenden strafgesetzlichen Regelung bedarf.</text:p>
      <text:p text:style-name="P29"/>
      <text:h text:style-name="Heading_20_3" text:outline-level="3">Mögliche Straftatbestände</text:h>
      <text:h text:style-name="Heading_20_2" text:outline-level="2">Straftaten gegen das Leben und die körperliche Unversehrtheit</text:h>
      <text:p text:style-name="P1"><text:span text:style-name="T2">Zwangsläufig</text:span><text:alphabetical-index-mark text:string-value="Straftatbestände"/><text:span text:style-name="T2"> kann der Arzt in der Situation des Massenanfalls Hilfebedürftiger bestimmten Patienten nicht die notwendige medizinische Hilfe zukommen lassen. Bezüglich der mit der Zurückstellung einhergehenden Verlängerungen bzw. Verschlimmerungen des Zustandes der Patienten kommen entsprechend des jeweils betroffenen Rechtsgutes Tötungsdelikte (§§ 211 ff. Strafgesetzbuch – StGB) und Körperverletzungsdelikte (§§ 223 ff. StGB) sowie das Gefährdungsdelikt der Aussetzung (§ 221 StGB) in Betracht. Des Weiteren ist für Amtsträger i.S.d. § 11 Abs. 1 Nr. 2 StGB der strafverschärfende § 340 StGB (Körperverletzung im Amt) zu berücksichtigen.</text:span></text:p>
      <text:p text:style-name="P32"/>
      <text:h text:style-name="Heading_20_4" text:outline-level="4">Tun oder Unterlassen</text:h>
      <text:p text:style-name="P1"><text:span text:style-name="T2">Alle diese Delikte können durch Tun oder Unterlassen (dann als sog. unechte Unterlassungsdelikte bzw. </text:span><text:span text:style-name="T6">delicta commissiva per omissionem</text:span><text:span text:style-name="T2"><text:note text:id="ftn1570" text:note-class="footnote"><text:note-citation>2</text:note-citation><text:note-body><text:p text:style-name="P700"><text:span text:style-name="T13"><text:s/>Im Gegensatz zu den sog. echten Unterlassungsdelikten bzw. </text:span><text:span text:style-name="T15">delicta omissiva</text:span><text:span text:style-name="T13">, bei denen das strafbare Unterlassen unmittelbar im Deliktstatbestand beschrieben wird (z.B. § 323c StGB, näher dazu s.u. unter § 8 A I 2).</text:span></text:p></text:note-body></text:note></text:span><text:span text:style-name="T2">) begangen werden. Die Abgrenzung ist sowohl für die Vorsatz- als auch die Fahrlässigkeitstat von Bedeutung. Denn der Unterlassungstäter haftet nur unter den zusätzlichen Voraussetzungen des § 13 Abs. 1 StGB für den Deliktserfolg. Danach muss er rechtlich dafür einzustehen haben, dass der Erfolg (i.F.d. § 221 Abs. 1 Nr. 2 StGB die Gefährdung) nicht eintritt. Er muss also insoweit eine sog. Garantenstellung besitzen. Selbst da, wo die Voraussetzungen des § 13 Abs. 1 StGB erfüllt sind, kann die Abgrenzung nicht offenbleiben, weil für das unechte Unterlassungsdelikt im Gegensatz zur Begehungstat eine Strafmilderungsmöglichkeit gemäß § 13 Abs. 2 i.V.m. § 49 Abs. 1 StGB besteht.</text:span><text:span text:style-name="T2"><text:note text:id="ftn1571" text:note-class="footnote"><text:note-citation>3</text:note-citation><text:note-body><text:p text:style-name="P700"><text:span text:style-name="T13"><text:s/>Vgl. BGH NStZ 1999, 607.</text:span></text:p></text:note-body></text:note></text:span><text:span text:style-name="T2"> Bevor die Prüfung des Bestehens einer Garantenstellung der triagierenden Person erfolgt ist daher zunächst zu klären, ob das Vorgehen des Arztes im Rahmen der Triage als Tun</text:span><text:alphabetical-index-mark text:string-value="Tun"/><text:span text:style-name="T2"> oder Unterlassen</text:span><text:alphabetical-index-mark text:string-value="Unterlassen"/><text:span text:style-name="T2"> einzustufen ist.</text:span></text:p>
      <text:p text:style-name="P32"/>
      <text:p text:style-name="P1"><text:span text:style-name="T2">Ein „Tun“ liegt grundsätzlich immer dann vor, wenn ein Kausalgeschehen durch den Einsatz von Energie in Gang gesetzt oder es in eine bestimmte Richtung gelenkt wird. Ein „Unterlassen“ ist gegeben, wenn die Dinge ihrem Lauf überlassen werden und von der Möglichkeit des Eingreifens kein Gebrauch gemacht wird.</text:span><text:span text:style-name="T2"><text:note text:id="ftn1572" text:note-class="footnote"><text:note-citation>4</text:note-citation><text:note-body><text:p text:style-name="P700"><text:span text:style-name="T13"><text:s/>Vgl. </text:span><text:span text:style-name="T15">Wessels/Beulke</text:span><text:span text:style-name="T13">, StrafR AT, 33. Aufl., 2003 Rn. 699 m.w.N.</text:span></text:p></text:note-body></text:note></text:span><text:span text:style-name="T2"> Vom äußeren Erscheinungsbild her scheint der Triagearzt, der einen an sich rettbaren Patienten in die sog. Hoffnungslosenkategorie einordnet, diesen seinem Schicksal zu überlassen und damit die mögliche Hilfe für ihn zu unterlassen. Das Vorliegen eines Unterlassens der Rettung von Patienten anstatt des aktiven Tötens von Patienten könnte jedoch insofern zweifelhaft sein, als der Arzt mit der Einteilung der Patienten in bestimmte Gruppen unterschiedliche Prioritäten setzt und damit gleichzeitig eine positive Ursache für dessen weitere eingeschränkte medizinische Behandlung bzw. Nichtbehandlung ggf. für deren Tod setzt.</text:span><text:span text:style-name="T2"><text:note text:id="ftn1573" text:note-class="footnote"><text:note-citation>5</text:note-citation><text:note-body><text:p text:style-name="P700"><text:span text:style-name="T13"><text:s/>Vgl. </text:span><text:span text:style-name="T15">Künschner</text:span><text:span text:style-name="T13">, Wirtschaftlicher Behandlungsverzicht und Patientenauswahl, 1992, S. 341, der deswegen den Bereich des „bloßen Unterlassen“ bei der Triage als verlassen ansieht.</text:span></text:p></text:note-body></text:note></text:span><text:span text:style-name="T2"> Wann eine derart mehrdeutige bzw. ambivalente Verhaltensweise als Tun oder Unterlassen einzuordnen ist, ist noch nicht erschöpfend geklärt. Nach ständiger Rechtsprechung und wohl auch überwiegender Lehrauffassung ist die Abgrenzung „keine Tatsachen-, sondern eine Wertungsfrage“</text:span><text:span text:style-name="T2"><text:note text:id="ftn1574" text:note-class="footnote"><text:note-citation>6</text:note-citation><text:note-body><text:p text:style-name="P700"><text:span text:style-name="T13"><text:s/></text:span><text:span text:style-name="T15">Metzger</text:span><text:span text:style-name="T13">, Anmerkung zu BGH 4 StR 354/57, JZ 1958, S. 281 f. (281).</text:span></text:p></text:note-body></text:note></text:span><text:span text:style-name="T2">, bei der sich die Antwort nicht allein aus dem äußeren Erscheinungsbild, dem Kriterium des Energieeinsatzes</text:span><text:span text:style-name="T2"><text:note text:id="ftn1575" text:note-class="footnote"><text:note-citation>7</text:note-citation><text:note-body><text:p text:style-name="P714"><text:span text:style-name="T13"><text:s/>So </text:span><text:span text:style-name="T15">Engisch</text:span><text:span text:style-name="T13">, Tun und Unterlassen, FS Gallas, 1973, S. 163 ff. (171 ff.); </text:span><text:span text:style-name="T15">Otto/Brammsen</text:span><text:span text:style-name="T13">, Die Grundlagen der strafrechtlichen Haftung des Garanten wegen Unterlassens, Jura 1985, S. 530 ff. (531).</text:span></text:p></text:note-body></text:note></text:span><text:span text:style-name="T2">, der Kausalität</text:span><text:span text:style-name="T2"><text:note text:id="ftn1576" text:note-class="footnote"><text:note-citation>8</text:note-citation><text:note-body><text:p text:style-name="P700"><text:span text:style-name="T13"><text:s/>So </text:span><text:span text:style-name="T15">Roxin</text:span><text:span text:style-name="T13">, Pflichtwidrigkeit und Erfolg bei fährl. Delikten, ZStW 1962, S. 411 ff. (415);</text:span><text:span text:style-name="T15"> Samson</text:span><text:span text:style-name="T13">, Begehung und Unterlassung, FS Welzel, 1974, S. 579 ff. (595 ff.); </text:span><text:span text:style-name="T15">Jescheck/Weigand</text:span><text:span text:style-name="T13">, StrafR AT, 5. Aufl., 1996, S. 603.</text:span></text:p></text:note-body></text:note></text:span><text:span text:style-name="T2"> oder einer Kombination dieser beiden Kriterien</text:span><text:span text:style-name="T2"><text:note text:id="ftn1577" text:note-class="footnote"><text:note-citation>9</text:note-citation><text:note-body><text:p text:style-name="P700"><text:span text:style-name="T13"><text:s/>So </text:span><text:span text:style-name="T15">Sieber</text:span><text:span text:style-name="T13">, Die Abgrenzung von Tun und Unterlassen, JZ 1983, S. 431 ff. (436).</text:span></text:p></text:note-body></text:note></text:span><text:span text:style-name="T2"> gewinnen lässt. Vielmehr ist im Rahmen all dieser Anknüpfungspunkte entscheidend darauf abzustellen, wo bei normativer Betrachtung und bei Berücksichtigung des sozialen Handlungssinns der „Schwerpunkt der Vorwerfbarkeit“ bzw. der „Schwerpunkt des strafrechtlich relevanten Verhaltens“ liegt.</text:span><text:span text:style-name="T2"><text:note text:id="ftn1578" text:note-class="footnote"><text:note-citation>10</text:note-citation><text:note-body><text:p text:style-name="P700"><text:span text:style-name="T13"><text:s/>Vgl. BGHSt 6, 46 (59); 40, 257 (265 f.); NStZ 1999, S. 607 f.; </text:span><text:span text:style-name="T15">Stree</text:span><text:span text:style-name="T13">, in: Schönke/Schröder, Komm., StGB, 26. Aufl., 2001, Vorb. §§ 13 ff. Rn. 158; Tröndle/</text:span><text:span text:style-name="T15">Fischer</text:span><text:span text:style-name="T13">, Komm., Komm., StGB, 50. Aufl., 2001, Vorb. § 13 Rn. 12; </text:span><text:span text:style-name="T15">Wessels/Beulke</text:span><text:span text:style-name="T13">, StrafR AT, 33. Aufl., 2003 Rn. 700 jew. m.w.N.</text:span></text:p></text:note-body></text:note></text:span></text:p>
      <text:p text:style-name="P32"/>
      <text:p text:style-name="P1"><text:span text:style-name="T2">Der Schwerpunkt des strafrechtlich relevanten Geschehens liegt, wenn der Arzt den Patienten als „hoffnungslos“ einstuft, darin, dass er einen unter Einsatz aller Kräfte an sich rettbaren Patienten nicht rettet. Die Rechtsgutsverletzungen für die als nachrangig eingestuften Patienten werden dadurch herbeigeführt, dass der Arzt nicht (hinreichend) hilft, also keine weitere Energie für die Lebenserhaltung mehr aufwendet. Ob er dies durch einen geringfügigen Energieeinsatz zusätzlich auf einer Triageliste vermerkt bzw. andere Personen dazu anweist eine Rettung nicht durchzuführen, ist nur die Konsequenz der grundsätzlich getroffenen Unterlassungsentscheidung. Im Rahmen einer ganzheitlichen Schau sind der Vermerk in der Triageliste und die Anweisungen bzgl. der medizinischen Nichtbehandlung für sich gesehen unschädlich, wenn es der Arzt in der Folge nicht tatsächlich unterlässt, den Patienten zu behandeln. Außerdem ist Folgendes zu berücksichtigen: Würde ein einzelner Arzt zu einem Massenunfall auf einer Landstraße geschickt, so ist wohl unzweifelhaft, dass der Arzt, wenn er nach der Suche nach dem Schwerverletzten diesen zuerst behandelt, gegenüber den anderen weniger schwer verletzten Patienten (zunächst) die medizinische Hilfe unterlässt.</text:span><text:span text:style-name="T2"><text:note text:id="ftn1579" text:note-class="footnote"><text:note-citation>11</text:note-citation><text:note-body><text:p text:style-name="P700"><text:span text:style-name="T13"><text:s/>Vgl. etwa </text:span><text:span text:style-name="T15">Mangakis</text:span><text:span text:style-name="T13">, Die Pflichtenkollision als Grenzsituation des Strafrechts, ZStW 1972, 447 ff. (468 f.); </text:span><text:span text:style-name="T15">Dingeldey</text:span><text:span text:style-name="T13">, Pflichtenkollision und rechtsfreier Raum, Jura 1979, S. 478 ff. (478); </text:span><text:span text:style-name="T15">Hruschka</text:span><text:span text:style-name="T13">, Pflichtenkollisionen und Pflichtenkonkurrenzen, FS Larenz, 1983, S. 257 ff. (260); </text:span><text:span text:style-name="T15">Scheid</text:span><text:span text:style-name="T13">, Grund- und Grenzfragen der Pflichtenkollision, 2000, S. 13, die in den Fällen, in denen der Retter nicht alle Hilfeersuchenden retten kann und gezwungen ist zwischen den zu Rettenden zu wählen (sog. Retterfälle), stets selbstverständlich von einem Unterlassen gegenüber den Nichtgeretteten ausgehen.</text:span></text:p></text:note-body></text:note></text:span><text:span text:style-name="T2"> Nichts anderes kann aber für die Konstellation der Triage bei einem Massenanfall Hilfebedürftiger im Falle einer Katastrophe gelten. Allein die Tatsache, dass die Hilfe hier in einem größeren Rahmen auf einem professionell für den Massenanfall ausgerichteten Organisationsniveau abläuft, kann den Schwerpunkt des strafrechtlich relevanten Verhaltens nicht auf ein positives Tun und damit letztlich aktives Töten seitens des Triagearztes verlagern.</text:span><text:span text:style-name="T2"><text:note text:id="ftn1580" text:note-class="footnote"><text:note-citation>12</text:note-citation><text:note-body><text:p text:style-name="P700"><text:span text:style-name="T13"><text:s/>Ebenfalls i.E. Unterlassen annehmend </text:span><text:span text:style-name="T15">Dönicke</text:span><text:span text:style-name="T13">, Strafrechtliche Aspekte der Katastrophenmedizin, 1987, S. 12 ff. sowie </text:span><text:span text:style-name="T15">Schulte</text:span><text:span text:style-name="T13">, Rechtsgrundlagen, in: Crespin/Neff (Hrsg.), Hdb. der Sichtung, 2000, S. 40 ff. (45).</text:span></text:p></text:note-body></text:note></text:span><text:span text:style-name="T2"> Zu selbigem Ergebnis kommt man bei Heranziehung der herrschenden Lehre zur Einordnung des Abbruches eigener Rettungshandlungen: Zum Begehungstäter wird danach nur, wer den Abbruch zu einem Zeitpunkt vornimmt, in dem sich bereits eine gesicherte Rettungsmöglichkeit für den zu Rettenden ergeben hat bzw. wenn er bereits alles zur Rettung Erforderliche getan hat.</text:span><text:span text:style-name="T2"><text:note text:id="ftn1581" text:note-class="footnote"><text:note-citation>13</text:note-citation><text:note-body><text:p text:style-name="P700"><text:span text:style-name="T13"><text:s/>Vgl. </text:span><text:span text:style-name="T15">Baumann/Weber/Mitsch</text:span><text:span text:style-name="T13">, StrafR AT, 10. Aufl., 1995, § 15 Rn. 31; </text:span><text:span text:style-name="T15">Stree</text:span><text:span text:style-name="T13">, in: Schönke/Schröder, Komm., StGB, 26. Aufl., 2001, Vorb. §§ 13 ff. Rn. 160 jew. m.w.N.</text:span></text:p></text:note-body></text:note></text:span><text:span text:style-name="T2"> In der Situation des Massenanfalls Hilfebedürftiger kann allein in der Durchführung der Triage (Diagnosestellung und Einstufung der weiteren Behandlung) jedoch gerade noch nicht von einer gesicherten Rettungsmöglichkeit gesprochen werden. Denn die Triage dient zunächst nur der Orientierung und Organisation bezüglich der Reihenfolge der weiteren Patientenbehandlung. Es wird mit ihr noch nicht alles zur Rettung bzw. medizinischen Behandlung Erforderliche durchgeführt.</text:span></text:p>
      <text:p text:style-name="P32"/>
      <text:h text:style-name="Heading_20_5" text:outline-level="5">Garantenstellung</text:h>
      <text:p text:style-name="P1"><text:span text:style-name="T2">Die</text:span><text:alphabetical-index-mark text:string-value="Garanten"/><text:span text:style-name="T2"> Verwirklichung eines unechten Unterlassungsdeliktes durch die Nichtvornahme einer Handlung ist gemäß § 13 Abs. 1 StGB nur durch eine Person möglich, die rechtlich dafür einzutreten hat, dass der straftatbestandliche Erfolg – der Tod im Rahmen der Tötungsdelikte bzw. bereits die Aufrechterhaltung von (nicht nur seelischen) Schmerzen im Bereich der Körperverletzungsdelikte</text:span><text:span text:style-name="T2"><text:note text:id="ftn1582" text:note-class="footnote"><text:note-citation>14</text:note-citation><text:note-body><text:p text:style-name="P700"><text:span text:style-name="T13"><text:s/>Da Schmerzen anerkanntermaßen eine Gesundheitsbeschädigung i.S.d. § 223 StGB darstellen, führt bereits die verzögerte Gabe von schmerzlindernden Mitteln zum tatbestandlichen Erfolg. Dazu siehe etwa </text:span><text:span text:style-name="T15">Hirsch</text:span><text:span text:style-name="T13">, in: LK, StGB, 1981, § 223 Rn. 8, 11; </text:span><text:span text:style-name="T15">Uhlenbruck</text:span><text:span text:style-name="T13">, Rechtspflicht des Krankenhausarztes zur Schmerzbekämpfung, FS Narr, 1988, S. 159 ff. (169 f.); </text:span><text:span text:style-name="T15">Eser</text:span><text:span text:style-name="T13">, in: Schönke/Schröder, Komm., StGB, 26. Aufl., 2001, § 223 Rn. 5.</text:span></text:p></text:note-body></text:note></text:span><text:span text:style-name="T2"> – nicht eintritt (sog. Garantenstellung). Als Erfolg, der zu einem Straftatbestand gehört, ist dabei nicht nur der Erfolg i.S.d. Erfolgsdelikte zu verstehen, sondern auch der Erfolg i.S.e. einer Gefährdung</text:span><text:span text:style-name="T2"><text:note text:id="ftn1583" text:note-class="footnote"><text:note-citation>15</text:note-citation><text:note-body><text:p text:style-name="P700"><text:span text:style-name="T13"><text:s/>Vgl. </text:span><text:span text:style-name="T15">Stree</text:span><text:span text:style-name="T13">, in: Schönke/Schröder, Komm., StGB, 26. Aufl., 2001, § 13 Rn. 3 m.w.N.</text:span></text:p></text:note-body></text:note></text:span><text:span text:style-name="T2">, wie sie etwa in § 221 Abs. 1 Nr. 2 StGB bezüglich des Todes oder einer schweren Gesundheitsbeschädigung vorausgesetzt wird. Fraglich ist, wann eine triagierende Person eine entsprechende Garantenstellung innehat.</text:span></text:p>
      <text:p text:style-name="P32"/>
      <text:p text:style-name="P1"><text:span text:style-name="T2">Aus der bloßen Tatsache Angehöriger eines Gesundheitsberufes zu sein ergibt sich zwar noch keine Garantenstellung.</text:span><text:span text:style-name="T2"><text:note text:id="ftn1584" text:note-class="footnote"><text:note-citation>16</text:note-citation><text:note-body><text:p text:style-name="P711"><text:span text:style-name="T13"><text:s/>Vgl. </text:span><text:span text:style-name="T15">Lenckner</text:span><text:span text:style-name="T13">, StrafR und ärztliche Hilfeleistungspflicht, Med.Klin. 1966, S. 274 ff. (276); </text:span><text:span text:style-name="T15">Jung</text:span><text:span text:style-name="T13">, Das Recht auf Gesundheit, 1982, S. 135; </text:span><text:span text:style-name="T15">Vosteen</text:span><text:span text:style-name="T13">, Rationierung im Gesundheitswesen und Patientenschutz, 2001, S. 154.</text:span></text:p></text:note-body></text:note></text:span><text:span text:style-name="T2"> Allerdings wird der Arzt nach ganz überwiegender Auffassung regelmäßig bereits mit der faktischen Übernahme der Behandlung eines Patienten „zum Garanten dafür, dass in Richtung der Erfolgsabwendung alles nach Lage des Falles Sachgemäße und Erforderliche geschieht“.</text:span><text:span text:style-name="T2"><text:note text:id="ftn1585" text:note-class="footnote"><text:note-citation>17</text:note-citation><text:note-body><text:p text:style-name="P700"><text:span text:style-name="T13"><text:s/>Vgl. </text:span><text:span text:style-name="T15">Eb. Schmidt</text:span><text:span text:style-name="T13">, Der Arzt im StrafR, 1939, S. 163; </text:span><text:span text:style-name="T15">Stree</text:span><text:span text:style-name="T13">, in: Schönke/Schröder, Komm., StGB, 26. Aufl., 2001, § 13 Rn. 28a; </text:span><text:span text:style-name="T15">Ulsenheimer</text:span><text:span text:style-name="T13">, in: Laufs/Uhlenbruck, Hdb. des Arztrechts, 3. Aufl., 2002, § 140 Rn. 14.</text:span></text:p></text:note-body></text:note></text:span><text:span text:style-name="T2"> Denn der Arzt erweckt damit „bei dem Patienten in der Regel das Vertrauen, dieser werde ihm unter Einsatz seiner ärztlichen Kenntnisse und Fähigkeiten beistehen, ihn weiter behandeln und notfalls weitere Hilfsmaßnahmen, zu denen er selbst nicht in der Lage ist, in die Wege leiten […] Der Kranke verlässt sich auf diese Obhut und wird nicht mehr versuchen, anderweitig Hilfe zu erlangen“.</text:span><text:span text:style-name="T2"><text:note text:id="ftn1586" text:note-class="footnote"><text:note-citation>18</text:note-citation><text:note-body><text:p text:style-name="P700"><text:span text:style-name="T13"><text:s/>BGH, NJW 1979, 1248 (1249).</text:span></text:p></text:note-body></text:note></text:span></text:p>
      <text:p text:style-name="P32"/>
      <text:p text:style-name="P1"><text:span text:style-name="T2">Ob der Arzt allein durch die Triage, also die Diagnosestellung und die Feststellung der weiteren medizinischen Behandlung, bereits ein hinreichendes Vertrauen für die Übernahme der Schutzfunktion gegenüber dem Patienten schafft, erscheint allerdings sehr zweifelhaft. Eine Garantenstellung aufgrund Vertrauensbildung kann jedenfalls nicht gegenüber Patienten entstehen, die zu einer solchen in der konkreten Situation überhaupt nicht in der Lage ist, also Patienten, die bewusstlos sind oder sich z.B. in einem schweren Schock- oder Rauschzustand befinden.</text:span><text:span text:style-name="T2"><text:note text:id="ftn1587" text:note-class="footnote"><text:note-citation>19</text:note-citation><text:note-body><text:p text:style-name="P700"><text:span text:style-name="T13"><text:s/>Ebenso </text:span><text:span text:style-name="T15">Boll</text:span><text:span text:style-name="T13">, Strafrechtliche Probleme bei Kompetenzüberschreitungen nichtärztlicher medizinischer Hilfspersonen in Notsituationen, 2001, S. 177.</text:span></text:p></text:note-body></text:note></text:span><text:span text:style-name="T2"> Aber auch gegenüber bei vollem Bewusstsein befindlichen Patienten gilt im Ergebnis grundsätzlich nichts anderes. Zum einen setzt die medizinische Behandlung bei dem Patienten mit der Triage durch den Arzt gerade erst ein. Der Patient wird aufgrund der kurzen „Behandlungszeit“ sowie der Nachfrage vieler anderer Hilfebedürftiger bei dem betreffenden Arzt kaum davon ausgehen können, dass der Arzt ihm gegenüber eine besondere Schutzpflicht und damit Fürsorge übernehmen will. Zum anderen ist der Patient von vornherein gerade nicht in der Lage, sich an einen anderen Arzt zu wenden, um dort anderweitige Hilfe zu erlangen. Der Arzt schließt zudem mit seinem Zuhilfekommen regelmäßig nicht den Einsatz anderer ärztlicher Hilfe aus, da eine solche in der Situation des Massenanfalls Hilfebedürftiger typischerweise gerade nicht zur Verfügung steht. Eine Garantenstellung aufgrund faktischer Übernahme der Triage allein kann also regelmäßig nicht angenommen werden. Etwas anderes gilt nur, wenn sich der Arzt nach Durchführung der Triage intensiver mit der medizinischen Behandlung des Patienten befasst. Dann kann durch eine erhöhte Vertrauensbildung bei dem Patienten in die Fortsetzung der Behandlung des Patienten eine Garantenstellung begründet werden. Eine Garantenstellung i.S.d. § 13 Abs. 1 StGB kann zudem dann entstehen, wenn der Helfende neue Gefahren für das Opfer begründet oder eine die Herrschaft begründende wesentliche Situationsveränderung herbeiführt, an die sich die objektiv begründete Erwartung eines bestimmten Folgeverhaltens für das Opfer knüpft.</text:span><text:span text:style-name="T2"><text:note text:id="ftn1588" text:note-class="footnote"><text:note-citation>20</text:note-citation><text:note-body><text:p text:style-name="P700"><text:span text:style-name="T13"><text:s/>Vgl. BGH, NJW 1993, 2628 f.; </text:span><text:span text:style-name="T15">Schünemann</text:span><text:span text:style-name="T13">, Grund und Grenzen der unechten Unterlassungsdelikte, 1971, S. 343, 351; </text:span><text:span text:style-name="T15">Stree</text:span><text:span text:style-name="T13">, in: Schönke/Schröder, Komm., StGB, 26. Aufl., 2001, § 13 Rn. 27 jew. m.w.N.</text:span></text:p></text:note-body></text:note></text:span><text:span text:style-name="T2"> Dies ist jedoch im Fall der Durchführung der Triage regelmäßig ebenfalls nicht der Fall, denn die Diagnosestellung und die Feststellung der weiteren medizinischen Behandlung allein begründen keine neue Gefahren oder eine wesentliche Situationsveränderung für den Betroffenen. Eine Garantenstellung besteht aber z.B. in dem besonderen Fall, dass bei einer während der Triage durchgeführten medizinischen Maßnahme durch einen Behandlungsfehler eine gänzlich neue Gefährdungslage für den Zustand des Patienten geschaffen wird.</text:span><text:span text:style-name="T2"><text:note text:id="ftn1589" text:note-class="footnote"><text:note-citation>21</text:note-citation><text:note-body><text:p text:style-name="Footnote"><text:s/>So auch <text:span text:style-name="T25">Schünemann</text:span>, Grund und Grenzen der unechten Unterlassungsdelikte, 1971, S. 350.</text:p></text:note-body></text:note></text:span></text:p>
      <text:p text:style-name="P32"/>
      <text:p text:style-name="P1"><text:span text:style-name="T2">Unabhängig davon kann für den Arzt eine Garantenstellung allerdings auch dann entstehen, wenn ihm explizit eine gesteigerte Verantwortung für einen größeren Personenkreis übertragen wurde</text:span><text:span text:style-name="T2"><text:note text:id="ftn1590" text:note-class="footnote"><text:note-citation>22</text:note-citation><text:note-body><text:p text:style-name="Footnote"><text:s/>Vgl. <text:span text:style-name="T25">Lenckner</text:span>, StrafR und ärztliche Hilfeleistungspflicht, Med.Klin. 1966, S. 274 ff. (277). </text:p></text:note-body></text:note></text:span><text:span text:style-name="T2">. Gesetzliche Vorschriften, insbesondere die Rettungsdienst- und die Katastrophenschutzgesetze, aber auch, soweit ersichtlich, untergesetzliche Vorschriften enthalten zwar keine generellen Regelungen, aus denen sich eine hinreichend konkret normierte Garantenstellung i.S.d. § 13 StGB für Beteiligte bei einem Massenanfall Hilfebedürftiger herleiten ließe.</text:span><text:span text:style-name="T2"><text:note text:id="ftn1591" text:note-class="footnote"><text:note-citation>23</text:note-citation><text:note-body><text:p text:style-name="P700"><text:span text:style-name="T13"><text:s/>So auch </text:span><text:span text:style-name="T15">Dönicke</text:span><text:span text:style-name="T13">, Strafrechtliche Aspekte der Katastrophenmedizin, 1987, S. 24 ff.; </text:span><text:span text:style-name="T15">Boll</text:span><text:span text:style-name="T13">, Strafrechtl. Probleme bei Kompetenzüberschreitungen nichtärztl. medizinischer Hilfspersonen in Notsituationen, 2001, S. 173.</text:span></text:p></text:note-body></text:note></text:span><text:span text:style-name="T2"> Jedoch kann überall dort, wo der betreffenden triagierenden Person – etwa dem LNA – ausdrücklich die medizinische Hilfe zur Wahrnehmung übertragen ist, ihre Garantenstellung für die Rechtsgüter Leben und körperliche Unversehrtheit der Betroffenen angenommen werden.</text:span><text:span text:style-name="T2"><text:note text:id="ftn1592" text:note-class="footnote"><text:note-citation>24</text:note-citation><text:note-body><text:p text:style-name="P700"><text:span text:style-name="T13"><text:s/>Ebenso </text:span><text:span text:style-name="T15">Schulte</text:span><text:span text:style-name="T13">, Rechtsgrundlagen, in: Crespin/Neff (Hrsg.), Hdb. der Sichtung, 2000, S. 41 ff. (46).</text:span></text:p></text:note-body></text:note></text:span><text:span text:style-name="T2"> Dafür reichen bereits dienstliche Weisungen und die Einbindung in eine Organisationsstruktur mit zugeteilten Verantwortlichkeiten zur Begründung der besonderen Pflichtenstellung aus.</text:span><text:span text:style-name="T2"><text:note text:id="ftn1593" text:note-class="footnote"><text:note-citation>25</text:note-citation><text:note-body><text:p text:style-name="P700"><text:span text:style-name="T13"><text:s/>Vgl. BGH, NJW 2000, 2741 (2742); </text:span><text:span text:style-name="T15">Ulsenheimer</text:span><text:span text:style-name="T13">, in: Laufs/Uhlenbruck, Hdb. des Arztrechts, 3. Aufl., 2002, § 140 Rn. 15.</text:span></text:p></text:note-body></text:note></text:span><text:span text:style-name="T2"> Denn die einteilende Person geht dann davon aus, dass die medizinische Hilfe durch die eingeteilte Person durchgeführt wird und deshalb keine anderweitigen Vorkehrungen getroffen werden müssen. Garant ist daher beispielsweise der Notfallarzt, der „nicht nur gegenüber der kassenärztlichen Einrichtung, sondern auch gegenüber der Bevölkerung eine strafrechtlich geschützte Rechtspflicht hat, in dringenden Erkrankungsfällen einzugreifen“.</text:span><text:span text:style-name="T2"><text:note text:id="ftn1594" text:note-class="footnote"><text:note-citation>26</text:note-citation><text:note-body><text:p text:style-name="P700"><text:span text:style-name="T13"><text:s/>BGHSt 7, 211 (212).</text:span></text:p></text:note-body></text:note></text:span><text:span text:style-name="T2"> Dementsprechend müssen auch die in den Krankenhaus-, Notarzt-, Rettungsdienst</text:span><text:span text:style-name="T2"><text:note text:id="ftn1595" text:note-class="footnote"><text:note-citation>27</text:note-citation><text:note-body><text:p text:style-name="P700"><text:span text:style-name="T13"><text:s/>Vgl. </text:span><text:span text:style-name="T15">Eser</text:span><text:span text:style-name="T13">, Lebenserhaltungspflicht und Behandlungsabbruch, in: Auer/Menzel/Eser (Hrsg.), Zwischen Heilauftrag und Sterbehilfe, 1977, S. 75 ff. (86); </text:span><text:span text:style-name="T15">Lippert/Weissauer</text:span><text:span text:style-name="T13">, Das Rettungswesen, Organisation, Medizin, Recht, 1984 Rn. 378; </text:span><text:span text:style-name="T15">Laufs</text:span><text:span text:style-name="T13">, Arztrecht, 5. Aufl., 1993 Rn. 135; </text:span><text:span text:style-name="T15">Biermann</text:span><text:span text:style-name="T13">, Spezielle Rechtsfragen, in: Hempelmann/Adams/Sefrin (Hrsg.), Notfallmedizin 1999, S. 450 ff. (451).</text:span></text:p></text:note-body></text:note></text:span><text:span text:style-name="T2"> und in die Katastrophenhilfe eingeteilten Ärzte und medizinischen Hilfspersonen (Rettungsassistenten</text:span><text:alphabetical-index-mark text:string-value="Rettungsassistenten"/><text:span text:style-name="T2">, Rettungssanitäter</text:span><text:alphabetical-index-mark text:string-value="Rettungssanitäter"/><text:span text:style-name="T2"><text:note text:id="ftn1596" text:note-class="footnote"><text:note-citation>28</text:note-citation><text:note-body><text:p text:style-name="P700"><text:span text:style-name="T13"><text:s/>So auch </text:span><text:span text:style-name="T15">Dönicke</text:span><text:span text:style-name="T13">, Strafrechtliche Aspekte der Katastrophenmedizin, 1987, S. 16 ff.; </text:span><text:span text:style-name="T15">Lippert</text:span><text:span text:style-name="T13">, Die Garantenstellung des Rettungssanitäters, Notfallmedizin 1992, S. 1573 ff. (1574); </text:span><text:span text:style-name="T15">Lipp/Domres</text:span><text:span text:style-name="T13"> (Hrsg.), Lehrbuch für präklinische Notfallmedizin (LPN), Band 4, 2. Aufl., 2000, S. 51.</text:span></text:p></text:note-body></text:note></text:span><text:span text:style-name="T2"> etc.) aufgrund ihrer Einbindung in die jeweilige Körperschaft und das damit in sie von der Körperschaft gesetzte Vertrauen, grundsätzlich als Garanten eingestuft werden.</text:span><text:span text:style-name="T2"><text:note text:id="ftn1597" text:note-class="footnote"><text:note-citation>29</text:note-citation><text:note-body><text:p text:style-name="P700"><text:span text:style-name="T13"><text:s/>Vgl. </text:span><text:span text:style-name="T15">Boll</text:span><text:span text:style-name="T13">, Strafrechtliche Probleme bei Kompetenzüberschreitungen nichtärztlicher medizinischer Hilfspersonen in Notsituationen, 2001, S. 175 f. m.w.N. Regelmäßig entsteht die Garantenstellung dabei schon mit dem Einverständnis zum Dienstplan. Vgl. auch BGH, JA 1987, 210 f. (zu Polizeibeamten).</text:span></text:p></text:note-body></text:note></text:span><text:span text:style-name="T2"> Selbiges gilt für Ärzte, die aus besonderem Anlass oder für bestimmte Begebenheiten einem beschränkten Personenkreis gegenüber besonders verpflichtet sind (z.B. Bade-, Schiffs- und Werksärzte).</text:span><text:span text:style-name="T2"><text:note text:id="ftn1598" text:note-class="footnote"><text:note-citation>30</text:note-citation><text:note-body><text:p text:style-name="P700"><text:span text:style-name="T13"><text:s/>Vgl. </text:span><text:span text:style-name="T15">Lenckner</text:span><text:span text:style-name="T13">, Ärztliche Hilfeleistungspflicht u. Pflichtenkollision, Med.Klin. 1969, S. 1000 ff. (1002); </text:span><text:span text:style-name="T15">Laufs</text:span><text:span text:style-name="T13">, Arztrecht, 5. Aufl., 1993 Rn. 139; </text:span><text:span text:style-name="T15">Stree</text:span><text:span text:style-name="T13">, in: Schönke/Schröder, Komm., StGB, 26. Aufl., 2001, § 13 Rn. 28a.</text:span></text:p></text:note-body></text:note></text:span></text:p>
      <text:p text:style-name="P32"/>
      <text:h text:style-name="Heading_20_5" text:outline-level="5">Garantenpflicht</text:h>
      <text:p text:style-name="P1"><text:span text:style-name="T2">Liegt eine Garantenstellung der triagierenden Person vor, so gilt für einen Arzt grundsätzlich, dass er dafür einzustehen hat, dass „die Gefahr des Todes, des Kränkerwerdens oder Krankbleibens von dem Leidenden“ abgewendet wird.</text:span><text:span text:style-name="T2"><text:note text:id="ftn1599" text:note-class="footnote"><text:note-citation>31</text:note-citation><text:note-body><text:p text:style-name="P700"><text:span text:style-name="T13"><text:s/>Vgl. </text:span><text:span text:style-name="T15">Bockelmann</text:span><text:span text:style-name="T13">, StrafR des Arztes, 1968, S. 19; </text:span><text:span text:style-name="T15">Ulsenheimer</text:span><text:span text:style-name="T13">, in: Laufs/Uhlenbruck, Hdb. des Arztrechts, 3. Aufl., 2002, § 141 Rn. 2.</text:span></text:p></text:note-body></text:note></text:span><text:span text:style-name="T2"> Begrenzungen der Erfolgsabwendungspflicht ergeben sich jedoch aus der Möglichkeit, der Gebotenheit und der Zumutbarkeit des Handelns.</text:span></text:p>
      <text:p text:style-name="P32"/>
      <text:h text:style-name="Heading_20_6" text:outline-level="6">Möglichkeit des Handelns</text:h>
      <text:p text:style-name="P1"><text:span text:style-name="T2">Da Unmögliches</text:span><text:alphabetical-index-mark text:string-value="- Möglichkeit des Handelns" text:key1="Garantenpflichten"/><text:span text:style-name="T2"> nicht verlangt werden kann, entfällt schon der Tatbestand des Unterlassungsdelikts, wenn der Garant die gebotene Handlung physisch-real nicht durchführen kann.</text:span><text:span text:style-name="T2"><text:note text:id="ftn1600" text:note-class="footnote"><text:note-citation>32</text:note-citation><text:note-body><text:p text:style-name="P700"><text:span text:style-name="T13"><text:s/>Vgl. Tröndle</text:span><text:span text:style-name="T15">/Fischer</text:span><text:span text:style-name="T13">, Komm., StGB, 50. Aufl., 2001, § 13 Rn. 14; </text:span><text:span text:style-name="T15">Wessels/Beulke</text:span><text:span text:style-name="T13">, StrafR AT, 33. Aufl., 2003 Rn. 708.</text:span></text:p></text:note-body></text:note></text:span><text:span text:style-name="T2"> In der Diskussion um die Verteilung knapper medizinischer Ressourcen wird zum Teil unter Hinweis auf die Unmöglichkeit der allseitigen Pflichterfüllung bereits das tatbestandliche Nichtbestehen einer Hilfspflicht erwogen.</text:span><text:span text:style-name="T2"><text:note text:id="ftn1601" text:note-class="footnote"><text:note-citation>33</text:note-citation><text:note-body><text:p text:style-name="P700"><text:span text:style-name="T13"><text:s/>Vgl. </text:span><text:span text:style-name="T15">Lippert/Weissauer</text:span><text:span text:style-name="T13">, Das Rettungswesen, Organisation, Medizin, Recht, 1984 Rn. 411; </text:span><text:span text:style-name="T15">Binder</text:span><text:span text:style-name="T13">, Rechtsbegriffe in der Notfallmedizin, 1993, S. 39; </text:span><text:span text:style-name="T15">Eser</text:span><text:span text:style-name="T13">, Lebenserhaltungspflicht und Behandlungsabbruch, in Auer/Menzel/Eser (Hrsg.), Zwischen Heilauftrag und Sterbehilfe, 1977, S. 75 ff. (134). Siehe auch </text:span><text:span text:style-name="T15">Laber</text:span><text:span text:style-name="T13">, Der Schutz des Lebens im StrafR, 1997, S. 249 und </text:span><text:span text:style-name="T15">Vosteen</text:span><text:span text:style-name="T13">, Rationierung im Gesundheitswesen und Patientenschutz, 2001, S. 164 f., die faktische Unmöglichkeit für den Fall annehmen, dass ein Behandlungsplatz oder ein Gerät bereits anderweitig belegt ist. Faktisch ist aber ein Anschluss des Patienten an das Gerät möglich. Dazu müßte lediglich der bereits an das Gerät angeschlossene Patient wieder abgenommen werden.</text:span></text:p></text:note-body></text:note></text:span><text:span text:style-name="T2"> Dem kann jedoch nicht gefolgt werden. Zwar ist es im Fall des Massenanfalls Hilfebedürftiger für den Garanten tatsächlich unmöglich, alle Hilfebedürftigen zu retten bzw. ihnen unmittelbar zu helfen. Allerdings ist jeder Hilfebedürftige für sich gesehen, soweit für ihn keine Aussichtslosigkeit nach individualmedizinischen Grundsätzen besteht, faktisch rettbar. Da das Strafrecht individualschützend ist, kann es hinsichtlich der Bestimmung des Umfangs der tatbestandlichen Hilfeverpflichtung allein auf die individuelle faktische Rettungs- bzw. Schmerzlinderungsmöglichkeit ankommen. Eine wie auch immer geartete normative Unmöglichkeit kann hier nicht ausreichen. Es handelt sich in diesen Fällen dann nicht um das Tatbestandsproblem der Unmöglichkeit der Hilfeleistung, sondern um das Problem grundsätzlich bestehender, aber nicht gleichzeitig erfüllbarer Handlungspflichten.</text:span><text:span text:style-name="T2"><text:note text:id="ftn1602" text:note-class="footnote"><text:note-citation>34</text:note-citation><text:note-body><text:p text:style-name="P700"><text:span text:style-name="T13"><text:s/>So auch </text:span><text:span text:style-name="T15">Künschner</text:span><text:span text:style-name="T13">, Wirtschaftlicher Behandlungsverzicht und Patientenauswahl, 1992, S. 319, 347.</text:span></text:p></text:note-body></text:note></text:span><text:span text:style-name="T2"> Andernfalls würde bereits im Tatbestand die normative Vorwegnahme der dem Bereich der Rechtswidrigkeit vorbehaltenen Interessenabwägung zwischen den hilfebedürftigen Patienten erfolgen, wobei implizit der zeitliche Prioritätsgrundsatz („Wer zuerst kommt, mahlt zuerst.“) als maßgebliches Patientenauswahlkriterium festgelegt würde.</text:span><text:span text:style-name="T2"><text:note text:id="ftn1603" text:note-class="footnote"><text:note-citation>35</text:note-citation><text:note-body><text:p text:style-name="P700"><text:span text:style-name="T13"><text:s/>Näher zur dogmatischen Einordnung des Triageproblems s.u. unter § 8 A II 1, 2.</text:span></text:p></text:note-body></text:note></text:span></text:p>
      <text:p text:style-name="P32"/>
      <text:h text:style-name="Heading_20_6" text:outline-level="6">Gebotenheit des Handelns</text:h>
      <text:p text:style-name="P1"><text:span text:style-name="T2">Gebotenheit des Handelns</text:span><text:alphabetical-index-mark text:string-value="- Gebotenheit des Handelns" text:key1="Garantenpflichten"/><text:span text:style-name="T2"> heißt, auf den Arzt bezogen, regelmäßig „alles in seinen Kräften Stehende zu tun, um den Kranken zu heilen“.</text:span><text:span text:style-name="T2"><text:note text:id="ftn1604" text:note-class="footnote"><text:note-citation>36</text:note-citation><text:note-body><text:p text:style-name="P700"><text:span text:style-name="T13"><text:s/>RGSt 50, 37 (41); </text:span><text:span text:style-name="T15">Roxin</text:span><text:span text:style-name="T13">, An der Grenze von Begehung und Unterlassung, FS Engisch, 1969, S. 380 ff. (400).</text:span></text:p></text:note-body></text:note></text:span><text:span text:style-name="T2"> Er ist grundsätzlich zur Anwendung der wirksamsten Therapie verpflichtet.</text:span><text:span text:style-name="T2"><text:note text:id="ftn1605" text:note-class="footnote"><text:note-citation>37</text:note-citation><text:note-body><text:p text:style-name="P700"><text:span text:style-name="T13"><text:s/>Vgl. RGSt 64, 263 (268 ff.); 67, 12 (23 ff.); BGH, LM Nr. 6 zu § 230 StGB, Blatt 2.</text:span></text:p></text:note-body></text:note></text:span><text:span text:style-name="T2"> Selbst in aussichtslosen Krankheitsverläufen hat der Arzt alles ihm Mögliche zu tun, um das Leben des Patienten wenigstens vorübergehend zu retten oder doch wenigstens um Stunden zu verlängern.</text:span><text:span text:style-name="T2"><text:note text:id="ftn1606" text:note-class="footnote"><text:note-citation>38</text:note-citation><text:note-body><text:p text:style-name="P700"><text:span text:style-name="T13"><text:s/>Vgl. BGH, NStZ 1981, 218 f.; NStZ 1985, 26 (27).</text:span></text:p></text:note-body></text:note></text:span><text:span text:style-name="T2"> Bereits seit Längerem ist allerdings unbestritten, dass im Stadium der Agonie, des unmittelbar bevorstehenden Todes, ein Verzicht auf lebensverlängernde Maßnahmen erlaubt ist.</text:span><text:span text:style-name="T2"><text:note text:id="ftn1607" text:note-class="footnote"><text:note-citation>39</text:note-citation><text:note-body><text:p text:style-name="P700"><text:span text:style-name="T13"><text:s/>Vgl. </text:span><text:span text:style-name="T15">Eser</text:span><text:span text:style-name="T13">, Lebenserhaltungspflicht und Behandlungsabbruch, in Auer/Menzel/Eser (Hrsg.), Zwischen Heilauftrag und Sterbehilfe, 1977, S. 75 ff. (121 ff.); </text:span><text:span text:style-name="T15">Künschner</text:span><text:span text:style-name="T13">, Wirtschaftlicher Behandlungsverzicht und Patientenauswahl, 1992, S. 138 jew. m.w.N.</text:span></text:p></text:note-body></text:note></text:span><text:span text:style-name="T2"> </text:span><text:span text:style-name="T6">Alfred Künschner</text:span><text:span text:style-name="T2"> stellt nach ausführlicher Analyse der Rechtsprechung fest, „dass die Angeklagten jeweils nicht verurteilt worden wären, wenn nicht über die sicher mögliche Lebensverlängerung von einer Stunde hinaus weitere Überlebenschancen bestanden hätten“.</text:span><text:span text:style-name="T2"><text:note text:id="ftn1608" text:note-class="footnote"><text:note-citation>40</text:note-citation><text:note-body><text:p text:style-name="P700"><text:span text:style-name="T13"><text:s/>Vgl. </text:span><text:span text:style-name="T15">Künschner</text:span><text:span text:style-name="T13">, Wirtschaftlicher Behandlungsverzicht und Patientenauswahl, 1992, S. 176. Zu den Grenzen der Lebenserhaltungspflicht siehe bereits s.o. unter § 7 C IV 2 b aa.</text:span></text:p></text:note-body></text:note></text:span><text:span text:style-name="T2"> Jedoch schuldet der Arzt auch einem sterbenden Patienten dann immer noch eine Basispflege, die auch einen möglichst schmerzfreien gestalteten Übergang vom Leben zum Tod beinhaltet.</text:span><text:span text:style-name="T2"><text:note text:id="ftn1609" text:note-class="footnote"><text:note-citation>41</text:note-citation><text:note-body><text:p text:style-name="P700"><text:span text:style-name="T13"><text:s/>Vgl. </text:span><text:span text:style-name="T15">Eser</text:span><text:span text:style-name="T13">, Lebenserhaltungspflicht u. Behandlungsabbruch, in: Auer/Menzel/Eser (Hrsg.), Zwischen Heilauftrag und Sterbehilfe, 1977, S. 75 ff. (137); </text:span><text:span text:style-name="T15">Uhlenbruck</text:span><text:span text:style-name="T13">, Die Rechtspflicht des Krankenhausarztes zur Schmerzbekämpfung und Leidensminderung, FS Narr, 1988, S. 159 ff. (165, 169 f.) jew. m.w.N. Zum Umfang des Anspruchs auf das Existenzminimum siehe bereits unter § 7 B III sowie zur Beachtung des Aspekts „Sterben in Würde“ unter § 7 C IV 4 c.</text:span></text:p></text:note-body></text:note></text:span></text:p>
      <text:p text:style-name="P1"><text:span text:style-name="T2">Zweifelhaft ist, ob diejenige Person, die ausschließlich triagiert oder die Rettung medizinisch organisiert und damit unmittelbar selbst durch ihre Tätigkeit an sich keinen Patienten rettet (z.B. der LNA), ebenfalls eine gebotene Hilfeleistungspflicht durchführt. Richtigerweise kann es bei der Beurteilung der gebotenen Hilfeleistungspflicht nicht auf die Wahrnehmung der konkreten und unmittelbaren Rettungshandlung am Patienten ankommen. Entscheidend für die Zulässigkeit der Handlung ist allein, dass durch die Durchführung der Triage bzw. der Organisation zumindest ebenso viele Menschenleben gerettet werden, wie wenn die Arbeitskraft für die unmittelbare weitere Behandlung eingesetzt würde. Dann stellt die Triage bzw. Organisation der Rettung eine gegenüber der unmittelbaren Rettung gleichwertige Behandlungstätigkeit dar. Wenn zudem nur durch die Triage bzw. die Organisation der Rettung sichergestellt werden kann, dass die Überlebendenzahl gegenüber der unmittelbaren Behandlungsdurchführung erhöht wird und im Rahmen dieser Maxime die Behandlung Schwerverletzter vor der Behandlung von leichter Verletzten erfolgen kann, dann ist die Abstellung eines Arztes ausschließlich für die medizinische Organisation der Rettung als Handlungspflicht nicht nur rechtlich zulässig, sondern auch geboten.</text:span><text:span text:style-name="T2"><text:note text:id="ftn1610" text:note-class="footnote"><text:note-citation>42</text:note-citation><text:note-body><text:p text:style-name="P700"><text:span text:style-name="T13"><text:s/>s. auch die ähnl. Überlegungen bei </text:span><text:span text:style-name="T15">Hofferbert</text:span><text:span text:style-name="T13">, Rechtliche Aspekte, in: Mayer (Hrsg.), Katastrophenmedizin, 1987, S. 137 ff. (145 ff.) und </text:span><text:span text:style-name="T15">Künschner</text:span><text:span text:style-name="T13">, Wirtschaftl. Behandlungsverzicht und Patientenauswahl, 1992, S. 338 ff., die jedoch i.E. dennoch die in der Katastrophenmedizin vorgeschlagene Triage für rechtswidrig halten.</text:span></text:p></text:note-body></text:note></text:span></text:p>
      <text:p text:style-name="P32"/>
      <text:h text:style-name="Heading_20_6" text:outline-level="6">Zumutbarkeit des Handelns</text:h>
      <text:p text:style-name="P1"><text:span text:style-name="T2">Die Garantenpflicht</text:span><text:alphabetical-index-mark text:string-value="- Zumutbarkeit des Handelns" text:key1="Garantenpflichten"/><text:span text:style-name="T2"> wird schließlich dadurch begrenzt, dass dem Garanten für ihn unzumutbare Handlungen nicht abverlangt werden können. Für die Beurteilung der Unzumutbarkeit kommt es auf eine Abwägung der Garanteninteressen mit denen des Schutzobjektes nach dem Grundsatz an: Je schwerer das drohende Übel für das Opfer, desto mehr kann dem Garanten an Opfern oder Selbstgefährdungen zugemutet werden.</text:span><text:span text:style-name="T2"><text:note text:id="ftn1611" text:note-class="footnote"><text:note-citation>43</text:note-citation><text:note-body><text:p text:style-name="P700"><text:span text:style-name="T13"><text:s/>Vgl. BGHSt 4, 20 (23); Tröndle/</text:span><text:span text:style-name="T15">Fischer</text:span><text:span text:style-name="T13">, Komm., StGB, 50. Aufl., 2001, § 13 Rn. 15 f. m.w.N.</text:span></text:p></text:note-body></text:note></text:span><text:span text:style-name="T2"> So sind zwar zur Erhaltung eines Menschenlebens äußerste Anstrengungen zu fordern, jedoch ist es auch dann in der Regel nicht zumutbar eine konkrete Lebensgefahr auf sich zu nehmen, v.a. nicht bei einer nur verschwindend geringen Rettungschance.</text:span><text:span text:style-name="T2"><text:note text:id="ftn1612" text:note-class="footnote"><text:note-citation>44</text:note-citation><text:note-body><text:p text:style-name="P700"><text:span text:style-name="T13"><text:s/>Vgl. BGH, NJW 1994, 1357.</text:span></text:p></text:note-body></text:note></text:span><text:span text:style-name="T2"> Allerdings darf von einem Arzt beispielsweise grundsätzlich erwartet werden, dass er sich einer Ansteckungsgefahr aussetzt, um einen Patienten (weiter-)behandeln zu können.</text:span><text:span text:style-name="T2"><text:note text:id="ftn1613" text:note-class="footnote"><text:note-citation>45</text:note-citation><text:note-body><text:p text:style-name="P700"><text:span text:style-name="T13"><text:s/>Vgl. </text:span><text:span text:style-name="T15">Vosteen</text:span><text:span text:style-name="T13">, Rationierung im Gesundheitswesen und Patientenschutz, 2001, S. 167; </text:span><text:span text:style-name="T15">Stree</text:span><text:span text:style-name="T13">, in: Schönke /Schröder, Komm., StGB, 26. Aufl., 2001 Vorb. § 13 ff. Rn. 156; </text:span><text:span text:style-name="T15">Uhlenbruck/Laufs</text:span><text:span text:style-name="T13">, in: Laufs/Uhlenbruck (Hrsg.), Hdb. des Arztrechts, 3. Aufl., 2002, § 41 Rn. 3, 8.</text:span></text:p></text:note-body></text:note></text:span><text:span text:style-name="T2"> In Fällen, in denen die Gefahr schwerwiegender Körperschäden oder gar akute Lebensgefahr für den Patienten besteht, kann sich der Arzt, angesichts der Höchstwertigkeit der gefährdeten Rechtsgüter auch nicht darauf berufen, dass ihm die Behandlung aus wirtschaftlichen Gesichtspunkten (z.B. fehlende Kostendeckung) unzumutbar sei.</text:span><text:span text:style-name="T2"><text:note text:id="ftn1614" text:note-class="footnote"><text:note-citation>46</text:note-citation><text:note-body><text:p text:style-name="P700"><text:span text:style-name="T13"><text:s/>Vgl. </text:span><text:span text:style-name="T15">Künschner</text:span><text:span text:style-name="T13">, Wirtschaftlicher Behandlungsverzicht und Patientenauswahl, 1992, S. 180 f.; </text:span><text:span text:style-name="T15">Vosteen</text:span><text:span text:style-name="T13">, Rationierung im Gesundheitswesen und Patientenschutz, 2001, S. 166 f.</text:span></text:p></text:note-body></text:note></text:span></text:p>
      <text:p text:style-name="P32"/>
      <text:h text:style-name="Heading_20_5" text:outline-level="5">Eintritt des tatbestandlichen Erfolges – hypothetische Kausalität</text:h>
      <text:p text:style-name="P1"><text:span text:style-name="T2">Voraussetzung zur Erfüllung eines unechten Unterlassungsdeliktes ist des Weiteren, dass der tatbestandliche Erfolg eingetreten ist (wobei grundsätzlich bereits eine Schmerzverlängerung genügt) und dass dieser bei Vornahme der gebotenen Handlung mit an Sicherheit grenzender Wahrscheinlichkeit vermeidbar war (sog. hypothetische Kausalität</text:span><text:alphabetical-index-mark text:string-value="Hypothetische Kausalität"/><text:span text:style-name="T2">).</text:span><text:span text:style-name="T2"><text:note text:id="ftn1615" text:note-class="footnote"><text:note-citation>47</text:note-citation><text:note-body><text:p text:style-name="P700"><text:span text:style-name="T13"><text:s/>Vgl. Tröndle/</text:span><text:span text:style-name="T15">Fischer</text:span><text:span text:style-name="T13">, Komm., StGB, 50. Aufl., 2001, Vorb. § 13 Rn. 20; </text:span><text:span text:style-name="T15">Wessels/Beulke</text:span><text:span text:style-name="T13">, StrafR AT, 33. Aufl., 2003 Rn. 711 jew. m.w.N.</text:span></text:p></text:note-body></text:note></text:span><text:span text:style-name="T2"> Mit anderen Worten, eine Strafbarkeit des Arztes tritt nicht ein, wenn mit an Sicherheit grenzender Wahrscheinlichkeit jede ärztliche Mühe den Gesundheitszustand nicht verbessert hätte.</text:span><text:span text:style-name="T2"><text:note text:id="ftn1616" text:note-class="footnote"><text:note-citation>48</text:note-citation><text:note-body><text:p text:style-name="P700"><text:span text:style-name="T13"><text:s/>Vgl. </text:span><text:span text:style-name="T15">Laufs</text:span><text:span text:style-name="T13">, Arztrecht, 5. Aufl., 1993 Rn. 133.</text:span></text:p></text:note-body></text:note></text:span></text:p>
      <text:p text:style-name="P32"/>
      <text:h text:style-name="Heading_20_5" text:outline-level="5">Subjektiver Tatbestand</text:h>
      <text:p text:style-name="P1"><text:span text:style-name="T2">Die Aussetzung</text:span><text:alphabetical-index-mark text:string-value="- Vorsatz" text:key1="Subjektiver Straftatbestand"/><text:span text:style-name="T2"> gemäß § 221 Abs. 1 Nr. 2 StGB kann nur vorsätzlich begangen werden. Soweit jedoch, wie im Falle der fahrlässigen Tötung (§ 222 StGB) und der fahrlässigen Körperverletzung (§ 229 StGB), die fahrlässige Verursachung eines straftatbestandlichen Erfolgs unter Strafe gestellt ist, ist gemäß § 15 i.V.m. § 13 StGB auch die fahrlässige Herbeiführung des Erfolgs durch Unterlassen strafbar.</text:span></text:p>
      <text:p text:style-name="P32"/>
      <text:p text:style-name="P1"><text:span text:style-name="T2">Fraglich ist, ob der Triagearzt, der gemäß des Vorschlags der Katastrophenmedizin die Triage durchführt, vorsätzlich oder fahrlässig in Bezug auf die in die Gruppe der „Hoffnungslosen“ eingeordneten für sich gesehen aber jeweils rettbaren Patienten handelt. Dass der Triagearzt durch sein Verhalten, den Tod eines Patienten beabsichtigt i.S.v. bezweckt (</text:span><text:span text:style-name="T6">dolus directus</text:span><text:span text:style-name="T2"> 1. Grades), kann hier ausgeschlossen werden. In der Regel wird sein Handeln in folgende Formen des subjektiven Unrechtstatbestandes einzustufen sein: Direkter Vorsatz (</text:span><text:span text:style-name="T6">dolus directus</text:span><text:span text:style-name="T2"> 2. Grades) ist zu bejahen, wenn der Täter weiß oder als sicher voraussieht, dass sein Verhalten zur Verwirklichung des gesetzlichen Tatbestandes führt. Eventualvorsatz (</text:span><text:span text:style-name="T6">dolus eventualis</text:span><text:span text:style-name="T2">) liegt vor, wenn er es ernstlich für möglich hält und sich damit abfindet, dass sein Verhalten die Erfüllung des gesetzlichen Tatbestandes zur Folge hat. In Abgrenzung dazu ist lediglich bewusste Fahrlässigkeit</text:span><text:alphabetical-index-mark text:string-value="- Fahrlässigkeit" text:key1="Subjektiver Straftatbestand"/><text:span text:style-name="T2"> (</text:span><text:span text:style-name="T6">luxuria</text:span><text:span text:style-name="T2">) gegeben, wenn die Person zwar ebenfalls mit der Möglichkeit der Verwirklichung des Tatbestandes rechnet, aber auf den Nichteintritt des tatbestandlichen Erfolges vertraut.</text:span><text:span text:style-name="T2"><text:note text:id="ftn1617" text:note-class="footnote"><text:note-citation>49</text:note-citation><text:note-body><text:p text:style-name="P700"><text:span text:style-name="T13"><text:s/>Vgl. </text:span><text:span text:style-name="T15">Wessels/Beulke</text:span><text:span text:style-name="T13">, StrafR AT, 33. Aufl., 2003 Rn. 213 ff. m.w.N.</text:span></text:p></text:note-body></text:note></text:span></text:p>
      <text:p text:style-name="P32"/>
      <text:p text:style-name="P1"><text:span text:style-name="T2">Je nachdem, wie bewusst dem Triagearzt angesichts der Knappheit der medizinischen Ressourcen die Tatsache ist, dass die Einordnung eines nach individualmedizinischen Gesichtspunkten grundsätzlich rettbaren Patienten in die Gruppe der „Hoffnungslosen“ zu dessen Tod führen wird, wird auch die Einordnung des subjektiven Tatbestandes zu erfolgen haben. So ist bei einem besonders krassen Missverhältnis zwischen medizinischen Bedarf und medizinischen Ressourcen regelmäßig direkter Vorsatz anzunehmen. Denn der Triagearzt wird dann davon ausgehen, dass die Einordnung in die Patientengruppe der „Hoffnungslosen“ endgültig ist</text:span><text:span text:style-name="T2"><text:note text:id="ftn1618" text:note-class="footnote"><text:note-citation>50</text:note-citation><text:note-body><text:p text:style-name="P700"><text:span text:style-name="T13"><text:s/>So halten einzelne Katastrophenmediziner die einmal getroffene Triage-Entscheidung meist für endgültig, etwa: </text:span><text:span text:style-name="T15">Stehle/Borst</text:span><text:span text:style-name="T13">, Organisatorische Aspekte in der Katastrophenmedizin - an Hand eigener Erfahrungen, Notfallmedizin 1983, S. 1377 ff. (1379, 1380 f.).</text:span></text:p></text:note-body></text:note></text:span><text:span text:style-name="T2"> und somit sicherlich zum Tod des Patienten führen wird, auch wenn ein solcher Verlauf nicht seinen Wünschen entspricht. Bei einem verhältnismäßig geringen Missverhältnis ist hingegen eher bewusste Fahrlässigkeit anzunehmen. Hier wird der Arzt davon ausgehen, den zunächst als „hoffnungslos“ eingestufte Patienten eventuell später doch noch retten zu können bzw. er hofft auf möglicherweise bald nachkommende zusätzlicher medizinische Hilfe, die den Patienten retten kann.</text:span></text:p>
      <text:p text:style-name="P32"/>
      <text:h text:style-name="Heading_20_4" text:outline-level="4">Unterlassene Hilfeleistung</text:h>
      <text:p text:style-name="P1"><text:span text:style-name="T2">Aber auch, wenn die triagierende Person keine Garantenstellung innehat, wenn keine Rechtsgutsverletzung bzw. -gefährdung (§ 221 StGB) eingetreten ist oder wenn die unterlassene Hilfeleistung</text:span><text:alphabetical-index-mark text:string-value="Unterlassene Hilfeleistung"/><text:span text:style-name="T2"> für den Eintritt des Erfolges nicht kausal ist, kann die Nichtvornahme von Rettungshandlungen bei den nachrangig eingestuften Patienten strafrechtliche Konsequenzen nach sich ziehen. Dann kann immer noch der Straftatbestand der unterlassenen Hilfeleistung gemäß § 323c StGB erfüllt sein.</text:span></text:p>
      <text:p text:style-name="P32"/>
      <text:p text:style-name="P1"><text:span text:style-name="T2">Danach ist jedermann verpflichtet bei Unglücksfällen, gemeiner Gefahr oder Not im Rahmen des Erforderlichen und Zumutbaren Hilfe zu leisten. Der Grundgedanke ist hier, dass keine Gemeinschaft ohne ein Minimum an menschlicher Solidarität auskommen kann und dass deshalb jedermann verpflichtet sein muss, seinem Nächsten in unmittelbarer Gefahr beizustehen (sog. „Liebesparagraf“).</text:span><text:span text:style-name="T2"><text:note text:id="ftn1619" text:note-class="footnote"><text:note-citation>51</text:note-citation><text:note-body><text:p text:style-name="P700"><text:span text:style-name="T13"><text:s/>Vgl. </text:span><text:span text:style-name="T15">Lenckner</text:span><text:span text:style-name="T13">, Ärztliche Hilfeleistungspflicht und Pflichtenkollision, Med.Klin. 1969, S. 1000 ff. (1005).</text:span></text:p></text:note-body></text:note></text:span><text:span text:style-name="T2"> Es wird die bloße Nichtwahrnehmung von Rettungschancen bestraft. Auf die Erfolgsaussichten der Hilfeleistung kommt es grundsätzlich nicht an.</text:span><text:span text:style-name="T2"><text:note text:id="ftn1620" text:note-class="footnote"><text:note-citation>52</text:note-citation><text:note-body><text:p text:style-name="P700"><text:span text:style-name="T13"><text:s/>Vgl. BGHSt 17, 166 (170); BGH, MedR 1985, 229 (230); </text:span><text:span text:style-name="T15">Ulsenheimer</text:span><text:span text:style-name="T13">, in: Laufs/Uhlenbruck, Hdb. des Arztrechts, 3. Aufl., 2002, § 141 Rn. 4.</text:span></text:p></text:note-body></text:note></text:span><text:span text:style-name="T2"> „Regelmäßig setzt nur der sofortige Tod des Opfers der Hilfeleistungspflicht Grenzen.“</text:span><text:span text:style-name="T2"><text:note text:id="ftn1621" text:note-class="footnote"><text:note-citation>53</text:note-citation><text:note-body><text:p text:style-name="Footnote"><text:s/>RGSt 14, 213 (216).</text:p></text:note-body></text:note></text:span><text:span text:style-name="T2"> Entscheidend ist letztlich, dass noch irgendeine Form von Hilfe für den Patienten möglich ist. Hierzu zählt auch bereits das Abwenden weiterer Schmerzen des Verunglückten.</text:span><text:span text:style-name="T2"><text:note text:id="ftn1622" text:note-class="footnote"><text:note-citation>54</text:note-citation><text:note-body><text:p text:style-name="P700"><text:span text:style-name="T13"><text:s/>Vgl. RGSt 75, 160 (165); BGHSt. 14, 213 (216 f.); OLG Hamm, NJW 1975, 604 (605); </text:span><text:span text:style-name="T15">Kiesecker/Rieger</text:span><text:span text:style-name="T13">, Unterlassene Hilfeleistung (5270), in: Rieger (Hrsg.), Lexikon des Arztrechts, 2. Aufl., Stand 08/2005 Rn. 6; </text:span><text:span text:style-name="T15">Bock</text:span><text:span text:style-name="T13">, Die unterlassene Hilfeleistung gemäß § 323c StGB, Notfall &amp; Rettungsmedizin 2005, S. 286 ff. (288).</text:span></text:p></text:note-body></text:note></text:span></text:p>
      <text:p text:style-name="P32"/>
      <text:p text:style-name="P1"><text:span text:style-name="T2">Die Präposition „bei“ (Unglücksfällen) ist nach ständiger Rechtsprechung und der herrschenden Lehre nicht als lokale Begrenzung der Hilfspflichtigen i.S.v. zufällig Anwesenden oder Augenzeugen zu verstehen, sondern kann auch im Sinne von „aus Anlass“ eines Unglücksfalles interpretiert werden, sodass herbeigerufene und auf dem Weg zum Unglücksort befindliche Ärzte etc. ebenso hilfspflichtig gemäß § 323c StGB sind.</text:span><text:span text:style-name="T2"><text:note text:id="ftn1623" text:note-class="footnote"><text:note-citation>55</text:note-citation><text:note-body><text:p text:style-name="P700"><text:span text:style-name="T13"><text:s/>Vgl. BGHSt 17, 166 (170); 21, 50 (53); </text:span><text:span text:style-name="T15">Bockelmann</text:span><text:span text:style-name="T13">, StrafR des Arztes, 1968, S. 21; </text:span><text:span text:style-name="T15">Geilen</text:span><text:span text:style-name="T13">, Probleme des § 323c StGB, Jura 1983, S. 138 ff. (138 f.); </text:span><text:span text:style-name="T15">Spendel</text:span><text:span text:style-name="T13">, in: LK, StGB, 10. Aufl., 1988, § 323c Rn. 106 f.; </text:span><text:span text:style-name="T15">Ulsenheimer</text:span><text:span text:style-name="T13">, in: Laufs/Uhlenbruck, Hdb. des Arztrechts, 3. Aufl., 2002, § 141 Rn. 21 ff.; a.A. </text:span><text:span text:style-name="T15">Welzel</text:span><text:span text:style-name="T13">, Zur Dogmatik der echten Unterlassungsdelikte, NJW 1953, S. 327 ff. (328); </text:span><text:span text:style-name="T15">Arzt/Weber</text:span><text:span text:style-name="T13">, StrafR BT, LH 2, 1983 Rn. 393.</text:span></text:p></text:note-body></text:note></text:span></text:p>
      <text:p text:style-name="P32"/>
      <text:p text:style-name="P1"><text:span text:style-name="T2">Ein „Unglücksfall“ ist nach gängigem Verständnis ein plötzlich eintretendes Ereignis, welches erhebliche Gefahren für einen Menschen oder Sachen hervorruft oder hervorzurufen droht.</text:span><text:span text:style-name="T2"><text:note text:id="ftn1624" text:note-class="footnote"><text:note-citation>56</text:note-citation><text:note-body><text:p text:style-name="P700"><text:span text:style-name="T13"><text:s/>Vgl. BGHSt 6, 147 (152); </text:span><text:span text:style-name="T15">Cramer/Sternberg-Lieben</text:span><text:span text:style-name="T13">, in: Schönke/Schröder, Komm., StGB, 26. Aufl., 2001, Vorb. § 323c Rn. 5; Tröndle/</text:span><text:span text:style-name="T15">Fischer</text:span><text:span text:style-name="T13">, Komm., StGB, 50. Aufl., 2001, § 323c Rn. 2a jew. m.w.N.</text:span></text:p></text:note-body></text:note></text:span><text:span text:style-name="T2"> Darunter sind etwa ein Verkehrsunfall</text:span><text:span text:style-name="T2"><text:note text:id="ftn1625" text:note-class="footnote"><text:note-citation>57</text:note-citation><text:note-body><text:p text:style-name="P700"><text:span text:style-name="T13"><text:s/>Vgl. etwa BGHSt 11, 135 (136).</text:span></text:p></text:note-body></text:note></text:span><text:span text:style-name="T2"> oder eine Katastrophe mit einer Vielzahl von Verletzen zu subsumieren, nicht aber der „normale“ Ablauf einer schweren Erkrankung. Ein Arzt, der die Behandlung eines Kranken ablehnt oder sich lediglich damit begnügt, die Einweisung in ein Krankenhaus zu empfehlen</text:span><text:span text:style-name="T2"><text:note text:id="ftn1626" text:note-class="footnote"><text:note-citation>58</text:note-citation><text:note-body><text:p text:style-name="P700"><text:span text:style-name="T13"><text:s/>Vgl. OLG Karlsruhe, NJW 1979, 2360 f.</text:span></text:p></text:note-body></text:note></text:span><text:span text:style-name="T2">, macht sich nach überwiegender Auffassung nur dann einer unterlassenen Hilfeleistung strafbar, wenn die Krankheit durch ein jähes, rasch ablaufendes Geschehen und durch eine erhebliche Gefahr für den Patienten (z.B. sich steigernde, starke Schmerzen oder Atembeschwerden) gekennzeichnet ist.</text:span><text:span text:style-name="T2"><text:note text:id="ftn1627" text:note-class="footnote"><text:note-citation>59</text:note-citation><text:note-body><text:p text:style-name="P700"><text:span text:style-name="T13"><text:s/>Vgl. RGSt 75, 68 (71); BGHSt 2, 296 f.; 6, 147 (152 f.); OLG Hamm, NJW 1975, 604 (605); OLG Düsseldorf, NJW 1995, 799; </text:span><text:span text:style-name="T15">Bockelmann</text:span><text:span text:style-name="T13">, StrafR des Arztes, 1968, S. 20; </text:span><text:span text:style-name="T15">Spendel</text:span><text:span text:style-name="T13">, in: LK, StGB, 10. Aufl., 1988, § 323c Rn. 47; </text:span><text:span text:style-name="T15">Künschner</text:span><text:span text:style-name="T13">, Wirtschaftlicher Behandlungsverzicht und Patientenauswahl, 1992, S. 162 f. m.w.N.; </text:span><text:span text:style-name="T15">Kiesecker/Rieger</text:span><text:span text:style-name="T13">, Unterlassene Hilfeleistung (5270), in: Rieger (Hrsg.), Lexikon des Arztrechts, 2. Aufl., Stand 08/2005 Rn. 2 f.; a. A. etwa </text:span><text:span text:style-name="T15">Ulsenheimer</text:span><text:span text:style-name="T13">, in: Laufs/Uhlenbruck, Hdb. des Arztrechts, 3. Aufl., 2002, § 141 Rn. 20, der den „Unglücksfall“ vom Kriterium der Plötzlichkeit lösen und lediglich auf das Bestehen einer gegenwärtigen Gefahr für Leib und Leben, die ein sofortiges Eingreifen zur Schadensabwehr erfordert, abstellen will.</text:span></text:p></text:note-body></text:note></text:span><text:span text:style-name="T2"> Eine Katastrophe (z.B. eine Epidemie) ist aber regelmäßig auch als gemeine Gefahr oder Not i.S.d. § 323c StGB anzusehen, sodass die strafrechtliche Hilfeleistungspflicht des Arztes schon hieraus folgt.</text:span></text:p>
      <text:p text:style-name="P32"/>
      <text:p text:style-name="P1"><text:span text:style-name="T2">§ 323c StGB schafft zwar keine Sonderpflicht für den Arzt. Jedoch fällt die besondere medizinische Kompetenz des Arztes, sowohl für die Art und den Umfang der Hilfeleistung als auch bereits für die Frage der Begründung der Hilfspflicht als solche ins Gewicht.</text:span><text:span text:style-name="T2"><text:note text:id="ftn1628" text:note-class="footnote"><text:note-citation>60</text:note-citation><text:note-body><text:p text:style-name="P700"><text:span text:style-name="T13"><text:s/>Vgl. RGSt 75, 68 (72 f.); BGHSt 2, 296 (299); </text:span><text:span text:style-name="T15">Laufs</text:span><text:span text:style-name="T13">, Arztrecht, 5. Aufl., 1993 Rn. 144; Tröndle/</text:span><text:span text:style-name="T15">Fischer</text:span><text:span text:style-name="T13">, Komm., StGB, 50. Aufl., 2001, § 323 Rn. 5 m.w.N.</text:span></text:p></text:note-body></text:note></text:span><text:span text:style-name="T2"> Der Arzt hat seine medizinischen Spezialkenntnisse und speziellen Hilfsmittel voll einzusetzen. Wenn der um Hilfe angegangene nicht unmittelbar beteiligte Arzt wirksamere und frühere Hilfe leisten kann als andere Personen, dann führen seine spezifischen Fähigkeiten im Ergebnis dazu, dass im konkreten Fall die allgemeine Hilfspflicht ausschließlich ihn trifft.</text:span><text:span text:style-name="T2"><text:note text:id="ftn1629" text:note-class="footnote"><text:note-citation>61</text:note-citation><text:note-body><text:p text:style-name="P700"><text:span text:style-name="T13"><text:s/>Vgl. </text:span><text:span text:style-name="T15">Ulsenheimer</text:span><text:span text:style-name="T13">, in: Laufs/Uhlenbruck, Hdb. des Arztrechts, 3. Aufl., 2002, § 141 Rn. 7 f.; </text:span><text:span text:style-name="T15">Bock</text:span><text:span text:style-name="T13">, Die unterlassene Hilfeleistung gemäß § 323c StGB, Notfall &amp; Rettungsmedizin 2005, S. 286 ff. (287).</text:span></text:p></text:note-body></text:note></text:span></text:p>
      <text:p text:style-name="P32"/>
      <text:p text:style-name="P1"><text:span text:style-name="T2">In Fällen, in denen es wegen der Situation des Massenanfalls Hilfebedürftiger der Patientenauswahl bedarf, unterscheidet sich die strafrechtliche Problematik der Triage im Rahmen des § 323c StGB nicht grundsätzlich von der bei der Kollision von Garantenpflichten. Im Folgenden wird daher die Darstellung der Probleme des Tatbestandes des § 323c StGB weitgehend ausgeklammert, da dies zur strafrechtlichen Lösung der Triage nur wenig beitragen kann. Allerdings soll hier noch auf die Gefahr der allzu schnellen Ausdehnung des Tatbestandes des § 323c StGB als „Lückenbüßerrolle“ im Arztstrafrecht „für sonst nicht strafrechtlich erfassbare, aber doch irgendwie fehlerhafte und zumeist anstößige ärztliche Verhaltensweisen“</text:span><text:span text:style-name="T2"><text:note text:id="ftn1630" text:note-class="footnote"><text:note-citation>62</text:note-citation><text:note-body><text:p text:style-name="P700"><text:span text:style-name="T13"><text:s/></text:span><text:span text:style-name="T15">Kreuzer</text:span><text:span text:style-name="T13">, Die unterlassene ärztliche Hilfeleistung in der Rspr., NJW 1967, S. 278 ff. (278 f.).</text:span></text:p></text:note-body></text:note></text:span><text:span text:style-name="T2"> hingewiesen werden. Im Gegensatz zu den unechten Unterlassungsdelikten verpflichtet § 323c StGB den Arzt eben nicht zur Behandlung im Rahmen der Regeln der ärztlichen Kunst, sondern (nur) im Rahmen des Erforderlichen und Zumutbaren diejenige Hilfe zu leisten, die rascher und wirksamer als sonstige Maßnahmen aus der Unglückssituation herausführt, also den Eintritt weiterer Schäden verhindert.</text:span><text:span text:style-name="T2"><text:note text:id="ftn1631" text:note-class="footnote"><text:note-citation>63</text:note-citation><text:note-body><text:p text:style-name="P700"><text:span text:style-name="T13"><text:s/>Vgl. OLG Köln, NJW 1957, 1609 (1610).</text:span></text:p></text:note-body></text:note></text:span><text:span text:style-name="T2"> Vom Tatbestand des § 323c StGB wird weder die Erbringung „pflichtgemäßer“, fehlerfreier Hilfe vorausgesetzt, noch die Abwendung eines schädlichen Erfolgs. § 323c StGB ist eben kein Erfolgsdelikt. Es ist zudem entgegen der unechten Unterlassungsdelikte ein reines Vorsatzdelikt. D.h. strafbar ist nur derjenige Arzt, der sich des Vorliegens des Unglücksfalles bzw. der bestehenden Möglichkeit eines solchen und ebenso der Erforderlichkeit und Zumutbarkeit einer durch ihn zu erbringenden Hilfeleistung bewusst ist. Er muss zumindest in Kauf genommen haben, dass dem Patienten die erforderliche Hilfe durch sein Untätigwerden verweigert wurde.</text:span><text:span text:style-name="T2"><text:note text:id="ftn1632" text:note-class="footnote"><text:note-citation>64</text:note-citation><text:note-body><text:p text:style-name="P700"><text:span text:style-name="T13"><text:s/>Vgl. RGSt 75, 160 (163); BGH, MDR 1968, 552; </text:span><text:span text:style-name="T15">Ulsenheimer</text:span><text:span text:style-name="T13">, in: Laufs/Uhlenbruck, Hdb. des Arztrechts, 3. Aufl., 2002, § 141 Rn. 10 f., 53 m.w.N.</text:span></text:p></text:note-body></text:note></text:span></text:p>
      <text:p text:style-name="P29"/>
      <text:h text:style-name="Heading_20_3" text:outline-level="3">Strafrechtliche Lösung der Patientenauswahl</text:h>
      <text:h text:style-name="Heading_20_4" text:outline-level="4">Bei Kollision von Garantenpflichten (§ 13 StGB)</text:h>
      <text:p text:style-name="P1"><text:span text:style-name="T2">Die Auswahl von Patienten zur medizinischen Behandlung im Rahmen der Triage ist ein typischer Fall der Kollision von nicht gleichzeitig voll erfüllbaren Handlungspflichten, der sog. (Handlungs-)Pflichtenkollision.</text:span><text:span text:style-name="T2"><text:note text:id="ftn1633" text:note-class="footnote"><text:note-citation>65</text:note-citation><text:note-body><text:p text:style-name="P700"><text:span text:style-name="T13"><text:s/>Vgl. </text:span><text:span text:style-name="T15">Lenckner</text:span><text:span text:style-name="T13">, Ärztliche Hilfeleistungspflicht und Pflichtenkollision, Med.Klin. 1969, S. 1000 ff. (1001); </text:span><text:span text:style-name="T15">Küper</text:span><text:span text:style-name="T13">, Grundatzfragen der „Differenzierung“ zwischen Rechtfertigung und Entschuldigung, JuS 1987, S. 81 ff. (88), insbesondere auch zur Terminologie; </text:span><text:span text:style-name="T15">Dönicke</text:span><text:span text:style-name="T13">, Strafrechtliche Aspekte der Katastrophenmedizin, 1987, S. 196; </text:span><text:span text:style-name="T15">Roxin</text:span><text:span text:style-name="T13">, StrafR AT, Bd. 1, 3. Aufl., 1997, § 16 D Rn. 102; </text:span><text:span text:style-name="T15">Scheid</text:span><text:span text:style-name="T13">, Grund- und Grenzfragen der Pflichtenkollision, 2000, S. 13; </text:span><text:span text:style-name="T15">Schürch</text:span><text:span text:style-name="T13">, Rationierung in der Medizin als Straftat, 2000, S. 128.</text:span></text:p></text:note-body></text:note></text:span><text:span text:style-name="T2"> Eine gesetzliche Regelung der Handlungspflichtenkollision unterblieb ganz bewusst, im Gegensatz etwa zu den strafrechtlichen Notständen gemäß §§ 34, 35 StGB, da ihr nach Auffassung des Gesetzgebers unüberwindliche Hindernisse entgegenstehen.</text:span><text:span text:style-name="T2"><text:note text:id="ftn1634" text:note-class="footnote"><text:note-citation>66</text:note-citation><text:note-body><text:p text:style-name="P700"><text:span text:style-name="T13"><text:s/>Vgl. BT-Drs. IV/650, S. 159.</text:span></text:p></text:note-body></text:note></text:span></text:p>
      <text:p text:style-name="P32"/>
      <text:h text:style-name="Heading_20_5" text:outline-level="5">Lösung nach der rechtfertigenden Pflichtenkollision</text:h>
      <text:h text:style-name="Heading_20_6" text:outline-level="6">Ungleichwertige Pflichtenkollision</text:h>
      <text:p text:style-name="P1"><text:span text:style-name="T2">Nahezu unbestritten ist die strafrechtliche Rechtfertigung des triagierenden Arztes nach der sog. rechtfertigenden Pflichtenkollision</text:span><text:alphabetical-index-mark text:string-value="- ungleichwertige" text:key1="Rechtfertigende Pflichtenkollision"/><text:span text:style-name="T2">, wenn der Arzt die wichtigere Pflicht auf Kosten der weniger wichtigen Pflicht erfüllt (sog. ungleichwertige Pflichtenkollision).</text:span><text:span text:style-name="T2"><text:note text:id="ftn1635" text:note-class="footnote"><text:note-citation>67</text:note-citation><text:note-body><text:p text:style-name="P700"><text:span text:style-name="T13"><text:s/>Vgl. </text:span><text:span text:style-name="T15">Lenckner</text:span><text:span text:style-name="T13">, Der Grundsatz der Güterabwägung als Grundlage der Rechtfertigung, GA 1985, S. 295 ff. (304); </text:span><text:span text:style-name="T15">Küper</text:span><text:span text:style-name="T13">, Grundatzfragen der „Differenzierung“ zwischen Rechtfertigung und Entschuldigung, JuS 1987, S. 81 ff. (89) m.w.N. Zur Tatbestandslösung siehe bereits s.o. unter § 8 A I 1 c aa sowie s.u. unter § 8 A II 1 a bb.</text:span></text:p></text:note-body></text:note></text:span><text:span text:style-name="T2"> Diese an sich recht inhaltsarme Formulierung kommt im Kern bereits in § 213 der einflussreichen </text:span><text:span text:style-name="T3">Philosophica Practica Universalis </text:span><text:span text:style-name="T6">Christian Wolffs</text:span><text:span text:style-name="T2"> von 1738 zum Ausdruck</text:span><text:span text:style-name="T5">: </text:span><text:span text:style-name="T6">„Si leges praeceptivae inter se colliduntur, quae ad melius obligat, ea vincit“</text:span><text:span text:style-name="T2">: Wenn Gebotsgesetze miteinander kollidieren, dann hat das Gebot den Vorrang, das zum Besseren verpflichtet.</text:span><text:span text:style-name="T2"><text:note text:id="ftn1636" text:note-class="footnote"><text:note-citation>68</text:note-citation><text:note-body><text:p text:style-name="P700"><text:span text:style-name="T13"><text:s/>Vgl. </text:span><text:span text:style-name="T15">Wolff</text:span><text:span text:style-name="T13">, Philosophica Practica Universalis Methodo Scientifica Pertractata, Pars Prior, 1738, in: Ecole u.a. (Hrsg.), Gesammelte Werke, 2. Abt. Bd. 10, 1971, S. 168. Der große Einfluß des Buches ist schon daran erkennbar, dass der Untertitel des Abschnitts IV („Vorbegriffe der Metaphysik der Sitten“) der „Einleitung der Metaphysik der Sitten“ in der Rechtslehre Kants von 1797 ebenf. „Philosophia practica universalis“ lautet“. Siehe dazu </text:span><text:span text:style-name="T15">Hruschka</text:span><text:span text:style-name="T13">, Pflichtenkollisionen und Pflichtenkonkurrenzen, FS Larenz, 1983, S. 257 ff. (262, 276).</text:span></text:p></text:note-body></text:note></text:span></text:p>
      <text:p text:style-name="P32"/>
      <text:p text:style-name="P32">Für die Beurteilung der Wertigkeit der Handlungspflicht ist nach heutiger allgemeiner Auffassung der Grad der konkreten Schutzwürdigkeit der Rechtsgüter, die durch die Handlungspflicht erhalten werden sollen, maßgeblich. Dabei kommt es nicht allein auf das abstrakte Wertverhältnis der bedrohten Rechtsgüter im Sinne einer bloßen Güterabwägung an, sondern es ist auch das Ausmaß und der Grad der ihnen in der konkreten Lebenssituation drohenden Gefahren i.S.e. umfassenderen Interessenabwägung zu berücksichtigen.</text:p>
      <text:p text:style-name="P32"/>
      <text:p text:style-name="P1"><text:span text:style-name="T2">Daraus ergibt sich für die Patientenauswahlentscheidung Folgendes: Da das Leben im Vergleich zur körperlichen Unversehrtheit das höherwertige Rechtsgut ist, muss die Pflicht einer drohenden Lebensgefahr zu begegnen der Pflicht vorgehen, bloße Schäden in der körperlichen Unversehrtheit anzuwenden. Wenn die Lebensgefahr bei einem Patienten akuter sein sollte als bei einem anderen, muss der akut betroffene Patient zuerst behandelt werden. Letzteres gilt freilich nur, wenn die Lebensgefahr für den weniger akut Betroffenen realistischerweise auch noch später abwendbar ist (sog. zeitraumbezogene Dringlichkeitsbetrachtung).</text:span><text:span text:style-name="T2"><text:note text:id="ftn1637" text:note-class="footnote"><text:note-citation>69</text:note-citation><text:note-body><text:p text:style-name="Footnote"><text:s/>s. dazu bereits ausführlich unter § 7 C IV 3 b.</text:p></text:note-body></text:note></text:span><text:span text:style-name="T2"> Andernfalls liegt eine gleichwertige Pflichtenkollision vor. Wenn eine Lebensgefahr ausscheidet, kommt es für die Priorität der einen oder anderen Pflicht auf die Schwere der drohenden Gesundheitsschädigung bzw. die größere oder geringere Beeinträchtigung des körperlichen Wohlbefindens an. D.h. solange es noch einen Schwerverletzten gibt, darf kein Leichtverletzter vor diesem behandelt werden. Außerdem kann die Pflicht die akute Gefahr eine schwere Schädigung der körperlichen Unversehrtheit abzuwenden Vorrang haben vor der Pflicht, eine nur entfernt vorhandene auch später noch abwendbare Lebensgefahr zu beseitigen.</text:span><text:span text:style-name="T2"><text:note text:id="ftn1638" text:note-class="footnote"><text:note-citation>70</text:note-citation><text:note-body><text:p text:style-name="P700"><text:span text:style-name="T13"><text:s/>Vgl. </text:span><text:span text:style-name="T15">Lenckner</text:span><text:span text:style-name="T13">, Ärztliche Hilfeleistungspflicht und Pflichtenkollision, Med.Klin. 1969, S. 1000 ff. (1002); </text:span><text:span text:style-name="T15">Dönicke</text:span><text:span text:style-name="T13">, Strafrechtliche Aspekte der Katastrophenmedizin, 1987, S. 97 f.; </text:span><text:span text:style-name="T15">Künschner</text:span><text:span text:style-name="T13">, Wirtschaftlicher Behandlungsverzicht und Patientenauswahl, 1992, S. 325 f.</text:span></text:p></text:note-body></text:note></text:span></text:p>
      <text:p text:style-name="P32"/>
      <text:p text:style-name="P1"><text:span text:style-name="T2">Kollidieren wie im Fall der Triage mehrere menschliche Leben derart miteinander, dass nicht alle Leben gerettet werden können, so muss auch hier im Sinne eines maximalen Interessenschutzes das Ausmaß des drohenden Schadens (also der Toten) so niedrig wie möglich gehalten werden. D.h. höherwertiger ist diejenige Handlungspflicht, bei der so viele Menschenleben wie möglich gerettet werden. Andernfalls handelt die triagierende Person rechtswidrig.</text:span><text:span text:style-name="T2"><text:note text:id="ftn1639" text:note-class="footnote"><text:note-citation>71</text:note-citation><text:note-body><text:p text:style-name="P700"><text:span text:style-name="T13"><text:s/>Ebenso </text:span><text:span text:style-name="T15">Mitsch,</text:span><text:span text:style-name="T13"> „Nantucket Sleighride“ - Der Tod d. Matrosen Owen Coffin, FS Weber, 2004, S. 49 ff. (64).</text:span></text:p></text:note-body></text:note></text:span><text:span text:style-name="T2"> Die verfassungsrechtliche Analyse hat für den Fall des Massenanfalls Hilfebedürftiger ergeben, dass insoweit eine Quantifizierung des menschlichen Lebens möglich und sogar verpflichtend ist. Dies führt zur Zulässigkeit der durch die Katastrophenmedizin vorgeschlagenen Patientengruppe der „Hoffnungslosen“. In der Situation des Massenanfalls Hilfebedürftiger sind im Rahmen einer zeitraumbezogenen Dringlichkeitsbeurteilung alle diejenigen Patienten in eine rechtliche Dringlichkeitsstufe i.S.d. Grundsätze der rechtfertigenden Pflichtenkollision einzuordnen, die nach der Versorgung des letzten Hochdringlichen der Triagegruppe IV keine Überlebenschance mehr hätten. Innerhalb dieser Dringlichkeitsstufe darf bzw. muss dann nach den Optimierungsgeboten der Art. 1 Abs. 1 Satz 2, 2 Abs. 2 Satz 1 GG vorgegangen werden. Infolgedessen ist es im Ergebnis rechtmäßig, die Patienten der in der Katastrophenmedizin vorgeschlagenen Triagegruppe I vorrangig, und die Patienten der Triagegruppe IV nachrangig zu behandeln. Dieses Vorgehen entspricht der verfassungsrechtlich geforderten Maßgabe, die Auswahlkriterien Dringlichkeit und Erfolgsaussicht in Bezug auf die Maximierung der Überlebendenzahl in ein optimales Verhältnis zueinander zu bringen.</text:span><text:span text:style-name="T2"><text:note text:id="ftn1640" text:note-class="footnote"><text:note-citation>72</text:note-citation><text:note-body><text:p text:style-name="Footnote"><text:s/>Zur verfassungsrechtlichen Beurteilung insoweit siehe ausführlich unter § 7 C IV 2 - 6.</text:p></text:note-body></text:note></text:span></text:p>
      <text:p text:style-name="P32"/>
      <text:h text:style-name="Heading_20_6" text:outline-level="6">Gleichwertige Pflichtenkollision</text:h>
      <text:p text:style-name="P1"><text:span text:style-name="T2">Heftig</text:span><text:alphabetical-index-mark text:string-value="- gleichwertige" text:key1="Rechtfertigende Pflichtenkollision"/><text:span text:style-name="T2"> umstritten ist die dogmatische Lösung des Problems der Patientenauswahl, wenn nach den oben genannten Kriterien eine Auswahl zwischen gleichwertigen Handlungspflichten stattfinden soll, also Patienten mit der gleichen Behandlungsdringlichkeit vorliegen bzw. bei der Erfüllung der alternativen Handlungspflichten jeweils die gleiche Anzahl von Patienten gerettet wird (sog. gleichwertige Handlungspflichtenkollision). Hier wird die strafrechtliche Lösung zum Teil auf der Tatbestands-, Rechtfertigungs-, Schuldebene aber auch auf der Ebene des „rechtsfreien Raumes“ gesucht</text:span><text:span text:style-name="T2"><text:note text:id="ftn1641" text:note-class="footnote"><text:note-citation>73</text:note-citation><text:note-body><text:p text:style-name="Footnote"><text:s/>Treffend formuliert <text:span text:style-name="T25">Mangakis</text:span>, Die Pflichtenkollision als Grenzsituation des Strafrechts, ZStW 1972, 447 ff. (450): „das Recht“ stehe „zwischen Hybris und Resignation“.</text:p></text:note-body></text:note></text:span><text:span text:style-name="T2">:</text:span></text:p>
      <text:p text:style-name="P32"/>
      <text:list text:style-name="WW8Num34">
        <text:list-item>
          <text:p text:style-name="P283"><text:span text:style-name="T2">Die Vertreter der </text:span><text:span text:style-name="T3">Tatbestandslösung</text:span><text:span text:style-name="T2"> verneinen schon die Erfüllung des Tatbestandes. Das Handlungsgebot ist wegen der Unmöglichkeit allseitiger Hilfeleistung eingeschränkt, bzw. es liegt ein dem Tatbestand zuzuordnendes Problem der Pflichtbegrenzung vor.</text:span><text:span text:style-name="T2"><text:note text:id="ftn1642" text:note-class="footnote"><text:note-citation>74</text:note-citation><text:note-body><text:p text:style-name="P700"><text:span text:style-name="T13"><text:s/>s. zur Tatbestandslösung bereits s.o. unter § 8 A I 1 c aa.</text:span></text:p></text:note-body></text:note></text:span><text:span text:style-name="T2"> Andernfalls muss konsequenterweise im Falle des kompletten Nichthandelns des Täters dessen Bestrafung wegen sämtlicher unterlassener Delikte und nicht nur wegen des objektiv befolgbaren Deliktes die Folge sein, womit aber bereits tatbestandlich Unmögliches verlangt würde.</text:span><text:span text:style-name="T2"><text:note text:id="ftn1643" text:note-class="footnote"><text:note-citation>75</text:note-citation><text:note-body><text:p text:style-name="P700"><text:span text:style-name="T13"><text:s/>Vgl. </text:span><text:span text:style-name="T15">Lenckner</text:span><text:span text:style-name="T13">, in: Schönke/Schröder, Komm., StGB, 25. Aufl., 1997, Vorb. §§ 32 ff. Rn. 73; </text:span><text:span text:style-name="T15">Scheid</text:span><text:span text:style-name="T13">, Grund- und Grenzfragen, 2000, S. 152 ff.; </text:span><text:span text:style-name="T15">Schlehofer</text:span><text:span text:style-name="T13">, in: MK, StGB, 2003, Vorb. §§ 32 ff. Rn. 164, 173.</text:span></text:p></text:note-body></text:note></text:span></text:p>
        </text:list-item>
      </text:list>
      <text:p text:style-name="P293"/>
      <text:list text:style-name="WW8Num34">
        <text:list-item>
          <text:p text:style-name="P287"><text:span text:style-name="T2">Nach der Rechtsprechung und der überwiegenden Auffassung in der Literatur ist die Pflichtenkollision als solche ein Problem, welches auf der </text:span><text:span text:style-name="T3">Rechtfertigungseben</text:span><text:span text:style-name="T2">e gelöst werden muss. Nichts anderes kann nach der herrschenden Lehre für die Kollision von gleichwertigen Hilfeleistungspflichten im Bereich der Patientenauswahl gelten</text:span><text:span text:style-name="T2"><text:note text:id="ftn1644" text:note-class="footnote"><text:note-citation>76</text:note-citation><text:note-body><text:p text:style-name="P700"><text:span text:style-name="T13"><text:s/>Vgl. </text:span><text:span text:style-name="T15">Mangakis</text:span><text:span text:style-name="T13">, Die Pflichtenkollision als Grenzsituation des Strafrechts, ZStW 1972, 447 ff. (471 ff.); </text:span><text:span text:style-name="T15">Dönicke</text:span><text:span text:style-name="T13">, Strafrechtliche Aspekte der Katastrophenmedizin, 1987, S. 147 f.; </text:span><text:span text:style-name="T15">Künschner</text:span><text:span text:style-name="T13">, Wirtschaftlicher Behandlungsverzicht und Patientenauswahl, 1992, S. 325; </text:span><text:span text:style-name="T15">Conrads</text:span><text:span text:style-name="T13">, Rechtliche Grundsätze der Organallokation, 2000, S. 113; </text:span><text:span text:style-name="T15">Schulte</text:span><text:span text:style-name="T13">, Rechtsgrundlagen, in: Crespin/Neff (Hrsg.), Hdb. der Sichtung, 2000, S. 40 ff. (48); </text:span><text:span text:style-name="T15">Herb</text:span><text:span text:style-name="T13">, Die Verteilungsgerechtigkeit in der Medizin, 2002, S. 188 ff.</text:span></text:p></text:note-body></text:note></text:span><text:span text:style-name="T2">, jedenfalls für den Bereich der Kollision von Garantenpflichten (§ 13 StGB), also der Kollision von Handlungspflichten aus unechten Unterlassungsdelikten.</text:span><text:span text:style-name="T2"><text:note text:id="ftn1645" text:note-class="footnote"><text:note-citation>77</text:note-citation><text:note-body><text:p text:style-name="P700"><text:span text:style-name="T13"><text:s/>Zur Lösung der Triage bei Kollision mit allgemeiner Hilfeleistungspflicht aus § 323c StGB, s.u. § 8 A II 2.</text:span></text:p></text:note-body></text:note></text:span><text:span text:style-name="T2"> Es gilt auf der Ebene der Rechtfertigung der alte Rechtsgrundsatz </text:span><text:span text:style-name="T6">„impossibilium nulla obligatio est“</text:span><text:span text:style-name="T2">: Zu Unmöglichem gibt es keine Verpflichtung.</text:span><text:span text:style-name="T2"><text:note text:id="ftn1646" text:note-class="footnote"><text:note-citation>78</text:note-citation><text:note-body><text:p text:style-name="P700"><text:span text:style-name="T13"><text:s/>Diese Rechtsregel ist bereits im Corpus Juris Civilis, Celsus, Dig. 50, 17, 185 enthalten - abgedr. etwa bei </text:span><text:span text:style-name="T15">Rainer/Filip-Fröschl</text:span><text:span text:style-name="T13">, Texte zum Römischen Recht, 1998, Text 433, S. 294.</text:span></text:p></text:note-body></text:note></text:span><text:span text:style-name="T2"> Dementsprechend handelt der Arzt nicht rechtswidrig, wenn er bei gleichwertigen Handlungspflichten eine der Pflichten erfüllt.</text:span><text:span text:style-name="T2"><text:note text:id="ftn1647" text:note-class="footnote"><text:note-citation>79</text:note-citation><text:note-body><text:p text:style-name="P700"><text:span text:style-name="T13"><text:s/>Vgl. </text:span><text:span text:style-name="T15">Mangakis</text:span><text:span text:style-name="T13">, Die Pflichtenkollision als Grenzsituation des Strafrechts, ZStW 1972, 447 ff. (473 f.); </text:span><text:span text:style-name="T15">Küper</text:span><text:span text:style-name="T13">, Grundsatzfragen der „Differenzierung“ zwischen Rechtfertigung und Entschuldigung, JuS 1987, S. 81 ff. (89); </text:span><text:span text:style-name="T15">Gropp</text:span><text:span text:style-name="T13">, Die „Pflichtenkollision“, FS Hirsch, 1999, S. 207 ff. (215 ff.): Rechtfertigungsgrund der „gleichrangigen Pflichtenmehrheit“; </text:span><text:span text:style-name="T15">Wessels/Beulke</text:span><text:span text:style-name="T13">, StrafR AT, 33. Aufl., 2003 Rn. 736.</text:span></text:p></text:note-body></text:note></text:span></text:p>
        </text:list-item>
      </text:list>
      <text:p text:style-name="P293"/>
      <text:list text:style-name="WW8Num34">
        <text:list-item>
          <text:p text:style-name="P283"><text:span text:style-name="T2">Die Vertreter der </text:span><text:span text:style-name="T3">Schuldlösung</text:span><text:span text:style-name="T2"> sehen das Handeln des triagierenden Arztes als rechtswidrig an, da die Rechtsordnung nicht in der Lage ist, eine eindeutige Auswahlentscheidung zwischen den Patienten vorzugeben, sondern ihr vielmehr die Erfüllung der einen wie der anderen Pflicht bei der Patientenauswahl gleich wichtig ist. Sie will das Vorgehen des Arztes aber letztlich nicht missbilligen, weshalb sie ihn wegen fehlender Schuld nicht bestraft.</text:span><text:span text:style-name="T2"><text:note text:id="ftn1648" text:note-class="footnote"><text:note-citation>80</text:note-citation><text:note-body><text:p text:style-name="P700"><text:span text:style-name="T13"><text:s/>Vgl. </text:span><text:span text:style-name="T15">Gallas</text:span><text:span text:style-name="T13">, Pflichtenkollision, FS Metzger, 1954, S. 311 ff. (332); Schönke/Schröder, Komm., StGB, 11. Aufl., 1963, § Vorb. § 51 Rn. 83 f.; </text:span><text:span text:style-name="T15">Jescheck/Weigand</text:span><text:span text:style-name="T13">, StrafR AT, 5. Aufl., 1996, S. 501 f.</text:span></text:p></text:note-body></text:note></text:span></text:p>
        </text:list-item>
      </text:list>
      <text:p text:style-name="P293"/>
      <text:list text:style-name="WW8Num34">
        <text:list-item>
          <text:p text:style-name="P283"><text:span text:style-name="T2">Von einem ähnlichen Ansatz gehen die Vertreter der</text:span><text:span text:style-name="T3"> Rechtsfigur des „rechtsfreien Raumes</text:span><text:alphabetical-index-mark text:string-value="Rechtsfigur des \„rechtsfreien Raumes\"/><text:span text:style-name="T6">“</text:span><text:span text:style-name="T2"> aus. Sie verneinen allerdings den Kompetenzanspruch des Strafrechts für das Problem der Patientenauswahl generell. Eine Einordnung in das Grundschema Tatbestand, Rechtswidrigkeit und Schuld ist danach nicht möglich, da das Sollen seine Grenzen im Können findet. Infolgedessen liegt ein „rechtsfreier Raum“ vor, in dem die Bewertung der Handlungen nur noch der sittlichen Verantwortung des Einzelnen unterliegt. Die Handlungen sollen weder rechtlich verboten noch erlaubt sein, sondern „unverboten</text:span><text:alphabetical-index-mark text:string-value="Unverbotenes Handeln"/><text:span text:style-name="T2">“.</text:span><text:span text:style-name="T2"><text:note text:id="ftn1649" text:note-class="footnote"><text:note-citation>81</text:note-citation><text:note-body><text:p text:style-name="P700"><text:span text:style-name="T13"><text:s/>Vgl. </text:span><text:span text:style-name="T15">Metzger</text:span><text:span text:style-name="T13">, in: LK, StGB, 8. Aufl., 1. Band, 1957, Bem. 10 vor § 51, S. 353 f.; </text:span><text:span text:style-name="T15">A. Kaufmann</text:span><text:span text:style-name="T13">, Rechtsfreier Raum und Eigenverantwortliche Entscheidung, FS Maurach, 1972, S. 327 ff. (337 f.); </text:span><text:span text:style-name="T15">Dingeldey</text:span><text:span text:style-name="T13">, Pflichtenkollision und rechtsfreier Raum, Jura 1979, S. 478 ff. (481 f.); </text:span><text:span text:style-name="T15">Blei</text:span><text:span text:style-name="T13">, StrafR AT, 18. Aufl., 1983, § 63, S. 213 f.</text:span></text:p></text:note-body></text:note></text:span></text:p>
        </text:list-item>
      </text:list>
      <text:p text:style-name="P32"/>
      <text:p text:style-name="P1"><text:span text:style-name="T2">Richtigerweise ist die Rechtfertigungslösung der zutreffende dogmatische Ansatz für die strafrechtliche Lösung der Triage. Der Tatbestandslösung ist entgegenzuhalten</text:span><text:span text:style-name="T2"><text:note text:id="ftn1650" text:note-class="footnote"><text:note-citation>82</text:note-citation><text:note-body><text:p text:style-name="P700"><text:span text:style-name="T13"><text:s/>Zur Kritik hieran bereits s.o. unter § 8 A I 1 c aa.</text:span></text:p></text:note-body></text:note></text:span><text:span text:style-name="T2">, dass das Strafrecht, hier in seiner Funktion als Schutz der Rechtsgüter Leben und körperliche Unversehrtheit, grundsätzlich zunächst individualschützend ist. In jeder unterlassenen Hilfe muss, obwohl die Befolgung aller Hilfepflichten unmöglich ist, zunächst vertyptes Unrecht im Sinne einer Tatbestandsverletzung angenommen werden, welches die Rechtswidrigkeit indiziert. Erst auf der Rechtfertigungsebene werden für die Patientenauswahl die Mittel zur Verfügung gestellt, beispielsweise die Kollisionsformeln von Notstand und Pflichtenkollision, die eine offene Abwägung der hinter den erfüllten Tatbeständen stehenden sich widerstreitenden individuellen Patienteninteressen möglich machen. Die Legitimation für die Einordnung eines an sich rettbaren Patienten in die „Hoffnungslosenkategorie“ kommt nur als Resultat einer komplexen Abwägung in Frage, welches in der Begründung des Ergebnisses als „ausnahmsweise gerechtfertigt und damit mit der Gesamtrechtsordnung in Einklang“ explizit gemacht werden muss. Eine Pflichtbegrenzung bereits auf Tatbestandsebene würde letztlich den Pflichtenkonflikt verneinen, indem man seine Lösung vorwegnimmt. Die Rechtsgüter Leben bzw. körperliche Unversehrtheit der nachrangig eingestuften Patienten würden ohne hinreichende tatbestandliche Anknüpfung und Offenlegung der Abwägungsprobleme, aus dem Schutzbereich der Tötungs- bzw. Körperverletzungsdelikte herausgenommen.</text:span><text:span text:style-name="T2"><text:note text:id="ftn1651" text:note-class="footnote"><text:note-citation>83</text:note-citation><text:note-body><text:p text:style-name="P700"><text:span text:style-name="T13"><text:s/>Für eine Lösung von Abwägungsproblemen auf der Rechtfertigungsebene auch: </text:span><text:span text:style-name="T15">Merkel</text:span><text:span text:style-name="T13">, Ärztliche Entscheidungen über Leben und Tod, in: Brudermüller (Hrsg.), Angewandte Ethik u. Medizin, 1999, S. 131 ff. (140 ff.); </text:span><text:span text:style-name="T15">Schürch</text:span><text:span text:style-name="T13">, Rationierung in der Medizin als Straftat, 2000, S. 135, 142 f.; </text:span><text:span text:style-name="T15">dies.</text:span><text:span text:style-name="T13">, Rationierung in der Medizin und Sterbehilfe, in: Orsi/Seelmann/Smid/Steinvorth (Hrsg.), Medizin-Recht-Ethik, Rechtsphilosophische Hefte, Bd. VIII, 1998, S. 55 ff. (68).</text:span></text:p></text:note-body></text:note></text:span><text:span text:style-name="T2"> Durch Untätigkeit entgeht der Verpflichtete nicht dem Konflikt. Er wird dann wegen Nichterfüllung der bedeutsameren Pflicht, nicht wegen Nichterfüllung beider bestraft, da durch die Erfüllung jener Pflicht die Nichterfüllung der minder wichtigen Pflicht gerechtfertigt gewesen und so die Einheit der Rechtsordnung hergestellt worden wäre.</text:span></text:p>
      <text:p text:style-name="P32"/>
      <text:p text:style-name="P1"><text:span text:style-name="T2">Der Schuldlösung ist entgegenzuhalten, dass das Recht nicht die unterlassene Rettung eines Hilfebedürftigen für rechtswidrig erklären kann, wenn es faktisch unmöglich ist, allen Hilfebedürftigen die erforderliche Hilfe zukommen zu lassen. Bleibt der triagierende Arzt nur ohne Schuld, handelt jeder medizinische Helfer des triagierenden Arztes als Teilnehmer gemäß § 27 Abs. 1 StGB ebenfalls rechtswidrig. Infolgedessen kann ihnen jeder als Lebensschützer engagierte Dritte nothilfeberechtigt (§ 32 StGB) mit Gewalt in den Arm fallen.</text:span><text:span text:style-name="T2"><text:note text:id="ftn1652" text:note-class="footnote"><text:note-citation>84</text:note-citation><text:note-body><text:p text:style-name="P700"><text:span text:style-name="T13"><text:s/>Ob sich der Hilfebedürftige bzw. eine „ihm nahestehende Person“ trotz der durch die Rechtfertigung grds. begründeten Duldungspflicht auf den entschuldigenden Notstand gem. § 35 StGB berufen kann, ist str. (abl. etwa </text:span><text:span text:style-name="T15">Hirsch</text:span><text:span text:style-name="T13">, in: LK, StGB, 1984, § 35 Rn. 59; </text:span><text:span text:style-name="T15">Lenckner</text:span><text:span text:style-name="T13">, in: Schönke/Schröder, Komm., StGB, 25. Aufl., 1997, § 35 Rn. 32), muss aber wohl bei unmittelbarer Lebensgefahr aufgrund der überragenden Bedeutung der „Selbsterhaltung“ bejaht werden. Siehe dazu ausführlich und mit selbigem Ergebnis </text:span><text:span text:style-name="T15">Bernsmann</text:span><text:span text:style-name="T13">, „Entschuldigung“ durch Notstand, 1989, S. 414 ff. (auch bei rechtmäßigen hoheitlichen Eingriffen, S. 428 ff.).</text:span></text:p></text:note-body></text:note></text:span><text:span text:style-name="T2"> Damit würde diesen von Rechts wegen die Macht eingeräumt, im Extremfall den Tod einer Vielzahl von Menschen zu erzwingen. Außerdem muss sich eine Lösung auf der Schuldebene den Vorwurf der Unehrlichkeit gefallen lassen. Denn wer das Verhalten bei der Patientenauswahl im Ergebnis für richtig hält, um es wieder mit dem Rechtsgefühl in Einklang zu bringen, der darf ihm nicht gleichzeitig das Stigma des objektiv Falschen und Rechtswidrigen zuschreiben. Und wer es tatsächlich für falsch hält, hat keinen hinreichenden Anlass der triagierenden bzw. behandelnden Person, deren eigenen Interessen regelmäßig nicht berührt sind, eine die Schuld entfallen lassende persönliche Notsituation zuzubilligen.</text:span><text:span text:style-name="T2"><text:note text:id="ftn1653" text:note-class="footnote"><text:note-citation>85</text:note-citation><text:note-body><text:p text:style-name="P700"><text:span text:style-name="T13"><text:s/>Vgl. </text:span><text:span text:style-name="T15">Merkel</text:span><text:span text:style-name="T13">, Ärztl. Entscheidungen über Leben u. Tod, in: Brudermüller (Hrsg.), Angewandte Ethik u. Medizin, 1999, S. 131 ff. (139); </text:span><text:span text:style-name="T15">ders.</text:span><text:span text:style-name="T13">, Früheuthanasie. Rechtsethische und strafrechtl. Grundlagen, 2001, S. 216 f.</text:span></text:p></text:note-body></text:note></text:span><text:span text:style-name="T2"> Sofern „jeder andere Rechtsgenosse anstelle des Täters richtigerweise ebenso handeln musste“, so ist entschieden, dass das Verhalten nicht als rechtswidrig anzusehen ist. Wenn der „Täter“ tatsächlich etwas tun soll bzw. sogar muss, so kann dies nicht gleichzeitig rechtswidrig sein, da die Rechtsordnung nicht die Begehung rechtswidriger Handlungen vorschreiben kann.</text:span><text:span text:style-name="T2"><text:note text:id="ftn1654" text:note-class="footnote"><text:note-citation>86</text:note-citation><text:note-body><text:p text:style-name="Footnote"><text:s/>Vgl. <text:span text:style-name="T25">Gropp</text:span>, Die „Pflichtenkollision“, FS Hirsch, 1999, S. 207 ff. (216).</text:p></text:note-body></text:note></text:span><text:span text:style-name="T2"> Die Rechtsordnung muss sich auch im Dilemma des Massenanfalls Hilfebedürftiger entscheiden, wie der Handlungsverpflichtete sich rechtmäßig verhalten soll. Er darf nicht in eine ausweglose Situation gebracht werden, in der er nur noch rechtswidrig und nicht mehr rechtmäßig handeln kann. Das Recht muss die Entscheidung gegen ein Teil der Patienten genehmigen, d.h. für rechtmäßig erklären. Andernfalls gibt die Rechtsordnung ihren fundamentalen Anspruch auf Rationalität und Widerspruchsfreiheit auf.</text:span><text:span text:style-name="T2"><text:note text:id="ftn1655" text:note-class="footnote"><text:note-citation>87</text:note-citation><text:note-body><text:p text:style-name="P700"><text:span text:style-name="T13"><text:s/>Vgl. </text:span><text:span text:style-name="T15">Mangakis</text:span><text:span text:style-name="T13">, Die Pflichtenkollision als Grenzsituation des Strafrechts, ZStW 1972, S. 447 ff. (460 ff.); </text:span><text:span text:style-name="T15">Otto</text:span><text:span text:style-name="T13">, Pflichtenkollision u. Rechtswidrigkeitsurteil, 3. Aufl., 1978, S. 123, 127; </text:span><text:span text:style-name="T15">Künschner</text:span><text:span text:style-name="T13">, Wirtschaftl. Behandlungsverzicht und Patientenauswahl, 1992, S. 322 f.; </text:span><text:span text:style-name="T15">Roxin</text:span><text:span text:style-name="T13">, StrafR AT, Bd. 1, 3. Aufl., 1997, § 16 D Rn. 104 ff.; ebenso für Österreich </text:span><text:span text:style-name="T15">H. Fuchs</text:span><text:span text:style-name="T13">, Österreichisches StrafR AT I, 5. Aufl., 2002, S. 152, 154.</text:span></text:p></text:note-body></text:note></text:span><text:span text:style-name="T2"> Der Rechtsgrundsatz </text:span><text:span text:style-name="T6">impossibilium nulla est obligatio</text:span><text:span text:style-name="T2"> gilt nicht nur wegen der Unmöglichkeit für den Handlungspflichtigen allen konkurrierenden Garantenpflichten nachzukommen, sondern auch im Interesse der „Bewährung der logischen Konsequenz des Rechts“.</text:span><text:span text:style-name="T2"><text:note text:id="ftn1656" text:note-class="footnote"><text:note-citation>88</text:note-citation><text:note-body><text:p text:style-name="P700"><text:span text:style-name="T13"><text:s/></text:span><text:span text:style-name="T15">Mangakis</text:span><text:span text:style-name="T13">, Die Pflichtenkollision als Grenzsituation des Strafrechts, ZStW 84 (1972), S. 447 ff. (461).</text:span></text:p></text:note-body></text:note></text:span></text:p>
      <text:p text:style-name="P32"/>
      <text:p text:style-name="P1"><text:span text:style-name="T2">Die Theorie vom „rechtsfreien Raum“ kann hier – unabhängig von der an ihr grundsätzlich geübten Kritik</text:span><text:span text:style-name="T2"><text:note text:id="ftn1657" text:note-class="footnote"><text:note-citation>89</text:note-citation><text:note-body><text:p text:style-name="P700"><text:span text:style-name="T13"><text:s/>s. dazu ausführlich nur </text:span><text:span text:style-name="T15">Hirsch</text:span><text:span text:style-name="T13">, StrafR und rechtsfreier Raum, FS Bockelmann, 1979, S. 89 ff.</text:span></text:p></text:note-body></text:note></text:span><text:span text:style-name="T2">, die in dieser Arbeit nicht weiter dargelegt werden soll, sowie den durch sie verursachten Folgeproblemen (bzgl. Notwehr, Teilnahme etc.) – schwerlich dem Widerspruch entgehen, dass mit der von ihr propagierten rechtlichen Enthaltung in der Situation der Patientenauswahl letztlich doch eine rechtliche Wertung getroffen wird, die gewissermaßen wie eine Tatbestandslösung den Eingriff in das menschliche Leben freigibt und damit auf die Aufrechterhaltung des Tötungsverbotes verzichtet.</text:span><text:span text:style-name="T2"><text:note text:id="ftn1658" text:note-class="footnote"><text:note-citation>90</text:note-citation><text:note-body><text:p text:style-name="P700"><text:span text:style-name="T13"><text:s/>Ähnl. </text:span><text:span text:style-name="T15">Lenckner</text:span><text:span text:style-name="T13">, Der rechtfertigende Notstand, 1965, S. 19, 28 („Etikettenschwindel“); </text:span><text:span text:style-name="T15">Küper</text:span><text:span text:style-name="T13">, Tötungsverbot und Lebensnotstand, JuS 1981, S. 785 ff. (794); </text:span><text:span text:style-name="T15">Jerouschek</text:span><text:span text:style-name="T13">, Nach dem 11. September 2001, Strafrechtliche Überlegungen, FS Schreiber, 2003, S. 185 ff. (195).</text:span></text:p></text:note-body></text:note></text:span><text:span text:style-name="T2"> Zudem hat die verfassungsrechtliche Prüfung der Patientenauswahl ergeben, dass das behauptete Wertungsvakuum im Ergebnis gar nicht existiert. Der Gesetzgebung und der Rechtsprechung darf durch die Behauptung eines irgendwie gearteten „rechtsfreien Raumes“ kein Alibi dafür gegeben werden, sich bei dem schwierigen und äußerst grundrechtsrelevanten Kollisionsproblem der Patientenauswahl aus der Verantwortung zu ziehen.</text:span></text:p>
      <text:p text:style-name="P32"/>
      <text:h text:style-name="Heading_20_5" text:outline-level="5"><text:span text:style-name="T6">Strafrechtliche Relevanz des Art. 3 </text:span><text:span text:style-name="T5">Abs. 1</text:span><text:span text:style-name="T6"> GG im Übrigen</text:span></text:h>
      <text:p text:style-name="P1"><text:span text:style-name="T2">Tritt diejenige Fallkonstellation</text:span><text:alphabetical-index-mark text:string-value="- im Strafrecht" text:key1="Gleichheitsgebot"/><text:span text:style-name="T2"> ein, dass keines der im Rahmen der ungleichwertigen Pflichtenkollision genannten Differenzierungskriterien (Dringlichkeit bzw. optimales Verhältnis von Dringlichkeit und Erfolgsausicht zur Maximierung der Überlebendenzahl) ein Überwiegen der einen oder anderen Behandlungspflicht zu begründen vermag (sog. gleichwertige Pflichtenkollision), so ist außerdem streitig, ob der Auswählende im Übrigen ein freies Wahlrecht hat oder ob die Auswahlentscheidung darüber hinaus weiteren Anforderungen, insbesondere den verfassungsrechtlichen Anforderungen des Art. 3 Abs. 1 GG, genügen muss:</text:span></text:p>
      <text:p text:style-name="P46"/>
      <text:list text:style-name="WW8Num96">
        <text:list-item>
          <text:p text:style-name="P286"><text:span text:style-name="T2">Von einem Teil der Lehre wird die Ansicht vertreten, dass über das Kriterium des Schadensumfangs und der Dringlichkeit hinaus keinerlei strafrechtliche Kontrolle stattfindet.</text:span><text:span text:style-name="T2"><text:note text:id="ftn1659" text:note-class="footnote"><text:note-citation>91</text:note-citation><text:note-body><text:p text:style-name="P700"><text:span text:style-name="T13"><text:s/>Vgl. </text:span><text:span text:style-name="T15">Däubler</text:span><text:span text:style-name="T13">, Grundrecht auf Leben und medizinische Versorgung, NJW 1972, S. 1105 ff. (1108); </text:span><text:span text:style-name="T15">Küper</text:span><text:span text:style-name="T13">, Grund- und Grenzfragen der rechtfertigenden Pflichtenkollision, 1979, S. 28 f.;</text:span><text:span text:style-name="T15"> Jähnke</text:span><text:span text:style-name="T13">, in: LK, StGB, 10. Aufl., 5. Band, 1980, Vorb. § 211 Rn. 19; </text:span><text:span text:style-name="T15">Hofferbert</text:span><text:span text:style-name="T13">, Rechtliche Aspekte, in: Mayer (Hrsg.), Katastrophenmedizin, 1987, S. 137 ff. (144 f.); </text:span><text:span text:style-name="T15">Kautzky/Illhardt/Künschner</text:span><text:span text:style-name="T13">, zu Selektion, in: Eser/v. Lutterotti/Sporken (Hrsg.), Lexikon - Medizin, Ethik, Recht, 1989, Sp. 1043; </text:span><text:span text:style-name="T15">Künschner</text:span><text:span text:style-name="T13">, Wirtschaftlicher Behandlungsverzicht und Patientenauswahl, 1992, S. 251 f., 334 ff., 343; </text:span><text:span text:style-name="T15">Lenckner</text:span><text:span text:style-name="T13">, in: Schönke/Schröder, Komm., StGB, 25. Aufl., 1997, Vorb. §§ 32 ff. Rn. 74; </text:span><text:span text:style-name="T15">Scheid</text:span><text:span text:style-name="T13">, Grund- und Grenzfragen der Pflichtenkollision, 2000, S. 147 ff.; </text:span><text:span text:style-name="T15">Schulte</text:span><text:span text:style-name="T13">, Rechtsgrundlagen, in: Crespin/Neff (Hrsg.), Hdb. der Sichtung, 2000, S. 40 ff. (48); </text:span><text:span text:style-name="T15">Conrads</text:span><text:span text:style-name="T13">, Rechtliche Grundsätze d. Organallokation, 2000, S. 116; </text:span><text:span text:style-name="T15">Schott</text:span><text:span text:style-name="T13">, Patientenauswahl und Organallokation, 2001, S. 138; </text:span><text:span text:style-name="T15">Schoor</text:span><text:span text:style-name="T13">, Lebensschutz an der Schwelle des Todes, 2002, S. 120 f.; </text:span><text:span text:style-name="T15">Herb</text:span><text:span text:style-name="T13">, Die Verteilungsgerechtigkeit in der Medizin, 2002, S. 191 f.; </text:span><text:span text:style-name="T15">Sternberg-Lieben,</text:span><text:span text:style-name="T13"> Rationierung im Gesundheitswesen - Gedanken aus (straf)rechtlicher Sicht, FS Weber, 2004, S. 69 ff. (81 Fn. 89). Ebenso bereits </text:span><text:span text:style-name="T15">Bockelmann</text:span><text:span text:style-name="T13">, StrafR des Arztes, 1968, S. 25, 115, wobei er bemerkenswerterweise jedoch den Arzt für befugt hält, „den hoffnungsvollen Kranken vorzuziehen und dafür den hoffnungslosen seinem Schicksal zu überlassen“ und dies sogar schon dann für gestattet hält, wenn die Pflichtenkollision zwar noch nicht akt. gegeben ist, mit ihr aber in nächster Zukunft gerechnet werden muss.</text:span></text:p></text:note-body></text:note></text:span><text:span text:style-name="T2"> Wegen der Gleichwertigkeit und Unwägbarkeit jeglichen menschlichen Lebens kann das Strafrecht nicht die Bevorzugung des einen oder anderen Patienten vorschreiben und zwar auch dann nicht, wenn der Arzt sich von sachfremden Motiven leiten lässt. Die Grenze zwischen strafrechtlichem Rechtsgüterschutz und Gesinnungsstrafrecht ist überschritten, verurteilt man den Arzt nur aufgrund unlauterer Motive wegen eines Tötungsdelikts. Dies hat zur Folge, dass der Retter jenseits der oben genannten Kriterien eine gleichsam beliebige, zufällige Auswahl zwischen den Patienten treffen kann.</text:span><text:span text:style-name="T2"><text:note text:id="ftn1660" text:note-class="footnote"><text:note-citation>92</text:note-citation><text:note-body><text:p text:style-name="P700"><text:span text:style-name="T13"><text:s/>In diese Richtung geht auch bereits § 214 der Philosophia Practica Universalis von </text:span><text:span text:style-name="T15">Christian Wolff</text:span><text:span text:style-name="T13"> (1738), in: Ecole u.a. (Hrsg.), Gesammelte Werke, 2. Abt. Bd. 10, 1971, S. 169, wo es zur Kollision von gleichstarken Handlungspflichten heißt: </text:span><text:span text:style-name="T15">„Si leges praeceptiva inter se colliduntur et ea, ad quae utraque obligat, aeque sunt bona, nec unum altero melius; lege naturali nobis permissum est satisfacere, cui lubet, recurrendo ad rationes extrinsecas“</text:span><text:span text:style-name="T13">: Wenn Gebotsgesetze miteinander kollidieren und die Handlungen, zu deren Vornahme sie uns verpflichten, gleich gute Handlungen sind, dann ist es uns vom Naturgesetze erlaubt, das Gebot zu erfüllen, das uns gefällt, und wir dürfen dabei auf bloße rationes extrinsecae zurückgreifen. - d.h. auf Gründe, die im Gegensatz zu den rationes intrinsecae, den Gründen, die den Kern der Sache betreffen) genaugenommen außerhalb des eigentlichen Kerns des der Problematik liegen. Siehe dazu auch </text:span><text:span text:style-name="T15">Hruschka</text:span><text:span text:style-name="T13">, Pflichtenkollisionen und Pflichtenkonkurrenzen, FS Larenz, 1983, S. 257 ff. (277).</text:span></text:p></text:note-body></text:note></text:span></text:p>
        </text:list-item>
      </text:list>
      <text:p text:style-name="P294"/>
      <text:list text:style-name="WW8Num94">
        <text:list-item>
          <text:p text:style-name="P295"><text:span text:style-name="T2">Die Gegenansicht vertritt die Auffassung, es darf bei der Patientenauswahl über die genannten Kriterien hinaus „keine Willkür“ walten. Sie darf nicht von „sachfremden Erwägungen getragen erscheinen“ (z.B. größere Privatliquidation) oder aus „unlauteren Motiven“ erfolgen. Sie muss auf einer sachgerechten Abwägung beruhen und „gewissenhaft“ und in „Verantwortungsbewusstsein“ getroffen werden.</text:span><text:span text:style-name="T2"><text:note text:id="ftn1661" text:note-class="footnote"><text:note-citation>93</text:note-citation><text:note-body><text:p text:style-name="P700"><text:span text:style-name="T13"><text:s/>Vgl. </text:span><text:span text:style-name="T15">Mangakis</text:span><text:span text:style-name="T13">, Die Pflichtenkollision als Grenzsituation des Strafrechts, ZStW 1972, 447 ff. (465 ff.); </text:span><text:span text:style-name="T15">Eser</text:span><text:span text:style-name="T13">, Lebenserhaltungspflicht und Behandlungsabbruch, in: Auer/Menzel/Eser (Hrsg.), Zwischen Heilauftrag und Sterbehilfe, 1977, S. 75 ff. (134); </text:span><text:span text:style-name="T15">Bernsmann</text:span><text:span text:style-name="T13">, „Entschuldigung“ durch Notstand, 1989, S. 335 f.; </text:span><text:span text:style-name="T15">Laufs</text:span><text:span text:style-name="T13">, Standards, Kostendruck und Haftpflichtrecht, in: Nagel/Fuchs (Hrsg.), Soziale Gerechtigkeit im Gesundheitswesen, 1993, S. 290 ff. (297, 310); </text:span><text:span text:style-name="T15">Schreiber</text:span><text:span text:style-name="T13">, Rechtliche Kriterien der Verteilungsgerechtigkeit, in: Nagel/Fuchs (Hrsg.), Soziale Gerechtigkeit im Gesundheitswesen, 1993, S. 302 ff. (309); </text:span><text:span text:style-name="T15">Laber</text:span><text:span text:style-name="T13">, Der Schutz des Lebens im Strafrecht, 1997, S. 248; </text:span><text:span text:style-name="T15">Schürch</text:span><text:span text:style-name="T13">, Rationierung in der Medizin als Straftat, 2000, S. 176.</text:span></text:p></text:note-body></text:note></text:span><text:span text:style-name="T2"> Andernfalls ist es denkbar, dass der Retter ungestraft unter dem Schutzmantel des Rechts ganz bestimmte ihm unliebsame Opfer sterben lässt. So können auch Rache- oder Hassgefühle das Handeln beeinflussen (z.B. Ausländerfeindlichkeit) oder der Arzt kann sich entschließen besonders „kostenintensive“ oder ältere Patienten generell von der Behandlung auszuschließen. Wenn schon Leben preiszugeben ist, um anderes Leben zu retten, so muss jedenfalls die fundamentale Gleichheit des Lebens durch die Anwendung (relativ) gerechter Auswahlkriterien um so nachhaltiger betont werden. Nur dann findet die Auswahlentscheidung die Zustimmung des Strafrechts.</text:span></text:p>
        </text:list-item>
      </text:list>
      <text:p text:style-name="P32"/>
      <text:p text:style-name="P1"><text:span text:style-name="T2">Hier ist der ersten Rechtsauffassung zuzustimmen. Sinn und Zweck des Strafrechts ist in erster Linie der Schutz von Rechtsgütern, im Bereich der Patientenauswahl also v.a. der Schutz des menschlichen Lebens und der körperlichen Unversehrtheit. Mithin kann sich die Patientenauswahl aus strafrechtlicher Sicht grundsätzlich nur nach dem größeren Schutzbedürfnis, also der Nähe und der Größe der Gefahr für diese Rechtsgüter bestimmen, mithin nach dem Kriterium der Dringlichkeit innerhalb des Ziels der Maximierung der Überlebenden. Das Strafrecht fordert, dass unter Beachtung dieser Kriterien Leben erhalten worden sind. Andere Kriterien (Alter, Erfolgsaussichten nach der Behandlung, sozialer Status, zeitlicher Prioritätsgrundsatz etc.) haben nicht mehr den notwendigen inneren Bezug zum Rechtsgut, als dass ihre (Nicht-)Berücksichtigung strafrechtlich generell von Relevanz sein könnte. Dem Strafrecht ist es grundsätzlich nicht aufgegeben, eine insgesamt gerechte Verteilung von Überlebens- und Gesundheitschancen zu gewährleisten.</text:span><text:span text:style-name="T2"><text:note text:id="ftn1662" text:note-class="footnote"><text:note-citation>94</text:note-citation><text:note-body><text:p text:style-name="P700"><text:span text:style-name="T13"><text:s/>Ähnl. </text:span><text:span text:style-name="T15">Maiwald</text:span><text:span text:style-name="T13">, Zum fragmentarischen Charakter des Strafrechts, FS Maurach, 1972, S. 9 ff. (23): „Es ist nicht Aufgabe des Staates, durch das Strafrecht Gerechtigkeit zu realisieren. Vielmehr ist es seine Aufgabe, die soziale Ordnung aufrechtzuerhalten“.</text:span></text:p></text:note-body></text:note></text:span><text:span text:style-name="T2"> Die rechfertigende Pflichtenkollision fordert keine gewissenhafte Prüfung bzw. eine Berücksichtigung von achtenswerten Motiven als subjektive Rechtfertigungselemente. Es genügt, wenn der Täter in Kenntnis der Umstände handelt, die notwendig sind, um das tatbestandliche Handeln zu rechtfertigen.</text:span><text:span text:style-name="T2"><text:note text:id="ftn1663" text:note-class="footnote"><text:note-citation>95</text:note-citation><text:note-body><text:p text:style-name="P700"><text:span text:style-name="T13"><text:s/>Vgl. </text:span><text:span text:style-name="T15">Roxin</text:span><text:span text:style-name="T13">, StrafR AT, Bd. 1, 3. Aufl., 1997, § 16 D Rn. 107; </text:span><text:span text:style-name="T15">Lenckner</text:span><text:span text:style-name="T13">, in: Schönke/Schröder, Komm., StGB, 25. Aufl., 1997, Vorb. §§ 32 ff. Rn. 77; </text:span><text:span text:style-name="T15">Stratenwerth</text:span><text:span text:style-name="T13">, StrafR AT, 4. Aufl., 2000, S. 195 f.; </text:span><text:span text:style-name="T15">Scheid</text:span><text:span text:style-name="T13">, Grund- und Grenzfragen der Pflichtenkollision, 2000, S. 147 ff. jew. m.w.N.</text:span></text:p></text:note-body></text:note></text:span><text:span text:style-name="T2"> Einer Art mittelbaren Drittwirkung der verfassungsrechtlichen Wertungen – insbesondere des Art. 3 Abs. 1 GG – in das Strafrecht, welches zur Unzulässigkeit bestimmter Kriterien oder zum Gebot der Anwendung bestimmter Kriterien (z.B. des zeitlichen Prioritätsprinzips als sekundärem Auswahlkriterium) führen muss, steht das in besonderem Maße für das Strafrecht geltende Bestimmtheitsgebot entgegen, welches verfassungsrechtlich ausdrücklich in Art 103 Abs. 2 GG (</text:span><text:span text:style-name="T6">nullum crimen nulla poena sine lege</text:span><text:span text:style-name="T2">) und spezialgesetzlich nochmals zu Beginn des StGB in § 1 verankert ist.</text:span><text:span text:style-name="T2"><text:note text:id="ftn1664" text:note-class="footnote"><text:note-citation>96</text:note-citation><text:note-body><text:p text:style-name="P700"><text:span text:style-name="T13"><text:s/>Zur fehlenden mittelbaren Drittwirkung verfassungsrechtlicher Wertungen in das Strafrecht siehe</text:span><text:span text:style-name="T15"> </text:span><text:span text:style-name="T13">auch</text:span><text:span text:style-name="T15"> Künschner</text:span><text:span text:style-name="T13">, Wirtschaftlicher Behandlungsverzicht und Patientenauswahl, 1992, S. 251 f. Vgl. demgegenüber zur anerkannten Drittwirkung verfassungsrechtlicher Wertungen in das Zivilrecht § 8 B III 2 b.</text:span></text:p></text:note-body></text:note></text:span><text:span text:style-name="T2"> Die Grenze, ab der von einer „willkürlichen“, „ungewissenhaften“, „unlauteren“ oder „verantwortungslosen“ Patientenauswahl gesprochen werden muss, ist zu unbestimmt, als dass sie über die Strafbarkeit, zumal wegen eines Tötungsdelikts, entscheiden kann. Das Ergebnis ist letztlich Folge davon, dass das Strafrecht ein bewusst fragmentarisch gehaltenes Rechtsgebiet ist</text:span><text:span text:style-name="T2"><text:note text:id="ftn1665" text:note-class="footnote"><text:note-citation>97</text:note-citation><text:note-body><text:p text:style-name="P700"><text:span text:style-name="T13"><text:s/>Vgl. </text:span><text:span text:style-name="T15">Maiwald</text:span><text:span text:style-name="T13">, Zum fragmentarischen Charakter des Strafrechts, FS Maurach, 1972, S. 9 ff.; </text:span><text:span text:style-name="T15">Maurach/Zipf</text:span><text:span text:style-name="T13">, StrafR AT, Teilband 1, 8. Aufl., 1992, § 2 III Rn. S. 24 ff.</text:span></text:p></text:note-body></text:note></text:span><text:span text:style-name="T2">, welches im Gesamtsystem der sozialen Kontrolle als </text:span><text:span text:style-name="T6">ultima ratio </text:span><text:span text:style-name="T2">- Instrument</text:span><text:span text:style-name="T2"><text:note text:id="ftn1666" text:note-class="footnote"><text:note-citation>98</text:note-citation><text:note-body><text:p text:style-name="P700"><text:span text:style-name="T13"><text:s/>Vgl. BVerfGE 39, 1 (47); ebenso </text:span><text:span text:style-name="T15">Jescheck</text:span><text:span text:style-name="T13">, in: LK, StGB, 11. Aufl., 1992, Einl. Rn. 1 ff.</text:span></text:p></text:note-body></text:note></text:span><text:span text:style-name="T2">, als „letzter Verteidigungslinie des Rechts“</text:span><text:span text:style-name="T2"><text:note text:id="ftn1667" text:note-class="footnote"><text:note-citation>99</text:note-citation><text:note-body><text:p text:style-name="Footnote"><text:s/><text:span text:style-name="T25">Schultz</text:span>, Abschied vom StrafR?, ZStW 1980, S. 612 ff. (626).</text:p></text:note-body></text:note></text:span><text:span text:style-name="T2">, nur einer Art Grobkontrolle dienen soll. Es sieht nicht für jedes moralwidrige Verhalten eine Strafe vor. Vorhandene strafrechtliche Grundsatzregeln, etwa die rechtfertigende Pflichtenkollision, sind zudem für seltene Extremfälle menschlichen Verhaltens konzipiert worden und bieten daher nur begrenzt Vorgaben für eine gerechte Patientenauswahl i.S.d. Art. 3 Abs. 1 GG.</text:span><text:span text:style-name="T2"><text:note text:id="ftn1668" text:note-class="footnote"><text:note-citation>100</text:note-citation><text:note-body><text:p text:style-name="P700"><text:span text:style-name="T13"><text:s/>Ähnl. </text:span><text:span text:style-name="T15">Gutmann/Land</text:span><text:span text:style-name="T13">, Ethische und rechtliche Fragen, in: Schmidt, U./Albert (Hrsg.), Praxis der Nierentransplantation (IV), 1997, S. 92 ff. (124 f.); </text:span><text:span text:style-name="T15">Conrads</text:span><text:span text:style-name="T13">, Rechtliche Grundsätze der Organallokation, 2000, S. 118.</text:span></text:p></text:note-body></text:note></text:span></text:p>
      <text:p text:style-name="P32"/>
      <text:h text:style-name="Heading_20_4" text:outline-level="4">Bei Kollision mit allg. Hilfeleistungspflicht (§ 323c StGB)</text:h>
      <text:p text:style-name="P1"><text:span text:style-name="T2">Auch bei einer Kollision</text:span><text:alphabetical-index-mark text:string-value="Unterlassene Hilfeleistung"/><text:span text:style-name="T2"> von allg. Hilfeleistungspflichten sowie bei einer Kollision einer Garantenpflicht mit einer allg. Hilfeleistungspflicht ist entsprechend den Ausführungen zur Kollision von Garantenpflichten der höherwertigen Pflicht gemessen am Rechtsgut und Grad und Nähe des Schadenseintritts Folge zu leisten.</text:span><text:span text:style-name="T2"><text:note text:id="ftn1669" text:note-class="footnote"><text:note-citation>101</text:note-citation><text:note-body><text:p text:style-name="P700"><text:span text:style-name="T13"><text:s/>Vgl. </text:span><text:span text:style-name="T15">Hofferbert</text:span><text:span text:style-name="T13">, Rechtliche Aspekte, in: Mayer (Hrsg.), Katastrophenmedizin, 1987, S. 137 ff. (144); </text:span><text:span text:style-name="T15">Dönicke</text:span><text:span text:style-name="T13">, Strafrechtliche Aspekte der Katastrophenmedizin, 1987, S. 86 f.; </text:span><text:span text:style-name="T15">Spendel</text:span><text:span text:style-name="T13">, in: LK, StGB, 10. Aufl., 1988, § 323c Rn. 120 f., 134 ff.; </text:span><text:span text:style-name="T15">Conrads</text:span><text:span text:style-name="T13">, Rechtliche Grundsätze der Organallokation, 2000, S. 117 f.</text:span></text:p></text:note-body></text:note></text:span><text:span text:style-name="T2"> Die stärkere Pflicht aufgrund einer Garantenstellung wird nur dann entscheidend, wenn ansonsten gleichwertige Rechtsgüter gleich großen Gefahren ausgesetzt sind.</text:span><text:span text:style-name="T2"><text:note text:id="ftn1670" text:note-class="footnote"><text:note-citation>102</text:note-citation><text:note-body><text:p text:style-name="P700"><text:span text:style-name="T17"><text:s/>Vgl. </text:span><text:span text:style-name="T18">Roxin</text:span><text:span text:style-name="T17">, StrafR AT, Bd. 1, 3. </text:span><text:span text:style-name="T13">Aufl., 1997, § 16 D Rn. 109; Tröndle/</text:span><text:span text:style-name="T15">Fischer</text:span><text:span text:style-name="T13">, Komm., StGB, 50. Aufl., 2001, Vorb. § 32 Rn. 11; </text:span><text:span text:style-name="T15">Schlehofer</text:span><text:span text:style-name="T13">, in: MK, StGB, 2003, Vorb. §§ 32 ff. Rn. 165 ff.</text:span></text:p></text:note-body></text:note></text:span><text:span text:style-name="T2"> Im Gegensatz zu den unechten Unterlassungsdelikten scheitert die Strafbarkeit bezüglich der unterlassenen Hilfeleistung dann jedoch nicht erst auf der Rechtfertigungsebene, sondern schon aufgrund fehlender Zumutbarkeit, welche nach wohl herrschender Meinung zutreffenderweise wie beim unechten Unterlassungsdelikt ein Tatbestandsmerkmal</text:span><text:span text:style-name="T2"><text:note text:id="ftn1671" text:note-class="footnote"><text:note-citation>103</text:note-citation><text:note-body><text:p text:style-name="P700"><text:span text:style-name="T13"><text:s/>Vgl. BGHSt 17, 166 (170 f.); </text:span><text:span text:style-name="T15">Geilen</text:span><text:span text:style-name="T13">, Probleme des § 323c StGB, Jura 1983, S. 138 ff. (145 f.); </text:span><text:span text:style-name="T15">Lenckner</text:span><text:span text:style-name="T13">, in: Schönke/Schröder, Komm., StGB, 25. Aufl., 1997, Vorb. §§ 32 ff. Rn. 125; Lackner/</text:span><text:span text:style-name="T15">Kühl, </text:span><text:span text:style-name="T13">StGB mit Erl., 24. Aufl., 2001, § 323c Rn. 4; Tröndle/</text:span><text:span text:style-name="T15">Fischer</text:span><text:span text:style-name="T13">, StGB, 50. Aufl, 2001, § 323c Rn. 10.</text:span></text:p></text:note-body></text:note></text:span><text:span text:style-name="T2"> und nicht lediglich einen Entschuldigungsgrund</text:span><text:span text:style-name="T2"><text:note text:id="ftn1672" text:note-class="footnote"><text:note-citation>104</text:note-citation><text:note-body><text:p text:style-name="P700"><text:span text:style-name="T13"><text:s/>So etwa </text:span><text:span text:style-name="T15">Spendel</text:span><text:span text:style-name="T13">, in: LK, StGB, 10. Aufl., 1988, § 323c Rn. 149, 159 m.w.N.</text:span></text:p></text:note-body></text:note></text:span><text:span text:style-name="T2"> darstellt. Nach dem Wortlaut des § 323c StGB ist bereits der Tatbestand nur erfüllt, wenn dem Hilfepflichtigen die Hilfe „den Umständen nach zuzumuten, insbesondere […] ohne Verletzung anderer wichtiger Pflichten möglich ist“. Solange der Hilfepflichtige der höherwertigen oder gleichwertigen und damit einer „anderen wichtigen Pflicht“ i.S.d. § 323c StGB nachkommt, kann ihm also schon tatbestandlich der Vorwurf der unterlassenen Hilfeleistung wegen der Nichtberücksichtigung bzw. nachrangigen Behandlung anderer Patienten nicht gemacht werden, da diese unter solchen Umständen gar nicht erst zur Entstehung gelangt („scheinbare Pflichtenkollision“).</text:span><text:span text:style-name="T2"><text:note text:id="ftn1673" text:note-class="footnote"><text:note-citation>105</text:note-citation><text:note-body><text:p text:style-name="P700"><text:span text:style-name="T13"><text:s/>Vgl. </text:span><text:span text:style-name="T15">Lenckner</text:span><text:span text:style-name="T13">, in: Schönke/Schröder, STGB, 25. Aufl., 1997, Vorb. §§ 32 ff. Rn. 75; </text:span><text:span text:style-name="T15">Wessels/Beulke</text:span><text:span text:style-name="T13">, StrafR AT, 33. Aufl., 2003 Rn. 746.</text:span></text:p></text:note-body></text:note></text:span><text:span text:style-name="T2"> Erfüllt der Pflichtige demgegenüber die (rechtlich nicht bestehende) allgemeine Hilfeleistungspflicht und unterlässt gleichzeitig die Erfüllung der höherwertigen Garantenpflicht, so bleibt es bei der Bestrafung wegen des unechten Unterlassungsdeliktes.</text:span></text:p>
      <text:p text:style-name="P32"/>
      <text:h text:style-name="Heading_20_4" text:outline-level="4">Triagepflicht für alle</text:h>
      <text:p text:style-name="P1"><text:span text:style-name="T2">Betont sei hier noch</text:span><text:alphabetical-index-mark text:string-value="- Pflicht für alle" text:key1="Triage"/><text:span text:style-name="T2"> einmal, dass nicht nur der Arzt, sondern grundsätzlich auch jede andere Person entsprechend ihrer individuellen Fähigkeiten strafrechtlich berechtigt und verpflichtet ist, die Triage nach den dargelegten Kriterien durchzuführen. Nur durch die Triage kann die erforderliche Wertungsreihenfolge erstellt werden und damit eine im Einklang mit der Gesamtrechtsordnung stehende Auswahl der Patienten erfolgen. Somit sind vor dem Eintreffen des LNA am Ort des Massenunfalls der zuerst eintreffende Notarzt, vor dessen Eintreffen aber etwa auch der Rettungsassistent bzw. Rettungssanitäter zur Triage verpflichtet, ehe mit der Behandlung begonnen wird.</text:span><text:span text:style-name="T2"><text:note text:id="ftn1674" text:note-class="footnote"><text:note-citation>106</text:note-citation><text:note-body><text:p text:style-name="P700"><text:span text:style-name="T13"><text:s/>Vgl. zur „Notkompetenz“ des Rettungssanitäters bzw. Rettungsassistenten etwa </text:span><text:span text:style-name="T15">Lippert</text:span><text:span text:style-name="T13">, Rechtsprobleme bei der Durchführung von Notarzt- und Rettungsdienst, NJW 1982, S. 2089 ff. (2091); </text:span><text:span text:style-name="T15">Ufer</text:span><text:span text:style-name="T13">, Recht, in: Crespin/Peter (Hrsg.), Hdb. für Organisatorische Leiter, 2. Aufl., 2002, S. 73 ff. (85); ausführlich zur Rechtfertigung der Durchführung an sich ärztlicher Maßnahmen i.R.d. „Notkompetenz“: </text:span><text:span text:style-name="T15">Boll</text:span><text:span text:style-name="T13">, Strafrechtliche Probleme bei Kompetenzüberschreitungen nichtärztlicher medizin. Hilfspersonen in Notsituationen, 2001.</text:span></text:p></text:note-body></text:note></text:span><text:span text:style-name="T2"> Zwar ist die Triage grundsätzlich eine dem Arzt vorbehaltene Aufgabe, da sie Diagnosestellungen und therapeutische Entscheidungen beinhaltet.</text:span><text:span text:style-name="T2"><text:note text:id="ftn1675" text:note-class="footnote"><text:note-citation>107</text:note-citation><text:note-body><text:p text:style-name="P700"><text:span text:style-name="T13"><text:s/>Vgl. </text:span><text:span text:style-name="T15">Busse/Moecke</text:span><text:span text:style-name="T13">, Der LNA, Anaesthesist 1994, S. 759 ff. (761 ff.); </text:span><text:span text:style-name="T15">Rebentisch</text:span><text:span text:style-name="T13">, Ethik und Recht, in: BMI (Hrsg.), Katastrophenmedizin, 2. Aufl., 2002, S. 13 ff. (21).</text:span></text:p></text:note-body></text:note></text:span><text:span text:style-name="T2"> Jedoch liegt im Durchführen der Triage durch den Nichtarzt kein Verstoß gegen den „Arztvorbehalt“ i.S.d. § 5 Abs. 1 i.V.m. § 1 Abs. 2 Heilpraktikergesetz, da dieser die Triage regelmäßig schon nicht als „berufs- oder gewerbsmäßige“ Tätigkeit vornimmt, jedenfalls aber ein Verstoß gegen den Arztvorbehalt wegen Notstands gemäß § 34 StGB gerechtfertigt wäre. Denn die Aufrechterhaltung der Funktion des Arztvorbehaltes, eine qualitätsvolle Versorgung des Patienten zu gewährleisten, würde bei nicht rechtzeitiger Erreichbarkeit eines Arztes im Extremfall zum Tod des Patienten und damit ad absurdum geführt.</text:span><text:span text:style-name="T2"><text:note text:id="ftn1676" text:note-class="footnote"><text:note-citation>108</text:note-citation><text:note-body><text:p text:style-name="P700"><text:span text:style-name="T13"><text:s/>Vgl. </text:span><text:span text:style-name="T15">Fehn/Selen</text:span><text:span text:style-name="T13">, Rechtshandbuch für Feuerwehr- und Rettungsdienst, 2000, S. 149; </text:span><text:span text:style-name="T15">Tries</text:span><text:span text:style-name="T13">, Strafrechtliche Probleme im Rettungsdienst, 2. Aufl., 2000, S. 53 f.; </text:span><text:span text:style-name="T15">Boll</text:span><text:span text:style-name="T13">, Strafrechtliche Probleme bei Kompetenzüberschreitungen nichtärztlicher medizin. Hilfspersonen in Notsituationen, 2001, S. 165 ff.</text:span></text:p></text:note-body></text:note></text:span><text:span text:style-name="T2"> In Bezug auf die medizinische Behandlung des Patienten, sofern es im Rahmen der Triage überhaupt bereits zu einem Eingriff in die körperliche Integrität des Patienten kommt, ist aufgrund der nicht anderweitig verfügbaren Hilfe regelmäßig mit einer rechtfertigenden (mutmaßlichen) Einwilligung des Patienten in das Handeln des Nichtarztes zu rechnen, wenn er andernfalls überhaupt keine Rettungschance hätte.</text:span><text:span text:style-name="T2"><text:note text:id="ftn1677" text:note-class="footnote"><text:note-citation>109</text:note-citation><text:note-body><text:p text:style-name="P700"><text:span text:style-name="T13"><text:s/>Vgl. </text:span><text:span text:style-name="T15">Fehn/Selen</text:span><text:span text:style-name="T13">, Rechtshandbuch für Feuerwehr- u. Rettungsdienst, 2000, S. 149; </text:span><text:span text:style-name="T15">Boll</text:span><text:span text:style-name="T13">, Strafrechtliche Probleme bei Kompetenzüberschreitungen nichtärztlicher medizin. Hilfspersonen in Notsituationen, 2001, S. 132 ff.</text:span></text:p></text:note-body></text:note></text:span></text:p>
      <text:p text:style-name="P32"/>
      <text:h text:style-name="Heading_20_4" text:outline-level="4">Notwendigkeit einer ergänzenden strafgesetzlichen Regelung</text:h>
      <text:p text:style-name="P1"><text:span text:style-name="T2">Im Ergebnis kann allerdings der durch das Strafrecht</text:span><text:alphabetical-index-mark text:string-value="Legislative Anforderungen"/><text:span text:style-name="T2"> gewährleistete fragmentarische Schutz des Lebens und der körperlichen Unversehrtheit angesichts des Ansteigens der Situationen von Massenanfällen Hilfebedürftiger</text:span><text:span text:style-name="T2"><text:note text:id="ftn1678" text:note-class="footnote"><text:note-citation>110</text:note-citation><text:note-body><text:p text:style-name="P700"><text:span text:style-name="T13"><text:s/>s. dazu näher unter § 2 A I.</text:span></text:p></text:note-body></text:note></text:span><text:span text:style-name="T2"> nicht befriedigen. Der strafrechtliche Schutz des Lebens und der körperlichen Unversehrtheit beinhaltet grundsätzlich auch einen rechtsgleichen Schutz, von der Geburt bis zum Tod, ungeachtet der Herkunft, der sozialen Stellung oder des seelischen oder geistigen Zustandes. Aufgrund der Ausstrahlungswirkung der verfassungsrechtlichen Wertungen in das gesamte deutsche Recht (im Bereich der Patientenauswahl insbesondere von Art. 1 Abs. 1, 2 Abs. 1, 2 Satz 1, 3 Abs. 1, 20 Abs. 1 GG) darf eine Diskriminierung von Menschen, etwa nach ihrem Alter oder ihrem sozialen Wert auch strafrechtlich nicht akzeptiert werden, nur weil das bestehende strafrechtliche Instrumentarium zur Kontrolle solcher Diskriminierungen nicht hinreichend bestimmt ist. Eine repressive Kontrolle durch berufsrechtliche Sanktion oder präventive abstrakt-generelle Kriterienkataloge allein können, angesichts der verfassungsrechtlichen „Höchstwerte“ des menschlichen Lebens und der Achtung der persönlichen Identität jedes Individuums, keine hinreichenden Schutzinstrumente sein.</text:span><text:span text:style-name="T2"><text:note text:id="ftn1679" text:note-class="footnote"><text:note-citation>111</text:note-citation><text:note-body><text:p text:style-name="P700"><text:span text:style-name="T13"><text:s/>A.A. </text:span><text:span text:style-name="T15">Künschner</text:span><text:span text:style-name="T13">, Wirtschaftlicher Behandlungsverzicht und Patientenauswahl, 1992, S. 337, der es aber zumindest hinsichtlich der Sanktionierung außerhalb des Strafrechts nicht für ausgeschlossen hält, „dass entsprechender Bedarf be- bzw. entsteht“; ähnl. </text:span><text:span text:style-name="T15">Schreiber</text:span><text:span text:style-name="T13">, Rechtliche Kriterien der Verteilungsgerechtigkeit, in: Nagel/Fuchs (Hrsg.), Soziale Gerechtigkeit im Gesundheitswesen, 1993, S. 302 ff. (309): „Strafrecht sicher ein ungeeignetes Instrument, jemanden, der in diese Entscheidungssituation gerät, zu sanktionieren“.</text:span></text:p></text:note-body></text:note></text:span><text:span text:style-name="T2"> Zudem ist zu beachten, dass im Rahmen eines Massenanfalls auch Nichtärzte mit dem Erfordernis der Auswahl zwischen den Hilfebedürftigen konfrontiert werden können. Lediglich auf Ärzte bezogenen Regelungen würden also nur einen – sicherlich besonders praxisrelevanten – Teil der in Frage kommenden Täter abdecken. Der Gesetzgeber ist daher aufgrund seiner verfassungsrechtlichen Pflicht zum rechtsgleichen Schutz zu einer die zulässigen (und/oder unzulässigen) Auswahlkriterien und deren Rangverhältnis regelnden Ergänzung des StGB, bzw. der Gesetze in deren Regelungsbereich eine Patientenauswahl vermehrt erforderlich wird (z.B. im Transplantationsgesetz</text:span><text:span text:style-name="T2"><text:note text:id="ftn1680" text:note-class="footnote"><text:note-citation>112</text:note-citation><text:note-body><text:p text:style-name="P700"><text:span text:style-name="T13"><text:s/>Verstöße gegen die gesetzlichen Allokationsvorgaben ahndet das TPGz, außerhalb des strafbewehrten Organhandelsverbotes (§ 18 TPG), gemäß § 20 Abs. 1 Nr. 2, Abs. 2 TPG lediglich als Ordnungswidrigkeit.</text:span></text:p></text:note-body></text:note></text:span><text:span text:style-name="T2">), aufgerufen.</text:span><text:span text:style-name="T2"><text:note text:id="ftn1681" text:note-class="footnote"><text:note-citation>113</text:note-citation><text:note-body><text:p text:style-name="P700"><text:span text:style-name="T13"><text:s/>So auch </text:span><text:span text:style-name="T15">Bernsmann</text:span><text:span text:style-name="T13">, „Entschuldigung“ durch Notstand, 1989, S. 362: „eine ausdrückliche hoheitliche Regelung zur generellen Verfahrensweise in Situationen medizinischer Unterversorgung geboten“; </text:span><text:span text:style-name="T15">Schürch</text:span><text:span text:style-name="T13">, Rationierung in der Medizin als Straftat, 2000, S. 224 ff.; </text:span><text:span text:style-name="T15">Schoor</text:span><text:span text:style-name="T13">, Lebensschutz an der Schwelle d. Todes, 2002, S. 121 f.</text:span></text:p></text:note-body></text:note></text:span></text:p>
      <text:p text:style-name="P32"/>
      <text:h text:style-name="Heading_20_3" text:outline-level="3">Schuldebene</text:h>
      <text:p text:style-name="P1"><text:span text:style-name="T2">Beachtet die triagierende</text:span><text:alphabetical-index-mark text:string-value="- strafrechtliche" text:key1="Schuld"/><text:span text:style-name="T2"> Person die Grundsätze der rechtfertigenden Pflichtenkollision nicht, rettet sie also z.B. nicht die maximal mögliche Anzahl von Menschen, so handelt sie rechtswidrig. Dann bleibt jedoch weiterhin zu klären, ob die Strafbarkeit des Täters nicht eventuell an der fehlenden Schuld scheitert. Dies ist der Fall, wenn dem Täter die rechtswidrige Tat persönlich nicht vorgeworfen werden kann, was wiederum gegeben ist, wenn er nicht die Fähigkeit hatte, sich frei und richtig zwischen Recht und Unrecht zu entscheiden.</text:span><text:span text:style-name="T2"><text:note text:id="ftn1682" text:note-class="footnote"><text:note-citation>114</text:note-citation><text:note-body><text:p text:style-name="P700"><text:span text:style-name="T13"><text:s/>Vgl. </text:span><text:span text:style-name="T15">Wessels/Beulke</text:span><text:span text:style-name="T13">, StrafR AT, 33. Aufl., 2003 Rn. 394, 397 m.w.N.</text:span></text:p></text:note-body></text:note></text:span><text:span text:style-name="T2"> So könnte möglicherweise eine auf sittlichen, religiösen oder politischen Anschauungen beruhende, verfassungsrechtlich (Art. 4 Abs. 1 GG) geschützte ernstliche Gewissensentschei-dung des triagierenden Arztes dahingehend bestehen, eine Patientenauswahl, die durch seine zum Teil aktive Mitverursachung zum Tod bestimmter Patienten führt („Schicksal spielen“) grundsätzlich abzulehnen. Oder er widersetzt sich wegen eines schweren inneren Gewissenskonfliktes einer zur Maximierung der Überlebendenzahl erforderlichen Bildung einer Gruppe von „Hoffnungslosen“, will aus Gewissensgründen unabhängig von der Dringlichkeit der Behandlung für die Patienten nur nach dem Zufallsprinzip behandeln bzw. besteht darauf abweichend von der Maximierungsformel nur Personen von jugendlichem Alter bzw. von hohem sozialen Wert (z.B. Mütter) zu retten. Fraglich ist, ob hier wegen mangelnder Schuld des Täters auf eine Strafe verzichtet werden darf.</text:span></text:p>
      <text:p text:style-name="P32"/>
      <text:h text:style-name="Heading_20_3" text:outline-level="3">Grundsätzlich kein Verzicht auf Strafe wegen Gewissenskonflikt</text:h>
      <text:p text:style-name="P1"><text:span text:style-name="T2">Das vorbehaltlos gewährte Grundrecht aus Art. 4 Abs. 1 GG hat seine Grenzen in den von der Verfassung selbst geschützten Rechtsgütern und Werten.</text:span><text:span text:style-name="T2"><text:note text:id="ftn1683" text:note-class="footnote"><text:note-citation>115</text:note-citation><text:note-body><text:p text:style-name="P700"><text:span text:style-name="T13"><text:s/>Vgl. BVerfGE 32, 98 ff. (108); siehe auch BVerfG, 1 BvR 2181/98 v. 11.8.1999, Abs. 88, http://www. bverfg.de, hinsichtlich der Zulässigkeit der Beschränkungen der Glaubens- und Gewissensfreiheit eines Transplantationschirurgen bezüglich der Möglichkeiten der Organübertragung und damit auch der Patientenauswahl durch § 8 Abs. 1 Satz 2 i.V.m. § 19 Abs. 2 TPG.</text:span></text:p></text:note-body></text:note></text:span><text:span text:style-name="T2"> Die Wertungen der Verfassung dürfen nicht durch eine Überbewertung der Gewissensfreiheit und damit der Vielfalt der unterschiedlichen Moral- und Wertvorstellungen innerhalb unserer Gesellschaft praktisch der Disposition des Einzelnen preisgegeben werden. Dadurch würde sich die Verfassung letztlich selbst zerstören.</text:span><text:span text:style-name="T2"><text:note text:id="ftn1684" text:note-class="footnote"><text:note-citation>116</text:note-citation><text:note-body><text:p text:style-name="P700"><text:span text:style-name="T13"><text:s/>Vgl. </text:span><text:span text:style-name="T15">Roxin</text:span><text:span text:style-name="T13">, Die Gewissenstat als Strafbefreiungsgrund, FS Maihofer, 1988, S. 389 ff. (398 f.).</text:span></text:p></text:note-body></text:note></text:span><text:span text:style-name="T2"> Darauf ist sie aber nicht angelegt. Im Gegenteil, sie ist gerade auf den Erhalt und die Verteidigung ihrer grundlegenden Wertentscheidungen ausgerichtet (vgl. etwa Art. 21 Abs. 2, 18, 5 Abs. 3 Satz 2, 61, 81, 87 Abs. 1 Satz 2, 98 Abs. 2 GG).</text:span><text:span text:style-name="T2"><text:note text:id="ftn1685" text:note-class="footnote"><text:note-citation>117</text:note-citation><text:note-body><text:p text:style-name="P700"><text:span text:style-name="T13"><text:s/>s. zum weltanschaulich neutralen, aber nicht wertneutralen Charakter des GG bereits unter § 7 C IV 2 a aa.</text:span></text:p></text:note-body></text:note></text:span><text:span text:style-name="T2"> Deswegen muss die Gewissensfreiheit</text:span><text:alphabetical-index-mark text:string-value="Gewissensfreiheit"/><text:span text:style-name="T2"> regelmäßig dort an ihre Grenzen stoßen, wo, wie im Fall der Triage, elementare Rechtsgüter, wie das Recht auf Leben oder das Recht auf körperliche Unversehrtheit unmittelbar in ihrem Bestand bedroht sind.</text:span><text:span text:style-name="T2"><text:note text:id="ftn1686" text:note-class="footnote"><text:note-citation>118</text:note-citation><text:note-body><text:p text:style-name="P700"><text:span text:style-name="T13"><text:s/>Vgl. </text:span><text:span text:style-name="T15">Böckenförde</text:span><text:span text:style-name="T13">, Das Grundrecht der. Gewissensfreiheit, VVDStRL, Heft 28, 1970, S. 33 ff. (59); </text:span><text:span text:style-name="T15">Laufs</text:span><text:span text:style-name="T13">, Arzt und Recht, MedR 1986, S. 163 ff. (167); </text:span><text:span text:style-name="T15">Schlehofer</text:span><text:span text:style-name="T13">, in: MK, StGB, 2003, Vorb. §§ 32 ff. Rn. 210.</text:span></text:p></text:note-body></text:note></text:span><text:span text:style-name="T2"> Eine Gewissensentscheidung darf jedenfalls dort nicht straflos gestellt werden, wo sie „Menschenleben kostet“.</text:span><text:span text:style-name="T2"><text:note text:id="ftn1687" text:note-class="footnote"><text:note-citation>119</text:note-citation><text:note-body><text:p text:style-name="Footnote"><text:s/><text:span text:style-name="T25">Roxin</text:span>, Die Gewissenstat als Strafbefreiungsgrund, FS Maihofer, 1988, S. 389 ff. (400).</text:p></text:note-body></text:note></text:span><text:span text:style-name="T2"> Bei einer schuldbefreienden Zulassung von anderen als den von den Wertungen des Grundgesetzes vorgegebenen Auswahlkriterien wäre die Versuchung groß, die Verteilungsprobleme, die in Zukunft vermehrt auch im allgemeinen Gesundheitswesen auftreten werden, etwa auf dem Rücken alter und „sozial nutzloser“ Patienten auszutragen und damit den verfassungsrechtlich garantierten rechtsgleichen Schutz des Lebens und der körperlichen Unversehrtheit allmählich aufzuweichen. Für eine die Schuld entfallen lassende schwere Gewissensentscheidung ist im Rahmen der Triage also grundsätzlich kein Raum.</text:span></text:p>
      <text:p text:style-name="P32"/>
      <text:h text:style-name="Heading_20_4" text:outline-level="4">Ausnahme – Rettung nahestehender Person</text:h>
      <text:p text:style-name="P1"><text:span text:style-name="T2">Eine Ausnahme von diesem strengen Grundsatz kann allenfalls dort zugelassen werden, wo die triagierende Person durch die Erfüllung der ihr von der Rechtsordnung als vorrangig auferlegten Pflichten daran gehindert ist, einen Angehörige</text:span><text:alphabetical-index-mark text:string-value="Angehörige"/><text:span text:style-name="T2">n oder eine andere ihm nahestehende Person vor dem sicheren Tod, etwa durch Nichteinordnung in die Gruppe der „Hoffnungslosen“, zu bewahren. In einer solchen besonders schweren inneren Konfliktlage, erscheint, in Orientierung an dem Gedanken des § 35 Abs. 1 StGB, die staatliche Erzwingung der Pflichterfüllung ausnahmsweise nicht mehr als angemessen, sodass die Rechtsordnung bei Rettung der nahestehenden Person, wegen der unterlassenen Rettung des bzw. der insoweit vorrangigen Patienten (also auch wenn infolgedessen insgesamt weniger Menschenleben gerettet werden</text:span><text:span text:style-name="T2"><text:note text:id="ftn1688" text:note-class="footnote"><text:note-citation>120</text:note-citation><text:note-body><text:p text:style-name="P700"><text:span text:style-name="T13"><text:s/>Ebenso </text:span><text:span text:style-name="T15">Harris</text:span><text:span text:style-name="T13">, Der Wert des Lebens, 1995, S. 115 f.</text:span></text:p></text:note-body></text:note></text:span><text:span text:style-name="T2">), ausnahmsweise keinen Schuldvorwurf erheben kann.</text:span><text:span text:style-name="T2"><text:note text:id="ftn1689" text:note-class="footnote"><text:note-citation>121</text:note-citation><text:note-body><text:p text:style-name="P700"><text:span text:style-name="T13"><text:s/>Für ein Entfallen d. Schuld i.R.d. Patientenauswahl bei Rettung einer nahestehenden Person auch </text:span><text:span text:style-name="T15">Zitter</text:span><text:span text:style-name="T13">, Rationierung in d. Altersmedizin?, 2001, S. 112 u. </text:span><text:span text:style-name="T15">Schoor</text:span><text:span text:style-name="T13">, Lebensschutz an d. Schwelle d. Todes, 2002, S. 118.</text:span></text:p></text:note-body></text:note></text:span><text:span text:style-name="T2"> Problematisch ist dies freilich, sofern die triagierende Person eine Garantenstellung für die Rettung der Patienten innehat, und ihr mithin i.S.d. § 35 Abs. 1 Satz 2 StGB aufgrund dieses besonderen Rechtsverhältnisses</text:span><text:span text:style-name="T2"><text:note text:id="ftn1690" text:note-class="footnote"><text:note-citation>122</text:note-citation><text:note-body><text:p text:style-name="Footnote"><text:s/>Vgl. <text:span text:style-name="T25">Lenckner</text:span>, in: Schönke/Schröder, Komm., StGB, 25. Aufl., 1997, Vorb. § 35 Rn. 23 m.w.N.</text:p></text:note-body></text:note></text:span><text:span text:style-name="T2"> an sich zugemutet werden kann, die Gefahr für die nahestehende Person hinzunehmen. Allerdings erscheint auch hier angesichts der nahe an der Verfassungswidrigkeit liegenden Unbestimmtheit des § 35 Abs. 1 Satz 2 StGB</text:span><text:span text:style-name="T2"><text:note text:id="ftn1691" text:note-class="footnote"><text:note-citation>123</text:note-citation><text:note-body><text:p text:style-name="P700"><text:span text:style-name="T13"><text:s/>s. ausführlich </text:span><text:span text:style-name="T15">Bernsmann</text:span><text:span text:style-name="T13">, „Entschuldigung“ durch Notstand, 1989, S. 110 ff., 434 ff.</text:span></text:p></text:note-body></text:note></text:span><text:span text:style-name="T2"> bei einem besonders schweren Gewissenskonflikt eine Entschuldigung des Garanten nicht gänzlich ausgeschlossen. Dies wird gegebenenfalls nach den konkreten Umständen des Einzelfalls, insbesondere dem Umfang der sozialethischen Pflichtbindung aufgrund der spezifischen Garantenstellung, der Nähe der nahestehenden Person sowie des Ausmaßes der Folgen der Rettung bzw. Nichtrettung der nahestehenden Person zu beurteilen sein.</text:span><text:span text:style-name="T2"><text:note text:id="ftn1692" text:note-class="footnote"><text:note-citation>124</text:note-citation><text:note-body><text:p text:style-name="P700"><text:span text:style-name="T13"><text:s/>Dazu etwa </text:span><text:span text:style-name="T15">Bernsmann</text:span><text:span text:style-name="T13">, „Entschuldigung“ durch Notstand, 1989, S. 440: „So wenig der Gefährdete bei Strafe dazu angehalten werden kann, in Befolgung welcher Pflicht auch immer z.B. in den ‚sicheren Tod’ zu gehen, so wenig kann dem sich mit dem Bedrohten identifizierenden ‚Angehörigen’ (Helfer/Täter) zugemutet werden, mit anzusehen, wie die ihm ‚nahe’ Person in den Tod geht“.</text:span></text:p></text:note-body></text:note></text:span><text:span text:style-name="T2"> Dabei ist zu berücksichtigen, dass sich die Rechtsordnung bei der Entschuldigung bloßen Unterlassens insgesamt großzügiger zeigt, als in der Parallelsituation des aktiven Tuns. Es muss Beachtung finden, dass der Täter mit der Erfüllung einer Pflicht zumindest im Ansatz wertbejahend handelt und so der ohnehin bei Unterlassungsdelikten im Vergleich zu Begehungsdelikten regelmäßig schon geringere Unrechts- und Schuldgehalt nochmals herabgesetzt ist.</text:span><text:span text:style-name="T2"><text:note text:id="ftn1693" text:note-class="footnote"><text:note-citation>125</text:note-citation><text:note-body><text:p text:style-name="P700"><text:span text:style-name="T13"><text:s/>Vgl. </text:span><text:span text:style-name="T15">Küper</text:span><text:span text:style-name="T13">, Grundsatzfragen der „Differenzierung“ zwischen Rechtfertigung und Entschuldigung, JuS 1987, S. 81 ff. (90 f.); </text:span><text:span text:style-name="T15">Rudolphi</text:span><text:span text:style-name="T13">, in: SK-StGB, 2000, Vorb. § 13 Rn. 31 m.w.N.</text:span></text:p></text:note-body></text:note></text:span></text:p>
      <text:p text:style-name="P32"/>
      <text:p text:style-name="P32"/>
      <text:h text:style-name="Heading_20_2" text:outline-level="2">ZIVILRECHT UND TRIAGE</text:h>
      <text:p text:style-name="P32"/>
      <text:p text:style-name="P1"><text:span text:style-name="T2">Die zivilrechtlichen Haftungsnormen dienen im Bereich der Triage als Rechtsfolgenormen der Umsetzung der verfassungsrechtlichen Primärnormen, die dem unmittelbaren Schutz der Rechtsgüter Leben und „Gesundheit“ (körperliche Unversehrtheit) dienen.</text:span><text:span text:style-name="T2"><text:note text:id="ftn1694" text:note-class="footnote"><text:note-citation>126</text:note-citation><text:note-body><text:p text:style-name="P700"><text:span text:style-name="T13"><text:s/>Vgl. </text:span><text:span text:style-name="T15">Deutsch</text:span><text:span text:style-name="T13">, Ressourcenbeschränkung und Haftungsmaßstab, VersR 1998, S. 261 ff. (263).</text:span></text:p></text:note-body></text:note></text:span><text:span text:style-name="T2"> Aus zivilrechtlicher Sicht ist v.a. zu klären, inwieweit die triagierende Person Ansprüchen auf Schadensersatz</text:span><text:alphabetical-index-mark text:string-value="Schadensersatz"/><text:span text:style-name="T2"> bzw. Schmerzensgeld</text:span><text:alphabetical-index-mark text:string-value="Schmerzensgeld"/><text:span text:style-name="T2"> ausgesetzt sein kann (z.B. bei Lähmung durch verspätete Versorgung). Diesbezüglich soll zunächst festgestellt werden, welche Haftungstatbestände insoweit in Betracht kommen. Im Besonderen wird der Frage nachgegangen, wann gemäß § 839 Abs. 1 Satz 1 BGB i.V.m. Art. 34 Satz 1 GG im Falle einer schuldhaften Schadensverursachung zunächst vorrangige Amtshaftungsansprüche gegenüber dem Staat bestehen. Anschließend soll untersucht werden, inwieweit die triagierende Person im Falle des grundsätzlichen Eingreifens der Amtshaftung mit Regressforderungen seitens des Staates rechnen muss. Im Rahmen dessen sollen auch Ausführungen zum Maß der anzuwendenden Sorgfalt im Bereich der Katastrophenmedizin erfolgen. Des Weiteren wird dargestellt, auf welcher dogmatischen Ebene das Triageproblem zivilrechtlich zu lösen ist. Als letzten Punkt soll in diesem Kapitel der höchst problematischen und für die Reichweite der Amtshaftung besonders bedeutsamen Frage nachgegangen werden, in welchem Umfang die triagierende Person im Zivilrecht die verfassungsrechtlichen Anforderungen des Gleichheitssatzes (Art. 3 Abs. 1 GG) bei der Patientenauswahl beachten muss.</text:span></text:p>
      <text:p text:style-name="P32"/>
      <text:h text:style-name="Heading_20_3" text:outline-level="3">Mögliche Haftungstatbestände</text:h>
      <text:h text:style-name="Heading_20_2" text:outline-level="2">Vertrag</text:h>
      <text:p text:style-name="P1"><text:span text:style-name="T2">In</text:span><text:alphabetical-index-mark text:string-value="- aus Vertrag" text:key1="Zivilrechtliche Haftung"/><text:span text:style-name="T2"> Betracht kommt zunächst eine Haftung der triagierenden Person für fehlerhaftes Vorgehen wegen einer Vertragsverletzung</text:span><text:alphabetical-index-mark text:string-value="Vertragsverletzung"/><text:span text:style-name="T2">. Zweifelhaft ist jedoch, ob überhaupt ein Vertragsverhältnis zwischen dem Triagearzt und dem Hilfebedürftigen besteht.</text:span></text:p>
      <text:p text:style-name="P32"/>
      <text:p text:style-name="P1"><text:span text:style-name="T2">Die Zivilrechtsordnung basiert auf dem Grundsatz der Privatautonomie. Die Vertragsfreiheit, d.h. die Freiheit des Einzelnen seine Lebensverhältnisse durch Vertrag eigenverantwortlich zu gestalten, ist die Haupterscheinungsform der Privatautonomie. Sie gehört zu den grundlegenden Prinzipien der Zivilrechtsordnung und ist als Teil des Rechts auf freie Entfaltung der Persönlichkeit (Art. 2 Abs. 1 GG) verfassungsrechtlich gewährleistet.</text:span><text:span text:style-name="T2"><text:note text:id="ftn1695" text:note-class="footnote"><text:note-citation>127</text:note-citation><text:note-body><text:p text:style-name="P700"><text:span text:style-name="T13"><text:s/>Vgl. BVerfGE 8, 274 (328); BVerwGE 1, 321 (323); </text:span><text:span text:style-name="T15">Heinrichs</text:span><text:span text:style-name="T13">, in: Palandt, Komm., BGB, 60. Aufl., 2001, Einf. v. § 145 Rn. 7.</text:span></text:p></text:note-body></text:note></text:span><text:span text:style-name="T2"> Die Vertragsfreiheit umfasst zugleich die Abschlussfreiheit. Voraussetzungen für den Vertragsschluss sind zwei übereinstimmende dem jeweiligen Gegenüber grundsätzlich zugangsbedürftige Willenserklärungen (Angebot und Annahme, §§ 145 ff. BGB). Zwar können die Willenserklärungen auch konkludent durch ein schlüssiges Verhalten abgegeben werden. Jedoch genügt die (ärztliche) Behandlungsübernahme als solche sowie das Entstehen einer strafrechtlichen Garantenstellung (§ 13 StGB) gegenüber dem Hilfebedürftigen noch nicht für die Annahme einer auf einen Vertragsschluss (i.d.R. ist der medizinische Behandlungsvertrag ein Dienstvertrag gemäß §§ 611 ff. BGB</text:span><text:span text:style-name="T2"><text:note text:id="ftn1696" text:note-class="footnote"><text:note-citation>128</text:note-citation><text:note-body><text:p text:style-name="P700"><text:span text:style-name="T13"><text:s/>s. dazu etwa </text:span><text:span text:style-name="T15">B.-R. Kern</text:span><text:span text:style-name="T13">, Arzt-, Behandlungsvertrag (335), in: Rieger (Hrsg.), Lexikon des Arztrechts, 2. Aufl., Stand 08/2005 Rn. 5.</text:span></text:p></text:note-body></text:note></text:span><text:span text:style-name="T2">) gerichteten Willenserklärung.</text:span><text:span text:style-name="T2"><text:note text:id="ftn1697" text:note-class="footnote"><text:note-citation>129</text:note-citation><text:note-body><text:p text:style-name="P700"><text:span text:style-name="T13"><text:s/>Vgl. </text:span><text:span text:style-name="T15">Uhlenbruck/Laufs</text:span><text:span text:style-name="T13">, in: Laufs/Uhlenbruck (Hrsg.), Hdb. des Arztrechts, 3. Aufl., 2002, § 41 Rn. 11 f.</text:span></text:p></text:note-body></text:note></text:span><text:span text:style-name="T2"> Eine gesetzliche Grundlage für eine allgemeine Pflicht des Arztes zur medizinischen Behandlung eines Hilfebedürftigen im Rahmen eines Vertrags (Kontrahierungszwang) besteht selbst bei einer tatsächlichen Monopolstellung des Arztes nicht.</text:span><text:span text:style-name="T2"><text:note text:id="ftn1698" text:note-class="footnote"><text:note-citation>130</text:note-citation><text:note-body><text:p text:style-name="P700"><text:span text:style-name="T13"><text:s/>Vgl. </text:span><text:span text:style-name="T15">Rieger</text:span><text:span text:style-name="T13">, Lexikon des Arztrechts, 1984 Rn. 215; </text:span><text:span text:style-name="T15">Nüßgens</text:span><text:span text:style-name="T13">, in: Das BGB, RGRK, Bd. II, 5. Teil, 12. Aufl., 1989, § 823 Anh II Rn. 17; </text:span><text:span text:style-name="T15">Uhlenbruck/Laufs</text:span><text:span text:style-name="T13"> (Hrsg.), in: Laufs/Uhlenbruck (Hrsg.), Hdb. des Arztrechts, 3. Aufl., 2002, § 41 Rn. 2; </text:span><text:span text:style-name="T15">Schmidt-Recla</text:span><text:span text:style-name="T13">, Rechtl. Probleme bei der ärztlichen Behandlung obdachloser Patienten?, MedR 2003, S. 438 ff. (439); </text:span><text:span text:style-name="T15">B.-R.</text:span><text:span text:style-name="T13"> </text:span><text:span text:style-name="T15">Kern</text:span><text:span text:style-name="T13">, Arzt-, Behandlungsvertrag (335), in: Rieger (Hrsg.), Lexikon des Arztrechts, 2. Aufl., Stand 08/2005 Rn. 7; a.A. wohl </text:span><text:span text:style-name="T15">Deutsch/Spickhoff</text:span><text:span text:style-name="T13">, Medizinrecht, 5. Aufl., 2003 Rn. 80.</text:span></text:p></text:note-body></text:note></text:span><text:span text:style-name="T2"> Zwar wird der Kassenarzt mit seiner Zulassung zur vertragsärztlichen Versorgung grundsätzlich</text:span><text:span text:style-name="T2"><text:note text:id="ftn1699" text:note-class="footnote"><text:note-citation>131</text:note-citation><text:note-body><text:p text:style-name="P700"><text:span text:style-name="T13"><text:s/>„Begründete Fälle“ für die Ablehnung der Behandlung sind z.B. ein fehlendes Vertrauensverhältnis, die Überlastung des Arztes, ein querulatorisches Verhalten des Patienten oder das Verlangen nach nicht indizierten Behandlungsmaßnahmen. Siehe auch die Aufzählung von </text:span><text:span text:style-name="T15">Lippert</text:span><text:span text:style-name="T13">, in: Ratzel/Lippert, Komm. zur MBO-Ä, 3. Aufl., 2002, § 7 Rn. 19 und </text:span><text:span text:style-name="T15">Schmidt-Recla</text:span><text:span text:style-name="T13">, Rechtliche Probleme bei der ärztlichen Behandlung obdachloser Patienten?, MedR 2003, S. 438 ff. (440) m.w.N. sowie die entsprechenden Regelungen §§ 11 Abs. 7, 17 Abs. 4 BMV-Ä und § 13 Abs. 6, 8 EKV-Ä.</text:span></text:p></text:note-body></text:note></text:span><text:span text:style-name="T2"> öffentlich-rechtlich verpflichtet alle Patienten zu behandeln (§ 95 Abs. 3 Satz 1 SGB V). Auch ist jeder Arzt jedenfalls bei Notfallpatienten standesrechtlich (§ 7 Abs. 2 Satz 2 MBO-Ä) und sogar strafrechtlich aufgrund seiner Garantenstellung (§ 13 StGB) bzw. wegen seiner allgemeinen Hilfeleistungspflicht (§ 323c StGB) zu medizinischen Sofortmaßnahmen der Erst- und Vitalversorgung gezwungen. Jedoch bedeuten diese Behandlungsverpflichtungen nicht zugleich einen Zwang zum zivilrechtlichen Vertragsschluss mit dem Patienten.</text:span><text:span text:style-name="T2"><text:note text:id="ftn1700" text:note-class="footnote"><text:note-citation>132</text:note-citation><text:note-body><text:p text:style-name="P700"><text:span text:style-name="T13"><text:s/>Vgl. </text:span><text:span text:style-name="T15">Uhlenbruck/Laufs</text:span><text:span text:style-name="T13">, in: Laufs/Uhlenbruck (Hrsg.), Hdb. des Arztrechts, 3. Aufl., 2002, § 41 Rn. 4, 9; </text:span><text:span text:style-name="T15">Schmidt-Recla</text:span><text:span text:style-name="T13">, Rechtliche Probleme bei der ärztlichen Behandlung obdachloser Patienten?, MedR 2003, S. 438 ff. (439, 441). – Entsprechendes gilt für die Krankenhäuser (vgl. etwa § 109 Abs. 4 Satz 2 SGB V). Siehe hinsichtlich allg. Krankenhausleistungen zudem die Präzisierungen in einigen Krankenhausgesetzen der Länder: z.B. § 30 SächsKHG, §§ 28-30 LKHG BW und § 1 Abs. 3 LKG Rh-Pf. Vgl. diesbezüglich auch BGH, VersR 1990, 91 (92); </text:span><text:span text:style-name="T15">Rieger</text:span><text:span text:style-name="T13">, Lexikon des Arztrechts, 1984 Rn. 1032; </text:span><text:span text:style-name="T15">Uhlenbruck/Laufs</text:span><text:span text:style-name="T13">, in: Laufs/Uhlenbruck (Hrsg.), Hdb. des Arztrechts, 3. Aufl., 2002, § 41 Rn. 14 f. und </text:span><text:span text:style-name="T15">Genzel</text:span><text:span text:style-name="T13">, in: Laufs/Uhlenbruck (Hrsg.), Hdb. des Arztrechts, 3. Aufl., 2002, § 84 Rn. 26, § 93 Rn. 9 f. jew. m.w.N.</text:span></text:p></text:note-body></text:note></text:span><text:span text:style-name="T2"> Daran ändert es im Ergebnis auch nichts, wenn der Arzt im Rahmen der Katastrophenhilfe oder des Notarztdienstes zur Hilfe verpflichtet ist. Wird der Arzt im staatlichen Auftrag tätig, so handelt er hoheitlich und kommt einer staatlichen Hilfspflicht nach bzw. wird im Rahmen einer staatlichen Reaktion auf einen gemeldeten Unglücksfall eingesetzt. Weder der Arzt noch die hinter ihm stehende öffentlich-rechtliche Körperschaft wollen sich vertraglich gegenüber dem Patienten verpflichten, sodass hier ebenfalls regelmäßig kein zivilrechtlicher Vertrag mit dem Hilfebedürftigen zustande kommt.</text:span><text:span text:style-name="T2"><text:note text:id="ftn1701" text:note-class="footnote"><text:note-citation>133</text:note-citation><text:note-body><text:p text:style-name="P700"><text:span text:style-name="T13"><text:s/>Vgl. </text:span><text:span text:style-name="T15">Fehn/Selen</text:span><text:span text:style-name="T13">, Rechtshandbuch für Feuerwehr- und Rettungsdienst, 2000, S. 140; </text:span><text:span text:style-name="T15">Schulte</text:span><text:span text:style-name="T13">, Rechtsgrundlagen, in: Crespin/Neff (Hrsg.), Hdb. der Sichtung, 2000, S. 40 ff. (49).</text:span></text:p></text:note-body></text:note></text:span></text:p>
      <text:p text:style-name="P32"/>
      <text:p text:style-name="P32">Eine zivilrechtliche Haftung des im Rahmen der Katastrophenmedizin tätigen Arztes wegen Vertragsverletzung aufgrund fehlerhafter Triage scheidet damit typischerweise schon mangels Vertrag zwischen Arzt und Patient aus.</text:p>
      <text:p text:style-name="P32"/>
      <text:h text:style-name="Heading_20_4" text:outline-level="4">Geschäftsführung ohne Auftrag</text:h>
      <text:p text:style-name="P1"><text:span text:style-name="T2">Möglicherweise</text:span><text:alphabetical-index-mark text:string-value="- aus Geschäftsführung ohne Auftrag" text:key1="Zivilrechtliche Haftung"/><text:span text:style-name="T2"> haftet die triagierende Person dem Hilfebedürftigen bei fehlerhaftem Vorgehen aus dem gesetzlichen Schuldverhältnis der Geschäftsführung ohne Auftrag</text:span><text:alphabetical-index-mark text:string-value="Geschäftsführung ohne Auftrag"/><text:span text:style-name="T2"> (§§ 677 ff. BGB). Voraussetzung dafür ist allerdings gemäß § 677 BGB, dass es sich bei der Triage für die triagierende Person um ein „Geschäft für einen anderen“ handelt, also ein Geschäft, welches nicht nur in den eigenen, sondern zumindest auch als fremdes in den Sorgebereich eines anderen</text:span><text:span text:style-name="T2"><text:note text:id="ftn1702" text:note-class="footnote"><text:note-citation>134</text:note-citation><text:note-body><text:p text:style-name="P700"><text:span text:style-name="T13"><text:s/>Vgl. </text:span><text:span text:style-name="T15">Vollkommer</text:span><text:span text:style-name="T13">, in: Jauernig (Hrsg.), BGB mit Erl., 9. Aufl., 1999, § 677 Rn. 3; </text:span><text:span text:style-name="T15">Sprau</text:span><text:span text:style-name="T13">, in: Palandt, Komm., BGB, 60. Aufl., 2001, § 677 Rn. 3.</text:span></text:p></text:note-body></text:note></text:span><text:span text:style-name="T2">, hier des Patienten, fällt. Dies muss jedoch verneint werden. Zwar handelt es sich bei Rettungshandlungen regelmäßig um ein objektiv fremdes Geschäft des Hilfebedürftigen, da diese in seinem Rechtskreis und in seinem essenziellen Gesundheits- bzw. Überlebensinteresse liegt.</text:span><text:span text:style-name="T2"><text:note text:id="ftn1703" text:note-class="footnote"><text:note-citation>135</text:note-citation><text:note-body><text:p text:style-name="P700"><text:span text:style-name="T13"><text:s/>Vgl. BGHZ 67, 368 (371); </text:span><text:span text:style-name="T15">Vollkommer</text:span><text:span text:style-name="T13">, in: Jauernig (Hrsg.), BGB mit Erl., 9. Aufl., 1999, § 677 Rn. 3.</text:span></text:p></text:note-body></text:note></text:span><text:span text:style-name="T2"> Infolgedessen ist im Normalfall bei einem bewusstlosen oder sonst nicht zum Vertrag willensfähigen Patienten bzw. bei einem zum Vertragsabschluss nicht entschlossenen Helfer die Geschäftsführung ohne Auftrag gegeben.</text:span><text:span text:style-name="T2"><text:note text:id="ftn1704" text:note-class="footnote"><text:note-citation>136</text:note-citation><text:note-body><text:p text:style-name="P700"><text:span text:style-name="T13"><text:s/>Vgl. dazu etwa </text:span><text:span text:style-name="T15">Uhlenbruck/Laufs</text:span><text:span text:style-name="T13">, in: Laufs/Uhlenbruck (Hrsg.), Hdb. des Arztrechts, 3. Aufl., 2002, § 41 Rn. 9;</text:span><text:span text:style-name="T15"> Katzenmeier</text:span><text:span text:style-name="T13">, Arzthaftung, 2002, S. 109 f. m.w.N.</text:span></text:p></text:note-body></text:note></text:span><text:span text:style-name="T2"> Die Triage als solche ist demgegenüber allerdings kein Geschäft, welches in den Sorgebereich des Hilfebedürftigen fällt. Die Triage durchzuführen ist nicht Aufgabe des Patienten, sondern der triagierenden Person. Ihr ist die Triage aufgrund ihrer strafrechtlichen Hilfepflicht (§ 13 bzw. § 323c StGB) sowie gegebenenfalls zusätzlich im Wege des öffentlich-rechtlichen Verwaltungsauftrags (z.B. dem LNA) zugewiesen. Sie erfolgt gerade nicht im Rechts- und Interessenkreis des Hilfebedürftigen. Denn diesem kommt es ausschließlich auf seine eigene Rettung, seine eigene medizinische Behandlung an. Inhalt der Triagepflicht ist es, zwischen den Hilfebedürftigen auszuwählen, eine Behandlungsreihenfolge hinsichtlich der Hilfebedürftigen herzustellen, einzelne Patienten als nachrangig einzustufen und im Extremfall von einer rettenden Behandlung sogar ganz auszuschließen. Die Triage liegt im Interesse des grundgesetzlich geforderten maximalen Rechtsgüterschutzes, aber eben nicht im Interesse des einzelnen Patienten, da er infolge der Triage ggf. mit seiner Nichtrettung rechnen muss. Mithin scheidet schon mangels (auch-)fremden Geschäfts eine Haftung der triagierenden Person aus dem Rechtsinstitut der Geschäftsführung ohne Auftrag aus.</text:span></text:p>
      <text:p text:style-name="P32"/>
      <text:h text:style-name="Heading_20_4" text:outline-level="4">Unerlaubte Handlung</text:h>
      <text:p text:style-name="P1"><text:span text:style-name="T2">Schließlich kommt eine deliktische Haftung</text:span><text:alphabetical-index-mark text:string-value="Deliktische Haftung"/><text:span text:style-name="T2"> der triagierenden Person bzgl. Schadensersatz bzw. Schmerzensgeld aus dem gesetzlichen Schuldverhältnis der unerlaubten Handlung</text:span><text:alphabetical-index-mark text:string-value="Unerlaubte Handlung"/><text:span text:style-name="T2"> (§§ 823 ff. BGB) in Betracht.</text:span><text:span text:style-name="T2"><text:note text:id="ftn1705" text:note-class="footnote"><text:note-citation>137</text:note-citation><text:note-body><text:p text:style-name="P700"><text:span text:style-name="T13"><text:s/>§ 847 BGB, der den Schmerzensgeldanspruch auf unerl. Handlungen beschränkte, wurde durch das 2. Gesetz zur Änderung schadensersatzrechtl. Vorschriften v. 19.7.2002, BGBl. I, S. 2674 ff. aufgehoben. Durch den dafür neu eingeführten § 253 Abs. 2 BGB wird bei einer Verletzung d. Körpers u. d. Gesundheit, der Ersatz immate-rieller Schäden nunmehr generell, d.h. auch i.R.d. der Vertrags- und Gefährdungshaftung, zum ersatzfähigen Schaden gezählt. Vgl. </text:span><text:span text:style-name="T15">Katzenmeier</text:span><text:span text:style-name="T13">, Die Neuregelung des Anspruchs auf Schmerzensgeld, JZ 2002, S. 1029 ff.</text:span></text:p></text:note-body></text:note></text:span><text:span text:style-name="T2"> Gemäß § 823 Abs. 1 BGB ist schadensersatzpflichtig, „wer vorsätzlich oder fahrlässig das Leben, den Körper, die Gesundheit […] eines anderen widerrechtlich verletzt“. Führt eine Person die Triage schuldhaft und rechtswidrig fehlerhaft durch und hat dies, wie regelmäßig bei der Triage, eine Körper-, Gesundheitsverletzung oder gar den Tod des Hilfebedürftigen zur Folge, so kann diese Person aus § 823 Abs. 1 StGB grundsätzlich persönlich in Anspruch genommen werden. Als weitere deliktische Haftungstatbestände kommen daneben insbesondere der § 823 Abs. 2 BGB i.V.m. der Verletzung eines Schutzgesetzes, insbesondere der §§ 211 ff., 222, 223 ff., 323c</text:span><text:span text:style-name="T2"><text:note text:id="ftn1706" text:note-class="footnote"><text:note-citation>138</text:note-citation><text:note-body><text:p text:style-name="P700"><text:span text:style-name="T13"><text:s/>Ob § 323c StGB ein Schutzgesetz i.S.d. § 823 Abs. 2 StGB ist, ist str.: bejahend </text:span><text:span text:style-name="T15">Mertens</text:span><text:span text:style-name="T13">, in: MK, BGB, Bd. 5, 3. Aufl., 1997, § 823 Rn. 366; </text:span><text:span text:style-name="T15">Zeuner</text:span><text:span text:style-name="T13">, in: Soergel, BGB, Bd. 5/2, 12. Aufl., 1998, § 823 Rn. 154; a.A. OLG Frankfurt a.M., NJW-RR 1989, S. 794 ff. (795); </text:span><text:span text:style-name="T15">Dütz</text:span><text:span text:style-name="T13">, Zur privatrechtlichen Bedeutung unterl. Hilfeleistung, NJW 1970, S. 1822 ff. (1825); </text:span><text:span text:style-name="T15">Kiesecker/Rieger</text:span><text:span text:style-name="T13">, Unterlassene Hilfeleistung (5270), in: Rieger (Hrsg.), Lexikon d. Arztrechts, 2. Aufl., Stand 08/2005 Rn. 27; offenlassend OLG Düsseldorf, NJW-RR 2000, S. 1623 f. (1624).</text:span></text:p></text:note-body></text:note></text:span><text:span text:style-name="T2">, 340 StGB, sowie bei Handeln eines Beamten im staatsrechtlichen Sinn der § 839 Abs. 1 Satz 1 BGB in Betracht, der als Spezialnorm eine Anwendung des § 823 BGB für seine Person ausschließt</text:span><text:span text:style-name="T2"><text:note text:id="ftn1707" text:note-class="footnote"><text:note-citation>139</text:note-citation><text:note-body><text:p text:style-name="P700"><text:span text:style-name="T13"><text:s/>Vgl. </text:span><text:span text:style-name="T15">Thomas</text:span><text:span text:style-name="T13">, in: Palandt, BGB, 60. Aufl., 2001, § 839 Rn. 1; </text:span><text:span text:style-name="T15">Katzenmeier</text:span><text:span text:style-name="T13">, Arzthaftung, 2002, S. 142. Ausführlich zu den Grundsätzen der Haftung des beamteten Arztes siehe </text:span><text:span text:style-name="T15">B.-R. Kern</text:span><text:span text:style-name="T13">, Die Haftpflicht des beamteten Arztes aus § 839 BGB, VersR 1981, S. 316 ff.</text:span></text:p></text:note-body></text:note></text:span><text:span text:style-name="T2">.</text:span></text:p>
      <text:p text:style-name="P32"/>
      <text:h text:style-name="Heading_20_3" text:outline-level="3">Amtshaftung und Regress</text:h>
      <text:h text:style-name="Heading_20_4" text:outline-level="4">Vorrangige Amtshaftung</text:h>
      <text:p text:style-name="P1"><text:span text:style-name="T2">Im Rahmen der Amtshaftung</text:span><text:alphabetical-index-mark text:string-value="Amtshaftung"/><text:span text:style-name="T2"> wird die Haftung im Wege der befreienden gesetzlichen Schuldübernahme</text:span><text:span text:style-name="T2"><text:note text:id="ftn1708" text:note-class="footnote"><text:note-citation>140</text:note-citation><text:note-body><text:p text:style-name="P700"><text:span text:style-name="T13"><text:s/>Vgl. BGHZ 108, 230 (232); </text:span><text:span text:style-name="T15">Papier</text:span><text:span text:style-name="T13">, in: Maunz/Dürig (Hrsg.), Komm., GG, 1998, Art. 34 Rn. 11 f.</text:span></text:p></text:note-body></text:note></text:span><text:span text:style-name="T2"> grundsätzlich auf die Anstellungskörperschaft übergeleitet. Der Haftungstatbestand des § 839 Abs. 1 Satz 1 BGB i.V.m. Art. 34 Satz 1 GG kommt immer dann in Betracht, wenn die Patientenauswahl vornehmende Person in Ausübung eines ihr anvertrauten öffentlichen Amtes eine einem Dritten gegenüber obliegende Amtspflicht verletzt. Wie bereits dargestellt wurde, wird die triagierende Person im Rahmen des Rettungswesens und der Katastrophenhilfe hoheitlich und damit in Ausübung eines öffentlichen Amtes tätig.</text:span><text:span text:style-name="T2"><text:note text:id="ftn1709" text:note-class="footnote"><text:note-citation>141</text:note-citation><text:note-body><text:p text:style-name="P700"><text:span text:style-name="T13"><text:s/>s. dazu unter § 7 E II.</text:span></text:p></text:note-body></text:note></text:span><text:span text:style-name="T2"> Die Amtspflicht der triagierenden Person besteht in der ordnungsgemäßen Durchführung der Patientenauswahl. Drittbezogen ist eine Amtspflicht, wenn sie nicht nur im Allgemeininteresse, sondern zumindest u.a. im Individualinteresse besteht.</text:span><text:span text:style-name="T2"><text:note text:id="ftn1710" text:note-class="footnote"><text:note-citation>142</text:note-citation><text:note-body><text:p text:style-name="P700"><text:span text:style-name="T13"><text:s/>Vgl. BGHZ 109, 163 (167); </text:span><text:span text:style-name="T15">Thomas</text:span><text:span text:style-name="T13">, in: Palandt, Komm., BGB, 60. Aufl., 2001, § 839 Rn. 47; </text:span><text:span text:style-name="T15">Maurer</text:span><text:span text:style-name="T13">, Allg. VerwR, 14. Aufl., 2002, § 26 Rn. 19 f.</text:span></text:p></text:note-body></text:note></text:span><text:span text:style-name="T2"> Die Rechtsprechung versteht den Drittschutz tendenziell weit. Er ist danach bereits anzunehmen, wenn die Amtspflicht den Schutz einzelner Personen oder eines abzugrenzenden Personenkreises bewirkt oder mitbewirkt.</text:span><text:span text:style-name="T2"><text:note text:id="ftn1711" text:note-class="footnote"><text:note-citation>143</text:note-citation><text:note-body><text:p text:style-name="P700"><text:span text:style-name="T13"><text:s/>Vgl. </text:span><text:span text:style-name="T15">Teichmann</text:span><text:span text:style-name="T13">, in: Jauernig (Hrsg.), BGB mit Erl., 9. Aufl., 1999, § 839 Rn. 13 m.w.N.</text:span></text:p></text:note-body></text:note></text:span><text:span text:style-name="T2"> Zwar dient die Triage in erster Linie der Daseinsvorsorge und der Gefahrenabwehr und damit Allgemeininteressen. Jedoch dient ihre rasche und richtige Durchführung zumindest auch der Wiederherstellung der hohen individuellen Rechtsgüter Leben und körperlicher Unversehrtheit des „überschaubaren und/oder individualisierbaren“ Kreises der Hilfebedürftigen, zu denen der Triagearzt zudem „in eine unmittelbare Beziehung tritt“</text:span><text:span text:style-name="T2"><text:note text:id="ftn1712" text:note-class="footnote"><text:note-citation>144</text:note-citation><text:note-body><text:p text:style-name="Footnote"><text:s/>Vgl. zu diesen Anforderungen etwa BGHZ 129, 17 (19).</text:p></text:note-body></text:note></text:span><text:span text:style-name="T2">. Zu den allgemeinen Amtspflichten mit Drittrichtung gehört es ferner, unerlaubte Handlungen i.S.d. § 823 Abs. 1 BGB zu unterlassen, d.h. die hoheitlichen Aufgaben insbesondere so zu erledigen, dass Leben und Gesundheit Dritter, hier der Hilfebedürftigen, nicht verletzt werden.</text:span><text:span text:style-name="T2"><text:note text:id="ftn1713" text:note-class="footnote"><text:note-citation>145</text:note-citation><text:note-body><text:p text:style-name="Footnote"><text:s/>Vgl. BGHZ 69, 128 (138); <text:span text:style-name="T25">Maurer</text:span>, Allg. VerwR, 14. Aufl., 2002, § 26 Rn. 21.</text:p></text:note-body></text:note></text:span><text:span text:style-name="T2"> Folglich liegt der erforderliche Drittbezug der Amtspflicht vor. Im Falle einer schuldhaften Pflichtverletzung im Rettungswesen, wie in der Katastrophenhilfe, greift mithin grundsätzlich die vorrangige Amtshaftung ein.</text:span><text:span text:style-name="T2"><text:note text:id="ftn1714" text:note-class="footnote"><text:note-citation>146</text:note-citation><text:note-body><text:p text:style-name="P700"><text:span text:style-name="T13"><text:s/>Ebenso i.E. bezüglich des Rettungswesens </text:span><text:span text:style-name="T15">Schulte</text:span><text:span text:style-name="T13">, Rechtsgrundlagen, in: Crespin/Neff (Hrsg.), Hdb. der Sichtung, 2000, S. 40 ff. (50 f.). In den Landeskatastrophenschutzgesetzen ist die Amtshaftung teilweise nochmals ausdrücklich festgeschrieben, so z.B. in § 19 Satz 1 NKatSG, § 15 KatSG-SA und § 14 KatSG-SH.</text:span></text:p></text:note-body></text:note></text:span></text:p>
      <text:p text:style-name="P29"/>
      <text:h text:style-name="Heading_20_4" text:outline-level="4">Regressmöglichkeiten gegenüber dem Triagearzt</text:h>
      <text:p text:style-name="P1"><text:span text:style-name="T2">Daran anschließend stellt sich die Frage, inwieweit der vorrangig</text:span><text:alphabetical-index-mark text:string-value="- Regress nach Amtshaftung" text:key1="Zivilrechtliche Haftung"/><text:span text:style-name="T2"> nach Amtshaftungsgrundsätzen haftende Staat, genauer die Anstellungskörperschaft, den Triagearzt wegen seiner pflichtwidrigen, schuldhaften und rechtswidrigen Schadensverursachung in Regress</text:span><text:alphabetical-index-mark text:string-value="Regresshaftung"/><text:span text:style-name="T2"> nehmen kann bzw. umgekehrt, wann der hoheitlich tätige Triagearzt eine solche Inanspruchnahme befürchten muss. </text:span></text:p>
      <text:p text:style-name="P32"/>
      <text:p text:style-name="P1"><text:span text:style-name="T2">Dies bestimmt sich zunächst nach den allgemeinen gesetzlichen (§ 46 BRRG; § 78 BBG), tarifvertraglichen (§ 14 BAT i.V.m. Anlage 2c Protokollnotiz 4 der Nr. 3 zu § 8 BAT) und einzelvertraglichen Regelungen.</text:span><text:span text:style-name="T2"><text:note text:id="ftn1715" text:note-class="footnote"><text:note-citation>147</text:note-citation><text:note-body><text:p text:style-name="P700"><text:span text:style-name="T13"><text:s/>Vgl. </text:span><text:span text:style-name="T15">Papier</text:span><text:span text:style-name="T13">, in: Maunz/Dürig (Hrsg.), Komm., GG, 1998, Art. 34 Rn. 298 ff.; </text:span><text:span text:style-name="T15">Fehn/Lechleuthner</text:span><text:span text:style-name="T13">, Amtshaftung bei notärztlichem Behandlungsfehler, MedR 2000, S. 114 ff. </text:span><text:span text:style-name="T17">(122); </text:span><text:span text:style-name="T18">Jarass</text:span><text:span text:style-name="T17">/Pieroth (Hrsg.), Komm., GG, 6. Aufl., 2002, Art. 34 Rn. 25.</text:span></text:p></text:note-body></text:note></text:span><text:span text:style-name="T2"> Durch § 34 Satz 2 GG wird der Umfang des Rückgriffsanspruches aber jedenfalls auf vorsätzliches oder grob fahrlässiges Handeln der triagierenden Person beschränkt. Hinsichtlich des Vorliegens einer vorsätzlichen Schädigung eines Patienten durch die triagierende Person soll hier auf die diesbezüglichen im Wesentlichen dem Zivilrecht entsprechenden strafrechtlichen Ausführungen verwiesen werden.</text:span><text:span text:style-name="T2"><text:note text:id="ftn1716" text:note-class="footnote"><text:note-citation>148</text:note-citation><text:note-body><text:p text:style-name="P700"><text:span text:style-name="T17"><text:s/>s. § 8 A I 1 e.</text:span></text:p></text:note-body></text:note></text:span><text:span text:style-name="T2"> Fahrlässig handelt gemäß § 276 Abs. 2 BGB</text:span><text:alphabetical-index-mark text:string-value="- zivilrechtliche" text:key1="Schuld"/><text:span text:style-name="T2">, wer die im Verkehr erforderliche Sorgfalt außer Acht lässt.</text:span><text:span text:style-name="T21"><text:note text:id="ftn1717" text:note-class="footnote"><text:note-citation>149</text:note-citation><text:note-body><text:p text:style-name="P700"><text:span text:style-name="T13"><text:s/>I.R.d. kassenärztlichen Versorgung folgt die Anwendung des § 276 Abs. 2 BGB aus der Verweisungsnorm des § 76 Abs. 4 SGB V (i.V.m. § 50 Satz 2 BMV-Ä und § 46 Satz 2 EKV-Ä).</text:span></text:p></text:note-body></text:note></text:span><text:span text:style-name="T2"> Anders als im Strafrecht gilt im Zivilrecht jedoch grundsätzlich kein subjektiver, sondern ein objektiver Sorgfaltsmaßstab.</text:span><text:span text:style-name="T2"><text:note text:id="ftn1718" text:note-class="footnote"><text:note-citation>150</text:note-citation><text:note-body><text:p text:style-name="P700"><text:span text:style-name="T13"><text:s/>Vgl. </text:span><text:span text:style-name="T15">Deutsch</text:span><text:span text:style-name="T13">, Fahrlässigkeitstheorie und Behandlungsfehler, NJW 1993, S. 1506 ff. (1508); noch einmal ausdrücklich bestätigt für den Arzthaftungsbereich von BGH, NJW 2001, 1786 f.</text:span></text:p></text:note-body></text:note></text:span><text:span text:style-name="T2"> Bei der verkehrsüblichen Sorgfalt kommt es demzufolge nicht darauf an, zu welcher Sorgfalt der Handelnde in der konkreten Situation seinen individuellen Fähigkeiten entsprechend (z.B. Vorhersehbarkeit und Vermeidbarkeit des Erfolgs angesichts seiner Übermüdung oder fachlichen Überforderung) in der Lage war. Entscheidend ist, welche Sorgfalt ein gewissenhafter Angehöriger des Personenkreises dem die triagierende Person angehört (</text:span><text:span text:style-name="T6">leges artes</text:span><text:span text:style-name="T2">) unter den Umständen anwenden musste (sog. Qualitätskontrollfunktion des zivilen Haftungsrechts).</text:span><text:span text:style-name="T2"><text:note text:id="ftn1719" text:note-class="footnote"><text:note-citation>151</text:note-citation><text:note-body><text:p text:style-name="P700"><text:span text:style-name="T13"><text:s/>Vgl. dazu etwa </text:span><text:span text:style-name="T15">Steffen</text:span><text:span text:style-name="T13">, Die Arzthaftung im Spannungsfeld zu den Anspruchsbegrenzungen des Sozialrechts für den Kassenpatienten, FS Geiß, 2000, S. 487 ff. (492).</text:span></text:p></text:note-body></text:note></text:span><text:span text:style-name="T2"> Aufgrund dessen werden etwa an einen LNA, da er aufgrund seiner Ausbildung für einen Massenanfall Hilfebedürftiger in der Katastrophenmedizin besonders qualifiziert ist, höhere Sorgfaltsanforderungen gestellt, als an einen einfachen Notarzt. Da letzterer jedoch wiederum für normale Notfälle besonders vorbereitet ist, kann bei ihm grundsätzlich weniger Nachsicht geübt werden, als bei dem zufällig vorbeikommenden Arzt, der spontan seiner Triagepflicht nachkommen muss. Allerdings unterliegen diejenigen Ärzte, für die eine Fortbildungspflicht bezüglich Fragen der Katastrophenmedizin nach den Landeskatastrophenschutzgesetzen besteht</text:span><text:span text:style-name="T2"><text:note text:id="ftn1720" text:note-class="footnote"><text:note-citation>152</text:note-citation><text:note-body><text:p text:style-name="P700"><text:span text:style-name="T13"><text:s/>So z.B. nach § 56 Abs. 2 Satz 1 SächsBRKG.</text:span></text:p></text:note-body></text:note></text:span><text:span text:style-name="T2"> einem strengeren Sorgfaltsmaßstab als diejenigen, die insoweit nicht fortbildungspflichtig sind. Darin zeigt die Fortbildungspflicht ihre haftungsrechtlichen Konsequenzen. Im Übrigen wird immer nur die Sorgfalt verlangt, die unter den Bedingungen situationsspezifisch erwartet werden darf. Die Rechtsprechung trägt den besonderen Einsatzbedingungen in der Notfallmedizin Rechnung, indem sie den Sorgfaltsmaßstab modifiziert. Dabei werden bei der Beurteilung der Fahrlässigkeit in vollem Umfang die Umstände und Bedingungen berücksichtigt, unter denen die medizinische Nothilfe zu leisten ist. So wird dem Hilfepflichtigen zugebilligt, dass bei einer Diagnose und einem Eingriff unter Zeitdruck mit unzulänglichen Mitteln und in schwierigen örtlichen Verhältnissen auch ein sorgfältig Handelnder ein Fehler unterlaufen darf, der ihm unter normalen Bedingungen nicht unterlaufen dürfte.</text:span><text:span text:style-name="T2"><text:note text:id="ftn1721" text:note-class="footnote"><text:note-citation>153</text:note-citation><text:note-body><text:p text:style-name="P700"><text:span text:style-name="T13"><text:s/>Vgl. BGH, NJW 1984, 655 (656); NJW 1985, 1392 (1293); OLG Karlsruhe, VersR 1990, 53 (54); OLG München, VersR 1992, 876 f.; OLG Stuttgart, MedR 1997, S. 275 (278); s. dazu auch </text:span><text:span text:style-name="T15">Debong</text:span><text:span text:style-name="T13">, Lockerung des Haftungsmaßstabes, ArztR 2003, S. 288 ff. sowie </text:span><text:span text:style-name="T15">Deutsch/Spickhoff</text:span><text:span text:style-name="T13">, Medizinrecht, 5. Aufl., 2003 Rn. 485 f.</text:span></text:p></text:note-body></text:note></text:span><text:span text:style-name="T2"> Im Rahmen katastrophenmedizinischen Handelns bestehen aufgrund der typischerweise noch widrigeren Behandlungsbedingungen als in der Notfallmedizin grundsätzlich noch geringere Sorgfaltsanforderungen.</text:span></text:p>
      <text:p text:style-name="P32"/>
      <text:p text:style-name="P1"><text:span text:style-name="T2">Diese insgesamt bereits erheblich herabgesetzten Anforderungen bei einem Massenanfall Hilfebedürftiger in der Katastrophenmedizin muss die triagierende Person, um regresspflichtig zu sein, nunmehr noch „grob“ verletzten. Grob fahrlässig handelt, wer die im Verkehr erforderliche Sorgfalt in besonders hohem Maße verletzt. Dies ist dann der Fall, wenn die Person selbst einfachste, jedem einleuchtende Überlegungen nicht anstellt.</text:span><text:span text:style-name="T2"><text:note text:id="ftn1722" text:note-class="footnote"><text:note-citation>154</text:note-citation><text:note-body><text:p text:style-name="P700"><text:span text:style-name="T13"><text:s/>Vgl. BGHZ 77, 274 (276); 89, 153 (161) m.w.N.</text:span></text:p></text:note-body></text:note></text:span><text:span text:style-name="T2"> Für die grobe Fahrlässigkeit gilt zudem nach ständiger Rechtsprechung und der herrschenden Lehre, im Gegensatz zur einfachen Fahrlässigkeit, nicht ausschließlich ein objektiver nur auf die Verhaltensanforderungen des Verkehrs abgestellter Maßstab. Es sind auch subjektive in der Individualität des Handelnden begründete Umstände zu berücksichtigen, etwa die Tatsache der Ungeübtheit. Den Handelnden muss demnach auch in subjektiver Hinsicht ein schweres Verschulden treffen.</text:span><text:span text:style-name="T2"><text:note text:id="ftn1723" text:note-class="footnote"><text:note-citation>155</text:note-citation><text:note-body><text:p text:style-name="P700"><text:span text:style-name="T13"><text:s/>Vgl. BGHZ 10, 14 (17); 119, 147 (149); BGH, NJW-RR 1989, 339 (340); </text:span><text:span text:style-name="T15">Heinrichs</text:span><text:span text:style-name="T13">, in: Palandt, Komm., BGB, 60. Aufl., 2001, § 277 Rn. 2; </text:span><text:span text:style-name="T15">Vollkommer</text:span><text:span text:style-name="T13">, in: Jauernig (Hrsg.), BGB mit Erl., 9. Aufl., 1999, § 276 Rn. 34; diff. </text:span><text:span text:style-name="T15">Deutsch</text:span><text:span text:style-name="T13">, Allgemeines Haftungsrecht, 2. Aufl., 1996 Rn. 425 f.</text:span></text:p></text:note-body></text:note></text:span></text:p>
      <text:p text:style-name="P32"/>
      <text:p text:style-name="P32">Der triagierende Arzt hat also, soweit er nicht vorsätzlich wegen der Anwendung von unzulässigen Auswahlkriterien einen vorrangigen Hilfebedürftigen fehlerhaft zurückstellt, nur in dem höchst unwahrscheinlichen Fall einen Regress zu befürchten, wenn ihm dabei ein in keiner Weise nachvollziehbarer elementarer Fehler unterläuft. Nur dann ist der Arzt, zumindest theoretisch, zum Ersatz des dadurch verursachten Schadens verpflichtet. Solange andere Kriterien ihre bevorzugte Auswahl nicht forderten, werden in der Praxis die nachrangig eingestuften Hilfebedürftigen bzw. – im Fall ihres Todes – ihre Erben oder Hinterbliebenen (vgl. §§ 844, 845 BGB) allerdings kaum jemals die Fehlerhaftigkeit der Triage beweisen können.</text:p>
      <text:p text:style-name="P32"/>
      <text:h text:style-name="Heading_20_3" text:outline-level="3">Zivilrechtliche Lösung der Patientenauswahl</text:h>
      <text:h text:style-name="Heading_20_4" text:outline-level="4">Dogmatischer Standort</text:h>
      <text:p text:style-name="P32">Zweifelhaft ist, wo im Zivilrecht der dogmatisch richtige Standort zur Lösung der Triage anzusiedeln ist.</text:p>
      <text:p text:style-name="P32"/>
      <text:h text:style-name="Heading_20_5" text:outline-level="5">Lösung im Bereich der Pflichtenbestimmung</text:h>
      <text:p text:style-name="P1"><text:span text:style-name="T2">Teilweise wird erwogen die Pflicht, die Auswahlentscheidung anhand sachgerechter Kriterien zu treffen, bereits in die Bestimmung der vertraglichen Pflichten eingehen zu lassen.</text:span><text:span text:style-name="T2"><text:note text:id="ftn1724" text:note-class="footnote"><text:note-citation>156</text:note-citation><text:note-body><text:p text:style-name="P700"><text:span text:style-name="T13"><text:s/>Dafür </text:span><text:span text:style-name="T15">Voß</text:span><text:span text:style-name="T13">, Kostendruck und Ressourcenknappheit im Arzthaftungsrecht, 1999, S. 182.</text:span></text:p></text:note-body></text:note></text:span><text:span text:style-name="T2"> Im Rahmen katastrophenmedizinischen Handelns liegt allerdings regelmäßig schon kein Behandlungsvertrag vor</text:span><text:span text:style-name="T2"><text:note text:id="ftn1725" text:note-class="footnote"><text:note-citation>157</text:note-citation><text:note-body><text:p text:style-name="P700"><text:span text:style-name="T13"><text:s/>s. dazu näher bereits unter § 8 B I 1.</text:span></text:p></text:note-body></text:note></text:span><text:span text:style-name="T2">, sodass auf vertragliche Pflichten hier jedenfalls nicht zurückgegriffen werden kann. Es wird weiterhin überlegt das Triageproblem im Bereich des Verschuldens anzusiedeln, da nur anhand der konkreten Situation bestimmt werden könne, welches die im Verkehr erforderliche Sorgfalt sei, wobei die gleichzeitig bestehende Behandlungsbedürftigkeit eines anderen Patienten nicht außer Betracht bleiben könne. In gleicher Weise ermögliche das Kriterium der Situationsbezogenheit im Deliktsrecht die Berücksichtigung der kollidierenden Behandlungsinteressen, entweder bereits im Bereich der Bestimmung der Verkehrspflichten oder erst im Rahmen des Verschuldens bei der Bestimmung der Sorgfaltspflichten.</text:span><text:span text:style-name="T2"><text:note text:id="ftn1726" text:note-class="footnote"><text:note-citation>158</text:note-citation><text:note-body><text:p text:style-name="P700"><text:span text:style-name="T13"><text:s/>Vgl. </text:span><text:span text:style-name="T15">Voß</text:span><text:span text:style-name="T13">, Kostendruck und Ressourcenknappheit im Arzthaftungsrecht, 1999, S. 182, Fn. 101; ebenso </text:span><text:span text:style-name="T15">Herb</text:span><text:span text:style-name="T13">, Die Verteilungsgerechtigkeit in der Medizin, 2002, S. 238 f.</text:span></text:p></text:note-body></text:note></text:span></text:p>
      <text:p text:style-name="P32"/>
      <text:h text:style-name="Heading_20_5" text:outline-level="5">Lösung im Bereich der Rechtswidrigkeit</text:h>
      <text:p text:style-name="P1"><text:span text:style-name="T2">Richtigerweise handelt es sich jedoch bei der Lösung der Triage als dem klassischen Fall der Patientenauswahl im Rahmen akuter Mittelknappheit – wie im Strafrecht</text:span><text:span text:style-name="T2"><text:note text:id="ftn1727" text:note-class="footnote"><text:note-citation>159</text:note-citation><text:note-body><text:p text:style-name="Footnote"><text:s/>s. diesbezüglich bereits ausführlich unter § 8 A II 1 a.</text:p></text:note-body></text:note></text:span><text:span text:style-name="T2"> – um ein Problem der sog. rechtfertigenden Pflichtenkollision</text:span><text:alphabetical-index-mark text:string-value="- im Zivilrecht" text:key1="Rechtfertigende Pflichtenkollision"/><text:span text:style-name="T2">. Dieser im Strafrecht entwickelte Rechtfertigungsgrund hat auch im Zivilrecht seine Anerkennung gefunden.</text:span><text:span text:style-name="T2"><text:note text:id="ftn1728" text:note-class="footnote"><text:note-citation>160</text:note-citation><text:note-body><text:p text:style-name="P700"><text:span text:style-name="T13"><text:s/>Vgl. etwa BGHZ 24, 72: „Prinzip der Güter- und Interessenabwägung“; BGH, NJW 1968, 2288: Berechtigung über d. „Grundsätze der Abwägung widerstr. Pflichten od. Interessen“; in d. Lit. anerkennend etwa </text:span><text:span text:style-name="T15">Esser</text:span><text:span text:style-name="T13">,</text:span><text:span text:style-name="T16"> </text:span><text:span text:style-name="T13">Schuldrecht, Bd. I, AT, 4. Aufl., 1970, § 9 III 1, S. 67; v. Staudinger/</text:span><text:span text:style-name="T15">Schäfer</text:span><text:span text:style-name="T13">, Komm., BGB, 2. Buch, 12. Aufl., 1986, § 823 Rn. 448; RGRK/</text:span><text:span text:style-name="T15">Steffen</text:span><text:span text:style-name="T13">, BGB, Bd. II, 5. Teil, 12. Aufl., 1989, § 823 Rn. 387; </text:span><text:span text:style-name="T15">Deutsch</text:span><text:span text:style-name="T13">, Allg. Haftungsrecht, 2. Aufl., 1996 Rn. 284 und </text:span><text:span text:style-name="T15">Fikentscher</text:span><text:span text:style-name="T13">, Schuldrecht, 9. Aufl., 1997, § 52 III 3 Rn. 494, S. 317.</text:span></text:p></text:note-body></text:note></text:span><text:span text:style-name="T2"> Dafür spricht schon das Prinzip der Einheitlichkeit der Rechtsordnung. Danach muss das Vorliegen eines Rechtfertigungsgrundes im Strafrecht auch die Rechtswidrigkeit für das Zivilrecht ausschließen.</text:span><text:span text:style-name="T2"><text:note text:id="ftn1729" text:note-class="footnote"><text:note-citation>161</text:note-citation><text:note-body><text:p text:style-name="P700"><text:span text:style-name="T13"><text:s/>Vgl. dazu etwa </text:span><text:span text:style-name="T15">Heinrichs</text:span><text:span text:style-name="T13">, in: Palandt, Komm., BGB, 60. Aufl., 2001, § 228 Rn. 2.</text:span></text:p></text:note-body></text:note></text:span><text:span text:style-name="T2"> Des Weiteren bestimmt der Wortlaut des § 823 Abs. 1 StGB hinreichend klar, dass eine Handlung durch die ein Mensch getötet oder verletzt wird, regelmäßig verboten ist. Dies gilt unabhängig davon, ob sie ein Tun oder, wie bei der Triage, ein Unterlassen darstellt und ob dadurch Behandlungsinteressen Dritter berührt werden. Wenn die triagierende Person einen Hilfebedürftigen zurückstellt, so wird durch dieses Unterlassen regelmäßig eine Körper- bzw. Gesundheitsverletzung und im Extremfall der Tod herbeigeführt. Dies reicht für die Annahme der Tatbestandsmäßigkeit der Handlung aus. Wie im Strafrecht wird auch im Zivilrecht durch die Tatbestandsmäßigkeit zunächst die Rechtswidrigkeit der Handlung „indiziert“. Selbiges gilt etwa, wenn gemäß § 823 Abs. 2 BGB ein Schutzgesetz verletzt wird.</text:span><text:span text:style-name="T2"><text:note text:id="ftn1730" text:note-class="footnote"><text:note-citation>162</text:note-citation><text:note-body><text:p text:style-name="P700"><text:span text:style-name="T13"><text:s/>Vgl. BGH, NJW 1993, 1580 (1581); v. Staudinger/</text:span><text:span text:style-name="T15">Schäfer</text:span><text:span text:style-name="T13">, Komm., BGB, 2. Buch, 12. Aufl., 1986, § 823 Rn. 610; </text:span><text:span text:style-name="T15">Thomas</text:span><text:span text:style-name="T13">, in: Palandt, Komm., BGB, 60. Aufl., 2001, § 823 Rn. 142.</text:span></text:p></text:note-body></text:note></text:span><text:span text:style-name="T2"> Zu prüfen bleibt dann, ob die Richtigkeit dieser Indikation nicht ausnahmsweise durch besondere Rechtfertigungsgründe widerlegt wird.</text:span><text:span text:style-name="T2"><text:note text:id="ftn1731" text:note-class="footnote"><text:note-citation>163</text:note-citation><text:note-body><text:p text:style-name="P700"><text:span text:style-name="T13"><text:s/>Vgl. </text:span><text:span text:style-name="T15">Medicus</text:span><text:span text:style-name="T13">, Schuldrecht II, 9. Aufl., 1999 Rn. 748.</text:span></text:p></text:note-body></text:note></text:span></text:p>
      <text:p text:style-name="P32"/>
      <text:p text:style-name="P32">Die Rechtswidrigkeit ist der dogmatisch richtige Ort an dem die Interessen anderer Personen im Rahmen einer Abwägung einbezogen werden können und müssen. Wie im Strafrecht gilt auch für das Zivilrecht, dass die Rechtfertigungsebene die Mittel zur Verfügung stellt, die eine offene Abwägung konkret widerstreitender Interessen Hilfebedürftiger möglich machen (z.B. Notstand, Pflichtenkollision). Der Ausschluss der zivilrechtlichen Widerrechtlichkeit der Verletzung des Lebens eines Hilfebedürftigen durch die Einstufung in die Gruppe der „Hoffnungslosen“ muss das Ergebnis einer umfangreichen Abwägung der Interessen der Hilfebedürftigen sein. Es bedarf der eindringlichen Schlussfolgerung: „ausnahmsweise gerechtfertigt und damit mit der Gesamtrechtsordnung in Einklang“. Wenn entsprechend der für das Strafrecht entwickelten rechtfertigenden Pflichtenkollision die nachgekommene Rechtspflicht gegenüber einem anderen Hilfebedürftigen überwiegt oder zumindest gleichwertig ist, ist die tatbestandsmäßige Rechtsgutsverletzung durch die Zurückstellung des Hilfebedürftigen mithin nicht rechtswidrig und damit nicht widerrechtlich i.S.d. § 823 Abs. 1 StGB.</text:p>
      <text:p text:style-name="P32"/>
      <text:p text:style-name="P1"><text:span text:style-name="T2">Etwas anderes mag für den Bereich der sog. virtuellen Mittelknappheit gelten. Denn hier liegt bezüglich des unbestimmten zukünftigen Hilfebedürftigen bzw. des allgemeinen Interesses an der Funktionsfähigkeit des Gesundheitswesens keine konkrete Handlungspflicht zugrunde, etwa aus § 13 oder § 323c StGB, sodass insoweit auch noch keine echte Handlungspflichtenkollision bestehen kann. Daher erscheint es dogmatisch sauberer, die virtuelle Knappheit (insbesondere Wirtschaftlichkeitsüberlegungen) bei der Bildung des medizinischen Behandlungsstandards, also im Rahmen der Bestimmung des Sorgfaltsmaßstabes zu berücksichtigen.</text:span><text:span text:style-name="T2"><text:note text:id="ftn1732" text:note-class="footnote"><text:note-citation>164</text:note-citation><text:note-body><text:p text:style-name="P700"><text:span text:style-name="T13"><text:s/>Vgl. etwa </text:span><text:span text:style-name="T15">Conradi</text:span><text:span text:style-name="T13">, Verknappung medizinischer Ressourcen und Arzthaftung, 2000, S. 131 ff.; </text:span><text:span text:style-name="T15">B.-R. Kern</text:span><text:span text:style-name="T13">, Haftungsrechtliche Aspekte bei Abweichung von medizinischen Qualitätsstandards und qualitätssichernden Vorgaben in der GKV, GesR 2002, S. 5 ff.; </text:span><text:span text:style-name="T15">ders.</text:span><text:span text:style-name="T13">, Das Spannungsverhältnis zwischen Haftungsrecht und Kassenarztrecht, MedR 2004, S. 300 ff. (303); </text:span><text:span text:style-name="T15">Jansen</text:span><text:span text:style-name="T13">, Behandlungsfehler (750), in: Rieger (Hrsg.), Lexikon des Arztrechts, 2. Aufl., Stand 08/2005 Rn. 17: „Der medizinische Standard […] wird nicht nur durch das medizinisch Machbare, sondern auch durch ökonomische Erwägungen bestimmt“.</text:span></text:p></text:note-body></text:note></text:span><text:span text:style-name="T2"> Jedoch sind dabei zur Wahrung der Transparenz von Verteilungsentscheidungen und damit zur Verhinderung von Diskriminierungen zwei klar voneinander zu trennende Teilschritte geboten. In einem ersten Schritt ist eine streng individualistische Indikationsstellung vorzunehmen entsprechend der sich ständig weiterentwickelnden medizinischen Kenntnisse und Fähigkeiten. Erst in einem zweiten Schritt darf dann die virtuelle Knappheit berücksichtigt werden.</text:span><text:span text:style-name="T2"><text:note text:id="ftn1733" text:note-class="footnote"><text:note-citation>165</text:note-citation><text:note-body><text:p text:style-name="P700"><text:span text:style-name="T13"><text:s/>Ähnl. </text:span><text:span text:style-name="T15">Conradi</text:span><text:span text:style-name="T13">, Verknappung medizinischer Ressourcen und Arzthaftung, 2000, S. 135. Siehe zum Erfordernis einer streng individualistischen Indikationsstellung bereits näher unter § 3 B II 6.</text:span></text:p></text:note-body></text:note></text:span><text:span text:style-name="T2"> Wegen der Konzentration der Arbeit auf die Triage, also die akute Mittelknappheit, soll eine weitere Erörterung dieser Problematik hier aber unterbleiben.</text:span></text:p>
      <text:p text:style-name="P32"/>
      <text:h text:style-name="Heading_20_4" text:outline-level="4">Umfang der zivilrechtlichen Kontrolle</text:h>
      <text:h text:style-name="Heading_20_5" text:outline-level="5">Nach den Grundsätzen der rechtfertigenden Pflichtenkollision</text:h>
      <text:p text:style-name="P32">Entsprechend den Grundsätzen der rechtfertigenden Pflichtenkollision muss jede Person bei der Patientenauswahl auch aus zivilrechtlicher Sicht zunächst das Ziel der Maximierung der Überlebendenzahl verfolgen (optimales Verhältnis von Dringlichkeit und Erfolgsausicht). Im Übrigen hat sie die Hilfebedürftigen nach Grad und Nähe der Gefahr für die Rechtsgüter Leben und körperliche Unversehrtheit, also diesbezüglicher Dringlichkeit bzw. Bedürftigkeit, auszuwählen.</text:p>
      <text:p text:style-name="P32"/>
      <text:h text:style-name="Heading_20_5" text:outline-level="5"><text:span text:style-name="T6">Zivilrechtliche Relevanz des Art. 3 </text:span><text:span text:style-name="T5">Abs. 1</text:span><text:span text:style-name="T6"> GG</text:span></text:h>
      <text:p text:style-name="P1"><text:span text:style-name="T2">Fraglich ist jedoch, ob nicht im zivilen Haftungsrecht eine über die anerkannten strafrechtlichen Grundsätze der Pflichtenkollision hinausgehende Kontrolle der Auswahlentscheidung i.S.d. Anforderungen des Art. 3 Abs. 1 GG</text:span><text:alphabetical-index-mark text:string-value="- im Zivilrecht" text:key1="Gleichheitsgebot"/><text:span text:style-name="T2"> stattfinden muss, ob also die triagierende Person einerseits bei der Patientenauswahl etwa den zeitlichen Prioritätsgrundsatz berücksichtigen und andererseits Kriterien, wie die voraussichtliche Überlebensdauer, die „soziale Stellung“, das Alter, die Rasse etc. unberücksichtigt lassen muss.</text:span></text:p>
      <text:p text:style-name="P32"/>
      <text:p text:style-name="P1"><text:span text:style-name="T2">Angesichts der womöglich existenziellen Entscheidungen für den Hilfebedürftigen und der Diskriminierungsgefahren wird dies in der Literatur zur Patientenauswahl weitgehend bejaht</text:span><text:span text:style-name="T2"><text:note text:id="ftn1734" text:note-class="footnote"><text:note-citation>166</text:note-citation><text:note-body><text:p text:style-name="P700"><text:span text:style-name="T13"><text:s/>Vgl. etwa </text:span><text:span text:style-name="T15">Heinze</text:span><text:span text:style-name="T13">, Allokationsprobleme in der Transplantationsmedizin, in: Lachmann/Meuter (Hrsg.), Zur Gerechtigkeit d. Organverteilung, 1997, S. 83 ff. (86); </text:span><text:span text:style-name="T15">Conrads</text:span><text:span text:style-name="T13">, Rechtliche Grundsätze der Organallokation, 2000, S. 99; </text:span><text:span text:style-name="T15">Zitter</text:span><text:span text:style-name="T13">, Rationierung in der Altersmedizin?, 2001, S. 103 f. Auch </text:span><text:span text:style-name="T15">Künschner</text:span><text:span text:style-name="T13">, Wirtschaftlicher Behandlungsverzicht u. Patientenauswahl, 1992, S. 337, hält zumindest außerhalb d. Strafrechts materiell- oder verfahrensrechtliche Instrumente zur Vermeidung von Diskriminierungen für erforderlich.</text:span></text:p></text:note-body></text:note></text:span><text:span text:style-name="T2">, etwa unter dem Hinweis darauf, dass die größere Bedeutung des Vertrauensschutzaspektes im Zivilrecht, der sich aus der Verkehrserwartung des Patienten und der Allgemeinheit ergibt, einen vom (normierten) Strafrecht abweichenden Ausschluss unlauterer und sachfremder Erwägungen gebietet. Dagegen könnte allerdings, wie bereits im Strafrecht, die gesetzliche Unbestimmtheit der zulässigen bzw. unzulässigen Auswahlkriterien sprechen. Jedoch ist das Bestimmtheitsgebot im Zivilrecht um Gegensatz zum Strafrecht (Art. 103 Abs. 2 GG, § 1 StGB) nicht ausdrücklich positiviert, sodass insoweit niedrigere Anforderungen gestellt werden können.</text:span><text:span text:style-name="T2"><text:note text:id="ftn1735" text:note-class="footnote"><text:note-citation>167</text:note-citation><text:note-body><text:p text:style-name="P700"><text:span text:style-name="T13"><text:s/>Vgl. </text:span><text:span text:style-name="T15">Voß</text:span><text:span text:style-name="T13">, Kostendruck und Ressourcenknappheit im Arzthaftungsrecht, 1999, S. 182 f.; </text:span><text:span text:style-name="T15">Herb</text:span><text:span text:style-name="T13">, Die Verteilungsgerechtigkeit in der Medizin, 2002, S. 239.</text:span></text:p></text:note-body></text:note></text:span></text:p>
      <text:p text:style-name="P32"/>
      <text:h text:style-name="Heading_20_6" text:outline-level="6">Drittwirkung der Grundrechte</text:h>
      <text:p text:style-name="P1"><text:span text:style-name="T2">Maßgeblich</text:span><text:alphabetical-index-mark text:string-value="Drittwirkung der Grundrechte"/><text:span text:style-name="T2"> für die Beantwortung der Frage nach der zivilrechtlichen Pflicht zur Beachtung der verfassungsrechtlichen Vorgaben des Art. 3 Abs. 1 GG hinsichtlich der Patientenauswahl beim Massenanfall Hilfebedürftiger ist, inwieweit verfassungsrechtliche Wertungen, insbesondere der Grundrechte, im Privatrecht Geltungskraft besitzen.</text:span><text:span text:style-name="T2"><text:note text:id="ftn1736" text:note-class="footnote"><text:note-citation>168</text:note-citation><text:note-body><text:p text:style-name="P700"><text:span text:style-name="T13"><text:s/>Eine Anwendung der Diskriminierungsverbote des § 19 AGG scheitert bereits am fehlenden zivilrechtlichen Vertragsabschluss zwischen Helfer und Hilfebedürftigem.</text:span></text:p></text:note-body></text:note></text:span><text:span text:style-name="T2"> Grundsätzlich gilt nach dem herkömmlichen liberalen Grundrechtsverständnis, dass sich grundrechtliche Gewährleistungen, seien sie abwehr- oder leistungsrechtlicher Natur, nur gegen den Staat richten, und von diesem auch nicht beansprucht werden können. Private Rechtssubjekte sind demgegenüber, solange sie nicht hoheitlich tätig werden, grundsätzlich keine Grundrechtsadressaten, sondern Träger der Gundrechtsgewährleistungen. Daraus ergibt sich für die Triage zunächst Folgendes:</text:span></text:p>
      <text:p text:style-name="P32"/>
      <text:list text:style-name="WW8Num100">
        <text:list-item>
          <text:p text:style-name="P288">Ist die Triage dem Staat zuzurechnen, etwa im Rahmen der staatlich organisierten Katastrophenhilfe, im Rahmen des Notarztdienstes im Rettungswesen oder aufgrund expliziter staatlicher Beauftragung, so muss das Handeln der triagierenden Person für die Frage der zivilrechtlichen Amtshaftung unmittelbar an den Wertungen des Grundgesetzes, insbesondere dem Gleichheitsgebot, gemessen werden. Bei der Patientenauswahl sind also die Wertvorgaben des Art. 3 Abs. 1 GG zwingend zu beachten.</text:p>
        </text:list-item>
      </text:list>
      <text:p text:style-name="P217"/>
      <text:list text:style-name="WW8Num12">
        <text:list-item>
          <text:p text:style-name="P289">Als Privatperson ist die triagierende Person dagegen grundsätzlich nicht an die verfassungsrechtlichen Wertvorgaben gebunden. Sie kann als Träger der allgemeinen Handlungsfreiheit (Art. 2 Abs. 1 GG) prinzipiell frei über ihr Vorgehen bei der Patientenauswahl entscheiden. Dies gilt nicht nur für die Frage der unmittelbaren Haftung der triagierenden Privatperson, sondern etwa auch für die Frage der Regresshaftung gegenüber dem Staat.</text:p>
        </text:list-item>
      </text:list>
      <text:p text:style-name="P32"/>
      <text:p text:style-name="P32">Dieses Ergebnis basiert auf der Vorstellung, dass sich die Macht in den Händen des Staates konzentriert (Verhältnis der Über- und Unterordnung) und die Grundrechte dazu dienen, Freiheiten gegenüber den öffentlichen Gewaltinhabern zu gewähren und einen Machtmissbrauch durch sie abzuwehren. Demgegenüber wird davon ausgegangen, dass die Machtverhältnisse unter den Privaten grundsätzlich ausgeglichen sind (Verhältnis der Gleichordnung). Jedes private Rechtssubjekt hat prinzipiell dieselben Möglichkeiten seine (gleich große) Macht wahrzunehmen, sodass es eines weitergehenden staatlichen Schutzes nicht bedarf.</text:p>
      <text:p text:style-name="P32"/>
      <text:p text:style-name="P1"><text:span text:style-name="T2">Trotzdem wird in der Rechtsprechung und der Lehre die Geltung der Grundrechte über das klassische Zweierverhältnis zwischen einzelnem Privatem und Staat hinaus auch im Verhältnis des einen zum anderen Privaten unter dem Stichwort „Drittwirkung“ oder „Horizontalwirkung“ diskutiert.</text:span><text:span text:style-name="T2"><text:note text:id="ftn1737" text:note-class="footnote"><text:note-citation>169</text:note-citation><text:note-body><text:p text:style-name="P700"><text:span text:style-name="T13"><text:s/>Vgl. dazu </text:span><text:span text:style-name="T15">Schwabe</text:span><text:span text:style-name="T13">, Die sog. Drittwirkung d. Grundrechte, 1971; </text:span><text:span text:style-name="T15">Stern</text:span><text:span text:style-name="T13">, StaatsR III/1, 1988, S. 1538 ff.; </text:span><text:span text:style-name="T15">Diederichsen</text:span><text:span text:style-name="T13">, Das BVerfG als oberstes Zivilgericht, AcP 1998, S. 171 ff. (199 ff.); </text:span><text:span text:style-name="T15">Canaris</text:span><text:span text:style-name="T13">, Grundrechte u. Privatrecht, 1999; </text:span><text:span text:style-name="T15">v. Münch</text:span><text:span text:style-name="T13">/Kunig (Hrsg), Komm., GG, Bd. 1, 5. Aufl., 2000, Vorb. Art. 1-19 Rn. 28 ff.</text:span></text:p></text:note-body></text:note></text:span><text:span text:style-name="T2"> Nach inzwischen weithin akzeptierter Auffassung führen das Grundrechtssystem und das Privatrechtssystem kein beziehungsloses Dasein. Die Grundrechte stellen vielmehr „objektive Wertentscheidungen“, „Grundentscheidungen“, „wertentscheidende Grundsatznormen“ bzw. „objektive Prinzipien der Gesamtrechtsordnung“ dar, die auf alle Bereiche des Rechts ausstrahlen, mithin auch auf das Privatrecht (sog. Ausstrahlungswirkung).</text:span><text:span text:style-name="T2"><text:note text:id="ftn1738" text:note-class="footnote"><text:note-citation>170</text:note-citation><text:note-body><text:p text:style-name="P700"><text:span text:style-name="T13"><text:s/>Vgl. BVerfGE 7, 198 (207); 35, 79 (114); 57, 295 (320); </text:span><text:span text:style-name="T15">Brox</text:span><text:span text:style-name="T13">, AT des BGB, 23. Aufl., 1999 Rn. 28.</text:span></text:p></text:note-body></text:note></text:span><text:span text:style-name="T2"> Privatrechtliche Handlungen dürfen sich nicht in Widerspruch zu dem setzen, was man das Ordnungsgefüge, den </text:span><text:span text:style-name="T6">ordre public</text:span><text:span text:style-name="T2">, einer konkreten Staats- und Rechtsordnung nennen kann. Dieses umfasst insbesondere die Grundwertungen der Menschenwürde, der geistigen Freiheit und gerade auch der (bürgerlichen) Gleichheit.</text:span><text:span text:style-name="T2"><text:note text:id="ftn1739" text:note-class="footnote"><text:note-citation>171</text:note-citation><text:note-body><text:p text:style-name="P700"><text:span text:style-name="T13"><text:s/>Vgl. BAGE 1, 185 (193); </text:span><text:span text:style-name="T15">Osterloh</text:span><text:span text:style-name="T13">, in: Sachs (Hrsg.), Komm., GG, 3. Aufl., 2003, Art. 3 Rn. 65 ff. m.w.N.</text:span></text:p></text:note-body></text:note></text:span><text:span text:style-name="T2"> Mit der Ausstrahlung des allgemeinen Gleichheitssatzes in das Privatrecht wird seiner fundamentalen Bedeutung für eine gerechte Staats- und Gesellschaftsordnung Rechnung getragen. Denn eine freiheitlich-demokratische Gesellschaft, die es duldet, dass ihre Mitglieder untereinander in menschenverachtender Rücksichtslosigkeit verfallen, ist nicht gerechter als ein autoritärer Willkürstaat.</text:span><text:span text:style-name="T2"><text:note text:id="ftn1740" text:note-class="footnote"><text:note-citation>172</text:note-citation><text:note-body><text:p text:style-name="P700"><text:span text:style-name="T13"><text:s/>Diesen Gedanken folgend hat der Gesetzgeber nunmehr explizit im AGG v. 14.08.2006 v.a. für die Bereiche des Schutzes der Beschäftigten und der zivilrechtlichen Massengeschäfte eine Reihe von Diskriminierungsverboten aufgenommen. Siehe dazu bereits oben unter § 6 A X 3 und § 7 C IV 7.</text:span></text:p></text:note-body></text:note></text:span></text:p>
      <text:p text:style-name="P32"/>
      <text:p text:style-name="P1"><text:span text:style-name="T2">Heftig umstritten ist allerdings, ob die Grundrechte unmittelbar im Privatrecht gelten, z.B. als gesetzliche Verbote gemäß § 134 BGB oder als Schutzgesetze gemäß § 823 Abs. 2 BGB (sog. Theorie von der unmittelbaren Drittwirkung)</text:span><text:span text:style-name="T2"><text:note text:id="ftn1741" text:note-class="footnote"><text:note-citation>173</text:note-citation><text:note-body><text:p text:style-name="P700"><text:span text:style-name="T13"><text:s/>So BAGE 1, 185 (193); 4, 274 (276 ff.); </text:span><text:span text:style-name="T15">Enneccerus/Nipperdey</text:span><text:span text:style-name="T13">, AT des Bürgerl. Rechts, 15. Aufl., 1959, Hb. 1, § 15 IV 4; </text:span><text:span text:style-name="T15">Gamillscheg</text:span><text:span text:style-name="T13">, Die Grundrechte im Arbeitsrecht, AcP 1964, S. 386 ff. (419 ff.); </text:span><text:span text:style-name="T15">Schwabe</text:span><text:span text:style-name="T13">, Die sog. Drittwirkung d. Grundrechte, 1971, S. 154 ff.; </text:span><text:span text:style-name="T15">Hager</text:span><text:span text:style-name="T13">, Grundrechte im Privatrecht, JZ 1994, S. 373 ff. (383).</text:span></text:p></text:note-body></text:note></text:span><text:span text:style-name="T2">, oder ob ihre Wertentscheidungen nur mittelbar über das „Medium“ privatrechtlicher Normen und Rechtsgrundsätze bzw. -prinzipien (z.B. die Treuepflicht) auf das Privatrecht einwirken, als „Richtlinien“</text:span><text:span text:style-name="T2"><text:note text:id="ftn1742" text:note-class="footnote"><text:note-citation>174</text:note-citation><text:note-body><text:p text:style-name="P700"><text:span text:style-name="T13"><text:s/>BVerfGE 96, 375 (398).</text:span></text:p></text:note-body></text:note></text:span><text:span text:style-name="T2"> für die Gesetzesauslegung, die Lückenfüllung durch Analogie und Rechtsfortbildung, v.a. aber über die „Einfallstore“ bzw. „Einbruchstellen“</text:span><text:span text:style-name="T2"><text:note text:id="ftn1743" text:note-class="footnote"><text:note-citation>175</text:note-citation><text:note-body><text:p text:style-name="P700"><text:span text:style-name="T13"><text:s/>BVerfGE 7, 198 (206), unter Bezugnahme auf </text:span><text:span text:style-name="T15">Dürig</text:span><text:span text:style-name="T13">, Freizügigkeit, in: Neumann/Nipperdey/Scheuner (Hrsg.), Die Grundrechte, 2. Bd., 1954, S. 507 ff. (525).</text:span></text:p></text:note-body></text:note></text:span><text:span text:style-name="T2"> der privatgesetzlichen Generalklauseln, z.B. §§ 138, 157, 242, 826 BGB, sowie über Blankettbegriffe wie „rechtmäßig“, „rechtswidrig“, „widerrechtlich“, „sittenwidrig“ (sog. Theorie von der mittelbaren Drittwirkung)</text:span><text:span text:style-name="T2"><text:note text:id="ftn1744" text:note-class="footnote"><text:note-citation>176</text:note-citation><text:note-body><text:p text:style-name="P700"><text:span text:style-name="T13"><text:s/>So BVerfGE 7, 198 (205 ff.); 34, 269 (280); NJW 1990, 1469 (1470); BGH, NJW 1986, 2944; BAGE 48, 122 (138 f.); </text:span><text:span text:style-name="T15">Dürig</text:span><text:span text:style-name="T13">, in: Maunz/Dürig (Hrsg.), Komm., GG, 1973, Art. 3 Abs. 1 Rn. 505 ff.; bezogen auf das Deliktsrecht formulierte </text:span><text:span text:style-name="T15">Lepa</text:span><text:span text:style-name="T13">, Die Einwirkung der Grundrechte auf die Anwendung des Deliktsrechts, FS Steffen, 1995, S. 261 ff. (2698): „Das bedeutet, dass sie (die Grundrechte) auch für die Auflösung von Rechtskollisionen eine Orientierung bieten und gleichsam als Wegweiser fungieren.“; </text:span><text:span text:style-name="T15">Heinrichs</text:span><text:span text:style-name="T13">, in: Palandt, Komm., BGB, 60. Aufl., 2001, § 242 Rn. 8; </text:span><text:span text:style-name="T15">Pieroth/Schlink</text:span><text:span text:style-name="T13">, StaatsR II, 19. Aufl., 2003 Rn. 181 ff.</text:span></text:p></text:note-body></text:note></text:span><text:span text:style-name="T2">. Für letztere Theorie spricht, dass die Grundrechte nach ihrer geschichtlichen Entwicklung, ihrem Inhalt und Zweck nach das Verhältnis zwischen Bürger und öffentlicher Gewalt betreffen. Eine unmittelbare Bindung des Bürgers an die Grundrechte würde seine Freiheit nicht stärken, sondern einschränken und damit dem Zweck der Grundrechte zuwiderlaufen. Der Wortlaut der Verfassung geht ebenfalls nur von einer unmittelbaren Bindung des Staates an die Grundrechte aus. So nennt etwa Art. 1 III GG nur die öffentliche Gewalt: „Die nachfolgenden Grundrechte binden Gesetzgebung, vollziehende Gewalt und Rechtsprechung als unmittelbar geltendes Recht“.</text:span></text:p>
      <text:p text:style-name="P32"><text:s/></text:p>
      <text:p text:style-name="P1"><text:span text:style-name="T2">Letztlich braucht dieser Meinungsstreit jedoch nicht entschieden zu werden, da beide Auffassungen für den Fall der Triage beim Massenanfall Hilfebedürftiger zu demselben Ergebnis kommen, der Bindung der triagierenden Privatperson an die Wertvorgaben des Art. 3 Abs. 1 GG.</text:span><text:span text:style-name="T2"><text:note text:id="ftn1745" text:note-class="footnote"><text:note-citation>177</text:note-citation><text:note-body><text:p text:style-name="P700"><text:span text:style-name="T13"><text:s/>Zu Recht daran zweifelnd, ob der jahrzehntelange Streit über die mittelbare oder unmittelbare Drittwirkung der Grundrechte überhaupt von nennenswerter praktischer Relevanz ist, </text:span><text:span text:style-name="T15">Lepa</text:span><text:span text:style-name="T13">, Die Einwirkung der Grundrechte auf die Anwendung des Deliktsrechts, FS Steffen, 1995, S. 261 ff. (262 f.).</text:span></text:p></text:note-body></text:note></text:span><text:span text:style-name="T2"> Bei der Frage der Anwendung der Grundrechte im Privatrecht ist zunächst zu berücksichtigen, dass in einer privatrechtlichen Beziehung immer dem Grundrecht des einen Privaten (z.B. des Hilfebedürftigen aus Art. 3 Abs. 1 GG) die freie Grundrechtsausübung des anderen (z.B. des Retters aus Art. 2 Abs. 1 GG) gegenübersteht. Eine wie auch immer geartete Drittwirkung der Grundrechte kann immer nur dann angenommen werden, wenn das Grundrechtsinteresse des einen Privaten das Grundrechtsinteresse des anderen deutlich überwiegt. Entscheidend für das Ergebnis der Abwägung ist v.a. der teleologische Sinn der Grundrechte, das schwache Individuum vor der Willkür des Mächtigen zu schützen. Wenn ein staatsähnliches Verhältnis der Über- und Unterordnung zwischen den Privaten besteht, muss der grundrechtliche Schutz ausnahmsweise auch in einer privatrechtlichen Beziehung eingreifen, d.h. der Mächtige muss seine freie Grundrechtsausübung zugunsten des grundrechtlichen Schutzes des schwachen Individuums zurückstecken.</text:span><text:span text:style-name="T2"><text:note text:id="ftn1746" text:note-class="footnote"><text:note-citation>178</text:note-citation><text:note-body><text:p text:style-name="P700"><text:span text:style-name="T13"><text:s/>Zur Schutzfunktion der Grundrechte vor Machtmißbrauch siehe </text:span><text:span text:style-name="T15">Hesse</text:span><text:span text:style-name="T13">, Grundzüge des Verfassungsrechts, 20. Aufl., 1995 Rn. 357; </text:span><text:span text:style-name="T15">Murswiek</text:span><text:span text:style-name="T13">, Grundrechte als Teilhaberechte, soziale Grundrechte, in: Isensee/Kirchhof (Hrsg.), HStR V, 2. Aufl., 2000, § 112 Rn. 26. Zum Verlangen der Grundrechte, Chancengleichheit durch Herstellung faktischer Symmetrie zu wahren, vgl. etwa </text:span><text:span text:style-name="T15">Pieroth/Schlink</text:span><text:span text:style-name="T13">, StaatsR II, 19. Aufl., 2003 Rn. 183 m.w.N.</text:span></text:p></text:note-body></text:note></text:span><text:span text:style-name="T2"> So besteht etwa im Rahmen des Kartellrechts für marktbeherrschende Unternehmen ein positiviertes und sanktionsbewehrtes Behinderungs- und Diskriminierungsverbot gemäß §§ 20, 33 Gesetz gegen den unlauteren Wettbewerb (GWB). Nach einhelliger Auffassung ist die allgemeine Handlungsfreiheit des Privaten jedenfalls immer dann eingeschränkt, wenn es für den Bürger um die Versorgung mit lebensnotwendigen Gütern geht und am Markt zumutbare Ausweichmöglichkeiten fehlen. Können in einem solchen Fall nicht alle Interessenten bedient werden, so muss auch durch die Privatperson sichergestellt werden, dass das notwendige Auswahlverfahren distributiven Gerechtigkeitsanforderungen genügt.</text:span><text:span text:style-name="T2"><text:note text:id="ftn1747" text:note-class="footnote"><text:note-citation>179</text:note-citation><text:note-body><text:p text:style-name="P700"><text:span text:style-name="T13"><text:s/>Vgl. </text:span><text:span text:style-name="T15">Bydlinski</text:span><text:span text:style-name="T13">, Zu den dogmatischen Grundfragen des Kontrahierungszwanges, AcP 1980, S. 1 ff. (30 ff., 44 f.); </text:span><text:span text:style-name="T15">Bleckmann</text:span><text:span text:style-name="T13">, Neue Aspekte der Drittwirkung d. Grundrechte, DVBl. 1988, S. 938 ff. (945); </text:span><text:span text:style-name="T15">Larenz/Wolf</text:span><text:span text:style-name="T13">, AT des Bürgerlichen Rechts, 8. Aufl., 1997, § 34 Rn. 31 ff.; </text:span><text:span text:style-name="T15">Heinrichs</text:span><text:span text:style-name="T13">, in: Palandt, Komm., BGB, 60. Aufl., 2001, Einf. v. § 145 Rn. 10; </text:span><text:span text:style-name="T15">Bork</text:span><text:span text:style-name="T13">, AT des BGB, 2001 Rn. 664 ff., insbes. Rn. 671; </text:span><text:span text:style-name="T15">Medicus</text:span><text:span text:style-name="T13">, Schuldrecht I, 14. Aufl., 2003 Rn. 84; </text:span><text:span text:style-name="T15">Neuner</text:span><text:span text:style-name="T13">, Diskriminierungsschutz durch Privatrecht, JZ 2003, S. 57 ff. (62).</text:span></text:p></text:note-body></text:note></text:span></text:p>
      <text:p text:style-name="P32"/>
      <text:p text:style-name="P1"><text:span text:style-name="T2">Die Situation der Mittelknappheit bei einem Massenanfall Hilfebedürftiger ist von einer monopolartigen Stellung der triagierenden Person hinsichtlich des Angebotes medizinischer Leistungen und einer besonders schwachen Position des Hilfebedürftigen bezüglich der Möglichkeiten der Leistungserlangung geprägt. Ausweichmöglichkeiten bestehen typischerweise nicht.</text:span><text:span text:style-name="T2"><text:note text:id="ftn1748" text:note-class="footnote"><text:note-citation>180</text:note-citation><text:note-body><text:p text:style-name="P700"><text:span text:style-name="T13"><text:s/>Die Heranziehung des Monopolgedanken für das Arzt-Patienten-Verhältnis hält auch </text:span><text:span text:style-name="T15">Zitter</text:span><text:span text:style-name="T13"> für zutreffend, in: Rationierung in der Altersmedizin?, 2001, S. 104 Fn. 240.</text:span></text:p></text:note-body></text:note></text:span><text:span text:style-name="T2"> Das Leben bzw. die Gesundheit sind für die Hilfebedürftigen in dieser Lage zudem überragend wichtige elementare sog. transzendente Güter. Mithin muss nicht nur die hoheitlich triagierende Person, sondern jede ihrer spontanen Hilfeleistungspflicht nachkommende Privatperson bei der Triage die verfassungsrechtlichen Vorgaben des Art. 3 Abs. 1 GG beachten, will sie sich nicht der Gefahr von Schadensersatz- bzw. Schmerzensgeldansprüchen (ggf. im Wege des Regresses durch die Anstellungskörperschaft) aussetzen.</text:span></text:p>
      <text:p text:style-name="P32"/>
      <text:p text:style-name="P32"/>
      <text:h text:style-name="Heading_20_6" text:outline-level="6">Besondere Verantwortung des Triagearztes</text:h>
      <text:p text:style-name="P1"><text:span text:style-name="T2">Die Bindung der triagierenden Person</text:span><text:alphabetical-index-mark text:string-value="- besondere Verantwortung des Arztes" text:key1="Triage"/><text:span text:style-name="T2"> an Art. 3 Abs. 1 GG ist noch stärker, wenn die Triage durch einen Arzt durchgeführt wird. </text:span><text:span text:style-name="T6">Harald Bogs</text:span><text:span text:style-name="T2"> charakterisierte das medizinische Behandlungsverhältnis einmal als "ein hochgradig grundrechtssensibles Verhältnis des Patienten zu einem privaten oder amtlichen Träger konzessionierter Heilgewalt“.</text:span><text:span text:style-name="T2"><text:note text:id="ftn1749" text:note-class="footnote"><text:note-citation>181</text:note-citation><text:note-body><text:p text:style-name="P700"><text:span text:style-name="T13"><text:s/>Vgl. </text:span><text:span text:style-name="T15">Bogs</text:span><text:span text:style-name="T13">, Eine medizinpolitische Grundrechtsthese, ZfS 1983, S. 99 ff. (100).</text:span></text:p></text:note-body></text:note></text:span><text:span text:style-name="T2"> Im Bereich der gesetzlichen Krankenversicherung, in der ca. 90 % aller Bundesbürger versichert sind, werden die Vertragsärzte durch ihre kassenärztliche Zulassung, nach den Worten des Bundesverfassungsgerichtes, in ein „subtil organisiertes, öffentlich-rechtliches System“ einbezogen.</text:span><text:span text:style-name="T2"><text:note text:id="ftn1750" text:note-class="footnote"><text:note-citation>182</text:note-citation><text:note-body><text:p text:style-name="P700"><text:span text:style-name="T13"><text:s/>Vgl. BVerfGE 11, 30 (40).</text:span></text:p></text:note-body></text:note></text:span><text:span text:style-name="T2"> Die Rechtsprechung des Bundessozialgerichts hat den Vertragsärzten dem Grunde nach zugebilligt, den vom Gesetz lediglich als „subjektiv-öffentlich-rechtliches Rahmenrecht“ ausgestalteten Leistungsanspruch des Versicherten nach den Normen des SGB V in fachlich-medizinischer Hinsicht konkretisieren zu dürfen.</text:span><text:span text:style-name="T2"><text:note text:id="ftn1751" text:note-class="footnote"><text:note-citation>183</text:note-citation><text:note-body><text:p text:style-name="P700"><text:span text:style-name="T13"><text:s/>Vgl. BSGE 73, 271 (278 ff.); 81, 73 (78 f.); BSG, SozR 3-2500, § 39 Nr. 5 (S. 26 f.); krit. dazu </text:span><text:span text:style-name="T15">Francke</text:span><text:span text:style-name="T13">, Richtlinien, Normsetzungsverträge und neue Behandlungsmethoden, SGb 1999, S. 5 ff.</text:span></text:p></text:note-body></text:note></text:span><text:span text:style-name="T2"> Dies lässt den Vertragsarzt in letzter Konsequenz als mit öffentlicher Gewalt beliehenen Amtswalter der Krankenkassen erscheinen</text:span><text:span text:style-name="T2"><text:note text:id="ftn1752" text:note-class="footnote"><text:note-citation>184</text:note-citation><text:note-body><text:p text:style-name="P700"><text:span text:style-name="T13"><text:s/>So auch </text:span><text:span text:style-name="T15">Schwerdtfeger</text:span><text:span text:style-name="T13">, Die Leistungsansprüche der Versicherten, NZS 1998, S. 49 ff. (50); </text:span><text:span text:style-name="T15">Neumann</text:span><text:span text:style-name="T13">, Der Anspruch auf Krankenbehandlung, SGb 1998, S. 609 ff. (612); </text:span><text:span text:style-name="T15">Francke</text:span><text:span text:style-name="T13">, Richtlinien, Normsetzungsverträge, SGb 1999, S. 5 ff. (6); </text:span><text:span text:style-name="T15">Vosteen</text:span><text:span text:style-name="T13">, Rationierung im Gesundheitswesen und Patientenschutz, 2001, S. 346.</text:span></text:p></text:note-body></text:note></text:span><text:span text:style-name="T2"> (es fehlt an der erforderlichen rechtlichen Grundlage für den Status des „Beliehenen“) und den Kassenpatienten als passiven Leistungsempfänger in einem eher patriarchalischen Überunterordnungsverhältnis</text:span><text:span text:style-name="T2"><text:note text:id="ftn1753" text:note-class="footnote"><text:note-citation>185</text:note-citation><text:note-body><text:p text:style-name="P700"><text:span text:style-name="T13"><text:s/>Vgl. </text:span><text:span text:style-name="T15">Steffen</text:span><text:span text:style-name="T13">, Die Arzthaftung im Spannungsfeld zu den Anspruchsbegrenzungen des Sozialrechts für den Kassenpatienten, FS Geiß, 2000, S. 487 ff. (491).</text:span></text:p></text:note-body></text:note></text:span><text:span text:style-name="T2">. Das Bundessozialgericht</text:span><text:span text:style-name="T2"><text:note text:id="ftn1754" text:note-class="footnote"><text:note-citation>186</text:note-citation><text:note-body><text:p text:style-name="P700"><text:span text:style-name="T13"><text:s/>Vgl. BSGE 59, 172 (177): Die Vorschrift des § 76 Abs. 4 SGB V, wonach sich die Sorgfaltspflicht des Arztes nach den Vorschriften des bürgerlichen Rechts richtet, „wäre überflüssig, wenn maßgebende Rechtsgrundlage des Behandlungsverhältnisses zwischen Versicherten und Kassenarzt ein privatrechtlicher Vertrag wäre“.</text:span></text:p></text:note-body></text:note></text:span><text:span text:style-name="T2"> und die überwiegende sozialrechtliche Literatur gehen daher davon aus, dass die kassenärztliche Leistung kraft öffentlicher Verpflichtung geschuldet ist.</text:span><text:span text:style-name="T2"><text:note text:id="ftn1755" text:note-class="footnote"><text:note-citation>187</text:note-citation><text:note-body><text:p text:style-name="P700"><text:span text:style-name="T13"><text:s/>Vgl. </text:span><text:span text:style-name="T15">Eberhardt</text:span><text:span text:style-name="T13">, Zivilrecht und Sozialrecht, AcP 1971, S. 289 ff. (298 ff.); </text:span><text:span text:style-name="T15">Krause</text:span><text:span text:style-name="T13">, Die Rechtsbeziehungen zwischen Kassenarzt und Kassenpatient, SGb 1982, S. 425 ff. (429 f.); </text:span><text:span text:style-name="T15">Bürck</text:span><text:span text:style-name="T13">, Verfassungsrechtliche Probleme der Zulassung, MedR 1989, S. 63 ff. (67); </text:span><text:span text:style-name="T15">Schnapp/Düring</text:span><text:span text:style-name="T13">, Die Rechtsbeziehung zwischen Kassenzahnarzt und sozialversichertem Patienten, NJW 1989, S. 2913 ff. (2916 f.); </text:span><text:span text:style-name="T15">Krauskopf</text:span><text:span text:style-name="T13">, in: Laufs/Uhlenbruck (Hrsg.), Hdb. des Arztrechts, 3. Aufl., 2002, § 25 Rn. 6 ff. jew. m.w.N. Demgegenüber geht die zivilrechtliche Rspr. und Literatur auch in diesem Verhältnis weitgehend von einem rein bürgerlich-rechtlichen Arztvertrag aus: BGHZ 76, 259 (261); 89, 250 (252 f.); </text:span><text:span text:style-name="T15">Laufs</text:span><text:span text:style-name="T13">, Arztrecht, 5. Aufl., 1993 Rn. 87; </text:span><text:span text:style-name="T15">Müller-Glöge</text:span><text:span text:style-name="T13">, in: MK, BGB, 3. Aufl., 1997, § 611 Rn. 49; ebenso </text:span><text:span text:style-name="T15">Hollenbach</text:span><text:span text:style-name="T13">, Grundrechtsschutz im Arzt-Patienten-Verhältnis, 2003, S. 171, sowie der Sozialrechtler </text:span><text:span text:style-name="T15">Schneider</text:span><text:span text:style-name="T13">, Zur Selbstbestimmung der Parteien des Arzt-Patient-Verhältnisses in der GKV, in: Söllner/Gitter/Waltermann/Giesen/Ricken (Hrsg.), Gedächtnisschrift für Meinhard Heinze, 2005, S. 831 ff. (836 f.). Siehe dazu auch bereits oben unter § 8 B I 1.</text:span></text:p></text:note-body></text:note></text:span><text:span text:style-name="T2"> Eine in der Literatur immer wieder einmal vertretene Auffassung tendiert sogar dahin, den Vertragsarzt als einen „staatlich gebundenen“ Beruf anzusehen.</text:span><text:span text:style-name="T2"><text:note text:id="ftn1756" text:note-class="footnote"><text:note-citation>188</text:note-citation><text:note-body><text:p text:style-name="P700"><text:span text:style-name="T13"><text:s/>Vgl. </text:span><text:span text:style-name="T15">Triepel</text:span><text:span text:style-name="T13">, Staatsdienst und staatlich gebundener Beruf, FS Binding, 1911, Bd. II, S. 1 ff. (66): „Halbbeamter“; </text:span><text:span text:style-name="T15">Bürck</text:span><text:span text:style-name="T13">, Verfassungsrechtliche Probleme der Zulassung, MedR 1989, S. 63 ff. (68); </text:span><text:span text:style-name="T15">Ebsen</text:span><text:span text:style-name="T13">, Bedarfs-orientierte Regelung der Zulassung, ZSR 1992, S. 328 ff. (332); </text:span><text:span text:style-name="T15">Bogs</text:span><text:span text:style-name="T13">, Das Grundrecht der Berufsfreiheit, FS Thieme, 1993, S. 715 ff. (718 f.): „Dreiviertelbeamter“; a.A. etwa </text:span><text:span text:style-name="T15">Hollenbach</text:span><text:span text:style-name="T13">, Grundrechtsschutz im Arzt-Patienten-Verhältnis, 2003, S. 365 f.; krit. zur Verhältnismäßigkeit der Eingriffe in die Berufsfreiheit durch die weitgehende staatliche Monopolisierung der Gesundheitsfürsorge jüngst v.a. </text:span><text:span text:style-name="T15">Hufen</text:span><text:span text:style-name="T13">, Grundrechtsschutz der Leistungserbringer, NJW 2004, S. 14 ff.</text:span></text:p></text:note-body></text:note></text:span></text:p>
      <text:p text:style-name="P32"/>
      <text:p text:style-name="P1"><text:span text:style-name="T2">Aber auch außerhalb der medizinischen Leistungserbringung im Rahmen der GKV ist der Arzt besonders in die Pflicht genommen. So hat er standesrechtlich gemäß § 2 Abs. 1 MBO-Ä 1997/2000 seinen Beruf nach seinem Gewissen, den Geboten der ärztlichen Ethik und der Menschlichkeit auszuüben. In Satz 3 des der Berufsordnung vorangestellten Gelöbnisses wird durch den Ausschluss der Gründe Religiosität, Nationalität Rasse, Parteizugehörigkeit und sozialer Stellung ausdrücklich ein Gleichbehandlungsgebot für den Arzt formuliert. In der programmatischen Aussage des § 1 Abs. 1 MBO-Ä, wonach der Arzt nicht nur der Gesundheit des einzelnen Menschen, sondern auch der Bevölkerung dient, kommt zum Ausdruck, dass er noch stärker als andere Berufsangehörige dem Gemeinwohl verpflichtet ist.</text:span><text:span text:style-name="T2"><text:note text:id="ftn1757" text:note-class="footnote"><text:note-citation>189</text:note-citation><text:note-body><text:p text:style-name="P700"><text:span text:style-name="T13"><text:s/>Vgl. zu den Ansätzen bzgl. der „richtigen“ Patientenauswahl seitens der ärztlichen Standesethik und dem Standesrecht bereits eingehend unter § 4 C III.</text:span></text:p></text:note-body></text:note></text:span><text:span text:style-name="T2"> Schon aus dieser besonderen Stellung heraus folgt seine berufsrechtliche Verpflichtung zur umfassenden Beachtung des in Art. 3 Abs. 1 GG zum Ausdruck gebrachten Gleichheitsgebotes.</text:span><text:span text:style-name="T2"><text:note text:id="ftn1758" text:note-class="footnote"><text:note-citation>190</text:note-citation><text:note-body><text:p text:style-name="P700"><text:span text:style-name="T13"><text:s/>Vgl. </text:span><text:span text:style-name="T15">Taupitz</text:span><text:span text:style-name="T13">, Ressourcenknappheit in der Medizin, in: Wolter/Riedel/Taupitz (Hrsg.), Einwirkungen der Grundrechte auf das Zivilrecht, Öffentliches Recht und Strafrecht, 1999, S. 113 ff. (125) m.w.N.; </text:span><text:span text:style-name="T15">Laufs</text:span><text:span text:style-name="T13">, Arztrecht, 5. Aufl., 1993 Rn. 103 f.; </text:span><text:span text:style-name="T15">Hecker,</text:span><text:span text:style-name="T13"> Die Vertragsabschlussfreiheit des Arztes, MedR 2001, S. 224 ff.; zur Gemeinwohlverpflichtung des ärztlichen als eines freien Berufs ausführlich: </text:span><text:span text:style-name="T15">Taupitz</text:span><text:span text:style-name="T13">, Standesordnungen der freien Berufe, 1991, S. 63 ff.</text:span></text:p></text:note-body></text:note></text:span></text:p>
      <text:h text:style-name="P695" text:outline-level="1">ZUSAMMENFASSUNG</text:h>
      <text:p text:style-name="P35"/>
      <text:list text:style-name="WW8Num97">
        <text:list-item>
          <text:list>
            <text:list-item>
              <text:list>
                <text:list-item>
                  <text:list>
                    <text:list-item>
                      <text:p text:style-name="P221"><text:span text:style-name="T2">Die Zahl der Katastrophen nimmt ständig zu. Die </text:span><text:span text:style-name="T3">Gefährdungen größerer Menschenansammlungen sind erheblich gewachsen</text:span><text:span text:style-name="T2">. Auch Auswirkungen eines Krieges, der größtmöglichen Katastrophe, müssen von deutschen Hilfsorganisationen und der Bundeswehr im Auslandseinsatz zunehmend bewältigt werden. Da bei nahezu allen Katastrophen die Zahl der verletzten, vergifteten oder erkrankten Menschen die der Getöteten um ein Mehrfaches übersteigt, ist eine </text:span><text:span text:style-name="T3">gut vorbereitete Hilfeleistung von enormer Bedeutung</text:span><text:span text:style-name="T2">. Jedermann muss damit rechnen, zur Katastrophenhilfe herangezogen zu werden. Im Rahmen dessen stellt eine klare rechtliche Absicherung der vor Ort unter hohem psychischem Druck medizinisch Handelnden einen besonders wichtigen Beitrag zu einer wirksamen Katastrophenhilfe im Ernstfall dar. Die Suche nach dem Schuldigen im Anschluss an das Großschadensereignis macht auch vor den medizinischen Einsatzkräften nicht mehr hal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Anwendung der medizinischen Grundsätze der Katastrophenmedizin erfolgt unabhängig von der Feststellung des gesetzlichen Katastrophenfalles. Sie wird allein durch das auffallende Missverhältnis von Behandlungsbedürftigkeiten und Behandlungsmöglichkeiten ausgelöst. Das normative Hauptproblem der Katastrophenmedizin, die </text:span><text:span text:style-name="T3">Triage</text:span><text:span text:style-name="T2">, also die rechtmäßige Patientenauswahl bei einem Massenanfall Hilfebedürftiger, bei dem nicht alle Patienten gerettet werden können, kann sich für den einzelnen Arzt schon bei einem größeren Verkehrsunfall stellen. Es muss davon ausgegangen werden, dass bei einem Großschadenereignis die überwiegende Zahl der regional aber auch überregional alarmierten Hilfskräfte de facto erst ca. 60 bis 90 Minuten nach dem Unfall eintreffen wird, sodass erst ab diesem Zeitpunkt von katastrophenmedizinischem zu individualmedizinischen Handeln gewechselt werden kann. Gerade die in dieser Initialphase getroffenen Entscheidungen sind aber meist maßgeblich für das Überleben der zu versorgenden Unfallopfer („Golden Hour“).</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er strikten Anwendung der Triage wird innerhalb der Katastrophenmedizin zentrale Bedeutung zugemessen. Das Ziel der von ihr vorgeschlagenen Patientenauswahl ist es, die bestmögliche Hilfe für die größtmögliche Zahl Betroffener zur rechten Zeit am richtigen Ort zu leisten, damit möglichst viele Betroffene überleben (</text:span><text:span text:style-name="T3">Maximierungsformel</text:span><text:span text:style-name="T2">). Zur Erreichung dieses Ziels werden die Hilfebedürftigen in vier </text:span><text:span text:style-name="T3">Triagegruppen</text:span><text:span text:style-name="T2"> eingeteilt: T I – akute, vitale Bedrohung; T II – schwere Verletzung; T III – leichte bis mittelschwere Verletzung; T IV – unter den momentanen Verhältnissen „hoffnungslos“. Die ärztliche Gewohnheit, zuerst den Schwerstverletzten zu versorgen, soll im Rahmen der Katastrophenmedizin aufgegeben werden. Nach den emotionsgeladenen politischen Debatten in den 80er Jahren um die Katastrophenmedizin scheint sie heute </text:span><text:span text:style-name="T3">weitgehend akzeptiert</text:span><text:span text:style-name="T2"> zu sein. Jedoch schwächte die ethische Diskussion sowie die Ansicht der Mehrheit der insgesamt aber nur wenigen und regelmäßig nur kurzen rechtswissenschaftlichen Äußerungen, dass die konsequente Anwendung der vorgeschlagenen Triage verfassungswidrig und sogar strafbar sei, die notwendigen Vorkehrung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Verwendung des Begriffes Triage tendiert gegenwärtig in zwei gegensätzliche Richtungen: Während in der katastrophen- und notfallmedizinischen Literatur gegenüber dem Wort Triage zunehmend der neutralere und weniger anstößige Begriff </text:span><text:span text:style-name="T3">Sichtung</text:span><text:span text:style-name="T2"> verwendet wird, erfolgt außerhalb der Notfall- und Katastrophenmedizin eine Ausdehnung des Begriffes auf ähnliche alltägliche Auswahlsituationen. Der Begriff Triage sollte entsprechend seiner historisch gewachsenen Bedeutung allein im Zusammenhang mit einem Massenanfall Hilfebedürftiger in der Medizin verwendet werden, in einer Konstellation, in der nicht alle akut behandlungsbedürftigen Patienten gerettet werden können und somit die tragische absolut unausweichliche Patientenauswahl vorgenommen werden muss. Die Benutzung des Begriffes Sichtung für diesen Bereich stellt einen </text:span><text:span text:style-name="T3">Euphemismus</text:span><text:span text:style-name="T2"> dar, da er die eigentlich ethisch und rechtlich problematische Einordnung des Patienten in eine bestimmte Behandlungskategorie semantisch in keiner Weise erfasst. Soweit es sich um die Verteilung knapper lebensrettender Maßnahmen handelt, ist die Übertragung des Begriffes </text:span><text:span text:style-name="T3">Triage</text:span><text:span text:style-name="T2"> sowie deren Problematik auf den medizinischen Alltag (z.B. in der Transplantationsmedizin, Intensivmedizin) angemessen. Denn letztlich geht es immer um die Frage nach der </text:span><text:span text:style-name="T3">gerechten Verteilung von lebensrettenden Gütern</text:span><text:span text:style-name="T2">, und dabei v.a. darum, welche Verteilungskriterien Anwendung finden dürfen bzw. müssen. Die Triage in der Katastrophenmedizin kann insoweit als „Ursprungsfall“ für sämtliche Fälle der heutigen „Alltagstriage“ bezeichnet werd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Nicht nur in der Katastrophenmedizin herrscht Knappheit an medizinischen Ressourcen. Das moderne </text:span><text:span text:style-name="T3">Gesundheitswesen</text:span><text:span text:style-name="T2"> hat sich als „</text:span><text:span text:style-name="T3">unersättlich</text:span><text:span text:style-name="T2">“ erwiesen. Von einer </text:span><text:span text:style-name="T3">Rationierung</text:span><text:span text:style-name="T2"> wird immer dann gesprochen, wenn aus Gründen der Knappheit eine vom Patienten eigentlich gewünschte an sich notwendige wirksame (indizierte) medizinische Maßnahme vorenthalten wird. Es stellt sich heute nicht mehr die Frage, ob im Gesundheitswesen rationiert wird, sondern wie. Es muss laufend in deutschen Krankenhäusern entschieden werden, wer leben soll, wenn nicht alle leben könn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zum Teil propagierte (scheinbar) fehlende rechtspraktische Relevanz von existenziellen Konfliktsituationen vom Typus der Triage im Gesundheitswesen ist nicht auf das Fehlen solcher Konfliktsituationen, sondern weitgehend darauf zurückzuführen, dass die Kollision der Behandlungspflichten durch entsprechende Definition von „medizini-schen“ Indikationsstellungen (unter Berücksichtigung von Behandlungsinteressen Dritter) schon im Vorfeld vermieden wird. In einer demokratischen, dem menschenrechtlichen Egalitarismus verpflichteten, Gesellschaft wie der Bundesrepublik Deutschland muss jedoch eine </text:span><text:span text:style-name="T3">offene explizite Rationierung</text:span><text:span text:style-name="T2"> einer verschleierten impliziten vorgezogen werden, da eine in diesem Rahmen stattfindende freie Diskussion aller zu mehr Kontrolle, Nachvollziehbarkeit und Zustimmung führt. Grundsätzlich muss daher zur Vermeidung von Diskriminierungen auch von einer </text:span><text:span text:style-name="T3">streng individualistischen Betrachtungsweise</text:span><text:span text:style-name="T2"> bei der medizinischen Indikationsstellung ausgegangen werden, d.h. es kann zunächst nur auf den gesundheitlichen Nutzen für den konkret zu behandelnden Patienten ankomm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Bei der vorgeschlagenen </text:span><text:span text:style-name="T3">Triage als Rationierungsform</text:span><text:span text:style-name="T2"> in der Katastrophenmedizin handelt es sich um eine harte Rationierung, da ein „Zukauf“ von medizinischen Leistungen auf dem Markt in der Kürze der zur Verfügung stehenden Zeit und wegen des geringen Angebots nicht möglich ist. Die Rationierung geschieht in der Regel offen, da der Mangel an Ressourcen den Patienten aufgrund der ersichtlichen Knappheitslage bekannt sein wird. Soweit das Versorgungsdefizit dem Patienten nicht bewusst ist, liegt eine verdeckte Rationierung vor. Die Mittelzuteilung erfolgt direkt, da sie im Einzelfall vom Arzt auf der unteren Mikroallokationsebene vorgenommen wird, sie geschieht aber auch indirekt, da die Behandlungskapazitäten für den Katastrophenfall oberhalb dieser Ebene festgelegt werden. Es handelt sich zudem um eine implizite Rationierung, da die Knappheit zum Teil vom System sowie von der Natur vorgegeben ist. Es liegt aber ebenso eine explizite Rationierung vor, da die sog. „Hoffnungslosen“ von der rettendenden Behandlung (zunächst) bewusst ausgeschlossen werd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Hinsichtlich der Verteilung knapper medizinischer Ressourcen muss zwischen der </text:span><text:span text:style-name="T3">virtuellen Mittelknappheit</text:span><text:span text:style-name="T2"> und der akuten Mittelknappheit unterschieden werden. Erstere umfasst den in der Regel wirtschaftlich motiviertem Behandlungsverzicht gegenüber einem konkreten Patienten, obwohl in diesem Moment noch kein anderer aktueller Patient die Ressource für sich beansprucht. Zweitere betrifft die Konkurrenz von mindestens zwei konkreten Patienten um die nur begrenzt vorhandene medizinische Ressource. Die </text:span><text:span text:style-name="T3">Triage in der Katastrophenmedizin ist das klassische Beispiel für die Patientenauswahl im Rahmen akuter Mittelknappheit</text:span><text:span text:style-name="T2">. Die Klarheit und Unverschleiertheit der Knappheit und Lebensbedrohlichkeit in der Katastrophenmedizin gibt den Blick auf die tatsächlich relevanten Kriterien und die gebotene Verhaltensweise für Verteilungsentscheidungen auch im medizinischen Alltag frei.</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as Triageproblem kann als solches weder von der Gesundheitsökonomie noch von der Medizin gelöst werden. Die Frage der Triage betrifft ein </text:span><text:span text:style-name="T3">normatives Problem der Verteilungsgerechtigkeit</text:span><text:span text:style-name="T2">, welches nur gesamtgesellschaftlich und interdisziplinär durch Wertung geklärt werden kann. Bei der Suche nach den gerechten Verteilungskriterien stehen </text:span><text:span text:style-name="T3">Fragen der Ethik und des Rechts im Vordergrund</text:span><text:span text:style-name="T2">. Die im ethischen Diskurs gefundenen Antworten bedürfen der Ausrichtung am Recht. Die im (Verfassungs-)Recht normierten Grundwertentscheidungen bilden den gemeinsamen sozialethischen Nenner unserer pluralistischen Gesellschaft. Deren Einhaltung wird mit besonderer Verbindlichkeit durch das Gewaltmonopol des Staates verfolg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er Satz </text:span><text:span text:style-name="T3">„Not kennt kein Gebot“ gilt nicht für die Triage</text:span><text:span text:style-name="T2">. Verfassungsrechtlich ist es geboten, den in Art. 1 Abs. 1 und 2 Abs. 2 GG verankerten Schutz der Menschenwürde, der Selbstbestimmung, des Lebens und der körperlichen Unversehrtheit gerade in den wertungs- und konkretisierungsbedürftigen existenziellen Grenzsituationen von Leben und Tod durch Recht und nach Maßgabe hinreichend konkreter Leitlinien der gesetzgebenden Gewalt zu bewirken. Da bezüglich der bei der Patientenauswahl anstehenden Entscheidung ein mehr an Herrschaft über ein elementares Grundrecht Dritter nicht denkbar ist, bleibt der triagierende </text:span><text:span text:style-name="T3">Arzt</text:span><text:span text:style-name="T2"> trotz der möglicherweise schwierigen Abwägungsprobleme durch rechtliche Maßstäbe in der Weise gebunden, als ihm im </text:span><text:span text:style-name="T3">Ermessen hinsichtlich der Auswahlkriterien nicht zukommt</text:span><text:span text:style-name="T2">. Entscheidungsspielräume für die triagierenden Ärzte sind nur dort gegeben, wo aktueller Sachverstand vor Ort für die Frage des Vorliegens eines Auswahlkriteriums, etwa zur Beurteilung des Gesundheitszustandes im Hinblick auf die Dringlichkeit und die Rettungschancen, zwingend erforderlich ist. Diesbezüglich ist ein nur eingeschränkt gerichtlich kontrollierbarer Beurteilungsspielraum unverzichtbar. Die Verteilungsentscheidung muss letztlich im Einzelfall vom behandelnden Arzt selbst hic et nunc vor Ort getroffen werden. Die </text:span><text:span text:style-name="T3">persönliche Letztverantwortung</text:span><text:span text:style-name="T2"> für eine rechtmäßige Triage kann dem Arzt – auch bei fehlender institutioneller Bereitschaft zur Bereitstellung von „abgesegneten“ Verteilungskriterien und eines allgemeinen Verfahrens – nicht abgenommen werden.</text:span></text:p>
                    </text:list-item>
                  </text:list>
                </text:list-item>
              </text:list>
            </text:list-item>
          </text:list>
        </text:list-item>
      </text:list>
      <text:p text:style-name="P62"/>
      <text:list text:style-name="WW8Num97" text:continue-numbering="true">
        <text:list-item>
          <text:list text:continue-numbering="true">
            <text:list-item>
              <text:list text:continue-numbering="true">
                <text:list-item>
                  <text:list text:continue-numbering="true">
                    <text:list-item>
                      <text:p text:style-name="P221"><text:span text:style-name="T2">In der auf der hippokratischen Tradition basierenden ärztlichen </text:span><text:span text:style-name="T3">Standesethik</text:span><text:span text:style-name="T2"> und dem darauf fußenden medizinischen </text:span><text:span text:style-name="T3">Standesrecht</text:span><text:span text:style-name="T2"> lassen sich allerdings keine hinreichend überzeugenden Lösungen für das Triageproblem finden. Sie konzentrieren sich vorrangig auf das individuelle Arzt-Patienten-Verhältnis, sodass sich Probleme der Verteilung knapper medizinischer Mittel zwischen mehreren Patienten grundsätzlich ihrer Perspektive entziehen. Allerdings bieten der Grundauftrag des Arztes („Leben erhalten“), die Pflicht zur Berücksichtigung von Gemeinschaftsinteressen („Der Arzt dient der Gesundheit des einzelnen Menschen und der Bevölkerung.“), die Diskriminierungsverbote sowie das ausdrückliche Bekenntnis des Weltärztebundes zur Anwendung der Triage in der Katastrophenmedizin durchaus </text:span><text:span text:style-name="T3">Ansatzpunkte</text:span><text:span text:style-name="T2"> für die Lösung der Frage nach der gerechten Patientenauswahl.</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großen </text:span><text:span text:style-name="T3">philosophischen Gerechtigkeitstheorien</text:span><text:span text:style-name="T2"> – der Individualismus, der Kontraktualismus (Rawls), die Deontologie (Kant), die teleologische Ethik des Utilitarismus, der Liberalismus und der Egalitarismus – verfügen in Bezug auf die Verteilung der transzendenten und in der Situation der Triage regelmäßig unteilbaren medizinischen Güter, zwar jeweils über eine eigene Plausibilität. Sie bleiben aber ihren Prinzipien zu sehr verhaftet und fallen deswegen hinter das Komplexitätsniveau unseres alltäglichen moralischen Bewusstseins zurück. Das gerechte Auswahlkriterium gibt es nicht. Eine adäquate Gerechtigkeitstheorie muss mit einem Gemisch von Kriterien auf der </text:span><text:span text:style-name="T3">Ebene von Prinzipien mittlerer Reichweite</text:span><text:span text:style-name="T2"> operieren. Um die verschiedenen Verteilungskriterien in einen bestimmten Algorithmus bringen zu können, ist in der Situation der Triage im Rahmen der Katastrophenmedizin nur eine Art </text:span><text:span text:style-name="T3">Kaskadenmodell </text:span><text:span text:style-name="T2">praktikabel.</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as Recht kann aus sich heraus keine Gerechtigkeitstheorien entwickeln. Es reflektiert diese nur. Der </text:span><text:span text:style-name="T3">Beitrag des Rechts</text:span><text:span text:style-name="T2"> zur Gerechtigkeitsproblematik ergibt sich daraus, dass es sich seit Jahrtausenden mit der Politikverwirklichung durch Normen beschäftigen musste. Dabei trat immer wieder das Spannungsverhältnis zwischen programmatisch-politischer Werteverwirklichung, normativer Setzung und zeitlichen oder überzeitlichen Gerechtigkeitsvorstellungen auf. Rechtsgeschichte und Rechtsvergleichung schaffen einen Erfahrungshorizont, welcher das Bewusstsein dafür gestärkt hat, dass es in der realen Lebenswelt immer nur um tastende Annäherungen an gerechte Problemlösungen im Einzelnen und um ein unbeirrtes Bemühen um eine gerechte Ordnung des Gemeinwesens im Ganzen gehen kann. Die Aufgabe des Rechts besteht darin, der </text:span><text:span text:style-name="T3">Gerechtigkeit zu dienen</text:span><text:span text:style-name="T2">. D.h., selbst wo das Recht nicht für Gerechtigkeit sorgen kann, kann es doch durch geordnete kontrollierbare Verfahren, inhaltliche Determinanten und Billigkeitsentscheidungen unvermeidliche tragische Entscheidungen legitimieren und sie so auf eine </text:span><text:span text:style-name="T3">zumindest rechtlich sichere Grundlage</text:span><text:span text:style-name="T2"> stell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er erste und bisher einzige Versuch die Patientenauswahl in Deutschland gesetzlich zu regeln, im Rahmen der Transplantationsmedizin in </text:span><text:span text:style-name="T3">Art. 12 Abs. 3 TPG, ist „missglückt“</text:span><text:span text:style-name="T2">. Diese Regelung kann zur Frage der gerechten Verteilung knapper medizinischer Ressourcen keinen wesentlichen Beitrag leisten. So wurde außer Acht gelassen, dass die Verteilung knapper medizinischer Leistungen eben nicht nach medizinischem Wissen, sondern nur aufgrund normativer Wertentscheidungen beantwortet werden kann. Im Ergebnis entspricht § 12 Abs. 3 TPG weder im Hinblick auf den Bestimmtheitsgrundsatz noch auf das Prinzip des Parlamentsvorbehalts dem Grundgesetz. Auch das insbesondere den Gesundheitsbereich regelnde </text:span><text:span text:style-name="T3">Sozialrecht</text:span><text:span text:style-name="T2"> sieht Situationen, in denen der Leistungserbringer nicht in der Lage ist, sämtliche Ansprüche von Patienten zu befriedigen und infolgedessen rationiert bzw. zwischen den Leistungspflichten differenziert werden müsste, nicht vor. In der GKV herrscht das </text:span><text:span text:style-name="T3">Bedarfsprinzip</text:span><text:span text:style-name="T2">, d.h. das medizinisch Notwendige muss gewährt werden. Das Wirtschaftlichkeitsgebot in § 12 SGB V soll lediglich unnütze und überteuerte Therapien aus dem Leistungsbereich herausnehmen. Anerkanntermaßen dürfen nur geringfügige Behandlungsziele nicht mit größtem Mittelaufwand angestrebt bzw. es muss auf eine perfektionierte therapeutische Abklärung entferntester Risiken, zumal bei nur noch minimalen therapeutischen Konsequenzen verzichtet werden. Wenn eine Chance der Lebensrettung gegeben ist, dann stellen sich dem keine sozialversicherungsrechtlichen Wirtschaftlichkeitsüberlegungen entgegen. Selbiges gilt für das private Krankenversicherungsrecht und das Sozialhilferecht.</text:span></text:p>
                    </text:list-item>
                  </text:list>
                </text:list-item>
              </text:list>
            </text:list-item>
          </text:list>
        </text:list-item>
      </text:list>
      <text:p text:style-name="P35"/>
      <text:list text:style-name="WW8Num97" text:continue-numbering="true">
        <text:list-item>
          <text:list text:continue-numbering="true">
            <text:list-item>
              <text:list text:continue-numbering="true">
                <text:list-item>
                  <text:list text:continue-numbering="true">
                    <text:list-item>
                      <text:p text:style-name="P221"><text:span text:style-name="T2">Den </text:span><text:span text:style-name="T3">internationalen Rechtsquellen</text:span><text:span text:style-name="T2"> lassen sich einzelne Grundsätze, aber keine konkreten Vorgaben für die Frage der „richtigen“ Patientenauswahl entnehmen. So kann im Grundsatz ein universales und egalitäres Menschenrecht auf Gesundheit, welches sich bis in den Kriegsfall hinein erstreckt, auf internationaler Ebene kaum noch in Frage gestellt werden. Allerdings müssen sein Umfang und seine Grenzen wesentlich klarer konkretisiert werden, um ihm zu praktischer Wirksamkeit zu verhelfen. Unabhängig von der Reichweite des Rechts auf Gesundheit gilt in Bezug auf medizinische Behandlungen ein strenges Diskriminierungsverbot. Der Mensch als solcher soll medizinische Behandlung erhalten, nicht als armer oder reicher, inländischer oder ausländischer, feindlicher oder verbündeter Mensch. Abgesichert werden soll dies durch ein transparentes und demokratisch legitimiertes Verteilungsverfahren. Allein der Heilzweck, verkörpert v.a. durch das Kriterium der Dringlichkeit der medizinischen Behandlung, soll die Entscheidung über die Behandlung oder Nichtbehandlung bei einem individuellen Patienten bestimmen und nicht Faktoren der Nützlichkeit des Patienten für die Gemeinschaf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In der </text:span><text:span text:style-name="T3">Verfassung</text:span><text:span text:style-name="T2"> sind grundlegende objektive Wertvorgaben für alle Bereiche des Rechts verankert. Durch die Patientenauswahl werden Grundrechtspositionen der Beteiligten und allgemeine Verfassungs- bzw. Organisationsprinzipien berührt. Besondere Bedeutung in Bezug auf die Patienten kommt dabei v.a. dem Schutz der Menschenwürde (Art. 1 Abs. 1 GG), dem Recht auf Leben und körperliche Unversehrtheit (Art. 2 Abs. 2 Satz 1 GG), dem Gleichheitsgrundsatz (Art. 3 Abs. 1 GG) und dem Sozialstaatsprinzip (Art. 20 Abs. 1 GG) zu. Das Grundgesetz gewährt zwar kein allgemeines umfassendes Recht auf Gesundheit, jedoch umfassen Art. 1 Abs. 1 Satz 2 GG, 2 Abs. 2 Satz 1 GG i.V.m. Art. 20 Abs. 1 GG ein </text:span><text:span text:style-name="T3">originäres Leistungsrecht des Hilfebedürftigen auf das Existenzminimum</text:span><text:span text:style-name="T2">. Zu diesem gehört ein subjektiver Anspruch auf eine medizinische Mindestversorgung, die die Integrität und Funktionalität des menschlichen Körpers soweit sicherstellt, dass dem Betroffenen ein nicht-stigmatisiertes Leben unter den Mitmenschen ermöglicht wird, sofern der Einzelne zur Sicherstellung der Krankenbehandlung selbst nicht in der Lage ist. Dieser Leistungsanspruch, der zudem unter der Ewigkeitsgarantie des Art. 79 Abs. 3 GG steht, umfasst v.a. lebenserhaltende, schmerzlindernde und betreuende Behandlungsmaßnahmen. Außerhalb des Existenzminimums besteht gemäß Art. 3 Abs. 1 GG nur ein </text:span><text:span text:style-name="T3">derivativer Teilhabeanspruch</text:span><text:span text:style-name="T2"> des Einzelnen, d.h. wenn einem anderen in einer vergleichbaren Situation eine vergleichbare medizinische Behandlung zu Teil wird. Bei Erreichen der Kapazitätsgrenze, etwa bei einem Massenanfall Hilfebedürftiger, gebietet das Gleichheitsgebot auf beiden Stufen die Auswahl unter den anspruchsberechtigten Patienten nach sachlichen, d.h. mit den verfassungsmäßigen Werteentscheidungen in Einklang stehenden Auswahlkriteri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Wegen der Verteilung von Überlebens- bzw. Gesundheitschancen auf mehrere Anspruchsberechtigte genügt für eine dem </text:span><text:span text:style-name="T3">Gleichheitsgebot des Art. 3 Abs. 1 GG</text:span><text:span text:style-name="T2"> entsprechende Patientenauswahl nicht jedes sachliche, willkürfreie Kriterium. Der nicht für alle erfüllbare grundrechtliche Rechtsanspruch wandelt sich um in einen Anspruch auf materielle Abwägung. Der Staat muss die Prioritäten und damit die Auswahlkriterien nach gesetzlichen und verfassungsrechtlichen Wertentscheidungen setzten. Die Maßstäbe für die Verteilung müssen den Zielen des Grundgesetzes optimal angepasst sein. Insofern ist der </text:span><text:span text:style-name="T3">Gestaltungsspielraum des Staates bei der Triage stark eingeschränkt</text:span><text:span text:style-name="T2">.</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verfassungsrechtliche Analyse der möglichen Auswahlkriterien hat ergeben, dass nur ein kaskadenförmiges Verteilungsmodell, in dem vorrangig die Kriterien </text:span><text:span text:style-name="T3">Dringlichkeit, </text:span><text:span text:style-name="T2">Erfolgsaussicht und Aufwand der medizinischen Behandlung in Bezug auf die </text:span><text:span text:style-name="T3">Maximierung der Überlebendenzahl</text:span><text:span text:style-name="T2"> in ein optimales Verhältnis zueinander gebracht werden (Optimierungsprinzip in Art. 1 Abs. 1 Satz 2 und in Art. 2 Abs. 2 Satz 1 GG) sowie subsidiär das Kriterium des (zeitlichen) </text:span><text:span text:style-name="T3">Prioritätsprinzips</text:span><text:span text:style-name="T2"> seine Berücksichtigung findet, den verfassungsrechtlichen Wertungen gerecht wird. Alle anderen in Frage kommenden Auswahlkriterien: z.B. Geschlecht und Alter (etwa nach dem Motto: „Frauen und Kinder zuerst!“), Abstammung, Rasse, Sprache, Heimat, Herkunft, Glauben, religiöse und politische Anschauung, Behinderung, Staatsangehörigkeit, Finanzkraft des Patienten, sonstige Kriterien der sozialen Wertigkeit des Patienten (z.B. Verantwortung für Drittinteressen – Ausnahme: </text:span><text:span text:style-name="T3">„Rettung der Retter“</text:span><text:span text:style-name="T2">) sowie Selbstverschulden, Erfolgsaussichten im Übrigen (z.B. Überlebensdauer oder Lebensqualität nach der medizinischen Versorgung), Compliance und das Losverfahren (auch unter dem Gesichtspunkt der aus Art. 20 Abs. 1 GG folgenden „Chancengleichheit“) sind, jedenfalls für die Triage in der Katastrophenmedizin, im Bereich des originären Leistungsanspruchs aus Art. 1 Abs. 1 Satz 2, 2 Abs. 2 Satz 1 i.V.m. Art. 20 Abs. 1 GG verfassungsrechtlich unzulässig und dürfen daher nicht angewendet werden.</text:span></text:p>
                    </text:list-item>
                    <text:list-item>
                      <text:p text:style-name="P221"><text:span text:style-name="T2">Der in Art. 20 Abs. 3 GG verankerte </text:span><text:span text:style-name="T3">Gesetzesvorbehalt</text:span><text:span text:style-name="T2"> gebietet, dass das Vorgehen bei der Patientenauswahl in einer abstrakt-generellen Norm geregelt wird. Die erforderliche Bestimmtheit der Normierung und die Normstufe richten sich insbesondere nach der Bedeutung des zu verteilenden medizinischen Gutes sowie nach der Tragweite und Häufigkeit von Patientenauswahlentscheidungen. Die Kriterien der Patientenauswahl für existenzielle medizinische Leistungen, die vom originären Anspruch des Patienten aus Art. 1 Abs. 1 Satz 2, 2 Abs. 2 Satz 1 i.V.m. Art. 20 Abs. 1 GG umfasst werden, sind, angesichts der dramatischen Konsequenzen die ein Behandlungsverzicht für die Betroffenen hat, unabhängig davon wie häufig sie verteilt werden müssen, in besonders hohem Maße grundrechtsrelevant und daher in einem Parlamentsgesetz zu regeln. Insoweit ist die Rangordnung der Auswahlkriterien sowie das Verfahren ihrer weiteren Konkretisierung festzulegen. Auf Verordnungsebene müssen die Grundentscheidungen des Parlaments dann so präzisiert werden, dass sie für den Rechtsanwender unmittelbar umsetzbar sind, wobei hinsichtlich der fachlich-technischen Umsetzungen auf Normen nichtstaatlicher Organisationen verwiesen werden kan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ärztliche Tätigkeit im Rahmen ziviler Katastrophen untersteht gemäß Art. 30, 70 Abs. 1 GG der </text:span><text:span text:style-name="T3">Gesetzgebungskompetenz</text:span><text:span text:style-name="T2"> der einzelnen Bundesländer. Der Bund hat die Gesetzgebungskompetenz hinsichtlich der Triage gemäß Art. 73 Nr. 1 GG für den Verteidigungsfall einschließlich des Schutzes der Zivilbevölkerung, ist also für militärische Katastrophen zuständig. Des Weiteren ist der Bund zuständig für das Sozialversicherungsrecht (Art. 74 Abs. 1 Nr. 12 GG) sowie für die öffentliche Fürsorge (Art. 74 Abs. 1 Nr. 7 GG) und damit auch hinsichtlich der medizinischen Versorgung im Rahmen der GKV, einschließlich des vertragsärztlichen Notfalldienstes. Der Notarzt im Rettungsdienst ist demgegenüber wie der Rettungsdienst als solcher eine grundsätzlich der Gesetzgebungskompetenz der Länder unterliegende Rechtsfigur. Die konkrete </text:span><text:span text:style-name="T3">personelle Zuständigkeit</text:span><text:span text:style-name="T2"> für die Durchführung der Triage am Ort des Massenanfalls Hilfebedürftiger liegt, soweit ein solcher existiert, beim Leitenden Notarzt (LNA). Die formale Triagekompetenz ist aber auch dann gegeben, wenn die Triage aus organisatorischen Gründen vom LNA auf einen erfahrenen Notarzt übertragen wird.</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Bei einer fehlerhaften Triage haftet vorrangig die staatliche Anstellungskörperschaft gemäß § 839 Abs. 1 BGB i.V.m. Art. 34 Satz 1 GG (</text:span><text:span text:style-name="T3">Amtshaftung</text:span><text:span text:style-name="T2">), da das Handeln der im Rahmen des Rettungswesens oder der Katastrophenhilfe triagierenden Arztes öffentlich-rechtlicher Tätigkeit zuzurechnen ist. Aufgrund der immanenten Bedeutung der Patientenauswahlregelung für die Betroffenen bedarf es für die Triage eines Parlamentsgesetzes als Ermächtigungsgrundlage. Sämtliche derzeit bestehenden Generalermächtigungsnormen genügen nicht den aus dem Gesetzesvorbehalt zu folgernden Bestimmtheitsanforderungen hinsichtlich der Durchführung der Triage. Bezüglich der polizeirechtlichen Generalklausel liegen schon die inhaltlichen Voraussetzungen nicht vor. Keine hinreichenden Ermächtigungsgrundlagen für staatliches Handeln bilden auch die allgemeinen straf- und zivilrechtlichen Rechtfertigungsgründe. Infolgedessen ist die Durchführung der Triage durch in hoheitlichen Auftrag handelnde Personen (z.B. durch den LNA), unabhängig vom Vorliegen der sonstigen Rechtmäßigkeitsvoraussetzungen allein schon wegen der </text:span><text:span text:style-name="T3">fehlenden Ermächtigungsgrundlage</text:span><text:span text:style-name="T2"> nach öffentlichen Rechtsgrundsätzen als rechtswidrig einzustufen. Infolgedessen besteht bereits deswegen für im Rahmen der Triage als nachrangig eingestuften Patienten ein Amtshaftungsanspruch.</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Triage stellt in ihrer öffentlich-rechtlichen Rechtsnatur einen </text:span><text:span text:style-name="T3">Verwaltungsakt</text:span><text:span text:style-name="T2"> und keinen Realakt dar. Dies beruht auf der in ihr liegenden Subsumtions- und Beurteilungsentscheidung bezüglich der Zusage bzw. (vorläufigen) Versagung der Erfüllung des Behandlungsanspruches des jeweiligen Patienten. Will der als nachrangig eingestufte Patient bei einem länger andauernden Massenanfall Hilfebedürftiger im Falle einer rechtswidrigen Einstufung für sich eine Höhergruppierung durchsetzen, so kann er dies verwaltungsgerichtlich im Wege der </text:span><text:span text:style-name="T3">Verpflichtungsklage</text:span><text:span text:style-name="T2"> (Art. 42 Abs. 1, 2. Alt. VwGO), ggf. in Form der sog. Konkurrentenverdrängungsklage, bzw. im Eilverfahren über eine </text:span><text:span text:style-name="T3">einstweilige Anordnung</text:span><text:span text:style-name="T2"> (Art. 123 Abs. 1 Satz 2 VwGO - Regelungsanordnung) erreichen. Will er bzw. im Todesfall seine Erben nach Beendigung der Hilfsmaßnahmen die Rechtswidrigkeit der Triageentscheidung in Bezug auf seine Person feststellen lassen, so ist die </text:span><text:span text:style-name="T3">Fortsetzungsfeststellungsklage</text:span><text:span text:style-name="T2"> nach § 113 Abs. 1 Satz 4 VwGO statthaf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Aufgrund der zwangsläufigen Vorenthaltung der notwendigen medizinischen Hilfe gegenüber einzelnen Patienten in der Situation des Massenanfalls Hilfebedürftiger erfüllt der Arzt durch die Triage regelmäßig einen </text:span><text:span text:style-name="T3">strafrechtlichen Tatbestand</text:span><text:span text:style-name="T2"> der Tötungsdelikte (§§ 211 ff. StGB), der Körperverletzungsdelikte (§§ 223 ff., 340 StGB) bzw. den Tatbestand der Aussetzung (§ 221 StGB). Der Schwerpunkt des strafrechtlich relevanten Geschehens des Arztes liegt bei der Triage in einem </text:span><text:span text:style-name="T3">Unterlassen</text:span><text:span text:style-name="T2">. Die für die Erfüllung eines unechten Unterlassungsdeliktes erforderliche </text:span><text:span text:style-name="T3">Garantenstellung</text:span><text:span text:style-name="T2"> (§ 13 Abs. 1 StGB) kommt der triagierenden Person aufgrund ihrer Einbindung in die Organisationsstruktur einer Körperschaft mit zugeteilten Verantwortlichkeiten und das damit in sie von der Körperschaft gesetzte Vertrauen zu. Soweit eine Garantenstellung nicht besteht, kommt der Tatbestand der unterlassenen Hilfeleistung (§ 323c StGB) in Betrach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Triage in der Katastrophenmedizin, als klassischen Fall der Patientenauswahl im Rahmen akuter Mittelknappheit, löst das Strafrecht bei einer Kollision von Garantenpflichten (§ 13 Abs. 1 StGB) auf der Rechtfertigungsebene über die ungeschriebene Rechtsfigur der </text:span><text:span text:style-name="T3">rechtfertigenden (Handlungs-)Pflichtenkollision</text:span><text:span text:style-name="T2">. Der Arzt handelt danach rechtmäßig, wenn er von zwei oder mehreren sich gegenseitig in ihrer Erfüllbarkeit ausschließenden Handlungspflichten die höherwertige erfüllt. Für die Wertigkeit der Handlungspflichten ist die Wahrscheinlichkeit und Schwere der drohenden Rechtsgutsverletzung bei den Hilfebedürftigen ausschlaggebend. Damit muss der Arzt die Kriterien </text:span><text:span text:style-name="T3">Dringlichkeit, </text:span><text:span text:style-name="T2">Erfolgsaussicht und Aufwand der medizinischen Behandlung in Bezug auf die </text:span><text:span text:style-name="T3">Maximierung der Überlebendenzahl</text:span><text:span text:style-name="T2"> in ein optimales Verhältnis zueinander bringen. Dies führt auch zur strafrechtlichen Zulässigkeit der durch die Katastrophenmedizin vorgeschlagenen nachrangigen Behandlung der schwerstverletz-ten, aber in ihrer medizinischen Behandlung nicht aussichtslosen sog. „hoffnungslosen“ Patienten in der Triagegruppe IV.</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Stehen sich unter Beachtung dieser Kriterien gleichwertige Handlungspflichten gegenüber, so hat der Arzt nach derzeitiger strafrechtlicher Gesetzeslage bei der Patientenauswahl ein freies Wahlrecht, welche Pflicht er erfüllt. Jedoch ist der Gesetzgeber angesichts des Ansteigens der Zahl von Triagesituationen aufgrund seiner verfassungsrechtlichen Pflicht zum rechtsgleichen Schutz des Lebens und der körperlichen Unversehrtheit am Maßstab des Art. 3 Abs. 1 GG zu einer </text:span><text:span text:style-name="T3">strafgesetzlichen Ergänzung</text:span><text:span text:style-name="T2"> zur Verhinderung von Diskriminierungen bei der Patientenauswahl (z.B. von Alten, Behinderten, Ausländern) aufgerufen. Im Ergebnis gilt nichts anderes für die Kollision von allgemeinen Hilfeleistungspflichten (§ 323c StGB) sowie bei der Kollision einer Garantenpflicht mit einer allgemeinen Hilfeleistungspflicht. Für eine die </text:span><text:span text:style-name="T3">Schuld</text:span><text:span text:style-name="T2"> entfallen lassende schwere Gewissensentscheidung ist aufgrund der unmittelbar bedrohten elementaren Rechtsgüter im Rahmen der Triage grundsätzlich kein Raum. Eine Ausnahme besteht allenfalls dort, wo die triagierende Person eine ihr nahestehende Person i.S.d. § 35 Abs. 1 Satz 1 StGB vor dem sicheren Tod etwa durch Nichteinordnung in die Gruppe der „Hoffnungslosen“ bewahr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Zivilrechtliche </text:span><text:span text:style-name="T3">Schadensersatz- oder Schmerzensgeldansprüche</text:span><text:span text:style-name="T2"> des Hilfebedürftigen wegen fehlerhafter Triage des typischerweise im Rahmen des Rettungswesens bzw. in der Katastrophenhilfe tätigen Katastrophenmediziners können weder auf eine Vertragsverletzung (mangels Vertrag) noch auf Geschäftsführung ohne Auftrag (mangels fremdem Geschäft) gestützt werden. Es kommt jedoch eine </text:span><text:span text:style-name="T3">deliktische Haftung</text:span><text:span text:style-name="T2"> wegen Verletzung des Lebens, des Körpers bzw. der Gesundheit des Patienten aus §§ 823 ff. BGB in Betracht. Da die triagierende Person im Rahmen des Rettungswesens und der Katastrophenhilfe jedoch hoheitlich in Ausübung eines öffentlichen Amtes tätig wird, tritt im Falle einer schuldhaften rechtswidrigen Pflichtverletzung nicht die persönliche Haftung ein, sondern es greift die vorrangige </text:span><text:span text:style-name="T3">Amtshaftung</text:span><text:span text:style-name="T2"> gemäß § 839 Abs. 1 BGB i.V.m. Art. 34 Satz 1 GG. Durch Art. 34 Satz 2 GG wird der mögliche Rückgriff der haftenden Anstellungskörperschaft gegenüber dem Triagearzt auf vorsätzliches oder grob fahrlässiges Handeln der triagierenden Person beschränkt. Der triagierende Arzt muss, soweit er nicht vorsätzlich wegen der Anwendung von unzulässigen Auswahlkriterien einen vorrangigen Hilfebedürftigen fehlerhaft zurückstellt, nur in dem höchst unwahrscheinlichen Fall einen Regress befürchten, wenn ihm dabei ein in keiner Weise nachvollziehbarer elementarer Fehler unterläuft.</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as Zivilrecht löst das Triageproblem in der Katastrophenmedizin wie das Strafrecht über die Rechtsfigur der sog. </text:span><text:span text:style-name="T3">rechtfertigenden (Handlungs-)Pflichtenkollision.</text:span><text:span text:style-name="T2"> Damit muss der Arzt auch aus zivilrechtlicher Sicht zunächst die Kriterien </text:span><text:span text:style-name="T3">Dringlichkeit, </text:span><text:span text:style-name="T2">Erfolgsaussicht</text:span><text:span text:style-name="T3"> </text:span><text:span text:style-name="T2">und Aufwand der medizinischen Behandlung in Bezug auf die </text:span><text:span text:style-name="T3">Maximierung der Überlebendenzahl</text:span><text:span text:style-name="T2"> in ein optimales Verhältnis zueinander bringen. Jedoch muss seine Auswahlentscheidung darüber hinaus auch </text:span><text:span text:style-name="T3">sämtlichen weiteren Anforderungen des Art. 3 Abs. 1 GG</text:span><text:span text:style-name="T2"> genügen. Der Triagearzt hat also subsidiär einerseits den zeitlichen Prioritätsgrundsatz zu berücksichtigen und andererseits Kriterien, wie die voraussichtliche Überlebensdauer und Lebensqualität, die „soziale Stellung“, das Geschlecht, das Alter, die Rasse etc. unberücksichtigt zu lassen.</text:span></text:p>
                    </text:list-item>
                  </text:list>
                </text:list-item>
              </text:list>
            </text:list-item>
          </text:list>
        </text:list-item>
      </text:list>
      <text:p text:style-name="P32"/>
      <text:list text:style-name="WW8Num97" text:continue-numbering="true">
        <text:list-item>
          <text:list text:continue-numbering="true">
            <text:list-item>
              <text:list text:continue-numbering="true">
                <text:list-item>
                  <text:list text:continue-numbering="true">
                    <text:list-item>
                      <text:p text:style-name="P221"><text:span text:style-name="T2">Die deutsche Rechtswirklichkeit ist, soweit es um die </text:span><text:span text:style-name="T3">demokratische Legitimation</text:span><text:span text:style-name="T2"> von Regeln für die Verteilung von Überlebens- und Gesundheitschancen im Bereich der Medizin geht, noch ein weites Stück von den verfassungsrechtlichen Anforderungen entfernt. Die legislatorische Enthaltsamkeit, die die deutsche Gesundheitsgesetzgebung hinsichtlich der Verteilung medizinischer Ressourcen bislang kennzeichnet, kann verfassungsrechtlich keinen Bestand haben. Erstens sind die </text:span><text:span text:style-name="T3">Aufgabenzuweisungen</text:span><text:span text:style-name="T2"> in Bezug auf die Durchführung der Triage durch eine konkrete Person vor Ort, insbesondere im Bereich der öffentlich-rechtlichen Katastrophenhilfe und des Rettungswesens, immer noch zu dürftig, da sie regelmäßig allenfalls auf untergesetzlicher Ebene stattfinden und selbst dann in der Regel recht unpräzise normiert sind. Ohne entsprechend klare Zuständigkeitsregelungen riskiert der Gesetzgeber aber das Versagen der medizinischen Hilfe im Ernstfall und verstößt damit gegen seine Schutzpflichten in Bezug auf die Grundrechte der Patienten. Zur Vermeidung von zukünftigen Amtshaftungsansprüchen muss zweitens an den Gesetzgeber appelliert werden, die Durchführung der Triage entsprechend den verfassungsrechtlichen Anforderungen an die Patientenauswahl präzise in einer formellgesetzlichen </text:span><text:span text:style-name="T3">Ermächtigungsgrundlage</text:span><text:span text:style-name="T2">, insbesondere in den Landesrettungsdienstgesetzen und den Landeskatastrophenschutzgesetzen, zu regeln. Drittens darf aufgrund der Ausstrahlungswirkung der verfassungsrechtlichen Wertungen in das gesamte deutsche Recht eine Diskriminierung von Menschen, etwa nach ihrem Alter oder ihrem sozialen Wert, auch strafrechtlich nicht akzeptiert werden, nur weil das bestehende strafrechtliche Instrumentarium zur Kontrolle solcher Diskriminierungen nicht hinreichend bestimmt ist. Der Gesetzgeber ist insoweit aufgrund seiner verfassungsrechtlichen Pflicht zum rechtsgleichen Schutz zu einer die zulässigen (und/oder unzulässigen) Auswahlkriterien und deren Rangverhältnis regelnden </text:span><text:span text:style-name="T3">strafgesetzlichen Ergänzung</text:span><text:span text:style-name="T2"> des StGB bzw. der Gesetze in deren Regelungsbereich eine Patientenauswahl vermehrt erforderlich wird (z.B. im TPG) aufgerufen. Repressive Kontrolle durch berufsrechtliche Sanktionen und/oder präventive abstrakt-generelle Kriterienkataloge allein sind angesichts der verfassungsrechtlichen „Höchstwerte“ des menschlichen Lebens und der Achtung der persönlichen Identität jedes Individuums keine hinreichenden Schutzinstrumente.</text:span></text:p>
                    </text:list-item>
                  </text:list>
                </text:list-item>
              </text:list>
            </text:list-item>
          </text:list>
        </text:list-item>
      </text:list>
      <text:h text:style-name="P696" text:outline-level="1">Literaturverzeichnis</text:h>
      <text:p text:style-name="P297"/>
      <text:p text:style-name="P297"/>
      <text:p text:style-name="P301"><text:span text:style-name="T6">Ach, Johann S.:</text:span><text:span text:style-name="T9"> </text:span><text:span text:style-name="T2">„Von Natur aus knapp“, Gerechtigkeitstheoretische Überlegungen zur Verteilung knapper Spenderorgane in der Transplantationsmedizin, in: ZMedEthik 1997, S. 31 ff.</text:span></text:p>
      <text:p text:style-name="P299"/>
      <text:p text:style-name="P301"><text:span text:style-name="T6">Ach, Johann S. / Anderheiden, Michael / Quante, Michael:</text:span><text:span text:style-name="T2"> Ethik der Organtransplantation, Erlangen 2000.</text:span></text:p>
      <text:p text:style-name="Standard"/>
      <text:p text:style-name="P300"><text:span text:style-name="T6">Ach, Johann S. / Wiesing, Urban:</text:span><text:span text:style-name="T2"> Ethische Aspekte des Organmangels und der Organverteilung, in: Brudermüller, Gert / Seelmann, Kurt (Hrsg.), Organtransplantation, Schriften des Instituts für angewandte Ethik e.V., Würzburg 2000, S. 139 ff.</text:span></text:p>
      <text:p text:style-name="P47"/>
      <text:p text:style-name="P300"><text:span text:style-name="T6">Adams, H.A. / Mahlke, L. / Lange, C. / Flemming, A.:</text:span><text:span text:style-name="T2"> Überörtliche Hilfe beim Massenanfall von Verletzten (Ü-MANV), in: Anästhesiologie &amp; Intensivmedizin, 2005, S. 215 ff.</text:span></text:p>
      <text:p text:style-name="P296"/>
      <text:p text:style-name="P300"><text:span text:style-name="T6">Ahnefeld, Friedrich Wilhelm:</text:span><text:span text:style-name="T2"> Grundsätzliche Fragen zur Katastrophenmedizin, in: Bezirksärztekammer Südwürttemberg (Hrsg.), Katastrophenmedizin, Tübingen 1981, S. 15 ff.</text:span></text:p>
      <text:p text:style-name="P47"/>
      <text:p text:style-name="P71"><text:span text:style-name="T6">Aigner, Gerhard:</text:span><text:span text:style-name="T2"> Zur Haftung von Notarzt und Sanitäter, in: RdM 2002, S. 100 ff.</text:span></text:p>
      <text:p text:style-name="P47"/>
      <text:p text:style-name="P71"><text:span text:style-name="T6">Alexy, Robert:</text:span><text:span text:style-name="T2"> Theorie der Grundrechte, 2. Auflage, Frankfurt a.M. 1994.</text:span></text:p>
      <text:p text:style-name="P47"/>
      <text:p text:style-name="P300"><text:span text:style-name="T6">Alternativkommentar: </text:span><text:span text:style-name="T2">Kommentar zum Grundgesetz für die Bundesrepublik Deutschland, 2. Auflage, Neuwied 1989 (zit. Bearbeiter: Podlech, Adalbert).</text:span></text:p>
      <text:p text:style-name="P47"/>
      <text:p text:style-name="P300"><text:span text:style-name="T6">Amelung, Eberhard:</text:span><text:span text:style-name="T2"> Das Recht auf Leben und die Lebensqualität, in: Nembach, Ulrich (Hrsg.), Begründungen des Rechts, Göttingen 1979, S. 68 ff.</text:span></text:p>
      <text:list text:style-name="WW8Num69">
        <text:list-item>
          <text:p text:style-name="P74">(Hrsg.), Ethisches Denken in der Medizin, Berlin 1992.</text:p>
        </text:list-item>
      </text:list>
      <text:p text:style-name="P47"/>
      <text:p text:style-name="P300"><text:span text:style-name="T6">Andreae, Clemens-August / Theurl, Engelbert:</text:span><text:span text:style-name="T2"> Probleme der Zuteilung von Ressourcen in Ausnahmesituationen, Das Beispiel Gesundheitswesen, in: Ökonomische Grenzen der Medizin, Akademie der Wissenschaften und der Literatur, Mainz 1990, S. 5 ff.</text:span></text:p>
      <text:p text:style-name="P47"/>
      <text:p text:style-name="P300"><text:span text:style-name="T6">Appelt, Andreas M. O.:</text:span><text:span text:style-name="T2"> Zur Entwicklung der Kriegschirurgie zwischen 1936 und 1945 – Eine Analyse der Beiträge zur Feldchirurgie in der Zeitschrift „Der Deutsche Militärarzt“, Leipzig 1995.</text:span></text:p>
      <text:p text:style-name="P298"/>
      <text:p text:style-name="P300"><text:span text:style-name="T6">Archangelskij, Alexander:</text:span><text:span text:style-name="T2"> Das Problem des Lebensnotstandes am Beispiel des Abschusses eines von Terroristen entführten Flugzeuges, Berlin 2005.</text:span></text:p>
      <text:p text:style-name="P298"/>
      <text:p text:style-name="P300"><text:span text:style-name="T6">Aristoteles:</text:span><text:span text:style-name="T9"> </text:span><text:span text:style-name="T2">Nikomachische Ethik, Auf der Grundlage der Übersetzung von Eugen Rolfes, hrsg. von Günter Bien, 4. Auflage, Hamburg 1985.</text:span></text:p>
      <text:p text:style-name="P47"/>
      <text:p text:style-name="P300"><text:span text:style-name="T6">Arnold, Michael:</text:span><text:span text:style-name="T2"> Warum stellt sich das Thema „Ethik der Gesundheitsökonomie“?, in: Mohr, Jürgen / Schubert, Christoph (Hrsg.), Ethik in der Gesundheitsökonomie, Berlin 1992, S. 1 ff.</text:span></text:p>
      <text:list text:style-name="WW8Num99">
        <text:list-item>
          <text:p text:style-name="P75">Zum Umgang mit der Knappheit in der medizinischen Versorgung – Ethische, medizinische und rechtliche Fragen der Rationierung, Köln 1995.</text:p>
        </text:list-item>
        <text:list-item>
          <text:p text:style-name="P75">Solidarität 2000, Die medizinische Versorgung und ihre Finanzierung nach der Jahrtausendwende, 2. Auflage, Stuttgart 1995.</text:p>
        </text:list-item>
      </text:list>
      <text:p text:style-name="P47"/>
      <text:p text:style-name="P300"><text:span text:style-name="T6">Arzt, Gunther / Weber, Ulrich:</text:span><text:span text:style-name="T2"> Strafrecht Besonderer Teil, Ein Lehrbuch in 5 Heften, LH 2, Delikte gegen die Person (Randbereich), Bielefeld 1983.</text:span></text:p>
      <text:p text:style-name="P296"/>
      <text:p text:style-name="P300"><text:span text:style-name="T6">Auer, Alfons:</text:span><text:span text:style-name="T2"> Die Unverfügbarkeit des Lebens und das Recht auf einen natürlichen Tod, in: ders. / Menzel, Hartmut / Eser, Albin (Hrsg.), Zwischen Heilauftrag und Sterbehilfe – Zum Behandlungsabbruch aus ethischer, medizinischer und rechtlicher Sicht, Köln 1977, S. 1 ff.</text:span></text:p>
      <text:p text:style-name="P47"/>
      <text:p text:style-name="P300"><text:span text:style-name="T6">Bach, Peter / Moser, Hans:</text:span><text:span text:style-name="T2"> Private Krankenversicherung, MB/KK- und MB/KT, Kommentar, 3. Auflage, München 2002 (zit. Bearbeiter: Schoenfeldt, Christian; Kalis, Bernhard).</text:span></text:p>
      <text:p text:style-name="P47"/>
      <text:p text:style-name="P300"><text:span text:style-name="T6">Badura, Peter:</text:span><text:span text:style-name="T9"> </text:span><text:span text:style-name="T2">Soziale Grundrechte im Recht der Bundesrepublik Deutschland, in: Staat 1975, S. 17 ff.</text:span></text:p>
      <text:list text:style-name="WW8Num75">
        <text:list-item>
          <text:p text:style-name="P77">Verteilungsordnung und Zuteilungsverfahren bei der Bewirtschaftung knapper Güter durch die Verwaltung, in: Wendt, Rudolf / Höfling, Wolfram / Karpen, Ulrich / Oldiges, Martin (Hrsg.), Staat, Wirtschaft, Steuern, Festschrift für Karl Heinrich Friauf zum 65. Geburtstag, Heidelberg 1996, S. 529 ff.</text:p>
        </text:list-item>
        <text:list-item>
          <text:p text:style-name="P77">Staatsrecht, Systematische Erläuterung des Grundgesetzes für die Bundesrepublik Deutschland, 3. Auflage, München 2003.</text:p>
        </text:list-item>
      </text:list>
      <text:p text:style-name="P47"/>
      <text:p text:style-name="P71"><text:span text:style-name="T6">Baltzer, Johannes:</text:span><text:span text:style-name="T2"> Transplantationsgesetz und Rechtsschutz, in: SGb 1998, S. 437 ff.</text:span></text:p>
      <text:p text:style-name="P30"/>
      <text:p text:style-name="P300"><text:span text:style-name="T6">Bartels, Friedhelm:</text:span><text:span text:style-name="T2"> Katastrophenmedizin. „Eine neue Situation erfordert ein schnelles Umdenken“, Interview mit dem Präsidenten der Deutschen Gesellschaft für Katastrophenmedizin, in: Rettungsdienst 2002, Heft 3, S. 34 ff.</text:span></text:p>
      <text:p text:style-name="P47"/>
      <text:p text:style-name="P71"><text:span text:style-name="T6">Battis, Ulrich / Gusy, Christoph:</text:span><text:span text:style-name="T2"> Einführung in das Staatsrecht, 4. Auflage, Heidelberg 1999.</text:span></text:p>
      <text:p text:style-name="P47"/>
      <text:p text:style-name="P71"><text:span text:style-name="T6">Baumann, Jürgen:</text:span><text:span text:style-name="T2"> Strafrecht, Allgemeiner Teil, Bielefeld 1960.</text:span></text:p>
      <text:p text:style-name="P47"/>
      <text:p text:style-name="P300"><text:span text:style-name="T6">Baumann, Jürgen / Weber, Ulrich / Mitsch, Wolfgang:</text:span><text:span text:style-name="T2"> Strafrecht, Allgemeiner Teil, Lehrbuch, 10. </text:span><text:span text:style-name="T12">Auflage, Bielefeld 1995.</text:span></text:p>
      <text:p text:style-name="P69"/>
      <text:p text:style-name="P300"><text:span text:style-name="T11">Beauchamp, Tom L. / Childress</text:span><text:span text:style-name="T11">, James F.:</text:span><text:span text:style-name="T12"> Principles of Biomedical Ethics, 4. </text:span><text:span text:style-name="T2">Auflage, New York 1994.</text:span></text:p>
      <text:p text:style-name="P298"/>
      <text:p text:style-name="P300"><text:span text:style-name="T6">Beck, A. / Bayeff-Fillof, M. / Kanz, K.-G. / Sauerland, S. / ArGe Notfallmedizin der DGU:</text:span><text:span text:style-name="T2"> Algorithmus für den Masseanfall von Verletzten an der Unfallstelle, Ein systematisches Review, in: Notfall &amp; Rettungsmedizin, 2005, S. 466 ff.</text:span></text:p>
      <text:p text:style-name="P47"/>
      <text:p text:style-name="P300"><text:span text:style-name="T6">Belling, Claus: </text:span><text:span text:style-name="T2">Die Rechtfertigungsproblematik beim Schwangerschaftsabbruch nach dem 2. Fristlösungsurteil des Bundesverfassungsgerichts, in: MedR 1995, S. 185 ff.</text:span></text:p>
      <text:p text:style-name="P47"/>
      <text:p text:style-name="P71"><text:span text:style-name="T6">Belz, Reiner:</text:span><text:span text:style-name="T9"> </text:span><text:span text:style-name="T2">Polizeigesetz des Freistaates Sachsen, Kommentar, 3. Auflage, Dresden 1999.</text:span></text:p>
      <text:p text:style-name="P47"/>
      <text:p text:style-name="P300"><text:span text:style-name="T6">Benda, Ernst:</text:span><text:span text:style-name="T2"> Menschenwürde und Persönlichkeitsrecht (§ 6), in: ders. / Maihofer, Werner / Vogel, Hans-Jochen (Hrsg.), Handbuch des Verfassungsrechts der Bundesrepublik Deutschland, 2. Auflage, Berlin 1994.</text:span></text:p>
      <text:p text:style-name="P300"><text:span text:style-name="T6">Berg, Winfried:</text:span><text:span text:style-name="T2"> Die Verwaltung des Mangels, Verfassungsrechtliche Determinanten für Zuteilungskriterien bei knappen Ressourcen, in: Staat 1976, S. 1 ff.</text:span></text:p>
      <text:p text:style-name="P47"/>
      <text:p text:style-name="P300"><text:span text:style-name="T6">Bernsmann, Klaus:</text:span><text:span text:style-name="T2"> „Entschuldigung“ durch Notstand – Studien zu § 35 StGB, Köln 1989.</text:span></text:p>
      <text:list text:style-name="WW8Num75">
        <text:list-item>
          <text:p text:style-name="P77">Der Umgang mit irreversibel bewusstlosen Patienten, in: ZRP 1996, S. 87 ff.</text:p>
        </text:list-item>
      </text:list>
      <text:p text:style-name="P47"/>
      <text:p text:style-name="P300"><text:span text:style-name="T6">Beske, Fritz:</text:span><text:span text:style-name="T2"> Rationierung im Gesundheitswesen, in: Nagel, Eckhard / Fuchs, Christoph (Hrsg.), Rationalisierung und Rationierung im deutschen Gesundheitswesen, Stuttgart 1998, S. 71 ff.</text:span></text:p>
      <text:p text:style-name="P47"/>
      <text:p text:style-name="P300"><text:span text:style-name="T6">Betz, P. / Eisenmenger, W.:</text:span><text:span text:style-name="T2"> Juristische und ethische Probleme bei der Erstversorgung von Notfallpatienten, in: Der Notarzt, Stuttgart 1996, S. 55 ff.</text:span></text:p>
      <text:p text:style-name="P47"/>
      <text:p text:style-name="P300"><text:span text:style-name="T6">Bickeböller, Ralf:</text:span><text:span text:style-name="T2"> Grundzüge einer Ethik der Nierentransplantation, Ärztliche Praxis im Spannungsverhältnis von pragmatischer Wissenschaftstheorie, anthropologischer Grundlagen und gerechter Mittelverteilung, Münster 2000.</text:span></text:p>
      <text:p text:style-name="P47"/>
      <text:p text:style-name="P300"><text:span text:style-name="T6">Biermann, Elmar:</text:span><text:span text:style-name="T2"> Spezielle Rechtsfragen, in: Hempelmann, Gunter / Adams, Hans-Anton / Sefrin, Peter (Hrsg.), Notfallmedizin, Stuttgart 1999, S. 450 ff.</text:span></text:p>
      <text:p text:style-name="P47"/>
      <text:p text:style-name="P71"><text:span text:style-name="T6">Binder, Gerhard: </text:span><text:span text:style-name="T2">Rechtsbegriffe in der Notfallmedizin, Berlin 1993.</text:span></text:p>
      <text:p text:style-name="P47"/>
      <text:p text:style-name="P300"><text:span text:style-name="T6">Binder, Martin:</text:span><text:span text:style-name="T2"> Kernbereich und Randzonen des sozialen Krankenbegriffs, in: Barta, Heinz / Kern, Gerson (Hrsg.): Recht auf Gesundheit, Wien 2002, S. 35 ff.</text:span></text:p>
      <text:p text:style-name="P47"/>
      <text:p text:style-name="P71"><text:span text:style-name="T6">Bindung, Karl:</text:span><text:span text:style-name="T2"> Handbuch des Strafrechts, 1. Band, Leipzig 1885.</text:span></text:p>
      <text:p text:style-name="P47"/>
      <text:p text:style-name="P300"><text:span text:style-name="T6">Birnbacher, Dieter:</text:span><text:span text:style-name="T9"> </text:span><text:span text:style-name="T2">Tun und Unterlassen, Stuttgart 1995.</text:span></text:p>
      <text:list text:style-name="WW8Num75">
        <text:list-item>
          <text:p text:style-name="P77">Organtransplantation – Stand der ethischen Debatte, in: Brudermüller, Gert / Seelmann, Kurt (Hrsg.), Organtransplantation, Schriften des Instituts für angewandte Ethik e.V., Würzburg 2000, S. 13 ff.</text:p>
        </text:list-item>
        <text:list-item>
          <text:p text:style-name="P77">Allokation und Rationierung im Gesundheitswesen. – Eine utilitaristische Perspektive, in: Gutmann, Thomas / Schmidt, Volker H. (Hrsg), Rationierung und Allokation im Gesundheitswesen, Weilerswist 2002, S. 91 ff.</text:p>
        </text:list-item>
      </text:list>
      <text:p text:style-name="P47"/>
      <text:p text:style-name="P300"><text:span text:style-name="T6">Birnbacher, Dieter / Liening, P.:</text:span><text:span text:style-name="T2"> Probleme mit medizinischen Leitlinien bei knappen Ressourcen, in: Nagel, Eckhard / Fuchs, Christoph (Hrsg.), Leitlinien und Standards im Gesundheitswesen, Köln 1997, S. 190 ff.</text:span></text:p>
      <text:p text:style-name="P47"/>
      <text:p text:style-name="P300"><text:span text:style-name="T6">Bittger, Jürgen / Hellwig, Heinrich Horst / Paschen, Hans Richard / Weiß, Heinz-Dieter / Domres, Bernd / Runggaldier, Klaus:</text:span><text:span text:style-name="T2"> Massenanfall von Verletzten, in: Kühn, Dietmar / Luxem, Jürgen / Runggaldier, Klaus (Hrsg.), Rettungsdienst, 2. Auflage, München 2001, S. 736 ff.</text:span></text:p>
      <text:p text:style-name="P47"/>
      <text:p text:style-name="P300"><text:span text:style-name="T6">Blagodatskij, N. / Barinstein, L.:</text:span><text:span text:style-name="T2"> Zur Frage über die Sortierung der Verletzten im Kampf und des Umfanges der Arbeiten der Etappen der Evakuation eines Heeresbezirkes, in: DDM 1936, S. 349.</text:span></text:p>
      <text:p text:style-name="P47"/>
      <text:p text:style-name="P300"><text:span text:style-name="T6">Blech, Jörg:</text:span><text:span text:style-name="T2"> Die Heimliche Selektion. Wen sollen Ärzte behandeln, wenn das Geld nicht für alle reicht? Ein Blick hinter die Kulissen, in: Die Zeit vom 12.02.1998, S. 27.</text:span></text:p>
      <text:p text:style-name="P47"/>
      <text:p text:style-name="P300"><text:span text:style-name="T6">Bleckmann, Albert:</text:span><text:span text:style-name="T2"> Neue Aspekte d. Drittwirkung d. Grundrechte, in: DVBl. 1988, S. 938 ff.</text:span></text:p>
      <text:p text:style-name="P47"/>
      <text:p text:style-name="P71"><text:span text:style-name="T6">Blei, Hermann:</text:span><text:span text:style-name="T2"> Strafrecht I, Allgemeiner Teil, Ein Studienbuch, 18. Auflage, München 1983.</text:span></text:p>
      <text:p text:style-name="P47"/>
      <text:p text:style-name="P300"><text:span text:style-name="T6">Bleker, Johanna:</text:span><text:span text:style-name="T2"> Vom „Sortierungsgeschäft im Großen“ zur „Triage“. Das Problem der Krankensichtung im Krieg, in: dies. / Schmiedebach, Heinz-Peter (Hrsg.), Medizin und Krieg. Vom Dilemma der Heilberufe 1865 - 1985, Frankfurt a. M. 1987, S. 211 ff.</text:span></text:p>
      <text:p text:style-name="P47"/>
      <text:p text:style-name="P300"><text:span text:style-name="T6">Bloch, C.:</text:span><text:span text:style-name="T2"> Zur Amtshaftung bei rettungsdienstlichem Notarzteinsatz, NJW 1993, S. 1513 ff.</text:span></text:p>
      <text:p text:style-name="P47"/>
      <text:p text:style-name="P300"><text:span text:style-name="T6">Blöcher, Holger:</text:span><text:span text:style-name="T2"> Die Berücksichtigung der persönlichen Lebensführung bei der Leistungsvergabe der Gesetzlichen Krankenversicherung nach § 52 SGB V, Hamburg 2002.</text:span></text:p>
      <text:p text:style-name="P298"/>
      <text:p text:style-name="P300"><text:span text:style-name="T6">Bochnik, Hans Joachim:</text:span><text:span text:style-name="T2"> Panikreaktion Einzelner und Panik als Massenphänomen – Verstehen, Vermeiden, Bekämpfen, in: Hempelmann, Gunter / Adams, Hans-Anton / Sefrin, Peter (Hrsg.), Notfallmedizin, Stuttgart 1999, S. 604 ff.</text:span></text:p>
      <text:p text:style-name="P298"/>
      <text:p text:style-name="P300"><text:span text:style-name="T6">Bock, R.-W.:</text:span><text:span text:style-name="T2"> Die unterlassene Hilfeleistung gemäß § 323c StGB – Ein rechtlicher Stolperstein in der Notfallmedizin, in: Notfall &amp; Rettungsmedizin, 2005, S. 286 ff.</text:span></text:p>
      <text:p text:style-name="P47"/>
      <text:p text:style-name="P71"><text:span text:style-name="T6">Bockelmann, Paul:</text:span><text:span text:style-name="T2"> Strafrecht des Arztes, Stuttgart 1968.</text:span></text:p>
      <text:p text:style-name="P47"/>
      <text:p text:style-name="P300"><text:span text:style-name="T6">Böckenförde, Ernst-Wolfgang:</text:span><text:span text:style-name="T2"> Das Grundrecht der Gewissensfreiheit, in: VVDStRL, Heft 28, Berlin, 1970, S. 33 ff.</text:span></text:p>
      <text:p text:style-name="P47"/>
      <text:p text:style-name="P300"><text:span text:style-name="T6">Böckle, F.:</text:span><text:span text:style-name="T2"> Ethik ärztlichen Handelns in der Katastrophe, in: BayÄBl 1983, S. 690 ff.</text:span></text:p>
      <text:p text:style-name="P47"/>
      <text:p text:style-name="P300"><text:span text:style-name="T6">Bogs, Harald:</text:span><text:span text:style-name="T2"> Eine medizinalpolitische Grundrechtsthese (Art. 2 Abs. 2 S. 1, 3 GG), in: ZfS 1983, S. 99 ff.</text:span></text:p>
      <text:list text:style-name="WW8Num75">
        <text:list-item>
          <text:p text:style-name="P77">Das Grundrecht der Berufsfreiheit (Art. 12 GG) im Spiegel des Arztsystems, in: Becker, Bernd / Bull, Hans Peter / Seewald, Otfried (Hrsg.), Festschrift für Werner Thieme zum 70. Geburtstag, Köln 1993, S. 715 ff.</text:p>
        </text:list-item>
      </text:list>
      <text:p text:style-name="P47"/>
      <text:p text:style-name="P300"><text:span text:style-name="T6">Boll, Matthias:</text:span><text:span text:style-name="T2"> Strafrechtliche Probleme bei Kompetenzüberschreitungen nichtärztlicher medizinischer Hilfspersonen in Notsituationen, 2001.</text:span></text:p>
      <text:p text:style-name="P47"/>
      <text:p text:style-name="P300"><text:span text:style-name="T6">Bondolfi, Alberto:</text:span><text:span text:style-name="T2"> Die moralischen Prinzipien ethischen Handelns, in: ders. / Müller, Hansjakob (Hrsg.), Medizinische Ethik im ärztlichen Alltag, Basel 1999, S. 83 ff.</text:span></text:p>
      <text:p text:style-name="P47"/>
      <text:p text:style-name="P300"><text:span text:style-name="T6">Bonner Kommentar:</text:span><text:span text:style-name="T2"> zum Bonner Grundgesetz, Stand Dezember 1999, 93. Lieferung, Heidelberg (zit. Bearbeiter: Zippelius, Reinhold).</text:span></text:p>
      <text:p text:style-name="P47"/>
      <text:p text:style-name="P300"><text:span text:style-name="T6">Borges, Jorge Luis:</text:span><text:span text:style-name="T2"> Die Lotterie in Babylon, in: ders., Fiktionen, Erzählungen 1939-1944, Frankfurt a.M., 1992, S. 53 ff.</text:span></text:p>
      <text:p text:style-name="P47"/>
      <text:p text:style-name="P71"><text:span text:style-name="T6">Bork, Reinhard:</text:span><text:span text:style-name="T2"> Allgemeiner Teil des Bürgerlichen Gesetzbuchs, Tübingen 2001.</text:span></text:p>
      <text:p text:style-name="P47"/>
      <text:p text:style-name="P300"><text:span text:style-name="T6">Braun, Bernard:</text:span><text:span text:style-name="T2"> Ablehnungen von Sachleistungen als Folge von Budgetierung sägen an den Wurzeln des sozialen Gesundheitssystems, Zusammenfassung der Ergebnisse einer Versichertenbefragung, in: ErsK 2000, S. 176 ff.</text:span></text:p>
      <text:p text:style-name="P47"/>
      <text:p text:style-name="P300"><text:span text:style-name="T6">Brauneck, Anne-Eva:</text:span><text:span text:style-name="T2"> Der strafrechtliche Schuldbegriff, in: GA 1959, S. 261 ff.</text:span></text:p>
      <text:p text:style-name="P47"/>
      <text:p text:style-name="P300"><text:span text:style-name="T6">Brenner, Gerhard:</text:span><text:span text:style-name="T2"> Faktoren, die den Kostenanstieg in der Gesundheitsversorgung beeinflussen, in: Institut für Gesundheits-System-Forschung (Hrsg.), Künftige Finanzierung der Gesundheitsversorgung bei steigenden Kosten und begrenzten Ressourcen, Kiel 1993, S. 51 ff.</text:span></text:p>
      <text:p text:style-name="P47"/>
      <text:p text:style-name="P300"><text:span text:style-name="T6">Breuer, Rüdiger:</text:span><text:span text:style-name="T2"> Freiheit des Berufs, in: Isensee, Josef / Kirchhof, Paul (Hrsg.), Handbuch des Staatsrechts der Bundesrepublik Deutschland, Band VI, Freiheitsrechte, 2. Auflage, Heidelberg 2001, § 147, S. 877 ff.</text:span></text:p>
      <text:p text:style-name="P47"/>
      <text:p text:style-name="P300"><text:span text:style-name="T6">Breyer, Friedrich / Schultheiss, Carlo:</text:span><text:span text:style-name="T2"> „Alter“ als Kriterium bei der Rationierung von Gesundheitsleistungen – Eine ethisch-ökonomische Analyse, in: Gutmann, Thomas / Schmidt, Volker H. (Hrsg), Rationierung und Allokation im Gesundheitswesen, Weilerswist 2002, S. 121 ff.</text:span></text:p>
      <text:p text:style-name="P300"><text:span text:style-name="T6">-</text:span><text:span text:style-name="T2"> <text:tab/>Altersbezogene Rationierung von Gesundheitsleistungen?, in: Wille (Hrsg.), Rationierung im Gesundheitswesen und ihre Alternativen, 2003, Gesundheitsökonomische Beiträge, Band 40, S. 169 ff. (173).</text:span></text:p>
      <text:p text:style-name="P47"/>
      <text:p text:style-name="P300"><text:span text:style-name="T6">Breyer, Friedrich / Zweifel, Peter / Kifmann, Mathias:</text:span><text:span text:style-name="T2"> Gesundheitsökonomie, 4. Auflage, Berlin 2003.</text:span></text:p>
      <text:p text:style-name="P47"/>
      <text:p text:style-name="P300"><text:span text:style-name="T6">Brockhaus (Hrsg.):</text:span><text:span text:style-name="T2"> Brockhaus – Die Enzyklopädie in vierundzwanzig Bänden, 20. Auflage, Leipzig 1996.</text:span></text:p>
      <text:p text:style-name="P47"/>
      <text:p text:style-name="P71"><text:span text:style-name="T6">Broglio, Rolf Paul:</text:span><text:span text:style-name="T2"> Der strafrechtliche Notstand im Lichte der Strafrechtsreform, Bonn 1928.</text:span></text:p>
      <text:p text:style-name="P47"/>
      <text:p text:style-name="P71"><text:span text:style-name="T6">Brox, Hans:</text:span><text:span text:style-name="T2"> Allgemeiner Teil des BGB, 23. Auflage, Köln 1999.</text:span></text:p>
      <text:p text:style-name="P47"/>
      <text:p text:style-name="P300"><text:span text:style-name="T6">Brudermüller, Gert:</text:span><text:span text:style-name="T2"> Ethikkommissionen und ethischer Diskurs, in: ders. (Hrsg.), Angewandte Ethik und Medizin, Schriften des Instituts für angewandte Ethik e.V., Würzburg 1999, S. 87 ff.</text:span></text:p>
      <text:p text:style-name="P47"/>
      <text:p text:style-name="P300"><text:span text:style-name="T6">Brudermüller, Gert / Seelmann, Kurt (Hrsg.):</text:span><text:span text:style-name="T2"> Organtransplantation, Schriften des Instituts für angewandte Ethik e.V., Würzburg 2000.</text:span></text:p>
      <text:p text:style-name="P298"/>
      <text:p text:style-name="P300"><text:span text:style-name="T6">Bundesärztekammer (Hrsg.):</text:span><text:span text:style-name="T2"> Denkschrift „Katastrophenmedizin“. Denkschrift über die Rechte und Pflichten eines Arztes in der Bundesrepublik Deutschland im Rahmen der medizinischen Versorgung bei Katastrophen im Frieden und ihre Berücksichtigung in den Katastrophenschutzgesetzen, v. 12.05.1985, Bearb. Rebentisch, E. und Schreiber, H.-L., Köln-Lövenich 1985.</text:span></text:p>
      <text:list text:style-name="WW8Num75">
        <text:list-item>
          <text:p text:style-name="P77">Die Empfehlungen der BÄK zur Fortbildung zum „Leitenden Notarzt“, in: DÄBl. 1988, S. C-307 ff.</text:p>
        </text:list-item>
        <text:list-item>
          <text:p text:style-name="P77">Gesundheitspolitisches Programm der deutschen Ärzteschaft, Beschluß des 97. Ärztetages vom 11. bis 14. Mai 1994 in Köln, DÄBl. 1994, Heft 24, Supplement.</text:p>
        </text:list-item>
        <text:list-item>
          <text:p text:style-name="P77">(Muster-)Berufsordnung für die deutschen Ärztinnen und Ärzte (MBO-Ä 1997) in der Fassung der Beschlüsse des 100. Deutschen Ärztetages in Eisenach, in: DÄBl. 1997, S. A-2354 ff.</text:p>
        </text:list-item>
        <text:list-item>
          <text:p text:style-name="P77">Grundsätze zur ärztlichen Sterbebegleitung, in: NJW, München 1998, S. 3406 f.</text:p>
        </text:list-item>
      </text:list>
      <text:p text:style-name="P47"/>
      <text:p text:style-name="P300"><text:span text:style-name="T6">Bundesministerium des Innern (Hrsg.):</text:span><text:span text:style-name="T2"> „Zweiter Gefahrenbericht“ – Bericht über mögliche Gefahren für die Bevölkerung bei Großkatastrophen und im Verteidigungsfall, Bd. 48 aus Schriftenreihe Zivilschutzforschung, Neue Folge, Bonn 2001.</text:span></text:p>
      <text:list text:style-name="WW8Num75">
        <text:list-item>
          <text:p text:style-name="P77">Katastrophenmedizin - Leitfaden für die ärztliche Versorgung im Katastrophenfall, 2. Auflage, Berlin 2002.</text:p>
        </text:list-item>
      </text:list>
      <text:p text:style-name="P47"/>
      <text:p text:style-name="P300"><text:span text:style-name="T6">Bundesministerium für Gesundheit (Hrsg.):</text:span><text:span text:style-name="T2"> Daten des Gesundheitswesens, Ausgabe 1999, Baden-Baden 1999.</text:span></text:p>
      <text:p text:style-name="P47"/>
      <text:p text:style-name="P300"><text:span text:style-name="T6">Bundesverwaltungsamt (Hrsg.):</text:span><text:span text:style-name="T2"> Neue Strategie zum Schutz der Bevölkerung in Deutschland, Akademie für Krisenmanagement, Notfallplanung und Zivilschutz (AKNZ), im Auftrag des Bundesministerium des Innern, Leipzig 2003.</text:span></text:p>
      <text:p text:style-name="P47"/>
      <text:p text:style-name="P300"><text:span text:style-name="T6">Bürck, Harald:</text:span><text:span text:style-name="T2"> Verfassungsrechtliche Probleme der Zulassung als Kassenarzt, in: MedR, 1989, S. 63 ff.</text:span></text:p>
      <text:p text:style-name="P47"/>
      <text:p text:style-name="P300"><text:span text:style-name="T6">Burkart, Walter: </text:span><text:span text:style-name="T2">Weltärztebund, Aufgabe der Ärzte ist Schutz der Patienteninteressen, in: DÄBl. 1986, C-3165 f.</text:span></text:p>
      <text:p text:style-name="P47"/>
      <text:p text:style-name="P71"><text:span text:style-name="T6">Burman, Herta:</text:span><text:span text:style-name="T2"> „Die dringliche Kriegschirurgie“, in: DÄBl. 1984, C-897 ff.</text:span></text:p>
      <text:p text:style-name="P47"/>
      <text:p text:style-name="P71"><text:span text:style-name="T6">Busse, C. / Moecke, H.P.:</text:span><text:span text:style-name="T2"> Der leitende Notarzt, in: Anaesthesist 1994, S. 759 ff.</text:span></text:p>
      <text:p text:style-name="P47"/>
      <text:p text:style-name="P300"><text:span text:style-name="T6">Bydlinski, Franz:</text:span><text:span text:style-name="T2"> Zu den dogmatischen Grundfragen des Kontrahierungszwanges, in: AcP, 180. </text:span><text:span text:style-name="T12">Band, 1980, S. 1 ff.</text:span></text:p>
      <text:p text:style-name="P69"/>
      <text:p text:style-name="P300"><text:span text:style-name="T11">Calabresi, Guido</text:span><text:span text:style-name="T11"> / Bobbitt, Phillip C.:</text:span><text:span text:style-name="T12"> Tragic Choices, The conflicts society confronts in the allocation of tragically scarce resources, New York 1978.</text:span></text:p>
      <text:p text:style-name="P69"/>
      <text:p text:style-name="P300"><text:span text:style-name="T6">Canaris, Claus-Wilhelm:</text:span><text:span text:style-name="T9"> </text:span><text:span text:style-name="T2">Grundrechte und Privatrecht – eine Zwischenbilanz, Schriftenreihe der juristischen Gesellschaft zu Berlin, Heft 159, Berlin 1999.</text:span></text:p>
      <text:p text:style-name="P47"/>
      <text:p text:style-name="P300"><text:span text:style-name="T11">Childress, James:</text:span><text:span text:style-name="T12"> Who Shall Live When Not All Can Live? Soundings: an interdisciplinary journal, 53 (1970), S. 339 ff.</text:span></text:p>
      <text:p text:style-name="P69"/>
      <text:p text:style-name="P71"><text:span text:style-name="T6">Coing, Helmut:</text:span><text:span text:style-name="T2"> Grundzüge der Rechtsphilosophie, 2. Auflage, Frankfurt a. M. 1969.</text:span></text:p>
      <text:p text:style-name="P59"/>
      <text:p text:style-name="P71"><text:span text:style-name="T6">Conradi, Ulrich:</text:span><text:span text:style-name="T2"> Verknappung medizinischer Ressourcen und Arzthaftung, Hamburg 2000.</text:span></text:p>
      <text:p text:style-name="P218"/>
      <text:p text:style-name="P300"><text:span text:style-name="T6">Conrads, Christoph:</text:span><text:span text:style-name="T2"> Rechtliche Aspekte der Organallokation unter besonderer Berücksichtigung der strafrechtlichen Verantwortung des Arztes, in: Meuter, Norbert / Lachmann, Rolf (Hrsg.), Zur Gerechtigkeit der Organverteilung – Ein Problem der Transplantationsmedizin aus interdisziplinärer Sicht, Stuttgart 1997, S. 69 ff.</text:span></text:p>
      <text:list text:style-name="WW8Num75">
        <text:list-item>
          <text:p text:style-name="P77">Rechtliche Grundsätze der Organallokation. Verteilung des Mangels oder Mängel der Verteilung, Baden-Baden 2000.</text:p>
        </text:list-item>
      </text:list>
      <text:p text:style-name="P30"/>
      <text:p text:style-name="P300"><text:span text:style-name="T6">Crespin, Udo B. / Peter, Hanno (Hrsg.):</text:span><text:span text:style-name="T2"> Handbuch für Organisatorische Leiter, 2. Auflage, Edewecht 2002.</text:span></text:p>
      <text:p text:style-name="P47"/>
      <text:p text:style-name="P300"><text:span text:style-name="T6">Dabrock, Peter:</text:span><text:span text:style-name="T2"> Menschenbilder und Verteilungsgerechtigkeit im Gesundheitswesen. Perspektiven theologischer Sozialethik, in: DMW 2003, S. 210 ff.</text:span></text:p>
      <text:p text:style-name="P300"><text:span text:style-name="T6">Däubler, Wolfgang:</text:span><text:span text:style-name="T2"> Grundrecht auf Leben und medizinische Versorgung, Am Beispiel der künstlichen Niere, in: NJW 1972, S. 1105 ff.</text:span></text:p>
      <text:p text:style-name="P47"/>
      <text:p text:style-name="P300"><text:span text:style-name="T6">Debong, Bernhard:</text:span><text:span text:style-name="T2"> Medizinischer Fortschritt und Prioritätensetzung, Ein Tagungsbericht, in: ArztR 1997, S. 15 f.</text:span></text:p>
      <text:list text:style-name="WW8Num75">
        <text:list-item>
          <text:p text:style-name="P77">Lockerung des Haftungsmaßstabes in Notfallsituationen, in: ArztR 2003, S. 288 ff.</text:p>
        </text:list-item>
      </text:list>
      <text:p text:style-name="P47"/>
      <text:p text:style-name="P300"><text:span text:style-name="T6">Degenhart, Christoph:</text:span><text:span text:style-name="T2"> Staatsrecht I, Staatsorganisationsrecht, 17. Auflage, Heidelberg 2001; 19. Auflage, Heidelberg 2003.</text:span></text:p>
      <text:p text:style-name="P47"/>
      <text:p text:style-name="P300"><text:span text:style-name="T6">Delonge, Franz Benno:</text:span><text:span text:style-name="T2"> Die Interessenabwägung nach § 34 StGB und ihr Verhältnis zu den übrigen strafrechtlichen Rechtfertigungsgründen, München 1988.</text:span></text:p>
      <text:p text:style-name="P47"/>
      <text:p text:style-name="P300"><text:span text:style-name="T6">Denninger, Erhard:</text:span><text:span text:style-name="T2"> Staatliche Hilfe zur Grundrechtsausübung durch Verfahren, Organisation und Finanzierung, in: Isensee, Josef / Kirchhof, Paul (Hrsg.), Handbuch des Staatsrechts der Bundesrepublik Deutschland, Bd. V, Allgemeine Grundrechtslehren, 2. Auflage, Heidelberg 2000, § 113, S. 291 ff.</text:span></text:p>
      <text:p text:style-name="P30"/>
      <text:p text:style-name="P300"><text:span text:style-name="T6">Depenheuer, Otto:</text:span><text:span text:style-name="T2"> Zufall als Rechtsprinzip?, Der Losentscheid im Rechtsstaat, in: JZ 1993, S. 171 ff. </text:span></text:p>
      <text:p text:style-name="P30"/>
      <text:p text:style-name="P300"><text:span text:style-name="T6">Descartes, René:</text:span><text:span text:style-name="T9"> </text:span><text:span text:style-name="T2">Abhandlung über die Methode des richtigen Vernunftgebrauchs und der wissenschaftlichen Wahrheitsforschung (1637), Stuttgart 1961.</text:span></text:p>
      <text:p text:style-name="P47"/>
      <text:p text:style-name="P71"><text:span text:style-name="T6">Deutsch, Erwin:</text:span><text:span text:style-name="T2"> Fahrlässigkeitstheorie und Behandlungsfehler, in: NJW 1993, S. 1506 ff.</text:span></text:p>
      <text:list text:style-name="WW8Num75">
        <text:list-item>
          <text:p text:style-name="P77">Allgemeines Haftungsrecht, 2. Auflage, Köln 1996.</text:p>
        </text:list-item>
        <text:list-item>
          <text:p text:style-name="P77">Ressourcenbeschränkung und Haftungsmaßstab im Medizinrecht, in: VersR 1998, S. 261 ff.</text:p>
        </text:list-item>
      </text:list>
      <text:p text:style-name="P47"/>
      <text:p text:style-name="P300"><text:span text:style-name="T6">Deutsch, Erwin / Spickhoff, Andreas:</text:span><text:span text:style-name="T2"> Medizinrecht. Arztrecht, Arzneimittelrecht, Medizinprodukterecht und Transfusionsrecht, 5. Auflage, Berlin 2003.</text:span></text:p>
      <text:p text:style-name="P47"/>
      <text:p text:style-name="P300"><text:span text:style-name="T6">Deutsche Stiftung Organtransplantation (Hrsg.):</text:span><text:span text:style-name="T2"> Organspende und Transplantation in Deutschland 1999, 5. Bericht DSO, Neu-Isenburg 2000.</text:span></text:p>
      <text:p text:style-name="P47"/>
      <text:p text:style-name="P300"><text:span text:style-name="T6">Deutscher Bundestag:</text:span><text:span text:style-name="T2"> Enquete-Kommission. Recht und Ethik der modernen Medizin. Schlußbericht, Berlin 2002.</text:span></text:p>
      <text:p text:style-name="P47"/>
      <text:p text:style-name="P71"><text:span text:style-name="T6">Deutsches Institut für Normung e.V. (Hrsg.):</text:span><text:span text:style-name="T2"> Rettungsdienst – Normen, 2. Aufl., Berlin 2000.</text:span></text:p>
      <text:p text:style-name="P47"/>
      <text:p text:style-name="P300"><text:span text:style-name="T6">Deutsches Rotes Kreuz (Hrsg.):</text:span><text:span text:style-name="T2"> Die Genfer Abkommen zum Schutze der Kriegsopfer vom 12. August 1949, 2. Aufl., Bonn 1953.</text:span></text:p>
      <text:p text:style-name="P47"/>
      <text:p text:style-name="P300"><text:span text:style-name="T6">Die Bibel:</text:span><text:span text:style-name="T2"> Einheitsübersetzung der Heiligen Schrift, Psalmen und Neues Testament, Ökumenischer Text, hrsg. im Auftrag der Bischöfe Deutschlands, Österreichs, der Schweiz, des Bischofs von Lüttich, des Bischof von Bozen-Brixen, des Rates der Evangelischen Kirsche in Deutschland und der Deutschen Bibelgesellschaft, Stuttgart 1996.</text:span></text:p>
      <text:p text:style-name="P47"/>
      <text:p text:style-name="P300"><text:span text:style-name="T6">Diederichsen, Uwe:</text:span><text:span text:style-name="T2"> Das Bundesverfassungsgericht als oberstes Zivilgericht – ein Lehrstück der juristischen Methodenlehre, in: AcP, 198. Band, 1998, S. 171 ff.</text:span></text:p>
      <text:p text:style-name="P71"><text:span text:style-name="T6">Dietrich, Frank:</text:span><text:span text:style-name="T9"> </text:span><text:span text:style-name="T2">Dimensionen der Verteilungsgerechtigkeit, Stuttgart 2001.</text:span></text:p>
      <text:list text:style-name="WW8Num17">
        <text:list-item>
          <text:p text:style-name="P92">Wider einem strikten Egalitarismus in der Gesundheitsversorgung – ein ethischer Kommentar zu Valerie Day, in: ders. / Imhoff, Michael / Kliemt, Hartmut (Hrsg.), Mikroallokation medizinischer Ressourcen – Medizinische, medizinethische und gesundheitsökonomische Aspekte der Knappheit medizinischer Ressourcen, Stuttgart 2003, S. 111 ff.</text:p>
        </text:list-item>
      </text:list>
      <text:p text:style-name="P47"/>
      <text:p text:style-name="P300"><text:span text:style-name="T6">Dietrich, Frank / Imhoff, Michael / Kliemt, Hartmut:</text:span><text:span text:style-name="T2"> Einleitende Bemerkungen, in: dies. (Hrsg.), Mikroallokation medizinischer Ressourcen – Medizinische, medizinethische und gesundheitsökonomische Aspekte der Knappheit medizinischer Ressourcen, Stuttgart 2003, S. 1 ff.</text:span></text:p>
      <text:p text:style-name="P47"/>
      <text:p text:style-name="P71"><text:span text:style-name="T6">Dingeldey, Thomas:</text:span><text:span text:style-name="T2"> Pflichtenkollision und rechtsfreier Raum, in: Jura 1979, S. 478 ff.</text:span></text:p>
      <text:p text:style-name="P47"/>
      <text:p text:style-name="P300"><text:span text:style-name="T6">Dischler, Ludwig (Hrsg.):</text:span><text:span text:style-name="T2"> Weltgesundheits-Organisation (WHO) und Internationale Gesundheits-Ordnung, Frankfurt a.M., 1952.</text:span></text:p>
      <text:p text:style-name="P47"/>
      <text:p text:style-name="P300"><text:span text:style-name="T6">Doehring, Karl:</text:span><text:span text:style-name="T2"> Die Gesunderhaltung des Menschen im Spannungsverhältnis zwischen Staatsfürsorge und Individualentscheidung, in: Fürst, Walther / Herzog, Roman / Umbach, Dieter, C. (Hrsg.), Festschrift für Wolfgang Zeidler, Band 2, Berlin 1987, S. 1553 ff. </text:span></text:p>
      <text:p text:style-name="P47"/>
      <text:p text:style-name="P71"><text:span text:style-name="T6">Dönicke, Sabine:</text:span><text:span text:style-name="T2"> Strafrechtliche Aspekte der Katastrophenmedizin, Frankfurt a.M. 1987.</text:span></text:p>
      <text:p text:style-name="P47"/>
      <text:p text:style-name="P300"><text:span text:style-name="T6">Dreier, Horst: </text:span><text:span text:style-name="T2">Menschenwürdegarantie und Schwangerschaftsabbruch, in: Die Öffentliche Verwaltung 1995, S. 1036 ff.</text:span></text:p>
      <text:list text:style-name="WW8Num17">
        <text:list-item>
          <text:p text:style-name="P92">Was ist Gerechtigkeit?, in: JuS 1996, S. 580 ff.</text:p>
        </text:list-item>
      </text:list>
      <text:list text:style-name="WW8Num19">
        <text:list-item>
          <text:p text:style-name="P303">(Hrsg.), Grundgesetz, Kommentar, in 2 Bänden, Tübingen 1996 (zit. Bearbeiter: Schultze-Fielitz, Helmuth).</text:p>
        </text:list-item>
        <text:list-item>
          <text:p text:style-name="P303">Lebensschutz und Menschenwürde in der bioethischen Diskussion, in: ders./Huber, Wolfgang, Bioethik und Menschenwürde, Münster 2002, S. 9 ff.</text:p>
        </text:list-item>
      </text:list>
      <text:p text:style-name="P47"/>
      <text:p text:style-name="P300"><text:span text:style-name="T6">Drews, Bill / Wacke, Gerhard / Vogel, Klaus / Martens, Wolfgang:</text:span><text:span text:style-name="T2"> Gefahrenabwehr, Allgemeines Polizeirecht (Ordnungsrecht) des Bundes und der Länder, 9. Auflage, Köln 1986.</text:span></text:p>
      <text:p text:style-name="P47"/>
      <text:p text:style-name="P300"><text:span text:style-name="T6">Dürig, Günther:</text:span><text:span text:style-name="T2"> Freizügigkeit, in: Neumann/Nipperdey/Scheuner (Hrsg.), Die Grundrechte, Handbuch der Theorie und Praxis der Grundrechte, 2. Band, Berlin 1954, S. 507 ff.</text:span></text:p>
      <text:list text:style-name="WW8Num19">
        <text:list-item>
          <text:p text:style-name="P303">Der Grundrechtssatz von der Menschenwürde, in: AöR, Band 81, 1956, S. 117 ff.</text:p>
        </text:list-item>
      </text:list>
      <text:p text:style-name="P47"/>
      <text:p text:style-name="P300"><text:span text:style-name="T6">Dütz, Wilhelm:</text:span><text:span text:style-name="T2"> Zur privatrechtlichen Bedeutung unterlassener Hilfeleistung (§ 330c StGB), in: NJW 1970, S. 1822 ff.</text:span></text:p>
      <text:p text:style-name="P47"/>
      <text:p text:style-name="P71"><text:span text:style-name="T6">Dworkin, Ronald:</text:span><text:span text:style-name="T9"> </text:span><text:span text:style-name="T2">Bürgerrechte ernstgenommen, Frankfurt a.M. 1984.</text:span></text:p>
      <text:list text:style-name="WW8Num17">
        <text:list-item>
          <text:p text:style-name="P92">Die Grenzen des Lebens – Abtreibung, Euthanasie und persönliche Freiheit, Reinbeck bei Hamburg 1994.</text:p>
        </text:list-item>
      </text:list>
      <text:p text:style-name="P47"/>
      <text:p text:style-name="P300"><text:span text:style-name="T6">Eberhardt, Dietrich:</text:span><text:span text:style-name="T2"> Zivilrecht und Sozialrecht in der Beziehung von Kassenarzt und Kassenpatient, in: AcP, 171. Band, 1971, S. 298 ff.</text:span></text:p>
      <text:p text:style-name="P47"/>
      <text:p text:style-name="P300"><text:span text:style-name="T6">Eberle, Heinz:</text:span><text:span text:style-name="T2"> Richtlinien für Notfallhilfe unter Katastrophenbedingungen – Triage, in: Lanz, Rolf / Rossetti, Mario (Hrsg.), Katastrophenmedizin, Stuttgart 1980, S. 29 ff.</text:span></text:p>
      <text:p text:style-name="P47"/>
      <text:p text:style-name="P300"><text:span text:style-name="T6">Ebsen, Ingwer:</text:span><text:span text:style-name="T9"> </text:span><text:span text:style-name="T2">Bedarfsorientierte Regelung der Zulassung von Leistungserbringern zur Gesetzlichen Krankenversicherung und das Grundrecht der Berufsfreiheit, in: ZSR 1992, S. 328 ff.</text:span></text:p>
      <text:list text:style-name="WW8Num17">
        <text:list-item>
          <text:p text:style-name="P92">Ressourcenknappheit im Gesundheitswesen – verfassungsrechtliche Implikationen, in: Arbeitsgemeinschaft Rechtsanwälte im Medizinrecht (Hrsg.), Die Budgetierung im Gesundheitswesen: Wo bleibt der medizinische Standard?, Berlin 1997, S. 109 ff.</text:p>
        </text:list-item>
      </text:list>
      <text:p text:style-name="P47"/>
      <text:p text:style-name="P300"><text:span text:style-name="T6">Ehlers, Alexander P.F.:</text:span><text:span text:style-name="T2"> Kostendämpfung und ärztlicher Standard – Theorie und Praxis der Finanzierung der Ausgaben im Gesundheitswesen und Wirtschaftlichkeitsprüfungen, in: MedR 1993, S. 334 ff.</text:span></text:p>
      <text:p text:style-name="P298"/>
      <text:p text:style-name="P300"><text:span text:style-name="T6">Ehmann, Frank:</text:span><text:span text:style-name="T2"> Anwendung von Amtshaftungsgrundsätzen für die rettungsdienstliche Tätigkeit, in: NJW 2004, S. 2944 ff.</text:span></text:p>
      <text:p text:style-name="P47"/>
      <text:p text:style-name="P300"><text:span text:style-name="T6">Elsässer, Antonellus / Knoepffler, Nikolaus:</text:span><text:span text:style-name="T2"> Ressourcenallokation im Gesundheitswesen – Christliche Perspektiven, in Gutmann, Thomas / Schmidt, Volker H. (Hrsg), Rationierung und Allokation im Gesundheitswesen, Weilerswist 2002, S. 221 ff.</text:span></text:p>
      <text:p text:style-name="P47"/>
      <text:p text:style-name="P300"><text:span text:style-name="T6">End, Heinrich:</text:span><text:span text:style-name="T2"> Existentielle Handlungen im Strafrecht – Die Pflichtenkollision im Lichte der Philosophie von Karl Jaspers, München 1959.</text:span></text:p>
      <text:p text:style-name="P47"/>
      <text:p text:style-name="P300"><text:span text:style-name="T6">Enderle, Georges / Homann, Karl / Honecker, Martin / Kerber, Walter / Steinmann, Horst (Hrsg.):</text:span><text:span text:style-name="T2"> Lexikon der Wirtschaftsethik, Freiburg 1993 (zit. Bearbeiter: Suchanek, Andreas).</text:span></text:p>
      <text:p text:style-name="P47"/>
      <text:p text:style-name="P300"><text:span text:style-name="T6">Engelhardt, Dietrich v.</text:span><text:span text:style-name="T2">: Zur Systematik und Geschichte der Medizinischen Ethik, in: ders. (Hrsg.), Ethik im Alltag der Medizin, 2. Auflage, Basel 1997, S. 1 ff.</text:span></text:p>
      <text:p text:style-name="P47"/>
      <text:p text:style-name="P300"><text:span text:style-name="T6">Engelhardt, H. Tristam:</text:span><text:span text:style-name="T2"> Zielkonflikte im nationalen Gesundheitswesen, in: Sass, Hans-Martin (Hrsg.), Ethik und öffentliches Gesundheitswesen, Ordnungsethische und ordnungspolitische Einflußfaktoren im öffentlichen Gesundheitswesen, Berlin 1988, S. 35 ff.</text:span></text:p>
      <text:p text:style-name="P47"/>
      <text:p text:style-name="P300"><text:span text:style-name="T6">Engisch, Karl:</text:span><text:span text:style-name="T2"> Euthanasie und Vernichtung lebensunwerten Lebens in strafrechtlicher Beleuchtung, Stuttgart 1948.</text:span></text:p>
      <text:list text:style-name="WW8Num17">
        <text:list-item>
          <text:p text:style-name="P92">Auf der Suche nach Gerechtigkeit. Hauptthemen der Rechtsphilosophie, München 1971.</text:p>
        </text:list-item>
        <text:list-item>
          <text:p text:style-name="P92">Tun und Unterlassen, in: Lackner, Karl / Leferenz, Heinz/Schmidt, Eberhard / Welp, Jürgen / Wolff, Ernst Amadeus (Hrsg.), Festschrift für Wilhelm Gallas zum 70. Geburtstag am 22. Juli 1973, Berlin 1973, S. 163 ff.</text:p>
        </text:list-item>
      </text:list>
      <text:p text:style-name="P47"/>
      <text:p text:style-name="P300"><text:span text:style-name="T6">Enneccerus, Ludwig / Nipperdey, Hans Carl:</text:span><text:span text:style-name="T2"> Allgemeiner Teil des Bürgerlichen Rechts, Halbband 1, 15. Auflage, 1959.</text:span></text:p>
      <text:p text:style-name="P47"/>
      <text:p text:style-name="P300"><text:span text:style-name="T6">Eser, Albin:</text:span><text:span text:style-name="T2"> Zwischen „Heiligkeit“ und „Qualität“ des Lebens, in J. Gernhuber (Hrsg.), Tradition und Fortschritt im Recht. Festschrift zum 500jährigen Bestehen der Tübinger Juristenfakultät, Tübingen 1977, S. 377 ff.</text:span></text:p>
      <text:list text:style-name="WW8Num17">
        <text:list-item>
          <text:p text:style-name="P92">Lebenserhaltungspflicht und Behandlungsabbruch in rechtlicher Sicht, in: Auer, Alfons / Menzel, Hartmut / Eser, Albin (Hrsg.), Zwischen Heilauftrag und Sterbehilfe – Zum Behandlungsabbruch aus ethischer, medizinischer und rechtlicher Sicht, Köln 1977, S. 75 ff.</text:p>
        </text:list-item>
        <text:list-item>
          <text:p text:style-name="P92">Freiheit zum Sterben – Kein Recht auf Tötung, in: JZ 1986, S. 786 ff.</text:p>
        </text:list-item>
        <text:list-item>
          <text:p text:style-name="P92">Der Arzt im Spannungsfeld von Recht und Ethik – Zur Problematik „ärztlichen Ermessens“, in: Marquard, Odo / Seidler, Eduard / Staudinger, Hans-Jürgen (Hrsg.), Ethische Probleme des ärztlichen Alltags, Paderborn 1988, S. 78 ff.</text:p>
        </text:list-item>
      </text:list>
      <text:p text:style-name="P47"/>
      <text:p text:style-name="P300"><text:span text:style-name="T6">Eser, Albin / v. Lutterotti, Markus / Sporken, Paul (Hrsg.):</text:span><text:span text:style-name="T9"> </text:span><text:span text:style-name="T2">Lexikon Medizin Ethik Recht, Freiburg 1989 (zit. Bearbeiter: Anschütz, Felix; Graf-Baumann, Toni; Illhardt, Franz Josef; Kautzky, Rudolf; Künschner, Alfred; Laufs, Adolf).</text:span></text:p>
      <text:p text:style-name="P47"/>
      <text:p text:style-name="P71"><text:span text:style-name="T6">Esser, Josef:</text:span><text:span text:style-name="T2"> Schuldrecht, Band 1, Allgemeiner Teil, 4. Auflage, Karlsruhe 1970.</text:span></text:p>
      <text:p text:style-name="P47"/>
      <text:p text:style-name="P300"><text:span text:style-name="T6">Etzel, Jochen:</text:span><text:span text:style-name="T2"> Notstand und Pflichtenkollision im amerikanischen Strafrecht, Freiburg im Breisgau 1993.</text:span></text:p>
      <text:p text:style-name="P47"/>
      <text:p text:style-name="P300"><text:span text:style-name="T6">Evangelische Kirche Deutschlands / Deutsche Bischofskonferenz (Hrsg.):</text:span><text:span text:style-name="T9"> </text:span><text:span text:style-name="T2">Gott ist ein Freund des Lebens, Herausforderungen und Aufgaben beim Schutz des Lebens, 5. Auflage, Gütersloh 1991.</text:span></text:p>
      <text:p text:style-name="P298"/>
      <text:p text:style-name="P300"><text:span text:style-name="T6">Fehn, Karsten / Brauns, Miriam:</text:span><text:span text:style-name="T2"> Bundeswehr und innere Sicherheit, Eine Analyse der rechtlichen Möglichkeiten und Grenzen polizeilicher Aufgabenwahrnehmung durch die Streitkräfte, insbesondere bei zu Terrorzwecken entführten Passagierflugzeugen, Frankfurt 2003.</text:span></text:p>
      <text:p text:style-name="P298"/>
      <text:p text:style-name="P300"><text:span text:style-name="T6">Fehn, Karsten / Lechleuthner, A.:</text:span><text:span text:style-name="T2"> Amtshaftung bei notärztlichem Behandlungsfehler, in: MedR 2000, S. 114 ff.</text:span></text:p>
      <text:p text:style-name="P47"/>
      <text:p text:style-name="P300"><text:span text:style-name="T6">Fehn, Karsten / Selen, Sinan:</text:span><text:span text:style-name="T2"> Rechtshandbuch für Feuerwehr- und Rettungsdienst, Edewecht 2000.</text:span></text:p>
      <text:p text:style-name="P298"/>
      <text:p text:style-name="P300"><text:span text:style-name="T6">Feicht, Günther:</text:span><text:span text:style-name="T2"> Dermatologie in der Praxis: ein Hautarzt beschreibt seine „deutschen“ Erfahrungen, in: Dietrich, Frank / Imhoff, Michael / Kliemt, Hartmut (Hrsg.), Mikroallokation medizinischer Ressourcen – Medizinische, medizinethische und gesundheitsökonomische Aspekte der Knappheit medizin. Ressourcen, Stuttgart 2003, S. 8 ff.</text:span></text:p>
      <text:p text:style-name="P47"/>
      <text:p text:style-name="P300"><text:span text:style-name="T6">Feuerstein, Günter:</text:span><text:span text:style-name="T2"> Das Transplantationssystem, Dynamik, Konflikte und ethisch-moralische Grenzgänge, Weinheim 1995.</text:span></text:p>
      <text:list text:style-name="WW8Num17">
        <text:list-item>
          <text:p text:style-name="P92">Symbolische Gerechtigkeit – Zur verfahrenstechnischen Ausblendung von Wertkonflikten in der Mikroallokation medizinischer Behandlungsressourcen, in Feuerstein, Günter / Kuhlmann, Ellen (Hrsg.): Rationierung im Gesundheitswesen, Wiesbaden 1998, S. 193 ff.</text:p>
        </text:list-item>
      </text:list>
      <text:p text:style-name="P47"/>
      <text:p text:style-name="P71"><text:span text:style-name="T6">Fikentscher, Wolfgang:</text:span><text:span text:style-name="T2"> Schuldrecht, 9. Auflage, Berlin 1997.</text:span></text:p>
      <text:p text:style-name="P47"/>
      <text:p text:style-name="P71"><text:span text:style-name="T6">Fischer, Georg Hans:</text:span><text:span text:style-name="T2"> Europarecht, 3. Auflage, München 2001.</text:span></text:p>
      <text:p text:style-name="P47"/>
      <text:p text:style-name="P715"><text:span text:style-name="T6">Fleischhauer, Kurt:</text:span><text:span text:style-name="T2"> Altersdiskriminierung, in: Jahrbuch für Wissenschaft und Ethik, Band 4, Berlin 1999, S. 195 ff.</text:span></text:p>
      <text:p text:style-name="P47"/>
      <text:p text:style-name="P71"><text:span text:style-name="T6">Fleiner-Gerster, Thomas:</text:span><text:span text:style-name="T2"> Allgemeine Staatslehre, 2. Auflage, Berlin 1995.</text:span></text:p>
      <text:p text:style-name="P300"><text:span text:style-name="T6">Fock, Rüdiger:</text:span><text:span text:style-name="T2"> Außergewöhnliche biologische Gefahren, in: Bundesamt für Bevölkerungsschutz und Katastrophenhilfe (Hrsg.), Biologische Gefahren – Beiträge zum Bevölkerungsschutz, Bonn 2004, S. 17 ff.</text:span></text:p>
      <text:p text:style-name="P47"/>
      <text:p text:style-name="P300"><text:span text:style-name="T6">Francke, Robert:</text:span><text:span text:style-name="T9"> </text:span><text:span text:style-name="T2">Ärztliche Berufsfreiheit und Patientenrechte, Eine Untersuchung zu den verfassungsrechtlichen Grundlagen des ärztlichen Berufsrechts und des Patientenschutzes, Stuttgart 1994.</text:span></text:p>
      <text:list text:style-name="WW8Num17">
        <text:list-item>
          <text:p text:style-name="P92">Richtlinien, Normsetzungsverträge und neue Behandlungsmethoden im Rechtskonkretisierungskonzept des Bundessozialgerichts, in: SGb 1999, S. 5 ff.</text:p>
        </text:list-item>
        <text:list-item>
          <text:p text:style-name="P92">Begrenzung der Leistungen der gesetzlichen Krankenversicherung, Grund- und Wahlleistungen, Rationierung, Priorisierung, in: GesR 2003, S. 97 ff.</text:p>
        </text:list-item>
      </text:list>
      <text:p text:style-name="P47"/>
      <text:p text:style-name="P300"><text:span text:style-name="T6">Franz, Carl:</text:span><text:span text:style-name="T9"> </text:span><text:span text:style-name="T2">Die Wechselbeziehungen zwischen Kriegschirurgie und Sanitätsorganisation bzw. Sanitätstaktik, in: DDM 1936, S. 1 ff.</text:span></text:p>
      <text:p text:style-name="P47"/>
      <text:p text:style-name="P300"><text:span text:style-name="T6">Franzki, Harald:</text:span><text:span text:style-name="T2"> Von der Verantwortung des Richters für die Medizin – Entwicklungen und Fehlentwicklungen der Rechtsprechung zur Arzthaftung, in: MedR 1994, S. 171 ff.</text:span></text:p>
      <text:p text:style-name="P47"/>
      <text:p text:style-name="P71"><text:span text:style-name="T6">Frei, E.:</text:span><text:span text:style-name="T2"> Erlebte Kriegschirurgie, in: Unfallchirurgie 1984, S. 262 ff.</text:span></text:p>
      <text:p text:style-name="P47"/>
      <text:p text:style-name="P300"><text:span text:style-name="T6">Frey, René L.:</text:span><text:span text:style-name="T2"> Wirtschaft, Staat und Wohlfahrt, Eine Einführung in die Nationalökonomie, 10. Auflage, Basel 1997.</text:span></text:p>
      <text:p text:style-name="P47"/>
      <text:p text:style-name="P300"><text:span text:style-name="T6">Friauf, Karl Heinrich:</text:span><text:span text:style-name="T2"> Zur Rolle der Grundrechte im Interventions- und Leistungsstaat, in: DVBl. 1971, S. 674 ff.</text:span></text:p>
      <text:p text:style-name="P47"/>
      <text:p text:style-name="P300"><text:span text:style-name="T6">Fritsche, Paul:</text:span><text:span text:style-name="T2"> Grenzbereich zwischen Leben und Tod. Klinische, juristische und ethische Probleme, Stuttgart 1973.</text:span></text:p>
      <text:p text:style-name="P47"/>
      <text:p text:style-name="P300"><text:span text:style-name="T6">Fritz, R.-H. / Endres, P. / Sahlmann, J. :</text:span><text:span text:style-name="T2"> Triage im Rettungsdienst – Kasuistik eines Massenanfalls von Verwundeten während des Einsatzes UNOSOM II, in: Wehrmedizinische Monatsschrift 1996, S. 162 ff.</text:span></text:p>
      <text:p text:style-name="P298"/>
      <text:p text:style-name="P300"><text:span text:style-name="T6">Fritze, Lothar:</text:span><text:span text:style-name="T2"> Die Tötung Unschuldiger, Berlin 2004.</text:span></text:p>
      <text:p text:style-name="P47"/>
      <text:p text:style-name="P300"><text:span text:style-name="T6">Fuchs, Christoph:</text:span><text:span text:style-name="T2"> Kostendämpfung und ärztlicher Standard – Verantwortlichkeit und Prinzipien der Ressourcenverteilung, in: MedR 1993, S. 323 ff.</text:span></text:p>
      <text:list text:style-name="WW8Num17">
        <text:list-item>
          <text:p text:style-name="P92">Was heißt hier Rationierung?, in: Nagel, Eckhard / Fuchs, Christoph (Hrsg.), Rationalisierung und Rationierung im deutschen Gesundheitswesen, Stuttgart 1998, S. 42 ff. </text:p>
        </text:list-item>
      </text:list>
      <text:p text:style-name="P47"/>
      <text:p text:style-name="P700"><text:span text:style-name="T6">Fuchs, Helmut:</text:span><text:span text:style-name="T2"> Österreichisches Strafrecht AT I, 5. Auflage, Wien 2002.</text:span></text:p>
      <text:p text:style-name="P47"/>
      <text:p text:style-name="P300"><text:span text:style-name="T6">Fuchs, Herbert / Will, Gerhard:</text:span><text:span text:style-name="T2"> Katastrophenschutzgesetz – Nordrhein-Westfalen, Kommentar für die Praxis, Köln 1984.</text:span></text:p>
      <text:p text:style-name="P47"/>
      <text:p text:style-name="P300"><text:span text:style-name="T6">Fürnsinn, Gerhard:</text:span><text:span text:style-name="T2"> Der biologisch-chemische Katastrophenfall. Ein Handbuch für Einsatzkräfte, Wien 2001.</text:span></text:p>
      <text:p text:style-name="P47"/>
      <text:p text:style-name="P300"><text:span text:style-name="T6">Gäfgen, Gérard:</text:span><text:span text:style-name="T9"> </text:span><text:span text:style-name="T2">Die ethische Problematik von Allokationsentscheidungen – am Beispiel des Ressourceneinsatzes im Gesundheitswesen, in: Enderle, Georges (Hrsg.), Ethik und Wirtschaftswissenschaft, Berlin 1985, S. 249 ff.</text:span></text:p>
      <text:p text:style-name="P298"/>
      <text:p text:style-name="P300"><text:span text:style-name="T6">Gallas, Wilhelm:</text:span><text:span text:style-name="T2"> Pflichtenkollision als Schuldausschließungsgrund, in: Engisch, Karl / Maurach, Reinhart (Hrsg), Festschrift für Edmund Metzger zum 70. Geburtstag, 15.10.1953, München 1954, S. 311 ff.</text:span></text:p>
      <text:p text:style-name="P47"/>
      <text:p text:style-name="P71"><text:span text:style-name="T6">Gamillscheg, Franz:</text:span><text:span text:style-name="T2"> Die Grundrechte im Arbeitsrecht, in: AcP, 164. Band, 1964, S. 386 ff.</text:span></text:p>
      <text:p text:style-name="P47"/>
      <text:p text:style-name="P300"><text:span text:style-name="T6">Ganthaler, Heinrich:</text:span><text:span text:style-name="T2"> Das Recht auf Leben in der Medizin – Eine moralphilospohische Untersuchung, Egelsbach 2001.</text:span></text:p>
      <text:p text:style-name="P47"/>
      <text:p text:style-name="P300"><text:span text:style-name="T6">Ganzoni, N.:</text:span><text:span text:style-name="T2"> Triage, in: Bezirksärztekammer Südwürttemberg (Hrsg.), Katastrophenmedizin, Tübingen 1981, S. 29 ff.</text:span></text:p>
      <text:p text:style-name="P47"/>
      <text:p text:style-name="P716"><text:span text:style-name="T6">Gastgeber, Karl:</text:span><text:span text:style-name="T2"> Ethische Probleme des Arztes unter den außergewöhnlichen Bedingungen der Massenmedizin, in: Arzt und Christ, Band 29, 1983, S. 154 ff.</text:span></text:p>
      <text:p text:style-name="P47"/>
      <text:p text:style-name="P300"><text:span text:style-name="T6">Geddert-Steinacher, Tatjana:</text:span><text:span text:style-name="T2"> Menschenwürde als Verfassungsbegriff, Aspekte zur Rechtsprechung des Bundesverfassungsgerichts zu Art. 1 I GG, Berlin 1990.</text:span></text:p>
      <text:p text:style-name="P298"/>
      <text:p text:style-name="P716"><text:span text:style-name="T6">Geier, Wolfram:</text:span><text:span text:style-name="T2"> Für eine neue Strategie zum Schutz der Bevölkerung, in: Bundesverwaltungsamt (Hrsg.), Neue Strategie zum Schutz der Bevölkerung in Deutschland, Akademie für Krisenmanagement, Notfallplanung und Zivilschutz (AKNZ), im Auftrag des Bundesministerium des Innern, Leipzig 2003, S. 7 ff.</text:span></text:p>
      <text:p text:style-name="P717"/>
      <text:p text:style-name="P300"><text:span text:style-name="T6">Geiger, Rudolf:</text:span><text:span text:style-name="T9"> </text:span><text:span text:style-name="T2">EUG/EGV – Vertrag über die Europäische Union und Vertrag zur Gründung der Europäischen Gemeinschaft, Kommentar, 3. Auflage, München 2000.</text:span></text:p>
      <text:list text:style-name="WW8Num17">
        <text:list-item>
          <text:p text:style-name="P92">Grundgesetz und Völkerrecht – Die Bezüge des Staatsrechts zum Völkerrecht und Europarecht, 3. Auflage, München 2002.</text:p>
        </text:list-item>
      </text:list>
      <text:p text:style-name="P47"/>
      <text:p text:style-name="P71"><text:span text:style-name="T6">Geilen, Gerd:</text:span><text:span text:style-name="T2"> Probleme des §323c StGB, in: Jura 1983, S. 138 ff.</text:span></text:p>
      <text:p text:style-name="P47"/>
      <text:p text:style-name="P300"><text:span text:style-name="T6">Gerdelmann, Werner:</text:span><text:span text:style-name="T2"> Auswirkungen der DRGs auf die Kosten und Qualität der Gesundheitsversorgung, in: chefarzt aktuell 2001, S. 73 ff.</text:span></text:p>
      <text:p text:style-name="P47"/>
      <text:p text:style-name="P300"><text:span text:style-name="T6">Gestewitz, Hans Rudolf / Steiner, Edgar R. (Hrsg.):</text:span><text:span text:style-name="T9"> </text:span><text:span text:style-name="T2">Militärmedizin, Hochschullehrbuch für Studenten der Medizin und Stomatologie, 4. Auflage, Berlin 1989.</text:span></text:p>
      <text:p text:style-name="P298"/>
      <text:p text:style-name="P300"><text:span text:style-name="T5">Giemulla, Elmar / v. Schyndel, Heiko (Hrsg.):</text:span><text:span text:style-name="T2"> Luftsicherheitsgesetz, Kommentar, Neuwied 2006.</text:span></text:p>
      <text:p text:style-name="P47"/>
      <text:p text:style-name="P71"><text:span text:style-name="T6">Giesen, Dieter:</text:span><text:span text:style-name="T2"> Ethische und rechtliche Probleme am Ende des Lebens, in: JZ 1990, S. 929 ff.</text:span></text:p>
      <text:list text:style-name="WW8Num17">
        <text:list-item>
          <text:p text:style-name="P92">Arzthaftungsrecht. Die zivilrechtliche Haftung aus medizinischer Behandlung in der BRD, in Österreich und der Schweiz, 4. Auflage, Tübingen 1995.</text:p>
        </text:list-item>
      </text:list>
      <text:p text:style-name="P47"/>
      <text:p text:style-name="P300"><text:span text:style-name="T6">Goetze, Erik:</text:span><text:span text:style-name="T2"> Arzthaftungsrecht und kassenärztliches Wirtschaftlichkeitsgebot, Eine Untersuchung unter besonderer Berücksichtigung des Arztstrafrechts, der statistischen Vergleichsprüfung im Wirtschaftlichkeitsprüfwesen und ihrer Wechselbeziehungen, Berlin 1989.</text:span></text:p>
      <text:p text:style-name="P300"><text:span text:style-name="T6">Goltermann, Reiner:</text:span><text:span text:style-name="T2"> Triage als zentrales Merkmal der Katastrophenmedizin, in: Mayer, Joyce (Hrsg.), Katastrophenmedizin oder: Die Lehre vom ethisch bitteren Handeln, Neckarsulm/München 1987, S. 8 ff.</text:span></text:p>
      <text:p text:style-name="P47"/>
      <text:p text:style-name="P300"><text:span text:style-name="T6">Gorgaß, Bodo / Ahnefeld, Friedrich Wilhelm / Rossi, Rolando / Lippert, Hans-Dieter:</text:span><text:span text:style-name="T2"> Rettungsassistent und Rettungssanitäter, 6. Auflage, Berlin 2001.</text:span></text:p>
      <text:p text:style-name="P298"/>
      <text:p text:style-name="P300"><text:span text:style-name="T6">Gössel, Karl-Heinz:</text:span><text:span text:style-name="T2"> Strafrecht, Besonderer Teil, Band 1, Delikte gegen immaterielle Rechtsgüter des Inidviduums, Heidelberg 1987.</text:span></text:p>
      <text:p text:style-name="P47"/>
      <text:p text:style-name="P300"><text:span text:style-name="T6">Göttsching, Christian:</text:span><text:span text:style-name="T2"> Gesundheitswesen, in: Staatslexikon, Recht, Wirtschaft, Gesellschaft, in 5 Bänden, 7. Auflage, Band 2, Freiburg 1986.</text:span></text:p>
      <text:p text:style-name="P47"/>
      <text:p text:style-name="P300"><text:span text:style-name="T6">Greiner, Wolfgang:</text:span><text:span text:style-name="T2"> Organverteilungssysteme in der Transplantationsmedizin aus ökonomischer Sicht, in: Ethik in der Medizin 1998, S. 64 ff.</text:span></text:p>
      <text:p text:style-name="P47"/>
      <text:p text:style-name="P300"><text:span text:style-name="T6">Groeschel, Kurt:</text:span><text:span text:style-name="T2"> Katastrophenmedizin, warum – wie – wo und warum?, Versuch einer Begründung und Begrenzung, in: Zivilverteidigung, II. Quartal, 1984, S. 23 ff.</text:span></text:p>
      <text:p text:style-name="P47"/>
      <text:p text:style-name="P300"><text:span text:style-name="T6">Gropp, Walter:</text:span><text:span text:style-name="T2"> Die „Pflichtenkollision“: weder eine Kollision von Pflichten noch Pflichten in Kollision, in: Weigand, Thomas / Küpper, Georg (hrsg.), Festschrift für Hans Joachim Hirsch zum 70. Geburtstag am 11. April 1999, Berlin 1999, S. 207 ff.</text:span></text:p>
      <text:p text:style-name="P47"/>
      <text:p text:style-name="P300"><text:span text:style-name="T6">Gröschner, Rolf:</text:span><text:span text:style-name="T9"> </text:span><text:span text:style-name="T2">Menschenwürde und Sepulkralkultur in der grundgesetzlichen Ordnung, Jenaer Schriften zum Recht, Band 2, Stuttgart 1995.</text:span></text:p>
      <text:list text:style-name="WW8Num17">
        <text:list-item>
          <text:p text:style-name="P92">Die Würde des Menschen, in: Bavastro, Paolo (Hrsg.), Individualität und Ethik, Stuttgart, 1997, S. 15 ff.</text:p>
        </text:list-item>
      </text:list>
      <text:p text:style-name="P47"/>
      <text:p text:style-name="P300"><text:span text:style-name="T6">Gründel, Johannes:</text:span><text:span text:style-name="T2"> Ethik ärztlichen Handelns bei Katastrophen, in: Heberer, G. / Peter, K. / Ungeheuer E. (Hrsg.): Katastrophenmedizin – Eine Standortbestimmung, 2. Tagung der Deutschen Gesellschaft für Katastrophenmedizin e.V., München 1984, S. 89 ff.</text:span></text:p>
      <text:list text:style-name="WW8Num17">
        <text:list-item>
          <text:p text:style-name="P92">Der Behandlungsanspruch des Patienten aus ethischer Sicht, in: Arbeitsgemeinschaft Rechtsanwälte im Medizinrecht e.V. (Hrsg.), Medizinische Notwendigkeit und Ethik – Gesundheitschancen in Zeiten der Ressourcenknappheit, Berlin 1999, S. 81 ff.</text:p>
        </text:list-item>
      </text:list>
      <text:p text:style-name="P47"/>
      <text:p text:style-name="P300"><text:span text:style-name="T6">Gubernatis, Gundolf:</text:span><text:span text:style-name="T2"> Solidarmodell – mehr Gerechtigkeit in der Organverteilung, mehr Wahrhaftigkeit bei der Organspende – ein Weg zu multipler Problemlösung in der Transplantationsmedizin, in: Lachmann, Rolf / Meuter, Norbert (Hrsg.), Zur Gerechtigkeit der Organverteilung, Ein Problem der Transplantationsmedizin aus interdisziplinärer Sicht, Stuttgart 1997, S. 15 ff.</text:span></text:p>
      <text:p text:style-name="P47"/>
      <text:p text:style-name="P300"><text:span text:style-name="T6">Gunn, S.W.A. / Domres, B. / Steiner, E.R.:</text:span><text:span text:style-name="T2"> Dictionary of Disaster Medicine and International Relief – Wörterbuch der Katastrophenmedizin und der internationalen Hilfe (deutsche Ausgabe), Edewecht 1996.</text:span></text:p>
      <text:p text:style-name="P47"/>
      <text:p text:style-name="P300"><text:span text:style-name="T6">Güntert, Lothar / Alber, Winfried:</text:span><text:span text:style-name="T2"> Rettungsdienstgesetz Baden-Württemberg, Kommentar, Stand Dezember 2003, Wiesbaden.</text:span></text:p>
      <text:p text:style-name="P47"/>
      <text:p text:style-name="P716"><text:span text:style-name="T6">Gurn, Hans-Edwin:</text:span><text:span text:style-name="T9"> </text:span><text:span text:style-name="T2">Katastrophenmedizin – Allgemeine Grundlagen, in: Ärztekammer Niedersachsen (Hrsg.), Wegweiser – Medizinische Katastrophenhilfe, Schwerpunkt ärztlicher Hilfe bei Großunfällen und zivilen Katastrophen, Handbuch für den Katastrophenschutz, Hannover 1982, S. 21 ff.</text:span></text:p>
      <text:p text:style-name="P47"/>
      <text:p text:style-name="P300"><text:span text:style-name="T6">Gutmann, Thomas:</text:span><text:span text:style-name="T9"> </text:span><text:span text:style-name="T2">Gleichheit vor der Rationierung – Rechtsphilosophische Überlegungen, in: ders. / Schmidt, Volker H. (Hrsg), Rationierung und Allokation im Gesundheitswesen, Weilerswist 2002, S. 179 ff.</text:span></text:p>
      <text:list text:style-name="WW8Num17">
        <text:list-item>
          <text:p text:style-name="P48">Für ein neues Transplantationsgesetz – Eine Bestandsaufnahme des Novellierungsbedarfes im Recht der Transplantationsmedizin, Berlin 2006.</text:p>
        </text:list-item>
      </text:list>
      <text:p text:style-name="P47"/>
      <text:p text:style-name="P300"><text:span text:style-name="T6">Gutmann, Thomas / Fateh-Moghadam, Bijan:</text:span><text:span text:style-name="T9"> </text:span><text:span text:style-name="T2">Rechtsfragen der Organverteilung – Das Transplantationsgesetz, die „Richtlinien“ der Bundesärztekammer und die Empfehlungen der Deutschen Gesellschaft für Medizinrecht, in: NJW 2002, S. 3365 ff.</text:span></text:p>
      <text:list text:style-name="WW8Num17">
        <text:list-item>
          <text:p text:style-name="P92">Rechtsfragen der Organverteilung, in: Gutmann, Thomas / Schneewind, Klaus, A. / Schroth, Ulrich / Schmidt, Volker H. / Elsässer, Antonellus / Land, Walter / Hillebrand, Günther F. (Hrsg.), Grundlagen einer gerechten Organverteilung, Berlin 2003, S. 37 ff.</text:p>
        </text:list-item>
      </text:list>
      <text:p text:style-name="P47"/>
      <text:p text:style-name="P300"><text:span text:style-name="T6">Gutmann, Thomas / Land, Walter:</text:span><text:span text:style-name="T9"> </text:span><text:span text:style-name="T2">Ethische und rechtliche Fragen der Organverteilung: Der Stand der Debatte, in: Schmidt, Ulla / Albert, Franz Werner (Hrsg.): Praxis der Nierentransplantation (IV), Lengerich 1997, S. 92 ff.</text:span></text:p>
      <text:p text:style-name="P298"/>
      <text:p text:style-name="P300"><text:span text:style-name="T6">Habers, J.:</text:span><text:span text:style-name="T2"> Einsatzmanagement, Sichtung und Patientendokumentation beim MANV, in: Intensiv- und Notfallbehandlung 2004, S. 62 ff.</text:span></text:p>
      <text:p text:style-name="P47"/>
      <text:p text:style-name="P71"><text:span text:style-name="T6">Häberle, Peter:</text:span><text:span text:style-name="T9"> </text:span><text:span text:style-name="T2">Grundrechte im Leistungsstaat, in: VVDStRL, Heft 30, Berlin 1972, S. 43 ff.</text:span></text:p>
      <text:list text:style-name="WW8Num17">
        <text:list-item>
          <text:p text:style-name="P92">Die Menschenwürde als Grundlage der staatlichen Gemeinschaft, in: Isensee, Josef / Kirchhof, Paul (Hrsg.), Handbuch des Staatsrechts der Bundesrepublik Deutschland, Band I, Grundlagen von Staat und Verfassung, Heidelberg 1987, § 20, S. 815 ff. </text:p>
        </text:list-item>
      </text:list>
      <text:p text:style-name="P47"/>
      <text:p text:style-name="P71"><text:span text:style-name="T6">Hager, Johannes:</text:span><text:span text:style-name="T2"> Grundrechte im Privatrecht, in: JZ 1994, S. 373 ff.</text:span></text:p>
      <text:p text:style-name="P47"/>
      <text:p text:style-name="P300"><text:span text:style-name="T6">Hanack, Ernst-Walter:</text:span><text:span text:style-name="T2"> Rechtsprobleme bei Organtransplantationen, in: Studium Generale 1970, S. 428 ff.</text:span></text:p>
      <text:p text:style-name="P47"/>
      <text:p text:style-name="P71"><text:span text:style-name="T6">Hansak, Peter:</text:span><text:span text:style-name="T2"> Triage im Rettungsdienst, in SEG 1998, S. 64 ff.</text:span></text:p>
      <text:p text:style-name="P47"/>
      <text:p text:style-name="P71"><text:span text:style-name="T6">Harris, John:</text:span><text:span text:style-name="T2"> Der Wert des Lebens. Eine Einführung in die medizinische Ethik, Berlin 1995.</text:span></text:p>
      <text:p text:style-name="P47"/>
      <text:p text:style-name="P71"><text:span text:style-name="T6">Hart, H.L.A.:</text:span><text:span text:style-name="T2"> Der Begriff des Rechts, Frankfurt 1973.</text:span></text:p>
      <text:p text:style-name="P47"/>
      <text:p text:style-name="P71"><text:span text:style-name="T6">Hart, Dieter:</text:span><text:span text:style-name="T2"> Rechtliche Grenzen der Ökonomisierung, in: MedR 1996, S. 60 ff.</text:span></text:p>
      <text:p text:style-name="P47"/>
      <text:p text:style-name="P300"><text:span text:style-name="T6">Hauck, Karl / Noftz, Wolfgang:</text:span><text:span text:style-name="T2"> Sozialgesetzbuch, Kommentar, Stand 62. Ergänzungslieferung 08/2002, Berlin 2002.</text:span></text:p>
      <text:p text:style-name="P47"/>
      <text:p text:style-name="P71"><text:span text:style-name="T6">Hausner, Helmut:</text:span><text:span text:style-name="T9"> </text:span><text:span text:style-name="T2">Staatshaftung im Rettungswesen, in: MedR 1994, S. 435 ff.</text:span></text:p>
      <text:p text:style-name="P47"/>
      <text:p text:style-name="P300"><text:span text:style-name="T6">Haverkate, Görg:</text:span><text:span text:style-name="T9"> </text:span><text:span text:style-name="T2">Verantwortung für Gesundheit als Verfassungsproblem, in: Häfner, Heinz (Hrsg.), Gesundheit – unser höchstes Gut?, Berlin 1999, S. 119 ff.</text:span></text:p>
      <text:p text:style-name="P47"/>
      <text:p text:style-name="P300"><text:span text:style-name="T6">Heckel, Martin:</text:span><text:span text:style-name="T9"> </text:span><text:span text:style-name="T2">Art. 3 III GG, Aspekte des Besonderen Gleichheitssatzes, in: Maurer, Hartmut (Hrsg.), Das akzeptierte Grundgesetz, in: Maurer, Hartmut (Hrsg.), Festschrift für Günter Dürig zum 70. Geburtstag, München 1990, S. 241 ff.</text:span></text:p>
      <text:p text:style-name="P47"/>
      <text:p text:style-name="P300"><text:span text:style-name="T6">Hecker, Dorothee:</text:span><text:span text:style-name="T2"> Die Vertragsabschlußfreiheit des Arztes bei gestörtem Vertrauensverhältnis zum Patienten, in: MedR 2001, S. 224 ff.</text:span></text:p>
      <text:p text:style-name="P47"/>
      <text:p text:style-name="P300"><text:span text:style-name="T6">Hegel, Georg Wilhelm Friedrich:</text:span><text:span text:style-name="T2"> Grundlinien der Philosophie des Rechts (1820), hrsg. von Hoffmeister, Johannes, 4. Aufl., Hamburg 1955.</text:span></text:p>
      <text:p text:style-name="P300"><text:span text:style-name="T6">-</text:span><text:span text:style-name="T2"><text:tab/>Enzyklopädie der philosophischen Wissenschaften im Grundrisse (1830), hrsg. Werke in 20 Bänden von Moldenhauer, Eva / Michel, Karl Markus, Dritter Teil, Die Philosophie des Geistes, Frankfurt am Main, Werke 10, 1986.</text:span></text:p>
      <text:p text:style-name="P47"/>
      <text:p text:style-name="P300"><text:span text:style-name="T6">Heim, Nikolaus:</text:span><text:span text:style-name="T2"> Von der aristokratischen zur rationierten Medizin, in: NZZ Nr. 54 vom 6./7. März 1999, S. 99.</text:span></text:p>
      <text:p text:style-name="P47"><text:s/></text:p>
      <text:p text:style-name="P300"><text:span text:style-name="T6">Heinze, Meinhard:</text:span><text:span text:style-name="T2"> Allokationsprobleme in der Transplantationsmedizin aus zivilrechtlicher Sicht, in: Lachmann, Rolf / Meuter, Norbert (Hrsg.), Zur Gerechtigkeit der Organverteilung, Ein Problem der Transplantationsmedizin aus interdisziplinärer Sicht, Stuttgart 1997, S. 83 ff.</text:span></text:p>
      <text:p text:style-name="P47"/>
      <text:p text:style-name="P300"><text:span text:style-name="T6">Hell, K.:</text:span><text:span text:style-name="T2"> Die Bedeutung der Triage, in: Bayerische Landesärztekammer (Hrsg.), Katastrophenmedizin 1981, München 1982, S. 81 ff.</text:span></text:p>
      <text:p text:style-name="P47"/>
      <text:p text:style-name="P71"><text:span text:style-name="T6">Henkel, Heinrich:</text:span><text:span text:style-name="T2"> Der Notstand nach gegenwärtigem und künftigem Recht, München 1932.</text:span></text:p>
      <text:p text:style-name="P47"/>
      <text:p text:style-name="P300"><text:span text:style-name="T6">Hennes, Peter:</text:span><text:span text:style-name="T2"> Struktur und Aufgaben des Katastrophenschutzes, in: Hempelmann, Gunter / Adams, Hans-Anton / Sefrin, Peter (Hrsg.), Notfallmedizin, Stuttgart 1999, S. 586 ff.</text:span></text:p>
      <text:p text:style-name="P47"/>
      <text:p text:style-name="P300"><text:span text:style-name="T6">Herb, Stefan:</text:span><text:span text:style-name="T2"> Die Verteilungsgerechtigkeit in der Medizin – Die Allokation knapper medizinsicher Ressourcen als Rechtsproblem, Hamburg 2002.</text:span></text:p>
      <text:p text:style-name="P47"/>
      <text:p text:style-name="P300"><text:span text:style-name="T6">Herder-Dornreich, Philipp:</text:span><text:span text:style-name="T2"> Ökonomische Theorien des Gesundheitswesens, Problemgeschichte, Problembereiche, Theoretische Grundlagen, Baden-Baden 1994.</text:span></text:p>
      <text:p text:style-name="P47"/>
      <text:p text:style-name="P300"><text:span text:style-name="T6">Hermes, Georg:</text:span><text:span text:style-name="T2"> Das Grundrecht auf Schutz von Leben und Gesundheit, Schutzpflicht und Schutzanspruch aus Art. 2 II 1 GG, Heidelberg 1987.</text:span></text:p>
      <text:list text:style-name="WW8Num17">
        <text:list-item>
          <text:p text:style-name="P92">Gleichheit durch Verfahren bei der staatlichen Auftragsvergabe, in: JZ 1997, S. 909 ff.</text:p>
        </text:list-item>
      </text:list>
      <text:p text:style-name="P30"/>
      <text:p text:style-name="P300"><text:span text:style-name="T6">Herzberg, Rolf Dietrich:</text:span><text:span text:style-name="T2"> Die Unterlassung im Strafrecht u. das Garantenprinzip, Berlin 1972.</text:span></text:p>
      <text:list text:style-name="WW8Num17">
        <text:list-item>
          <text:p text:style-name="P92">Zum strafrechtlichen Schutz des Selbstmordgefährdeten, in: JZ 1986, S. 1021 ff.</text:p>
        </text:list-item>
        <text:list-item>
          <text:p text:style-name="P92">Der Fall Hackethal: Strafbare Tötung auf Verlangen?, in: NJW 1986, S. 1635 ff.</text:p>
        </text:list-item>
      </text:list>
      <text:p text:style-name="P47"/>
      <text:p text:style-name="P300"><text:span text:style-name="T6">Hesse, Konrad:</text:span><text:span text:style-name="T2"> Bestand und Bedeutung der Grundrechte in der Bundesrepublik Deutschland, in: EuGRZ 1978, S. 427 ff.</text:span></text:p>
      <text:list text:style-name="WW8Num17">
        <text:list-item>
          <text:p text:style-name="P92">Der allgemeine Gleichheitssatz in der neueren Rechtsprechung des Bundesverfassungsgerichts zur Rechtssetzungsgleichheit, in: Badura, Peter / Scholz, Rupert (Hrsg.), Wege und Verfahren des Verfassungslebens, Festschrift für Peter Lerche zum 65. Geburtstag, München 1993, 121 ff.</text:p>
        </text:list-item>
        <text:list-item>
          <text:p text:style-name="P92">Grundzüge des Verfassungsrechts der Bundesrepublik Deutschland, 20. Auflage, Heidelberg 1995.</text:p>
        </text:list-item>
      </text:list>
      <text:p text:style-name="P300"><text:span text:style-name="T6">Heyde, Ch. E. / Bley, T. / Gahr, R. H.:</text:span><text:span text:style-name="T2"> Der Massenanfall von Verletzten im Großschadensfall aus traumatologischer Sicht, in: Burgkhardt, Michael (Hrsg.), Leitender Notarzt in Sachsen – Kurshandbuch und Beitragssammlung zum Seminarkurs „Leitender Notarzt“ der Sächsischen Landesärztekammer, Zwickau 1994, S. 85 ff.</text:span></text:p>
      <text:p text:style-name="P47"/>
      <text:p text:style-name="P71"><text:span text:style-name="T6">Hinz, Joachim / Rauch, Elmar:</text:span><text:span text:style-name="T2"> Kriegsvölkerrecht, 3. Auflage, Köln 1983.</text:span></text:p>
      <text:p text:style-name="P47"/>
      <text:p text:style-name="P300"><text:span text:style-name="T6">Hirsch, Hans-Joachim:</text:span><text:span text:style-name="T2"> Strafrecht und rechtsfreier Raum, in: Kaufmann, Arthur / Bemmann, Günter / Krauss, Detlef / Volk, Klaus (Hrsg.), Festschrift für Paul Bockelmann zum 70. Geburtstag, München 1979, S. 89 ff.</text:span></text:p>
      <text:p text:style-name="P47"/>
      <text:p text:style-name="P71"><text:span text:style-name="T6">Hirsch, Günter:</text:span><text:span text:style-name="T2"> Der sterbende Mensch, in: ZRP 1986, S. 239 ff.</text:span></text:p>
      <text:p text:style-name="P47"/>
      <text:p text:style-name="P300"><text:span text:style-name="T6">Hobbes, Thomas:</text:span><text:span text:style-name="T2"> Leviathan, Erster und zweiter Teil (1651), Übersetzung von Jacob Peter Mayer, Stuttgart 1995.</text:span></text:p>
      <text:p text:style-name="P298"/>
      <text:p text:style-name="P300"><text:span text:style-name="T6">Hochhuth, Martin:</text:span><text:span text:style-name="T2"> Militärische Bundesintervention bei inländischem Terrorakt, Verfassungsänderungspläne aus Anlaß der Flugzeugentführungen vom 11. September 2001, NZWehrR 2002, S. 154 ff.</text:span></text:p>
      <text:p text:style-name="P47"/>
      <text:p text:style-name="P300"><text:span text:style-name="T6">Höffe, Otfried:</text:span><text:span text:style-name="T9"> </text:span><text:span text:style-name="T2">Rawls Theorie der politisch sozialen Gerechtigkeit, in: ders. (Hrsg.), John Rawls, Gerechtigkeit als Fairneß, Freiburg 1977, S. 1 ff.</text:span></text:p>
      <text:list text:style-name="WW8Num17">
        <text:list-item>
          <text:p text:style-name="P214"><text:span text:style-name="T2">(Hrsg.),</text:span><text:span text:style-name="T9"> </text:span><text:span text:style-name="T2">Einführung in die utilitaristische Ethik, Tübingen 1992.</text:span></text:p>
        </text:list-item>
        <text:list-item>
          <text:p text:style-name="P92">Aus philosophischer Sicht. Medizin in Zeiten knapper Ressourcen oder: Besonnenheit statt Pleonexie, in: DÄBl. 1998, S. A-202 ff.</text:p>
        </text:list-item>
      </text:list>
      <text:p text:style-name="P47"/>
      <text:p text:style-name="P300"><text:span text:style-name="T6">Höfling, Wolfram:</text:span><text:span text:style-name="T2"> Die Unantastbarkeit der Menschenwürde. Annäherung an einen schwierigen Verfassungsrechtssatz, in: JuS 1995, S. 857 ff.</text:span></text:p>
      <text:list text:style-name="WW8Num17">
        <text:list-item>
          <text:p text:style-name="P92">Rationierung von Gesundheitsleistungen im grundrechtsgeprägten Sozialstaat, in: Feuerstein, Günter / Kuhlmann, Ellen (Hrsg.), Rationierung im Gesundheitswesen, Wiesbaden 1998, S. 143 ff.</text:p>
        </text:list-item>
        <text:list-item>
          <text:p text:style-name="P92">(Hrsg.), Kommentar zum Transplantationsgesetz (TPG), Berlin 2003 (zit. Bearbeiter: Lang, Heinrich). </text:p>
        </text:list-item>
      </text:list>
      <text:p text:style-name="P47"/>
      <text:p text:style-name="P71"><text:span text:style-name="T6">Hoerster, Norbert:</text:span><text:span text:style-name="T2"> Warum keine aktive Sterbehilfe, in: ZRP 1988, S. 1 ff.</text:span></text:p>
      <text:list text:style-name="WW8Num17">
        <text:list-item>
          <text:p text:style-name="P92">Forum: Das „Recht auf Leben“ der menschlichen Leibesfrucht – Rechtswirklichkeit oder Verfassungslyrik?, in: JuS 1995, S. 192 ff.</text:p>
        </text:list-item>
      </text:list>
      <text:p text:style-name="P47"/>
      <text:p text:style-name="P300"><text:span text:style-name="T6">Hofferbert, Michael:</text:span><text:span text:style-name="T2"> Rechtliche Aspekte der Katastrophenmedizin, in: Mayer, Joyce (Hrsg.), Katastrophenmedizin oder: Die Lehre vom ethisch bitteren Handeln, Neckarsulm/München 1987, S. 137 ff.</text:span></text:p>
      <text:p text:style-name="P298"/>
      <text:p text:style-name="P300"><text:span text:style-name="T6">Hohmann, Elmar Sebastian:</text:span><text:span text:style-name="T2"> Das Transplantationswesen in Deutschland, Österreich und der Schweiz, Frankfurt a.M. 2003.</text:span></text:p>
      <text:p text:style-name="P298"/>
      <text:p text:style-name="P300"><text:span text:style-name="T6">Holle, Pia Maria / Pohl-Meuthen, Ulrike:</text:span><text:span text:style-name="T2"> Rettungsdienst im Großschadensfall, Institut für Rettungsdienst des Deutschen Roten Kreuzes, Berichte der Bundesanstalt für Straßenwesen, Heft M 142, Bremerhafen 2002.</text:span></text:p>
      <text:p text:style-name="P47"/>
      <text:p text:style-name="P300"><text:span text:style-name="T6">Hollenbach, Axel:</text:span><text:span text:style-name="T2"> Grundrechtsschutz im Arzt-Patienten-Verhältnis. Eine Untersuchung zur Umsetzung verfassungsrechtlicher Vorgaben im einfachen Recht, Berlin 2003.</text:span></text:p>
      <text:p text:style-name="P300"><text:span text:style-name="T6">Holznagel, B.:</text:span><text:span text:style-name="T2"> Die Vermittlung von Spenderorganen nach dem geplanten Transplantationsgesetz – Möglichkeiten und Grenzen einer regulierten Selbstregulierung im Transplantationswesen, in: DVBl. 1997, S. 393 ff.</text:span></text:p>
      <text:p text:style-name="P47"/>
      <text:p text:style-name="P300"><text:span text:style-name="T6">Horvath, Tibor:</text:span><text:span text:style-name="T2"> Mikroallokation in der Regelversorgung eines Krankenhauses, in: Dietrich, Frank / Imhoff, Michael / Kliemt, Hartmut (Hrsg.), Mikroallokation medizinischer Ressourcen – Medizinische, medizinethische und gesundheitsökonomische Aspekte der Knappheit medizinischer Ressourcen, Stuttgart 2003, S. 29 ff.</text:span></text:p>
      <text:p text:style-name="P47"/>
      <text:p text:style-name="P71"><text:span text:style-name="T6">Hruschka, Joachim:</text:span><text:span text:style-name="T9"> </text:span><text:span text:style-name="T2">Rettungspflichten in Notstandssituationen, in: JuS 1979, S. 385 ff.</text:span></text:p>
      <text:list text:style-name="WW8Num17">
        <text:list-item>
          <text:p text:style-name="P92">Pflichtenkollisionen und Pflichtenkonkurrenzen, in: Canaris, Claus-Wilhelm / Diederichsen, Uwe (Hrsg.), Festschrift für Karl Larenz zum 80. Geburtstag am 23. April 1983, München 1983, S. 257 ff.</text:p>
        </text:list-item>
        <text:list-item>
          <text:p text:style-name="P92">Rechtfertigungs- und Entschuldigungsgründe: Das Brett des Karneades bei Gentz und bei Kant, in: GA 1991, S. 1 ff.</text:p>
        </text:list-item>
      </text:list>
      <text:p text:style-name="P47"/>
      <text:p text:style-name="P300"><text:span text:style-name="T6">Hufen, Friedhelm:</text:span><text:span text:style-name="T2"> Grundrechtsschutz der Leistungserbringer und privaten Versicherer in Zeiten der Gesundheitsreform, in: NJW 2004, S. 14 ff.</text:span></text:p>
      <text:p text:style-name="P298"/>
      <text:p text:style-name="P300"><text:span text:style-name="T6">Hüls, Ewald / Oestern, Hans-Jörg (Hrsg.):</text:span><text:span text:style-name="T2"> Die ICE-Katastrophe von Eschede – Erfahrungen, Lehren, Konsequenzen, in: Notfall &amp; Rettungsmedizin 1999, S. 327 ff.</text:span></text:p>
      <text:p text:style-name="P47"/>
      <text:p text:style-name="P300"><text:span text:style-name="T6">Iliadou, Ekaterini:</text:span><text:span text:style-name="T9"> </text:span><text:span text:style-name="T2">Forschungsfreiheit und Embryonenschutz – Eine verfassungs- und europarechtliche Untersuchung der Forschung an Embryonen, Berlin 1999.</text:span></text:p>
      <text:p text:style-name="P47"/>
      <text:p text:style-name="P300"><text:span text:style-name="T6">Illhardt, Franz Josef:</text:span><text:span text:style-name="T9"> </text:span><text:span text:style-name="T2">Sanctity of Life – Quality of Live, Grundfiguren medizinisch-ethischer Argumentation, in: Arzt und Christ 1980, S. 201 ff.</text:span></text:p>
      <text:p text:style-name="P47"/>
      <text:p text:style-name="P302"><text:span text:style-name="T6">Illhardt, Franz Josef / Piechowiak, Helmut:</text:span><text:span text:style-name="T9"> </text:span><text:span text:style-name="T2">Mittelverteilung, in: Kahlke, Winfried / Reiter-Theil, Stella (Hrsg.), Ethik in der Medizin, Stuttgart 1995, S. 126 ff.</text:span></text:p>
      <text:p text:style-name="P50"/>
      <text:p text:style-name="P300"><text:span text:style-name="T6">Isensee, Josef:</text:span><text:span text:style-name="T9"> </text:span><text:span text:style-name="T2">Verfassungsgarantie ethischer Grundwerte und gesellschaftlicher Konsens – Verfassungsrechtliche Überlegungen zu einer sozialethischen Kontroverse, in: NJW 1977, S. 545 ff.</text:span></text:p>
      <text:list text:style-name="WW8Num17">
        <text:list-item>
          <text:p text:style-name="P92">Das Grundrecht als Abwehrrecht und als staatliche Schutzpflicht, in: Isensee, Josef / Kirchhof, Paul (Hrsg.), Handbuch des Staatsrechts der Bundesrepublik Deutschland, Bd. V, Allgemeine Grundrechtslehren, 2. Auflage, Heidelberg 2000, § 111, S. 143 ff.</text:p>
        </text:list-item>
        <text:list-item>
          <text:p text:style-name="P92">Verwaltung des Mangels im Gesundheitswesen – verfassungsrechtliche Maßstäbe der Kontingentierung, in: Söllner, Alfred / Gitter, Wolfgang / Waltermann, Raimund / Giesen, Richard / Ricken, Oliver (Hrsg.), Gedächtnisschrift für Meinhard Heinze, München 2005, S. 417 ff.</text:p>
        </text:list-item>
      </text:list>
      <text:p text:style-name="P47"/>
      <text:p text:style-name="P300"><text:span text:style-name="T6">Jacobs, Günther:</text:span><text:span text:style-name="T9"> </text:span><text:span text:style-name="T2">Strafrecht, Allgemeiner Teil, Die Grundlagen und die Zurechnungslehre, Lehrbuch, 2. Auflage, Berlin 1993.</text:span></text:p>
      <text:p text:style-name="P47"/>
      <text:p text:style-name="P300"><text:span text:style-name="T6">Jarass, Hans D. / Pieroth, Bodo (Hrsg.):</text:span><text:span text:style-name="T2"> Grundgesetz für die Bundesrepublik Deutschland – Kommentar, 6. Auflage, München 2002.</text:span></text:p>
      <text:p text:style-name="P298"/>
      <text:p text:style-name="P300"><text:span text:style-name="T6">Jauernig, Othmar (Hrsg.):</text:span><text:span text:style-name="T2"> Bürgerliches Gesetzbuch mit Gesetz zur Regelung des Rechts der Allgemeinen Geschäftsbedingungen. Erläutert von Christian Berger, Othmar Jauernig, Peter Schlechtriem, Rolf Stürner, Arndt Teichmann, Max Vollkommer, 9. Auflage München 1999.</text:span></text:p>
      <text:p text:style-name="P47"/>
      <text:p text:style-name="P300"><text:span text:style-name="T6">Jellinek, Georg:</text:span><text:span text:style-name="T2"> Die sozialethische Bedeutung von Recht, Unrecht und Strafe, Wien 1878, reprografischer Nachdruck, Hildesheim 1967.</text:span></text:p>
      <text:p text:style-name="P47"/>
      <text:p text:style-name="P300"><text:span text:style-name="T6">Jensen, Alfred:</text:span><text:span text:style-name="T2"> Kostendämpfung im Bereich der gesetzlichen Krankenversicherung, in: ZfSH/SGB 1986, S. 537 ff.</text:span></text:p>
      <text:p text:style-name="P47"/>
      <text:p text:style-name="P300"><text:span text:style-name="T6">Jerouschek, Günter:</text:span><text:span text:style-name="T2"> Nach dem 11. September 2001, Strafrechtliche Überlegungen zum Abschuß eines von Terroristen entführten Flugzeugs, in: Amelung, Knuth / Beulke, Werner / Lilie, Hans / Rosenau, Henning / Rüping, Hinrich / Wolfslast, Gabriele (Hrsg), Strafrecht, Biorecht, Rechtsphilosophie, Festschrift für Hans-Ludwig Schreiber zum 70. Geburtstag am 10. Mai 2003, Heidelberg 2003, S. 185 ff.</text:span></text:p>
      <text:p text:style-name="P47"/>
      <text:p text:style-name="P300"><text:span text:style-name="T6">Jescheck, Hans-Heinrich / Weigand, Thomas:</text:span><text:span text:style-name="T2"> Lehrbuch des Strafrechts, Allgemeiner Teil, 5. Auflage, Berlin 1996.</text:span></text:p>
      <text:p text:style-name="P47"/>
      <text:p text:style-name="P71"><text:span text:style-name="T6">Joerden, Jan C.:</text:span><text:span text:style-name="T2"> Dyadische Fallsysteme im Strafrecht, Berlin 1986.</text:span></text:p>
      <text:list text:style-name="WW8Num17">
        <text:list-item>
          <text:p text:style-name="P92">§ 34 S. 2 und das Prinzip der Verallgemeinerung, in: GA 1991, S. 411 ff.</text:p>
        </text:list-item>
      </text:list>
      <text:p text:style-name="P47"/>
      <text:p text:style-name="P71"><text:span text:style-name="T6">Jogschies, Rainer:</text:span><text:span text:style-name="T2"> betrifft: Ärzte gegen den Atomkrieg, München 1986.</text:span></text:p>
      <text:p text:style-name="P47"/>
      <text:p text:style-name="P300"><text:span text:style-name="T6">Jonas, Hans:</text:span><text:span text:style-name="T2"> Technik, Medizin und Ethik – Zur Praxis des Prinzips Verantwortung, Frankfurt a.M. 1987.</text:span></text:p>
      <text:p text:style-name="P47"/>
      <text:p text:style-name="P300"><text:span text:style-name="T6">Jung, Eberhard:</text:span><text:span text:style-name="T2"> Das Recht auf Gesundheit, Versuch einer Grundlegung des Gesundheitsrechts der Bundesrepublik Deutschland, München 1982.</text:span></text:p>
      <text:p text:style-name="P47"/>
      <text:p text:style-name="P300"><text:span text:style-name="T6">Junghanns, Ray:</text:span><text:span text:style-name="T2"> Verteilungsgerechtigkeit in der Transplantationsmedizin. Eine juristische Grenzziehung, Frankfurt a.M. 2001.</text:span></text:p>
      <text:p text:style-name="P47"/>
      <text:p text:style-name="P300"><text:span text:style-name="T6">Kälin, Walter / Malinverni, Giorgio / Nowak, Manfred:</text:span><text:span text:style-name="T9"> </text:span><text:span text:style-name="T2">Die Schweiz und die UNO-Menschenrechtspakte, 2. Auflage, Basel 1997.</text:span></text:p>
      <text:p text:style-name="P47"/>
      <text:p text:style-name="P300"><text:span text:style-name="T6">Kant, Immanuel:</text:span><text:span text:style-name="T2"> Die Metaphysik der Sitten (1797), in: Weischedel, Wilhelm (Hrsg.), Werkausgabe Bd. VIII, 3. Auflage, Frankfurt a.M. 1979. </text:span></text:p>
      <text:list text:style-name="WW8Num17">
        <text:list-item>
          <text:p text:style-name="P92">Kritik der praktischen Vernunft, Grundlegung zur Metaphysik der Sitten (1788), in: Weischedel, Wilhelm (Hrsg.), Werkausgabe Bd. VII, 12. Auflage, Frankfurt a.M. 1993.</text:p>
        </text:list-item>
      </text:list>
      <text:p text:style-name="P47"/>
      <text:p text:style-name="P300"><text:span text:style-name="T6">Kasseler Kommentar:</text:span><text:span text:style-name="T2"> Sozialversicherungsrecht, Bd. 1, Stand der 39. Ergänzungslieferung am 1.12.2002, München 2002 (zit. Bearbeiter: Höfler, Korbinian).</text:span></text:p>
      <text:p text:style-name="P47"/>
      <text:p text:style-name="P300"><text:span text:style-name="T6">Kater, Hermann:</text:span><text:span text:style-name="T2"> Bericht zum 3. Medizinischer Kongreß zur Verhinderung eines Atomkrieges, in: Zivilverteidigung 1983, II. Quartal, S. 37 f.</text:span></text:p>
      <text:p text:style-name="P47"/>
      <text:p text:style-name="P300"><text:span text:style-name="T6">Katechismus der Katholischen Kirche:</text:span><text:span text:style-name="T2"> Taschenbuchausgabe, München 1993.</text:span></text:p>
      <text:p text:style-name="P47"/>
      <text:p text:style-name="P71"><text:span text:style-name="T6">Katzenmeier, Christian:</text:span><text:span text:style-name="T2"> Arzthaftung, Tübingen 2002.</text:span></text:p>
      <text:list text:style-name="WW8Num17">
        <text:list-item>
          <text:p text:style-name="P92">Die Neuregelung des Anspruchs auf Schmerzensgeld, in: JZ 2002, S. 1029 ff.</text:p>
        </text:list-item>
      </text:list>
      <text:p text:style-name="P300"><text:span text:style-name="T6">Kaufmann, Arthur:</text:span><text:span text:style-name="T2"> Rechtsfreier Raum und Eigenverantwortliche Entscheidung, Dargestellt am Problem des Schwangerschaftsabbruchs, in: Schroeder, Friedrich-Christian / Zipf, Heinz (Hrsg.), Festschrift für Reinhart Maurach zum 70. Geburtstag, Karlsruhe 1972, S. 327 ff.</text:span></text:p>
      <text:list text:style-name="WW8Num17">
        <text:list-item>
          <text:p text:style-name="P92">Strafrechtspraxis und sittliche Normen, in: JuS 1978, S. 361 ff.</text:p>
        </text:list-item>
        <text:list-item>
          <text:p text:style-name="P92">Zur ethischen und strafrechtlichen Beurteilung der sog. Früheuthanasie, in: JZ 1982, S. 481 ff.</text:p>
        </text:list-item>
      </text:list>
      <text:p text:style-name="P47"/>
      <text:p text:style-name="P300"><text:span text:style-name="T6">Kehe, Kai / Szinicz, Ladislaus:</text:span><text:span text:style-name="T2"> Chemische Gefahren, in: Bundesamt für Bevölkerungsschutz und Katastrophenhilfe (Hrsg.), Biologische Gefahren – Beiträge zum Bevölkerungsschutz, Bonn 2004, S. 45 ff.</text:span></text:p>
      <text:p text:style-name="P47"/>
      <text:p text:style-name="P300"><text:span text:style-name="T6">Kern, Axel Olaf / Beske, Fritz / Lescow, Hanna:</text:span><text:span text:style-name="T2"> Leistungseinschränkung oder Rationierung im Gesundheitswesen?, in: DÄBl. 1999, S. A-113 ff.</text:span></text:p>
      <text:p text:style-name="P47"/>
      <text:p text:style-name="P300"><text:span text:style-name="T6">Kern, Bernd-Rüdiger:</text:span><text:span text:style-name="T2"> Die Haftpflicht des beamteten Arztes aus § 839 BGB, in: VersR 1981, S. 316 ff.</text:span></text:p>
      <text:p text:style-name="P298">-<text:tab/>Die Bioethik-Konvention des Europarates – Bioethik versus Arztrecht?, in: MedR 1998, S. 485 ff.</text:p>
      <text:list text:style-name="WW8Num17">
        <text:list-item>
          <text:p text:style-name="P92">Haftungsrechtliche Aspekte bei Abweichung von medizinischen Qualitätsstandards und qualitätssichernden Vorgaben in der gesetzlichen Krankenversicherung, in: GesR 2002, S. 5 ff.</text:p>
        </text:list-item>
        <text:list-item>
          <text:p text:style-name="P92">Das Spannungsverhältnis zwischen Haftungsrecht und Kassenarztrecht, in: MedR 2004, S. 300 ff.</text:p>
        </text:list-item>
      </text:list>
      <text:p text:style-name="P47"/>
      <text:p text:style-name="P71"><text:span text:style-name="T6">Kern, Eduard: </text:span><text:span text:style-name="T2">Grade der Rechtswidrigkeit, in: ZStW, 64. Band, Berlin 1952, S. 255 ff.</text:span></text:p>
      <text:p text:style-name="P47"/>
      <text:p text:style-name="P71"><text:span text:style-name="T6">Kersting, Wolfgang:</text:span><text:span text:style-name="T2"> Gerechtigkeit und Medizin, Köln 1995.</text:span></text:p>
      <text:list text:style-name="WW8Num87">
        <text:list-item>
          <text:p text:style-name="P306">Egalitäre Grundversorgung und Rationierungsethik. Überlegungen zu den Problemen und Prinzipien einer gerechten Gesundheitsversorgung, in: Gutmann, Thomas / Schmidt, Volker H. (Hrsg), Rationierung und Allokation im Gesundheitswesen, Weilerswist 2002, S. 91 ff.</text:p>
        </text:list-item>
      </text:list>
      <text:p text:style-name="P47"/>
      <text:p text:style-name="P71"><text:span text:style-name="T6">Kimminich, Otto:</text:span><text:span text:style-name="T2"> Einführung in das Völkerrecht, 6. Auflage, Tübingen 1997.</text:span></text:p>
      <text:p text:style-name="P47"/>
      <text:p text:style-name="P71"><text:span text:style-name="T6">Kirchhof, Paul</text:span><text:span text:style-name="T2">: Polizeiliche Eingriffsbefugnisse u. private Nothilfe, in: NJW 1978, S. 969 ff.</text:span></text:p>
      <text:list text:style-name="WW8Num87">
        <text:list-item>
          <text:p text:style-name="P306">Das Grundgesetz als Maßstab für ärztliches Forschen und Heilen, in: Herfarth, Christian / Buhr, Heinz J. (Hrsg.), Möglichkeiten und Grenzen der Medizin, Berlin 1994, S. 40 ff.</text:p>
        </text:list-item>
        <text:list-item>
          <text:p text:style-name="P306">Gerechte Verteilung medizinischer Leistungen im Rahmen des Finanzierbaren, in: MMW 1998, S. 200 ff.</text:p>
        </text:list-item>
        <text:list-item>
          <text:p text:style-name="P306">Nach dem Traum vom grenzenlosen Wohlergehen. Der Behandlungsanspruch des Patienten und der Vorbehalt des Finanzierbaren, in: FAZ v. 2.6.1998, Nr. 125, S. 11.</text:p>
        </text:list-item>
        <text:list-item>
          <text:p text:style-name="P306">Der allgemeine Gleichheitssatz, in: Isensee, Josef / Kirchhof, Paul (Hrsg.), Handbuch des Staatsrechts der Bundesrepublik Deutschland, Bd. V, Allgemeine Grundrechtslehren, 2. Auflage, Heidelberg 2000, § 124, S. 837 ff.</text:p>
        </text:list-item>
        <text:list-item>
          <text:p text:style-name="P306">Medizin zwischen Ethik, Recht und Vorbehalt des Möglichen, in: Kern, Bernd-Rüdiger / Wadle, Elmar / Schroeder, Klaus-Peter / Katzenmeier, Christian (Hrsg.), Humaniora, Medizin – Recht – Geschichte, Festschrift für Adolf Laufs zum 70. Geburtstag, Berlin 2006, S. 931 ff.</text:p>
        </text:list-item>
      </text:list>
      <text:p text:style-name="P47"/>
      <text:p text:style-name="P300"><text:span text:style-name="T6">Kirchhoff, R. (Hrsg.):</text:span><text:span text:style-name="T2"> Triage im Katastrophenfall – Ärztliche Sofortmaßnahmen im Katastrophengebiet, Erlangen 1984.</text:span></text:p>
      <text:p text:style-name="P47"/>
      <text:p text:style-name="P300"><text:span text:style-name="T6">Kirchhoff, R. / Linde</text:span><text:span text:style-name="T2">, H.: Definition der Katastrophe, in: Kirchhoff, R. (Hrsg.), Triage im Katastrophenfall – Ärztliche Sofortmaßnahmen im Katastrophengebiet, Erlangen 1984, S. 9 f.</text:span></text:p>
      <text:p text:style-name="P47"/>
      <text:p text:style-name="P300"><text:span text:style-name="T6">Kisker, Gunter:</text:span><text:span text:style-name="T9"> </text:span><text:span text:style-name="T2">Neue Aspekte im Streit um den Vorbehalt des Gesetzes, in: NJW 1977, S. 1313 ff.</text:span></text:p>
      <text:p text:style-name="P47"/>
      <text:p text:style-name="P300"><text:span text:style-name="T6">Klefisch, Th.:</text:span><text:span text:style-name="T2"> Die nationalsozialistische Euthanasie im Blickfeld der Rechtsprechung und Rechtslehre, in: MDR 1950, 258 ff.</text:span></text:p>
      <text:p text:style-name="P47"/>
      <text:p text:style-name="P300"><text:span text:style-name="T6">Kliemt, Hartmut:</text:span><text:span text:style-name="T2"> Gerechtigkeitskriterien in der Transplantationsmedizin – Eine ordoliberale Perspektive, in: Nagel, Eckhard / Fuchs, Christoph (Hrsg.), Soziale Gerechtigkeit im Gesundheitswesen, Berlin 1993, S. 262 ff.</text:span></text:p>
      <text:list text:style-name="WW8Num87">
        <text:list-item>
          <text:p text:style-name="P306">Gesundheitsversorgung bei Ressourcenknappheit – Ethische Aspekte, in: Nagel, Eckhard / Fuchs, Christoph (Hrsg.), Rationalisierung und Rationierung im deutschen Gesundheitswesen, Stuttgart 1998, S. 109 ff.</text:p>
        </text:list-item>
        <text:list-item>
          <text:p text:style-name="P306">Standardisierung von Gesundheitsversorgung als nichtmedizinische Aufgabe – ein ökonomischer Kommentar zu Eckhard Nagel, in: Dietrich, Frank / Imhoff, Michael / Kliemt, Hartmut (Hrsg.), Mikroallokation medizinischer Ressourcen – Medizinische, medizinethische und gesundheitsökonomische Aspekte der Knappheit medizinischer Ressourcen, Stuttgart 2003, S. 54 ff.</text:p>
        </text:list-item>
      </text:list>
      <text:p text:style-name="P47"/>
      <text:p text:style-name="P300"><text:span text:style-name="T6">Knuth, Peter:</text:span><text:span text:style-name="T2"> Rechtsgrundlagen - Rettungsdienst in Deutschland, in: Hempelmann, Gunter / Adams, Hans-Anton / Sefrin, Peter (Hrsg.), Notfallmedizin, Stuttgart 1999, S. 429 ff.</text:span></text:p>
      <text:p text:style-name="P47"/>
      <text:p text:style-name="P300"><text:span text:style-name="T6">Kohlsdorf, Christian:</text:span><text:span text:style-name="T2"> Pflicht, Macht und Gewissen. Betrachtungen zur Katastrophenmedizin, in: Mayer, Joyce (Hrsg.), Katastrophenmedizin oder: Die Lehre vom ethisch bitteren Handeln, Neckarsulm 1987, S. 3 ff.</text:span></text:p>
      <text:p text:style-name="P47"><text:s/></text:p>
      <text:p text:style-name="P300"><text:span text:style-name="T6">Kolb, Peter-Paul:</text:span><text:span text:style-name="T2"> Die Pflicht des Staates zum Schutz von Leben und Gesundheit des Einzelnen im Rahmen der Gesundheitsvorsorge für den Katastrophenfall, München 1992.</text:span></text:p>
      <text:p text:style-name="P47"/>
      <text:p text:style-name="P300"><text:span text:style-name="T6">Kollesch J. / Nickel, D.:</text:span><text:span text:style-name="T2"> Antike Heilkunst. Ausgewählte Texte aus den medizinischen Schriften der Griechen und Römer, Stuttgart 1994.</text:span></text:p>
      <text:p text:style-name="P298"/>
      <text:p text:style-name="P300"><text:span text:style-name="T6">Kopetsch, Thomas:</text:span><text:span text:style-name="T2"> Überlegungen zu einer selbstbestimmten Rationierung medizinischer Leistungen im Rahmen der GKV, in: RPG 2005, S. 51 ff.</text:span></text:p>
      <text:p text:style-name="P47"/>
      <text:p text:style-name="P300"><text:span text:style-name="T6">Kopetzki, Christian:</text:span><text:span text:style-name="T2"> Die Biomedizinkonvention des Europarates, in: Barta, Heinz / Weber, Karl (Hrsg.), Rechtsfragen der Transplantationsmedizin, Wien 2001, S. 121 ff.</text:span></text:p>
      <text:p text:style-name="P47"/>
      <text:p text:style-name="P300"><text:span text:style-name="T6">Kopp, Ferdinand O. / Schenke, Wolf-Rüdiger:</text:span><text:span text:style-name="T2"> Verwaltungsgerichtsordnung, Kommentar, 13. Auflage, München 2003.</text:span></text:p>
      <text:p text:style-name="P47"/>
      <text:p text:style-name="P300"><text:span text:style-name="T6">Korde, Michael / Berger-Delhey, Ulf:</text:span><text:span text:style-name="T2"> Sozialhilfe für Ausländer – ein Beitrag zur Genesis und Struktur des § 120 BSHG, in: ZfSH/SGB 1987, S. 393 ff.</text:span></text:p>
      <text:p text:style-name="P47"/>
      <text:p text:style-name="P300"><text:span text:style-name="T6">Korff, Wilhelm / Beck, Lutwin / Mikat, Paul (Hrsg.):</text:span><text:span text:style-name="T2"> Lexikon der Bioethik, in 3 Bänden, Gütersloh 1998 (zit. Bearbeiter: Labisch, Alfons; Pauls, Norbert; Schultze, Reinhold; Ulsenheimer, Klaus).</text:span></text:p>
      <text:p text:style-name="P47"/>
      <text:p text:style-name="P71"><text:span text:style-name="T6">Koriath, Heinz:</text:span><text:span text:style-name="T2"> Das Brett des Karneades, in: JA 1998, S. 250 ff.</text:span></text:p>
      <text:p text:style-name="P47"/>
      <text:p text:style-name="P71"><text:span text:style-name="T6">Koslowski, Leo (Hrsg.):</text:span><text:span text:style-name="T9"> </text:span><text:span text:style-name="T2">Maximen in der Medizin, Stuttgart 1992.</text:span></text:p>
      <text:p text:style-name="P47"/>
      <text:p text:style-name="P300"><text:span text:style-name="T6">Kracht, Monika / Tapp, Burkhard:</text:span><text:span text:style-name="T2"> Allokationsprobleme aus d. Sicht der Patienten, in: Lachmann, Rolf / Meuter, Norbert (Hrsg.), Zur Gerechtigkeit d. Organverteilung, Ein Problem der Transplantationsmedizin aus interdisziplinärer Sicht, Stuttgart 1997, S. 39 ff.</text:span></text:p>
      <text:p text:style-name="P47"/>
      <text:p text:style-name="P300"><text:span text:style-name="T6">Krack, Ralf:</text:span><text:span text:style-name="T2"> Teilnahme am Suizid und Tötung auf Verlangen – Ein Appell an den Gesetzgeber, in: KJ 1995, S. 60 ff.</text:span></text:p>
      <text:p text:style-name="P47"/>
      <text:p text:style-name="P71"><text:span text:style-name="T6">Krämer, Walter:</text:span><text:span text:style-name="T2"> Medizin muss rationiert werden, in: MedR 1996, S. 1 ff.</text:span></text:p>
      <text:list text:style-name="WW8Num87">
        <text:list-item>
          <text:p text:style-name="P306">Die Ethik der Gleichbehandlung, in: Ethik in der Medizin 1996, S. 94 ff.</text:p>
        </text:list-item>
      </text:list>
      <text:p text:style-name="P47"/>
      <text:p text:style-name="P300"><text:span text:style-name="T6">Kraus, Michael, R. / Wilms, Klaus:</text:span><text:span text:style-name="T9"> </text:span><text:span text:style-name="T2">Verteilungsgerechtigkeit in der Medizin vor dem Hintergrund knapper Mittel, in: Groß, Dominik (Hrsg.), Zwischen Theorie und Praxis, Traditionelle und aktuelle Fragen zur Ethik in der Medizin, Würzburg 2000, S. 115 ff.</text:span></text:p>
      <text:p text:style-name="P47"/>
      <text:p text:style-name="P300"><text:span text:style-name="T6">Krause, Hermann:</text:span><text:span text:style-name="T9"> </text:span><text:span text:style-name="T2">Der verteilende Staat, in: Beiträge zum Recht der Wasserwirtschaft und zum Energierecht, Festschrift für Paul Giesecke zum 70. Geburtstag, dargebracht von Kollegen, Freunden und Schülern, Karlsruhe 1958, S. 1 ff.</text:span></text:p>
      <text:p text:style-name="P47"/>
      <text:p text:style-name="P300"><text:span text:style-name="T6">Krause:</text:span><text:span text:style-name="T2"> Die Rechtsbeziehungen zwischen Kassenarzt und Kassenpatient, in: SGb 1982, S. 425 ff.</text:span></text:p>
      <text:p text:style-name="P47"/>
      <text:p text:style-name="P300"><text:span text:style-name="T6">Krebs, Walter:</text:span><text:span text:style-name="T2"> Zum aktuellen Stand der Lehre vom Vorbehalt des Gesetzes, in: Jura 1979, S. 304 ff.</text:span></text:p>
      <text:p text:style-name="P47"/>
      <text:p text:style-name="P300"><text:span text:style-name="T6">Kreuzer, Arthur:</text:span><text:span text:style-name="T2"> Die unterlassene ärztliche Hilfeleistung in der Rechtsprechung, in: NJW, München, 1967, S. 278 ff.</text:span></text:p>
      <text:p text:style-name="P47"/>
      <text:p text:style-name="P300"><text:span text:style-name="T6">Krey, Volker:</text:span><text:span text:style-name="T2"> Der Fall Peter Lorenz – Probleme des rechtfertigenden Notstandes bei der Auslösung von Geiseln, in: ZRP 1975, S. 97 ff.</text:span></text:p>
      <text:p text:style-name="P47"/>
      <text:p text:style-name="P71"><text:span text:style-name="T6">Kriele, Martin:</text:span><text:span text:style-name="T2"> Grundprobleme der Rechtsphilosophie, Münster 2003.</text:span></text:p>
      <text:p text:style-name="P47"/>
      <text:p text:style-name="P71"><text:span text:style-name="T6">Krimmel, Lothar:</text:span><text:span text:style-name="T2"> Kostenerstattung und individuelle Gesundheitsleistungen, Köln 1989.</text:span></text:p>
      <text:p text:style-name="P47"/>
      <text:p text:style-name="P71"><text:span text:style-name="T6">Krugmann, Michael:</text:span><text:span text:style-name="T9"> </text:span><text:span text:style-name="T2">Gleichheit, Willkür und Evidenz, in: JuS 1998, S. 7 ff.</text:span></text:p>
      <text:p text:style-name="P47"/>
      <text:p text:style-name="P300"><text:span text:style-name="T6">Küfner, Nikolaus J.:</text:span><text:span text:style-name="T9"> </text:span><text:span text:style-name="T2">Rechtsphilosophische Aspekte moderner Medizintechniken am Beispiel der Organtransplantation und der Intensivmedizin, Frankfurt a.M. 1997.</text:span></text:p>
      <text:p text:style-name="P47"/>
      <text:p text:style-name="P300"><text:span text:style-name="T6">Kugelmann, Dieter:</text:span><text:span text:style-name="T2"> Grundrechte in Europa – Parallele Geltung aufgrund ihrer Rechtsquellen, Hamburg 1997.</text:span></text:p>
      <text:p text:style-name="P30"/>
      <text:p text:style-name="P71"><text:span text:style-name="T6">Kühl, Kristian:</text:span><text:span text:style-name="T2"> Strafrecht, Allgemeiner Teil, 4. Auflage, München 2002.</text:span></text:p>
      <text:p text:style-name="P47"/>
      <text:p text:style-name="P300"><text:span text:style-name="T6">Kuhlendahl, Hans:</text:span><text:span text:style-name="T2"> Ärztlicher Entscheidungsspielraum – Handlungszwänge, in: Kaufmann, Arthur / Bemmann, Günther / Krauss, Detlef / Volk, Klaus (Hrsg.), Festschrift für Paul Bockelmann zum 70. Geburtstag am 7. Dezember 1978, München 1979, S. 465 ff.</text:span></text:p>
      <text:p text:style-name="P296"/>
      <text:p text:style-name="P300"><text:span text:style-name="T6">Kuhlmann, Ellen:</text:span><text:span text:style-name="T2"> Zwischen zwei Mahlsteinen – Ergebnisse einer empirischen Studie zur Verteilung knapper medizinischer Ressourcen in ausgewählten klinischen Settings, in: Feuerstein, Günter / Kuhlmann, Ellen (Hrsg.), Rationierung im Gesundheitswesen, Wiesbaden 1998, S. 11 ff.</text:span></text:p>
      <text:p text:style-name="P47"/>
      <text:p text:style-name="P71"><text:span text:style-name="T6">Kuhse, Helga:</text:span><text:span text:style-name="T2"> Die „Heiligkeit des Lebens“ in der Medizin, Erlangen 1994.</text:span></text:p>
      <text:p text:style-name="P47"/>
      <text:p text:style-name="P300"><text:span text:style-name="T6">Künschner, Alfred:</text:span><text:span text:style-name="T2"> Wirtschaftlicher Behandlungsverzicht und Patientenauswahl – Knappe medizinische Ressourcen als Rechtsproblem, Stuttgart 1992.</text:span></text:p>
      <text:list text:style-name="WW8Num87">
        <text:list-item>
          <text:p text:style-name="P306">Wirtschaftlicher Behandlungsverzicht und Patientenauswahl als Rechtsproblem, in: ZaeF 1993, S. 559 ff.</text:p>
        </text:list-item>
        <text:list-item>
          <text:p text:style-name="P306">Verteilungsgerechtigkeit aus juristischer Sicht – Einführung, in: Nagel, Eckhard / Fuchs, Christoph (Hrsg.), Soziale Gerechtigkeit im Gesundheitswesen, Berlin 1993, S. 286 ff.</text:p>
        </text:list-item>
        <text:list-item>
          <text:p text:style-name="P306">Bedeutung von Wartelisten – Eine rechtliche Bewertung, in: Nagel, Eckhart / Fuchs, Christoph (Hrsg.), Leitlinien u. Standards im Gesundheitswesen, Köln 1997, S. 200 ff.</text:p>
        </text:list-item>
      </text:list>
      <text:p text:style-name="P47"/>
      <text:p text:style-name="P300"><text:span text:style-name="T6">Küper, Wilfried:</text:span><text:span text:style-name="T2"> Grund- und Grenzfragen der rechtfertigenden Pflichtenkollision im Strafrecht, Berlin 1979.</text:span></text:p>
      <text:list text:style-name="WW8Num87">
        <text:list-item>
          <text:p text:style-name="P306">Tötungsverbot und Lebensnotstand – Zur Problematik der Kollision „Leben gegen Leben“, in: JuS 1981, S. 785 ff.</text:p>
        </text:list-item>
        <text:list-item>
          <text:p text:style-name="P306">Darf sich der Staat erpressen lassen? Zur Problematik des rechtfertigenden Notstandes, Heidelberg 1986.</text:p>
        </text:list-item>
        <text:list-item>
          <text:p text:style-name="P306">Grundsatzfragen der „Differenzierung“ zwischen Rechtfertigung und Entschuldigung, in: JuS 1987, S. 81 ff.</text:p>
        </text:list-item>
      </text:list>
      <text:p text:style-name="P47"/>
      <text:p text:style-name="P71"><text:span text:style-name="T6">Laber, Jörg: </text:span><text:span text:style-name="T2">Die rechtlichen Probleme der Früheuthanasie, in: MedR 1990, S. 182 ff.</text:span></text:p>
      <text:list text:style-name="WW8Num87">
        <text:list-item>
          <text:p text:style-name="P339">Der Schutz des Lebens im Strafrecht, Frankfurt a.M. 1997.</text:p>
        </text:list-item>
      </text:list>
      <text:p text:style-name="P47"/>
      <text:p text:style-name="P300"><text:span text:style-name="T6">Lachmann, Rolf:</text:span><text:span text:style-name="T2"> Die Vergabe von Organen in einer „identitätsethischen“ Perspektive, in: Lachmann, Rolf / Meuter, Norbert (Hrsg.), Zur Gerechtigkeit der Organverteilung, Ein Problem der Transplantationsmedizin aus interdisziplinärer Sicht, Stuttgart 1997, S. 121 ff.</text:span></text:p>
      <text:p text:style-name="P47"/>
      <text:p text:style-name="P300"><text:span text:style-name="T6">Lachmann, Rolf / Meuter, Norbert: </text:span><text:span text:style-name="T2">Medizinische Gerechtigkeit – Patientenauswahl in der Transplantationsmedizin, München 1997.</text:span></text:p>
      <text:list text:style-name="WW8Num87">
        <text:list-item>
          <text:p text:style-name="P306">Bedeutung von Wartelisten im Vergleich zu anderen Zuteilungskriterien - Eine ethische Bewertung, in: Nagel, Eckhard / Fuchs, Christoph (Hrsg.), Leitlinien und Standards im Gesundheitswesen, Köln 1997, S. 194 ff.</text:p>
        </text:list-item>
      </text:list>
      <text:p text:style-name="P340"/>
      <text:p text:style-name="P300"><text:span text:style-name="T6">Lachmann, Rolf / Meuter, Norbert / Schwemmer, Oswald:</text:span><text:span text:style-name="T2"> Allokationsprobleme in der Transplantationsmedizin, in: Ach, Johann S. / Quante, Michael (Hrsg.), Hirntod und Organverpflanzung, Ethische, medizinische, psychologische und rechtliche Aspekte der Transplantationsmedizin, 2. Auflage, Stuttgart 1999, S. 247 ff.</text:span></text:p>
      <text:p text:style-name="P47"/>
      <text:p text:style-name="P300"><text:span text:style-name="T6">Lackner, Karl / Kühl, Kristian:</text:span><text:span text:style-name="T9"> </text:span><text:span text:style-name="T2">Strafgesetzbuch mit Erläuterungen, 24. Auflage, München 2001.</text:span></text:p>
      <text:p text:style-name="P47"/>
      <text:p text:style-name="P300"><text:span text:style-name="T6">Lampe, Ortrun:</text:span><text:span text:style-name="T2"> Defensiver und aggressiver übergesetzl. Notstand, in: NJW 1968, S. 88 ff.</text:span></text:p>
      <text:p text:style-name="P47"/>
      <text:p text:style-name="P300"><text:span text:style-name="T6">Lang, Ursula Friederike:</text:span><text:span text:style-name="T2"> Oktoberfest-Triage-Evaluationsstudie 1998 (OTES ´98) – Prospektive Beobachtungsstudie zur Sichtungsqualität von Notfallpatienten unter katastrophenmedizinischen Gesichtspunkten, München 2002.</text:span></text:p>
      <text:p text:style-name="P47"/>
      <text:p text:style-name="P300"><text:span text:style-name="T6">Lang-Hinrichsen, Dietrich:</text:span><text:span text:style-name="T2"> Epoché und Schuld, Über den von der strafrechtlichen Beurteilung ausgeschlossenen Raum, in: Lutter, Marcus / Kollhosser, Helmut / Trusen, Winfried (Hrsg.), Recht und Wirtschaft in Geschichte und Gegenwart, Festschrift für Johannes Bärmann zum 70. Geburtstag, München 1975, S. 583 ff.</text:span></text:p>
      <text:p text:style-name="P47"/>
      <text:p text:style-name="P300"><text:span text:style-name="T6">Langhorst, M.:</text:span><text:span text:style-name="T2"> Eschede - Verletztensammelstelle, in: Notfall &amp; Rettungsmedizin 1999, S. 353 ff.</text:span></text:p>
      <text:p text:style-name="P47"/>
      <text:p text:style-name="P300"><text:span text:style-name="T6">Lanz, Rolf:</text:span><text:span text:style-name="T2"> Grundsätze für die ärztliche Versorgung von Verletzten unter Katastrophenbedingungen, in: Unfallchirurgie 1979, S. 93 ff.</text:span></text:p>
      <text:list text:style-name="WW8Num87">
        <text:list-item>
          <text:p text:style-name="P306">Katastrophen und Katastrophenhilfe, in: ders. / Rossetti, Mario (Hrsg.), Katastrophenmedizin, Stuttgart 1980, S. 1 ff.</text:p>
        </text:list-item>
        <text:list-item>
          <text:p text:style-name="P306">Katastrophenmedizin nach Einsatz von Massenvernichtungsmitteln – Einleitung, in: ders. / Rossetti, Mario (Hrsg.), Katastrophenmedizin, Stuttgart 1980, S. 215 f.</text:p>
        </text:list-item>
        <text:list-item>
          <text:p text:style-name="P306">Richtlinien für den Behandlungszwang auf dem Schadenplatz, in: Ungeheuer, E. (Hrsg.), Katastrophenmedizin – Probleme des Massenanfalls Kranker und Verletzter, Köln 1986, S. 13 ff.</text:p>
        </text:list-item>
        <text:list-item>
          <text:p text:style-name="P306">(Hrsg.), Medizin und Management bei Katastrophen und Massenunfällen, Bern 1992.</text:p>
        </text:list-item>
      </text:list>
      <text:p text:style-name="P47"/>
      <text:p text:style-name="P300"><text:span text:style-name="T6">Larenz, Karl / Wolf, Manfred:</text:span><text:span text:style-name="T2"> Allgemeiner Teil des Bürgerlichen Rechts, 8. Auflage, München 1997.</text:span></text:p>
      <text:p text:style-name="P47"/>
      <text:p text:style-name="P300"><text:span text:style-name="T6">Laufs, Adolf:</text:span><text:span text:style-name="T2"> Arzt und Recht im Wandel der Zeit, in: MedR 1986, S. 163 ff.</text:span></text:p>
      <text:list text:style-name="WW8Num87">
        <text:list-item>
          <text:p text:style-name="P306">Standesregeln und Berufsrecht der Ärzte, in: Heberer, G. / Opderbecke, H.W. / Spann, W. (Hrsg.), Ärztliches Handeln – Verrechtlichung eines Berufsstandes, Festschrift für Walther Weißauer zum 65. Geburtstag, Berlin 1986, S. 88 ff.</text:p>
        </text:list-item>
        <text:list-item>
          <text:p text:style-name="P306">Die Entwicklung des Arztrechts 1987/88, in: NJW 1988, S. 1499 ff.</text:p>
        </text:list-item>
        <text:list-item>
          <text:p text:style-name="P306">Die Entwicklung des Arztrechts 1988/89, in: NJW 1989, 1521 ff.</text:p>
        </text:list-item>
        <text:list-item>
          <text:p text:style-name="P306">Der ärztliche Auftrag aus juristischer Sicht, Heidelberg 1989.</text:p>
        </text:list-item>
        <text:list-item>
          <text:p text:style-name="P306">Rechtsfragen der Organtransplantation, in: Hiersche, Hans-Dieter / Hirsch, Günter / Graf-Baumann, Toni (Hrsg.), Rechtliche Fragen der Organtransplantation, 3. Einbecker Workshop der Deutschen Gesellschaft für Medizinrecht, Berlin 1990.</text:p>
        </text:list-item>
        <text:list-item>
          <text:p text:style-name="P306">Arztrecht, 5. Auflage, München 1993.</text:p>
        </text:list-item>
        <text:list-item>
          <text:p text:style-name="P306">Standards, Kostendruck und Haftpflichtrecht, in: Nagel, Eckhard / Fuchs, Christoph (Hrsg.), Soziale Gerechtigkeit im Gesundheitswesen, Berlin 1993, S. 290 ff.</text:p>
        </text:list-item>
        <text:list-item>
          <text:p text:style-name="P306">Rechtsansprüche des Patienten auf Teilhabe am medizinischen Fortschritt, in: Herfarth, Christian / Buhr, Heinz J. (Hrsg.): Möglichkeiten und Grenzen der Medizin, Berlin 1994, S. 62 ff.</text:p>
        </text:list-item>
        <text:list-item>
          <text:p text:style-name="P306">Entwicklungslinien des Medizinrechts, in: NJW 1997, S. 1609 ff.</text:p>
        </text:list-item>
        <text:list-item>
          <text:p text:style-name="P306">Das Menschenrechtsübereinkommen zur Biomedizin und das deutsche Recht, in: NJW 1997, S. 776 f.</text:p>
        </text:list-item>
        <text:list-item>
          <text:p text:style-name="P306">Zur neuen Berufsordnung für die deutschen Ärztinnen und Ärzte, in: NJW 1997, S. 3071 f.</text:p>
        </text:list-item>
        <text:list-item>
          <text:p text:style-name="P306">Arzt und Recht – Fortschritte und Aufgaben, in: NJW 1998, S. 1750 ff.</text:p>
        </text:list-item>
        <text:list-item>
          <text:p text:style-name="P338">Arzt, Patient und Recht am Ende des Jahrhunderts, in: NJW 1999, S. 1758 ff.</text:p>
        </text:list-item>
      </text:list>
      <text:p text:style-name="P47"/>
      <text:p text:style-name="P300"><text:span text:style-name="T6">Laufs, Adolf / Uhlenbruck, Wilhelm (Hrsg.):</text:span><text:span text:style-name="T2"> Handbuch des Arztrechts, 3. Auflage, München 2002 (zit. Bearbeiter: Genzel, Herbert; Krauskopf, Dieter).</text:span></text:p>
      <text:p text:style-name="P47"/>
      <text:p text:style-name="P300"><text:span text:style-name="T6">Leibholz, Gerhard:</text:span><text:span text:style-name="T2"> Die Gleichheit vor dem Gesetz, Eine Studie auf rechtsvergleichender und rechtsphilosophischer Grundlage, 2. Auflage, München 1959.</text:span></text:p>
      <text:p text:style-name="P47"/>
      <text:p text:style-name="P300"><text:span text:style-name="T6">Leibholz, Gerhard / Rinck, Hans-Justus / Hesselberger, Dieter:</text:span><text:span text:style-name="T2"> Grundgesetz für die Bundesrepublik Deutschland, Kommentar an Hand der Rechtsprechung des Bundesverfassungsgerichts, 7. Auflage, Stand Oktober 2000, Köln.</text:span></text:p>
      <text:p text:style-name="P47"/>
      <text:p text:style-name="P300"><text:span text:style-name="T6">Leipziger Kommentar:</text:span><text:span text:style-name="T2"> Strafgesetzbuch, Großkommentar, 8. Auflage, 1. Band, 1957; 10. Auflage, 1. Band, 2. Band, 1985; 5. Band, 1989; 11. Auflage, 1. Band, 2. Band, 2003, Berlin (zit. Bearbeiter und Erscheinungsjahrgang: Hirsch, Hans-Joachim; Jagusch, Heinrich; Jähnke, Burkhard; Jescheck, Hans-Heinrich; Metzger, Edmund).</text:span></text:p>
      <text:p text:style-name="P47"/>
      <text:p text:style-name="P300"><text:span text:style-name="T6">Leisner, Walter:</text:span><text:span text:style-name="T2"> Das Lebensrecht, in: Niedersächsische Landeszentrale für Politische Bildung (Hrsg.), Das Recht auf Leben, Untersuchungen zu Art. 2 II des Grundgesetzes für die Bundesrepublik Deutschland, Hannover 1976, S. 9 ff.</text:span></text:p>
      <text:p text:style-name="P47"/>
      <text:p text:style-name="P300"><text:span text:style-name="T6">Leist, Anton:</text:span><text:span text:style-name="T2"> Gleichheit in Grenzen statt Altersrationierung, in Gutmann, Thomas / Schmidt, Volker H. (Hrsg), Rationierung und Allokation im Gesundheitswesen, Weilerswist 2002, S. 155 ff.</text:span></text:p>
      <text:list text:style-name="WW8Num27">
        <text:list-item>
          <text:p text:style-name="P131">Rationierung in der Praxis – ein ethischer Kommentar zu Günther Feicht, in: Dietrich, Frank / Imhoff, Michael / Kliemt, Hartmut (Hrsg.), Mikroallokation medizinischer Ressourcen – Medizinische, medizinethische und gesundheitsökonomische Aspekte der Knappheit medizinischer Ressourcen, Stuttgart 2003, S. 25 ff.</text:p>
        </text:list-item>
      </text:list>
      <text:p text:style-name="P47"/>
      <text:p text:style-name="P300"><text:span text:style-name="T6">Leititis, Jekabs:</text:span><text:span text:style-name="T2"> Ethik in der Medizin – Ressourcenethik: ein notwendiger Spagat zwischen moderner Medizin und Ökonomie, in: ÄBl. Sachs. 2003, S. 88 ff.</text:span></text:p>
      <text:p text:style-name="P298"/>
      <text:p text:style-name="P300"><text:span text:style-name="T6">Leitner, Markus:</text:span><text:span text:style-name="T2"> Bewältigung von zwei Großschadensfällen gleichzeitig? – Großübungen zeigen Grenzen auf, in: Im Einsatz 2004, S. 74 ff.</text:span></text:p>
      <text:list text:style-name="WW8Num27">
        <text:list-item>
          <text:p text:style-name="P712"><text:span text:style-name="T2">„</text:span><text:span text:style-name="T2">Joint Emergency Response Exercise 2004“ am Flughafen München – Übung der nächtlichen zivil-militärischen Zusammenarbeit, in: Im Einsatz 2004, S. 118 ff.</text:span></text:p>
        </text:list-item>
      </text:list>
      <text:p text:style-name="P47"/>
      <text:p text:style-name="P300"><text:span text:style-name="T6">Lenckner, Theodor:</text:span><text:span text:style-name="T2"> Der rechtfertigende Notstand, Zur Problematik der Notstandsregelung im Entwurf des Strafgesetzbuches (E 1962), Tübingen 1965.</text:span></text:p>
      <text:list text:style-name="WW8Num27">
        <text:list-item>
          <text:p text:style-name="P131">Strafrecht und ärztliche Hilfeleistungspflicht, in: Med.Klin. 1966, S. 274 ff.</text:p>
        </text:list-item>
        <text:list-item>
          <text:p text:style-name="P131">Ärztliche Hilfeleistungspflicht und Pflichtenkollision, in: Med.Klin. 1969, S. 1000 ff.</text:p>
        </text:list-item>
        <text:list-item>
          <text:p text:style-name="P131">Der Grundsatz der Güterabwägung als Grundlage der Rechtfertigung, in: GA 1985, S. 295 ff.</text:p>
        </text:list-item>
      </text:list>
      <text:p text:style-name="P47"/>
      <text:p text:style-name="P300"><text:span text:style-name="T6">Lepa, Manfred:</text:span><text:span text:style-name="T2"> Die Einwirkung der Grundrechte auf die Anwendung des Deliktsrechts in der Rechtsprechung des Bundesgerichtshofs, in: Deutsch, Erwin / Klingmüller, Ernst / Kullmann, Hans Josef (Hrsg.), Festschrift für Erich Steffen zum 65. Geburtstag am 28. Mai 1995, Der Schadensersatz und seine Deckung, Berlin 1995, S. 261 ff.</text:span></text:p>
      <text:p text:style-name="P300"><text:span text:style-name="T6">Lepel, O.M. Frhr. v.:</text:span><text:span text:style-name="T2"> Der Rechtsweg bei Beschwerden in Heilbehandlungsangelegenheiten, in: NZWehrR 1980, S. 1 ff.</text:span></text:p>
      <text:p text:style-name="P47"/>
      <text:p text:style-name="P300"><text:span text:style-name="T6">Lerche, Peter:</text:span><text:span text:style-name="T2"> Grundrechtsschranken, in: Isensee, Josef / Kirchhof, Paul (Hrsg.), Handbuch des Staatsrechts der Bundesrepublik Deutschland, Bd. V, Allgemeine Grundrechtslehren, 2. Auflage, Heidelberg 2000, § 122, S. 775 ff.</text:span></text:p>
      <text:p text:style-name="P47"/>
      <text:p text:style-name="P300"><text:span text:style-name="T6">Letzel, C.:</text:span><text:span text:style-name="T2"> Triage – wunder Punkt bei den Diskussionen um die Ethik in der Katastrophenmedizin, in: Wehrmedizinische Monatsschrift 1991, S. 171 ff.</text:span></text:p>
      <text:p text:style-name="P47"/>
      <text:p text:style-name="P300"><text:span text:style-name="T6">Lilie, Hans:</text:span><text:span text:style-name="T2"> Ist das Local-Donor-Prinzip mit dem Transplantationsgesetz vereinbar?, in: Dierks, Christian / Neuhaus, Peter / Wienke, Albrecht (Hrsg.), Die Allokation von Spenderorganen – Rechtliche Aspekte, Berlin 1999, S. 53 ff.</text:span></text:p>
      <text:list text:style-name="WW8Num27">
        <text:list-item>
          <text:p text:style-name="P131">Strafrechtliche Gesichtspunkte, in: Wienke, Albrecht / Lippert, Hans-Dieter (Hrsg.), Der Wille des Menschen zwischen Leben und Sterben – Patientenverfügung und Vorsorgevollmacht, Ausgewählte medizinrechtliche Aspekte, Berlin 2001, S. 75 ff.</text:p>
        </text:list-item>
      </text:list>
      <text:p text:style-name="P47"/>
      <text:p text:style-name="P300"><text:span text:style-name="T6">Linde, H.-J. / Kirchhoff, R.:</text:span><text:span text:style-name="T9"> </text:span><text:span text:style-name="T2">Grundlagen der Katastrophenmedizin, in: Kirchhoff, R. / Linde, H.-J. (Hrsg.),</text:span><text:span text:style-name="T9"> </text:span><text:span text:style-name="T2">Katastrophenfall – Strategie ärztl. Handelns, Erlangen 1980, S. 83 ff.</text:span></text:p>
      <text:p text:style-name="P47"/>
      <text:p text:style-name="P300"><text:span text:style-name="T6">Linnenbrink, Dominik:</text:span><text:span text:style-name="T2"> Der Wegfall der strafrechtlichen Verantwortlichkeit des Garanten, Aachen 1995.</text:span></text:p>
      <text:p text:style-name="P47"/>
      <text:p text:style-name="P300"><text:span text:style-name="T6">Lipp, R. / Domres, B. (Hrsg.):</text:span><text:span text:style-name="T2"> Lehrbuch für präklinische Notfallmedizin (LPN), Band 4, Berufskunde, Organisation, Einsatztaktik, 2. Auflage, Edewecht 2000 (zit. Bearbeiter: Manger, A.; Peter, Hanno; Steiner, Edgar R.; Weidringer, Johann Wilhelm).</text:span></text:p>
      <text:p text:style-name="P47"/>
      <text:p text:style-name="P300"><text:span text:style-name="T6">Lippert, Hans-Dieter:</text:span><text:span text:style-name="T2"> Rechtsprobleme bei der Durchführung von Notarzt- und Rettungsdienst, in: NJW 1982, S. 2089 ff.</text:span></text:p>
      <text:list text:style-name="WW8Num27">
        <text:list-item>
          <text:p text:style-name="P131">Die Garantenstellung des Rettungssanitäters, in: Notfallmedizin 1982, S. 1571 ff.</text:p>
        </text:list-item>
      </text:list>
      <text:p text:style-name="P47"/>
      <text:p text:style-name="P300"><text:span text:style-name="T6">Lippert, Hans-Dieter / Weissauer, Walther:</text:span><text:span text:style-name="T2"> Das Rettungswesen, Organisation, Medizin, Recht, Berlin 1984.</text:span></text:p>
      <text:p text:style-name="P47"/>
      <text:p text:style-name="P300"><text:span text:style-name="T6">Lisken, Hans / Denninger, Erhard (Hrsg.):</text:span><text:span text:style-name="T2"> Handbuch des Polizeirechts, 3. Auflage, München 2001 (zit. Bearbeiter: Rachor, Frederik).</text:span></text:p>
      <text:p text:style-name="P47"/>
      <text:p text:style-name="P71"><text:span text:style-name="T6">Losch, Bernhard: </text:span><text:span text:style-name="T2">Auf der Suche nach Gerechtigkeit, in: NJW 2003, S. 1911 ff.</text:span></text:p>
      <text:p text:style-name="P47"/>
      <text:p text:style-name="P300"><text:span text:style-name="T6">Löw, Konrad:</text:span><text:span text:style-name="T2"> Ist die Würde des Menschen im Grundgesetz eine Anspruchsgrundlage?, in: DÖV 1958, S. 516 ff.</text:span></text:p>
      <text:list text:style-name="WW8Num27">
        <text:list-item>
          <text:p text:style-name="P131">Ist das Grundgesetz weltanschaulich neutral?, Zum Verhältnis der Grundwerte zu den Grundrechten, in: Wolf, Dieter Klaus (Hrsg.), Glaube und Gesellschaft, Festschrift für Wilhelm F. Kasch, Bayreuth 1981, S. 383 ff.</text:p>
        </text:list-item>
      </text:list>
      <text:p text:style-name="P47"/>
      <text:p text:style-name="P300"><text:span text:style-name="T6">Löw, Reinhard:</text:span><text:span text:style-name="T2"> Bioethik und Organtransplantation, in: ders. (Hrsg.), Bioethik. Philosophisch-theologische Beiträge zu einem brisanten Thema, Köln 1990, S. 125 ff.</text:span></text:p>
      <text:p text:style-name="P47"/>
      <text:p text:style-name="P300"><text:span text:style-name="T6">Löw-Friedrich, Iris / Schoeppe, Wilhelm:</text:span><text:span text:style-name="T2"> Transplantation, Grundlagen – Klinik – Ethik und Recht, Darmstadt 1996.</text:span></text:p>
      <text:p text:style-name="P47"/>
      <text:p text:style-name="P300"><text:span text:style-name="T6">Lorenz, Dieter:</text:span><text:span text:style-name="T2"> Recht auf Leben und körperliche Unversehrtheit, in: Isensee, Josef / Kirchhof, Paul (Hrsg.), Handbuch des Staatsrechts der Bundesrepublik Deutschland, Band VI, Freiheitsrechte, 2. Auflage, Heidelberg 2001, § 128, S. 3 ff.</text:span></text:p>
      <text:p text:style-name="P296"/>
      <text:p text:style-name="P300"><text:span text:style-name="T6">Lübbe, Hermann:</text:span><text:span text:style-name="T2"> Anfang und Ende des Lebens. Normative Aspekte, in: ders. / Schölmerich, Paul / Zippelius, Reinhold / Müller, Gerhard / Funke, Gerhard, Anfang und Ende des Lebens als normatives Problem, Wiesbaden 1988, S. 5 ff.</text:span></text:p>
      <text:p text:style-name="P47"/>
      <text:p text:style-name="P71"><text:span text:style-name="T6">Lübbe, Weyma:</text:span><text:span text:style-name="T2"> Veralltäglichung der Triage?, in: Ethik in der Medizin 2001, S. 148 ff.</text:span></text:p>
      <text:list text:style-name="WW8Num27">
        <text:list-item>
          <text:p text:style-name="P131">Lebensnotstand - Ende der Normativität, Untersuchung einer Grauzone im Unrecht des Tötens, in: Buchheim, Thomas / Schönberger, Rolf / Schweidler, Walter (Hrsg.), Die Normativität des Wirklichen, Über die Grenze zwischen Sollen und Sein, 2002, S. 312 ff.</text:p>
        </text:list-item>
        <text:list-item>
          <text:p text:style-name="P131">(Hrsg.), Tödliche Entscheidung, Allokation von Leben und Tod in Zwangslagen, Paderborn 2004.</text:p>
        </text:list-item>
      </text:list>
      <text:p text:style-name="P47"/>
      <text:p text:style-name="P300"><text:span text:style-name="T6">Luhmann, Niklas:</text:span><text:span text:style-name="T2"> Grundrechte als Institution, Ein Beitrag zur politischen Soziologie, 2. Auflage, Berlin 1974.</text:span></text:p>
      <text:list text:style-name="WW8Num27">
        <text:list-item>
          <text:p text:style-name="P131">Medizin und Gesellschaftstheorie, in: MMG 1983, S. 168 ff.</text:p>
        </text:list-item>
      </text:list>
      <text:p text:style-name="P47"/>
      <text:p text:style-name="P300"><text:span text:style-name="T6">Lütje, Hans-Christian:</text:span><text:span text:style-name="T2"> Versorgung und Betreuung Unfallverletzter unter Katastrophenbedingungen, in: Ärztekammer Niedersachsen (Hrsg.), Wegweiser – Medizinische Katastrophenhilfe, Schwerpunkt ärztlicher Hilfe bei Großunfällen und zivilen Katastrophen, Handbuch für den Katastrophenschutz, Hannover 1982, S. 31 ff.</text:span></text:p>
      <text:p text:style-name="P47"/>
      <text:p text:style-name="P300"><text:span text:style-name="T6">Lüttgen, Roderich / Mendel, Friederike (Hrsg.):</text:span><text:span text:style-name="T2"> Handbuch des Rettungswesens, Loseblatt-Sammlung, Mendel-Verlag, Stand 2000, Aachen.</text:span></text:p>
      <text:p text:style-name="P47"/>
      <text:p text:style-name="P300"><text:span text:style-name="T6">Luf, Gerhard:</text:span><text:span text:style-name="T2"> Verteilungsgerechtigkeit im Bereich der modernen Medizin, Rechtsethische Überlegungen, in: RdM 1997, S. 99 ff.</text:span></text:p>
      <text:p text:style-name="P47"/>
      <text:p text:style-name="P300"><text:span text:style-name="T6">Luxem, Jürgen:</text:span><text:span text:style-name="T2"> Polytrauma – Gedanken zur Rettungskette und Triage anhand eines Fallbeispiels, in: Rettungsdienst 1993, S. 527 ff.</text:span></text:p>
      <text:p text:style-name="P47"/>
      <text:p text:style-name="P300"><text:span text:style-name="T6">Mackenrodt, Karl:</text:span><text:span text:style-name="T2"> Bewältigung von Großschadenereignissen im Königreich Großbritannien, in: Crespin, Udo B. / Neff, Gisela (Hrsg.), Handbuch der Sichtung, Edewecht 2000, S. 511 ff.</text:span></text:p>
      <text:p text:style-name="P298"/>
      <text:p text:style-name="P300"><text:span text:style-name="T5">Mackway-Jones, Kevin / Marsden, Janet / Windle, Jill (Hrsg.):</text:span><text:span text:style-name="T2"> Ersteinschätzung in der Notaufnahme, Das Manchester-Triage-System, deutschsprachige Ausgabe übersetzt, bearbeitet und herausgegeben von Jörg Krey und Heinzpeter Moecke, Bern 2006.</text:span></text:p>
      <text:p text:style-name="P47"/>
      <text:p text:style-name="P71"><text:span text:style-name="T6">Medicus, Dieter:</text:span><text:span text:style-name="T9"> </text:span><text:span text:style-name="T2">Schuldrecht II, Besonderer Teil, 9. Auflage, München 1999.</text:span></text:p>
      <text:list text:style-name="WW8Num27">
        <text:list-item>
          <text:p text:style-name="P131">Schuldrecht I, Allgemeiner Teil, 14. Auflage, München 2003.</text:p>
        </text:list-item>
      </text:list>
      <text:p text:style-name="P47"/>
      <text:p text:style-name="P71"><text:span text:style-name="T6">Maihofer, Werner:</text:span><text:span text:style-name="T2"> Rechtsstaat und menschliche Würde, Frankfurt a. M. 1968.</text:span></text:p>
      <text:p text:style-name="P47"/>
      <text:p text:style-name="P300"><text:span text:style-name="T6">Maiwald, Manfred:</text:span><text:span text:style-name="T2"> Zum fragmentarischen Charakter des Strafrechts, in: Schroeder, Friedrich-Christian / Zipf, Heinz (Hrsg.), Festschrift für Reinhart Maurach zum 70. Geburtstag, Karlsruhe 1972, S. 9 ff.</text:span></text:p>
      <text:p text:style-name="P30"/>
      <text:p text:style-name="P300"><text:span text:style-name="T6">Mangakis, Georgios:</text:span><text:span text:style-name="T2"> Die Pflichtenkollision als Grenzsituation des Strafrechts, in: ZStW, 84. Band, 1972, S. 447 ff.</text:span></text:p>
      <text:p text:style-name="P30"/>
      <text:p text:style-name="P300"><text:span text:style-name="T6">Mangoldt, Hermann v./ Klein, Friedrich / Starck, Christian:</text:span><text:span text:style-name="T2"> Das Bonner Grundgesetz. Kommentar, Band 1, 4. Aufl., München 1999.</text:span></text:p>
      <text:p text:style-name="P30"/>
      <text:p text:style-name="P300"><text:span text:style-name="T6">Manz, Hans Georg v.:</text:span><text:span text:style-name="T2"> Traditionelle Typen der Ethik, in: Amelung, Eberhard (Hrsg.), Ethisches Denken in der Medizin, 1992, S. 55 ff.</text:span></text:p>
      <text:list text:style-name="WW8Num27">
        <text:list-item>
          <text:p text:style-name="P131">Lebensqualität und Bewertung menschlichen Lebens, in: Brudermüller, Gert (Hrsg.), Angewandte Ethik und Medizin, Würzburg 1999, S. 65 ff.</text:p>
        </text:list-item>
      </text:list>
      <text:p text:style-name="P47"/>
      <text:p text:style-name="P300"><text:span text:style-name="T6">Marckmann, Georg / Liening, Paul / Wiesing, Urban (Hrsg.):</text:span><text:span text:style-name="T9"> </text:span><text:span text:style-name="T2">Gerechte Gesundheitsversorgung, Ethische Grundpositionen zur Mittelverteilung im Gesundheitswesen, Stuttgart 2003.</text:span></text:p>
      <text:p text:style-name="P47"/>
      <text:p text:style-name="P300"><text:span text:style-name="T6">Marckmann, Georg / Siebert, Uwe:</text:span><text:span text:style-name="T2"> Kosteneffektivität als Allokationskriterium in der Gesundheitsversorgung, in: ZMedEthik, Wissenschaft, Kultur, Religion, Ostfildern 2002, S. 171 ff.</text:span></text:p>
      <text:p text:style-name="P30"/>
      <text:p text:style-name="P300"><text:span text:style-name="T6">Marschang, Adelheid / Riedel, Elisabeth:</text:span><text:span text:style-name="T2"> Die Rwanda-Krise, Grundlagen der Gesundheitsversorgung großer Bevölkerungsgruppen in Katastrophensituationen, in: MMW 1998, S. 206 ff.</text:span></text:p>
      <text:p text:style-name="P30"/>
      <text:p text:style-name="P71"><text:span text:style-name="T6">Martini, Peter:</text:span><text:span text:style-name="T2"> Art. 3 I GG als Prinzip absoluter Rechtsgleichheit, Köln 1997.</text:span></text:p>
      <text:p text:style-name="P30"/>
      <text:p text:style-name="P300"><text:span text:style-name="T6">Marx, Frank:</text:span><text:span text:style-name="T9"> </text:span><text:span text:style-name="T2">Ausbildung, Einsatz und Qualifikation von Ärzten im Katastrophenschutz, Düsseldorf 1993.</text:span></text:p>
      <text:p text:style-name="P47"/>
      <text:p text:style-name="P300"><text:span text:style-name="T6">Maunz, Theodor / Dürig, Günter:</text:span><text:span text:style-name="T2"> Grundgesetz, Kommentar, Stand. 42. Ergänzungslieferung, Februar 2003, München (zit. Erscheinungsjahr und Bearbeiter: Herdegen, Matthias; Herzog, Roman; Papier, Hans-Jürgen; Scholz, Rupert).</text:span></text:p>
      <text:p text:style-name="P47"/>
      <text:p text:style-name="P71"><text:span text:style-name="T6">Maurach, Reinhart:</text:span><text:span text:style-name="T9"> </text:span><text:span text:style-name="T2">Kritik der Notstandslehre, Berlin 1935.</text:span></text:p>
      <text:p text:style-name="P47"/>
      <text:p text:style-name="P300"><text:span text:style-name="T6">Maurach, Reinhart / Schroeder, Friedrich-Christian / Maiwald, Manfred:</text:span><text:span text:style-name="T2"> Strafrecht, Besonderer Teil, Teilband 1, Straftaten gegen Vermögens- und Persönlichkeitsdelikte, Ein Lehrbuch, 8. Auflage, Heidelberg 1995.</text:span></text:p>
      <text:p text:style-name="P47"/>
      <text:p text:style-name="P300"><text:span text:style-name="T6">Maurach, Reinhart/Zipf, Heinz:</text:span><text:span text:style-name="T2"> Strafrecht Allgemeiner Teil, Teilband 1, 8. Auflage, Heidelberg 1992.</text:span></text:p>
      <text:p text:style-name="P47"/>
      <text:p text:style-name="P300"><text:span text:style-name="T6">Maurer, Hartmut:</text:span><text:span text:style-name="T2"> Allgemeines Verwaltungsrecht, 14. Auflage, München 2002.</text:span></text:p>
      <text:list text:style-name="WW8Num66">
        <text:list-item>
          <text:p text:style-name="P143">Staatrecht I, Grundlagen, Verfassungsorgane, Staatsfunktionen, 3. Auflage, München 2003.</text:p>
        </text:list-item>
      </text:list>
      <text:p text:style-name="P47"/>
      <text:p text:style-name="P300"><text:span text:style-name="T6">Maydell, Bernd v.:</text:span><text:span text:style-name="T2"> Rationierung in unterschiedlichen Gesundheitssystemen, in: ArztR 2005, S. 88 ff.</text:span></text:p>
      <text:p text:style-name="P296"/>
      <text:p text:style-name="P300"><text:span text:style-name="T6">Meißner, Andreas:</text:span><text:span text:style-name="T2"> Die Interessenabwägungsformel in der Vorschrift über den rechtfertigenden Notstand (§ 34 StGB), Berlin 1990.</text:span></text:p>
      <text:p text:style-name="P47"/>
      <text:p text:style-name="P300"><text:span text:style-name="T6">Merkel, Reinhard:</text:span><text:span text:style-name="T9"> </text:span><text:span text:style-name="T2">Zaungäste? Über die Vernachlässigung philosophischer Argumente in der Strafrechtswissenschaft (und einige verbreitete Mißverständnisse zu § 34 S. 1 StGB), in: Institut für Kriminalwissenschaften Frankfurt a. M (Hrsg.), Vom unmöglichen Zustand des Strafrechts, Frankfurt a.M., 1995, S. 171 ff.</text:span></text:p>
      <text:list text:style-name="WW8Num66">
        <text:list-item>
          <text:p text:style-name="P143">Ärztliche Entscheidungen über Leben und Tod in der Neonatalmedizin, in: Brudermüller, Gert (Hrsg.), Angewandte Ethik und Medizin, Würzburg 1999, S. 131 ff.</text:p>
        </text:list-item>
      </text:list>
      <text:list text:style-name="WW8Num82">
        <text:list-item>
          <text:p text:style-name="P341">Früheuthanasie. Rechtsethische und strafrechtliche Grundlagen ärztlicher Entscheidungen über Leben und Tod in der Neonatalmedizin, Baden-Baden, 2001.</text:p>
        </text:list-item>
        <text:list-item>
          <text:p text:style-name="P341">Gründe für den Ausschluss der Strafbarkeit im Völkerstrafrecht, in: ZStW, 114. Band, 2002, S. 637 ff.</text:p>
        </text:list-item>
      </text:list>
      <text:p text:style-name="P47"/>
      <text:p text:style-name="P71"><text:span text:style-name="T6">Metzger, Edmund:</text:span><text:span text:style-name="T2"> Anmerkung zu BGH 4 StR 354/57, in: JZ 1958, S. 281 f.</text:span></text:p>
      <text:p text:style-name="P47"/>
      <text:p text:style-name="P300"><text:span text:style-name="T6">Meuter, Norbert:</text:span><text:span text:style-name="T9"> </text:span><text:span text:style-name="T2">„Verfahren und Ermessen“ – Ein gerechtigkeitstheoretisches Anforderungsprofil für die Organallokation, in: Lachmann, Rolf / Meuter, Norbert (Hrsg.), Zur Gerechtigkeit der Organverteilung, Ein Problem der Transplantationsmedizin aus interdisziplinärer Sicht, Stuttgart 1997, S. 101 ff.</text:span></text:p>
      <text:p text:style-name="P47"/>
      <text:p text:style-name="P300"><text:span text:style-name="T6">Meyer (Hrsg.):</text:span><text:span text:style-name="T9"> </text:span><text:span text:style-name="T2">Meyers Enzyklopädisches Lexikon, in 25 Bänden, 9. Auflage, Mannheim 1975.</text:span></text:p>
      <text:p text:style-name="P47"/>
      <text:p text:style-name="P71"><text:span text:style-name="T6">Meyer, Hellmuth:</text:span><text:span text:style-name="T2"> Strafrecht, Allgemeiner Teil, Stuttgart 1953.</text:span></text:p>
      <text:p text:style-name="P47"/>
      <text:p text:style-name="P300"><text:span text:style-name="T6">Meyer, Jürgen (Hrsg.):</text:span><text:span text:style-name="T2"> Kommentar zur Charta der Grundrechte der Europäischen Union, Nomos, Baden-Baden 2003 (zit. Bearbeiter: Riedel, Eibe).</text:span></text:p>
      <text:p text:style-name="P298"/>
      <text:p text:style-name="P716"><text:span text:style-name="T6">Meyer, Oliver:</text:span><text:span text:style-name="T2"> Große Katastrophenschutzübung im Fußballstadion – Körperliche Schwerstarbeit für die Einsatzkräfte, in: Im Einsatz 2005, S. 194 ff.</text:span></text:p>
      <text:p text:style-name="P47"/>
      <text:p text:style-name="P300"><text:span text:style-name="T6">Meyer-Ladewig, Jens:</text:span><text:span text:style-name="T2"> EMRK – Konvention zum Schutze der Menschenrechte und Grundfreiheiten, Handkommentar, Baden-Baden 2003.</text:span></text:p>
      <text:p text:style-name="P47"/>
      <text:p text:style-name="P300"><text:span text:style-name="T6">Michalski, Lutz:</text:span><text:span text:style-name="T2"> Verfassungsrechtliche Schranken einer Rationierung im vertragsärztlichen Versorgungssystem, in: VersR 1996, S. 265 ff.</text:span></text:p>
      <text:p text:style-name="P298"/>
      <text:p text:style-name="P300"><text:span text:style-name="T6">Mitsch, Wolfgang:</text:span><text:span text:style-name="T2"> „Nantucket Sleighride“ – Der Tod des Matrosen Owen Coffin, in: Heinrich, Bernd / Hilgendorf, Eric / Mitsch, Wolfgang / Sternberg-Lieben, Detlev (Hrsg.), Festschrift für Ulrich Weber zum 70. Geburtstag, 18. September 2004, Bielefeld, 2004, S. 49 ff.</text:span></text:p>
      <text:p text:style-name="P47"/>
      <text:p text:style-name="P300"><text:span text:style-name="T6">Mitschke, Th. / Peter, H. (Hrsg.):</text:span><text:span text:style-name="T2"> Handbuch für Schnell-Einsatz-Gruppen, 3. Auflage, Edewecht 2002.</text:span></text:p>
      <text:p text:style-name="P47"/>
      <text:p text:style-name="P300"><text:span text:style-name="T6">Montesquieu:</text:span><text:span text:style-name="T2"> Vom Geist der Gesetze (1748), übersetzt und herausgegeben von Ernst Forthoff, in zwei Bänden, 2. Auflage, Tübingen 1992.</text:span></text:p>
      <text:p text:style-name="P47"/>
      <text:p text:style-name="P71"><text:span text:style-name="T6">Müller, Georg:</text:span><text:span text:style-name="T2"> Der Gleichheitssatz, in: VVDStRL, Heft 47, Berlin 1989, S. 37 ff.</text:span></text:p>
      <text:p text:style-name="P47"/>
      <text:p text:style-name="P300"><text:span text:style-name="T6">Müller-Dietz, Heinz:</text:span><text:span text:style-name="T2"> Zur Problematik verfassungsrechtlicher Pönalisierungsgebote, in: Jescheck, Hans-Heinrich / Lüttger, Hans (Hrsg.), Festschrift für Eduard Dreher zum 70. Geburtstag am 29. April 1977, Berlin 1977, S. 97 ff.</text:span></text:p>
      <text:p text:style-name="P300"><text:span text:style-name="T6">Münch, Ingo v. / Kunig, Philip (Hrsg.):</text:span><text:span text:style-name="T2"> Grundgesetz-Kommentar, Band 1, 5. Auflage, München 2000 (zit. Bearbeiter: Krebs, Walter).</text:span></text:p>
      <text:p text:style-name="P30"/>
      <text:p text:style-name="P300"><text:span text:style-name="T6">Münchner Kommentar zum Bürgerlichen Recht:</text:span><text:span text:style-name="T2"> hrsg. von Rebmann, Kurt / Säcker, Franz Jürgen / Rixecker, Roland, Band 3, 3. Auflage, 1997; Band 5, 3. Auflage, 1997; Band 5, 4. Auflage, 2004; München (zit. Bearbeiter: Mertens, Hans-Joachim; Müller-Glöge, Rudi; Papier, Hans-Jürgen).</text:span></text:p>
      <text:p text:style-name="P296"/>
      <text:p text:style-name="P300"><text:span text:style-name="T6">Münchner Kommentar zum Strafgesetzbuch:</text:span><text:span text:style-name="T2"> hrsg. von Joecks, Wolfgang / Miebach, Klaus, München 2003 (zit. Bearbeiter: Erb, Volker; Freund, Georg; Schlehofer, Horst; Schneider, Hartmut).</text:span></text:p>
      <text:p text:style-name="P30"/>
      <text:p text:style-name="P300"><text:span text:style-name="T6">Murswiek, Dietrich:</text:span><text:span text:style-name="T2"> Grundrechte als Teilhaberechte, soziale Grundrechte, in: Isensee, Josef / Kirchhof, Paul (Hrsg), Handbuch des Staatsrechts der Bundesrepublik Deutschland, Bd. V, Allgemeine Grundrechtslehren, 2. Auflage, Heidelberg 2000, § 112, S. 243 ff.</text:span></text:p>
      <text:p text:style-name="P47"/>
      <text:p text:style-name="P300"><text:span text:style-name="T6">Mußgnug, Friederike:</text:span><text:span text:style-name="T9"> </text:span><text:span text:style-name="T2">Das Recht des polizeilichen Schußwaffengebrauchs, Frankfurt a. M. 2001.</text:span></text:p>
      <text:p text:style-name="P47"/>
      <text:p text:style-name="P300"><text:span text:style-name="T6">Nagel, Eckhard / Fuchs, Christoph (Hrsg.):</text:span><text:span text:style-name="T2"> Soziale Gerechtigkeit im Gesundheitswesen, Ökonomische, ethische, rechtliche Fragen am Beispiel der Transplantationsmedizin, Berlin 1993.</text:span></text:p>
      <text:p text:style-name="P47"/>
      <text:p text:style-name="P300"><text:span text:style-name="T6">Nagy, Julius:</text:span><text:span text:style-name="T2"> Die Triage – Unkonventionelle Gedanken zur Patientenversorgung im Katastrophenfall, in Zivilverteidigung, I. Quartal 1984, S. 14 ff.</text:span></text:p>
      <text:p text:style-name="P47"/>
      <text:p text:style-name="P300"><text:span text:style-name="T6">Narr, Helmut:</text:span><text:span text:style-name="T9"> </text:span><text:span text:style-name="T2">Gesetzliche Grundlagen des Katastrophenschutzes, in: Bezirksärztekammer Südwürttemberg (Hrsg.), Katastrophenmedizin, Tübingen 1981, S. 7 ff.</text:span></text:p>
      <text:p text:style-name="P47"/>
      <text:p text:style-name="P300"><text:span text:style-name="T6">Naujoks, Rolf:</text:span><text:span text:style-name="T2"> Verbesserte Fristenlösung oder befristete Lösung?, in: EuGRZ 1975, S. 359 ff.</text:span></text:p>
      <text:p text:style-name="P47"/>
      <text:p text:style-name="P300"><text:span text:style-name="T6">Nettesheim, Martin:</text:span><text:span text:style-name="T2"> Rationierung in der Gesundheitsversorgung – verfassungsrechtliche Möglichkeiten und Grenzen, in: VerwArch 2002, S. 315 ff.</text:span></text:p>
      <text:p text:style-name="P47"/>
      <text:p text:style-name="P71"><text:span text:style-name="T6">Neumann, Volker:</text:span><text:span text:style-name="T2"> Sozialstaatsprinzip und Grundrechtsdogmatik, in: DVBl. 1997, S. 92 ff.</text:span></text:p>
      <text:list text:style-name="WW8Num27">
        <text:list-item>
          <text:p text:style-name="P131">Der Anspruch auf Krankenbehandlung – ein Rahmenrecht, in: SGb 1998, S. 609 ff.</text:p>
        </text:list-item>
      </text:list>
      <text:p text:style-name="P47"/>
      <text:p text:style-name="P71"><text:span text:style-name="T6">Neuner, Jörg:</text:span><text:span text:style-name="T2"> Der Prioritätsgrundsatz im Privatrecht, in: AcP, 203. Band, 2003, S. 46 ff.</text:span></text:p>
      <text:list text:style-name="WW8Num27">
        <text:list-item>
          <text:p text:style-name="P131">Diskriminierungsschutz durch Privatrecht, in: JZ 2003, S. 57 ff.</text:p>
        </text:list-item>
      </text:list>
      <text:p text:style-name="P47"/>
      <text:p text:style-name="P300"><text:span text:style-name="T6">Nida-Rümelin, Julian:</text:span><text:span text:style-name="T2"> Verteilungsgerechtigkeit aus philosophischer Sicht, in: Nagel, Eckhard / Fuchs, Christoph (Hrsg.), Soziale Gerechtigkeit im Gesundheitswesen: Ökonomische, ethische und rechtliche Fragen am Beispiel der Transplantationsmedizin, Berlin 1993, S. 250 ff.</text:span></text:p>
      <text:list text:style-name="WW8Num27">
        <text:list-item>
          <text:p text:style-name="P131">Kritik des Konsequentialismus, 2. Auflage, München 1995.</text:p>
        </text:list-item>
      </text:list>
      <text:p text:style-name="P47"/>
      <text:p text:style-name="P300"><text:span text:style-name="T6">Nomos Kommentar zum Strafgesetzbuch:</text:span><text:span text:style-name="T2"> Loseblattsammlung, Band 2, Stand 2003, Baden-Baden (zit. Bearbeiter: Neumann, Ulfried).</text:span></text:p>
      <text:p text:style-name="P296"/>
      <text:p text:style-name="P300"><text:span text:style-name="T6">Nowak, Manfred:</text:span><text:span text:style-name="T2"> Inhalt, Bedeutung und Durchsetzungsmechanismen der beiden UNO-Menschenrechtspakte, in: Kälin, Walter / Malinverni, Giorgio / Nowak, Manfred, Die Schweiz und die UNO-Menschenrechtspakte, 2. Auflage, Basel 1997, S. 3 ff.</text:span></text:p>
      <text:p text:style-name="P47"/>
      <text:p text:style-name="P300"><text:span text:style-name="T6">Oberender, Peter:</text:span><text:span text:style-name="T2"> Medizin zwischen Rationalisierung und Rationierung, in: ders. (Hrsg.), Rationalisierung und Rationierung im Gesundheitswesen, Gräfelfing 1996, S. 9 ff.</text:span></text:p>
      <text:p text:style-name="P47"/>
      <text:p text:style-name="P300"><text:span text:style-name="T6">Obermann, Konrad:</text:span><text:span text:style-name="T2"> Rationierung in der Medizin aus ökonomischer Sicht, in: Med.Klin. 1999, S. 110 ff.</text:span></text:p>
      <text:p text:style-name="P298"/>
      <text:p text:style-name="P300"><text:span text:style-name="T6">Odendahl, Kerstin: </text:span><text:span text:style-name="T2">Der Umgang mit Unbeteiligten im Recht der Gefahrenabwehr, Das Luftsicherheitsgesetz als verfassungsgemäßer Paradigmenwechsel, in: Die Verwaltung, 2005, S. 425 ff.</text:span></text:p>
      <text:p text:style-name="P47"/>
      <text:p text:style-name="P300"><text:span text:style-name="T6">Oehler, Dietrich:</text:span><text:span text:style-name="T9"> </text:span><text:span text:style-name="T2">Die Achtung vor dem Leben und die Notstandshandlung, in: JR 1951, S. 489 ff.</text:span></text:p>
      <text:p text:style-name="P47"/>
      <text:p text:style-name="P71"><text:span text:style-name="T6">Oelert, Uta:</text:span><text:span text:style-name="T2"> Allokation von Organen in der Transplantationsmedizin, Frankfurt a. M. 2002.</text:span></text:p>
      <text:p text:style-name="P47"/>
      <text:p text:style-name="P300"><text:span text:style-name="T6">Oetker, Friedrich:</text:span><text:span text:style-name="T9"> </text:span><text:span text:style-name="T2">Notwehr und Notstand, in: Festgabe für Reinhard von Frank zum 70. Geburtstag, 16. August 1930, Band 1, Tübingen 1930, S. 359 ff.</text:span></text:p>
      <text:p text:style-name="P47"/>
      <text:p text:style-name="P71"><text:span text:style-name="T6">Opderbecke, Hans Wolfgang:</text:span><text:span text:style-name="T2"> Grenzen der Intensivmedizin, in: MedR 1985, S. 23 ff.</text:span></text:p>
      <text:p text:style-name="P47"/>
      <text:p text:style-name="P300"><text:span text:style-name="T6">Ossenbühl, Fritz:</text:span><text:span text:style-name="T2"> Vorrang und Vorbehalt des Gesetzes, in: Isensee, Josef / Kirchhof, Paul (Hrsg.), Handbuch des Staatsrechts der Bundesrepublik Deutschland, Band III, Das Handeln des Staates, 2. Auflage, Heidelberg 1996, § 62, S. 315 ff.</text:span></text:p>
      <text:p text:style-name="P47"/>
      <text:p text:style-name="P300"><text:span text:style-name="T6">Ost, Wolfgang / Mohr, Gerhard / Estelmann, Martin:</text:span><text:span text:style-name="T2"> Grundzüge des Sozialrechts, 2. Auflage, München 1998.</text:span></text:p>
      <text:p text:style-name="P47"/>
      <text:p text:style-name="P300"><text:span text:style-name="T6">Otte, Gerhard:</text:span><text:span text:style-name="T2"> Dialektik und Jurisprudenz, Untersuchungen zur Methode der Glossatoren, Frankfurt a. M. 1971.</text:span></text:p>
      <text:p text:style-name="P47"/>
      <text:p text:style-name="P71"><text:span text:style-name="T6">Otto, Harro:</text:span><text:span text:style-name="T2"> Pflichtenkollision und Rechtswidrigkeitsurteil, 3. Auflage, Marburg 1978.</text:span></text:p>
      <text:list text:style-name="WW8Num27">
        <text:list-item>
          <text:p text:style-name="P131">Recht auf den eigenen Tod? Strafrecht im Spannungsfeld zwischen Lebenserhaltungspflicht und Selbstbestimmung, Gutachten D für den 56. Deutschen Juristentag, München 1986.</text:p>
        </text:list-item>
      </text:list>
      <text:p text:style-name="P218"/>
      <text:p text:style-name="P300"><text:span text:style-name="T6">Otto, Harro / Brammsen, Joerg:</text:span><text:span text:style-name="T9"> </text:span><text:span text:style-name="T2">Die Grundlagen der strafrechtlichen Haftung des Garanten wegen Unterlassens, in: Jura 1985, S. 530 ff.</text:span></text:p>
      <text:p text:style-name="P298"/>
      <text:p text:style-name="P300"><text:span text:style-name="T6">Palandt, Otto:</text:span><text:span text:style-name="T2"> Bürgerliches Gesetzbuch, Becksche Kurzkommentare, 60. Auflage, München 2001 (zit. Bearbeiter: Heinrichs, Helmut; Sprau, Hartwig; Thomas, Heinz).</text:span></text:p>
      <text:p text:style-name="P47"/>
      <text:p text:style-name="P300"><text:span text:style-name="T6">Papst Johannes Paul II.:</text:span><text:span text:style-name="T9"> </text:span><text:span text:style-name="T2">Über den Wert und die Unantastbarkeit des menschlichen Lebens, Enzyklika „Evangelium vitae“ vom 25. März 1995, Leutersdorf 1995.</text:span></text:p>
      <text:list text:style-name="WW8Num27">
        <text:list-item>
          <text:p text:style-name="P131">Ansprache an die Teilnehmer des Weltkongresses für Katastrophenmedizin in Rom, 28.5.1983, in: Arzt und Christ 1983, S. 156.</text:p>
        </text:list-item>
      </text:list>
      <text:p text:style-name="P47"/>
      <text:p text:style-name="P300"><text:span text:style-name="T6">Patzig, Günther:</text:span><text:span text:style-name="T9"> </text:span><text:span text:style-name="T2">Medizinische Gerechtigkeit und ihre Rechtfertigung – Einführung, in: Nagel, Eckhard / Fuchs, Christoph (Hrsg.), Gerechtigkeit im Gesundheitswesen, Ökonomische, ethische, rechtliche Fragen am Beispiel der Transplantationsmedizin, 1993, S. 210 ff.</text:span></text:p>
      <text:p text:style-name="P47"/>
      <text:p text:style-name="P300"><text:span text:style-name="T6">Patzig, Günther / Schöne-Seifert, Bettina:</text:span><text:span text:style-name="T2"> Theoretische Grundlagen und Systematik der Ethik in der Medizin, in Kahlke, Winfried / Reiter-Theil, Stella (Hrsg.), Ethik in der Medizin, Stuttgart 1995, S. 1 ff.</text:span></text:p>
      <text:p text:style-name="P298"/>
      <text:p text:style-name="P300"><text:span text:style-name="T6">Pawlik, Michael:</text:span><text:span text:style-name="T2"> § 14 Abs. 3 des Luftsicherheitsgesetzes – ein Tabubruch?, in: JZ 2004, S. 1045 ff.</text:span></text:p>
      <text:p text:style-name="P298"/>
      <text:p text:style-name="P300"><text:span text:style-name="T6">Pawlowski, Hans-Martin:</text:span><text:span text:style-name="T2"> Zu den Grundlagen der Bioethik: Verfassungsrecht oder Moral? Zum Verhältnis von Recht und Moral – nicht nur in Deutschland, in: ZRph 2002, S. 71 ff.</text:span></text:p>
      <text:p text:style-name="P47"/>
      <text:p text:style-name="P71"><text:span text:style-name="T6">Peine, Franz-Joseph:</text:span><text:span text:style-name="T2"> Allgemeines Verwaltungsrecht, 6. Auflage, Heidelberg 2002.</text:span></text:p>
      <text:p text:style-name="P47"/>
      <text:p text:style-name="P300"><text:span text:style-name="T6">Peter, Hanno:</text:span><text:span text:style-name="T2"> Terroranschläge in Madrid im März 2004 – Welche Lehren sind zu ziehen?, in: Im Einsatz 2004, S. 303 ff.</text:span></text:p>
      <text:list text:style-name="WW8Num27">
        <text:list-item>
          <text:p text:style-name="P49">Der überörtliche Einsatz beim Massenanfall Verletzter oder Erkrankter – Antwort auf neue Herausforderungen, in: Im Einsatz 2005, S. 266 ff.</text:p>
        </text:list-item>
      </text:list>
      <text:p text:style-name="P47"/>
      <text:p text:style-name="P300"><text:span text:style-name="T6">Peters, Karl:</text:span><text:span text:style-name="T2"> Zur Lehre von den persönlichen Strafausschließungsgründen, in: JR 1949, S. 496 ff.</text:span></text:p>
      <text:list text:style-name="WW8Num48">
        <text:list-item>
          <text:p text:style-name="P150">Die Tötung von Menschen in Notsituationen, in: JR 1950, S. 742 ff.</text:p>
        </text:list-item>
      </text:list>
      <text:p text:style-name="P47"/>
      <text:p text:style-name="P300"><text:span text:style-name="T6">Pfeiffer, Robert:</text:span><text:span text:style-name="T2"> Triage in Militär- und „Katastrophenmedizin“, in: Tübinger Ärzteinitiative gegen den Krieg (Hrsg.), Unser Eid auf das Leben verpflichtet zum Widerstand, Dokumentation des 4. Medizinischen Kongresses zur Verhinderung eines Atomkrieges 1984 in Tübingen, Tübingen 1984, S. 129 ff.</text:span></text:p>
      <text:p text:style-name="P47"/>
      <text:p text:style-name="P300"><text:span text:style-name="T6">Pichlmayr, Rudolf / Nagel, E. / Gubernatis, G.:</text:span><text:span text:style-name="T2"> Verteilungsgerechtigkeit in der Transplantationschirurgie. Ärztl. Handeln bei begrenzten Ressourcen, in: Herfarth, Christian / Buhr, Heinz J. (Hrsg.), Möglichkeiten u. Grenzen der Medizin, Berlin 1994, S. 53 ff.</text:span></text:p>
      <text:p text:style-name="P47"/>
      <text:p text:style-name="P300"><text:span text:style-name="T6">Pico della Mirandola, Giovanni:</text:span><text:span text:style-name="T2"> Oratio de hominis dignitate, Rede über die Würde des Menschen, Lateinisch Deutsch, gehalten 1486/1487, hrsg. und übersetzt von Gerd von der Gönna, Stuttgart 1997.</text:span></text:p>
      <text:p text:style-name="P47"/>
      <text:p text:style-name="P300"><text:span text:style-name="T6">Pieper, Annemarie:</text:span><text:span text:style-name="T2"> Gibt es ein Recht auf Gesundheit?, in: Orsi, Giuseppe / Seelmann, Kurt / Smid, Stefan / Steinvorth, Ulrich (Hrsg.), Medizin – Recht – Ethik, Rechtsphilosophische Hefte, Bd. VIII, Frankfurt a.M. 1998, S. 7 ff.</text:span></text:p>
      <text:list text:style-name="WW8Num27">
        <text:list-item>
          <text:p text:style-name="P131">Einführung in die Ethik, 4. Auflage, Tübingen 2000.</text:p>
        </text:list-item>
      </text:list>
      <text:p text:style-name="P47"/>
      <text:p text:style-name="P300"><text:span text:style-name="T6">Pieroth, Bodo / Schlink, Bernhard:</text:span><text:span text:style-name="T2"> Staatsrecht II, Grundrechte, 18. Auflage, Heidelberg 2002; 19. Auflage, Heidelberg 2003.</text:span></text:p>
      <text:p text:style-name="P47"/>
      <text:p text:style-name="P300"><text:span text:style-name="T6">Pitschas, Rainer:</text:span><text:span text:style-name="T2"> Gesundheitswesen zwischen Staat und Markt, Rechtliche Maßgaben und Grenzen einer Verantwortungsteilung für Gesundheitsversorgung zwischen Bürger, Markt und Staat, in: Häfner, Heinz (Hrsg.), Gesundheit – unser höchstes Gut?, Berlin 1999, S. 169 ff.</text:span></text:p>
      <text:p text:style-name="P47"/>
      <text:p text:style-name="P300"><text:span text:style-name="T6">Platon:</text:span><text:span text:style-name="T9"> </text:span><text:span text:style-name="T2">Politea – Der Staat, in: Eigler, Gunther (Hrsg.), Platon Werke, in 8 Bänden, 2. Auflage, Darmstadt 1990.</text:span></text:p>
      <text:p text:style-name="P47"/>
      <text:p text:style-name="P300"><text:span text:style-name="T6">Pohlemann, T. / Gänsslen, A. / Tscherne, H.:</text:span><text:span text:style-name="T2"> Konzepte in der „Katastrophenmedizin“ nach Eschede, in: Notfall &amp; Rettungsmedizin 1999, S. 343 ff.</text:span></text:p>
      <text:p text:style-name="P47"/>
      <text:p text:style-name="P300"><text:span text:style-name="T6">Pong, Mei-ying:</text:span><text:span text:style-name="T2"> Der rechtfertigende Notstand (§ 34 StGB) unter besonderer Berücksichtigung Drittbeteiligter, München 2002.</text:span></text:p>
      <text:p text:style-name="P47"/>
      <text:p text:style-name="P71"><text:span text:style-name="T6">PONS:</text:span><text:span text:style-name="T2"> Großwörterbuch Französisch, Stuttgart 1996.</text:span></text:p>
      <text:p text:style-name="P47"/>
      <text:p text:style-name="P300"><text:span text:style-name="T6">Posser, Herbert / Müller Rolf-Georg:</text:span><text:span text:style-name="T2"> Arzneimittelmarkt 2004 – EuGH, Nutzenbewertung und Leistungsausschlüsse, in: NZS, S. 247 ff.</text:span></text:p>
      <text:p text:style-name="P47"/>
      <text:p text:style-name="P300"><text:span text:style-name="T6">Prechtl, Peter / Burkhard, Franz-Peter (Hrsg.):</text:span><text:span text:style-name="T2"> Metzler Philosophie Lexikon, Begriffe und Definitionen, 2. Auflage, Stuttgart 1999 (zit. Bearbeiter: Lohmann, Karl-Reinhard).</text:span></text:p>
      <text:p text:style-name="P47"/>
      <text:p text:style-name="P300"><text:span text:style-name="T6">Preißler, Reinhold:</text:span><text:span text:style-name="T2"> Auswirkungen der Budgetregelungen auf den Leistungsanspruch der Versicherten, in: MedR 2002, S. 84 ff.</text:span></text:p>
      <text:p text:style-name="P47"/>
      <text:p text:style-name="P300"><text:span text:style-name="T6">Pschyrembel, Willibald (Hrsg):</text:span><text:span text:style-name="T2"> Klinisches Wörterbuch, 259. Auflage, Berlin 2002.</text:span></text:p>
      <text:p text:style-name="P47"/>
      <text:p text:style-name="P300"><text:span text:style-name="T6">Pufendorf v., Samuel:</text:span><text:span text:style-name="T2"> Über die Pflicht des Menschen und des Bürgers nach dem Gesetz der Natur (1673), hrsg. und übersetzt von Klaus Luig, Frankfurt a. M. 1994.</text:span></text:p>
      <text:p text:style-name="P47"/>
      <text:p text:style-name="P300"><text:span text:style-name="T6">Quirini, Wolfgang:</text:span><text:span text:style-name="T2"> Sichtung und Bergung, in: Hüls, Ewald / Oestern, Hans-Jörg (Hrsg.), Die ICE-Katastrophe von Eschede – Erfahrungen und Lehren. Eine interdisziplinäre Analyse, Berlin 1999, S. 30 ff.</text:span></text:p>
      <text:list text:style-name="WW8Num27">
        <text:list-item>
          <text:p text:style-name="P131">Medizin im Katastrophenfall – Das ICE-Unglück im Sommer 1998, in: Riha, Ortrun (Hrsg.), Ethische Probleme im ärztlichen Alltag, S. 46 ff., Vorträge 1997-1999, Aachen 2000.</text:p>
        </text:list-item>
      </text:list>
      <text:p text:style-name="P47"/>
      <text:p text:style-name="P300"><text:span text:style-name="T6">Rakowski, Eric:</text:span><text:span text:style-name="T2"> Zählt die Anzahl, wenn man Leben rettet?, in: Lübbe, Weyma (Hrsg.), Tödliche Entscheidung, Allokation von Leben und Tod in Zwangslagen, Paderborn 2004, S. 158 ff.</text:span></text:p>
      <text:p text:style-name="P298">-<text:tab/>Leben nehmen und Leben retten, in: Lübbe, Weyma (Hrsg.), Tödliche Entscheidung, Allokation von Leben und Tod in Zwangslagen, Paderborn 2004, S. 211 ff.</text:p>
      <text:p text:style-name="P47"/>
      <text:p text:style-name="P300"><text:span text:style-name="T6">Randelzhofer, Albrecht (Hrsg.):</text:span><text:span text:style-name="T2"> Völkerrechtliche Verträge, Becksche Textausgabe, 5. Auflage, Nördlingen 1991.</text:span></text:p>
      <text:p text:style-name="P47"/>
      <text:p text:style-name="P300"><text:span text:style-name="T6">Ratzel, Rudolf / Lippert, Hans-Dieter:</text:span><text:span text:style-name="T2"> Kommentar zur Musterberufsordnung der deutschen Ärzte (MBO), 3. Auflage, Berlin 2002.</text:span></text:p>
      <text:p text:style-name="P47"/>
      <text:p text:style-name="P300"><text:span text:style-name="T6">Rauscher, A.:</text:span><text:span text:style-name="T2"> Der Verlust von Transzendenz und innerweltliches Sicherheitsstreben, in: Rohrmoser, G. / Lindenlaub, E. (Hrsg.), Fortschritt und Sicherheit, Stuttgart 1980, S. 207 ff.</text:span></text:p>
      <text:p text:style-name="P47"/>
      <text:p text:style-name="P71"><text:span text:style-name="T6">Rawls, John:</text:span><text:span text:style-name="T2"> Eine Theorie der Gerechtigkeit, Frankfurt a.M. 1975.</text:span></text:p>
      <text:p text:style-name="P47"/>
      <text:p text:style-name="P300"><text:span text:style-name="T6">Rebentisch, Ernst:</text:span><text:span text:style-name="T2"> (Hrsg.), Wehrmedizin – Ein kurzes Handbuch mit Beiträgen zur Katastrophenmedizin, München 1980.</text:span></text:p>
      <text:list text:style-name="WW8Num27">
        <text:list-item>
          <text:p text:style-name="P131">Aufgaben und Besonderheiten der Katastrophenmedizin im Frieden und im Verteidigungsfall, in: Bayerische Landesärztekammer (Hrsg.), Katastrophenmedizin 1981, München 1982, S. 20 ff.</text:p>
        </text:list-item>
        <text:list-item>
          <text:p text:style-name="P131">Handbuch der medizinischen Katastrophenhilfe, 2. Auflage, München 1991.</text:p>
        </text:list-item>
        <text:list-item>
          <text:p text:style-name="P131">Geschichte der Sichtung, in: Crespin, Udo B. / Neff, Gisela (Hrsg.), Handbuch der Sichtung, Edewecht 2000, S. 31 ff.</text:p>
        </text:list-item>
        <text:list-item>
          <text:p text:style-name="P131">Ethik und Recht in der Katastrophenmedizin, in: Bundesministerium des Innern (Hrsg.), Katastrophenmedizin. Leitfaden für die ärztliche Versorgung im Katastrophenfall, 2. Auflage, Berlin 2002, S. 13 ff.</text:p>
        </text:list-item>
      </text:list>
      <text:p text:style-name="P47"/>
      <text:p text:style-name="P300"><text:span text:style-name="T6">RGRK - Mitglieder des Bundesgerichtshofs (Hrsg.):</text:span><text:span text:style-name="T2"> Das Bürgerliche Gesetzbuch mit besonderer Berücksichtigung der Rechtsprechung des Reichsgerichts und des Bundesgerichtshofes, Band II, 5. Teil, 12. Auflage, Berlin 1989 (zit. Bearbeiter: Nüßgen, Karl; Steffen, Erich).</text:span></text:p>
      <text:p text:style-name="P59"/>
      <text:p text:style-name="P71"><text:span text:style-name="T6">Reiner, Michael / Filip-Fröschl, Johanna:</text:span><text:span text:style-name="T2"> Texte zum Römischen Recht, Wien 1998.</text:span></text:p>
      <text:p text:style-name="P30"/>
      <text:p text:style-name="P71"><text:span text:style-name="T6">Renzikowski, Joachim:</text:span><text:span text:style-name="T2"> Notstand und Notwehr, Berlin 1994.</text:span></text:p>
      <text:p text:style-name="P47"/>
      <text:p text:style-name="P300"><text:span text:style-name="T6">Ribhegge, Herrmann:</text:span><text:span text:style-name="T2"> Rationierung und kollektive Entscheidungen im Bereich des Gesundheitswesens, in: Joerden, Jan C. (Hrsg.), Der Mensch und seine Behandlung in der Medizin, Bloß ein Mittel zum Zweck?, Berlin 1999, S. 115 ff.</text:span></text:p>
      <text:p text:style-name="P47"/>
      <text:p text:style-name="P71"><text:span text:style-name="T6">Rieger, Hans-Jürgen:</text:span><text:span text:style-name="T2"> Lexikon des Arztrechts, Berlin 1984.</text:span></text:p>
      <text:list text:style-name="WW8Num27">
        <text:list-item>
          <text:p text:style-name="P211">Honorarbegrenzungsmaßnahmen und Sorgfaltsmaßstab, in: MedR 1996, S. 147.</text:p>
        </text:list-item>
        <text:list-item>
          <text:p text:style-name="P211">Grenzen des ärztlichen Ermessens, der Therapiefreiheit und der Wirtschaftlichkeit, in: Madea, B. / Winter, U.J. / Schwonzen, M. / Rademacher, D. (Hrsg.), Innere Medizin und Recht, Berlin 1996, S. 127 ff.</text:p>
        </text:list-item>
        <text:list-item>
          <text:p text:style-name="P211">(Hrsg.), Lexikon des Arztrechts, 2. Auflage, fortgesetzte Losblattsammlung in zwei Bänden, Stand 11. Ergänzungslieferung August 2005, Berlin (zit. Bearbeiter: Bender, Albrecht W.; Clement, Ralf; Jansen, Christoph; Kern, Bernd-Rüdiger; Kiesecker, Regine).</text:p>
        </text:list-item>
      </text:list>
      <text:p text:style-name="P47"/>
      <text:p text:style-name="P71"><text:span text:style-name="T6">Riha, Ortrun:</text:span><text:span text:style-name="T2"> Ethik in der Medizin – Eine Einführung, Aachen 1998.</text:span></text:p>
      <text:p text:style-name="P47"/>
      <text:p text:style-name="P300"><text:span text:style-name="T6">Roche AG, Hoffmanm-La / Urban &amp; Fischer (Hrsg.):</text:span><text:span text:style-name="T2"> Roche Lexikon Medizin, 4. Auflage, München 1998.</text:span></text:p>
      <text:p text:style-name="P47"/>
      <text:p text:style-name="P71"><text:span text:style-name="T6">Röding, Hans:</text:span><text:span text:style-name="T2"> Der Massenunfall, 4. Auflage, Leipzig 1990.</text:span></text:p>
      <text:p text:style-name="P47"/>
      <text:p text:style-name="P300"><text:span text:style-name="T6">Roer, Dorothee / Henkel, Dieter (Hrsg.):</text:span><text:span text:style-name="T2"> Psychiatrie im Faschismus. Die Anstalt Hadamar 1933 – 1945, 2. Auflage, Frankfurt a. M. 1996.</text:span></text:p>
      <text:p text:style-name="P47"/>
      <text:p text:style-name="P716"><text:span text:style-name="T6">Röhl, Klaus F.:</text:span><text:span text:style-name="T2"> Verfahrensgerechtigkeit (Procederal Justice), Einführung in den Themenbereich und Überblick, in: ZfRS 1993, S. 1 ff.</text:span></text:p>
      <text:p text:style-name="P713"/>
      <text:p text:style-name="P700"><text:span text:style-name="T6">Rompf, Thomas:</text:span><text:span text:style-name="T2"> Selbstverschulden im Krankenversicherungsrecht, in: SGb 1997, S. 105 ff.</text:span></text:p>
      <text:p text:style-name="P300"><text:span text:style-name="T6">Rossetti, Mario:</text:span><text:span text:style-name="T2"> Besonderheiten und Schwerpunkte der ärztlichen Tätigkeit, in: Lanz, Rolf / Rossetti, Mario (Hrsg.), Katastrophenmedizin, Stuttgart 1980, S. 23 ff.</text:span></text:p>
      <text:p text:style-name="P47"/>
      <text:p text:style-name="P300"><text:span text:style-name="T6">Rössler, Dietrich:</text:span><text:span text:style-name="T2"> Moral und Ethik in der Intensivstation, in: Intensivmedizin und Notfallmedizin 1991, S. 141 ff.</text:span></text:p>
      <text:p text:style-name="P47"/>
      <text:p text:style-name="P300"><text:span text:style-name="T6">Roxin, Claus:</text:span><text:span text:style-name="T2"> Pflichtwidrigkeit und Erfolg bei fahrlässigen Delikten, in: ZStW, 74. Band, 1962, S. 411 ff.</text:span></text:p>
      <text:list text:style-name="WW8Num27">
        <text:list-item>
          <text:p text:style-name="P131">An der Grenze von Begehung und Unterlassung, in: Bockelmann, Paul / Kaufmann, Arthur / Klug, Ulrich (Hrsg.), Festschrift für Karl Engisch zum 70. Geburtstag, Frankfurt a. M. 1969, S. 380 ff.</text:p>
        </text:list-item>
        <text:list-item>
          <text:p text:style-name="P131">Der Schutz des Lebens aus der Sicht des Juristen, Schutz des Lebens – Recht auf Tod, in: Blaha, Herbert / Gutjahr-Löser, Peter / Niebler, Engelbert (Hrsg.), Schutz des Lebens – Recht auf Tod, Wien 1978, S. 85 ff.</text:p>
        </text:list-item>
        <text:list-item>
          <text:p text:style-name="P131">Die Gewissenstat als Strafbefreiungsgrund, in: Kaufmann, Arthur / Mestmäcker, Ernst-Joachim / Zacher, Hans, F. (Hrsg.), Rechtsstaat und Menschenwürde, Festschrift für Werner Maihofer zum 70. Geburtstag, Frankfurt a.M. 1988, S. 389 ff.</text:p>
        </text:list-item>
        <text:list-item>
          <text:p text:style-name="P131">Strafrecht, Allgemeiner Teil, Band 1, Grundlagen, Der Aufbau der Verbrechenslehre, 3. Auflage, München 1997.</text:p>
        </text:list-item>
      </text:list>
      <text:p text:style-name="P47"/>
      <text:p text:style-name="P71"><text:span text:style-name="T11">Rühle, Wolfgang:</text:span><text:span text:style-name="T12"> Altersgrenze – The century of the aged?, in: DÄBl. 1990, S. C-57.</text:span></text:p>
      <text:p text:style-name="P69"/>
      <text:p text:style-name="P300"><text:span text:style-name="T6">Rumler-Detzel, Pia:</text:span><text:span text:style-name="T2"> Budgetierung – Rationalisierung – Rationierung, Einflüsse auf die medizinische Leistungsfähigkeit oder Senkung des medizinischen Standards?, in: VersR 1998, S. 546 ff.</text:span></text:p>
      <text:p text:style-name="P47"/>
      <text:p text:style-name="P300"><text:span text:style-name="T6">Rüthers, Bernd:</text:span><text:span text:style-name="T2"> Rechtstheorie – Begriff, Geltung und Anwendung d. Rechts, München 1999.</text:span></text:p>
      <text:p text:style-name="P47"/>
      <text:p text:style-name="P71"><text:span text:style-name="T6">Rüthers, Bernd / Stadler, Astrid:</text:span><text:span text:style-name="T2"> Allgemeiner Teil des BGB, 13. </text:span><text:span text:style-name="T12">Auflage, München 2003.</text:span></text:p>
      <text:p text:style-name="P69"/>
      <text:p text:style-name="P300"><text:span text:style-name="T11">Ryan, James / Mahoney, Peter F. / Ian, Graves / Boyer, Gavin:</text:span><text:span text:style-name="T12"> Conflict and Catastrophe Medicine – A Practical Guide, London 2002.</text:span></text:p>
      <text:p text:style-name="P69"/>
      <text:p text:style-name="P300"><text:span text:style-name="T6">Ryffel, Hans:</text:span><text:span text:style-name="T2"> Grundprobleme der Rechts- und Staatsphilosophie, Philosophische Anthropologie des Politischen, Neuwied 1969.</text:span></text:p>
      <text:p text:style-name="P47"/>
      <text:p text:style-name="P300"><text:span text:style-name="T6">Sachs, Michael:</text:span><text:span text:style-name="T2"> „Volenti non fit injuria“ – Zur Bedeutung des Willens des Betroffenen im Verwaltungsrecht, in: VerwArch 1985, S. 398 ff.</text:span></text:p>
      <text:list text:style-name="WW8Num27">
        <text:list-item>
          <text:p text:style-name="P131">Besondere Gleichheitsgarantien, in: Isensee, Josef / Kirchhof, Paul (Hrsg.), Handbuch des Staatsrechts der Bundesrepublik Deutschland, Band V, Allgemeine Grundrechtslehren, 2. Auflage, Heidelberg 2000, § 126, S. 1017 ff.</text:p>
        </text:list-item>
        <text:list-item>
          <text:p text:style-name="P215"><text:span text:style-name="T2">(H</text:span><text:span text:style-name="T22">rsg.), </text:span><text:span text:style-name="T2">Grundgesetz, Kommentar, 3. Auflage, München 2003 (zit. Bearbeiter: Höfling, Wolfram; Huber, Peter, M.; Murswiek, Dietrich; Osterloh, Lerke).</text:span></text:p>
        </text:list-item>
      </text:list>
      <text:p text:style-name="P47"/>
      <text:p text:style-name="P300"><text:span text:style-name="T6">Sachverständigenrat für die Konzertierte Aktion im Gesundheitswesen:</text:span><text:span text:style-name="T2"> Jahresgutachten 1991, Das Gesundheitswesen im vereinten Deutschland, Baden-Baden, 1991.</text:span></text:p>
      <text:p text:style-name="P47"/>
      <text:p text:style-name="P300"><text:span text:style-name="T6">Samson, Erich:</text:span><text:span text:style-name="T2"> Begehung und Unterlassung, in: Stratenwerth, Günter / Kaufmann, Armin / Geilen, Gerd / Hirsch, Hans-Joachim / Schreiber, Hans-Ludwig / Jakobs, Günther / Loos, Fritz (Hrsg.), Festschrift für Hans Welzel zum 70. Geburtstag am 25. März 1974, Berlin 1974, S. 579 ff.</text:span></text:p>
      <text:p text:style-name="P300"><text:span text:style-name="T6">Sass, Hans-Martin (Hrsg):</text:span><text:span text:style-name="T9"> </text:span><text:span text:style-name="T2">Ethik und öffentliches Gesundheitswesen, Ordnungsethische und ordnungspolitische Einflußfaktoren im öffentlichen Gesundheitswesen, Berlin 1988.</text:span></text:p>
      <text:p text:style-name="P47"/>
      <text:p text:style-name="P300"><text:span text:style-name="T6">Sax, Walter:</text:span><text:span text:style-name="T2"> Zur rechtlichen Problematik der Sterbehilfe durch vorzeitigen Abbruch einer Intensivbehandlung, in: JZ 1975, S. 137 ff.</text:span></text:p>
      <text:p text:style-name="P47"/>
      <text:p text:style-name="P71"><text:span text:style-name="T6">Schaber, Peter:</text:span><text:span text:style-name="T2"> Moralischer Realismus, Freiburg im Breisgau 1997.</text:span></text:p>
      <text:p text:style-name="P47"/>
      <text:p text:style-name="P300"><text:span text:style-name="T6">Scheid, Georg-Maria:</text:span><text:span text:style-name="T2"> Grund- und Grenzfragen der Pflichtenkollision beim strafrechtlichen Unterlassungsdelikt (unter besonderer Berücksichtigung der Abwägung Leben gegen Leben), Aachen 2000.</text:span></text:p>
      <text:p text:style-name="P47"/>
      <text:p text:style-name="P300"><text:span text:style-name="T6">Scheidler, Kurt / Wolf, Ekkehart:</text:span><text:span text:style-name="T2"> Notfallmedizin – Organisation und Praxis, 2. Auflage, Berlin-Ost 1981.</text:span></text:p>
      <text:p text:style-name="P47"/>
      <text:p text:style-name="P300"><text:span text:style-name="T6">Schellhorn, Walter / Schellhorn, Hellmut:</text:span><text:span text:style-name="T2"> Das Bundessozialhilfegesetz, ein Kommentar für Ausbildung, Praxis und Wissenschaft, 16. Auflage, Neuwied 2002.</text:span></text:p>
      <text:p text:style-name="P47"/>
      <text:p text:style-name="P300"><text:span text:style-name="T6">Schenke, Wolf-Rüdiger: </text:span><text:span text:style-name="T2">Rechtsprobleme des Konkurrentenrechtsschutzes im Wirtschaftsverwaltungsrecht, in: NVwZ 1993, S. 718 ff.</text:span></text:p>
      <text:list text:style-name="WW8Num27">
        <text:list-item>
          <text:p text:style-name="P131">Polizei- und Ordnungsrecht, Heidelberg 2002.</text:p>
        </text:list-item>
        <text:list-item>
          <text:p text:style-name="P131">Die Verfassungswidrigkeit des § 14 Abs. 3 LuftSiG, in: NJW 2006, S. 736 ff.</text:p>
        </text:list-item>
      </text:list>
      <text:p text:style-name="P47"/>
      <text:p text:style-name="P300"><text:span text:style-name="T6">Scheuner, Ulrich:</text:span><text:span text:style-name="T9"> </text:span><text:span text:style-name="T2">Die neuere Entwicklung des Rechtstaats in Deutschland, in: Ceammerer, Ernst v. / Friesenhahn, Ernst / Lange, Richard (Hrsg.), Hundert Jahre Deutsches Rechtsleben, Festschrift zum Hundertjährigen Bestehen des Deutschen Juristentages (1860-1960), 2. Halbband, Karlsruhe 1960, S. 229 ff.</text:span></text:p>
      <text:p text:style-name="P47"/>
      <text:p text:style-name="P300"><text:span text:style-name="T6">Schiller, Johann Christoph Friedrich v.:</text:span><text:span text:style-name="T2"> Die Braut von Messina (1803), in: Seidel, Siegfried (Hrsg.), Schillers Werke, Nationalausgabe, 10. Band, Weimar 1980.</text:span></text:p>
      <text:p text:style-name="P47"/>
      <text:p text:style-name="P300"><text:span text:style-name="T6">Schilling, Phillip / Erlinger, Rainer:</text:span><text:span text:style-name="T2"> Die Aufklärung über Behandlungsalternativen, in: MedR 2003, S. 331 ff.</text:span></text:p>
      <text:p text:style-name="P47"/>
      <text:p text:style-name="P300"><text:span text:style-name="T6">Schimmelpfeng-Schütte, Ruth:</text:span><text:span text:style-name="T2"> Vertragsarzt zwischen ärztlichem Eid und seinen Pflichten als Leistungserbringer, in: GesR 2004, S. 361 ff.</text:span></text:p>
      <text:p text:style-name="P300"><text:span text:style-name="T6">-</text:span><text:span text:style-name="T2"><text:tab/>Recht auf Behandlung und Off-Label-Use in der GKV, in: MedR 2004, S. 655 ff.</text:span></text:p>
      <text:list text:style-name="WW8Num27">
        <text:list-item>
          <text:p text:style-name="P131">Machtkampf um die künstliche Ernährung, in: GesR 2005, S. 296 ff.</text:p>
        </text:list-item>
      </text:list>
      <text:p text:style-name="P296"/>
      <text:p text:style-name="P300"><text:span text:style-name="T6">Schmid, Michael J.:</text:span><text:span text:style-name="T2"> Medizinisch notwendige Heilbehandlung und private Krankenversicherung, in: NJW 1981, S. 2505 f.</text:span></text:p>
      <text:p text:style-name="P47"/>
      <text:p text:style-name="P300"><text:span text:style-name="T6">Schmidt, Eberhard:</text:span><text:span text:style-name="T2"> Das Reichsgericht und der „übergesetzliche Notstand“, in: ZStW 1929, S. 350 ff.</text:span></text:p>
      <text:list text:style-name="WW8Num27">
        <text:list-item>
          <text:p text:style-name="P131">Der Arzt im Strafrecht, Leipzig 1939.</text:p>
        </text:list-item>
        <text:list-item>
          <text:p text:style-name="P131">Der Arzt im Strafrecht, in: Ponsoldt, Albert (Hrsg.), Lehrbuch der gerichtlichen Medizin, einschließlich der Ärztlichen Rechtskunde und der Versicherungsmedizin, 2. Auflage, Stuttgart 1957, S. 1 ff.</text:p>
        </text:list-item>
      </text:list>
      <text:p text:style-name="P47"/>
      <text:p text:style-name="P300"><text:span text:style-name="T6">Schmidt, Volker H.:</text:span><text:span text:style-name="T2"> Zum Verhältnis prozeduraler u. distributiver Gerechtigkeit – Am Beispiel „lokaler“ Verteilungsprobleme“, in: ZfRS 1993, S. 80 ff.</text:span></text:p>
      <text:list text:style-name="WW8Num27">
        <text:list-item>
          <text:p text:style-name="P131">Politik der Organverteilung – Eine Untersuchung über die Empfängerauswahl in der Transplantationsmedizin, Baden-Baden 1996.</text:p>
        </text:list-item>
        <text:list-item>
          <text:p text:style-name="P131">Veralltäglichung der Triage, in: Zeitschrift für Soziologie 1996, S. 419 ff.</text:p>
        </text:list-item>
        <text:list-item>
          <text:p text:style-name="P131">Ist die Verteilung knapper medizinischer Güter ein medizinisches Problem? – Überlegungen am Beispiel der Transplantationsmedizin, in: Lachmann, Rolf / Meuter, Norbert (Hrsg.), Zur Gerechtigkeit der Organverteilung, Ein Problem der Transplantationsmedizin aus interdisziplinärer Sicht, Stuttgart 1997, S. 49 ff.</text:p>
        </text:list-item>
        <text:list-item>
          <text:p text:style-name="P131">Neues zur Organverteilung: Das Transplantationsgesetz und die Folgen, in: Zeitschrift für Gesundheitswissenschaften 2002, S. 252 ff.</text:p>
        </text:list-item>
        <text:list-item>
          <text:p text:style-name="P131">Die Organverteilung nach dem Transplantationsgesetz: einige Neuerungen, in: Gutmann, Thomas / Schneewind, Klaus, A. / Schroth, Ulrich / Schmidt, Volker H. / Elsässer, Antonellus / Land, Walter / Hillebrand, Günther F. (Hrsg.), Grundlagen einer gerechten Organverteilung, Berlin 2003, S. 9 ff.</text:p>
        </text:list-item>
      </text:list>
      <text:p text:style-name="P51"/>
      <text:p text:style-name="P300"><text:span text:style-name="T6">Schmidt, Volker H. / Gutmann, Thomas:</text:span><text:span text:style-name="T2"> Einleitung, zu: Gutmann, Thomas / Schmidt, Volker H. (Hrsg.), Rationierung und Allokation im Gesundheitswesen, Weilerswist 2002, S. 7 ff.</text:span></text:p>
      <text:p text:style-name="P298"/>
      <text:p text:style-name="P300"><text:span text:style-name="T6">Schmidt-Aßmann, Eberhard:</text:span><text:span text:style-name="T2"> Grundrechtspositionen und Legitimationsfragen im öffentlichen Gesundheitswesen, Verfassungsrechtliche Anforderungen an Entscheidungsgremien in der gesetzlichen Krankenversicherung und im Transplantationswesen, Berlin 2001.</text:span></text:p>
      <text:p text:style-name="P47">-<text:tab/>Verfassungsfragen der Gesundheitsreform, in: NJW 2004, S. 1689 ff.</text:p>
      <text:p text:style-name="P30"/>
      <text:p text:style-name="P300"><text:span text:style-name="T6">Schmidt-Bleibtreu, Bruno / Klein, Franz (Hrsg.):</text:span><text:span text:style-name="T2"> Kommentar zum Grundgesetz, 9. Auflage, Neuwied 1999 (zit. Bearbeiter: Kannegießer, Christoph).</text:span></text:p>
      <text:p text:style-name="P47"/>
      <text:p text:style-name="P300"><text:span text:style-name="T6">Schmidt-Recla, Adrian:</text:span><text:span text:style-name="T2"> Rechtliche Probleme bei der ärztlichen Behandlung obdachloser Patienten?, in: MedR 2003, S. 438 ff.</text:span></text:p>
      <text:p text:style-name="P47"/>
      <text:p text:style-name="P71"><text:span text:style-name="T6">Schmoller, Gustav:</text:span><text:span text:style-name="T2"> Grundriß der Allgemeinen Volkswirtschaftslehre, 1. Teil, Leipzig 1900.</text:span></text:p>
      <text:p text:style-name="P47"/>
      <text:p text:style-name="P300"><text:span text:style-name="T6">Schnapp, Friedrich E. / Düring, Ruth:</text:span><text:span text:style-name="T2"> Die Rechtsbeziehung zwischen Kassenzahnarzt und sozialversichertem Patienten nach dem Gesundheits-Reformgesetz, in: NJW 1989, S. 2913 ff.</text:span></text:p>
      <text:p text:style-name="P298"/>
      <text:p text:style-name="P300"><text:span text:style-name="T6">Schneider, Günther:</text:span><text:span text:style-name="T2"> Zur Selbstbestimmung der Parteien des Arzt-Patient-Verhältnisses in der GKV – Freiheit vor Gleichheit, in: Söllner, Alfred / Gitter, Wolfgang / Waltermann, Raimund / Giesen, Richard / Ricken, Oliver (Hrsg.), Gedächtnisschrift für Meinhard Heinze, München 2005, S. 831 ff.</text:span></text:p>
      <text:p text:style-name="P47"><text:s/></text:p>
      <text:p text:style-name="P300"><text:span text:style-name="T6">Schöffski, Oliver / Schulenburg, J.-Matthias v. d. (Hrsg.):</text:span><text:span text:style-name="T2"> Gesundheitsökonomische Evaluationen, Grundlagen und Standortbestimmung, 2. Auflage, Berlin 2000.</text:span></text:p>
      <text:p text:style-name="P47"/>
      <text:p text:style-name="P300"><text:span text:style-name="T6">Schöne-Seifert, Bettina:</text:span><text:span text:style-name="T2"> Verantwortungsprobleme in der medizinischen Mikroallokation, in: Sass, Hans-Martin (Hrsg.), Ethik und öffentliches Gesundheitswesen, Ordnungsethische und ordnungspolitische Einflußfaktoren im öffentlichen Gesundheitswesen, Berlin 1988, S. 135 ff.</text:span></text:p>
      <text:list text:style-name="WW8Num27">
        <text:list-item>
          <text:p text:style-name="P131">Ethik der Mittelverteilung im Gesundheitswesen, in: Medizinische Ethik 33, Sonderbeilage Ärzteblatt Baden-Württemberg 10/1989, S. 1 ff.</text:p>
        </text:list-item>
        <text:list-item>
          <text:p text:style-name="P131">Was sind „gerechte“ Verteilungskriterien?, in: Mohr, Jürgen / Schubert, Christoph (Hrsg.), Ethik der Gesundheitsökonomie, Berlin 1992, S. 34 ff.</text:p>
        </text:list-item>
        <text:list-item>
          <text:p text:style-name="P131">Fairneß und Rationierung im Gesundheitswesen?, in: Kirch, Wilhelm / Kliemt, Hartmut (Hrsg.), Rationierung im Gesundheitswesen, 2. Aufl., Regensburg 1997, S. 42 ff.</text:p>
        </text:list-item>
      </text:list>
      <text:p text:style-name="P47"/>
      <text:p text:style-name="P300"><text:span text:style-name="T6">Schönke, Adolf / Schröder, Horst:</text:span><text:span text:style-name="T2"> Strafgesetzbuch, Kommentar, 11. Auflage, München 1963, 25. Auflage, München 1997; 26. Auflage, München 2001 (zit. Bearbeiter: Eser, Albin; Lenckner, Theodor; Stree, Walter).</text:span></text:p>
      <text:p text:style-name="P47"/>
      <text:p text:style-name="P300"><text:span text:style-name="T6">Schoor, Markus:</text:span><text:span text:style-name="T2"> Lebensschutz an der Schwelle des Todes – Eine verfassungsrechtliche Abhandlung zur aktiven (direkten) Sterbehilfe und zur Problematik des einverständlichen bzw. einseitigen Behandlungsabbruchs, Konstanz 2002.</text:span></text:p>
      <text:p text:style-name="P47"><text:s/></text:p>
      <text:p text:style-name="P300"><text:span text:style-name="T6">Schopenhauer, Arthur:</text:span><text:span text:style-name="T9"> </text:span><text:span text:style-name="T2">Sämtliche Werke, hrsg. von Artur Hübscher, 4. Auflage, Mannheim 1988.</text:span></text:p>
      <text:p text:style-name="P256"/>
      <text:p text:style-name="P71"><text:span text:style-name="T6">Schott, Markus:</text:span><text:span text:style-name="T2"> Patientenauswahl und Organallokation, Basel 2001.</text:span></text:p>
      <text:p text:style-name="P256"/>
      <text:p text:style-name="P300"><text:span text:style-name="T6">Schreiber, Hans-Ludwig:</text:span><text:span text:style-name="T2"> Recht und Ethik, in: Doerr, Wilhelm / Jacob, Wolfgang / Laufs, Adolf (Hrsg.), Recht und Ethik in der Medizin, Berlin 1982, S. 15 ff.</text:span></text:p>
      <text:list text:style-name="WW8Num27">
        <text:list-item>
          <text:p text:style-name="P131">Rechtliche Kriterien der Verteilungsgerechtigkeit im Sozialstaat, in: Nagel, Eckhard / Fuchs, Christoph (Hrsg.), Soziale Gerechtigkeit im Gesundheitswesen, Berlin 1993, S. 302 ff.</text:p>
        </text:list-item>
        <text:list-item>
          <text:p text:style-name="P215"><text:span text:style-name="T2">Individueller Behandlungsanspruch und seine Grenzen unter dem Kostenaspekt</text:span><text:span text:style-name="T7">,</text:span><text:span text:style-name="T2"> in: ZaeFQ 2000, S. 846 ff.</text:span></text:p>
        </text:list-item>
      </text:list>
      <text:p text:style-name="P47"/>
      <text:p text:style-name="P300"><text:span text:style-name="T6">Schroth, Urich / König, Peter / Gutmann, Thomas / Oduncu, Fuat:</text:span><text:span text:style-name="T2"> Transplantationsgesetz, Kommentar, München 2005 (zit. Bearbeiter).</text:span></text:p>
      <text:p text:style-name="P298"/>
      <text:p text:style-name="P300"><text:span text:style-name="T6">Schulenburg, J.M. Graf v. d. / Schöffski, O.:</text:span><text:span text:style-name="T2"> Kosten-Nutzen-Analysen im Gesundheitswesen, in: Nagel, Eckhard / Fuchs, Christoph (Hrsg.), Soziale Gerechtigkeit im Gesundheitswesen, Berlin 1993, S. 168 ff.</text:span></text:p>
      <text:p text:style-name="P47"/>
      <text:p text:style-name="P71"><text:span text:style-name="T6">Schulin, Bertram / Igl, Gerhard:</text:span><text:span text:style-name="T2"> Sozialrecht, 7. Auflage, Düsseldorf 2002.</text:span></text:p>
      <text:p text:style-name="P47"/>
      <text:p text:style-name="P71"><text:span text:style-name="T6">Schulte, Martin:</text:span><text:span text:style-name="T2"> Rettungsdienst durch Private, Berlin 1999.</text:span></text:p>
      <text:list text:style-name="WW8Num27">
        <text:list-item>
          <text:p text:style-name="P131">Rechtsgrundlagen der Sichtung, in: Crespin, Udo B. / Neff, Gisela (Hrsg.), Handbuch der Sichtung, Edewecht 2000, S. 40 ff.</text:p>
        </text:list-item>
      </text:list>
      <text:p text:style-name="P47"/>
      <text:p text:style-name="P71"><text:span text:style-name="T6">Schultz, Hans:</text:span><text:span text:style-name="T2"> Abschied vom Strafrecht?, in: ZStW, 92. Band, Berlin 1980, S. 612 ff.</text:span></text:p>
      <text:p text:style-name="P47"/>
      <text:p text:style-name="P300"><text:span text:style-name="T6">Schultze, Reinhold:</text:span><text:span text:style-name="T2"> Probleme der Sichtung und des Transportes beim Massenanfall von Verletzten, in: Wehrmedizinische Monatsschrift 1984, S. 160 ff.</text:span></text:p>
      <text:p text:style-name="P47"/>
      <text:p text:style-name="P71"><text:span text:style-name="T6">Schünemann, Bernd:</text:span><text:span text:style-name="T2"> Grund und Grenzen der unechten Unterlassungsdelikte, Göttingen 1971.</text:span></text:p>
      <text:p text:style-name="P47"/>
      <text:p text:style-name="P300"><text:span text:style-name="T6">Schürch, Sibylle:</text:span><text:span text:style-name="T9"> </text:span><text:span text:style-name="T2">Rationierung in der Medizin und Sterbehilfe: Verteilung knapper medizinischer Güter - strafbares ärztliches Verhalten?, in: Orsi, Giuseppe / Seelmann, Kurt / Smid, Stefan / Steinvorth, Ulrich (Hrsg.), Medizin-Recht-Ethik, Rechtsphilosophische Hefte, Bd. VIII, Frankfurt a.M. 1998, S. 55 ff.</text:span></text:p>
      <text:list text:style-name="WW8Num27">
        <text:list-item>
          <text:p text:style-name="P131">Rationierung in der Medizin als Straftat, Basel 2000.</text:p>
        </text:list-item>
      </text:list>
      <text:p text:style-name="P47"/>
      <text:p text:style-name="P300"><text:span text:style-name="T6">Schutzkommission beim Bundesminister des Innern (Hrsg.):</text:span><text:span text:style-name="T2"> Bericht über Untersuchungen der gesetzlichen Regelungen zum Schutz und zur Rettung von Menschenleben sowie zur Wahrung und Wiederherstellung der Gesundheit bei Großschadensereignissen, I. Berichtsband, II. Materialband, Bonn 1999.</text:span></text:p>
      <text:p text:style-name="P61"/>
      <text:p text:style-name="P71"><text:span text:style-name="T6">Schwabe, Jürgen:</text:span><text:span text:style-name="T9"> </text:span><text:span text:style-name="T2">Krankenversorgung und Verfassungsrecht, in: NJW 1969, S. 2274 ff.</text:span></text:p>
      <text:list text:style-name="WW8Num27">
        <text:list-item>
          <text:p text:style-name="P131">Die sogenannte Drittwirkung der Grundrechte, München 1971.</text:p>
        </text:list-item>
        <text:list-item>
          <text:p text:style-name="P131">Probleme der Grundrechtsdogmatik, Darmstadt 1977.</text:p>
        </text:list-item>
        <text:list-item>
          <text:p text:style-name="P131">Zur Geltung von Rechtfertigungsgründen des StGB für Hoheitshandeln, in: NJW 1977, S. 1902 ff.</text:p>
        </text:list-item>
      </text:list>
      <text:p text:style-name="P47"/>
      <text:p text:style-name="P300"><text:span text:style-name="T6">Schwemmer, Oswald:</text:span><text:span text:style-name="T9"> </text:span><text:span text:style-name="T2">Ethische Probleme in der Transplantationsmedizin, in: Beckmann, Jan P. (Hrsg.), Fragen und Probleme einer medizinischen Ethik, Philosophie und Wissenschaft, Transdisziplinäre Studien, Berlin 1996, S. 355 ff.</text:span></text:p>
      <text:list text:style-name="WW8Num27">
        <text:list-item>
          <text:p text:style-name="P131">Die Auswahl der Patienten – Zu einigen ethischen Problemen bei den Auswahlentscheidungen in der Transplantationsmedizin, in: Lachmann, Rolf / Meuter, Norbert (Hrsg.), Zur Gerechtigkeit der Organverteilung, Ein Problem der Transplantationsmedizin aus interdisziplinärer Sicht, Stuttgart 1997, S. 89 ff.</text:p>
        </text:list-item>
      </text:list>
      <text:p text:style-name="P47"/>
      <text:p text:style-name="P300"><text:span text:style-name="T6">Schwerdtfeger, Gunther:</text:span><text:span text:style-name="T2"> Die Leistungsansprüche der Versicherten im Rechtskonkretisierungskonzept des SGB V (Teil 1), in: NZS 1998, S. 49 ff.</text:span></text:p>
      <text:p text:style-name="P47"/>
      <text:p text:style-name="P71"><text:span text:style-name="T6">Seelmann, Kurt:</text:span><text:span text:style-name="T2"> Rechtsphilosophie, 2. Auflage, München 2001.</text:span></text:p>
      <text:p text:style-name="P47"/>
      <text:p text:style-name="P71"><text:span text:style-name="T6">Seewald, Otfried:</text:span><text:span text:style-name="T2"> Zum Verfassungsrecht auf Gesundheit, Köln 1981.</text:span></text:p>
      <text:list text:style-name="WW8Num27">
        <text:list-item>
          <text:p text:style-name="P131">Gesundheit als Grundrecht, Grundrechte als Grundlagen von Ansprüchen auf gesundheitsschützende staatliche Leistungen, Monographien zur rechtswissenschaftlichen Forschung, Öffentliches Recht, Band 9, Königstein/Ts. 1982.</text:p>
        </text:list-item>
        <text:list-item>
          <text:p text:style-name="P131">Ein Organtransplantationsgesetz im pluralistischen Verfassungsstaat, in: Verwaltungsarchiv, Band 88, 1997, S. 199 ff.</text:p>
        </text:list-item>
      </text:list>
      <text:p text:style-name="P47"/>
      <text:p text:style-name="P300"><text:span text:style-name="T6">Sefrin, P.:</text:span><text:span text:style-name="T2"> Zusammenarbeit der Rettungsdienste, in: Heberer, G. / Peter, K. / Ungeheuer E. (Hrsg.),</text:span><text:span text:style-name="T9"> </text:span><text:span text:style-name="T2">Katastrophenmedizin – Eine Standortbestimmung, 2. Tagung der Deutschen Gesellschaft für Katastrophenmedizin e.V., München 1984, S. 147 ff.</text:span></text:p>
      <text:list text:style-name="WW8Num27">
        <text:list-item>
          <text:p text:style-name="P131">(Hrsg.), Notfalltherapie – Erstversorgung im Rettungsdienst, nach Empfehlung der DIVI und der Bundesärztekammer, 6. Auflage, München 1999.</text:p>
        </text:list-item>
        <text:list-item>
          <text:p text:style-name="P131">Lebensrettende Sofortmaßnahmen unter Katastrophenbedingungen, in: Katastrophenmedizin. Leitfaden für d. ärztliche Versorgung im Katastrophenfall, 2. Auflage, Berlin 2002, S. 45 ff.</text:p>
        </text:list-item>
      </text:list>
      <text:p text:style-name="P47"/>
      <text:p text:style-name="P300"><text:span text:style-name="T6">Sefrin, P. / Knuth, P. / Stratmann, D. (Hrsg.):</text:span><text:span text:style-name="T2"> Handbuch für den Leitenden Notarzt. Organisation, Strategie, Recht. Leitfaden für Einsatz und Fortbildung, Loseblatt-Ausgabe, fortlaufende Ergänzungslieferungen, Landsberg/Lech, Stand 26. Ergänzungslieferung September 2005.</text:span></text:p>
      <text:p text:style-name="P47"/>
      <text:p text:style-name="P300"><text:span text:style-name="T6">Sefrin, Peter / Sellner, J.:</text:span><text:span text:style-name="T2"> Die Bedeutung verschiedener Ausgangsfaktoren für den Krankheitsverlauf von Notfallpatienten, in: Der Notarzt 1991, S. 133 ff.</text:span></text:p>
      <text:p text:style-name="P47"/>
      <text:p text:style-name="P300"><text:span text:style-name="T6">Sefrin, Peter / Weidringer, Johann Wilhelm / Weiss, Wolfgang:</text:span><text:span text:style-name="T9"> </text:span><text:span text:style-name="T2">Sichtungskategorien bei Großschadensereignissen und Katastrophen - Konferenz zur Standortbestimmung, in: Im Einsatz, 4/2002, S. 42 ff.</text:span></text:p>
      <text:p text:style-name="P300"><text:span text:style-name="T6">Seidler, E.:</text:span><text:span text:style-name="T2"> Arzt und Patient – Rechte und Pflichten, in: Häring, Rudolf (Hrsg.), Chirurgie und Recht, Berlin 1993, S. 8 ff.</text:span></text:p>
      <text:p text:style-name="P47"/>
      <text:p text:style-name="P300"><text:span text:style-name="T6">Sellmaier, Stephan / Vossenkuhl, Wilhelm:</text:span><text:span text:style-name="T9"> </text:span><text:span text:style-name="T2">Moralische Ansprüche von Patienten und die Allokation von Spenderorganen, in: Oduncu, Fuat S. / Schroth, Ulrich / Vossenkuhl, Wilhelm (Hrsg.), Transplantation, Organgewinnung und -allokation, Göttingen 2003, S. 131 ff.</text:span></text:p>
      <text:p text:style-name="P298"/>
      <text:p text:style-name="P300"><text:span text:style-name="T6">Sieber, Ulrich:</text:span><text:span text:style-name="T2"> Die Abgrenzung von Tun und Unterlassen bei der „passiven“ Gesprächsteilnahme, in: JZ 1983, S. 431 ff.</text:span></text:p>
      <text:p text:style-name="P47"/>
      <text:p text:style-name="P300"><text:span text:style-name="T6">Siewert, J. Rüdiger:</text:span><text:span text:style-name="T2"> Chirurgie und ihre Grenzen – Jedem alles?, in: Herfarth, Christian / Buhr, Heinz J. (Hrsg.), Möglichkeiten und Grenzen der Medizin, Berlin 1994, S. 133 ff.</text:span></text:p>
      <text:p text:style-name="P47"/>
      <text:p text:style-name="P71"><text:span text:style-name="T6">Singer, Peter:</text:span><text:span text:style-name="T2"> Leben und Tod. Der Zusammenbruch der traditionellen Ethik, Erlangen 1998.</text:span></text:p>
      <text:p text:style-name="P47"/>
      <text:p text:style-name="P300"><text:span text:style-name="T6">Sitter-Liver, Beat:</text:span><text:span text:style-name="T2"> Gerechte Organallokation, Zur Verteilung knapper Güter in der Organallokation, Freiburg (Schweiz), 2003.</text:span></text:p>
      <text:p text:style-name="P47"/>
      <text:p text:style-name="P71"><text:span text:style-name="T6">Smith, Richard:</text:span><text:span text:style-name="T2"> Plädoyer für eine offene Rationierungsdebatte, in: DÄBl. 1998, S. A-2453 ff.</text:span></text:p>
      <text:p text:style-name="P47"/>
      <text:p text:style-name="P300"><text:span text:style-name="T6">Sodan, Helge:</text:span><text:span text:style-name="T2"> Gesundheitsreform“ ohne Systemwechsel – wie lange noch, in: NJW 2003, S. 2581 ff.</text:span></text:p>
      <text:p text:style-name="P47"/>
      <text:p text:style-name="P300"><text:span text:style-name="T6">Soergel, Hs. Th.:</text:span><text:span text:style-name="T2"> Kommentar zum Bürgerlichen Gesetzbuch, Band 5/2, 12. Auflage, Stuttgart 1999 (zit. Bearbeiter: Zeuner, Albrecht).</text:span></text:p>
      <text:p text:style-name="P298"/>
      <text:p text:style-name="P716"><text:span text:style-name="T6">Spendel, Günter:</text:span><text:span text:style-name="T9"> </text:span><text:span text:style-name="T2">Der conditio-sine-qua-non-Gedanke als Strafmilderungsgrund, in: Bockelmann, Paul / Kaufmann, Arthur / Klug, Ulrich (Hrsg.), Festschrift für Karl Engisch zum 70. Geburtstag, Frankfurt a. M. 1969, S. 509 ff.</text:span></text:p>
      <text:p text:style-name="P47"/>
      <text:p text:style-name="P71"><text:span text:style-name="T6">Spickhoff, Andreas:</text:span><text:span text:style-name="T2"> Die Entwicklung des Arztrechts 2002/2003, in: NJW 2003, S. 1701 ff.</text:span></text:p>
      <text:p text:style-name="P47"/>
      <text:p text:style-name="P71"><text:span text:style-name="T6">Spiewak, Martin:</text:span><text:span text:style-name="T2"> Teure Patienten unerwünscht, in: Die Zeit, vom 11.11.1999, S. 15 ff.</text:span></text:p>
      <text:p text:style-name="P47"/>
      <text:p text:style-name="P300"><text:span text:style-name="T6">Sporken, Paul:</text:span><text:span text:style-name="T2"> Ethische Aspekte therapeutischer Grenzsituationen in der Intensivpflege, in: Chirurg 1988, S. 577 ff.</text:span></text:p>
      <text:p text:style-name="P47"/>
      <text:p text:style-name="P300"><text:span text:style-name="T6">Starck, Christian:</text:span><text:span text:style-name="T2"> Die Vorlesung Rechtsphilosophie,</text:span><text:span text:style-name="T9"> </text:span><text:span text:style-name="T2">in: Amelung, Knuth / Beulke, Werner / Lilie, Hans / Rosenau, Henning / Rüping, Hinrich / Wolfslast, Gabriele (Hrsg), Strafrecht, Biorecht, Rechtsphilosophie, Festschrift für Hans-Ludwig Schreiber zum 70. Geburtstag am 10. Mai 2003, Heidelberg 2003, S. 985 ff.</text:span></text:p>
      <text:p text:style-name="P47"/>
      <text:p text:style-name="P300"><text:span text:style-name="T6">Staudinger, J. v.:</text:span><text:span text:style-name="T2"> Kommentar zum Bürgerlichen Gesetzbuch mit Einführungsgesetz und Nebengesetzen, 12. Auflage, 2. Buch, § 823-832, erläutert von Karl Schäfer, Berlin 1986.</text:span></text:p>
      <text:p text:style-name="P47"/>
      <text:p text:style-name="P300"><text:span text:style-name="T6">Steffen, Erich:</text:span><text:span text:style-name="T2"> Einfluß verminderter Ressourcen und von Finanzierungsproblemen aus dem Gesundheitsstrukturgesetz auf die Arzthaftung, in: MedR 1995, S. 190 f.</text:span></text:p>
      <text:list text:style-name="WW8Num27">
        <text:list-item>
          <text:p text:style-name="P131">Kostendämpfung und ärztlicher Standard – Anforderungen des Haftungsrechts, in: MedR 1993, S. 338.</text:p>
        </text:list-item>
        <text:list-item>
          <text:p text:style-name="P131">Die Arzthaftung im Spannungsfeld zu den Anspruchsbegrenzungen des Sozialrechts für den Kassenpatienten, in Brandner, Hans Erich / Hagen, Horst / Stürner, Rolf (Hrsg.), Festschrift für Karlmann Geiß, Zum 65. Geburtstag, Köln 2000, S. 487 ff.</text:p>
        </text:list-item>
      </text:list>
      <text:p text:style-name="P47"/>
      <text:p text:style-name="P300"><text:span text:style-name="T6">Steffen, Erich / Dressler, Wolf-Dieter:</text:span><text:span text:style-name="T9"> </text:span><text:span text:style-name="T2">Arzthaftungsrecht, Neue Entwicklungslinien der BGH-Rechtsprechung, 9. Auflage, Köln 2002.</text:span></text:p>
      <text:p text:style-name="P47"/>
      <text:p text:style-name="P300"><text:span text:style-name="T6">Stehle, R. / Borst, R.H.:</text:span><text:span text:style-name="T2"> Organisatorische Aspekte in der Katastrophenmedizin - an Hand eigener Erfahrungen, in: Notfallmedizin 1983, S. 1377 ff.</text:span></text:p>
      <text:p text:style-name="P59"/>
      <text:p text:style-name="P71"><text:span text:style-name="T6">Steiner, Udo:</text:span><text:span text:style-name="T2"> Der Schutz des Lebens durch das Grundgesetz, Berlin 1992.</text:span></text:p>
      <text:list text:style-name="WW8Num27">
        <text:list-item>
          <text:p text:style-name="P131">Das Bundesverfassungsgericht und die Volksgesundheit, in: MedR 2003, S. 1 ff.</text:p>
        </text:list-item>
      </text:list>
      <text:p text:style-name="P47"/>
      <text:p text:style-name="P300"><text:span text:style-name="T6">Stern, Klaus:</text:span><text:span text:style-name="T2"> Menschenwürde als Wurzel der Menschen- und Grundrechte, in: Achterberg, Norbert / Krawietz, Werner / Wyduckel, Dieter (Hrsg.), Recht und Staat im sozialen Wandel, Festschrift f. Hans Ulrich Scupin zum 80. Geburtstag, Berlin 1983, S. 627 ff.</text:span></text:p>
      <text:list text:style-name="WW8Num27">
        <text:list-item>
          <text:p text:style-name="P131">Das Staatsrecht der Bundesrepublik Deutschland, Band I, 2. Auflage, München 1984; Band III, 1. Halbband, München 1988; 2. Halbband, München 1994.</text:p>
        </text:list-item>
      </text:list>
      <text:p text:style-name="P47"/>
      <text:p text:style-name="P300"><text:span text:style-name="T6">Sternberg-Lieben, Detlev:</text:span><text:span text:style-name="T2"> Die objektiven Schranken der Einwilligung im Strafrecht, Tübingen 1997.</text:span></text:p>
      <text:p text:style-name="P300"><text:span text:style-name="T6">-</text:span><text:span text:style-name="T2"><text:tab/>Rationierung im Gesundheitswesen – Gedanken aus (straf)rechtlicher Sicht, in: Heinrich, Bernd / Hilgendorf, Eric / Mitsch, Wolfgang / Sternberg-Lieben, Detlev (Hrsg.), Festschrift für Ulrich Weber zum 70. Geburtstag, 18. September 2004, Bielefeld, 2004, S. 69 ff.</text:span></text:p>
      <text:p text:style-name="P47"/>
      <text:p text:style-name="P300"><text:span text:style-name="T6">Storch, W.-H.:</text:span><text:span text:style-name="T2"> Ethische Probleme in der Notfallmedizin, in: Riha, Ortrun (Hrsg.), Ethische Probleme im ärztlichen Alltag, S. 38 ff., Vorträge 1997-1999, Aachen 2000.</text:span></text:p>
      <text:p text:style-name="P47"/>
      <text:p text:style-name="P300"><text:span text:style-name="T6">Stordeur, K.:</text:span><text:span text:style-name="T9"> </text:span><text:span text:style-name="T2">Einführung, in: Bayerische Landesärztekammer (Hrsg.), Katastrophenmedizin 1981, München 1982, S. 6 ff.</text:span></text:p>
      <text:p text:style-name="P47"/>
      <text:p text:style-name="P71"><text:span text:style-name="T6">Stratenwerth, Günter:</text:span><text:span text:style-name="T2"> Strafrecht Allgemeiner Teil, Die Straftat, 4. Auflage, Köln 2000.</text:span></text:p>
      <text:p text:style-name="P47"/>
      <text:p text:style-name="P300"><text:span text:style-name="T6">Stratmann, D.:</text:span><text:span text:style-name="T2"> Vernünftiges Handeln beim Massenanfall von Verletzten, in: Notarzt 1994, 10, Sonderheft, S. 16 ff.</text:span></text:p>
      <text:p text:style-name="P47"/>
      <text:p text:style-name="P71"><text:span text:style-name="T6">Suren, E.G.:</text:span><text:span text:style-name="T2"> Triage u. lebensrettende Sofortmaßnahmen, in: Unfallheilkunde 1984, S. 247 ff.</text:span></text:p>
      <text:p text:style-name="P47"/>
      <text:p text:style-name="P300"><text:span text:style-name="T6">Systematischer Kommentar zum Strafgesetzbuch:</text:span><text:span text:style-name="T2"> Rudolphi, Hans-Joachim (Gesamtredaktion), Band I, Stand 38. Lieferung, April 2003; Band II, Stand 35. Lieferung, Juli 1995; München (zit. Bearbeiter: Günther, Hans-Ludwig; Horn, Eckhard; Samson, Erich).</text:span></text:p>
      <text:p text:style-name="P47"/>
      <text:p text:style-name="P300"><text:span text:style-name="T6">Taupitz, Jochen:</text:span><text:span text:style-name="T2"> Die Standesordnungen der freien Berufe: geschichtliche Entwicklung, Funktionen, Stellung im Rechtssystem, Berlin 1991.</text:span></text:p>
      <text:list text:style-name="WW8Num27">
        <text:list-item>
          <text:p text:style-name="P131">Gesundheitsversorgung bei Ressourcenknappheit – Rechtliche Aspekte, in: Nagel, Eckhard / Fuchs, Christoph (Hrsg.), Rationalisierung und Rationierung im deutschen Gesundheitswesen, Stuttgart 1998, S. 86 ff.</text:p>
        </text:list-item>
        <text:list-item>
          <text:p text:style-name="P131">Ressourcenknappheit in der Medizin – Hilfestellung durch das Grundgesetz?, in: Wolter, Jürgen / Riedel, Eibe / Taupitz, Jochen (Hrsg.), Einwirkungen der Grundrechte auf das Zivilrecht, Öffentliches Recht und Strafrecht, Heidelberg 1999, S. 113 ff.</text:p>
        </text:list-item>
        <text:list-item>
          <text:p text:style-name="P131">Vereinbarungen zur Bioethik – Ziele, Möglichkeiten und Grenzen aus juristischer Sicht, in: Honnefelder, Ludger / Taupitz, Jochen / Winter, Stefan, F., Das Übereinkommen über Menschenrechte und Biomedizin des Europarates, Argumente für einen Beitritt, Sankt Augustin 1999, S. 17 ff.</text:p>
        </text:list-item>
        <text:list-item>
          <text:p text:style-name="P131">Empfehlen sich zivilrechtliche Regelungen zur Absicherung der Patientenautonomie am Ende des Lebens?, Gutachten A zum 63. Deutschen Juristentag, München 2000.</text:p>
        </text:list-item>
        <text:list-item>
          <text:p text:style-name="P131">Richtlinien in der Transplantationsmedizin, NJW 2003, S. 1145 ff.</text:p>
        </text:list-item>
      </text:list>
      <text:p text:style-name="P47"/>
      <text:p text:style-name="P300"><text:span text:style-name="T11">Taurek, John M.:</text:span><text:span text:style-name="T12"> Should the Numbers Count?, Philosophy &amp; Public Affairs, Volume 6, Number 4, 1977, S. 293 ff. </text:span><text:span text:style-name="T2">(dt. Übersetzung in: Lübbe, Weyma (Hrsg.), Tödliche Entscheidung, Allokation von Leben und Tod in Zwangslagen, Paderborn 2004, S. 124 ff.).</text:span></text:p>
      <text:p text:style-name="P47"/>
      <text:p text:style-name="P71"><text:span text:style-name="T6">Tettinger, Peter:</text:span><text:span text:style-name="T2"> Aufhebung des Art. 102 GG?, in: JZ 1978, S. 128 ff.</text:span></text:p>
      <text:list text:style-name="WW8Num27">
        <text:list-item>
          <text:p text:style-name="P131">Besonderes Verwaltungsrecht/1, Kommunalrecht, Polizei- und Ordnungsrecht, 6. Auflage, Heidelberg 2001.</text:p>
        </text:list-item>
      </text:list>
      <text:p text:style-name="P47"/>
      <text:p text:style-name="P71"><text:span text:style-name="T6">Thielicke, Helmut:</text:span><text:span text:style-name="T2"> Wer darf leben? – Der Arzt als Richter, Tübingen 1968.</text:span></text:p>
      <text:list text:style-name="WW8Num27">
        <text:list-item>
          <text:p text:style-name="P131">Wer darf sterben? – Grenzfragen der modernen Medizin, Freiburg i. Br. 1979.</text:p>
        </text:list-item>
      </text:list>
      <text:p text:style-name="P30"/>
      <text:p text:style-name="P71"><text:span text:style-name="T6">Thierbach, Andreas (Hrsg.):</text:span><text:span text:style-name="T2"> Lexikon der Notfallmedizin, Berlin 2002.</text:span></text:p>
      <text:p text:style-name="P47"/>
      <text:p text:style-name="P300"><text:span text:style-name="T6">Thierbach, Andreas / Adams, Hans-Anton:</text:span><text:span text:style-name="T2"> Der Großschaden im Rettungsdienst – „Erweiterter Rettungsdienst“, in: Hempelmann, Gunter / Adams, Hans-Anton / Sefrin, Peter (Hrsg.), Notfallmedizin, Stuttgart 1999, S. 576 ff.</text:span></text:p>
      <text:p text:style-name="P47"/>
      <text:p text:style-name="P300"><text:span text:style-name="T6">Thom, A.:</text:span><text:span text:style-name="T2"> Ethische Aspekte ärztlichen Wirkens unter Ausnahmebedingungen, in: Scheidler, K. (Hrsg.), 8. Kongreß der sozialistischen Länder für Rettungsmedizin vom 22. bis 26.10.1979, Berlin 1979.</text:span></text:p>
      <text:p text:style-name="P47"/>
      <text:p text:style-name="P300"><text:span text:style-name="T6">Toellner, Richard:</text:span><text:span text:style-name="T2"> Ärzte im Dritten Reich, Wortlaut des Vortrages gehalten auf der 1. Plenarsitzung des 92. Ärztetages in Berlin, in: DÄBl. 1989, S. C-1427 ff.</text:span></text:p>
      <text:p text:style-name="P47"/>
      <text:p text:style-name="P71"><text:span text:style-name="T6">Tomuschat, Christian:</text:span><text:span text:style-name="T2"> Güterverteilung als rechtliches Problem, in: Staat 1973, S. 433 ff.</text:span></text:p>
      <text:list text:style-name="WW8Num27">
        <text:list-item>
          <text:p text:style-name="P131">Die staatsrechtliche Entscheidung für die internationale Offenheit, in: Isensee, Josef / Kirchhof, Paul (Hrsg.), Handbuch des Staatsrechts der Bundesrepublik Deutschland, Band VII, Normativität und Schutz der Verfassung – Internationale Beziehungen, Heidelberg 1992, § 172, S. 483 ff.</text:p>
        </text:list-item>
        <text:list-item>
          <text:p text:style-name="P131">(Hrsg.), Eine Sammlung internationaler Dokumente zum Menschenrechtsschutz, Bonn 1992.</text:p>
        </text:list-item>
      </text:list>
      <text:p text:style-name="P47"/>
      <text:p text:style-name="P300"><text:span text:style-name="T6">Triepel, Heinrich:</text:span><text:span text:style-name="T2"> Staatsdienst und staatlich gebundener Beruf, in: Festschrift für Kurt Binding, Band 2, Neudruck der Ausgabe Leipzig 1911, Aalen 1974, S. 1 ff.</text:span></text:p>
      <text:p text:style-name="P47"/>
      <text:p text:style-name="P71"><text:span text:style-name="T6">Tries, Ralf:</text:span><text:span text:style-name="T2"> Strafrechtliche Probleme im Rettungsdienst, 2. Auflage, Edewecht 2000.</text:span></text:p>
      <text:p text:style-name="P47"/>
      <text:p text:style-name="P300"><text:span text:style-name="T6">Tröndle, Herbert / Fischer, Thomas:</text:span><text:span text:style-name="T2"> Strafgesetzbuch und Nebengesetze, 50. Auflage, München 2001.</text:span></text:p>
      <text:p text:style-name="P47"/>
      <text:p text:style-name="P300"><text:span text:style-name="T6">Tscherne, H. / Ostern, H.J. / Suren, E.G.:</text:span><text:span text:style-name="T2"> Der Schwerverletzte – Diagnostik und Klassifizierung, in: Heberer, G./Peter, K./Ungeheuer E. (Hrsg.): Katastrophenmedizin – Eine Standortbestimmung, 2. Tagung der Deutschen Gesellschaft für Katastrophenmedizin e.V., München 1984, S. 99 ff.</text:span></text:p>
      <text:p text:style-name="P47"/>
      <text:p text:style-name="P300"><text:span text:style-name="T6">Tübinger Ärzteinitiative gegen den Krieg (Hrsg.):</text:span><text:span text:style-name="T2"> Unser Eid auf das Leben verpflichtet zum Widerstand, Dokumentation des 4. Medizinischen Kongresses zur Verhinderung eines Atomkrieges 1984 in Tübingen, Tübingen 1984.</text:span></text:p>
      <text:p text:style-name="P47"/>
      <text:p text:style-name="P300"><text:span text:style-name="T6">Ufer, M.R.:</text:span><text:span text:style-name="T2"> Die Rechtsstellung des Leitenden Notarztes, in: Rettungsdienst 1991, S. 311 ff., 382 ff.</text:span></text:p>
      <text:list text:style-name="WW8Num27">
        <text:list-item>
          <text:p text:style-name="P131">Rechtliche Grundlagen des Rettungsdienstes, in: Kühn, Dietmar / Luxem, Jürgen / Runggaldier, Klaus (Hrsg.), Rettungsdienst, 2. Auflage, München 2001, S. 765 ff.</text:p>
        </text:list-item>
        <text:list-item>
          <text:p text:style-name="P131">Recht, in: Crespin, Udo B. / Peter, Hanno (Hrsg.), Handbuch für Organisatorische Leiter, 2. Auflage, Edewecht 2002, S. 73 ff.</text:p>
        </text:list-item>
      </text:list>
      <text:p text:style-name="P47"/>
      <text:p text:style-name="P300"><text:span text:style-name="T6">Uhlenbrock, Detlev:</text:span><text:span text:style-name="T2"> Katastrophenmedizin und Ethikdiskussion, in: ders. (Hrsg.), Mobilmachung für die Heimatfront, Köln 1983, S. 125 ff.</text:span></text:p>
      <text:p text:style-name="P47"/>
      <text:p text:style-name="P300"><text:span text:style-name="T6">Uhlenbruck, Wilhelm:</text:span><text:span text:style-name="T9"> </text:span><text:span text:style-name="T2">Die Rechtspflicht des Krankenhausarztes zur Schmerzbekämpfung und Leidensminderung, in: Kamps, Adolf / Laufs, Adolf (Hrsg.), Arzt- und Kassenrecht im Wandel, Festschrift für Prof. Dr. jur. Helmut Narr zum 60. Geburtstag, Berlin 1988, S. 159 ff.</text:span></text:p>
      <text:list text:style-name="WW8Num27">
        <text:list-item>
          <text:p text:style-name="P131">Rechtliche Grenzen einer Rationierung in der Medizin, in: MedR 1995, 427 ff.</text:p>
        </text:list-item>
      </text:list>
      <text:p text:style-name="P47"/>
      <text:p text:style-name="P300"><text:span text:style-name="T6">Ulsenheimer, Klaus:</text:span><text:span text:style-name="T2"> Qualitätssicherung und risk-management im Spannungsverhältnis zwischen Kostendruck und medizinischen Standard, in: MedR 1995, S. 438 ff.</text:span></text:p>
      <text:p text:style-name="P47"/>
      <text:p text:style-name="P300"><text:span text:style-name="T6">Umbach, Dieter C. / Clemens, Thomas (Hrsg.)</text:span><text:span text:style-name="T9">:</text:span><text:span text:style-name="T2"> Grundgesetz – Mitarbeiterkommentar und Handbuch, Band I, Heidelberg 2002 (zit. Bearbeiter: Robbers, Gerhard; Wiedemann, Rainer).</text:span></text:p>
      <text:p text:style-name="P47"/>
      <text:p text:style-name="P71"><text:span text:style-name="T6">Versen, P.:</text:span><text:span text:style-name="T9"> </text:span><text:span text:style-name="T2">Rechtsgrundlagen der Katastrophenhilfe, in: Unfallheilkunde 1976, S. 450 ff.</text:span></text:p>
      <text:list text:style-name="WW8Num27">
        <text:list-item>
          <text:p text:style-name="P131">Katastrophenschutzplanung: Definition, organisatorische und rechtliche Grundlagen, in: Langenbecks Archiv für Chirurgie 349, Berlin1979, S. 199 ff.</text:p>
        </text:list-item>
      </text:list>
      <text:p text:style-name="P47"/>
      <text:p text:style-name="P300"><text:span text:style-name="T6">Vilmar, Karsten:</text:span><text:span text:style-name="T2"> Ärztliche Entscheidung im Spannungsfeld zwischen medizinischen Möglichkeiten, Kostendruck und Humanität, in: ZaeFQ 2000, S. 870 ff.</text:span></text:p>
      <text:p text:style-name="P47"/>
      <text:p text:style-name="P71"><text:span text:style-name="T6">Voß, Barbara:</text:span><text:span text:style-name="T2"> Kostendruck und Ressourcenknappheit im Arzthaftungsrecht, Berlin 1999.</text:span></text:p>
      <text:p text:style-name="P47"/>
      <text:p text:style-name="P300"><text:span text:style-name="T6">Voßkuhle, Andreas:</text:span><text:span text:style-name="T2"> „Wer zuerst kommt, mahlt zuerst!“ – Das Prioritätsprinzip als antiquierter Verteilungsmodus einer modernen Rechtsordnung, in: Verwaltung 1999, S. 21 ff.</text:span></text:p>
      <text:p text:style-name="P298"/>
      <text:p text:style-name="P300"><text:span text:style-name="T6">Vosteen, Klaus:</text:span><text:span text:style-name="T2"> Rationierung im Gesundheitswesen und Patientenschutz – Zu den rechtl. Grenzen von Rationierungsmaßnahmen und den rechtlichen Anforderungen an staatliche Vorhaltung und Steuerung im Gesundheitswesen, Frankfurt a. M. 2001.</text:span></text:p>
      <text:p text:style-name="P47"/>
      <text:p text:style-name="P71"><text:span text:style-name="T6">Vultejus, Ulrich:</text:span><text:span text:style-name="T2"> Der Mensch ad cadaver, in: ZRP 1993, S. 435 ff.</text:span></text:p>
      <text:p text:style-name="P47"/>
      <text:p text:style-name="P300"><text:span text:style-name="T6">Wachinger, Michael:</text:span><text:span text:style-name="T9"> </text:span><text:span text:style-name="T2">Der übergesetzliche Notstand nach der neuesten Rechtsprechung, in: Festgabe für Reinhard von Frank zum 70. Geburtstag, 16. August 1930, Band 1, Tübingen 1930, S. 469 ff.</text:span></text:p>
      <text:p text:style-name="P47"/>
      <text:p text:style-name="P300"><text:span text:style-name="T6">Wachsmuth, Werner:</text:span><text:span text:style-name="T9"> </text:span><text:span text:style-name="T2">Erste Sichtung und Verteilung der Verwundeten vom Standpunkte des Chirurgen, in: DDM 1939, S. 441 ff.</text:span></text:p>
      <text:p text:style-name="P47"/>
      <text:p text:style-name="P300"><text:span text:style-name="T6">Wachsmuth, Werner / Rebentisch, Ernst / Wedel, Karl-Wilhelm:</text:span><text:span text:style-name="T2"> Kriegschirurgie, in: Rebentisch, Ernst (Hrsg.), Wehrmedizin – Ein kurzes Handbuch mit Beiträgen zur Katastrophenmedizin, München 1980, S. 309 ff.</text:span></text:p>
      <text:p text:style-name="P47"/>
      <text:p text:style-name="P715"><text:span text:style-name="T6">Waldstein, Wolfgang:</text:span><text:span text:style-name="T2"> Ist das „suum cuique“ eine Leerformel?, in: Miehsler, Herbert / Mock, Erhard / Simma, Bruno / Tammelo, Ilmar (Hrsg.), Ius Humanitatis, Festschrift zum 90. Geburtstag von Alfred Verdross, Berlin 1980, S. 285 ff.</text:span></text:p>
      <text:p text:style-name="P47"/>
      <text:p text:style-name="P71"><text:span text:style-name="T6">Walter, Franz:</text:span><text:span text:style-name="T9"> </text:span><text:span text:style-name="T2">Die Euthanasie und die Heiligkeit des Lebens, München 1935.</text:span></text:p>
      <text:p text:style-name="P47"/>
      <text:p text:style-name="P300"><text:span text:style-name="T6">Walzer, Michael:</text:span><text:span text:style-name="T2"> Sphären der Gerechtigkeit, Ein Plädoyer für Pluralität und Gleichheit, Frankfurt a. M. 1992.</text:span></text:p>
      <text:p text:style-name="P298"/>
      <text:p text:style-name="P300"><text:span text:style-name="T6">Wambach, Achim:</text:span><text:span text:style-name="T2"> Elemente einer Basisversicherung, in: Wille, Eberhard (Hrsg.), Rationierung im Gesundheitswesen und ihre Alternativen, 2003, Gesundheitsökonomische Beiträge, Band 40, S. 21 ff.</text:span></text:p>
      <text:p text:style-name="P47"/>
      <text:p text:style-name="P300"><text:span text:style-name="T6">Wandel, Rudolf:</text:span><text:span text:style-name="T2"> Notfallvorsorge, Band III, Katastrophenschutz, Regensburg, Stand 22. Aktualisierung November 2005.</text:span></text:p>
      <text:p text:style-name="P296"/>
      <text:p text:style-name="P300"><text:span text:style-name="T6">Wartburg, Walter P. v.:</text:span><text:span text:style-name="T2"> Gleichheit und Gerechtigkeit im Gesundheitswesen, Beihefte zur Zeitschrift für Schweizerisches Recht, Heft 2, Basel 1983.</text:span></text:p>
      <text:p text:style-name="P47"/>
      <text:p text:style-name="P300"><text:span text:style-name="T6">Weber, H. v.:</text:span><text:span text:style-name="T2"> Die Pflichtenkollision im Strafrecht, in: Zentral-Justizamt der Britischen Zone (Hrsg.), Festschrift für Wilhelm Kiesselbach zu seinem 80. Geburtstag, Hamburg 1947, S. 233 ff.</text:span></text:p>
      <text:p text:style-name="P47"/>
      <text:p text:style-name="P300"><text:span text:style-name="T6">Weber, Karl:</text:span><text:span text:style-name="T2"> Verfassungsrechtliche und -politische Aspekte eines Rechts auf Gesundheit, in: Barta, Heinz / Kern, Gerson (Hrsg.), Recht auf Gesundheit, Wien 2002, S. 203 ff.</text:span></text:p>
      <text:p text:style-name="P47"/>
      <text:p text:style-name="P300"><text:span text:style-name="T6">Weidringer, Johann Wilhelm:</text:span><text:span text:style-name="T2"> Aspekte zur Katastrophenmedizin und Definitionen ihrer Inhalte und Aufgabe, in: Bundesministerium des Innern (Hrsg.), Katastrophenmedizin – Leitfaden für die ärztliche Versorgung im Katastrophenfall, 2. Auflage, Berlin 2002, S. 25 ff.</text:span></text:p>
      <text:p text:style-name="P47"/>
      <text:p text:style-name="P300"><text:span text:style-name="T6">Weissauer, Walther:</text:span><text:span text:style-name="T2"> Rechtliche Stellung des Arztes im Katastrophenfall, in: Heberer, G. / Peter, K. / Ungeheuer E. (Hrsg.), Katastrophenmedizin – Eine Standortbestimmung, 2. Tagung der Deutschen Gesellschaft für Katastrophenmedizin e.V., München 1984, S. 83 ff.</text:span></text:p>
      <text:list text:style-name="WW8Num27">
        <text:list-item>
          <text:p text:style-name="P131">Rationalisierung im Gesundheitswesen und Haftungsproblematik, in: Oberender, Peter (Hrsg.), Rationalisierung und Rationierung im Gesundheitswesen, Gräfelfing 1996, S. 75 ff.</text:p>
        </text:list-item>
      </text:list>
      <text:p text:style-name="P47"/>
      <text:p text:style-name="P71"><text:span text:style-name="T6">Weltärztebund (Hrsg.):</text:span><text:span text:style-name="T2"> Handbuch der Deklarationen, Köln 2000.</text:span></text:p>
      <text:p text:style-name="P71"><text:span text:style-name="T6">Welzel, Hans:</text:span><text:span text:style-name="T2"> Zum Notstandsproblem“, in: ZStW, 63. Band, Berlin 1951, S. 47 ff.</text:span></text:p>
      <text:list text:style-name="WW8Num27">
        <text:list-item>
          <text:p text:style-name="P131">Zur Dogmatik der echten Unterlassungsdelikte, insbesondere des § 330c StGB, in: NJW 1953, S. 327 ff.</text:p>
        </text:list-item>
        <text:list-item>
          <text:p text:style-name="P131">Das Deutsche Strafrecht, Eine systematische Darstellung, 11. Auflage, Berlin 1969.</text:p>
        </text:list-item>
      </text:list>
      <text:p text:style-name="P47"/>
      <text:p text:style-name="P716"><text:span text:style-name="T6">Werner, Fritz:</text:span><text:span text:style-name="T2"> Verwaltungsrecht als konkretisiertes Verfassungsrecht, in: Bettermann, Karl August / Ule, Carl Hermann (Hrsg.), Fritz Werner, Recht und Gericht in unserer Zeit, Reden, Vorträge, Aufsätze 1948 – 1969, Köln 1971, S. 212 ff.</text:span></text:p>
      <text:p text:style-name="P47"/>
      <text:p text:style-name="P300"><text:span text:style-name="T6">Wessels, Johannes / Beulke, Werner:</text:span><text:span text:style-name="T2"> Strafrecht, Allgemeiner Teil, 33. Auflage, Heidelberg 2003.</text:span></text:p>
      <text:p text:style-name="P47"/>
      <text:p text:style-name="P300"><text:span text:style-name="T6">Wessels, Johannes / Hettinger, Michael:</text:span><text:span text:style-name="T2"> Strafrecht, Besonderer Teil/1, Straftaten gegen Persönlichkeits- und Gemeinschaftswerte, 27. Auflage, Heidelberg 2003.</text:span></text:p>
      <text:p text:style-name="P47"/>
      <text:p text:style-name="P300"><text:span text:style-name="T6">Wiegand, Dietrich:</text:span><text:span text:style-name="T2"> Kassenarztrecht, Kommentar zu den §§ 69 – 106 SGB V mit dem Zulassungs- und Vertragsrecht, 3. Auflage, Heidelberg 1995.</text:span></text:p>
      <text:p text:style-name="P47"/>
      <text:p text:style-name="P300"><text:span text:style-name="T6">Wien, Andreas:</text:span><text:span text:style-name="T2"> Katastrophenschutz und Katastrophenhilfe im Lichte des Grundgesetzes, Neuried 2000.</text:span></text:p>
      <text:p text:style-name="P47"/>
      <text:p text:style-name="P300"><text:span text:style-name="T6">Wiesing, Urban: </text:span><text:span text:style-name="T2">Anmerkungen zur Frage, welche Rolle medizinische Kriterien und ethische Prinzipien in der Zuteilung begrenzt verfügbarer Organe spielen, in: Toellner, Richard (Hrsg.), Organtransplantation – Beiträge zu ethischen und juristischen Fragen, Stuttgart 1991, S. 109 ff.</text:span></text:p>
      <text:list text:style-name="WW8Num27">
        <text:list-item>
          <text:p text:style-name="P131">Die Integrität der Arztrolle in Zeiten des Wandels, in: Brudermüller, Gert (Hrsg.), Angewandte Ethik und Medizin, Schriften des Instituts für angewandte Ethik e.V., Würzburg 1999, S. 185 ff.</text:p>
        </text:list-item>
        <text:list-item>
          <text:p text:style-name="P131">Werden Spenderorgane nach medizinischen oder ethischen Kriterien verteilt?, in: Ach, Johann S. / Quante, Michael (Hrsg.), Hirntod und Organverpflanzung, Ethische, medizinische, psychologische und rechtliche Aspekte der Transplantationsmedizin, 2. Auflage, Stuttgart 1999, S. 227 ff.</text:p>
        </text:list-item>
      </text:list>
      <text:p text:style-name="P47"/>
      <text:p text:style-name="P300"><text:span text:style-name="T6">Wimmer, Raimund:</text:span><text:span text:style-name="T2"> Zulassungsbeschränkungen für Studienanfänger an deutschen Hochschulen?, in: DVBl. 1967, S. 139 ff.</text:span></text:p>
      <text:p text:style-name="P47"/>
      <text:p text:style-name="P300"><text:span text:style-name="T11">Winslow, Gerald R.:</text:span><text:span text:style-name="T12"> Triage and Justice, University of California Press, Berkeley, Los Angeles 1982.</text:span></text:p>
      <text:p text:style-name="P69"/>
      <text:p text:style-name="P300"><text:span text:style-name="T11">Wolff, Christian:</text:span><text:span text:style-name="T12"> Philosophia Practica Universalis, Methodo Scientifica Pertractata, Pars Prior, 1738, in: Ecole, J. / Hofmann, J.E. / Thomann, M. / Arndt, H.W. (Hrsg.), Gesammelte Werke, II. </text:span><text:span text:style-name="T2">Abteilung, Lateinische Schriften, Band 10, Hildesheim 1971.</text:span></text:p>
      <text:p text:style-name="P47"/>
      <text:p text:style-name="P300"><text:span text:style-name="T6">Wolff, Hans J. / Bachof, Otto / Stober, Rolf:</text:span><text:span text:style-name="T2"> Verwaltungsrecht, Band 1, 11. Auflage, München 1999.</text:span></text:p>
      <text:p text:style-name="P47"/>
      <text:p text:style-name="P300"><text:span text:style-name="T6">Wolff, Hans P.:</text:span><text:span text:style-name="T9"> </text:span><text:span text:style-name="T2">Arzt und Patient, in: Sass, Hans-Martin (Hrsg.), Medizin und Ethik, Stuttgart 1999, S. 185 ff.</text:span></text:p>
      <text:p text:style-name="P47"/>
      <text:p text:style-name="P300"><text:span text:style-name="T6">Wolfrum, Rüdiger:</text:span><text:span text:style-name="T2"> Zur Durchsetzung des humanitären Völkerrechts, in: Fleck, Dieter (Hrsg.), Handbuch des humanitären Völkerrechts in bewaffneten Konflikten, München 1994, S. 413 ff.</text:span></text:p>
      <text:p text:style-name="P47"/>
      <text:p text:style-name="P300"><text:span text:style-name="T6">Wolfslast, Gabriele:</text:span><text:span text:style-name="T2"> Juristische Methoden der Güterabwägung, in: Sass, Hans-Martin / Viefhues, Herbert (Hrsg.), Güterabwägung in der Medizin – Ethische und ärztliche Probleme, Berlin 1991, S. 72 f.</text:span></text:p>
      <text:p text:style-name="P298"/>
      <text:p text:style-name="P300"><text:span text:style-name="T6">Wulffen, Matthias v.:</text:span><text:span text:style-name="T2"> Besondere Therapiemethoden in der Rechtsprechung des Bundessozialgerichts, in: SGb 1996, S. 250 ff.</text:span></text:p>
      <text:p text:style-name="P47"/>
      <text:p text:style-name="P300"><text:span text:style-name="T6">Würtenberger, Thomas:</text:span><text:span text:style-name="T2"> Rechtliche Optimierungsgebote oder Rahmensetzungen für das Verwaltungshandeln?, in: VVDStRL, Heft 58, Berlin 1999, S. 139 ff.</text:span></text:p>
      <text:p text:style-name="P47"/>
      <text:p text:style-name="P300"><text:span text:style-name="T6">Zimmermann, Theo:</text:span><text:span text:style-name="T2"> Die Gefahrengemeinschaft als Rechtfertigungsgrund, in: MDR 1954, S. 147 ff.</text:span></text:p>
      <text:p text:style-name="P47"/>
      <text:p text:style-name="P300"><text:span text:style-name="T6">Zinganell, Klaus:</text:span><text:span text:style-name="T2"> Kostendämpfung und ärztlicher Standard – wirtschaftliche Zwänge in der Klinik, in: MedR 1993, S. 342 ff.</text:span></text:p>
      <text:p text:style-name="P47"/>
      <text:p text:style-name="P71"><text:span text:style-name="T6">Zippelius, Reinhold:</text:span><text:span text:style-name="T2"> Forum – An den Grenzen des Rechts auf Leben, in: JuS, 1983, S. 659 ff.</text:span></text:p>
      <text:list text:style-name="WW8Num27">
        <text:list-item>
          <text:p text:style-name="P131">Perspektiven der Lebensbewertung – Ein Diskussionsbeitrag, in: Ökonomische Grenzen der Medizin, Akademie der Wissenschaften u. der Literatur, Mainz 1990, S. 65 ff.</text:p>
        </text:list-item>
        <text:list-item>
          <text:p text:style-name="P131">Rechtsphilosophie, 3. Auflage, München 1994.</text:p>
        </text:list-item>
        <text:list-item>
          <text:p text:style-name="P131">Das Wesen des Rechts: Eine Einführung in die Rechtsphilosophie, 5. Auflage, München 1997.</text:p>
        </text:list-item>
      </text:list>
      <text:p text:style-name="P218"><text:s/></text:p>
      <text:p text:style-name="P300"><text:span text:style-name="T6">Zitter, Gernot:</text:span><text:span text:style-name="T2"> Rationierung in der Altersmedizin? Zur Verteilungsgerechtigkeit in einer alternden Gesellschaft, Wien 2001.</text:span></text:p>
      <text:p text:style-name="P218"/>
      <text:p text:style-name="P300"><text:span text:style-name="T6">Zöller, Richard:</text:span><text:span text:style-name="T9"> </text:span><text:span text:style-name="T2">Zivilprozeßordnung, 22. Auflage, Köln 2001 (zit. Bearbeiter: Vollkommer, Max).</text:span></text:p>
      <text:p text:style-name="P218"/>
      <text:p text:style-name="P300"><text:span text:style-name="T6">Zylka-Menhorn, Vera:</text:span><text:span text:style-name="T2"> Chirurgenkongreß Berlin, Finanzielle Zwänge werden das ärztliche Handeln beeinflussen, in: DÄBl. 1996, S. A-1087 f.</text:span></text:p>
      <text:p text:style-name="P300"><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nivers" svg:font-family="Univers, 'MS Mincho'" style:font-family-generic="swiss"/>
    <style:font-face style:name="MS Mincho" svg:font-family="'MS Mincho'"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Tahoma1"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de" fo:country="DE" style:font-name-asian="Times New Roman" style:font-size-asian="12pt" style:language-asian="zxx" style:country-asian="none"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text-properties fo:font-size="10pt" style:font-size-asian="10pt"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text-properties fo:font-size="10pt" style:font-size-asian="10pt" style:font-size-complex="10pt"/>
    </style:style>
    <style:style style:name="Index_20_2" style:display-name="Index 2" style:family="paragraph" style:parent-style-name="Standard" style:next-style-name="Standard" style:class="index">
      <style:paragraph-properties fo:margin-left="0.847cm" fo:margin-right="0cm" fo:text-indent="-0.423cm" style:auto-text-indent="false"/>
      <style:text-properties fo:font-size="10pt" style:font-size-asian="10pt" style:font-size-complex="10pt"/>
    </style:style>
    <style:style style:name="Index_20_3" style:display-name="Index 3" style:family="paragraph" style:parent-style-name="Standard" style:next-style-name="Standard" style:class="index">
      <style:paragraph-properties fo:margin-left="1.27cm" fo:margin-right="0cm" fo:text-indent="-0.423cm" style:auto-text-indent="false"/>
      <style:text-properties fo:font-size="10pt" style:font-size-asian="10pt" style:font-size-complex="10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1" style:display-name="Contents 1" style:family="paragraph" style:parent-style-name="Standard" style:next-style-name="Standard" style:class="index"/>
    <style:style style:name="Kommentartext" style:family="paragraph" style:parent-style-name="Standard">
      <style:text-properties fo:font-size="10pt" style:font-size-asian="10pt" style:font-size-complex="10pt"/>
    </style:style>
    <style:style style:name="Kommentarthema" style:family="paragraph" style:parent-style-name="Kommentartext" style:next-style-name="Kommentartext">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Aufzählungszeichen" style:family="paragraph" style:parent-style-name="Standard">
      <style:paragraph-properties fo:margin-left="2.54cm" fo:margin-right="0cm" fo:text-align="justify" style:justify-single-word="false" fo:text-indent="-1.905cm" style:auto-text-indent="false">
        <style:tab-stops>
          <style:tab-stop style:position="-1.27cm"/>
          <style:tab-stop style:position="0cm"/>
          <style:tab-stop style:position="1.27cm"/>
          <style:tab-stop style:position="1.905cm"/>
          <style:tab-stop style:position="3.175cm"/>
          <style:tab-stop style:position="3.81cm"/>
          <style:tab-stop style:position="4.445cm"/>
        </style:tab-stops>
      </style:paragraph-properties>
      <style:text-properties fo:font-style="italic" style:font-style-asian="italic" style:font-style-complex="italic"/>
    </style:style>
    <style:style style:name="Standard_20__28_Web_29_" style:display-name="Standard (Web)" style:family="paragraph" style:parent-style-name="Standard">
      <style:paragraph-properties style:line-height-at-least="0.635cm"/>
      <style:text-properties style:font-name="Arial" fo:font-size="9pt" style:font-size-asian="9pt" style:font-name-complex="Arial" style:font-size-complex="9pt"/>
    </style:style>
    <style:style style:name="_31_--einrückung" style:display-name="1--einrückung" style:family="paragraph" style:parent-style-name="Standard">
      <style:paragraph-properties style:line-height-at-least="0.635cm"/>
      <style:text-properties style:font-name="Arial" fo:font-size="9pt" style:font-size-asian="9pt" style:font-name-complex="Arial" style:font-size-complex="9pt"/>
    </style:style>
    <style:style style:name="Index_20_4" style:display-name="Index 4" style:family="paragraph" style:parent-style-name="Standard" style:next-style-name="Standard">
      <style:paragraph-properties fo:margin-left="1.693cm" fo:margin-right="0cm" fo:text-indent="-0.423cm" style:auto-text-indent="false"/>
      <style:text-properties fo:font-size="10pt" style:font-size-asian="10pt" style:font-size-complex="10pt"/>
    </style:style>
    <style:style style:name="Index_20_5" style:display-name="Index 5" style:family="paragraph" style:parent-style-name="Standard" style:next-style-name="Standard">
      <style:paragraph-properties fo:margin-left="2.117cm" fo:margin-right="0cm" fo:text-indent="-0.423cm" style:auto-text-indent="false"/>
      <style:text-properties fo:font-size="10pt" style:font-size-asian="10pt" style:font-size-complex="10pt"/>
    </style:style>
    <style:style style:name="Index_20_6" style:display-name="Index 6" style:family="paragraph" style:parent-style-name="Standard" style:next-style-name="Standard">
      <style:paragraph-properties fo:margin-left="2.54cm" fo:margin-right="0cm" fo:text-indent="-0.423cm" style:auto-text-indent="false"/>
      <style:text-properties fo:font-size="10pt" style:font-size-asian="10pt" style:font-size-complex="10pt"/>
    </style:style>
    <style:style style:name="Index_20_7" style:display-name="Index 7" style:family="paragraph" style:parent-style-name="Standard" style:next-style-name="Standard">
      <style:paragraph-properties fo:margin-left="2.963cm" fo:margin-right="0cm" fo:text-indent="-0.423cm" style:auto-text-indent="false"/>
      <style:text-properties fo:font-size="10pt" style:font-size-asian="10pt" style:font-size-complex="10pt"/>
    </style:style>
    <style:style style:name="Index_20_8" style:display-name="Index 8" style:family="paragraph" style:parent-style-name="Standard" style:next-style-name="Standard">
      <style:paragraph-properties fo:margin-left="3.387cm" fo:margin-right="0cm" fo:text-indent="-0.423cm" style:auto-text-indent="false"/>
      <style:text-properties fo:font-size="10pt" style:font-size-asian="10pt" style:font-size-complex="10pt"/>
    </style:style>
    <style:style style:name="Index_20_9" style:display-name="Index 9" style:family="paragraph" style:parent-style-name="Standard" style:next-style-name="Standard">
      <style:paragraph-properties fo:margin-left="3.81cm" fo:margin-right="0cm" fo:text-indent="-0.423cm" style:auto-text-indent="false"/>
      <style:text-properties fo:font-size="10pt" style:font-size-asian="10pt" style:font-size-complex="10pt"/>
    </style:style>
    <style:style style:name="Dokumentstruktur"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Endnote_20_Symbol" style:display-name="Endnote Symbol" style:family="text" style:parent-style-name="WW-Absatz-Standardschriftar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parent-style-name="WW-Absatz-Standardschriftart">
      <style:text-properties fo:font-weight="bold" style:font-weight-asian="bold" style:font-weight-complex="bold"/>
    </style:style>
    <style:style style:name="WW8Num2z0" style:family="text">
      <style:text-properties fo:font-style="normal" style:text-underline-style="none" fo:font-weight="bold" style:font-style-asian="normal" style:font-weight-asian="bold" style:font-style-complex="normal" style:font-weight-complex="bold"/>
    </style:style>
    <style:style style:name="WW8Num3z0" style:family="text">
      <style:text-properties fo:font-style="italic" style:text-underline-style="none" style:font-style-asian="italic" style:font-style-complex="italic"/>
    </style:style>
    <style:style style:name="WW8Num4z0" style:family="text">
      <style:text-properties style:text-underline-style="solid" style:text-underline-width="auto" style:text-underline-color="font-color"/>
    </style:style>
    <style:style style:name="WW8Num5z0" style:family="text">
      <style:text-properties fo:font-style="italic" style:font-style-asian="italic" style:font-style-complex="italic"/>
    </style:style>
    <style:style style:name="WW8Num6z0" style:family="text">
      <style:text-properties fo:font-style="normal" style:text-underline-style="none" fo:font-weight="bold" style:font-style-asian="normal" style:font-weight-asian="bold" style:font-style-complex="normal" style:font-weight-complex="bold"/>
    </style:style>
    <style:style style:name="WW8Num8z0" style:family="text">
      <style:text-properties fo:font-style="normal" style:text-underline-style="none" fo:font-weight="bold" style:font-style-asian="normal" style:font-weight-asian="bold" style:font-style-complex="normal" style:font-weight-complex="bold"/>
    </style:style>
    <style:style style:name="WW8Num9z0" style:family="text">
      <style:text-properties fo:font-weight="bold" style:font-weight-asian="bold" style:font-weight-complex="bold"/>
    </style:style>
    <style:style style:name="WW8Num10z0" style:family="text">
      <style:text-properties fo:font-style="italic" style:text-underline-style="none" style:font-style-asian="italic" style:font-style-complex="italic"/>
    </style:style>
    <style:style style:name="WW8Num11z0" style:family="text">
      <style:text-properties fo:font-style="normal" style:text-underline-style="solid" style:text-underline-width="auto" style:text-underline-color="font-color" style:font-style-asian="normal" style:font-style-complex="normal"/>
    </style:style>
    <style:style style:name="WW8Num12z0" style:family="text">
      <style:text-properties style:font-name="Symbol"/>
    </style:style>
    <style:style style:name="WW8Num13z0" style:family="text">
      <style:text-properties style:font-name="Symbol" style:font-name-complex="Symbol"/>
    </style:style>
    <style:style style:name="WW8Num14z0" style:family="text">
      <style:text-properties style:text-underline-style="solid" style:text-underline-width="auto" style:text-underline-color="font-color"/>
    </style:style>
    <style:style style:name="WW8Num15z0" style:family="text">
      <style:text-properties style:text-underline-style="solid" style:text-underline-width="auto" style:text-underline-color="font-color"/>
    </style:style>
    <style:style style:name="WW8Num17z0" style:family="text">
      <style:text-properties style:font-name="Times New Roman" style:font-name-asian="Times New Roman"/>
    </style:style>
    <style:style style:name="WW8Num19z0" style:family="text">
      <style:text-properties style:font-name="Times New Roman" style:font-name-asian="Times New Roman"/>
    </style:style>
    <style:style style:name="WW8Num21z0" style:family="text">
      <style:text-properties fo:font-style="italic" style:font-style-asian="italic" style:font-style-complex="italic"/>
    </style:style>
    <style:style style:name="WW8Num22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24z0" style:family="text">
      <style:text-properties fo:font-style="normal" style:text-underline-style="none" fo:font-weight="bold" style:font-style-asian="normal" style:font-weight-asian="bold" style:font-style-complex="normal" style:font-weight-complex="bold"/>
    </style:style>
    <style:style style:name="WW8Num25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26z0" style:family="text">
      <style:text-properties style:font-name="Symbol" style:font-name-complex="Symbol"/>
    </style:style>
    <style:style style:name="WW8Num27z0" style:family="text">
      <style:text-properties style:font-name="Times New Roman"/>
    </style:style>
    <style:style style:name="WW8Num29z0" style:family="text">
      <style:text-properties fo:font-style="normal" style:text-underline-style="none" fo:font-weight="bold" style:font-style-asian="normal" style:font-weight-asian="bold" style:font-style-complex="normal" style:font-weight-complex="bold"/>
    </style:style>
    <style:style style:name="WW8Num30z0" style:family="text">
      <style:text-properties fo:font-style="normal" style:text-underline-style="none" fo:font-weight="bold" style:font-style-asian="normal" style:font-weight-asian="bold" style:font-style-complex="normal" style:font-weight-complex="bold"/>
    </style:style>
    <style:style style:name="WW8Num31z0" style:family="text">
      <style:text-properties style:text-underline-style="solid" style:text-underline-width="auto" style:text-underline-color="font-color" fo:font-weight="normal" style:font-weight-asian="normal" style:font-weight-complex="normal"/>
    </style:style>
    <style:style style:name="WW8Num33z0" style:family="text">
      <style:text-properties fo:font-style="italic" style:font-style-asian="italic" style:font-style-complex="italic"/>
    </style:style>
    <style:style style:name="WW8Num34z0" style:family="text">
      <style:text-properties fo:font-style="italic" style:font-style-asian="italic" style:font-style-complex="italic"/>
    </style:style>
    <style:style style:name="WW8Num36z0" style:family="text">
      <style:text-properties fo:font-style="italic" style:text-underline-style="none" style:font-style-asian="italic" style:font-style-complex="italic"/>
    </style:style>
    <style:style style:name="WW8Num37z0" style:family="text">
      <style:text-properties fo:font-style="italic" style:text-underline-style="none" style:font-style-asian="italic" style:font-style-complex="italic"/>
    </style:style>
    <style:style style:name="WW8Num39z0" style:family="text">
      <style:text-properties style:text-underline-style="solid" style:text-underline-width="auto" style:text-underline-color="font-color"/>
    </style:style>
    <style:style style:name="WW8Num40z0" style:family="text">
      <style:text-properties style:text-underline-style="solid" style:text-underline-width="auto" style:text-underline-color="font-color"/>
    </style:style>
    <style:style style:name="WW8Num42z0" style:family="text">
      <style:text-properties style:text-underline-style="solid" style:text-underline-width="auto" style:text-underline-color="font-color"/>
    </style:style>
    <style:style style:name="WW8Num43z0" style:family="text">
      <style:text-properties style:text-underline-style="solid" style:text-underline-width="auto" style:text-underline-color="font-color"/>
    </style:style>
    <style:style style:name="WW8Num44z0" style:family="text">
      <style:text-properties style:font-name="Symbol" style:font-name-complex="Symbol"/>
    </style:style>
    <style:style style:name="WW8Num45z0" style:family="text">
      <style:text-properties fo:font-style="italic" style:font-style-asian="italic" style:font-style-complex="italic"/>
    </style:style>
    <style:style style:name="WW8Num46z0" style:family="text">
      <style:text-properties style:text-underline-style="solid" style:text-underline-width="auto" style:text-underline-color="font-color" fo:font-weight="normal" style:font-weight-asian="normal" style:font-weight-complex="normal"/>
    </style:style>
    <style:style style:name="WW8Num48z0" style:family="text">
      <style:text-properties style:font-name="Times New Roman"/>
    </style:style>
    <style:style style:name="WW8Num49z0" style:family="text">
      <style:text-properties style:font-name="Times New Roman" style:font-name-asian="Times New Roman"/>
    </style:style>
    <style:style style:name="WW8Num50z0" style:family="text">
      <style:text-properties style:font-name="Wingdings" style:font-name-complex="Wingdings"/>
    </style:style>
    <style:style style:name="WW8Num51z0" style:family="text">
      <style:text-properties style:text-underline-style="solid" style:text-underline-width="auto" style:text-underline-color="font-color"/>
    </style:style>
    <style:style style:name="WW8Num52z0" style:family="text">
      <style:text-properties style:text-underline-style="solid" style:text-underline-width="auto" style:text-underline-color="font-color"/>
    </style:style>
    <style:style style:name="WW8Num53z0" style:family="text">
      <style:text-properties style:font-name="Symbol" style:font-name-complex="Symbol"/>
    </style:style>
    <style:style style:name="WW8Num54z0" style:family="text">
      <style:text-properties style:font-name="Times New Roman" style:text-underline-style="solid" style:text-underline-width="auto" style:text-underline-color="font-color" style:font-name-asian="Times New Roman"/>
    </style:style>
    <style:style style:name="WW8Num55z0" style:family="text">
      <style:text-properties fo:font-style="italic" style:text-underline-style="none" style:font-style-asian="italic" style:font-style-complex="italic"/>
    </style:style>
    <style:style style:name="WW8Num56z0" style:family="text">
      <style:text-properties style:text-underline-style="solid" style:text-underline-width="auto" style:text-underline-color="font-color" fo:font-weight="normal" style:font-weight-asian="normal" style:font-weight-complex="normal"/>
    </style:style>
    <style:style style:name="WW8Num57z0" style:family="text">
      <style:text-properties fo:font-style="normal" style:text-underline-style="solid" style:text-underline-width="auto" style:text-underline-color="font-color" style:font-style-asian="normal" style:font-style-complex="normal"/>
    </style:style>
    <style:style style:name="WW8Num58z0" style:family="text">
      <style:text-properties style:text-underline-style="solid" style:text-underline-width="auto" style:text-underline-color="font-color"/>
    </style:style>
    <style:style style:name="WW8Num60z0" style:family="text">
      <style:text-properties style:text-underline-style="solid" style:text-underline-width="auto" style:text-underline-color="font-color"/>
    </style:style>
    <style:style style:name="WW8Num62z0" style:family="text">
      <style:text-properties fo:font-style="italic" style:text-underline-style="none" style:font-style-asian="italic" style:font-style-complex="italic"/>
    </style:style>
    <style:style style:name="WW8Num63z0" style:family="text">
      <style:text-properties fo:font-style="italic" style:text-underline-style="none" style:font-style-asian="italic" style:font-style-complex="italic"/>
    </style:style>
    <style:style style:name="WW8Num64z0" style:family="text">
      <style:text-properties style:text-underline-style="solid" style:text-underline-width="auto" style:text-underline-color="font-color"/>
    </style:style>
    <style:style style:name="WW8Num65z0" style:family="text">
      <style:text-properties fo:font-style="italic" style:text-underline-style="none" style:font-style-asian="italic" style:font-style-complex="italic"/>
    </style:style>
    <style:style style:name="WW8Num66z0" style:family="text">
      <style:text-properties fo:font-style="italic" style:text-underline-style="none" style:font-style-asian="italic" style:font-style-complex="italic"/>
    </style:style>
    <style:style style:name="WW8Num68z0" style:family="text">
      <style:text-properties fo:font-style="italic" style:font-style-asian="italic" style:font-style-complex="italic"/>
    </style:style>
    <style:style style:name="WW8Num69z0" style:family="text">
      <style:text-properties fo:font-style="italic" style:font-style-asian="italic" style:font-style-complex="italic"/>
    </style:style>
    <style:style style:name="WW8Num71z0" style:family="text">
      <style:text-properties fo:font-style="normal" style:text-underline-style="solid" style:text-underline-width="auto" style:text-underline-color="font-color" style:font-style-asian="normal" style:font-style-complex="normal"/>
    </style:style>
    <style:style style:name="WW8Num73z0" style:family="text">
      <style:text-properties style:font-name="Symbol" style:font-name-complex="Symbol"/>
    </style:style>
    <style:style style:name="WW8Num75z0" style:family="text">
      <style:text-properties style:font-name="Times New Roman"/>
    </style:style>
    <style:style style:name="WW8Num76z0" style:family="text">
      <style:text-properties style:font-name="Times New Roman" style:font-name-asian="Times New Roman"/>
    </style:style>
    <style:style style:name="WW8Num77z0" style:family="text">
      <style:text-properties style:text-underline-style="solid" style:text-underline-width="auto" style:text-underline-color="font-color"/>
    </style:style>
    <style:style style:name="WW8Num78z0" style:family="text">
      <style:text-properties style:text-underline-style="solid" style:text-underline-width="auto" style:text-underline-color="font-color" fo:font-weight="normal" style:font-weight-asian="normal" style:font-weight-complex="normal"/>
    </style:style>
    <style:style style:name="WW8Num81z0" style:family="text">
      <style:text-properties fo:font-style="normal" style:text-underline-style="none" fo:font-weight="bold" style:font-style-asian="normal" style:font-weight-asian="bold" style:font-style-complex="normal" style:font-weight-complex="bold"/>
    </style:style>
    <style:style style:name="WW8Num82z0" style:family="text">
      <style:text-properties fo:font-style="normal" style:text-underline-style="none" fo:font-weight="bold" style:font-style-asian="normal" style:font-weight-asian="bold" style:font-style-complex="normal" style:font-weight-complex="bold"/>
    </style:style>
    <style:style style:name="WW8Num83z0" style:family="text">
      <style:text-properties style:font-name="Times New Roman" style:font-name-asian="Times New Roman"/>
    </style:style>
    <style:style style:name="WW8Num84z0" style:family="text">
      <style:text-properties fo:font-weight="bold" style:font-weight-asian="bold" style:font-weight-complex="bold"/>
    </style:style>
    <style:style style:name="WW8Num85z0" style:family="text">
      <style:text-properties style:font-name="Symbol" style:font-name-complex="Symbol"/>
    </style:style>
    <style:style style:name="WW8Num87z0" style:family="text">
      <style:text-properties style:font-name="Times New Roman"/>
    </style:style>
    <style:style style:name="WW8Num88z0" style:family="text">
      <style:text-properties style:font-name="Times New Roman" style:font-name-asian="Times New Roman"/>
    </style:style>
    <style:style style:name="WW8Num89z0" style:family="text">
      <style:text-properties style:text-underline-style="solid" style:text-underline-width="auto" style:text-underline-color="font-color"/>
    </style:style>
    <style:style style:name="WW8Num90z0" style:family="text">
      <style:text-properties style:font-name="Symbol" style:font-name-complex="Symbol"/>
    </style:style>
    <style:style style:name="WW8Num92z0" style:family="text">
      <style:text-properties style:font-name="Symbol" style:font-name-complex="Symbol"/>
    </style:style>
    <style:style style:name="WW8Num93z0" style:family="text">
      <style:text-properties style:font-name="Symbol" style:font-name-complex="Symbol"/>
    </style:style>
    <style:style style:name="WW8Num94z0" style:family="text">
      <style:text-properties fo:font-style="italic" style:font-style-asian="italic" style:font-style-complex="italic"/>
    </style:style>
    <style:style style:name="WW8Num95z0" style:family="text">
      <style:text-properties style:font-name="Symbol" fo:font-style="normal" style:text-underline-style="none" style:font-style-asian="normal" style:font-name-complex="Symbol" style:font-style-complex="normal"/>
    </style:style>
    <style:style style:name="WW8Num96z0" style:family="text">
      <style:text-properties style:font-name="Symbol" style:font-name-complex="Symbol"/>
    </style:style>
    <style:style style:name="WW8Num98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99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100z0" style:family="text">
      <style:text-properties fo:font-weight="bold" style:font-weight-asian="bold" style:font-weight-complex="bold"/>
    </style:style>
    <style:style style:name="WW8Num101z0" style:family="text">
      <style:text-properties style:font-name="Times New Roman" style:font-name-asian="Times New Roman"/>
    </style:style>
    <style:style style:name="WW8Num102z0" style:family="text">
      <style:text-properties style:font-name="Symbol" style:font-name-complex="Symbol"/>
    </style:style>
    <style:style style:name="WW8Num102z3" style:family="text">
      <style:text-properties fo:font-style="italic" style:text-underline-style="none" style:font-style-asian="italic" style:font-style-complex="italic"/>
    </style:style>
    <style:style style:name="WW8Num103z0" style:family="text">
      <style:text-properties style:text-underline-style="solid" style:text-underline-width="auto" style:text-underline-color="font-color"/>
    </style:style>
    <style:style style:name="WW8Num103z3" style:family="text">
      <style:text-properties fo:font-style="italic" style:text-underline-style="none" style:font-style-asian="italic" style:font-style-complex="italic"/>
    </style:style>
    <style:style style:name="WW8Num104z3"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104z6" style:family="text">
      <style:text-properties fo:font-style="normal" style:text-underline-style="solid" style:text-underline-width="auto" style:text-underline-color="font-color" style:font-style-asian="normal" style:font-style-complex="normal"/>
    </style:style>
    <style:style style:name="WW8Num105z0" style:family="text">
      <style:text-properties style:text-underline-style="solid" style:text-underline-width="auto" style:text-underline-color="font-color"/>
    </style:style>
    <style:style style:name="WW8Num105z3" style:family="text">
      <style:text-properties fo:font-style="italic" style:font-style-asian="italic" style:font-style-complex="italic"/>
    </style:style>
    <style:style style:name="WW8Num106z0" style:family="text">
      <style:text-properties fo:font-style="italic" style:font-style-asian="italic" style:font-style-complex="italic"/>
    </style:style>
    <style:style style:name="WW8Num107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107z3" style:family="text">
      <style:text-properties fo:font-style="italic" style:font-style-asian="italic" style:font-style-complex="italic"/>
    </style:style>
    <style:style style:name="WW8Num108z0" style:family="text">
      <style:text-properties style:text-underline-style="solid" style:text-underline-width="auto" style:text-underline-color="font-color"/>
    </style:style>
    <style:style style:name="WW8Num108z3" style:family="text">
      <style:text-properties fo:font-style="italic" fo:font-weight="normal" style:font-style-asian="italic" style:font-weight-asian="normal" style:font-style-complex="italic" style:font-weight-complex="normal"/>
    </style:style>
    <style:style style:name="WW8Num109z1" style:family="text">
      <style:text-properties fo:font-style="italic" style:font-style-asian="italic" style:font-style-complex="italic"/>
    </style:style>
    <style:style style:name="WW8Num110z0" style:family="text">
      <style:text-properties fo:font-style="italic" style:font-style-asian="italic" style:font-style-complex="italic"/>
    </style:style>
    <style:style style:name="WW8Num110z1" style:family="text">
      <style:text-properties style:text-underline-style="solid" style:text-underline-width="auto" style:text-underline-color="font-color"/>
    </style:style>
    <style:style style:name="WW8Num111z0" style:family="text">
      <style:text-properties style:text-underline-style="solid" style:text-underline-width="auto" style:text-underline-color="font-color"/>
    </style:style>
    <style:style style:name="WW8Num111z3" style:family="text">
      <style:text-properties fo:font-style="italic" style:font-style-asian="italic" style:font-style-complex="italic"/>
    </style:style>
    <style:style style:name="WW8Num112z0" style:family="text">
      <style:text-properties style:text-underline-style="solid" style:text-underline-width="auto" style:text-underline-color="font-color" fo:font-weight="normal" style:font-weight-asian="normal" style:font-weight-complex="normal"/>
    </style:style>
    <style:style style:name="WW8Num112z3" style:family="text">
      <style:text-properties fo:font-style="italic" style:text-underline-style="none" fo:font-weight="normal" style:font-style-asian="italic" style:font-weight-asian="normal" style:font-style-complex="italic" style:font-weight-complex="normal"/>
    </style:style>
    <style:style style:name="WW8Num113z0" style:family="text">
      <style:text-properties fo:font-weight="bold" style:font-weight-asian="bold" style:font-weight-complex="bold"/>
    </style:style>
    <style:style style:name="WW8Num113z3" style:family="text">
      <style:text-properties fo:font-style="italic" fo:font-weight="normal" style:font-style-asian="italic" style:font-weight-asian="normal" style:font-style-complex="italic" style:font-weight-complex="normal"/>
    </style:style>
    <style:style style:name="WW8Num114z0" style:family="text">
      <style:text-properties fo:font-style="italic" style:text-underline-style="none" style:font-style-asian="italic" style:font-style-complex="italic"/>
    </style:style>
    <style:style style:name="WW8Num116z0" style:family="text">
      <style:text-properties fo:font-style="normal" style:text-underline-style="none" fo:font-weight="bold" style:font-style-asian="normal" style:font-weight-asian="bold" style:font-style-complex="normal" style:font-weight-complex="bold"/>
    </style:style>
    <style:style style:name="WW8Num117z0" style:family="text">
      <style:text-properties style:text-underline-style="solid" style:text-underline-width="auto" style:text-underline-color="font-color"/>
    </style:style>
    <style:style style:name="WW8Num117z3" style:family="text">
      <style:text-properties fo:font-style="italic" style:font-style-asian="italic" style:font-style-complex="italic"/>
    </style:style>
    <style:style style:name="WW8Num119z0" style:family="text">
      <style:text-properties style:font-name="Times New Roman" style:text-underline-style="solid" style:text-underline-width="auto" style:text-underline-color="font-color" style:font-name-asian="Times New Roman"/>
    </style:style>
    <style:style style:name="WW8Num119z3" style:family="text">
      <style:text-properties fo:font-style="italic" style:font-style-asian="italic" style:font-style-complex="italic"/>
    </style:style>
    <style:style style:name="WW8Num120z0" style:family="text">
      <style:text-properties style:text-underline-style="solid" style:text-underline-width="auto" style:text-underline-color="font-color"/>
    </style:style>
    <style:style style:name="WW8Num120z3" style:family="text">
      <style:text-properties fo:font-style="italic" style:font-style-asian="italic" style:font-style-complex="italic"/>
    </style:style>
    <style:style style:name="WW8Num121z0" style:family="text">
      <style:text-properties fo:font-style="normal" style:text-underline-style="solid" style:text-underline-width="auto" style:text-underline-color="font-color" style:font-style-asian="normal" style:font-style-complex="normal"/>
    </style:style>
    <style:style style:name="Absatz-Standardschriftart" style:family="text"/>
    <style:style style:name="WW8Num4z3" style:family="text">
      <style:text-properties fo:font-style="italic" fo:font-weight="normal" style:font-style-asian="italic" style:font-weight-asian="normal" style:font-style-complex="italic" style:font-weight-complex="norma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3" style:family="text">
      <style:text-properties fo:font-style="italic" style:font-style-asian="italic" style:font-style-complex="italic"/>
    </style:style>
    <style:style style:name="WW8Num17z1" style:family="text">
      <style:text-properties style:font-name="Wingdings" style:font-name-asian="Times New Roman"/>
    </style:style>
    <style:style style:name="WW8Num17z2" style:family="text">
      <style:text-properties style:font-name="Symbol" style:font-name-complex="Symbol"/>
    </style:style>
    <style:style style:name="WW8Num17z4" style:family="text">
      <style:text-properties style:font-name="Courier New" style:font-name-complex="Courier New"/>
    </style:style>
    <style:style style:name="WW8Num17z5" style:family="text">
      <style:text-properties style:font-name="Wingdings" style:font-name-complex="Wingdings"/>
    </style:style>
    <style:style style:name="WW8Num25z3" style:family="text">
      <style:text-properties fo:font-style="italic" style:text-underline-style="none" style:font-style-asian="italic" style:font-style-complex="italic"/>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WW8Num28z0" style:family="text">
      <style:text-properties style:font-name="Times New Roman" style:font-name-asian="Times New Roman"/>
    </style:style>
    <style:style style:name="WW8Num28z1" style:family="text">
      <style:text-properties style:font-name="Symbol" style:font-name-complex="Symbol"/>
    </style:style>
    <style:style style:name="WW8Num28z2" style:family="text">
      <style:text-properties style:font-name="Wingdings" style:font-name-complex="Wingdings"/>
    </style:style>
    <style:style style:name="WW8Num28z4" style:family="text">
      <style:text-properties style:font-name="Courier New" style:font-name-complex="Courier New"/>
    </style:style>
    <style:style style:name="WW8Num32z0" style:family="text">
      <style:text-properties style:text-underline-style="solid" style:text-underline-width="auto" style:text-underline-color="font-color"/>
    </style:style>
    <style:style style:name="WW8Num32z3" style:family="text">
      <style:text-properties fo:font-style="italic" style:font-style-asian="italic" style:font-style-complex="italic"/>
    </style:style>
    <style:style style:name="WW8Num35z0" style:family="text">
      <style:text-properties style:font-name="Symbol" style:font-name-complex="Symbol"/>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8z0" style:family="text">
      <style:text-properties style:font-name="Symbol" style:font-name-complex="Symbol"/>
    </style:style>
    <style:style style:name="WW8Num38z1" style:family="text">
      <style:text-properties style:font-name="Courier New" style:font-name-complex="Courier New"/>
    </style:style>
    <style:style style:name="WW8Num38z2" style:family="text">
      <style:text-properties style:font-name="Wingdings" style:font-name-complex="Wingdings"/>
    </style:style>
    <style:style style:name="WW8Num41z0" style:family="text">
      <style:text-properties fo:font-style="italic" style:font-style-asian="italic" style:font-style-complex="italic"/>
    </style:style>
    <style:style style:name="WW8Num43z3" style:family="text">
      <style:text-properties fo:font-style="italic" style:text-underline-style="none" style:font-style-asian="italic" style:font-style-complex="italic"/>
    </style:style>
    <style:style style:name="WW8Num47z0" style:family="text">
      <style:text-properties fo:font-style="italic" style:text-underline-style="none" style:font-style-asian="italic" style:font-style-complex="italic"/>
    </style:style>
    <style:style style:name="WW8Num49z1" style:family="text">
      <style:text-properties style:font-name="Courier New" style:font-name-complex="Courier New"/>
    </style:style>
    <style:style style:name="WW8Num49z2" style:family="text">
      <style:text-properties style:font-name="Wingdings" style:font-name-complex="Wingdings"/>
    </style:style>
    <style:style style:name="WW8Num49z3" style:family="text">
      <style:text-properties style:font-name="Symbol" style:font-name-complex="Symbol"/>
    </style:style>
    <style:style style:name="WW8Num50z1" style:family="text">
      <style:text-properties style:font-name="Courier New" style:font-name-complex="Courier New"/>
    </style:style>
    <style:style style:name="WW8Num50z3" style:family="text">
      <style:text-properties style:font-name="Symbol" style:font-name-complex="Symbol"/>
    </style:style>
    <style:style style:name="WW8Num51z3" style:family="text">
      <style:text-properties fo:font-style="italic" style:font-style-asian="italic" style:font-style-complex="italic"/>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3" style:family="text">
      <style:text-properties fo:font-style="italic" style:font-style-asian="italic" style:font-style-complex="italic"/>
    </style:style>
    <style:style style:name="WW8Num58z3" style:family="text">
      <style:text-properties fo:font-style="italic" style:font-style-asian="italic" style:font-style-complex="italic"/>
    </style:style>
    <style:style style:name="WW8Num59z0"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59z3" style:family="text">
      <style:text-properties fo:font-style="italic" style:font-style-asian="italic" style:font-style-complex="italic"/>
    </style:style>
    <style:style style:name="WW8Num60z3" style:family="text">
      <style:text-properties style:font-name="Times New Roman" fo:font-style="normal" style:text-underline-style="solid" style:text-underline-width="auto" style:text-underline-color="font-color" style:font-name-asian="Times New Roman" style:font-style-asian="normal" style:font-style-complex="normal"/>
    </style:style>
    <style:style style:name="WW8Num60z6" style:family="text">
      <style:text-properties fo:font-style="normal" style:text-underline-style="solid" style:text-underline-width="auto" style:text-underline-color="font-color" style:font-style-asian="normal" style:font-style-complex="normal"/>
    </style:style>
    <style:style style:name="WW8Num61z0" style:family="text">
      <style:text-properties style:text-underline-style="solid" style:text-underline-width="auto" style:text-underline-color="font-color"/>
    </style:style>
    <style:style style:name="WW8Num62z1" style:family="text">
      <style:text-properties fo:font-style="italic" style:font-style-asian="italic" style:font-style-complex="italic"/>
    </style:style>
    <style:style style:name="WW8Num67z0" style:family="text">
      <style:text-properties style:font-name="Times New Roman" style:font-name-asian="Times New Roman"/>
    </style:style>
    <style:style style:name="WW8Num67z1" style:family="text">
      <style:text-properties style:font-name="Courier New" style:font-name-complex="Courier New"/>
    </style:style>
    <style:style style:name="WW8Num67z2" style:family="text">
      <style:text-properties style:font-name="Wingdings" style:font-name-complex="Wingdings"/>
    </style:style>
    <style:style style:name="WW8Num67z3" style:family="text">
      <style:text-properties style:font-name="Symbol" style:font-name-complex="Symbol"/>
    </style:style>
    <style:style style:name="WW8Num70z0" style:family="text">
      <style:text-properties style:font-name="Times New Roman" style:font-name-asian="Times New Roman"/>
    </style:style>
    <style:style style:name="WW8Num70z1" style:family="text">
      <style:text-properties style:font-name="Courier New" style:font-name-complex="Courier New"/>
    </style:style>
    <style:style style:name="WW8Num70z2" style:family="text">
      <style:text-properties style:font-name="Wingdings" style:font-name-complex="Wingdings"/>
    </style:style>
    <style:style style:name="WW8Num70z3" style:family="text">
      <style:text-properties style:font-name="Symbol" style:font-name-complex="Symbol"/>
    </style:style>
    <style:style style:name="WW8Num72z0" style:family="text">
      <style:text-properties fo:font-style="normal" style:text-underline-style="solid" style:text-underline-width="auto" style:text-underline-color="font-color" style:font-style-asian="normal" style:font-style-complex="normal"/>
    </style:style>
    <style:style style:name="WW8Num72z3" style:family="text">
      <style:text-properties fo:font-style="italic" style:font-style-asian="italic" style:font-style-complex="italic"/>
    </style:style>
    <style:style style:name="WW8Num74z0" style:family="text">
      <style:text-properties style:font-name="Symbol" style:font-name-complex="Symbol"/>
    </style:style>
    <style:style style:name="WW8Num76z1" style:family="text">
      <style:text-properties style:font-name="Courier New" style:font-name-complex="Courier New"/>
    </style:style>
    <style:style style:name="WW8Num76z2" style:family="text">
      <style:text-properties style:font-name="Wingdings" style:font-name-complex="Wingdings"/>
    </style:style>
    <style:style style:name="WW8Num76z3" style:family="text">
      <style:text-properties style:font-name="Symbol" style:font-name-complex="Symbol"/>
    </style:style>
    <style:style style:name="WW8Num78z3" style:family="text">
      <style:text-properties fo:font-style="italic" style:text-underline-style="none" fo:font-weight="normal" style:font-style-asian="italic" style:font-weight-asian="normal" style:font-style-complex="italic" style:font-weight-complex="normal"/>
    </style:style>
    <style:style style:name="WW8Num79z0" style:family="text">
      <style:text-properties fo:font-style="normal" style:text-underline-style="none" fo:font-weight="bold" style:font-style-asian="normal" style:font-weight-asian="bold" style:font-style-complex="normal" style:font-weight-complex="bold"/>
    </style:style>
    <style:style style:name="WW8Num81z3" style:family="text">
      <style:text-properties fo:font-style="italic" style:text-underline-style="solid" style:text-underline-width="auto" style:text-underline-color="font-color" style:font-style-asian="italic" style:font-style-complex="italic"/>
    </style:style>
    <style:style style:name="WW8Num81z6" style:family="text">
      <style:text-properties style:text-underline-style="solid" style:text-underline-width="auto" style:text-underline-color="font-color"/>
    </style:style>
    <style:style style:name="WW8Num83z1" style:family="text">
      <style:text-properties style:font-name="Courier New" style:font-name-complex="Courier New"/>
    </style:style>
    <style:style style:name="WW8Num83z2" style:family="text">
      <style:text-properties style:font-name="Wingdings" style:font-name-complex="Wingdings"/>
    </style:style>
    <style:style style:name="WW8Num83z3" style:family="text">
      <style:text-properties style:font-name="Symbol" style:font-name-complex="Symbol"/>
    </style:style>
    <style:style style:name="WW8Num85z1" style:family="text">
      <style:text-properties style:font-name="Courier New" style:font-name-complex="Courier New"/>
    </style:style>
    <style:style style:name="WW8Num85z2" style:family="text">
      <style:text-properties style:font-name="Wingdings" style:font-name-complex="Wingdings"/>
    </style:style>
    <style:style style:name="WW8Num86z0" style:family="text">
      <style:text-properties fo:font-style="italic" style:font-style-asian="italic" style:font-style-complex="italic"/>
    </style:style>
    <style:style style:name="WW8Num88z1" style:family="text">
      <style:text-properties style:font-name="Courier New" style:font-name-complex="Courier New"/>
    </style:style>
    <style:style style:name="WW8Num88z2" style:family="text">
      <style:text-properties style:font-name="Wingdings" style:font-name-complex="Wingdings"/>
    </style:style>
    <style:style style:name="WW8Num88z3" style:family="text">
      <style:text-properties style:font-name="Symbol" style:font-name-complex="Symbol"/>
    </style:style>
    <style:style style:name="WW8Num90z1" style:family="text">
      <style:text-properties style:font-name="Courier New" style:font-name-complex="Courier New"/>
    </style:style>
    <style:style style:name="WW8Num90z2" style:family="text">
      <style:text-properties style:font-name="Wingdings" style:font-name-complex="Wingdings"/>
    </style:style>
    <style:style style:name="WW8Num91z0" style:family="text">
      <style:text-properties style:text-underline-style="solid" style:text-underline-width="auto" style:text-underline-color="font-color"/>
    </style:style>
    <style:style style:name="WW8Num94z1" style:family="text">
      <style:text-properties style:text-underline-style="solid" style:text-underline-width="auto" style:text-underline-color="font-color"/>
    </style:style>
    <style:style style:name="WW8Num97z0" style:family="text">
      <style:text-properties style:font-name="Symbol" fo:font-style="normal" style:text-underline-style="none" style:font-style-asian="normal" style:font-name-complex="Symbol" style:font-style-complex="normal"/>
    </style:style>
    <style:style style:name="WW8Num100z3" style:family="text">
      <style:text-properties fo:font-style="italic" fo:font-weight="normal" style:font-style-asian="italic" style:font-weight-asian="normal" style:font-style-complex="italic" style:font-weight-complex="normal"/>
    </style:style>
    <style:style style:name="WW8Num101z1" style:family="text">
      <style:text-properties style:font-name="Courier New" style:font-name-complex="Courier New"/>
    </style:style>
    <style:style style:name="WW8Num101z2" style:family="text">
      <style:text-properties style:font-name="Wingdings" style:font-name-complex="Wingdings"/>
    </style:style>
    <style:style style:name="WW8Num101z3" style:family="text">
      <style:text-properties style:font-name="Symbol" style:font-name-complex="Symbol"/>
    </style:style>
    <style:style style:name="WW-Absatz-Standardschriftart" style:family="text"/>
    <style:style style:name="Kommentarzeichen" style:family="text" style:parent-style-name="WW-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consecutive-numbering="true">
      <text:list-level-style-number text:level="1" style:num-prefix="(" style:num-suffix=")" style:num-format="a" style:num-letter-sync="true">
        <style:list-level-properties text:space-before="2.223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text:style-name="WW8Num2z0" style:num-prefix="§ " style:num-format="1" text:start-value="8">
        <style:list-level-properties text:space-before="0.635cm"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text:style-name="WW8Num3z0" style:num-suffix="." style:num-format="1" text:start-value="2">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text:style-name="WW8Num5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text:style-name="WW8Num6z0" style:num-prefix="§ " style:num-format="1"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a" style:num-letter-sync="true" text:start-value="27">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text:style-name="WW8Num8z0" style:num-prefix="§ " style:num-format="1" text:start-value="6">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text:style-name="WW8Num10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number text:level="1" text:style-name="WW8Num11z0" style:num-suffix="." style:num-format="A" style:num-letter-sync="true"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text:style-name="WW8Num14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text:style-name="WW8Num15z0" style:num-suffix="." style:num-format="A" style:num-letter-sync="true"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text:start-value="28">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588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text:start-value="5">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text:style-name="WW8Num21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text:style-name="WW8Num22z0" style:num-suffix="." style:num-format="I" text:start-value="3">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text:start-value="2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prefix="§ "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suffix="." style:num-format="I"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text:start-value="2">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text:style-name="WW8Num29z0" style:num-prefix="§ " style:num-format="1" text:start-value="9">
        <style:list-level-properties text:space-before="0.635cm"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text:style-name="WW8Num30z0" style:num-suffix="." style:num-format="A" style:num-letter-sync="true" text:start-value="9">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text:style-name="WW8Num31z0" style:num-suffix="." style:num-format="I" text:start-value="5">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text:style-name="WW8Num33z0" style:num-suffix=")" style:num-format="a" style:num-letter-sync="true">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text:style-name="WW8Num36z0" style:num-suffix="." style:num-format="1">
        <style:list-level-properties text:space-before="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A" style:num-letter-sync="true" text:start-value="3">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text:style-name="WW8Num39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text:style-name="WW8Num40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a" style:num-letter-sync="true">
        <style:list-level-properties text:space-before="0.106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text:style-name="WW8Num42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text:style-name="WW8Num44z0" style:num-suffix=")" style:num-format="a" style:num-letter-sync="true" text:start-value="2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text:style-name="WW8Num45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number text:level="1" text:style-name="WW8Num46z0" style:num-suffix="." style:num-format="1">
        <style:list-level-properties text:space-before="4.44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text:style-name="WW8Num50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number text:level="1" text:style-name="WW8Num51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text:style-name="WW8Num53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text:style-name="WW8Num54z0" style:num-suffix="." style:num-format="1">
        <style:list-level-properties text:space-before="4.44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text:style-name="WW8Num55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number text:level="1" text:style-name="WW8Num56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text:style-name="WW8Num57z0" style:num-suffix="." style:num-format="A" style:num-letter-sync="true"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number text:level="1" text:style-name="WW8Num58z0" style:num-suffix="." style:num-format="I" text:start-value="4">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number text:level="1" text:style-name="WW8Num60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1">
        <style:list-level-properties text:space-before="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text:style-name="WW8Num62z0" style:num-suffix="." style:num-format="1">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I">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text:style-name="WW8Num64z0" style:num-suffix="." style:num-format="1">
        <style:list-level-properties text:space-before="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number text:level="1" text:style-name="WW8Num65z0"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text:style-name="WW8Num68z0"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number text:level="1" text:style-name="WW8Num71z0" style:num-suffix="." style:num-format="I" text:start-value="2">
        <style:list-level-properties text:space-before="4.44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A" style:num-letter-sync="true" text:start-value="4">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number text:level="1" text:style-name="WW8Num76z0" style:num-suffix="." style:num-format="A" style:num-letter-sync="true"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text:style-name="WW8Num77z0" style:num-suffix="." style:num-format="I"/>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number text:level="1" text:style-name="WW8Num78z0" style:num-prefix="§ " style:num-format="1" text:start-value="2">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number text:level="1" text:style-name="WW8Num81z0" style:num-prefix="§ " style:num-format="1" text:start-value="7">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3.493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text:style-name="WW8Num83z0"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number text:level="1" text:style-name="WW8Num85z0" style:num-suffix="." style:num-format="1">
        <style:list-level-properties text:space-before="4.44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164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text:style-name="WW8Num88z0" style:num-suffix="." style:num-format="A" style:num-letter-sync="true" text:start-value="9">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number text:level="1" text:style-name="WW8Num90z0" style:num-suffix="." style:num-format="I" text:start-value="2">
        <style:list-level-properties text:space-before="0.635cm"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number text:level="1" text:style-name="WW8Num93z0" style:num-suffix=")" style:num-format="a" style:num-letter-sync="true" text:start-value="27">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number text:level="1" text:style-name="WW8Num98z0" style:num-suffix="." style:num-format="I">
        <style:list-level-properties text:space-before="4.44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list-level-style-number text:level="1" text:style-name="WW8Num101z0" style:num-suffix="." style:num-format="I">
        <style:list-level-properties text:space-before="0.635cm" text:min-label-width="1.27cm"/>
      </text:list-level-style-number>
      <text:list-level-style-number text:level="2" style:num-suffix=")" style:num-format="a" style:num-letter-sync="true" text:start-value="27">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2">
      <text:list-level-style-number text:level="1" text:style-name="WW8Num102z0" style:num-suffix="." style:num-format="I" text:start-value="2">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2z3" style:num-suffix="." style:num-format="1">
        <style:list-level-properties text:min-label-width="1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3">
      <text:list-level-style-number text:level="1" text:style-name="WW8Num103z0"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3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4z3" style:num-suffix="." style:num-format="I">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text:style-name="WW8Num104z6" style:num-suffix="." style:num-format="I" text:start-value="2">
        <style:list-level-properties text:space-before="8.255cm" text:min-label-width="1.27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5">
      <text:list-level-style-number text:level="1" text:style-name="WW8Num105z0"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5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6">
      <text:list-level-style-number text:level="1" text:style-name="WW8Num106z0"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6z0"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7">
      <text:list-level-style-number text:level="1" text:style-name="WW8Num107z0" style:num-suffix="." style:num-format="I" text:start-value="4">
        <style:list-level-properties text:space-before="4.44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7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8">
      <text:list-level-style-number text:level="1" text:style-name="WW8Num108z0"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08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9">
      <text:list-level-style-number text:level="1" style:num-prefix="(" style:num-suffix=")" style:num-format="1">
        <style:list-level-properties text:space-before="1cm"/>
      </text:list-level-style-number>
      <text:list-level-style-number text:level="2" text:style-name="WW8Num109z1" style:num-suffix=")" style:num-format="a" style:num-letter-sync="true" text:start-value="27">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0">
      <text:list-level-style-number text:level="1" text:style-name="WW8Num110z0" style:num-suffix=")" style:num-format="a" style:num-letter-sync="true" text:start-value="27">
        <style:list-level-properties text:space-before="1.905cm" text:min-label-width="0.635cm"/>
      </text:list-level-style-number>
      <text:list-level-style-number text:level="2" text:style-name="WW8Num110z1" style:num-suffix="." style:num-format="I">
        <style:list-level-properties text:space-before="1.905cm" text:min-label-width="1.27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1">
      <text:list-level-style-number text:level="1" text:style-name="WW8Num111z0" style:num-suffix="." style:num-format="I" text:start-value="5">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11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2">
      <text:list-level-style-number text:level="1" text:style-name="WW8Num112z0" style:num-suffix="." style:num-format="I"/>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12z3" style:num-suffix="." style:num-format="1">
        <style:list-level-properties text:space-before="4.445cm" text:min-label-width="1.27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3">
      <text:list-level-style-number text:level="1" text:style-name="WW8Num113z0"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13z3" style:num-suffix="." style:num-format="1">
        <style:list-level-properties text:space-before="4.44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4">
      <text:list-level-style-number text:level="1" text:style-name="WW8Num114z0" style:num-suffix=")" style:num-format="a" style:num-letter-sync="true">
        <style:list-level-properties text:space-before="0.635cm" text:min-label-width="0.635cm"/>
      </text:list-level-style-number>
      <text:list-level-style-number text:level="2" text:style-name="WW8Num114z0" style:num-suffix=")" style:num-format="a" style:num-letter-sync="true" text:start-value="27">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16" text:consecutive-numbering="true">
      <text:list-level-style-number text:level="1" text:style-name="WW8Num116z0" style:num-prefix="§ " style:num-format="1" text:start-value="3">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7">
      <text:list-level-style-number text:level="1" text:style-name="WW8Num117z0" style:num-suffix="." style:num-format="A" style:num-letter-sync="true" text:start-value="9">
        <style:list-level-properties text:space-before="0.635cm" text:min-label-width="0.635cm"/>
      </text:list-level-style-number>
      <text:list-level-style-number text:level="2" text:style-name="WW8Num117z0"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17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9">
      <text:list-level-style-number text:level="1" text:style-name="WW8Num119z0"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19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0">
      <text:list-level-style-number text:level="1" text:style-name="WW8Num120z0" style:num-suffix="." style:num-format="A" style:num-letter-sync="true" text:start-value="9">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text:style-name="WW8Num120z3"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1">
      <text:list-level-style-number text:level="1" text:style-name="WW8Num121z0" style:num-suffix="." style:num-format="I" text:start-value="2">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style style:name="P1" style:family="paragraph" style:parent-style-name="Header">
      <style:paragraph-properties fo:margin-left="0cm" fo:margin-right="0.123cm" fo:text-align="end" style:justify-single-word="false" fo:text-indent="0cm" style:auto-text-indent="false" fo:padding-left="0cm" fo:padding-right="0cm" fo:padding-top="0cm" fo:padding-bottom="0.035cm" fo:border-left="none" fo:border-right="none" fo:border-top="none" fo:border-bottom="0.018cm solid #000000"/>
    </style:style>
    <style:style style:name="P2" style:family="paragraph" style:parent-style-name="Header">
      <style:paragraph-properties fo:text-align="end" style:justify-single-word="false"/>
    </style:style>
    <style:style style:name="T1" style:family="text">
      <style:text-properties style:use-window-font-color="true" fo:font-size="12pt" fo:language="de" fo:country="DE"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1.251cm" fo:margin-bottom="2.26cm" fo:margin-left="2.501cm" fo:margin-right="2.50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pm1">
      <style:header>
        <text:p text:style-name="P1"><text:span text:style-name="T1"><text:tab/> § 1 Einführung <text:s text:c="59"/></text:span><text:span text:style-name="T1"><text:page-number text:select-page="current">1</text:page-number></text:span></text:p>
      </style:header>
    </style:master-page>
    <style:master-page style:name="First_20_Page" style:display-name="First Page" style:page-layout-name="pm1" style:next-style-name="Standard">
      <style:header>
        <text:p text:style-name="P2"><text:span text:style-name="T1"><text:page-number text:select-page="current">1</text:page-number></text:span></text:p>
      </style:header>
    </style:master-page>
    <style:master-page style:name="Convert_20_1" style:display-name="Convert 1" style:page-layout-name="pm1" style:next-style-name="Next_20_convert_20_1">
      <style:header>
        <text:p text:style-name="P2"><text:span text:style-name="T1"><text:page-number text:select-page="current">1</text:page-number></text:span></text:p>
      </style:header>
    </style:master-page>
    <style:master-page style:name="Next_20_convert_20_1" style:display-name="Next convert 1" style:page-layout-name="pm1">
      <style:header>
        <text:p text:style-name="P1"><text:span text:style-name="T1"><text:tab/> § 2 Katastrophenmedizin und Triage <text:s text:c="40"/></text:span><text:span text:style-name="T1"><text:page-number text:select-page="current">1</text:page-number></text:span></text:p>
      </style:header>
    </style:master-page>
    <style:master-page style:name="Convert_20_2" style:display-name="Convert 2" style:page-layout-name="pm1" style:next-style-name="Next_20_convert_20_2">
      <style:header>
        <text:p text:style-name="P2"><text:span text:style-name="T1"><text:page-number text:select-page="current">1</text:page-number></text:span></text:p>
      </style:header>
    </style:master-page>
    <style:master-page style:name="Next_20_convert_20_2" style:display-name="Next convert 2" style:page-layout-name="pm1">
      <style:header>
        <text:p text:style-name="P1"><text:span text:style-name="T1"><text:tab/> <text:s text:c="3"/>§ 3 Einordnung in die Rationierungsdebatte im Gesundheitswesen <text:s text:c="17"/></text:span><text:span text:style-name="T1"><text:page-number text:select-page="current">1</text:page-number></text:span></text:p>
      </style:header>
    </style:master-page>
    <style:master-page style:name="Convert_20_3" style:display-name="Convert 3" style:page-layout-name="pm1" style:next-style-name="Next_20_convert_20_3">
      <style:header>
        <text:p text:style-name="P2"><text:span text:style-name="T1"><text:page-number text:select-page="current">1</text:page-number></text:span></text:p>
      </style:header>
    </style:master-page>
    <style:master-page style:name="Next_20_convert_20_3" style:display-name="Next convert 3" style:page-layout-name="pm1">
      <style:header>
        <text:p text:style-name="P1"><text:span text:style-name="T1"><text:tab/> <text:s text:c="3"/>§ 4 Ein Problem der Verteilungsgerechtigkeit <text:s text:c="33"/></text:span><text:span text:style-name="T1"><text:page-number text:select-page="current">1</text:page-number></text:span></text:p>
      </style:header>
    </style:master-page>
    <style:master-page style:name="Convert_20_4" style:display-name="Convert 4" style:page-layout-name="pm1" style:next-style-name="Next_20_convert_20_4">
      <style:header>
        <text:p text:style-name="P2"><text:span text:style-name="T1"><text:page-number text:select-page="current">1</text:page-number></text:span></text:p>
      </style:header>
    </style:master-page>
    <style:master-page style:name="Next_20_convert_20_4" style:display-name="Next convert 4" style:page-layout-name="pm1">
      <style:header>
        <text:p text:style-name="P1"><text:span text:style-name="T1"><text:tab/> <text:s text:c="3"/>§ 5 (Nicht-)Regelung im deutschen Recht <text:s text:c="35"/></text:span><text:span text:style-name="T1"><text:page-number text:select-page="current">1</text:page-number></text:span></text:p>
      </style:header>
    </style:master-page>
    <style:master-page style:name="Convert_20_5" style:display-name="Convert 5" style:page-layout-name="pm1" style:next-style-name="Next_20_convert_20_5">
      <style:header>
        <text:p text:style-name="P2"><text:span text:style-name="T1"><text:page-number text:select-page="current">1</text:page-number></text:span></text:p>
      </style:header>
    </style:master-page>
    <style:master-page style:name="Next_20_convert_20_5" style:display-name="Next convert 5" style:page-layout-name="pm1">
      <style:header>
        <text:p text:style-name="P1"><text:span text:style-name="T1"><text:tab/> <text:s text:c="3"/>§ 6 Aussagen internationaler Rechtsquellen <text:s text:c="33"/></text:span><text:span text:style-name="T1"><text:page-number text:select-page="current">1</text:page-number></text:span></text:p>
      </style:header>
    </style:master-page>
    <style:master-page style:name="Convert_20_6" style:display-name="Convert 6" style:page-layout-name="pm1" style:next-style-name="Next_20_convert_20_6">
      <style:header>
        <text:p text:style-name="P2"><text:span text:style-name="T1"><text:page-number text:select-page="current">1</text:page-number></text:span></text:p>
      </style:header>
    </style:master-page>
    <style:master-page style:name="Next_20_convert_20_6" style:display-name="Next convert 6" style:page-layout-name="pm1">
      <style:header>
        <text:p text:style-name="P1"><text:span text:style-name="T1"><text:s/></text:span><text:span text:style-name="T1"><text:tab/> <text:s text:c="3"/>§ 7 Staats- und verwaltungsrechtliche Gesichtspunkte <text:s text:c="25"/></text:span><text:span text:style-name="T1"><text:page-number text:select-page="current">1</text:page-number></text:span></text:p>
      </style:header>
    </style:master-page>
    <style:master-page style:name="Convert_20_7" style:display-name="Convert 7" style:page-layout-name="pm1" style:next-style-name="Next_20_convert_20_7">
      <style:header>
        <text:p text:style-name="P2"><text:span text:style-name="T1"><text:page-number text:select-page="current">1</text:page-number></text:span></text:p>
      </style:header>
    </style:master-page>
    <style:master-page style:name="Next_20_convert_20_7" style:display-name="Next convert 7" style:page-layout-name="pm1">
      <style:header>
        <text:p text:style-name="P1"><text:span text:style-name="T1"><text:s/></text:span><text:span text:style-name="T1"><text:tab/>§ 8 Straf- und zivilrechtliche Aspekte <text:s text:c="38"/></text:span><text:span text:style-name="T1"><text:page-number text:select-page="current">1</text:page-number></text:span></text:p>
      </style:header>
    </style:master-page>
    <style:master-page style:name="Convert_20_8" style:display-name="Convert 8" style:page-layout-name="pm1" style:next-style-name="Next_20_convert_20_8">
      <style:header>
        <text:p text:style-name="P2"><text:span text:style-name="T1"><text:page-number text:select-page="current">1</text:page-number></text:span></text:p>
      </style:header>
    </style:master-page>
    <style:master-page style:name="Next_20_convert_20_8" style:display-name="Next convert 8" style:page-layout-name="pm1">
      <style:header>
        <text:p text:style-name="P1"><text:span text:style-name="T1"><text:s/></text:span><text:span text:style-name="T1"><text:tab/>§ 9 Zusammenfassung <text:s text:c="50"/></text:span><text:span text:style-name="T1"><text:page-number text:select-page="current">1</text:page-number></text:span></text:p>
      </style:header>
    </style:master-page>
    <style:master-page style:name="Convert_20_9" style:display-name="Convert 9" style:page-layout-name="pm1" style:next-style-name="Next_20_convert_20_9">
      <style:header>
        <text:p text:style-name="P2"><text:span text:style-name="T1"><text:page-number text:select-page="current">1</text:page-number></text:span></text:p>
      </style:header>
    </style:master-page>
    <style:master-page style:name="Next_20_convert_20_9" style:display-name="Next convert 9" style:page-layout-name="pm1">
      <style:header>
        <text:p text:style-name="P1"><text:span text:style-name="T1"><text:s/></text:span><text:span text:style-name="T1"><text:tab/> <text:s text:c="3"/>Literaturverzeichnis <text:s text:c="51"/></text:span><text:span text:style-name="T1"><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Literaturverzeichnis</dc:title>
    <meta:initial-creator> </meta:initial-creator>
    <meta:creation-date>2008-02-10T21:30:00</meta:creation-date>
    <dc:date>2008-03-06T12:51:13</dc:date>
    <meta:print-date>2008-02-10T19:25:00</meta:print-date>
    <dc:language>en-US</dc:language>
    <meta:editing-cycles>7</meta:editing-cycles>
    <meta:editing-duration>PT53M28S</meta:editing-duration>
    <meta:user-defined meta:name="Info 1"/>
    <meta:user-defined meta:name="Info 2"/>
    <meta:user-defined meta:name="Info 3"/>
    <meta:user-defined meta:name="Info 4"/>
    <meta:document-statistic meta:table-count="0" meta:image-count="0" meta:object-count="0" meta:page-count="408" meta:paragraph-count="3768" meta:word-count="162028" meta:character-count="1228343"/>
  </office:meta>
</office:document-meta>
</file>